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 style:list-style-name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3" style:family="paragraph" style:parent-style-name="Standard" style:list-style-name="">
      <style:text-properties style:font-name="Arial1" fo:font-size="10pt" style:font-name-asian="Arial1" style:font-size-asian="10pt" style:font-name-complex="Arial1" style:font-size-complex="10pt"/>
    </style:style>
    <style:style style:name="P4" style:family="paragraph" style:parent-style-name="Standard" style:list-style-name="">
      <style:paragraph-properties fo:margin-top="0.176cm" fo:margin-bottom="0.176cm" fo:keep-with-next="always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">
      <style:paragraph-properties fo:margin-top="0.176cm" fo:margin-bottom="0.176cm" fo:keep-with-next="always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" style:master-page-name="Standard">
      <style:paragraph-properties style:page-number="auto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Traitement de l'Article: 1001</text:p>
      <text:p text:style-name="P1"><text:line-break/></text:p>
      <text:p text:style-name="P4">Traitement de l'Article: 1002</text:p>
      <text:p text:style-name="P1"><text:line-break/></text:p>
      <text:p text:style-name="P4">Traitement de l'Article: 5001</text:p>
      <text:p text:style-name="P1"><text:line-break/>135108 - RISOTTO ECREVISSE/ASP CARR 140G CUIT créé: </text:p>
      <text:p text:style-name="P5">INSERT fta_nomenclature SET <text:s/>last_id_fta_nomenclature='0' , OLD_id_fta_composition='' , id_annexe_agrologic_article_codification='5' , id_access_recette_recette='0' , id_fta='32' , ascendant_fta_nomenclature='' , site_production_fta_nomenclature='1' , poids_fta_nomenclature='0.14' , id_annexe_unite='kg' , quantite_piece_par_carton='' , poids_total_carton_vrac_fta_nomenclature='' , code_produit_agrologic_fta_nomenclature='5108' , etat_fta_nomenclature='1' , nom_fta_nomenclature='RISOTTO ECREVISSE/ASP CARR 140G CUIT' , suffixe_agrologic_fta_nomenclature='' </text:p>
      <text:p text:style-name="P1"><text:line-break/>235108 - RISOTTO ECREVISSE/ASP CARR 140G CRU créé: </text:p>
      <text:p text:style-name="P5">INSERT fta_nomenclature SET <text:s/>last_id_fta_nomenclature='0' , OLD_id_fta_composition='' , id_annexe_agrologic_article_codification='4' , id_access_recette_recette='0' , id_fta='32' , ascendant_fta_nomenclature='' , site_production_fta_nomenclature='1' , poids_fta_nomenclature='0.14' , id_annexe_unite='kg' , quantite_piece_par_carton='' , poids_total_carton_vrac_fta_nomenclature='' , code_produit_agrologic_fta_nomenclature='5108' , etat_fta_nomenclature='1' , nom_fta_nomenclature='RISOTTO ECREVISSE/ASP CARR 140G CRU' , suffixe_agrologic_fta_nomenclature='' </text:p>
      <text:p text:style-name="P1"><text:line-break/>500541 - SAUCE RISOTTO ECREVISSE/ASP CARREFOUR L créé: </text:p>
      <text:p text:style-name="P5">INSERT fta_nomenclature SET <text:s/>last_id_fta_nomenclature='0' , OLD_id_fta_composition='' , id_annexe_agrologic_article_codification='3' , id_access_recette_recette='0' , id_fta='32' , ascendant_fta_nomenclature='' , site_production_fta_nomenclature='1' , poids_fta_nomenclature='' , id_annexe_unite='L' , quantite_piece_par_carton='' , poids_total_carton_vrac_fta_nomenclature='' , code_produit_agrologic_fta_nomenclature='0541' , etat_fta_nomenclature='1' , nom_fta_nomenclature='SAUCE RISOTTO ECREVISSE/ASP CARREFOUR L' , suffixe_agrologic_fta_nomenclature='' </text:p>
      <text:p text:style-name="P1"><text:line-break/>135107 - RIZ RISOTTO CARREFOUR 140G CUIT créé: </text:p>
      <text:p text:style-name="P5"><text:soft-page-break/>INSERT fta_nomenclature SET <text:s/>last_id_fta_nomenclature='0' , OLD_id_fta_composition='' , id_annexe_agrologic_article_codification='5' , id_access_recette_recette='0' , id_fta='32' , ascendant_fta_nomenclature='' , site_production_fta_nomenclature='1' , poids_fta_nomenclature='0.14' , id_annexe_unite='kg' , quantite_piece_par_carton='' , poids_total_carton_vrac_fta_nomenclature='' , code_produit_agrologic_fta_nomenclature='5107' , etat_fta_nomenclature='1' , nom_fta_nomenclature='RIZ RISOTTO CARREFOUR 140G CUIT' , suffixe_agrologic_fta_nomenclature='' </text:p>
      <text:p text:style-name="P1"><text:line-break/>235107 - RIZ RISOTTO CARREFOUR 140G CRU créé: </text:p>
      <text:p text:style-name="P5">INSERT fta_nomenclature SET <text:s/>last_id_fta_nomenclature='0' , OLD_id_fta_composition='' , id_annexe_agrologic_article_codification='4' , id_access_recette_recette='0' , id_fta='32' , ascendant_fta_nomenclature='' , site_production_fta_nomenclature='1' , poids_fta_nomenclature='0.14' , id_annexe_unite='kg' , quantite_piece_par_carton='' , poids_total_carton_vrac_fta_nomenclature='' , code_produit_agrologic_fta_nomenclature='5107' , etat_fta_nomenclature='1' , nom_fta_nomenclature='RIZ RISOTTO CARREFOUR 140G CRU' , suffixe_agrologic_fta_nomenclature='' </text:p>
      <text:p text:style-name="P1"><text:line-break/>700282 - PREP RIZ LOTTO MDCAR KG créé: </text:p>
      <text:p text:style-name="P5">INSERT fta_nomenclature SET <text:s/>last_id_fta_nomenclature='0' , OLD_id_fta_composition='' , id_annexe_agrologic_article_codification='1' , id_access_recette_recette='0' , id_fta='32' , ascendant_fta_nomenclature='' , site_production_fta_nomenclature='1' , poids_fta_nomenclature='' , id_annexe_unite='kg' , quantite_piece_par_carton='' , poids_total_carton_vrac_fta_nomenclature='' , code_produit_agrologic_fta_nomenclature='0282' , etat_fta_nomenclature='1' , nom_fta_nomenclature='PREP RIZ LOTTO MDCAR KG' , suffixe_agrologic_fta_nomenclature='' </text:p>
      <text:p text:style-name="P1"><text:line-break/></text:p>
      <text:p text:style-name="P4">Traitement de l'Article: 5302</text:p>
      <text:p text:style-name="P1"><text:line-break/>105302 - SAUCE POIVRE PJB 1KG CUIT créé: </text:p>
      <text:p text:style-name="P5"><text:soft-page-break/>INSERT fta_nomenclature SET <text:s/>last_id_fta_nomenclature='0' , OLD_id_fta_composition='' , id_annexe_agrologic_article_codification='5' , id_access_recette_recette='0' , id_fta='39' , ascendant_fta_nomenclature='' , site_production_fta_nomenclature='1' , poids_fta_nomenclature='1' , id_annexe_unite='kg' , quantite_piece_par_carton='' , poids_total_carton_vrac_fta_nomenclature='' , code_produit_agrologic_fta_nomenclature='5302' , etat_fta_nomenclature='1' , nom_fta_nomenclature='SAUCE POIVRE PJB 1KG CUIT' , suffixe_agrologic_fta_nomenclature='' </text:p>
      <text:p text:style-name="P1"><text:line-break/>205302 - SAUCE POIVRE PJB 1KG CRU créé: </text:p>
      <text:p text:style-name="P5">INSERT fta_nomenclature SET <text:s/>last_id_fta_nomenclature='0' , OLD_id_fta_composition='' , id_annexe_agrologic_article_codification='4' , id_access_recette_recette='0' , id_fta='39' , ascendant_fta_nomenclature='' , site_production_fta_nomenclature='1' , poids_fta_nomenclature='1' , id_annexe_unite='kg' , quantite_piece_par_carton='' , poids_total_carton_vrac_fta_nomenclature='' , code_produit_agrologic_fta_nomenclature='5302' , etat_fta_nomenclature='1' , nom_fta_nomenclature='SAUCE POIVRE PJB 1KG CRU' , suffixe_agrologic_fta_nomenclature='' </text:p>
      <text:p text:style-name="P1"><text:line-break/>500318 - SAUCE POIVRE PJB L créé: </text:p>
      <text:p text:style-name="P5">INSERT fta_nomenclature SET <text:s/>last_id_fta_nomenclature='0' , OLD_id_fta_composition='' , id_annexe_agrologic_article_codification='3' , id_access_recette_recette='0' , id_fta='39' , ascendant_fta_nomenclature='' , site_production_fta_nomenclature='1' , poids_fta_nomenclature='' , id_annexe_unite='L' , quantite_piece_par_carton='' , poids_total_carton_vrac_fta_nomenclature='' , code_produit_agrologic_fta_nomenclature='0318' , etat_fta_nomenclature='1' , nom_fta_nomenclature='SAUCE POIVRE PJB L' , suffixe_agrologic_fta_nomenclature='' </text:p>
      <text:p text:style-name="P1"><text:line-break/></text:p>
      <text:p text:style-name="P4">Traitement de l'Article: 5305</text:p>
      <text:p text:style-name="P1"><text:line-break/>105305 - SAUCISSON CUIT PDT 260G CUIT CAMPANILE créé: </text:p>
      <text:p text:style-name="P5"><text:soft-page-break/>INSERT fta_nomenclature SET <text:s/>last_id_fta_nomenclature='0' , OLD_id_fta_composition='' , id_annexe_agrologic_article_codification='5' , id_access_recette_recette='0' , id_fta='101' , ascendant_fta_nomenclature='' , site_production_fta_nomenclature='1' , poids_fta_nomenclature='0.26' , id_annexe_unite='kg' , quantite_piece_par_carton='' , poids_total_carton_vrac_fta_nomenclature='' , code_produit_agrologic_fta_nomenclature='5305' , etat_fta_nomenclature='1' , nom_fta_nomenclature='SAUCISSON CUIT PDT 260G CUIT CAMPANILE' , suffixe_agrologic_fta_nomenclature='' </text:p>
      <text:p text:style-name="P1"><text:line-break/>205305 - SAUCISSON CUIT PDT CRU 260G CAMPANILE créé: </text:p>
      <text:p text:style-name="P5">INSERT fta_nomenclature SET <text:s/>last_id_fta_nomenclature='0' , OLD_id_fta_composition='' , id_annexe_agrologic_article_codification='4' , id_access_recette_recette='0' , id_fta='101' , ascendant_fta_nomenclature='' , site_production_fta_nomenclature='1' , poids_fta_nomenclature='0.26' , id_annexe_unite='kg' , quantite_piece_par_carton='' , poids_total_carton_vrac_fta_nomenclature='' , code_produit_agrologic_fta_nomenclature='5305' , etat_fta_nomenclature='1' , nom_fta_nomenclature='SAUCISSON CUIT PDT CRU 260G CAMPANILE' , suffixe_agrologic_fta_nomenclature='' </text:p>
      <text:p text:style-name="P1"><text:line-break/></text:p>
      <text:p text:style-name="P4">Traitement de l'Article: 5307</text:p>
      <text:p text:style-name="P1"><text:line-break/>105307 - CIVET SANGLIER 210G CAMPANILE CUIT créé: </text:p>
      <text:p text:style-name="P5">INSERT fta_nomenclature SET <text:s/>last_id_fta_nomenclature='0' , OLD_id_fta_composition='' , id_annexe_agrologic_article_codification='5' , id_access_recette_recette='0' , id_fta='109' , ascendant_fta_nomenclature='' , site_production_fta_nomenclature='1' , poids_fta_nomenclature='0.21' , id_annexe_unite='kg' , quantite_piece_par_carton='' , poids_total_carton_vrac_fta_nomenclature='' , code_produit_agrologic_fta_nomenclature='5307' , etat_fta_nomenclature='1' , nom_fta_nomenclature='CIVET SANGLIER 210G CAMPANILE CUIT' , suffixe_agrologic_fta_nomenclature='' </text:p>
      <text:p text:style-name="P1"><text:line-break/>205307 - CIVET SANGLIER 210G CAMPANILE CRU créé: </text:p>
      <text:p text:style-name="P5"><text:soft-page-break/>INSERT fta_nomenclature SET <text:s/>last_id_fta_nomenclature='0' , OLD_id_fta_composition='' , id_annexe_agrologic_article_codification='4' , id_access_recette_recette='0' , id_fta='109' , ascendant_fta_nomenclature='' , site_production_fta_nomenclature='1' , poids_fta_nomenclature='0.21' , id_annexe_unite='kg' , quantite_piece_par_carton='' , poids_total_carton_vrac_fta_nomenclature='' , code_produit_agrologic_fta_nomenclature='5307' , etat_fta_nomenclature='1' , nom_fta_nomenclature='CIVET SANGLIER 210G CAMPANILE CRU' , suffixe_agrologic_fta_nomenclature='' </text:p>
      <text:p text:style-name="P1"><text:line-break/>500022 - SAUCE CIVET SANGLIER MULTI créé: </text:p>
      <text:p text:style-name="P5">INSERT fta_nomenclature SET <text:s/>last_id_fta_nomenclature='0' , OLD_id_fta_composition='' , id_annexe_agrologic_article_codification='3' , id_access_recette_recette='0' , id_fta='109' , ascendant_fta_nomenclature='' , site_production_fta_nomenclature='1' , poids_fta_nomenclature='' , id_annexe_unite='L' , quantite_piece_par_carton='' , poids_total_carton_vrac_fta_nomenclature='' , code_produit_agrologic_fta_nomenclature='0022' , etat_fta_nomenclature='1' , nom_fta_nomenclature='SAUCE CIVET SANGLIER MULTI' , suffixe_agrologic_fta_nomenclature='' </text:p>
      <text:p text:style-name="P1"><text:line-break/></text:p>
      <text:p text:style-name="P4">Traitement de l'Article: 5309</text:p>
      <text:p text:style-name="P1"><text:line-break/>105309 - CANARD LENTILLES 320G CAMPANILE CUIT créé: </text:p>
      <text:p text:style-name="P5">INSERT fta_nomenclature SET <text:s/>last_id_fta_nomenclature='0' , OLD_id_fta_composition='' , id_annexe_agrologic_article_codification='5' , id_access_recette_recette='0' , id_fta='106' , ascendant_fta_nomenclature='' , site_production_fta_nomenclature='1' , poids_fta_nomenclature='0.32' , id_annexe_unite='kg' , quantite_piece_par_carton='' , poids_total_carton_vrac_fta_nomenclature='' , code_produit_agrologic_fta_nomenclature='5309' , etat_fta_nomenclature='1' , nom_fta_nomenclature='CANARD LENTILLES 320G CAMPANILE CUIT' , suffixe_agrologic_fta_nomenclature='' </text:p>
      <text:p text:style-name="P1"><text:line-break/>205309 - CANARD LENTILLES 320G CAMPANILE CRU créé: </text:p>
      <text:p text:style-name="P5"><text:soft-page-break/>INSERT fta_nomenclature SET <text:s/>last_id_fta_nomenclature='0' , OLD_id_fta_composition='' , id_annexe_agrologic_article_codification='4' , id_access_recette_recette='0' , id_fta='106' , ascendant_fta_nomenclature='' , site_production_fta_nomenclature='1' , poids_fta_nomenclature='0.32' , id_annexe_unite='kg' , quantite_piece_par_carton='' , poids_total_carton_vrac_fta_nomenclature='' , code_produit_agrologic_fta_nomenclature='5309' , etat_fta_nomenclature='1' , nom_fta_nomenclature='CANARD LENTILLES 320G CAMPANILE CRU' , suffixe_agrologic_fta_nomenclature='' </text:p>
      <text:p text:style-name="P1"><text:line-break/>500485 - SAUCE CANARD LENTILLE CAMPANILE L créé: </text:p>
      <text:p text:style-name="P5">INSERT fta_nomenclature SET <text:s/>last_id_fta_nomenclature='0' , OLD_id_fta_composition='' , id_annexe_agrologic_article_codification='3' , id_access_recette_recette='0' , id_fta='106' , ascendant_fta_nomenclature='' , site_production_fta_nomenclature='1' , poids_fta_nomenclature='' , id_annexe_unite='L' , quantite_piece_par_carton='' , poids_total_carton_vrac_fta_nomenclature='' , code_produit_agrologic_fta_nomenclature='0485' , etat_fta_nomenclature='1' , nom_fta_nomenclature='SAUCE CANARD LENTILLE CAMPANILE L' , suffixe_agrologic_fta_nomenclature='' </text:p>
      <text:p text:style-name="P1"><text:line-break/>700140 - PREC LENTILLES VERTES KG créé: </text:p>
      <text:p text:style-name="P5">INSERT fta_nomenclature SET <text:s/>last_id_fta_nomenclature='0' , OLD_id_fta_composition='' , id_annexe_agrologic_article_codification='1' , id_access_recette_recette='0' , id_fta='106' , ascendant_fta_nomenclature='' , site_production_fta_nomenclature='1' , poids_fta_nomenclature='' , id_annexe_unite='kg' , quantite_piece_par_carton='' , poids_total_carton_vrac_fta_nomenclature='' , code_produit_agrologic_fta_nomenclature='0140' , etat_fta_nomenclature='1' , nom_fta_nomenclature='PREC LENTILLES VERTES KG' , suffixe_agrologic_fta_nomenclature='' </text:p>
      <text:p text:style-name="P1"><text:line-break/>500449 - SCE PREC LEGUMES SECS L créé: </text:p>
      <text:p text:style-name="P5">INSERT fta_nomenclature SET <text:s/>last_id_fta_nomenclature='0' , OLD_id_fta_composition='' , id_annexe_agrologic_article_codification='3' , id_access_recette_recette='0' , id_fta='106' , ascendant_fta_nomenclature='' , site_production_fta_nomenclature='1' , poids_fta_nomenclature='' , id_annexe_unite='L' , quantite_piece_par_carton='' , poids_total_carton_vrac_fta_nomenclature='' , code_produit_agrologic_fta_nomenclature='0449' , etat_fta_nomenclature='1' , nom_fta_nomenclature='SCE PREC LEGUMES SECS L' , suffixe_agrologic_fta_nomenclature='' </text:p>
      <text:p text:style-name="P1"><text:line-break/></text:p>
      <text:p text:style-name="P4"><text:soft-page-break/>Traitement de l'Article: 5312</text:p>
      <text:p text:style-name="P1"><text:line-break/></text:p>
      <text:p text:style-name="P4">Traitement de l'Article: 5314</text:p>
      <text:p text:style-name="P1"><text:line-break/>105313 - SAUCE ZINGARA 110G CAMPANILE CUIT créé: </text:p>
      <text:p text:style-name="P5">INSERT fta_nomenclature SET <text:s/>last_id_fta_nomenclature='0' , OLD_id_fta_composition='' , id_annexe_agrologic_article_codification='5' , id_access_recette_recette='0' , id_fta='105' , ascendant_fta_nomenclature='' , site_production_fta_nomenclature='1' , poids_fta_nomenclature='0.11' , id_annexe_unite='kg' , quantite_piece_par_carton='' , poids_total_carton_vrac_fta_nomenclature='' , code_produit_agrologic_fta_nomenclature='5313' , etat_fta_nomenclature='1' , nom_fta_nomenclature='SAUCE ZINGARA 110G CAMPANILE CUIT' , suffixe_agrologic_fta_nomenclature='' </text:p>
      <text:p text:style-name="P1"><text:line-break/>205313 - SAUCE ZINGARA 110G CAMPANILE CRU créé: </text:p>
      <text:p text:style-name="P5">INSERT fta_nomenclature SET <text:s/>last_id_fta_nomenclature='0' , OLD_id_fta_composition='' , id_annexe_agrologic_article_codification='4' , id_access_recette_recette='0' , id_fta='105' , ascendant_fta_nomenclature='' , site_production_fta_nomenclature='1' , poids_fta_nomenclature='0.11' , id_annexe_unite='kg' , quantite_piece_par_carton='' , poids_total_carton_vrac_fta_nomenclature='' , code_produit_agrologic_fta_nomenclature='5313' , etat_fta_nomenclature='1' , nom_fta_nomenclature='SAUCE ZINGARA 110G CAMPANILE CRU' , suffixe_agrologic_fta_nomenclature='' </text:p>
      <text:p text:style-name="P1"><text:line-break/>500484 - SAUCE ZINGARA CAMPANILE L créé: </text:p>
      <text:p text:style-name="P5">INSERT fta_nomenclature SET <text:s/>last_id_fta_nomenclature='0' , OLD_id_fta_composition='' , id_annexe_agrologic_article_codification='3' , id_access_recette_recette='0' , id_fta='105' , ascendant_fta_nomenclature='' , site_production_fta_nomenclature='1' , poids_fta_nomenclature='' , id_annexe_unite='L' , quantite_piece_par_carton='' , poids_total_carton_vrac_fta_nomenclature='' , code_produit_agrologic_fta_nomenclature='0484' , etat_fta_nomenclature='1' , nom_fta_nomenclature='SAUCE ZINGARA CAMPANILE L' , suffixe_agrologic_fta_nomenclature='' </text:p>
      <text:p text:style-name="P1"><text:line-break/></text:p>
      <text:p text:style-name="P4">Traitement de l'Article: 5317</text:p>
      <text:p text:style-name="P1"><text:line-break/>223080 - CALAMARS FARCIS LOISEAU (2004) 200G CRU créé: </text:p>
      <text:p text:style-name="P5"><text:soft-page-break/>INSERT fta_nomenclature SET <text:s/>last_id_fta_nomenclature='0' , OLD_id_fta_composition='' , id_annexe_agrologic_article_codification='4' , id_access_recette_recette='0' , id_fta='146' , ascendant_fta_nomenclature='' , site_production_fta_nomenclature='1' , poids_fta_nomenclature='0.2' , id_annexe_unite='kg' , quantite_piece_par_carton='' , poids_total_carton_vrac_fta_nomenclature='' , code_produit_agrologic_fta_nomenclature='3080' , etat_fta_nomenclature='1' , nom_fta_nomenclature='CALAMARS FARCIS LOISEAU (2004) 200G CRU' , suffixe_agrologic_fta_nomenclature='' </text:p>
      <text:p text:style-name="P1"><text:line-break/>500167 - SAUCE CALAMARS FARCIS LOISEAU (L) créé: </text:p>
      <text:p text:style-name="P5">INSERT fta_nomenclature SET <text:s/>last_id_fta_nomenclature='0' , OLD_id_fta_composition='' , id_annexe_agrologic_article_codification='3' , id_access_recette_recette='0' , id_fta='146' , ascendant_fta_nomenclature='' , site_production_fta_nomenclature='1' , poids_fta_nomenclature='' , id_annexe_unite='L' , quantite_piece_par_carton='' , poids_total_carton_vrac_fta_nomenclature='' , code_produit_agrologic_fta_nomenclature='0167' , etat_fta_nomenclature='1' , nom_fta_nomenclature='SAUCE CALAMARS FARCIS LOISEAU (L)' , suffixe_agrologic_fta_nomenclature='' </text:p>
      <text:p text:style-name="P1"><text:line-break/>700329 - PREP TUBE FARCI créé: </text:p>
      <text:p text:style-name="P5">INSERT fta_nomenclature SET <text:s/>last_id_fta_nomenclature='0' , OLD_id_fta_composition='' , id_annexe_agrologic_article_codification='1' , id_access_recette_recette='0' , id_fta='146' , ascendant_fta_nomenclature='' , site_production_fta_nomenclature='1' , poids_fta_nomenclature='' , id_annexe_unite='kg' , quantite_piece_par_carton='' , poids_total_carton_vrac_fta_nomenclature='' , code_produit_agrologic_fta_nomenclature='0329' , etat_fta_nomenclature='1' , nom_fta_nomenclature='PREP TUBE FARCI' , suffixe_agrologic_fta_nomenclature='' </text:p>
      <text:p text:style-name="P1"><text:line-break/>700328 - PREP TUBE ENCORNET BLANCHI 15% créé: </text:p>
      <text:p text:style-name="P5">INSERT fta_nomenclature SET <text:s/>last_id_fta_nomenclature='0' , OLD_id_fta_composition='' , id_annexe_agrologic_article_codification='1' , id_access_recette_recette='0' , id_fta='146' , ascendant_fta_nomenclature='' , site_production_fta_nomenclature='1' , poids_fta_nomenclature='' , id_annexe_unite='kg' , quantite_piece_par_carton='' , poids_total_carton_vrac_fta_nomenclature='' , code_produit_agrologic_fta_nomenclature='0328' , etat_fta_nomenclature='1' , nom_fta_nomenclature='PREP TUBE ENCORNET BLANCHI 15%' , suffixe_agrologic_fta_nomenclature='' </text:p>
      <text:p text:style-name="P1"><text:line-break/>700039 - PRE CUISSON CALAMARS FARCIS LOISEAU créé: </text:p>
      <text:p text:style-name="P5"><text:soft-page-break/>INSERT fta_nomenclature SET <text:s/>last_id_fta_nomenclature='0' , OLD_id_fta_composition='' , id_annexe_agrologic_article_codification='1' , id_access_recette_recette='0' , id_fta='146' , ascendant_fta_nomenclature='' , site_production_fta_nomenclature='1' , poids_fta_nomenclature='' , id_annexe_unite='kg' , quantite_piece_par_carton='' , poids_total_carton_vrac_fta_nomenclature='' , code_produit_agrologic_fta_nomenclature='0039' , etat_fta_nomenclature='1' , nom_fta_nomenclature='PRE CUISSON CALAMARS FARCIS LOISEAU' , suffixe_agrologic_fta_nomenclature='' </text:p>
      <text:p text:style-name="P1"><text:line-break/></text:p>
      <text:p text:style-name="P4">Traitement de l'Article: 5320</text:p>
      <text:p text:style-name="P1"><text:line-break/>105321 - SAUCE AIGRE DOUCE CAMPANILE 500G CUIT créé: </text:p>
      <text:p text:style-name="P5">INSERT fta_nomenclature SET <text:s/>last_id_fta_nomenclature='0' , OLD_id_fta_composition='' , id_annexe_agrologic_article_codification='5' , id_access_recette_recette='0' , id_fta='147' , ascendant_fta_nomenclature='' , site_production_fta_nomenclature='1' , poids_fta_nomenclature='0.5' , id_annexe_unite='kg' , quantite_piece_par_carton='' , poids_total_carton_vrac_fta_nomenclature='' , code_produit_agrologic_fta_nomenclature='5321' , etat_fta_nomenclature='1' , nom_fta_nomenclature='SAUCE AIGRE DOUCE CAMPANILE 500G CUIT' , suffixe_agrologic_fta_nomenclature='' </text:p>
      <text:p text:style-name="P1"><text:line-break/>205321 - SAUCE AIGRE DOUCE CAMPANILE 500G CRU créé: </text:p>
      <text:p text:style-name="P5">INSERT fta_nomenclature SET <text:s/>last_id_fta_nomenclature='0' , OLD_id_fta_composition='' , id_annexe_agrologic_article_codification='4' , id_access_recette_recette='0' , id_fta='147' , ascendant_fta_nomenclature='' , site_production_fta_nomenclature='1' , poids_fta_nomenclature='0.5' , id_annexe_unite='kg' , quantite_piece_par_carton='' , poids_total_carton_vrac_fta_nomenclature='' , code_produit_agrologic_fta_nomenclature='5321' , etat_fta_nomenclature='1' , nom_fta_nomenclature='SAUCE AIGRE DOUCE CAMPANILE 500G CRU' , suffixe_agrologic_fta_nomenclature='' </text:p>
      <text:p text:style-name="P1"><text:line-break/>500525 - SAUCE AIGRE DOUCE CAMPANILE L créé: </text:p>
      <text:p text:style-name="P5"><text:soft-page-break/>INSERT fta_nomenclature SET <text:s/>last_id_fta_nomenclature='0' , OLD_id_fta_composition='' , id_annexe_agrologic_article_codification='3' , id_access_recette_recette='0' , id_fta='147' , ascendant_fta_nomenclature='' , site_production_fta_nomenclature='1' , poids_fta_nomenclature='' , id_annexe_unite='L' , quantite_piece_par_carton='' , poids_total_carton_vrac_fta_nomenclature='' , code_produit_agrologic_fta_nomenclature='0525' , etat_fta_nomenclature='1' , nom_fta_nomenclature='SAUCE AIGRE DOUCE CAMPANILE L' , suffixe_agrologic_fta_nomenclature='' </text:p>
      <text:p text:style-name="P1"><text:line-break/>105322 - SAUCE AUX AGRUMES CAMPANILE 500G CUIT créé: </text:p>
      <text:p text:style-name="P5">INSERT fta_nomenclature SET <text:s/>last_id_fta_nomenclature='0' , OLD_id_fta_composition='' , id_annexe_agrologic_article_codification='5' , id_access_recette_recette='0' , id_fta='147' , ascendant_fta_nomenclature='' , site_production_fta_nomenclature='1' , poids_fta_nomenclature='0.5' , id_annexe_unite='kg' , quantite_piece_par_carton='' , poids_total_carton_vrac_fta_nomenclature='' , code_produit_agrologic_fta_nomenclature='5322' , etat_fta_nomenclature='1' , nom_fta_nomenclature='SAUCE AUX AGRUMES CAMPANILE 500G CUIT' , suffixe_agrologic_fta_nomenclature='' </text:p>
      <text:p text:style-name="P1"><text:line-break/>205322 - SAUCE AUX AGRUMES CAMPANILE 500G CRU créé: </text:p>
      <text:p text:style-name="P5">INSERT fta_nomenclature SET <text:s/>last_id_fta_nomenclature='0' , OLD_id_fta_composition='' , id_annexe_agrologic_article_codification='4' , id_access_recette_recette='0' , id_fta='147' , ascendant_fta_nomenclature='' , site_production_fta_nomenclature='1' , poids_fta_nomenclature='0.5' , id_annexe_unite='kg' , quantite_piece_par_carton='' , poids_total_carton_vrac_fta_nomenclature='' , code_produit_agrologic_fta_nomenclature='5322' , etat_fta_nomenclature='1' , nom_fta_nomenclature='SAUCE AUX AGRUMES CAMPANILE 500G CRU' , suffixe_agrologic_fta_nomenclature='' </text:p>
      <text:p text:style-name="P1"><text:line-break/>500526 - SAUCE AUX AGRUMES CAMPANILE L créé: </text:p>
      <text:p text:style-name="P5">INSERT fta_nomenclature SET <text:s/>last_id_fta_nomenclature='0' , OLD_id_fta_composition='' , id_annexe_agrologic_article_codification='3' , id_access_recette_recette='0' , id_fta='147' , ascendant_fta_nomenclature='' , site_production_fta_nomenclature='1' , poids_fta_nomenclature='' , id_annexe_unite='L' , quantite_piece_par_carton='' , poids_total_carton_vrac_fta_nomenclature='' , code_produit_agrologic_fta_nomenclature='0526' , etat_fta_nomenclature='1' , nom_fta_nomenclature='SAUCE AUX AGRUMES CAMPANILE L' , suffixe_agrologic_fta_nomenclature='' </text:p>
      <text:p text:style-name="P1"><text:line-break/>105323 - SAUCE EPICES CAMPANILE 500G CUIT créé: </text:p>
      <text:p text:style-name="P5"><text:soft-page-break/>INSERT fta_nomenclature SET <text:s/>last_id_fta_nomenclature='0' , OLD_id_fta_composition='' , id_annexe_agrologic_article_codification='5' , id_access_recette_recette='0' , id_fta='147' , ascendant_fta_nomenclature='' , site_production_fta_nomenclature='1' , poids_fta_nomenclature='0.5' , id_annexe_unite='kg' , quantite_piece_par_carton='' , poids_total_carton_vrac_fta_nomenclature='' , code_produit_agrologic_fta_nomenclature='5323' , etat_fta_nomenclature='1' , nom_fta_nomenclature='SAUCE EPICES CAMPANILE 500G CUIT' , suffixe_agrologic_fta_nomenclature='' </text:p>
      <text:p text:style-name="P1"><text:line-break/>205323 - SAUCE EPICES CAMPANILE 500G CRU créé: </text:p>
      <text:p text:style-name="P5">INSERT fta_nomenclature SET <text:s/>last_id_fta_nomenclature='0' , OLD_id_fta_composition='' , id_annexe_agrologic_article_codification='4' , id_access_recette_recette='0' , id_fta='147' , ascendant_fta_nomenclature='' , site_production_fta_nomenclature='1' , poids_fta_nomenclature='0.5' , id_annexe_unite='kg' , quantite_piece_par_carton='' , poids_total_carton_vrac_fta_nomenclature='' , code_produit_agrologic_fta_nomenclature='5323' , etat_fta_nomenclature='1' , nom_fta_nomenclature='SAUCE EPICES CAMPANILE 500G CRU' , suffixe_agrologic_fta_nomenclature='' </text:p>
      <text:p text:style-name="P1"><text:line-break/>500527 - SAUCE EPICES CAMPANILE L créé: </text:p>
      <text:p text:style-name="P5">INSERT fta_nomenclature SET <text:s/>last_id_fta_nomenclature='0' , OLD_id_fta_composition='' , id_annexe_agrologic_article_codification='3' , id_access_recette_recette='0' , id_fta='147' , ascendant_fta_nomenclature='' , site_production_fta_nomenclature='1' , poids_fta_nomenclature='' , id_annexe_unite='L' , quantite_piece_par_carton='' , poids_total_carton_vrac_fta_nomenclature='' , code_produit_agrologic_fta_nomenclature='0527' , etat_fta_nomenclature='1' , nom_fta_nomenclature='SAUCE EPICES CAMPANILE L' , suffixe_agrologic_fta_nomenclature='' </text:p>
      <text:p text:style-name="P1"><text:line-break/>105320 - SAUCE SAFRAN CAMPANILE 500G CUIT créé: </text:p>
      <text:p text:style-name="P5">INSERT fta_nomenclature SET <text:s/>last_id_fta_nomenclature='0' , OLD_id_fta_composition='' , id_annexe_agrologic_article_codification='5' , id_access_recette_recette='0' , id_fta='147' , ascendant_fta_nomenclature='' , site_production_fta_nomenclature='1' , poids_fta_nomenclature='0.5' , id_annexe_unite='kg' , quantite_piece_par_carton='' , poids_total_carton_vrac_fta_nomenclature='' , code_produit_agrologic_fta_nomenclature='5320' , etat_fta_nomenclature='1' , nom_fta_nomenclature='SAUCE SAFRAN CAMPANILE 500G CUIT' , suffixe_agrologic_fta_nomenclature='' </text:p>
      <text:p text:style-name="P1"><text:line-break/>205320 - SAUCE SAFRAN CAMPANILE 500G CRU créé: </text:p>
      <text:p text:style-name="P5"><text:soft-page-break/>INSERT fta_nomenclature SET <text:s/>last_id_fta_nomenclature='0' , OLD_id_fta_composition='' , id_annexe_agrologic_article_codification='4' , id_access_recette_recette='0' , id_fta='147' , ascendant_fta_nomenclature='' , site_production_fta_nomenclature='1' , poids_fta_nomenclature='0.5' , id_annexe_unite='kg' , quantite_piece_par_carton='' , poids_total_carton_vrac_fta_nomenclature='' , code_produit_agrologic_fta_nomenclature='5320' , etat_fta_nomenclature='1' , nom_fta_nomenclature='SAUCE SAFRAN CAMPANILE 500G CRU' , suffixe_agrologic_fta_nomenclature='' </text:p>
      <text:p text:style-name="P1"><text:line-break/>500524 - SAUCE SAFRAN CAMPANILE L créé: </text:p>
      <text:p text:style-name="P5">INSERT fta_nomenclature SET <text:s/>last_id_fta_nomenclature='0' , OLD_id_fta_composition='' , id_annexe_agrologic_article_codification='3' , id_access_recette_recette='0' , id_fta='147' , ascendant_fta_nomenclature='' , site_production_fta_nomenclature='1' , poids_fta_nomenclature='' , id_annexe_unite='L' , quantite_piece_par_carton='' , poids_total_carton_vrac_fta_nomenclature='' , code_produit_agrologic_fta_nomenclature='0524' , etat_fta_nomenclature='1' , nom_fta_nomenclature='SAUCE SAFRAN CAMPANILE L' , suffixe_agrologic_fta_nomenclature='' </text:p>
      <text:p text:style-name="P1"><text:line-break/></text:p>
      <text:p text:style-name="P4">Traitement de l'Article: 5324</text:p>
      <text:p text:style-name="P1"><text:line-break/>105324 - SAUCE FOIE GRAS 60G CAMPANILE CUIT créé: </text:p>
      <text:p text:style-name="P5">INSERT fta_nomenclature SET <text:s/>last_id_fta_nomenclature='0' , OLD_id_fta_composition='' , id_annexe_agrologic_article_codification='5' , id_access_recette_recette='0' , id_fta='153' , ascendant_fta_nomenclature='' , site_production_fta_nomenclature='1' , poids_fta_nomenclature='0.06' , id_annexe_unite='kg' , quantite_piece_par_carton='' , poids_total_carton_vrac_fta_nomenclature='' , code_produit_agrologic_fta_nomenclature='5324' , etat_fta_nomenclature='1' , nom_fta_nomenclature='SAUCE FOIE GRAS 60G CAMPANILE CUIT' , suffixe_agrologic_fta_nomenclature='' </text:p>
      <text:p text:style-name="P1"><text:line-break/>205324 - SAUCE FOIE GRAS 60G CAMPANILE CRU créé: </text:p>
      <text:p text:style-name="P5"><text:soft-page-break/>INSERT fta_nomenclature SET <text:s/>last_id_fta_nomenclature='0' , OLD_id_fta_composition='' , id_annexe_agrologic_article_codification='4' , id_access_recette_recette='0' , id_fta='153' , ascendant_fta_nomenclature='' , site_production_fta_nomenclature='1' , poids_fta_nomenclature='0.06' , id_annexe_unite='kg' , quantite_piece_par_carton='' , poids_total_carton_vrac_fta_nomenclature='' , code_produit_agrologic_fta_nomenclature='5324' , etat_fta_nomenclature='1' , nom_fta_nomenclature='SAUCE FOIE GRAS 60G CAMPANILE CRU' , suffixe_agrologic_fta_nomenclature='' </text:p>
      <text:p text:style-name="P1"><text:line-break/>500547 - SAUCE FOIE GRAS CAMPANILE L créé: </text:p>
      <text:p text:style-name="P5">INSERT fta_nomenclature SET <text:s/>last_id_fta_nomenclature='0' , OLD_id_fta_composition='' , id_annexe_agrologic_article_codification='3' , id_access_recette_recette='0' , id_fta='153' , ascendant_fta_nomenclature='' , site_production_fta_nomenclature='1' , poids_fta_nomenclature='' , id_annexe_unite='L' , quantite_piece_par_carton='' , poids_total_carton_vrac_fta_nomenclature='' , code_produit_agrologic_fta_nomenclature='0547' , etat_fta_nomenclature='1' , nom_fta_nomenclature='SAUCE FOIE GRAS CAMPANILE L' , suffixe_agrologic_fta_nomenclature='' </text:p>
      <text:p text:style-name="P1"><text:line-break/></text:p>
      <text:p text:style-name="P4">Traitement de l'Article: 5325</text:p>
      <text:p text:style-name="P1"><text:line-break/>205325 - CHARTREUSE AGNEAU CAMPANILE 280G CRU créé: </text:p>
      <text:p text:style-name="P5">INSERT fta_nomenclature SET <text:s/>last_id_fta_nomenclature='0' , OLD_id_fta_composition='' , id_annexe_agrologic_article_codification='4' , id_access_recette_recette='0' , id_fta='45' , ascendant_fta_nomenclature='' , site_production_fta_nomenclature='1' , poids_fta_nomenclature='0.28' , id_annexe_unite='kg' , quantite_piece_par_carton='' , poids_total_carton_vrac_fta_nomenclature='' , code_produit_agrologic_fta_nomenclature='5325' , etat_fta_nomenclature='1' , nom_fta_nomenclature='CHARTREUSE AGNEAU CAMPANILE 280G CRU' , suffixe_agrologic_fta_nomenclature='' </text:p>
      <text:p text:style-name="P1"><text:line-break/>700200 - PREP FARCE CHARTREUSE AGNEAU CAMPANILE créé: </text:p>
      <text:p text:style-name="P5"><text:soft-page-break/>INSERT fta_nomenclature SET <text:s/>last_id_fta_nomenclature='0' , OLD_id_fta_composition='' , id_annexe_agrologic_article_codification='1' , id_access_recette_recette='0' , id_fta='45' , ascendant_fta_nomenclature='' , site_production_fta_nomenclature='1' , poids_fta_nomenclature='' , id_annexe_unite='kg' , quantite_piece_par_carton='' , poids_total_carton_vrac_fta_nomenclature='' , code_produit_agrologic_fta_nomenclature='0200' , etat_fta_nomenclature='1' , nom_fta_nomenclature='PREP FARCE CHARTREUSE AGNEAU CAMPANILE' , suffixe_agrologic_fta_nomenclature='' </text:p>
      <text:p text:style-name="P1"><text:line-break/>700201 - PRECUISSON CHARTREUSE AGNEAU CAMPANILE créé: </text:p>
      <text:p text:style-name="P5">INSERT fta_nomenclature SET <text:s/>last_id_fta_nomenclature='0' , OLD_id_fta_composition='' , id_annexe_agrologic_article_codification='1' , id_access_recette_recette='0' , id_fta='45' , ascendant_fta_nomenclature='' , site_production_fta_nomenclature='1' , poids_fta_nomenclature='' , id_annexe_unite='kg' , quantite_piece_par_carton='' , poids_total_carton_vrac_fta_nomenclature='' , code_produit_agrologic_fta_nomenclature='0201' , etat_fta_nomenclature='1' , nom_fta_nomenclature='PRECUISSON CHARTREUSE AGNEAU CAMPANILE' , suffixe_agrologic_fta_nomenclature='' </text:p>
      <text:p text:style-name="P1"><text:line-break/></text:p>
      <text:p text:style-name="P4">Traitement de l'Article: 5327</text:p>
      <text:p text:style-name="P1"><text:line-break/>205327 - PARMENTIER CANARD CAMPANILE 280G CRU créé: </text:p>
      <text:p text:style-name="P5">INSERT fta_nomenclature SET <text:s/>last_id_fta_nomenclature='0' , OLD_id_fta_composition='' , id_annexe_agrologic_article_codification='4' , id_access_recette_recette='0' , id_fta='156' , ascendant_fta_nomenclature='' , site_production_fta_nomenclature='1' , poids_fta_nomenclature='0.28' , id_annexe_unite='kg' , quantite_piece_par_carton='' , poids_total_carton_vrac_fta_nomenclature='' , code_produit_agrologic_fta_nomenclature='5327' , etat_fta_nomenclature='1' , nom_fta_nomenclature='PARMENTIER CANARD CAMPANILE 280G CRU' , suffixe_agrologic_fta_nomenclature='' </text:p>
      <text:p text:style-name="P1"><text:line-break/>600044 - PUREE PARMENTIER CANARD créé: </text:p>
      <text:p text:style-name="P5"><text:soft-page-break/>INSERT fta_nomenclature SET <text:s/>last_id_fta_nomenclature='0' , OLD_id_fta_composition='' , id_annexe_agrologic_article_codification='2' , id_access_recette_recette='0' , id_fta='156' , ascendant_fta_nomenclature='' , site_production_fta_nomenclature='1' , poids_fta_nomenclature='' , id_annexe_unite='kg' , quantite_piece_par_carton='' , poids_total_carton_vrac_fta_nomenclature='' , code_produit_agrologic_fta_nomenclature='0044' , etat_fta_nomenclature='1' , nom_fta_nomenclature='PUREE PARMENTIER CANARD' , suffixe_agrologic_fta_nomenclature='' </text:p>
      <text:p text:style-name="P1"><text:line-break/>700203 - PREP FARCE PARMENTIER CANARD CAMPANILE créé: </text:p>
      <text:p text:style-name="P5">INSERT fta_nomenclature SET <text:s/>last_id_fta_nomenclature='0' , OLD_id_fta_composition='' , id_annexe_agrologic_article_codification='1' , id_access_recette_recette='0' , id_fta='156' , ascendant_fta_nomenclature='' , site_production_fta_nomenclature='1' , poids_fta_nomenclature='' , id_annexe_unite='kg' , quantite_piece_par_carton='' , poids_total_carton_vrac_fta_nomenclature='' , code_produit_agrologic_fta_nomenclature='0203' , etat_fta_nomenclature='1' , nom_fta_nomenclature='PREP FARCE PARMENTIER CANARD CAMPANILE' , suffixe_agrologic_fta_nomenclature='' </text:p>
      <text:p text:style-name="P1"><text:line-break/>700204 - PRECUISSON PARMENTIER CANARD CAMPANILE créé: </text:p>
      <text:p text:style-name="P5">INSERT fta_nomenclature SET <text:s/>last_id_fta_nomenclature='0' , OLD_id_fta_composition='' , id_annexe_agrologic_article_codification='1' , id_access_recette_recette='0' , id_fta='156' , ascendant_fta_nomenclature='' , site_production_fta_nomenclature='1' , poids_fta_nomenclature='' , id_annexe_unite='kg' , quantite_piece_par_carton='' , poids_total_carton_vrac_fta_nomenclature='' , code_produit_agrologic_fta_nomenclature='0204' , etat_fta_nomenclature='1' , nom_fta_nomenclature='PRECUISSON PARMENTIER CANARD CAMPANILE' , suffixe_agrologic_fta_nomenclature='' </text:p>
      <text:p text:style-name="P1"><text:line-break/></text:p>
      <text:p text:style-name="P4">Traitement de l'Article: 5328</text:p>
      <text:p text:style-name="P1"><text:line-break/>110151 - SCE AGRUMES CAMPANILE/SYS U 50G CUIT créé: </text:p>
      <text:p text:style-name="P5"><text:soft-page-break/>INSERT fta_nomenclature SET <text:s/>last_id_fta_nomenclature='0' , OLD_id_fta_composition='' , id_annexe_agrologic_article_codification='5' , id_access_recette_recette='0' , id_fta='46' , ascendant_fta_nomenclature='' , site_production_fta_nomenclature='1' , poids_fta_nomenclature='0.05' , id_annexe_unite='kg' , quantite_piece_par_carton='' , poids_total_carton_vrac_fta_nomenclature='' , code_produit_agrologic_fta_nomenclature='0151' , etat_fta_nomenclature='1' , nom_fta_nomenclature='SCE AGRUMES CAMPANILE/SYS U 50G CUIT' , suffixe_agrologic_fta_nomenclature='' </text:p>
      <text:p text:style-name="P1"><text:line-break/>210151 - SCE AGRUMES CAMPANILE/SYS U 50G CRU créé: </text:p>
      <text:p text:style-name="P5">INSERT fta_nomenclature SET <text:s/>last_id_fta_nomenclature='0' , OLD_id_fta_composition='' , id_annexe_agrologic_article_codification='4' , id_access_recette_recette='0' , id_fta='46' , ascendant_fta_nomenclature='' , site_production_fta_nomenclature='1' , poids_fta_nomenclature='0.05' , id_annexe_unite='kg' , quantite_piece_par_carton='' , poids_total_carton_vrac_fta_nomenclature='' , code_produit_agrologic_fta_nomenclature='0151' , etat_fta_nomenclature='1' , nom_fta_nomenclature='SCE AGRUMES CAMPANILE/SYS U 50G CRU' , suffixe_agrologic_fta_nomenclature='' </text:p>
      <text:p text:style-name="P1"><text:line-break/>500478 - SCE AGRUMES CAMPANILE/SYS U L créé: </text:p>
      <text:p text:style-name="P5">INSERT fta_nomenclature SET <text:s/>last_id_fta_nomenclature='0' , OLD_id_fta_composition='' , id_annexe_agrologic_article_codification='3' , id_access_recette_recette='0' , id_fta='46' , ascendant_fta_nomenclature='' , site_production_fta_nomenclature='1' , poids_fta_nomenclature='' , id_annexe_unite='L' , quantite_piece_par_carton='' , poids_total_carton_vrac_fta_nomenclature='' , code_produit_agrologic_fta_nomenclature='0478' , etat_fta_nomenclature='1' , nom_fta_nomenclature='SCE AGRUMES CAMPANILE/SYS U L' , suffixe_agrologic_fta_nomenclature='' </text:p>
      <text:p text:style-name="P1"><text:line-break/></text:p>
      <text:p text:style-name="P4">Traitement de l'Article: 5329</text:p>
      <text:p text:style-name="P1"><text:line-break/>105314 - JAMBONNEAU CAMPA 180G CUIT créé: </text:p>
      <text:p text:style-name="P5"><text:soft-page-break/>INSERT fta_nomenclature SET <text:s/>last_id_fta_nomenclature='0' , OLD_id_fta_composition='' , id_annexe_agrologic_article_codification='5' , id_access_recette_recette='0' , id_fta='4' , ascendant_fta_nomenclature='' , site_production_fta_nomenclature='1' , poids_fta_nomenclature='0.18' , id_annexe_unite='kg' , quantite_piece_par_carton='' , poids_total_carton_vrac_fta_nomenclature='' , code_produit_agrologic_fta_nomenclature='5314' , etat_fta_nomenclature='1' , nom_fta_nomenclature='JAMBONNEAU CAMPA 180G CUIT' , suffixe_agrologic_fta_nomenclature='' </text:p>
      <text:p text:style-name="P1"><text:line-break/>205314 - JAMBONNEAU CAMPA 180G CRU créé: </text:p>
      <text:p text:style-name="P5">INSERT fta_nomenclature SET <text:s/>last_id_fta_nomenclature='0' , OLD_id_fta_composition='' , id_annexe_agrologic_article_codification='4' , id_access_recette_recette='0' , id_fta='4' , ascendant_fta_nomenclature='' , site_production_fta_nomenclature='1' , poids_fta_nomenclature='0.18' , id_annexe_unite='kg' , quantite_piece_par_carton='' , poids_total_carton_vrac_fta_nomenclature='' , code_produit_agrologic_fta_nomenclature='5314' , etat_fta_nomenclature='1' , nom_fta_nomenclature='JAMBONNEAU CAMPA 180G CRU' , suffixe_agrologic_fta_nomenclature='' </text:p>
      <text:p text:style-name="P1"><text:line-break/>105315 - SCE JAMBONNEAU MOUTARDE CAMPA 80G CUIT créé: </text:p>
      <text:p text:style-name="P5">INSERT fta_nomenclature SET <text:s/>last_id_fta_nomenclature='0' , OLD_id_fta_composition='' , id_annexe_agrologic_article_codification='5' , id_access_recette_recette='0' , id_fta='4' , ascendant_fta_nomenclature='' , site_production_fta_nomenclature='1' , poids_fta_nomenclature='0.08' , id_annexe_unite='kg' , quantite_piece_par_carton='' , poids_total_carton_vrac_fta_nomenclature='' , code_produit_agrologic_fta_nomenclature='5315' , etat_fta_nomenclature='1' , nom_fta_nomenclature='SCE JAMBONNEAU MOUTARDE CAMPA 80G CUIT' , suffixe_agrologic_fta_nomenclature='' </text:p>
      <text:p text:style-name="P1"><text:line-break/>205315 - SCE JAMBONNEAU MOUTARDE CAMPA 80G CRU créé: </text:p>
      <text:p text:style-name="P5">INSERT fta_nomenclature SET <text:s/>last_id_fta_nomenclature='0' , OLD_id_fta_composition='' , id_annexe_agrologic_article_codification='4' , id_access_recette_recette='0' , id_fta='4' , ascendant_fta_nomenclature='' , site_production_fta_nomenclature='1' , poids_fta_nomenclature='0.08' , id_annexe_unite='kg' , quantite_piece_par_carton='' , poids_total_carton_vrac_fta_nomenclature='' , code_produit_agrologic_fta_nomenclature='5315' , etat_fta_nomenclature='1' , nom_fta_nomenclature='SCE JAMBONNEAU MOUTARDE CAMPA 80G CRU' , suffixe_agrologic_fta_nomenclature='' </text:p>
      <text:p text:style-name="P1"><text:line-break/>500655 - SCE JAMBONNEAU MOUTARDE CAMPA L créé: </text:p>
      <text:p text:style-name="P5"><text:soft-page-break/>INSERT fta_nomenclature SET <text:s/>last_id_fta_nomenclature='0' , OLD_id_fta_composition='' , id_annexe_agrologic_article_codification='3' , id_access_recette_recette='0' , id_fta='4' , ascendant_fta_nomenclature='' , site_production_fta_nomenclature='1' , poids_fta_nomenclature='' , id_annexe_unite='L' , quantite_piece_par_carton='' , poids_total_carton_vrac_fta_nomenclature='' , code_produit_agrologic_fta_nomenclature='0655' , etat_fta_nomenclature='1' , nom_fta_nomenclature='SCE JAMBONNEAU MOUTARDE CAMPA L' , suffixe_agrologic_fta_nomenclature='' </text:p>
      <text:p text:style-name="P1"><text:line-break/></text:p>
      <text:p text:style-name="P4">Traitement de l'Article: 5330</text:p>
      <text:p text:style-name="P1"><text:line-break/>205330 - SCE CHABLIS CAMPA 60G CRU créé: </text:p>
      <text:p text:style-name="P5">INSERT fta_nomenclature SET <text:s/>last_id_fta_nomenclature='0' , OLD_id_fta_composition='' , id_annexe_agrologic_article_codification='4' , id_access_recette_recette='0' , id_fta='3' , ascendant_fta_nomenclature='' , site_production_fta_nomenclature='1' , poids_fta_nomenclature='0.06' , id_annexe_unite='kg' , quantite_piece_par_carton='' , poids_total_carton_vrac_fta_nomenclature='' , code_produit_agrologic_fta_nomenclature='5330' , etat_fta_nomenclature='1' , nom_fta_nomenclature='SCE CHABLIS CAMPA 60G CRU' , suffixe_agrologic_fta_nomenclature='' </text:p>
      <text:p text:style-name="P1"><text:line-break/>500656 - SCE CHABLIS CAMPA L créé: </text:p>
      <text:p text:style-name="P5">INSERT fta_nomenclature SET <text:s/>last_id_fta_nomenclature='0' , OLD_id_fta_composition='' , id_annexe_agrologic_article_codification='3' , id_access_recette_recette='0' , id_fta='3' , ascendant_fta_nomenclature='' , site_production_fta_nomenclature='1' , poids_fta_nomenclature='' , id_annexe_unite='L' , quantite_piece_par_carton='' , poids_total_carton_vrac_fta_nomenclature='' , code_produit_agrologic_fta_nomenclature='0656' , etat_fta_nomenclature='1' , nom_fta_nomenclature='SCE CHABLIS CAMPA L' , suffixe_agrologic_fta_nomenclature='' </text:p>
      <text:p text:style-name="P1"><text:line-break/></text:p>
      <text:p text:style-name="P4">Traitement de l'Article: 5331</text:p>
      <text:p text:style-name="P1"><text:line-break/>105331 - COQ GEVREY CAMPA 370G CUIT créé: </text:p>
      <text:p text:style-name="P5"><text:soft-page-break/>INSERT fta_nomenclature SET <text:s/>last_id_fta_nomenclature='0' , OLD_id_fta_composition='' , id_annexe_agrologic_article_codification='5' , id_access_recette_recette='0' , id_fta='44' , ascendant_fta_nomenclature='' , site_production_fta_nomenclature='1' , poids_fta_nomenclature='0.37' , id_annexe_unite='kg' , quantite_piece_par_carton='' , poids_total_carton_vrac_fta_nomenclature='' , code_produit_agrologic_fta_nomenclature='5331' , etat_fta_nomenclature='1' , nom_fta_nomenclature='COQ GEVREY CAMPA 370G CUIT' , suffixe_agrologic_fta_nomenclature='' </text:p>
      <text:p text:style-name="P1"><text:line-break/>205331 - COQ GEVREY CAMPA 370G CRU créé: </text:p>
      <text:p text:style-name="P5">INSERT fta_nomenclature SET <text:s/>last_id_fta_nomenclature='0' , OLD_id_fta_composition='' , id_annexe_agrologic_article_codification='4' , id_access_recette_recette='0' , id_fta='44' , ascendant_fta_nomenclature='' , site_production_fta_nomenclature='1' , poids_fta_nomenclature='0.37' , id_annexe_unite='kg' , quantite_piece_par_carton='' , poids_total_carton_vrac_fta_nomenclature='' , code_produit_agrologic_fta_nomenclature='5331' , etat_fta_nomenclature='1' , nom_fta_nomenclature='COQ GEVREY CAMPA 370G CRU' , suffixe_agrologic_fta_nomenclature='' </text:p>
      <text:p text:style-name="P1"><text:line-break/>500657 - SCE COQ GEVREY CAMPA L créé: </text:p>
      <text:p text:style-name="P5">INSERT fta_nomenclature SET <text:s/>last_id_fta_nomenclature='0' , OLD_id_fta_composition='' , id_annexe_agrologic_article_codification='3' , id_access_recette_recette='0' , id_fta='44' , ascendant_fta_nomenclature='' , site_production_fta_nomenclature='1' , poids_fta_nomenclature='' , id_annexe_unite='L' , quantite_piece_par_carton='' , poids_total_carton_vrac_fta_nomenclature='' , code_produit_agrologic_fta_nomenclature='0657' , etat_fta_nomenclature='1' , nom_fta_nomenclature='SCE COQ GEVREY CAMPA L' , suffixe_agrologic_fta_nomenclature='' </text:p>
      <text:p text:style-name="P1"><text:line-break/></text:p>
      <text:p text:style-name="P4">Traitement de l'Article: 5403</text:p>
      <text:p text:style-name="P1"><text:line-break/>205403 - SCE CARBO B.ROMAIN 900G CRU créé: </text:p>
      <text:p text:style-name="P5"><text:soft-page-break/>INSERT fta_nomenclature SET <text:s/>last_id_fta_nomenclature='0' , OLD_id_fta_composition='' , id_annexe_agrologic_article_codification='4' , id_access_recette_recette='0' , id_fta='116' , ascendant_fta_nomenclature='' , site_production_fta_nomenclature='1' , poids_fta_nomenclature='0.9' , id_annexe_unite='kg' , quantite_piece_par_carton='' , poids_total_carton_vrac_fta_nomenclature='' , code_produit_agrologic_fta_nomenclature='5403' , etat_fta_nomenclature='1' , nom_fta_nomenclature='SCE CARBO B.ROMAIN 900G CRU' , suffixe_agrologic_fta_nomenclature='' </text:p>
      <text:p text:style-name="P1"><text:line-break/>500309 - SCE CARBO B.ROMAIN L créé: </text:p>
      <text:p text:style-name="P5">INSERT fta_nomenclature SET <text:s/>last_id_fta_nomenclature='0' , OLD_id_fta_composition='' , id_annexe_agrologic_article_codification='3' , id_access_recette_recette='0' , id_fta='116' , ascendant_fta_nomenclature='' , site_production_fta_nomenclature='1' , poids_fta_nomenclature='' , id_annexe_unite='L' , quantite_piece_par_carton='' , poids_total_carton_vrac_fta_nomenclature='' , code_produit_agrologic_fta_nomenclature='0309' , etat_fta_nomenclature='1' , nom_fta_nomenclature='SCE CARBO B.ROMAIN L' , suffixe_agrologic_fta_nomenclature='' </text:p>
      <text:p text:style-name="P1"><text:line-break/>700324 - PREP LARDONS FUMES BLANCHIS 20% créé: </text:p>
      <text:p text:style-name="P5">INSERT fta_nomenclature SET <text:s/>last_id_fta_nomenclature='0' , OLD_id_fta_composition='' , id_annexe_agrologic_article_codification='1' , id_access_recette_recette='0' , id_fta='116' , ascendant_fta_nomenclature='' , site_production_fta_nomenclature='1' , poids_fta_nomenclature='' , id_annexe_unite='kg' , quantite_piece_par_carton='' , poids_total_carton_vrac_fta_nomenclature='' , code_produit_agrologic_fta_nomenclature='0324' , etat_fta_nomenclature='1' , nom_fta_nomenclature='PREP LARDONS FUMES BLANCHIS 20%' , suffixe_agrologic_fta_nomenclature='' </text:p>
      <text:p text:style-name="P1"><text:line-break/></text:p>
      <text:p text:style-name="P4">Traitement de l'Article: 5450</text:p>
      <text:p text:style-name="P1"><text:line-break/>205450 - SCE BOEUF DOYPACK FLO 900G CRU créé: </text:p>
      <text:p text:style-name="P5"><text:soft-page-break/>INSERT fta_nomenclature SET <text:s/>last_id_fta_nomenclature='0' , OLD_id_fta_composition='' , id_annexe_agrologic_article_codification='4' , id_access_recette_recette='0' , id_fta='591' , ascendant_fta_nomenclature='' , site_production_fta_nomenclature='1' , poids_fta_nomenclature='0.9' , id_annexe_unite='kg' , quantite_piece_par_carton='' , poids_total_carton_vrac_fta_nomenclature='' , code_produit_agrologic_fta_nomenclature='5450' , etat_fta_nomenclature='1' , nom_fta_nomenclature='SCE BOEUF DOYPACK FLO 900G CRU' , suffixe_agrologic_fta_nomenclature='' </text:p>
      <text:p text:style-name="P1"><text:line-break/>500552 - SCE BOEUF FLO L créé: </text:p>
      <text:p text:style-name="P5">INSERT fta_nomenclature SET <text:s/>last_id_fta_nomenclature='0' , OLD_id_fta_composition='' , id_annexe_agrologic_article_codification='3' , id_access_recette_recette='0' , id_fta='591' , ascendant_fta_nomenclature='' , site_production_fta_nomenclature='1' , poids_fta_nomenclature='' , id_annexe_unite='L' , quantite_piece_par_carton='' , poids_total_carton_vrac_fta_nomenclature='' , code_produit_agrologic_fta_nomenclature='0552' , etat_fta_nomenclature='1' , nom_fta_nomenclature='SCE BOEUF FLO L' , suffixe_agrologic_fta_nomenclature='' </text:p>
      <text:p text:style-name="P1"><text:line-break/></text:p>
      <text:p text:style-name="P4">Traitement de l'Article: 5451</text:p>
      <text:p text:style-name="P1"><text:line-break/>105451 - SCE VIGNERONNE 100G FLO CUIT créé: </text:p>
      <text:p text:style-name="P5">INSERT fta_nomenclature SET <text:s/>last_id_fta_nomenclature='0' , OLD_id_fta_composition='' , id_annexe_agrologic_article_codification='5' , id_access_recette_recette='0' , id_fta='158' , ascendant_fta_nomenclature='' , site_production_fta_nomenclature='1' , poids_fta_nomenclature='0.1' , id_annexe_unite='kg' , quantite_piece_par_carton='' , poids_total_carton_vrac_fta_nomenclature='' , code_produit_agrologic_fta_nomenclature='5451' , etat_fta_nomenclature='1' , nom_fta_nomenclature='SCE VIGNERONNE 100G FLO CUIT' , suffixe_agrologic_fta_nomenclature='' </text:p>
      <text:p text:style-name="P1"><text:line-break/>205451 - SCE VIGNERONNE 100G FLO CRU créé: </text:p>
      <text:p text:style-name="P5"><text:soft-page-break/>INSERT fta_nomenclature SET <text:s/>last_id_fta_nomenclature='0' , OLD_id_fta_composition='' , id_annexe_agrologic_article_codification='4' , id_access_recette_recette='0' , id_fta='158' , ascendant_fta_nomenclature='' , site_production_fta_nomenclature='1' , poids_fta_nomenclature='0.1' , id_annexe_unite='kg' , quantite_piece_par_carton='' , poids_total_carton_vrac_fta_nomenclature='' , code_produit_agrologic_fta_nomenclature='5451' , etat_fta_nomenclature='1' , nom_fta_nomenclature='SCE VIGNERONNE 100G FLO CRU' , suffixe_agrologic_fta_nomenclature='' </text:p>
      <text:p text:style-name="P1"><text:line-break/>500554 - SCE VIGNERONNE FLO L créé: </text:p>
      <text:p text:style-name="P5">INSERT fta_nomenclature SET <text:s/>last_id_fta_nomenclature='0' , OLD_id_fta_composition='' , id_annexe_agrologic_article_codification='3' , id_access_recette_recette='0' , id_fta='158' , ascendant_fta_nomenclature='' , site_production_fta_nomenclature='1' , poids_fta_nomenclature='' , id_annexe_unite='L' , quantite_piece_par_carton='' , poids_total_carton_vrac_fta_nomenclature='' , code_produit_agrologic_fta_nomenclature='0554' , etat_fta_nomenclature='1' , nom_fta_nomenclature='SCE VIGNERONNE FLO L' , suffixe_agrologic_fta_nomenclature='' </text:p>
      <text:p text:style-name="P1"><text:line-break/></text:p>
      <text:p text:style-name="P4">Traitement de l'Article: 5502</text:p>
      <text:p text:style-name="P1"><text:line-break/></text:p>
      <text:p text:style-name="P4">Traitement de l'Article: 5503</text:p>
      <text:p text:style-name="P1"><text:line-break/>205503 - DAUBE BOEUF 2.2KG (x10) CRU créé: </text:p>
      <text:p text:style-name="P5">INSERT fta_nomenclature SET <text:s/>last_id_fta_nomenclature='0' , OLD_id_fta_composition='' , id_annexe_agrologic_article_codification='4' , id_access_recette_recette='0' , id_fta='36' , ascendant_fta_nomenclature='' , site_production_fta_nomenclature='1' , poids_fta_nomenclature='0.1667' , id_annexe_unite='kg' , quantite_piece_par_carton='' , poids_total_carton_vrac_fta_nomenclature='' , code_produit_agrologic_fta_nomenclature='5503' , etat_fta_nomenclature='1' , nom_fta_nomenclature='DAUBE BOEUF 2.2KG (x10) CRU' , suffixe_agrologic_fta_nomenclature='' </text:p>
      <text:p text:style-name="P1"><text:line-break/>500275 - SAUCE DAUBE BOEUF RAYNIER L créé: </text:p>
      <text:p text:style-name="P5"><text:soft-page-break/>INSERT fta_nomenclature SET <text:s/>last_id_fta_nomenclature='0' , OLD_id_fta_composition='' , id_annexe_agrologic_article_codification='3' , id_access_recette_recette='0' , id_fta='36' , ascendant_fta_nomenclature='' , site_production_fta_nomenclature='1' , poids_fta_nomenclature='' , id_annexe_unite='L' , quantite_piece_par_carton='' , poids_total_carton_vrac_fta_nomenclature='' , code_produit_agrologic_fta_nomenclature='0275' , etat_fta_nomenclature='1' , nom_fta_nomenclature='SAUCE DAUBE BOEUF RAYNIER L' , suffixe_agrologic_fta_nomenclature='' </text:p>
      <text:p text:style-name="P1"><text:line-break/></text:p>
      <text:p text:style-name="P4">Traitement de l'Article: 5504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34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5505</text:p>
      <text:p text:style-name="P1"><text:line-break/></text:p>
      <text:p text:style-name="P4">Traitement de l'Article: 5509</text:p>
      <text:p text:style-name="P1"><text:line-break/>205509 - SAUTE D'AGNEAU PROVENCAL RAY. 2.2KG CRU créé: </text:p>
      <text:p text:style-name="P5"><text:soft-page-break/>INSERT fta_nomenclature SET <text:s/>last_id_fta_nomenclature='0' , OLD_id_fta_composition='' , id_annexe_agrologic_article_codification='4' , id_access_recette_recette='0' , id_fta='40' , ascendant_fta_nomenclature='' , site_production_fta_nomenclature='1' , poids_fta_nomenclature='0.1667' , id_annexe_unite='kg' , quantite_piece_par_carton='' , poids_total_carton_vrac_fta_nomenclature='' , code_produit_agrologic_fta_nomenclature='5509' , etat_fta_nomenclature='1' , nom_fta_nomenclature='SAUTE D'AGNEAU PROVENCAL RAY. 2.2KG CRU' , suffixe_agrologic_fta_nomenclature='' </text:p>
      <text:p text:style-name="P1"><text:line-break/>500403 - SAUCE PROVENCALE AGNEAU H.TRAITEUR L créé: </text:p>
      <text:p text:style-name="P5">INSERT fta_nomenclature SET <text:s/>last_id_fta_nomenclature='0' , OLD_id_fta_composition='' , id_annexe_agrologic_article_codification='3' , id_access_recette_recette='0' , id_fta='40' , ascendant_fta_nomenclature='' , site_production_fta_nomenclature='1' , poids_fta_nomenclature='' , id_annexe_unite='L' , quantite_piece_par_carton='' , poids_total_carton_vrac_fta_nomenclature='' , code_produit_agrologic_fta_nomenclature='0403' , etat_fta_nomenclature='1' , nom_fta_nomenclature='SAUCE PROVENCALE AGNEAU H.TRAITEUR L' , suffixe_agrologic_fta_nomenclature='' </text:p>
      <text:p text:style-name="P1"><text:line-break/></text:p>
      <text:p text:style-name="P4">Traitement de l'Article: 5512</text:p>
      <text:p text:style-name="P1"><text:line-break/></text:p>
      <text:p text:style-name="P4">Traitement de l'Article: 5513</text:p>
      <text:p text:style-name="P1"><text:line-break/>205513 - JARRET AGNEAU EPICES RAYNIER 1.2KG CRU créé: </text:p>
      <text:p text:style-name="P5">INSERT fta_nomenclature SET <text:s/>last_id_fta_nomenclature='0' , OLD_id_fta_composition='' , id_annexe_agrologic_article_codification='4' , id_access_recette_recette='0' , id_fta='35' , ascendant_fta_nomenclature='' , site_production_fta_nomenclature='1' , poids_fta_nomenclature='0.0833' , id_annexe_unite='kg' , quantite_piece_par_carton='' , poids_total_carton_vrac_fta_nomenclature='' , code_produit_agrologic_fta_nomenclature='5513' , etat_fta_nomenclature='1' , nom_fta_nomenclature='JARRET AGNEAU EPICES RAYNIER 1.2KG CRU' , suffixe_agrologic_fta_nomenclature='' </text:p>
      <text:p text:style-name="P1"><text:line-break/>500321 - SAUCE SOURIS AGNEAU RAYNIER L créé: </text:p>
      <text:p text:style-name="P5"><text:soft-page-break/>INSERT fta_nomenclature SET <text:s/>last_id_fta_nomenclature='0' , OLD_id_fta_composition='' , id_annexe_agrologic_article_codification='3' , id_access_recette_recette='0' , id_fta='35' , ascendant_fta_nomenclature='' , site_production_fta_nomenclature='1' , poids_fta_nomenclature='' , id_annexe_unite='L' , quantite_piece_par_carton='' , poids_total_carton_vrac_fta_nomenclature='' , code_produit_agrologic_fta_nomenclature='0321' , etat_fta_nomenclature='1' , nom_fta_nomenclature='SAUCE SOURIS AGNEAU RAYNIER L' , suffixe_agrologic_fta_nomenclature='' </text:p>
      <text:p text:style-name="P1"><text:line-break/></text:p>
      <text:p text:style-name="P4">Traitement de l'Article: 5514</text:p>
      <text:p text:style-name="P1"><text:line-break/>205514 - CHARLOTTE AGNEAU RAYNIER 200G CRU créé: </text:p>
      <text:p text:style-name="P5">INSERT fta_nomenclature SET <text:s/>last_id_fta_nomenclature='0' , OLD_id_fta_composition='' , id_annexe_agrologic_article_codification='4' , id_access_recette_recette='0' , id_fta='33' , ascendant_fta_nomenclature='' , site_production_fta_nomenclature='1' , poids_fta_nomenclature='0.2' , id_annexe_unite='kg' , quantite_piece_par_carton='' , poids_total_carton_vrac_fta_nomenclature='' , code_produit_agrologic_fta_nomenclature='5514' , etat_fta_nomenclature='1' , nom_fta_nomenclature='CHARLOTTE AGNEAU RAYNIER 200G CRU' , suffixe_agrologic_fta_nomenclature='' </text:p>
      <text:p text:style-name="P1"><text:line-break/>600073 - FARCE AUBERGINE AGNEAU RAYNIER créé: </text:p>
      <text:p text:style-name="P5">INSERT fta_nomenclature SET <text:s/>last_id_fta_nomenclature='0' , OLD_id_fta_composition='' , id_annexe_agrologic_article_codification='2' , id_access_recette_recette='0' , id_fta='33' , ascendant_fta_nomenclature='' , site_production_fta_nomenclature='1' , poids_fta_nomenclature='' , id_annexe_unite='kg' , quantite_piece_par_carton='' , poids_total_carton_vrac_fta_nomenclature='' , code_produit_agrologic_fta_nomenclature='0073' , etat_fta_nomenclature='1' , nom_fta_nomenclature='FARCE AUBERGINE AGNEAU RAYNIER' , suffixe_agrologic_fta_nomenclature='' </text:p>
      <text:p text:style-name="P1"><text:line-break/>700009 - PRE CUISSON EPAULE AGNEAU créé: </text:p>
      <text:p text:style-name="P5"><text:soft-page-break/>INSERT fta_nomenclature SET <text:s/>last_id_fta_nomenclature='0' , OLD_id_fta_composition='' , id_annexe_agrologic_article_codification='1' , id_access_recette_recette='0' , id_fta='33' , ascendant_fta_nomenclature='' , site_production_fta_nomenclature='1' , poids_fta_nomenclature='' , id_annexe_unite='kg' , quantite_piece_par_carton='' , poids_total_carton_vrac_fta_nomenclature='' , code_produit_agrologic_fta_nomenclature='0009' , etat_fta_nomenclature='1' , nom_fta_nomenclature='PRE CUISSON EPAULE AGNEAU' , suffixe_agrologic_fta_nomenclature='' </text:p>
      <text:p text:style-name="P1"><text:line-break/>205515 - SAUCE CHARLOTTE AGNEAU RM/AUTRET 60G CRU créé: </text:p>
      <text:p text:style-name="P5">INSERT fta_nomenclature SET <text:s/>last_id_fta_nomenclature='0' , OLD_id_fta_composition='' , id_annexe_agrologic_article_codification='4' , id_access_recette_recette='0' , id_fta='33' , ascendant_fta_nomenclature='' , site_production_fta_nomenclature='1' , poids_fta_nomenclature='0.06' , id_annexe_unite='kg' , quantite_piece_par_carton='' , poids_total_carton_vrac_fta_nomenclature='' , code_produit_agrologic_fta_nomenclature='5515' , etat_fta_nomenclature='1' , nom_fta_nomenclature='SAUCE CHARLOTTE AGNEAU RM/AUTRET 60G CRU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33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5517</text:p>
      <text:p text:style-name="P1"><text:line-break/>205517 - CROUSTILLANT AGNEAU RAYNIER 2.5KG CRU créé: </text:p>
      <text:p text:style-name="P5"><text:soft-page-break/>INSERT fta_nomenclature SET <text:s/>last_id_fta_nomenclature='0' , OLD_id_fta_composition='' , id_annexe_agrologic_article_codification='4' , id_access_recette_recette='0' , id_fta='592' , ascendant_fta_nomenclature='' , site_production_fta_nomenclature='1' , poids_fta_nomenclature='0.0667' , id_annexe_unite='kg' , quantite_piece_par_carton='' , poids_total_carton_vrac_fta_nomenclature='' , code_produit_agrologic_fta_nomenclature='5517' , etat_fta_nomenclature='1' , nom_fta_nomenclature='CROUSTILLANT AGNEAU RAYNIER 2.5KG CRU' , suffixe_agrologic_fta_nomenclature='' </text:p>
      <text:p text:style-name="P1"><text:line-break/>700444 - PREP SCE AUBERGINE CITRON MELANGEE créé: </text:p>
      <text:p text:style-name="P5">INSERT fta_nomenclature SET <text:s/>last_id_fta_nomenclature='0' , OLD_id_fta_composition='' , id_annexe_agrologic_article_codification='1' , id_access_recette_recette='0' , id_fta='592' , ascendant_fta_nomenclature='' , site_production_fta_nomenclature='1' , poids_fta_nomenclature='' , id_annexe_unite='kg' , quantite_piece_par_carton='' , poids_total_carton_vrac_fta_nomenclature='' , code_produit_agrologic_fta_nomenclature='0444' , etat_fta_nomenclature='1' , nom_fta_nomenclature='PREP SCE AUBERGINE CITRON MELANGEE' , suffixe_agrologic_fta_nomenclature='' </text:p>
      <text:p text:style-name="P1"><text:line-break/>500404 - SAUCE CROUSTILLANT AGNEAU RAY L créé: </text:p>
      <text:p text:style-name="P5">INSERT fta_nomenclature SET <text:s/>last_id_fta_nomenclature='0' , OLD_id_fta_composition='' , id_annexe_agrologic_article_codification='3' , id_access_recette_recette='0' , id_fta='592' , ascendant_fta_nomenclature='' , site_production_fta_nomenclature='1' , poids_fta_nomenclature='' , id_annexe_unite='L' , quantite_piece_par_carton='' , poids_total_carton_vrac_fta_nomenclature='' , code_produit_agrologic_fta_nomenclature='0404' , etat_fta_nomenclature='1' , nom_fta_nomenclature='SAUCE CROUSTILLANT AGNEAU RAY L' , suffixe_agrologic_fta_nomenclature='' </text:p>
      <text:p text:style-name="P1"><text:line-break/>700451 - PREP EPAULE AGNEAU BLANCHIE 35% créé: </text:p>
      <text:p text:style-name="P5">INSERT fta_nomenclature SET <text:s/>last_id_fta_nomenclature='0' , OLD_id_fta_composition='' , id_annexe_agrologic_article_codification='1' , id_access_recette_recette='0' , id_fta='592' , ascendant_fta_nomenclature='' , site_production_fta_nomenclature='1' , poids_fta_nomenclature='' , id_annexe_unite='kg' , quantite_piece_par_carton='' , poids_total_carton_vrac_fta_nomenclature='' , code_produit_agrologic_fta_nomenclature='0451' , etat_fta_nomenclature='1' , nom_fta_nomenclature='PREP EPAULE AGNEAU BLANCHIE 35%' , suffixe_agrologic_fta_nomenclature='' </text:p>
      <text:p text:style-name="P1"><text:line-break/></text:p>
      <text:p text:style-name="P4"><text:soft-page-break/>Traitement de l'Article: 5519</text:p>
      <text:p text:style-name="P1"><text:line-break/>223081 - EFFEUILLE MORUE PARMENTIERE 260G BL CRU créé: </text:p>
      <text:p text:style-name="P5">INSERT fta_nomenclature SET <text:s/>last_id_fta_nomenclature='0' , OLD_id_fta_composition='' , id_annexe_agrologic_article_codification='4' , id_access_recette_recette='0' , id_fta='73' , ascendant_fta_nomenclature='' , site_production_fta_nomenclature='1' , poids_fta_nomenclature='0.26' , id_annexe_unite='kg' , quantite_piece_par_carton='' , poids_total_carton_vrac_fta_nomenclature='' , code_produit_agrologic_fta_nomenclature='3081' , etat_fta_nomenclature='1' , nom_fta_nomenclature='EFFEUILLE MORUE PARMENTIERE 260G BL CRU' , suffixe_agrologic_fta_nomenclature='' </text:p>
      <text:p text:style-name="P1"><text:line-break/>600095 - PREP EFFEUILLEE DE MORUE BL KG créé: </text:p>
      <text:p text:style-name="P5">INSERT fta_nomenclature SET <text:s/>last_id_fta_nomenclature='0' , OLD_id_fta_composition='' , id_annexe_agrologic_article_codification='2' , id_access_recette_recette='0' , id_fta='73' , ascendant_fta_nomenclature='' , site_production_fta_nomenclature='1' , poids_fta_nomenclature='' , id_annexe_unite='kg' , quantite_piece_par_carton='' , poids_total_carton_vrac_fta_nomenclature='' , code_produit_agrologic_fta_nomenclature='0095' , etat_fta_nomenclature='1' , nom_fta_nomenclature='PREP EFFEUILLEE DE MORUE BL KG' , suffixe_agrologic_fta_nomenclature='' </text:p>
      <text:p text:style-name="P1"><text:line-break/>700080 - PRE CUISSON FILET DE MORUE créé: </text:p>
      <text:p text:style-name="P5">INSERT fta_nomenclature SET <text:s/>last_id_fta_nomenclature='0' , OLD_id_fta_composition='' , id_annexe_agrologic_article_codification='1' , id_access_recette_recette='0' , id_fta='73' , ascendant_fta_nomenclature='' , site_production_fta_nomenclature='1' , poids_fta_nomenclature='' , id_annexe_unite='kg' , quantite_piece_par_carton='' , poids_total_carton_vrac_fta_nomenclature='' , code_produit_agrologic_fta_nomenclature='0080' , etat_fta_nomenclature='1' , nom_fta_nomenclature='PRE CUISSON FILET DE MORUE' , suffixe_agrologic_fta_nomenclature='' </text:p>
      <text:p text:style-name="P1"><text:line-break/>700168 - PREP PUREE MORUE/PARMENTIER KG créé: </text:p>
      <text:p text:style-name="P5"><text:soft-page-break/>INSERT fta_nomenclature SET <text:s/>last_id_fta_nomenclature='0' , OLD_id_fta_composition='' , id_annexe_agrologic_article_codification='1' , id_access_recette_recette='0' , id_fta='73' , ascendant_fta_nomenclature='' , site_production_fta_nomenclature='1' , poids_fta_nomenclature='' , id_annexe_unite='kg' , quantite_piece_par_carton='' , poids_total_carton_vrac_fta_nomenclature='' , code_produit_agrologic_fta_nomenclature='0168' , etat_fta_nomenclature='1' , nom_fta_nomenclature='PREP PUREE MORUE/PARMENTIER KG' , suffixe_agrologic_fta_nomenclature='' </text:p>
      <text:p text:style-name="P1"><text:line-break/>223082 - SAUCE CONCASSE TOMATE CITRON 50G BL CRU créé: </text:p>
      <text:p text:style-name="P5">INSERT fta_nomenclature SET <text:s/>last_id_fta_nomenclature='0' , OLD_id_fta_composition='' , id_annexe_agrologic_article_codification='4' , id_access_recette_recette='0' , id_fta='73' , ascendant_fta_nomenclature='' , site_production_fta_nomenclature='1' , poids_fta_nomenclature='0.05' , id_annexe_unite='kg' , quantite_piece_par_carton='' , poids_total_carton_vrac_fta_nomenclature='' , code_produit_agrologic_fta_nomenclature='3082' , etat_fta_nomenclature='1' , nom_fta_nomenclature='SAUCE CONCASSE TOMATE CITRON 50G BL CRU' , suffixe_agrologic_fta_nomenclature='' </text:p>
      <text:p text:style-name="P1"><text:line-break/>500492 - SAUCE CONCASSE TOMATE CITRON LOISEAU L créé: </text:p>
      <text:p text:style-name="P5">INSERT fta_nomenclature SET <text:s/>last_id_fta_nomenclature='0' , OLD_id_fta_composition='' , id_annexe_agrologic_article_codification='3' , id_access_recette_recette='0' , id_fta='73' , ascendant_fta_nomenclature='' , site_production_fta_nomenclature='1' , poids_fta_nomenclature='' , id_annexe_unite='L' , quantite_piece_par_carton='' , poids_total_carton_vrac_fta_nomenclature='' , code_produit_agrologic_fta_nomenclature='0492' , etat_fta_nomenclature='1' , nom_fta_nomenclature='SAUCE CONCASSE TOMATE CITRON LOISEAU L' , suffixe_agrologic_fta_nomenclature='' </text:p>
      <text:p text:style-name="P1"><text:line-break/></text:p>
      <text:p text:style-name="P4">Traitement de l'Article: 5523</text:p>
      <text:p text:style-name="P1"><text:line-break/>205523 - MAGRET CANARD MIEL RAYNIER 800G CRU créé: </text:p>
      <text:p text:style-name="P5"><text:soft-page-break/>INSERT fta_nomenclature SET <text:s/>last_id_fta_nomenclature='0' , OLD_id_fta_composition='' , id_annexe_agrologic_article_codification='4' , id_access_recette_recette='0' , id_fta='118' , ascendant_fta_nomenclature='' , site_production_fta_nomenclature='1' , poids_fta_nomenclature='0.8' , id_annexe_unite='kg' , quantite_piece_par_carton='' , poids_total_carton_vrac_fta_nomenclature='' , code_produit_agrologic_fta_nomenclature='5523' , etat_fta_nomenclature='1' , nom_fta_nomenclature='MAGRET CANARD MIEL RAYNIER 800G CRU' , suffixe_agrologic_fta_nomenclature='' </text:p>
      <text:p text:style-name="P1"><text:line-break/></text:p>
      <text:p text:style-name="P4">Traitement de l'Article: 5525</text:p>
      <text:p text:style-name="P1"><text:line-break/>205525 - CHOUX FARCIS RAYNIER 2320G CRU créé: </text:p>
      <text:p text:style-name="P5">INSERT fta_nomenclature SET <text:s/>last_id_fta_nomenclature='0' , OLD_id_fta_composition='' , id_annexe_agrologic_article_codification='4' , id_access_recette_recette='0' , id_fta='593' , ascendant_fta_nomenclature='' , site_production_fta_nomenclature='1' , poids_fta_nomenclature='0.0156' , id_annexe_unite='kg' , quantite_piece_par_carton='' , poids_total_carton_vrac_fta_nomenclature='' , code_produit_agrologic_fta_nomenclature='5525' , etat_fta_nomenclature='1' , nom_fta_nomenclature='CHOUX FARCIS RAYNIER 2320G CRU' , suffixe_agrologic_fta_nomenclature='' </text:p>
      <text:p text:style-name="P1"><text:line-break/>500515 - SAUCE JUS CHOU FARCI CARREFOUR L créé: </text:p>
      <text:p text:style-name="P5">INSERT fta_nomenclature SET <text:s/>last_id_fta_nomenclature='0' , OLD_id_fta_composition='' , id_annexe_agrologic_article_codification='3' , id_access_recette_recette='0' , id_fta='593' , ascendant_fta_nomenclature='' , site_production_fta_nomenclature='1' , poids_fta_nomenclature='' , id_annexe_unite='L' , quantite_piece_par_carton='' , poids_total_carton_vrac_fta_nomenclature='' , code_produit_agrologic_fta_nomenclature='0515' , etat_fta_nomenclature='1' , nom_fta_nomenclature='SAUCE JUS CHOU FARCI CARREFOUR L' , suffixe_agrologic_fta_nomenclature='' </text:p>
      <text:p text:style-name="P1"><text:line-break/>700450 - CHOU FARCI PIECE RAYNIER créé: </text:p>
      <text:p text:style-name="P5"><text:soft-page-break/>INSERT fta_nomenclature SET <text:s/>last_id_fta_nomenclature='0' , OLD_id_fta_composition='' , id_annexe_agrologic_article_codification='1' , id_access_recette_recette='0' , id_fta='593' , ascendant_fta_nomenclature='' , site_production_fta_nomenclature='1' , poids_fta_nomenclature='' , id_annexe_unite='kg' , quantite_piece_par_carton='' , poids_total_carton_vrac_fta_nomenclature='' , code_produit_agrologic_fta_nomenclature='0450' , etat_fta_nomenclature='1' , nom_fta_nomenclature='CHOU FARCI PIECE RAYNIER' , suffixe_agrologic_fta_nomenclature='' </text:p>
      <text:p text:style-name="P1"><text:line-break/>600114 - FCE CHOU FARCI CARREFOUR KG créé: </text:p>
      <text:p text:style-name="P5">INSERT fta_nomenclature SET <text:s/>last_id_fta_nomenclature='0' , OLD_id_fta_composition='' , id_annexe_agrologic_article_codification='2' , id_access_recette_recette='0' , id_fta='593' , ascendant_fta_nomenclature='' , site_production_fta_nomenclature='1' , poids_fta_nomenclature='' , id_annexe_unite='kg' , quantite_piece_par_carton='' , poids_total_carton_vrac_fta_nomenclature='' , code_produit_agrologic_fta_nomenclature='0114' , etat_fta_nomenclature='1' , nom_fta_nomenclature='FCE CHOU FARCI CARREFOUR KG' , suffixe_agrologic_fta_nomenclature='' </text:p>
      <text:p text:style-name="P1"><text:line-break/></text:p>
      <text:p text:style-name="P4">Traitement de l'Article: 5610</text:p>
      <text:p text:style-name="P1"><text:line-break/></text:p>
      <text:p text:style-name="P4">Traitement de l'Article: 5612</text:p>
      <text:p text:style-name="P1"><text:line-break/>105612 - PLT CHASSEUR 1.6KG AUTOGRILL CUIT créé: </text:p>
      <text:p text:style-name="P5">INSERT fta_nomenclature SET <text:s/>last_id_fta_nomenclature='0' , OLD_id_fta_composition='' , id_annexe_agrologic_article_codification='5' , id_access_recette_recette='0' , id_fta='74' , ascendant_fta_nomenclature='' , site_production_fta_nomenclature='1' , poids_fta_nomenclature='0.0278' , id_annexe_unite='kg' , quantite_piece_par_carton='' , poids_total_carton_vrac_fta_nomenclature='' , code_produit_agrologic_fta_nomenclature='5612' , etat_fta_nomenclature='1' , nom_fta_nomenclature='PLT CHASSEUR 1.6KG AUTOGRILL CUIT' , suffixe_agrologic_fta_nomenclature='' </text:p>
      <text:p text:style-name="P1"><text:line-break/>205612 - PLT CHASSEUR 1.6KG AUTOGRILL CRU créé: </text:p>
      <text:p text:style-name="P5"><text:soft-page-break/>INSERT fta_nomenclature SET <text:s/>last_id_fta_nomenclature='0' , OLD_id_fta_composition='' , id_annexe_agrologic_article_codification='4' , id_access_recette_recette='0' , id_fta='74' , ascendant_fta_nomenclature='' , site_production_fta_nomenclature='1' , poids_fta_nomenclature='0.0278' , id_annexe_unite='kg' , quantite_piece_par_carton='' , poids_total_carton_vrac_fta_nomenclature='' , code_produit_agrologic_fta_nomenclature='5612' , etat_fta_nomenclature='1' , nom_fta_nomenclature='PLT CHASSEUR 1.6KG AUTOGRILL CRU' , suffixe_agrologic_fta_nomenclature='' </text:p>
      <text:p text:style-name="P1"><text:line-break/>500580 - SCE PLT CHASSEUR AUTOGRILL L créé: </text:p>
      <text:p text:style-name="P5">INSERT fta_nomenclature SET <text:s/>last_id_fta_nomenclature='0' , OLD_id_fta_composition='' , id_annexe_agrologic_article_codification='3' , id_access_recette_recette='0' , id_fta='74' , ascendant_fta_nomenclature='' , site_production_fta_nomenclature='1' , poids_fta_nomenclature='' , id_annexe_unite='L' , quantite_piece_par_carton='' , poids_total_carton_vrac_fta_nomenclature='' , code_produit_agrologic_fta_nomenclature='0580' , etat_fta_nomenclature='1' , nom_fta_nomenclature='SCE PLT CHASSEUR AUTOGRILL L' , suffixe_agrologic_fta_nomenclature='' </text:p>
      <text:p text:style-name="P1"><text:line-break/></text:p>
      <text:p text:style-name="P4">Traitement de l'Article: 5613</text:p>
      <text:p text:style-name="P1"><text:line-break/>105613 - GARN VOL AU VENT 1.8KG AUTOGRILL CUIT créé: </text:p>
      <text:p text:style-name="P5">INSERT fta_nomenclature SET <text:s/>last_id_fta_nomenclature='0' , OLD_id_fta_composition='' , id_annexe_agrologic_article_codification='5' , id_access_recette_recette='0' , id_fta='72' , ascendant_fta_nomenclature='' , site_production_fta_nomenclature='1' , poids_fta_nomenclature='0.0208' , id_annexe_unite='kg' , quantite_piece_par_carton='' , poids_total_carton_vrac_fta_nomenclature='' , code_produit_agrologic_fta_nomenclature='5613' , etat_fta_nomenclature='1' , nom_fta_nomenclature='GARN VOL AU VENT 1.8KG AUTOGRILL CUIT' , suffixe_agrologic_fta_nomenclature='' </text:p>
      <text:p text:style-name="P1"><text:line-break/>205613 - GARN VOL AU VENT 1.8KG AUTOGRILL CRU créé: </text:p>
      <text:p text:style-name="P5"><text:soft-page-break/>INSERT fta_nomenclature SET <text:s/>last_id_fta_nomenclature='0' , OLD_id_fta_composition='' , id_annexe_agrologic_article_codification='4' , id_access_recette_recette='0' , id_fta='72' , ascendant_fta_nomenclature='' , site_production_fta_nomenclature='1' , poids_fta_nomenclature='0.0208' , id_annexe_unite='kg' , quantite_piece_par_carton='' , poids_total_carton_vrac_fta_nomenclature='' , code_produit_agrologic_fta_nomenclature='5613' , etat_fta_nomenclature='1' , nom_fta_nomenclature='GARN VOL AU VENT 1.8KG AUTOGRILL CRU' , suffixe_agrologic_fta_nomenclature='' </text:p>
      <text:p text:style-name="P1"><text:line-break/>500581 - SCE GARN VOL AU VENT AUTOGRILL L créé: </text:p>
      <text:p text:style-name="P5">INSERT fta_nomenclature SET <text:s/>last_id_fta_nomenclature='0' , OLD_id_fta_composition='' , id_annexe_agrologic_article_codification='3' , id_access_recette_recette='0' , id_fta='72' , ascendant_fta_nomenclature='' , site_production_fta_nomenclature='1' , poids_fta_nomenclature='' , id_annexe_unite='L' , quantite_piece_par_carton='' , poids_total_carton_vrac_fta_nomenclature='' , code_produit_agrologic_fta_nomenclature='0581' , etat_fta_nomenclature='1' , nom_fta_nomenclature='SCE GARN VOL AU VENT AUTOGRILL L' , suffixe_agrologic_fta_nomenclature='' </text:p>
      <text:p text:style-name="P1"><text:line-break/></text:p>
      <text:p text:style-name="P4">Traitement de l'Article: 5801</text:p>
      <text:p text:style-name="P1"><text:line-break/>205801 - FLT PLT FARCI TAPENADE 140G x8 CRU créé: </text:p>
      <text:p text:style-name="P5">INSERT fta_nomenclature SET <text:s/>last_id_fta_nomenclature='0' , OLD_id_fta_composition='' , id_annexe_agrologic_article_codification='4' , id_access_recette_recette='0' , id_fta='79' , ascendant_fta_nomenclature='' , site_production_fta_nomenclature='1' , poids_fta_nomenclature='0.0139' , id_annexe_unite='kg' , quantite_piece_par_carton='' , poids_total_carton_vrac_fta_nomenclature='' , code_produit_agrologic_fta_nomenclature='5801' , etat_fta_nomenclature='1' , nom_fta_nomenclature='FLT PLT FARCI TAPENADE 140G x8 CRU' , suffixe_agrologic_fta_nomenclature='' </text:p>
      <text:p text:style-name="P1"><text:line-break/>700335 - FLT POULET TAPENADE FARCI PIECE créé: </text:p>
      <text:p text:style-name="P5"><text:soft-page-break/>INSERT fta_nomenclature SET <text:s/>last_id_fta_nomenclature='0' , OLD_id_fta_composition='' , id_annexe_agrologic_article_codification='1' , id_access_recette_recette='0' , id_fta='79' , ascendant_fta_nomenclature='' , site_production_fta_nomenclature='1' , poids_fta_nomenclature='' , id_annexe_unite='kg' , quantite_piece_par_carton='' , poids_total_carton_vrac_fta_nomenclature='' , code_produit_agrologic_fta_nomenclature='0335' , etat_fta_nomenclature='1' , nom_fta_nomenclature='FLT POULET TAPENADE FARCI PIECE' , suffixe_agrologic_fta_nomenclature='' </text:p>
      <text:p text:style-name="P1"><text:line-break/>600096 - FCE POULET FARCI AUTRET KG créé: </text:p>
      <text:p text:style-name="P5">INSERT fta_nomenclature SET <text:s/>last_id_fta_nomenclature='0' , OLD_id_fta_composition='' , id_annexe_agrologic_article_codification='2' , id_access_recette_recette='0' , id_fta='79' , ascendant_fta_nomenclature='' , site_production_fta_nomenclature='1' , poids_fta_nomenclature='' , id_annexe_unite='kg' , quantite_piece_par_carton='' , poids_total_carton_vrac_fta_nomenclature='' , code_produit_agrologic_fta_nomenclature='0096' , etat_fta_nomenclature='1' , nom_fta_nomenclature='FCE POULET FARCI AUTRET KG' , suffixe_agrologic_fta_nomenclature='' </text:p>
      <text:p text:style-name="P1"><text:line-break/></text:p>
      <text:p text:style-name="P4">Traitement de l'Article: 5803</text:p>
      <text:p text:style-name="P1"><text:line-break/>205803 - SUP PLT CITRON ROMARIN 137.5G x8 AUT CRU créé: </text:p>
      <text:p text:style-name="P5">INSERT fta_nomenclature SET <text:s/>last_id_fta_nomenclature='0' , OLD_id_fta_composition='' , id_annexe_agrologic_article_codification='4' , id_access_recette_recette='0' , id_fta='80' , ascendant_fta_nomenclature='' , site_production_fta_nomenclature='1' , poids_fta_nomenclature='0.1667' , id_annexe_unite='kg' , quantite_piece_par_carton='' , poids_total_carton_vrac_fta_nomenclature='' , code_produit_agrologic_fta_nomenclature='5803' , etat_fta_nomenclature='1' , nom_fta_nomenclature='SUP PLT CITRON ROMARIN 137.5G x8 AUT CRU' , suffixe_agrologic_fta_nomenclature='' </text:p>
      <text:p text:style-name="P1"><text:line-break/>500511 - SAUCE SUPREME PLT CITRON ROMARIN AUT L créé: </text:p>
      <text:p text:style-name="P5"><text:soft-page-break/>INSERT fta_nomenclature SET <text:s/>last_id_fta_nomenclature='0' , OLD_id_fta_composition='' , id_annexe_agrologic_article_codification='3' , id_access_recette_recette='0' , id_fta='80' , ascendant_fta_nomenclature='' , site_production_fta_nomenclature='1' , poids_fta_nomenclature='' , id_annexe_unite='L' , quantite_piece_par_carton='' , poids_total_carton_vrac_fta_nomenclature='' , code_produit_agrologic_fta_nomenclature='0511' , etat_fta_nomenclature='1' , nom_fta_nomenclature='SAUCE SUPREME PLT CITRON ROMARIN AUT L' , suffixe_agrologic_fta_nomenclature='' </text:p>
      <text:p text:style-name="P1"><text:line-break/></text:p>
      <text:p text:style-name="P4">Traitement de l'Article: 5850</text:p>
      <text:p text:style-name="P1"><text:line-break/></text:p>
      <text:p text:style-name="P4">Traitement de l'Article: 5851</text:p>
      <text:p text:style-name="P1"><text:line-break/>205851 - CSSE PINTADE SCE FIGUE POMONA 185G CRU créé: </text:p>
      <text:p text:style-name="P5">INSERT fta_nomenclature SET <text:s/>last_id_fta_nomenclature='0' , OLD_id_fta_composition='' , id_annexe_agrologic_article_codification='4' , id_access_recette_recette='0' , id_fta='64' , ascendant_fta_nomenclature='' , site_production_fta_nomenclature='1' , poids_fta_nomenclature='0.185' , id_annexe_unite='kg' , quantite_piece_par_carton='' , poids_total_carton_vrac_fta_nomenclature='' , code_produit_agrologic_fta_nomenclature='5851' , etat_fta_nomenclature='1' , nom_fta_nomenclature='CSSE PINTADE SCE FIGUE POMONA 185G CRU' , suffixe_agrologic_fta_nomenclature='' </text:p>
      <text:p text:style-name="P1"><text:line-break/>500679 - SCE CUISSE PINTADE FIGUE TSURG L créé: </text:p>
      <text:p text:style-name="P5">INSERT fta_nomenclature SET <text:s/>last_id_fta_nomenclature='0' , OLD_id_fta_composition='' , id_annexe_agrologic_article_codification='3' , id_access_recette_recette='0' , id_fta='64' , ascendant_fta_nomenclature='' , site_production_fta_nomenclature='1' , poids_fta_nomenclature='' , id_annexe_unite='L' , quantite_piece_par_carton='' , poids_total_carton_vrac_fta_nomenclature='' , code_produit_agrologic_fta_nomenclature='0679' , etat_fta_nomenclature='1' , nom_fta_nomenclature='SCE CUISSE PINTADE FIGUE TSURG L' , suffixe_agrologic_fta_nomenclature='' </text:p>
      <text:p text:style-name="P1"><text:line-break/>700565 - PREP CUISSE PINTADE 130/150 BLC10 TSURG créé: </text:p>
      <text:p text:style-name="P5"><text:soft-page-break/>INSERT fta_nomenclature SET <text:s/>last_id_fta_nomenclature='0' , OLD_id_fta_composition='' , id_annexe_agrologic_article_codification='1' , id_access_recette_recette='0' , id_fta='64' , ascendant_fta_nomenclature='' , site_production_fta_nomenclature='1' , poids_fta_nomenclature='' , id_annexe_unite='kg' , quantite_piece_par_carton='' , poids_total_carton_vrac_fta_nomenclature='' , code_produit_agrologic_fta_nomenclature='0565' , etat_fta_nomenclature='1' , nom_fta_nomenclature='PREP CUISSE PINTADE 130/150 BLC10 TSURG' , suffixe_agrologic_fta_nomenclature='' </text:p>
      <text:p text:style-name="P1"><text:line-break/></text:p>
      <text:p text:style-name="P4">Traitement de l'Article: 5852</text:p>
      <text:p text:style-name="P1"><text:line-break/>205850 - CERF SCE POIVRE POMONA 1.8KG CRU créé: </text:p>
      <text:p text:style-name="P5">INSERT fta_nomenclature SET <text:s/>last_id_fta_nomenclature='0' , OLD_id_fta_composition='' , id_annexe_agrologic_article_codification='4' , id_access_recette_recette='0' , id_fta='595' , ascendant_fta_nomenclature='' , site_production_fta_nomenclature='1' , poids_fta_nomenclature='0.0208' , id_annexe_unite='kg' , quantite_piece_par_carton='' , poids_total_carton_vrac_fta_nomenclature='' , code_produit_agrologic_fta_nomenclature='5850' , etat_fta_nomenclature='1' , nom_fta_nomenclature='CERF SCE POIVRE POMONA 1.8KG CRU' , suffixe_agrologic_fta_nomenclature='' </text:p>
      <text:p text:style-name="P1"><text:line-break/>700453 - PREP SAUTE CERF30/50 BLC10 POMONA KG créé: </text:p>
      <text:p text:style-name="P5">INSERT fta_nomenclature SET <text:s/>last_id_fta_nomenclature='0' , OLD_id_fta_composition='' , id_annexe_agrologic_article_codification='1' , id_access_recette_recette='0' , id_fta='595' , ascendant_fta_nomenclature='' , site_production_fta_nomenclature='1' , poids_fta_nomenclature='' , id_annexe_unite='kg' , quantite_piece_par_carton='' , poids_total_carton_vrac_fta_nomenclature='' , code_produit_agrologic_fta_nomenclature='0453' , etat_fta_nomenclature='1' , nom_fta_nomenclature='PREP SAUTE CERF30/50 BLC10 POMONA KG' , suffixe_agrologic_fta_nomenclature='' </text:p>
      <text:p text:style-name="P1"><text:line-break/>500680 - SCE CERF POIVRE POMONA L créé: </text:p>
      <text:p text:style-name="P5"><text:soft-page-break/>INSERT fta_nomenclature SET <text:s/>last_id_fta_nomenclature='0' , OLD_id_fta_composition='' , id_annexe_agrologic_article_codification='3' , id_access_recette_recette='0' , id_fta='595' , ascendant_fta_nomenclature='' , site_production_fta_nomenclature='1' , poids_fta_nomenclature='' , id_annexe_unite='L' , quantite_piece_par_carton='' , poids_total_carton_vrac_fta_nomenclature='' , code_produit_agrologic_fta_nomenclature='0680' , etat_fta_nomenclature='1' , nom_fta_nomenclature='SCE CERF POIVRE POMONA L' , suffixe_agrologic_fta_nomenclature='' </text:p>
      <text:p text:style-name="P1"><text:line-break/></text:p>
      <text:p text:style-name="P4">Traitement de l'Article: 5853</text:p>
      <text:p text:style-name="P1"><text:line-break/>205853 - FLT SANDRE POMONA 100G CRU créé: </text:p>
      <text:p text:style-name="P5">INSERT fta_nomenclature SET <text:s/>last_id_fta_nomenclature='0' , OLD_id_fta_composition='' , id_annexe_agrologic_article_codification='4' , id_access_recette_recette='0' , id_fta='65' , ascendant_fta_nomenclature='' , site_production_fta_nomenclature='1' , poids_fta_nomenclature='0.1' , id_annexe_unite='kg' , quantite_piece_par_carton='' , poids_total_carton_vrac_fta_nomenclature='' , code_produit_agrologic_fta_nomenclature='5853' , etat_fta_nomenclature='1' , nom_fta_nomenclature='FLT SANDRE POMONA 100G CRU' , suffixe_agrologic_fta_nomenclature='' </text:p>
      <text:p text:style-name="P1"><text:line-break/>205852 - SCE CHAMPAGNE POMONA 60G CRU créé: </text:p>
      <text:p text:style-name="P5">INSERT fta_nomenclature SET <text:s/>last_id_fta_nomenclature='0' , OLD_id_fta_composition='' , id_annexe_agrologic_article_codification='4' , id_access_recette_recette='0' , id_fta='65' , ascendant_fta_nomenclature='' , site_production_fta_nomenclature='1' , poids_fta_nomenclature='0.06' , id_annexe_unite='kg' , quantite_piece_par_carton='' , poids_total_carton_vrac_fta_nomenclature='' , code_produit_agrologic_fta_nomenclature='5852' , etat_fta_nomenclature='1' , nom_fta_nomenclature='SCE CHAMPAGNE POMONA 60G CRU' , suffixe_agrologic_fta_nomenclature='' </text:p>
      <text:p text:style-name="P1"><text:line-break/>500681 - SCE CHAMPAGNE POMONA L créé: </text:p>
      <text:p text:style-name="P5"><text:soft-page-break/>INSERT fta_nomenclature SET <text:s/>last_id_fta_nomenclature='0' , OLD_id_fta_composition='' , id_annexe_agrologic_article_codification='3' , id_access_recette_recette='0' , id_fta='65' , ascendant_fta_nomenclature='' , site_production_fta_nomenclature='1' , poids_fta_nomenclature='' , id_annexe_unite='L' , quantite_piece_par_carton='' , poids_total_carton_vrac_fta_nomenclature='' , code_produit_agrologic_fta_nomenclature='0681' , etat_fta_nomenclature='1' , nom_fta_nomenclature='SCE CHAMPAGNE POMONA L' , suffixe_agrologic_fta_nomenclature='' </text:p>
      <text:p text:style-name="P1"><text:line-break/></text:p>
      <text:p text:style-name="P4">Traitement de l'Article: 10003</text:p>
      <text:p text:style-name="P1"><text:line-break/></text:p>
      <text:p text:style-name="P4">Traitement de l'Article: 10004</text:p>
      <text:p text:style-name="P1"><text:line-break/>123603 - VELOUTE CEPES CHATAIGNES BL 300G <text:s/>CUIT créé: </text:p>
      <text:p text:style-name="P5">INSERT fta_nomenclature SET <text:s/>last_id_fta_nomenclature='0' , OLD_id_fta_composition='' , id_annexe_agrologic_article_codification='5' , id_access_recette_recette='0' , id_fta='102' , ascendant_fta_nomenclature='' , site_production_fta_nomenclature='1' , poids_fta_nomenclature='0.3' , id_annexe_unite='kg' , quantite_piece_par_carton='' , poids_total_carton_vrac_fta_nomenclature='' , code_produit_agrologic_fta_nomenclature='3603' , etat_fta_nomenclature='1' , nom_fta_nomenclature='VELOUTE CEPES CHATAIGNES BL 300G <text:s/>CUIT' , suffixe_agrologic_fta_nomenclature='' </text:p>
      <text:p text:style-name="P1"><text:line-break/>223603 - VELOUTE CEPES CHATAIGNES BL 300G <text:s/>CRU créé: </text:p>
      <text:p text:style-name="P5">INSERT fta_nomenclature SET <text:s/>last_id_fta_nomenclature='0' , OLD_id_fta_composition='' , id_annexe_agrologic_article_codification='4' , id_access_recette_recette='0' , id_fta='102' , ascendant_fta_nomenclature='' , site_production_fta_nomenclature='1' , poids_fta_nomenclature='0.3' , id_annexe_unite='kg' , quantite_piece_par_carton='' , poids_total_carton_vrac_fta_nomenclature='' , code_produit_agrologic_fta_nomenclature='3603' , etat_fta_nomenclature='1' , nom_fta_nomenclature='VELOUTE CEPES CHATAIGNES BL 300G <text:s/>CRU' , suffixe_agrologic_fta_nomenclature='' </text:p>
      <text:p text:style-name="P1"><text:line-break/>500464 - VELOUTE CEPES LOISEAU L créé: </text:p>
      <text:p text:style-name="P5"><text:soft-page-break/>INSERT fta_nomenclature SET <text:s/>last_id_fta_nomenclature='0' , OLD_id_fta_composition='' , id_annexe_agrologic_article_codification='3' , id_access_recette_recette='0' , id_fta='102' , ascendant_fta_nomenclature='' , site_production_fta_nomenclature='1' , poids_fta_nomenclature='' , id_annexe_unite='L' , quantite_piece_par_carton='' , poids_total_carton_vrac_fta_nomenclature='' , code_produit_agrologic_fta_nomenclature='0464' , etat_fta_nomenclature='1' , nom_fta_nomenclature='VELOUTE CEPES LOISEAU L' , suffixe_agrologic_fta_nomenclature='' </text:p>
      <text:p text:style-name="P1"><text:line-break/></text:p>
      <text:p text:style-name="P4">Traitement de l'Article: 10013</text:p>
      <text:p text:style-name="P1"><text:line-break/>210111 - POULET EPICES 1.5KG CRU créé: </text:p>
      <text:p text:style-name="P5">INSERT fta_nomenclature SET <text:s/>last_id_fta_nomenclature='0' , OLD_id_fta_composition='' , id_annexe_agrologic_article_codification='4' , id_access_recette_recette='0' , id_fta='598' , ascendant_fta_nomenclature='' , site_production_fta_nomenclature='1' , poids_fta_nomenclature='0.0333' , id_annexe_unite='kg' , quantite_piece_par_carton='' , poids_total_carton_vrac_fta_nomenclature='' , code_produit_agrologic_fta_nomenclature='0111' , etat_fta_nomenclature='1' , nom_fta_nomenclature='POULET EPICES 1.5KG CRU' , suffixe_agrologic_fta_nomenclature='' </text:p>
      <text:p text:style-name="P1"><text:line-break/>500538 - SCE POULET EPICES L créé: </text:p>
      <text:p text:style-name="P5">INSERT fta_nomenclature SET <text:s/>last_id_fta_nomenclature='0' , OLD_id_fta_composition='' , id_annexe_agrologic_article_codification='3' , id_access_recette_recette='0' , id_fta='598' , ascendant_fta_nomenclature='' , site_production_fta_nomenclature='1' , poids_fta_nomenclature='' , id_annexe_unite='L' , quantite_piece_par_carton='' , poids_total_carton_vrac_fta_nomenclature='' , code_produit_agrologic_fta_nomenclature='0538' , etat_fta_nomenclature='1' , nom_fta_nomenclature='SCE POULET EPICES L' , suffixe_agrologic_fta_nomenclature='' </text:p>
      <text:p text:style-name="P1"><text:line-break/></text:p>
      <text:p text:style-name="P4">Traitement de l'Article: 10017</text:p>
      <text:p text:style-name="P1"><text:line-break/>110017 - Calamars am‚ricaine sachet 2 kg cuit créé: </text:p>
      <text:p text:style-name="P5"><text:soft-page-break/>INSERT fta_nomenclature SET <text:s/>last_id_fta_nomenclature='0' , OLD_id_fta_composition='' , id_annexe_agrologic_article_codification='5' , id_access_recette_recette='0' , id_fta='599' , ascendant_fta_nomenclature='' , site_production_fta_nomenclature='1' , poids_fta_nomenclature='2' , id_annexe_unite='kg' , quantite_piece_par_carton='' , poids_total_carton_vrac_fta_nomenclature='' , code_produit_agrologic_fta_nomenclature='0017' , etat_fta_nomenclature='1' , nom_fta_nomenclature='Calamars am‚ricaine sachet 2 kg cuit' , suffixe_agrologic_fta_nomenclature='' </text:p>
      <text:p text:style-name="P1"><text:line-break/>210017 - Calamars am‚ricaine sachet 2 kg cru créé: </text:p>
      <text:p text:style-name="P5">INSERT fta_nomenclature SET <text:s/>last_id_fta_nomenclature='0' , OLD_id_fta_composition='' , id_annexe_agrologic_article_codification='4' , id_access_recette_recette='0' , id_fta='599' , ascendant_fta_nomenclature='' , site_production_fta_nomenclature='1' , poids_fta_nomenclature='2' , id_annexe_unite='kg' , quantite_piece_par_carton='' , poids_total_carton_vrac_fta_nomenclature='' , code_produit_agrologic_fta_nomenclature='0017' , etat_fta_nomenclature='1' , nom_fta_nomenclature='Calamars am‚ricaine sachet 2 kg cru' , suffixe_agrologic_fta_nomenclature='' </text:p>
      <text:p text:style-name="P1"><text:line-break/>700415 - PREP ANNEAUX LOLIGO 40/60 BLCH 20% KG créé: </text:p>
      <text:p text:style-name="P5">INSERT fta_nomenclature SET <text:s/>last_id_fta_nomenclature='0' , OLD_id_fta_composition='' , id_annexe_agrologic_article_codification='1' , id_access_recette_recette='0' , id_fta='599' , ascendant_fta_nomenclature='' , site_production_fta_nomenclature='1' , poids_fta_nomenclature='' , id_annexe_unite='kg' , quantite_piece_par_carton='' , poids_total_carton_vrac_fta_nomenclature='' , code_produit_agrologic_fta_nomenclature='0415' , etat_fta_nomenclature='1' , nom_fta_nomenclature='PREP ANNEAUX LOLIGO 40/60 BLCH 20% KG' , suffixe_agrologic_fta_nomenclature='' </text:p>
      <text:p text:style-name="P1"><text:line-break/>500127 - SCE CALAMAR AMERICAINE TAG L créé: </text:p>
      <text:p text:style-name="P5">INSERT fta_nomenclature SET <text:s/>last_id_fta_nomenclature='0' , OLD_id_fta_composition='' , id_annexe_agrologic_article_codification='3' , id_access_recette_recette='0' , id_fta='599' , ascendant_fta_nomenclature='' , site_production_fta_nomenclature='1' , poids_fta_nomenclature='' , id_annexe_unite='L' , quantite_piece_par_carton='' , poids_total_carton_vrac_fta_nomenclature='' , code_produit_agrologic_fta_nomenclature='0127' , etat_fta_nomenclature='1' , nom_fta_nomenclature='SCE CALAMAR AMERICAINE TAG L' , suffixe_agrologic_fta_nomenclature='' </text:p>
      <text:p text:style-name="P1"><text:line-break/></text:p>
      <text:p text:style-name="P4"><text:soft-page-break/>Traitement de l'Article: 10024</text:p>
      <text:p text:style-name="P1"><text:line-break/>110024 - Canard sauce morille sachet 2kg cuit créé: </text:p>
      <text:p text:style-name="P5">INSERT fta_nomenclature SET <text:s/>last_id_fta_nomenclature='0' , OLD_id_fta_composition='' , id_annexe_agrologic_article_codification='5' , id_access_recette_recette='0' , id_fta='138' , ascendant_fta_nomenclature='' , site_production_fta_nomenclature='1' , poids_fta_nomenclature='2' , id_annexe_unite='kg' , quantite_piece_par_carton='' , poids_total_carton_vrac_fta_nomenclature='' , code_produit_agrologic_fta_nomenclature='0024' , etat_fta_nomenclature='1' , nom_fta_nomenclature='Canard sauce morille sachet 2kg cuit' , suffixe_agrologic_fta_nomenclature='' </text:p>
      <text:p text:style-name="P1"><text:line-break/>210024 - Canard sauce morille sachet 2kg cru créé: </text:p>
      <text:p text:style-name="P5">INSERT fta_nomenclature SET <text:s/>last_id_fta_nomenclature='0' , OLD_id_fta_composition='' , id_annexe_agrologic_article_codification='4' , id_access_recette_recette='0' , id_fta='138' , ascendant_fta_nomenclature='' , site_production_fta_nomenclature='1' , poids_fta_nomenclature='2' , id_annexe_unite='kg' , quantite_piece_par_carton='' , poids_total_carton_vrac_fta_nomenclature='' , code_produit_agrologic_fta_nomenclature='0024' , etat_fta_nomenclature='1' , nom_fta_nomenclature='Canard sauce morille sachet 2kg cru' , suffixe_agrologic_fta_nomenclature='' </text:p>
      <text:p text:style-name="P1"><text:line-break/>700278 - PREP MORILLES REHYDRATEES KG créé: </text:p>
      <text:p text:style-name="P5">INSERT fta_nomenclature SET <text:s/>last_id_fta_nomenclature='0' , OLD_id_fta_composition='' , id_annexe_agrologic_article_codification='1' , id_access_recette_recette='0' , id_fta='138' , ascendant_fta_nomenclature='' , site_production_fta_nomenclature='1' , poids_fta_nomenclature='' , id_annexe_unite='kg' , quantite_piece_par_carton='' , poids_total_carton_vrac_fta_nomenclature='' , code_produit_agrologic_fta_nomenclature='0278' , etat_fta_nomenclature='1' , nom_fta_nomenclature='PREP MORILLES REHYDRATEES KG' , suffixe_agrologic_fta_nomenclature='' </text:p>
      <text:p text:style-name="P1"><text:line-break/>500035 - SAUCE CUISSE CANARD MORILLE MULTI créé: </text:p>
      <text:p text:style-name="P5"><text:soft-page-break/>INSERT fta_nomenclature SET <text:s/>last_id_fta_nomenclature='0' , OLD_id_fta_composition='' , id_annexe_agrologic_article_codification='3' , id_access_recette_recette='0' , id_fta='138' , ascendant_fta_nomenclature='' , site_production_fta_nomenclature='1' , poids_fta_nomenclature='' , id_annexe_unite='L' , quantite_piece_par_carton='' , poids_total_carton_vrac_fta_nomenclature='' , code_produit_agrologic_fta_nomenclature='0035' , etat_fta_nomenclature='1' , nom_fta_nomenclature='SAUCE CUISSE CANARD MORILLE MULTI' , suffixe_agrologic_fta_nomenclature='' </text:p>
      <text:p text:style-name="P1"><text:line-break/>700315 - PREP CUISSE CANARD 160/180 BLANCHIE 25% créé: </text:p>
      <text:p text:style-name="P5">INSERT fta_nomenclature SET <text:s/>last_id_fta_nomenclature='0' , OLD_id_fta_composition='' , id_annexe_agrologic_article_codification='1' , id_access_recette_recette='0' , id_fta='138' , ascendant_fta_nomenclature='' , site_production_fta_nomenclature='1' , poids_fta_nomenclature='' , id_annexe_unite='kg' , quantite_piece_par_carton='' , poids_total_carton_vrac_fta_nomenclature='' , code_produit_agrologic_fta_nomenclature='0315' , etat_fta_nomenclature='1' , nom_fta_nomenclature='PREP CUISSE CANARD 160/180 BLANCHIE 25%' , suffixe_agrologic_fta_nomenclature='' </text:p>
      <text:p text:style-name="P1"><text:line-break/></text:p>
      <text:p text:style-name="P4">Traitement de l'Article: 10034</text:p>
      <text:p text:style-name="P1"><text:line-break/>110034 - SAUCE AUTRUCHE FR 80G SYS U CUIT créé: </text:p>
      <text:p text:style-name="P5">INSERT fta_nomenclature SET <text:s/>last_id_fta_nomenclature='0' , OLD_id_fta_composition='' , id_annexe_agrologic_article_codification='5' , id_access_recette_recette='0' , id_fta='335' , ascendant_fta_nomenclature='' , site_production_fta_nomenclature='1' , poids_fta_nomenclature='0.08' , id_annexe_unite='kg' , quantite_piece_par_carton='' , poids_total_carton_vrac_fta_nomenclature='' , code_produit_agrologic_fta_nomenclature='0034' , etat_fta_nomenclature='1' , nom_fta_nomenclature='SAUCE AUTRUCHE FR 80G SYS U CUIT' , suffixe_agrologic_fta_nomenclature='' </text:p>
      <text:p text:style-name="P1"><text:line-break/>210034 - SAUCE AUTRUCHE FR 80G SYS U CRU créé: </text:p>
      <text:p text:style-name="P5"><text:soft-page-break/>INSERT fta_nomenclature SET <text:s/>last_id_fta_nomenclature='0' , OLD_id_fta_composition='' , id_annexe_agrologic_article_codification='4' , id_access_recette_recette='0' , id_fta='335' , ascendant_fta_nomenclature='' , site_production_fta_nomenclature='1' , poids_fta_nomenclature='0.08' , id_annexe_unite='kg' , quantite_piece_par_carton='' , poids_total_carton_vrac_fta_nomenclature='' , code_produit_agrologic_fta_nomenclature='0034' , etat_fta_nomenclature='1' , nom_fta_nomenclature='SAUCE AUTRUCHE FR 80G SYS U CRU' , suffixe_agrologic_fta_nomenclature='' </text:p>
      <text:p text:style-name="P1"><text:line-break/></text:p>
      <text:p text:style-name="P4">Traitement de l'Article: 10040</text:p>
      <text:p text:style-name="P1"><text:line-break/>110040 - PETIT SALE LENTILLE AUCHAN 1.81KG CUIT créé: </text:p>
      <text:p text:style-name="P5">INSERT fta_nomenclature SET <text:s/>last_id_fta_nomenclature='0' , OLD_id_fta_composition='' , id_annexe_agrologic_article_codification='5' , id_access_recette_recette='0' , id_fta='600' , ascendant_fta_nomenclature='' , site_production_fta_nomenclature='1' , poids_fta_nomenclature='0.0123' , id_annexe_unite='kg' , quantite_piece_par_carton='' , poids_total_carton_vrac_fta_nomenclature='' , code_produit_agrologic_fta_nomenclature='0040' , etat_fta_nomenclature='1' , nom_fta_nomenclature='PETIT SALE LENTILLE AUCHAN 1.81KG CUIT' , suffixe_agrologic_fta_nomenclature='' </text:p>
      <text:p text:style-name="P1"><text:line-break/>210040 - PETIT SALE LENTILLE AUCHAN 1.81KG CRU créé: </text:p>
      <text:p text:style-name="P5">INSERT fta_nomenclature SET <text:s/>last_id_fta_nomenclature='0' , OLD_id_fta_composition='' , id_annexe_agrologic_article_codification='4' , id_access_recette_recette='0' , id_fta='600' , ascendant_fta_nomenclature='' , site_production_fta_nomenclature='1' , poids_fta_nomenclature='0.0123' , id_annexe_unite='kg' , quantite_piece_par_carton='' , poids_total_carton_vrac_fta_nomenclature='' , code_produit_agrologic_fta_nomenclature='0040' , etat_fta_nomenclature='1' , nom_fta_nomenclature='PETIT SALE LENTILLE AUCHAN 1.81KG CRU' , suffixe_agrologic_fta_nomenclature='' </text:p>
      <text:p text:style-name="P1"><text:line-break/>500052 - SAUCE PETIT SALE créé: </text:p>
      <text:p text:style-name="P5"><text:soft-page-break/>INSERT fta_nomenclature SET <text:s/>last_id_fta_nomenclature='0' , OLD_id_fta_composition='' , id_annexe_agrologic_article_codification='3' , id_access_recette_recette='0' , id_fta='600' , ascendant_fta_nomenclature='' , site_production_fta_nomenclature='1' , poids_fta_nomenclature='' , id_annexe_unite='L' , quantite_piece_par_carton='' , poids_total_carton_vrac_fta_nomenclature='' , code_produit_agrologic_fta_nomenclature='0052' , etat_fta_nomenclature='1' , nom_fta_nomenclature='SAUCE PETIT SALE' , suffixe_agrologic_fta_nomenclature='' </text:p>
      <text:p text:style-name="P1"><text:line-break/>110041 - PETIT SALE CHARCUTERIE AUCHAN 900G CUIT créé: </text:p>
      <text:p text:style-name="P5">INSERT fta_nomenclature SET <text:s/>last_id_fta_nomenclature='0' , OLD_id_fta_composition='' , id_annexe_agrologic_article_codification='5' , id_access_recette_recette='0' , id_fta='600' , ascendant_fta_nomenclature='' , site_production_fta_nomenclature='1' , poids_fta_nomenclature='0.9' , id_annexe_unite='kg' , quantite_piece_par_carton='' , poids_total_carton_vrac_fta_nomenclature='' , code_produit_agrologic_fta_nomenclature='0041' , etat_fta_nomenclature='1' , nom_fta_nomenclature='PETIT SALE CHARCUTERIE AUCHAN 900G CUIT' , suffixe_agrologic_fta_nomenclature='' </text:p>
      <text:p text:style-name="P1"><text:line-break/>210041 - PETIT SALE CHARCUTERIE AUCHAN 900G CRU créé: </text:p>
      <text:p text:style-name="P5">INSERT fta_nomenclature SET <text:s/>last_id_fta_nomenclature='0' , OLD_id_fta_composition='' , id_annexe_agrologic_article_codification='4' , id_access_recette_recette='0' , id_fta='600' , ascendant_fta_nomenclature='' , site_production_fta_nomenclature='1' , poids_fta_nomenclature='0.9' , id_annexe_unite='kg' , quantite_piece_par_carton='' , poids_total_carton_vrac_fta_nomenclature='' , code_produit_agrologic_fta_nomenclature='0041' , etat_fta_nomenclature='1' , nom_fta_nomenclature='PETIT SALE CHARCUTERIE AUCHAN 900G CRU' , suffixe_agrologic_fta_nomenclature='' </text:p>
      <text:p text:style-name="P1"><text:line-break/></text:p>
      <text:p text:style-name="P4">Traitement de l'Article: 10044</text:p>
      <text:p text:style-name="P1"><text:line-break/></text:p>
      <text:p text:style-name="P4">Traitement de l'Article: 10048</text:p>
      <text:p text:style-name="P1"><text:line-break/>110048 - PIEDS PAQUETS 3 KG CUIT créé: </text:p>
      <text:p text:style-name="P5"><text:soft-page-break/>INSERT fta_nomenclature SET <text:s/>last_id_fta_nomenclature='0' , OLD_id_fta_composition='' , id_annexe_agrologic_article_codification='5' , id_access_recette_recette='0' , id_fta='602' , ascendant_fta_nomenclature='' , site_production_fta_nomenclature='1' , poids_fta_nomenclature='3' , id_annexe_unite='kg' , quantite_piece_par_carton='' , poids_total_carton_vrac_fta_nomenclature='' , code_produit_agrologic_fta_nomenclature='0048' , etat_fta_nomenclature='1' , nom_fta_nomenclature='PIEDS PAQUETS 3 KG CUIT' , suffixe_agrologic_fta_nomenclature='' </text:p>
      <text:p text:style-name="P1"><text:line-break/>210048 - PIEDS PAQUETS 3 KG CRU créé: </text:p>
      <text:p text:style-name="P5">INSERT fta_nomenclature SET <text:s/>last_id_fta_nomenclature='0' , OLD_id_fta_composition='' , id_annexe_agrologic_article_codification='4' , id_access_recette_recette='0' , id_fta='602' , ascendant_fta_nomenclature='' , site_production_fta_nomenclature='1' , poids_fta_nomenclature='3' , id_annexe_unite='kg' , quantite_piece_par_carton='' , poids_total_carton_vrac_fta_nomenclature='' , code_produit_agrologic_fta_nomenclature='0048' , etat_fta_nomenclature='1' , nom_fta_nomenclature='PIEDS PAQUETS 3 KG CRU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602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10050</text:p>
      <text:p text:style-name="P1"><text:line-break/></text:p>
      <text:p text:style-name="P4">Traitement de l'Article: 10051</text:p>
      <text:p text:style-name="P1"><text:line-break/></text:p>
      <text:p text:style-name="P4"><text:soft-page-break/>Traitement de l'Article: 10052</text:p>
      <text:p text:style-name="P1"><text:line-break/>210052 - FAJITAS PLT 2.4KG CRU créé: </text:p>
      <text:p text:style-name="P5">INSERT fta_nomenclature SET <text:s/>last_id_fta_nomenclature='0' , OLD_id_fta_composition='' , id_annexe_agrologic_article_codification='4' , id_access_recette_recette='0' , id_fta='143' , ascendant_fta_nomenclature='' , site_production_fta_nomenclature='1' , poids_fta_nomenclature='0.0833' , id_annexe_unite='kg' , quantite_piece_par_carton='' , poids_total_carton_vrac_fta_nomenclature='' , code_produit_agrologic_fta_nomenclature='0052' , etat_fta_nomenclature='1' , nom_fta_nomenclature='FAJITAS PLT 2.4KG CRU' , suffixe_agrologic_fta_nomenclature='' </text:p>
      <text:p text:style-name="P1"><text:line-break/>700296 - PREP FAJITAS PLT KG créé: </text:p>
      <text:p text:style-name="P5">INSERT fta_nomenclature SET <text:s/>last_id_fta_nomenclature='0' , OLD_id_fta_composition='' , id_annexe_agrologic_article_codification='1' , id_access_recette_recette='0' , id_fta='143' , ascendant_fta_nomenclature='' , site_production_fta_nomenclature='1' , poids_fta_nomenclature='' , id_annexe_unite='kg' , quantite_piece_par_carton='' , poids_total_carton_vrac_fta_nomenclature='' , code_produit_agrologic_fta_nomenclature='0296' , etat_fta_nomenclature='1' , nom_fta_nomenclature='PREP FAJITAS PLT KG' , suffixe_agrologic_fta_nomenclature='' </text:p>
      <text:p text:style-name="P1"><text:line-break/></text:p>
      <text:p text:style-name="P4">Traitement de l'Article: 10053</text:p>
      <text:p text:style-name="P1"><text:line-break/>110053 - TRAVERS DE PORC SCE BBQ CUIT créé: </text:p>
      <text:p text:style-name="P5">INSERT fta_nomenclature SET <text:s/>last_id_fta_nomenclature='0' , OLD_id_fta_composition='' , id_annexe_agrologic_article_codification='5' , id_access_recette_recette='0' , id_fta='52' , ascendant_fta_nomenclature='' , site_production_fta_nomenclature='1' , poids_fta_nomenclature='0.0667' , id_annexe_unite='kg' , quantite_piece_par_carton='' , poids_total_carton_vrac_fta_nomenclature='' , code_produit_agrologic_fta_nomenclature='0053' , etat_fta_nomenclature='1' , nom_fta_nomenclature='TRAVERS DE PORC SCE BBQ CUIT' , suffixe_agrologic_fta_nomenclature='' </text:p>
      <text:p text:style-name="P1"><text:line-break/>210053 - TRAVERS DE PORC SCE BBQ CRU créé: </text:p>
      <text:p text:style-name="P5"><text:soft-page-break/>INSERT fta_nomenclature SET <text:s/>last_id_fta_nomenclature='0' , OLD_id_fta_composition='' , id_annexe_agrologic_article_codification='4' , id_access_recette_recette='0' , id_fta='52' , ascendant_fta_nomenclature='' , site_production_fta_nomenclature='1' , poids_fta_nomenclature='0.0667' , id_annexe_unite='kg' , quantite_piece_par_carton='' , poids_total_carton_vrac_fta_nomenclature='' , code_produit_agrologic_fta_nomenclature='0053' , etat_fta_nomenclature='1' , nom_fta_nomenclature='TRAVERS DE PORC SCE BBQ CRU' , suffixe_agrologic_fta_nomenclature='' </text:p>
      <text:p text:style-name="P1"><text:line-break/>500094 - SAUCE TRAVERS TEXMEX créé: </text:p>
      <text:p text:style-name="P5">INSERT fta_nomenclature SET <text:s/>last_id_fta_nomenclature='0' , OLD_id_fta_composition='' , id_annexe_agrologic_article_codification='3' , id_access_recette_recette='0' , id_fta='52' , ascendant_fta_nomenclature='' , site_production_fta_nomenclature='1' , poids_fta_nomenclature='' , id_annexe_unite='L' , quantite_piece_par_carton='' , poids_total_carton_vrac_fta_nomenclature='' , code_produit_agrologic_fta_nomenclature='0094' , etat_fta_nomenclature='1' , nom_fta_nomenclature='SAUCE TRAVERS TEXMEX' , suffixe_agrologic_fta_nomenclature='' </text:p>
      <text:p text:style-name="P1"><text:line-break/></text:p>
      <text:p text:style-name="P4">Traitement de l'Article: 10062</text:p>
      <text:p text:style-name="P1"><text:line-break/></text:p>
      <text:p text:style-name="P4">Traitement de l'Article: 10064</text:p>
      <text:p text:style-name="P1"><text:line-break/></text:p>
      <text:p text:style-name="P4">Traitement de l'Article: 10067</text:p>
      <text:p text:style-name="P1"><text:line-break/></text:p>
      <text:p text:style-name="P4">Traitement de l'Article: 10073</text:p>
      <text:p text:style-name="P1"><text:line-break/></text:p>
      <text:p text:style-name="P4">Traitement de l'Article: 10074</text:p>
      <text:p text:style-name="P1"><text:line-break/>210074 - PAELLA ROYALE KIT RIZ 2.5KG CRU créé: </text:p>
      <text:p text:style-name="P5"><text:soft-page-break/>INSERT fta_nomenclature SET <text:s/>last_id_fta_nomenclature='0' , OLD_id_fta_composition='' , id_annexe_agrologic_article_codification='4' , id_access_recette_recette='0' , id_fta='292' , ascendant_fta_nomenclature='' , site_production_fta_nomenclature='1' , poids_fta_nomenclature='0.0667' , id_annexe_unite='kg' , quantite_piece_par_carton='' , poids_total_carton_vrac_fta_nomenclature='' , code_produit_agrologic_fta_nomenclature='0074' , etat_fta_nomenclature='1' , nom_fta_nomenclature='PAELLA ROYALE KIT RIZ 2.5KG CRU' , suffixe_agrologic_fta_nomenclature='' </text:p>
      <text:p text:style-name="P1"><text:line-break/>500085 - SAUCE PAELLA TRAITEUR créé: </text:p>
      <text:p text:style-name="P5">INSERT fta_nomenclature SET <text:s/>last_id_fta_nomenclature='0' , OLD_id_fta_composition='' , id_annexe_agrologic_article_codification='3' , id_access_recette_recette='0' , id_fta='292' , ascendant_fta_nomenclature='' , site_production_fta_nomenclature='1' , poids_fta_nomenclature='' , id_annexe_unite='L' , quantite_piece_par_carton='' , poids_total_carton_vrac_fta_nomenclature='' , code_produit_agrologic_fta_nomenclature='0085' , etat_fta_nomenclature='1' , nom_fta_nomenclature='SAUCE PAELLA TRAITEUR' , suffixe_agrologic_fta_nomenclature='' </text:p>
      <text:p text:style-name="P1"><text:line-break/>210075 - PAELLA ROYALE GARNITURE 1.8KG CRU créé: </text:p>
      <text:p text:style-name="P5">INSERT fta_nomenclature SET <text:s/>last_id_fta_nomenclature='0' , OLD_id_fta_composition='' , id_annexe_agrologic_article_codification='4' , id_access_recette_recette='0' , id_fta='292' , ascendant_fta_nomenclature='' , site_production_fta_nomenclature='1' , poids_fta_nomenclature='0.0179' , id_annexe_unite='kg' , quantite_piece_par_carton='' , poids_total_carton_vrac_fta_nomenclature='' , code_produit_agrologic_fta_nomenclature='0075' , etat_fta_nomenclature='1' , nom_fta_nomenclature='PAELLA ROYALE GARNITURE 1.8KG CRU' , suffixe_agrologic_fta_nomenclature='' </text:p>
      <text:p text:style-name="P1"><text:line-break/>500085 - SAUCE PAELLA TRAITEUR créé: </text:p>
      <text:p text:style-name="P5">INSERT fta_nomenclature SET <text:s/>last_id_fta_nomenclature='0' , OLD_id_fta_composition='' , id_annexe_agrologic_article_codification='3' , id_access_recette_recette='0' , id_fta='292' , ascendant_fta_nomenclature='' , site_production_fta_nomenclature='1' , poids_fta_nomenclature='' , id_annexe_unite='L' , quantite_piece_par_carton='' , poids_total_carton_vrac_fta_nomenclature='' , code_produit_agrologic_fta_nomenclature='0085' , etat_fta_nomenclature='1' , nom_fta_nomenclature='SAUCE PAELLA TRAITEUR' , suffixe_agrologic_fta_nomenclature='' </text:p>
      <text:p text:style-name="P1"><text:line-break/>700279 - PREP PILON A/C COLORE KG créé: </text:p>
      <text:p text:style-name="P5"><text:soft-page-break/>INSERT fta_nomenclature SET <text:s/>last_id_fta_nomenclature='0' , OLD_id_fta_composition='' , id_annexe_agrologic_article_codification='1' , id_access_recette_recette='0' , id_fta='292' , ascendant_fta_nomenclature='' , site_production_fta_nomenclature='1' , poids_fta_nomenclature='' , id_annexe_unite='kg' , quantite_piece_par_carton='' , poids_total_carton_vrac_fta_nomenclature='' , code_produit_agrologic_fta_nomenclature='0279' , etat_fta_nomenclature='1' , nom_fta_nomenclature='PREP PILON A/C COLORE KG' , suffixe_agrologic_fta_nomenclature='' </text:p>
      <text:p text:style-name="P1"><text:line-break/></text:p>
      <text:p text:style-name="P4">Traitement de l'Article: 10078</text:p>
      <text:p text:style-name="P1"><text:line-break/>210078 - SEICHES SCE PIQUANTE 1.5KG CRU créé: </text:p>
      <text:p text:style-name="P5">INSERT fta_nomenclature SET <text:s/>last_id_fta_nomenclature='0' , OLD_id_fta_composition='' , id_annexe_agrologic_article_codification='4' , id_access_recette_recette='0' , id_fta='100' , ascendant_fta_nomenclature='' , site_production_fta_nomenclature='1' , poids_fta_nomenclature='0.0333' , id_annexe_unite='kg' , quantite_piece_par_carton='' , poids_total_carton_vrac_fta_nomenclature='' , code_produit_agrologic_fta_nomenclature='0078' , etat_fta_nomenclature='1' , nom_fta_nomenclature='SEICHES SCE PIQUANTE 1.5KG CRU' , suffixe_agrologic_fta_nomenclature='' </text:p>
      <text:p text:style-name="P1"><text:line-break/>500488 - SAUCE SEICHES PIQUANTES <text:s/>L créé: </text:p>
      <text:p text:style-name="P5">INSERT fta_nomenclature SET <text:s/>last_id_fta_nomenclature='0' , OLD_id_fta_composition='' , id_annexe_agrologic_article_codification='3' , id_access_recette_recette='0' , id_fta='100' , ascendant_fta_nomenclature='' , site_production_fta_nomenclature='1' , poids_fta_nomenclature='' , id_annexe_unite='L' , quantite_piece_par_carton='' , poids_total_carton_vrac_fta_nomenclature='' , code_produit_agrologic_fta_nomenclature='0488' , etat_fta_nomenclature='1' , nom_fta_nomenclature='SAUCE SEICHES PIQUANTES <text:s/>L' , suffixe_agrologic_fta_nomenclature='' </text:p>
      <text:p text:style-name="P1"><text:line-break/>700411 - PREP SEICHE 40/60 BLC 50% KG créé: </text:p>
      <text:p text:style-name="P5"><text:soft-page-break/>INSERT fta_nomenclature SET <text:s/>last_id_fta_nomenclature='0' , OLD_id_fta_composition='' , id_annexe_agrologic_article_codification='1' , id_access_recette_recette='0' , id_fta='100' , ascendant_fta_nomenclature='' , site_production_fta_nomenclature='1' , poids_fta_nomenclature='' , id_annexe_unite='kg' , quantite_piece_par_carton='' , poids_total_carton_vrac_fta_nomenclature='' , code_produit_agrologic_fta_nomenclature='0411' , etat_fta_nomenclature='1' , nom_fta_nomenclature='PREP SEICHE 40/60 BLC 50% KG' , suffixe_agrologic_fta_nomenclature='' </text:p>
      <text:p text:style-name="P1"><text:line-break/>700425 - PREP GARN SEICHE SCE PIQUANTE TR NAA KG créé: </text:p>
      <text:p text:style-name="P5">INSERT fta_nomenclature SET <text:s/>last_id_fta_nomenclature='0' , OLD_id_fta_composition='' , id_annexe_agrologic_article_codification='1' , id_access_recette_recette='0' , id_fta='100' , ascendant_fta_nomenclature='' , site_production_fta_nomenclature='1' , poids_fta_nomenclature='' , id_annexe_unite='kg' , quantite_piece_par_carton='' , poids_total_carton_vrac_fta_nomenclature='' , code_produit_agrologic_fta_nomenclature='0425' , etat_fta_nomenclature='1' , nom_fta_nomenclature='PREP GARN SEICHE SCE PIQUANTE TR NAA KG' , suffixe_agrologic_fta_nomenclature='' </text:p>
      <text:p text:style-name="P1"><text:line-break/></text:p>
      <text:p text:style-name="P4">Traitement de l'Article: 10079</text:p>
      <text:p text:style-name="P1"><text:line-break/></text:p>
      <text:p text:style-name="P4">Traitement de l'Article: 10084</text:p>
      <text:p text:style-name="P1"><text:line-break/></text:p>
      <text:p text:style-name="P4">Traitement de l'Article: 10087</text:p>
      <text:p text:style-name="P1"><text:line-break/></text:p>
      <text:p text:style-name="P4">Traitement de l'Article: 10088</text:p>
      <text:p text:style-name="P1"><text:line-break/></text:p>
      <text:p text:style-name="P4">Traitement de l'Article: 10089</text:p>
      <text:p text:style-name="P1"><text:line-break/></text:p>
      <text:p text:style-name="P4">Traitement de l'Article: 10091</text:p>
      <text:p text:style-name="P1"><text:line-break/>110091 - BOEUF CANTONAISE 1.5KG CUIT créé: </text:p>
      <text:p text:style-name="P5"><text:soft-page-break/>INSERT fta_nomenclature SET <text:s/>last_id_fta_nomenclature='0' , OLD_id_fta_composition='' , id_annexe_agrologic_article_codification='5' , id_access_recette_recette='0' , id_fta='610' , ascendant_fta_nomenclature='' , site_production_fta_nomenclature='1' , poids_fta_nomenclature='0.0333' , id_annexe_unite='kg' , quantite_piece_par_carton='' , poids_total_carton_vrac_fta_nomenclature='' , code_produit_agrologic_fta_nomenclature='0091' , etat_fta_nomenclature='1' , nom_fta_nomenclature='BOEUF CANTONAISE 1.5KG CUIT' , suffixe_agrologic_fta_nomenclature='' </text:p>
      <text:p text:style-name="P1"><text:line-break/>210091 - BOEUF CANTONAISE 1.5KG CRU créé: </text:p>
      <text:p text:style-name="P5">INSERT fta_nomenclature SET <text:s/>last_id_fta_nomenclature='0' , OLD_id_fta_composition='' , id_annexe_agrologic_article_codification='4' , id_access_recette_recette='0' , id_fta='610' , ascendant_fta_nomenclature='' , site_production_fta_nomenclature='1' , poids_fta_nomenclature='0.0333' , id_annexe_unite='kg' , quantite_piece_par_carton='' , poids_total_carton_vrac_fta_nomenclature='' , code_produit_agrologic_fta_nomenclature='0091' , etat_fta_nomenclature='1' , nom_fta_nomenclature='BOEUF CANTONAISE 1.5KG CRU' , suffixe_agrologic_fta_nomenclature='' </text:p>
      <text:p text:style-name="P1"><text:line-break/>500122 - SAUCE BOEUF CANTONAISE créé: </text:p>
      <text:p text:style-name="P5">INSERT fta_nomenclature SET <text:s/>last_id_fta_nomenclature='0' , OLD_id_fta_composition='' , id_annexe_agrologic_article_codification='3' , id_access_recette_recette='0' , id_fta='610' , ascendant_fta_nomenclature='' , site_production_fta_nomenclature='1' , poids_fta_nomenclature='' , id_annexe_unite='L' , quantite_piece_par_carton='' , poids_total_carton_vrac_fta_nomenclature='' , code_produit_agrologic_fta_nomenclature='0122' , etat_fta_nomenclature='1' , nom_fta_nomenclature='SAUCE BOEUF CANTONAISE' , suffixe_agrologic_fta_nomenclature='' </text:p>
      <text:p text:style-name="P1"><text:line-break/></text:p>
      <text:p text:style-name="P4">Traitement de l'Article: 10093</text:p>
      <text:p text:style-name="P1"><text:line-break/>110093 - PORC AUX 5 PARFUMS 1.5KG CUIT créé: </text:p>
      <text:p text:style-name="P5"><text:soft-page-break/>INSERT fta_nomenclature SET <text:s/>last_id_fta_nomenclature='0' , OLD_id_fta_composition='' , id_annexe_agrologic_article_codification='5' , id_access_recette_recette='0' , id_fta='611' , ascendant_fta_nomenclature='' , site_production_fta_nomenclature='1' , poids_fta_nomenclature='0.0333' , id_annexe_unite='kg' , quantite_piece_par_carton='' , poids_total_carton_vrac_fta_nomenclature='' , code_produit_agrologic_fta_nomenclature='0093' , etat_fta_nomenclature='1' , nom_fta_nomenclature='PORC AUX 5 PARFUMS 1.5KG CUIT' , suffixe_agrologic_fta_nomenclature='' </text:p>
      <text:p text:style-name="P1"><text:line-break/>210093 - PORC AUX 5 PARFUMS 1.5KG CRU créé: </text:p>
      <text:p text:style-name="P5">INSERT fta_nomenclature SET <text:s/>last_id_fta_nomenclature='0' , OLD_id_fta_composition='' , id_annexe_agrologic_article_codification='4' , id_access_recette_recette='0' , id_fta='611' , ascendant_fta_nomenclature='' , site_production_fta_nomenclature='1' , poids_fta_nomenclature='0.0333' , id_annexe_unite='kg' , quantite_piece_par_carton='' , poids_total_carton_vrac_fta_nomenclature='' , code_produit_agrologic_fta_nomenclature='0093' , etat_fta_nomenclature='1' , nom_fta_nomenclature='PORC AUX 5 PARFUMS 1.5KG CRU' , suffixe_agrologic_fta_nomenclature='' </text:p>
      <text:p text:style-name="P1"><text:line-break/>500018 - SAUCE PORC AUX 5 PARFUMS créé: </text:p>
      <text:p text:style-name="P5">INSERT fta_nomenclature SET <text:s/>last_id_fta_nomenclature='0' , OLD_id_fta_composition='' , id_annexe_agrologic_article_codification='3' , id_access_recette_recette='0' , id_fta='611' , ascendant_fta_nomenclature='' , site_production_fta_nomenclature='1' , poids_fta_nomenclature='' , id_annexe_unite='L' , quantite_piece_par_carton='' , poids_total_carton_vrac_fta_nomenclature='' , code_produit_agrologic_fta_nomenclature='0018' , etat_fta_nomenclature='1' , nom_fta_nomenclature='SAUCE PORC AUX 5 PARFUMS' , suffixe_agrologic_fta_nomenclature='' </text:p>
      <text:p text:style-name="P1"><text:line-break/></text:p>
      <text:p text:style-name="P4">Traitement de l'Article: 10095</text:p>
      <text:p text:style-name="P1"><text:line-break/></text:p>
      <text:p text:style-name="P4">Traitement de l'Article: 10097</text:p>
      <text:p text:style-name="P1"><text:line-break/></text:p>
      <text:p text:style-name="P4">Traitement de l'Article: 10100</text:p>
      <text:p text:style-name="P1"><text:line-break/></text:p>
      <text:p text:style-name="P4"><text:soft-page-break/>Traitement de l'Article: 10103</text:p>
      <text:p text:style-name="P1"><text:line-break/></text:p>
      <text:p text:style-name="P4">Traitement de l'Article: 10105</text:p>
      <text:p text:style-name="P1"><text:line-break/></text:p>
      <text:p text:style-name="P4">Traitement de l'Article: 10111</text:p>
      <text:p text:style-name="P1"><text:line-break/>210111 - POULET EPICES 1.5KG CRU créé: </text:p>
      <text:p text:style-name="P5">INSERT fta_nomenclature SET <text:s/>last_id_fta_nomenclature='0' , OLD_id_fta_composition='' , id_annexe_agrologic_article_codification='4' , id_access_recette_recette='0' , id_fta='154' , ascendant_fta_nomenclature='' , site_production_fta_nomenclature='1' , poids_fta_nomenclature='0.0333' , id_annexe_unite='kg' , quantite_piece_par_carton='' , poids_total_carton_vrac_fta_nomenclature='' , code_produit_agrologic_fta_nomenclature='0111' , etat_fta_nomenclature='1' , nom_fta_nomenclature='POULET EPICES 1.5KG CRU' , suffixe_agrologic_fta_nomenclature='' </text:p>
      <text:p text:style-name="P1"><text:line-break/>500538 - SCE POULET EPICES L créé: </text:p>
      <text:p text:style-name="P5">INSERT fta_nomenclature SET <text:s/>last_id_fta_nomenclature='0' , OLD_id_fta_composition='' , id_annexe_agrologic_article_codification='3' , id_access_recette_recette='0' , id_fta='154' , ascendant_fta_nomenclature='' , site_production_fta_nomenclature='1' , poids_fta_nomenclature='' , id_annexe_unite='L' , quantite_piece_par_carton='' , poids_total_carton_vrac_fta_nomenclature='' , code_produit_agrologic_fta_nomenclature='0538' , etat_fta_nomenclature='1' , nom_fta_nomenclature='SCE POULET EPICES L' , suffixe_agrologic_fta_nomenclature='' </text:p>
      <text:p text:style-name="P1"><text:line-break/></text:p>
      <text:p text:style-name="P4">Traitement de l'Article: 10120</text:p>
      <text:p text:style-name="P1"><text:line-break/></text:p>
      <text:p text:style-name="P4">Traitement de l'Article: 10122</text:p>
      <text:p text:style-name="P1"><text:line-break/></text:p>
      <text:p text:style-name="P4">Traitement de l'Article: 10123</text:p>
      <text:p text:style-name="P1"><text:line-break/></text:p>
      <text:p text:style-name="P4"><text:soft-page-break/>Traitement de l'Article: 10124</text:p>
      <text:p text:style-name="P1"><text:line-break/></text:p>
      <text:p text:style-name="P4">Traitement de l'Article: 10125</text:p>
      <text:p text:style-name="P1"><text:line-break/></text:p>
      <text:p text:style-name="P4">Traitement de l'Article: 10126</text:p>
      <text:p text:style-name="P1"><text:line-break/></text:p>
      <text:p text:style-name="P4">Traitement de l'Article: 10128</text:p>
      <text:p text:style-name="P1"><text:line-break/></text:p>
      <text:p text:style-name="P4">Traitement de l'Article: 10129</text:p>
      <text:p text:style-name="P1"><text:line-break/>110078 - SEICHES SCE PIQUANTE 1.5KG CUIT créé: </text:p>
      <text:p text:style-name="P5">INSERT fta_nomenclature SET <text:s/>last_id_fta_nomenclature='0' , OLD_id_fta_composition='' , id_annexe_agrologic_article_codification='5' , id_access_recette_recette='0' , id_fta='145' , ascendant_fta_nomenclature='' , site_production_fta_nomenclature='1' , poids_fta_nomenclature='0.0333' , id_annexe_unite='kg' , quantite_piece_par_carton='' , poids_total_carton_vrac_fta_nomenclature='' , code_produit_agrologic_fta_nomenclature='0078' , etat_fta_nomenclature='1' , nom_fta_nomenclature='SEICHES SCE PIQUANTE 1.5KG CUIT' , suffixe_agrologic_fta_nomenclature='' </text:p>
      <text:p text:style-name="P1"><text:line-break/>210078 - SEICHES SCE PIQUANTE 1.5KG CRU créé: </text:p>
      <text:p text:style-name="P5">INSERT fta_nomenclature SET <text:s/>last_id_fta_nomenclature='0' , OLD_id_fta_composition='' , id_annexe_agrologic_article_codification='4' , id_access_recette_recette='0' , id_fta='145' , ascendant_fta_nomenclature='' , site_production_fta_nomenclature='1' , poids_fta_nomenclature='0.0333' , id_annexe_unite='kg' , quantite_piece_par_carton='' , poids_total_carton_vrac_fta_nomenclature='' , code_produit_agrologic_fta_nomenclature='0078' , etat_fta_nomenclature='1' , nom_fta_nomenclature='SEICHES SCE PIQUANTE 1.5KG CRU' , suffixe_agrologic_fta_nomenclature='' </text:p>
      <text:p text:style-name="P1"><text:line-break/>500488 - SAUCE SEICHES PIQUANTES <text:s/>L créé: </text:p>
      <text:p text:style-name="P5"><text:soft-page-break/>INSERT fta_nomenclature SET <text:s/>last_id_fta_nomenclature='0' , OLD_id_fta_composition='' , id_annexe_agrologic_article_codification='3' , id_access_recette_recette='0' , id_fta='145' , ascendant_fta_nomenclature='' , site_production_fta_nomenclature='1' , poids_fta_nomenclature='' , id_annexe_unite='L' , quantite_piece_par_carton='' , poids_total_carton_vrac_fta_nomenclature='' , code_produit_agrologic_fta_nomenclature='0488' , etat_fta_nomenclature='1' , nom_fta_nomenclature='SAUCE SEICHES PIQUANTES <text:s/>L' , suffixe_agrologic_fta_nomenclature='' </text:p>
      <text:p text:style-name="P1"><text:line-break/>700411 - PREP SEICHE 40/60 BLC 50% KG créé: </text:p>
      <text:p text:style-name="P5">INSERT fta_nomenclature SET <text:s/>last_id_fta_nomenclature='0' , OLD_id_fta_composition='' , id_annexe_agrologic_article_codification='1' , id_access_recette_recette='0' , id_fta='145' , ascendant_fta_nomenclature='' , site_production_fta_nomenclature='1' , poids_fta_nomenclature='' , id_annexe_unite='kg' , quantite_piece_par_carton='' , poids_total_carton_vrac_fta_nomenclature='' , code_produit_agrologic_fta_nomenclature='0411' , etat_fta_nomenclature='1' , nom_fta_nomenclature='PREP SEICHE 40/60 BLC 50% KG' , suffixe_agrologic_fta_nomenclature='' </text:p>
      <text:p text:style-name="P1"><text:line-break/>700425 - PREP GARN SEICHE SCE PIQUANTE TR NAA KG créé: </text:p>
      <text:p text:style-name="P5">INSERT fta_nomenclature SET <text:s/>last_id_fta_nomenclature='0' , OLD_id_fta_composition='' , id_annexe_agrologic_article_codification='1' , id_access_recette_recette='0' , id_fta='145' , ascendant_fta_nomenclature='' , site_production_fta_nomenclature='1' , poids_fta_nomenclature='' , id_annexe_unite='kg' , quantite_piece_par_carton='' , poids_total_carton_vrac_fta_nomenclature='' , code_produit_agrologic_fta_nomenclature='0425' , etat_fta_nomenclature='1' , nom_fta_nomenclature='PREP GARN SEICHE SCE PIQUANTE TR NAA KG' , suffixe_agrologic_fta_nomenclature='' </text:p>
      <text:p text:style-name="P1"><text:line-break/>110110 - RIZ COLORE (TAG) 1.2KG CUIT créé: </text:p>
      <text:p text:style-name="P5">INSERT fta_nomenclature SET <text:s/>last_id_fta_nomenclature='0' , OLD_id_fta_composition='' , id_annexe_agrologic_article_codification='5' , id_access_recette_recette='0' , id_fta='145' , ascendant_fta_nomenclature='' , site_production_fta_nomenclature='1' , poids_fta_nomenclature='0.0833' , id_annexe_unite='kg' , quantite_piece_par_carton='' , poids_total_carton_vrac_fta_nomenclature='' , code_produit_agrologic_fta_nomenclature='0110' , etat_fta_nomenclature='1' , nom_fta_nomenclature='RIZ COLORE (TAG) 1.2KG CUIT' , suffixe_agrologic_fta_nomenclature='' </text:p>
      <text:p text:style-name="P1"><text:line-break/>210110 - RIZ COLORE (TAG) 1.2KG CRU créé: </text:p>
      <text:p text:style-name="P5"><text:soft-page-break/>INSERT fta_nomenclature SET <text:s/>last_id_fta_nomenclature='0' , OLD_id_fta_composition='' , id_annexe_agrologic_article_codification='4' , id_access_recette_recette='0' , id_fta='145' , ascendant_fta_nomenclature='' , site_production_fta_nomenclature='1' , poids_fta_nomenclature='0.0833' , id_annexe_unite='kg' , quantite_piece_par_carton='' , poids_total_carton_vrac_fta_nomenclature='' , code_produit_agrologic_fta_nomenclature='0110' , etat_fta_nomenclature='1' , nom_fta_nomenclature='RIZ COLORE (TAG) 1.2KG CRU' , suffixe_agrologic_fta_nomenclature='' </text:p>
      <text:p text:style-name="P1"><text:line-break/>700281 - PREP RIZ COLORE KG créé: </text:p>
      <text:p text:style-name="P5">INSERT fta_nomenclature SET <text:s/>last_id_fta_nomenclature='0' , OLD_id_fta_composition='' , id_annexe_agrologic_article_codification='1' , id_access_recette_recette='0' , id_fta='145' , ascendant_fta_nomenclature='' , site_production_fta_nomenclature='1' , poids_fta_nomenclature='' , id_annexe_unite='kg' , quantite_piece_par_carton='' , poids_total_carton_vrac_fta_nomenclature='' , code_produit_agrologic_fta_nomenclature='0281' , etat_fta_nomenclature='1' , nom_fta_nomenclature='PREP RIZ COLORE KG' , suffixe_agrologic_fta_nomenclature='' </text:p>
      <text:p text:style-name="P1"><text:line-break/></text:p>
      <text:p text:style-name="P4">Traitement de l'Article: 10131</text:p>
      <text:p text:style-name="P1"><text:line-break/></text:p>
      <text:p text:style-name="P4">Traitement de l'Article: 10134</text:p>
      <text:p text:style-name="P1"><text:line-break/></text:p>
      <text:p text:style-name="P4">Traitement de l'Article: 10135</text:p>
      <text:p text:style-name="P1"><text:line-break/></text:p>
      <text:p text:style-name="P4">Traitement de l'Article: 10136</text:p>
      <text:p text:style-name="P1"><text:line-break/></text:p>
      <text:p text:style-name="P4">Traitement de l'Article: 10137</text:p>
      <text:p text:style-name="P1"><text:line-break/></text:p>
      <text:p text:style-name="P4">Traitement de l'Article: 10138</text:p>
      <text:p text:style-name="P1"><text:line-break/></text:p>
      <text:p text:style-name="P4"><text:soft-page-break/>Traitement de l'Article: 10139</text:p>
      <text:p text:style-name="P1"><text:line-break/></text:p>
      <text:p text:style-name="P4">Traitement de l'Article: 10140</text:p>
      <text:p text:style-name="P1"><text:line-break/></text:p>
      <text:p text:style-name="P4">Traitement de l'Article: 10141</text:p>
      <text:p text:style-name="P1"><text:line-break/></text:p>
      <text:p text:style-name="P4">Traitement de l'Article: 10142</text:p>
      <text:p text:style-name="P1"><text:line-break/></text:p>
      <text:p text:style-name="P4">Traitement de l'Article: 10143</text:p>
      <text:p text:style-name="P1"><text:line-break/></text:p>
      <text:p text:style-name="P4">Traitement de l'Article: 10144</text:p>
      <text:p text:style-name="P1"><text:line-break/></text:p>
      <text:p text:style-name="P4">Traitement de l'Article: 10145</text:p>
      <text:p text:style-name="P1"><text:line-break/>210272 - FRIC MARRONS ITM 100G CRU créé: </text:p>
      <text:p text:style-name="P5">INSERT fta_nomenclature SET <text:s/>last_id_fta_nomenclature='0' , OLD_id_fta_composition='' , id_annexe_agrologic_article_codification='4' , id_access_recette_recette='0' , id_fta='313' , ascendant_fta_nomenclature='' , site_production_fta_nomenclature='1' , poids_fta_nomenclature='0.1' , id_annexe_unite='kg' , quantite_piece_par_carton='' , poids_total_carton_vrac_fta_nomenclature='' , code_produit_agrologic_fta_nomenclature='0272' , etat_fta_nomenclature='1' , nom_fta_nomenclature='FRIC MARRONS ITM 100G CRU' , suffixe_agrologic_fta_nomenclature='' </text:p>
      <text:p text:style-name="P1"><text:line-break/>500701 - SCE FRIC MARRONS ITM L créé: </text:p>
      <text:p text:style-name="P5"><text:soft-page-break/>INSERT fta_nomenclature SET <text:s/>last_id_fta_nomenclature='0' , OLD_id_fta_composition='' , id_annexe_agrologic_article_codification='3' , id_access_recette_recette='0' , id_fta='313' , ascendant_fta_nomenclature='' , site_production_fta_nomenclature='1' , poids_fta_nomenclature='' , id_annexe_unite='L' , quantite_piece_par_carton='' , poids_total_carton_vrac_fta_nomenclature='' , code_produit_agrologic_fta_nomenclature='0701' , etat_fta_nomenclature='1' , nom_fta_nomenclature='SCE FRIC MARRONS ITM L' , suffixe_agrologic_fta_nomenclature='' </text:p>
      <text:p text:style-name="P1"><text:line-break/></text:p>
      <text:p text:style-name="P4">Traitement de l'Article: 10146</text:p>
      <text:p text:style-name="P1"><text:line-break/></text:p>
      <text:p text:style-name="P4">Traitement de l'Article: 10147</text:p>
      <text:p text:style-name="P1"><text:line-break/></text:p>
      <text:p text:style-name="P4">Traitement de l'Article: 10148</text:p>
      <text:p text:style-name="P1"><text:line-break/>210222 - EMB PDT CIBOULETTE 90G TR/ITM CRU créé: </text:p>
      <text:p text:style-name="P5">INSERT fta_nomenclature SET <text:s/>last_id_fta_nomenclature='0' , OLD_id_fta_composition='' , id_annexe_agrologic_article_codification='4' , id_access_recette_recette='0' , id_fta='387' , ascendant_fta_nomenclature='' , site_production_fta_nomenclature='1' , poids_fta_nomenclature='0.09' , id_annexe_unite='kg' , quantite_piece_par_carton='' , poids_total_carton_vrac_fta_nomenclature='' , code_produit_agrologic_fta_nomenclature='0222' , etat_fta_nomenclature='1' , nom_fta_nomenclature='EMB PDT CIBOULETTE 90G TR/ITM CRU' , suffixe_agrologic_fta_nomenclature='' </text:p>
      <text:p text:style-name="P1"><text:line-break/>700340 - PREP EMB PDT CIBOULETTE KG (TAG) créé: </text:p>
      <text:p text:style-name="P5">INSERT fta_nomenclature SET <text:s/>last_id_fta_nomenclature='0' , OLD_id_fta_composition='' , id_annexe_agrologic_article_codification='1' , id_access_recette_recette='0' , id_fta='387' , ascendant_fta_nomenclature='' , site_production_fta_nomenclature='1' , poids_fta_nomenclature='' , id_annexe_unite='kg' , quantite_piece_par_carton='' , poids_total_carton_vrac_fta_nomenclature='' , code_produit_agrologic_fta_nomenclature='0340' , etat_fta_nomenclature='1' , nom_fta_nomenclature='PREP EMB PDT CIBOULETTE KG (TAG)' , suffixe_agrologic_fta_nomenclature='' </text:p>
      <text:p text:style-name="P1"><text:line-break/></text:p>
      <text:p text:style-name="P4"><text:soft-page-break/>Traitement de l'Article: 10149</text:p>
      <text:p text:style-name="P1"><text:line-break/></text:p>
      <text:p text:style-name="P4">Traitement de l'Article: 10150</text:p>
      <text:p text:style-name="P1"><text:line-break/></text:p>
      <text:p text:style-name="P4">Traitement de l'Article: 10151</text:p>
      <text:p text:style-name="P1"><text:line-break/></text:p>
      <text:p text:style-name="P4">Traitement de l'Article: 10152</text:p>
      <text:p text:style-name="P1"><text:line-break/></text:p>
      <text:p text:style-name="P4">Traitement de l'Article: 10153</text:p>
      <text:p text:style-name="P1"><text:line-break/></text:p>
      <text:p text:style-name="P4">Traitement de l'Article: 10154</text:p>
      <text:p text:style-name="P1"><text:line-break/></text:p>
      <text:p text:style-name="P4">Traitement de l'Article: 10164</text:p>
      <text:p text:style-name="P1"><text:line-break/></text:p>
      <text:p text:style-name="P4">Traitement de l'Article: 10165</text:p>
      <text:p text:style-name="P1"><text:line-break/>110165 - BOULGOUR RAISINS AUCHAN 2.4KG CUIT créé: </text:p>
      <text:p text:style-name="P5">INSERT fta_nomenclature SET <text:s/>last_id_fta_nomenclature='0' , OLD_id_fta_composition='' , id_annexe_agrologic_article_codification='5' , id_access_recette_recette='0' , id_fta='616' , ascendant_fta_nomenclature='' , site_production_fta_nomenclature='1' , poids_fta_nomenclature='0.0833' , id_annexe_unite='kg' , quantite_piece_par_carton='' , poids_total_carton_vrac_fta_nomenclature='' , code_produit_agrologic_fta_nomenclature='0165' , etat_fta_nomenclature='1' , nom_fta_nomenclature='BOULGOUR RAISINS AUCHAN 2.4KG CUIT' , suffixe_agrologic_fta_nomenclature='' </text:p>
      <text:p text:style-name="P1"><text:line-break/>210165 - BOULGOUR RAISINS AUCHAN 2.4KG CRU créé: </text:p>
      <text:p text:style-name="P5"><text:soft-page-break/>INSERT fta_nomenclature SET <text:s/>last_id_fta_nomenclature='0' , OLD_id_fta_composition='' , id_annexe_agrologic_article_codification='4' , id_access_recette_recette='0' , id_fta='616' , ascendant_fta_nomenclature='' , site_production_fta_nomenclature='1' , poids_fta_nomenclature='0.0833' , id_annexe_unite='kg' , quantite_piece_par_carton='' , poids_total_carton_vrac_fta_nomenclature='' , code_produit_agrologic_fta_nomenclature='0165' , etat_fta_nomenclature='1' , nom_fta_nomenclature='BOULGOUR RAISINS AUCHAN 2.4KG CRU' , suffixe_agrologic_fta_nomenclature='' </text:p>
      <text:p text:style-name="P1"><text:line-break/>700169 - PREPA BOULGOUR RAISIN AUCHAN KG créé: </text:p>
      <text:p text:style-name="P5">INSERT fta_nomenclature SET <text:s/>last_id_fta_nomenclature='0' , OLD_id_fta_composition='' , id_annexe_agrologic_article_codification='1' , id_access_recette_recette='0' , id_fta='616' , ascendant_fta_nomenclature='' , site_production_fta_nomenclature='1' , poids_fta_nomenclature='' , id_annexe_unite='kg' , quantite_piece_par_carton='' , poids_total_carton_vrac_fta_nomenclature='' , code_produit_agrologic_fta_nomenclature='0169' , etat_fta_nomenclature='1' , nom_fta_nomenclature='PREPA BOULGOUR RAISIN AUCHAN KG' , suffixe_agrologic_fta_nomenclature='' </text:p>
      <text:p text:style-name="P1"><text:line-break/></text:p>
      <text:p text:style-name="P4">Traitement de l'Article: 10166</text:p>
      <text:p text:style-name="P1"><text:line-break/>110166 - SEMOULE AMANDES AUCHAN 2.4KG CUIT créé: </text:p>
      <text:p text:style-name="P5">INSERT fta_nomenclature SET <text:s/>last_id_fta_nomenclature='0' , OLD_id_fta_composition='' , id_annexe_agrologic_article_codification='5' , id_access_recette_recette='0' , id_fta='617' , ascendant_fta_nomenclature='' , site_production_fta_nomenclature='1' , poids_fta_nomenclature='0.0833' , id_annexe_unite='kg' , quantite_piece_par_carton='' , poids_total_carton_vrac_fta_nomenclature='' , code_produit_agrologic_fta_nomenclature='0166' , etat_fta_nomenclature='1' , nom_fta_nomenclature='SEMOULE AMANDES AUCHAN 2.4KG CUIT' , suffixe_agrologic_fta_nomenclature='' </text:p>
      <text:p text:style-name="P1"><text:line-break/>210166 - SEMOULE AMANDES AUCHAN 2.4KG CRU créé: </text:p>
      <text:p text:style-name="P5"><text:soft-page-break/>INSERT fta_nomenclature SET <text:s/>last_id_fta_nomenclature='0' , OLD_id_fta_composition='' , id_annexe_agrologic_article_codification='4' , id_access_recette_recette='0' , id_fta='617' , ascendant_fta_nomenclature='' , site_production_fta_nomenclature='1' , poids_fta_nomenclature='0.0833' , id_annexe_unite='kg' , quantite_piece_par_carton='' , poids_total_carton_vrac_fta_nomenclature='' , code_produit_agrologic_fta_nomenclature='0166' , etat_fta_nomenclature='1' , nom_fta_nomenclature='SEMOULE AMANDES AUCHAN 2.4KG CRU' , suffixe_agrologic_fta_nomenclature='' </text:p>
      <text:p text:style-name="P1"><text:line-break/>700172 - PREPA SEMOULE AMANDES AUCHAN KG créé: </text:p>
      <text:p text:style-name="P5">INSERT fta_nomenclature SET <text:s/>last_id_fta_nomenclature='0' , OLD_id_fta_composition='' , id_annexe_agrologic_article_codification='1' , id_access_recette_recette='0' , id_fta='617' , ascendant_fta_nomenclature='' , site_production_fta_nomenclature='1' , poids_fta_nomenclature='' , id_annexe_unite='kg' , quantite_piece_par_carton='' , poids_total_carton_vrac_fta_nomenclature='' , code_produit_agrologic_fta_nomenclature='0172' , etat_fta_nomenclature='1' , nom_fta_nomenclature='PREPA SEMOULE AMANDES AUCHAN KG' , suffixe_agrologic_fta_nomenclature='' </text:p>
      <text:p text:style-name="P1"><text:line-break/></text:p>
      <text:p text:style-name="P4">Traitement de l'Article: 10171</text:p>
      <text:p text:style-name="P1"><text:line-break/></text:p>
      <text:p text:style-name="P4">Traitement de l'Article: 10172</text:p>
      <text:p text:style-name="P1"><text:line-break/></text:p>
      <text:p text:style-name="P4">Traitement de l'Article: 10180</text:p>
      <text:p text:style-name="P1"><text:line-break/>210180 - RATATOUILLE 2KG CRU créé: </text:p>
      <text:p text:style-name="P5">INSERT fta_nomenclature SET <text:s/>last_id_fta_nomenclature='0' , OLD_id_fta_composition='' , id_annexe_agrologic_article_codification='4' , id_access_recette_recette='0' , id_fta='619' , ascendant_fta_nomenclature='' , site_production_fta_nomenclature='1' , poids_fta_nomenclature='2' , id_annexe_unite='kg' , quantite_piece_par_carton='' , poids_total_carton_vrac_fta_nomenclature='' , code_produit_agrologic_fta_nomenclature='0180' , etat_fta_nomenclature='1' , nom_fta_nomenclature='RATATOUILLE 2KG CRU' , suffixe_agrologic_fta_nomenclature='' </text:p>
      <text:p text:style-name="P1"><text:line-break/>700105 - PREP RATATOUILLE KG créé: </text:p>
      <text:p text:style-name="P5"><text:soft-page-break/>INSERT fta_nomenclature SET <text:s/>last_id_fta_nomenclature='0' , OLD_id_fta_composition='' , id_annexe_agrologic_article_codification='1' , id_access_recette_recette='0' , id_fta='619' , ascendant_fta_nomenclature='' , site_production_fta_nomenclature='1' , poids_fta_nomenclature='' , id_annexe_unite='kg' , quantite_piece_par_carton='' , poids_total_carton_vrac_fta_nomenclature='' , code_produit_agrologic_fta_nomenclature='0105' , etat_fta_nomenclature='1' , nom_fta_nomenclature='PREP RATATOUILLE KG' , suffixe_agrologic_fta_nomenclature='' </text:p>
      <text:p text:style-name="P1"><text:line-break/></text:p>
      <text:p text:style-name="P4">Traitement de l'Article: 10183</text:p>
      <text:p text:style-name="P1"><text:line-break/></text:p>
      <text:p text:style-name="P4">Traitement de l'Article: 10186</text:p>
      <text:p text:style-name="P1"><text:line-break/></text:p>
      <text:p text:style-name="P4">Traitement de l'Article: 10187</text:p>
      <text:p text:style-name="P1"><text:line-break/></text:p>
      <text:p text:style-name="P4">Traitement de l'Article: 10193</text:p>
      <text:p text:style-name="P1"><text:line-break/>210193 - BLANQUETTE VOLAILLE TAG 2KG CRU créé: </text:p>
      <text:p text:style-name="P5">INSERT fta_nomenclature SET <text:s/>last_id_fta_nomenclature='0' , OLD_id_fta_composition='' , id_annexe_agrologic_article_codification='4' , id_access_recette_recette='0' , id_fta='70' , ascendant_fta_nomenclature='' , site_production_fta_nomenclature='1' , poids_fta_nomenclature='2' , id_annexe_unite='kg' , quantite_piece_par_carton='' , poids_total_carton_vrac_fta_nomenclature='' , code_produit_agrologic_fta_nomenclature='0193' , etat_fta_nomenclature='1' , nom_fta_nomenclature='BLANQUETTE VOLAILLE TAG 2KG CRU' , suffixe_agrologic_fta_nomenclature='' </text:p>
      <text:p text:style-name="P1"><text:line-break/>700314 - PREP SAUTE ROUGE DINDE 40/60 BLANCHI 20% créé: </text:p>
      <text:p text:style-name="P5"><text:soft-page-break/>INSERT fta_nomenclature SET <text:s/>last_id_fta_nomenclature='0' , OLD_id_fta_composition='' , id_annexe_agrologic_article_codification='1' , id_access_recette_recette='0' , id_fta='70' , ascendant_fta_nomenclature='' , site_production_fta_nomenclature='1' , poids_fta_nomenclature='' , id_annexe_unite='kg' , quantite_piece_par_carton='' , poids_total_carton_vrac_fta_nomenclature='' , code_produit_agrologic_fta_nomenclature='0314' , etat_fta_nomenclature='1' , nom_fta_nomenclature='PREP SAUTE ROUGE DINDE 40/60 BLANCHI 20%' , suffixe_agrologic_fta_nomenclature='' </text:p>
      <text:p text:style-name="P1"><text:line-break/>500652 - SCE BLANQUETTE VOLAILLE TAG L créé: </text:p>
      <text:p text:style-name="P5">INSERT fta_nomenclature SET <text:s/>last_id_fta_nomenclature='0' , OLD_id_fta_composition='' , id_annexe_agrologic_article_codification='3' , id_access_recette_recette='0' , id_fta='70' , ascendant_fta_nomenclature='' , site_production_fta_nomenclature='1' , poids_fta_nomenclature='' , id_annexe_unite='L' , quantite_piece_par_carton='' , poids_total_carton_vrac_fta_nomenclature='' , code_produit_agrologic_fta_nomenclature='0652' , etat_fta_nomenclature='1' , nom_fta_nomenclature='SCE BLANQUETTE VOLAILLE TAG L' , suffixe_agrologic_fta_nomenclature='' </text:p>
      <text:p text:style-name="P1"><text:line-break/>700449 - PREP GARN BLANQ VOLAILLE MELANGEE créé: </text:p>
      <text:p text:style-name="P5">INSERT fta_nomenclature SET <text:s/>last_id_fta_nomenclature='0' , OLD_id_fta_composition='' , id_annexe_agrologic_article_codification='1' , id_access_recette_recette='0' , id_fta='70' , ascendant_fta_nomenclature='' , site_production_fta_nomenclature='1' , poids_fta_nomenclature='' , id_annexe_unite='kg' , quantite_piece_par_carton='' , poids_total_carton_vrac_fta_nomenclature='' , code_produit_agrologic_fta_nomenclature='0449' , etat_fta_nomenclature='1' , nom_fta_nomenclature='PREP GARN BLANQ VOLAILLE MELANGEE' , suffixe_agrologic_fta_nomenclature='' </text:p>
      <text:p text:style-name="P1"><text:line-break/></text:p>
      <text:p text:style-name="P4">Traitement de l'Article: 10201</text:p>
      <text:p text:style-name="P1"><text:line-break/></text:p>
      <text:p text:style-name="P4">Traitement de l'Article: 10203</text:p>
      <text:p text:style-name="P1"><text:line-break/></text:p>
      <text:p text:style-name="P4">Traitement de l'Article: 10205</text:p>
      <text:p text:style-name="P1"><text:line-break/>210204 - TAJINE PLT CITRON (TAG) 2KG CRU créé: </text:p>
      <text:p text:style-name="P5"><text:soft-page-break/>INSERT fta_nomenclature SET <text:s/>last_id_fta_nomenclature='0' , OLD_id_fta_composition='' , id_annexe_agrologic_article_codification='4' , id_access_recette_recette='0' , id_fta='29' , ascendant_fta_nomenclature='' , site_production_fta_nomenclature='1' , poids_fta_nomenclature='2' , id_annexe_unite='kg' , quantite_piece_par_carton='' , poids_total_carton_vrac_fta_nomenclature='' , code_produit_agrologic_fta_nomenclature='0204' , etat_fta_nomenclature='1' , nom_fta_nomenclature='TAJINE PLT CITRON (TAG) 2KG CRU' , suffixe_agrologic_fta_nomenclature='' </text:p>
      <text:p text:style-name="P1"><text:line-break/>500650 - SCE TAJINE CITRON TAG L créé: </text:p>
      <text:p text:style-name="P5">INSERT fta_nomenclature SET <text:s/>last_id_fta_nomenclature='0' , OLD_id_fta_composition='' , id_annexe_agrologic_article_codification='3' , id_access_recette_recette='0' , id_fta='29' , ascendant_fta_nomenclature='' , site_production_fta_nomenclature='1' , poids_fta_nomenclature='' , id_annexe_unite='L' , quantite_piece_par_carton='' , poids_total_carton_vrac_fta_nomenclature='' , code_produit_agrologic_fta_nomenclature='0650' , etat_fta_nomenclature='1' , nom_fta_nomenclature='SCE TAJINE CITRON TAG L' , suffixe_agrologic_fta_nomenclature='' </text:p>
      <text:p text:style-name="P1"><text:line-break/>210205 - SEMOULE COLOR TR 1KG CRU créé: </text:p>
      <text:p text:style-name="P5">INSERT fta_nomenclature SET <text:s/>last_id_fta_nomenclature='0' , OLD_id_fta_composition='' , id_annexe_agrologic_article_codification='4' , id_access_recette_recette='0' , id_fta='29' , ascendant_fta_nomenclature='' , site_production_fta_nomenclature='1' , poids_fta_nomenclature='1' , id_annexe_unite='kg' , quantite_piece_par_carton='' , poids_total_carton_vrac_fta_nomenclature='' , code_produit_agrologic_fta_nomenclature='0205' , etat_fta_nomenclature='1' , nom_fta_nomenclature='SEMOULE COLOR TR 1KG CRU' , suffixe_agrologic_fta_nomenclature='' </text:p>
      <text:p text:style-name="P1"><text:line-break/>700268 - PREP SEMOULE COLOR TR KG créé: </text:p>
      <text:p text:style-name="P5">INSERT fta_nomenclature SET <text:s/>last_id_fta_nomenclature='0' , OLD_id_fta_composition='' , id_annexe_agrologic_article_codification='1' , id_access_recette_recette='0' , id_fta='29' , ascendant_fta_nomenclature='' , site_production_fta_nomenclature='1' , poids_fta_nomenclature='' , id_annexe_unite='kg' , quantite_piece_par_carton='' , poids_total_carton_vrac_fta_nomenclature='' , code_produit_agrologic_fta_nomenclature='0268' , etat_fta_nomenclature='1' , nom_fta_nomenclature='PREP SEMOULE COLOR TR KG' , suffixe_agrologic_fta_nomenclature='' </text:p>
      <text:p text:style-name="P1"><text:line-break/></text:p>
      <text:p text:style-name="P4"><text:soft-page-break/>Traitement de l'Article: 10212</text:p>
      <text:p text:style-name="P1"><text:line-break/>210212 - CHILI CON CARNE (TAG) 2.4KG CRU créé: </text:p>
      <text:p text:style-name="P5">INSERT fta_nomenclature SET <text:s/>last_id_fta_nomenclature='0' , OLD_id_fta_composition='' , id_annexe_agrologic_article_codification='4' , id_access_recette_recette='0' , id_fta='53' , ascendant_fta_nomenclature='' , site_production_fta_nomenclature='1' , poids_fta_nomenclature='0.0833' , id_annexe_unite='kg' , quantite_piece_par_carton='' , poids_total_carton_vrac_fta_nomenclature='' , code_produit_agrologic_fta_nomenclature='0212' , etat_fta_nomenclature='1' , nom_fta_nomenclature='CHILI CON CARNE (TAG) 2.4KG CRU' , suffixe_agrologic_fta_nomenclature='' </text:p>
      <text:p text:style-name="P1"><text:line-break/>700433 - PREP CHILI CON CARNE TR AUC KG créé: </text:p>
      <text:p text:style-name="P5">INSERT fta_nomenclature SET <text:s/>last_id_fta_nomenclature='0' , OLD_id_fta_composition='' , id_annexe_agrologic_article_codification='1' , id_access_recette_recette='0' , id_fta='53' , ascendant_fta_nomenclature='' , site_production_fta_nomenclature='1' , poids_fta_nomenclature='' , id_annexe_unite='kg' , quantite_piece_par_carton='' , poids_total_carton_vrac_fta_nomenclature='' , code_produit_agrologic_fta_nomenclature='0433' , etat_fta_nomenclature='1' , nom_fta_nomenclature='PREP CHILI CON CARNE TR AUC KG' , suffixe_agrologic_fta_nomenclature='' </text:p>
      <text:p text:style-name="P1"><text:line-break/>700663 - PREP PRECUISSON BOEUF MINERAI BLOC KG créé: </text:p>
      <text:p text:style-name="P5">INSERT fta_nomenclature SET <text:s/>last_id_fta_nomenclature='0' , OLD_id_fta_composition='' , id_annexe_agrologic_article_codification='1' , id_access_recette_recette='0' , id_fta='53' , ascendant_fta_nomenclature='' , site_production_fta_nomenclature='1' , poids_fta_nomenclature='' , id_annexe_unite='kg' , quantite_piece_par_carton='' , poids_total_carton_vrac_fta_nomenclature='' , code_produit_agrologic_fta_nomenclature='0663' , etat_fta_nomenclature='1' , nom_fta_nomenclature='PREP PRECUISSON BOEUF MINERAI BLOC KG' , suffixe_agrologic_fta_nomenclature='' </text:p>
      <text:p text:style-name="P1"><text:line-break/>500045 - SCE CHILI CON CARNE (TAG) L créé: </text:p>
      <text:p text:style-name="P5"><text:soft-page-break/>INSERT fta_nomenclature SET <text:s/>last_id_fta_nomenclature='0' , OLD_id_fta_composition='' , id_annexe_agrologic_article_codification='3' , id_access_recette_recette='0' , id_fta='53' , ascendant_fta_nomenclature='' , site_production_fta_nomenclature='1' , poids_fta_nomenclature='' , id_annexe_unite='L' , quantite_piece_par_carton='' , poids_total_carton_vrac_fta_nomenclature='' , code_produit_agrologic_fta_nomenclature='0045' , etat_fta_nomenclature='1' , nom_fta_nomenclature='SCE CHILI CON CARNE (TAG) L' , suffixe_agrologic_fta_nomenclature='' </text:p>
      <text:p text:style-name="P1"><text:line-break/>700264 - PREC HARICOTS ROUGES KG créé: </text:p>
      <text:p text:style-name="P5">INSERT fta_nomenclature SET <text:s/>last_id_fta_nomenclature='0' , OLD_id_fta_composition='' , id_annexe_agrologic_article_codification='1' , id_access_recette_recette='0' , id_fta='53' , ascendant_fta_nomenclature='' , site_production_fta_nomenclature='1' , poids_fta_nomenclature='' , id_annexe_unite='kg' , quantite_piece_par_carton='' , poids_total_carton_vrac_fta_nomenclature='' , code_produit_agrologic_fta_nomenclature='0264' , etat_fta_nomenclature='1' , nom_fta_nomenclature='PREC HARICOTS ROUGES KG' , suffixe_agrologic_fta_nomenclature='' </text:p>
      <text:p text:style-name="P1"><text:line-break/>500449 - SCE PREC LEGUMES SECS L créé: </text:p>
      <text:p text:style-name="P5">INSERT fta_nomenclature SET <text:s/>last_id_fta_nomenclature='0' , OLD_id_fta_composition='' , id_annexe_agrologic_article_codification='3' , id_access_recette_recette='0' , id_fta='53' , ascendant_fta_nomenclature='' , site_production_fta_nomenclature='1' , poids_fta_nomenclature='' , id_annexe_unite='L' , quantite_piece_par_carton='' , poids_total_carton_vrac_fta_nomenclature='' , code_produit_agrologic_fta_nomenclature='0449' , etat_fta_nomenclature='1' , nom_fta_nomenclature='SCE PREC LEGUMES SECS L' , suffixe_agrologic_fta_nomenclature='' </text:p>
      <text:p text:style-name="P1"><text:line-break/></text:p>
      <text:p text:style-name="P4">Traitement de l'Article: 10213</text:p>
      <text:p text:style-name="P1"><text:line-break/>210213 - FAJITAS BOEUF 2.4KG CRU créé: </text:p>
      <text:p text:style-name="P5"><text:soft-page-break/>INSERT fta_nomenclature SET <text:s/>last_id_fta_nomenclature='0' , OLD_id_fta_composition='' , id_annexe_agrologic_article_codification='4' , id_access_recette_recette='0' , id_fta='42' , ascendant_fta_nomenclature='' , site_production_fta_nomenclature='1' , poids_fta_nomenclature='0.0833' , id_annexe_unite='kg' , quantite_piece_par_carton='' , poids_total_carton_vrac_fta_nomenclature='' , code_produit_agrologic_fta_nomenclature='0213' , etat_fta_nomenclature='1' , nom_fta_nomenclature='FAJITAS BOEUF 2.4KG CRU' , suffixe_agrologic_fta_nomenclature='' </text:p>
      <text:p text:style-name="P1"><text:line-break/>700434 - PREP FAJITAS BOEUF TR AUC KG créé: </text:p>
      <text:p text:style-name="P5">INSERT fta_nomenclature SET <text:s/>last_id_fta_nomenclature='0' , OLD_id_fta_composition='' , id_annexe_agrologic_article_codification='1' , id_access_recette_recette='0' , id_fta='42' , ascendant_fta_nomenclature='' , site_production_fta_nomenclature='1' , poids_fta_nomenclature='' , id_annexe_unite='kg' , quantite_piece_par_carton='' , poids_total_carton_vrac_fta_nomenclature='' , code_produit_agrologic_fta_nomenclature='0434' , etat_fta_nomenclature='1' , nom_fta_nomenclature='PREP FAJITAS BOEUF TR AUC KG' , suffixe_agrologic_fta_nomenclature='' </text:p>
      <text:p text:style-name="P1"><text:line-break/>500664 - SCE FAJITA BOEUF (TAG) L créé: </text:p>
      <text:p text:style-name="P5">INSERT fta_nomenclature SET <text:s/>last_id_fta_nomenclature='0' , OLD_id_fta_composition='' , id_annexe_agrologic_article_codification='3' , id_access_recette_recette='0' , id_fta='42' , ascendant_fta_nomenclature='' , site_production_fta_nomenclature='1' , poids_fta_nomenclature='' , id_annexe_unite='L' , quantite_piece_par_carton='' , poids_total_carton_vrac_fta_nomenclature='' , code_produit_agrologic_fta_nomenclature='0664' , etat_fta_nomenclature='1' , nom_fta_nomenclature='SCE FAJITA BOEUF (TAG) L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42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700297 - PRECUISSON BOEUF FAJITA (TAG) KG créé: </text:p>
      <text:p text:style-name="P5"><text:soft-page-break/>INSERT fta_nomenclature SET <text:s/>last_id_fta_nomenclature='0' , OLD_id_fta_composition='' , id_annexe_agrologic_article_codification='1' , id_access_recette_recette='0' , id_fta='42' , ascendant_fta_nomenclature='' , site_production_fta_nomenclature='1' , poids_fta_nomenclature='' , id_annexe_unite='kg' , quantite_piece_par_carton='' , poids_total_carton_vrac_fta_nomenclature='' , code_produit_agrologic_fta_nomenclature='0297' , etat_fta_nomenclature='1' , nom_fta_nomenclature='PRECUISSON BOEUF FAJITA (TAG) KG' , suffixe_agrologic_fta_nomenclature='' </text:p>
      <text:p text:style-name="P1"><text:line-break/>700264 - PREC HARICOTS ROUGES KG créé: </text:p>
      <text:p text:style-name="P5">INSERT fta_nomenclature SET <text:s/>last_id_fta_nomenclature='0' , OLD_id_fta_composition='' , id_annexe_agrologic_article_codification='1' , id_access_recette_recette='0' , id_fta='42' , ascendant_fta_nomenclature='' , site_production_fta_nomenclature='1' , poids_fta_nomenclature='' , id_annexe_unite='kg' , quantite_piece_par_carton='' , poids_total_carton_vrac_fta_nomenclature='' , code_produit_agrologic_fta_nomenclature='0264' , etat_fta_nomenclature='1' , nom_fta_nomenclature='PREC HARICOTS ROUGES KG' , suffixe_agrologic_fta_nomenclature='' </text:p>
      <text:p text:style-name="P1"><text:line-break/>500449 - SCE PREC LEGUMES SECS L créé: </text:p>
      <text:p text:style-name="P5">INSERT fta_nomenclature SET <text:s/>last_id_fta_nomenclature='0' , OLD_id_fta_composition='' , id_annexe_agrologic_article_codification='3' , id_access_recette_recette='0' , id_fta='42' , ascendant_fta_nomenclature='' , site_production_fta_nomenclature='1' , poids_fta_nomenclature='' , id_annexe_unite='L' , quantite_piece_par_carton='' , poids_total_carton_vrac_fta_nomenclature='' , code_produit_agrologic_fta_nomenclature='0449' , etat_fta_nomenclature='1' , nom_fta_nomenclature='SCE PREC LEGUMES SECS L' , suffixe_agrologic_fta_nomenclature='' </text:p>
      <text:p text:style-name="P1"><text:line-break/></text:p>
      <text:p text:style-name="P4">Traitement de l'Article: 10219</text:p>
      <text:p text:style-name="P1"><text:line-break/>210219 - BLANQUETTE LOTTE ECREVISSE (TAG) 2KG CRU créé: </text:p>
      <text:p text:style-name="P5"><text:soft-page-break/>INSERT fta_nomenclature SET <text:s/>last_id_fta_nomenclature='0' , OLD_id_fta_composition='' , id_annexe_agrologic_article_codification='4' , id_access_recette_recette='0' , id_fta='628' , ascendant_fta_nomenclature='' , site_production_fta_nomenclature='1' , poids_fta_nomenclature='2' , id_annexe_unite='kg' , quantite_piece_par_carton='' , poids_total_carton_vrac_fta_nomenclature='' , code_produit_agrologic_fta_nomenclature='0219' , etat_fta_nomenclature='1' , nom_fta_nomenclature='BLANQUETTE LOTTE ECREVISSE (TAG) 2KG CRU' , suffixe_agrologic_fta_nomenclature='' </text:p>
      <text:p text:style-name="P1"><text:line-break/>700566 - PREP ECREV DECO 150/200 DECONGELEES 10% créé: </text:p>
      <text:p text:style-name="P5">INSERT fta_nomenclature SET <text:s/>last_id_fta_nomenclature='0' , OLD_id_fta_composition='' , id_annexe_agrologic_article_codification='1' , id_access_recette_recette='0' , id_fta='628' , ascendant_fta_nomenclature='' , site_production_fta_nomenclature='1' , poids_fta_nomenclature='' , id_annexe_unite='kg' , quantite_piece_par_carton='' , poids_total_carton_vrac_fta_nomenclature='' , code_produit_agrologic_fta_nomenclature='0566' , etat_fta_nomenclature='1' , nom_fta_nomenclature='PREP ECREV DECO 150/200 DECONGELEES 10%' , suffixe_agrologic_fta_nomenclature='' </text:p>
      <text:p text:style-name="P1"><text:line-break/>500668 - SCE BLANQUETTE LOTTE (TAG) L créé: </text:p>
      <text:p text:style-name="P5">INSERT fta_nomenclature SET <text:s/>last_id_fta_nomenclature='0' , OLD_id_fta_composition='' , id_annexe_agrologic_article_codification='3' , id_access_recette_recette='0' , id_fta='628' , ascendant_fta_nomenclature='' , site_production_fta_nomenclature='1' , poids_fta_nomenclature='' , id_annexe_unite='L' , quantite_piece_par_carton='' , poids_total_carton_vrac_fta_nomenclature='' , code_produit_agrologic_fta_nomenclature='0668' , etat_fta_nomenclature='1' , nom_fta_nomenclature='SCE BLANQUETTE LOTTE (TAG) L' , suffixe_agrologic_fta_nomenclature='' </text:p>
      <text:p text:style-name="P1"><text:line-break/>700304 - PREP LOTTE DECOUPEE (TAG) KG créé: </text:p>
      <text:p text:style-name="P5">INSERT fta_nomenclature SET <text:s/>last_id_fta_nomenclature='0' , OLD_id_fta_composition='' , id_annexe_agrologic_article_codification='1' , id_access_recette_recette='0' , id_fta='628' , ascendant_fta_nomenclature='' , site_production_fta_nomenclature='1' , poids_fta_nomenclature='' , id_annexe_unite='kg' , quantite_piece_par_carton='' , poids_total_carton_vrac_fta_nomenclature='' , code_produit_agrologic_fta_nomenclature='0304' , etat_fta_nomenclature='1' , nom_fta_nomenclature='PREP LOTTE DECOUPEE (TAG) KG' , suffixe_agrologic_fta_nomenclature='' </text:p>
      <text:p text:style-name="P1"><text:line-break/>700353 - PREP GARNITURE BLANQUETTE LOTTE KG créé: </text:p>
      <text:p text:style-name="P5"><text:soft-page-break/>INSERT fta_nomenclature SET <text:s/>last_id_fta_nomenclature='0' , OLD_id_fta_composition='' , id_annexe_agrologic_article_codification='1' , id_access_recette_recette='0' , id_fta='628' , ascendant_fta_nomenclature='' , site_production_fta_nomenclature='1' , poids_fta_nomenclature='' , id_annexe_unite='kg' , quantite_piece_par_carton='' , poids_total_carton_vrac_fta_nomenclature='' , code_produit_agrologic_fta_nomenclature='0353' , etat_fta_nomenclature='1' , nom_fta_nomenclature='PREP GARNITURE BLANQUETTE LOTTE KG' , suffixe_agrologic_fta_nomenclature='' </text:p>
      <text:p text:style-name="P1"><text:line-break/>700554 - PREP OIGNONS GRELOTS BLANCHIS 0 KG créé: </text:p>
      <text:p text:style-name="P5">INSERT fta_nomenclature SET <text:s/>last_id_fta_nomenclature='0' , OLD_id_fta_composition='' , id_annexe_agrologic_article_codification='1' , id_access_recette_recette='0' , id_fta='628' , ascendant_fta_nomenclature='' , site_production_fta_nomenclature='1' , poids_fta_nomenclature='' , id_annexe_unite='kg' , quantite_piece_par_carton='' , poids_total_carton_vrac_fta_nomenclature='' , code_produit_agrologic_fta_nomenclature='0554' , etat_fta_nomenclature='1' , nom_fta_nomenclature='PREP OIGNONS GRELOTS BLANCHIS 0 KG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628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</text:p>
      <text:p text:style-name="P4">Traitement de l'Article: 10221</text:p>
      <text:p text:style-name="P1"><text:line-break/></text:p>
      <text:p text:style-name="P4">Traitement de l'Article: 10223</text:p>
      <text:p text:style-name="P1"><text:line-break/>210223 - GARN RISOTTO GAMBAS 1.2KG (TAG) CRU créé: </text:p>
      <text:p text:style-name="P5"><text:soft-page-break/>INSERT fta_nomenclature SET <text:s/>last_id_fta_nomenclature='0' , OLD_id_fta_composition='' , id_annexe_agrologic_article_codification='4' , id_access_recette_recette='0' , id_fta='629' , ascendant_fta_nomenclature='' , site_production_fta_nomenclature='1' , poids_fta_nomenclature='0.0833' , id_annexe_unite='kg' , quantite_piece_par_carton='' , poids_total_carton_vrac_fta_nomenclature='' , code_produit_agrologic_fta_nomenclature='0223' , etat_fta_nomenclature='1' , nom_fta_nomenclature='GARN RISOTTO GAMBAS 1.2KG (TAG) CRU' , suffixe_agrologic_fta_nomenclature='' </text:p>
      <text:p text:style-name="P1"><text:line-break/>500670 - SCE RISOTTO GAMBAS (TAG) L créé: </text:p>
      <text:p text:style-name="P5">INSERT fta_nomenclature SET <text:s/>last_id_fta_nomenclature='0' , OLD_id_fta_composition='' , id_annexe_agrologic_article_codification='3' , id_access_recette_recette='0' , id_fta='629' , ascendant_fta_nomenclature='' , site_production_fta_nomenclature='1' , poids_fta_nomenclature='' , id_annexe_unite='L' , quantite_piece_par_carton='' , poids_total_carton_vrac_fta_nomenclature='' , code_produit_agrologic_fta_nomenclature='0670' , etat_fta_nomenclature='1' , nom_fta_nomenclature='SCE RISOTTO GAMBAS (TAG) L' , suffixe_agrologic_fta_nomenclature='' </text:p>
      <text:p text:style-name="P1"><text:line-break/>700343 - PREP MELANGE LEGUME RISOTTO GAMBAS KG créé: </text:p>
      <text:p text:style-name="P5">INSERT fta_nomenclature SET <text:s/>last_id_fta_nomenclature='0' , OLD_id_fta_composition='' , id_annexe_agrologic_article_codification='1' , id_access_recette_recette='0' , id_fta='629' , ascendant_fta_nomenclature='' , site_production_fta_nomenclature='1' , poids_fta_nomenclature='' , id_annexe_unite='kg' , quantite_piece_par_carton='' , poids_total_carton_vrac_fta_nomenclature='' , code_produit_agrologic_fta_nomenclature='0343' , etat_fta_nomenclature='1' , nom_fta_nomenclature='PREP MELANGE LEGUME RISOTTO GAMBAS KG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629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210224 - RIZ USA GAMBAS 0.8KG (TAG) CRU créé: </text:p>
      <text:p text:style-name="P5"><text:soft-page-break/>INSERT fta_nomenclature SET <text:s/>last_id_fta_nomenclature='0' , OLD_id_fta_composition='' , id_annexe_agrologic_article_codification='4' , id_access_recette_recette='0' , id_fta='629' , ascendant_fta_nomenclature='' , site_production_fta_nomenclature='1' , poids_fta_nomenclature='0.8' , id_annexe_unite='kg' , quantite_piece_par_carton='' , poids_total_carton_vrac_fta_nomenclature='' , code_produit_agrologic_fta_nomenclature='0224' , etat_fta_nomenclature='1' , nom_fta_nomenclature='RIZ USA GAMBAS 0.8KG (TAG) CRU' , suffixe_agrologic_fta_nomenclature='' </text:p>
      <text:p text:style-name="P1"><text:line-break/>700341 - PREP RIZ USA (TAG) KG créé: </text:p>
      <text:p text:style-name="P5">INSERT fta_nomenclature SET <text:s/>last_id_fta_nomenclature='0' , OLD_id_fta_composition='' , id_annexe_agrologic_article_codification='1' , id_access_recette_recette='0' , id_fta='629' , ascendant_fta_nomenclature='' , site_production_fta_nomenclature='1' , poids_fta_nomenclature='' , id_annexe_unite='kg' , quantite_piece_par_carton='' , poids_total_carton_vrac_fta_nomenclature='' , code_produit_agrologic_fta_nomenclature='0341' , etat_fta_nomenclature='1' , nom_fta_nomenclature='PREP RIZ USA (TAG) KG' , suffixe_agrologic_fta_nomenclature='' </text:p>
      <text:p text:style-name="P1"><text:line-break/></text:p>
      <text:p text:style-name="P4">Traitement de l'Article: 10225</text:p>
      <text:p text:style-name="P1"><text:line-break/></text:p>
      <text:p text:style-name="P4">Traitement de l'Article: 10227</text:p>
      <text:p text:style-name="P1"><text:line-break/>210227 - QUENELLES BROCHET TAUC RC 2KG CRU créé: </text:p>
      <text:p text:style-name="P5">INSERT fta_nomenclature SET <text:s/>last_id_fta_nomenclature='0' , OLD_id_fta_composition='' , id_annexe_agrologic_article_codification='4' , id_access_recette_recette='0' , id_fta='115' , ascendant_fta_nomenclature='' , site_production_fta_nomenclature='1' , poids_fta_nomenclature='2' , id_annexe_unite='kg' , quantite_piece_par_carton='' , poids_total_carton_vrac_fta_nomenclature='' , code_produit_agrologic_fta_nomenclature='0227' , etat_fta_nomenclature='1' , nom_fta_nomenclature='QUENELLES BROCHET TAUC RC 2KG CRU' , suffixe_agrologic_fta_nomenclature='' </text:p>
      <text:p text:style-name="P1"><text:line-break/>500682 - SCE NANTUA QUENELLE BROCHET TAUC RC L créé: </text:p>
      <text:p text:style-name="P5"><text:soft-page-break/>INSERT fta_nomenclature SET <text:s/>last_id_fta_nomenclature='0' , OLD_id_fta_composition='' , id_annexe_agrologic_article_codification='3' , id_access_recette_recette='0' , id_fta='115' , ascendant_fta_nomenclature='' , site_production_fta_nomenclature='1' , poids_fta_nomenclature='' , id_annexe_unite='L' , quantite_piece_par_carton='' , poids_total_carton_vrac_fta_nomenclature='' , code_produit_agrologic_fta_nomenclature='0682' , etat_fta_nomenclature='1' , nom_fta_nomenclature='SCE NANTUA QUENELLE BROCHET TAUC RC L' , suffixe_agrologic_fta_nomenclature='' </text:p>
      <text:p text:style-name="P1"><text:line-break/>700566 - PREP ECREV DECO 150/200 DECONGELEES 10% créé: </text:p>
      <text:p text:style-name="P5">INSERT fta_nomenclature SET <text:s/>last_id_fta_nomenclature='0' , OLD_id_fta_composition='' , id_annexe_agrologic_article_codification='1' , id_access_recette_recette='0' , id_fta='115' , ascendant_fta_nomenclature='' , site_production_fta_nomenclature='1' , poids_fta_nomenclature='' , id_annexe_unite='kg' , quantite_piece_par_carton='' , poids_total_carton_vrac_fta_nomenclature='' , code_produit_agrologic_fta_nomenclature='0566' , etat_fta_nomenclature='1' , nom_fta_nomenclature='PREP ECREV DECO 150/200 DECONGELEES 10%' , suffixe_agrologic_fta_nomenclature='' </text:p>
      <text:p text:style-name="P1"><text:line-break/></text:p>
      <text:p text:style-name="P4">Traitement de l'Article: 10228</text:p>
      <text:p text:style-name="P1"><text:line-break/></text:p>
      <text:p text:style-name="P4">Traitement de l'Article: 10229</text:p>
      <text:p text:style-name="P1"><text:line-break/></text:p>
      <text:p text:style-name="P4">Traitement de l'Article: 10230</text:p>
      <text:p text:style-name="P1"><text:line-break/></text:p>
      <text:p text:style-name="P4">Traitement de l'Article: 10231</text:p>
      <text:p text:style-name="P1"><text:line-break/>210231 - FRIC DINDE MARRONS ITM 200G CRU créé: </text:p>
      <text:p text:style-name="P5"><text:soft-page-break/>INSERT fta_nomenclature SET <text:s/>last_id_fta_nomenclature='0' , OLD_id_fta_composition='' , id_annexe_agrologic_article_codification='4' , id_access_recette_recette='0' , id_fta='289' , ascendant_fta_nomenclature='' , site_production_fta_nomenclature='1' , poids_fta_nomenclature='0.2' , id_annexe_unite='kg' , quantite_piece_par_carton='' , poids_total_carton_vrac_fta_nomenclature='' , code_produit_agrologic_fta_nomenclature='0231' , etat_fta_nomenclature='1' , nom_fta_nomenclature='FRIC DINDE MARRONS ITM 200G CRU' , suffixe_agrologic_fta_nomenclature='' </text:p>
      <text:p text:style-name="P1"><text:line-break/>700314 - PREP SAUTE ROUGE DINDE 40/60 BLANCHI 20% créé: </text:p>
      <text:p text:style-name="P5">INSERT fta_nomenclature SET <text:s/>last_id_fta_nomenclature='0' , OLD_id_fta_composition='' , id_annexe_agrologic_article_codification='1' , id_access_recette_recette='0' , id_fta='289' , ascendant_fta_nomenclature='' , site_production_fta_nomenclature='1' , poids_fta_nomenclature='' , id_annexe_unite='kg' , quantite_piece_par_carton='' , poids_total_carton_vrac_fta_nomenclature='' , code_produit_agrologic_fta_nomenclature='0314' , etat_fta_nomenclature='1' , nom_fta_nomenclature='PREP SAUTE ROUGE DINDE 40/60 BLANCHI 20%' , suffixe_agrologic_fta_nomenclature='' </text:p>
      <text:p text:style-name="P1"><text:line-break/>500685 - SCE FRIC DINDE MARRON ITM L créé: </text:p>
      <text:p text:style-name="P5">INSERT fta_nomenclature SET <text:s/>last_id_fta_nomenclature='0' , OLD_id_fta_composition='' , id_annexe_agrologic_article_codification='3' , id_access_recette_recette='0' , id_fta='289' , ascendant_fta_nomenclature='' , site_production_fta_nomenclature='1' , poids_fta_nomenclature='' , id_annexe_unite='L' , quantite_piece_par_carton='' , poids_total_carton_vrac_fta_nomenclature='' , code_produit_agrologic_fta_nomenclature='0685' , etat_fta_nomenclature='1' , nom_fta_nomenclature='SCE FRIC DINDE MARRON ITM L' , suffixe_agrologic_fta_nomenclature='' </text:p>
      <text:p text:style-name="P1"><text:line-break/></text:p>
      <text:p text:style-name="P4">Traitement de l'Article: 10232</text:p>
      <text:p text:style-name="P1"><text:line-break/>210232 - PAVE FLT CANARD SU/ITM 100G CRU créé: </text:p>
      <text:p text:style-name="P5"><text:soft-page-break/>INSERT fta_nomenclature SET <text:s/>last_id_fta_nomenclature='0' , OLD_id_fta_composition='' , id_annexe_agrologic_article_codification='4' , id_access_recette_recette='0' , id_fta='301' , ascendant_fta_nomenclature='' , site_production_fta_nomenclature='1' , poids_fta_nomenclature='0.1' , id_annexe_unite='kg' , quantite_piece_par_carton='' , poids_total_carton_vrac_fta_nomenclature='' , code_produit_agrologic_fta_nomenclature='0232' , etat_fta_nomenclature='1' , nom_fta_nomenclature='PAVE FLT CANARD SU/ITM 100G CRU' , suffixe_agrologic_fta_nomenclature='' </text:p>
      <text:p text:style-name="P1"><text:line-break/>700496 - PREP CANARD FLT A/P 120/140 ROTI15 KG créé: </text:p>
      <text:p text:style-name="P5">INSERT fta_nomenclature SET <text:s/>last_id_fta_nomenclature='0' , OLD_id_fta_composition='' , id_annexe_agrologic_article_codification='1' , id_access_recette_recette='0' , id_fta='301' , ascendant_fta_nomenclature='' , site_production_fta_nomenclature='1' , poids_fta_nomenclature='' , id_annexe_unite='kg' , quantite_piece_par_carton='' , poids_total_carton_vrac_fta_nomenclature='' , code_produit_agrologic_fta_nomenclature='0496' , etat_fta_nomenclature='1' , nom_fta_nomenclature='PREP CANARD FLT A/P 120/140 ROTI15 KG' , suffixe_agrologic_fta_nomenclature='' </text:p>
      <text:p text:style-name="P1"><text:line-break/>210239 - SCE FOIE GRAS SU/ITM 60G CRU créé: </text:p>
      <text:p text:style-name="P5">INSERT fta_nomenclature SET <text:s/>last_id_fta_nomenclature='0' , OLD_id_fta_composition='' , id_annexe_agrologic_article_codification='4' , id_access_recette_recette='0' , id_fta='301' , ascendant_fta_nomenclature='' , site_production_fta_nomenclature='1' , poids_fta_nomenclature='0.06' , id_annexe_unite='kg' , quantite_piece_par_carton='' , poids_total_carton_vrac_fta_nomenclature='' , code_produit_agrologic_fta_nomenclature='0239' , etat_fta_nomenclature='1' , nom_fta_nomenclature='SCE FOIE GRAS SU/ITM 60G CRU' , suffixe_agrologic_fta_nomenclature='' </text:p>
      <text:p text:style-name="P1"><text:line-break/>500587 - SCE FOIE GRAS SU/ITM L créé: </text:p>
      <text:p text:style-name="P5">INSERT fta_nomenclature SET <text:s/>last_id_fta_nomenclature='0' , OLD_id_fta_composition='' , id_annexe_agrologic_article_codification='3' , id_access_recette_recette='0' , id_fta='301' , ascendant_fta_nomenclature='' , site_production_fta_nomenclature='1' , poids_fta_nomenclature='' , id_annexe_unite='L' , quantite_piece_par_carton='' , poids_total_carton_vrac_fta_nomenclature='' , code_produit_agrologic_fta_nomenclature='0587' , etat_fta_nomenclature='1' , nom_fta_nomenclature='SCE FOIE GRAS SU/ITM L' , suffixe_agrologic_fta_nomenclature='' </text:p>
      <text:p text:style-name="P1"><text:line-break/></text:p>
      <text:p text:style-name="P4"><text:soft-page-break/>Traitement de l'Article: 10233</text:p>
      <text:p text:style-name="P1"><text:line-break/></text:p>
      <text:p text:style-name="P4">Traitement de l'Article: 10234</text:p>
      <text:p text:style-name="P1"><text:line-break/></text:p>
      <text:p text:style-name="P4">Traitement de l'Article: 10235</text:p>
      <text:p text:style-name="P1"><text:line-break/></text:p>
      <text:p text:style-name="P4">Traitement de l'Article: 10236</text:p>
      <text:p text:style-name="P1"><text:line-break/>210236 - FLT ROUGET SU 70G CRU créé: </text:p>
      <text:p text:style-name="P5">INSERT fta_nomenclature SET <text:s/>last_id_fta_nomenclature='0' , OLD_id_fta_composition='' , id_annexe_agrologic_article_codification='4' , id_access_recette_recette='0' , id_fta='394' , ascendant_fta_nomenclature='' , site_production_fta_nomenclature='1' , poids_fta_nomenclature='0.07' , id_annexe_unite='kg' , quantite_piece_par_carton='' , poids_total_carton_vrac_fta_nomenclature='' , code_produit_agrologic_fta_nomenclature='0236' , etat_fta_nomenclature='1' , nom_fta_nomenclature='FLT ROUGET SU 70G CRU' , suffixe_agrologic_fta_nomenclature='' </text:p>
      <text:p text:style-name="P1"><text:line-break/>210237 - SCE HOLLANDAISE SU/ITM 60G CRU créé: </text:p>
      <text:p text:style-name="P5">INSERT fta_nomenclature SET <text:s/>last_id_fta_nomenclature='0' , OLD_id_fta_composition='' , id_annexe_agrologic_article_codification='4' , id_access_recette_recette='0' , id_fta='394' , ascendant_fta_nomenclature='' , site_production_fta_nomenclature='1' , poids_fta_nomenclature='0.06' , id_annexe_unite='kg' , quantite_piece_par_carton='' , poids_total_carton_vrac_fta_nomenclature='' , code_produit_agrologic_fta_nomenclature='0237' , etat_fta_nomenclature='1' , nom_fta_nomenclature='SCE HOLLANDAISE SU/ITM 60G CRU' , suffixe_agrologic_fta_nomenclature='' </text:p>
      <text:p text:style-name="P1"><text:line-break/>500585 - SCE HOLLANDAISE SU/ITM L créé: </text:p>
      <text:p text:style-name="P5"><text:soft-page-break/>INSERT fta_nomenclature SET <text:s/>last_id_fta_nomenclature='0' , OLD_id_fta_composition='' , id_annexe_agrologic_article_codification='3' , id_access_recette_recette='0' , id_fta='394' , ascendant_fta_nomenclature='' , site_production_fta_nomenclature='1' , poids_fta_nomenclature='' , id_annexe_unite='L' , quantite_piece_par_carton='' , poids_total_carton_vrac_fta_nomenclature='' , code_produit_agrologic_fta_nomenclature='0585' , etat_fta_nomenclature='1' , nom_fta_nomenclature='SCE HOLLANDAISE SU/ITM L' , suffixe_agrologic_fta_nomenclature='' </text:p>
      <text:p text:style-name="P1"><text:line-break/></text:p>
      <text:p text:style-name="P4">Traitement de l'Article: 10238</text:p>
      <text:p text:style-name="P1"><text:line-break/></text:p>
      <text:p text:style-name="P4">Traitement de l'Article: 10239</text:p>
      <text:p text:style-name="P1"><text:line-break/></text:p>
      <text:p text:style-name="P4">Traitement de l'Article: 10240</text:p>
      <text:p text:style-name="P1"><text:line-break/></text:p>
      <text:p text:style-name="P4">Traitement de l'Article: 10241</text:p>
      <text:p text:style-name="P1"><text:line-break/></text:p>
      <text:p text:style-name="P4">Traitement de l'Article: 10242</text:p>
      <text:p text:style-name="P1"><text:line-break/>210242 - CIVET SANGLIER SU 170G CRU créé: </text:p>
      <text:p text:style-name="P5">INSERT fta_nomenclature SET <text:s/>last_id_fta_nomenclature='0' , OLD_id_fta_composition='' , id_annexe_agrologic_article_codification='4' , id_access_recette_recette='0' , id_fta='372' , ascendant_fta_nomenclature='' , site_production_fta_nomenclature='1' , poids_fta_nomenclature='0.17' , id_annexe_unite='kg' , quantite_piece_par_carton='' , poids_total_carton_vrac_fta_nomenclature='' , code_produit_agrologic_fta_nomenclature='0242' , etat_fta_nomenclature='1' , nom_fta_nomenclature='CIVET SANGLIER SU 170G CRU' , suffixe_agrologic_fta_nomenclature='' </text:p>
      <text:p text:style-name="P1"><text:line-break/>700360 - PREP LARDON FUME FILLIERE BLC20 KG créé: </text:p>
      <text:p text:style-name="P5"><text:soft-page-break/>INSERT fta_nomenclature SET <text:s/>last_id_fta_nomenclature='0' , OLD_id_fta_composition='' , id_annexe_agrologic_article_codification='1' , id_access_recette_recette='0' , id_fta='372' , ascendant_fta_nomenclature='' , site_production_fta_nomenclature='1' , poids_fta_nomenclature='' , id_annexe_unite='kg' , quantite_piece_par_carton='' , poids_total_carton_vrac_fta_nomenclature='' , code_produit_agrologic_fta_nomenclature='0360' , etat_fta_nomenclature='1' , nom_fta_nomenclature='PREP LARDON FUME FILLIERE BLC20 KG' , suffixe_agrologic_fta_nomenclature='' </text:p>
      <text:p text:style-name="P1"><text:line-break/>700359 - PREP SAUTE SANGLIER 40/60 BLANCHI 30% créé: </text:p>
      <text:p text:style-name="P5">INSERT fta_nomenclature SET <text:s/>last_id_fta_nomenclature='0' , OLD_id_fta_composition='' , id_annexe_agrologic_article_codification='1' , id_access_recette_recette='0' , id_fta='372' , ascendant_fta_nomenclature='' , site_production_fta_nomenclature='1' , poids_fta_nomenclature='' , id_annexe_unite='kg' , quantite_piece_par_carton='' , poids_total_carton_vrac_fta_nomenclature='' , code_produit_agrologic_fta_nomenclature='0359' , etat_fta_nomenclature='1' , nom_fta_nomenclature='PREP SAUTE SANGLIER 40/60 BLANCHI 30%' , suffixe_agrologic_fta_nomenclature='' </text:p>
      <text:p text:style-name="P1"><text:line-break/>500028 - SCE CIVET SANGLIER SU L créé: </text:p>
      <text:p text:style-name="P5">INSERT fta_nomenclature SET <text:s/>last_id_fta_nomenclature='0' , OLD_id_fta_composition='' , id_annexe_agrologic_article_codification='3' , id_access_recette_recette='0' , id_fta='372' , ascendant_fta_nomenclature='' , site_production_fta_nomenclature='1' , poids_fta_nomenclature='' , id_annexe_unite='L' , quantite_piece_par_carton='' , poids_total_carton_vrac_fta_nomenclature='' , code_produit_agrologic_fta_nomenclature='0028' , etat_fta_nomenclature='1' , nom_fta_nomenclature='SCE CIVET SANGLIER SU L' , suffixe_agrologic_fta_nomenclature='' </text:p>
      <text:p text:style-name="P1"><text:line-break/></text:p>
      <text:p text:style-name="P4">Traitement de l'Article: 10243</text:p>
      <text:p text:style-name="P1"><text:line-break/></text:p>
      <text:p text:style-name="P4">Traitement de l'Article: 10245</text:p>
      <text:p text:style-name="P1"><text:line-break/></text:p>
      <text:p text:style-name="P4">Traitement de l'Article: 10246</text:p>
      <text:p text:style-name="P1"><text:line-break/>210246 - CROUST CANARD FG SU/ITM 150G CRU créé: </text:p>
      <text:p text:style-name="P5"><text:soft-page-break/>INSERT fta_nomenclature SET <text:s/>last_id_fta_nomenclature='0' , OLD_id_fta_composition='' , id_annexe_agrologic_article_codification='4' , id_access_recette_recette='0' , id_fta='395' , ascendant_fta_nomenclature='' , site_production_fta_nomenclature='1' , poids_fta_nomenclature='0.15' , id_annexe_unite='kg' , quantite_piece_par_carton='' , poids_total_carton_vrac_fta_nomenclature='' , code_produit_agrologic_fta_nomenclature='0246' , etat_fta_nomenclature='1' , nom_fta_nomenclature='CROUST CANARD FG SU/ITM 150G CRU' , suffixe_agrologic_fta_nomenclature='' </text:p>
      <text:p text:style-name="P1"><text:line-break/>700361 - PRECUISSON CROUST CANARD SU/ITM KG créé: </text:p>
      <text:p text:style-name="P5">INSERT fta_nomenclature SET <text:s/>last_id_fta_nomenclature='0' , OLD_id_fta_composition='' , id_annexe_agrologic_article_codification='1' , id_access_recette_recette='0' , id_fta='395' , ascendant_fta_nomenclature='' , site_production_fta_nomenclature='1' , poids_fta_nomenclature='' , id_annexe_unite='kg' , quantite_piece_par_carton='' , poids_total_carton_vrac_fta_nomenclature='' , code_produit_agrologic_fta_nomenclature='0361' , etat_fta_nomenclature='1' , nom_fta_nomenclature='PRECUISSON CROUST CANARD SU/ITM KG' , suffixe_agrologic_fta_nomenclature='' </text:p>
      <text:p text:style-name="P1"><text:line-break/>500690 - SCE CROUSTADE CANARD SU/ITM L créé: </text:p>
      <text:p text:style-name="P5">INSERT fta_nomenclature SET <text:s/>last_id_fta_nomenclature='0' , OLD_id_fta_composition='' , id_annexe_agrologic_article_codification='3' , id_access_recette_recette='0' , id_fta='395' , ascendant_fta_nomenclature='' , site_production_fta_nomenclature='1' , poids_fta_nomenclature='' , id_annexe_unite='L' , quantite_piece_par_carton='' , poids_total_carton_vrac_fta_nomenclature='' , code_produit_agrologic_fta_nomenclature='0690' , etat_fta_nomenclature='1' , nom_fta_nomenclature='SCE CROUSTADE CANARD SU/ITM L' , suffixe_agrologic_fta_nomenclature='' </text:p>
      <text:p text:style-name="P1"><text:line-break/></text:p>
      <text:p text:style-name="P4">Traitement de l'Article: 10249</text:p>
      <text:p text:style-name="P1"><text:line-break/>210250 - VINAIGRETTE XERES 150G CRU créé: </text:p>
      <text:p text:style-name="P5"><text:soft-page-break/>INSERT fta_nomenclature SET <text:s/>last_id_fta_nomenclature='0' , OLD_id_fta_composition='' , id_annexe_agrologic_article_codification='4' , id_access_recette_recette='0' , id_fta='117' , ascendant_fta_nomenclature='' , site_production_fta_nomenclature='1' , poids_fta_nomenclature='0.15' , id_annexe_unite='kg' , quantite_piece_par_carton='' , poids_total_carton_vrac_fta_nomenclature='' , code_produit_agrologic_fta_nomenclature='0250' , etat_fta_nomenclature='1' , nom_fta_nomenclature='VINAIGRETTE XERES 150G CRU' , suffixe_agrologic_fta_nomenclature='' </text:p>
      <text:p text:style-name="P1"><text:line-break/>500694 - VINAIGRETTE XERES L créé: </text:p>
      <text:p text:style-name="P5">INSERT fta_nomenclature SET <text:s/>last_id_fta_nomenclature='0' , OLD_id_fta_composition='' , id_annexe_agrologic_article_codification='3' , id_access_recette_recette='0' , id_fta='117' , ascendant_fta_nomenclature='' , site_production_fta_nomenclature='1' , poids_fta_nomenclature='' , id_annexe_unite='L' , quantite_piece_par_carton='' , poids_total_carton_vrac_fta_nomenclature='' , code_produit_agrologic_fta_nomenclature='0694' , etat_fta_nomenclature='1' , nom_fta_nomenclature='VINAIGRETTE XERES L' , suffixe_agrologic_fta_nomenclature='' </text:p>
      <text:p text:style-name="P1"><text:line-break/>210249 - EMIETTE ST JACQUES 90G MENU AUC CRU créé: </text:p>
      <text:p text:style-name="P5">INSERT fta_nomenclature SET <text:s/>last_id_fta_nomenclature='0' , OLD_id_fta_composition='' , id_annexe_agrologic_article_codification='4' , id_access_recette_recette='0' , id_fta='117' , ascendant_fta_nomenclature='' , site_production_fta_nomenclature='1' , poids_fta_nomenclature='' , id_annexe_unite='kg' , quantite_piece_par_carton='' , poids_total_carton_vrac_fta_nomenclature='' , code_produit_agrologic_fta_nomenclature='0249' , etat_fta_nomenclature='1' , nom_fta_nomenclature='EMIETTE ST JACQUES 90G MENU AUC CRU' , suffixe_agrologic_fta_nomenclature='' </text:p>
      <text:p text:style-name="P1"><text:line-break/>700553 - PREP EMIETTE ST JACQUES (TAG) KG créé: </text:p>
      <text:p text:style-name="P5">INSERT fta_nomenclature SET <text:s/>last_id_fta_nomenclature='0' , OLD_id_fta_composition='' , id_annexe_agrologic_article_codification='1' , id_access_recette_recette='0' , id_fta='117' , ascendant_fta_nomenclature='' , site_production_fta_nomenclature='1' , poids_fta_nomenclature='' , id_annexe_unite='kg' , quantite_piece_par_carton='' , poids_total_carton_vrac_fta_nomenclature='' , code_produit_agrologic_fta_nomenclature='0553' , etat_fta_nomenclature='1' , nom_fta_nomenclature='PREP EMIETTE ST JACQUES (TAG) KG' , suffixe_agrologic_fta_nomenclature='' </text:p>
      <text:p text:style-name="P1"><text:line-break/>210251 - FLT POULET FARCI FG MENU AUC 422G CRU créé: </text:p>
      <text:p text:style-name="P5"><text:soft-page-break/>INSERT fta_nomenclature SET <text:s/>last_id_fta_nomenclature='0' , OLD_id_fta_composition='' , id_annexe_agrologic_article_codification='4' , id_access_recette_recette='0' , id_fta='117' , ascendant_fta_nomenclature='' , site_production_fta_nomenclature='1' , poids_fta_nomenclature='0.422' , id_annexe_unite='kg' , quantite_piece_par_carton='' , poids_total_carton_vrac_fta_nomenclature='' , code_produit_agrologic_fta_nomenclature='0251' , etat_fta_nomenclature='1' , nom_fta_nomenclature='FLT POULET FARCI FG MENU AUC 422G CRU' , suffixe_agrologic_fta_nomenclature='' </text:p>
      <text:p text:style-name="P1"><text:line-break/>700369 - PREP FLT PLT FARCI FG MENU AUC PCE créé: </text:p>
      <text:p text:style-name="P5">INSERT fta_nomenclature SET <text:s/>last_id_fta_nomenclature='0' , OLD_id_fta_composition='' , id_annexe_agrologic_article_codification='1' , id_access_recette_recette='0' , id_fta='117' , ascendant_fta_nomenclature='' , site_production_fta_nomenclature='1' , poids_fta_nomenclature='' , id_annexe_unite='kg' , quantite_piece_par_carton='' , poids_total_carton_vrac_fta_nomenclature='' , code_produit_agrologic_fta_nomenclature='0369' , etat_fta_nomenclature='1' , nom_fta_nomenclature='PREP FLT PLT FARCI FG MENU AUC PCE' , suffixe_agrologic_fta_nomenclature='' </text:p>
      <text:p text:style-name="P1"><text:line-break/>700368 - PREP FCE FOIE GRAS FLT PLT MENU AUC KG créé: </text:p>
      <text:p text:style-name="P5">INSERT fta_nomenclature SET <text:s/>last_id_fta_nomenclature='0' , OLD_id_fta_composition='' , id_annexe_agrologic_article_codification='1' , id_access_recette_recette='0' , id_fta='117' , ascendant_fta_nomenclature='' , site_production_fta_nomenclature='1' , poids_fta_nomenclature='' , id_annexe_unite='kg' , quantite_piece_par_carton='' , poids_total_carton_vrac_fta_nomenclature='' , code_produit_agrologic_fta_nomenclature='0368' , etat_fta_nomenclature='1' , nom_fta_nomenclature='PREP FCE FOIE GRAS FLT PLT MENU AUC KG' , suffixe_agrologic_fta_nomenclature='' </text:p>
      <text:p text:style-name="P1"><text:line-break/>700354 - PREP EPINARD BRANCHE ESSOREE 50% KG créé: </text:p>
      <text:p text:style-name="P5">INSERT fta_nomenclature SET <text:s/>last_id_fta_nomenclature='0' , OLD_id_fta_composition='' , id_annexe_agrologic_article_codification='1' , id_access_recette_recette='0' , id_fta='117' , ascendant_fta_nomenclature='' , site_production_fta_nomenclature='1' , poids_fta_nomenclature='' , id_annexe_unite='kg' , quantite_piece_par_carton='' , poids_total_carton_vrac_fta_nomenclature='' , code_produit_agrologic_fta_nomenclature='0354' , etat_fta_nomenclature='1' , nom_fta_nomenclature='PREP EPINARD BRANCHE ESSOREE 50% KG' , suffixe_agrologic_fta_nomenclature='' </text:p>
      <text:p text:style-name="P1"><text:line-break/>700393 - PREP ASSAISONNEMENT VIANDE MENU AUC KG créé: </text:p>
      <text:p text:style-name="P5"><text:soft-page-break/>INSERT fta_nomenclature SET <text:s/>last_id_fta_nomenclature='0' , OLD_id_fta_composition='' , id_annexe_agrologic_article_codification='1' , id_access_recette_recette='0' , id_fta='117' , ascendant_fta_nomenclature='' , site_production_fta_nomenclature='1' , poids_fta_nomenclature='' , id_annexe_unite='kg' , quantite_piece_par_carton='' , poids_total_carton_vrac_fta_nomenclature='' , code_produit_agrologic_fta_nomenclature='0393' , etat_fta_nomenclature='1' , nom_fta_nomenclature='PREP ASSAISONNEMENT VIANDE MENU AUC KG' , suffixe_agrologic_fta_nomenclature='' </text:p>
      <text:p text:style-name="P1"><text:line-break/>210252 - CERF GD VENEUR SU 140G créé: </text:p>
      <text:p text:style-name="P5">INSERT fta_nomenclature SET <text:s/>last_id_fta_nomenclature='0' , OLD_id_fta_composition='' , id_annexe_agrologic_article_codification='4' , id_access_recette_recette='0' , id_fta='117' , ascendant_fta_nomenclature='' , site_production_fta_nomenclature='1' , poids_fta_nomenclature='0.14' , id_annexe_unite='kg' , quantite_piece_par_carton='' , poids_total_carton_vrac_fta_nomenclature='' , code_produit_agrologic_fta_nomenclature='0252' , etat_fta_nomenclature='1' , nom_fta_nomenclature='CERF GD VENEUR SU 140G' , suffixe_agrologic_fta_nomenclature='' </text:p>
      <text:p text:style-name="P1"><text:line-break/>500723 - SCE GD VENEUR SU/CHAMP L créé: </text:p>
      <text:p text:style-name="P5">INSERT fta_nomenclature SET <text:s/>last_id_fta_nomenclature='0' , OLD_id_fta_composition='' , id_annexe_agrologic_article_codification='3' , id_access_recette_recette='0' , id_fta='117' , ascendant_fta_nomenclature='' , site_production_fta_nomenclature='1' , poids_fta_nomenclature='' , id_annexe_unite='L' , quantite_piece_par_carton='' , poids_total_carton_vrac_fta_nomenclature='' , code_produit_agrologic_fta_nomenclature='0723' , etat_fta_nomenclature='1' , nom_fta_nomenclature='SCE GD VENEUR SU/CHAMP L' , suffixe_agrologic_fta_nomenclature='' </text:p>
      <text:p text:style-name="P1"><text:line-break/>700370 - PREP CERF SAUTE 40/60 BLCH25% KG créé: </text:p>
      <text:p text:style-name="P5">INSERT fta_nomenclature SET <text:s/>last_id_fta_nomenclature='0' , OLD_id_fta_composition='' , id_annexe_agrologic_article_codification='1' , id_access_recette_recette='0' , id_fta='117' , ascendant_fta_nomenclature='' , site_production_fta_nomenclature='1' , poids_fta_nomenclature='' , id_annexe_unite='kg' , quantite_piece_par_carton='' , poids_total_carton_vrac_fta_nomenclature='' , code_produit_agrologic_fta_nomenclature='0370' , etat_fta_nomenclature='1' , nom_fta_nomenclature='PREP CERF SAUTE 40/60 BLCH25% KG' , suffixe_agrologic_fta_nomenclature='' </text:p>
      <text:p text:style-name="P1"><text:line-break/>210265 - AUBERGINE TOMATE 720G MENU AUC 720G CRU créé: </text:p>
      <text:p text:style-name="P5"><text:soft-page-break/>INSERT fta_nomenclature SET <text:s/>last_id_fta_nomenclature='0' , OLD_id_fta_composition='' , id_annexe_agrologic_article_codification='4' , id_access_recette_recette='0' , id_fta='117' , ascendant_fta_nomenclature='' , site_production_fta_nomenclature='1' , poids_fta_nomenclature='0.72' , id_annexe_unite='kg' , quantite_piece_par_carton='' , poids_total_carton_vrac_fta_nomenclature='' , code_produit_agrologic_fta_nomenclature='0265' , etat_fta_nomenclature='1' , nom_fta_nomenclature='AUBERGINE TOMATE 720G MENU AUC 720G CRU' , suffixe_agrologic_fta_nomenclature='' </text:p>
      <text:p text:style-name="P1"><text:line-break/>700215 - PREPA AUBERGINE TOMATE CARREFOUR KG créé: </text:p>
      <text:p text:style-name="P5">INSERT fta_nomenclature SET <text:s/>last_id_fta_nomenclature='0' , OLD_id_fta_composition='' , id_annexe_agrologic_article_codification='1' , id_access_recette_recette='0' , id_fta='117' , ascendant_fta_nomenclature='' , site_production_fta_nomenclature='1' , poids_fta_nomenclature='' , id_annexe_unite='kg' , quantite_piece_par_carton='' , poids_total_carton_vrac_fta_nomenclature='' , code_produit_agrologic_fta_nomenclature='0215' , etat_fta_nomenclature='1' , nom_fta_nomenclature='PREPA AUBERGINE TOMATE CARREFOUR KG' , suffixe_agrologic_fta_nomenclature='' </text:p>
      <text:p text:style-name="P1"><text:line-break/>210253 - SALADE CREVETTE CRABE MENU AUC 515G CRU créé: </text:p>
      <text:p text:style-name="P5">INSERT fta_nomenclature SET <text:s/>last_id_fta_nomenclature='0' , OLD_id_fta_composition='' , id_annexe_agrologic_article_codification='4' , id_access_recette_recette='0' , id_fta='117' , ascendant_fta_nomenclature='' , site_production_fta_nomenclature='1' , poids_fta_nomenclature='0.515' , id_annexe_unite='kg' , quantite_piece_par_carton='' , poids_total_carton_vrac_fta_nomenclature='' , code_produit_agrologic_fta_nomenclature='0253' , etat_fta_nomenclature='1' , nom_fta_nomenclature='SALADE CREVETTE CRABE MENU AUC 515G CRU' , suffixe_agrologic_fta_nomenclature='' </text:p>
      <text:p text:style-name="P1"><text:line-break/>700373 - PREP SALADE CREVETTE CRABE MENU AUC créé: </text:p>
      <text:p text:style-name="P5">INSERT fta_nomenclature SET <text:s/>last_id_fta_nomenclature='0' , OLD_id_fta_composition='' , id_annexe_agrologic_article_codification='1' , id_access_recette_recette='0' , id_fta='117' , ascendant_fta_nomenclature='' , site_production_fta_nomenclature='1' , poids_fta_nomenclature='' , id_annexe_unite='kg' , quantite_piece_par_carton='' , poids_total_carton_vrac_fta_nomenclature='' , code_produit_agrologic_fta_nomenclature='0373' , etat_fta_nomenclature='1' , nom_fta_nomenclature='PREP SALADE CREVETTE CRABE MENU AUC' , suffixe_agrologic_fta_nomenclature='' </text:p>
      <text:p text:style-name="P1"><text:line-break/>700448 - PREP TOMATE CUBE 16X16MM EGOUT 75% KG créé: </text:p>
      <text:p text:style-name="P5"><text:soft-page-break/>INSERT fta_nomenclature SET <text:s/>last_id_fta_nomenclature='0' , OLD_id_fta_composition='' , id_annexe_agrologic_article_codification='1' , id_access_recette_recette='0' , id_fta='117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210300 - SCE SALADE EXOTIQUE MENU AUC 100G CRU créé: </text:p>
      <text:p text:style-name="P5">INSERT fta_nomenclature SET <text:s/>last_id_fta_nomenclature='0' , OLD_id_fta_composition='' , id_annexe_agrologic_article_codification='4' , id_access_recette_recette='0' , id_fta='117' , ascendant_fta_nomenclature='' , site_production_fta_nomenclature='1' , poids_fta_nomenclature='0.1' , id_annexe_unite='kg' , quantite_piece_par_carton='' , poids_total_carton_vrac_fta_nomenclature='' , code_produit_agrologic_fta_nomenclature='0300' , etat_fta_nomenclature='1' , nom_fta_nomenclature='SCE SALADE EXOTIQUE MENU AUC 100G CRU' , suffixe_agrologic_fta_nomenclature='' </text:p>
      <text:p text:style-name="P1"><text:line-break/>500713 - SCE SALADE CREVETTE CRABE MENU AUC L créé: </text:p>
      <text:p text:style-name="P5">INSERT fta_nomenclature SET <text:s/>last_id_fta_nomenclature='0' , OLD_id_fta_composition='' , id_annexe_agrologic_article_codification='3' , id_access_recette_recette='0' , id_fta='117' , ascendant_fta_nomenclature='' , site_production_fta_nomenclature='1' , poids_fta_nomenclature='' , id_annexe_unite='L' , quantite_piece_par_carton='' , poids_total_carton_vrac_fta_nomenclature='' , code_produit_agrologic_fta_nomenclature='0713' , etat_fta_nomenclature='1' , nom_fta_nomenclature='SCE SALADE CREVETTE CRABE MENU AUC L' , suffixe_agrologic_fta_nomenclature='' </text:p>
      <text:p text:style-name="P1"><text:line-break/>210299 - PENNE SALADE EXO MENU AUC 345G CRU créé: </text:p>
      <text:p text:style-name="P5">INSERT fta_nomenclature SET <text:s/>last_id_fta_nomenclature='0' , OLD_id_fta_composition='' , id_annexe_agrologic_article_codification='4' , id_access_recette_recette='0' , id_fta='117' , ascendant_fta_nomenclature='' , site_production_fta_nomenclature='1' , poids_fta_nomenclature='0.345' , id_annexe_unite='kg' , quantite_piece_par_carton='' , poids_total_carton_vrac_fta_nomenclature='' , code_produit_agrologic_fta_nomenclature='0299' , etat_fta_nomenclature='1' , nom_fta_nomenclature='PENNE SALADE EXO MENU AUC 345G CRU' , suffixe_agrologic_fta_nomenclature='' </text:p>
      <text:p text:style-name="P1"><text:line-break/>700372 - PREP MINI PENNES MENU AUC KG créé: </text:p>
      <text:p text:style-name="P5"><text:soft-page-break/>INSERT fta_nomenclature SET <text:s/>last_id_fta_nomenclature='0' , OLD_id_fta_composition='' , id_annexe_agrologic_article_codification='1' , id_access_recette_recette='0' , id_fta='117' , ascendant_fta_nomenclature='' , site_production_fta_nomenclature='1' , poids_fta_nomenclature='' , id_annexe_unite='kg' , quantite_piece_par_carton='' , poids_total_carton_vrac_fta_nomenclature='' , code_produit_agrologic_fta_nomenclature='0372' , etat_fta_nomenclature='1' , nom_fta_nomenclature='PREP MINI PENNES MENU AUC KG' , suffixe_agrologic_fta_nomenclature='' </text:p>
      <text:p text:style-name="P1"><text:line-break/></text:p>
      <text:p text:style-name="P4">Traitement de l'Article: 10250</text:p>
      <text:p text:style-name="P1"><text:line-break/></text:p>
      <text:p text:style-name="P4">Traitement de l'Article: 10251</text:p>
      <text:p text:style-name="P1"><text:line-break/></text:p>
      <text:p text:style-name="P4">Traitement de l'Article: 10252</text:p>
      <text:p text:style-name="P1"><text:line-break/></text:p>
      <text:p text:style-name="P4">Traitement de l'Article: 10253</text:p>
      <text:p text:style-name="P1"><text:line-break/></text:p>
      <text:p text:style-name="P4">Traitement de l'Article: 10266</text:p>
      <text:p text:style-name="P1"><text:line-break/></text:p>
      <text:p text:style-name="P4">Traitement de l'Article: 10273</text:p>
      <text:p text:style-name="P1"><text:line-break/></text:p>
      <text:p text:style-name="P4">Traitement de l'Article: 10274</text:p>
      <text:p text:style-name="P1"><text:line-break/></text:p>
      <text:p text:style-name="P4">Traitement de l'Article: 10275</text:p>
      <text:p text:style-name="P1"><text:line-break/></text:p>
      <text:p text:style-name="P4">Traitement de l'Article: 10276</text:p>
      <text:p text:style-name="P1"><text:line-break/></text:p>
      <text:p text:style-name="P4"><text:soft-page-break/>Traitement de l'Article: 10277</text:p>
      <text:p text:style-name="P1"><text:line-break/></text:p>
      <text:p text:style-name="P4">Traitement de l'Article: 10278</text:p>
      <text:p text:style-name="P1"><text:line-break/>210278 - FLT SANDRE MENU TCAR 90G CRU créé: </text:p>
      <text:p text:style-name="P5">INSERT fta_nomenclature SET <text:s/>last_id_fta_nomenclature='0' , OLD_id_fta_composition='' , id_annexe_agrologic_article_codification='4' , id_access_recette_recette='0' , id_fta='631' , ascendant_fta_nomenclature='' , site_production_fta_nomenclature='1' , poids_fta_nomenclature='0.09' , id_annexe_unite='kg' , quantite_piece_par_carton='' , poids_total_carton_vrac_fta_nomenclature='' , code_produit_agrologic_fta_nomenclature='0278' , etat_fta_nomenclature='1' , nom_fta_nomenclature='FLT SANDRE MENU TCAR 90G CRU' , suffixe_agrologic_fta_nomenclature='' </text:p>
      <text:p text:style-name="P1"><text:line-break/>700567 - PREP FLT SANDRE 100/120 ROTI 10% KG TCAR créé: </text:p>
      <text:p text:style-name="P5">INSERT fta_nomenclature SET <text:s/>last_id_fta_nomenclature='0' , OLD_id_fta_composition='' , id_annexe_agrologic_article_codification='1' , id_access_recette_recette='0' , id_fta='631' , ascendant_fta_nomenclature='' , site_production_fta_nomenclature='1' , poids_fta_nomenclature='' , id_annexe_unite='kg' , quantite_piece_par_carton='' , poids_total_carton_vrac_fta_nomenclature='' , code_produit_agrologic_fta_nomenclature='0567' , etat_fta_nomenclature='1' , nom_fta_nomenclature='PREP FLT SANDRE 100/120 ROTI 10% KG TCAR' , suffixe_agrologic_fta_nomenclature='' </text:p>
      <text:p text:style-name="P1"><text:line-break/>210279 - SCE HOLLANDAISE MENU TCAR 80G CRU créé: </text:p>
      <text:p text:style-name="P5">INSERT fta_nomenclature SET <text:s/>last_id_fta_nomenclature='0' , OLD_id_fta_composition='' , id_annexe_agrologic_article_codification='4' , id_access_recette_recette='0' , id_fta='631' , ascendant_fta_nomenclature='' , site_production_fta_nomenclature='1' , poids_fta_nomenclature='0.08' , id_annexe_unite='kg' , quantite_piece_par_carton='' , poids_total_carton_vrac_fta_nomenclature='' , code_produit_agrologic_fta_nomenclature='0279' , etat_fta_nomenclature='1' , nom_fta_nomenclature='SCE HOLLANDAISE MENU TCAR 80G CRU' , suffixe_agrologic_fta_nomenclature='' </text:p>
      <text:p text:style-name="P1"><text:line-break/>500704 - SCE HOLLANDAISE MENU L TCAR créé: </text:p>
      <text:p text:style-name="P5"><text:soft-page-break/>INSERT fta_nomenclature SET <text:s/>last_id_fta_nomenclature='0' , OLD_id_fta_composition='' , id_annexe_agrologic_article_codification='3' , id_access_recette_recette='0' , id_fta='631' , ascendant_fta_nomenclature='' , site_production_fta_nomenclature='1' , poids_fta_nomenclature='' , id_annexe_unite='L' , quantite_piece_par_carton='' , poids_total_carton_vrac_fta_nomenclature='' , code_produit_agrologic_fta_nomenclature='0704' , etat_fta_nomenclature='1' , nom_fta_nomenclature='SCE HOLLANDAISE MENU L TCAR' , suffixe_agrologic_fta_nomenclature='' </text:p>
      <text:p text:style-name="P1"><text:line-break/>210280 - RIZ LEGUME MENU TCAR 130G CRU créé: </text:p>
      <text:p text:style-name="P5">INSERT fta_nomenclature SET <text:s/>last_id_fta_nomenclature='0' , OLD_id_fta_composition='' , id_annexe_agrologic_article_codification='4' , id_access_recette_recette='0' , id_fta='631' , ascendant_fta_nomenclature='' , site_production_fta_nomenclature='1' , poids_fta_nomenclature='0.13' , id_annexe_unite='kg' , quantite_piece_par_carton='' , poids_total_carton_vrac_fta_nomenclature='' , code_produit_agrologic_fta_nomenclature='0280' , etat_fta_nomenclature='1' , nom_fta_nomenclature='RIZ LEGUME MENU TCAR 130G CRU' , suffixe_agrologic_fta_nomenclature='' </text:p>
      <text:p text:style-name="P1"><text:line-break/>700192 - PREP RIZ LEGUME KG TCAR créé: </text:p>
      <text:p text:style-name="P5">INSERT fta_nomenclature SET <text:s/>last_id_fta_nomenclature='0' , OLD_id_fta_composition='' , id_annexe_agrologic_article_codification='1' , id_access_recette_recette='0' , id_fta='631' , ascendant_fta_nomenclature='' , site_production_fta_nomenclature='1' , poids_fta_nomenclature='' , id_annexe_unite='kg' , quantite_piece_par_carton='' , poids_total_carton_vrac_fta_nomenclature='' , code_produit_agrologic_fta_nomenclature='0192' , etat_fta_nomenclature='1' , nom_fta_nomenclature='PREP RIZ LEGUME KG TCAR' , suffixe_agrologic_fta_nomenclature='' </text:p>
      <text:p text:style-name="P1"><text:line-break/>700389 - PREP CAROTTE CUBE 6x6 BLC0% TCAR créé: </text:p>
      <text:p text:style-name="P5">INSERT fta_nomenclature SET <text:s/>last_id_fta_nomenclature='0' , OLD_id_fta_composition='' , id_annexe_agrologic_article_codification='1' , id_access_recette_recette='0' , id_fta='631' , ascendant_fta_nomenclature='' , site_production_fta_nomenclature='1' , poids_fta_nomenclature='' , id_annexe_unite='kg' , quantite_piece_par_carton='' , poids_total_carton_vrac_fta_nomenclature='' , code_produit_agrologic_fta_nomenclature='0389' , etat_fta_nomenclature='1' , nom_fta_nomenclature='PREP CAROTTE CUBE 6x6 BLC0% TCAR' , suffixe_agrologic_fta_nomenclature='' </text:p>
      <text:p text:style-name="P1"><text:line-break/>700390 - PREP COURGETTE CUBE6x6 BLC10% KG TCAR créé: </text:p>
      <text:p text:style-name="P5"><text:soft-page-break/>INSERT fta_nomenclature SET <text:s/>last_id_fta_nomenclature='0' , OLD_id_fta_composition='' , id_annexe_agrologic_article_codification='1' , id_access_recette_recette='0' , id_fta='631' , ascendant_fta_nomenclature='' , site_production_fta_nomenclature='1' , poids_fta_nomenclature='' , id_annexe_unite='kg' , quantite_piece_par_carton='' , poids_total_carton_vrac_fta_nomenclature='' , code_produit_agrologic_fta_nomenclature='0390' , etat_fta_nomenclature='1' , nom_fta_nomenclature='PREP COURGETTE CUBE6x6 BLC10% KG TCAR' , suffixe_agrologic_fta_nomenclature='' </text:p>
      <text:p text:style-name="P1"><text:line-break/>210281 - CUISSE CANETTE ROTIE MENU TCAR 150G CRU créé: </text:p>
      <text:p text:style-name="P5">INSERT fta_nomenclature SET <text:s/>last_id_fta_nomenclature='0' , OLD_id_fta_composition='' , id_annexe_agrologic_article_codification='4' , id_access_recette_recette='0' , id_fta='631' , ascendant_fta_nomenclature='' , site_production_fta_nomenclature='1' , poids_fta_nomenclature='0.15' , id_annexe_unite='kg' , quantite_piece_par_carton='' , poids_total_carton_vrac_fta_nomenclature='' , code_produit_agrologic_fta_nomenclature='0281' , etat_fta_nomenclature='1' , nom_fta_nomenclature='CUISSE CANETTE ROTIE MENU TCAR 150G CRU' , suffixe_agrologic_fta_nomenclature='' </text:p>
      <text:p text:style-name="P1"><text:line-break/>700568 - PREP CANETT CUISS180/200 ROTI20 KG TCAR créé: </text:p>
      <text:p text:style-name="P5">INSERT fta_nomenclature SET <text:s/>last_id_fta_nomenclature='0' , OLD_id_fta_composition='' , id_annexe_agrologic_article_codification='1' , id_access_recette_recette='0' , id_fta='631' , ascendant_fta_nomenclature='' , site_production_fta_nomenclature='1' , poids_fta_nomenclature='' , id_annexe_unite='kg' , quantite_piece_par_carton='' , poids_total_carton_vrac_fta_nomenclature='' , code_produit_agrologic_fta_nomenclature='0568' , etat_fta_nomenclature='1' , nom_fta_nomenclature='PREP CANETT CUISS180/200 ROTI20 KG TCAR' , suffixe_agrologic_fta_nomenclature='' </text:p>
      <text:p text:style-name="P1"><text:line-break/>210282 - SCE MORILLE MENU TCAR 70G CRU créé: </text:p>
      <text:p text:style-name="P5">INSERT fta_nomenclature SET <text:s/>last_id_fta_nomenclature='0' , OLD_id_fta_composition='' , id_annexe_agrologic_article_codification='4' , id_access_recette_recette='0' , id_fta='631' , ascendant_fta_nomenclature='' , site_production_fta_nomenclature='1' , poids_fta_nomenclature='0.07' , id_annexe_unite='kg' , quantite_piece_par_carton='' , poids_total_carton_vrac_fta_nomenclature='' , code_produit_agrologic_fta_nomenclature='0282' , etat_fta_nomenclature='1' , nom_fta_nomenclature='SCE MORILLE MENU TCAR 70G CRU' , suffixe_agrologic_fta_nomenclature='' </text:p>
      <text:p text:style-name="P1"><text:line-break/>500705 - SCE MORILLE MENU L TCAR créé: </text:p>
      <text:p text:style-name="P5"><text:soft-page-break/>INSERT fta_nomenclature SET <text:s/>last_id_fta_nomenclature='0' , OLD_id_fta_composition='' , id_annexe_agrologic_article_codification='3' , id_access_recette_recette='0' , id_fta='631' , ascendant_fta_nomenclature='' , site_production_fta_nomenclature='1' , poids_fta_nomenclature='' , id_annexe_unite='L' , quantite_piece_par_carton='' , poids_total_carton_vrac_fta_nomenclature='' , code_produit_agrologic_fta_nomenclature='0705' , etat_fta_nomenclature='1' , nom_fta_nomenclature='SCE MORILLE MENU L TCAR' , suffixe_agrologic_fta_nomenclature='' </text:p>
      <text:p text:style-name="P1"><text:line-break/>210294 - TIAN LEGUME MENU TCAR 120G CRU créé: </text:p>
      <text:p text:style-name="P5">INSERT fta_nomenclature SET <text:s/>last_id_fta_nomenclature='0' , OLD_id_fta_composition='' , id_annexe_agrologic_article_codification='4' , id_access_recette_recette='0' , id_fta='631' , ascendant_fta_nomenclature='' , site_production_fta_nomenclature='1' , poids_fta_nomenclature='0.12' , id_annexe_unite='kg' , quantite_piece_par_carton='' , poids_total_carton_vrac_fta_nomenclature='' , code_produit_agrologic_fta_nomenclature='0294' , etat_fta_nomenclature='1' , nom_fta_nomenclature='TIAN LEGUME MENU TCAR 120G CRU' , suffixe_agrologic_fta_nomenclature='' </text:p>
      <text:p text:style-name="P1"><text:line-break/>700575 - PREP TIAN LEGUME MENU TCAR KG créé: </text:p>
      <text:p text:style-name="P5">INSERT fta_nomenclature SET <text:s/>last_id_fta_nomenclature='0' , OLD_id_fta_composition='' , id_annexe_agrologic_article_codification='1' , id_access_recette_recette='0' , id_fta='631' , ascendant_fta_nomenclature='' , site_production_fta_nomenclature='1' , poids_fta_nomenclature='' , id_annexe_unite='kg' , quantite_piece_par_carton='' , poids_total_carton_vrac_fta_nomenclature='' , code_produit_agrologic_fta_nomenclature='0575' , etat_fta_nomenclature='1' , nom_fta_nomenclature='PREP TIAN LEGUME MENU TCAR KG' , suffixe_agrologic_fta_nomenclature='' </text:p>
      <text:p text:style-name="P1"><text:line-break/></text:p>
      <text:p text:style-name="P4">Traitement de l'Article: 10284</text:p>
      <text:p text:style-name="P1"><text:line-break/>210284 - RILLETTE ST JACQUE MENU TCAR 30G CRU créé: </text:p>
      <text:p text:style-name="P5"><text:soft-page-break/>INSERT fta_nomenclature SET <text:s/>last_id_fta_nomenclature='0' , OLD_id_fta_composition='' , id_annexe_agrologic_article_codification='4' , id_access_recette_recette='0' , id_fta='632' , ascendant_fta_nomenclature='' , site_production_fta_nomenclature='1' , poids_fta_nomenclature='0.03' , id_annexe_unite='kg' , quantite_piece_par_carton='' , poids_total_carton_vrac_fta_nomenclature='' , code_produit_agrologic_fta_nomenclature='0284' , etat_fta_nomenclature='1' , nom_fta_nomenclature='RILLETTE ST JACQUE MENU TCAR 30G CRU' , suffixe_agrologic_fta_nomenclature='' </text:p>
      <text:p text:style-name="P1"><text:line-break/>700570 - PREP RILLETTE ST JACQUE MENU TCAR KG créé: </text:p>
      <text:p text:style-name="P5">INSERT fta_nomenclature SET <text:s/>last_id_fta_nomenclature='0' , OLD_id_fta_composition='' , id_annexe_agrologic_article_codification='1' , id_access_recette_recette='0' , id_fta='632' , ascendant_fta_nomenclature='' , site_production_fta_nomenclature='1' , poids_fta_nomenclature='' , id_annexe_unite='kg' , quantite_piece_par_carton='' , poids_total_carton_vrac_fta_nomenclature='' , code_produit_agrologic_fta_nomenclature='0570' , etat_fta_nomenclature='1' , nom_fta_nomenclature='PREP RILLETTE ST JACQUE MENU TCAR KG' , suffixe_agrologic_fta_nomenclature='' </text:p>
      <text:p text:style-name="P1"><text:line-break/>210228 - FLT BAR TACHETE (TAG) 100G CRU créé: </text:p>
      <text:p text:style-name="P5">INSERT fta_nomenclature SET <text:s/>last_id_fta_nomenclature='0' , OLD_id_fta_composition='' , id_annexe_agrologic_article_codification='4' , id_access_recette_recette='0' , id_fta='632' , ascendant_fta_nomenclature='' , site_production_fta_nomenclature='1' , poids_fta_nomenclature='0.1' , id_annexe_unite='kg' , quantite_piece_par_carton='' , poids_total_carton_vrac_fta_nomenclature='' , code_produit_agrologic_fta_nomenclature='0228' , etat_fta_nomenclature='1' , nom_fta_nomenclature='FLT BAR TACHETE (TAG) 100G CRU' , suffixe_agrologic_fta_nomenclature='' </text:p>
      <text:p text:style-name="P1"><text:line-break/>210285 - SCE CHAMPAGNE MENU TCAR 50G CRU créé: </text:p>
      <text:p text:style-name="P5">INSERT fta_nomenclature SET <text:s/>last_id_fta_nomenclature='0' , OLD_id_fta_composition='' , id_annexe_agrologic_article_codification='4' , id_access_recette_recette='0' , id_fta='632' , ascendant_fta_nomenclature='' , site_production_fta_nomenclature='1' , poids_fta_nomenclature='0.05' , id_annexe_unite='kg' , quantite_piece_par_carton='' , poids_total_carton_vrac_fta_nomenclature='' , code_produit_agrologic_fta_nomenclature='0285' , etat_fta_nomenclature='1' , nom_fta_nomenclature='SCE CHAMPAGNE MENU TCAR 50G CRU' , suffixe_agrologic_fta_nomenclature='' </text:p>
      <text:p text:style-name="P1"><text:line-break/>500706 - SCE CHAMPAGNE MENU TCAR L créé: </text:p>
      <text:p text:style-name="P5"><text:soft-page-break/>INSERT fta_nomenclature SET <text:s/>last_id_fta_nomenclature='0' , OLD_id_fta_composition='' , id_annexe_agrologic_article_codification='3' , id_access_recette_recette='0' , id_fta='632' , ascendant_fta_nomenclature='' , site_production_fta_nomenclature='1' , poids_fta_nomenclature='' , id_annexe_unite='L' , quantite_piece_par_carton='' , poids_total_carton_vrac_fta_nomenclature='' , code_produit_agrologic_fta_nomenclature='0706' , etat_fta_nomenclature='1' , nom_fta_nomenclature='SCE CHAMPAGNE MENU TCAR L' , suffixe_agrologic_fta_nomenclature='' </text:p>
      <text:p text:style-name="P1"><text:line-break/>210286 - FONDUE POIREAU MENU TCAR 140G CRU créé: </text:p>
      <text:p text:style-name="P5">INSERT fta_nomenclature SET <text:s/>last_id_fta_nomenclature='0' , OLD_id_fta_composition='' , id_annexe_agrologic_article_codification='4' , id_access_recette_recette='0' , id_fta='632' , ascendant_fta_nomenclature='' , site_production_fta_nomenclature='1' , poids_fta_nomenclature='0.14' , id_annexe_unite='kg' , quantite_piece_par_carton='' , poids_total_carton_vrac_fta_nomenclature='' , code_produit_agrologic_fta_nomenclature='0286' , etat_fta_nomenclature='1' , nom_fta_nomenclature='FONDUE POIREAU MENU TCAR 140G CRU' , suffixe_agrologic_fta_nomenclature='' </text:p>
      <text:p text:style-name="P1"><text:line-break/>700571 - PREP FONDUE POIREAU MENU TCAR KG créé: </text:p>
      <text:p text:style-name="P5">INSERT fta_nomenclature SET <text:s/>last_id_fta_nomenclature='0' , OLD_id_fta_composition='' , id_annexe_agrologic_article_codification='1' , id_access_recette_recette='0' , id_fta='632' , ascendant_fta_nomenclature='' , site_production_fta_nomenclature='1' , poids_fta_nomenclature='' , id_annexe_unite='kg' , quantite_piece_par_carton='' , poids_total_carton_vrac_fta_nomenclature='' , code_produit_agrologic_fta_nomenclature='0571' , etat_fta_nomenclature='1' , nom_fta_nomenclature='PREP FONDUE POIREAU MENU TCAR KG' , suffixe_agrologic_fta_nomenclature='' </text:p>
      <text:p text:style-name="P1"><text:line-break/>210287 - CHAPON SCE PERIG MENU TCAR 200G CRU créé: </text:p>
      <text:p text:style-name="P5">INSERT fta_nomenclature SET <text:s/>last_id_fta_nomenclature='0' , OLD_id_fta_composition='' , id_annexe_agrologic_article_codification='4' , id_access_recette_recette='0' , id_fta='632' , ascendant_fta_nomenclature='' , site_production_fta_nomenclature='1' , poids_fta_nomenclature='0.2' , id_annexe_unite='kg' , quantite_piece_par_carton='' , poids_total_carton_vrac_fta_nomenclature='' , code_produit_agrologic_fta_nomenclature='0287' , etat_fta_nomenclature='1' , nom_fta_nomenclature='CHAPON SCE PERIG MENU TCAR 200G CRU' , suffixe_agrologic_fta_nomenclature='' </text:p>
      <text:p text:style-name="P1"><text:line-break/>500707 - SCE PERIGOURDINE MENU TCAR L créé: </text:p>
      <text:p text:style-name="P5"><text:soft-page-break/>INSERT fta_nomenclature SET <text:s/>last_id_fta_nomenclature='0' , OLD_id_fta_composition='' , id_annexe_agrologic_article_codification='3' , id_access_recette_recette='0' , id_fta='632' , ascendant_fta_nomenclature='' , site_production_fta_nomenclature='1' , poids_fta_nomenclature='' , id_annexe_unite='L' , quantite_piece_par_carton='' , poids_total_carton_vrac_fta_nomenclature='' , code_produit_agrologic_fta_nomenclature='0707' , etat_fta_nomenclature='1' , nom_fta_nomenclature='SCE PERIGOURDINE MENU TCAR L' , suffixe_agrologic_fta_nomenclature='' </text:p>
      <text:p text:style-name="P1"><text:line-break/>700572 - PREP CHAPON DEC CSS70/90 ROTI10% TCAR KG créé: </text:p>
      <text:p text:style-name="P5">INSERT fta_nomenclature SET <text:s/>last_id_fta_nomenclature='0' , OLD_id_fta_composition='' , id_annexe_agrologic_article_codification='1' , id_access_recette_recette='0' , id_fta='632' , ascendant_fta_nomenclature='' , site_production_fta_nomenclature='1' , poids_fta_nomenclature='' , id_annexe_unite='kg' , quantite_piece_par_carton='' , poids_total_carton_vrac_fta_nomenclature='' , code_produit_agrologic_fta_nomenclature='0572' , etat_fta_nomenclature='1' , nom_fta_nomenclature='PREP CHAPON DEC CSS70/90 ROTI10% TCAR KG' , suffixe_agrologic_fta_nomenclature='' </text:p>
      <text:p text:style-name="P1"><text:line-break/>210288 - POMME AIRELLE MENU TCAR 115G CRU créé: </text:p>
      <text:p text:style-name="P5">INSERT fta_nomenclature SET <text:s/>last_id_fta_nomenclature='0' , OLD_id_fta_composition='' , id_annexe_agrologic_article_codification='4' , id_access_recette_recette='0' , id_fta='632' , ascendant_fta_nomenclature='' , site_production_fta_nomenclature='1' , poids_fta_nomenclature='0.115' , id_annexe_unite='kg' , quantite_piece_par_carton='' , poids_total_carton_vrac_fta_nomenclature='' , code_produit_agrologic_fta_nomenclature='0288' , etat_fta_nomenclature='1' , nom_fta_nomenclature='POMME AIRELLE MENU TCAR 115G CRU' , suffixe_agrologic_fta_nomenclature='' </text:p>
      <text:p text:style-name="P1"><text:line-break/>500708 - CONFITURE AIRELLES FRUITS RGES TCAR L créé: </text:p>
      <text:p text:style-name="P5">INSERT fta_nomenclature SET <text:s/>last_id_fta_nomenclature='0' , OLD_id_fta_composition='' , id_annexe_agrologic_article_codification='3' , id_access_recette_recette='0' , id_fta='632' , ascendant_fta_nomenclature='' , site_production_fta_nomenclature='1' , poids_fta_nomenclature='' , id_annexe_unite='L' , quantite_piece_par_carton='' , poids_total_carton_vrac_fta_nomenclature='' , code_produit_agrologic_fta_nomenclature='0708' , etat_fta_nomenclature='1' , nom_fta_nomenclature='CONFITURE AIRELLES FRUITS RGES TCAR L' , suffixe_agrologic_fta_nomenclature='' </text:p>
      <text:p text:style-name="P1"><text:line-break/></text:p>
      <text:p text:style-name="P4"><text:soft-page-break/>Traitement de l'Article: 10289</text:p>
      <text:p text:style-name="P1"><text:line-break/>210289 - FLT SAUMON MENU TCAR 110G CRU créé: </text:p>
      <text:p text:style-name="P5">INSERT fta_nomenclature SET <text:s/>last_id_fta_nomenclature='0' , OLD_id_fta_composition='' , id_annexe_agrologic_article_codification='4' , id_access_recette_recette='0' , id_fta='633' , ascendant_fta_nomenclature='' , site_production_fta_nomenclature='1' , poids_fta_nomenclature='0.11' , id_annexe_unite='kg' , quantite_piece_par_carton='' , poids_total_carton_vrac_fta_nomenclature='' , code_produit_agrologic_fta_nomenclature='0289' , etat_fta_nomenclature='1' , nom_fta_nomenclature='FLT SAUMON MENU TCAR 110G CRU' , suffixe_agrologic_fta_nomenclature='' </text:p>
      <text:p text:style-name="P1"><text:line-break/>700576 - PREP SAUMON 120/140 ROTI8 TRF KG créé: </text:p>
      <text:p text:style-name="P5">INSERT fta_nomenclature SET <text:s/>last_id_fta_nomenclature='0' , OLD_id_fta_composition='' , id_annexe_agrologic_article_codification='1' , id_access_recette_recette='0' , id_fta='633' , ascendant_fta_nomenclature='' , site_production_fta_nomenclature='1' , poids_fta_nomenclature='' , id_annexe_unite='kg' , quantite_piece_par_carton='' , poids_total_carton_vrac_fta_nomenclature='' , code_produit_agrologic_fta_nomenclature='0576' , etat_fta_nomenclature='1' , nom_fta_nomenclature='PREP SAUMON 120/140 ROTI8 TRF KG' , suffixe_agrologic_fta_nomenclature='' </text:p>
      <text:p text:style-name="P1"><text:line-break/>210290 - SCE BEURRE BLANC MENU TCAR 80G CRU créé: </text:p>
      <text:p text:style-name="P5">INSERT fta_nomenclature SET <text:s/>last_id_fta_nomenclature='0' , OLD_id_fta_composition='' , id_annexe_agrologic_article_codification='4' , id_access_recette_recette='0' , id_fta='633' , ascendant_fta_nomenclature='' , site_production_fta_nomenclature='1' , poids_fta_nomenclature='0.08' , id_annexe_unite='kg' , quantite_piece_par_carton='' , poids_total_carton_vrac_fta_nomenclature='' , code_produit_agrologic_fta_nomenclature='0290' , etat_fta_nomenclature='1' , nom_fta_nomenclature='SCE BEURRE BLANC MENU TCAR 80G CRU' , suffixe_agrologic_fta_nomenclature='' </text:p>
      <text:p text:style-name="P1"><text:line-break/>500709 - SCE BEURRE BLANC MENU TCAR KG créé: </text:p>
      <text:p text:style-name="P5"><text:soft-page-break/>INSERT fta_nomenclature SET <text:s/>last_id_fta_nomenclature='0' , OLD_id_fta_composition='' , id_annexe_agrologic_article_codification='3' , id_access_recette_recette='0' , id_fta='633' , ascendant_fta_nomenclature='' , site_production_fta_nomenclature='1' , poids_fta_nomenclature='' , id_annexe_unite='L' , quantite_piece_par_carton='' , poids_total_carton_vrac_fta_nomenclature='' , code_produit_agrologic_fta_nomenclature='0709' , etat_fta_nomenclature='1' , nom_fta_nomenclature='SCE BEURRE BLANC MENU TCAR KG' , suffixe_agrologic_fta_nomenclature='' </text:p>
      <text:p text:style-name="P1"><text:line-break/>210291 - TAG LEGUME MENU TCAR 120G CRU créé: </text:p>
      <text:p text:style-name="P5">INSERT fta_nomenclature SET <text:s/>last_id_fta_nomenclature='0' , OLD_id_fta_composition='' , id_annexe_agrologic_article_codification='4' , id_access_recette_recette='0' , id_fta='633' , ascendant_fta_nomenclature='' , site_production_fta_nomenclature='1' , poids_fta_nomenclature='0.12' , id_annexe_unite='kg' , quantite_piece_par_carton='' , poids_total_carton_vrac_fta_nomenclature='' , code_produit_agrologic_fta_nomenclature='0291' , etat_fta_nomenclature='1' , nom_fta_nomenclature='TAG LEGUME MENU TCAR 120G CRU' , suffixe_agrologic_fta_nomenclature='' </text:p>
      <text:p text:style-name="P1"><text:line-break/>700573 - PREP TAG LEGUME MENU TCAR KG créé: </text:p>
      <text:p text:style-name="P5">INSERT fta_nomenclature SET <text:s/>last_id_fta_nomenclature='0' , OLD_id_fta_composition='' , id_annexe_agrologic_article_codification='1' , id_access_recette_recette='0' , id_fta='633' , ascendant_fta_nomenclature='' , site_production_fta_nomenclature='1' , poids_fta_nomenclature='' , id_annexe_unite='kg' , quantite_piece_par_carton='' , poids_total_carton_vrac_fta_nomenclature='' , code_produit_agrologic_fta_nomenclature='0573' , etat_fta_nomenclature='1' , nom_fta_nomenclature='PREP TAG LEGUME MENU TCAR KG' , suffixe_agrologic_fta_nomenclature='' </text:p>
      <text:p text:style-name="P1"><text:line-break/>700392 - PREP TAG NATURE TCAR KG créé: </text:p>
      <text:p text:style-name="P5">INSERT fta_nomenclature SET <text:s/>last_id_fta_nomenclature='0' , OLD_id_fta_composition='' , id_annexe_agrologic_article_codification='1' , id_access_recette_recette='0' , id_fta='633' , ascendant_fta_nomenclature='' , site_production_fta_nomenclature='1' , poids_fta_nomenclature='' , id_annexe_unite='kg' , quantite_piece_par_carton='' , poids_total_carton_vrac_fta_nomenclature='' , code_produit_agrologic_fta_nomenclature='0392' , etat_fta_nomenclature='1' , nom_fta_nomenclature='PREP TAG NATURE TCAR KG' , suffixe_agrologic_fta_nomenclature='' </text:p>
      <text:p text:style-name="P1"><text:line-break/>210292 - CSSE PINTADE ROTIE MENU TCAR 135G CRU créé: </text:p>
      <text:p text:style-name="P5"><text:soft-page-break/>INSERT fta_nomenclature SET <text:s/>last_id_fta_nomenclature='0' , OLD_id_fta_composition='' , id_annexe_agrologic_article_codification='4' , id_access_recette_recette='0' , id_fta='633' , ascendant_fta_nomenclature='' , site_production_fta_nomenclature='1' , poids_fta_nomenclature='0.135' , id_annexe_unite='kg' , quantite_piece_par_carton='' , poids_total_carton_vrac_fta_nomenclature='' , code_produit_agrologic_fta_nomenclature='0292' , etat_fta_nomenclature='1' , nom_fta_nomenclature='CSSE PINTADE ROTIE MENU TCAR 135G CRU' , suffixe_agrologic_fta_nomenclature='' </text:p>
      <text:p text:style-name="P1"><text:line-break/>700574 - PREP PINTADE CSSE150/170 ROTI15% TCAR KG créé: </text:p>
      <text:p text:style-name="P5">INSERT fta_nomenclature SET <text:s/>last_id_fta_nomenclature='0' , OLD_id_fta_composition='' , id_annexe_agrologic_article_codification='1' , id_access_recette_recette='0' , id_fta='633' , ascendant_fta_nomenclature='' , site_production_fta_nomenclature='1' , poids_fta_nomenclature='' , id_annexe_unite='kg' , quantite_piece_par_carton='' , poids_total_carton_vrac_fta_nomenclature='' , code_produit_agrologic_fta_nomenclature='0574' , etat_fta_nomenclature='1' , nom_fta_nomenclature='PREP PINTADE CSSE150/170 ROTI15% TCAR KG' , suffixe_agrologic_fta_nomenclature='' </text:p>
      <text:p text:style-name="P1"><text:line-break/>210293 - SCE PORTO MORILLE MENU TCAR 50G CRU créé: </text:p>
      <text:p text:style-name="P5">INSERT fta_nomenclature SET <text:s/>last_id_fta_nomenclature='0' , OLD_id_fta_composition='' , id_annexe_agrologic_article_codification='4' , id_access_recette_recette='0' , id_fta='633' , ascendant_fta_nomenclature='' , site_production_fta_nomenclature='1' , poids_fta_nomenclature='0.05' , id_annexe_unite='kg' , quantite_piece_par_carton='' , poids_total_carton_vrac_fta_nomenclature='' , code_produit_agrologic_fta_nomenclature='0293' , etat_fta_nomenclature='1' , nom_fta_nomenclature='SCE PORTO MORILLE MENU TCAR 50G CRU' , suffixe_agrologic_fta_nomenclature='' </text:p>
      <text:p text:style-name="P1"><text:line-break/>500710 - SCE PORTO MENU TCAR KG créé: </text:p>
      <text:p text:style-name="P5">INSERT fta_nomenclature SET <text:s/>last_id_fta_nomenclature='0' , OLD_id_fta_composition='' , id_annexe_agrologic_article_codification='3' , id_access_recette_recette='0' , id_fta='633' , ascendant_fta_nomenclature='' , site_production_fta_nomenclature='1' , poids_fta_nomenclature='' , id_annexe_unite='L' , quantite_piece_par_carton='' , poids_total_carton_vrac_fta_nomenclature='' , code_produit_agrologic_fta_nomenclature='0710' , etat_fta_nomenclature='1' , nom_fta_nomenclature='SCE PORTO MENU TCAR KG' , suffixe_agrologic_fta_nomenclature='' </text:p>
      <text:p text:style-name="P1"><text:line-break/>210294 - TIAN LEGUME MENU TCAR 120G CRU créé: </text:p>
      <text:p text:style-name="P5"><text:soft-page-break/>INSERT fta_nomenclature SET <text:s/>last_id_fta_nomenclature='0' , OLD_id_fta_composition='' , id_annexe_agrologic_article_codification='4' , id_access_recette_recette='0' , id_fta='633' , ascendant_fta_nomenclature='' , site_production_fta_nomenclature='1' , poids_fta_nomenclature='0.12' , id_annexe_unite='kg' , quantite_piece_par_carton='' , poids_total_carton_vrac_fta_nomenclature='' , code_produit_agrologic_fta_nomenclature='0294' , etat_fta_nomenclature='1' , nom_fta_nomenclature='TIAN LEGUME MENU TCAR 120G CRU' , suffixe_agrologic_fta_nomenclature='' </text:p>
      <text:p text:style-name="P1"><text:line-break/>700575 - PREP TIAN LEGUME MENU TCAR KG créé: </text:p>
      <text:p text:style-name="P5">INSERT fta_nomenclature SET <text:s/>last_id_fta_nomenclature='0' , OLD_id_fta_composition='' , id_annexe_agrologic_article_codification='1' , id_access_recette_recette='0' , id_fta='633' , ascendant_fta_nomenclature='' , site_production_fta_nomenclature='1' , poids_fta_nomenclature='' , id_annexe_unite='kg' , quantite_piece_par_carton='' , poids_total_carton_vrac_fta_nomenclature='' , code_produit_agrologic_fta_nomenclature='0575' , etat_fta_nomenclature='1' , nom_fta_nomenclature='PREP TIAN LEGUME MENU TCAR KG' , suffixe_agrologic_fta_nomenclature='' </text:p>
      <text:p text:style-name="P1"><text:line-break/></text:p>
      <text:p text:style-name="P4">Traitement de l'Article: 10295</text:p>
      <text:p text:style-name="P1"><text:line-break/>210295 - MARRONS POMMES RAISINS TR 1KG CRU créé: </text:p>
      <text:p text:style-name="P5">INSERT fta_nomenclature SET <text:s/>last_id_fta_nomenclature='0' , OLD_id_fta_composition='' , id_annexe_agrologic_article_codification='4' , id_access_recette_recette='0' , id_fta='56' , ascendant_fta_nomenclature='' , site_production_fta_nomenclature='1' , poids_fta_nomenclature='1' , id_annexe_unite='kg' , quantite_piece_par_carton='' , poids_total_carton_vrac_fta_nomenclature='' , code_produit_agrologic_fta_nomenclature='0295' , etat_fta_nomenclature='1' , nom_fta_nomenclature='MARRONS POMMES RAISINS TR 1KG CRU' , suffixe_agrologic_fta_nomenclature='' </text:p>
      <text:p text:style-name="P1"><text:line-break/>500106 - SCE MARRONS TR créé: </text:p>
      <text:p text:style-name="P5"><text:soft-page-break/>INSERT fta_nomenclature SET <text:s/>last_id_fta_nomenclature='0' , OLD_id_fta_composition='' , id_annexe_agrologic_article_codification='3' , id_access_recette_recette='0' , id_fta='56' , ascendant_fta_nomenclature='' , site_production_fta_nomenclature='1' , poids_fta_nomenclature='' , id_annexe_unite='L' , quantite_piece_par_carton='' , poids_total_carton_vrac_fta_nomenclature='' , code_produit_agrologic_fta_nomenclature='0106' , etat_fta_nomenclature='1' , nom_fta_nomenclature='SCE MARRONS TR' , suffixe_agrologic_fta_nomenclature='' </text:p>
      <text:p text:style-name="P1"><text:line-break/>700410 - PREP GARN MARRON RAISIN TR FESTIF KG créé: </text:p>
      <text:p text:style-name="P5">INSERT fta_nomenclature SET <text:s/>last_id_fta_nomenclature='0' , OLD_id_fta_composition='' , id_annexe_agrologic_article_codification='1' , id_access_recette_recette='0' , id_fta='56' , ascendant_fta_nomenclature='' , site_production_fta_nomenclature='1' , poids_fta_nomenclature='' , id_annexe_unite='kg' , quantite_piece_par_carton='' , poids_total_carton_vrac_fta_nomenclature='' , code_produit_agrologic_fta_nomenclature='0410' , etat_fta_nomenclature='1' , nom_fta_nomenclature='PREP GARN MARRON RAISIN TR FESTIF KG' , suffixe_agrologic_fta_nomenclature='' </text:p>
      <text:p text:style-name="P1"><text:line-break/></text:p>
      <text:p text:style-name="P4">Traitement de l'Article: 10296</text:p>
      <text:p text:style-name="P1"><text:line-break/>210296 - CHAPON SCE GIROLLE TR 2KG CRU créé: </text:p>
      <text:p text:style-name="P5">INSERT fta_nomenclature SET <text:s/>last_id_fta_nomenclature='0' , OLD_id_fta_composition='' , id_annexe_agrologic_article_codification='4' , id_access_recette_recette='0' , id_fta='300' , ascendant_fta_nomenclature='' , site_production_fta_nomenclature='1' , poids_fta_nomenclature='2' , id_annexe_unite='kg' , quantite_piece_par_carton='' , poids_total_carton_vrac_fta_nomenclature='' , code_produit_agrologic_fta_nomenclature='0296' , etat_fta_nomenclature='1' , nom_fta_nomenclature='CHAPON SCE GIROLLE TR 2KG CRU' , suffixe_agrologic_fta_nomenclature='' </text:p>
      <text:p text:style-name="P1"><text:line-break/>500715 - SCE CHAPON GIROLLE TR L créé: </text:p>
      <text:p text:style-name="P5"><text:soft-page-break/>INSERT fta_nomenclature SET <text:s/>last_id_fta_nomenclature='0' , OLD_id_fta_composition='' , id_annexe_agrologic_article_codification='3' , id_access_recette_recette='0' , id_fta='300' , ascendant_fta_nomenclature='' , site_production_fta_nomenclature='1' , poids_fta_nomenclature='' , id_annexe_unite='L' , quantite_piece_par_carton='' , poids_total_carton_vrac_fta_nomenclature='' , code_produit_agrologic_fta_nomenclature='0715' , etat_fta_nomenclature='1' , nom_fta_nomenclature='SCE CHAPON GIROLLE TR L' , suffixe_agrologic_fta_nomenclature='' </text:p>
      <text:p text:style-name="P1"><text:line-break/>700438 - PREP CHAPON DEC CSSE 140/160 BLCH10% créé: </text:p>
      <text:p text:style-name="P5">INSERT fta_nomenclature SET <text:s/>last_id_fta_nomenclature='0' , OLD_id_fta_composition='' , id_annexe_agrologic_article_codification='1' , id_access_recette_recette='0' , id_fta='300' , ascendant_fta_nomenclature='' , site_production_fta_nomenclature='1' , poids_fta_nomenclature='' , id_annexe_unite='kg' , quantite_piece_par_carton='' , poids_total_carton_vrac_fta_nomenclature='' , code_produit_agrologic_fta_nomenclature='0438' , etat_fta_nomenclature='1' , nom_fta_nomenclature='PREP CHAPON DEC CSSE 140/160 BLCH10%' , suffixe_agrologic_fta_nomenclature='' </text:p>
      <text:p text:style-name="P1"><text:line-break/></text:p>
      <text:p text:style-name="P4">Traitement de l'Article: 10298</text:p>
      <text:p text:style-name="P1"><text:line-break/>210298 - SAUTE PORC CIDRE TAUC 2KG CRU créé: </text:p>
      <text:p text:style-name="P5">INSERT fta_nomenclature SET <text:s/>last_id_fta_nomenclature='0' , OLD_id_fta_composition='' , id_annexe_agrologic_article_codification='4' , id_access_recette_recette='0' , id_fta='58' , ascendant_fta_nomenclature='' , site_production_fta_nomenclature='1' , poids_fta_nomenclature='2' , id_annexe_unite='kg' , quantite_piece_par_carton='' , poids_total_carton_vrac_fta_nomenclature='' , code_produit_agrologic_fta_nomenclature='0298' , etat_fta_nomenclature='1' , nom_fta_nomenclature='SAUTE PORC CIDRE TAUC 2KG CRU' , suffixe_agrologic_fta_nomenclature='' </text:p>
      <text:p text:style-name="P1"><text:line-break/>700584 - PREP GARN SAUTE PORC CIDRE TAUC KG créé: </text:p>
      <text:p text:style-name="P5"><text:soft-page-break/>INSERT fta_nomenclature SET <text:s/>last_id_fta_nomenclature='0' , OLD_id_fta_composition='' , id_annexe_agrologic_article_codification='1' , id_access_recette_recette='0' , id_fta='58' , ascendant_fta_nomenclature='' , site_production_fta_nomenclature='1' , poids_fta_nomenclature='' , id_annexe_unite='kg' , quantite_piece_par_carton='' , poids_total_carton_vrac_fta_nomenclature='' , code_produit_agrologic_fta_nomenclature='0584' , etat_fta_nomenclature='1' , nom_fta_nomenclature='PREP GARN SAUTE PORC CIDRE TAUC KG' , suffixe_agrologic_fta_nomenclature='' </text:p>
      <text:p text:style-name="P1"><text:line-break/>500718 - SCE SAUTE PORC CIDRE TAUC L créé: </text:p>
      <text:p text:style-name="P5">INSERT fta_nomenclature SET <text:s/>last_id_fta_nomenclature='0' , OLD_id_fta_composition='' , id_annexe_agrologic_article_codification='3' , id_access_recette_recette='0' , id_fta='58' , ascendant_fta_nomenclature='' , site_production_fta_nomenclature='1' , poids_fta_nomenclature='' , id_annexe_unite='L' , quantite_piece_par_carton='' , poids_total_carton_vrac_fta_nomenclature='' , code_produit_agrologic_fta_nomenclature='0718' , etat_fta_nomenclature='1' , nom_fta_nomenclature='SCE SAUTE PORC CIDRE TAUC L' , suffixe_agrologic_fta_nomenclature='' </text:p>
      <text:p text:style-name="P1"><text:line-break/>700406 - PREP PORC EPAULE 25/35 BLC25% TR KG créé: </text:p>
      <text:p text:style-name="P5">INSERT fta_nomenclature SET <text:s/>last_id_fta_nomenclature='0' , OLD_id_fta_composition='' , id_annexe_agrologic_article_codification='1' , id_access_recette_recette='0' , id_fta='58' , ascendant_fta_nomenclature='' , site_production_fta_nomenclature='1' , poids_fta_nomenclature='' , id_annexe_unite='kg' , quantite_piece_par_carton='' , poids_total_carton_vrac_fta_nomenclature='' , code_produit_agrologic_fta_nomenclature='0406' , etat_fta_nomenclature='1' , nom_fta_nomenclature='PREP PORC EPAULE 25/35 BLC25% TR KG' , suffixe_agrologic_fta_nomenclature='' </text:p>
      <text:p text:style-name="P1"><text:line-break/></text:p>
      <text:p text:style-name="P4">Traitement de l'Article: 10302</text:p>
      <text:p text:style-name="P1"><text:line-break/>210302 - ALBONDIGAS TAUC 2KG CRU créé: </text:p>
      <text:p text:style-name="P5"><text:soft-page-break/>INSERT fta_nomenclature SET <text:s/>last_id_fta_nomenclature='0' , OLD_id_fta_composition='' , id_annexe_agrologic_article_codification='4' , id_access_recette_recette='0' , id_fta='54' , ascendant_fta_nomenclature='' , site_production_fta_nomenclature='1' , poids_fta_nomenclature='2' , id_annexe_unite='kg' , quantite_piece_par_carton='' , poids_total_carton_vrac_fta_nomenclature='' , code_produit_agrologic_fta_nomenclature='0302' , etat_fta_nomenclature='1' , nom_fta_nomenclature='ALBONDIGAS TAUC 2KG CRU' , suffixe_agrologic_fta_nomenclature='' </text:p>
      <text:p text:style-name="P1"><text:line-break/>500728 - SCE ALBONDIGAS TAUC L créé: </text:p>
      <text:p text:style-name="P5">INSERT fta_nomenclature SET <text:s/>last_id_fta_nomenclature='0' , OLD_id_fta_composition='' , id_annexe_agrologic_article_codification='3' , id_access_recette_recette='0' , id_fta='54' , ascendant_fta_nomenclature='' , site_production_fta_nomenclature='1' , poids_fta_nomenclature='' , id_annexe_unite='L' , quantite_piece_par_carton='' , poids_total_carton_vrac_fta_nomenclature='' , code_produit_agrologic_fta_nomenclature='0728' , etat_fta_nomenclature='1' , nom_fta_nomenclature='SCE ALBONDIGAS TAUC L' , suffixe_agrologic_fta_nomenclature='' </text:p>
      <text:p text:style-name="P1"><text:line-break/>111056 - ALBONDIGAS (TAG) 30G PCE créé: </text:p>
      <text:p text:style-name="P5">INSERT fta_nomenclature SET <text:s/>last_id_fta_nomenclature='0' , OLD_id_fta_composition='' , id_annexe_agrologic_article_codification='5' , id_access_recette_recette='0' , id_fta='54' , ascendant_fta_nomenclature='' , site_production_fta_nomenclature='1' , poids_fta_nomenclature='0.03' , id_annexe_unite='kg' , quantite_piece_par_carton='' , poids_total_carton_vrac_fta_nomenclature='' , code_produit_agrologic_fta_nomenclature='1056' , etat_fta_nomenclature='1' , nom_fta_nomenclature='ALBONDIGAS (TAG) 30G PCE' , suffixe_agrologic_fta_nomenclature='' </text:p>
      <text:p text:style-name="P1"><text:line-break/>600167 - FCE ALBONDIGAS KG créé: </text:p>
      <text:p text:style-name="P5">INSERT fta_nomenclature SET <text:s/>last_id_fta_nomenclature='0' , OLD_id_fta_composition='' , id_annexe_agrologic_article_codification='2' , id_access_recette_recette='0' , id_fta='54' , ascendant_fta_nomenclature='' , site_production_fta_nomenclature='1' , poids_fta_nomenclature='' , id_annexe_unite='kg' , quantite_piece_par_carton='' , poids_total_carton_vrac_fta_nomenclature='' , code_produit_agrologic_fta_nomenclature='0167' , etat_fta_nomenclature='1' , nom_fta_nomenclature='FCE ALBONDIGAS KG' , suffixe_agrologic_fta_nomenclature='' </text:p>
      <text:p text:style-name="P1"><text:line-break/></text:p>
      <text:p text:style-name="P4"><text:soft-page-break/>Traitement de l'Article: 10303</text:p>
      <text:p text:style-name="P1"><text:line-break/>210303 - TAJINE PLT ABRICOT TR 2KG CRU créé: </text:p>
      <text:p text:style-name="P5">INSERT fta_nomenclature SET <text:s/>last_id_fta_nomenclature='0' , OLD_id_fta_composition='' , id_annexe_agrologic_article_codification='4' , id_access_recette_recette='0' , id_fta='78' , ascendant_fta_nomenclature='' , site_production_fta_nomenclature='1' , poids_fta_nomenclature='2' , id_annexe_unite='kg' , quantite_piece_par_carton='' , poids_total_carton_vrac_fta_nomenclature='' , code_produit_agrologic_fta_nomenclature='0303' , etat_fta_nomenclature='1' , nom_fta_nomenclature='TAJINE PLT ABRICOT TR 2KG CRU' , suffixe_agrologic_fta_nomenclature='' </text:p>
      <text:p text:style-name="P1"><text:line-break/>500730 - SCE TAJINE PLT ABRICOT TR L créé: </text:p>
      <text:p text:style-name="P5">INSERT fta_nomenclature SET <text:s/>last_id_fta_nomenclature='0' , OLD_id_fta_composition='' , id_annexe_agrologic_article_codification='3' , id_access_recette_recette='0' , id_fta='78' , ascendant_fta_nomenclature='' , site_production_fta_nomenclature='1' , poids_fta_nomenclature='' , id_annexe_unite='L' , quantite_piece_par_carton='' , poids_total_carton_vrac_fta_nomenclature='' , code_produit_agrologic_fta_nomenclature='0730' , etat_fta_nomenclature='1' , nom_fta_nomenclature='SCE TAJINE PLT ABRICOT TR L' , suffixe_agrologic_fta_nomenclature='' </text:p>
      <text:p text:style-name="P1"><text:line-break/>700437 - PREP PLT UE HDC 100/130 ROTI 10% créé: </text:p>
      <text:p text:style-name="P5">INSERT fta_nomenclature SET <text:s/>last_id_fta_nomenclature='0' , OLD_id_fta_composition='' , id_annexe_agrologic_article_codification='1' , id_access_recette_recette='0' , id_fta='78' , ascendant_fta_nomenclature='' , site_production_fta_nomenclature='1' , poids_fta_nomenclature='' , id_annexe_unite='kg' , quantite_piece_par_carton='' , poids_total_carton_vrac_fta_nomenclature='' , code_produit_agrologic_fta_nomenclature='0437' , etat_fta_nomenclature='1' , nom_fta_nomenclature='PREP PLT UE HDC 100/130 ROTI 10%' , suffixe_agrologic_fta_nomenclature='' </text:p>
      <text:p text:style-name="P1"><text:line-break/></text:p>
      <text:p text:style-name="P4">Traitement de l'Article: 10304</text:p>
      <text:p text:style-name="P1"><text:line-break/>210304 - TAJINE POISSON TR 2KG CRU créé: </text:p>
      <text:p text:style-name="P5"><text:soft-page-break/>INSERT fta_nomenclature SET <text:s/>last_id_fta_nomenclature='0' , OLD_id_fta_composition='' , id_annexe_agrologic_article_codification='4' , id_access_recette_recette='0' , id_fta='77' , ascendant_fta_nomenclature='' , site_production_fta_nomenclature='1' , poids_fta_nomenclature='2' , id_annexe_unite='kg' , quantite_piece_par_carton='' , poids_total_carton_vrac_fta_nomenclature='' , code_produit_agrologic_fta_nomenclature='0304' , etat_fta_nomenclature='1' , nom_fta_nomenclature='TAJINE POISSON TR 2KG CRU' , suffixe_agrologic_fta_nomenclature='' </text:p>
      <text:p text:style-name="P1"><text:line-break/>700582 - PREP GARN TAJINE POISSON TR KG créé: </text:p>
      <text:p text:style-name="P5">INSERT fta_nomenclature SET <text:s/>last_id_fta_nomenclature='0' , OLD_id_fta_composition='' , id_annexe_agrologic_article_codification='1' , id_access_recette_recette='0' , id_fta='77' , ascendant_fta_nomenclature='' , site_production_fta_nomenclature='1' , poids_fta_nomenclature='' , id_annexe_unite='kg' , quantite_piece_par_carton='' , poids_total_carton_vrac_fta_nomenclature='' , code_produit_agrologic_fta_nomenclature='0582' , etat_fta_nomenclature='1' , nom_fta_nomenclature='PREP GARN TAJINE POISSON TR KG' , suffixe_agrologic_fta_nomenclature='' </text:p>
      <text:p text:style-name="P1"><text:line-break/>500731 - SCE TAJINE POISSON TR L créé: </text:p>
      <text:p text:style-name="P5">INSERT fta_nomenclature SET <text:s/>last_id_fta_nomenclature='0' , OLD_id_fta_composition='' , id_annexe_agrologic_article_codification='3' , id_access_recette_recette='0' , id_fta='77' , ascendant_fta_nomenclature='' , site_production_fta_nomenclature='1' , poids_fta_nomenclature='' , id_annexe_unite='L' , quantite_piece_par_carton='' , poids_total_carton_vrac_fta_nomenclature='' , code_produit_agrologic_fta_nomenclature='0731' , etat_fta_nomenclature='1' , nom_fta_nomenclature='SCE TAJINE POISSON TR L' , suffixe_agrologic_fta_nomenclature='' </text:p>
      <text:p text:style-name="P1"><text:line-break/></text:p>
      <text:p text:style-name="P4">Traitement de l'Article: 10315</text:p>
      <text:p text:style-name="P1"><text:line-break/>210315 - CHAPON CEPES 2KG TR AUC CRU créé: </text:p>
      <text:p text:style-name="P5"><text:soft-page-break/>INSERT fta_nomenclature SET <text:s/>last_id_fta_nomenclature='0' , OLD_id_fta_composition='' , id_annexe_agrologic_article_codification='4' , id_access_recette_recette='0' , id_fta='148' , ascendant_fta_nomenclature='' , site_production_fta_nomenclature='1' , poids_fta_nomenclature='2' , id_annexe_unite='kg' , quantite_piece_par_carton='' , poids_total_carton_vrac_fta_nomenclature='' , code_produit_agrologic_fta_nomenclature='0315' , etat_fta_nomenclature='1' , nom_fta_nomenclature='CHAPON CEPES 2KG TR AUC CRU' , suffixe_agrologic_fta_nomenclature='' </text:p>
      <text:p text:style-name="P1"><text:line-break/>700438 - PREP CHAPON DEC CSSE 140/160 BLCH10% créé: </text:p>
      <text:p text:style-name="P5">INSERT fta_nomenclature SET <text:s/>last_id_fta_nomenclature='0' , OLD_id_fta_composition='' , id_annexe_agrologic_article_codification='1' , id_access_recette_recette='0' , id_fta='148' , ascendant_fta_nomenclature='' , site_production_fta_nomenclature='1' , poids_fta_nomenclature='' , id_annexe_unite='kg' , quantite_piece_par_carton='' , poids_total_carton_vrac_fta_nomenclature='' , code_produit_agrologic_fta_nomenclature='0438' , etat_fta_nomenclature='1' , nom_fta_nomenclature='PREP CHAPON DEC CSSE 140/160 BLCH10%' , suffixe_agrologic_fta_nomenclature='' </text:p>
      <text:p text:style-name="P1"><text:line-break/>700439 - PREP GARN CHAPON CEPES TR AUC créé: </text:p>
      <text:p text:style-name="P5">INSERT fta_nomenclature SET <text:s/>last_id_fta_nomenclature='0' , OLD_id_fta_composition='' , id_annexe_agrologic_article_codification='1' , id_access_recette_recette='0' , id_fta='148' , ascendant_fta_nomenclature='' , site_production_fta_nomenclature='1' , poids_fta_nomenclature='' , id_annexe_unite='kg' , quantite_piece_par_carton='' , poids_total_carton_vrac_fta_nomenclature='' , code_produit_agrologic_fta_nomenclature='0439' , etat_fta_nomenclature='1' , nom_fta_nomenclature='PREP GARN CHAPON CEPES TR AUC' , suffixe_agrologic_fta_nomenclature='' </text:p>
      <text:p text:style-name="P1"><text:line-break/>500737 - SCE CHAPON CEPES TR AUC L créé: </text:p>
      <text:p text:style-name="P5">INSERT fta_nomenclature SET <text:s/>last_id_fta_nomenclature='0' , OLD_id_fta_composition='' , id_annexe_agrologic_article_codification='3' , id_access_recette_recette='0' , id_fta='148' , ascendant_fta_nomenclature='' , site_production_fta_nomenclature='1' , poids_fta_nomenclature='' , id_annexe_unite='L' , quantite_piece_par_carton='' , poids_total_carton_vrac_fta_nomenclature='' , code_produit_agrologic_fta_nomenclature='0737' , etat_fta_nomenclature='1' , nom_fta_nomenclature='SCE CHAPON CEPES TR AUC L' , suffixe_agrologic_fta_nomenclature='' </text:p>
      <text:p text:style-name="P1"><text:line-break/></text:p>
      <text:p text:style-name="P4"><text:soft-page-break/>Traitement de l'Article: 10501</text:p>
      <text:p text:style-name="P1"><text:line-break/>110001 - Paella sachet 2 kg cuit créé: </text:p>
      <text:p text:style-name="P5">INSERT fta_nomenclature SET <text:s/>last_id_fta_nomenclature='0' , OLD_id_fta_composition='' , id_annexe_agrologic_article_codification='5' , id_access_recette_recette='0' , id_fta='638' , ascendant_fta_nomenclature='' , site_production_fta_nomenclature='1' , poids_fta_nomenclature='2' , id_annexe_unite='kg' , quantite_piece_par_carton='' , poids_total_carton_vrac_fta_nomenclature='' , code_produit_agrologic_fta_nomenclature='0001' , etat_fta_nomenclature='1' , nom_fta_nomenclature='Paella sachet 2 kg cuit' , suffixe_agrologic_fta_nomenclature='' </text:p>
      <text:p text:style-name="P1"><text:line-break/>210001 - Paella sachet 2 kg cru créé: </text:p>
      <text:p text:style-name="P5">INSERT fta_nomenclature SET <text:s/>last_id_fta_nomenclature='0' , OLD_id_fta_composition='' , id_annexe_agrologic_article_codification='4' , id_access_recette_recette='0' , id_fta='638' , ascendant_fta_nomenclature='' , site_production_fta_nomenclature='1' , poids_fta_nomenclature='2' , id_annexe_unite='kg' , quantite_piece_par_carton='' , poids_total_carton_vrac_fta_nomenclature='' , code_produit_agrologic_fta_nomenclature='0001' , etat_fta_nomenclature='1' , nom_fta_nomenclature='Paella sachet 2 kg cru' , suffixe_agrologic_fta_nomenclature='' </text:p>
      <text:p text:style-name="P1"><text:line-break/>500058 - SAUCE PAELLA MATCH créé: </text:p>
      <text:p text:style-name="P5">INSERT fta_nomenclature SET <text:s/>last_id_fta_nomenclature='0' , OLD_id_fta_composition='' , id_annexe_agrologic_article_codification='3' , id_access_recette_recette='0' , id_fta='638' , ascendant_fta_nomenclature='' , site_production_fta_nomenclature='1' , poids_fta_nomenclature='' , id_annexe_unite='L' , quantite_piece_par_carton='' , poids_total_carton_vrac_fta_nomenclature='' , code_produit_agrologic_fta_nomenclature='0058' , etat_fta_nomenclature='1' , nom_fta_nomenclature='SAUCE PAELLA MATCH' , suffixe_agrologic_fta_nomenclature='' </text:p>
      <text:p text:style-name="P1"><text:line-break/></text:p>
      <text:p text:style-name="P4">Traitement de l'Article: 10502</text:p>
      <text:p text:style-name="P1"><text:line-break/>110002 - COUSCOUS MERGUEZ (TAG) 2KG CUIT créé: </text:p>
      <text:p text:style-name="P5"><text:soft-page-break/>INSERT fta_nomenclature SET <text:s/>last_id_fta_nomenclature='0' , OLD_id_fta_composition='' , id_annexe_agrologic_article_codification='5' , id_access_recette_recette='0' , id_fta='639' , ascendant_fta_nomenclature='' , site_production_fta_nomenclature='1' , poids_fta_nomenclature='2' , id_annexe_unite='kg' , quantite_piece_par_carton='' , poids_total_carton_vrac_fta_nomenclature='' , code_produit_agrologic_fta_nomenclature='0002' , etat_fta_nomenclature='1' , nom_fta_nomenclature='COUSCOUS MERGUEZ (TAG) 2KG CUIT' , suffixe_agrologic_fta_nomenclature='' </text:p>
      <text:p text:style-name="P1"><text:line-break/>210002 - COUCOUS MERGUEZ TAG 2KG CRU créé: </text:p>
      <text:p text:style-name="P5">INSERT fta_nomenclature SET <text:s/>last_id_fta_nomenclature='0' , OLD_id_fta_composition='' , id_annexe_agrologic_article_codification='4' , id_access_recette_recette='0' , id_fta='639' , ascendant_fta_nomenclature='' , site_production_fta_nomenclature='1' , poids_fta_nomenclature='2' , id_annexe_unite='kg' , quantite_piece_par_carton='' , poids_total_carton_vrac_fta_nomenclature='' , code_produit_agrologic_fta_nomenclature='0002' , etat_fta_nomenclature='1' , nom_fta_nomenclature='COUCOUS MERGUEZ TAG 2KG CRU' , suffixe_agrologic_fta_nomenclature='' </text:p>
      <text:p text:style-name="P1"><text:line-break/>500032 - SCE COUSCOUS MERGUEZ TAG L créé: </text:p>
      <text:p text:style-name="P5">INSERT fta_nomenclature SET <text:s/>last_id_fta_nomenclature='0' , OLD_id_fta_composition='' , id_annexe_agrologic_article_codification='3' , id_access_recette_recette='0' , id_fta='639' , ascendant_fta_nomenclature='' , site_production_fta_nomenclature='1' , poids_fta_nomenclature='' , id_annexe_unite='L' , quantite_piece_par_carton='' , poids_total_carton_vrac_fta_nomenclature='' , code_produit_agrologic_fta_nomenclature='0032' , etat_fta_nomenclature='1' , nom_fta_nomenclature='SCE COUSCOUS MERGUEZ TAG L' , suffixe_agrologic_fta_nomenclature='' </text:p>
      <text:p text:style-name="P1"><text:line-break/></text:p>
      <text:p text:style-name="P4">Traitement de l'Article: 10503</text:p>
      <text:p text:style-name="P1"><text:line-break/>110003 - Semoule Traiteur sachet 2 kg cuit créé: </text:p>
      <text:p text:style-name="P5"><text:soft-page-break/>INSERT fta_nomenclature SET <text:s/>last_id_fta_nomenclature='0' , OLD_id_fta_composition='' , id_annexe_agrologic_article_codification='5' , id_access_recette_recette='0' , id_fta='640' , ascendant_fta_nomenclature='' , site_production_fta_nomenclature='1' , poids_fta_nomenclature='2' , id_annexe_unite='kg' , quantite_piece_par_carton='' , poids_total_carton_vrac_fta_nomenclature='' , code_produit_agrologic_fta_nomenclature='0003' , etat_fta_nomenclature='1' , nom_fta_nomenclature='Semoule Traiteur sachet 2 kg cuit' , suffixe_agrologic_fta_nomenclature='' </text:p>
      <text:p text:style-name="P1"><text:line-break/>210003 - Semoule Traiteur sachet 2 kg cru créé: </text:p>
      <text:p text:style-name="P5">INSERT fta_nomenclature SET <text:s/>last_id_fta_nomenclature='0' , OLD_id_fta_composition='' , id_annexe_agrologic_article_codification='4' , id_access_recette_recette='0' , id_fta='640' , ascendant_fta_nomenclature='' , site_production_fta_nomenclature='1' , poids_fta_nomenclature='2' , id_annexe_unite='kg' , quantite_piece_par_carton='' , poids_total_carton_vrac_fta_nomenclature='' , code_produit_agrologic_fta_nomenclature='0003' , etat_fta_nomenclature='1' , nom_fta_nomenclature='Semoule Traiteur sachet 2 kg cru' , suffixe_agrologic_fta_nomenclature='' </text:p>
      <text:p text:style-name="P1"><text:line-break/></text:p>
      <text:p text:style-name="P4">Traitement de l'Article: 10504</text:p>
      <text:p text:style-name="P1"><text:line-break/>110004 - Chili Con Carne sachet 2 kg cuit créé: </text:p>
      <text:p text:style-name="P5">INSERT fta_nomenclature SET <text:s/>last_id_fta_nomenclature='0' , OLD_id_fta_composition='' , id_annexe_agrologic_article_codification='5' , id_access_recette_recette='0' , id_fta='641' , ascendant_fta_nomenclature='' , site_production_fta_nomenclature='1' , poids_fta_nomenclature='2' , id_annexe_unite='kg' , quantite_piece_par_carton='' , poids_total_carton_vrac_fta_nomenclature='' , code_produit_agrologic_fta_nomenclature='0004' , etat_fta_nomenclature='1' , nom_fta_nomenclature='Chili Con Carne sachet 2 kg cuit' , suffixe_agrologic_fta_nomenclature='' </text:p>
      <text:p text:style-name="P1"><text:line-break/>210004 - Chili Con Carne sachet 2 kg cru créé: </text:p>
      <text:p text:style-name="P5"><text:soft-page-break/>INSERT fta_nomenclature SET <text:s/>last_id_fta_nomenclature='0' , OLD_id_fta_composition='' , id_annexe_agrologic_article_codification='4' , id_access_recette_recette='0' , id_fta='641' , ascendant_fta_nomenclature='' , site_production_fta_nomenclature='1' , poids_fta_nomenclature='2' , id_annexe_unite='kg' , quantite_piece_par_carton='' , poids_total_carton_vrac_fta_nomenclature='' , code_produit_agrologic_fta_nomenclature='0004' , etat_fta_nomenclature='1' , nom_fta_nomenclature='Chili Con Carne sachet 2 kg cru' , suffixe_agrologic_fta_nomenclature='' </text:p>
      <text:p text:style-name="P1"><text:line-break/>500045 - SCE CHILI CON CARNE (TAG) L créé: </text:p>
      <text:p text:style-name="P5">INSERT fta_nomenclature SET <text:s/>last_id_fta_nomenclature='0' , OLD_id_fta_composition='' , id_annexe_agrologic_article_codification='3' , id_access_recette_recette='0' , id_fta='641' , ascendant_fta_nomenclature='' , site_production_fta_nomenclature='1' , poids_fta_nomenclature='' , id_annexe_unite='L' , quantite_piece_par_carton='' , poids_total_carton_vrac_fta_nomenclature='' , code_produit_agrologic_fta_nomenclature='0045' , etat_fta_nomenclature='1' , nom_fta_nomenclature='SCE CHILI CON CARNE (TAG) L' , suffixe_agrologic_fta_nomenclature='' </text:p>
      <text:p text:style-name="P1"><text:line-break/></text:p>
      <text:p text:style-name="P4">Traitement de l'Article: 10505</text:p>
      <text:p text:style-name="P1"><text:line-break/>110005 - POULET CURRY 1.2KG CUIT créé: </text:p>
      <text:p text:style-name="P5">INSERT fta_nomenclature SET <text:s/>last_id_fta_nomenclature='0' , OLD_id_fta_composition='' , id_annexe_agrologic_article_codification='5' , id_access_recette_recette='0' , id_fta='642' , ascendant_fta_nomenclature='' , site_production_fta_nomenclature='1' , poids_fta_nomenclature='0.0833' , id_annexe_unite='kg' , quantite_piece_par_carton='' , poids_total_carton_vrac_fta_nomenclature='' , code_produit_agrologic_fta_nomenclature='0005' , etat_fta_nomenclature='1' , nom_fta_nomenclature='POULET CURRY 1.2KG CUIT' , suffixe_agrologic_fta_nomenclature='' </text:p>
      <text:p text:style-name="P1"><text:line-break/>210005 - POULET CURRY 1.2KG CRU créé: </text:p>
      <text:p text:style-name="P5"><text:soft-page-break/>INSERT fta_nomenclature SET <text:s/>last_id_fta_nomenclature='0' , OLD_id_fta_composition='' , id_annexe_agrologic_article_codification='4' , id_access_recette_recette='0' , id_fta='642' , ascendant_fta_nomenclature='' , site_production_fta_nomenclature='1' , poids_fta_nomenclature='0.0833' , id_annexe_unite='kg' , quantite_piece_par_carton='' , poids_total_carton_vrac_fta_nomenclature='' , code_produit_agrologic_fta_nomenclature='0005' , etat_fta_nomenclature='1' , nom_fta_nomenclature='POULET CURRY 1.2KG CRU' , suffixe_agrologic_fta_nomenclature='' </text:p>
      <text:p text:style-name="P1"><text:line-break/>500027 - SAUCE POULET AU CURRY MULTI créé: </text:p>
      <text:p text:style-name="P5">INSERT fta_nomenclature SET <text:s/>last_id_fta_nomenclature='0' , OLD_id_fta_composition='' , id_annexe_agrologic_article_codification='3' , id_access_recette_recette='0' , id_fta='642' , ascendant_fta_nomenclature='' , site_production_fta_nomenclature='1' , poids_fta_nomenclature='' , id_annexe_unite='L' , quantite_piece_par_carton='' , poids_total_carton_vrac_fta_nomenclature='' , code_produit_agrologic_fta_nomenclature='0027' , etat_fta_nomenclature='1' , nom_fta_nomenclature='SAUCE POULET AU CURRY MULTI' , suffixe_agrologic_fta_nomenclature='' </text:p>
      <text:p text:style-name="P1"><text:line-break/></text:p>
      <text:p text:style-name="P4">Traitement de l'Article: 10506</text:p>
      <text:p text:style-name="P1"><text:line-break/></text:p>
      <text:p text:style-name="P4">Traitement de l'Article: 10507</text:p>
      <text:p text:style-name="P1"><text:line-break/>210507 - CONFITURE FRUITS ROUGES 500G CRU créé: </text:p>
      <text:p text:style-name="P5">INSERT fta_nomenclature SET <text:s/>last_id_fta_nomenclature='0' , OLD_id_fta_composition='' , id_annexe_agrologic_article_codification='4' , id_access_recette_recette='0' , id_fta='644' , ascendant_fta_nomenclature='' , site_production_fta_nomenclature='1' , poids_fta_nomenclature='0.5' , id_annexe_unite='kg' , quantite_piece_par_carton='' , poids_total_carton_vrac_fta_nomenclature='' , code_produit_agrologic_fta_nomenclature='0507' , etat_fta_nomenclature='1' , nom_fta_nomenclature='CONFITURE FRUITS ROUGES 500G CRU' , suffixe_agrologic_fta_nomenclature='' </text:p>
      <text:p text:style-name="P1"><text:line-break/></text:p>
      <text:p text:style-name="P4">Traitement de l'Article: 10515</text:p>
      <text:p text:style-name="P1"><text:line-break/>110015 - Rognons sauce madere sac 2 kg cuit créé: </text:p>
      <text:p text:style-name="P5"><text:soft-page-break/>INSERT fta_nomenclature SET <text:s/>last_id_fta_nomenclature='0' , OLD_id_fta_composition='' , id_annexe_agrologic_article_codification='5' , id_access_recette_recette='0' , id_fta='646' , ascendant_fta_nomenclature='' , site_production_fta_nomenclature='1' , poids_fta_nomenclature='2' , id_annexe_unite='kg' , quantite_piece_par_carton='' , poids_total_carton_vrac_fta_nomenclature='' , code_produit_agrologic_fta_nomenclature='0015' , etat_fta_nomenclature='1' , nom_fta_nomenclature='Rognons sauce madere sac 2 kg cuit' , suffixe_agrologic_fta_nomenclature='' </text:p>
      <text:p text:style-name="P1"><text:line-break/>210015 - Rognons sauce madere sachet 2 kg cru créé: </text:p>
      <text:p text:style-name="P5">INSERT fta_nomenclature SET <text:s/>last_id_fta_nomenclature='0' , OLD_id_fta_composition='' , id_annexe_agrologic_article_codification='4' , id_access_recette_recette='0' , id_fta='646' , ascendant_fta_nomenclature='' , site_production_fta_nomenclature='1' , poids_fta_nomenclature='2' , id_annexe_unite='kg' , quantite_piece_par_carton='' , poids_total_carton_vrac_fta_nomenclature='' , code_produit_agrologic_fta_nomenclature='0015' , etat_fta_nomenclature='1' , nom_fta_nomenclature='Rognons sauce madere sachet 2 kg cru' , suffixe_agrologic_fta_nomenclature='' </text:p>
      <text:p text:style-name="P1"><text:line-break/>500055 - SAUCE ROGNON MADERE créé: </text:p>
      <text:p text:style-name="P5">INSERT fta_nomenclature SET <text:s/>last_id_fta_nomenclature='0' , OLD_id_fta_composition='' , id_annexe_agrologic_article_codification='3' , id_access_recette_recette='0' , id_fta='646' , ascendant_fta_nomenclature='' , site_production_fta_nomenclature='1' , poids_fta_nomenclature='' , id_annexe_unite='L' , quantite_piece_par_carton='' , poids_total_carton_vrac_fta_nomenclature='' , code_produit_agrologic_fta_nomenclature='0055' , etat_fta_nomenclature='1' , nom_fta_nomenclature='SAUCE ROGNON MADERE' , suffixe_agrologic_fta_nomenclature='' </text:p>
      <text:p text:style-name="P1"><text:line-break/></text:p>
      <text:p text:style-name="P4">Traitement de l'Article: 10518</text:p>
      <text:p text:style-name="P1"><text:line-break/>110018 - Quenelles Fruits de Mer sachet 2 kg cuit créé: </text:p>
      <text:p text:style-name="P5"><text:soft-page-break/>INSERT fta_nomenclature SET <text:s/>last_id_fta_nomenclature='0' , OLD_id_fta_composition='' , id_annexe_agrologic_article_codification='5' , id_access_recette_recette='0' , id_fta='647' , ascendant_fta_nomenclature='' , site_production_fta_nomenclature='1' , poids_fta_nomenclature='2' , id_annexe_unite='kg' , quantite_piece_par_carton='' , poids_total_carton_vrac_fta_nomenclature='' , code_produit_agrologic_fta_nomenclature='0018' , etat_fta_nomenclature='1' , nom_fta_nomenclature='Quenelles Fruits de Mer sachet 2 kg cuit' , suffixe_agrologic_fta_nomenclature='' </text:p>
      <text:p text:style-name="P1"><text:line-break/>210018 - Quenelles Fruits de Mer sachet 2 kg cru créé: </text:p>
      <text:p text:style-name="P5">INSERT fta_nomenclature SET <text:s/>last_id_fta_nomenclature='0' , OLD_id_fta_composition='' , id_annexe_agrologic_article_codification='4' , id_access_recette_recette='0' , id_fta='647' , ascendant_fta_nomenclature='' , site_production_fta_nomenclature='1' , poids_fta_nomenclature='2' , id_annexe_unite='kg' , quantite_piece_par_carton='' , poids_total_carton_vrac_fta_nomenclature='' , code_produit_agrologic_fta_nomenclature='0018' , etat_fta_nomenclature='1' , nom_fta_nomenclature='Quenelles Fruits de Mer sachet 2 kg cru' , suffixe_agrologic_fta_nomenclature='' </text:p>
      <text:p text:style-name="P1"><text:line-break/>500011 - SAUCE QUENELLE MULTI créé: </text:p>
      <text:p text:style-name="P5">INSERT fta_nomenclature SET <text:s/>last_id_fta_nomenclature='0' , OLD_id_fta_composition='' , id_annexe_agrologic_article_codification='3' , id_access_recette_recette='0' , id_fta='647' , ascendant_fta_nomenclature='' , site_production_fta_nomenclature='1' , poids_fta_nomenclature='' , id_annexe_unite='L' , quantite_piece_par_carton='' , poids_total_carton_vrac_fta_nomenclature='' , code_produit_agrologic_fta_nomenclature='0011' , etat_fta_nomenclature='1' , nom_fta_nomenclature='SAUCE QUENELLE MULTI' , suffixe_agrologic_fta_nomenclature='' </text:p>
      <text:p text:style-name="P1"><text:line-break/></text:p>
      <text:p text:style-name="P4">Traitement de l'Article: 10529</text:p>
      <text:p text:style-name="P1"><text:line-break/>110529 - PORC SCE AIGRE DOUCE SYS U 2KG CUIT créé: </text:p>
      <text:p text:style-name="P5"><text:soft-page-break/>INSERT fta_nomenclature SET <text:s/>last_id_fta_nomenclature='0' , OLD_id_fta_composition='' , id_annexe_agrologic_article_codification='5' , id_access_recette_recette='0' , id_fta='648' , ascendant_fta_nomenclature='' , site_production_fta_nomenclature='1' , poids_fta_nomenclature='2' , id_annexe_unite='kg' , quantite_piece_par_carton='' , poids_total_carton_vrac_fta_nomenclature='' , code_produit_agrologic_fta_nomenclature='0529' , etat_fta_nomenclature='1' , nom_fta_nomenclature='PORC SCE AIGRE DOUCE SYS U 2KG CUIT' , suffixe_agrologic_fta_nomenclature='' </text:p>
      <text:p text:style-name="P1"><text:line-break/>210529 - PORC SCE AIGRE DOUCE SYS U 2KG CRU créé: </text:p>
      <text:p text:style-name="P5">INSERT fta_nomenclature SET <text:s/>last_id_fta_nomenclature='0' , OLD_id_fta_composition='' , id_annexe_agrologic_article_codification='4' , id_access_recette_recette='0' , id_fta='648' , ascendant_fta_nomenclature='' , site_production_fta_nomenclature='1' , poids_fta_nomenclature='2' , id_annexe_unite='kg' , quantite_piece_par_carton='' , poids_total_carton_vrac_fta_nomenclature='' , code_produit_agrologic_fta_nomenclature='0529' , etat_fta_nomenclature='1' , nom_fta_nomenclature='PORC SCE AIGRE DOUCE SYS U 2KG CRU' , suffixe_agrologic_fta_nomenclature='' </text:p>
      <text:p text:style-name="P1"><text:line-break/>500002 - SAUCE PORC CANTONAIS MULTI créé: </text:p>
      <text:p text:style-name="P5">INSERT fta_nomenclature SET <text:s/>last_id_fta_nomenclature='0' , OLD_id_fta_composition='' , id_annexe_agrologic_article_codification='3' , id_access_recette_recette='0' , id_fta='648' , ascendant_fta_nomenclature='' , site_production_fta_nomenclature='1' , poids_fta_nomenclature='' , id_annexe_unite='L' , quantite_piece_par_carton='' , poids_total_carton_vrac_fta_nomenclature='' , code_produit_agrologic_fta_nomenclature='0002' , etat_fta_nomenclature='1' , nom_fta_nomenclature='SAUCE PORC CANTONAIS MULTI' , suffixe_agrologic_fta_nomenclature='' </text:p>
      <text:p text:style-name="P1"><text:line-break/></text:p>
      <text:p text:style-name="P4">Traitement de l'Article: 10541</text:p>
      <text:p text:style-name="P1"><text:line-break/>210038 - SOUFFLE HOMARD ST JACQ NOILLY 2KG CRU créé: </text:p>
      <text:p text:style-name="P5"><text:soft-page-break/>INSERT fta_nomenclature SET <text:s/>last_id_fta_nomenclature='0' , OLD_id_fta_composition='' , id_annexe_agrologic_article_codification='4' , id_access_recette_recette='0' , id_fta='60' , ascendant_fta_nomenclature='' , site_production_fta_nomenclature='1' , poids_fta_nomenclature='2' , id_annexe_unite='kg' , quantite_piece_par_carton='' , poids_total_carton_vrac_fta_nomenclature='' , code_produit_agrologic_fta_nomenclature='0038' , etat_fta_nomenclature='1' , nom_fta_nomenclature='SOUFFLE HOMARD ST JACQ NOILLY 2KG CRU' , suffixe_agrologic_fta_nomenclature='' </text:p>
      <text:p text:style-name="P1"><text:line-break/>500033 - SAUCE NOILLY MULTI créé: </text:p>
      <text:p text:style-name="P5">INSERT fta_nomenclature SET <text:s/>last_id_fta_nomenclature='0' , OLD_id_fta_composition='' , id_annexe_agrologic_article_codification='3' , id_access_recette_recette='0' , id_fta='60' , ascendant_fta_nomenclature='' , site_production_fta_nomenclature='1' , poids_fta_nomenclature='' , id_annexe_unite='L' , quantite_piece_par_carton='' , poids_total_carton_vrac_fta_nomenclature='' , code_produit_agrologic_fta_nomenclature='0033' , etat_fta_nomenclature='1' , nom_fta_nomenclature='SAUCE NOILLY MULTI' , suffixe_agrologic_fta_nomenclature='' </text:p>
      <text:p text:style-name="P1"><text:line-break/></text:p>
      <text:p text:style-name="P4">Traitement de l'Article: 10543</text:p>
      <text:p text:style-name="P1"><text:line-break/></text:p>
      <text:p text:style-name="P4">Traitement de l'Article: 10544</text:p>
      <text:p text:style-name="P1"><text:line-break/>110047 - Colombo de volaille sachet 2kg cuit créé: </text:p>
      <text:p text:style-name="P5">INSERT fta_nomenclature SET <text:s/>last_id_fta_nomenclature='0' , OLD_id_fta_composition='' , id_annexe_agrologic_article_codification='5' , id_access_recette_recette='0' , id_fta='650' , ascendant_fta_nomenclature='' , site_production_fta_nomenclature='1' , poids_fta_nomenclature='2' , id_annexe_unite='kg' , quantite_piece_par_carton='' , poids_total_carton_vrac_fta_nomenclature='' , code_produit_agrologic_fta_nomenclature='0047' , etat_fta_nomenclature='1' , nom_fta_nomenclature='Colombo de volaille sachet 2kg cuit' , suffixe_agrologic_fta_nomenclature='' </text:p>
      <text:p text:style-name="P1"><text:line-break/>210047 - Colombo de volaille sachet 2kg cru créé: </text:p>
      <text:p text:style-name="P5"><text:soft-page-break/>INSERT fta_nomenclature SET <text:s/>last_id_fta_nomenclature='0' , OLD_id_fta_composition='' , id_annexe_agrologic_article_codification='4' , id_access_recette_recette='0' , id_fta='650' , ascendant_fta_nomenclature='' , site_production_fta_nomenclature='1' , poids_fta_nomenclature='2' , id_annexe_unite='kg' , quantite_piece_par_carton='' , poids_total_carton_vrac_fta_nomenclature='' , code_produit_agrologic_fta_nomenclature='0047' , etat_fta_nomenclature='1' , nom_fta_nomenclature='Colombo de volaille sachet 2kg cru' , suffixe_agrologic_fta_nomenclature='' </text:p>
      <text:p text:style-name="P1"><text:line-break/>500133 - SAUCE TANDOORI TRAITEUR créé: </text:p>
      <text:p text:style-name="P5">INSERT fta_nomenclature SET <text:s/>last_id_fta_nomenclature='0' , OLD_id_fta_composition='' , id_annexe_agrologic_article_codification='3' , id_access_recette_recette='0' , id_fta='650' , ascendant_fta_nomenclature='' , site_production_fta_nomenclature='1' , poids_fta_nomenclature='' , id_annexe_unite='L' , quantite_piece_par_carton='' , poids_total_carton_vrac_fta_nomenclature='' , code_produit_agrologic_fta_nomenclature='0133' , etat_fta_nomenclature='1' , nom_fta_nomenclature='SAUCE TANDOORI TRAITEUR' , suffixe_agrologic_fta_nomenclature='' </text:p>
      <text:p text:style-name="P1"><text:line-break/></text:p>
      <text:p text:style-name="P4">Traitement de l'Article: 10550</text:p>
      <text:p text:style-name="P1"><text:line-break/>110114 - AUTRUCHE GD VENEUR 1.8KG CUIT créé: </text:p>
      <text:p text:style-name="P5">INSERT fta_nomenclature SET <text:s/>last_id_fta_nomenclature='0' , OLD_id_fta_composition='' , id_annexe_agrologic_article_codification='5' , id_access_recette_recette='0' , id_fta='286' , ascendant_fta_nomenclature='' , site_production_fta_nomenclature='1' , poids_fta_nomenclature='0.0208' , id_annexe_unite='kg' , quantite_piece_par_carton='' , poids_total_carton_vrac_fta_nomenclature='' , code_produit_agrologic_fta_nomenclature='0114' , etat_fta_nomenclature='1' , nom_fta_nomenclature='AUTRUCHE GD VENEUR 1.8KG CUIT' , suffixe_agrologic_fta_nomenclature='' </text:p>
      <text:p text:style-name="P1"><text:line-break/>210114 - AUTRUCHE GD VENEUR 1.8KG CRU créé: </text:p>
      <text:p text:style-name="P5"><text:soft-page-break/>INSERT fta_nomenclature SET <text:s/>last_id_fta_nomenclature='0' , OLD_id_fta_composition='' , id_annexe_agrologic_article_codification='4' , id_access_recette_recette='0' , id_fta='286' , ascendant_fta_nomenclature='' , site_production_fta_nomenclature='1' , poids_fta_nomenclature='0.0208' , id_annexe_unite='kg' , quantite_piece_par_carton='' , poids_total_carton_vrac_fta_nomenclature='' , code_produit_agrologic_fta_nomenclature='0114' , etat_fta_nomenclature='1' , nom_fta_nomenclature='AUTRUCHE GD VENEUR 1.8KG CRU' , suffixe_agrologic_fta_nomenclature='' </text:p>
      <text:p text:style-name="P1"><text:line-break/>500049 - SAUCE GRAND VENEUR créé: </text:p>
      <text:p text:style-name="P5">INSERT fta_nomenclature SET <text:s/>last_id_fta_nomenclature='0' , OLD_id_fta_composition='' , id_annexe_agrologic_article_codification='3' , id_access_recette_recette='0' , id_fta='286' , ascendant_fta_nomenclature='' , site_production_fta_nomenclature='1' , poids_fta_nomenclature='' , id_annexe_unite='L' , quantite_piece_par_carton='' , poids_total_carton_vrac_fta_nomenclature='' , code_produit_agrologic_fta_nomenclature='0049' , etat_fta_nomenclature='1' , nom_fta_nomenclature='SAUCE GRAND VENEUR' , suffixe_agrologic_fta_nomenclature='' </text:p>
      <text:p text:style-name="P1"><text:line-break/>110115 - FRUITS ROUGES (AUTRUCHE) 200G CUIT créé: </text:p>
      <text:p text:style-name="P5">INSERT fta_nomenclature SET <text:s/>last_id_fta_nomenclature='0' , OLD_id_fta_composition='' , id_annexe_agrologic_article_codification='5' , id_access_recette_recette='0' , id_fta='286' , ascendant_fta_nomenclature='' , site_production_fta_nomenclature='1' , poids_fta_nomenclature='0.2' , id_annexe_unite='kg' , quantite_piece_par_carton='' , poids_total_carton_vrac_fta_nomenclature='' , code_produit_agrologic_fta_nomenclature='0115' , etat_fta_nomenclature='1' , nom_fta_nomenclature='FRUITS ROUGES (AUTRUCHE) 200G CUIT' , suffixe_agrologic_fta_nomenclature='' </text:p>
      <text:p text:style-name="P1"><text:line-break/>210115 - FRUITS ROUGES (AUTRUCHE) 200G CRU créé: </text:p>
      <text:p text:style-name="P5">INSERT fta_nomenclature SET <text:s/>last_id_fta_nomenclature='0' , OLD_id_fta_composition='' , id_annexe_agrologic_article_codification='4' , id_access_recette_recette='0' , id_fta='286' , ascendant_fta_nomenclature='' , site_production_fta_nomenclature='1' , poids_fta_nomenclature='0.2' , id_annexe_unite='kg' , quantite_piece_par_carton='' , poids_total_carton_vrac_fta_nomenclature='' , code_produit_agrologic_fta_nomenclature='0115' , etat_fta_nomenclature='1' , nom_fta_nomenclature='FRUITS ROUGES (AUTRUCHE) 200G CRU' , suffixe_agrologic_fta_nomenclature='' </text:p>
      <text:p text:style-name="P1"><text:line-break/></text:p>
      <text:p text:style-name="P4"><text:soft-page-break/>Traitement de l'Article: 10552</text:p>
      <text:p text:style-name="P1"><text:line-break/></text:p>
      <text:p text:style-name="P4">Traitement de l'Article: 10563</text:p>
      <text:p text:style-name="P1"><text:line-break/>210159 - PAUP SAUMON SCE OSEILLE (TAG) 2KG CRU créé: </text:p>
      <text:p text:style-name="P5">INSERT fta_nomenclature SET <text:s/>last_id_fta_nomenclature='0' , OLD_id_fta_composition='' , id_annexe_agrologic_article_codification='4' , id_access_recette_recette='0' , id_fta='1' , ascendant_fta_nomenclature='' , site_production_fta_nomenclature='1' , poids_fta_nomenclature='2' , id_annexe_unite='kg' , quantite_piece_par_carton='' , poids_total_carton_vrac_fta_nomenclature='' , code_produit_agrologic_fta_nomenclature='0159' , etat_fta_nomenclature='1' , nom_fta_nomenclature='PAUP SAUMON SCE OSEILLE (TAG) 2KG CRU' , suffixe_agrologic_fta_nomenclature='' </text:p>
      <text:p text:style-name="P1"><text:line-break/>500490 - SCE OSEILLE PAUP SAUMON TAG L créé: </text:p>
      <text:p text:style-name="P5">INSERT fta_nomenclature SET <text:s/>last_id_fta_nomenclature='0' , OLD_id_fta_composition='' , id_annexe_agrologic_article_codification='3' , id_access_recette_recette='0' , id_fta='1' , ascendant_fta_nomenclature='' , site_production_fta_nomenclature='1' , poids_fta_nomenclature='' , id_annexe_unite='L' , quantite_piece_par_carton='' , poids_total_carton_vrac_fta_nomenclature='' , code_produit_agrologic_fta_nomenclature='0490' , etat_fta_nomenclature='1' , nom_fta_nomenclature='SCE OSEILLE PAUP SAUMON TAG L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1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</text:p>
      <text:p text:style-name="P4">Traitement de l'Article: 10573</text:p>
      <text:p text:style-name="P1"><text:line-break/></text:p>
      <text:p text:style-name="P4"><text:soft-page-break/>Traitement de l'Article: 10582</text:p>
      <text:p text:style-name="P1"><text:line-break/></text:p>
      <text:p text:style-name="P4">Traitement de l'Article: 10583</text:p>
      <text:p text:style-name="P1"><text:line-break/></text:p>
      <text:p text:style-name="P4">Traitement de l'Article: 10584</text:p>
      <text:p text:style-name="P1"><text:line-break/>110584 - ROUILLE DE CALAMARS 2KG CUIT créé: </text:p>
      <text:p text:style-name="P5">INSERT fta_nomenclature SET <text:s/>last_id_fta_nomenclature='0' , OLD_id_fta_composition='' , id_annexe_agrologic_article_codification='5' , id_access_recette_recette='0' , id_fta='655' , ascendant_fta_nomenclature='' , site_production_fta_nomenclature='1' , poids_fta_nomenclature='2' , id_annexe_unite='kg' , quantite_piece_par_carton='' , poids_total_carton_vrac_fta_nomenclature='' , code_produit_agrologic_fta_nomenclature='0584' , etat_fta_nomenclature='1' , nom_fta_nomenclature='ROUILLE DE CALAMARS 2KG CUIT' , suffixe_agrologic_fta_nomenclature='' </text:p>
      <text:p text:style-name="P1"><text:line-break/>210584 - ROUILLE DE CALAMARS 2KG CRU créé: </text:p>
      <text:p text:style-name="P5">INSERT fta_nomenclature SET <text:s/>last_id_fta_nomenclature='0' , OLD_id_fta_composition='' , id_annexe_agrologic_article_codification='4' , id_access_recette_recette='0' , id_fta='655' , ascendant_fta_nomenclature='' , site_production_fta_nomenclature='1' , poids_fta_nomenclature='2' , id_annexe_unite='kg' , quantite_piece_par_carton='' , poids_total_carton_vrac_fta_nomenclature='' , code_produit_agrologic_fta_nomenclature='0584' , etat_fta_nomenclature='1' , nom_fta_nomenclature='ROUILLE DE CALAMARS 2KG CRU' , suffixe_agrologic_fta_nomenclature='' </text:p>
      <text:p text:style-name="P1"><text:line-break/>500155 - SAUCE ROUILLE CALAMARS créé: </text:p>
      <text:p text:style-name="P5">INSERT fta_nomenclature SET <text:s/>last_id_fta_nomenclature='0' , OLD_id_fta_composition='' , id_annexe_agrologic_article_codification='3' , id_access_recette_recette='0' , id_fta='655' , ascendant_fta_nomenclature='' , site_production_fta_nomenclature='1' , poids_fta_nomenclature='' , id_annexe_unite='L' , quantite_piece_par_carton='' , poids_total_carton_vrac_fta_nomenclature='' , code_produit_agrologic_fta_nomenclature='0155' , etat_fta_nomenclature='1' , nom_fta_nomenclature='SAUCE ROUILLE CALAMARS' , suffixe_agrologic_fta_nomenclature='' </text:p>
      <text:p text:style-name="P1"><text:line-break/></text:p>
      <text:p text:style-name="P4"><text:soft-page-break/>Traitement de l'Article: 10586</text:p>
      <text:p text:style-name="P1"><text:line-break/></text:p>
      <text:p text:style-name="P4">Traitement de l'Article: 10589</text:p>
      <text:p text:style-name="P1"><text:line-break/></text:p>
      <text:p text:style-name="P4">Traitement de l'Article: 10590</text:p>
      <text:p text:style-name="P1"><text:line-break/>110090 - POULET SHISHUAN 1.5KG CUIT créé: </text:p>
      <text:p text:style-name="P5">INSERT fta_nomenclature SET <text:s/>last_id_fta_nomenclature='0' , OLD_id_fta_composition='' , id_annexe_agrologic_article_codification='5' , id_access_recette_recette='0' , id_fta='658' , ascendant_fta_nomenclature='' , site_production_fta_nomenclature='1' , poids_fta_nomenclature='0.0333' , id_annexe_unite='kg' , quantite_piece_par_carton='' , poids_total_carton_vrac_fta_nomenclature='' , code_produit_agrologic_fta_nomenclature='0090' , etat_fta_nomenclature='1' , nom_fta_nomenclature='POULET SHISHUAN 1.5KG CUIT' , suffixe_agrologic_fta_nomenclature='' </text:p>
      <text:p text:style-name="P1"><text:line-break/>210090 - POULET SHISHUAN 1.5KG CRU créé: </text:p>
      <text:p text:style-name="P5">INSERT fta_nomenclature SET <text:s/>last_id_fta_nomenclature='0' , OLD_id_fta_composition='' , id_annexe_agrologic_article_codification='4' , id_access_recette_recette='0' , id_fta='658' , ascendant_fta_nomenclature='' , site_production_fta_nomenclature='1' , poids_fta_nomenclature='0.0333' , id_annexe_unite='kg' , quantite_piece_par_carton='' , poids_total_carton_vrac_fta_nomenclature='' , code_produit_agrologic_fta_nomenclature='0090' , etat_fta_nomenclature='1' , nom_fta_nomenclature='POULET SHISHUAN 1.5KG CRU' , suffixe_agrologic_fta_nomenclature='' </text:p>
      <text:p text:style-name="P1"><text:line-break/>500125 - SAUCE POULET SISHUAN créé: </text:p>
      <text:p text:style-name="P5">INSERT fta_nomenclature SET <text:s/>last_id_fta_nomenclature='0' , OLD_id_fta_composition='' , id_annexe_agrologic_article_codification='3' , id_access_recette_recette='0' , id_fta='658' , ascendant_fta_nomenclature='' , site_production_fta_nomenclature='1' , poids_fta_nomenclature='' , id_annexe_unite='L' , quantite_piece_par_carton='' , poids_total_carton_vrac_fta_nomenclature='' , code_produit_agrologic_fta_nomenclature='0125' , etat_fta_nomenclature='1' , nom_fta_nomenclature='SAUCE POULET SISHUAN' , suffixe_agrologic_fta_nomenclature='' </text:p>
      <text:p text:style-name="P1"><text:line-break/></text:p>
      <text:p text:style-name="P4"><text:soft-page-break/>Traitement de l'Article: 10591</text:p>
      <text:p text:style-name="P1"><text:line-break/>110091 - BOEUF CANTONAISE 1.5KG CUIT créé: </text:p>
      <text:p text:style-name="P5">INSERT fta_nomenclature SET <text:s/>last_id_fta_nomenclature='0' , OLD_id_fta_composition='' , id_annexe_agrologic_article_codification='5' , id_access_recette_recette='0' , id_fta='659' , ascendant_fta_nomenclature='' , site_production_fta_nomenclature='1' , poids_fta_nomenclature='0.0333' , id_annexe_unite='kg' , quantite_piece_par_carton='' , poids_total_carton_vrac_fta_nomenclature='' , code_produit_agrologic_fta_nomenclature='0091' , etat_fta_nomenclature='1' , nom_fta_nomenclature='BOEUF CANTONAISE 1.5KG CUIT' , suffixe_agrologic_fta_nomenclature='' </text:p>
      <text:p text:style-name="P1"><text:line-break/>210091 - BOEUF CANTONAISE 1.5KG CRU créé: </text:p>
      <text:p text:style-name="P5">INSERT fta_nomenclature SET <text:s/>last_id_fta_nomenclature='0' , OLD_id_fta_composition='' , id_annexe_agrologic_article_codification='4' , id_access_recette_recette='0' , id_fta='659' , ascendant_fta_nomenclature='' , site_production_fta_nomenclature='1' , poids_fta_nomenclature='0.0333' , id_annexe_unite='kg' , quantite_piece_par_carton='' , poids_total_carton_vrac_fta_nomenclature='' , code_produit_agrologic_fta_nomenclature='0091' , etat_fta_nomenclature='1' , nom_fta_nomenclature='BOEUF CANTONAISE 1.5KG CRU' , suffixe_agrologic_fta_nomenclature='' </text:p>
      <text:p text:style-name="P1"><text:line-break/>500122 - SAUCE BOEUF CANTONAISE créé: </text:p>
      <text:p text:style-name="P5">INSERT fta_nomenclature SET <text:s/>last_id_fta_nomenclature='0' , OLD_id_fta_composition='' , id_annexe_agrologic_article_codification='3' , id_access_recette_recette='0' , id_fta='659' , ascendant_fta_nomenclature='' , site_production_fta_nomenclature='1' , poids_fta_nomenclature='' , id_annexe_unite='L' , quantite_piece_par_carton='' , poids_total_carton_vrac_fta_nomenclature='' , code_produit_agrologic_fta_nomenclature='0122' , etat_fta_nomenclature='1' , nom_fta_nomenclature='SAUCE BOEUF CANTONAISE' , suffixe_agrologic_fta_nomenclature='' </text:p>
      <text:p text:style-name="P1"><text:line-break/></text:p>
      <text:p text:style-name="P4">Traitement de l'Article: 10592</text:p>
      <text:p text:style-name="P1"><text:line-break/>110076 - GARNITURE CREVETTE SCE THAI 300G CUIT créé: </text:p>
      <text:p text:style-name="P5"><text:soft-page-break/>INSERT fta_nomenclature SET <text:s/>last_id_fta_nomenclature='0' , OLD_id_fta_composition='' , id_annexe_agrologic_article_codification='5' , id_access_recette_recette='0' , id_fta='92' , ascendant_fta_nomenclature='' , site_production_fta_nomenclature='1' , poids_fta_nomenclature='0.3' , id_annexe_unite='kg' , quantite_piece_par_carton='' , poids_total_carton_vrac_fta_nomenclature='' , code_produit_agrologic_fta_nomenclature='0076' , etat_fta_nomenclature='1' , nom_fta_nomenclature='GARNITURE CREVETTE SCE THAI 300G CUIT' , suffixe_agrologic_fta_nomenclature='' </text:p>
      <text:p text:style-name="P1"><text:line-break/>210076 - GARNITURE CREVETTE SCE THAI 300G CRU créé: </text:p>
      <text:p text:style-name="P5">INSERT fta_nomenclature SET <text:s/>last_id_fta_nomenclature='0' , OLD_id_fta_composition='' , id_annexe_agrologic_article_codification='4' , id_access_recette_recette='0' , id_fta='92' , ascendant_fta_nomenclature='' , site_production_fta_nomenclature='1' , poids_fta_nomenclature='0.3' , id_annexe_unite='kg' , quantite_piece_par_carton='' , poids_total_carton_vrac_fta_nomenclature='' , code_produit_agrologic_fta_nomenclature='0076' , etat_fta_nomenclature='1' , nom_fta_nomenclature='GARNITURE CREVETTE SCE THAI 300G CRU' , suffixe_agrologic_fta_nomenclature='' </text:p>
      <text:p text:style-name="P1"><text:line-break/>700274 - PREP GARNITURE CREVETTE SCE THAI KG créé: </text:p>
      <text:p text:style-name="P5">INSERT fta_nomenclature SET <text:s/>last_id_fta_nomenclature='0' , OLD_id_fta_composition='' , id_annexe_agrologic_article_codification='1' , id_access_recette_recette='0' , id_fta='92' , ascendant_fta_nomenclature='' , site_production_fta_nomenclature='1' , poids_fta_nomenclature='' , id_annexe_unite='kg' , quantite_piece_par_carton='' , poids_total_carton_vrac_fta_nomenclature='' , code_produit_agrologic_fta_nomenclature='0274' , etat_fta_nomenclature='1' , nom_fta_nomenclature='PREP GARNITURE CREVETTE SCE THAI KG' , suffixe_agrologic_fta_nomenclature='' </text:p>
      <text:p text:style-name="P1"><text:line-break/>110073 - CREVETTES SCE THAI 1.2KG CUIT créé: </text:p>
      <text:p text:style-name="P5">INSERT fta_nomenclature SET <text:s/>last_id_fta_nomenclature='0' , OLD_id_fta_composition='' , id_annexe_agrologic_article_codification='5' , id_access_recette_recette='0' , id_fta='92' , ascendant_fta_nomenclature='' , site_production_fta_nomenclature='1' , poids_fta_nomenclature='0.0833' , id_annexe_unite='kg' , quantite_piece_par_carton='' , poids_total_carton_vrac_fta_nomenclature='' , code_produit_agrologic_fta_nomenclature='0073' , etat_fta_nomenclature='1' , nom_fta_nomenclature='CREVETTES SCE THAI 1.2KG CUIT' , suffixe_agrologic_fta_nomenclature='' </text:p>
      <text:p text:style-name="P1"><text:line-break/>210073 - CREVETTES SCE THAI 1.2KG CRU créé: </text:p>
      <text:p text:style-name="P5"><text:soft-page-break/>INSERT fta_nomenclature SET <text:s/>last_id_fta_nomenclature='0' , OLD_id_fta_composition='' , id_annexe_agrologic_article_codification='4' , id_access_recette_recette='0' , id_fta='92' , ascendant_fta_nomenclature='' , site_production_fta_nomenclature='1' , poids_fta_nomenclature='0.0833' , id_annexe_unite='kg' , quantite_piece_par_carton='' , poids_total_carton_vrac_fta_nomenclature='' , code_produit_agrologic_fta_nomenclature='0073' , etat_fta_nomenclature='1' , nom_fta_nomenclature='CREVETTES SCE THAI 1.2KG CRU' , suffixe_agrologic_fta_nomenclature='' </text:p>
      <text:p text:style-name="P1"><text:line-break/>700430 - PREP CREVETTE PTO CRUES 51/60 DECONG20% créé: </text:p>
      <text:p text:style-name="P5">INSERT fta_nomenclature SET <text:s/>last_id_fta_nomenclature='0' , OLD_id_fta_composition='' , id_annexe_agrologic_article_codification='1' , id_access_recette_recette='0' , id_fta='92' , ascendant_fta_nomenclature='' , site_production_fta_nomenclature='1' , poids_fta_nomenclature='' , id_annexe_unite='kg' , quantite_piece_par_carton='' , poids_total_carton_vrac_fta_nomenclature='' , code_produit_agrologic_fta_nomenclature='0430' , etat_fta_nomenclature='1' , nom_fta_nomenclature='PREP CREVETTE PTO CRUES 51/60 DECONG20%' , suffixe_agrologic_fta_nomenclature='' </text:p>
      <text:p text:style-name="P1"><text:line-break/>500487 - SAUCE CREVETTE THAI L créé: </text:p>
      <text:p text:style-name="P5">INSERT fta_nomenclature SET <text:s/>last_id_fta_nomenclature='0' , OLD_id_fta_composition='' , id_annexe_agrologic_article_codification='3' , id_access_recette_recette='0' , id_fta='92' , ascendant_fta_nomenclature='' , site_production_fta_nomenclature='1' , poids_fta_nomenclature='' , id_annexe_unite='L' , quantite_piece_par_carton='' , poids_total_carton_vrac_fta_nomenclature='' , code_produit_agrologic_fta_nomenclature='0487' , etat_fta_nomenclature='1' , nom_fta_nomenclature='SAUCE CREVETTE THAI L' , suffixe_agrologic_fta_nomenclature='' </text:p>
      <text:p text:style-name="P1"><text:line-break/></text:p>
      <text:p text:style-name="P4">Traitement de l'Article: 10600</text:p>
      <text:p text:style-name="P1"><text:line-break/>110600 - TOMATE FARCIE (TAG) 1.2KG CUIT créé: </text:p>
      <text:p text:style-name="P5"><text:soft-page-break/>INSERT fta_nomenclature SET <text:s/>last_id_fta_nomenclature='0' , OLD_id_fta_composition='' , id_annexe_agrologic_article_codification='5' , id_access_recette_recette='0' , id_fta='660' , ascendant_fta_nomenclature='' , site_production_fta_nomenclature='1' , poids_fta_nomenclature='0.0833' , id_annexe_unite='kg' , quantite_piece_par_carton='' , poids_total_carton_vrac_fta_nomenclature='' , code_produit_agrologic_fta_nomenclature='0600' , etat_fta_nomenclature='1' , nom_fta_nomenclature='TOMATE FARCIE (TAG) 1.2KG CUIT' , suffixe_agrologic_fta_nomenclature='' </text:p>
      <text:p text:style-name="P1"><text:line-break/>210600 - TOMATE FARCIE (TAG) 1.2KG CRU créé: </text:p>
      <text:p text:style-name="P5">INSERT fta_nomenclature SET <text:s/>last_id_fta_nomenclature='0' , OLD_id_fta_composition='' , id_annexe_agrologic_article_codification='4' , id_access_recette_recette='0' , id_fta='660' , ascendant_fta_nomenclature='' , site_production_fta_nomenclature='1' , poids_fta_nomenclature='0.0833' , id_annexe_unite='kg' , quantite_piece_par_carton='' , poids_total_carton_vrac_fta_nomenclature='' , code_produit_agrologic_fta_nomenclature='0600' , etat_fta_nomenclature='1' , nom_fta_nomenclature='TOMATE FARCIE (TAG) 1.2KG CRU' , suffixe_agrologic_fta_nomenclature='' </text:p>
      <text:p text:style-name="P1"><text:line-break/>500598 - BOUILLON TOMATE FARCIE L créé: </text:p>
      <text:p text:style-name="P5">INSERT fta_nomenclature SET <text:s/>last_id_fta_nomenclature='0' , OLD_id_fta_composition='' , id_annexe_agrologic_article_codification='3' , id_access_recette_recette='0' , id_fta='660' , ascendant_fta_nomenclature='' , site_production_fta_nomenclature='1' , poids_fta_nomenclature='' , id_annexe_unite='L' , quantite_piece_par_carton='' , poids_total_carton_vrac_fta_nomenclature='' , code_produit_agrologic_fta_nomenclature='0598' , etat_fta_nomenclature='1' , nom_fta_nomenclature='BOUILLON TOMATE FARCIE L' , suffixe_agrologic_fta_nomenclature='' </text:p>
      <text:p text:style-name="P1"><text:line-break/>600010 - FARCE CHOU/TOMATE FARCIE (TAG) KG créé: </text:p>
      <text:p text:style-name="P5">INSERT fta_nomenclature SET <text:s/>last_id_fta_nomenclature='0' , OLD_id_fta_composition='' , id_annexe_agrologic_article_codification='2' , id_access_recette_recette='0' , id_fta='660' , ascendant_fta_nomenclature='' , site_production_fta_nomenclature='1' , poids_fta_nomenclature='' , id_annexe_unite='kg' , quantite_piece_par_carton='' , poids_total_carton_vrac_fta_nomenclature='' , code_produit_agrologic_fta_nomenclature='0010' , etat_fta_nomenclature='1' , nom_fta_nomenclature='FARCE CHOU/TOMATE FARCIE (TAG) KG' , suffixe_agrologic_fta_nomenclature='' </text:p>
      <text:p text:style-name="P1"><text:line-break/></text:p>
      <text:p text:style-name="P4"><text:soft-page-break/>Traitement de l'Article: 10601</text:p>
      <text:p text:style-name="P1"><text:line-break/>110601 - CHOU FARCI (TAG) 1.2KG CUIT créé: </text:p>
      <text:p text:style-name="P5">INSERT fta_nomenclature SET <text:s/>last_id_fta_nomenclature='0' , OLD_id_fta_composition='' , id_annexe_agrologic_article_codification='5' , id_access_recette_recette='0' , id_fta='661' , ascendant_fta_nomenclature='' , site_production_fta_nomenclature='1' , poids_fta_nomenclature='0.0833' , id_annexe_unite='kg' , quantite_piece_par_carton='' , poids_total_carton_vrac_fta_nomenclature='' , code_produit_agrologic_fta_nomenclature='0601' , etat_fta_nomenclature='1' , nom_fta_nomenclature='CHOU FARCI (TAG) 1.2KG CUIT' , suffixe_agrologic_fta_nomenclature='' </text:p>
      <text:p text:style-name="P1"><text:line-break/>600015 - FARCE COURGETTE/CHOU FARCI créé: </text:p>
      <text:p text:style-name="P5">INSERT fta_nomenclature SET <text:s/>last_id_fta_nomenclature='0' , OLD_id_fta_composition='' , id_annexe_agrologic_article_codification='2' , id_access_recette_recette='0' , id_fta='661' , ascendant_fta_nomenclature='' , site_production_fta_nomenclature='1' , poids_fta_nomenclature='' , id_annexe_unite='kg' , quantite_piece_par_carton='' , poids_total_carton_vrac_fta_nomenclature='' , code_produit_agrologic_fta_nomenclature='0015' , etat_fta_nomenclature='1' , nom_fta_nomenclature='FARCE COURGETTE/CHOU FARCI' , suffixe_agrologic_fta_nomenclature='' </text:p>
      <text:p text:style-name="P1"><text:line-break/>110602 - SAUCE CHOUX FARCIS CUIT créé: </text:p>
      <text:p text:style-name="P5">INSERT fta_nomenclature SET <text:s/>last_id_fta_nomenclature='0' , OLD_id_fta_composition='' , id_annexe_agrologic_article_codification='5' , id_access_recette_recette='0' , id_fta='661' , ascendant_fta_nomenclature='' , site_production_fta_nomenclature='1' , poids_fta_nomenclature='0.8' , id_annexe_unite='kg' , quantite_piece_par_carton='' , poids_total_carton_vrac_fta_nomenclature='' , code_produit_agrologic_fta_nomenclature='0602' , etat_fta_nomenclature='1' , nom_fta_nomenclature='SAUCE CHOUX FARCIS CUIT' , suffixe_agrologic_fta_nomenclature='' </text:p>
      <text:p text:style-name="P1"><text:line-break/>210602 - SAUCE CHOUX FARCIS CRU créé: </text:p>
      <text:p text:style-name="P5"><text:soft-page-break/>INSERT fta_nomenclature SET <text:s/>last_id_fta_nomenclature='0' , OLD_id_fta_composition='' , id_annexe_agrologic_article_codification='4' , id_access_recette_recette='0' , id_fta='661' , ascendant_fta_nomenclature='' , site_production_fta_nomenclature='1' , poids_fta_nomenclature='0.4' , id_annexe_unite='kg' , quantite_piece_par_carton='' , poids_total_carton_vrac_fta_nomenclature='' , code_produit_agrologic_fta_nomenclature='0602' , etat_fta_nomenclature='1' , nom_fta_nomenclature='SAUCE CHOUX FARCIS CRU' , suffixe_agrologic_fta_nomenclature='' </text:p>
      <text:p text:style-name="P1"><text:line-break/></text:p>
      <text:p text:style-name="P4">Traitement de l'Article: 10603</text:p>
      <text:p text:style-name="P1"><text:line-break/>110603 - COURGETTE FARCIE CUITE créé: </text:p>
      <text:p text:style-name="P5">INSERT fta_nomenclature SET <text:s/>last_id_fta_nomenclature='0' , OLD_id_fta_composition='' , id_annexe_agrologic_article_codification='5' , id_access_recette_recette='0' , id_fta='662' , ascendant_fta_nomenclature='' , site_production_fta_nomenclature='1' , poids_fta_nomenclature='0.225' , id_annexe_unite='kg' , quantite_piece_par_carton='' , poids_total_carton_vrac_fta_nomenclature='' , code_produit_agrologic_fta_nomenclature='0603' , etat_fta_nomenclature='1' , nom_fta_nomenclature='COURGETTE FARCIE CUITE' , suffixe_agrologic_fta_nomenclature='' </text:p>
      <text:p text:style-name="P1"><text:line-break/>210603 - COURGETTE FARCIE CRUE SURGELEE créé: </text:p>
      <text:p text:style-name="P5">INSERT fta_nomenclature SET <text:s/>last_id_fta_nomenclature='0' , OLD_id_fta_composition='' , id_annexe_agrologic_article_codification='4' , id_access_recette_recette='0' , id_fta='662' , ascendant_fta_nomenclature='' , site_production_fta_nomenclature='1' , poids_fta_nomenclature='0.225' , id_annexe_unite='kg' , quantite_piece_par_carton='' , poids_total_carton_vrac_fta_nomenclature='' , code_produit_agrologic_fta_nomenclature='0603' , etat_fta_nomenclature='1' , nom_fta_nomenclature='COURGETTE FARCIE CRUE SURGELEE' , suffixe_agrologic_fta_nomenclature='' </text:p>
      <text:p text:style-name="P1"><text:line-break/>600015 - FARCE COURGETTE/CHOU FARCI créé: </text:p>
      <text:p text:style-name="P5"><text:soft-page-break/>INSERT fta_nomenclature SET <text:s/>last_id_fta_nomenclature='0' , OLD_id_fta_composition='' , id_annexe_agrologic_article_codification='2' , id_access_recette_recette='0' , id_fta='662' , ascendant_fta_nomenclature='' , site_production_fta_nomenclature='1' , poids_fta_nomenclature='' , id_annexe_unite='kg' , quantite_piece_par_carton='' , poids_total_carton_vrac_fta_nomenclature='' , code_produit_agrologic_fta_nomenclature='0015' , etat_fta_nomenclature='1' , nom_fta_nomenclature='FARCE COURGETTE/CHOU FARCI' , suffixe_agrologic_fta_nomenclature='' </text:p>
      <text:p text:style-name="P1"><text:line-break/></text:p>
      <text:p text:style-name="P4">Traitement de l'Article: 10614</text:p>
      <text:p text:style-name="P1"><text:line-break/></text:p>
      <text:p text:style-name="P4">Traitement de l'Article: 10615</text:p>
      <text:p text:style-name="P1"><text:line-break/></text:p>
      <text:p text:style-name="P4">Traitement de l'Article: 10616</text:p>
      <text:p text:style-name="P1"><text:line-break/>110616 - BRIANI DE POULET CUIT créé: </text:p>
      <text:p text:style-name="P5">INSERT fta_nomenclature SET <text:s/>last_id_fta_nomenclature='0' , OLD_id_fta_composition='' , id_annexe_agrologic_article_codification='5' , id_access_recette_recette='0' , id_fta='665' , ascendant_fta_nomenclature='' , site_production_fta_nomenclature='1' , poids_fta_nomenclature='4' , id_annexe_unite='kg' , quantite_piece_par_carton='' , poids_total_carton_vrac_fta_nomenclature='' , code_produit_agrologic_fta_nomenclature='0616' , etat_fta_nomenclature='1' , nom_fta_nomenclature='BRIANI DE POULET CUIT' , suffixe_agrologic_fta_nomenclature='' </text:p>
      <text:p text:style-name="P1"><text:line-break/>210616 - BRIANI DE POULET CRU créé: </text:p>
      <text:p text:style-name="P5">INSERT fta_nomenclature SET <text:s/>last_id_fta_nomenclature='0' , OLD_id_fta_composition='' , id_annexe_agrologic_article_codification='4' , id_access_recette_recette='0' , id_fta='665' , ascendant_fta_nomenclature='' , site_production_fta_nomenclature='1' , poids_fta_nomenclature='4' , id_annexe_unite='kg' , quantite_piece_par_carton='' , poids_total_carton_vrac_fta_nomenclature='' , code_produit_agrologic_fta_nomenclature='0616' , etat_fta_nomenclature='1' , nom_fta_nomenclature='BRIANI DE POULET CRU' , suffixe_agrologic_fta_nomenclature='' </text:p>
      <text:p text:style-name="P1"><text:line-break/>500079 - SAUCE BRIANI DE POULET créé: </text:p>
      <text:p text:style-name="P5"><text:soft-page-break/>INSERT fta_nomenclature SET <text:s/>last_id_fta_nomenclature='0' , OLD_id_fta_composition='' , id_annexe_agrologic_article_codification='3' , id_access_recette_recette='0' , id_fta='665' , ascendant_fta_nomenclature='' , site_production_fta_nomenclature='1' , poids_fta_nomenclature='' , id_annexe_unite='L' , quantite_piece_par_carton='' , poids_total_carton_vrac_fta_nomenclature='' , code_produit_agrologic_fta_nomenclature='0079' , etat_fta_nomenclature='1' , nom_fta_nomenclature='SAUCE BRIANI DE POULET' , suffixe_agrologic_fta_nomenclature='' </text:p>
      <text:p text:style-name="P1"><text:line-break/>110617 - BRIANI RIZ 2.4KG CUIT créé: </text:p>
      <text:p text:style-name="P5">INSERT fta_nomenclature SET <text:s/>last_id_fta_nomenclature='0' , OLD_id_fta_composition='' , id_annexe_agrologic_article_codification='5' , id_access_recette_recette='0' , id_fta='665' , ascendant_fta_nomenclature='' , site_production_fta_nomenclature='1' , poids_fta_nomenclature='0.0833' , id_annexe_unite='kg' , quantite_piece_par_carton='' , poids_total_carton_vrac_fta_nomenclature='' , code_produit_agrologic_fta_nomenclature='0617' , etat_fta_nomenclature='1' , nom_fta_nomenclature='BRIANI RIZ 2.4KG CUIT' , suffixe_agrologic_fta_nomenclature='' </text:p>
      <text:p text:style-name="P1"><text:line-break/>210617 - BRIANI RIZ 2.4KG CRU créé: </text:p>
      <text:p text:style-name="P5">INSERT fta_nomenclature SET <text:s/>last_id_fta_nomenclature='0' , OLD_id_fta_composition='' , id_annexe_agrologic_article_codification='4' , id_access_recette_recette='0' , id_fta='665' , ascendant_fta_nomenclature='' , site_production_fta_nomenclature='1' , poids_fta_nomenclature='0.0833' , id_annexe_unite='kg' , quantite_piece_par_carton='' , poids_total_carton_vrac_fta_nomenclature='' , code_produit_agrologic_fta_nomenclature='0617' , etat_fta_nomenclature='1' , nom_fta_nomenclature='BRIANI RIZ 2.4KG CRU' , suffixe_agrologic_fta_nomenclature='' </text:p>
      <text:p text:style-name="P1"><text:line-break/>500079 - SAUCE BRIANI DE POULET créé: </text:p>
      <text:p text:style-name="P5">INSERT fta_nomenclature SET <text:s/>last_id_fta_nomenclature='0' , OLD_id_fta_composition='' , id_annexe_agrologic_article_codification='3' , id_access_recette_recette='0' , id_fta='665' , ascendant_fta_nomenclature='' , site_production_fta_nomenclature='1' , poids_fta_nomenclature='' , id_annexe_unite='L' , quantite_piece_par_carton='' , poids_total_carton_vrac_fta_nomenclature='' , code_produit_agrologic_fta_nomenclature='0079' , etat_fta_nomenclature='1' , nom_fta_nomenclature='SAUCE BRIANI DE POULET' , suffixe_agrologic_fta_nomenclature='' </text:p>
      <text:p text:style-name="P1"><text:line-break/></text:p>
      <text:p text:style-name="P4"><text:soft-page-break/>Traitement de l'Article: 10620</text:p>
      <text:p text:style-name="P1"><text:line-break/>110620 - CHAPON SCE TRUFFEE 1% SYS U 250G CUIT créé: </text:p>
      <text:p text:style-name="P5">INSERT fta_nomenclature SET <text:s/>last_id_fta_nomenclature='0' , OLD_id_fta_composition='' , id_annexe_agrologic_article_codification='5' , id_access_recette_recette='0' , id_fta='666' , ascendant_fta_nomenclature='' , site_production_fta_nomenclature='1' , poids_fta_nomenclature='0.25' , id_annexe_unite='kg' , quantite_piece_par_carton='' , poids_total_carton_vrac_fta_nomenclature='' , code_produit_agrologic_fta_nomenclature='0620' , etat_fta_nomenclature='1' , nom_fta_nomenclature='CHAPON SCE TRUFFEE 1% SYS U 250G CUIT' , suffixe_agrologic_fta_nomenclature='' </text:p>
      <text:p text:style-name="P1"><text:line-break/>210620 - CHAPON SCE TRUFFEE 1% SYS U 250G CRU créé: </text:p>
      <text:p text:style-name="P5">INSERT fta_nomenclature SET <text:s/>last_id_fta_nomenclature='0' , OLD_id_fta_composition='' , id_annexe_agrologic_article_codification='4' , id_access_recette_recette='0' , id_fta='666' , ascendant_fta_nomenclature='' , site_production_fta_nomenclature='1' , poids_fta_nomenclature='0.25' , id_annexe_unite='kg' , quantite_piece_par_carton='' , poids_total_carton_vrac_fta_nomenclature='' , code_produit_agrologic_fta_nomenclature='0620' , etat_fta_nomenclature='1' , nom_fta_nomenclature='CHAPON SCE TRUFFEE 1% SYS U 250G CRU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666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10622</text:p>
      <text:p text:style-name="P1"><text:line-break/>135076 - PUREE DE CELERI CHAMPION 150G CUIT créé: </text:p>
      <text:p text:style-name="P5"><text:soft-page-break/>INSERT fta_nomenclature SET <text:s/>last_id_fta_nomenclature='0' , OLD_id_fta_composition='' , id_annexe_agrologic_article_codification='5' , id_access_recette_recette='0' , id_fta='341' , ascendant_fta_nomenclature='' , site_production_fta_nomenclature='1' , poids_fta_nomenclature='0.15' , id_annexe_unite='kg' , quantite_piece_par_carton='' , poids_total_carton_vrac_fta_nomenclature='' , code_produit_agrologic_fta_nomenclature='5076' , etat_fta_nomenclature='1' , nom_fta_nomenclature='PUREE DE CELERI CHAMPION 150G CUIT' , suffixe_agrologic_fta_nomenclature='' </text:p>
      <text:p text:style-name="P1"><text:line-break/>235076 - PUREE DE CELERI CHAMPION 150G CRU créé: </text:p>
      <text:p text:style-name="P5">INSERT fta_nomenclature SET <text:s/>last_id_fta_nomenclature='0' , OLD_id_fta_composition='' , id_annexe_agrologic_article_codification='4' , id_access_recette_recette='0' , id_fta='341' , ascendant_fta_nomenclature='' , site_production_fta_nomenclature='1' , poids_fta_nomenclature='0.15' , id_annexe_unite='kg' , quantite_piece_par_carton='' , poids_total_carton_vrac_fta_nomenclature='' , code_produit_agrologic_fta_nomenclature='5076' , etat_fta_nomenclature='1' , nom_fta_nomenclature='PUREE DE CELERI CHAMPION 150G CRU' , suffixe_agrologic_fta_nomenclature='' </text:p>
      <text:p text:style-name="P1"><text:line-break/>600026 - PUREE DE CELERI KG créé: </text:p>
      <text:p text:style-name="P5">INSERT fta_nomenclature SET <text:s/>last_id_fta_nomenclature='0' , OLD_id_fta_composition='' , id_annexe_agrologic_article_codification='2' , id_access_recette_recette='0' , id_fta='341' , ascendant_fta_nomenclature='' , site_production_fta_nomenclature='1' , poids_fta_nomenclature='' , id_annexe_unite='kg' , quantite_piece_par_carton='' , poids_total_carton_vrac_fta_nomenclature='' , code_produit_agrologic_fta_nomenclature='0026' , etat_fta_nomenclature='1' , nom_fta_nomenclature='PUREE DE CELERI KG' , suffixe_agrologic_fta_nomenclature='' </text:p>
      <text:p text:style-name="P1"><text:line-break/></text:p>
      <text:p text:style-name="P4">Traitement de l'Article: 10623</text:p>
      <text:p text:style-name="P1"><text:line-break/>110623 - SUPR PINTADEAU SAUT MENU ITM 200G CUIT créé: </text:p>
      <text:p text:style-name="P5"><text:soft-page-break/>INSERT fta_nomenclature SET <text:s/>last_id_fta_nomenclature='0' , OLD_id_fta_composition='' , id_annexe_agrologic_article_codification='5' , id_access_recette_recette='0' , id_fta='667' , ascendant_fta_nomenclature='' , site_production_fta_nomenclature='1' , poids_fta_nomenclature='0.2' , id_annexe_unite='kg' , quantite_piece_par_carton='' , poids_total_carton_vrac_fta_nomenclature='' , code_produit_agrologic_fta_nomenclature='0623' , etat_fta_nomenclature='1' , nom_fta_nomenclature='SUPR PINTADEAU SAUT MENU ITM 200G CUIT' , suffixe_agrologic_fta_nomenclature='' </text:p>
      <text:p text:style-name="P1"><text:line-break/>210623 - SUPREME PINTADEAU SAUT MENU ITM 200G CRU créé: </text:p>
      <text:p text:style-name="P5">INSERT fta_nomenclature SET <text:s/>last_id_fta_nomenclature='0' , OLD_id_fta_composition='' , id_annexe_agrologic_article_codification='4' , id_access_recette_recette='0' , id_fta='667' , ascendant_fta_nomenclature='' , site_production_fta_nomenclature='1' , poids_fta_nomenclature='0.2' , id_annexe_unite='kg' , quantite_piece_par_carton='' , poids_total_carton_vrac_fta_nomenclature='' , code_produit_agrologic_fta_nomenclature='0623' , etat_fta_nomenclature='1' , nom_fta_nomenclature='SUPREME PINTADEAU SAUT MENU ITM 200G CRU' , suffixe_agrologic_fta_nomenclature='' </text:p>
      <text:p text:style-name="P1"><text:line-break/>500123 - SAUCE CHAPON FOIE GRAS créé: </text:p>
      <text:p text:style-name="P5">INSERT fta_nomenclature SET <text:s/>last_id_fta_nomenclature='0' , OLD_id_fta_composition='' , id_annexe_agrologic_article_codification='3' , id_access_recette_recette='0' , id_fta='667' , ascendant_fta_nomenclature='' , site_production_fta_nomenclature='1' , poids_fta_nomenclature='' , id_annexe_unite='L' , quantite_piece_par_carton='' , poids_total_carton_vrac_fta_nomenclature='' , code_produit_agrologic_fta_nomenclature='0123' , etat_fta_nomenclature='1' , nom_fta_nomenclature='SAUCE CHAPON FOIE GRAS' , suffixe_agrologic_fta_nomenclature='' </text:p>
      <text:p text:style-name="P1"><text:line-break/></text:p>
      <text:p text:style-name="P4">Traitement de l'Article: 10625</text:p>
      <text:p text:style-name="P1"><text:line-break/>120103 - RIZ MATCH 90G CUIT créé: </text:p>
      <text:p text:style-name="P5"><text:soft-page-break/>INSERT fta_nomenclature SET <text:s/>last_id_fta_nomenclature='0' , OLD_id_fta_composition='' , id_annexe_agrologic_article_codification='5' , id_access_recette_recette='0' , id_fta='668' , ascendant_fta_nomenclature='' , site_production_fta_nomenclature='1' , poids_fta_nomenclature='0.09' , id_annexe_unite='kg' , quantite_piece_par_carton='' , poids_total_carton_vrac_fta_nomenclature='' , code_produit_agrologic_fta_nomenclature='0103' , etat_fta_nomenclature='1' , nom_fta_nomenclature='RIZ MATCH 90G CUIT' , suffixe_agrologic_fta_nomenclature='' </text:p>
      <text:p text:style-name="P1"><text:line-break/>220103 - RIZ MATCH 90G CRU créé: </text:p>
      <text:p text:style-name="P5">INSERT fta_nomenclature SET <text:s/>last_id_fta_nomenclature='0' , OLD_id_fta_composition='' , id_annexe_agrologic_article_codification='4' , id_access_recette_recette='0' , id_fta='668' , ascendant_fta_nomenclature='' , site_production_fta_nomenclature='1' , poids_fta_nomenclature='0.09' , id_annexe_unite='kg' , quantite_piece_par_carton='' , poids_total_carton_vrac_fta_nomenclature='' , code_produit_agrologic_fta_nomenclature='0103' , etat_fta_nomenclature='1' , nom_fta_nomenclature='RIZ MATCH 90G CRU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668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10627</text:p>
      <text:p text:style-name="P1"><text:line-break/>115401 - TURBOT 125G SYS U CUIT créé: </text:p>
      <text:p text:style-name="P5"><text:soft-page-break/>INSERT fta_nomenclature SET <text:s/>last_id_fta_nomenclature='0' , OLD_id_fta_composition='' , id_annexe_agrologic_article_codification='5' , id_access_recette_recette='0' , id_fta='669' , ascendant_fta_nomenclature='' , site_production_fta_nomenclature='1' , poids_fta_nomenclature='0.125' , id_annexe_unite='kg' , quantite_piece_par_carton='' , poids_total_carton_vrac_fta_nomenclature='' , code_produit_agrologic_fta_nomenclature='5401' , etat_fta_nomenclature='1' , nom_fta_nomenclature='TURBOT 125G SYS U CUIT' , suffixe_agrologic_fta_nomenclature='' </text:p>
      <text:p text:style-name="P1"><text:line-break/>215401 - TURBOT 125G SYS U CRU créé: </text:p>
      <text:p text:style-name="P5">INSERT fta_nomenclature SET <text:s/>last_id_fta_nomenclature='0' , OLD_id_fta_composition='' , id_annexe_agrologic_article_codification='4' , id_access_recette_recette='0' , id_fta='669' , ascendant_fta_nomenclature='' , site_production_fta_nomenclature='1' , poids_fta_nomenclature='0.125' , id_annexe_unite='kg' , quantite_piece_par_carton='' , poids_total_carton_vrac_fta_nomenclature='' , code_produit_agrologic_fta_nomenclature='5401' , etat_fta_nomenclature='1' , nom_fta_nomenclature='TURBOT 125G SYS U CRU' , suffixe_agrologic_fta_nomenclature='' </text:p>
      <text:p text:style-name="P1"><text:line-break/></text:p>
      <text:p text:style-name="P4">Traitement de l'Article: 10628</text:p>
      <text:p text:style-name="P1"><text:line-break/>115404 - MEDAILLONS SOLE CHAMP SYS U CUIT 250G créé: </text:p>
      <text:p text:style-name="P5">INSERT fta_nomenclature SET <text:s/>last_id_fta_nomenclature='0' , OLD_id_fta_composition='' , id_annexe_agrologic_article_codification='5' , id_access_recette_recette='0' , id_fta='670' , ascendant_fta_nomenclature='' , site_production_fta_nomenclature='1' , poids_fta_nomenclature='0.25' , id_annexe_unite='kg' , quantite_piece_par_carton='' , poids_total_carton_vrac_fta_nomenclature='' , code_produit_agrologic_fta_nomenclature='5404' , etat_fta_nomenclature='1' , nom_fta_nomenclature='MEDAILLONS SOLE CHAMP SYS U CUIT 250G' , suffixe_agrologic_fta_nomenclature='' </text:p>
      <text:p text:style-name="P1"><text:line-break/>215404 - MEDAILLONS SOLE CHAMP SYS U CRU 250G créé: </text:p>
      <text:p text:style-name="P5"><text:soft-page-break/>INSERT fta_nomenclature SET <text:s/>last_id_fta_nomenclature='0' , OLD_id_fta_composition='' , id_annexe_agrologic_article_codification='4' , id_access_recette_recette='0' , id_fta='670' , ascendant_fta_nomenclature='' , site_production_fta_nomenclature='1' , poids_fta_nomenclature='0.25' , id_annexe_unite='kg' , quantite_piece_par_carton='' , poids_total_carton_vrac_fta_nomenclature='' , code_produit_agrologic_fta_nomenclature='5404' , etat_fta_nomenclature='1' , nom_fta_nomenclature='MEDAILLONS SOLE CHAMP SYS U CRU 250G' , suffixe_agrologic_fta_nomenclature='' </text:p>
      <text:p text:style-name="P1"><text:line-break/>500010 - SCE CARRELET CHAMPAGNE créé: </text:p>
      <text:p text:style-name="P5">INSERT fta_nomenclature SET <text:s/>last_id_fta_nomenclature='0' , OLD_id_fta_composition='' , id_annexe_agrologic_article_codification='3' , id_access_recette_recette='0' , id_fta='670' , ascendant_fta_nomenclature='' , site_production_fta_nomenclature='1' , poids_fta_nomenclature='' , id_annexe_unite='L' , quantite_piece_par_carton='' , poids_total_carton_vrac_fta_nomenclature='' , code_produit_agrologic_fta_nomenclature='0010' , etat_fta_nomenclature='1' , nom_fta_nomenclature='SCE CARRELET CHAMPAGNE' , suffixe_agrologic_fta_nomenclature='' </text:p>
      <text:p text:style-name="P1"><text:line-break/></text:p>
      <text:p text:style-name="P4">Traitement de l'Article: 10629</text:p>
      <text:p text:style-name="P1"><text:line-break/>115300 - FILET CANARD 120G SYS U CUIT créé: </text:p>
      <text:p text:style-name="P5">INSERT fta_nomenclature SET <text:s/>last_id_fta_nomenclature='0' , OLD_id_fta_composition='' , id_annexe_agrologic_article_codification='5' , id_access_recette_recette='0' , id_fta='671' , ascendant_fta_nomenclature='' , site_production_fta_nomenclature='1' , poids_fta_nomenclature='0.12' , id_annexe_unite='kg' , quantite_piece_par_carton='' , poids_total_carton_vrac_fta_nomenclature='' , code_produit_agrologic_fta_nomenclature='5300' , etat_fta_nomenclature='1' , nom_fta_nomenclature='FILET CANARD 120G SYS U CUIT' , suffixe_agrologic_fta_nomenclature='' </text:p>
      <text:p text:style-name="P1"><text:line-break/>215300 - FILET CANARD 120G SYS U CRU créé: </text:p>
      <text:p text:style-name="P5"><text:soft-page-break/>INSERT fta_nomenclature SET <text:s/>last_id_fta_nomenclature='0' , OLD_id_fta_composition='' , id_annexe_agrologic_article_codification='4' , id_access_recette_recette='0' , id_fta='671' , ascendant_fta_nomenclature='' , site_production_fta_nomenclature='1' , poids_fta_nomenclature='0.12' , id_annexe_unite='kg' , quantite_piece_par_carton='' , poids_total_carton_vrac_fta_nomenclature='' , code_produit_agrologic_fta_nomenclature='5300' , etat_fta_nomenclature='1' , nom_fta_nomenclature='FILET CANARD 120G SYS U CRU' , suffixe_agrologic_fta_nomenclature='' </text:p>
      <text:p text:style-name="P1"><text:line-break/></text:p>
      <text:p text:style-name="P4">Traitement de l'Article: 10630</text:p>
      <text:p text:style-name="P1"><text:line-break/>135072 - TURBOT SCE CHAMPAGNE CARREF 120G CUIT créé: </text:p>
      <text:p text:style-name="P5">INSERT fta_nomenclature SET <text:s/>last_id_fta_nomenclature='0' , OLD_id_fta_composition='' , id_annexe_agrologic_article_codification='5' , id_access_recette_recette='0' , id_fta='672' , ascendant_fta_nomenclature='' , site_production_fta_nomenclature='1' , poids_fta_nomenclature='0.12' , id_annexe_unite='kg' , quantite_piece_par_carton='' , poids_total_carton_vrac_fta_nomenclature='' , code_produit_agrologic_fta_nomenclature='5072' , etat_fta_nomenclature='1' , nom_fta_nomenclature='TURBOT SCE CHAMPAGNE CARREF 120G CUIT' , suffixe_agrologic_fta_nomenclature='' </text:p>
      <text:p text:style-name="P1"><text:line-break/>235072 - TURBOT SCE CHAMPAGNE CARREF 120G CRU créé: </text:p>
      <text:p text:style-name="P5">INSERT fta_nomenclature SET <text:s/>last_id_fta_nomenclature='0' , OLD_id_fta_composition='' , id_annexe_agrologic_article_codification='4' , id_access_recette_recette='0' , id_fta='672' , ascendant_fta_nomenclature='' , site_production_fta_nomenclature='1' , poids_fta_nomenclature='0.12' , id_annexe_unite='kg' , quantite_piece_par_carton='' , poids_total_carton_vrac_fta_nomenclature='' , code_produit_agrologic_fta_nomenclature='5072' , etat_fta_nomenclature='1' , nom_fta_nomenclature='TURBOT SCE CHAMPAGNE CARREF 120G CRU' , suffixe_agrologic_fta_nomenclature='' </text:p>
      <text:p text:style-name="P1"><text:line-break/>135074 - SAUCE CHAMPAGNE SACHET 60G CARREF CUIT créé: </text:p>
      <text:p text:style-name="P5"><text:soft-page-break/>INSERT fta_nomenclature SET <text:s/>last_id_fta_nomenclature='0' , OLD_id_fta_composition='' , id_annexe_agrologic_article_codification='5' , id_access_recette_recette='0' , id_fta='672' , ascendant_fta_nomenclature='' , site_production_fta_nomenclature='1' , poids_fta_nomenclature='0.06' , id_annexe_unite='kg' , quantite_piece_par_carton='' , poids_total_carton_vrac_fta_nomenclature='' , code_produit_agrologic_fta_nomenclature='5074' , etat_fta_nomenclature='1' , nom_fta_nomenclature='SAUCE CHAMPAGNE SACHET 60G CARREF CUIT' , suffixe_agrologic_fta_nomenclature='' </text:p>
      <text:p text:style-name="P1"><text:line-break/>235074 - SAUCE CHAMPAGNE SACHET 60G CARREF CRU créé: </text:p>
      <text:p text:style-name="P5">INSERT fta_nomenclature SET <text:s/>last_id_fta_nomenclature='0' , OLD_id_fta_composition='' , id_annexe_agrologic_article_codification='4' , id_access_recette_recette='0' , id_fta='672' , ascendant_fta_nomenclature='' , site_production_fta_nomenclature='1' , poids_fta_nomenclature='0.06' , id_annexe_unite='kg' , quantite_piece_par_carton='' , poids_total_carton_vrac_fta_nomenclature='' , code_produit_agrologic_fta_nomenclature='5074' , etat_fta_nomenclature='1' , nom_fta_nomenclature='SAUCE CHAMPAGNE SACHET 60G CARREF CRU' , suffixe_agrologic_fta_nomenclature='' </text:p>
      <text:p text:style-name="P1"><text:line-break/>500130 - SAUCE CHAMPAGNE (L) CARREFOUR créé: </text:p>
      <text:p text:style-name="P5">INSERT fta_nomenclature SET <text:s/>last_id_fta_nomenclature='0' , OLD_id_fta_composition='' , id_annexe_agrologic_article_codification='3' , id_access_recette_recette='0' , id_fta='672' , ascendant_fta_nomenclature='' , site_production_fta_nomenclature='1' , poids_fta_nomenclature='' , id_annexe_unite='L' , quantite_piece_par_carton='' , poids_total_carton_vrac_fta_nomenclature='' , code_produit_agrologic_fta_nomenclature='0130' , etat_fta_nomenclature='1' , nom_fta_nomenclature='SAUCE CHAMPAGNE (L) CARREFOUR' , suffixe_agrologic_fta_nomenclature='' </text:p>
      <text:p text:style-name="P1"><text:line-break/></text:p>
      <text:p text:style-name="P4">Traitement de l'Article: 10632</text:p>
      <text:p text:style-name="P1"><text:line-break/></text:p>
      <text:p text:style-name="P4">Traitement de l'Article: 10634</text:p>
      <text:p text:style-name="P1"><text:line-break/></text:p>
      <text:p text:style-name="P4">Traitement de l'Article: 10635</text:p>
      <text:p text:style-name="P1"><text:line-break/></text:p>
      <text:p text:style-name="P4"><text:soft-page-break/>Traitement de l'Article: 10636</text:p>
      <text:p text:style-name="P1"><text:line-break/></text:p>
      <text:p text:style-name="P4">Traitement de l'Article: 10638</text:p>
      <text:p text:style-name="P1"><text:line-break/></text:p>
      <text:p text:style-name="P4">Traitement de l'Article: 10639</text:p>
      <text:p text:style-name="P1"><text:line-break/></text:p>
      <text:p text:style-name="P4">Traitement de l'Article: 10640</text:p>
      <text:p text:style-name="P1"><text:line-break/></text:p>
      <text:p text:style-name="P4">Traitement de l'Article: 10645</text:p>
      <text:p text:style-name="P1"><text:line-break/></text:p>
      <text:p text:style-name="P4">Traitement de l'Article: 10660</text:p>
      <text:p text:style-name="P1"><text:line-break/></text:p>
      <text:p text:style-name="P4">Traitement de l'Article: 10661</text:p>
      <text:p text:style-name="P1"><text:line-break/></text:p>
      <text:p text:style-name="P4">Traitement de l'Article: 10662</text:p>
      <text:p text:style-name="P1"><text:line-break/></text:p>
      <text:p text:style-name="P4">Traitement de l'Article: 10685</text:p>
      <text:p text:style-name="P1"><text:line-break/>110814 - CASSOL ST JAC ASP GIR AUC 140G CUIT créé: </text:p>
      <text:p text:style-name="P5">INSERT fta_nomenclature SET <text:s/>last_id_fta_nomenclature='0' , OLD_id_fta_composition='' , id_annexe_agrologic_article_codification='5' , id_access_recette_recette='0' , id_fta='62' , ascendant_fta_nomenclature='' , site_production_fta_nomenclature='1' , poids_fta_nomenclature='0.14' , id_annexe_unite='kg' , quantite_piece_par_carton='' , poids_total_carton_vrac_fta_nomenclature='' , code_produit_agrologic_fta_nomenclature='0814' , etat_fta_nomenclature='1' , nom_fta_nomenclature='CASSOL ST JAC ASP GIR AUC 140G CUIT' , suffixe_agrologic_fta_nomenclature='' </text:p>
      <text:p text:style-name="P1"><text:line-break/>210814 - CASSOL ST JAC ASP GIR AUC 140G CRU créé: </text:p>
      <text:p text:style-name="P5"><text:soft-page-break/>INSERT fta_nomenclature SET <text:s/>last_id_fta_nomenclature='0' , OLD_id_fta_composition='' , id_annexe_agrologic_article_codification='4' , id_access_recette_recette='0' , id_fta='62' , ascendant_fta_nomenclature='' , site_production_fta_nomenclature='1' , poids_fta_nomenclature='0.14' , id_annexe_unite='kg' , quantite_piece_par_carton='' , poids_total_carton_vrac_fta_nomenclature='' , code_produit_agrologic_fta_nomenclature='0814' , etat_fta_nomenclature='1' , nom_fta_nomenclature='CASSOL ST JAC ASP GIR AUC 140G CRU' , suffixe_agrologic_fta_nomenclature='' </text:p>
      <text:p text:style-name="P1"><text:line-break/>500457 - SCE CASS ST JAC ASP GIROLLES AUC L créé: </text:p>
      <text:p text:style-name="P5">INSERT fta_nomenclature SET <text:s/>last_id_fta_nomenclature='0' , OLD_id_fta_composition='' , id_annexe_agrologic_article_codification='3' , id_access_recette_recette='0' , id_fta='62' , ascendant_fta_nomenclature='' , site_production_fta_nomenclature='1' , poids_fta_nomenclature='' , id_annexe_unite='L' , quantite_piece_par_carton='' , poids_total_carton_vrac_fta_nomenclature='' , code_produit_agrologic_fta_nomenclature='0457' , etat_fta_nomenclature='1' , nom_fta_nomenclature='SCE CASS ST JAC ASP GIROLLES AUC L' , suffixe_agrologic_fta_nomenclature='' </text:p>
      <text:p text:style-name="P1"><text:line-break/>110087 - RIZ 3 COULEURS AUC 100G AUC CRU créé: </text:p>
      <text:p text:style-name="P5">INSERT fta_nomenclature SET <text:s/>last_id_fta_nomenclature='0' , OLD_id_fta_composition='' , id_annexe_agrologic_article_codification='5' , id_access_recette_recette='0' , id_fta='62' , ascendant_fta_nomenclature='' , site_production_fta_nomenclature='1' , poids_fta_nomenclature='0.1' , id_annexe_unite='kg' , quantite_piece_par_carton='' , poids_total_carton_vrac_fta_nomenclature='' , code_produit_agrologic_fta_nomenclature='0087' , etat_fta_nomenclature='1' , nom_fta_nomenclature='RIZ 3 COULEURS AUC 100G AUC CRU' , suffixe_agrologic_fta_nomenclature='' </text:p>
      <text:p text:style-name="P1"><text:line-break/>210087 - RIZ 3 COULEURS AUC 100G AUC CRU créé: </text:p>
      <text:p text:style-name="P5">INSERT fta_nomenclature SET <text:s/>last_id_fta_nomenclature='0' , OLD_id_fta_composition='' , id_annexe_agrologic_article_codification='4' , id_access_recette_recette='0' , id_fta='62' , ascendant_fta_nomenclature='' , site_production_fta_nomenclature='1' , poids_fta_nomenclature='0.1' , id_annexe_unite='kg' , quantite_piece_par_carton='' , poids_total_carton_vrac_fta_nomenclature='' , code_produit_agrologic_fta_nomenclature='0087' , etat_fta_nomenclature='1' , nom_fta_nomenclature='RIZ 3 COULEURS AUC 100G AUC CRU' , suffixe_agrologic_fta_nomenclature='' </text:p>
      <text:p text:style-name="P1"><text:line-break/>700150 - PREP RIZ 3 COULEURS MENU ITM KG créé: </text:p>
      <text:p text:style-name="P5"><text:soft-page-break/>INSERT fta_nomenclature SET <text:s/>last_id_fta_nomenclature='0' , OLD_id_fta_composition='' , id_annexe_agrologic_article_codification='1' , id_access_recette_recette='0' , id_fta='62' , ascendant_fta_nomenclature='' , site_production_fta_nomenclature='1' , poids_fta_nomenclature='' , id_annexe_unite='kg' , quantite_piece_par_carton='' , poids_total_carton_vrac_fta_nomenclature='' , code_produit_agrologic_fta_nomenclature='0150' , etat_fta_nomenclature='1' , nom_fta_nomenclature='PREP RIZ 3 COULEURS MENU ITM KG' , suffixe_agrologic_fta_nomenclature='' </text:p>
      <text:p text:style-name="P1"><text:line-break/>110080 - FLT DORADE AUC 100G CUIT créé: </text:p>
      <text:p text:style-name="P5">INSERT fta_nomenclature SET <text:s/>last_id_fta_nomenclature='0' , OLD_id_fta_composition='' , id_annexe_agrologic_article_codification='5' , id_access_recette_recette='0' , id_fta='62' , ascendant_fta_nomenclature='' , site_production_fta_nomenclature='1' , poids_fta_nomenclature='0.1' , id_annexe_unite='kg' , quantite_piece_par_carton='' , poids_total_carton_vrac_fta_nomenclature='' , code_produit_agrologic_fta_nomenclature='0080' , etat_fta_nomenclature='1' , nom_fta_nomenclature='FLT DORADE AUC 100G CUIT' , suffixe_agrologic_fta_nomenclature='' </text:p>
      <text:p text:style-name="P1"><text:line-break/>210080 - FLT DORADE AUC 100G CRU créé: </text:p>
      <text:p text:style-name="P5">INSERT fta_nomenclature SET <text:s/>last_id_fta_nomenclature='0' , OLD_id_fta_composition='' , id_annexe_agrologic_article_codification='4' , id_access_recette_recette='0' , id_fta='62' , ascendant_fta_nomenclature='' , site_production_fta_nomenclature='1' , poids_fta_nomenclature='0.1' , id_annexe_unite='kg' , quantite_piece_par_carton='' , poids_total_carton_vrac_fta_nomenclature='' , code_produit_agrologic_fta_nomenclature='0080' , etat_fta_nomenclature='1' , nom_fta_nomenclature='FLT DORADE AUC 100G CRU' , suffixe_agrologic_fta_nomenclature='' </text:p>
      <text:p text:style-name="P1"><text:line-break/>110085 - SCE COULIS LANGOUSTINE AUC 60G CUIT créé: </text:p>
      <text:p text:style-name="P5">INSERT fta_nomenclature SET <text:s/>last_id_fta_nomenclature='0' , OLD_id_fta_composition='' , id_annexe_agrologic_article_codification='5' , id_access_recette_recette='0' , id_fta='62' , ascendant_fta_nomenclature='' , site_production_fta_nomenclature='1' , poids_fta_nomenclature='0.06' , id_annexe_unite='kg' , quantite_piece_par_carton='' , poids_total_carton_vrac_fta_nomenclature='' , code_produit_agrologic_fta_nomenclature='0085' , etat_fta_nomenclature='1' , nom_fta_nomenclature='SCE COULIS LANGOUSTINE AUC 60G CUIT' , suffixe_agrologic_fta_nomenclature='' </text:p>
      <text:p text:style-name="P1"><text:line-break/>210085 - SCE COULIS LANGOUSTINE AUC 60G CRU créé: </text:p>
      <text:p text:style-name="P5"><text:soft-page-break/>INSERT fta_nomenclature SET <text:s/>last_id_fta_nomenclature='0' , OLD_id_fta_composition='' , id_annexe_agrologic_article_codification='4' , id_access_recette_recette='0' , id_fta='62' , ascendant_fta_nomenclature='' , site_production_fta_nomenclature='1' , poids_fta_nomenclature='0.06' , id_annexe_unite='kg' , quantite_piece_par_carton='' , poids_total_carton_vrac_fta_nomenclature='' , code_produit_agrologic_fta_nomenclature='0085' , etat_fta_nomenclature='1' , nom_fta_nomenclature='SCE COULIS LANGOUSTINE AUC 60G CRU' , suffixe_agrologic_fta_nomenclature='' </text:p>
      <text:p text:style-name="P1"><text:line-break/>500534 - SCE COULIS LANGOUSTINE AUC L créé: </text:p>
      <text:p text:style-name="P5">INSERT fta_nomenclature SET <text:s/>last_id_fta_nomenclature='0' , OLD_id_fta_composition='' , id_annexe_agrologic_article_codification='3' , id_access_recette_recette='0' , id_fta='62' , ascendant_fta_nomenclature='' , site_production_fta_nomenclature='1' , poids_fta_nomenclature='' , id_annexe_unite='L' , quantite_piece_par_carton='' , poids_total_carton_vrac_fta_nomenclature='' , code_produit_agrologic_fta_nomenclature='0534' , etat_fta_nomenclature='1' , nom_fta_nomenclature='SCE COULIS LANGOUSTINE AUC L' , suffixe_agrologic_fta_nomenclature='' </text:p>
      <text:p text:style-name="P1"><text:line-break/>110818 - FLT CANARD 100G CUIT créé: </text:p>
      <text:p text:style-name="P5">INSERT fta_nomenclature SET <text:s/>last_id_fta_nomenclature='0' , OLD_id_fta_composition='' , id_annexe_agrologic_article_codification='5' , id_access_recette_recette='0' , id_fta='62' , ascendant_fta_nomenclature='' , site_production_fta_nomenclature='1' , poids_fta_nomenclature='0.1' , id_annexe_unite='kg' , quantite_piece_par_carton='' , poids_total_carton_vrac_fta_nomenclature='' , code_produit_agrologic_fta_nomenclature='0818' , etat_fta_nomenclature='1' , nom_fta_nomenclature='FLT CANARD 100G CUIT' , suffixe_agrologic_fta_nomenclature='' </text:p>
      <text:p text:style-name="P1"><text:line-break/>210818 - FLT CANARD 100G CRU créé: </text:p>
      <text:p text:style-name="P5">INSERT fta_nomenclature SET <text:s/>last_id_fta_nomenclature='0' , OLD_id_fta_composition='' , id_annexe_agrologic_article_codification='4' , id_access_recette_recette='0' , id_fta='62' , ascendant_fta_nomenclature='' , site_production_fta_nomenclature='1' , poids_fta_nomenclature='0.1' , id_annexe_unite='kg' , quantite_piece_par_carton='' , poids_total_carton_vrac_fta_nomenclature='' , code_produit_agrologic_fta_nomenclature='0818' , etat_fta_nomenclature='1' , nom_fta_nomenclature='FLT CANARD 100G CRU' , suffixe_agrologic_fta_nomenclature='' </text:p>
      <text:p text:style-name="P1"><text:line-break/>110819 - SCE FOIE GRAS AUC 50G CUIT créé: </text:p>
      <text:p text:style-name="P5"><text:soft-page-break/>INSERT fta_nomenclature SET <text:s/>last_id_fta_nomenclature='0' , OLD_id_fta_composition='' , id_annexe_agrologic_article_codification='5' , id_access_recette_recette='0' , id_fta='62' , ascendant_fta_nomenclature='' , site_production_fta_nomenclature='1' , poids_fta_nomenclature='0.05' , id_annexe_unite='kg' , quantite_piece_par_carton='' , poids_total_carton_vrac_fta_nomenclature='' , code_produit_agrologic_fta_nomenclature='0819' , etat_fta_nomenclature='1' , nom_fta_nomenclature='SCE FOIE GRAS AUC 50G CUIT' , suffixe_agrologic_fta_nomenclature='' </text:p>
      <text:p text:style-name="P1"><text:line-break/>210819 - SCE FOIE GRAS AUC 50G CRU créé: </text:p>
      <text:p text:style-name="P5">INSERT fta_nomenclature SET <text:s/>last_id_fta_nomenclature='0' , OLD_id_fta_composition='' , id_annexe_agrologic_article_codification='4' , id_access_recette_recette='0' , id_fta='62' , ascendant_fta_nomenclature='' , site_production_fta_nomenclature='1' , poids_fta_nomenclature='0.05' , id_annexe_unite='kg' , quantite_piece_par_carton='' , poids_total_carton_vrac_fta_nomenclature='' , code_produit_agrologic_fta_nomenclature='0819' , etat_fta_nomenclature='1' , nom_fta_nomenclature='SCE FOIE GRAS AUC 50G CRU' , suffixe_agrologic_fta_nomenclature='' </text:p>
      <text:p text:style-name="P1"><text:line-break/>500459 - SCE FOIE GRAS AUC L créé: </text:p>
      <text:p text:style-name="P5">INSERT fta_nomenclature SET <text:s/>last_id_fta_nomenclature='0' , OLD_id_fta_composition='' , id_annexe_agrologic_article_codification='3' , id_access_recette_recette='0' , id_fta='62' , ascendant_fta_nomenclature='' , site_production_fta_nomenclature='1' , poids_fta_nomenclature='' , id_annexe_unite='L' , quantite_piece_par_carton='' , poids_total_carton_vrac_fta_nomenclature='' , code_produit_agrologic_fta_nomenclature='0459' , etat_fta_nomenclature='1' , nom_fta_nomenclature='SCE FOIE GRAS AUC L' , suffixe_agrologic_fta_nomenclature='' </text:p>
      <text:p text:style-name="P1"><text:line-break/>110183 - GATEAU LEGUMES AUC 110G CUIT créé: </text:p>
      <text:p text:style-name="P5">INSERT fta_nomenclature SET <text:s/>last_id_fta_nomenclature='0' , OLD_id_fta_composition='' , id_annexe_agrologic_article_codification='5' , id_access_recette_recette='0' , id_fta='62' , ascendant_fta_nomenclature='' , site_production_fta_nomenclature='1' , poids_fta_nomenclature='0.11' , id_annexe_unite='kg' , quantite_piece_par_carton='' , poids_total_carton_vrac_fta_nomenclature='' , code_produit_agrologic_fta_nomenclature='0183' , etat_fta_nomenclature='1' , nom_fta_nomenclature='GATEAU LEGUMES AUC 110G CUIT' , suffixe_agrologic_fta_nomenclature='' </text:p>
      <text:p text:style-name="P1"><text:line-break/>210183 - GATEAU LEGUMES AUC 110G CRU créé: </text:p>
      <text:p text:style-name="P5"><text:soft-page-break/>INSERT fta_nomenclature SET <text:s/>last_id_fta_nomenclature='0' , OLD_id_fta_composition='' , id_annexe_agrologic_article_codification='4' , id_access_recette_recette='0' , id_fta='62' , ascendant_fta_nomenclature='' , site_production_fta_nomenclature='1' , poids_fta_nomenclature='0.11' , id_annexe_unite='kg' , quantite_piece_par_carton='' , poids_total_carton_vrac_fta_nomenclature='' , code_produit_agrologic_fta_nomenclature='0183' , etat_fta_nomenclature='1' , nom_fta_nomenclature='GATEAU LEGUMES AUC 110G CRU' , suffixe_agrologic_fta_nomenclature='' </text:p>
      <text:p text:style-name="P1"><text:line-break/>310183 - GATEAU LEGUMES AUC 110G SURGELE créé: </text:p>
      <text:p text:style-name="P5">INSERT fta_nomenclature SET <text:s/>last_id_fta_nomenclature='0' , OLD_id_fta_composition='' , id_annexe_agrologic_article_codification='8' , id_access_recette_recette='0' , id_fta='62' , ascendant_fta_nomenclature='' , site_production_fta_nomenclature='1' , poids_fta_nomenclature='' , id_annexe_unite='' , quantite_piece_par_carton='' , poids_total_carton_vrac_fta_nomenclature='' , code_produit_agrologic_fta_nomenclature='0183' , etat_fta_nomenclature='1' , nom_fta_nomenclature='GATEAU LEGUMES AUC 110G SURGELE' , suffixe_agrologic_fta_nomenclature='' </text:p>
      <text:p text:style-name="P1"><text:line-break/>700189 - PREP GATEAU LEGUMES CARREFOUR KG créé: </text:p>
      <text:p text:style-name="P5">INSERT fta_nomenclature SET <text:s/>last_id_fta_nomenclature='0' , OLD_id_fta_composition='' , id_annexe_agrologic_article_codification='1' , id_access_recette_recette='0' , id_fta='62' , ascendant_fta_nomenclature='' , site_production_fta_nomenclature='1' , poids_fta_nomenclature='' , id_annexe_unite='kg' , quantite_piece_par_carton='' , poids_total_carton_vrac_fta_nomenclature='' , code_produit_agrologic_fta_nomenclature='0189' , etat_fta_nomenclature='1' , nom_fta_nomenclature='PREP GATEAU LEGUMES CARREFOUR KG' , suffixe_agrologic_fta_nomenclature='' </text:p>
      <text:p text:style-name="P1"><text:line-break/></text:p>
      <text:p text:style-name="P4">Traitement de l'Article: 10694</text:p>
      <text:p text:style-name="P1"><text:line-break/></text:p>
      <text:p text:style-name="P4">Traitement de l'Article: 10695</text:p>
      <text:p text:style-name="P1"><text:line-break/></text:p>
      <text:p text:style-name="P4">Traitement de l'Article: 10696</text:p>
      <text:p text:style-name="P1"><text:line-break/></text:p>
      <text:p text:style-name="P4"><text:soft-page-break/>Traitement de l'Article: 10698</text:p>
      <text:p text:style-name="P1"><text:line-break/></text:p>
      <text:p text:style-name="P4">Traitement de l'Article: 10699</text:p>
      <text:p text:style-name="P1"><text:line-break/></text:p>
      <text:p text:style-name="P4">Traitement de l'Article: 10702</text:p>
      <text:p text:style-name="P1"><text:line-break/></text:p>
      <text:p text:style-name="P4">Traitement de l'Article: 10703</text:p>
      <text:p text:style-name="P1"><text:line-break/></text:p>
      <text:p text:style-name="P4">Traitement de l'Article: 10704</text:p>
      <text:p text:style-name="P1"><text:line-break/>110704 - CANARD 5 EPICES 1100G CUIT créé: </text:p>
      <text:p text:style-name="P5">INSERT fta_nomenclature SET <text:s/>last_id_fta_nomenclature='0' , OLD_id_fta_composition='' , id_annexe_agrologic_article_codification='5' , id_access_recette_recette='0' , id_fta='113' , ascendant_fta_nomenclature='' , site_production_fta_nomenclature='1' , poids_fta_nomenclature='0.1667' , id_annexe_unite='kg' , quantite_piece_par_carton='' , poids_total_carton_vrac_fta_nomenclature='' , code_produit_agrologic_fta_nomenclature='0704' , etat_fta_nomenclature='1' , nom_fta_nomenclature='CANARD 5 EPICES 1100G CUIT' , suffixe_agrologic_fta_nomenclature='' </text:p>
      <text:p text:style-name="P1"><text:line-break/>210704 - CANARD 5 EPICES 1100G CRU créé: </text:p>
      <text:p text:style-name="P5">INSERT fta_nomenclature SET <text:s/>last_id_fta_nomenclature='0' , OLD_id_fta_composition='' , id_annexe_agrologic_article_codification='4' , id_access_recette_recette='0' , id_fta='113' , ascendant_fta_nomenclature='' , site_production_fta_nomenclature='1' , poids_fta_nomenclature='0.1667' , id_annexe_unite='kg' , quantite_piece_par_carton='' , poids_total_carton_vrac_fta_nomenclature='' , code_produit_agrologic_fta_nomenclature='0704' , etat_fta_nomenclature='1' , nom_fta_nomenclature='CANARD 5 EPICES 1100G CRU' , suffixe_agrologic_fta_nomenclature='' </text:p>
      <text:p text:style-name="P1"><text:line-break/>500243 - SAUCE CANARD 5 EPICES créé: </text:p>
      <text:p text:style-name="P5"><text:soft-page-break/>INSERT fta_nomenclature SET <text:s/>last_id_fta_nomenclature='0' , OLD_id_fta_composition='' , id_annexe_agrologic_article_codification='3' , id_access_recette_recette='0' , id_fta='113' , ascendant_fta_nomenclature='' , site_production_fta_nomenclature='1' , poids_fta_nomenclature='' , id_annexe_unite='L' , quantite_piece_par_carton='' , poids_total_carton_vrac_fta_nomenclature='' , code_produit_agrologic_fta_nomenclature='0243' , etat_fta_nomenclature='1' , nom_fta_nomenclature='SAUCE CANARD 5 EPICES' , suffixe_agrologic_fta_nomenclature='' </text:p>
      <text:p text:style-name="P1"><text:line-break/>700429 - PREP CANARD LAMELLE CUISSE 7/15G BLCH30% créé: </text:p>
      <text:p text:style-name="P5">INSERT fta_nomenclature SET <text:s/>last_id_fta_nomenclature='0' , OLD_id_fta_composition='' , id_annexe_agrologic_article_codification='1' , id_access_recette_recette='0' , id_fta='113' , ascendant_fta_nomenclature='' , site_production_fta_nomenclature='1' , poids_fta_nomenclature='' , id_annexe_unite='kg' , quantite_piece_par_carton='' , poids_total_carton_vrac_fta_nomenclature='' , code_produit_agrologic_fta_nomenclature='0429' , etat_fta_nomenclature='1' , nom_fta_nomenclature='PREP CANARD LAMELLE CUISSE 7/15G BLCH30%' , suffixe_agrologic_fta_nomenclature='' </text:p>
      <text:p text:style-name="P1"><text:line-break/>110072 - GARN CANARD 5 EPICES 400G CUIT créé: </text:p>
      <text:p text:style-name="P5">INSERT fta_nomenclature SET <text:s/>last_id_fta_nomenclature='0' , OLD_id_fta_composition='' , id_annexe_agrologic_article_codification='5' , id_access_recette_recette='0' , id_fta='113' , ascendant_fta_nomenclature='' , site_production_fta_nomenclature='1' , poids_fta_nomenclature='0.4' , id_annexe_unite='kg' , quantite_piece_par_carton='' , poids_total_carton_vrac_fta_nomenclature='' , code_produit_agrologic_fta_nomenclature='0072' , etat_fta_nomenclature='1' , nom_fta_nomenclature='GARN CANARD 5 EPICES 400G CUIT' , suffixe_agrologic_fta_nomenclature='' </text:p>
      <text:p text:style-name="P1"><text:line-break/>210072 - GARN CANARD 5 EPICES 400G CRU créé: </text:p>
      <text:p text:style-name="P5">INSERT fta_nomenclature SET <text:s/>last_id_fta_nomenclature='0' , OLD_id_fta_composition='' , id_annexe_agrologic_article_codification='4' , id_access_recette_recette='0' , id_fta='113' , ascendant_fta_nomenclature='' , site_production_fta_nomenclature='1' , poids_fta_nomenclature='0.4' , id_annexe_unite='kg' , quantite_piece_par_carton='' , poids_total_carton_vrac_fta_nomenclature='' , code_produit_agrologic_fta_nomenclature='0072' , etat_fta_nomenclature='1' , nom_fta_nomenclature='GARN CANARD 5 EPICES 400G CRU' , suffixe_agrologic_fta_nomenclature='' </text:p>
      <text:p text:style-name="P1"><text:line-break/>700272 - PREP GARNITURE CANARD 5 EPICES KG créé: </text:p>
      <text:p text:style-name="P5"><text:soft-page-break/>INSERT fta_nomenclature SET <text:s/>last_id_fta_nomenclature='0' , OLD_id_fta_composition='' , id_annexe_agrologic_article_codification='1' , id_access_recette_recette='0' , id_fta='113' , ascendant_fta_nomenclature='' , site_production_fta_nomenclature='1' , poids_fta_nomenclature='' , id_annexe_unite='kg' , quantite_piece_par_carton='' , poids_total_carton_vrac_fta_nomenclature='' , code_produit_agrologic_fta_nomenclature='0272' , etat_fta_nomenclature='1' , nom_fta_nomenclature='PREP GARNITURE CANARD 5 EPICES KG' , suffixe_agrologic_fta_nomenclature='' </text:p>
      <text:p text:style-name="P1"><text:line-break/></text:p>
      <text:p text:style-name="P4">Traitement de l'Article: 10705</text:p>
      <text:p text:style-name="P1"><text:line-break/></text:p>
      <text:p text:style-name="P4">Traitement de l'Article: 10706</text:p>
      <text:p text:style-name="P1"><text:line-break/>110706 - NOUILLES DE SHANGHAI 2KG CUIT créé: </text:p>
      <text:p text:style-name="P5">INSERT fta_nomenclature SET <text:s/>last_id_fta_nomenclature='0' , OLD_id_fta_composition='' , id_annexe_agrologic_article_codification='5' , id_access_recette_recette='0' , id_fta='104' , ascendant_fta_nomenclature='' , site_production_fta_nomenclature='1' , poids_fta_nomenclature='2' , id_annexe_unite='kg' , quantite_piece_par_carton='' , poids_total_carton_vrac_fta_nomenclature='' , code_produit_agrologic_fta_nomenclature='0706' , etat_fta_nomenclature='1' , nom_fta_nomenclature='NOUILLES DE SHANGHAI 2KG CUIT' , suffixe_agrologic_fta_nomenclature='' </text:p>
      <text:p text:style-name="P1"><text:line-break/>210706 - NOUILLES DE SHANGHAI 2KG CRU créé: </text:p>
      <text:p text:style-name="P5">INSERT fta_nomenclature SET <text:s/>last_id_fta_nomenclature='0' , OLD_id_fta_composition='' , id_annexe_agrologic_article_codification='4' , id_access_recette_recette='0' , id_fta='104' , ascendant_fta_nomenclature='' , site_production_fta_nomenclature='1' , poids_fta_nomenclature='2' , id_annexe_unite='kg' , quantite_piece_par_carton='' , poids_total_carton_vrac_fta_nomenclature='' , code_produit_agrologic_fta_nomenclature='0706' , etat_fta_nomenclature='1' , nom_fta_nomenclature='NOUILLES DE SHANGHAI 2KG CRU' , suffixe_agrologic_fta_nomenclature='' </text:p>
      <text:p text:style-name="P1"><text:line-break/>700269 - PREP NOUILLES SHANGAI KG créé: </text:p>
      <text:p text:style-name="P5"><text:soft-page-break/>INSERT fta_nomenclature SET <text:s/>last_id_fta_nomenclature='0' , OLD_id_fta_composition='' , id_annexe_agrologic_article_codification='1' , id_access_recette_recette='0' , id_fta='104' , ascendant_fta_nomenclature='' , site_production_fta_nomenclature='1' , poids_fta_nomenclature='' , id_annexe_unite='kg' , quantite_piece_par_carton='' , poids_total_carton_vrac_fta_nomenclature='' , code_produit_agrologic_fta_nomenclature='0269' , etat_fta_nomenclature='1' , nom_fta_nomenclature='PREP NOUILLES SHANGAI KG' , suffixe_agrologic_fta_nomenclature='' </text:p>
      <text:p text:style-name="P1"><text:line-break/>500597 - SCE NOUILLE SHANGAI (TAG) L créé: </text:p>
      <text:p text:style-name="P5">INSERT fta_nomenclature SET <text:s/>last_id_fta_nomenclature='0' , OLD_id_fta_composition='' , id_annexe_agrologic_article_codification='3' , id_access_recette_recette='0' , id_fta='104' , ascendant_fta_nomenclature='' , site_production_fta_nomenclature='1' , poids_fta_nomenclature='' , id_annexe_unite='L' , quantite_piece_par_carton='' , poids_total_carton_vrac_fta_nomenclature='' , code_produit_agrologic_fta_nomenclature='0597' , etat_fta_nomenclature='1' , nom_fta_nomenclature='SCE NOUILLE SHANGAI (TAG) L' , suffixe_agrologic_fta_nomenclature='' </text:p>
      <text:p text:style-name="P1"><text:line-break/></text:p>
      <text:p text:style-name="P4">Traitement de l'Article: 10711</text:p>
      <text:p text:style-name="P1"><text:line-break/></text:p>
      <text:p text:style-name="P4">Traitement de l'Article: 10714</text:p>
      <text:p text:style-name="P1"><text:line-break/></text:p>
      <text:p text:style-name="P4">Traitement de l'Article: 10715</text:p>
      <text:p text:style-name="P1"><text:line-break/></text:p>
      <text:p text:style-name="P4">Traitement de l'Article: 10726</text:p>
      <text:p text:style-name="P1"><text:line-break/>210256 - VELOUTE CEPES MARRONS MENU BL 60G CRU créé: </text:p>
      <text:p text:style-name="P5"><text:soft-page-break/>INSERT fta_nomenclature SET <text:s/>last_id_fta_nomenclature='0' , OLD_id_fta_composition='' , id_annexe_agrologic_article_codification='4' , id_access_recette_recette='0' , id_fta='119' , ascendant_fta_nomenclature='' , site_production_fta_nomenclature='1' , poids_fta_nomenclature='0.06' , id_annexe_unite='kg' , quantite_piece_par_carton='' , poids_total_carton_vrac_fta_nomenclature='' , code_produit_agrologic_fta_nomenclature='0256' , etat_fta_nomenclature='1' , nom_fta_nomenclature='VELOUTE CEPES MARRONS MENU BL 60G CRU' , suffixe_agrologic_fta_nomenclature='' </text:p>
      <text:p text:style-name="P1"><text:line-break/>700375 - PREP MARRONS 180/200 CUTTERE 0% créé: </text:p>
      <text:p text:style-name="P5">INSERT fta_nomenclature SET <text:s/>last_id_fta_nomenclature='0' , OLD_id_fta_composition='' , id_annexe_agrologic_article_codification='1' , id_access_recette_recette='0' , id_fta='119' , ascendant_fta_nomenclature='' , site_production_fta_nomenclature='1' , poids_fta_nomenclature='' , id_annexe_unite='kg' , quantite_piece_par_carton='' , poids_total_carton_vrac_fta_nomenclature='' , code_produit_agrologic_fta_nomenclature='0375' , etat_fta_nomenclature='1' , nom_fta_nomenclature='PREP MARRONS 180/200 CUTTERE 0%' , suffixe_agrologic_fta_nomenclature='' </text:p>
      <text:p text:style-name="P1"><text:line-break/>500696 - VELOUTE CEPES MENU BL L créé: </text:p>
      <text:p text:style-name="P5">INSERT fta_nomenclature SET <text:s/>last_id_fta_nomenclature='0' , OLD_id_fta_composition='' , id_annexe_agrologic_article_codification='3' , id_access_recette_recette='0' , id_fta='119' , ascendant_fta_nomenclature='' , site_production_fta_nomenclature='1' , poids_fta_nomenclature='' , id_annexe_unite='L' , quantite_piece_par_carton='' , poids_total_carton_vrac_fta_nomenclature='' , code_produit_agrologic_fta_nomenclature='0696' , etat_fta_nomenclature='1' , nom_fta_nomenclature='VELOUTE CEPES MENU BL L' , suffixe_agrologic_fta_nomenclature='' </text:p>
      <text:p text:style-name="P1"><text:line-break/>700456 - PREP CEPES LANIERE REHYDRATE KG créé: </text:p>
      <text:p text:style-name="P5">INSERT fta_nomenclature SET <text:s/>last_id_fta_nomenclature='0' , OLD_id_fta_composition='' , id_annexe_agrologic_article_codification='1' , id_access_recette_recette='0' , id_fta='119' , ascendant_fta_nomenclature='' , site_production_fta_nomenclature='1' , poids_fta_nomenclature='' , id_annexe_unite='kg' , quantite_piece_par_carton='' , poids_total_carton_vrac_fta_nomenclature='' , code_produit_agrologic_fta_nomenclature='0456' , etat_fta_nomenclature='1' , nom_fta_nomenclature='PREP CEPES LANIERE REHYDRATE KG' , suffixe_agrologic_fta_nomenclature='' </text:p>
      <text:p text:style-name="P1"><text:line-break/>210257 - CONFITURE OIGNON MENU BL 1.5KG CRU créé: </text:p>
      <text:p text:style-name="P5"><text:soft-page-break/>INSERT fta_nomenclature SET <text:s/>last_id_fta_nomenclature='0' , OLD_id_fta_composition='' , id_annexe_agrologic_article_codification='4' , id_access_recette_recette='0' , id_fta='119' , ascendant_fta_nomenclature='' , site_production_fta_nomenclature='1' , poids_fta_nomenclature='0.0333' , id_annexe_unite='kg' , quantite_piece_par_carton='' , poids_total_carton_vrac_fta_nomenclature='' , code_produit_agrologic_fta_nomenclature='0257' , etat_fta_nomenclature='1' , nom_fta_nomenclature='CONFITURE OIGNON MENU BL 1.5KG CRU' , suffixe_agrologic_fta_nomenclature='' </text:p>
      <text:p text:style-name="P1"><text:line-break/>700376 - PREP CONFITURE OIGNON MENU BL KG créé: </text:p>
      <text:p text:style-name="P5">INSERT fta_nomenclature SET <text:s/>last_id_fta_nomenclature='0' , OLD_id_fta_composition='' , id_annexe_agrologic_article_codification='1' , id_access_recette_recette='0' , id_fta='119' , ascendant_fta_nomenclature='' , site_production_fta_nomenclature='1' , poids_fta_nomenclature='' , id_annexe_unite='kg' , quantite_piece_par_carton='' , poids_total_carton_vrac_fta_nomenclature='' , code_produit_agrologic_fta_nomenclature='0376' , etat_fta_nomenclature='1' , nom_fta_nomenclature='PREP CONFITURE OIGNON MENU BL KG' , suffixe_agrologic_fta_nomenclature='' </text:p>
      <text:p text:style-name="P1"><text:line-break/>210258 - NOIX ST JACQ MENU BL 60G CRU créé: </text:p>
      <text:p text:style-name="P5">INSERT fta_nomenclature SET <text:s/>last_id_fta_nomenclature='0' , OLD_id_fta_composition='' , id_annexe_agrologic_article_codification='4' , id_access_recette_recette='0' , id_fta='119' , ascendant_fta_nomenclature='' , site_production_fta_nomenclature='1' , poids_fta_nomenclature='0.06' , id_annexe_unite='kg' , quantite_piece_par_carton='' , poids_total_carton_vrac_fta_nomenclature='' , code_produit_agrologic_fta_nomenclature='0258' , etat_fta_nomenclature='1' , nom_fta_nomenclature='NOIX ST JACQ MENU BL 60G CRU' , suffixe_agrologic_fta_nomenclature='' </text:p>
      <text:p text:style-name="P1"><text:line-break/>210259 - SCE CHAMP ECREV MENU BL 50G CRU créé: </text:p>
      <text:p text:style-name="P5">INSERT fta_nomenclature SET <text:s/>last_id_fta_nomenclature='0' , OLD_id_fta_composition='' , id_annexe_agrologic_article_codification='4' , id_access_recette_recette='0' , id_fta='119' , ascendant_fta_nomenclature='' , site_production_fta_nomenclature='1' , poids_fta_nomenclature='0.05' , id_annexe_unite='kg' , quantite_piece_par_carton='' , poids_total_carton_vrac_fta_nomenclature='' , code_produit_agrologic_fta_nomenclature='0259' , etat_fta_nomenclature='1' , nom_fta_nomenclature='SCE CHAMP ECREV MENU BL 50G CRU' , suffixe_agrologic_fta_nomenclature='' </text:p>
      <text:p text:style-name="P1"><text:line-break/>500234 - SCE CHAMPAGNE SU/ITM L créé: </text:p>
      <text:p text:style-name="P5"><text:soft-page-break/>INSERT fta_nomenclature SET <text:s/>last_id_fta_nomenclature='0' , OLD_id_fta_composition='' , id_annexe_agrologic_article_codification='3' , id_access_recette_recette='0' , id_fta='119' , ascendant_fta_nomenclature='' , site_production_fta_nomenclature='1' , poids_fta_nomenclature='' , id_annexe_unite='L' , quantite_piece_par_carton='' , poids_total_carton_vrac_fta_nomenclature='' , code_produit_agrologic_fta_nomenclature='0234' , etat_fta_nomenclature='1' , nom_fta_nomenclature='SCE CHAMPAGNE SU/ITM L' , suffixe_agrologic_fta_nomenclature='' </text:p>
      <text:p text:style-name="P1"><text:line-break/>700566 - PREP ECREV DECO 150/200 DECONGELEES 10% créé: </text:p>
      <text:p text:style-name="P5">INSERT fta_nomenclature SET <text:s/>last_id_fta_nomenclature='0' , OLD_id_fta_composition='' , id_annexe_agrologic_article_codification='1' , id_access_recette_recette='0' , id_fta='119' , ascendant_fta_nomenclature='' , site_production_fta_nomenclature='1' , poids_fta_nomenclature='' , id_annexe_unite='kg' , quantite_piece_par_carton='' , poids_total_carton_vrac_fta_nomenclature='' , code_produit_agrologic_fta_nomenclature='0566' , etat_fta_nomenclature='1' , nom_fta_nomenclature='PREP ECREV DECO 150/200 DECONGELEES 10%' , suffixe_agrologic_fta_nomenclature='' </text:p>
      <text:p text:style-name="P1"><text:line-break/>210260 - GAT ASPERGE TOMATE MENU BL 100G CRU créé: </text:p>
      <text:p text:style-name="P5">INSERT fta_nomenclature SET <text:s/>last_id_fta_nomenclature='0' , OLD_id_fta_composition='' , id_annexe_agrologic_article_codification='4' , id_access_recette_recette='0' , id_fta='119' , ascendant_fta_nomenclature='' , site_production_fta_nomenclature='1' , poids_fta_nomenclature='0.1' , id_annexe_unite='kg' , quantite_piece_par_carton='' , poids_total_carton_vrac_fta_nomenclature='' , code_produit_agrologic_fta_nomenclature='0260' , etat_fta_nomenclature='1' , nom_fta_nomenclature='GAT ASPERGE TOMATE MENU BL 100G CRU' , suffixe_agrologic_fta_nomenclature='' </text:p>
      <text:p text:style-name="P1"><text:line-break/>700408 - PREP GATEAU ASPERGE BL 100G PCE créé: </text:p>
      <text:p text:style-name="P5">INSERT fta_nomenclature SET <text:s/>last_id_fta_nomenclature='0' , OLD_id_fta_composition='' , id_annexe_agrologic_article_codification='1' , id_access_recette_recette='0' , id_fta='119' , ascendant_fta_nomenclature='' , site_production_fta_nomenclature='1' , poids_fta_nomenclature='' , id_annexe_unite='kg' , quantite_piece_par_carton='' , poids_total_carton_vrac_fta_nomenclature='' , code_produit_agrologic_fta_nomenclature='0408' , etat_fta_nomenclature='1' , nom_fta_nomenclature='PREP GATEAU ASPERGE BL 100G PCE' , suffixe_agrologic_fta_nomenclature='' </text:p>
      <text:p text:style-name="P1"><text:line-break/>700377 - PREP GATEAU ASPERGE MENU BL KG créé: </text:p>
      <text:p text:style-name="P5"><text:soft-page-break/>INSERT fta_nomenclature SET <text:s/>last_id_fta_nomenclature='0' , OLD_id_fta_composition='' , id_annexe_agrologic_article_codification='1' , id_access_recette_recette='0' , id_fta='119' , ascendant_fta_nomenclature='' , site_production_fta_nomenclature='1' , poids_fta_nomenclature='' , id_annexe_unite='kg' , quantite_piece_par_carton='' , poids_total_carton_vrac_fta_nomenclature='' , code_produit_agrologic_fta_nomenclature='0377' , etat_fta_nomenclature='1' , nom_fta_nomenclature='PREP GATEAU ASPERGE MENU BL KG' , suffixe_agrologic_fta_nomenclature='' </text:p>
      <text:p text:style-name="P1"><text:line-break/>210261 - CHAPON SCE FG MENU BL 160G CRU créé: </text:p>
      <text:p text:style-name="P5">INSERT fta_nomenclature SET <text:s/>last_id_fta_nomenclature='0' , OLD_id_fta_composition='' , id_annexe_agrologic_article_codification='4' , id_access_recette_recette='0' , id_fta='119' , ascendant_fta_nomenclature='' , site_production_fta_nomenclature='1' , poids_fta_nomenclature='0.16' , id_annexe_unite='kg' , quantite_piece_par_carton='' , poids_total_carton_vrac_fta_nomenclature='' , code_produit_agrologic_fta_nomenclature='0261' , etat_fta_nomenclature='1' , nom_fta_nomenclature='CHAPON SCE FG MENU BL 160G CRU' , suffixe_agrologic_fta_nomenclature='' </text:p>
      <text:p text:style-name="P1"><text:line-break/>500587 - SCE FOIE GRAS SU/ITM L créé: </text:p>
      <text:p text:style-name="P5">INSERT fta_nomenclature SET <text:s/>last_id_fta_nomenclature='0' , OLD_id_fta_composition='' , id_annexe_agrologic_article_codification='3' , id_access_recette_recette='0' , id_fta='119' , ascendant_fta_nomenclature='' , site_production_fta_nomenclature='1' , poids_fta_nomenclature='' , id_annexe_unite='L' , quantite_piece_par_carton='' , poids_total_carton_vrac_fta_nomenclature='' , code_produit_agrologic_fta_nomenclature='0587' , etat_fta_nomenclature='1' , nom_fta_nomenclature='SCE FOIE GRAS SU/ITM L' , suffixe_agrologic_fta_nomenclature='' </text:p>
      <text:p text:style-name="P1"><text:line-break/>700378 - PREP DEC CUISSE CHAPON 140/160 MENU BL créé: </text:p>
      <text:p text:style-name="P5">INSERT fta_nomenclature SET <text:s/>last_id_fta_nomenclature='0' , OLD_id_fta_composition='' , id_annexe_agrologic_article_codification='1' , id_access_recette_recette='0' , id_fta='119' , ascendant_fta_nomenclature='' , site_production_fta_nomenclature='1' , poids_fta_nomenclature='' , id_annexe_unite='kg' , quantite_piece_par_carton='' , poids_total_carton_vrac_fta_nomenclature='' , code_produit_agrologic_fta_nomenclature='0378' , etat_fta_nomenclature='1' , nom_fta_nomenclature='PREP DEC CUISSE CHAPON 140/160 MENU BL' , suffixe_agrologic_fta_nomenclature='' </text:p>
      <text:p text:style-name="P1"><text:line-break/>210262 - PUREE CELERI TRUFFE MENU BL 120G CRU créé: </text:p>
      <text:p text:style-name="P5"><text:soft-page-break/>INSERT fta_nomenclature SET <text:s/>last_id_fta_nomenclature='0' , OLD_id_fta_composition='' , id_annexe_agrologic_article_codification='4' , id_access_recette_recette='0' , id_fta='119' , ascendant_fta_nomenclature='' , site_production_fta_nomenclature='1' , poids_fta_nomenclature='0.12' , id_annexe_unite='kg' , quantite_piece_par_carton='' , poids_total_carton_vrac_fta_nomenclature='' , code_produit_agrologic_fta_nomenclature='0262' , etat_fta_nomenclature='1' , nom_fta_nomenclature='PUREE CELERI TRUFFE MENU BL 120G CRU' , suffixe_agrologic_fta_nomenclature='' </text:p>
      <text:p text:style-name="P1"><text:line-break/>700379 - PREP PUREE CELERI TRUFFE MENU BL KG créé: </text:p>
      <text:p text:style-name="P5">INSERT fta_nomenclature SET <text:s/>last_id_fta_nomenclature='0' , OLD_id_fta_composition='' , id_annexe_agrologic_article_codification='1' , id_access_recette_recette='0' , id_fta='119' , ascendant_fta_nomenclature='' , site_production_fta_nomenclature='1' , poids_fta_nomenclature='' , id_annexe_unite='kg' , quantite_piece_par_carton='' , poids_total_carton_vrac_fta_nomenclature='' , code_produit_agrologic_fta_nomenclature='0379' , etat_fta_nomenclature='1' , nom_fta_nomenclature='PREP PUREE CELERI TRUFFE MENU BL KG' , suffixe_agrologic_fta_nomenclature='' </text:p>
      <text:p text:style-name="P1"><text:line-break/>210263 - GRAT ANANAS VICT MENU BL 50G CRU créé: </text:p>
      <text:p text:style-name="P5">INSERT fta_nomenclature SET <text:s/>last_id_fta_nomenclature='0' , OLD_id_fta_composition='' , id_annexe_agrologic_article_codification='4' , id_access_recette_recette='0' , id_fta='119' , ascendant_fta_nomenclature='' , site_production_fta_nomenclature='1' , poids_fta_nomenclature='0.05' , id_annexe_unite='kg' , quantite_piece_par_carton='' , poids_total_carton_vrac_fta_nomenclature='' , code_produit_agrologic_fta_nomenclature='0263' , etat_fta_nomenclature='1' , nom_fta_nomenclature='GRAT ANANAS VICT MENU BL 50G CRU' , suffixe_agrologic_fta_nomenclature='' </text:p>
      <text:p text:style-name="P1"><text:line-break/>700381 - PREP GRATIN ANANAS MENU BL KG créé: </text:p>
      <text:p text:style-name="P5">INSERT fta_nomenclature SET <text:s/>last_id_fta_nomenclature='0' , OLD_id_fta_composition='' , id_annexe_agrologic_article_codification='1' , id_access_recette_recette='0' , id_fta='119' , ascendant_fta_nomenclature='' , site_production_fta_nomenclature='1' , poids_fta_nomenclature='' , id_annexe_unite='kg' , quantite_piece_par_carton='' , poids_total_carton_vrac_fta_nomenclature='' , code_produit_agrologic_fta_nomenclature='0381' , etat_fta_nomenclature='1' , nom_fta_nomenclature='PREP GRATIN ANANAS MENU BL KG' , suffixe_agrologic_fta_nomenclature='' </text:p>
      <text:p text:style-name="P1"><text:line-break/>210264 - SABAYON PARF VANILLE MENU BL 70G CRU créé: </text:p>
      <text:p text:style-name="P5"><text:soft-page-break/>INSERT fta_nomenclature SET <text:s/>last_id_fta_nomenclature='0' , OLD_id_fta_composition='' , id_annexe_agrologic_article_codification='4' , id_access_recette_recette='0' , id_fta='119' , ascendant_fta_nomenclature='' , site_production_fta_nomenclature='1' , poids_fta_nomenclature='0.07' , id_annexe_unite='kg' , quantite_piece_par_carton='' , poids_total_carton_vrac_fta_nomenclature='' , code_produit_agrologic_fta_nomenclature='0264' , etat_fta_nomenclature='1' , nom_fta_nomenclature='SABAYON PARF VANILLE MENU BL 70G CRU' , suffixe_agrologic_fta_nomenclature='' </text:p>
      <text:p text:style-name="P1"><text:line-break/>500697 - SABAYON PARFUM VANILLE MENU BL L créé: </text:p>
      <text:p text:style-name="P5">INSERT fta_nomenclature SET <text:s/>last_id_fta_nomenclature='0' , OLD_id_fta_composition='' , id_annexe_agrologic_article_codification='3' , id_access_recette_recette='0' , id_fta='119' , ascendant_fta_nomenclature='' , site_production_fta_nomenclature='1' , poids_fta_nomenclature='' , id_annexe_unite='L' , quantite_piece_par_carton='' , poids_total_carton_vrac_fta_nomenclature='' , code_produit_agrologic_fta_nomenclature='0697' , etat_fta_nomenclature='1' , nom_fta_nomenclature='SABAYON PARFUM VANILLE MENU BL L' , suffixe_agrologic_fta_nomenclature='' </text:p>
      <text:p text:style-name="P1"><text:line-break/></text:p>
      <text:p text:style-name="P4">Traitement de l'Article: 10727</text:p>
      <text:p text:style-name="P1"><text:line-break/>110811 - CROUSTADE SAUMON AUC 75G CUIT créé: </text:p>
      <text:p text:style-name="P5">INSERT fta_nomenclature SET <text:s/>last_id_fta_nomenclature='0' , OLD_id_fta_composition='' , id_annexe_agrologic_article_codification='5' , id_access_recette_recette='0' , id_fta='97' , ascendant_fta_nomenclature='' , site_production_fta_nomenclature='1' , poids_fta_nomenclature='0.075' , id_annexe_unite='kg' , quantite_piece_par_carton='' , poids_total_carton_vrac_fta_nomenclature='' , code_produit_agrologic_fta_nomenclature='0811' , etat_fta_nomenclature='1' , nom_fta_nomenclature='CROUSTADE SAUMON AUC 75G CUIT' , suffixe_agrologic_fta_nomenclature='' </text:p>
      <text:p text:style-name="P1"><text:line-break/>210811 - CROUSTADE SAUMON AUC 75G CRU créé: </text:p>
      <text:p text:style-name="P5"><text:soft-page-break/>INSERT fta_nomenclature SET <text:s/>last_id_fta_nomenclature='0' , OLD_id_fta_composition='' , id_annexe_agrologic_article_codification='4' , id_access_recette_recette='0' , id_fta='97' , ascendant_fta_nomenclature='' , site_production_fta_nomenclature='1' , poids_fta_nomenclature='0.075' , id_annexe_unite='kg' , quantite_piece_par_carton='' , poids_total_carton_vrac_fta_nomenclature='' , code_produit_agrologic_fta_nomenclature='0811' , etat_fta_nomenclature='1' , nom_fta_nomenclature='CROUSTADE SAUMON AUC 75G CRU' , suffixe_agrologic_fta_nomenclature='' </text:p>
      <text:p text:style-name="P1"><text:line-break/>500455 - SCE CROUSTADE SAUMON AUC L créé: </text:p>
      <text:p text:style-name="P5">INSERT fta_nomenclature SET <text:s/>last_id_fta_nomenclature='0' , OLD_id_fta_composition='' , id_annexe_agrologic_article_codification='3' , id_access_recette_recette='0' , id_fta='97' , ascendant_fta_nomenclature='' , site_production_fta_nomenclature='1' , poids_fta_nomenclature='' , id_annexe_unite='L' , quantite_piece_par_carton='' , poids_total_carton_vrac_fta_nomenclature='' , code_produit_agrologic_fta_nomenclature='0455' , etat_fta_nomenclature='1' , nom_fta_nomenclature='SCE CROUSTADE SAUMON AUC L' , suffixe_agrologic_fta_nomenclature='' </text:p>
      <text:p text:style-name="P1"><text:line-break/>110727 - EMINCE POULET AU JUS AUCHAN 100G CUIT créé: </text:p>
      <text:p text:style-name="P5">INSERT fta_nomenclature SET <text:s/>last_id_fta_nomenclature='0' , OLD_id_fta_composition='' , id_annexe_agrologic_article_codification='5' , id_access_recette_recette='0' , id_fta='97' , ascendant_fta_nomenclature='' , site_production_fta_nomenclature='1' , poids_fta_nomenclature='0.1' , id_annexe_unite='kg' , quantite_piece_par_carton='' , poids_total_carton_vrac_fta_nomenclature='' , code_produit_agrologic_fta_nomenclature='0727' , etat_fta_nomenclature='1' , nom_fta_nomenclature='EMINCE POULET AU JUS AUCHAN 100G CUIT' , suffixe_agrologic_fta_nomenclature='' </text:p>
      <text:p text:style-name="P1"><text:line-break/>210727 - EMINCE POULET AU JUS AUCHAN 100G CRU créé: </text:p>
      <text:p text:style-name="P5">INSERT fta_nomenclature SET <text:s/>last_id_fta_nomenclature='0' , OLD_id_fta_composition='' , id_annexe_agrologic_article_codification='4' , id_access_recette_recette='0' , id_fta='97' , ascendant_fta_nomenclature='' , site_production_fta_nomenclature='1' , poids_fta_nomenclature='0.1' , id_annexe_unite='kg' , quantite_piece_par_carton='' , poids_total_carton_vrac_fta_nomenclature='' , code_produit_agrologic_fta_nomenclature='0727' , etat_fta_nomenclature='1' , nom_fta_nomenclature='EMINCE POULET AU JUS AUCHAN 100G CRU' , suffixe_agrologic_fta_nomenclature='' </text:p>
      <text:p text:style-name="P1"><text:line-break/>500299 - SCE POULET AU JUS MENU AUCHAN L créé: </text:p>
      <text:p text:style-name="P5"><text:soft-page-break/>INSERT fta_nomenclature SET <text:s/>last_id_fta_nomenclature='0' , OLD_id_fta_composition='' , id_annexe_agrologic_article_codification='3' , id_access_recette_recette='0' , id_fta='97' , ascendant_fta_nomenclature='' , site_production_fta_nomenclature='1' , poids_fta_nomenclature='' , id_annexe_unite='L' , quantite_piece_par_carton='' , poids_total_carton_vrac_fta_nomenclature='' , code_produit_agrologic_fta_nomenclature='0299' , etat_fta_nomenclature='1' , nom_fta_nomenclature='SCE POULET AU JUS MENU AUCHAN L' , suffixe_agrologic_fta_nomenclature='' </text:p>
      <text:p text:style-name="P1"><text:line-break/>110094 - FONDUE POIREAUX BL 80G CUIT créé: </text:p>
      <text:p text:style-name="P5">INSERT fta_nomenclature SET <text:s/>last_id_fta_nomenclature='0' , OLD_id_fta_composition='' , id_annexe_agrologic_article_codification='5' , id_access_recette_recette='0' , id_fta='97' , ascendant_fta_nomenclature='' , site_production_fta_nomenclature='1' , poids_fta_nomenclature='0.08' , id_annexe_unite='kg' , quantite_piece_par_carton='' , poids_total_carton_vrac_fta_nomenclature='' , code_produit_agrologic_fta_nomenclature='0094' , etat_fta_nomenclature='1' , nom_fta_nomenclature='FONDUE POIREAUX BL 80G CUIT' , suffixe_agrologic_fta_nomenclature='' </text:p>
      <text:p text:style-name="P1"><text:line-break/>210094 - FONDUE POIREAUX BL 80G CRU créé: </text:p>
      <text:p text:style-name="P5">INSERT fta_nomenclature SET <text:s/>last_id_fta_nomenclature='0' , OLD_id_fta_composition='' , id_annexe_agrologic_article_codification='4' , id_access_recette_recette='0' , id_fta='97' , ascendant_fta_nomenclature='' , site_production_fta_nomenclature='1' , poids_fta_nomenclature='0.08' , id_annexe_unite='kg' , quantite_piece_par_carton='' , poids_total_carton_vrac_fta_nomenclature='' , code_produit_agrologic_fta_nomenclature='0094' , etat_fta_nomenclature='1' , nom_fta_nomenclature='FONDUE POIREAUX BL 80G CRU' , suffixe_agrologic_fta_nomenclature='' </text:p>
      <text:p text:style-name="P1"><text:line-break/>700191 - PREP FONDUE POIREAUX BL KG créé: </text:p>
      <text:p text:style-name="P5">INSERT fta_nomenclature SET <text:s/>last_id_fta_nomenclature='0' , OLD_id_fta_composition='' , id_annexe_agrologic_article_codification='1' , id_access_recette_recette='0' , id_fta='97' , ascendant_fta_nomenclature='' , site_production_fta_nomenclature='1' , poids_fta_nomenclature='' , id_annexe_unite='kg' , quantite_piece_par_carton='' , poids_total_carton_vrac_fta_nomenclature='' , code_produit_agrologic_fta_nomenclature='0191' , etat_fta_nomenclature='1' , nom_fta_nomenclature='PREP FONDUE POIREAUX BL KG' , suffixe_agrologic_fta_nomenclature='' </text:p>
      <text:p text:style-name="P1"><text:line-break/>500535 - SCE FONDUE POIREAUX BL L créé: </text:p>
      <text:p text:style-name="P5"><text:soft-page-break/>INSERT fta_nomenclature SET <text:s/>last_id_fta_nomenclature='0' , OLD_id_fta_composition='' , id_annexe_agrologic_article_codification='3' , id_access_recette_recette='0' , id_fta='97' , ascendant_fta_nomenclature='' , site_production_fta_nomenclature='1' , poids_fta_nomenclature='' , id_annexe_unite='L' , quantite_piece_par_carton='' , poids_total_carton_vrac_fta_nomenclature='' , code_produit_agrologic_fta_nomenclature='0535' , etat_fta_nomenclature='1' , nom_fta_nomenclature='SCE FONDUE POIREAUX BL L' , suffixe_agrologic_fta_nomenclature='' </text:p>
      <text:p text:style-name="P1"><text:line-break/></text:p>
      <text:p text:style-name="P4">Traitement de l'Article: 10728</text:p>
      <text:p text:style-name="P1"><text:line-break/></text:p>
      <text:p text:style-name="P4">Traitement de l'Article: 10729</text:p>
      <text:p text:style-name="P1"><text:line-break/></text:p>
      <text:p text:style-name="P4">Traitement de l'Article: 10730</text:p>
      <text:p text:style-name="P1"><text:line-break/></text:p>
      <text:p text:style-name="P4">Traitement de l'Article: 10768</text:p>
      <text:p text:style-name="P1"><text:line-break/></text:p>
      <text:p text:style-name="P4">Traitement de l'Article: 10769</text:p>
      <text:p text:style-name="P1"><text:line-break/></text:p>
      <text:p text:style-name="P4">Traitement de l'Article: 10778</text:p>
      <text:p text:style-name="P1"><text:line-break/></text:p>
      <text:p text:style-name="P4">Traitement de l'Article: 10795</text:p>
      <text:p text:style-name="P1"><text:line-break/>210795 - BOEUF AUX OIGNONS 900G CRU créé: </text:p>
      <text:p text:style-name="P5"><text:soft-page-break/>INSERT fta_nomenclature SET <text:s/>last_id_fta_nomenclature='0' , OLD_id_fta_composition='' , id_annexe_agrologic_article_codification='4' , id_access_recette_recette='0' , id_fta='98' , ascendant_fta_nomenclature='' , site_production_fta_nomenclature='1' , poids_fta_nomenclature='0.9' , id_annexe_unite='kg' , quantite_piece_par_carton='' , poids_total_carton_vrac_fta_nomenclature='' , code_produit_agrologic_fta_nomenclature='0795' , etat_fta_nomenclature='1' , nom_fta_nomenclature='BOEUF AUX OIGNONS 900G CRU' , suffixe_agrologic_fta_nomenclature='' </text:p>
      <text:p text:style-name="P1"><text:line-break/>700428 - PREP BOEUF EMINCE UE BLOC BLCH20% KG créé: </text:p>
      <text:p text:style-name="P5">INSERT fta_nomenclature SET <text:s/>last_id_fta_nomenclature='0' , OLD_id_fta_composition='' , id_annexe_agrologic_article_codification='1' , id_access_recette_recette='0' , id_fta='98' , ascendant_fta_nomenclature='' , site_production_fta_nomenclature='1' , poids_fta_nomenclature='' , id_annexe_unite='kg' , quantite_piece_par_carton='' , poids_total_carton_vrac_fta_nomenclature='' , code_produit_agrologic_fta_nomenclature='0428' , etat_fta_nomenclature='1' , nom_fta_nomenclature='PREP BOEUF EMINCE UE BLOC BLCH20% KG' , suffixe_agrologic_fta_nomenclature='' </text:p>
      <text:p text:style-name="P1"><text:line-break/>500389 - SAUCE BOEUF OIGNONS L créé: </text:p>
      <text:p text:style-name="P5">INSERT fta_nomenclature SET <text:s/>last_id_fta_nomenclature='0' , OLD_id_fta_composition='' , id_annexe_agrologic_article_codification='3' , id_access_recette_recette='0' , id_fta='98' , ascendant_fta_nomenclature='' , site_production_fta_nomenclature='1' , poids_fta_nomenclature='' , id_annexe_unite='L' , quantite_piece_par_carton='' , poids_total_carton_vrac_fta_nomenclature='' , code_produit_agrologic_fta_nomenclature='0389' , etat_fta_nomenclature='1' , nom_fta_nomenclature='SAUCE BOEUF OIGNONS L' , suffixe_agrologic_fta_nomenclature='' </text:p>
      <text:p text:style-name="P1"><text:line-break/>210069 - GARN BOEUF OIGNONS 600G CRU créé: </text:p>
      <text:p text:style-name="P5">INSERT fta_nomenclature SET <text:s/>last_id_fta_nomenclature='0' , OLD_id_fta_composition='' , id_annexe_agrologic_article_codification='4' , id_access_recette_recette='0' , id_fta='98' , ascendant_fta_nomenclature='' , site_production_fta_nomenclature='1' , poids_fta_nomenclature='0.6' , id_annexe_unite='kg' , quantite_piece_par_carton='' , poids_total_carton_vrac_fta_nomenclature='' , code_produit_agrologic_fta_nomenclature='0069' , etat_fta_nomenclature='1' , nom_fta_nomenclature='GARN BOEUF OIGNONS 600G CRU' , suffixe_agrologic_fta_nomenclature='' </text:p>
      <text:p text:style-name="P1"><text:line-break/>700270 - PREP GARNITURE BOEUF OIGNON KG créé: </text:p>
      <text:p text:style-name="P5"><text:soft-page-break/>INSERT fta_nomenclature SET <text:s/>last_id_fta_nomenclature='0' , OLD_id_fta_composition='' , id_annexe_agrologic_article_codification='1' , id_access_recette_recette='0' , id_fta='98' , ascendant_fta_nomenclature='' , site_production_fta_nomenclature='1' , poids_fta_nomenclature='' , id_annexe_unite='kg' , quantite_piece_par_carton='' , poids_total_carton_vrac_fta_nomenclature='' , code_produit_agrologic_fta_nomenclature='0270' , etat_fta_nomenclature='1' , nom_fta_nomenclature='PREP GARNITURE BOEUF OIGNON KG' , suffixe_agrologic_fta_nomenclature='' </text:p>
      <text:p text:style-name="P1"><text:line-break/></text:p>
      <text:p text:style-name="P4">Traitement de l'Article: 10796</text:p>
      <text:p text:style-name="P1"><text:line-break/>110796 - BOEUF AU SATE 930G CUIT créé: </text:p>
      <text:p text:style-name="P5">INSERT fta_nomenclature SET <text:s/>last_id_fta_nomenclature='0' , OLD_id_fta_composition='' , id_annexe_agrologic_article_codification='5' , id_access_recette_recette='0' , id_fta='112' , ascendant_fta_nomenclature='' , site_production_fta_nomenclature='1' , poids_fta_nomenclature='0.93' , id_annexe_unite='kg' , quantite_piece_par_carton='' , poids_total_carton_vrac_fta_nomenclature='' , code_produit_agrologic_fta_nomenclature='0796' , etat_fta_nomenclature='1' , nom_fta_nomenclature='BOEUF AU SATE 930G CUIT' , suffixe_agrologic_fta_nomenclature='' </text:p>
      <text:p text:style-name="P1"><text:line-break/>210796 - BOEUF AU SATE 930G CRU créé: </text:p>
      <text:p text:style-name="P5">INSERT fta_nomenclature SET <text:s/>last_id_fta_nomenclature='0' , OLD_id_fta_composition='' , id_annexe_agrologic_article_codification='4' , id_access_recette_recette='0' , id_fta='112' , ascendant_fta_nomenclature='' , site_production_fta_nomenclature='1' , poids_fta_nomenclature='0.93' , id_annexe_unite='kg' , quantite_piece_par_carton='' , poids_total_carton_vrac_fta_nomenclature='' , code_produit_agrologic_fta_nomenclature='0796' , etat_fta_nomenclature='1' , nom_fta_nomenclature='BOEUF AU SATE 930G CRU' , suffixe_agrologic_fta_nomenclature='' </text:p>
      <text:p text:style-name="P1"><text:line-break/>500390 - SAUCE BOEUF SATE L créé: </text:p>
      <text:p text:style-name="P5"><text:soft-page-break/>INSERT fta_nomenclature SET <text:s/>last_id_fta_nomenclature='0' , OLD_id_fta_composition='' , id_annexe_agrologic_article_codification='3' , id_access_recette_recette='0' , id_fta='112' , ascendant_fta_nomenclature='' , site_production_fta_nomenclature='1' , poids_fta_nomenclature='' , id_annexe_unite='L' , quantite_piece_par_carton='' , poids_total_carton_vrac_fta_nomenclature='' , code_produit_agrologic_fta_nomenclature='0390' , etat_fta_nomenclature='1' , nom_fta_nomenclature='SAUCE BOEUF SATE L' , suffixe_agrologic_fta_nomenclature='' </text:p>
      <text:p text:style-name="P1"><text:line-break/>110824 - GARNITURE BOEUF SATE 570G CUIT créé: </text:p>
      <text:p text:style-name="P5">INSERT fta_nomenclature SET <text:s/>last_id_fta_nomenclature='0' , OLD_id_fta_composition='' , id_annexe_agrologic_article_codification='5' , id_access_recette_recette='0' , id_fta='112' , ascendant_fta_nomenclature='' , site_production_fta_nomenclature='1' , poids_fta_nomenclature='0.57' , id_annexe_unite='kg' , quantite_piece_par_carton='' , poids_total_carton_vrac_fta_nomenclature='' , code_produit_agrologic_fta_nomenclature='0824' , etat_fta_nomenclature='1' , nom_fta_nomenclature='GARNITURE BOEUF SATE 570G CUIT' , suffixe_agrologic_fta_nomenclature='' </text:p>
      <text:p text:style-name="P1"><text:line-break/>210824 - GARNITURE BOEUF SATE 570G CRU créé: </text:p>
      <text:p text:style-name="P5">INSERT fta_nomenclature SET <text:s/>last_id_fta_nomenclature='0' , OLD_id_fta_composition='' , id_annexe_agrologic_article_codification='4' , id_access_recette_recette='0' , id_fta='112' , ascendant_fta_nomenclature='' , site_production_fta_nomenclature='1' , poids_fta_nomenclature='0.57' , id_annexe_unite='kg' , quantite_piece_par_carton='' , poids_total_carton_vrac_fta_nomenclature='' , code_produit_agrologic_fta_nomenclature='0824' , etat_fta_nomenclature='1' , nom_fta_nomenclature='GARNITURE BOEUF SATE 570G CRU' , suffixe_agrologic_fta_nomenclature='' </text:p>
      <text:p text:style-name="P1"><text:line-break/>700271 - PREP GARNITURE BOEUF SATE KG créé: </text:p>
      <text:p text:style-name="P5">INSERT fta_nomenclature SET <text:s/>last_id_fta_nomenclature='0' , OLD_id_fta_composition='' , id_annexe_agrologic_article_codification='1' , id_access_recette_recette='0' , id_fta='112' , ascendant_fta_nomenclature='' , site_production_fta_nomenclature='1' , poids_fta_nomenclature='' , id_annexe_unite='kg' , quantite_piece_par_carton='' , poids_total_carton_vrac_fta_nomenclature='' , code_produit_agrologic_fta_nomenclature='0271' , etat_fta_nomenclature='1' , nom_fta_nomenclature='PREP GARNITURE BOEUF SATE KG' , suffixe_agrologic_fta_nomenclature='' </text:p>
      <text:p text:style-name="P1"><text:line-break/></text:p>
      <text:p text:style-name="P4"><text:soft-page-break/>Traitement de l'Article: 10807</text:p>
      <text:p text:style-name="P1"><text:line-break/>210807 - AUBERGINE TOMATE 2KG CRU créé: </text:p>
      <text:p text:style-name="P5">INSERT fta_nomenclature SET <text:s/>last_id_fta_nomenclature='0' , OLD_id_fta_composition='' , id_annexe_agrologic_article_codification='4' , id_access_recette_recette='0' , id_fta='700' , ascendant_fta_nomenclature='' , site_production_fta_nomenclature='1' , poids_fta_nomenclature='2' , id_annexe_unite='kg' , quantite_piece_par_carton='' , poids_total_carton_vrac_fta_nomenclature='' , code_produit_agrologic_fta_nomenclature='0807' , etat_fta_nomenclature='1' , nom_fta_nomenclature='AUBERGINE TOMATE 2KG CRU' , suffixe_agrologic_fta_nomenclature='' </text:p>
      <text:p text:style-name="P1"><text:line-break/>500424 - SCE AUBERGINE TOMATE L créé: </text:p>
      <text:p text:style-name="P5">INSERT fta_nomenclature SET <text:s/>last_id_fta_nomenclature='0' , OLD_id_fta_composition='' , id_annexe_agrologic_article_codification='3' , id_access_recette_recette='0' , id_fta='700' , ascendant_fta_nomenclature='' , site_production_fta_nomenclature='1' , poids_fta_nomenclature='' , id_annexe_unite='L' , quantite_piece_par_carton='' , poids_total_carton_vrac_fta_nomenclature='' , code_produit_agrologic_fta_nomenclature='0424' , etat_fta_nomenclature='1' , nom_fta_nomenclature='SCE AUBERGINE TOMATE L' , suffixe_agrologic_fta_nomenclature='' </text:p>
      <text:p text:style-name="P1"><text:line-break/></text:p>
      <text:p text:style-name="P4">Traitement de l'Article: 10814</text:p>
      <text:p text:style-name="P1"><text:line-break/>110814 - CASSOL ST JAC ASP GIR AUC 140G CUIT créé: </text:p>
      <text:p text:style-name="P5">INSERT fta_nomenclature SET <text:s/>last_id_fta_nomenclature='0' , OLD_id_fta_composition='' , id_annexe_agrologic_article_codification='5' , id_access_recette_recette='0' , id_fta='99' , ascendant_fta_nomenclature='' , site_production_fta_nomenclature='1' , poids_fta_nomenclature='0.14' , id_annexe_unite='kg' , quantite_piece_par_carton='' , poids_total_carton_vrac_fta_nomenclature='' , code_produit_agrologic_fta_nomenclature='0814' , etat_fta_nomenclature='1' , nom_fta_nomenclature='CASSOL ST JAC ASP GIR AUC 140G CUIT' , suffixe_agrologic_fta_nomenclature='' </text:p>
      <text:p text:style-name="P1"><text:line-break/>210814 - CASSOL ST JAC ASP GIR AUC 140G CRU créé: </text:p>
      <text:p text:style-name="P5"><text:soft-page-break/>INSERT fta_nomenclature SET <text:s/>last_id_fta_nomenclature='0' , OLD_id_fta_composition='' , id_annexe_agrologic_article_codification='4' , id_access_recette_recette='0' , id_fta='99' , ascendant_fta_nomenclature='' , site_production_fta_nomenclature='1' , poids_fta_nomenclature='0.14' , id_annexe_unite='kg' , quantite_piece_par_carton='' , poids_total_carton_vrac_fta_nomenclature='' , code_produit_agrologic_fta_nomenclature='0814' , etat_fta_nomenclature='1' , nom_fta_nomenclature='CASSOL ST JAC ASP GIR AUC 140G CRU' , suffixe_agrologic_fta_nomenclature='' </text:p>
      <text:p text:style-name="P1"><text:line-break/>500457 - SCE CASS ST JAC ASP GIROLLES AUC L créé: </text:p>
      <text:p text:style-name="P5">INSERT fta_nomenclature SET <text:s/>last_id_fta_nomenclature='0' , OLD_id_fta_composition='' , id_annexe_agrologic_article_codification='3' , id_access_recette_recette='0' , id_fta='99' , ascendant_fta_nomenclature='' , site_production_fta_nomenclature='1' , poids_fta_nomenclature='' , id_annexe_unite='L' , quantite_piece_par_carton='' , poids_total_carton_vrac_fta_nomenclature='' , code_produit_agrologic_fta_nomenclature='0457' , etat_fta_nomenclature='1' , nom_fta_nomenclature='SCE CASS ST JAC ASP GIROLLES AUC L' , suffixe_agrologic_fta_nomenclature='' </text:p>
      <text:p text:style-name="P1"><text:line-break/>110080 - FLT DORADE AUC 100G CUIT créé: </text:p>
      <text:p text:style-name="P5">INSERT fta_nomenclature SET <text:s/>last_id_fta_nomenclature='0' , OLD_id_fta_composition='' , id_annexe_agrologic_article_codification='5' , id_access_recette_recette='0' , id_fta='99' , ascendant_fta_nomenclature='' , site_production_fta_nomenclature='1' , poids_fta_nomenclature='0.1' , id_annexe_unite='kg' , quantite_piece_par_carton='' , poids_total_carton_vrac_fta_nomenclature='' , code_produit_agrologic_fta_nomenclature='0080' , etat_fta_nomenclature='1' , nom_fta_nomenclature='FLT DORADE AUC 100G CUIT' , suffixe_agrologic_fta_nomenclature='' </text:p>
      <text:p text:style-name="P1"><text:line-break/>210080 - FLT DORADE AUC 100G CRU créé: </text:p>
      <text:p text:style-name="P5">INSERT fta_nomenclature SET <text:s/>last_id_fta_nomenclature='0' , OLD_id_fta_composition='' , id_annexe_agrologic_article_codification='4' , id_access_recette_recette='0' , id_fta='99' , ascendant_fta_nomenclature='' , site_production_fta_nomenclature='1' , poids_fta_nomenclature='0.1' , id_annexe_unite='kg' , quantite_piece_par_carton='' , poids_total_carton_vrac_fta_nomenclature='' , code_produit_agrologic_fta_nomenclature='0080' , etat_fta_nomenclature='1' , nom_fta_nomenclature='FLT DORADE AUC 100G CRU' , suffixe_agrologic_fta_nomenclature='' </text:p>
      <text:p text:style-name="P1"><text:line-break/>110085 - SCE COULIS LANGOUSTINE AUC 60G CUIT créé: </text:p>
      <text:p text:style-name="P5"><text:soft-page-break/>INSERT fta_nomenclature SET <text:s/>last_id_fta_nomenclature='0' , OLD_id_fta_composition='' , id_annexe_agrologic_article_codification='5' , id_access_recette_recette='0' , id_fta='99' , ascendant_fta_nomenclature='' , site_production_fta_nomenclature='1' , poids_fta_nomenclature='0.06' , id_annexe_unite='kg' , quantite_piece_par_carton='' , poids_total_carton_vrac_fta_nomenclature='' , code_produit_agrologic_fta_nomenclature='0085' , etat_fta_nomenclature='1' , nom_fta_nomenclature='SCE COULIS LANGOUSTINE AUC 60G CUIT' , suffixe_agrologic_fta_nomenclature='' </text:p>
      <text:p text:style-name="P1"><text:line-break/>210085 - SCE COULIS LANGOUSTINE AUC 60G CRU créé: </text:p>
      <text:p text:style-name="P5">INSERT fta_nomenclature SET <text:s/>last_id_fta_nomenclature='0' , OLD_id_fta_composition='' , id_annexe_agrologic_article_codification='4' , id_access_recette_recette='0' , id_fta='99' , ascendant_fta_nomenclature='' , site_production_fta_nomenclature='1' , poids_fta_nomenclature='0.06' , id_annexe_unite='kg' , quantite_piece_par_carton='' , poids_total_carton_vrac_fta_nomenclature='' , code_produit_agrologic_fta_nomenclature='0085' , etat_fta_nomenclature='1' , nom_fta_nomenclature='SCE COULIS LANGOUSTINE AUC 60G CRU' , suffixe_agrologic_fta_nomenclature='' </text:p>
      <text:p text:style-name="P1"><text:line-break/>500534 - SCE COULIS LANGOUSTINE AUC L créé: </text:p>
      <text:p text:style-name="P5">INSERT fta_nomenclature SET <text:s/>last_id_fta_nomenclature='0' , OLD_id_fta_composition='' , id_annexe_agrologic_article_codification='3' , id_access_recette_recette='0' , id_fta='99' , ascendant_fta_nomenclature='' , site_production_fta_nomenclature='1' , poids_fta_nomenclature='' , id_annexe_unite='L' , quantite_piece_par_carton='' , poids_total_carton_vrac_fta_nomenclature='' , code_produit_agrologic_fta_nomenclature='0534' , etat_fta_nomenclature='1' , nom_fta_nomenclature='SCE COULIS LANGOUSTINE AUC L' , suffixe_agrologic_fta_nomenclature='' </text:p>
      <text:p text:style-name="P1"><text:line-break/>110087 - RIZ 3 COULEURS AUC 100G AUC CRU créé: </text:p>
      <text:p text:style-name="P5">INSERT fta_nomenclature SET <text:s/>last_id_fta_nomenclature='0' , OLD_id_fta_composition='' , id_annexe_agrologic_article_codification='5' , id_access_recette_recette='0' , id_fta='99' , ascendant_fta_nomenclature='' , site_production_fta_nomenclature='1' , poids_fta_nomenclature='0.1' , id_annexe_unite='kg' , quantite_piece_par_carton='' , poids_total_carton_vrac_fta_nomenclature='' , code_produit_agrologic_fta_nomenclature='0087' , etat_fta_nomenclature='1' , nom_fta_nomenclature='RIZ 3 COULEURS AUC 100G AUC CRU' , suffixe_agrologic_fta_nomenclature='' </text:p>
      <text:p text:style-name="P1"><text:line-break/>210087 - RIZ 3 COULEURS AUC 100G AUC CRU créé: </text:p>
      <text:p text:style-name="P5"><text:soft-page-break/>INSERT fta_nomenclature SET <text:s/>last_id_fta_nomenclature='0' , OLD_id_fta_composition='' , id_annexe_agrologic_article_codification='4' , id_access_recette_recette='0' , id_fta='99' , ascendant_fta_nomenclature='' , site_production_fta_nomenclature='1' , poids_fta_nomenclature='0.1' , id_annexe_unite='kg' , quantite_piece_par_carton='' , poids_total_carton_vrac_fta_nomenclature='' , code_produit_agrologic_fta_nomenclature='0087' , etat_fta_nomenclature='1' , nom_fta_nomenclature='RIZ 3 COULEURS AUC 100G AUC CRU' , suffixe_agrologic_fta_nomenclature='' </text:p>
      <text:p text:style-name="P1"><text:line-break/>700150 - PREP RIZ 3 COULEURS MENU ITM KG créé: </text:p>
      <text:p text:style-name="P5">INSERT fta_nomenclature SET <text:s/>last_id_fta_nomenclature='0' , OLD_id_fta_composition='' , id_annexe_agrologic_article_codification='1' , id_access_recette_recette='0' , id_fta='99' , ascendant_fta_nomenclature='' , site_production_fta_nomenclature='1' , poids_fta_nomenclature='' , id_annexe_unite='kg' , quantite_piece_par_carton='' , poids_total_carton_vrac_fta_nomenclature='' , code_produit_agrologic_fta_nomenclature='0150' , etat_fta_nomenclature='1' , nom_fta_nomenclature='PREP RIZ 3 COULEURS MENU ITM KG' , suffixe_agrologic_fta_nomenclature='' </text:p>
      <text:p text:style-name="P1"><text:line-break/>110818 - FLT CANARD 100G CUIT créé: </text:p>
      <text:p text:style-name="P5">INSERT fta_nomenclature SET <text:s/>last_id_fta_nomenclature='0' , OLD_id_fta_composition='' , id_annexe_agrologic_article_codification='5' , id_access_recette_recette='0' , id_fta='99' , ascendant_fta_nomenclature='' , site_production_fta_nomenclature='1' , poids_fta_nomenclature='0.1' , id_annexe_unite='kg' , quantite_piece_par_carton='' , poids_total_carton_vrac_fta_nomenclature='' , code_produit_agrologic_fta_nomenclature='0818' , etat_fta_nomenclature='1' , nom_fta_nomenclature='FLT CANARD 100G CUIT' , suffixe_agrologic_fta_nomenclature='' </text:p>
      <text:p text:style-name="P1"><text:line-break/>210818 - FLT CANARD 100G CRU créé: </text:p>
      <text:p text:style-name="P5">INSERT fta_nomenclature SET <text:s/>last_id_fta_nomenclature='0' , OLD_id_fta_composition='' , id_annexe_agrologic_article_codification='4' , id_access_recette_recette='0' , id_fta='99' , ascendant_fta_nomenclature='' , site_production_fta_nomenclature='1' , poids_fta_nomenclature='0.1' , id_annexe_unite='kg' , quantite_piece_par_carton='' , poids_total_carton_vrac_fta_nomenclature='' , code_produit_agrologic_fta_nomenclature='0818' , etat_fta_nomenclature='1' , nom_fta_nomenclature='FLT CANARD 100G CRU' , suffixe_agrologic_fta_nomenclature='' </text:p>
      <text:p text:style-name="P1"><text:line-break/>110819 - SCE FOIE GRAS AUC 50G CUIT créé: </text:p>
      <text:p text:style-name="P5"><text:soft-page-break/>INSERT fta_nomenclature SET <text:s/>last_id_fta_nomenclature='0' , OLD_id_fta_composition='' , id_annexe_agrologic_article_codification='5' , id_access_recette_recette='0' , id_fta='99' , ascendant_fta_nomenclature='' , site_production_fta_nomenclature='1' , poids_fta_nomenclature='0.05' , id_annexe_unite='kg' , quantite_piece_par_carton='' , poids_total_carton_vrac_fta_nomenclature='' , code_produit_agrologic_fta_nomenclature='0819' , etat_fta_nomenclature='1' , nom_fta_nomenclature='SCE FOIE GRAS AUC 50G CUIT' , suffixe_agrologic_fta_nomenclature='' </text:p>
      <text:p text:style-name="P1"><text:line-break/>210819 - SCE FOIE GRAS AUC 50G CRU créé: </text:p>
      <text:p text:style-name="P5">INSERT fta_nomenclature SET <text:s/>last_id_fta_nomenclature='0' , OLD_id_fta_composition='' , id_annexe_agrologic_article_codification='4' , id_access_recette_recette='0' , id_fta='99' , ascendant_fta_nomenclature='' , site_production_fta_nomenclature='1' , poids_fta_nomenclature='0.05' , id_annexe_unite='kg' , quantite_piece_par_carton='' , poids_total_carton_vrac_fta_nomenclature='' , code_produit_agrologic_fta_nomenclature='0819' , etat_fta_nomenclature='1' , nom_fta_nomenclature='SCE FOIE GRAS AUC 50G CRU' , suffixe_agrologic_fta_nomenclature='' </text:p>
      <text:p text:style-name="P1"><text:line-break/>500459 - SCE FOIE GRAS AUC L créé: </text:p>
      <text:p text:style-name="P5">INSERT fta_nomenclature SET <text:s/>last_id_fta_nomenclature='0' , OLD_id_fta_composition='' , id_annexe_agrologic_article_codification='3' , id_access_recette_recette='0' , id_fta='99' , ascendant_fta_nomenclature='' , site_production_fta_nomenclature='1' , poids_fta_nomenclature='' , id_annexe_unite='L' , quantite_piece_par_carton='' , poids_total_carton_vrac_fta_nomenclature='' , code_produit_agrologic_fta_nomenclature='0459' , etat_fta_nomenclature='1' , nom_fta_nomenclature='SCE FOIE GRAS AUC L' , suffixe_agrologic_fta_nomenclature='' </text:p>
      <text:p text:style-name="P1"><text:line-break/>110820 - MARRONS CUISINES BL 120G CUIT créé: </text:p>
      <text:p text:style-name="P5">INSERT fta_nomenclature SET <text:s/>last_id_fta_nomenclature='0' , OLD_id_fta_composition='' , id_annexe_agrologic_article_codification='5' , id_access_recette_recette='0' , id_fta='99' , ascendant_fta_nomenclature='' , site_production_fta_nomenclature='1' , poids_fta_nomenclature='0.12' , id_annexe_unite='kg' , quantite_piece_par_carton='' , poids_total_carton_vrac_fta_nomenclature='' , code_produit_agrologic_fta_nomenclature='0820' , etat_fta_nomenclature='1' , nom_fta_nomenclature='MARRONS CUISINES BL 120G CUIT' , suffixe_agrologic_fta_nomenclature='' </text:p>
      <text:p text:style-name="P1"><text:line-break/>210820 - MARRONS CUISINES BL 120G CRU créé: </text:p>
      <text:p text:style-name="P5"><text:soft-page-break/>INSERT fta_nomenclature SET <text:s/>last_id_fta_nomenclature='0' , OLD_id_fta_composition='' , id_annexe_agrologic_article_codification='4' , id_access_recette_recette='0' , id_fta='99' , ascendant_fta_nomenclature='' , site_production_fta_nomenclature='1' , poids_fta_nomenclature='0.12' , id_annexe_unite='kg' , quantite_piece_par_carton='' , poids_total_carton_vrac_fta_nomenclature='' , code_produit_agrologic_fta_nomenclature='0820' , etat_fta_nomenclature='1' , nom_fta_nomenclature='MARRONS CUISINES BL 120G CRU' , suffixe_agrologic_fta_nomenclature='' </text:p>
      <text:p text:style-name="P1"><text:line-break/>500460 - SCE MARRONS CUISINES BL L créé: </text:p>
      <text:p text:style-name="P5">INSERT fta_nomenclature SET <text:s/>last_id_fta_nomenclature='0' , OLD_id_fta_composition='' , id_annexe_agrologic_article_codification='3' , id_access_recette_recette='0' , id_fta='99' , ascendant_fta_nomenclature='' , site_production_fta_nomenclature='1' , poids_fta_nomenclature='' , id_annexe_unite='L' , quantite_piece_par_carton='' , poids_total_carton_vrac_fta_nomenclature='' , code_produit_agrologic_fta_nomenclature='0460' , etat_fta_nomenclature='1' , nom_fta_nomenclature='SCE MARRONS CUISINES BL L' , suffixe_agrologic_fta_nomenclature='' </text:p>
      <text:p text:style-name="P1"><text:line-break/></text:p>
      <text:p text:style-name="P4">Traitement de l'Article: 10827</text:p>
      <text:p text:style-name="P1"><text:line-break/></text:p>
      <text:p text:style-name="P4">Traitement de l'Article: 10829</text:p>
      <text:p text:style-name="P1"><text:line-break/></text:p>
      <text:p text:style-name="P4">Traitement de l'Article: 10830</text:p>
      <text:p text:style-name="P1"><text:line-break/></text:p>
      <text:p text:style-name="P4">Traitement de l'Article: 10836</text:p>
      <text:p text:style-name="P1"><text:line-break/></text:p>
      <text:p text:style-name="P4">Traitement de l'Article: 10838</text:p>
      <text:p text:style-name="P1"><text:line-break/></text:p>
      <text:p text:style-name="P4">Traitement de l'Article: 10840</text:p>
      <text:p text:style-name="P1"><text:line-break/></text:p>
      <text:p text:style-name="P4"><text:soft-page-break/>Traitement de l'Article: 10841</text:p>
      <text:p text:style-name="P1"><text:line-break/></text:p>
      <text:p text:style-name="P4">Traitement de l'Article: 10842</text:p>
      <text:p text:style-name="P1"><text:line-break/></text:p>
      <text:p text:style-name="P4">Traitement de l'Article: 10843</text:p>
      <text:p text:style-name="P1"><text:line-break/></text:p>
      <text:p text:style-name="P4">Traitement de l'Article: 10844</text:p>
      <text:p text:style-name="P1"><text:line-break/></text:p>
      <text:p text:style-name="P4">Traitement de l'Article: 10845</text:p>
      <text:p text:style-name="P1"><text:line-break/></text:p>
      <text:p text:style-name="P4">Traitement de l'Article: 10846</text:p>
      <text:p text:style-name="P1"><text:line-break/></text:p>
      <text:p text:style-name="P4">Traitement de l'Article: 10847</text:p>
      <text:p text:style-name="P1"><text:line-break/>110847 - RIZ 3 COULEURS AUC/SYS U 80G CUIT créé: </text:p>
      <text:p text:style-name="P5">INSERT fta_nomenclature SET <text:s/>last_id_fta_nomenclature='0' , OLD_id_fta_composition='' , id_annexe_agrologic_article_codification='5' , id_access_recette_recette='0' , id_fta='366' , ascendant_fta_nomenclature='' , site_production_fta_nomenclature='1' , poids_fta_nomenclature='0.08' , id_annexe_unite='kg' , quantite_piece_par_carton='' , poids_total_carton_vrac_fta_nomenclature='' , code_produit_agrologic_fta_nomenclature='0847' , etat_fta_nomenclature='1' , nom_fta_nomenclature='RIZ 3 COULEURS AUC/SYS U 80G CUIT' , suffixe_agrologic_fta_nomenclature='' </text:p>
      <text:p text:style-name="P1"><text:line-break/>210847 - RIZ 3 COULEURS AUC/SYS U 80G CRU créé: </text:p>
      <text:p text:style-name="P5"><text:soft-page-break/>INSERT fta_nomenclature SET <text:s/>last_id_fta_nomenclature='0' , OLD_id_fta_composition='' , id_annexe_agrologic_article_codification='4' , id_access_recette_recette='0' , id_fta='366' , ascendant_fta_nomenclature='' , site_production_fta_nomenclature='1' , poids_fta_nomenclature='0.08' , id_annexe_unite='kg' , quantite_piece_par_carton='' , poids_total_carton_vrac_fta_nomenclature='' , code_produit_agrologic_fta_nomenclature='0847' , etat_fta_nomenclature='1' , nom_fta_nomenclature='RIZ 3 COULEURS AUC/SYS U 80G CRU' , suffixe_agrologic_fta_nomenclature='' </text:p>
      <text:p text:style-name="P1"><text:line-break/>700150 - PREP RIZ 3 COULEURS MENU ITM KG créé: </text:p>
      <text:p text:style-name="P5">INSERT fta_nomenclature SET <text:s/>last_id_fta_nomenclature='0' , OLD_id_fta_composition='' , id_annexe_agrologic_article_codification='1' , id_access_recette_recette='0' , id_fta='366' , ascendant_fta_nomenclature='' , site_production_fta_nomenclature='1' , poids_fta_nomenclature='' , id_annexe_unite='kg' , quantite_piece_par_carton='' , poids_total_carton_vrac_fta_nomenclature='' , code_produit_agrologic_fta_nomenclature='0150' , etat_fta_nomenclature='1' , nom_fta_nomenclature='PREP RIZ 3 COULEURS MENU ITM KG' , suffixe_agrologic_fta_nomenclature='' </text:p>
      <text:p text:style-name="P1"><text:line-break/></text:p>
      <text:p text:style-name="P4">Traitement de l'Article: 10848</text:p>
      <text:p text:style-name="P1"><text:line-break/></text:p>
      <text:p text:style-name="P4">Traitement de l'Article: 10849</text:p>
      <text:p text:style-name="P1"><text:line-break/></text:p>
      <text:p text:style-name="P4">Traitement de l'Article: 10916</text:p>
      <text:p text:style-name="P1"><text:line-break/></text:p>
      <text:p text:style-name="P4">Traitement de l'Article: 11000</text:p>
      <text:p text:style-name="P1"><text:line-break/>111000 - NEM PORC 30G MDTHI PCE créé: </text:p>
      <text:p text:style-name="P5"><text:soft-page-break/>INSERT fta_nomenclature SET <text:s/>last_id_fta_nomenclature='0' , OLD_id_fta_composition='' , id_annexe_agrologic_article_codification='5' , id_access_recette_recette='0' , id_fta='704' , ascendant_fta_nomenclature='' , site_production_fta_nomenclature='1' , poids_fta_nomenclature='0.03' , id_annexe_unite='kg' , quantite_piece_par_carton='' , poids_total_carton_vrac_fta_nomenclature='' , code_produit_agrologic_fta_nomenclature='1000' , etat_fta_nomenclature='1' , nom_fta_nomenclature='NEM PORC 30G MDTHI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04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0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0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70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007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705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705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70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014</text:p>
      <text:p text:style-name="P1"><text:line-break/>121043 - NEM PORC 75G PIECE créé: </text:p>
      <text:p text:style-name="P5">INSERT fta_nomenclature SET <text:s/>last_id_fta_nomenclature='0' , OLD_id_fta_composition='' , id_annexe_agrologic_article_codification='5' , id_access_recette_recette='0' , id_fta='706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06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70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0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0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015</text:p>
      <text:p text:style-name="P1"><text:line-break/>121058 - NEM CREVETTE 75G PIECE créé: </text:p>
      <text:p text:style-name="P5"><text:soft-page-break/>INSERT fta_nomenclature SET <text:s/>last_id_fta_nomenclature='0' , OLD_id_fta_composition='' , id_annexe_agrologic_article_codification='5' , id_access_recette_recette='0' , id_fta='707' , ascendant_fta_nomenclature='' , site_production_fta_nomenclature='1' , poids_fta_nomenclature='0.075' , id_annexe_unite='kg' , quantite_piece_par_carton='' , poids_total_carton_vrac_fta_nomenclature='' , code_produit_agrologic_fta_nomenclature='1058' , etat_fta_nomenclature='1' , nom_fta_nomenclature='NEM CREVETTE 75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0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2 - FCE NEM CREVETTE (ASIATIQUE) créé: </text:p>
      <text:p text:style-name="P5">INSERT fta_nomenclature SET <text:s/>last_id_fta_nomenclature='0' , OLD_id_fta_composition='' , id_annexe_agrologic_article_codification='2' , id_access_recette_recette='0' , id_fta='707' , ascendant_fta_nomenclature='' , site_production_fta_nomenclature='1' , poids_fta_nomenclature='' , id_annexe_unite='kg' , quantite_piece_par_carton='' , poids_total_carton_vrac_fta_nomenclature='' , code_produit_agrologic_fta_nomenclature='0002' , etat_fta_nomenclature='1' , nom_fta_nomenclature='FCE NEM CREVETTE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0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70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11016</text:p>
      <text:p text:style-name="P1"><text:line-break/>121059 - NEM POULET 75G PIECE créé: </text:p>
      <text:p text:style-name="P5">INSERT fta_nomenclature SET <text:s/>last_id_fta_nomenclature='0' , OLD_id_fta_composition='' , id_annexe_agrologic_article_codification='5' , id_access_recette_recette='0' , id_fta='708' , ascendant_fta_nomenclature='' , site_production_fta_nomenclature='1' , poids_fta_nomenclature='0.075' , id_annexe_unite='kg' , quantite_piece_par_carton='' , poids_total_carton_vrac_fta_nomenclature='' , code_produit_agrologic_fta_nomenclature='1059' , etat_fta_nomenclature='1' , nom_fta_nomenclature='NEM POULET 75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0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3 - FARCE NEM POULET (ASIATIQUE) créé: </text:p>
      <text:p text:style-name="P5"><text:soft-page-break/>INSERT fta_nomenclature SET <text:s/>last_id_fta_nomenclature='0' , OLD_id_fta_composition='' , id_annexe_agrologic_article_codification='2' , id_access_recette_recette='0' , id_fta='708' , ascendant_fta_nomenclature='' , site_production_fta_nomenclature='1' , poids_fta_nomenclature='' , id_annexe_unite='kg' , quantite_piece_par_carton='' , poids_total_carton_vrac_fta_nomenclature='' , code_produit_agrologic_fta_nomenclature='0003' , etat_fta_nomenclature='1' , nom_fta_nomenclature='FARCE NEM POULET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0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0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11018</text:p>
      <text:p text:style-name="P1"><text:line-break/>111011 - NEM CRABE 30G PCE COUPE TDA créé: </text:p>
      <text:p text:style-name="P5"><text:soft-page-break/>INSERT fta_nomenclature SET <text:s/>last_id_fta_nomenclature='0' , OLD_id_fta_composition='' , id_annexe_agrologic_article_codification='5' , id_access_recette_recette='0' , id_fta='709' , ascendant_fta_nomenclature='' , site_production_fta_nomenclature='1' , poids_fta_nomenclature='0.03' , id_annexe_unite='kg' , quantite_piece_par_carton='' , poids_total_carton_vrac_fta_nomenclature='' , code_produit_agrologic_fta_nomenclature='1011' , etat_fta_nomenclature='1' , nom_fta_nomenclature='NEM CRABE 30G PCE COUPE TDA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0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25 - FARCE NEM CRABE créé: </text:p>
      <text:p text:style-name="P5">INSERT fta_nomenclature SET <text:s/>last_id_fta_nomenclature='0' , OLD_id_fta_composition='' , id_annexe_agrologic_article_codification='2' , id_access_recette_recette='0' , id_fta='709' , ascendant_fta_nomenclature='' , site_production_fta_nomenclature='1' , poids_fta_nomenclature='' , id_annexe_unite='kg' , quantite_piece_par_carton='' , poids_total_carton_vrac_fta_nomenclature='' , code_produit_agrologic_fta_nomenclature='0025' , etat_fta_nomenclature='1' , nom_fta_nomenclature='FARCE NEM CRABE' , suffixe_agrologic_fta_nomenclature='' </text:p>
      <text:p text:style-name="P1"><text:line-break/></text:p>
      <text:p text:style-name="P4">Traitement de l'Article: 11019</text:p>
      <text:p text:style-name="P1"><text:line-break/>111012 - CRABE FARCI 166G PIECE créé: </text:p>
      <text:p text:style-name="P5"><text:soft-page-break/>INSERT fta_nomenclature SET <text:s/>last_id_fta_nomenclature='0' , OLD_id_fta_composition='' , id_annexe_agrologic_article_codification='5' , id_access_recette_recette='0' , id_fta='710' , ascendant_fta_nomenclature='' , site_production_fta_nomenclature='1' , poids_fta_nomenclature='0.166' , id_annexe_unite='kg' , quantite_piece_par_carton='' , poids_total_carton_vrac_fta_nomenclature='' , code_produit_agrologic_fta_nomenclature='1012' , etat_fta_nomenclature='1' , nom_fta_nomenclature='CRABE FARCI 166G PIECE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710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11021</text:p>
      <text:p text:style-name="P1"><text:line-break/>111464 - BEIGN. ANANAS 50G AUCHAN COUPE PIECE créé: </text:p>
      <text:p text:style-name="P5">INSERT fta_nomenclature SET <text:s/>last_id_fta_nomenclature='0' , OLD_id_fta_composition='' , id_annexe_agrologic_article_codification='5' , id_access_recette_recette='0' , id_fta='711' , ascendant_fta_nomenclature='' , site_production_fta_nomenclature='1' , poids_fta_nomenclature='0.05' , id_annexe_unite='kg' , quantite_piece_par_carton='' , poids_total_carton_vrac_fta_nomenclature='' , code_produit_agrologic_fta_nomenclature='1464' , etat_fta_nomenclature='1' , nom_fta_nomenclature='BEIGN. ANANAS 50G AUCHAN COUPE PIECE' , suffixe_agrologic_fta_nomenclature='' </text:p>
      <text:p text:style-name="P1"><text:line-break/>600027 - PATE A BEIGNET (BEIGNET ANANAS) créé: </text:p>
      <text:p text:style-name="P5"><text:soft-page-break/>INSERT fta_nomenclature SET <text:s/>last_id_fta_nomenclature='0' , OLD_id_fta_composition='' , id_annexe_agrologic_article_codification='2' , id_access_recette_recette='0' , id_fta='711' , ascendant_fta_nomenclature='' , site_production_fta_nomenclature='1' , poids_fta_nomenclature='' , id_annexe_unite='kg' , quantite_piece_par_carton='' , poids_total_carton_vrac_fta_nomenclature='' , code_produit_agrologic_fta_nomenclature='0027' , etat_fta_nomenclature='1' , nom_fta_nomenclature='PATE A BEIGNET (BEIGNET ANANAS)' , suffixe_agrologic_fta_nomenclature='' </text:p>
      <text:p text:style-name="P1"><text:line-break/></text:p>
      <text:p text:style-name="P4">Traitement de l'Article: 11022</text:p>
      <text:p text:style-name="P1"><text:line-break/>130011 - BONBON PIMENT 20G PCE MDAUC créé: </text:p>
      <text:p text:style-name="P5">INSERT fta_nomenclature SET <text:s/>last_id_fta_nomenclature='0' , OLD_id_fta_composition='' , id_annexe_agrologic_article_codification='5' , id_access_recette_recette='0' , id_fta='712' , ascendant_fta_nomenclature='' , site_production_fta_nomenclature='1' , poids_fta_nomenclature='0.02' , id_annexe_unite='kg' , quantite_piece_par_carton='' , poids_total_carton_vrac_fta_nomenclature='' , code_produit_agrologic_fta_nomenclature='0011' , etat_fta_nomenclature='1' , nom_fta_nomenclature='BONBON PIMENT 20G PCE MDAUC' , suffixe_agrologic_fta_nomenclature='' </text:p>
      <text:p text:style-name="P1"><text:line-break/>600020 - FARCE BONBON PIMENT CREOLE KG créé: </text:p>
      <text:p text:style-name="P5">INSERT fta_nomenclature SET <text:s/>last_id_fta_nomenclature='0' , OLD_id_fta_composition='' , id_annexe_agrologic_article_codification='2' , id_access_recette_recette='0' , id_fta='712' , ascendant_fta_nomenclature='' , site_production_fta_nomenclature='1' , poids_fta_nomenclature='' , id_annexe_unite='kg' , quantite_piece_par_carton='' , poids_total_carton_vrac_fta_nomenclature='' , code_produit_agrologic_fta_nomenclature='0020' , etat_fta_nomenclature='1' , nom_fta_nomenclature='FARCE BONBON PIMENT CREOLE KG' , suffixe_agrologic_fta_nomenclature='' </text:p>
      <text:p text:style-name="P1"><text:line-break/></text:p>
      <text:p text:style-name="P4">Traitement de l'Article: 11023</text:p>
      <text:p text:style-name="P1"><text:line-break/>600011 - FARCE ACRAS DE MORUE créé: </text:p>
      <text:p text:style-name="P5"><text:soft-page-break/>INSERT fta_nomenclature SET <text:s/>last_id_fta_nomenclature='0' , OLD_id_fta_composition='' , id_annexe_agrologic_article_codification='2' , id_access_recette_recette='0' , id_fta='713' , ascendant_fta_nomenclature='' , site_production_fta_nomenclature='1' , poids_fta_nomenclature='' , id_annexe_unite='kg' , quantite_piece_par_carton='' , poids_total_carton_vrac_fta_nomenclature='' , code_produit_agrologic_fta_nomenclature='0011' , etat_fta_nomenclature='1' , nom_fta_nomenclature='FARCE ACRAS DE MORUE' , suffixe_agrologic_fta_nomenclature='' </text:p>
      <text:p text:style-name="P1"><text:line-break/></text:p>
      <text:p text:style-name="P4">Traitement de l'Article: 11024</text:p>
      <text:p text:style-name="P1"><text:line-break/></text:p>
      <text:p text:style-name="P4">Traitement de l'Article: 11025</text:p>
      <text:p text:style-name="P1"><text:line-break/></text:p>
      <text:p text:style-name="P4">Traitement de l'Article: 11026</text:p>
      <text:p text:style-name="P1"><text:line-break/></text:p>
      <text:p text:style-name="P4">Traitement de l'Article: 11027</text:p>
      <text:p text:style-name="P1"><text:line-break/></text:p>
      <text:p text:style-name="P4">Traitement de l'Article: 11028</text:p>
      <text:p text:style-name="P1"><text:line-break/></text:p>
      <text:p text:style-name="P4">Traitement de l'Article: 11029</text:p>
      <text:p text:style-name="P1"><text:line-break/></text:p>
      <text:p text:style-name="P4">Traitement de l'Article: 11030</text:p>
      <text:p text:style-name="P1"><text:line-break/></text:p>
      <text:p text:style-name="P4">Traitement de l'Article: 11031</text:p>
      <text:p text:style-name="P1"><text:line-break/></text:p>
      <text:p text:style-name="P4">Traitement de l'Article: 11034</text:p>
      <text:p text:style-name="P1"><text:line-break/>230005 - POULET TIKKA PIECE TARARE SURGELE créé: </text:p>
      <text:p text:style-name="P5"><text:soft-page-break/>INSERT fta_nomenclature SET <text:s/>last_id_fta_nomenclature='0' , OLD_id_fta_composition='' , id_annexe_agrologic_article_codification='4' , id_access_recette_recette='0' , id_fta='722' , ascendant_fta_nomenclature='' , site_production_fta_nomenclature='1' , poids_fta_nomenclature='0.025' , id_annexe_unite='kg' , quantite_piece_par_carton='' , poids_total_carton_vrac_fta_nomenclature='' , code_produit_agrologic_fta_nomenclature='0005' , etat_fta_nomenclature='1' , nom_fta_nomenclature='POULET TIKKA PIECE TARARE SURGELE' , suffixe_agrologic_fta_nomenclature='' </text:p>
      <text:p text:style-name="P1"><text:line-break/>130005 - POULET TIKKA PIECE TARARE créé: </text:p>
      <text:p text:style-name="P5">INSERT fta_nomenclature SET <text:s/>last_id_fta_nomenclature='0' , OLD_id_fta_composition='' , id_annexe_agrologic_article_codification='5' , id_access_recette_recette='0' , id_fta='722' , ascendant_fta_nomenclature='' , site_production_fta_nomenclature='1' , poids_fta_nomenclature='0.025' , id_annexe_unite='kg' , quantite_piece_par_carton='' , poids_total_carton_vrac_fta_nomenclature='' , code_produit_agrologic_fta_nomenclature='0005' , etat_fta_nomenclature='1' , nom_fta_nomenclature='POULET TIKKA PIECE TARARE' , suffixe_agrologic_fta_nomenclature='' </text:p>
      <text:p text:style-name="P1"><text:line-break/></text:p>
      <text:p text:style-name="P4">Traitement de l'Article: 11035</text:p>
      <text:p text:style-name="P1"><text:line-break/>121085 - BAHJI PIECE créé: </text:p>
      <text:p text:style-name="P5">INSERT fta_nomenclature SET <text:s/>last_id_fta_nomenclature='0' , OLD_id_fta_composition='' , id_annexe_agrologic_article_codification='5' , id_access_recette_recette='0' , id_fta='723' , ascendant_fta_nomenclature='' , site_production_fta_nomenclature='1' , poids_fta_nomenclature='0.02' , id_annexe_unite='kg' , quantite_piece_par_carton='' , poids_total_carton_vrac_fta_nomenclature='' , code_produit_agrologic_fta_nomenclature='1085' , etat_fta_nomenclature='1' , nom_fta_nomenclature='BAHJI PIECE' , suffixe_agrologic_fta_nomenclature='' </text:p>
      <text:p text:style-name="P1"><text:line-break/>600049 - FARCE BAHJI créé: </text:p>
      <text:p text:style-name="P5"><text:soft-page-break/>INSERT fta_nomenclature SET <text:s/>last_id_fta_nomenclature='0' , OLD_id_fta_composition='' , id_annexe_agrologic_article_codification='2' , id_access_recette_recette='0' , id_fta='723' , ascendant_fta_nomenclature='' , site_production_fta_nomenclature='1' , poids_fta_nomenclature='' , id_annexe_unite='kg' , quantite_piece_par_carton='' , poids_total_carton_vrac_fta_nomenclature='' , code_produit_agrologic_fta_nomenclature='0049' , etat_fta_nomenclature='1' , nom_fta_nomenclature='FARCE BAHJI' , suffixe_agrologic_fta_nomenclature='' </text:p>
      <text:p text:style-name="P1"><text:line-break/></text:p>
      <text:p text:style-name="P4">Traitement de l'Article: 11038</text:p>
      <text:p text:style-name="P1"><text:line-break/></text:p>
      <text:p text:style-name="P4">Traitement de l'Article: 11040</text:p>
      <text:p text:style-name="P1"><text:line-break/></text:p>
      <text:p text:style-name="P4">Traitement de l'Article: 11042</text:p>
      <text:p text:style-name="P1"><text:line-break/></text:p>
      <text:p text:style-name="P4">Traitement de l'Article: 11043</text:p>
      <text:p text:style-name="P1"><text:line-break/>130003 - CHIMICHANGAS 20G PCE créé: </text:p>
      <text:p text:style-name="P5">INSERT fta_nomenclature SET <text:s/>last_id_fta_nomenclature='0' , OLD_id_fta_composition='' , id_annexe_agrologic_article_codification='5' , id_access_recette_recette='0' , id_fta='281' , ascendant_fta_nomenclature='' , site_production_fta_nomenclature='1' , poids_fta_nomenclature='0.02' , id_annexe_unite='kg' , quantite_piece_par_carton='' , poids_total_carton_vrac_fta_nomenclature='' , code_produit_agrologic_fta_nomenclature='0003' , etat_fta_nomenclature='1' , nom_fta_nomenclature='CHIMICHANGAS 20G PCE' , suffixe_agrologic_fta_nomenclature='' </text:p>
      <text:p text:style-name="P1"><text:line-break/>600019 - GALETTE CHIMICHANGAS créé: </text:p>
      <text:p text:style-name="P5"><text:soft-page-break/>INSERT fta_nomenclature SET <text:s/>last_id_fta_nomenclature='0' , OLD_id_fta_composition='' , id_annexe_agrologic_article_codification='2' , id_access_recette_recette='0' , id_fta='281' , ascendant_fta_nomenclature='' , site_production_fta_nomenclature='1' , poids_fta_nomenclature='' , id_annexe_unite='kg' , quantite_piece_par_carton='' , poids_total_carton_vrac_fta_nomenclature='' , code_produit_agrologic_fta_nomenclature='0019' , etat_fta_nomenclature='1' , nom_fta_nomenclature='GALETTE CHIMICHANGAS' , suffixe_agrologic_fta_nomenclature='' </text:p>
      <text:p text:style-name="P1"><text:line-break/>600017 - FCE CHIMICHANGAS KG créé: </text:p>
      <text:p text:style-name="P5">INSERT fta_nomenclature SET <text:s/>last_id_fta_nomenclature='0' , OLD_id_fta_composition='' , id_annexe_agrologic_article_codification='2' , id_access_recette_recette='0' , id_fta='281' , ascendant_fta_nomenclature='' , site_production_fta_nomenclature='1' , poids_fta_nomenclature='' , id_annexe_unite='kg' , quantite_piece_par_carton='' , poids_total_carton_vrac_fta_nomenclature='' , code_produit_agrologic_fta_nomenclature='0017' , etat_fta_nomenclature='1' , nom_fta_nomenclature='FCE CHIMICHANGAS KG' , suffixe_agrologic_fta_nomenclature='' </text:p>
      <text:p text:style-name="P1"><text:line-break/></text:p>
      <text:p text:style-name="P4">Traitement de l'Article: 11044</text:p>
      <text:p text:style-name="P1"><text:line-break/>130001 - QUESA 25G PIECE créé: </text:p>
      <text:p text:style-name="P5">INSERT fta_nomenclature SET <text:s/>last_id_fta_nomenclature='0' , OLD_id_fta_composition='' , id_annexe_agrologic_article_codification='5' , id_access_recette_recette='0' , id_fta='283' , ascendant_fta_nomenclature='' , site_production_fta_nomenclature='1' , poids_fta_nomenclature='0.025' , id_annexe_unite='kg' , quantite_piece_par_carton='' , poids_total_carton_vrac_fta_nomenclature='' , code_produit_agrologic_fta_nomenclature='0001' , etat_fta_nomenclature='1' , nom_fta_nomenclature='QUESA 25G PIECE' , suffixe_agrologic_fta_nomenclature='' </text:p>
      <text:p text:style-name="P1"><text:line-break/>600016 - FARCE QUESADILLAS KG créé: </text:p>
      <text:p text:style-name="P5"><text:soft-page-break/>INSERT fta_nomenclature SET <text:s/>last_id_fta_nomenclature='0' , OLD_id_fta_composition='' , id_annexe_agrologic_article_codification='2' , id_access_recette_recette='0' , id_fta='283' , ascendant_fta_nomenclature='' , site_production_fta_nomenclature='1' , poids_fta_nomenclature='' , id_annexe_unite='kg' , quantite_piece_par_carton='' , poids_total_carton_vrac_fta_nomenclature='' , code_produit_agrologic_fta_nomenclature='0016' , etat_fta_nomenclature='1' , nom_fta_nomenclature='FARCE QUESADILLA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8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045</text:p>
      <text:p text:style-name="P1"><text:line-break/>130002 - BURRITOS 25G PCE créé: </text:p>
      <text:p text:style-name="P5">INSERT fta_nomenclature SET <text:s/>last_id_fta_nomenclature='0' , OLD_id_fta_composition='' , id_annexe_agrologic_article_codification='5' , id_access_recette_recette='0' , id_fta='284' , ascendant_fta_nomenclature='' , site_production_fta_nomenclature='1' , poids_fta_nomenclature='0.025' , id_annexe_unite='kg' , quantite_piece_par_carton='' , poids_total_carton_vrac_fta_nomenclature='' , code_produit_agrologic_fta_nomenclature='0002' , etat_fta_nomenclature='1' , nom_fta_nomenclature='BURRITOS 25G PCE' , suffixe_agrologic_fta_nomenclature='' </text:p>
      <text:p text:style-name="P1"><text:line-break/>600018 - FARCE BURRITOS KG créé: </text:p>
      <text:p text:style-name="P5"><text:soft-page-break/>INSERT fta_nomenclature SET <text:s/>last_id_fta_nomenclature='0' , OLD_id_fta_composition='' , id_annexe_agrologic_article_codification='2' , id_access_recette_recette='0' , id_fta='284' , ascendant_fta_nomenclature='' , site_production_fta_nomenclature='1' , poids_fta_nomenclature='' , id_annexe_unite='kg' , quantite_piece_par_carton='' , poids_total_carton_vrac_fta_nomenclature='' , code_produit_agrologic_fta_nomenclature='0018' , etat_fta_nomenclature='1' , nom_fta_nomenclature='FARCE BURRITOS KG' , suffixe_agrologic_fta_nomenclature='' </text:p>
      <text:p text:style-name="P1"><text:line-break/>600051 - GALETTE BURRITOS CREPIERE KG créé: </text:p>
      <text:p text:style-name="P5">INSERT fta_nomenclature SET <text:s/>last_id_fta_nomenclature='0' , OLD_id_fta_composition='' , id_annexe_agrologic_article_codification='2' , id_access_recette_recette='0' , id_fta='284' , ascendant_fta_nomenclature='' , site_production_fta_nomenclature='1' , poids_fta_nomenclature='' , id_annexe_unite='kg' , quantite_piece_par_carton='' , poids_total_carton_vrac_fta_nomenclature='' , code_produit_agrologic_fta_nomenclature='0051' , etat_fta_nomenclature='1' , nom_fta_nomenclature='GALETTE BURRITOS CREPIERE KG' , suffixe_agrologic_fta_nomenclature='' </text:p>
      <text:p text:style-name="P1"><text:line-break/></text:p>
      <text:p text:style-name="P4">Traitement de l'Article: 11052</text:p>
      <text:p text:style-name="P1"><text:line-break/></text:p>
      <text:p text:style-name="P4">Traitement de l'Article: 11053</text:p>
      <text:p text:style-name="P1"><text:line-break/></text:p>
      <text:p text:style-name="P4">Traitement de l'Article: 11056</text:p>
      <text:p text:style-name="P1"><text:line-break/>121115 - NEM PORC 35G CASINO PIECE créé: </text:p>
      <text:p text:style-name="P5">INSERT fta_nomenclature SET <text:s/>last_id_fta_nomenclature='0' , OLD_id_fta_composition='' , id_annexe_agrologic_article_codification='5' , id_access_recette_recette='0' , id_fta='729' , ascendant_fta_nomenclature='' , site_production_fta_nomenclature='1' , poids_fta_nomenclature='0.035' , id_annexe_unite='kg' , quantite_piece_par_carton='' , poids_total_carton_vrac_fta_nomenclature='' , code_produit_agrologic_fta_nomenclature='1115' , etat_fta_nomenclature='1' , nom_fta_nomenclature='NEM PORC 35G CASINO PIE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729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2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2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2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11058</text:p>
      <text:p text:style-name="P1"><text:line-break/>111457 - ACRA 20G AUCHAN COUPE PIECE créé: </text:p>
      <text:p text:style-name="P5">INSERT fta_nomenclature SET <text:s/>last_id_fta_nomenclature='0' , OLD_id_fta_composition='' , id_annexe_agrologic_article_codification='5' , id_access_recette_recette='0' , id_fta='730' , ascendant_fta_nomenclature='' , site_production_fta_nomenclature='1' , poids_fta_nomenclature='0.02' , id_annexe_unite='kg' , quantite_piece_par_carton='' , poids_total_carton_vrac_fta_nomenclature='' , code_produit_agrologic_fta_nomenclature='1457' , etat_fta_nomenclature='1' , nom_fta_nomenclature='ACRA 20G AUCHAN COUPE PIECE' , suffixe_agrologic_fta_nomenclature='' </text:p>
      <text:p text:style-name="P1"><text:line-break/>600103 - FCE ACRA AUC/ITM COUPE créé: </text:p>
      <text:p text:style-name="P5">INSERT fta_nomenclature SET <text:s/>last_id_fta_nomenclature='0' , OLD_id_fta_composition='' , id_annexe_agrologic_article_codification='2' , id_access_recette_recette='0' , id_fta='730' , ascendant_fta_nomenclature='' , site_production_fta_nomenclature='1' , poids_fta_nomenclature='' , id_annexe_unite='kg' , quantite_piece_par_carton='' , poids_total_carton_vrac_fta_nomenclature='' , code_produit_agrologic_fta_nomenclature='0103' , etat_fta_nomenclature='1' , nom_fta_nomenclature='FCE ACRA AUC/ITM COUPE' , suffixe_agrologic_fta_nomenclature='' </text:p>
      <text:p text:style-name="P1"><text:line-break/></text:p>
      <text:p text:style-name="P4">Traitement de l'Article: 11059</text:p>
      <text:p text:style-name="P1"><text:line-break/>121116 - SAMOSSA PORC 65G CASINO PIECE créé: </text:p>
      <text:p text:style-name="P5">INSERT fta_nomenclature SET <text:s/>last_id_fta_nomenclature='0' , OLD_id_fta_composition='' , id_annexe_agrologic_article_codification='5' , id_access_recette_recette='0' , id_fta='731' , ascendant_fta_nomenclature='' , site_production_fta_nomenclature='1' , poids_fta_nomenclature='0.065' , id_annexe_unite='kg' , quantite_piece_par_carton='' , poids_total_carton_vrac_fta_nomenclature='' , code_produit_agrologic_fta_nomenclature='1116' , etat_fta_nomenclature='1' , nom_fta_nomenclature='SAMOSSA PORC 65G CASINO PIECE' , suffixe_agrologic_fta_nomenclature='' </text:p>
      <text:p text:style-name="P1"><text:line-break/>600111 - FCE SAMOSSA PORC CASINO KG créé: </text:p>
      <text:p text:style-name="P5"><text:soft-page-break/>INSERT fta_nomenclature SET <text:s/>last_id_fta_nomenclature='0' , OLD_id_fta_composition='' , id_annexe_agrologic_article_codification='2' , id_access_recette_recette='0' , id_fta='731' , ascendant_fta_nomenclature='' , site_production_fta_nomenclature='1' , poids_fta_nomenclature='' , id_annexe_unite='kg' , quantite_piece_par_carton='' , poids_total_carton_vrac_fta_nomenclature='' , code_produit_agrologic_fta_nomenclature='0111' , etat_fta_nomenclature='1' , nom_fta_nomenclature='FCE SAMOSSA PORC CASINO KG' , suffixe_agrologic_fta_nomenclature='' </text:p>
      <text:p text:style-name="P1"><text:line-break/>700173 - PREPA OIGNONS REHYDRATES KG créé: </text:p>
      <text:p text:style-name="P5">INSERT fta_nomenclature SET <text:s/>last_id_fta_nomenclature='0' , OLD_id_fta_composition='' , id_annexe_agrologic_article_codification='1' , id_access_recette_recette='0' , id_fta='731' , ascendant_fta_nomenclature='' , site_production_fta_nomenclature='1' , poids_fta_nomenclature='' , id_annexe_unite='kg' , quantite_piece_par_carton='' , poids_total_carton_vrac_fta_nomenclature='' , code_produit_agrologic_fta_nomenclature='0173' , etat_fta_nomenclature='1' , nom_fta_nomenclature='PREPA OIGNON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3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060</text:p>
      <text:p text:style-name="P1"><text:line-break/>130020 - FALAFEL 25G PCE créé: </text:p>
      <text:p text:style-name="P5"><text:soft-page-break/>INSERT fta_nomenclature SET <text:s/>last_id_fta_nomenclature='0' , OLD_id_fta_composition='' , id_annexe_agrologic_article_codification='5' , id_access_recette_recette='0' , id_fta='239' , ascendant_fta_nomenclature='' , site_production_fta_nomenclature='1' , poids_fta_nomenclature='0.025' , id_annexe_unite='kg' , quantite_piece_par_carton='' , poids_total_carton_vrac_fta_nomenclature='' , code_produit_agrologic_fta_nomenclature='0020' , etat_fta_nomenclature='1' , nom_fta_nomenclature='FALAFEL 25G PCE' , suffixe_agrologic_fta_nomenclature='' </text:p>
      <text:p text:style-name="P1"><text:line-break/>600035 - FARCE FALAFEL KG créé: </text:p>
      <text:p text:style-name="P5">INSERT fta_nomenclature SET <text:s/>last_id_fta_nomenclature='0' , OLD_id_fta_composition='' , id_annexe_agrologic_article_codification='2' , id_access_recette_recette='0' , id_fta='239' , ascendant_fta_nomenclature='' , site_production_fta_nomenclature='1' , poids_fta_nomenclature='' , id_annexe_unite='kg' , quantite_piece_par_carton='' , poids_total_carton_vrac_fta_nomenclature='' , code_produit_agrologic_fta_nomenclature='0035' , etat_fta_nomenclature='1' , nom_fta_nomenclature='FARCE FALAFEL KG' , suffixe_agrologic_fta_nomenclature='' </text:p>
      <text:p text:style-name="P1"><text:line-break/>700173 - PREPA OIGNONS REHYDRATES KG créé: </text:p>
      <text:p text:style-name="P5">INSERT fta_nomenclature SET <text:s/>last_id_fta_nomenclature='0' , OLD_id_fta_composition='' , id_annexe_agrologic_article_codification='1' , id_access_recette_recette='0' , id_fta='239' , ascendant_fta_nomenclature='' , site_production_fta_nomenclature='1' , poids_fta_nomenclature='' , id_annexe_unite='kg' , quantite_piece_par_carton='' , poids_total_carton_vrac_fta_nomenclature='' , code_produit_agrologic_fta_nomenclature='0173' , etat_fta_nomenclature='1' , nom_fta_nomenclature='PREPA OIGNONS REHYDRATES KG' , suffixe_agrologic_fta_nomenclature='' </text:p>
      <text:p text:style-name="P1"><text:line-break/></text:p>
      <text:p text:style-name="P4">Traitement de l'Article: 11061</text:p>
      <text:p text:style-name="P1"><text:line-break/> - <text:s/>créé: </text:p>
      <text:p text:style-name="P5"><text:soft-page-break/>INSERT fta_nomenclature SET <text:s/>last_id_fta_nomenclature='0' , OLD_id_fta_composition='' , id_annexe_agrologic_article_codification='6' , id_access_recette_recette='0' , id_fta='282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11062</text:p>
      <text:p text:style-name="P1"><text:line-break/>121614 - PASTILLAS 70G PIECE AUCHAN créé: </text:p>
      <text:p text:style-name="P5">INSERT fta_nomenclature SET <text:s/>last_id_fta_nomenclature='0' , OLD_id_fta_composition='' , id_annexe_agrologic_article_codification='5' , id_access_recette_recette='0' , id_fta='732' , ascendant_fta_nomenclature='' , site_production_fta_nomenclature='1' , poids_fta_nomenclature='0.07' , id_annexe_unite='kg' , quantite_piece_par_carton='' , poids_total_carton_vrac_fta_nomenclature='' , code_produit_agrologic_fta_nomenclature='1614' , etat_fta_nomenclature='1' , nom_fta_nomenclature='PASTILLAS 70G PIECE AUCHAN' , suffixe_agrologic_fta_nomenclature='' </text:p>
      <text:p text:style-name="P1"><text:line-break/>600055 - FCE PASTILLAS KG créé: </text:p>
      <text:p text:style-name="P5">INSERT fta_nomenclature SET <text:s/>last_id_fta_nomenclature='0' , OLD_id_fta_composition='' , id_annexe_agrologic_article_codification='2' , id_access_recette_recette='0' , id_fta='732' , ascendant_fta_nomenclature='' , site_production_fta_nomenclature='1' , poids_fta_nomenclature='' , id_annexe_unite='kg' , quantite_piece_par_carton='' , poids_total_carton_vrac_fta_nomenclature='' , code_produit_agrologic_fta_nomenclature='0055' , etat_fta_nomenclature='1' , nom_fta_nomenclature='FCE PASTILLA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732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065</text:p>
      <text:p text:style-name="P1"><text:line-break/>111461 - SAMOSSA VOLAILLE 55G AUCHAN COUPE PIECE créé: </text:p>
      <text:p text:style-name="P5">INSERT fta_nomenclature SET <text:s/>last_id_fta_nomenclature='0' , OLD_id_fta_composition='' , id_annexe_agrologic_article_codification='5' , id_access_recette_recette='0' , id_fta='733' , ascendant_fta_nomenclature='' , site_production_fta_nomenclature='1' , poids_fta_nomenclature='0.055' , id_annexe_unite='kg' , quantite_piece_par_carton='' , poids_total_carton_vrac_fta_nomenclature='' , code_produit_agrologic_fta_nomenclature='1461' , etat_fta_nomenclature='1' , nom_fta_nomenclature='SAMOSSA VOLAILLE 55G AUCHAN COUPE PIECE' , suffixe_agrologic_fta_nomenclature='' </text:p>
      <text:p text:style-name="P1"><text:line-break/>600105 - FCE SAMOSSA VOLAILLE AUCHAN COUPE créé: </text:p>
      <text:p text:style-name="P5">INSERT fta_nomenclature SET <text:s/>last_id_fta_nomenclature='0' , OLD_id_fta_composition='' , id_annexe_agrologic_article_codification='2' , id_access_recette_recette='0' , id_fta='733' , ascendant_fta_nomenclature='' , site_production_fta_nomenclature='1' , poids_fta_nomenclature='' , id_annexe_unite='kg' , quantite_piece_par_carton='' , poids_total_carton_vrac_fta_nomenclature='' , code_produit_agrologic_fta_nomenclature='0105' , etat_fta_nomenclature='1' , nom_fta_nomenclature='FCE SAMOSSA VOLAILLE AUCHAN COUPE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73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066</text:p>
      <text:p text:style-name="P1"><text:line-break/>111066 - SAMOSSA LEGUME 50G PCE CPE INTER créé: </text:p>
      <text:p text:style-name="P5">INSERT fta_nomenclature SET <text:s/>last_id_fta_nomenclature='0' , OLD_id_fta_composition='' , id_annexe_agrologic_article_codification='5' , id_access_recette_recette='0' , id_fta='734' , ascendant_fta_nomenclature='' , site_production_fta_nomenclature='1' , poids_fta_nomenclature='0.05' , id_annexe_unite='kg' , quantite_piece_par_carton='' , poids_total_carton_vrac_fta_nomenclature='' , code_produit_agrologic_fta_nomenclature='1066' , etat_fta_nomenclature='1' , nom_fta_nomenclature='SAMOSSA LEGUME 50G PCE CPE INTER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3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06 - FCE SAMOSSA LEGUME AUCHAN COUPE créé: </text:p>
      <text:p text:style-name="P5"><text:soft-page-break/>INSERT fta_nomenclature SET <text:s/>last_id_fta_nomenclature='0' , OLD_id_fta_composition='' , id_annexe_agrologic_article_codification='2' , id_access_recette_recette='0' , id_fta='734' , ascendant_fta_nomenclature='' , site_production_fta_nomenclature='1' , poids_fta_nomenclature='' , id_annexe_unite='kg' , quantite_piece_par_carton='' , poids_total_carton_vrac_fta_nomenclature='' , code_produit_agrologic_fta_nomenclature='0106' , etat_fta_nomenclature='1' , nom_fta_nomenclature='FCE SAMOSSA LEGUME AUCHAN COUPE' , suffixe_agrologic_fta_nomenclature='' </text:p>
      <text:p text:style-name="P1"><text:line-break/></text:p>
      <text:p text:style-name="P4">Traitement de l'Article: 11067</text:p>
      <text:p text:style-name="P1"><text:line-break/>121628 - RIZ CANTONAIS AUCHAN 240G CUIT créé: </text:p>
      <text:p text:style-name="P5">INSERT fta_nomenclature SET <text:s/>last_id_fta_nomenclature='0' , OLD_id_fta_composition='' , id_annexe_agrologic_article_codification='5' , id_access_recette_recette='0' , id_fta='735' , ascendant_fta_nomenclature='' , site_production_fta_nomenclature='1' , poids_fta_nomenclature='0.24' , id_annexe_unite='kg' , quantite_piece_par_carton='' , poids_total_carton_vrac_fta_nomenclature='' , code_produit_agrologic_fta_nomenclature='1628' , etat_fta_nomenclature='1' , nom_fta_nomenclature='RIZ CANTONAIS AUCHAN 240G CUIT' , suffixe_agrologic_fta_nomenclature='' </text:p>
      <text:p text:style-name="P1"><text:line-break/>221628 - RIZ CANTONAIS AUCHAN 240G CRU créé: </text:p>
      <text:p text:style-name="P5">INSERT fta_nomenclature SET <text:s/>last_id_fta_nomenclature='0' , OLD_id_fta_composition='' , id_annexe_agrologic_article_codification='4' , id_access_recette_recette='0' , id_fta='735' , ascendant_fta_nomenclature='' , site_production_fta_nomenclature='1' , poids_fta_nomenclature='' , id_annexe_unite='kg' , quantite_piece_par_carton='0.24' , poids_total_carton_vrac_fta_nomenclature='' , code_produit_agrologic_fta_nomenclature='1628' , etat_fta_nomenclature='2' , nom_fta_nomenclature='RIZ CANTONAIS AUCHAN 240G CRU' , suffixe_agrologic_fta_nomenclature='' </text:p>
      <text:p text:style-name="P1"><text:line-break/>700162 - PREPA RIZ CANTONAIS AUCHAN KG créé: </text:p>
      <text:p text:style-name="P5"><text:soft-page-break/>INSERT fta_nomenclature SET <text:s/>last_id_fta_nomenclature='0' , OLD_id_fta_composition='' , id_annexe_agrologic_article_codification='1' , id_access_recette_recette='0' , id_fta='735' , ascendant_fta_nomenclature='' , site_production_fta_nomenclature='1' , poids_fta_nomenclature='' , id_annexe_unite='kg' , quantite_piece_par_carton='' , poids_total_carton_vrac_fta_nomenclature='' , code_produit_agrologic_fta_nomenclature='0162' , etat_fta_nomenclature='1' , nom_fta_nomenclature='PREPA RIZ CANTONAIS AUCHAN KG' , suffixe_agrologic_fta_nomenclature='' </text:p>
      <text:p text:style-name="P1"><text:line-break/>110088 - PORC CARAMEL AUCHAN 180G CUIT créé: </text:p>
      <text:p text:style-name="P5">INSERT fta_nomenclature SET <text:s/>last_id_fta_nomenclature='0' , OLD_id_fta_composition='' , id_annexe_agrologic_article_codification='5' , id_access_recette_recette='0' , id_fta='735' , ascendant_fta_nomenclature='' , site_production_fta_nomenclature='1' , poids_fta_nomenclature='0.18' , id_annexe_unite='kg' , quantite_piece_par_carton='' , poids_total_carton_vrac_fta_nomenclature='' , code_produit_agrologic_fta_nomenclature='0088' , etat_fta_nomenclature='1' , nom_fta_nomenclature='PORC CARAMEL AUCHAN 180G CUIT' , suffixe_agrologic_fta_nomenclature='' </text:p>
      <text:p text:style-name="P1"><text:line-break/>210088 - PORC CARAMEL AUCHAN 180G AUC CRU créé: </text:p>
      <text:p text:style-name="P5">INSERT fta_nomenclature SET <text:s/>last_id_fta_nomenclature='0' , OLD_id_fta_composition='' , id_annexe_agrologic_article_codification='4' , id_access_recette_recette='0' , id_fta='735' , ascendant_fta_nomenclature='' , site_production_fta_nomenclature='1' , poids_fta_nomenclature='0.18' , id_annexe_unite='kg' , quantite_piece_par_carton='' , poids_total_carton_vrac_fta_nomenclature='' , code_produit_agrologic_fta_nomenclature='0088' , etat_fta_nomenclature='1' , nom_fta_nomenclature='PORC CARAMEL AUCHAN 180G AUC CRU' , suffixe_agrologic_fta_nomenclature='' </text:p>
      <text:p text:style-name="P1"><text:line-break/>500539 - SAUCE PORC CARAMEL AUCHAN L créé: </text:p>
      <text:p text:style-name="P5">INSERT fta_nomenclature SET <text:s/>last_id_fta_nomenclature='0' , OLD_id_fta_composition='' , id_annexe_agrologic_article_codification='3' , id_access_recette_recette='0' , id_fta='735' , ascendant_fta_nomenclature='' , site_production_fta_nomenclature='1' , poids_fta_nomenclature='' , id_annexe_unite='L' , quantite_piece_par_carton='' , poids_total_carton_vrac_fta_nomenclature='' , code_produit_agrologic_fta_nomenclature='0539' , etat_fta_nomenclature='1' , nom_fta_nomenclature='SAUCE PORC CARAMEL AUCHAN L' , suffixe_agrologic_fta_nomenclature='' </text:p>
      <text:p text:style-name="P1"><text:line-break/>700417 - PREP PORC LAMELLE BLCH 20% KG créé: </text:p>
      <text:p text:style-name="P5"><text:soft-page-break/>INSERT fta_nomenclature SET <text:s/>last_id_fta_nomenclature='0' , OLD_id_fta_composition='' , id_annexe_agrologic_article_codification='1' , id_access_recette_recette='0' , id_fta='735' , ascendant_fta_nomenclature='' , site_production_fta_nomenclature='1' , poids_fta_nomenclature='' , id_annexe_unite='kg' , quantite_piece_par_carton='' , poids_total_carton_vrac_fta_nomenclature='' , code_produit_agrologic_fta_nomenclature='0417' , etat_fta_nomenclature='1' , nom_fta_nomenclature='PREP PORC LAMELLE BLCH 20% KG' , suffixe_agrologic_fta_nomenclature='' </text:p>
      <text:p text:style-name="P1"><text:line-break/>121115 - NEM PORC 35G CASINO PIECE créé: </text:p>
      <text:p text:style-name="P5">INSERT fta_nomenclature SET <text:s/>last_id_fta_nomenclature='0' , OLD_id_fta_composition='' , id_annexe_agrologic_article_codification='5' , id_access_recette_recette='0' , id_fta='735' , ascendant_fta_nomenclature='' , site_production_fta_nomenclature='1' , poids_fta_nomenclature='0.035' , id_annexe_unite='kg' , quantite_piece_par_carton='' , poids_total_carton_vrac_fta_nomenclature='' , code_produit_agrologic_fta_nomenclature='1115' , etat_fta_nomenclature='1' , nom_fta_nomenclature='NEM PORC 35G CASINO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35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3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73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3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068</text:p>
      <text:p text:style-name="P1"><text:line-break/>111069 - CROUST CANARD 15G T PCE créé: </text:p>
      <text:p text:style-name="P5">INSERT fta_nomenclature SET <text:s/>last_id_fta_nomenclature='0' , OLD_id_fta_composition='' , id_annexe_agrologic_article_codification='5' , id_access_recette_recette='0' , id_fta='736' , ascendant_fta_nomenclature='' , site_production_fta_nomenclature='1' , poids_fta_nomenclature='0.015' , id_annexe_unite='kg' , quantite_piece_par_carton='' , poids_total_carton_vrac_fta_nomenclature='' , code_produit_agrologic_fta_nomenclature='1069' , etat_fta_nomenclature='1' , nom_fta_nomenclature='CROUST CANARD 15G T PCE' , suffixe_agrologic_fta_nomenclature='' </text:p>
      <text:p text:style-name="P1"><text:line-break/>700227 - PREP ANGLAISE KG créé: </text:p>
      <text:p text:style-name="P5"><text:soft-page-break/>INSERT fta_nomenclature SET <text:s/>last_id_fta_nomenclature='0' , OLD_id_fta_composition='' , id_annexe_agrologic_article_codification='1' , id_access_recette_recette='0' , id_fta='736' , ascendant_fta_nomenclature='' , site_production_fta_nomenclature='1' , poids_fta_nomenclature='' , id_annexe_unite='kg' , quantite_piece_par_carton='' , poids_total_carton_vrac_fta_nomenclature='' , code_produit_agrologic_fta_nomenclature='0227' , etat_fta_nomenclature='1' , nom_fta_nomenclature='PREP ANGLAISE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3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32 - FCE CROUSTILLANT CANARD KG créé: </text:p>
      <text:p text:style-name="P5">INSERT fta_nomenclature SET <text:s/>last_id_fta_nomenclature='0' , OLD_id_fta_composition='' , id_annexe_agrologic_article_codification='2' , id_access_recette_recette='0' , id_fta='736' , ascendant_fta_nomenclature='' , site_production_fta_nomenclature='1' , poids_fta_nomenclature='' , id_annexe_unite='kg' , quantite_piece_par_carton='' , poids_total_carton_vrac_fta_nomenclature='' , code_produit_agrologic_fta_nomenclature='0132' , etat_fta_nomenclature='1' , nom_fta_nomenclature='FCE CROUSTILLANT CANARD KG' , suffixe_agrologic_fta_nomenclature='' </text:p>
      <text:p text:style-name="P1"><text:line-break/>700020 - PRE CUISSON CANARD MISE EN FETE KG créé: </text:p>
      <text:p text:style-name="P5">INSERT fta_nomenclature SET <text:s/>last_id_fta_nomenclature='0' , OLD_id_fta_composition='' , id_annexe_agrologic_article_codification='1' , id_access_recette_recette='0' , id_fta='736' , ascendant_fta_nomenclature='' , site_production_fta_nomenclature='1' , poids_fta_nomenclature='' , id_annexe_unite='kg' , quantite_piece_par_carton='' , poids_total_carton_vrac_fta_nomenclature='' , code_produit_agrologic_fta_nomenclature='0020' , etat_fta_nomenclature='1' , nom_fta_nomenclature='PRE CUISSON CANARD MISE EN FETE KG' , suffixe_agrologic_fta_nomenclature='' </text:p>
      <text:p text:style-name="P1"><text:line-break/>111070 - CROUST LANGOUSTE 15G T PCE créé: </text:p>
      <text:p text:style-name="P5"><text:soft-page-break/>INSERT fta_nomenclature SET <text:s/>last_id_fta_nomenclature='0' , OLD_id_fta_composition='' , id_annexe_agrologic_article_codification='5' , id_access_recette_recette='0' , id_fta='736' , ascendant_fta_nomenclature='' , site_production_fta_nomenclature='1' , poids_fta_nomenclature='0.015' , id_annexe_unite='kg' , quantite_piece_par_carton='' , poids_total_carton_vrac_fta_nomenclature='' , code_produit_agrologic_fta_nomenclature='1070' , etat_fta_nomenclature='1' , nom_fta_nomenclature='CROUST LANGOUSTE 15G T PCE' , suffixe_agrologic_fta_nomenclature='' </text:p>
      <text:p text:style-name="P1"><text:line-break/>700227 - PREP ANGLAISE KG créé: </text:p>
      <text:p text:style-name="P5">INSERT fta_nomenclature SET <text:s/>last_id_fta_nomenclature='0' , OLD_id_fta_composition='' , id_annexe_agrologic_article_codification='1' , id_access_recette_recette='0' , id_fta='736' , ascendant_fta_nomenclature='' , site_production_fta_nomenclature='1' , poids_fta_nomenclature='' , id_annexe_unite='kg' , quantite_piece_par_carton='' , poids_total_carton_vrac_fta_nomenclature='' , code_produit_agrologic_fta_nomenclature='0227' , etat_fta_nomenclature='1' , nom_fta_nomenclature='PREP ANGLAISE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3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33 - FCE CROUSTILLANT LANGOUSTE KG créé: </text:p>
      <text:p text:style-name="P5">INSERT fta_nomenclature SET <text:s/>last_id_fta_nomenclature='0' , OLD_id_fta_composition='' , id_annexe_agrologic_article_codification='2' , id_access_recette_recette='0' , id_fta='736' , ascendant_fta_nomenclature='' , site_production_fta_nomenclature='1' , poids_fta_nomenclature='' , id_annexe_unite='kg' , quantite_piece_par_carton='' , poids_total_carton_vrac_fta_nomenclature='' , code_produit_agrologic_fta_nomenclature='0133' , etat_fta_nomenclature='1' , nom_fta_nomenclature='FCE CROUSTILLANT LANGOUSTE KG' , suffixe_agrologic_fta_nomenclature='' </text:p>
      <text:p text:style-name="P1"><text:line-break/>111071 - CROUST ST JACQUES 15G T PCE créé: </text:p>
      <text:p text:style-name="P5"><text:soft-page-break/>INSERT fta_nomenclature SET <text:s/>last_id_fta_nomenclature='0' , OLD_id_fta_composition='' , id_annexe_agrologic_article_codification='5' , id_access_recette_recette='0' , id_fta='736' , ascendant_fta_nomenclature='' , site_production_fta_nomenclature='1' , poids_fta_nomenclature='0.015' , id_annexe_unite='kg' , quantite_piece_par_carton='' , poids_total_carton_vrac_fta_nomenclature='' , code_produit_agrologic_fta_nomenclature='1071' , etat_fta_nomenclature='1' , nom_fta_nomenclature='CROUST ST JACQUES 15G T PCE' , suffixe_agrologic_fta_nomenclature='' </text:p>
      <text:p text:style-name="P1"><text:line-break/>700227 - PREP ANGLAISE KG créé: </text:p>
      <text:p text:style-name="P5">INSERT fta_nomenclature SET <text:s/>last_id_fta_nomenclature='0' , OLD_id_fta_composition='' , id_annexe_agrologic_article_codification='1' , id_access_recette_recette='0' , id_fta='736' , ascendant_fta_nomenclature='' , site_production_fta_nomenclature='1' , poids_fta_nomenclature='' , id_annexe_unite='kg' , quantite_piece_par_carton='' , poids_total_carton_vrac_fta_nomenclature='' , code_produit_agrologic_fta_nomenclature='0227' , etat_fta_nomenclature='1' , nom_fta_nomenclature='PREP ANGLAISE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3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35 - FCE CROUSTILLANT ST JACQUES KG créé: </text:p>
      <text:p text:style-name="P5">INSERT fta_nomenclature SET <text:s/>last_id_fta_nomenclature='0' , OLD_id_fta_composition='' , id_annexe_agrologic_article_codification='2' , id_access_recette_recette='0' , id_fta='736' , ascendant_fta_nomenclature='' , site_production_fta_nomenclature='1' , poids_fta_nomenclature='' , id_annexe_unite='kg' , quantite_piece_par_carton='' , poids_total_carton_vrac_fta_nomenclature='' , code_produit_agrologic_fta_nomenclature='0135' , etat_fta_nomenclature='1' , nom_fta_nomenclature='FCE CROUSTILLANT ST JACQUES KG' , suffixe_agrologic_fta_nomenclature='' </text:p>
      <text:p text:style-name="P1"><text:line-break/>111728 - BOUCH SAUMON ANETH (TAG) 15G PIECE créé: </text:p>
      <text:p text:style-name="P5"><text:soft-page-break/>INSERT fta_nomenclature SET <text:s/>last_id_fta_nomenclature='0' , OLD_id_fta_composition='' , id_annexe_agrologic_article_codification='5' , id_access_recette_recette='0' , id_fta='736' , ascendant_fta_nomenclature='' , site_production_fta_nomenclature='1' , poids_fta_nomenclature='0.015' , id_annexe_unite='kg' , quantite_piece_par_carton='' , poids_total_carton_vrac_fta_nomenclature='' , code_produit_agrologic_fta_nomenclature='1728' , etat_fta_nomenclature='1' , nom_fta_nomenclature='BOUCH SAUMON ANETH (TAG) 15G PIECE' , suffixe_agrologic_fta_nomenclature='' </text:p>
      <text:p text:style-name="P1"><text:line-break/>600505 - FCE BOUCH SAUMON ANETH KG créé: </text:p>
      <text:p text:style-name="P5">INSERT fta_nomenclature SET <text:s/>last_id_fta_nomenclature='0' , OLD_id_fta_composition='' , id_annexe_agrologic_article_codification='2' , id_access_recette_recette='0' , id_fta='736' , ascendant_fta_nomenclature='' , site_production_fta_nomenclature='1' , poids_fta_nomenclature='' , id_annexe_unite='kg' , quantite_piece_par_carton='' , poids_total_carton_vrac_fta_nomenclature='' , code_produit_agrologic_fta_nomenclature='0505' , etat_fta_nomenclature='1' , nom_fta_nomenclature='FCE BOUCH SAUMON ANETH KG' , suffixe_agrologic_fta_nomenclature='' </text:p>
      <text:p text:style-name="P1"><text:line-break/></text:p>
      <text:p text:style-name="P4">Traitement de l'Article: 11070</text:p>
      <text:p text:style-name="P1"><text:line-break/>111722 - PASTILLA MIEL AMANDE 25G SURG PCE créé: </text:p>
      <text:p text:style-name="P5">INSERT fta_nomenclature SET <text:s/>last_id_fta_nomenclature='0' , OLD_id_fta_composition='' , id_annexe_agrologic_article_codification='5' , id_access_recette_recette='0' , id_fta='199' , ascendant_fta_nomenclature='' , site_production_fta_nomenclature='1' , poids_fta_nomenclature='0.025' , id_annexe_unite='kg' , quantite_piece_par_carton='' , poids_total_carton_vrac_fta_nomenclature='' , code_produit_agrologic_fta_nomenclature='1722' , etat_fta_nomenclature='1' , nom_fta_nomenclature='PASTILLA MIEL AMANDE 25G SURG PCE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99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30 - FCE PASTILLA MIEL AMANDE SURG KG créé: </text:p>
      <text:p text:style-name="P5">INSERT fta_nomenclature SET <text:s/>last_id_fta_nomenclature='0' , OLD_id_fta_composition='' , id_annexe_agrologic_article_codification='2' , id_access_recette_recette='0' , id_fta='199' , ascendant_fta_nomenclature='' , site_production_fta_nomenclature='1' , poids_fta_nomenclature='' , id_annexe_unite='kg' , quantite_piece_par_carton='' , poids_total_carton_vrac_fta_nomenclature='' , code_produit_agrologic_fta_nomenclature='0130' , etat_fta_nomenclature='1' , nom_fta_nomenclature='FCE PASTILLA MIEL AMANDE SURG KG' , suffixe_agrologic_fta_nomenclature='' </text:p>
      <text:p text:style-name="P1"><text:line-break/></text:p>
      <text:p text:style-name="P4">Traitement de l'Article: 11071</text:p>
      <text:p text:style-name="P1"><text:line-break/>111724 - SAM FRUIT EXO 25G PCE créé: </text:p>
      <text:p text:style-name="P5">INSERT fta_nomenclature SET <text:s/>last_id_fta_nomenclature='0' , OLD_id_fta_composition='' , id_annexe_agrologic_article_codification='5' , id_access_recette_recette='0' , id_fta='200' , ascendant_fta_nomenclature='' , site_production_fta_nomenclature='1' , poids_fta_nomenclature='0.025' , id_annexe_unite='kg' , quantite_piece_par_carton='' , poids_total_carton_vrac_fta_nomenclature='' , code_produit_agrologic_fta_nomenclature='1724' , etat_fta_nomenclature='1' , nom_fta_nomenclature='SAM FRUIT EXO 25G PCE' , suffixe_agrologic_fta_nomenclature='' </text:p>
      <text:p text:style-name="P1"><text:line-break/>600138 - FCE SAMOSSA FRUITS EXO KG créé: </text:p>
      <text:p text:style-name="P5"><text:soft-page-break/>INSERT fta_nomenclature SET <text:s/>last_id_fta_nomenclature='0' , OLD_id_fta_composition='' , id_annexe_agrologic_article_codification='2' , id_access_recette_recette='0' , id_fta='200' , ascendant_fta_nomenclature='' , site_production_fta_nomenclature='1' , poids_fta_nomenclature='' , id_annexe_unite='kg' , quantite_piece_par_carton='' , poids_total_carton_vrac_fta_nomenclature='' , code_produit_agrologic_fta_nomenclature='0138' , etat_fta_nomenclature='1' , nom_fta_nomenclature='FCE SAMOSSA FRUITS EXO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00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072</text:p>
      <text:p text:style-name="P1"><text:line-break/>121200 - N PORC 65G LSTDA PIECE créé: </text:p>
      <text:p text:style-name="P5">INSERT fta_nomenclature SET <text:s/>last_id_fta_nomenclature='0' , OLD_id_fta_composition='' , id_annexe_agrologic_article_codification='5' , id_access_recette_recette='0' , id_fta='255' , ascendant_fta_nomenclature='' , site_production_fta_nomenclature='1' , poids_fta_nomenclature='0.065' , id_annexe_unite='kg' , quantite_piece_par_carton='' , poids_total_carton_vrac_fta_nomenclature='' , code_produit_agrologic_fta_nomenclature='1200' , etat_fta_nomenclature='1' , nom_fta_nomenclature='N PORC 65G LSTDA PIECE' , suffixe_agrologic_fta_nomenclature='' </text:p>
      <text:p text:style-name="P1"><text:line-break/>600139 - FCE NEM PORC LSTDA KG créé: </text:p>
      <text:p text:style-name="P5"><text:soft-page-break/>INSERT fta_nomenclature SET <text:s/>last_id_fta_nomenclature='0' , OLD_id_fta_composition='' , id_annexe_agrologic_article_codification='2' , id_access_recette_recette='0' , id_fta='255' , ascendant_fta_nomenclature='' , site_production_fta_nomenclature='1' , poids_fta_nomenclature='' , id_annexe_unite='kg' , quantite_piece_par_carton='' , poids_total_carton_vrac_fta_nomenclature='' , code_produit_agrologic_fta_nomenclature='0139' , etat_fta_nomenclature='1' , nom_fta_nomenclature='FCE NEM PORC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5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5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5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11074</text:p>
      <text:p text:style-name="P1"><text:line-break/>121201 - N CREV 65G LSTDA PIECE créé: </text:p>
      <text:p text:style-name="P5">INSERT fta_nomenclature SET <text:s/>last_id_fta_nomenclature='0' , OLD_id_fta_composition='' , id_annexe_agrologic_article_codification='5' , id_access_recette_recette='0' , id_fta='737' , ascendant_fta_nomenclature='' , site_production_fta_nomenclature='1' , poids_fta_nomenclature='0.065' , id_annexe_unite='kg' , quantite_piece_par_carton='' , poids_total_carton_vrac_fta_nomenclature='' , code_produit_agrologic_fta_nomenclature='1201' , etat_fta_nomenclature='1' , nom_fta_nomenclature='N CREV 65G LSTDA PIECE' , suffixe_agrologic_fta_nomenclature='' </text:p>
      <text:p text:style-name="P1"><text:line-break/>600140 - FCE NEM CREVETTE LSTDA KG créé: </text:p>
      <text:p text:style-name="P5">INSERT fta_nomenclature SET <text:s/>last_id_fta_nomenclature='0' , OLD_id_fta_composition='' , id_annexe_agrologic_article_codification='2' , id_access_recette_recette='0' , id_fta='737' , ascendant_fta_nomenclature='' , site_production_fta_nomenclature='1' , poids_fta_nomenclature='' , id_annexe_unite='kg' , quantite_piece_par_carton='' , poids_total_carton_vrac_fta_nomenclature='' , code_produit_agrologic_fta_nomenclature='0140' , etat_fta_nomenclature='1' , nom_fta_nomenclature='FCE NEM CREVETTE LSTDA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3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73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3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075</text:p>
      <text:p text:style-name="P1"><text:line-break/>121203 - N CRABE 65G LSTDA PIECE créé: </text:p>
      <text:p text:style-name="P5">INSERT fta_nomenclature SET <text:s/>last_id_fta_nomenclature='0' , OLD_id_fta_composition='' , id_annexe_agrologic_article_codification='5' , id_access_recette_recette='0' , id_fta='738' , ascendant_fta_nomenclature='' , site_production_fta_nomenclature='1' , poids_fta_nomenclature='0.065' , id_annexe_unite='kg' , quantite_piece_par_carton='' , poids_total_carton_vrac_fta_nomenclature='' , code_produit_agrologic_fta_nomenclature='1203' , etat_fta_nomenclature='1' , nom_fta_nomenclature='N CRABE 65G LSTDA PIECE' , suffixe_agrologic_fta_nomenclature='' </text:p>
      <text:p text:style-name="P1"><text:line-break/>600142 - FCE NEM CRABE LSTDA KG créé: </text:p>
      <text:p text:style-name="P5"><text:soft-page-break/>INSERT fta_nomenclature SET <text:s/>last_id_fta_nomenclature='0' , OLD_id_fta_composition='' , id_annexe_agrologic_article_codification='2' , id_access_recette_recette='0' , id_fta='738' , ascendant_fta_nomenclature='' , site_production_fta_nomenclature='1' , poids_fta_nomenclature='' , id_annexe_unite='kg' , quantite_piece_par_carton='' , poids_total_carton_vrac_fta_nomenclature='' , code_produit_agrologic_fta_nomenclature='0142' , etat_fta_nomenclature='1' , nom_fta_nomenclature='FCE NEM CRABE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3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3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076</text:p>
      <text:p text:style-name="P1"><text:line-break/>121206 - N CRABE 30G LSTDA PIECE créé: </text:p>
      <text:p text:style-name="P5"><text:soft-page-break/>INSERT fta_nomenclature SET <text:s/>last_id_fta_nomenclature='0' , OLD_id_fta_composition='' , id_annexe_agrologic_article_codification='5' , id_access_recette_recette='0' , id_fta='739' , ascendant_fta_nomenclature='' , site_production_fta_nomenclature='1' , poids_fta_nomenclature='0.03' , id_annexe_unite='kg' , quantite_piece_par_carton='' , poids_total_carton_vrac_fta_nomenclature='' , code_produit_agrologic_fta_nomenclature='1206' , etat_fta_nomenclature='1' , nom_fta_nomenclature='N CRABE 30G LSTDA PIECE' , suffixe_agrologic_fta_nomenclature='' </text:p>
      <text:p text:style-name="P1"><text:line-break/>600142 - FCE NEM CRABE LSTDA KG créé: </text:p>
      <text:p text:style-name="P5">INSERT fta_nomenclature SET <text:s/>last_id_fta_nomenclature='0' , OLD_id_fta_composition='' , id_annexe_agrologic_article_codification='2' , id_access_recette_recette='0' , id_fta='739' , ascendant_fta_nomenclature='' , site_production_fta_nomenclature='1' , poids_fta_nomenclature='' , id_annexe_unite='kg' , quantite_piece_par_carton='' , poids_total_carton_vrac_fta_nomenclature='' , code_produit_agrologic_fta_nomenclature='0142' , etat_fta_nomenclature='1' , nom_fta_nomenclature='FCE NEM CRABE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3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3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11077</text:p>
      <text:p text:style-name="P1"><text:line-break/>121205 - N PORC 30G LSTDA PIECE créé: </text:p>
      <text:p text:style-name="P5">INSERT fta_nomenclature SET <text:s/>last_id_fta_nomenclature='0' , OLD_id_fta_composition='' , id_annexe_agrologic_article_codification='5' , id_access_recette_recette='0' , id_fta='254' , ascendant_fta_nomenclature='' , site_production_fta_nomenclature='1' , poids_fta_nomenclature='0.03' , id_annexe_unite='kg' , quantite_piece_par_carton='' , poids_total_carton_vrac_fta_nomenclature='' , code_produit_agrologic_fta_nomenclature='1205' , etat_fta_nomenclature='1' , nom_fta_nomenclature='N PORC 30G LSTDA PIECE' , suffixe_agrologic_fta_nomenclature='' </text:p>
      <text:p text:style-name="P1"><text:line-break/>600139 - FCE NEM PORC LSTDA KG créé: </text:p>
      <text:p text:style-name="P5">INSERT fta_nomenclature SET <text:s/>last_id_fta_nomenclature='0' , OLD_id_fta_composition='' , id_annexe_agrologic_article_codification='2' , id_access_recette_recette='0' , id_fta='254' , ascendant_fta_nomenclature='' , site_production_fta_nomenclature='1' , poids_fta_nomenclature='' , id_annexe_unite='kg' , quantite_piece_par_carton='' , poids_total_carton_vrac_fta_nomenclature='' , code_produit_agrologic_fta_nomenclature='0139' , etat_fta_nomenclature='1' , nom_fta_nomenclature='FCE NEM PORC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5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25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5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080</text:p>
      <text:p text:style-name="P1"><text:line-break/>111510 - RAV CREV 25G TDA-TAUC PCE créé: </text:p>
      <text:p text:style-name="P5">INSERT fta_nomenclature SET <text:s/>last_id_fta_nomenclature='0' , OLD_id_fta_composition='' , id_annexe_agrologic_article_codification='5' , id_access_recette_recette='0' , id_fta='740' , ascendant_fta_nomenclature='' , site_production_fta_nomenclature='1' , poids_fta_nomenclature='0.025' , id_annexe_unite='kg' , quantite_piece_par_carton='' , poids_total_carton_vrac_fta_nomenclature='' , code_produit_agrologic_fta_nomenclature='1510' , etat_fta_nomenclature='1' , nom_fta_nomenclature='RAV CREV 25G TDA-TAUC PCE' , suffixe_agrologic_fta_nomenclature='' </text:p>
      <text:p text:style-name="P1"><text:line-break/>600146 - FCE RAV CHINOIS LSTDA MDTHI KG créé: </text:p>
      <text:p text:style-name="P5"><text:soft-page-break/>INSERT fta_nomenclature SET <text:s/>last_id_fta_nomenclature='0' , OLD_id_fta_composition='' , id_annexe_agrologic_article_codification='2' , id_access_recette_recette='0' , id_fta='740' , ascendant_fta_nomenclature='' , site_production_fta_nomenclature='1' , poids_fta_nomenclature='' , id_annexe_unite='kg' , quantite_piece_par_carton='' , poids_total_carton_vrac_fta_nomenclature='' , code_produit_agrologic_fta_nomenclature='0146' , etat_fta_nomenclature='1' , nom_fta_nomenclature='FCE RAV CHINOIS LSTDA MDTHI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4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4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40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11081</text:p>
      <text:p text:style-name="P1"><text:line-break/>111458 - BEIGN CREVETTE 20G AUCHAN COUPE PIECE créé: </text:p>
      <text:p text:style-name="P5">INSERT fta_nomenclature SET <text:s/>last_id_fta_nomenclature='0' , OLD_id_fta_composition='' , id_annexe_agrologic_article_codification='5' , id_access_recette_recette='0' , id_fta='250' , ascendant_fta_nomenclature='' , site_production_fta_nomenclature='1' , poids_fta_nomenclature='0.02' , id_annexe_unite='kg' , quantite_piece_par_carton='' , poids_total_carton_vrac_fta_nomenclature='' , code_produit_agrologic_fta_nomenclature='1458' , etat_fta_nomenclature='1' , nom_fta_nomenclature='BEIGN CREVETTE 20G AUCHAN COUPE PIE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250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11082</text:p>
      <text:p text:style-name="P1"><text:line-break/>111723 - PASTILLA POULET 25G SURG PCE créé: </text:p>
      <text:p text:style-name="P5">INSERT fta_nomenclature SET <text:s/>last_id_fta_nomenclature='0' , OLD_id_fta_composition='' , id_annexe_agrologic_article_codification='5' , id_access_recette_recette='0' , id_fta='278' , ascendant_fta_nomenclature='' , site_production_fta_nomenclature='1' , poids_fta_nomenclature='0.025' , id_annexe_unite='kg' , quantite_piece_par_carton='' , poids_total_carton_vrac_fta_nomenclature='' , code_produit_agrologic_fta_nomenclature='1723' , etat_fta_nomenclature='1' , nom_fta_nomenclature='PASTILLA POULET 25G SURG PCE' , suffixe_agrologic_fta_nomenclature='' </text:p>
      <text:p text:style-name="P1"><text:line-break/>600055 - FCE PASTILLAS KG créé: </text:p>
      <text:p text:style-name="P5"><text:soft-page-break/>INSERT fta_nomenclature SET <text:s/>last_id_fta_nomenclature='0' , OLD_id_fta_composition='' , id_annexe_agrologic_article_codification='2' , id_access_recette_recette='0' , id_fta='278' , ascendant_fta_nomenclature='' , site_production_fta_nomenclature='1' , poids_fta_nomenclature='' , id_annexe_unite='kg' , quantite_piece_par_carton='' , poids_total_carton_vrac_fta_nomenclature='' , code_produit_agrologic_fta_nomenclature='0055' , etat_fta_nomenclature='1' , nom_fta_nomenclature='FCE PASTILLA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7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083</text:p>
      <text:p text:style-name="P1"><text:line-break/>130014 - TYROPITTA 25G PCE GREC créé: </text:p>
      <text:p text:style-name="P5">INSERT fta_nomenclature SET <text:s/>last_id_fta_nomenclature='0' , OLD_id_fta_composition='' , id_annexe_agrologic_article_codification='5' , id_access_recette_recette='0' , id_fta='240' , ascendant_fta_nomenclature='' , site_production_fta_nomenclature='1' , poids_fta_nomenclature='0.025' , id_annexe_unite='kg' , quantite_piece_par_carton='' , poids_total_carton_vrac_fta_nomenclature='' , code_produit_agrologic_fta_nomenclature='0014' , etat_fta_nomenclature='1' , nom_fta_nomenclature='TYROPITTA 25G PCE GREC' , suffixe_agrologic_fta_nomenclature='' </text:p>
      <text:p text:style-name="P1"><text:line-break/>600031 - FARCE TYROPITTA GREC KG créé: </text:p>
      <text:p text:style-name="P5"><text:soft-page-break/>INSERT fta_nomenclature SET <text:s/>last_id_fta_nomenclature='0' , OLD_id_fta_composition='' , id_annexe_agrologic_article_codification='2' , id_access_recette_recette='0' , id_fta='240' , ascendant_fta_nomenclature='' , site_production_fta_nomenclature='1' , poids_fta_nomenclature='' , id_annexe_unite='kg' , quantite_piece_par_carton='' , poids_total_carton_vrac_fta_nomenclature='' , code_produit_agrologic_fta_nomenclature='0031' , etat_fta_nomenclature='1' , nom_fta_nomenclature='FARCE TYROPITTA GREC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40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084</text:p>
      <text:p text:style-name="P1"><text:line-break/>130015 - KREATOPITTA 25G PCE GREC créé: </text:p>
      <text:p text:style-name="P5">INSERT fta_nomenclature SET <text:s/>last_id_fta_nomenclature='0' , OLD_id_fta_composition='' , id_annexe_agrologic_article_codification='5' , id_access_recette_recette='0' , id_fta='241' , ascendant_fta_nomenclature='' , site_production_fta_nomenclature='1' , poids_fta_nomenclature='0.025' , id_annexe_unite='kg' , quantite_piece_par_carton='' , poids_total_carton_vrac_fta_nomenclature='' , code_produit_agrologic_fta_nomenclature='0015' , etat_fta_nomenclature='1' , nom_fta_nomenclature='KREATOPITTA 25G PCE GREC' , suffixe_agrologic_fta_nomenclature='' </text:p>
      <text:p text:style-name="P1"><text:line-break/>600032 - FARCE KREATOPITTA GREC KG créé: </text:p>
      <text:p text:style-name="P5"><text:soft-page-break/>INSERT fta_nomenclature SET <text:s/>last_id_fta_nomenclature='0' , OLD_id_fta_composition='' , id_annexe_agrologic_article_codification='2' , id_access_recette_recette='0' , id_fta='241' , ascendant_fta_nomenclature='' , site_production_fta_nomenclature='1' , poids_fta_nomenclature='' , id_annexe_unite='kg' , quantite_piece_par_carton='' , poids_total_carton_vrac_fta_nomenclature='' , code_produit_agrologic_fta_nomenclature='0032' , etat_fta_nomenclature='1' , nom_fta_nomenclature='FARCE KREATOPITTA GREC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4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088</text:p>
      <text:p text:style-name="P1"><text:line-break/>121096 - ACRAS MORUE UFCAR RC 20G PIECE créé: </text:p>
      <text:p text:style-name="P5">INSERT fta_nomenclature SET <text:s/>last_id_fta_nomenclature='0' , OLD_id_fta_composition='' , id_annexe_agrologic_article_codification='5' , id_access_recette_recette='0' , id_fta='245' , ascendant_fta_nomenclature='' , site_production_fta_nomenclature='1' , poids_fta_nomenclature='0.02' , id_annexe_unite='kg' , quantite_piece_par_carton='' , poids_total_carton_vrac_fta_nomenclature='' , code_produit_agrologic_fta_nomenclature='1096' , etat_fta_nomenclature='1' , nom_fta_nomenclature='ACRAS MORUE UFCAR RC 20G PIECE' , suffixe_agrologic_fta_nomenclature='' </text:p>
      <text:p text:style-name="P1"><text:line-break/>600065 - FARCE BEIGNET MORUE CARREFOUR créé: </text:p>
      <text:p text:style-name="P5"><text:soft-page-break/>INSERT fta_nomenclature SET <text:s/>last_id_fta_nomenclature='0' , OLD_id_fta_composition='' , id_annexe_agrologic_article_codification='2' , id_access_recette_recette='0' , id_fta='245' , ascendant_fta_nomenclature='' , site_production_fta_nomenclature='1' , poids_fta_nomenclature='' , id_annexe_unite='kg' , quantite_piece_par_carton='' , poids_total_carton_vrac_fta_nomenclature='' , code_produit_agrologic_fta_nomenclature='0065' , etat_fta_nomenclature='1' , nom_fta_nomenclature='FARCE BEIGNET MORUE CARREFOUR' , suffixe_agrologic_fta_nomenclature='' </text:p>
      <text:p text:style-name="P1"><text:line-break/></text:p>
      <text:p text:style-name="P4">Traitement de l'Article: 11089</text:p>
      <text:p text:style-name="P1"><text:line-break/>111089 - N CREV/CRABE 65G PCE TDA créé: </text:p>
      <text:p text:style-name="P5">INSERT fta_nomenclature SET <text:s/>last_id_fta_nomenclature='0' , OLD_id_fta_composition='' , id_annexe_agrologic_article_codification='5' , id_access_recette_recette='0' , id_fta='202' , ascendant_fta_nomenclature='' , site_production_fta_nomenclature='1' , poids_fta_nomenclature='0.065' , id_annexe_unite='kg' , quantite_piece_par_carton='' , poids_total_carton_vrac_fta_nomenclature='' , code_produit_agrologic_fta_nomenclature='1089' , etat_fta_nomenclature='1' , nom_fta_nomenclature='N CREV/CRABE 65G PCE TDA' , suffixe_agrologic_fta_nomenclature='' </text:p>
      <text:p text:style-name="P1"><text:line-break/>600160 - FCE NEM CREVETTE CRABE TDA créé: </text:p>
      <text:p text:style-name="P5">INSERT fta_nomenclature SET <text:s/>last_id_fta_nomenclature='0' , OLD_id_fta_composition='' , id_annexe_agrologic_article_codification='2' , id_access_recette_recette='0' , id_fta='20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FCE NEM CREVETTE CRABE TDA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20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0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0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091</text:p>
      <text:p text:style-name="P1"><text:line-break/>111091 - TACOS BANANE CHOC 25G PCE créé: </text:p>
      <text:p text:style-name="P5"><text:soft-page-break/>INSERT fta_nomenclature SET <text:s/>last_id_fta_nomenclature='0' , OLD_id_fta_composition='' , id_annexe_agrologic_article_codification='5' , id_access_recette_recette='0' , id_fta='226' , ascendant_fta_nomenclature='' , site_production_fta_nomenclature='1' , poids_fta_nomenclature='0.025' , id_annexe_unite='kg' , quantite_piece_par_carton='' , poids_total_carton_vrac_fta_nomenclature='' , code_produit_agrologic_fta_nomenclature='1091' , etat_fta_nomenclature='1' , nom_fta_nomenclature='TACOS BANANE CHOC 25G PCE' , suffixe_agrologic_fta_nomenclature='' </text:p>
      <text:p text:style-name="P1"><text:line-break/>600165 - FCE TACOS CHOC BANANE KG créé: </text:p>
      <text:p text:style-name="P5">INSERT fta_nomenclature SET <text:s/>last_id_fta_nomenclature='0' , OLD_id_fta_composition='' , id_annexe_agrologic_article_codification='2' , id_access_recette_recette='0' , id_fta='226' , ascendant_fta_nomenclature='' , site_production_fta_nomenclature='1' , poids_fta_nomenclature='' , id_annexe_unite='kg' , quantite_piece_par_carton='' , poids_total_carton_vrac_fta_nomenclature='' , code_produit_agrologic_fta_nomenclature='0165' , etat_fta_nomenclature='1' , nom_fta_nomenclature='FCE TACOS CHOC BANANE KG' , suffixe_agrologic_fta_nomenclature='' </text:p>
      <text:p text:style-name="P1"><text:line-break/>600166 - GAL BLE CREPIERE CANELLE TACOS BANANE créé: </text:p>
      <text:p text:style-name="P5">INSERT fta_nomenclature SET <text:s/>last_id_fta_nomenclature='0' , OLD_id_fta_composition='' , id_annexe_agrologic_article_codification='2' , id_access_recette_recette='0' , id_fta='226' , ascendant_fta_nomenclature='' , site_production_fta_nomenclature='1' , poids_fta_nomenclature='' , id_annexe_unite='kg' , quantite_piece_par_carton='' , poids_total_carton_vrac_fta_nomenclature='' , code_produit_agrologic_fta_nomenclature='0166' , etat_fta_nomenclature='1' , nom_fta_nomenclature='GAL BLE CREPIERE CANELLE TACOS BANANE' , suffixe_agrologic_fta_nomenclature='' </text:p>
      <text:p text:style-name="P1"><text:line-break/></text:p>
      <text:p text:style-name="P4">Traitement de l'Article: 11465</text:p>
      <text:p text:style-name="P1"><text:line-break/>111465 - BEIGN. POMME 50G AUCHAN COUPE PIECE créé: </text:p>
      <text:p text:style-name="P5"><text:soft-page-break/>INSERT fta_nomenclature SET <text:s/>last_id_fta_nomenclature='0' , OLD_id_fta_composition='' , id_annexe_agrologic_article_codification='5' , id_access_recette_recette='0' , id_fta='741' , ascendant_fta_nomenclature='' , site_production_fta_nomenclature='1' , poids_fta_nomenclature='0.05' , id_annexe_unite='kg' , quantite_piece_par_carton='' , poids_total_carton_vrac_fta_nomenclature='' , code_produit_agrologic_fta_nomenclature='1465' , etat_fta_nomenclature='1' , nom_fta_nomenclature='BEIGN. POMME 50G AUCHAN COUPE PIECE' , suffixe_agrologic_fta_nomenclature='' </text:p>
      <text:p text:style-name="P1"><text:line-break/>600081 - PATE A BEIGNET (POMME) KG créé: </text:p>
      <text:p text:style-name="P5">INSERT fta_nomenclature SET <text:s/>last_id_fta_nomenclature='0' , OLD_id_fta_composition='' , id_annexe_agrologic_article_codification='2' , id_access_recette_recette='0' , id_fta='741' , ascendant_fta_nomenclature='' , site_production_fta_nomenclature='1' , poids_fta_nomenclature='' , id_annexe_unite='kg' , quantite_piece_par_carton='' , poids_total_carton_vrac_fta_nomenclature='' , code_produit_agrologic_fta_nomenclature='0081' , etat_fta_nomenclature='1' , nom_fta_nomenclature='PATE A BEIGNET (POMME) KG' , suffixe_agrologic_fta_nomenclature='' </text:p>
      <text:p text:style-name="P1"><text:line-break/></text:p>
      <text:p text:style-name="P4">Traitement de l'Article: 11467</text:p>
      <text:p text:style-name="P1"><text:line-break/>111467 - NEM POULET 50G AUCHAN COUPE PIECE créé: </text:p>
      <text:p text:style-name="P5">INSERT fta_nomenclature SET <text:s/>last_id_fta_nomenclature='0' , OLD_id_fta_composition='' , id_annexe_agrologic_article_codification='5' , id_access_recette_recette='0' , id_fta='742' , ascendant_fta_nomenclature='' , site_production_fta_nomenclature='1' , poids_fta_nomenclature='0.05' , id_annexe_unite='kg' , quantite_piece_par_carton='' , poids_total_carton_vrac_fta_nomenclature='' , code_produit_agrologic_fta_nomenclature='1467' , etat_fta_nomenclature='1' , nom_fta_nomenclature='NEM POULET 50G AUCHAN COUPE PIECE' , suffixe_agrologic_fta_nomenclature='' </text:p>
      <text:p text:style-name="P1"><text:line-break/>600099 - FCE NEM POULET AUCHAN COUPE créé: </text:p>
      <text:p text:style-name="P5"><text:soft-page-break/>INSERT fta_nomenclature SET <text:s/>last_id_fta_nomenclature='0' , OLD_id_fta_composition='' , id_annexe_agrologic_article_codification='2' , id_access_recette_recette='0' , id_fta='742' , ascendant_fta_nomenclature='' , site_production_fta_nomenclature='1' , poids_fta_nomenclature='' , id_annexe_unite='kg' , quantite_piece_par_carton='' , poids_total_carton_vrac_fta_nomenclature='' , code_produit_agrologic_fta_nomenclature='0099' , etat_fta_nomenclature='1' , nom_fta_nomenclature='FCE NEM POULET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4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4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42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11512</text:p>
      <text:p text:style-name="P1"><text:line-break/></text:p>
      <text:p text:style-name="P4">Traitement de l'Article: 11700</text:p>
      <text:p text:style-name="P1"><text:line-break/>111700 - NEM POULET 75G CARR PIECE créé: </text:p>
      <text:p text:style-name="P5">INSERT fta_nomenclature SET <text:s/>last_id_fta_nomenclature='0' , OLD_id_fta_composition='' , id_annexe_agrologic_article_codification='5' , id_access_recette_recette='0' , id_fta='180' , ascendant_fta_nomenclature='' , site_production_fta_nomenclature='1' , poids_fta_nomenclature='0.075' , id_annexe_unite='kg' , quantite_piece_par_carton='' , poids_total_carton_vrac_fta_nomenclature='' , code_produit_agrologic_fta_nomenclature='1700' , etat_fta_nomenclature='1' , nom_fta_nomenclature='NEM POULET 75G CARR PIECE' , suffixe_agrologic_fta_nomenclature='' </text:p>
      <text:p text:style-name="P1"><text:line-break/>600070 - FARCE NEM POULET CARREFOUR créé: </text:p>
      <text:p text:style-name="P5">INSERT fta_nomenclature SET <text:s/>last_id_fta_nomenclature='0' , OLD_id_fta_composition='' , id_annexe_agrologic_article_codification='2' , id_access_recette_recette='0' , id_fta='180' , ascendant_fta_nomenclature='' , site_production_fta_nomenclature='1' , poids_fta_nomenclature='' , id_annexe_unite='kg' , quantite_piece_par_carton='' , poids_total_carton_vrac_fta_nomenclature='' , code_produit_agrologic_fta_nomenclature='0070' , etat_fta_nomenclature='1' , nom_fta_nomenclature='FARCE NEM POULET CARREFOUR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8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18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180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11701</text:p>
      <text:p text:style-name="P1"><text:line-break/>111701 - NEM PORC 75G CARR PIECE créé: </text:p>
      <text:p text:style-name="P5">INSERT fta_nomenclature SET <text:s/>last_id_fta_nomenclature='0' , OLD_id_fta_composition='' , id_annexe_agrologic_article_codification='5' , id_access_recette_recette='0' , id_fta='181' , ascendant_fta_nomenclature='' , site_production_fta_nomenclature='1' , poids_fta_nomenclature='0.075' , id_annexe_unite='kg' , quantite_piece_par_carton='' , poids_total_carton_vrac_fta_nomenclature='' , code_produit_agrologic_fta_nomenclature='1701' , etat_fta_nomenclature='1' , nom_fta_nomenclature='NEM PORC 75G CARR PIECE' , suffixe_agrologic_fta_nomenclature='' </text:p>
      <text:p text:style-name="P1"><text:line-break/>600071 - FARCE NEM PORC CARREFOUR créé: </text:p>
      <text:p text:style-name="P5"><text:soft-page-break/>INSERT fta_nomenclature SET <text:s/>last_id_fta_nomenclature='0' , OLD_id_fta_composition='' , id_annexe_agrologic_article_codification='2' , id_access_recette_recette='0' , id_fta='181' , ascendant_fta_nomenclature='' , site_production_fta_nomenclature='1' , poids_fta_nomenclature='' , id_annexe_unite='kg' , quantite_piece_par_carton='' , poids_total_carton_vrac_fta_nomenclature='' , code_produit_agrologic_fta_nomenclature='0071' , etat_fta_nomenclature='1' , nom_fta_nomenclature='FARCE NEM PORC CARREFOUR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181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11702</text:p>
      <text:p text:style-name="P1"><text:line-break/>111702 - NEM CREVETTE 75G CARR PIECE créé: </text:p>
      <text:p text:style-name="P5">INSERT fta_nomenclature SET <text:s/>last_id_fta_nomenclature='0' , OLD_id_fta_composition='' , id_annexe_agrologic_article_codification='5' , id_access_recette_recette='0' , id_fta='179' , ascendant_fta_nomenclature='' , site_production_fta_nomenclature='1' , poids_fta_nomenclature='0.075' , id_annexe_unite='kg' , quantite_piece_par_carton='' , poids_total_carton_vrac_fta_nomenclature='' , code_produit_agrologic_fta_nomenclature='1702' , etat_fta_nomenclature='1' , nom_fta_nomenclature='NEM CREVETTE 75G CARR PIECE' , suffixe_agrologic_fta_nomenclature='' </text:p>
      <text:p text:style-name="P1"><text:line-break/>600072 - FARCE NEM CREVETTE CARREFOUR créé: </text:p>
      <text:p text:style-name="P5"><text:soft-page-break/>INSERT fta_nomenclature SET <text:s/>last_id_fta_nomenclature='0' , OLD_id_fta_composition='' , id_annexe_agrologic_article_codification='2' , id_access_recette_recette='0' , id_fta='179' , ascendant_fta_nomenclature='' , site_production_fta_nomenclature='1' , poids_fta_nomenclature='' , id_annexe_unite='kg' , quantite_piece_par_carton='' , poids_total_carton_vrac_fta_nomenclature='' , code_produit_agrologic_fta_nomenclature='0072' , etat_fta_nomenclature='1' , nom_fta_nomenclature='FARCE NEM CREVETTE CARREFOUR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179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11704</text:p>
      <text:p text:style-name="P1"><text:line-break/>111705 - SAMOSSA VOLAILLE 70G CARR PIECE CPE créé: </text:p>
      <text:p text:style-name="P5">INSERT fta_nomenclature SET <text:s/>last_id_fta_nomenclature='0' , OLD_id_fta_composition='' , id_annexe_agrologic_article_codification='5' , id_access_recette_recette='0' , id_fta='743' , ascendant_fta_nomenclature='' , site_production_fta_nomenclature='1' , poids_fta_nomenclature='0.07' , id_annexe_unite='kg' , quantite_piece_par_carton='' , poids_total_carton_vrac_fta_nomenclature='' , code_produit_agrologic_fta_nomenclature='1705' , etat_fta_nomenclature='1' , nom_fta_nomenclature='SAMOSSA VOLAILLE 70G CARR PIECE CPE' , suffixe_agrologic_fta_nomenclature='' </text:p>
      <text:p text:style-name="P1"><text:line-break/>600069 - FARCE SAMOSSA VOLAILLE CARREFOUR créé: </text:p>
      <text:p text:style-name="P5"><text:soft-page-break/>INSERT fta_nomenclature SET <text:s/>last_id_fta_nomenclature='0' , OLD_id_fta_composition='' , id_annexe_agrologic_article_codification='2' , id_access_recette_recette='0' , id_fta='743' , ascendant_fta_nomenclature='' , site_production_fta_nomenclature='1' , poids_fta_nomenclature='' , id_annexe_unite='kg' , quantite_piece_par_carton='' , poids_total_carton_vrac_fta_nomenclature='' , code_produit_agrologic_fta_nomenclature='0069' , etat_fta_nomenclature='1' , nom_fta_nomenclature='FARCE SAMOSSA VOLAILLE CARREFOUR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4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69 - FARCE SAMOSSA VOLAILLE CARREFOUR créé: </text:p>
      <text:p text:style-name="P5">INSERT fta_nomenclature SET <text:s/>last_id_fta_nomenclature='0' , OLD_id_fta_composition='' , id_annexe_agrologic_article_codification='2' , id_access_recette_recette='0' , id_fta='743' , ascendant_fta_nomenclature='' , site_production_fta_nomenclature='1' , poids_fta_nomenclature='' , id_annexe_unite='kg' , quantite_piece_par_carton='' , poids_total_carton_vrac_fta_nomenclature='' , code_produit_agrologic_fta_nomenclature='0069' , etat_fta_nomenclature='1' , nom_fta_nomenclature='FARCE SAMOSSA VOLAILLE CARREFOUR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4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11705</text:p>
      <text:p text:style-name="P1"><text:line-break/>111704 - SAMOSSA BOEUF 70G CARR PIECE CPE créé: </text:p>
      <text:p text:style-name="P5">INSERT fta_nomenclature SET <text:s/>last_id_fta_nomenclature='0' , OLD_id_fta_composition='' , id_annexe_agrologic_article_codification='5' , id_access_recette_recette='0' , id_fta='175' , ascendant_fta_nomenclature='' , site_production_fta_nomenclature='1' , poids_fta_nomenclature='0.07' , id_annexe_unite='kg' , quantite_piece_par_carton='' , poids_total_carton_vrac_fta_nomenclature='' , code_produit_agrologic_fta_nomenclature='1704' , etat_fta_nomenclature='1' , nom_fta_nomenclature='SAMOSSA BOEUF 70G CARR PIECE CPE' , suffixe_agrologic_fta_nomenclature='' </text:p>
      <text:p text:style-name="P1"><text:line-break/>600066 - FCE SAMOSSA BOEUF TR CAR BOF créé: </text:p>
      <text:p text:style-name="P5">INSERT fta_nomenclature SET <text:s/>last_id_fta_nomenclature='0' , OLD_id_fta_composition='' , id_annexe_agrologic_article_codification='2' , id_access_recette_recette='0' , id_fta='175' , ascendant_fta_nomenclature='' , site_production_fta_nomenclature='1' , poids_fta_nomenclature='' , id_annexe_unite='kg' , quantite_piece_par_carton='' , poids_total_carton_vrac_fta_nomenclature='' , code_produit_agrologic_fta_nomenclature='0066' , etat_fta_nomenclature='1' , nom_fta_nomenclature='FCE SAMOSSA BOEUF TR CAR BOF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7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66 - FCE SAMOSSA BOEUF TR CAR BOF créé: </text:p>
      <text:p text:style-name="P5"><text:soft-page-break/>INSERT fta_nomenclature SET <text:s/>last_id_fta_nomenclature='0' , OLD_id_fta_composition='' , id_annexe_agrologic_article_codification='2' , id_access_recette_recette='0' , id_fta='175' , ascendant_fta_nomenclature='' , site_production_fta_nomenclature='1' , poids_fta_nomenclature='' , id_annexe_unite='kg' , quantite_piece_par_carton='' , poids_total_carton_vrac_fta_nomenclature='' , code_produit_agrologic_fta_nomenclature='0066' , etat_fta_nomenclature='1' , nom_fta_nomenclature='FCE SAMOSSA BOEUF TR CAR BOF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7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706</text:p>
      <text:p text:style-name="P1"><text:line-break/>111706 - CRABE FARCI 100G TTDA TCAR PIECE créé: </text:p>
      <text:p text:style-name="P5">INSERT fta_nomenclature SET <text:s/>last_id_fta_nomenclature='0' , OLD_id_fta_composition='' , id_annexe_agrologic_article_codification='5' , id_access_recette_recette='0' , id_fta='257' , ascendant_fta_nomenclature='' , site_production_fta_nomenclature='1' , poids_fta_nomenclature='0.1' , id_annexe_unite='kg' , quantite_piece_par_carton='' , poids_total_carton_vrac_fta_nomenclature='' , code_produit_agrologic_fta_nomenclature='1706' , etat_fta_nomenclature='1' , nom_fta_nomenclature='CRABE FARCI 100G TTDA TCAR PIECE' , suffixe_agrologic_fta_nomenclature='' </text:p>
      <text:p text:style-name="P1"><text:line-break/>600067 - FCE CRABE FARCI TTDA TCAR créé: </text:p>
      <text:p text:style-name="P5"><text:soft-page-break/>INSERT fta_nomenclature SET <text:s/>last_id_fta_nomenclature='0' , OLD_id_fta_composition='' , id_annexe_agrologic_article_codification='2' , id_access_recette_recette='0' , id_fta='257' , ascendant_fta_nomenclature='' , site_production_fta_nomenclature='1' , poids_fta_nomenclature='' , id_annexe_unite='kg' , quantite_piece_par_carton='' , poids_total_carton_vrac_fta_nomenclature='' , code_produit_agrologic_fta_nomenclature='0067' , etat_fta_nomenclature='1' , nom_fta_nomenclature='FCE CRABE FARCI TTDA TCAR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5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5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11707</text:p>
      <text:p text:style-name="P1"><text:line-break/>121093 - MINI RAVIOLI 15G PIECE créé: </text:p>
      <text:p text:style-name="P5"><text:soft-page-break/>INSERT fta_nomenclature SET <text:s/>last_id_fta_nomenclature='0' , OLD_id_fta_composition='' , id_annexe_agrologic_article_codification='5' , id_access_recette_recette='0' , id_fta='187' , ascendant_fta_nomenclature='' , site_production_fta_nomenclature='1' , poids_fta_nomenclature='0.015' , id_annexe_unite='kg' , quantite_piece_par_carton='' , poids_total_carton_vrac_fta_nomenclature='' , code_produit_agrologic_fta_nomenclature='1093' , etat_fta_nomenclature='1' , nom_fta_nomenclature='MINI RAVIOLI 15G PIE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8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05 - FARCE RAVIOLI (ASIATIQUE) créé: </text:p>
      <text:p text:style-name="P5">INSERT fta_nomenclature SET <text:s/>last_id_fta_nomenclature='0' , OLD_id_fta_composition='' , id_annexe_agrologic_article_codification='2' , id_access_recette_recette='0' , id_fta='187' , ascendant_fta_nomenclature='' , site_production_fta_nomenclature='1' , poids_fta_nomenclature='' , id_annexe_unite='kg' , quantite_piece_par_carton='' , poids_total_carton_vrac_fta_nomenclature='' , code_produit_agrologic_fta_nomenclature='0005' , etat_fta_nomenclature='1' , nom_fta_nomenclature='FARCE RAVIOLI (ASIATIQUE)' , suffixe_agrologic_fta_nomenclature='' </text:p>
      <text:p text:style-name="P1"><text:line-break/></text:p>
      <text:p text:style-name="P4">Traitement de l'Article: 11708</text:p>
      <text:p text:style-name="P1"><text:line-break/>121092 - MINI ACRA 15G PIECE créé: </text:p>
      <text:p text:style-name="P5"><text:soft-page-break/>INSERT fta_nomenclature SET <text:s/>last_id_fta_nomenclature='0' , OLD_id_fta_composition='' , id_annexe_agrologic_article_codification='5' , id_access_recette_recette='0' , id_fta='265' , ascendant_fta_nomenclature='' , site_production_fta_nomenclature='1' , poids_fta_nomenclature='0.015' , id_annexe_unite='kg' , quantite_piece_par_carton='' , poids_total_carton_vrac_fta_nomenclature='' , code_produit_agrologic_fta_nomenclature='1092' , etat_fta_nomenclature='1' , nom_fta_nomenclature='MINI ACRA 15G PIECE' , suffixe_agrologic_fta_nomenclature='' </text:p>
      <text:p text:style-name="P1"><text:line-break/>600058 - FARCE ACRA A LA MORUE créé: </text:p>
      <text:p text:style-name="P5">INSERT fta_nomenclature SET <text:s/>last_id_fta_nomenclature='0' , OLD_id_fta_composition='' , id_annexe_agrologic_article_codification='2' , id_access_recette_recette='0' , id_fta='265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</text:p>
      <text:p text:style-name="P4">Traitement de l'Article: 11709</text:p>
      <text:p text:style-name="P1"><text:line-break/>121091 - MINI SAMOSSA 15G PIECE créé: </text:p>
      <text:p text:style-name="P5">INSERT fta_nomenclature SET <text:s/>last_id_fta_nomenclature='0' , OLD_id_fta_composition='' , id_annexe_agrologic_article_codification='5' , id_access_recette_recette='0' , id_fta='204' , ascendant_fta_nomenclature='' , site_production_fta_nomenclature='1' , poids_fta_nomenclature='0.015' , id_annexe_unite='kg' , quantite_piece_par_carton='' , poids_total_carton_vrac_fta_nomenclature='' , code_produit_agrologic_fta_nomenclature='1091' , etat_fta_nomenclature='1' , nom_fta_nomenclature='MINI SAMOSSA 15G PIECE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20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204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</text:p>
      <text:p text:style-name="P4">Traitement de l'Article: 11710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188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188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8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8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8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<text:soft-page-break/>INSERT fta_nomenclature SET <text:s/>last_id_fta_nomenclature='0' , OLD_id_fta_composition='' , id_annexe_agrologic_article_codification='5' , id_access_recette_recette='0' , id_fta='188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188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188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188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<text:soft-page-break/>INSERT fta_nomenclature SET <text:s/>last_id_fta_nomenclature='0' , OLD_id_fta_composition='' , id_annexe_agrologic_article_codification='1' , id_access_recette_recette='0' , id_fta='188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188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188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188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</text:p>
      <text:p text:style-name="P4"><text:soft-page-break/>Traitement de l'Article: 11711</text:p>
      <text:p text:style-name="P1"><text:line-break/>121702 - NEM POULET 30G PCE CARREFOUR COUPE créé: </text:p>
      <text:p text:style-name="P5">INSERT fta_nomenclature SET <text:s/>last_id_fta_nomenclature='0' , OLD_id_fta_composition='' , id_annexe_agrologic_article_codification='5' , id_access_recette_recette='0' , id_fta='201' , ascendant_fta_nomenclature='' , site_production_fta_nomenclature='1' , poids_fta_nomenclature='0.03' , id_annexe_unite='kg' , quantite_piece_par_carton='' , poids_total_carton_vrac_fta_nomenclature='' , code_produit_agrologic_fta_nomenclature='1702' , etat_fta_nomenclature='1' , nom_fta_nomenclature='NEM POULET 30G PCE CARREFOUR COUPE' , suffixe_agrologic_fta_nomenclature='' </text:p>
      <text:p text:style-name="P1"><text:line-break/>600070 - FARCE NEM POULET CARREFOUR créé: </text:p>
      <text:p text:style-name="P5">INSERT fta_nomenclature SET <text:s/>last_id_fta_nomenclature='0' , OLD_id_fta_composition='' , id_annexe_agrologic_article_codification='2' , id_access_recette_recette='0' , id_fta='201' , ascendant_fta_nomenclature='' , site_production_fta_nomenclature='1' , poids_fta_nomenclature='' , id_annexe_unite='kg' , quantite_piece_par_carton='' , poids_total_carton_vrac_fta_nomenclature='' , code_produit_agrologic_fta_nomenclature='0070' , etat_fta_nomenclature='1' , nom_fta_nomenclature='FARCE NEM POULET CARREFOUR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0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20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201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11712</text:p>
      <text:p text:style-name="P1"><text:line-break/>121700 - NEM CREVETTE 30G PCE CARREFOUR COUPE créé: </text:p>
      <text:p text:style-name="P5">INSERT fta_nomenclature SET <text:s/>last_id_fta_nomenclature='0' , OLD_id_fta_composition='' , id_annexe_agrologic_article_codification='5' , id_access_recette_recette='0' , id_fta='213' , ascendant_fta_nomenclature='' , site_production_fta_nomenclature='1' , poids_fta_nomenclature='0.03' , id_annexe_unite='kg' , quantite_piece_par_carton='' , poids_total_carton_vrac_fta_nomenclature='' , code_produit_agrologic_fta_nomenclature='1700' , etat_fta_nomenclature='1' , nom_fta_nomenclature='NEM CREVETTE 30G PCE CARREFOUR COUPE' , suffixe_agrologic_fta_nomenclature='' </text:p>
      <text:p text:style-name="P1"><text:line-break/>600072 - FARCE NEM CREVETTE CARREFOUR créé: </text:p>
      <text:p text:style-name="P5"><text:soft-page-break/>INSERT fta_nomenclature SET <text:s/>last_id_fta_nomenclature='0' , OLD_id_fta_composition='' , id_annexe_agrologic_article_codification='2' , id_access_recette_recette='0' , id_fta='213' , ascendant_fta_nomenclature='' , site_production_fta_nomenclature='1' , poids_fta_nomenclature='' , id_annexe_unite='kg' , quantite_piece_par_carton='' , poids_total_carton_vrac_fta_nomenclature='' , code_produit_agrologic_fta_nomenclature='0072' , etat_fta_nomenclature='1' , nom_fta_nomenclature='FARCE NEM CREVETTE CARREFOUR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213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11713</text:p>
      <text:p text:style-name="P1"><text:line-break/>121701 - NEM PORC 30G PCE CARREFOUR COUPE créé: </text:p>
      <text:p text:style-name="P5">INSERT fta_nomenclature SET <text:s/>last_id_fta_nomenclature='0' , OLD_id_fta_composition='' , id_annexe_agrologic_article_codification='5' , id_access_recette_recette='0' , id_fta='206' , ascendant_fta_nomenclature='' , site_production_fta_nomenclature='1' , poids_fta_nomenclature='0.03' , id_annexe_unite='kg' , quantite_piece_par_carton='' , poids_total_carton_vrac_fta_nomenclature='' , code_produit_agrologic_fta_nomenclature='1701' , etat_fta_nomenclature='1' , nom_fta_nomenclature='NEM PORC 30G PCE CARREFOUR COUPE' , suffixe_agrologic_fta_nomenclature='' </text:p>
      <text:p text:style-name="P1"><text:line-break/>600071 - FARCE NEM PORC CARREFOUR créé: </text:p>
      <text:p text:style-name="P5"><text:soft-page-break/>INSERT fta_nomenclature SET <text:s/>last_id_fta_nomenclature='0' , OLD_id_fta_composition='' , id_annexe_agrologic_article_codification='2' , id_access_recette_recette='0' , id_fta='206' , ascendant_fta_nomenclature='' , site_production_fta_nomenclature='1' , poids_fta_nomenclature='' , id_annexe_unite='kg' , quantite_piece_par_carton='' , poids_total_carton_vrac_fta_nomenclature='' , code_produit_agrologic_fta_nomenclature='0071' , etat_fta_nomenclature='1' , nom_fta_nomenclature='FARCE NEM PORC CARREFOUR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206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11714</text:p>
      <text:p text:style-name="P1"><text:line-break/>121096 - ACRAS MORUE UFCAR RC 20G PIECE créé: </text:p>
      <text:p text:style-name="P5">INSERT fta_nomenclature SET <text:s/>last_id_fta_nomenclature='0' , OLD_id_fta_composition='' , id_annexe_agrologic_article_codification='5' , id_access_recette_recette='0' , id_fta='207' , ascendant_fta_nomenclature='' , site_production_fta_nomenclature='1' , poids_fta_nomenclature='0.02' , id_annexe_unite='kg' , quantite_piece_par_carton='' , poids_total_carton_vrac_fta_nomenclature='' , code_produit_agrologic_fta_nomenclature='1096' , etat_fta_nomenclature='1' , nom_fta_nomenclature='ACRAS MORUE UFCAR RC 20G PIECE' , suffixe_agrologic_fta_nomenclature='' </text:p>
      <text:p text:style-name="P1"><text:line-break/>600065 - FARCE BEIGNET MORUE CARREFOUR créé: </text:p>
      <text:p text:style-name="P5"><text:soft-page-break/>INSERT fta_nomenclature SET <text:s/>last_id_fta_nomenclature='0' , OLD_id_fta_composition='' , id_annexe_agrologic_article_codification='2' , id_access_recette_recette='0' , id_fta='207' , ascendant_fta_nomenclature='' , site_production_fta_nomenclature='1' , poids_fta_nomenclature='' , id_annexe_unite='kg' , quantite_piece_par_carton='' , poids_total_carton_vrac_fta_nomenclature='' , code_produit_agrologic_fta_nomenclature='0065' , etat_fta_nomenclature='1' , nom_fta_nomenclature='FARCE BEIGNET MORUE CARREFOUR' , suffixe_agrologic_fta_nomenclature='' </text:p>
      <text:p text:style-name="P1"><text:line-break/>121700 - NEM CREVETTE 30G PCE CARREFOUR COUPE créé: </text:p>
      <text:p text:style-name="P5">INSERT fta_nomenclature SET <text:s/>last_id_fta_nomenclature='0' , OLD_id_fta_composition='' , id_annexe_agrologic_article_codification='5' , id_access_recette_recette='0' , id_fta='207' , ascendant_fta_nomenclature='' , site_production_fta_nomenclature='1' , poids_fta_nomenclature='0.03' , id_annexe_unite='kg' , quantite_piece_par_carton='' , poids_total_carton_vrac_fta_nomenclature='' , code_produit_agrologic_fta_nomenclature='1700' , etat_fta_nomenclature='1' , nom_fta_nomenclature='NEM CREVETTE 30G PCE CARREFOUR COUPE' , suffixe_agrologic_fta_nomenclature='' </text:p>
      <text:p text:style-name="P1"><text:line-break/>600072 - FARCE NEM CREVETTE CARREFOUR créé: </text:p>
      <text:p text:style-name="P5">INSERT fta_nomenclature SET <text:s/>last_id_fta_nomenclature='0' , OLD_id_fta_composition='' , id_annexe_agrologic_article_codification='2' , id_access_recette_recette='0' , id_fta='207' , ascendant_fta_nomenclature='' , site_production_fta_nomenclature='1' , poids_fta_nomenclature='' , id_annexe_unite='kg' , quantite_piece_par_carton='' , poids_total_carton_vrac_fta_nomenclature='' , code_produit_agrologic_fta_nomenclature='0072' , etat_fta_nomenclature='1' , nom_fta_nomenclature='FARCE NEM CREVETTE CARREFOUR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207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121701 - NEM PORC 30G PCE CARREFOUR COUPE créé: </text:p>
      <text:p text:style-name="P5"><text:soft-page-break/>INSERT fta_nomenclature SET <text:s/>last_id_fta_nomenclature='0' , OLD_id_fta_composition='' , id_annexe_agrologic_article_codification='5' , id_access_recette_recette='0' , id_fta='207' , ascendant_fta_nomenclature='' , site_production_fta_nomenclature='1' , poids_fta_nomenclature='0.03' , id_annexe_unite='kg' , quantite_piece_par_carton='' , poids_total_carton_vrac_fta_nomenclature='' , code_produit_agrologic_fta_nomenclature='1701' , etat_fta_nomenclature='1' , nom_fta_nomenclature='NEM PORC 30G PCE CARREFOUR COUPE' , suffixe_agrologic_fta_nomenclature='' </text:p>
      <text:p text:style-name="P1"><text:line-break/>600071 - FARCE NEM PORC CARREFOUR créé: </text:p>
      <text:p text:style-name="P5">INSERT fta_nomenclature SET <text:s/>last_id_fta_nomenclature='0' , OLD_id_fta_composition='' , id_annexe_agrologic_article_codification='2' , id_access_recette_recette='0' , id_fta='207' , ascendant_fta_nomenclature='' , site_production_fta_nomenclature='1' , poids_fta_nomenclature='' , id_annexe_unite='kg' , quantite_piece_par_carton='' , poids_total_carton_vrac_fta_nomenclature='' , code_produit_agrologic_fta_nomenclature='0071' , etat_fta_nomenclature='1' , nom_fta_nomenclature='FARCE NEM PORC CARREFOUR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207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121710 - BEIGN CREVETTE 30G CARR PIECE CPE créé: </text:p>
      <text:p text:style-name="P5">INSERT fta_nomenclature SET <text:s/>last_id_fta_nomenclature='0' , OLD_id_fta_composition='' , id_annexe_agrologic_article_codification='5' , id_access_recette_recette='0' , id_fta='207' , ascendant_fta_nomenclature='' , site_production_fta_nomenclature='1' , poids_fta_nomenclature='0.03' , id_annexe_unite='kg' , quantite_piece_par_carton='' , poids_total_carton_vrac_fta_nomenclature='' , code_produit_agrologic_fta_nomenclature='1710' , etat_fta_nomenclature='1' , nom_fta_nomenclature='BEIGN CREVETTE 30G CARR PIECE CPE' , suffixe_agrologic_fta_nomenclature='' </text:p>
      <text:p text:style-name="P1"><text:line-break/>700176 - CREVETTE MARINEE CARREFOUR COUPE KG créé: </text:p>
      <text:p text:style-name="P5"><text:soft-page-break/>INSERT fta_nomenclature SET <text:s/>last_id_fta_nomenclature='0' , OLD_id_fta_composition='' , id_annexe_agrologic_article_codification='1' , id_access_recette_recette='0' , id_fta='207' , ascendant_fta_nomenclature='' , site_production_fta_nomenclature='1' , poids_fta_nomenclature='' , id_annexe_unite='kg' , quantite_piece_par_carton='' , poids_total_carton_vrac_fta_nomenclature='' , code_produit_agrologic_fta_nomenclature='0176' , etat_fta_nomenclature='1' , nom_fta_nomenclature='CREVETTE MARINEE CARREFOUR COUPE KG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207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11715</text:p>
      <text:p text:style-name="P1"><text:line-break/>130001 - QUESA 25G PIECE créé: </text:p>
      <text:p text:style-name="P5">INSERT fta_nomenclature SET <text:s/>last_id_fta_nomenclature='0' , OLD_id_fta_composition='' , id_annexe_agrologic_article_codification='5' , id_access_recette_recette='0' , id_fta='238' , ascendant_fta_nomenclature='' , site_production_fta_nomenclature='1' , poids_fta_nomenclature='0.025' , id_annexe_unite='kg' , quantite_piece_par_carton='' , poids_total_carton_vrac_fta_nomenclature='' , code_produit_agrologic_fta_nomenclature='0001' , etat_fta_nomenclature='1' , nom_fta_nomenclature='QUESA 25G PIECE' , suffixe_agrologic_fta_nomenclature='' </text:p>
      <text:p text:style-name="P1"><text:line-break/>600016 - FARCE QUESADILLAS KG créé: </text:p>
      <text:p text:style-name="P5"><text:soft-page-break/>INSERT fta_nomenclature SET <text:s/>last_id_fta_nomenclature='0' , OLD_id_fta_composition='' , id_annexe_agrologic_article_codification='2' , id_access_recette_recette='0' , id_fta='238' , ascendant_fta_nomenclature='' , site_production_fta_nomenclature='1' , poids_fta_nomenclature='' , id_annexe_unite='kg' , quantite_piece_par_carton='' , poids_total_carton_vrac_fta_nomenclature='' , code_produit_agrologic_fta_nomenclature='0016' , etat_fta_nomenclature='1' , nom_fta_nomenclature='FARCE QUESADILLA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3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716</text:p>
      <text:p text:style-name="P1"><text:line-break/>130014 - TYROPITTA 25G PCE GREC créé: </text:p>
      <text:p text:style-name="P5">INSERT fta_nomenclature SET <text:s/>last_id_fta_nomenclature='0' , OLD_id_fta_composition='' , id_annexe_agrologic_article_codification='5' , id_access_recette_recette='0' , id_fta='269' , ascendant_fta_nomenclature='' , site_production_fta_nomenclature='1' , poids_fta_nomenclature='0.025' , id_annexe_unite='kg' , quantite_piece_par_carton='' , poids_total_carton_vrac_fta_nomenclature='' , code_produit_agrologic_fta_nomenclature='0014' , etat_fta_nomenclature='1' , nom_fta_nomenclature='TYROPITTA 25G PCE GREC' , suffixe_agrologic_fta_nomenclature='' </text:p>
      <text:p text:style-name="P1"><text:line-break/>600031 - FARCE TYROPITTA GREC KG créé: </text:p>
      <text:p text:style-name="P5"><text:soft-page-break/>INSERT fta_nomenclature SET <text:s/>last_id_fta_nomenclature='0' , OLD_id_fta_composition='' , id_annexe_agrologic_article_codification='2' , id_access_recette_recette='0' , id_fta='269' , ascendant_fta_nomenclature='' , site_production_fta_nomenclature='1' , poids_fta_nomenclature='' , id_annexe_unite='kg' , quantite_piece_par_carton='' , poids_total_carton_vrac_fta_nomenclature='' , code_produit_agrologic_fta_nomenclature='0031' , etat_fta_nomenclature='1' , nom_fta_nomenclature='FARCE TYROPITTA GREC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69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717</text:p>
      <text:p text:style-name="P1"><text:line-break/>111717 - RAVIOLI CHINOIS 25G PCE CARREFOUR COUPE créé: </text:p>
      <text:p text:style-name="P5">INSERT fta_nomenclature SET <text:s/>last_id_fta_nomenclature='0' , OLD_id_fta_composition='' , id_annexe_agrologic_article_codification='5' , id_access_recette_recette='0' , id_fta='268' , ascendant_fta_nomenclature='' , site_production_fta_nomenclature='1' , poids_fta_nomenclature='0.025' , id_annexe_unite='kg' , quantite_piece_par_carton='' , poids_total_carton_vrac_fta_nomenclature='' , code_produit_agrologic_fta_nomenclature='1717' , etat_fta_nomenclature='1' , nom_fta_nomenclature='RAVIOLI CHINOIS 25G PCE CARREFOUR COUPE' , suffixe_agrologic_fta_nomenclature='' </text:p>
      <text:p text:style-name="P1"><text:line-break/>600092 - FCE RAV CREVETTE CARR CPEKG créé: </text:p>
      <text:p text:style-name="P5"><text:soft-page-break/>INSERT fta_nomenclature SET <text:s/>last_id_fta_nomenclature='0' , OLD_id_fta_composition='' , id_annexe_agrologic_article_codification='2' , id_access_recette_recette='0' , id_fta='268' , ascendant_fta_nomenclature='' , site_production_fta_nomenclature='1' , poids_fta_nomenclature='' , id_annexe_unite='kg' , quantite_piece_par_carton='' , poids_total_carton_vrac_fta_nomenclature='' , code_produit_agrologic_fta_nomenclature='0092' , etat_fta_nomenclature='1' , nom_fta_nomenclature='FCE RAV CREVETTE CARR CPE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6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6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6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11718</text:p>
      <text:p text:style-name="P1"><text:line-break/>130015 - KREATOPITTA 25G PCE GREC créé: </text:p>
      <text:p text:style-name="P5">INSERT fta_nomenclature SET <text:s/>last_id_fta_nomenclature='0' , OLD_id_fta_composition='' , id_annexe_agrologic_article_codification='5' , id_access_recette_recette='0' , id_fta='266' , ascendant_fta_nomenclature='' , site_production_fta_nomenclature='1' , poids_fta_nomenclature='0.025' , id_annexe_unite='kg' , quantite_piece_par_carton='' , poids_total_carton_vrac_fta_nomenclature='' , code_produit_agrologic_fta_nomenclature='0015' , etat_fta_nomenclature='1' , nom_fta_nomenclature='KREATOPITTA 25G PCE GREC' , suffixe_agrologic_fta_nomenclature='' </text:p>
      <text:p text:style-name="P1"><text:line-break/>600032 - FARCE KREATOPITTA GREC KG créé: </text:p>
      <text:p text:style-name="P5">INSERT fta_nomenclature SET <text:s/>last_id_fta_nomenclature='0' , OLD_id_fta_composition='' , id_annexe_agrologic_article_codification='2' , id_access_recette_recette='0' , id_fta='266' , ascendant_fta_nomenclature='' , site_production_fta_nomenclature='1' , poids_fta_nomenclature='' , id_annexe_unite='kg' , quantite_piece_par_carton='' , poids_total_carton_vrac_fta_nomenclature='' , code_produit_agrologic_fta_nomenclature='0032' , etat_fta_nomenclature='1' , nom_fta_nomenclature='FARCE KREATOPITTA GREC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6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719</text:p>
      <text:p text:style-name="P1"><text:line-break/>130009 - CREVETTE PANEE créé: </text:p>
      <text:p text:style-name="P5"><text:soft-page-break/>INSERT fta_nomenclature SET <text:s/>last_id_fta_nomenclature='0' , OLD_id_fta_composition='' , id_annexe_agrologic_article_codification='5' , id_access_recette_recette='0' , id_fta='264' , ascendant_fta_nomenclature='' , site_production_fta_nomenclature='1' , poids_fta_nomenclature='0.025' , id_annexe_unite='kg' , quantite_piece_par_carton='' , poids_total_carton_vrac_fta_nomenclature='' , code_produit_agrologic_fta_nomenclature='0009' , etat_fta_nomenclature='1' , nom_fta_nomenclature='CREVETTE PANEE' , suffixe_agrologic_fta_nomenclature='' </text:p>
      <text:p text:style-name="P1"><text:line-break/></text:p>
      <text:p text:style-name="P4">Traitement de l'Article: 11720</text:p>
      <text:p text:style-name="P1"><text:line-break/>111720 - N CREV 20G PIECE SURG créé: </text:p>
      <text:p text:style-name="P5">INSERT fta_nomenclature SET <text:s/>last_id_fta_nomenclature='0' , OLD_id_fta_composition='' , id_annexe_agrologic_article_codification='5' , id_access_recette_recette='0' , id_fta='267' , ascendant_fta_nomenclature='' , site_production_fta_nomenclature='1' , poids_fta_nomenclature='0.02' , id_annexe_unite='kg' , quantite_piece_par_carton='' , poids_total_carton_vrac_fta_nomenclature='' , code_produit_agrologic_fta_nomenclature='1720' , etat_fta_nomenclature='1' , nom_fta_nomenclature='N CREV 20G PIECE SURG' , suffixe_agrologic_fta_nomenclature='' </text:p>
      <text:p text:style-name="P1"><text:line-break/>600072 - FARCE NEM CREVETTE CARREFOUR créé: </text:p>
      <text:p text:style-name="P5">INSERT fta_nomenclature SET <text:s/>last_id_fta_nomenclature='0' , OLD_id_fta_composition='' , id_annexe_agrologic_article_codification='2' , id_access_recette_recette='0' , id_fta='267' , ascendant_fta_nomenclature='' , site_production_fta_nomenclature='1' , poids_fta_nomenclature='' , id_annexe_unite='kg' , quantite_piece_par_carton='' , poids_total_carton_vrac_fta_nomenclature='' , code_produit_agrologic_fta_nomenclature='0072' , etat_fta_nomenclature='1' , nom_fta_nomenclature='FARCE NEM CREVETTE CARREFOUR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26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721</text:p>
      <text:p text:style-name="P1"><text:line-break/>146012 - RAVIOLI CREVETTE 15G THIRIET PIECE créé: </text:p>
      <text:p text:style-name="P5">INSERT fta_nomenclature SET <text:s/>last_id_fta_nomenclature='0' , OLD_id_fta_composition='' , id_annexe_agrologic_article_codification='5' , id_access_recette_recette='0' , id_fta='191' , ascendant_fta_nomenclature='' , site_production_fta_nomenclature='1' , poids_fta_nomenclature='0.015' , id_annexe_unite='kg' , quantite_piece_par_carton='' , poids_total_carton_vrac_fta_nomenclature='' , code_produit_agrologic_fta_nomenclature='6012' , etat_fta_nomenclature='1' , nom_fta_nomenclature='RAVIOLI CREVETTE 15G THIRIET PIECE' , suffixe_agrologic_fta_nomenclature='' </text:p>
      <text:p text:style-name="P1"><text:line-break/>600023 - FCE LONG PAO - RAV MDTHI KG créé: </text:p>
      <text:p text:style-name="P5">INSERT fta_nomenclature SET <text:s/>last_id_fta_nomenclature='0' , OLD_id_fta_composition='' , id_annexe_agrologic_article_codification='2' , id_access_recette_recette='0' , id_fta='191' , ascendant_fta_nomenclature='' , site_production_fta_nomenclature='1' , poids_fta_nomenclature='' , id_annexe_unite='kg' , quantite_piece_par_carton='' , poids_total_carton_vrac_fta_nomenclature='' , code_produit_agrologic_fta_nomenclature='0023' , etat_fta_nomenclature='1' , nom_fta_nomenclature='FCE LONG PAO - RAV MDTHI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9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722</text:p>
      <text:p text:style-name="P1"><text:line-break/>111722 - PASTILLA MIEL AMANDE 25G SURG PCE créé: </text:p>
      <text:p text:style-name="P5">INSERT fta_nomenclature SET <text:s/>last_id_fta_nomenclature='0' , OLD_id_fta_composition='' , id_annexe_agrologic_article_codification='5' , id_access_recette_recette='0' , id_fta='263' , ascendant_fta_nomenclature='' , site_production_fta_nomenclature='1' , poids_fta_nomenclature='0.025' , id_annexe_unite='kg' , quantite_piece_par_carton='' , poids_total_carton_vrac_fta_nomenclature='' , code_produit_agrologic_fta_nomenclature='1722' , etat_fta_nomenclature='1' , nom_fta_nomenclature='PASTILLA MIEL AMANDE 25G SURG P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6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30 - FCE PASTILLA MIEL AMANDE SURG KG créé: </text:p>
      <text:p text:style-name="P5"><text:soft-page-break/>INSERT fta_nomenclature SET <text:s/>last_id_fta_nomenclature='0' , OLD_id_fta_composition='' , id_annexe_agrologic_article_codification='2' , id_access_recette_recette='0' , id_fta='263' , ascendant_fta_nomenclature='' , site_production_fta_nomenclature='1' , poids_fta_nomenclature='' , id_annexe_unite='kg' , quantite_piece_par_carton='' , poids_total_carton_vrac_fta_nomenclature='' , code_produit_agrologic_fta_nomenclature='0130' , etat_fta_nomenclature='1' , nom_fta_nomenclature='FCE PASTILLA MIEL AMANDE SURG KG' , suffixe_agrologic_fta_nomenclature='' </text:p>
      <text:p text:style-name="P1"><text:line-break/></text:p>
      <text:p text:style-name="P4">Traitement de l'Article: 11723</text:p>
      <text:p text:style-name="P1"><text:line-break/>111723 - PASTILLA POULET 25G SURG PCE créé: </text:p>
      <text:p text:style-name="P5">INSERT fta_nomenclature SET <text:s/>last_id_fta_nomenclature='0' , OLD_id_fta_composition='' , id_annexe_agrologic_article_codification='5' , id_access_recette_recette='0' , id_fta='205' , ascendant_fta_nomenclature='' , site_production_fta_nomenclature='1' , poids_fta_nomenclature='0.025' , id_annexe_unite='kg' , quantite_piece_par_carton='' , poids_total_carton_vrac_fta_nomenclature='' , code_produit_agrologic_fta_nomenclature='1723' , etat_fta_nomenclature='1' , nom_fta_nomenclature='PASTILLA POULET 25G SURG PCE' , suffixe_agrologic_fta_nomenclature='' </text:p>
      <text:p text:style-name="P1"><text:line-break/>600055 - FCE PASTILLAS KG créé: </text:p>
      <text:p text:style-name="P5">INSERT fta_nomenclature SET <text:s/>last_id_fta_nomenclature='0' , OLD_id_fta_composition='' , id_annexe_agrologic_article_codification='2' , id_access_recette_recette='0' , id_fta='205' , ascendant_fta_nomenclature='' , site_production_fta_nomenclature='1' , poids_fta_nomenclature='' , id_annexe_unite='kg' , quantite_piece_par_carton='' , poids_total_carton_vrac_fta_nomenclature='' , code_produit_agrologic_fta_nomenclature='0055' , etat_fta_nomenclature='1' , nom_fta_nomenclature='FCE PASTILLA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20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724</text:p>
      <text:p text:style-name="P1"><text:line-break/>111724 - SAM FRUIT EXO 25G PCE créé: </text:p>
      <text:p text:style-name="P5">INSERT fta_nomenclature SET <text:s/>last_id_fta_nomenclature='0' , OLD_id_fta_composition='' , id_annexe_agrologic_article_codification='5' , id_access_recette_recette='0' , id_fta='744' , ascendant_fta_nomenclature='' , site_production_fta_nomenclature='1' , poids_fta_nomenclature='0.025' , id_annexe_unite='kg' , quantite_piece_par_carton='' , poids_total_carton_vrac_fta_nomenclature='' , code_produit_agrologic_fta_nomenclature='1724' , etat_fta_nomenclature='1' , nom_fta_nomenclature='SAM FRUIT EXO 25G PCE' , suffixe_agrologic_fta_nomenclature='' </text:p>
      <text:p text:style-name="P1"><text:line-break/>600138 - FCE SAMOSSA FRUITS EXO KG créé: </text:p>
      <text:p text:style-name="P5">INSERT fta_nomenclature SET <text:s/>last_id_fta_nomenclature='0' , OLD_id_fta_composition='' , id_annexe_agrologic_article_codification='2' , id_access_recette_recette='0' , id_fta='744' , ascendant_fta_nomenclature='' , site_production_fta_nomenclature='1' , poids_fta_nomenclature='' , id_annexe_unite='kg' , quantite_piece_par_carton='' , poids_total_carton_vrac_fta_nomenclature='' , code_produit_agrologic_fta_nomenclature='0138' , etat_fta_nomenclature='1' , nom_fta_nomenclature='FCE SAMOSSA FRUITS EXO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74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722 - PASTILLA MIEL AMANDE 25G SURG PCE créé: </text:p>
      <text:p text:style-name="P5">INSERT fta_nomenclature SET <text:s/>last_id_fta_nomenclature='0' , OLD_id_fta_composition='' , id_annexe_agrologic_article_codification='5' , id_access_recette_recette='0' , id_fta='744' , ascendant_fta_nomenclature='' , site_production_fta_nomenclature='1' , poids_fta_nomenclature='0.025' , id_annexe_unite='kg' , quantite_piece_par_carton='' , poids_total_carton_vrac_fta_nomenclature='' , code_produit_agrologic_fta_nomenclature='1722' , etat_fta_nomenclature='1' , nom_fta_nomenclature='PASTILLA MIEL AMANDE 25G SURG P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4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30 - FCE PASTILLA MIEL AMANDE SURG KG créé: </text:p>
      <text:p text:style-name="P5">INSERT fta_nomenclature SET <text:s/>last_id_fta_nomenclature='0' , OLD_id_fta_composition='' , id_annexe_agrologic_article_codification='2' , id_access_recette_recette='0' , id_fta='744' , ascendant_fta_nomenclature='' , site_production_fta_nomenclature='1' , poids_fta_nomenclature='' , id_annexe_unite='kg' , quantite_piece_par_carton='' , poids_total_carton_vrac_fta_nomenclature='' , code_produit_agrologic_fta_nomenclature='0130' , etat_fta_nomenclature='1' , nom_fta_nomenclature='FCE PASTILLA MIEL AMANDE SURG KG' , suffixe_agrologic_fta_nomenclature='' </text:p>
      <text:p text:style-name="P1"><text:line-break/></text:p>
      <text:p text:style-name="P4"><text:soft-page-break/>Traitement de l'Article: 11725</text:p>
      <text:p text:style-name="P1"><text:line-break/>111723 - PASTILLA POULET 25G SURG PCE créé: </text:p>
      <text:p text:style-name="P5">INSERT fta_nomenclature SET <text:s/>last_id_fta_nomenclature='0' , OLD_id_fta_composition='' , id_annexe_agrologic_article_codification='5' , id_access_recette_recette='0' , id_fta='745' , ascendant_fta_nomenclature='' , site_production_fta_nomenclature='1' , poids_fta_nomenclature='0.025' , id_annexe_unite='kg' , quantite_piece_par_carton='' , poids_total_carton_vrac_fta_nomenclature='' , code_produit_agrologic_fta_nomenclature='1723' , etat_fta_nomenclature='1' , nom_fta_nomenclature='PASTILLA POULET 25G SURG PCE' , suffixe_agrologic_fta_nomenclature='' </text:p>
      <text:p text:style-name="P1"><text:line-break/>600055 - FCE PASTILLAS KG créé: </text:p>
      <text:p text:style-name="P5">INSERT fta_nomenclature SET <text:s/>last_id_fta_nomenclature='0' , OLD_id_fta_composition='' , id_annexe_agrologic_article_codification='2' , id_access_recette_recette='0' , id_fta='745' , ascendant_fta_nomenclature='' , site_production_fta_nomenclature='1' , poids_fta_nomenclature='' , id_annexe_unite='kg' , quantite_piece_par_carton='' , poids_total_carton_vrac_fta_nomenclature='' , code_produit_agrologic_fta_nomenclature='0055' , etat_fta_nomenclature='1' , nom_fta_nomenclature='FCE PASTILLA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4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720 - N CREV 20G PIECE SURG créé: </text:p>
      <text:p text:style-name="P5"><text:soft-page-break/>INSERT fta_nomenclature SET <text:s/>last_id_fta_nomenclature='0' , OLD_id_fta_composition='' , id_annexe_agrologic_article_codification='5' , id_access_recette_recette='0' , id_fta='745' , ascendant_fta_nomenclature='' , site_production_fta_nomenclature='1' , poids_fta_nomenclature='0.02' , id_annexe_unite='kg' , quantite_piece_par_carton='' , poids_total_carton_vrac_fta_nomenclature='' , code_produit_agrologic_fta_nomenclature='1720' , etat_fta_nomenclature='1' , nom_fta_nomenclature='N CREV 20G PIECE SURG' , suffixe_agrologic_fta_nomenclature='' </text:p>
      <text:p text:style-name="P1"><text:line-break/>600072 - FARCE NEM CREVETTE CARREFOUR créé: </text:p>
      <text:p text:style-name="P5">INSERT fta_nomenclature SET <text:s/>last_id_fta_nomenclature='0' , OLD_id_fta_composition='' , id_annexe_agrologic_article_codification='2' , id_access_recette_recette='0' , id_fta='745' , ascendant_fta_nomenclature='' , site_production_fta_nomenclature='1' , poids_fta_nomenclature='' , id_annexe_unite='kg' , quantite_piece_par_carton='' , poids_total_carton_vrac_fta_nomenclature='' , code_produit_agrologic_fta_nomenclature='0072' , etat_fta_nomenclature='1' , nom_fta_nomenclature='FARCE NEM CREVETTE CARREFOUR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4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21092 - MINI ACRA 15G PIECE créé: </text:p>
      <text:p text:style-name="P5">INSERT fta_nomenclature SET <text:s/>last_id_fta_nomenclature='0' , OLD_id_fta_composition='' , id_annexe_agrologic_article_codification='5' , id_access_recette_recette='0' , id_fta='745' , ascendant_fta_nomenclature='' , site_production_fta_nomenclature='1' , poids_fta_nomenclature='0.015' , id_annexe_unite='kg' , quantite_piece_par_carton='' , poids_total_carton_vrac_fta_nomenclature='' , code_produit_agrologic_fta_nomenclature='1092' , etat_fta_nomenclature='1' , nom_fta_nomenclature='MINI ACRA 15G PIECE' , suffixe_agrologic_fta_nomenclature='' </text:p>
      <text:p text:style-name="P1"><text:line-break/>600058 - FARCE ACRA A LA MORUE créé: </text:p>
      <text:p text:style-name="P5"><text:soft-page-break/>INSERT fta_nomenclature SET <text:s/>last_id_fta_nomenclature='0' , OLD_id_fta_composition='' , id_annexe_agrologic_article_codification='2' , id_access_recette_recette='0' , id_fta='745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121091 - MINI SAMOSSA 15G PIECE créé: </text:p>
      <text:p text:style-name="P5">INSERT fta_nomenclature SET <text:s/>last_id_fta_nomenclature='0' , OLD_id_fta_composition='' , id_annexe_agrologic_article_codification='5' , id_access_recette_recette='0' , id_fta='745' , ascendant_fta_nomenclature='' , site_production_fta_nomenclature='1' , poids_fta_nomenclature='0.015' , id_annexe_unite='kg' , quantite_piece_par_carton='' , poids_total_carton_vrac_fta_nomenclature='' , code_produit_agrologic_fta_nomenclature='1091' , etat_fta_nomenclature='1' , nom_fta_nomenclature='MINI SAMOSSA 15G PIE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4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745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</text:p>
      <text:p text:style-name="P4"><text:soft-page-break/>Traitement de l'Article: 11726</text:p>
      <text:p text:style-name="P1"><text:line-break/>111726 - N PLT 25G PIECE SURGELE créé: </text:p>
      <text:p text:style-name="P5">INSERT fta_nomenclature SET <text:s/>last_id_fta_nomenclature='0' , OLD_id_fta_composition='' , id_annexe_agrologic_article_codification='5' , id_access_recette_recette='0' , id_fta='277' , ascendant_fta_nomenclature='' , site_production_fta_nomenclature='1' , poids_fta_nomenclature='0.025' , id_annexe_unite='kg' , quantite_piece_par_carton='' , poids_total_carton_vrac_fta_nomenclature='' , code_produit_agrologic_fta_nomenclature='1726' , etat_fta_nomenclature='1' , nom_fta_nomenclature='N PLT 25G PIECE SURGEL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7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1 - FCE NEM POULET LSTDA KG créé: </text:p>
      <text:p text:style-name="P5">INSERT fta_nomenclature SET <text:s/>last_id_fta_nomenclature='0' , OLD_id_fta_composition='' , id_annexe_agrologic_article_codification='2' , id_access_recette_recette='0' , id_fta='277' , ascendant_fta_nomenclature='' , site_production_fta_nomenclature='1' , poids_fta_nomenclature='' , id_annexe_unite='kg' , quantite_piece_par_carton='' , poids_total_carton_vrac_fta_nomenclature='' , code_produit_agrologic_fta_nomenclature='0141' , etat_fta_nomenclature='1' , nom_fta_nomenclature='FCE NEM POULET LSTDA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27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7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11727</text:p>
      <text:p text:style-name="P1"><text:line-break/>111727 - NEM CREV DORADE TSURG 30G PCE créé: </text:p>
      <text:p text:style-name="P5">INSERT fta_nomenclature SET <text:s/>last_id_fta_nomenclature='0' , OLD_id_fta_composition='' , id_annexe_agrologic_article_codification='5' , id_access_recette_recette='0' , id_fta='210' , ascendant_fta_nomenclature='' , site_production_fta_nomenclature='1' , poids_fta_nomenclature='0.03' , id_annexe_unite='kg' , quantite_piece_par_carton='' , poids_total_carton_vrac_fta_nomenclature='' , code_produit_agrologic_fta_nomenclature='1727' , etat_fta_nomenclature='1' , nom_fta_nomenclature='NEM CREV DORADE TSURG 30G PCE' , suffixe_agrologic_fta_nomenclature='' </text:p>
      <text:p text:style-name="P1"><text:line-break/>600504 - FCE NEM CREV DORADE TSURG KG créé: </text:p>
      <text:p text:style-name="P5"><text:soft-page-break/>INSERT fta_nomenclature SET <text:s/>last_id_fta_nomenclature='0' , OLD_id_fta_composition='' , id_annexe_agrologic_article_codification='2' , id_access_recette_recette='0' , id_fta='210' , ascendant_fta_nomenclature='' , site_production_fta_nomenclature='1' , poids_fta_nomenclature='' , id_annexe_unite='kg' , quantite_piece_par_carton='' , poids_total_carton_vrac_fta_nomenclature='' , code_produit_agrologic_fta_nomenclature='0504' , etat_fta_nomenclature='1' , nom_fta_nomenclature='FCE NEM CREV DORADE TSURG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1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1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1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11730</text:p>
      <text:p text:style-name="P1"><text:line-break/>121380 - CREV PANE MDCASMONOAUC 20G PCE créé: </text:p>
      <text:p text:style-name="P5">INSERT fta_nomenclature SET <text:s/>last_id_fta_nomenclature='0' , OLD_id_fta_composition='' , id_annexe_agrologic_article_codification='5' , id_access_recette_recette='0' , id_fta='420' , ascendant_fta_nomenclature='' , site_production_fta_nomenclature='1' , poids_fta_nomenclature='0.02' , id_annexe_unite='kg' , quantite_piece_par_carton='' , poids_total_carton_vrac_fta_nomenclature='' , code_produit_agrologic_fta_nomenclature='1380' , etat_fta_nomenclature='1' , nom_fta_nomenclature='CREV PANE MDCASMONOAUC 20G P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420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11800</text:p>
      <text:p text:style-name="P1"><text:line-break/>111800 - ACRA 25G TITM PIECE créé: </text:p>
      <text:p text:style-name="P5">INSERT fta_nomenclature SET <text:s/>last_id_fta_nomenclature='0' , OLD_id_fta_composition='' , id_annexe_agrologic_article_codification='5' , id_access_recette_recette='0' , id_fta='274' , ascendant_fta_nomenclature='' , site_production_fta_nomenclature='1' , poids_fta_nomenclature='0.025' , id_annexe_unite='kg' , quantite_piece_par_carton='' , poids_total_carton_vrac_fta_nomenclature='' , code_produit_agrologic_fta_nomenclature='1800' , etat_fta_nomenclature='1' , nom_fta_nomenclature='ACRA 25G TITM PIECE' , suffixe_agrologic_fta_nomenclature='' </text:p>
      <text:p text:style-name="P1"><text:line-break/>600103 - FCE ACRA AUC/ITM COUPE créé: </text:p>
      <text:p text:style-name="P5"><text:soft-page-break/>INSERT fta_nomenclature SET <text:s/>last_id_fta_nomenclature='0' , OLD_id_fta_composition='' , id_annexe_agrologic_article_codification='2' , id_access_recette_recette='0' , id_fta='274' , ascendant_fta_nomenclature='' , site_production_fta_nomenclature='1' , poids_fta_nomenclature='' , id_annexe_unite='kg' , quantite_piece_par_carton='' , poids_total_carton_vrac_fta_nomenclature='' , code_produit_agrologic_fta_nomenclature='0103' , etat_fta_nomenclature='1' , nom_fta_nomenclature='FCE ACRA AUC/ITM COUPE' , suffixe_agrologic_fta_nomenclature='' </text:p>
      <text:p text:style-name="P1"><text:line-break/></text:p>
      <text:p text:style-name="P4">Traitement de l'Article: 11801</text:p>
      <text:p text:style-name="P1"><text:line-break/>111458 - BEIGN CREVETTE 20G AUCHAN COUPE PIECE créé: </text:p>
      <text:p text:style-name="P5">INSERT fta_nomenclature SET <text:s/>last_id_fta_nomenclature='0' , OLD_id_fta_composition='' , id_annexe_agrologic_article_codification='5' , id_access_recette_recette='0' , id_fta='275' , ascendant_fta_nomenclature='' , site_production_fta_nomenclature='1' , poids_fta_nomenclature='0.02' , id_annexe_unite='kg' , quantite_piece_par_carton='' , poids_total_carton_vrac_fta_nomenclature='' , code_produit_agrologic_fta_nomenclature='1458' , etat_fta_nomenclature='1' , nom_fta_nomenclature='BEIGN CREVETTE 20G AUCHAN COUPE PIE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275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11802</text:p>
      <text:p text:style-name="P1"><text:line-break/>121803 - SAM PORC 50G MDITM PIECE créé: </text:p>
      <text:p text:style-name="P5"><text:soft-page-break/>INSERT fta_nomenclature SET <text:s/>last_id_fta_nomenclature='0' , OLD_id_fta_composition='' , id_annexe_agrologic_article_codification='5' , id_access_recette_recette='0' , id_fta='276' , ascendant_fta_nomenclature='' , site_production_fta_nomenclature='1' , poids_fta_nomenclature='0.05' , id_annexe_unite='kg' , quantite_piece_par_carton='' , poids_total_carton_vrac_fta_nomenclature='' , code_produit_agrologic_fta_nomenclature='1803' , etat_fta_nomenclature='1' , nom_fta_nomenclature='SAM PORC 50G MDITM PIECE' , suffixe_agrologic_fta_nomenclature='' </text:p>
      <text:p text:style-name="P1"><text:line-break/>600335 - FCE SAMOSSA PORC MDITM KG créé: </text:p>
      <text:p text:style-name="P5">INSERT fta_nomenclature SET <text:s/>last_id_fta_nomenclature='0' , OLD_id_fta_composition='' , id_annexe_agrologic_article_codification='2' , id_access_recette_recette='0' , id_fta='276' , ascendant_fta_nomenclature='' , site_production_fta_nomenclature='1' , poids_fta_nomenclature='' , id_annexe_unite='kg' , quantite_piece_par_carton='' , poids_total_carton_vrac_fta_nomenclature='' , code_produit_agrologic_fta_nomenclature='0335' , etat_fta_nomenclature='1' , nom_fta_nomenclature='FCE SAMOSSA PORC MDITM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7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7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250 - PREP VIANDE PORC 60/40 créé: </text:p>
      <text:p text:style-name="P5"><text:soft-page-break/>INSERT fta_nomenclature SET <text:s/>last_id_fta_nomenclature='0' , OLD_id_fta_composition='' , id_annexe_agrologic_article_codification='1' , id_access_recette_recette='0' , id_fta='276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7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002</text:p>
      <text:p text:style-name="P1"><text:line-break/>111000 - NEM PORC 30G MDTHI PCE créé: </text:p>
      <text:p text:style-name="P5">INSERT fta_nomenclature SET <text:s/>last_id_fta_nomenclature='0' , OLD_id_fta_composition='' , id_annexe_agrologic_article_codification='5' , id_access_recette_recette='0' , id_fta='748' , ascendant_fta_nomenclature='' , site_production_fta_nomenclature='1' , poids_fta_nomenclature='0.03' , id_annexe_unite='kg' , quantite_piece_par_carton='' , poids_total_carton_vrac_fta_nomenclature='' , code_produit_agrologic_fta_nomenclature='1000' , etat_fta_nomenclature='1' , nom_fta_nomenclature='NEM PORC 30G MDTHI P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748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4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4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4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010</text:p>
      <text:p text:style-name="P1"><text:line-break/>111005 - Beignet Crevette 25g la piece créé: </text:p>
      <text:p text:style-name="P5">INSERT fta_nomenclature SET <text:s/>last_id_fta_nomenclature='0' , OLD_id_fta_composition='' , id_annexe_agrologic_article_codification='5' , id_access_recette_recette='0' , id_fta='749' , ascendant_fta_nomenclature='' , site_production_fta_nomenclature='1' , poids_fta_nomenclature='0.025' , id_annexe_unite='kg' , quantite_piece_par_carton='' , poids_total_carton_vrac_fta_nomenclature='' , code_produit_agrologic_fta_nomenclature='1005' , etat_fta_nomenclature='1' , nom_fta_nomenclature='Beignet Crevette 25g la piece' , suffixe_agrologic_fta_nomenclature='' </text:p>
      <text:p text:style-name="P1"><text:line-break/>600006 - PATE A BEIGNET (pour beignet de crevette créé: </text:p>
      <text:p text:style-name="P5">INSERT fta_nomenclature SET <text:s/>last_id_fta_nomenclature='0' , OLD_id_fta_composition='' , id_annexe_agrologic_article_codification='2' , id_access_recette_recette='0' , id_fta='749' , ascendant_fta_nomenclature='' , site_production_fta_nomenclature='1' , poids_fta_nomenclature='' , id_annexe_unite='kg' , quantite_piece_par_carton='' , poids_total_carton_vrac_fta_nomenclature='' , code_produit_agrologic_fta_nomenclature='0006' , etat_fta_nomenclature='1' , nom_fta_nomenclature='PATE A BEIGNET (pour beignet de crevette' , suffixe_agrologic_fta_nomenclature='' </text:p>
      <text:p text:style-name="P1"><text:line-break/></text:p>
      <text:p text:style-name="P4">Traitement de l'Article: 21012</text:p>
      <text:p text:style-name="P1"><text:line-break/>121092 - MINI ACRA 15G PIECE créé: </text:p>
      <text:p text:style-name="P5">INSERT fta_nomenclature SET <text:s/>last_id_fta_nomenclature='0' , OLD_id_fta_composition='' , id_annexe_agrologic_article_codification='5' , id_access_recette_recette='0' , id_fta='750' , ascendant_fta_nomenclature='' , site_production_fta_nomenclature='1' , poids_fta_nomenclature='0.015' , id_annexe_unite='kg' , quantite_piece_par_carton='' , poids_total_carton_vrac_fta_nomenclature='' , code_produit_agrologic_fta_nomenclature='1092' , etat_fta_nomenclature='1' , nom_fta_nomenclature='MINI ACRA 15G PIECE' , suffixe_agrologic_fta_nomenclature='' </text:p>
      <text:p text:style-name="P1"><text:line-break/>600058 - FARCE ACRA A LA MORUE créé: </text:p>
      <text:p text:style-name="P5"><text:soft-page-break/>INSERT fta_nomenclature SET <text:s/>last_id_fta_nomenclature='0' , OLD_id_fta_composition='' , id_annexe_agrologic_article_codification='2' , id_access_recette_recette='0' , id_fta='750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</text:p>
      <text:p text:style-name="P4">Traitement de l'Article: 21013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751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751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75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014</text:p>
      <text:p text:style-name="P1"><text:line-break/>121014 - Riz Cantonnais 250g créé: </text:p>
      <text:p text:style-name="P5">INSERT fta_nomenclature SET <text:s/>last_id_fta_nomenclature='0' , OLD_id_fta_composition='' , id_annexe_agrologic_article_codification='5' , id_access_recette_recette='0' , id_fta='752' , ascendant_fta_nomenclature='' , site_production_fta_nomenclature='1' , poids_fta_nomenclature='0.25' , id_annexe_unite='kg' , quantite_piece_par_carton='' , poids_total_carton_vrac_fta_nomenclature='' , code_produit_agrologic_fta_nomenclature='1014' , etat_fta_nomenclature='1' , nom_fta_nomenclature='Riz Cantonnais 250g' , suffixe_agrologic_fta_nomenclature='' </text:p>
      <text:p text:style-name="P1"><text:line-break/></text:p>
      <text:p text:style-name="P4">Traitement de l'Article: 21015</text:p>
      <text:p text:style-name="P1"><text:line-break/>121014 - Riz Cantonnais 250g créé: </text:p>
      <text:p text:style-name="P5">INSERT fta_nomenclature SET <text:s/>last_id_fta_nomenclature='0' , OLD_id_fta_composition='' , id_annexe_agrologic_article_codification='5' , id_access_recette_recette='0' , id_fta='753' , ascendant_fta_nomenclature='' , site_production_fta_nomenclature='1' , poids_fta_nomenclature='0.25' , id_annexe_unite='kg' , quantite_piece_par_carton='' , poids_total_carton_vrac_fta_nomenclature='' , code_produit_agrologic_fta_nomenclature='1014' , etat_fta_nomenclature='1' , nom_fta_nomenclature='Riz Cantonnais 250g' , suffixe_agrologic_fta_nomenclature='' </text:p>
      <text:p text:style-name="P1"><text:line-break/></text:p>
      <text:p text:style-name="P4">Traitement de l'Article: 21016</text:p>
      <text:p text:style-name="P1"><text:line-break/>111000 - NEM PORC 30G MDTHI PCE créé: </text:p>
      <text:p text:style-name="P5"><text:soft-page-break/>INSERT fta_nomenclature SET <text:s/>last_id_fta_nomenclature='0' , OLD_id_fta_composition='' , id_annexe_agrologic_article_codification='5' , id_access_recette_recette='0' , id_fta='754' , ascendant_fta_nomenclature='' , site_production_fta_nomenclature='1' , poids_fta_nomenclature='0.03' , id_annexe_unite='kg' , quantite_piece_par_carton='' , poids_total_carton_vrac_fta_nomenclature='' , code_produit_agrologic_fta_nomenclature='1000' , etat_fta_nomenclature='1' , nom_fta_nomenclature='NEM PORC 30G MDTHI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54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5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5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75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017</text:p>
      <text:p text:style-name="P1"><text:line-break/>111011 - NEM CRABE 30G PCE COUPE TDA créé: </text:p>
      <text:p text:style-name="P5">INSERT fta_nomenclature SET <text:s/>last_id_fta_nomenclature='0' , OLD_id_fta_composition='' , id_annexe_agrologic_article_codification='5' , id_access_recette_recette='0' , id_fta='755' , ascendant_fta_nomenclature='' , site_production_fta_nomenclature='1' , poids_fta_nomenclature='0.03' , id_annexe_unite='kg' , quantite_piece_par_carton='' , poids_total_carton_vrac_fta_nomenclature='' , code_produit_agrologic_fta_nomenclature='1011' , etat_fta_nomenclature='1' , nom_fta_nomenclature='NEM CRABE 30G PCE COUPE TDA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5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25 - FARCE NEM CRABE créé: </text:p>
      <text:p text:style-name="P5"><text:soft-page-break/>INSERT fta_nomenclature SET <text:s/>last_id_fta_nomenclature='0' , OLD_id_fta_composition='' , id_annexe_agrologic_article_codification='2' , id_access_recette_recette='0' , id_fta='755' , ascendant_fta_nomenclature='' , site_production_fta_nomenclature='1' , poids_fta_nomenclature='' , id_annexe_unite='kg' , quantite_piece_par_carton='' , poids_total_carton_vrac_fta_nomenclature='' , code_produit_agrologic_fta_nomenclature='0025' , etat_fta_nomenclature='1' , nom_fta_nomenclature='FARCE NEM CRABE' , suffixe_agrologic_fta_nomenclature='' </text:p>
      <text:p text:style-name="P1"><text:line-break/></text:p>
      <text:p text:style-name="P4">Traitement de l'Article: 21018</text:p>
      <text:p text:style-name="P1"><text:line-break/>121043 - NEM PORC 75G PIECE créé: </text:p>
      <text:p text:style-name="P5">INSERT fta_nomenclature SET <text:s/>last_id_fta_nomenclature='0' , OLD_id_fta_composition='' , id_annexe_agrologic_article_codification='5' , id_access_recette_recette='0' , id_fta='756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56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75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5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5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019</text:p>
      <text:p text:style-name="P1"><text:line-break/>111012 - CRABE FARCI 166G PIECE créé: </text:p>
      <text:p text:style-name="P5"><text:soft-page-break/>INSERT fta_nomenclature SET <text:s/>last_id_fta_nomenclature='0' , OLD_id_fta_composition='' , id_annexe_agrologic_article_codification='5' , id_access_recette_recette='0' , id_fta='757' , ascendant_fta_nomenclature='' , site_production_fta_nomenclature='1' , poids_fta_nomenclature='0.166' , id_annexe_unite='kg' , quantite_piece_par_carton='' , poids_total_carton_vrac_fta_nomenclature='' , code_produit_agrologic_fta_nomenclature='1012' , etat_fta_nomenclature='1' , nom_fta_nomenclature='CRABE FARCI 166G PIECE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757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21020</text:p>
      <text:p text:style-name="P1"><text:line-break/>111000 - NEM PORC 30G MDTHI PCE créé: </text:p>
      <text:p text:style-name="P5">INSERT fta_nomenclature SET <text:s/>last_id_fta_nomenclature='0' , OLD_id_fta_composition='' , id_annexe_agrologic_article_codification='5' , id_access_recette_recette='0' , id_fta='758' , ascendant_fta_nomenclature='' , site_production_fta_nomenclature='1' , poids_fta_nomenclature='0.03' , id_annexe_unite='kg' , quantite_piece_par_carton='' , poids_total_carton_vrac_fta_nomenclature='' , code_produit_agrologic_fta_nomenclature='1000' , etat_fta_nomenclature='1' , nom_fta_nomenclature='NEM PORC 30G MDTHI P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758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5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5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5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11004 - SAMOSSA BOEUF 25G TDA PIECE créé: </text:p>
      <text:p text:style-name="P5"><text:soft-page-break/>INSERT fta_nomenclature SET <text:s/>last_id_fta_nomenclature='0' , OLD_id_fta_composition='' , id_annexe_agrologic_article_codification='5' , id_access_recette_recette='0' , id_fta='758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758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5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006 - ACRA 25G PIECE créé: </text:p>
      <text:p text:style-name="P5">INSERT fta_nomenclature SET <text:s/>last_id_fta_nomenclature='0' , OLD_id_fta_composition='' , id_annexe_agrologic_article_codification='5' , id_access_recette_recette='0' , id_fta='758' , ascendant_fta_nomenclature='' , site_production_fta_nomenclature='1' , poids_fta_nomenclature='0.015' , id_annexe_unite='kg' , quantite_piece_par_carton='' , poids_total_carton_vrac_fta_nomenclature='' , code_produit_agrologic_fta_nomenclature='1006' , etat_fta_nomenclature='1' , nom_fta_nomenclature='ACRA 25G PIECE' , suffixe_agrologic_fta_nomenclature='' </text:p>
      <text:p text:style-name="P1"><text:line-break/>600058 - FARCE ACRA A LA MORUE créé: </text:p>
      <text:p text:style-name="P5"><text:soft-page-break/>INSERT fta_nomenclature SET <text:s/>last_id_fta_nomenclature='0' , OLD_id_fta_composition='' , id_annexe_agrologic_article_codification='2' , id_access_recette_recette='0' , id_fta='758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</text:p>
      <text:p text:style-name="P4">Traitement de l'Article: 21025</text:p>
      <text:p text:style-name="P1"><text:line-break/></text:p>
      <text:p text:style-name="P4">Traitement de l'Article: 21027</text:p>
      <text:p text:style-name="P1"><text:line-break/>121043 - NEM PORC 75G PIECE créé: </text:p>
      <text:p text:style-name="P5">INSERT fta_nomenclature SET <text:s/>last_id_fta_nomenclature='0' , OLD_id_fta_composition='' , id_annexe_agrologic_article_codification='5' , id_access_recette_recette='0' , id_fta='760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60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76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6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6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030</text:p>
      <text:p text:style-name="P1"><text:line-break/></text:p>
      <text:p text:style-name="P4">Traitement de l'Article: 21041</text:p>
      <text:p text:style-name="P1"><text:line-break/></text:p>
      <text:p text:style-name="P4">Traitement de l'Article: 21042</text:p>
      <text:p text:style-name="P1"><text:line-break/></text:p>
      <text:p text:style-name="P4"><text:soft-page-break/>Traitement de l'Article: 21043</text:p>
      <text:p text:style-name="P1"><text:line-break/>121043 - NEM PORC 75G PIECE créé: </text:p>
      <text:p text:style-name="P5">INSERT fta_nomenclature SET <text:s/>last_id_fta_nomenclature='0' , OLD_id_fta_composition='' , id_annexe_agrologic_article_codification='5' , id_access_recette_recette='0' , id_fta='764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64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6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76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6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046</text:p>
      <text:p text:style-name="P1"><text:line-break/></text:p>
      <text:p text:style-name="P4">Traitement de l'Article: 21055</text:p>
      <text:p text:style-name="P1"><text:line-break/>111000 - NEM PORC 30G MDTHI PCE créé: </text:p>
      <text:p text:style-name="P5">INSERT fta_nomenclature SET <text:s/>last_id_fta_nomenclature='0' , OLD_id_fta_composition='' , id_annexe_agrologic_article_codification='5' , id_access_recette_recette='0' , id_fta='766' , ascendant_fta_nomenclature='' , site_production_fta_nomenclature='1' , poids_fta_nomenclature='0.03' , id_annexe_unite='kg' , quantite_piece_par_carton='' , poids_total_carton_vrac_fta_nomenclature='' , code_produit_agrologic_fta_nomenclature='1000' , etat_fta_nomenclature='1' , nom_fta_nomenclature='NEM PORC 30G MDTHI P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766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6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6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6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057</text:p>
      <text:p text:style-name="P1"><text:line-break/>121043 - NEM PORC 75G PIECE créé: </text:p>
      <text:p text:style-name="P5">INSERT fta_nomenclature SET <text:s/>last_id_fta_nomenclature='0' , OLD_id_fta_composition='' , id_annexe_agrologic_article_codification='5' , id_access_recette_recette='0' , id_fta='767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67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6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76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6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061</text:p>
      <text:p text:style-name="P1"><text:line-break/>121061 - NEM PORC 30G PIECE AUCHAN créé: </text:p>
      <text:p text:style-name="P5">INSERT fta_nomenclature SET <text:s/>last_id_fta_nomenclature='0' , OLD_id_fta_composition='' , id_annexe_agrologic_article_codification='5' , id_access_recette_recette='0' , id_fta='768' , ascendant_fta_nomenclature='' , site_production_fta_nomenclature='1' , poids_fta_nomenclature='0.03' , id_annexe_unite='kg' , quantite_piece_par_carton='' , poids_total_carton_vrac_fta_nomenclature='' , code_produit_agrologic_fta_nomenclature='1061' , etat_fta_nomenclature='1' , nom_fta_nomenclature='NEM PORC 30G PIECE AUCHAN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76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68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6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6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<text:soft-page-break/>Traitement de l'Article: 21064</text:p>
      <text:p text:style-name="P1"><text:line-break/>121043 - NEM PORC 75G PIECE créé: </text:p>
      <text:p text:style-name="P5">INSERT fta_nomenclature SET <text:s/>last_id_fta_nomenclature='0' , OLD_id_fta_composition='' , id_annexe_agrologic_article_codification='5' , id_access_recette_recette='0' , id_fta='769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69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6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76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6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068</text:p>
      <text:p text:style-name="P1"><text:line-break/>121043 - NEM PORC 75G PIECE créé: </text:p>
      <text:p text:style-name="P5">INSERT fta_nomenclature SET <text:s/>last_id_fta_nomenclature='0' , OLD_id_fta_composition='' , id_annexe_agrologic_article_codification='5' , id_access_recette_recette='0' , id_fta='770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770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7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7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7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069</text:p>
      <text:p text:style-name="P1"><text:line-break/>130008 - LONG PAO 25g créé: </text:p>
      <text:p text:style-name="P5">INSERT fta_nomenclature SET <text:s/>last_id_fta_nomenclature='0' , OLD_id_fta_composition='' , id_annexe_agrologic_article_codification='5' , id_access_recette_recette='0' , id_fta='771' , ascendant_fta_nomenclature='' , site_production_fta_nomenclature='1' , poids_fta_nomenclature='0.025' , id_annexe_unite='kg' , quantite_piece_par_carton='' , poids_total_carton_vrac_fta_nomenclature='' , code_produit_agrologic_fta_nomenclature='0008' , etat_fta_nomenclature='1' , nom_fta_nomenclature='LONG PAO 25g' , suffixe_agrologic_fta_nomenclature='' </text:p>
      <text:p text:style-name="P1"><text:line-break/>600023 - FCE LONG PAO - RAV MDTHI KG créé: </text:p>
      <text:p text:style-name="P5">INSERT fta_nomenclature SET <text:s/>last_id_fta_nomenclature='0' , OLD_id_fta_composition='' , id_annexe_agrologic_article_codification='2' , id_access_recette_recette='0' , id_fta='771' , ascendant_fta_nomenclature='' , site_production_fta_nomenclature='1' , poids_fta_nomenclature='' , id_annexe_unite='kg' , quantite_piece_par_carton='' , poids_total_carton_vrac_fta_nomenclature='' , code_produit_agrologic_fta_nomenclature='0023' , etat_fta_nomenclature='1' , nom_fta_nomenclature='FCE LONG PAO - RAV MDTHI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7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070</text:p>
      <text:p text:style-name="P1"><text:line-break/>111011 - NEM CRABE 30G PCE COUPE TDA créé: </text:p>
      <text:p text:style-name="P5"><text:soft-page-break/>INSERT fta_nomenclature SET <text:s/>last_id_fta_nomenclature='0' , OLD_id_fta_composition='' , id_annexe_agrologic_article_codification='5' , id_access_recette_recette='0' , id_fta='772' , ascendant_fta_nomenclature='' , site_production_fta_nomenclature='1' , poids_fta_nomenclature='0.03' , id_annexe_unite='kg' , quantite_piece_par_carton='' , poids_total_carton_vrac_fta_nomenclature='' , code_produit_agrologic_fta_nomenclature='1011' , etat_fta_nomenclature='1' , nom_fta_nomenclature='NEM CRABE 30G PCE COUPE TDA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7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25 - FARCE NEM CRABE créé: </text:p>
      <text:p text:style-name="P5">INSERT fta_nomenclature SET <text:s/>last_id_fta_nomenclature='0' , OLD_id_fta_composition='' , id_annexe_agrologic_article_codification='2' , id_access_recette_recette='0' , id_fta='772' , ascendant_fta_nomenclature='' , site_production_fta_nomenclature='1' , poids_fta_nomenclature='' , id_annexe_unite='kg' , quantite_piece_par_carton='' , poids_total_carton_vrac_fta_nomenclature='' , code_produit_agrologic_fta_nomenclature='0025' , etat_fta_nomenclature='1' , nom_fta_nomenclature='FARCE NEM CRABE' , suffixe_agrologic_fta_nomenclature='' </text:p>
      <text:p text:style-name="P1"><text:line-break/></text:p>
      <text:p text:style-name="P4">Traitement de l'Article: 21071</text:p>
      <text:p text:style-name="P1"><text:line-break/></text:p>
      <text:p text:style-name="P4">Traitement de l'Article: 21076</text:p>
      <text:p text:style-name="P1"><text:line-break/>121014 - Riz Cantonnais 250g créé: </text:p>
      <text:p text:style-name="P5"><text:soft-page-break/>INSERT fta_nomenclature SET <text:s/>last_id_fta_nomenclature='0' , OLD_id_fta_composition='' , id_annexe_agrologic_article_codification='5' , id_access_recette_recette='0' , id_fta='774' , ascendant_fta_nomenclature='' , site_production_fta_nomenclature='1' , poids_fta_nomenclature='0.25' , id_annexe_unite='kg' , quantite_piece_par_carton='' , poids_total_carton_vrac_fta_nomenclature='' , code_produit_agrologic_fta_nomenclature='1014' , etat_fta_nomenclature='1' , nom_fta_nomenclature='Riz Cantonnais 250g' , suffixe_agrologic_fta_nomenclature='' </text:p>
      <text:p text:style-name="P1"><text:line-break/></text:p>
      <text:p text:style-name="P4">Traitement de l'Article: 21077</text:p>
      <text:p text:style-name="P1"><text:line-break/></text:p>
      <text:p text:style-name="P4">Traitement de l'Article: 21078</text:p>
      <text:p text:style-name="P1"><text:line-break/></text:p>
      <text:p text:style-name="P4">Traitement de l'Article: 21080</text:p>
      <text:p text:style-name="P1"><text:line-break/>121080 - MINI NEM CREVETTE 30G PIECE créé: </text:p>
      <text:p text:style-name="P5">INSERT fta_nomenclature SET <text:s/>last_id_fta_nomenclature='0' , OLD_id_fta_composition='' , id_annexe_agrologic_article_codification='5' , id_access_recette_recette='0' , id_fta='777' , ascendant_fta_nomenclature='' , site_production_fta_nomenclature='1' , poids_fta_nomenclature='0.03' , id_annexe_unite='kg' , quantite_piece_par_carton='' , poids_total_carton_vrac_fta_nomenclature='' , code_produit_agrologic_fta_nomenclature='1080' , etat_fta_nomenclature='1' , nom_fta_nomenclature='MINI NEM CREVETTE 30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7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2 - FCE NEM CREVETTE (ASIATIQUE) créé: </text:p>
      <text:p text:style-name="P5"><text:soft-page-break/>INSERT fta_nomenclature SET <text:s/>last_id_fta_nomenclature='0' , OLD_id_fta_composition='' , id_annexe_agrologic_article_codification='2' , id_access_recette_recette='0' , id_fta='777' , ascendant_fta_nomenclature='' , site_production_fta_nomenclature='1' , poids_fta_nomenclature='' , id_annexe_unite='kg' , quantite_piece_par_carton='' , poids_total_carton_vrac_fta_nomenclature='' , code_produit_agrologic_fta_nomenclature='0002' , etat_fta_nomenclature='1' , nom_fta_nomenclature='FCE NEM CREVETTE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7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7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081</text:p>
      <text:p text:style-name="P1"><text:line-break/>121081 - MINI NEM POULET 30G PIECE créé: </text:p>
      <text:p text:style-name="P5"><text:soft-page-break/>INSERT fta_nomenclature SET <text:s/>last_id_fta_nomenclature='0' , OLD_id_fta_composition='' , id_annexe_agrologic_article_codification='5' , id_access_recette_recette='0' , id_fta='778' , ascendant_fta_nomenclature='' , site_production_fta_nomenclature='1' , poids_fta_nomenclature='0.03' , id_annexe_unite='kg' , quantite_piece_par_carton='' , poids_total_carton_vrac_fta_nomenclature='' , code_produit_agrologic_fta_nomenclature='1081' , etat_fta_nomenclature='1' , nom_fta_nomenclature='MINI NEM POULET 30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7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3 - FARCE NEM POULET (ASIATIQUE) créé: </text:p>
      <text:p text:style-name="P5">INSERT fta_nomenclature SET <text:s/>last_id_fta_nomenclature='0' , OLD_id_fta_composition='' , id_annexe_agrologic_article_codification='2' , id_access_recette_recette='0' , id_fta='778' , ascendant_fta_nomenclature='' , site_production_fta_nomenclature='1' , poids_fta_nomenclature='' , id_annexe_unite='kg' , quantite_piece_par_carton='' , poids_total_carton_vrac_fta_nomenclature='' , code_produit_agrologic_fta_nomenclature='0003' , etat_fta_nomenclature='1' , nom_fta_nomenclature='FARCE NEM POULET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7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77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082</text:p>
      <text:p text:style-name="P1"><text:line-break/>121043 - NEM PORC 75G PIECE créé: </text:p>
      <text:p text:style-name="P5">INSERT fta_nomenclature SET <text:s/>last_id_fta_nomenclature='0' , OLD_id_fta_composition='' , id_annexe_agrologic_article_codification='5' , id_access_recette_recette='0' , id_fta='779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79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77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7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7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083</text:p>
      <text:p text:style-name="P1"><text:line-break/>121083 - MINI NEM PORC 40G PIECE créé: </text:p>
      <text:p text:style-name="P5"><text:soft-page-break/>INSERT fta_nomenclature SET <text:s/>last_id_fta_nomenclature='0' , OLD_id_fta_composition='' , id_annexe_agrologic_article_codification='5' , id_access_recette_recette='0' , id_fta='780' , ascendant_fta_nomenclature='' , site_production_fta_nomenclature='1' , poids_fta_nomenclature='0.04' , id_annexe_unite='kg' , quantite_piece_par_carton='' , poids_total_carton_vrac_fta_nomenclature='' , code_produit_agrologic_fta_nomenclature='1083' , etat_fta_nomenclature='1' , nom_fta_nomenclature='MINI NEM PORC 40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8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80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8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78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084</text:p>
      <text:p text:style-name="P1"><text:line-break/></text:p>
      <text:p text:style-name="P4">Traitement de l'Article: 21086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782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82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78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8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8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INSERT fta_nomenclature SET <text:s/>last_id_fta_nomenclature='0' , OLD_id_fta_composition='' , id_annexe_agrologic_article_codification='5' , id_access_recette_recette='0' , id_fta='782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<text:soft-page-break/>INSERT fta_nomenclature SET <text:s/>last_id_fta_nomenclature='0' , OLD_id_fta_composition='' , id_annexe_agrologic_article_codification='4' , id_access_recette_recette='0' , id_fta='782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782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782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782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<text:soft-page-break/>INSERT fta_nomenclature SET <text:s/>last_id_fta_nomenclature='0' , OLD_id_fta_composition='' , id_annexe_agrologic_article_codification='5' , id_access_recette_recette='0' , id_fta='782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782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782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</text:p>
      <text:p text:style-name="P4">Traitement de l'Article: 21087</text:p>
      <text:p text:style-name="P1"><text:line-break/>111008 - RAV CHINOIS PORC 25G PCE AUC MDD créé: </text:p>
      <text:p text:style-name="P5"><text:soft-page-break/>INSERT fta_nomenclature SET <text:s/>last_id_fta_nomenclature='0' , OLD_id_fta_composition='' , id_annexe_agrologic_article_codification='5' , id_access_recette_recette='0' , id_fta='783' , ascendant_fta_nomenclature='' , site_production_fta_nomenclature='1' , poids_fta_nomenclature='0.025' , id_annexe_unite='kg' , quantite_piece_par_carton='' , poids_total_carton_vrac_fta_nomenclature='' , code_produit_agrologic_fta_nomenclature='1008' , etat_fta_nomenclature='1' , nom_fta_nomenclature='RAV CHINOIS PORC 25G PCE AUC MDD' , suffixe_agrologic_fta_nomenclature='' </text:p>
      <text:p text:style-name="P1"><text:line-break/>600005 - FARCE RAVIOLI (ASIATIQUE) créé: </text:p>
      <text:p text:style-name="P5">INSERT fta_nomenclature SET <text:s/>last_id_fta_nomenclature='0' , OLD_id_fta_composition='' , id_annexe_agrologic_article_codification='2' , id_access_recette_recette='0' , id_fta='783' , ascendant_fta_nomenclature='' , site_production_fta_nomenclature='1' , poids_fta_nomenclature='' , id_annexe_unite='kg' , quantite_piece_par_carton='' , poids_total_carton_vrac_fta_nomenclature='' , code_produit_agrologic_fta_nomenclature='0005' , etat_fta_nomenclature='1' , nom_fta_nomenclature='FARCE RAVIOLI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8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000 - NEM PORC 30G MDTHI PCE créé: </text:p>
      <text:p text:style-name="P5">INSERT fta_nomenclature SET <text:s/>last_id_fta_nomenclature='0' , OLD_id_fta_composition='' , id_annexe_agrologic_article_codification='5' , id_access_recette_recette='0' , id_fta='783' , ascendant_fta_nomenclature='' , site_production_fta_nomenclature='1' , poids_fta_nomenclature='0.03' , id_annexe_unite='kg' , quantite_piece_par_carton='' , poids_total_carton_vrac_fta_nomenclature='' , code_produit_agrologic_fta_nomenclature='1000' , etat_fta_nomenclature='1' , nom_fta_nomenclature='NEM PORC 30G MDTHI P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783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8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8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8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230008 - LONG PAO 25G x350 SURGELE créé: </text:p>
      <text:p text:style-name="P5"><text:soft-page-break/>INSERT fta_nomenclature SET <text:s/>last_id_fta_nomenclature='0' , OLD_id_fta_composition='' , id_annexe_agrologic_article_codification='4' , id_access_recette_recette='0' , id_fta='783' , ascendant_fta_nomenclature='' , site_production_fta_nomenclature='1' , poids_fta_nomenclature='10' , id_annexe_unite='kg' , quantite_piece_par_carton='' , poids_total_carton_vrac_fta_nomenclature='' , code_produit_agrologic_fta_nomenclature='0008' , etat_fta_nomenclature='1' , nom_fta_nomenclature='LONG PAO 25G x350 SURGELE' , suffixe_agrologic_fta_nomenclature='' </text:p>
      <text:p text:style-name="P1"><text:line-break/>130008 - LONG PAO 25g créé: </text:p>
      <text:p text:style-name="P5">INSERT fta_nomenclature SET <text:s/>last_id_fta_nomenclature='0' , OLD_id_fta_composition='' , id_annexe_agrologic_article_codification='5' , id_access_recette_recette='0' , id_fta='783' , ascendant_fta_nomenclature='' , site_production_fta_nomenclature='1' , poids_fta_nomenclature='0.025' , id_annexe_unite='kg' , quantite_piece_par_carton='' , poids_total_carton_vrac_fta_nomenclature='' , code_produit_agrologic_fta_nomenclature='0008' , etat_fta_nomenclature='1' , nom_fta_nomenclature='LONG PAO 25g' , suffixe_agrologic_fta_nomenclature='' </text:p>
      <text:p text:style-name="P1"><text:line-break/>600023 - FCE LONG PAO - RAV MDTHI KG créé: </text:p>
      <text:p text:style-name="P5">INSERT fta_nomenclature SET <text:s/>last_id_fta_nomenclature='0' , OLD_id_fta_composition='' , id_annexe_agrologic_article_codification='2' , id_access_recette_recette='0' , id_fta='783' , ascendant_fta_nomenclature='' , site_production_fta_nomenclature='1' , poids_fta_nomenclature='' , id_annexe_unite='kg' , quantite_piece_par_carton='' , poids_total_carton_vrac_fta_nomenclature='' , code_produit_agrologic_fta_nomenclature='0023' , etat_fta_nomenclature='1' , nom_fta_nomenclature='FCE LONG PAO - RAV MDTHI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8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 - <text:s/>créé: </text:p>
      <text:p text:style-name="P5"><text:soft-page-break/>INSERT fta_nomenclature SET <text:s/>last_id_fta_nomenclature='0' , OLD_id_fta_composition='' , id_annexe_agrologic_article_codification='6' , id_access_recette_recette='0' , id_fta='783' , ascendant_fta_nomenclature='' , site_production_fta_nomenclature='1' , poids_fta_nomenclature='10' , id_annexe_unite='kg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21088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784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>111004 - SAMOSSA BOEUF 25G TDA PIECE créé: </text:p>
      <text:p text:style-name="P5">INSERT fta_nomenclature SET <text:s/>last_id_fta_nomenclature='0' , OLD_id_fta_composition='' , id_annexe_agrologic_article_codification='5' , id_access_recette_recette='0' , id_fta='784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<text:soft-page-break/>INSERT fta_nomenclature SET <text:s/>last_id_fta_nomenclature='0' , OLD_id_fta_composition='' , id_annexe_agrologic_article_codification='2' , id_access_recette_recette='0' , id_fta='784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8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000 - NEM PORC 30G MDTHI PCE créé: </text:p>
      <text:p text:style-name="P5">INSERT fta_nomenclature SET <text:s/>last_id_fta_nomenclature='0' , OLD_id_fta_composition='' , id_annexe_agrologic_article_codification='5' , id_access_recette_recette='0' , id_fta='784' , ascendant_fta_nomenclature='' , site_production_fta_nomenclature='1' , poids_fta_nomenclature='0.03' , id_annexe_unite='kg' , quantite_piece_par_carton='' , poids_total_carton_vrac_fta_nomenclature='' , code_produit_agrologic_fta_nomenclature='1000' , etat_fta_nomenclature='1' , nom_fta_nomenclature='NEM PORC 30G MDTHI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84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78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8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8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089</text:p>
      <text:p text:style-name="P1"><text:line-break/></text:p>
      <text:p text:style-name="P4">Traitement de l'Article: 21090</text:p>
      <text:p text:style-name="P1"><text:line-break/>121094 - MINI LONG PAO 15G PIECE créé: </text:p>
      <text:p text:style-name="P5"><text:soft-page-break/>INSERT fta_nomenclature SET <text:s/>last_id_fta_nomenclature='0' , OLD_id_fta_composition='' , id_annexe_agrologic_article_codification='5' , id_access_recette_recette='0' , id_fta='786' , ascendant_fta_nomenclature='' , site_production_fta_nomenclature='1' , poids_fta_nomenclature='0.015' , id_annexe_unite='kg' , quantite_piece_par_carton='' , poids_total_carton_vrac_fta_nomenclature='' , code_produit_agrologic_fta_nomenclature='1094' , etat_fta_nomenclature='1' , nom_fta_nomenclature='MINI LONG PAO 15G PIE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8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23 - FCE LONG PAO - RAV MDTHI KG créé: </text:p>
      <text:p text:style-name="P5">INSERT fta_nomenclature SET <text:s/>last_id_fta_nomenclature='0' , OLD_id_fta_composition='' , id_annexe_agrologic_article_codification='2' , id_access_recette_recette='0' , id_fta='786' , ascendant_fta_nomenclature='' , site_production_fta_nomenclature='1' , poids_fta_nomenclature='' , id_annexe_unite='kg' , quantite_piece_par_carton='' , poids_total_carton_vrac_fta_nomenclature='' , code_produit_agrologic_fta_nomenclature='0023' , etat_fta_nomenclature='1' , nom_fta_nomenclature='FCE LONG PAO - RAV MDTHI KG' , suffixe_agrologic_fta_nomenclature='' </text:p>
      <text:p text:style-name="P1"><text:line-break/>121092 - MINI ACRA 15G PIECE créé: </text:p>
      <text:p text:style-name="P5">INSERT fta_nomenclature SET <text:s/>last_id_fta_nomenclature='0' , OLD_id_fta_composition='' , id_annexe_agrologic_article_codification='5' , id_access_recette_recette='0' , id_fta='786' , ascendant_fta_nomenclature='' , site_production_fta_nomenclature='1' , poids_fta_nomenclature='0.015' , id_annexe_unite='kg' , quantite_piece_par_carton='' , poids_total_carton_vrac_fta_nomenclature='' , code_produit_agrologic_fta_nomenclature='1092' , etat_fta_nomenclature='1' , nom_fta_nomenclature='MINI ACRA 15G PIECE' , suffixe_agrologic_fta_nomenclature='' </text:p>
      <text:p text:style-name="P1"><text:line-break/>600058 - FARCE ACRA A LA MORUE créé: </text:p>
      <text:p text:style-name="P5"><text:soft-page-break/>INSERT fta_nomenclature SET <text:s/>last_id_fta_nomenclature='0' , OLD_id_fta_composition='' , id_annexe_agrologic_article_codification='2' , id_access_recette_recette='0' , id_fta='786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121090 - MINI NEM 15G PIECE créé: </text:p>
      <text:p text:style-name="P5">INSERT fta_nomenclature SET <text:s/>last_id_fta_nomenclature='0' , OLD_id_fta_composition='' , id_annexe_agrologic_article_codification='5' , id_access_recette_recette='0' , id_fta='786' , ascendant_fta_nomenclature='' , site_production_fta_nomenclature='1' , poids_fta_nomenclature='0.015' , id_annexe_unite='kg' , quantite_piece_par_carton='' , poids_total_carton_vrac_fta_nomenclature='' , code_produit_agrologic_fta_nomenclature='1090' , etat_fta_nomenclature='1' , nom_fta_nomenclature='MINI NEM 15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8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86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78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8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121091 - MINI SAMOSSA 15G PIECE créé: </text:p>
      <text:p text:style-name="P5">INSERT fta_nomenclature SET <text:s/>last_id_fta_nomenclature='0' , OLD_id_fta_composition='' , id_annexe_agrologic_article_codification='5' , id_access_recette_recette='0' , id_fta='786' , ascendant_fta_nomenclature='' , site_production_fta_nomenclature='1' , poids_fta_nomenclature='0.015' , id_annexe_unite='kg' , quantite_piece_par_carton='' , poids_total_carton_vrac_fta_nomenclature='' , code_produit_agrologic_fta_nomenclature='1091' , etat_fta_nomenclature='1' , nom_fta_nomenclature='MINI SAMOSSA 15G PIE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8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04 - FARCE SAMOSSA (ASIATIQUE) créé: </text:p>
      <text:p text:style-name="P5"><text:soft-page-break/>INSERT fta_nomenclature SET <text:s/>last_id_fta_nomenclature='0' , OLD_id_fta_composition='' , id_annexe_agrologic_article_codification='2' , id_access_recette_recette='0' , id_fta='786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121093 - MINI RAVIOLI 15G PIECE créé: </text:p>
      <text:p text:style-name="P5">INSERT fta_nomenclature SET <text:s/>last_id_fta_nomenclature='0' , OLD_id_fta_composition='' , id_annexe_agrologic_article_codification='5' , id_access_recette_recette='0' , id_fta='786' , ascendant_fta_nomenclature='' , site_production_fta_nomenclature='1' , poids_fta_nomenclature='0.015' , id_annexe_unite='kg' , quantite_piece_par_carton='' , poids_total_carton_vrac_fta_nomenclature='' , code_produit_agrologic_fta_nomenclature='1093' , etat_fta_nomenclature='1' , nom_fta_nomenclature='MINI RAVIOLI 15G PIE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8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05 - FARCE RAVIOLI (ASIATIQUE) créé: </text:p>
      <text:p text:style-name="P5">INSERT fta_nomenclature SET <text:s/>last_id_fta_nomenclature='0' , OLD_id_fta_composition='' , id_annexe_agrologic_article_codification='2' , id_access_recette_recette='0' , id_fta='786' , ascendant_fta_nomenclature='' , site_production_fta_nomenclature='1' , poids_fta_nomenclature='' , id_annexe_unite='kg' , quantite_piece_par_carton='' , poids_total_carton_vrac_fta_nomenclature='' , code_produit_agrologic_fta_nomenclature='0005' , etat_fta_nomenclature='1' , nom_fta_nomenclature='FARCE RAVIOLI (ASIATIQUE)' , suffixe_agrologic_fta_nomenclature='' </text:p>
      <text:p text:style-name="P1"><text:line-break/></text:p>
      <text:p text:style-name="P4"><text:soft-page-break/>Traitement de l'Article: 21096</text:p>
      <text:p text:style-name="P1"><text:line-break/>111000 - NEM PORC 30G MDTHI PCE créé: </text:p>
      <text:p text:style-name="P5">INSERT fta_nomenclature SET <text:s/>last_id_fta_nomenclature='0' , OLD_id_fta_composition='' , id_annexe_agrologic_article_codification='5' , id_access_recette_recette='0' , id_fta='787' , ascendant_fta_nomenclature='' , site_production_fta_nomenclature='1' , poids_fta_nomenclature='0.03' , id_annexe_unite='kg' , quantite_piece_par_carton='' , poids_total_carton_vrac_fta_nomenclature='' , code_produit_agrologic_fta_nomenclature='1000' , etat_fta_nomenclature='1' , nom_fta_nomenclature='NEM PORC 30G MDTHI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87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8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78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8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097</text:p>
      <text:p text:style-name="P1"><text:line-break/>111011 - NEM CRABE 30G PCE COUPE TDA créé: </text:p>
      <text:p text:style-name="P5">INSERT fta_nomenclature SET <text:s/>last_id_fta_nomenclature='0' , OLD_id_fta_composition='' , id_annexe_agrologic_article_codification='5' , id_access_recette_recette='0' , id_fta='788' , ascendant_fta_nomenclature='' , site_production_fta_nomenclature='1' , poids_fta_nomenclature='0.03' , id_annexe_unite='kg' , quantite_piece_par_carton='' , poids_total_carton_vrac_fta_nomenclature='' , code_produit_agrologic_fta_nomenclature='1011' , etat_fta_nomenclature='1' , nom_fta_nomenclature='NEM CRABE 30G PCE COUPE TDA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78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25 - FARCE NEM CRABE créé: </text:p>
      <text:p text:style-name="P5">INSERT fta_nomenclature SET <text:s/>last_id_fta_nomenclature='0' , OLD_id_fta_composition='' , id_annexe_agrologic_article_codification='2' , id_access_recette_recette='0' , id_fta='788' , ascendant_fta_nomenclature='' , site_production_fta_nomenclature='1' , poids_fta_nomenclature='' , id_annexe_unite='kg' , quantite_piece_par_carton='' , poids_total_carton_vrac_fta_nomenclature='' , code_produit_agrologic_fta_nomenclature='0025' , etat_fta_nomenclature='1' , nom_fta_nomenclature='FARCE NEM CRABE' , suffixe_agrologic_fta_nomenclature='' </text:p>
      <text:p text:style-name="P1"><text:line-break/></text:p>
      <text:p text:style-name="P4">Traitement de l'Article: 21098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789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789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8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8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8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<text:soft-page-break/>INSERT fta_nomenclature SET <text:s/>last_id_fta_nomenclature='0' , OLD_id_fta_composition='' , id_annexe_agrologic_article_codification='5' , id_access_recette_recette='0' , id_fta='789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789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789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789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<text:soft-page-break/>INSERT fta_nomenclature SET <text:s/>last_id_fta_nomenclature='0' , OLD_id_fta_composition='' , id_annexe_agrologic_article_codification='1' , id_access_recette_recette='0' , id_fta='789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789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789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789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</text:p>
      <text:p text:style-name="P4"><text:soft-page-break/>Traitement de l'Article: 21102</text:p>
      <text:p text:style-name="P1"><text:line-break/>111000 - NEM PORC 30G MDTHI PCE créé: </text:p>
      <text:p text:style-name="P5">INSERT fta_nomenclature SET <text:s/>last_id_fta_nomenclature='0' , OLD_id_fta_composition='' , id_annexe_agrologic_article_codification='5' , id_access_recette_recette='0' , id_fta='790' , ascendant_fta_nomenclature='' , site_production_fta_nomenclature='1' , poids_fta_nomenclature='0.03' , id_annexe_unite='kg' , quantite_piece_par_carton='' , poids_total_carton_vrac_fta_nomenclature='' , code_produit_agrologic_fta_nomenclature='1000' , etat_fta_nomenclature='1' , nom_fta_nomenclature='NEM PORC 30G MDTHI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790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9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79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9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11006 - ACRA 25G PIECE créé: </text:p>
      <text:p text:style-name="P5">INSERT fta_nomenclature SET <text:s/>last_id_fta_nomenclature='0' , OLD_id_fta_composition='' , id_annexe_agrologic_article_codification='5' , id_access_recette_recette='0' , id_fta='790' , ascendant_fta_nomenclature='' , site_production_fta_nomenclature='1' , poids_fta_nomenclature='0.015' , id_annexe_unite='kg' , quantite_piece_par_carton='' , poids_total_carton_vrac_fta_nomenclature='' , code_produit_agrologic_fta_nomenclature='1006' , etat_fta_nomenclature='1' , nom_fta_nomenclature='ACRA 25G PIECE' , suffixe_agrologic_fta_nomenclature='' </text:p>
      <text:p text:style-name="P1"><text:line-break/>600058 - FARCE ACRA A LA MORUE créé: </text:p>
      <text:p text:style-name="P5">INSERT fta_nomenclature SET <text:s/>last_id_fta_nomenclature='0' , OLD_id_fta_composition='' , id_annexe_agrologic_article_codification='2' , id_access_recette_recette='0' , id_fta='790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111004 - SAMOSSA BOEUF 25G TDA PIECE créé: </text:p>
      <text:p text:style-name="P5"><text:soft-page-break/>INSERT fta_nomenclature SET <text:s/>last_id_fta_nomenclature='0' , OLD_id_fta_composition='' , id_annexe_agrologic_article_codification='5' , id_access_recette_recette='0' , id_fta='790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790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90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103</text:p>
      <text:p text:style-name="P1"><text:line-break/></text:p>
      <text:p text:style-name="P4">Traitement de l'Article: 21104</text:p>
      <text:p text:style-name="P1"><text:line-break/></text:p>
      <text:p text:style-name="P4">Traitement de l'Article: 21109</text:p>
      <text:p text:style-name="P1"><text:line-break/></text:p>
      <text:p text:style-name="P4"><text:soft-page-break/>Traitement de l'Article: 21123</text:p>
      <text:p text:style-name="P1"><text:line-break/>121096 - ACRAS MORUE UFCAR RC 20G PIECE créé: </text:p>
      <text:p text:style-name="P5">INSERT fta_nomenclature SET <text:s/>last_id_fta_nomenclature='0' , OLD_id_fta_composition='' , id_annexe_agrologic_article_codification='5' , id_access_recette_recette='0' , id_fta='197' , ascendant_fta_nomenclature='' , site_production_fta_nomenclature='1' , poids_fta_nomenclature='0.02' , id_annexe_unite='kg' , quantite_piece_par_carton='' , poids_total_carton_vrac_fta_nomenclature='' , code_produit_agrologic_fta_nomenclature='1096' , etat_fta_nomenclature='1' , nom_fta_nomenclature='ACRAS MORUE UFCAR RC 20G PIECE' , suffixe_agrologic_fta_nomenclature='' </text:p>
      <text:p text:style-name="P1"><text:line-break/>600065 - FARCE BEIGNET MORUE CARREFOUR créé: </text:p>
      <text:p text:style-name="P5">INSERT fta_nomenclature SET <text:s/>last_id_fta_nomenclature='0' , OLD_id_fta_composition='' , id_annexe_agrologic_article_codification='2' , id_access_recette_recette='0' , id_fta='197' , ascendant_fta_nomenclature='' , site_production_fta_nomenclature='1' , poids_fta_nomenclature='' , id_annexe_unite='kg' , quantite_piece_par_carton='' , poids_total_carton_vrac_fta_nomenclature='' , code_produit_agrologic_fta_nomenclature='0065' , etat_fta_nomenclature='1' , nom_fta_nomenclature='FARCE BEIGNET MORUE CARREFOUR' , suffixe_agrologic_fta_nomenclature='' </text:p>
      <text:p text:style-name="P1"><text:line-break/></text:p>
      <text:p text:style-name="P4">Traitement de l'Article: 21124</text:p>
      <text:p text:style-name="P1"><text:line-break/>121701 - NEM PORC 30G PCE CARREFOUR COUPE créé: </text:p>
      <text:p text:style-name="P5">INSERT fta_nomenclature SET <text:s/>last_id_fta_nomenclature='0' , OLD_id_fta_composition='' , id_annexe_agrologic_article_codification='5' , id_access_recette_recette='0' , id_fta='235' , ascendant_fta_nomenclature='' , site_production_fta_nomenclature='1' , poids_fta_nomenclature='0.03' , id_annexe_unite='kg' , quantite_piece_par_carton='' , poids_total_carton_vrac_fta_nomenclature='' , code_produit_agrologic_fta_nomenclature='1701' , etat_fta_nomenclature='1' , nom_fta_nomenclature='NEM PORC 30G PCE CARREFOUR COUPE' , suffixe_agrologic_fta_nomenclature='' </text:p>
      <text:p text:style-name="P1"><text:line-break/>600071 - FARCE NEM PORC CARREFOUR créé: </text:p>
      <text:p text:style-name="P5"><text:soft-page-break/>INSERT fta_nomenclature SET <text:s/>last_id_fta_nomenclature='0' , OLD_id_fta_composition='' , id_annexe_agrologic_article_codification='2' , id_access_recette_recette='0' , id_fta='235' , ascendant_fta_nomenclature='' , site_production_fta_nomenclature='1' , poids_fta_nomenclature='' , id_annexe_unite='kg' , quantite_piece_par_carton='' , poids_total_carton_vrac_fta_nomenclature='' , code_produit_agrologic_fta_nomenclature='0071' , etat_fta_nomenclature='1' , nom_fta_nomenclature='FARCE NEM PORC CARREFOUR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235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21200</text:p>
      <text:p text:style-name="P1"><text:line-break/>121200 - N PORC 65G LSTDA PIECE créé: </text:p>
      <text:p text:style-name="P5">INSERT fta_nomenclature SET <text:s/>last_id_fta_nomenclature='0' , OLD_id_fta_composition='' , id_annexe_agrologic_article_codification='5' , id_access_recette_recette='0' , id_fta='234' , ascendant_fta_nomenclature='' , site_production_fta_nomenclature='1' , poids_fta_nomenclature='0.065' , id_annexe_unite='kg' , quantite_piece_par_carton='' , poids_total_carton_vrac_fta_nomenclature='' , code_produit_agrologic_fta_nomenclature='1200' , etat_fta_nomenclature='1' , nom_fta_nomenclature='N PORC 65G LSTDA PIECE' , suffixe_agrologic_fta_nomenclature='' </text:p>
      <text:p text:style-name="P1"><text:line-break/>600139 - FCE NEM PORC LSTDA KG créé: </text:p>
      <text:p text:style-name="P5"><text:soft-page-break/>INSERT fta_nomenclature SET <text:s/>last_id_fta_nomenclature='0' , OLD_id_fta_composition='' , id_annexe_agrologic_article_codification='2' , id_access_recette_recette='0' , id_fta='234' , ascendant_fta_nomenclature='' , site_production_fta_nomenclature='1' , poids_fta_nomenclature='' , id_annexe_unite='kg' , quantite_piece_par_carton='' , poids_total_carton_vrac_fta_nomenclature='' , code_produit_agrologic_fta_nomenclature='0139' , etat_fta_nomenclature='1' , nom_fta_nomenclature='FCE NEM PORC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3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3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3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201</text:p>
      <text:p text:style-name="P1"><text:line-break/>121201 - N CREV 65G LSTDA PIECE créé: </text:p>
      <text:p text:style-name="P5">INSERT fta_nomenclature SET <text:s/>last_id_fta_nomenclature='0' , OLD_id_fta_composition='' , id_annexe_agrologic_article_codification='5' , id_access_recette_recette='0' , id_fta='794' , ascendant_fta_nomenclature='' , site_production_fta_nomenclature='1' , poids_fta_nomenclature='0.065' , id_annexe_unite='kg' , quantite_piece_par_carton='' , poids_total_carton_vrac_fta_nomenclature='' , code_produit_agrologic_fta_nomenclature='1201' , etat_fta_nomenclature='1' , nom_fta_nomenclature='N CREV 65G LSTDA PIECE' , suffixe_agrologic_fta_nomenclature='' </text:p>
      <text:p text:style-name="P1"><text:line-break/>600140 - FCE NEM CREVETTE LSTDA KG créé: </text:p>
      <text:p text:style-name="P5">INSERT fta_nomenclature SET <text:s/>last_id_fta_nomenclature='0' , OLD_id_fta_composition='' , id_annexe_agrologic_article_codification='2' , id_access_recette_recette='0' , id_fta='794' , ascendant_fta_nomenclature='' , site_production_fta_nomenclature='1' , poids_fta_nomenclature='' , id_annexe_unite='kg' , quantite_piece_par_carton='' , poids_total_carton_vrac_fta_nomenclature='' , code_produit_agrologic_fta_nomenclature='0140' , etat_fta_nomenclature='1' , nom_fta_nomenclature='FCE NEM CREVETTE LSTDA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9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79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9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202</text:p>
      <text:p text:style-name="P1"><text:line-break/>121202 - N POULET 65G LSTDA PIECE créé: </text:p>
      <text:p text:style-name="P5">INSERT fta_nomenclature SET <text:s/>last_id_fta_nomenclature='0' , OLD_id_fta_composition='' , id_annexe_agrologic_article_codification='5' , id_access_recette_recette='0' , id_fta='237' , ascendant_fta_nomenclature='' , site_production_fta_nomenclature='1' , poids_fta_nomenclature='0.065' , id_annexe_unite='kg' , quantite_piece_par_carton='' , poids_total_carton_vrac_fta_nomenclature='' , code_produit_agrologic_fta_nomenclature='1202' , etat_fta_nomenclature='1' , nom_fta_nomenclature='N POULET 65G LSTDA PIECE' , suffixe_agrologic_fta_nomenclature='' </text:p>
      <text:p text:style-name="P1"><text:line-break/>600141 - FCE NEM POULET LSTDA KG créé: </text:p>
      <text:p text:style-name="P5"><text:soft-page-break/>INSERT fta_nomenclature SET <text:s/>last_id_fta_nomenclature='0' , OLD_id_fta_composition='' , id_annexe_agrologic_article_codification='2' , id_access_recette_recette='0' , id_fta='237' , ascendant_fta_nomenclature='' , site_production_fta_nomenclature='1' , poids_fta_nomenclature='' , id_annexe_unite='kg' , quantite_piece_par_carton='' , poids_total_carton_vrac_fta_nomenclature='' , code_produit_agrologic_fta_nomenclature='0141' , etat_fta_nomenclature='1' , nom_fta_nomenclature='FCE NEM POULET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3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3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3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203</text:p>
      <text:p text:style-name="P1"><text:line-break/>121203 - N CRABE 65G LSTDA PIECE créé: </text:p>
      <text:p text:style-name="P5">INSERT fta_nomenclature SET <text:s/>last_id_fta_nomenclature='0' , OLD_id_fta_composition='' , id_annexe_agrologic_article_codification='5' , id_access_recette_recette='0' , id_fta='795' , ascendant_fta_nomenclature='' , site_production_fta_nomenclature='1' , poids_fta_nomenclature='0.065' , id_annexe_unite='kg' , quantite_piece_par_carton='' , poids_total_carton_vrac_fta_nomenclature='' , code_produit_agrologic_fta_nomenclature='1203' , etat_fta_nomenclature='1' , nom_fta_nomenclature='N CRABE 65G LSTDA PIECE' , suffixe_agrologic_fta_nomenclature='' </text:p>
      <text:p text:style-name="P1"><text:line-break/>600142 - FCE NEM CRABE LSTDA KG créé: </text:p>
      <text:p text:style-name="P5">INSERT fta_nomenclature SET <text:s/>last_id_fta_nomenclature='0' , OLD_id_fta_composition='' , id_annexe_agrologic_article_codification='2' , id_access_recette_recette='0' , id_fta='795' , ascendant_fta_nomenclature='' , site_production_fta_nomenclature='1' , poids_fta_nomenclature='' , id_annexe_unite='kg' , quantite_piece_par_carton='' , poids_total_carton_vrac_fta_nomenclature='' , code_produit_agrologic_fta_nomenclature='0142' , etat_fta_nomenclature='1' , nom_fta_nomenclature='FCE NEM CRABE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9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79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204</text:p>
      <text:p text:style-name="P1"><text:line-break/>121205 - N PORC 30G LSTDA PIECE créé: </text:p>
      <text:p text:style-name="P5">INSERT fta_nomenclature SET <text:s/>last_id_fta_nomenclature='0' , OLD_id_fta_composition='' , id_annexe_agrologic_article_codification='5' , id_access_recette_recette='0' , id_fta='228' , ascendant_fta_nomenclature='' , site_production_fta_nomenclature='1' , poids_fta_nomenclature='0.03' , id_annexe_unite='kg' , quantite_piece_par_carton='' , poids_total_carton_vrac_fta_nomenclature='' , code_produit_agrologic_fta_nomenclature='1205' , etat_fta_nomenclature='1' , nom_fta_nomenclature='N PORC 30G LSTDA PIECE' , suffixe_agrologic_fta_nomenclature='' </text:p>
      <text:p text:style-name="P1"><text:line-break/>600139 - FCE NEM PORC LSTDA KG créé: </text:p>
      <text:p text:style-name="P5">INSERT fta_nomenclature SET <text:s/>last_id_fta_nomenclature='0' , OLD_id_fta_composition='' , id_annexe_agrologic_article_codification='2' , id_access_recette_recette='0' , id_fta='228' , ascendant_fta_nomenclature='' , site_production_fta_nomenclature='1' , poids_fta_nomenclature='' , id_annexe_unite='kg' , quantite_piece_par_carton='' , poids_total_carton_vrac_fta_nomenclature='' , code_produit_agrologic_fta_nomenclature='0139' , etat_fta_nomenclature='1' , nom_fta_nomenclature='FCE NEM PORC LSTDA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22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2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2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228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<text:soft-page-break/>INSERT fta_nomenclature SET <text:s/>last_id_fta_nomenclature='0' , OLD_id_fta_composition='' , id_annexe_agrologic_article_codification='2' , id_access_recette_recette='0' , id_fta='228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2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510 - RAV CREV 25G TDA-TAUC PCE créé: </text:p>
      <text:p text:style-name="P5">INSERT fta_nomenclature SET <text:s/>last_id_fta_nomenclature='0' , OLD_id_fta_composition='' , id_annexe_agrologic_article_codification='5' , id_access_recette_recette='0' , id_fta='228' , ascendant_fta_nomenclature='' , site_production_fta_nomenclature='1' , poids_fta_nomenclature='0.025' , id_annexe_unite='kg' , quantite_piece_par_carton='' , poids_total_carton_vrac_fta_nomenclature='' , code_produit_agrologic_fta_nomenclature='1510' , etat_fta_nomenclature='1' , nom_fta_nomenclature='RAV CREV 25G TDA-TAUC PCE' , suffixe_agrologic_fta_nomenclature='' </text:p>
      <text:p text:style-name="P1"><text:line-break/>600146 - FCE RAV CHINOIS LSTDA MDTHI KG créé: </text:p>
      <text:p text:style-name="P5">INSERT fta_nomenclature SET <text:s/>last_id_fta_nomenclature='0' , OLD_id_fta_composition='' , id_annexe_agrologic_article_codification='2' , id_access_recette_recette='0' , id_fta='228' , ascendant_fta_nomenclature='' , site_production_fta_nomenclature='1' , poids_fta_nomenclature='' , id_annexe_unite='kg' , quantite_piece_par_carton='' , poids_total_carton_vrac_fta_nomenclature='' , code_produit_agrologic_fta_nomenclature='0146' , etat_fta_nomenclature='1' , nom_fta_nomenclature='FCE RAV CHINOIS LSTDA MDTHI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22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2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2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206</text:p>
      <text:p text:style-name="P1"><text:line-break/>121205 - N PORC 30G LSTDA PIECE créé: </text:p>
      <text:p text:style-name="P5"><text:soft-page-break/>INSERT fta_nomenclature SET <text:s/>last_id_fta_nomenclature='0' , OLD_id_fta_composition='' , id_annexe_agrologic_article_codification='5' , id_access_recette_recette='0' , id_fta='796' , ascendant_fta_nomenclature='' , site_production_fta_nomenclature='1' , poids_fta_nomenclature='0.03' , id_annexe_unite='kg' , quantite_piece_par_carton='' , poids_total_carton_vrac_fta_nomenclature='' , code_produit_agrologic_fta_nomenclature='1205' , etat_fta_nomenclature='1' , nom_fta_nomenclature='N PORC 30G LSTDA PIECE' , suffixe_agrologic_fta_nomenclature='' </text:p>
      <text:p text:style-name="P1"><text:line-break/>600139 - FCE NEM PORC LSTDA KG créé: </text:p>
      <text:p text:style-name="P5">INSERT fta_nomenclature SET <text:s/>last_id_fta_nomenclature='0' , OLD_id_fta_composition='' , id_annexe_agrologic_article_codification='2' , id_access_recette_recette='0' , id_fta='796' , ascendant_fta_nomenclature='' , site_production_fta_nomenclature='1' , poids_fta_nomenclature='' , id_annexe_unite='kg' , quantite_piece_par_carton='' , poids_total_carton_vrac_fta_nomenclature='' , code_produit_agrologic_fta_nomenclature='0139' , etat_fta_nomenclature='1' , nom_fta_nomenclature='FCE NEM PORC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9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9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79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21206 - N CRABE 30G LSTDA PIECE créé: </text:p>
      <text:p text:style-name="P5">INSERT fta_nomenclature SET <text:s/>last_id_fta_nomenclature='0' , OLD_id_fta_composition='' , id_annexe_agrologic_article_codification='5' , id_access_recette_recette='0' , id_fta='796' , ascendant_fta_nomenclature='' , site_production_fta_nomenclature='1' , poids_fta_nomenclature='0.03' , id_annexe_unite='kg' , quantite_piece_par_carton='' , poids_total_carton_vrac_fta_nomenclature='' , code_produit_agrologic_fta_nomenclature='1206' , etat_fta_nomenclature='1' , nom_fta_nomenclature='N CRABE 30G LSTDA PIECE' , suffixe_agrologic_fta_nomenclature='' </text:p>
      <text:p text:style-name="P1"><text:line-break/>600142 - FCE NEM CRABE LSTDA KG créé: </text:p>
      <text:p text:style-name="P5">INSERT fta_nomenclature SET <text:s/>last_id_fta_nomenclature='0' , OLD_id_fta_composition='' , id_annexe_agrologic_article_codification='2' , id_access_recette_recette='0' , id_fta='796' , ascendant_fta_nomenclature='' , site_production_fta_nomenclature='1' , poids_fta_nomenclature='' , id_annexe_unite='kg' , quantite_piece_par_carton='' , poids_total_carton_vrac_fta_nomenclature='' , code_produit_agrologic_fta_nomenclature='0142' , etat_fta_nomenclature='1' , nom_fta_nomenclature='FCE NEM CRABE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9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79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207</text:p>
      <text:p text:style-name="P1"><text:line-break/>121306 - ACRA MORUE 15G MDCORA/MATCH/TDA PIECE créé: </text:p>
      <text:p text:style-name="P5">INSERT fta_nomenclature SET <text:s/>last_id_fta_nomenclature='0' , OLD_id_fta_composition='' , id_annexe_agrologic_article_codification='5' , id_access_recette_recette='0' , id_fta='233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INSERT fta_nomenclature SET <text:s/>last_id_fta_nomenclature='0' , OLD_id_fta_composition='' , id_annexe_agrologic_article_codification='2' , id_access_recette_recette='0' , id_fta='233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</text:p>
      <text:p text:style-name="P4">Traitement de l'Article: 21208</text:p>
      <text:p text:style-name="P1"><text:line-break/>111458 - BEIGN CREVETTE 20G AUCHAN COUPE PIECE créé: </text:p>
      <text:p text:style-name="P5"><text:soft-page-break/>INSERT fta_nomenclature SET <text:s/>last_id_fta_nomenclature='0' , OLD_id_fta_composition='' , id_annexe_agrologic_article_codification='5' , id_access_recette_recette='0' , id_fta='232' , ascendant_fta_nomenclature='' , site_production_fta_nomenclature='1' , poids_fta_nomenclature='0.02' , id_annexe_unite='kg' , quantite_piece_par_carton='' , poids_total_carton_vrac_fta_nomenclature='' , code_produit_agrologic_fta_nomenclature='1458' , etat_fta_nomenclature='1' , nom_fta_nomenclature='BEIGN CREVETTE 20G AUCHAN COUPE PIE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232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21209</text:p>
      <text:p text:style-name="P1"><text:line-break/>111510 - RAV CREV 25G TDA-TAUC PCE créé: </text:p>
      <text:p text:style-name="P5">INSERT fta_nomenclature SET <text:s/>last_id_fta_nomenclature='0' , OLD_id_fta_composition='' , id_annexe_agrologic_article_codification='5' , id_access_recette_recette='0' , id_fta='231' , ascendant_fta_nomenclature='' , site_production_fta_nomenclature='1' , poids_fta_nomenclature='0.025' , id_annexe_unite='kg' , quantite_piece_par_carton='' , poids_total_carton_vrac_fta_nomenclature='' , code_produit_agrologic_fta_nomenclature='1510' , etat_fta_nomenclature='1' , nom_fta_nomenclature='RAV CREV 25G TDA-TAUC PCE' , suffixe_agrologic_fta_nomenclature='' </text:p>
      <text:p text:style-name="P1"><text:line-break/>600146 - FCE RAV CHINOIS LSTDA MDTHI KG créé: </text:p>
      <text:p text:style-name="P5"><text:soft-page-break/>INSERT fta_nomenclature SET <text:s/>last_id_fta_nomenclature='0' , OLD_id_fta_composition='' , id_annexe_agrologic_article_codification='2' , id_access_recette_recette='0' , id_fta='231' , ascendant_fta_nomenclature='' , site_production_fta_nomenclature='1' , poids_fta_nomenclature='' , id_annexe_unite='kg' , quantite_piece_par_carton='' , poids_total_carton_vrac_fta_nomenclature='' , code_produit_agrologic_fta_nomenclature='0146' , etat_fta_nomenclature='1' , nom_fta_nomenclature='FCE RAV CHINOIS LSTDA MDTHI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3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3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3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21210</text:p>
      <text:p text:style-name="P1"><text:line-break/></text:p>
      <text:p text:style-name="P4">Traitement de l'Article: 21214</text:p>
      <text:p text:style-name="P1"><text:line-break/>111089 - N CREV/CRABE 65G PCE TDA créé: </text:p>
      <text:p text:style-name="P5">INSERT fta_nomenclature SET <text:s/>last_id_fta_nomenclature='0' , OLD_id_fta_composition='' , id_annexe_agrologic_article_codification='5' , id_access_recette_recette='0' , id_fta='236' , ascendant_fta_nomenclature='' , site_production_fta_nomenclature='1' , poids_fta_nomenclature='0.065' , id_annexe_unite='kg' , quantite_piece_par_carton='' , poids_total_carton_vrac_fta_nomenclature='' , code_produit_agrologic_fta_nomenclature='1089' , etat_fta_nomenclature='1' , nom_fta_nomenclature='N CREV/CRABE 65G PCE TDA' , suffixe_agrologic_fta_nomenclature='' </text:p>
      <text:p text:style-name="P1"><text:line-break/>600160 - FCE NEM CREVETTE CRABE TDA créé: </text:p>
      <text:p text:style-name="P5">INSERT fta_nomenclature SET <text:s/>last_id_fta_nomenclature='0' , OLD_id_fta_composition='' , id_annexe_agrologic_article_codification='2' , id_access_recette_recette='0' , id_fta='23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FCE NEM CREVETTE CRABE TDA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3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23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3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216</text:p>
      <text:p text:style-name="P1"><text:line-break/>121216 - P ASIA ALLEGE LSTDA 190G CUIT créé: </text:p>
      <text:p text:style-name="P5">INSERT fta_nomenclature SET <text:s/>last_id_fta_nomenclature='0' , OLD_id_fta_composition='' , id_annexe_agrologic_article_codification='5' , id_access_recette_recette='0' , id_fta='299' , ascendant_fta_nomenclature='' , site_production_fta_nomenclature='1' , poids_fta_nomenclature='0.19' , id_annexe_unite='kg' , quantite_piece_par_carton='' , poids_total_carton_vrac_fta_nomenclature='' , code_produit_agrologic_fta_nomenclature='1216' , etat_fta_nomenclature='1' , nom_fta_nomenclature='P ASIA ALLEGE LSTDA 190G CUIT' , suffixe_agrologic_fta_nomenclature='' </text:p>
      <text:p text:style-name="P1"><text:line-break/>221216 - P ASIA ALLEGE LSTDA 190G CRU créé: </text:p>
      <text:p text:style-name="P5"><text:soft-page-break/>INSERT fta_nomenclature SET <text:s/>last_id_fta_nomenclature='0' , OLD_id_fta_composition='' , id_annexe_agrologic_article_codification='4' , id_access_recette_recette='0' , id_fta='299' , ascendant_fta_nomenclature='' , site_production_fta_nomenclature='1' , poids_fta_nomenclature='' , id_annexe_unite='kg' , quantite_piece_par_carton='0.19' , poids_total_carton_vrac_fta_nomenclature='' , code_produit_agrologic_fta_nomenclature='1216' , etat_fta_nomenclature='2' , nom_fta_nomenclature='P ASIA ALLEGE LSTDA 190G CRU' , suffixe_agrologic_fta_nomenclature='' </text:p>
      <text:p text:style-name="P1"><text:line-break/>121213 - SAMOSSA VOLAILLE 25G LS TDA créé: </text:p>
      <text:p text:style-name="P5">INSERT fta_nomenclature SET <text:s/>last_id_fta_nomenclature='0' , OLD_id_fta_composition='' , id_annexe_agrologic_article_codification='5' , id_access_recette_recette='0' , id_fta='299' , ascendant_fta_nomenclature='' , site_production_fta_nomenclature='1' , poids_fta_nomenclature='0.025' , id_annexe_unite='kg' , quantite_piece_par_carton='' , poids_total_carton_vrac_fta_nomenclature='' , code_produit_agrologic_fta_nomenclature='1213' , etat_fta_nomenclature='1' , nom_fta_nomenclature='SAMOSSA VOLAILLE 25G LS TDA' , suffixe_agrologic_fta_nomenclature='' </text:p>
      <text:p text:style-name="P1"><text:line-break/>600158 - FCE SAMOSSA VOLAILLE ALLEGE TDA KG créé: </text:p>
      <text:p text:style-name="P5">INSERT fta_nomenclature SET <text:s/>last_id_fta_nomenclature='0' , OLD_id_fta_composition='' , id_annexe_agrologic_article_codification='2' , id_access_recette_recette='0' , id_fta='299' , ascendant_fta_nomenclature='' , site_production_fta_nomenclature='1' , poids_fta_nomenclature='' , id_annexe_unite='kg' , quantite_piece_par_carton='' , poids_total_carton_vrac_fta_nomenclature='' , code_produit_agrologic_fta_nomenclature='0158' , etat_fta_nomenclature='1' , nom_fta_nomenclature='FCE SAMOSSA VOLAILLE ALLEGE TDA KG' , suffixe_agrologic_fta_nomenclature='' </text:p>
      <text:p text:style-name="P1"><text:line-break/>600080 - GALETTE BLE CREPIERE ALLEGE KG créé: </text:p>
      <text:p text:style-name="P5">INSERT fta_nomenclature SET <text:s/>last_id_fta_nomenclature='0' , OLD_id_fta_composition='' , id_annexe_agrologic_article_codification='2' , id_access_recette_recette='0' , id_fta='299' , ascendant_fta_nomenclature='' , site_production_fta_nomenclature='1' , poids_fta_nomenclature='' , id_annexe_unite='kg' , quantite_piece_par_carton='' , poids_total_carton_vrac_fta_nomenclature='' , code_produit_agrologic_fta_nomenclature='0080' , etat_fta_nomenclature='1' , nom_fta_nomenclature='GALETTE BLE CREPIERE ALLEGE KG' , suffixe_agrologic_fta_nomenclature='' </text:p>
      <text:p text:style-name="P1"><text:line-break/>121212 - PATE IMPERIAU 25G LS TDA créé: </text:p>
      <text:p text:style-name="P5"><text:soft-page-break/>INSERT fta_nomenclature SET <text:s/>last_id_fta_nomenclature='0' , OLD_id_fta_composition='' , id_annexe_agrologic_article_codification='5' , id_access_recette_recette='0' , id_fta='299' , ascendant_fta_nomenclature='' , site_production_fta_nomenclature='1' , poids_fta_nomenclature='0.025' , id_annexe_unite='kg' , quantite_piece_par_carton='' , poids_total_carton_vrac_fta_nomenclature='' , code_produit_agrologic_fta_nomenclature='1212' , etat_fta_nomenclature='1' , nom_fta_nomenclature='PATE IMPERIAU 25G LS TDA' , suffixe_agrologic_fta_nomenclature='' </text:p>
      <text:p text:style-name="P1"><text:line-break/>600159 - FCE PATE IMP CREV ALLEGE LSTDA créé: </text:p>
      <text:p text:style-name="P5">INSERT fta_nomenclature SET <text:s/>last_id_fta_nomenclature='0' , OLD_id_fta_composition='' , id_annexe_agrologic_article_codification='2' , id_access_recette_recette='0' , id_fta='299' , ascendant_fta_nomenclature='' , site_production_fta_nomenclature='1' , poids_fta_nomenclature='' , id_annexe_unite='kg' , quantite_piece_par_carton='' , poids_total_carton_vrac_fta_nomenclature='' , code_produit_agrologic_fta_nomenclature='0159' , etat_fta_nomenclature='1' , nom_fta_nomenclature='FCE PATE IMP CREV ALLEGE LSTDA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9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9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080 - GALETTE BLE CREPIERE ALLEGE KG créé: </text:p>
      <text:p text:style-name="P5"><text:soft-page-break/>INSERT fta_nomenclature SET <text:s/>last_id_fta_nomenclature='0' , OLD_id_fta_composition='' , id_annexe_agrologic_article_codification='2' , id_access_recette_recette='0' , id_fta='299' , ascendant_fta_nomenclature='' , site_production_fta_nomenclature='1' , poids_fta_nomenclature='' , id_annexe_unite='kg' , quantite_piece_par_carton='' , poids_total_carton_vrac_fta_nomenclature='' , code_produit_agrologic_fta_nomenclature='0080' , etat_fta_nomenclature='1' , nom_fta_nomenclature='GALETTE BLE CREPIERE ALLEGE KG' , suffixe_agrologic_fta_nomenclature='' </text:p>
      <text:p text:style-name="P1"><text:line-break/></text:p>
      <text:p text:style-name="P4">Traitement de l'Article: 21217</text:p>
      <text:p text:style-name="P1"><text:line-break/>121211 - PATE IMP CREV ALLEGE LSTDA 260G CUIT créé: </text:p>
      <text:p text:style-name="P5">INSERT fta_nomenclature SET <text:s/>last_id_fta_nomenclature='0' , OLD_id_fta_composition='' , id_annexe_agrologic_article_codification='5' , id_access_recette_recette='0' , id_fta='298' , ascendant_fta_nomenclature='' , site_production_fta_nomenclature='1' , poids_fta_nomenclature='0.26' , id_annexe_unite='kg' , quantite_piece_par_carton='' , poids_total_carton_vrac_fta_nomenclature='' , code_produit_agrologic_fta_nomenclature='1211' , etat_fta_nomenclature='1' , nom_fta_nomenclature='PATE IMP CREV ALLEGE LSTDA 260G CUIT' , suffixe_agrologic_fta_nomenclature='' </text:p>
      <text:p text:style-name="P1"><text:line-break/>221211 - PATE IMP CREV ALLEGE LSTDA 260G CRU créé: </text:p>
      <text:p text:style-name="P5">INSERT fta_nomenclature SET <text:s/>last_id_fta_nomenclature='0' , OLD_id_fta_composition='' , id_annexe_agrologic_article_codification='4' , id_access_recette_recette='0' , id_fta='298' , ascendant_fta_nomenclature='' , site_production_fta_nomenclature='1' , poids_fta_nomenclature='' , id_annexe_unite='kg' , quantite_piece_par_carton='0.26' , poids_total_carton_vrac_fta_nomenclature='' , code_produit_agrologic_fta_nomenclature='1211' , etat_fta_nomenclature='2' , nom_fta_nomenclature='PATE IMP CREV ALLEGE LSTDA 260G CRU' , suffixe_agrologic_fta_nomenclature='' </text:p>
      <text:p text:style-name="P1"><text:line-break/>121217 - PATE IMPERIAU 55G LS TDA créé: </text:p>
      <text:p text:style-name="P5"><text:soft-page-break/>INSERT fta_nomenclature SET <text:s/>last_id_fta_nomenclature='0' , OLD_id_fta_composition='' , id_annexe_agrologic_article_codification='5' , id_access_recette_recette='0' , id_fta='298' , ascendant_fta_nomenclature='' , site_production_fta_nomenclature='1' , poids_fta_nomenclature='0.055' , id_annexe_unite='kg' , quantite_piece_par_carton='' , poids_total_carton_vrac_fta_nomenclature='' , code_produit_agrologic_fta_nomenclature='1217' , etat_fta_nomenclature='1' , nom_fta_nomenclature='PATE IMPERIAU 55G LS TDA' , suffixe_agrologic_fta_nomenclature='' </text:p>
      <text:p text:style-name="P1"><text:line-break/>600159 - FCE PATE IMP CREV ALLEGE LSTDA créé: </text:p>
      <text:p text:style-name="P5">INSERT fta_nomenclature SET <text:s/>last_id_fta_nomenclature='0' , OLD_id_fta_composition='' , id_annexe_agrologic_article_codification='2' , id_access_recette_recette='0' , id_fta='298' , ascendant_fta_nomenclature='' , site_production_fta_nomenclature='1' , poids_fta_nomenclature='' , id_annexe_unite='kg' , quantite_piece_par_carton='' , poids_total_carton_vrac_fta_nomenclature='' , code_produit_agrologic_fta_nomenclature='0159' , etat_fta_nomenclature='1' , nom_fta_nomenclature='FCE PATE IMP CREV ALLEGE LSTDA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9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9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080 - GALETTE BLE CREPIERE ALLEGE KG créé: </text:p>
      <text:p text:style-name="P5"><text:soft-page-break/>INSERT fta_nomenclature SET <text:s/>last_id_fta_nomenclature='0' , OLD_id_fta_composition='' , id_annexe_agrologic_article_codification='2' , id_access_recette_recette='0' , id_fta='298' , ascendant_fta_nomenclature='' , site_production_fta_nomenclature='1' , poids_fta_nomenclature='' , id_annexe_unite='kg' , quantite_piece_par_carton='' , poids_total_carton_vrac_fta_nomenclature='' , code_produit_agrologic_fta_nomenclature='0080' , etat_fta_nomenclature='1' , nom_fta_nomenclature='GALETTE BLE CREPIERE ALLEGE KG' , suffixe_agrologic_fta_nomenclature='' </text:p>
      <text:p text:style-name="P1"><text:line-break/></text:p>
      <text:p text:style-name="P4">Traitement de l'Article: 21300</text:p>
      <text:p text:style-name="P1"><text:line-break/>121304 - CREV P 20G MDCORAMATCH PCE créé: </text:p>
      <text:p text:style-name="P5">INSERT fta_nomenclature SET <text:s/>last_id_fta_nomenclature='0' , OLD_id_fta_composition='' , id_annexe_agrologic_article_codification='5' , id_access_recette_recette='0' , id_fta='797' , ascendant_fta_nomenclature='' , site_production_fta_nomenclature='1' , poids_fta_nomenclature='0.02' , id_annexe_unite='kg' , quantite_piece_par_carton='' , poids_total_carton_vrac_fta_nomenclature='' , code_produit_agrologic_fta_nomenclature='1304' , etat_fta_nomenclature='1' , nom_fta_nomenclature='CREV P 20G MDCORAMATCH PCE' , suffixe_agrologic_fta_nomenclature='' </text:p>
      <text:p text:style-name="P1"><text:line-break/>600078 - PATE BEIGNET CREVETTE MDCORAMATCH KG créé: </text:p>
      <text:p text:style-name="P5">INSERT fta_nomenclature SET <text:s/>last_id_fta_nomenclature='0' , OLD_id_fta_composition='' , id_annexe_agrologic_article_codification='2' , id_access_recette_recette='0' , id_fta='797' , ascendant_fta_nomenclature='' , site_production_fta_nomenclature='1' , poids_fta_nomenclature='' , id_annexe_unite='kg' , quantite_piece_par_carton='' , poids_total_carton_vrac_fta_nomenclature='' , code_produit_agrologic_fta_nomenclature='0078' , etat_fta_nomenclature='1' , nom_fta_nomenclature='PATE BEIGNET CREVETTE MDCORAMATCH KG' , suffixe_agrologic_fta_nomenclature='' </text:p>
      <text:p text:style-name="P1"><text:line-break/>121305 - SAMOSSA BOEUF 25G CAS/CORA PIECE MDD créé: </text:p>
      <text:p text:style-name="P5"><text:soft-page-break/>INSERT fta_nomenclature SET <text:s/>last_id_fta_nomenclature='0' , OLD_id_fta_composition='' , id_annexe_agrologic_article_codification='5' , id_access_recette_recette='0' , id_fta='797' , ascendant_fta_nomenclature='' , site_production_fta_nomenclature='1' , poids_fta_nomenclature='0.025' , id_annexe_unite='kg' , quantite_piece_par_carton='' , poids_total_carton_vrac_fta_nomenclature='' , code_produit_agrologic_fta_nomenclature='1305' , etat_fta_nomenclature='1' , nom_fta_nomenclature='SAMOSSA BOEUF 25G CAS/CORA PIECE MDD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79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85 - FARCE SAMOUSSA MDCORAMATCH KG créé: </text:p>
      <text:p text:style-name="P5">INSERT fta_nomenclature SET <text:s/>last_id_fta_nomenclature='0' , OLD_id_fta_composition='' , id_annexe_agrologic_article_codification='2' , id_access_recette_recette='0' , id_fta='797' , ascendant_fta_nomenclature='' , site_production_fta_nomenclature='1' , poids_fta_nomenclature='' , id_annexe_unite='kg' , quantite_piece_par_carton='' , poids_total_carton_vrac_fta_nomenclature='' , code_produit_agrologic_fta_nomenclature='0085' , etat_fta_nomenclature='1' , nom_fta_nomenclature='FARCE SAMOUSSA MDCORAMATCH KG' , suffixe_agrologic_fta_nomenclature='' </text:p>
      <text:p text:style-name="P1"><text:line-break/>121302 - NEM PORC 30G MDCORAMATCH PCE créé: </text:p>
      <text:p text:style-name="P5">INSERT fta_nomenclature SET <text:s/>last_id_fta_nomenclature='0' , OLD_id_fta_composition='' , id_annexe_agrologic_article_codification='5' , id_access_recette_recette='0' , id_fta='797' , ascendant_fta_nomenclature='' , site_production_fta_nomenclature='1' , poids_fta_nomenclature='0.03' , id_annexe_unite='kg' , quantite_piece_par_carton='' , poids_total_carton_vrac_fta_nomenclature='' , code_produit_agrologic_fta_nomenclature='1302' , etat_fta_nomenclature='1' , nom_fta_nomenclature='NEM PORC 30G MDCORAMATCH PCE' , suffixe_agrologic_fta_nomenclature='' </text:p>
      <text:p text:style-name="P1"><text:line-break/>600083 - FCE NEM PORC MDCORAMATCH KG créé: </text:p>
      <text:p text:style-name="P5"><text:soft-page-break/>INSERT fta_nomenclature SET <text:s/>last_id_fta_nomenclature='0' , OLD_id_fta_composition='' , id_annexe_agrologic_article_codification='2' , id_access_recette_recette='0' , id_fta='797' , ascendant_fta_nomenclature='' , site_production_fta_nomenclature='1' , poids_fta_nomenclature='' , id_annexe_unite='kg' , quantite_piece_par_carton='' , poids_total_carton_vrac_fta_nomenclature='' , code_produit_agrologic_fta_nomenclature='0083' , etat_fta_nomenclature='1' , nom_fta_nomenclature='FCE NEM PORC MDCORAMATCH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9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9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9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301</text:p>
      <text:p text:style-name="P1"><text:line-break/>121301 - NEM CRABE 30G MDCORAMATCH PCE créé: </text:p>
      <text:p text:style-name="P5">INSERT fta_nomenclature SET <text:s/>last_id_fta_nomenclature='0' , OLD_id_fta_composition='' , id_annexe_agrologic_article_codification='5' , id_access_recette_recette='0' , id_fta='798' , ascendant_fta_nomenclature='' , site_production_fta_nomenclature='1' , poids_fta_nomenclature='0.03' , id_annexe_unite='kg' , quantite_piece_par_carton='' , poids_total_carton_vrac_fta_nomenclature='' , code_produit_agrologic_fta_nomenclature='1301' , etat_fta_nomenclature='1' , nom_fta_nomenclature='NEM CRABE 30G MDCORAMATCH PCE' , suffixe_agrologic_fta_nomenclature='' </text:p>
      <text:p text:style-name="P1"><text:line-break/>600082 - FCE NEM CRABE MDCORAMATCH KG créé: </text:p>
      <text:p text:style-name="P5">INSERT fta_nomenclature SET <text:s/>last_id_fta_nomenclature='0' , OLD_id_fta_composition='' , id_annexe_agrologic_article_codification='2' , id_access_recette_recette='0' , id_fta='798' , ascendant_fta_nomenclature='' , site_production_fta_nomenclature='1' , poids_fta_nomenclature='' , id_annexe_unite='kg' , quantite_piece_par_carton='' , poids_total_carton_vrac_fta_nomenclature='' , code_produit_agrologic_fta_nomenclature='0082' , etat_fta_nomenclature='1' , nom_fta_nomenclature='FCE NEM CRABE MDCORAMATCH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9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79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9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302</text:p>
      <text:p text:style-name="P1"><text:line-break/>121302 - NEM PORC 30G MDCORAMATCH PCE créé: </text:p>
      <text:p text:style-name="P5">INSERT fta_nomenclature SET <text:s/>last_id_fta_nomenclature='0' , OLD_id_fta_composition='' , id_annexe_agrologic_article_codification='5' , id_access_recette_recette='0' , id_fta='799' , ascendant_fta_nomenclature='' , site_production_fta_nomenclature='1' , poids_fta_nomenclature='0.03' , id_annexe_unite='kg' , quantite_piece_par_carton='' , poids_total_carton_vrac_fta_nomenclature='' , code_produit_agrologic_fta_nomenclature='1302' , etat_fta_nomenclature='1' , nom_fta_nomenclature='NEM PORC 30G MDCORAMATCH PCE' , suffixe_agrologic_fta_nomenclature='' </text:p>
      <text:p text:style-name="P1"><text:line-break/>600083 - FCE NEM PORC MDCORAMATCH KG créé: </text:p>
      <text:p text:style-name="P5"><text:soft-page-break/>INSERT fta_nomenclature SET <text:s/>last_id_fta_nomenclature='0' , OLD_id_fta_composition='' , id_annexe_agrologic_article_codification='2' , id_access_recette_recette='0' , id_fta='799' , ascendant_fta_nomenclature='' , site_production_fta_nomenclature='1' , poids_fta_nomenclature='' , id_annexe_unite='kg' , quantite_piece_par_carton='' , poids_total_carton_vrac_fta_nomenclature='' , code_produit_agrologic_fta_nomenclature='0083' , etat_fta_nomenclature='1' , nom_fta_nomenclature='FCE NEM PORC MDCORAMATCH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79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79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79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303</text:p>
      <text:p text:style-name="P1"><text:line-break/>121303 - NEM PORC 70G MDCORAMATCH PCE créé: </text:p>
      <text:p text:style-name="P5">INSERT fta_nomenclature SET <text:s/>last_id_fta_nomenclature='0' , OLD_id_fta_composition='' , id_annexe_agrologic_article_codification='5' , id_access_recette_recette='0' , id_fta='800' , ascendant_fta_nomenclature='' , site_production_fta_nomenclature='1' , poids_fta_nomenclature='0.07' , id_annexe_unite='kg' , quantite_piece_par_carton='' , poids_total_carton_vrac_fta_nomenclature='' , code_produit_agrologic_fta_nomenclature='1303' , etat_fta_nomenclature='1' , nom_fta_nomenclature='NEM PORC 70G MDCORAMATCH PCE' , suffixe_agrologic_fta_nomenclature='' </text:p>
      <text:p text:style-name="P1"><text:line-break/>600083 - FCE NEM PORC MDCORAMATCH KG créé: </text:p>
      <text:p text:style-name="P5">INSERT fta_nomenclature SET <text:s/>last_id_fta_nomenclature='0' , OLD_id_fta_composition='' , id_annexe_agrologic_article_codification='2' , id_access_recette_recette='0' , id_fta='800' , ascendant_fta_nomenclature='' , site_production_fta_nomenclature='1' , poids_fta_nomenclature='' , id_annexe_unite='kg' , quantite_piece_par_carton='' , poids_total_carton_vrac_fta_nomenclature='' , code_produit_agrologic_fta_nomenclature='0083' , etat_fta_nomenclature='1' , nom_fta_nomenclature='FCE NEM PORC MDCORAMATCH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0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80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0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306</text:p>
      <text:p text:style-name="P1"><text:line-break/>121306 - ACRA MORUE 15G MDCORA/MATCH/TDA PIECE créé: </text:p>
      <text:p text:style-name="P5">INSERT fta_nomenclature SET <text:s/>last_id_fta_nomenclature='0' , OLD_id_fta_composition='' , id_annexe_agrologic_article_codification='5' , id_access_recette_recette='0' , id_fta='801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<text:soft-page-break/>INSERT fta_nomenclature SET <text:s/>last_id_fta_nomenclature='0' , OLD_id_fta_composition='' , id_annexe_agrologic_article_codification='2' , id_access_recette_recette='0' , id_fta='801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</text:p>
      <text:p text:style-name="P4">Traitement de l'Article: 21307</text:p>
      <text:p text:style-name="P1"><text:line-break/>121307 - SAM PLT 30G MDCORA/MATCH/THI PIECE créé: </text:p>
      <text:p text:style-name="P5">INSERT fta_nomenclature SET <text:s/>last_id_fta_nomenclature='0' , OLD_id_fta_composition='' , id_annexe_agrologic_article_codification='5' , id_access_recette_recette='0' , id_fta='802' , ascendant_fta_nomenclature='' , site_production_fta_nomenclature='1' , poids_fta_nomenclature='0.03' , id_annexe_unite='kg' , quantite_piece_par_carton='' , poids_total_carton_vrac_fta_nomenclature='' , code_produit_agrologic_fta_nomenclature='1307' , etat_fta_nomenclature='1' , nom_fta_nomenclature='SAM PLT 30G MDCORA/MATCH/THI PIECE' , suffixe_agrologic_fta_nomenclature='' </text:p>
      <text:p text:style-name="P1"><text:line-break/>600120 - FCE SAMOSSA PLT MDCORA/MATCH/THI KG créé: </text:p>
      <text:p text:style-name="P5">INSERT fta_nomenclature SET <text:s/>last_id_fta_nomenclature='0' , OLD_id_fta_composition='' , id_annexe_agrologic_article_codification='2' , id_access_recette_recette='0' , id_fta='802' , ascendant_fta_nomenclature='' , site_production_fta_nomenclature='1' , poids_fta_nomenclature='' , id_annexe_unite='kg' , quantite_piece_par_carton='' , poids_total_carton_vrac_fta_nomenclature='' , code_produit_agrologic_fta_nomenclature='0120' , etat_fta_nomenclature='1' , nom_fta_nomenclature='FCE SAMOSSA PLT MDCORA/MATCH/THI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80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73 - PREPA OIGNONS REHYDRATES KG créé: </text:p>
      <text:p text:style-name="P5">INSERT fta_nomenclature SET <text:s/>last_id_fta_nomenclature='0' , OLD_id_fta_composition='' , id_annexe_agrologic_article_codification='1' , id_access_recette_recette='0' , id_fta='802' , ascendant_fta_nomenclature='' , site_production_fta_nomenclature='1' , poids_fta_nomenclature='' , id_annexe_unite='kg' , quantite_piece_par_carton='' , poids_total_carton_vrac_fta_nomenclature='' , code_produit_agrologic_fta_nomenclature='0173' , etat_fta_nomenclature='1' , nom_fta_nomenclature='PREPA OIGNON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02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308</text:p>
      <text:p text:style-name="P1"><text:line-break/>121304 - CREV P 20G MDCORAMATCH PCE créé: </text:p>
      <text:p text:style-name="P5"><text:soft-page-break/>INSERT fta_nomenclature SET <text:s/>last_id_fta_nomenclature='0' , OLD_id_fta_composition='' , id_annexe_agrologic_article_codification='5' , id_access_recette_recette='0' , id_fta='803' , ascendant_fta_nomenclature='' , site_production_fta_nomenclature='1' , poids_fta_nomenclature='0.02' , id_annexe_unite='kg' , quantite_piece_par_carton='' , poids_total_carton_vrac_fta_nomenclature='' , code_produit_agrologic_fta_nomenclature='1304' , etat_fta_nomenclature='1' , nom_fta_nomenclature='CREV P 20G MDCORAMATCH PCE' , suffixe_agrologic_fta_nomenclature='' </text:p>
      <text:p text:style-name="P1"><text:line-break/>600078 - PATE BEIGNET CREVETTE MDCORAMATCH KG créé: </text:p>
      <text:p text:style-name="P5">INSERT fta_nomenclature SET <text:s/>last_id_fta_nomenclature='0' , OLD_id_fta_composition='' , id_annexe_agrologic_article_codification='2' , id_access_recette_recette='0' , id_fta='803' , ascendant_fta_nomenclature='' , site_production_fta_nomenclature='1' , poids_fta_nomenclature='' , id_annexe_unite='kg' , quantite_piece_par_carton='' , poids_total_carton_vrac_fta_nomenclature='' , code_produit_agrologic_fta_nomenclature='0078' , etat_fta_nomenclature='1' , nom_fta_nomenclature='PATE BEIGNET CREVETTE MDCORAMATCH KG' , suffixe_agrologic_fta_nomenclature='' </text:p>
      <text:p text:style-name="P1"><text:line-break/></text:p>
      <text:p text:style-name="P4">Traitement de l'Article: 21309</text:p>
      <text:p text:style-name="P1"><text:line-break/>121306 - ACRA MORUE 15G MDCORA/MATCH/TDA PIECE créé: </text:p>
      <text:p text:style-name="P5">INSERT fta_nomenclature SET <text:s/>last_id_fta_nomenclature='0' , OLD_id_fta_composition='' , id_annexe_agrologic_article_codification='5' , id_access_recette_recette='0' , id_fta='804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<text:soft-page-break/>INSERT fta_nomenclature SET <text:s/>last_id_fta_nomenclature='0' , OLD_id_fta_composition='' , id_annexe_agrologic_article_codification='2' , id_access_recette_recette='0' , id_fta='804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121304 - CREV P 20G MDCORAMATCH PCE créé: </text:p>
      <text:p text:style-name="P5">INSERT fta_nomenclature SET <text:s/>last_id_fta_nomenclature='0' , OLD_id_fta_composition='' , id_annexe_agrologic_article_codification='5' , id_access_recette_recette='0' , id_fta='804' , ascendant_fta_nomenclature='' , site_production_fta_nomenclature='1' , poids_fta_nomenclature='0.02' , id_annexe_unite='kg' , quantite_piece_par_carton='' , poids_total_carton_vrac_fta_nomenclature='' , code_produit_agrologic_fta_nomenclature='1304' , etat_fta_nomenclature='1' , nom_fta_nomenclature='CREV P 20G MDCORAMATCH PCE' , suffixe_agrologic_fta_nomenclature='' </text:p>
      <text:p text:style-name="P1"><text:line-break/>600078 - PATE BEIGNET CREVETTE MDCORAMATCH KG créé: </text:p>
      <text:p text:style-name="P5">INSERT fta_nomenclature SET <text:s/>last_id_fta_nomenclature='0' , OLD_id_fta_composition='' , id_annexe_agrologic_article_codification='2' , id_access_recette_recette='0' , id_fta='804' , ascendant_fta_nomenclature='' , site_production_fta_nomenclature='1' , poids_fta_nomenclature='' , id_annexe_unite='kg' , quantite_piece_par_carton='' , poids_total_carton_vrac_fta_nomenclature='' , code_produit_agrologic_fta_nomenclature='0078' , etat_fta_nomenclature='1' , nom_fta_nomenclature='PATE BEIGNET CREVETTE MDCORAMATCH KG' , suffixe_agrologic_fta_nomenclature='' </text:p>
      <text:p text:style-name="P1"><text:line-break/>121309 - NEM PORC/CREVETTE/CRABE CORA 30G PIECE créé: </text:p>
      <text:p text:style-name="P5">INSERT fta_nomenclature SET <text:s/>last_id_fta_nomenclature='0' , OLD_id_fta_composition='' , id_annexe_agrologic_article_codification='5' , id_access_recette_recette='0' , id_fta='804' , ascendant_fta_nomenclature='' , site_production_fta_nomenclature='1' , poids_fta_nomenclature='0.03' , id_annexe_unite='kg' , quantite_piece_par_carton='' , poids_total_carton_vrac_fta_nomenclature='' , code_produit_agrologic_fta_nomenclature='1309' , etat_fta_nomenclature='1' , nom_fta_nomenclature='NEM PORC/CREVETTE/CRABE CORA 30G PIECE' , suffixe_agrologic_fta_nomenclature='' </text:p>
      <text:p text:style-name="P1"><text:line-break/>600121 - FCE NEM PORC/CREVETTE/CRABE CORA KG créé: </text:p>
      <text:p text:style-name="P5"><text:soft-page-break/>INSERT fta_nomenclature SET <text:s/>last_id_fta_nomenclature='0' , OLD_id_fta_composition='' , id_annexe_agrologic_article_codification='2' , id_access_recette_recette='0' , id_fta='804' , ascendant_fta_nomenclature='' , site_production_fta_nomenclature='1' , poids_fta_nomenclature='' , id_annexe_unite='kg' , quantite_piece_par_carton='' , poids_total_carton_vrac_fta_nomenclature='' , code_produit_agrologic_fta_nomenclature='0121' , etat_fta_nomenclature='1' , nom_fta_nomenclature='FCE NEM PORC/CREVETTE/CRABE COR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0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73 - PREPA OIGNONS REHYDRATES KG créé: </text:p>
      <text:p text:style-name="P5">INSERT fta_nomenclature SET <text:s/>last_id_fta_nomenclature='0' , OLD_id_fta_composition='' , id_annexe_agrologic_article_codification='1' , id_access_recette_recette='0' , id_fta='804' , ascendant_fta_nomenclature='' , site_production_fta_nomenclature='1' , poids_fta_nomenclature='' , id_annexe_unite='kg' , quantite_piece_par_carton='' , poids_total_carton_vrac_fta_nomenclature='' , code_produit_agrologic_fta_nomenclature='0173' , etat_fta_nomenclature='1' , nom_fta_nomenclature='PREPA OIGNON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0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0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355</text:p>
      <text:p text:style-name="P1"><text:line-break/>121304 - CREV P 20G MDCORAMATCH PCE créé: </text:p>
      <text:p text:style-name="P5">INSERT fta_nomenclature SET <text:s/>last_id_fta_nomenclature='0' , OLD_id_fta_composition='' , id_annexe_agrologic_article_codification='5' , id_access_recette_recette='0' , id_fta='810' , ascendant_fta_nomenclature='' , site_production_fta_nomenclature='1' , poids_fta_nomenclature='0.02' , id_annexe_unite='kg' , quantite_piece_par_carton='' , poids_total_carton_vrac_fta_nomenclature='' , code_produit_agrologic_fta_nomenclature='1304' , etat_fta_nomenclature='1' , nom_fta_nomenclature='CREV P 20G MDCORAMATCH PCE' , suffixe_agrologic_fta_nomenclature='' </text:p>
      <text:p text:style-name="P1"><text:line-break/>600078 - PATE BEIGNET CREVETTE MDCORAMATCH KG créé: </text:p>
      <text:p text:style-name="P5">INSERT fta_nomenclature SET <text:s/>last_id_fta_nomenclature='0' , OLD_id_fta_composition='' , id_annexe_agrologic_article_codification='2' , id_access_recette_recette='0' , id_fta='810' , ascendant_fta_nomenclature='' , site_production_fta_nomenclature='1' , poids_fta_nomenclature='' , id_annexe_unite='kg' , quantite_piece_par_carton='' , poids_total_carton_vrac_fta_nomenclature='' , code_produit_agrologic_fta_nomenclature='0078' , etat_fta_nomenclature='1' , nom_fta_nomenclature='PATE BEIGNET CREVETTE MDCORAMATCH KG' , suffixe_agrologic_fta_nomenclature='' </text:p>
      <text:p text:style-name="P1"><text:line-break/>121305 - SAMOSSA BOEUF 25G CAS/CORA PIECE MDD créé: </text:p>
      <text:p text:style-name="P5"><text:soft-page-break/>INSERT fta_nomenclature SET <text:s/>last_id_fta_nomenclature='0' , OLD_id_fta_composition='' , id_annexe_agrologic_article_codification='5' , id_access_recette_recette='0' , id_fta='810' , ascendant_fta_nomenclature='' , site_production_fta_nomenclature='1' , poids_fta_nomenclature='0.025' , id_annexe_unite='kg' , quantite_piece_par_carton='' , poids_total_carton_vrac_fta_nomenclature='' , code_produit_agrologic_fta_nomenclature='1305' , etat_fta_nomenclature='1' , nom_fta_nomenclature='SAMOSSA BOEUF 25G CAS/CORA PIECE MDD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10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85 - FARCE SAMOUSSA MDCORAMATCH KG créé: </text:p>
      <text:p text:style-name="P5">INSERT fta_nomenclature SET <text:s/>last_id_fta_nomenclature='0' , OLD_id_fta_composition='' , id_annexe_agrologic_article_codification='2' , id_access_recette_recette='0' , id_fta='810' , ascendant_fta_nomenclature='' , site_production_fta_nomenclature='1' , poids_fta_nomenclature='' , id_annexe_unite='kg' , quantite_piece_par_carton='' , poids_total_carton_vrac_fta_nomenclature='' , code_produit_agrologic_fta_nomenclature='0085' , etat_fta_nomenclature='1' , nom_fta_nomenclature='FARCE SAMOUSSA MDCORAMATCH KG' , suffixe_agrologic_fta_nomenclature='' </text:p>
      <text:p text:style-name="P1"><text:line-break/>121352 - N PORC 30G MDCASMONO PCE créé: </text:p>
      <text:p text:style-name="P5">INSERT fta_nomenclature SET <text:s/>last_id_fta_nomenclature='0' , OLD_id_fta_composition='' , id_annexe_agrologic_article_codification='5' , id_access_recette_recette='0' , id_fta='810' , ascendant_fta_nomenclature='' , site_production_fta_nomenclature='1' , poids_fta_nomenclature='0.03' , id_annexe_unite='kg' , quantite_piece_par_carton='' , poids_total_carton_vrac_fta_nomenclature='' , code_produit_agrologic_fta_nomenclature='1352' , etat_fta_nomenclature='1' , nom_fta_nomenclature='N PORC 30G MDCASMONO PCE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1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3 - FCE NEM PORC MDCASMONO KG créé: </text:p>
      <text:p text:style-name="P5">INSERT fta_nomenclature SET <text:s/>last_id_fta_nomenclature='0' , OLD_id_fta_composition='' , id_annexe_agrologic_article_codification='2' , id_access_recette_recette='0' , id_fta='810' , ascendant_fta_nomenclature='' , site_production_fta_nomenclature='1' , poids_fta_nomenclature='' , id_annexe_unite='kg' , quantite_piece_par_carton='' , poids_total_carton_vrac_fta_nomenclature='' , code_produit_agrologic_fta_nomenclature='0143' , etat_fta_nomenclature='1' , nom_fta_nomenclature='FCE NEM PORC MDCASMONO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1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1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</text:p>
      <text:p text:style-name="P4"><text:soft-page-break/>Traitement de l'Article: 21400</text:p>
      <text:p text:style-name="P1"><text:line-break/>121304 - CREV P 20G MDCORAMATCH PCE créé: </text:p>
      <text:p text:style-name="P5">INSERT fta_nomenclature SET <text:s/>last_id_fta_nomenclature='0' , OLD_id_fta_composition='' , id_annexe_agrologic_article_codification='5' , id_access_recette_recette='0' , id_fta='813' , ascendant_fta_nomenclature='' , site_production_fta_nomenclature='1' , poids_fta_nomenclature='0.02' , id_annexe_unite='kg' , quantite_piece_par_carton='' , poids_total_carton_vrac_fta_nomenclature='' , code_produit_agrologic_fta_nomenclature='1304' , etat_fta_nomenclature='1' , nom_fta_nomenclature='CREV P 20G MDCORAMATCH PCE' , suffixe_agrologic_fta_nomenclature='' </text:p>
      <text:p text:style-name="P1"><text:line-break/>600078 - PATE BEIGNET CREVETTE MDCORAMATCH KG créé: </text:p>
      <text:p text:style-name="P5">INSERT fta_nomenclature SET <text:s/>last_id_fta_nomenclature='0' , OLD_id_fta_composition='' , id_annexe_agrologic_article_codification='2' , id_access_recette_recette='0' , id_fta='813' , ascendant_fta_nomenclature='' , site_production_fta_nomenclature='1' , poids_fta_nomenclature='' , id_annexe_unite='kg' , quantite_piece_par_carton='' , poids_total_carton_vrac_fta_nomenclature='' , code_produit_agrologic_fta_nomenclature='0078' , etat_fta_nomenclature='1' , nom_fta_nomenclature='PATE BEIGNET CREVETTE MDCORAMATCH KG' , suffixe_agrologic_fta_nomenclature='' </text:p>
      <text:p text:style-name="P1"><text:line-break/>121305 - SAMOSSA BOEUF 25G CAS/CORA PIECE MDD créé: </text:p>
      <text:p text:style-name="P5">INSERT fta_nomenclature SET <text:s/>last_id_fta_nomenclature='0' , OLD_id_fta_composition='' , id_annexe_agrologic_article_codification='5' , id_access_recette_recette='0' , id_fta='813' , ascendant_fta_nomenclature='' , site_production_fta_nomenclature='1' , poids_fta_nomenclature='0.025' , id_annexe_unite='kg' , quantite_piece_par_carton='' , poids_total_carton_vrac_fta_nomenclature='' , code_produit_agrologic_fta_nomenclature='1305' , etat_fta_nomenclature='1' , nom_fta_nomenclature='SAMOSSA BOEUF 25G CAS/CORA PIECE MDD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1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85 - FARCE SAMOUSSA MDCORAMATCH KG créé: </text:p>
      <text:p text:style-name="P5">INSERT fta_nomenclature SET <text:s/>last_id_fta_nomenclature='0' , OLD_id_fta_composition='' , id_annexe_agrologic_article_codification='2' , id_access_recette_recette='0' , id_fta='813' , ascendant_fta_nomenclature='' , site_production_fta_nomenclature='1' , poids_fta_nomenclature='' , id_annexe_unite='kg' , quantite_piece_par_carton='' , poids_total_carton_vrac_fta_nomenclature='' , code_produit_agrologic_fta_nomenclature='0085' , etat_fta_nomenclature='1' , nom_fta_nomenclature='FARCE SAMOUSSA MDCORAMATCH KG' , suffixe_agrologic_fta_nomenclature='' </text:p>
      <text:p text:style-name="P1"><text:line-break/>121302 - NEM PORC 30G MDCORAMATCH PCE créé: </text:p>
      <text:p text:style-name="P5">INSERT fta_nomenclature SET <text:s/>last_id_fta_nomenclature='0' , OLD_id_fta_composition='' , id_annexe_agrologic_article_codification='5' , id_access_recette_recette='0' , id_fta='813' , ascendant_fta_nomenclature='' , site_production_fta_nomenclature='1' , poids_fta_nomenclature='0.03' , id_annexe_unite='kg' , quantite_piece_par_carton='' , poids_total_carton_vrac_fta_nomenclature='' , code_produit_agrologic_fta_nomenclature='1302' , etat_fta_nomenclature='1' , nom_fta_nomenclature='NEM PORC 30G MDCORAMATCH PCE' , suffixe_agrologic_fta_nomenclature='' </text:p>
      <text:p text:style-name="P1"><text:line-break/>600083 - FCE NEM PORC MDCORAMATCH KG créé: </text:p>
      <text:p text:style-name="P5">INSERT fta_nomenclature SET <text:s/>last_id_fta_nomenclature='0' , OLD_id_fta_composition='' , id_annexe_agrologic_article_codification='2' , id_access_recette_recette='0' , id_fta='813' , ascendant_fta_nomenclature='' , site_production_fta_nomenclature='1' , poids_fta_nomenclature='' , id_annexe_unite='kg' , quantite_piece_par_carton='' , poids_total_carton_vrac_fta_nomenclature='' , code_produit_agrologic_fta_nomenclature='0083' , etat_fta_nomenclature='1' , nom_fta_nomenclature='FCE NEM PORC MDCORAMATCH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81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1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1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401</text:p>
      <text:p text:style-name="P1"><text:line-break/>121303 - NEM PORC 70G MDCORAMATCH PCE créé: </text:p>
      <text:p text:style-name="P5"><text:soft-page-break/>INSERT fta_nomenclature SET <text:s/>last_id_fta_nomenclature='0' , OLD_id_fta_composition='' , id_annexe_agrologic_article_codification='5' , id_access_recette_recette='0' , id_fta='814' , ascendant_fta_nomenclature='' , site_production_fta_nomenclature='1' , poids_fta_nomenclature='0.07' , id_annexe_unite='kg' , quantite_piece_par_carton='' , poids_total_carton_vrac_fta_nomenclature='' , code_produit_agrologic_fta_nomenclature='1303' , etat_fta_nomenclature='1' , nom_fta_nomenclature='NEM PORC 70G MDCORAMATCH PCE' , suffixe_agrologic_fta_nomenclature='' </text:p>
      <text:p text:style-name="P1"><text:line-break/>600083 - FCE NEM PORC MDCORAMATCH KG créé: </text:p>
      <text:p text:style-name="P5">INSERT fta_nomenclature SET <text:s/>last_id_fta_nomenclature='0' , OLD_id_fta_composition='' , id_annexe_agrologic_article_codification='2' , id_access_recette_recette='0' , id_fta='814' , ascendant_fta_nomenclature='' , site_production_fta_nomenclature='1' , poids_fta_nomenclature='' , id_annexe_unite='kg' , quantite_piece_par_carton='' , poids_total_carton_vrac_fta_nomenclature='' , code_produit_agrologic_fta_nomenclature='0083' , etat_fta_nomenclature='1' , nom_fta_nomenclature='FCE NEM PORC MDCORAMATCH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1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1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1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402</text:p>
      <text:p text:style-name="P1"><text:line-break/>121306 - ACRA MORUE 15G MDCORA/MATCH/TDA PIECE créé: </text:p>
      <text:p text:style-name="P5">INSERT fta_nomenclature SET <text:s/>last_id_fta_nomenclature='0' , OLD_id_fta_composition='' , id_annexe_agrologic_article_codification='5' , id_access_recette_recette='0' , id_fta='815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INSERT fta_nomenclature SET <text:s/>last_id_fta_nomenclature='0' , OLD_id_fta_composition='' , id_annexe_agrologic_article_codification='2' , id_access_recette_recette='0' , id_fta='815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</text:p>
      <text:p text:style-name="P4">Traitement de l'Article: 21404</text:p>
      <text:p text:style-name="P1"><text:line-break/>121304 - CREV P 20G MDCORAMATCH PCE créé: </text:p>
      <text:p text:style-name="P5"><text:soft-page-break/>INSERT fta_nomenclature SET <text:s/>last_id_fta_nomenclature='0' , OLD_id_fta_composition='' , id_annexe_agrologic_article_codification='5' , id_access_recette_recette='0' , id_fta='816' , ascendant_fta_nomenclature='' , site_production_fta_nomenclature='1' , poids_fta_nomenclature='0.02' , id_annexe_unite='kg' , quantite_piece_par_carton='' , poids_total_carton_vrac_fta_nomenclature='' , code_produit_agrologic_fta_nomenclature='1304' , etat_fta_nomenclature='1' , nom_fta_nomenclature='CREV P 20G MDCORAMATCH PCE' , suffixe_agrologic_fta_nomenclature='' </text:p>
      <text:p text:style-name="P1"><text:line-break/>600078 - PATE BEIGNET CREVETTE MDCORAMATCH KG créé: </text:p>
      <text:p text:style-name="P5">INSERT fta_nomenclature SET <text:s/>last_id_fta_nomenclature='0' , OLD_id_fta_composition='' , id_annexe_agrologic_article_codification='2' , id_access_recette_recette='0' , id_fta='816' , ascendant_fta_nomenclature='' , site_production_fta_nomenclature='1' , poids_fta_nomenclature='' , id_annexe_unite='kg' , quantite_piece_par_carton='' , poids_total_carton_vrac_fta_nomenclature='' , code_produit_agrologic_fta_nomenclature='0078' , etat_fta_nomenclature='1' , nom_fta_nomenclature='PATE BEIGNET CREVETTE MDCORAMATCH KG' , suffixe_agrologic_fta_nomenclature='' </text:p>
      <text:p text:style-name="P1"><text:line-break/></text:p>
      <text:p text:style-name="P4">Traitement de l'Article: 21405</text:p>
      <text:p text:style-name="P1"><text:line-break/>121301 - NEM CRABE 30G MDCORAMATCH PCE créé: </text:p>
      <text:p text:style-name="P5">INSERT fta_nomenclature SET <text:s/>last_id_fta_nomenclature='0' , OLD_id_fta_composition='' , id_annexe_agrologic_article_codification='5' , id_access_recette_recette='0' , id_fta='817' , ascendant_fta_nomenclature='' , site_production_fta_nomenclature='1' , poids_fta_nomenclature='0.03' , id_annexe_unite='kg' , quantite_piece_par_carton='' , poids_total_carton_vrac_fta_nomenclature='' , code_produit_agrologic_fta_nomenclature='1301' , etat_fta_nomenclature='1' , nom_fta_nomenclature='NEM CRABE 30G MDCORAMATCH PCE' , suffixe_agrologic_fta_nomenclature='' </text:p>
      <text:p text:style-name="P1"><text:line-break/>600082 - FCE NEM CRABE MDCORAMATCH KG créé: </text:p>
      <text:p text:style-name="P5"><text:soft-page-break/>INSERT fta_nomenclature SET <text:s/>last_id_fta_nomenclature='0' , OLD_id_fta_composition='' , id_annexe_agrologic_article_codification='2' , id_access_recette_recette='0' , id_fta='817' , ascendant_fta_nomenclature='' , site_production_fta_nomenclature='1' , poids_fta_nomenclature='' , id_annexe_unite='kg' , quantite_piece_par_carton='' , poids_total_carton_vrac_fta_nomenclature='' , code_produit_agrologic_fta_nomenclature='0082' , etat_fta_nomenclature='1' , nom_fta_nomenclature='FCE NEM CRABE MDCORAMATCH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1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1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1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450</text:p>
      <text:p text:style-name="P1"><text:line-break/>111450 - NEM CRABE 30G AUCHAN COUPE PIECE créé: </text:p>
      <text:p text:style-name="P5">INSERT fta_nomenclature SET <text:s/>last_id_fta_nomenclature='0' , OLD_id_fta_composition='' , id_annexe_agrologic_article_codification='5' , id_access_recette_recette='0' , id_fta='248' , ascendant_fta_nomenclature='' , site_production_fta_nomenclature='1' , poids_fta_nomenclature='0.03' , id_annexe_unite='kg' , quantite_piece_par_carton='' , poids_total_carton_vrac_fta_nomenclature='' , code_produit_agrologic_fta_nomenclature='1450' , etat_fta_nomenclature='1' , nom_fta_nomenclature='NEM CRABE 30G AUCHAN COUPE PIECE' , suffixe_agrologic_fta_nomenclature='' </text:p>
      <text:p text:style-name="P1"><text:line-break/>600097 - FCE NEM CRABE AUCHAN COUPE créé: </text:p>
      <text:p text:style-name="P5">INSERT fta_nomenclature SET <text:s/>last_id_fta_nomenclature='0' , OLD_id_fta_composition='' , id_annexe_agrologic_article_codification='2' , id_access_recette_recette='0' , id_fta='248' , ascendant_fta_nomenclature='' , site_production_fta_nomenclature='1' , poids_fta_nomenclature='' , id_annexe_unite='kg' , quantite_piece_par_carton='' , poids_total_carton_vrac_fta_nomenclature='' , code_produit_agrologic_fta_nomenclature='0097' , etat_fta_nomenclature='1' , nom_fta_nomenclature='FCE NEM CRABE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4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24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4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451</text:p>
      <text:p text:style-name="P1"><text:line-break/>111452 - NEM PORC 75G AUCHAN COUPE PIECE créé: </text:p>
      <text:p text:style-name="P5">INSERT fta_nomenclature SET <text:s/>last_id_fta_nomenclature='0' , OLD_id_fta_composition='' , id_annexe_agrologic_article_codification='5' , id_access_recette_recette='0' , id_fta='271' , ascendant_fta_nomenclature='' , site_production_fta_nomenclature='1' , poids_fta_nomenclature='0.075' , id_annexe_unite='kg' , quantite_piece_par_carton='' , poids_total_carton_vrac_fta_nomenclature='' , code_produit_agrologic_fta_nomenclature='1452' , etat_fta_nomenclature='1' , nom_fta_nomenclature='NEM PORC 75G AUCHAN COUPE PIECE' , suffixe_agrologic_fta_nomenclature='' </text:p>
      <text:p text:style-name="P1"><text:line-break/>600098 - FCE NEM PORC AUCHAN COUPE créé: </text:p>
      <text:p text:style-name="P5"><text:soft-page-break/>INSERT fta_nomenclature SET <text:s/>last_id_fta_nomenclature='0' , OLD_id_fta_composition='' , id_annexe_agrologic_article_codification='2' , id_access_recette_recette='0' , id_fta='271' , ascendant_fta_nomenclature='' , site_production_fta_nomenclature='1' , poids_fta_nomenclature='' , id_annexe_unite='kg' , quantite_piece_par_carton='' , poids_total_carton_vrac_fta_nomenclature='' , code_produit_agrologic_fta_nomenclature='0098' , etat_fta_nomenclature='1' , nom_fta_nomenclature='FCE NEM PORC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7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7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71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452</text:p>
      <text:p text:style-name="P1"><text:line-break/>111453 - NEM PORC 30G AUCHAN COUPE PIECE créé: </text:p>
      <text:p text:style-name="P5">INSERT fta_nomenclature SET <text:s/>last_id_fta_nomenclature='0' , OLD_id_fta_composition='' , id_annexe_agrologic_article_codification='5' , id_access_recette_recette='0' , id_fta='270' , ascendant_fta_nomenclature='' , site_production_fta_nomenclature='1' , poids_fta_nomenclature='0.03' , id_annexe_unite='kg' , quantite_piece_par_carton='' , poids_total_carton_vrac_fta_nomenclature='' , code_produit_agrologic_fta_nomenclature='1453' , etat_fta_nomenclature='1' , nom_fta_nomenclature='NEM PORC 30G AUCHAN COUPE PIECE' , suffixe_agrologic_fta_nomenclature='' </text:p>
      <text:p text:style-name="P1"><text:line-break/>600098 - FCE NEM PORC AUCHAN COUPE créé: </text:p>
      <text:p text:style-name="P5">INSERT fta_nomenclature SET <text:s/>last_id_fta_nomenclature='0' , OLD_id_fta_composition='' , id_annexe_agrologic_article_codification='2' , id_access_recette_recette='0' , id_fta='270' , ascendant_fta_nomenclature='' , site_production_fta_nomenclature='1' , poids_fta_nomenclature='' , id_annexe_unite='kg' , quantite_piece_par_carton='' , poids_total_carton_vrac_fta_nomenclature='' , code_produit_agrologic_fta_nomenclature='0098' , etat_fta_nomenclature='1' , nom_fta_nomenclature='FCE NEM PORC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7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27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7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454</text:p>
      <text:p text:style-name="P1"><text:line-break/>111457 - ACRA 20G AUCHAN COUPE PIECE créé: </text:p>
      <text:p text:style-name="P5">INSERT fta_nomenclature SET <text:s/>last_id_fta_nomenclature='0' , OLD_id_fta_composition='' , id_annexe_agrologic_article_codification='5' , id_access_recette_recette='0' , id_fta='261' , ascendant_fta_nomenclature='' , site_production_fta_nomenclature='1' , poids_fta_nomenclature='0.02' , id_annexe_unite='kg' , quantite_piece_par_carton='' , poids_total_carton_vrac_fta_nomenclature='' , code_produit_agrologic_fta_nomenclature='1457' , etat_fta_nomenclature='1' , nom_fta_nomenclature='ACRA 20G AUCHAN COUPE PIECE' , suffixe_agrologic_fta_nomenclature='' </text:p>
      <text:p text:style-name="P1"><text:line-break/>600103 - FCE ACRA AUC/ITM COUPE créé: </text:p>
      <text:p text:style-name="P5"><text:soft-page-break/>INSERT fta_nomenclature SET <text:s/>last_id_fta_nomenclature='0' , OLD_id_fta_composition='' , id_annexe_agrologic_article_codification='2' , id_access_recette_recette='0' , id_fta='261' , ascendant_fta_nomenclature='' , site_production_fta_nomenclature='1' , poids_fta_nomenclature='' , id_annexe_unite='kg' , quantite_piece_par_carton='' , poids_total_carton_vrac_fta_nomenclature='' , code_produit_agrologic_fta_nomenclature='0103' , etat_fta_nomenclature='1' , nom_fta_nomenclature='FCE ACRA AUC/ITM COUPE' , suffixe_agrologic_fta_nomenclature='' </text:p>
      <text:p text:style-name="P1"><text:line-break/></text:p>
      <text:p text:style-name="P4">Traitement de l'Article: 21456</text:p>
      <text:p text:style-name="P1"><text:line-break/>111460 - RAVIOLI CREVETTE 25G AUCHAN COUPE PIECE créé: </text:p>
      <text:p text:style-name="P5">INSERT fta_nomenclature SET <text:s/>last_id_fta_nomenclature='0' , OLD_id_fta_composition='' , id_annexe_agrologic_article_codification='5' , id_access_recette_recette='0' , id_fta='259' , ascendant_fta_nomenclature='' , site_production_fta_nomenclature='1' , poids_fta_nomenclature='0.025' , id_annexe_unite='kg' , quantite_piece_par_carton='' , poids_total_carton_vrac_fta_nomenclature='' , code_produit_agrologic_fta_nomenclature='1460' , etat_fta_nomenclature='1' , nom_fta_nomenclature='RAVIOLI CREVETTE 25G AUCHAN COUPE PIECE' , suffixe_agrologic_fta_nomenclature='' </text:p>
      <text:p text:style-name="P1"><text:line-break/>600107 - FCE RAVIOLI CREVETTE AUCHAN COUPE créé: </text:p>
      <text:p text:style-name="P5">INSERT fta_nomenclature SET <text:s/>last_id_fta_nomenclature='0' , OLD_id_fta_composition='' , id_annexe_agrologic_article_codification='2' , id_access_recette_recette='0' , id_fta='259' , ascendant_fta_nomenclature='' , site_production_fta_nomenclature='1' , poids_fta_nomenclature='' , id_annexe_unite='kg' , quantite_piece_par_carton='' , poids_total_carton_vrac_fta_nomenclature='' , code_produit_agrologic_fta_nomenclature='0107' , etat_fta_nomenclature='1' , nom_fta_nomenclature='FCE RAVIOLI CREVETTE AUCHAN COUPE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25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73 - PREPA OIGNONS REHYDRATES KG créé: </text:p>
      <text:p text:style-name="P5">INSERT fta_nomenclature SET <text:s/>last_id_fta_nomenclature='0' , OLD_id_fta_composition='' , id_annexe_agrologic_article_codification='1' , id_access_recette_recette='0' , id_fta='259' , ascendant_fta_nomenclature='' , site_production_fta_nomenclature='1' , poids_fta_nomenclature='' , id_annexe_unite='kg' , quantite_piece_par_carton='' , poids_total_carton_vrac_fta_nomenclature='' , code_produit_agrologic_fta_nomenclature='0173' , etat_fta_nomenclature='1' , nom_fta_nomenclature='PREPA OIGNON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5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59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21457</text:p>
      <text:p text:style-name="P1"><text:line-break/>111459 - SAMOSSA BOEUF 65G AUCHAN COUPE PIECE créé: </text:p>
      <text:p text:style-name="P5">INSERT fta_nomenclature SET <text:s/>last_id_fta_nomenclature='0' , OLD_id_fta_composition='' , id_annexe_agrologic_article_codification='5' , id_access_recette_recette='0' , id_fta='258' , ascendant_fta_nomenclature='' , site_production_fta_nomenclature='1' , poids_fta_nomenclature='0.065' , id_annexe_unite='kg' , quantite_piece_par_carton='' , poids_total_carton_vrac_fta_nomenclature='' , code_produit_agrologic_fta_nomenclature='1459' , etat_fta_nomenclature='1' , nom_fta_nomenclature='SAMOSSA BOEUF 65G AUCHAN COUPE PIECE' , suffixe_agrologic_fta_nomenclature='' </text:p>
      <text:p text:style-name="P1"><text:line-break/>600104 - FCE SAMOSSA BOEUF AUCHAN COUPE créé: </text:p>
      <text:p text:style-name="P5">INSERT fta_nomenclature SET <text:s/>last_id_fta_nomenclature='0' , OLD_id_fta_composition='' , id_annexe_agrologic_article_codification='2' , id_access_recette_recette='0' , id_fta='258' , ascendant_fta_nomenclature='' , site_production_fta_nomenclature='1' , poids_fta_nomenclature='' , id_annexe_unite='kg' , quantite_piece_par_carton='' , poids_total_carton_vrac_fta_nomenclature='' , code_produit_agrologic_fta_nomenclature='0104' , etat_fta_nomenclature='1' , nom_fta_nomenclature='FCE SAMOSSA BOEUF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5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25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5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458</text:p>
      <text:p text:style-name="P1"><text:line-break/>111461 - SAMOSSA VOLAILLE 55G AUCHAN COUPE PIECE créé: </text:p>
      <text:p text:style-name="P5">INSERT fta_nomenclature SET <text:s/>last_id_fta_nomenclature='0' , OLD_id_fta_composition='' , id_annexe_agrologic_article_codification='5' , id_access_recette_recette='0' , id_fta='247' , ascendant_fta_nomenclature='' , site_production_fta_nomenclature='1' , poids_fta_nomenclature='0.055' , id_annexe_unite='kg' , quantite_piece_par_carton='' , poids_total_carton_vrac_fta_nomenclature='' , code_produit_agrologic_fta_nomenclature='1461' , etat_fta_nomenclature='1' , nom_fta_nomenclature='SAMOSSA VOLAILLE 55G AUCHAN COUPE PIECE' , suffixe_agrologic_fta_nomenclature='' </text:p>
      <text:p text:style-name="P1"><text:line-break/>600105 - FCE SAMOSSA VOLAILLE AUCHAN COUPE créé: </text:p>
      <text:p text:style-name="P5"><text:soft-page-break/>INSERT fta_nomenclature SET <text:s/>last_id_fta_nomenclature='0' , OLD_id_fta_composition='' , id_annexe_agrologic_article_codification='2' , id_access_recette_recette='0' , id_fta='247' , ascendant_fta_nomenclature='' , site_production_fta_nomenclature='1' , poids_fta_nomenclature='' , id_annexe_unite='kg' , quantite_piece_par_carton='' , poids_total_carton_vrac_fta_nomenclature='' , code_produit_agrologic_fta_nomenclature='0105' , etat_fta_nomenclature='1' , nom_fta_nomenclature='FCE SAMOSSA VOLAILLE AUCHAN COUP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4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501</text:p>
      <text:p text:style-name="P1"><text:line-break/></text:p>
      <text:p text:style-name="P4">Traitement de l'Article: 21502</text:p>
      <text:p text:style-name="P1"><text:line-break/></text:p>
      <text:p text:style-name="P4">Traitement de l'Article: 21506</text:p>
      <text:p text:style-name="P1"><text:line-break/>121506 - N PORC 20G MDSU PIECE créé: </text:p>
      <text:p text:style-name="P5">INSERT fta_nomenclature SET <text:s/>last_id_fta_nomenclature='0' , OLD_id_fta_composition='' , id_annexe_agrologic_article_codification='5' , id_access_recette_recette='0' , id_fta='820' , ascendant_fta_nomenclature='' , site_production_fta_nomenclature='1' , poids_fta_nomenclature='0.02' , id_annexe_unite='kg' , quantite_piece_par_carton='' , poids_total_carton_vrac_fta_nomenclature='' , code_produit_agrologic_fta_nomenclature='1506' , etat_fta_nomenclature='1' , nom_fta_nomenclature='N PORC 20G MDSU PIECE' , suffixe_agrologic_fta_nomenclature='' </text:p>
      <text:p text:style-name="P1"><text:line-break/>600164 - FCE NEM PORC MDSU KG créé: </text:p>
      <text:p text:style-name="P5"><text:soft-page-break/>INSERT fta_nomenclature SET <text:s/>last_id_fta_nomenclature='0' , OLD_id_fta_composition='' , id_annexe_agrologic_article_codification='2' , id_access_recette_recette='0' , id_fta='820' , ascendant_fta_nomenclature='' , site_production_fta_nomenclature='1' , poids_fta_nomenclature='' , id_annexe_unite='kg' , quantite_piece_par_carton='' , poids_total_carton_vrac_fta_nomenclature='' , code_produit_agrologic_fta_nomenclature='0164' , etat_fta_nomenclature='1' , nom_fta_nomenclature='FCE NEM PORC MDSU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2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2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251 - PREP VIANDE PORC 50/50 créé: </text:p>
      <text:p text:style-name="P5">INSERT fta_nomenclature SET <text:s/>last_id_fta_nomenclature='0' , OLD_id_fta_composition='' , id_annexe_agrologic_article_codification='1' , id_access_recette_recette='0' , id_fta='820' , ascendant_fta_nomenclature='' , site_production_fta_nomenclature='1' , poids_fta_nomenclature='' , id_annexe_unite='kg' , quantite_piece_par_carton='' , poids_total_carton_vrac_fta_nomenclature='' , code_produit_agrologic_fta_nomenclature='0251' , etat_fta_nomenclature='1' , nom_fta_nomenclature='PREP VIANDE PORC 50/50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2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507</text:p>
      <text:p text:style-name="P1"><text:line-break/>111458 - BEIGN CREVETTE 20G AUCHAN COUPE PIECE créé: </text:p>
      <text:p text:style-name="P5">INSERT fta_nomenclature SET <text:s/>last_id_fta_nomenclature='0' , OLD_id_fta_composition='' , id_annexe_agrologic_article_codification='5' , id_access_recette_recette='0' , id_fta='821' , ascendant_fta_nomenclature='' , site_production_fta_nomenclature='1' , poids_fta_nomenclature='0.02' , id_annexe_unite='kg' , quantite_piece_par_carton='' , poids_total_carton_vrac_fta_nomenclature='' , code_produit_agrologic_fta_nomenclature='1458' , etat_fta_nomenclature='1' , nom_fta_nomenclature='BEIGN CREVETTE 20G AUCHAN COUPE PIE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821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21600</text:p>
      <text:p text:style-name="P1"><text:line-break/></text:p>
      <text:p text:style-name="P4">Traitement de l'Article: 21602</text:p>
      <text:p text:style-name="P1"><text:line-break/>121602 - NEM CREV 20G MDAUC PCE créé: </text:p>
      <text:p text:style-name="P5"><text:soft-page-break/>INSERT fta_nomenclature SET <text:s/>last_id_fta_nomenclature='0' , OLD_id_fta_composition='' , id_annexe_agrologic_article_codification='5' , id_access_recette_recette='0' , id_fta='822' , ascendant_fta_nomenclature='' , site_production_fta_nomenclature='1' , poids_fta_nomenclature='0.02' , id_annexe_unite='kg' , quantite_piece_par_carton='' , poids_total_carton_vrac_fta_nomenclature='' , code_produit_agrologic_fta_nomenclature='1602' , etat_fta_nomenclature='1' , nom_fta_nomenclature='NEM CREV 20G MDAUC PCE' , suffixe_agrologic_fta_nomenclature='' </text:p>
      <text:p text:style-name="P1"><text:line-break/>600002 - FCE NEM CREVETTE (ASIATIQUE) créé: </text:p>
      <text:p text:style-name="P5">INSERT fta_nomenclature SET <text:s/>last_id_fta_nomenclature='0' , OLD_id_fta_composition='' , id_annexe_agrologic_article_codification='2' , id_access_recette_recette='0' , id_fta='822' , ascendant_fta_nomenclature='' , site_production_fta_nomenclature='1' , poids_fta_nomenclature='' , id_annexe_unite='kg' , quantite_piece_par_carton='' , poids_total_carton_vrac_fta_nomenclature='' , code_produit_agrologic_fta_nomenclature='0002' , etat_fta_nomenclature='1' , nom_fta_nomenclature='FCE NEM CREVETTE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2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2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2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603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823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23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82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2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2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INSERT fta_nomenclature SET <text:s/>last_id_fta_nomenclature='0' , OLD_id_fta_composition='' , id_annexe_agrologic_article_codification='5' , id_access_recette_recette='0' , id_fta='823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<text:soft-page-break/>INSERT fta_nomenclature SET <text:s/>last_id_fta_nomenclature='0' , OLD_id_fta_composition='' , id_annexe_agrologic_article_codification='4' , id_access_recette_recette='0' , id_fta='823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823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823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823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<text:soft-page-break/>INSERT fta_nomenclature SET <text:s/>last_id_fta_nomenclature='0' , OLD_id_fta_composition='' , id_annexe_agrologic_article_codification='5' , id_access_recette_recette='0' , id_fta='823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823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823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</text:p>
      <text:p text:style-name="P4">Traitement de l'Article: 21604</text:p>
      <text:p text:style-name="P1"><text:line-break/>130009 - CREVETTE PANEE créé: </text:p>
      <text:p text:style-name="P5"><text:soft-page-break/>INSERT fta_nomenclature SET <text:s/>last_id_fta_nomenclature='0' , OLD_id_fta_composition='' , id_annexe_agrologic_article_codification='5' , id_access_recette_recette='0' , id_fta='824' , ascendant_fta_nomenclature='' , site_production_fta_nomenclature='1' , poids_fta_nomenclature='0.025' , id_annexe_unite='kg' , quantite_piece_par_carton='' , poids_total_carton_vrac_fta_nomenclature='' , code_produit_agrologic_fta_nomenclature='0009' , etat_fta_nomenclature='1' , nom_fta_nomenclature='CREVETTE PANEE' , suffixe_agrologic_fta_nomenclature='' </text:p>
      <text:p text:style-name="P1"><text:line-break/></text:p>
      <text:p text:style-name="P4">Traitement de l'Article: 21605</text:p>
      <text:p text:style-name="P1"><text:line-break/>111008 - RAV CHINOIS PORC 25G PCE AUC MDD créé: </text:p>
      <text:p text:style-name="P5">INSERT fta_nomenclature SET <text:s/>last_id_fta_nomenclature='0' , OLD_id_fta_composition='' , id_annexe_agrologic_article_codification='5' , id_access_recette_recette='0' , id_fta='825' , ascendant_fta_nomenclature='' , site_production_fta_nomenclature='1' , poids_fta_nomenclature='0.025' , id_annexe_unite='kg' , quantite_piece_par_carton='' , poids_total_carton_vrac_fta_nomenclature='' , code_produit_agrologic_fta_nomenclature='1008' , etat_fta_nomenclature='1' , nom_fta_nomenclature='RAV CHINOIS PORC 25G PCE AUC MDD' , suffixe_agrologic_fta_nomenclature='' </text:p>
      <text:p text:style-name="P1"><text:line-break/>600005 - FARCE RAVIOLI (ASIATIQUE) créé: </text:p>
      <text:p text:style-name="P5">INSERT fta_nomenclature SET <text:s/>last_id_fta_nomenclature='0' , OLD_id_fta_composition='' , id_annexe_agrologic_article_codification='2' , id_access_recette_recette='0' , id_fta='825' , ascendant_fta_nomenclature='' , site_production_fta_nomenclature='1' , poids_fta_nomenclature='' , id_annexe_unite='kg' , quantite_piece_par_carton='' , poids_total_carton_vrac_fta_nomenclature='' , code_produit_agrologic_fta_nomenclature='0005' , etat_fta_nomenclature='1' , nom_fta_nomenclature='FARCE RAVIOLI (ASIATIQUE)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2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606</text:p>
      <text:p text:style-name="P1"><text:line-break/>121058 - NEM CREVETTE 75G PIECE créé: </text:p>
      <text:p text:style-name="P5">INSERT fta_nomenclature SET <text:s/>last_id_fta_nomenclature='0' , OLD_id_fta_composition='' , id_annexe_agrologic_article_codification='5' , id_access_recette_recette='0' , id_fta='826' , ascendant_fta_nomenclature='' , site_production_fta_nomenclature='1' , poids_fta_nomenclature='0.075' , id_annexe_unite='kg' , quantite_piece_par_carton='' , poids_total_carton_vrac_fta_nomenclature='' , code_produit_agrologic_fta_nomenclature='1058' , etat_fta_nomenclature='1' , nom_fta_nomenclature='NEM CREVETTE 75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2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2 - FCE NEM CREVETTE (ASIATIQUE) créé: </text:p>
      <text:p text:style-name="P5"><text:soft-page-break/>INSERT fta_nomenclature SET <text:s/>last_id_fta_nomenclature='0' , OLD_id_fta_composition='' , id_annexe_agrologic_article_codification='2' , id_access_recette_recette='0' , id_fta='826' , ascendant_fta_nomenclature='' , site_production_fta_nomenclature='1' , poids_fta_nomenclature='' , id_annexe_unite='kg' , quantite_piece_par_carton='' , poids_total_carton_vrac_fta_nomenclature='' , code_produit_agrologic_fta_nomenclature='0002' , etat_fta_nomenclature='1' , nom_fta_nomenclature='FCE NEM CREVETTE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2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2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607</text:p>
      <text:p text:style-name="P1"><text:line-break/>121043 - NEM PORC 75G PIECE créé: </text:p>
      <text:p text:style-name="P5"><text:soft-page-break/>INSERT fta_nomenclature SET <text:s/>last_id_fta_nomenclature='0' , OLD_id_fta_composition='' , id_annexe_agrologic_article_codification='5' , id_access_recette_recette='0' , id_fta='827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27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2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2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2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608</text:p>
      <text:p text:style-name="P1"><text:line-break/>121059 - NEM POULET 75G PIECE créé: </text:p>
      <text:p text:style-name="P5">INSERT fta_nomenclature SET <text:s/>last_id_fta_nomenclature='0' , OLD_id_fta_composition='' , id_annexe_agrologic_article_codification='5' , id_access_recette_recette='0' , id_fta='828' , ascendant_fta_nomenclature='' , site_production_fta_nomenclature='1' , poids_fta_nomenclature='0.075' , id_annexe_unite='kg' , quantite_piece_par_carton='' , poids_total_carton_vrac_fta_nomenclature='' , code_produit_agrologic_fta_nomenclature='1059' , etat_fta_nomenclature='1' , nom_fta_nomenclature='NEM POULET 75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2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3 - FARCE NEM POULET (ASIATIQUE) créé: </text:p>
      <text:p text:style-name="P5"><text:soft-page-break/>INSERT fta_nomenclature SET <text:s/>last_id_fta_nomenclature='0' , OLD_id_fta_composition='' , id_annexe_agrologic_article_codification='2' , id_access_recette_recette='0' , id_fta='828' , ascendant_fta_nomenclature='' , site_production_fta_nomenclature='1' , poids_fta_nomenclature='' , id_annexe_unite='kg' , quantite_piece_par_carton='' , poids_total_carton_vrac_fta_nomenclature='' , code_produit_agrologic_fta_nomenclature='0003' , etat_fta_nomenclature='1' , nom_fta_nomenclature='FARCE NEM POULET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2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2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609</text:p>
      <text:p text:style-name="P1"><text:line-break/>121043 - NEM PORC 75G PIECE créé: </text:p>
      <text:p text:style-name="P5"><text:soft-page-break/>INSERT fta_nomenclature SET <text:s/>last_id_fta_nomenclature='0' , OLD_id_fta_composition='' , id_annexe_agrologic_article_codification='5' , id_access_recette_recette='0' , id_fta='829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29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2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2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2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610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830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830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30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611</text:p>
      <text:p text:style-name="P1"><text:line-break/>130009 - CREVETTE PANEE créé: </text:p>
      <text:p text:style-name="P5">INSERT fta_nomenclature SET <text:s/>last_id_fta_nomenclature='0' , OLD_id_fta_composition='' , id_annexe_agrologic_article_codification='5' , id_access_recette_recette='0' , id_fta='831' , ascendant_fta_nomenclature='' , site_production_fta_nomenclature='1' , poids_fta_nomenclature='0.025' , id_annexe_unite='kg' , quantite_piece_par_carton='' , poids_total_carton_vrac_fta_nomenclature='' , code_produit_agrologic_fta_nomenclature='0009' , etat_fta_nomenclature='1' , nom_fta_nomenclature='CREVETTE PANEE' , suffixe_agrologic_fta_nomenclature='' 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831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831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3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3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31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<text:soft-page-break/>INSERT fta_nomenclature SET <text:s/>last_id_fta_nomenclature='0' , OLD_id_fta_composition='' , id_annexe_agrologic_article_codification='5' , id_access_recette_recette='0' , id_fta='831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831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831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831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<text:soft-page-break/>INSERT fta_nomenclature SET <text:s/>last_id_fta_nomenclature='0' , OLD_id_fta_composition='' , id_annexe_agrologic_article_codification='1' , id_access_recette_recette='0' , id_fta='831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831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831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831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130008 - LONG PAO 25g créé: </text:p>
      <text:p text:style-name="P5"><text:soft-page-break/>INSERT fta_nomenclature SET <text:s/>last_id_fta_nomenclature='0' , OLD_id_fta_composition='' , id_annexe_agrologic_article_codification='5' , id_access_recette_recette='0' , id_fta='831' , ascendant_fta_nomenclature='' , site_production_fta_nomenclature='1' , poids_fta_nomenclature='0.025' , id_annexe_unite='kg' , quantite_piece_par_carton='' , poids_total_carton_vrac_fta_nomenclature='' , code_produit_agrologic_fta_nomenclature='0008' , etat_fta_nomenclature='1' , nom_fta_nomenclature='LONG PAO 25g' , suffixe_agrologic_fta_nomenclature='' </text:p>
      <text:p text:style-name="P1"><text:line-break/>600023 - FCE LONG PAO - RAV MDTHI KG créé: </text:p>
      <text:p text:style-name="P5">INSERT fta_nomenclature SET <text:s/>last_id_fta_nomenclature='0' , OLD_id_fta_composition='' , id_annexe_agrologic_article_codification='2' , id_access_recette_recette='0' , id_fta='831' , ascendant_fta_nomenclature='' , site_production_fta_nomenclature='1' , poids_fta_nomenclature='' , id_annexe_unite='kg' , quantite_piece_par_carton='' , poids_total_carton_vrac_fta_nomenclature='' , code_produit_agrologic_fta_nomenclature='0023' , etat_fta_nomenclature='1' , nom_fta_nomenclature='FCE LONG PAO - RAV MDTHI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3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831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<text:soft-page-break/>INSERT fta_nomenclature SET <text:s/>last_id_fta_nomenclature='0' , OLD_id_fta_composition='' , id_annexe_agrologic_article_codification='2' , id_access_recette_recette='0' , id_fta='831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3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612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832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<text:soft-page-break/>INSERT fta_nomenclature SET <text:s/>last_id_fta_nomenclature='0' , OLD_id_fta_composition='' , id_annexe_agrologic_article_codification='2' , id_access_recette_recette='0' , id_fta='832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32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043 - NEM PORC 75G PIECE créé: </text:p>
      <text:p text:style-name="P5">INSERT fta_nomenclature SET <text:s/>last_id_fta_nomenclature='0' , OLD_id_fta_composition='' , id_annexe_agrologic_article_codification='5' , id_access_recette_recette='0' , id_fta='832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32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83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3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3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21058 - NEM CREVETTE 75G PIECE créé: </text:p>
      <text:p text:style-name="P5">INSERT fta_nomenclature SET <text:s/>last_id_fta_nomenclature='0' , OLD_id_fta_composition='' , id_annexe_agrologic_article_codification='5' , id_access_recette_recette='0' , id_fta='832' , ascendant_fta_nomenclature='' , site_production_fta_nomenclature='1' , poids_fta_nomenclature='0.075' , id_annexe_unite='kg' , quantite_piece_par_carton='' , poids_total_carton_vrac_fta_nomenclature='' , code_produit_agrologic_fta_nomenclature='1058' , etat_fta_nomenclature='1' , nom_fta_nomenclature='NEM CREVETTE 75G PIECE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3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2 - FCE NEM CREVETTE (ASIATIQUE) créé: </text:p>
      <text:p text:style-name="P5">INSERT fta_nomenclature SET <text:s/>last_id_fta_nomenclature='0' , OLD_id_fta_composition='' , id_annexe_agrologic_article_codification='2' , id_access_recette_recette='0' , id_fta='832' , ascendant_fta_nomenclature='' , site_production_fta_nomenclature='1' , poids_fta_nomenclature='' , id_annexe_unite='kg' , quantite_piece_par_carton='' , poids_total_carton_vrac_fta_nomenclature='' , code_produit_agrologic_fta_nomenclature='0002' , etat_fta_nomenclature='1' , nom_fta_nomenclature='FCE NEM CREVETTE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3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3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<text:soft-page-break/>Traitement de l'Article: 21613</text:p>
      <text:p text:style-name="P1"><text:line-break/>121092 - MINI ACRA 15G PIECE créé: </text:p>
      <text:p text:style-name="P5">INSERT fta_nomenclature SET <text:s/>last_id_fta_nomenclature='0' , OLD_id_fta_composition='' , id_annexe_agrologic_article_codification='5' , id_access_recette_recette='0' , id_fta='833' , ascendant_fta_nomenclature='' , site_production_fta_nomenclature='1' , poids_fta_nomenclature='0.015' , id_annexe_unite='kg' , quantite_piece_par_carton='' , poids_total_carton_vrac_fta_nomenclature='' , code_produit_agrologic_fta_nomenclature='1092' , etat_fta_nomenclature='1' , nom_fta_nomenclature='MINI ACRA 15G PIECE' , suffixe_agrologic_fta_nomenclature='' </text:p>
      <text:p text:style-name="P1"><text:line-break/>600058 - FARCE ACRA A LA MORUE créé: </text:p>
      <text:p text:style-name="P5">INSERT fta_nomenclature SET <text:s/>last_id_fta_nomenclature='0' , OLD_id_fta_composition='' , id_annexe_agrologic_article_codification='2' , id_access_recette_recette='0' , id_fta='833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</text:p>
      <text:p text:style-name="P4">Traitement de l'Article: 21614</text:p>
      <text:p text:style-name="P1"><text:line-break/>121614 - PASTILLAS 70G PIECE AUCHAN créé: </text:p>
      <text:p text:style-name="P5">INSERT fta_nomenclature SET <text:s/>last_id_fta_nomenclature='0' , OLD_id_fta_composition='' , id_annexe_agrologic_article_codification='5' , id_access_recette_recette='0' , id_fta='834' , ascendant_fta_nomenclature='' , site_production_fta_nomenclature='1' , poids_fta_nomenclature='0.07' , id_annexe_unite='kg' , quantite_piece_par_carton='' , poids_total_carton_vrac_fta_nomenclature='' , code_produit_agrologic_fta_nomenclature='1614' , etat_fta_nomenclature='1' , nom_fta_nomenclature='PASTILLAS 70G PIECE AUCHAN' , suffixe_agrologic_fta_nomenclature='' </text:p>
      <text:p text:style-name="P1"><text:line-break/>600055 - FCE PASTILLAS KG créé: </text:p>
      <text:p text:style-name="P5"><text:soft-page-break/>INSERT fta_nomenclature SET <text:s/>last_id_fta_nomenclature='0' , OLD_id_fta_composition='' , id_annexe_agrologic_article_codification='2' , id_access_recette_recette='0' , id_fta='834' , ascendant_fta_nomenclature='' , site_production_fta_nomenclature='1' , poids_fta_nomenclature='' , id_annexe_unite='kg' , quantite_piece_par_carton='' , poids_total_carton_vrac_fta_nomenclature='' , code_produit_agrologic_fta_nomenclature='0055' , etat_fta_nomenclature='1' , nom_fta_nomenclature='FCE PASTILLA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3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618</text:p>
      <text:p text:style-name="P1"><text:line-break/>121059 - NEM POULET 75G PIECE créé: </text:p>
      <text:p text:style-name="P5">INSERT fta_nomenclature SET <text:s/>last_id_fta_nomenclature='0' , OLD_id_fta_composition='' , id_annexe_agrologic_article_codification='5' , id_access_recette_recette='0' , id_fta='835' , ascendant_fta_nomenclature='' , site_production_fta_nomenclature='1' , poids_fta_nomenclature='0.075' , id_annexe_unite='kg' , quantite_piece_par_carton='' , poids_total_carton_vrac_fta_nomenclature='' , code_produit_agrologic_fta_nomenclature='1059' , etat_fta_nomenclature='1' , nom_fta_nomenclature='NEM POULET 75G PIECE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3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3 - FARCE NEM POULET (ASIATIQUE) créé: </text:p>
      <text:p text:style-name="P5">INSERT fta_nomenclature SET <text:s/>last_id_fta_nomenclature='0' , OLD_id_fta_composition='' , id_annexe_agrologic_article_codification='2' , id_access_recette_recette='0' , id_fta='835' , ascendant_fta_nomenclature='' , site_production_fta_nomenclature='1' , poids_fta_nomenclature='' , id_annexe_unite='kg' , quantite_piece_par_carton='' , poids_total_carton_vrac_fta_nomenclature='' , code_produit_agrologic_fta_nomenclature='0003' , etat_fta_nomenclature='1' , nom_fta_nomenclature='FARCE NEM POULET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3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3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<text:soft-page-break/>Traitement de l'Article: 21619</text:p>
      <text:p text:style-name="P1"><text:line-break/>121058 - NEM CREVETTE 75G PIECE créé: </text:p>
      <text:p text:style-name="P5">INSERT fta_nomenclature SET <text:s/>last_id_fta_nomenclature='0' , OLD_id_fta_composition='' , id_annexe_agrologic_article_codification='5' , id_access_recette_recette='0' , id_fta='836' , ascendant_fta_nomenclature='' , site_production_fta_nomenclature='1' , poids_fta_nomenclature='0.075' , id_annexe_unite='kg' , quantite_piece_par_carton='' , poids_total_carton_vrac_fta_nomenclature='' , code_produit_agrologic_fta_nomenclature='1058' , etat_fta_nomenclature='1' , nom_fta_nomenclature='NEM CREVETTE 75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3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2 - FCE NEM CREVETTE (ASIATIQUE) créé: </text:p>
      <text:p text:style-name="P5">INSERT fta_nomenclature SET <text:s/>last_id_fta_nomenclature='0' , OLD_id_fta_composition='' , id_annexe_agrologic_article_codification='2' , id_access_recette_recette='0' , id_fta='836' , ascendant_fta_nomenclature='' , site_production_fta_nomenclature='1' , poids_fta_nomenclature='' , id_annexe_unite='kg' , quantite_piece_par_carton='' , poids_total_carton_vrac_fta_nomenclature='' , code_produit_agrologic_fta_nomenclature='0002' , etat_fta_nomenclature='1' , nom_fta_nomenclature='FCE NEM CREVETTE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83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3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620</text:p>
      <text:p text:style-name="P1"><text:line-break/>121043 - NEM PORC 75G PIECE créé: </text:p>
      <text:p text:style-name="P5">INSERT fta_nomenclature SET <text:s/>last_id_fta_nomenclature='0' , OLD_id_fta_composition='' , id_annexe_agrologic_article_codification='5' , id_access_recette_recette='0' , id_fta='837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837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3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3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3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621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838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38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3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83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3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INSERT fta_nomenclature SET <text:s/>last_id_fta_nomenclature='0' , OLD_id_fta_composition='' , id_annexe_agrologic_article_codification='5' , id_access_recette_recette='0' , id_fta='838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838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<text:soft-page-break/>INSERT fta_nomenclature SET <text:s/>last_id_fta_nomenclature='0' , OLD_id_fta_composition='' , id_annexe_agrologic_article_codification='1' , id_access_recette_recette='0' , id_fta='838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838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838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838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<text:soft-page-break/>INSERT fta_nomenclature SET <text:s/>last_id_fta_nomenclature='0' , OLD_id_fta_composition='' , id_annexe_agrologic_article_codification='4' , id_access_recette_recette='0' , id_fta='838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838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130008 - LONG PAO 25g créé: </text:p>
      <text:p text:style-name="P5">INSERT fta_nomenclature SET <text:s/>last_id_fta_nomenclature='0' , OLD_id_fta_composition='' , id_annexe_agrologic_article_codification='5' , id_access_recette_recette='0' , id_fta='838' , ascendant_fta_nomenclature='' , site_production_fta_nomenclature='1' , poids_fta_nomenclature='0.025' , id_annexe_unite='kg' , quantite_piece_par_carton='' , poids_total_carton_vrac_fta_nomenclature='' , code_produit_agrologic_fta_nomenclature='0008' , etat_fta_nomenclature='1' , nom_fta_nomenclature='LONG PAO 25g' , suffixe_agrologic_fta_nomenclature='' </text:p>
      <text:p text:style-name="P1"><text:line-break/>600023 - FCE LONG PAO - RAV MDTHI KG créé: </text:p>
      <text:p text:style-name="P5">INSERT fta_nomenclature SET <text:s/>last_id_fta_nomenclature='0' , OLD_id_fta_composition='' , id_annexe_agrologic_article_codification='2' , id_access_recette_recette='0' , id_fta='838' , ascendant_fta_nomenclature='' , site_production_fta_nomenclature='1' , poids_fta_nomenclature='' , id_annexe_unite='kg' , quantite_piece_par_carton='' , poids_total_carton_vrac_fta_nomenclature='' , code_produit_agrologic_fta_nomenclature='0023' , etat_fta_nomenclature='1' , nom_fta_nomenclature='FCE LONG PAO - RAV MDTHI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3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838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838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3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21622</text:p>
      <text:p text:style-name="P1"><text:line-break/>130006 - PAKORAS 25G créé: </text:p>
      <text:p text:style-name="P5">INSERT fta_nomenclature SET <text:s/>last_id_fta_nomenclature='0' , OLD_id_fta_composition='' , id_annexe_agrologic_article_codification='5' , id_access_recette_recette='0' , id_fta='839' , ascendant_fta_nomenclature='' , site_production_fta_nomenclature='1' , poids_fta_nomenclature='0.025' , id_annexe_unite='kg' , quantite_piece_par_carton='' , poids_total_carton_vrac_fta_nomenclature='' , code_produit_agrologic_fta_nomenclature='0006' , etat_fta_nomenclature='1' , nom_fta_nomenclature='PAKORAS 25G' , suffixe_agrologic_fta_nomenclature='' </text:p>
      <text:p text:style-name="P1"><text:line-break/>600022 - FCE PAKORAS KG (ETHNIC FOOD) créé: </text:p>
      <text:p text:style-name="P5">INSERT fta_nomenclature SET <text:s/>last_id_fta_nomenclature='0' , OLD_id_fta_composition='' , id_annexe_agrologic_article_codification='2' , id_access_recette_recette='0' , id_fta='839' , ascendant_fta_nomenclature='' , site_production_fta_nomenclature='1' , poids_fta_nomenclature='' , id_annexe_unite='kg' , quantite_piece_par_carton='' , poids_total_carton_vrac_fta_nomenclature='' , code_produit_agrologic_fta_nomenclature='0022' , etat_fta_nomenclature='1' , nom_fta_nomenclature='FCE PAKORAS KG (ETHNIC FOOD)' , suffixe_agrologic_fta_nomenclature='' </text:p>
      <text:p text:style-name="P1"><text:line-break/>121095 - GALETTE POMME DE TERRE 20G PIECE créé: </text:p>
      <text:p text:style-name="P5">INSERT fta_nomenclature SET <text:s/>last_id_fta_nomenclature='0' , OLD_id_fta_composition='' , id_annexe_agrologic_article_codification='5' , id_access_recette_recette='0' , id_fta='839' , ascendant_fta_nomenclature='' , site_production_fta_nomenclature='1' , poids_fta_nomenclature='0.02' , id_annexe_unite='kg' , quantite_piece_par_carton='' , poids_total_carton_vrac_fta_nomenclature='' , code_produit_agrologic_fta_nomenclature='1095' , etat_fta_nomenclature='1' , nom_fta_nomenclature='GALETTE POMME DE TERRE 20G PIECE' , suffixe_agrologic_fta_nomenclature='' </text:p>
      <text:p text:style-name="P1"><text:line-break/>600053 - FCE GALETTE DE POMME DE TERRE KG créé: </text:p>
      <text:p text:style-name="P5"><text:soft-page-break/>INSERT fta_nomenclature SET <text:s/>last_id_fta_nomenclature='0' , OLD_id_fta_composition='' , id_annexe_agrologic_article_codification='2' , id_access_recette_recette='0' , id_fta='839' , ascendant_fta_nomenclature='' , site_production_fta_nomenclature='1' , poids_fta_nomenclature='' , id_annexe_unite='kg' , quantite_piece_par_carton='' , poids_total_carton_vrac_fta_nomenclature='' , code_produit_agrologic_fta_nomenclature='0053' , etat_fta_nomenclature='1' , nom_fta_nomenclature='FCE GALETTE DE POMME DE TERRE KG' , suffixe_agrologic_fta_nomenclature='' 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839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839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39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21623</text:p>
      <text:p text:style-name="P1"><text:line-break/>130011 - BONBON PIMENT 20G PCE MDAUC créé: </text:p>
      <text:p text:style-name="P5">INSERT fta_nomenclature SET <text:s/>last_id_fta_nomenclature='0' , OLD_id_fta_composition='' , id_annexe_agrologic_article_codification='5' , id_access_recette_recette='0' , id_fta='840' , ascendant_fta_nomenclature='' , site_production_fta_nomenclature='1' , poids_fta_nomenclature='0.02' , id_annexe_unite='kg' , quantite_piece_par_carton='' , poids_total_carton_vrac_fta_nomenclature='' , code_produit_agrologic_fta_nomenclature='0011' , etat_fta_nomenclature='1' , nom_fta_nomenclature='BONBON PIMENT 20G PCE MDAUC' , suffixe_agrologic_fta_nomenclature='' </text:p>
      <text:p text:style-name="P1"><text:line-break/>600020 - FARCE BONBON PIMENT CREOLE KG créé: </text:p>
      <text:p text:style-name="P5">INSERT fta_nomenclature SET <text:s/>last_id_fta_nomenclature='0' , OLD_id_fta_composition='' , id_annexe_agrologic_article_codification='2' , id_access_recette_recette='0' , id_fta='840' , ascendant_fta_nomenclature='' , site_production_fta_nomenclature='1' , poids_fta_nomenclature='' , id_annexe_unite='kg' , quantite_piece_par_carton='' , poids_total_carton_vrac_fta_nomenclature='' , code_produit_agrologic_fta_nomenclature='0020' , etat_fta_nomenclature='1' , nom_fta_nomenclature='FARCE BONBON PIMENT CREOLE KG' , suffixe_agrologic_fta_nomenclature='' </text:p>
      <text:p text:style-name="P1"><text:line-break/>111006 - ACRA 25G PIECE créé: </text:p>
      <text:p text:style-name="P5">INSERT fta_nomenclature SET <text:s/>last_id_fta_nomenclature='0' , OLD_id_fta_composition='' , id_annexe_agrologic_article_codification='5' , id_access_recette_recette='0' , id_fta='840' , ascendant_fta_nomenclature='' , site_production_fta_nomenclature='1' , poids_fta_nomenclature='0.015' , id_annexe_unite='kg' , quantite_piece_par_carton='' , poids_total_carton_vrac_fta_nomenclature='' , code_produit_agrologic_fta_nomenclature='1006' , etat_fta_nomenclature='1' , nom_fta_nomenclature='ACRA 25G PIECE' , suffixe_agrologic_fta_nomenclature='' </text:p>
      <text:p text:style-name="P1"><text:line-break/>600058 - FARCE ACRA A LA MORUE créé: </text:p>
      <text:p text:style-name="P5"><text:soft-page-break/>INSERT fta_nomenclature SET <text:s/>last_id_fta_nomenclature='0' , OLD_id_fta_composition='' , id_annexe_agrologic_article_codification='2' , id_access_recette_recette='0' , id_fta='840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840' , ascendant_fta_nomenclature='' , site_production_fta_nomenclature='1' , poids_fta_nomenclature='0.015' , id_annexe_unite='kg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21624</text:p>
      <text:p text:style-name="P1"><text:line-break/>130014 - TYROPITTA 25G PCE GREC créé: </text:p>
      <text:p text:style-name="P5">INSERT fta_nomenclature SET <text:s/>last_id_fta_nomenclature='0' , OLD_id_fta_composition='' , id_annexe_agrologic_article_codification='5' , id_access_recette_recette='0' , id_fta='841' , ascendant_fta_nomenclature='' , site_production_fta_nomenclature='1' , poids_fta_nomenclature='0.025' , id_annexe_unite='kg' , quantite_piece_par_carton='' , poids_total_carton_vrac_fta_nomenclature='' , code_produit_agrologic_fta_nomenclature='0014' , etat_fta_nomenclature='1' , nom_fta_nomenclature='TYROPITTA 25G PCE GREC' , suffixe_agrologic_fta_nomenclature='' </text:p>
      <text:p text:style-name="P1"><text:line-break/>600031 - FARCE TYROPITTA GREC KG créé: </text:p>
      <text:p text:style-name="P5"><text:soft-page-break/>INSERT fta_nomenclature SET <text:s/>last_id_fta_nomenclature='0' , OLD_id_fta_composition='' , id_annexe_agrologic_article_codification='2' , id_access_recette_recette='0' , id_fta='841' , ascendant_fta_nomenclature='' , site_production_fta_nomenclature='1' , poids_fta_nomenclature='' , id_annexe_unite='kg' , quantite_piece_par_carton='' , poids_total_carton_vrac_fta_nomenclature='' , code_produit_agrologic_fta_nomenclature='0031' , etat_fta_nomenclature='1' , nom_fta_nomenclature='FARCE TYROPITTA GREC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4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15 - KREATOPITTA 25G PCE GREC créé: </text:p>
      <text:p text:style-name="P5">INSERT fta_nomenclature SET <text:s/>last_id_fta_nomenclature='0' , OLD_id_fta_composition='' , id_annexe_agrologic_article_codification='5' , id_access_recette_recette='0' , id_fta='841' , ascendant_fta_nomenclature='' , site_production_fta_nomenclature='1' , poids_fta_nomenclature='0.025' , id_annexe_unite='kg' , quantite_piece_par_carton='' , poids_total_carton_vrac_fta_nomenclature='' , code_produit_agrologic_fta_nomenclature='0015' , etat_fta_nomenclature='1' , nom_fta_nomenclature='KREATOPITTA 25G PCE GREC' , suffixe_agrologic_fta_nomenclature='' </text:p>
      <text:p text:style-name="P1"><text:line-break/>600032 - FARCE KREATOPITTA GREC KG créé: </text:p>
      <text:p text:style-name="P5">INSERT fta_nomenclature SET <text:s/>last_id_fta_nomenclature='0' , OLD_id_fta_composition='' , id_annexe_agrologic_article_codification='2' , id_access_recette_recette='0' , id_fta='841' , ascendant_fta_nomenclature='' , site_production_fta_nomenclature='1' , poids_fta_nomenclature='' , id_annexe_unite='kg' , quantite_piece_par_carton='' , poids_total_carton_vrac_fta_nomenclature='' , code_produit_agrologic_fta_nomenclature='0032' , etat_fta_nomenclature='1' , nom_fta_nomenclature='FARCE KREATOPITTA GREC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4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841' , ascendant_fta_nomenclature='' , site_production_fta_nomenclature='1' , poids_fta_nomenclature='0.025' , id_annexe_unite='kg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21625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842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<text:soft-page-break/>INSERT fta_nomenclature SET <text:s/>last_id_fta_nomenclature='0' , OLD_id_fta_composition='' , id_annexe_agrologic_article_codification='5' , id_access_recette_recette='0' , id_fta='842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842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842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<text:soft-page-break/>INSERT fta_nomenclature SET <text:s/>last_id_fta_nomenclature='0' , OLD_id_fta_composition='' , id_annexe_agrologic_article_codification='1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842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842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121602 - NEM CREV 20G MDAUC PCE créé: </text:p>
      <text:p text:style-name="P5"><text:soft-page-break/>INSERT fta_nomenclature SET <text:s/>last_id_fta_nomenclature='0' , OLD_id_fta_composition='' , id_annexe_agrologic_article_codification='5' , id_access_recette_recette='0' , id_fta='842' , ascendant_fta_nomenclature='' , site_production_fta_nomenclature='1' , poids_fta_nomenclature='0.02' , id_annexe_unite='kg' , quantite_piece_par_carton='' , poids_total_carton_vrac_fta_nomenclature='' , code_produit_agrologic_fta_nomenclature='1602' , etat_fta_nomenclature='1' , nom_fta_nomenclature='NEM CREV 20G MDAUC PCE' , suffixe_agrologic_fta_nomenclature='' </text:p>
      <text:p text:style-name="P1"><text:line-break/>600002 - FCE NEM CREVETTE (ASIATIQUE) créé: </text:p>
      <text:p text:style-name="P5">INSERT fta_nomenclature SET <text:s/>last_id_fta_nomenclature='0' , OLD_id_fta_composition='' , id_annexe_agrologic_article_codification='2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002' , etat_fta_nomenclature='1' , nom_fta_nomenclature='FCE NEM CREVETTE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842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092 - MINI ACRA 15G PIECE créé: </text:p>
      <text:p text:style-name="P5"><text:soft-page-break/>INSERT fta_nomenclature SET <text:s/>last_id_fta_nomenclature='0' , OLD_id_fta_composition='' , id_annexe_agrologic_article_codification='5' , id_access_recette_recette='0' , id_fta='842' , ascendant_fta_nomenclature='' , site_production_fta_nomenclature='1' , poids_fta_nomenclature='0.015' , id_annexe_unite='kg' , quantite_piece_par_carton='' , poids_total_carton_vrac_fta_nomenclature='' , code_produit_agrologic_fta_nomenclature='1092' , etat_fta_nomenclature='1' , nom_fta_nomenclature='MINI ACRA 15G PIECE' , suffixe_agrologic_fta_nomenclature='' </text:p>
      <text:p text:style-name="P1"><text:line-break/>600058 - FARCE ACRA A LA MORUE créé: </text:p>
      <text:p text:style-name="P5">INSERT fta_nomenclature SET <text:s/>last_id_fta_nomenclature='0' , OLD_id_fta_composition='' , id_annexe_agrologic_article_codification='2' , id_access_recette_recette='0' , id_fta='842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</text:p>
      <text:p text:style-name="P4">Traitement de l'Article: 21626</text:p>
      <text:p text:style-name="P1"><text:line-break/>121043 - NEM PORC 75G PIECE créé: </text:p>
      <text:p text:style-name="P5">INSERT fta_nomenclature SET <text:s/>last_id_fta_nomenclature='0' , OLD_id_fta_composition='' , id_annexe_agrologic_article_codification='5' , id_access_recette_recette='0' , id_fta='843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843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4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4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4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627</text:p>
      <text:p text:style-name="P1"><text:line-break/>121059 - NEM POULET 75G PIECE créé: </text:p>
      <text:p text:style-name="P5">INSERT fta_nomenclature SET <text:s/>last_id_fta_nomenclature='0' , OLD_id_fta_composition='' , id_annexe_agrologic_article_codification='5' , id_access_recette_recette='0' , id_fta='844' , ascendant_fta_nomenclature='' , site_production_fta_nomenclature='1' , poids_fta_nomenclature='0.075' , id_annexe_unite='kg' , quantite_piece_par_carton='' , poids_total_carton_vrac_fta_nomenclature='' , code_produit_agrologic_fta_nomenclature='1059' , etat_fta_nomenclature='1' , nom_fta_nomenclature='NEM POULET 75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4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3 - FARCE NEM POULET (ASIATIQUE) créé: </text:p>
      <text:p text:style-name="P5">INSERT fta_nomenclature SET <text:s/>last_id_fta_nomenclature='0' , OLD_id_fta_composition='' , id_annexe_agrologic_article_codification='2' , id_access_recette_recette='0' , id_fta='844' , ascendant_fta_nomenclature='' , site_production_fta_nomenclature='1' , poids_fta_nomenclature='' , id_annexe_unite='kg' , quantite_piece_par_carton='' , poids_total_carton_vrac_fta_nomenclature='' , code_produit_agrologic_fta_nomenclature='0003' , etat_fta_nomenclature='1' , nom_fta_nomenclature='FARCE NEM POULET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84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4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628</text:p>
      <text:p text:style-name="P1"><text:line-break/>121058 - NEM CREVETTE 75G PIECE créé: </text:p>
      <text:p text:style-name="P5">INSERT fta_nomenclature SET <text:s/>last_id_fta_nomenclature='0' , OLD_id_fta_composition='' , id_annexe_agrologic_article_codification='5' , id_access_recette_recette='0' , id_fta='845' , ascendant_fta_nomenclature='' , site_production_fta_nomenclature='1' , poids_fta_nomenclature='0.075' , id_annexe_unite='kg' , quantite_piece_par_carton='' , poids_total_carton_vrac_fta_nomenclature='' , code_produit_agrologic_fta_nomenclature='1058' , etat_fta_nomenclature='1' , nom_fta_nomenclature='NEM CREVETTE 75G PIECE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4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2 - FCE NEM CREVETTE (ASIATIQUE) créé: </text:p>
      <text:p text:style-name="P5">INSERT fta_nomenclature SET <text:s/>last_id_fta_nomenclature='0' , OLD_id_fta_composition='' , id_annexe_agrologic_article_codification='2' , id_access_recette_recette='0' , id_fta='845' , ascendant_fta_nomenclature='' , site_production_fta_nomenclature='1' , poids_fta_nomenclature='' , id_annexe_unite='kg' , quantite_piece_par_carton='' , poids_total_carton_vrac_fta_nomenclature='' , code_produit_agrologic_fta_nomenclature='0002' , etat_fta_nomenclature='1' , nom_fta_nomenclature='FCE NEM CREVETTE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4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4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<text:soft-page-break/>Traitement de l'Article: 21629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846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46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4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84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4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INSERT fta_nomenclature SET <text:s/>last_id_fta_nomenclature='0' , OLD_id_fta_composition='' , id_annexe_agrologic_article_codification='5' , id_access_recette_recette='0' , id_fta='846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846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<text:soft-page-break/>INSERT fta_nomenclature SET <text:s/>last_id_fta_nomenclature='0' , OLD_id_fta_composition='' , id_annexe_agrologic_article_codification='1' , id_access_recette_recette='0' , id_fta='846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846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846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846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<text:soft-page-break/>INSERT fta_nomenclature SET <text:s/>last_id_fta_nomenclature='0' , OLD_id_fta_composition='' , id_annexe_agrologic_article_codification='4' , id_access_recette_recette='0' , id_fta='846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846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121629 - RIZ CANTONAIS AUCHAN 120G CUIT créé: </text:p>
      <text:p text:style-name="P5">INSERT fta_nomenclature SET <text:s/>last_id_fta_nomenclature='0' , OLD_id_fta_composition='' , id_annexe_agrologic_article_codification='5' , id_access_recette_recette='0' , id_fta='846' , ascendant_fta_nomenclature='' , site_production_fta_nomenclature='1' , poids_fta_nomenclature='0.12' , id_annexe_unite='kg' , quantite_piece_par_carton='' , poids_total_carton_vrac_fta_nomenclature='' , code_produit_agrologic_fta_nomenclature='1629' , etat_fta_nomenclature='1' , nom_fta_nomenclature='RIZ CANTONAIS AUCHAN 120G CUIT' , suffixe_agrologic_fta_nomenclature='' </text:p>
      <text:p text:style-name="P1"><text:line-break/>221629 - RIZ CANTONAIS AUCHAN 120G CRU créé: </text:p>
      <text:p text:style-name="P5">INSERT fta_nomenclature SET <text:s/>last_id_fta_nomenclature='0' , OLD_id_fta_composition='' , id_annexe_agrologic_article_codification='4' , id_access_recette_recette='0' , id_fta='846' , ascendant_fta_nomenclature='' , site_production_fta_nomenclature='1' , poids_fta_nomenclature='' , id_annexe_unite='kg' , quantite_piece_par_carton='0.12' , poids_total_carton_vrac_fta_nomenclature='' , code_produit_agrologic_fta_nomenclature='1629' , etat_fta_nomenclature='2' , nom_fta_nomenclature='RIZ CANTONAIS AUCHAN 120G CRU' , suffixe_agrologic_fta_nomenclature='' </text:p>
      <text:p text:style-name="P1"><text:line-break/>700162 - PREPA RIZ CANTONAIS AUCHAN KG créé: </text:p>
      <text:p text:style-name="P5"><text:soft-page-break/>INSERT fta_nomenclature SET <text:s/>last_id_fta_nomenclature='0' , OLD_id_fta_composition='' , id_annexe_agrologic_article_codification='1' , id_access_recette_recette='0' , id_fta='846' , ascendant_fta_nomenclature='' , site_production_fta_nomenclature='1' , poids_fta_nomenclature='' , id_annexe_unite='kg' , quantite_piece_par_carton='' , poids_total_carton_vrac_fta_nomenclature='' , code_produit_agrologic_fta_nomenclature='0162' , etat_fta_nomenclature='1' , nom_fta_nomenclature='PREPA RIZ CANTONAIS AUCHAN KG' , suffixe_agrologic_fta_nomenclature='' </text:p>
      <text:p text:style-name="P1"><text:line-break/></text:p>
      <text:p text:style-name="P4">Traitement de l'Article: 21630</text:p>
      <text:p text:style-name="P1"><text:line-break/>121630 - RIZ INDIEN AUCHAN 120G CUIT créé: </text:p>
      <text:p text:style-name="P5">INSERT fta_nomenclature SET <text:s/>last_id_fta_nomenclature='0' , OLD_id_fta_composition='' , id_annexe_agrologic_article_codification='5' , id_access_recette_recette='0' , id_fta='847' , ascendant_fta_nomenclature='' , site_production_fta_nomenclature='1' , poids_fta_nomenclature='0.12' , id_annexe_unite='kg' , quantite_piece_par_carton='' , poids_total_carton_vrac_fta_nomenclature='' , code_produit_agrologic_fta_nomenclature='1630' , etat_fta_nomenclature='1' , nom_fta_nomenclature='RIZ INDIEN AUCHAN 120G CUIT' , suffixe_agrologic_fta_nomenclature='' </text:p>
      <text:p text:style-name="P1"><text:line-break/>221630 - RIZ INDIEN AUCHAN 120G CRU créé: </text:p>
      <text:p text:style-name="P5">INSERT fta_nomenclature SET <text:s/>last_id_fta_nomenclature='0' , OLD_id_fta_composition='' , id_annexe_agrologic_article_codification='4' , id_access_recette_recette='0' , id_fta='847' , ascendant_fta_nomenclature='' , site_production_fta_nomenclature='1' , poids_fta_nomenclature='' , id_annexe_unite='kg' , quantite_piece_par_carton='0.12' , poids_total_carton_vrac_fta_nomenclature='' , code_produit_agrologic_fta_nomenclature='1630' , etat_fta_nomenclature='2' , nom_fta_nomenclature='RIZ INDIEN AUCHAN 120G CRU' , suffixe_agrologic_fta_nomenclature='' </text:p>
      <text:p text:style-name="P1"><text:line-break/>700163 - PREPA RIZ INDIEN AUCHAN KG créé: </text:p>
      <text:p text:style-name="P5"><text:soft-page-break/>INSERT fta_nomenclature SET <text:s/>last_id_fta_nomenclature='0' , OLD_id_fta_composition='' , id_annexe_agrologic_article_codification='1' , id_access_recette_recette='0' , id_fta='847' , ascendant_fta_nomenclature='' , site_production_fta_nomenclature='1' , poids_fta_nomenclature='' , id_annexe_unite='kg' , quantite_piece_par_carton='' , poids_total_carton_vrac_fta_nomenclature='' , code_produit_agrologic_fta_nomenclature='0163' , etat_fta_nomenclature='1' , nom_fta_nomenclature='PREPA RIZ INDIEN AUCHAN KG' , suffixe_agrologic_fta_nomenclature='' </text:p>
      <text:p text:style-name="P1"><text:line-break/>121091 - MINI SAMOSSA 15G PIECE créé: </text:p>
      <text:p text:style-name="P5">INSERT fta_nomenclature SET <text:s/>last_id_fta_nomenclature='0' , OLD_id_fta_composition='' , id_annexe_agrologic_article_codification='5' , id_access_recette_recette='0' , id_fta='847' , ascendant_fta_nomenclature='' , site_production_fta_nomenclature='1' , poids_fta_nomenclature='0.015' , id_annexe_unite='kg' , quantite_piece_par_carton='' , poids_total_carton_vrac_fta_nomenclature='' , code_produit_agrologic_fta_nomenclature='1091' , etat_fta_nomenclature='1' , nom_fta_nomenclature='MINI SAMOSSA 15G PIE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4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847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130006 - PAKORAS 25G créé: </text:p>
      <text:p text:style-name="P5"><text:soft-page-break/>INSERT fta_nomenclature SET <text:s/>last_id_fta_nomenclature='0' , OLD_id_fta_composition='' , id_annexe_agrologic_article_codification='5' , id_access_recette_recette='0' , id_fta='847' , ascendant_fta_nomenclature='' , site_production_fta_nomenclature='1' , poids_fta_nomenclature='0.025' , id_annexe_unite='kg' , quantite_piece_par_carton='' , poids_total_carton_vrac_fta_nomenclature='' , code_produit_agrologic_fta_nomenclature='0006' , etat_fta_nomenclature='1' , nom_fta_nomenclature='PAKORAS 25G' , suffixe_agrologic_fta_nomenclature='' </text:p>
      <text:p text:style-name="P1"><text:line-break/>600022 - FCE PAKORAS KG (ETHNIC FOOD) créé: </text:p>
      <text:p text:style-name="P5">INSERT fta_nomenclature SET <text:s/>last_id_fta_nomenclature='0' , OLD_id_fta_composition='' , id_annexe_agrologic_article_codification='2' , id_access_recette_recette='0' , id_fta='847' , ascendant_fta_nomenclature='' , site_production_fta_nomenclature='1' , poids_fta_nomenclature='' , id_annexe_unite='kg' , quantite_piece_par_carton='' , poids_total_carton_vrac_fta_nomenclature='' , code_produit_agrologic_fta_nomenclature='0022' , etat_fta_nomenclature='1' , nom_fta_nomenclature='FCE PAKORAS KG (ETHNIC FOOD)' , suffixe_agrologic_fta_nomenclature='' </text:p>
      <text:p text:style-name="P1"><text:line-break/></text:p>
      <text:p text:style-name="P4">Traitement de l'Article: 21631</text:p>
      <text:p text:style-name="P1"><text:line-break/>121092 - MINI ACRA 15G PIECE créé: </text:p>
      <text:p text:style-name="P5">INSERT fta_nomenclature SET <text:s/>last_id_fta_nomenclature='0' , OLD_id_fta_composition='' , id_annexe_agrologic_article_codification='5' , id_access_recette_recette='0' , id_fta='848' , ascendant_fta_nomenclature='' , site_production_fta_nomenclature='1' , poids_fta_nomenclature='0.015' , id_annexe_unite='kg' , quantite_piece_par_carton='' , poids_total_carton_vrac_fta_nomenclature='' , code_produit_agrologic_fta_nomenclature='1092' , etat_fta_nomenclature='1' , nom_fta_nomenclature='MINI ACRA 15G PIECE' , suffixe_agrologic_fta_nomenclature='' </text:p>
      <text:p text:style-name="P1"><text:line-break/>600058 - FARCE ACRA A LA MORUE créé: </text:p>
      <text:p text:style-name="P5"><text:soft-page-break/>INSERT fta_nomenclature SET <text:s/>last_id_fta_nomenclature='0' , OLD_id_fta_composition='' , id_annexe_agrologic_article_codification='2' , id_access_recette_recette='0' , id_fta='848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121632 - SAMBOS CREOLE 15G AUCHAN PIECE MDD créé: </text:p>
      <text:p text:style-name="P5">INSERT fta_nomenclature SET <text:s/>last_id_fta_nomenclature='0' , OLD_id_fta_composition='' , id_annexe_agrologic_article_codification='5' , id_access_recette_recette='0' , id_fta='848' , ascendant_fta_nomenclature='' , site_production_fta_nomenclature='1' , poids_fta_nomenclature='0.015' , id_annexe_unite='kg' , quantite_piece_par_carton='' , poids_total_carton_vrac_fta_nomenclature='' , code_produit_agrologic_fta_nomenclature='1632' , etat_fta_nomenclature='1' , nom_fta_nomenclature='SAMBOS CREOLE 15G AUCHAN PIECE MDD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848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>600056 - GALETTE SAMBO JAUNE CREOLE KG créé: </text:p>
      <text:p text:style-name="P5"><text:soft-page-break/>INSERT fta_nomenclature SET <text:s/>last_id_fta_nomenclature='0' , OLD_id_fta_composition='' , id_annexe_agrologic_article_codification='2' , id_access_recette_recette='0' , id_fta='848' , ascendant_fta_nomenclature='' , site_production_fta_nomenclature='1' , poids_fta_nomenclature='' , id_annexe_unite='kg' , quantite_piece_par_carton='' , poids_total_carton_vrac_fta_nomenclature='' , code_produit_agrologic_fta_nomenclature='0056' , etat_fta_nomenclature='1' , nom_fta_nomenclature='GALETTE SAMBO JAUNE CREOLE KG' , suffixe_agrologic_fta_nomenclature='' </text:p>
      <text:p text:style-name="P1"><text:line-break/>121631 - RIZ CREOLE AUCHAN 150G CUIT créé: </text:p>
      <text:p text:style-name="P5">INSERT fta_nomenclature SET <text:s/>last_id_fta_nomenclature='0' , OLD_id_fta_composition='' , id_annexe_agrologic_article_codification='5' , id_access_recette_recette='0' , id_fta='848' , ascendant_fta_nomenclature='' , site_production_fta_nomenclature='1' , poids_fta_nomenclature='0.15' , id_annexe_unite='kg' , quantite_piece_par_carton='' , poids_total_carton_vrac_fta_nomenclature='' , code_produit_agrologic_fta_nomenclature='1631' , etat_fta_nomenclature='1' , nom_fta_nomenclature='RIZ CREOLE AUCHAN 150G CUIT' , suffixe_agrologic_fta_nomenclature='' </text:p>
      <text:p text:style-name="P1"><text:line-break/>221631 - RIZ CREOLE AUCHAN 150G CRU créé: </text:p>
      <text:p text:style-name="P5">INSERT fta_nomenclature SET <text:s/>last_id_fta_nomenclature='0' , OLD_id_fta_composition='' , id_annexe_agrologic_article_codification='4' , id_access_recette_recette='0' , id_fta='848' , ascendant_fta_nomenclature='' , site_production_fta_nomenclature='1' , poids_fta_nomenclature='' , id_annexe_unite='kg' , quantite_piece_par_carton='0.15' , poids_total_carton_vrac_fta_nomenclature='' , code_produit_agrologic_fta_nomenclature='1631' , etat_fta_nomenclature='2' , nom_fta_nomenclature='RIZ CREOLE AUCHAN 150G CRU' , suffixe_agrologic_fta_nomenclature='' </text:p>
      <text:p text:style-name="P1"><text:line-break/>700164 - PREPA RIZ CREOLE AUCHAN KG créé: </text:p>
      <text:p text:style-name="P5">INSERT fta_nomenclature SET <text:s/>last_id_fta_nomenclature='0' , OLD_id_fta_composition='' , id_annexe_agrologic_article_codification='1' , id_access_recette_recette='0' , id_fta='848' , ascendant_fta_nomenclature='' , site_production_fta_nomenclature='1' , poids_fta_nomenclature='' , id_annexe_unite='kg' , quantite_piece_par_carton='' , poids_total_carton_vrac_fta_nomenclature='' , code_produit_agrologic_fta_nomenclature='0164' , etat_fta_nomenclature='1' , nom_fta_nomenclature='PREPA RIZ CREOLE AUCHAN KG' , suffixe_agrologic_fta_nomenclature='' </text:p>
      <text:p text:style-name="P1"><text:line-break/></text:p>
      <text:p text:style-name="P4"><text:soft-page-break/>Traitement de l'Article: 21632</text:p>
      <text:p text:style-name="P1"><text:line-break/>121628 - RIZ CANTONAIS AUCHAN 240G CUIT créé: </text:p>
      <text:p text:style-name="P5">INSERT fta_nomenclature SET <text:s/>last_id_fta_nomenclature='0' , OLD_id_fta_composition='' , id_annexe_agrologic_article_codification='5' , id_access_recette_recette='0' , id_fta='849' , ascendant_fta_nomenclature='' , site_production_fta_nomenclature='1' , poids_fta_nomenclature='0.24' , id_annexe_unite='kg' , quantite_piece_par_carton='' , poids_total_carton_vrac_fta_nomenclature='' , code_produit_agrologic_fta_nomenclature='1628' , etat_fta_nomenclature='1' , nom_fta_nomenclature='RIZ CANTONAIS AUCHAN 240G CUIT' , suffixe_agrologic_fta_nomenclature='' </text:p>
      <text:p text:style-name="P1"><text:line-break/>221628 - RIZ CANTONAIS AUCHAN 240G CRU créé: </text:p>
      <text:p text:style-name="P5">INSERT fta_nomenclature SET <text:s/>last_id_fta_nomenclature='0' , OLD_id_fta_composition='' , id_annexe_agrologic_article_codification='4' , id_access_recette_recette='0' , id_fta='849' , ascendant_fta_nomenclature='' , site_production_fta_nomenclature='1' , poids_fta_nomenclature='' , id_annexe_unite='kg' , quantite_piece_par_carton='0.24' , poids_total_carton_vrac_fta_nomenclature='' , code_produit_agrologic_fta_nomenclature='1628' , etat_fta_nomenclature='2' , nom_fta_nomenclature='RIZ CANTONAIS AUCHAN 240G CRU' , suffixe_agrologic_fta_nomenclature='' </text:p>
      <text:p text:style-name="P1"><text:line-break/>700162 - PREPA RIZ CANTONAIS AUCHAN KG créé: </text:p>
      <text:p text:style-name="P5">INSERT fta_nomenclature SET <text:s/>last_id_fta_nomenclature='0' , OLD_id_fta_composition='' , id_annexe_agrologic_article_codification='1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162' , etat_fta_nomenclature='1' , nom_fta_nomenclature='PREPA RIZ CANTONAIS AUCHAN KG' , suffixe_agrologic_fta_nomenclature='' </text:p>
      <text:p text:style-name="P1"><text:line-break/>121627 - PLT AIGRE DOUCE AUCHAN 190G CUIT créé: </text:p>
      <text:p text:style-name="P5"><text:soft-page-break/>INSERT fta_nomenclature SET <text:s/>last_id_fta_nomenclature='0' , OLD_id_fta_composition='' , id_annexe_agrologic_article_codification='5' , id_access_recette_recette='0' , id_fta='849' , ascendant_fta_nomenclature='' , site_production_fta_nomenclature='1' , poids_fta_nomenclature='0.19' , id_annexe_unite='kg' , quantite_piece_par_carton='' , poids_total_carton_vrac_fta_nomenclature='' , code_produit_agrologic_fta_nomenclature='1627' , etat_fta_nomenclature='1' , nom_fta_nomenclature='PLT AIGRE DOUCE AUCHAN 190G CUIT' , suffixe_agrologic_fta_nomenclature='' </text:p>
      <text:p text:style-name="P1"><text:line-break/>221627 - POULET AIGRE DOUCE AUCHAN 190G CRU créé: </text:p>
      <text:p text:style-name="P5">INSERT fta_nomenclature SET <text:s/>last_id_fta_nomenclature='0' , OLD_id_fta_composition='' , id_annexe_agrologic_article_codification='4' , id_access_recette_recette='0' , id_fta='849' , ascendant_fta_nomenclature='' , site_production_fta_nomenclature='1' , poids_fta_nomenclature='' , id_annexe_unite='kg' , quantite_piece_par_carton='0.19' , poids_total_carton_vrac_fta_nomenclature='' , code_produit_agrologic_fta_nomenclature='1627' , etat_fta_nomenclature='2' , nom_fta_nomenclature='POULET AIGRE DOUCE AUCHAN 190G CRU' , suffixe_agrologic_fta_nomenclature='' </text:p>
      <text:p text:style-name="P1"><text:line-break/>700426 - PREP POIVRON VERT CUBE 10X10 BLCH10% KG créé: </text:p>
      <text:p text:style-name="P5">INSERT fta_nomenclature SET <text:s/>last_id_fta_nomenclature='0' , OLD_id_fta_composition='' , id_annexe_agrologic_article_codification='1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426' , etat_fta_nomenclature='1' , nom_fta_nomenclature='PREP POIVRON VERT CUBE 10X10 BLCH10% KG' , suffixe_agrologic_fta_nomenclature='' </text:p>
      <text:p text:style-name="P1"><text:line-break/>700427 - PREP POIVRON ROUGE CUBE 10X10 BLCH10% KG créé: </text:p>
      <text:p text:style-name="P5">INSERT fta_nomenclature SET <text:s/>last_id_fta_nomenclature='0' , OLD_id_fta_composition='' , id_annexe_agrologic_article_codification='1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427' , etat_fta_nomenclature='1' , nom_fta_nomenclature='PREP POIVRON ROUGE CUBE 10X10 BLCH10% KG' , suffixe_agrologic_fta_nomenclature='' </text:p>
      <text:p text:style-name="P1"><text:line-break/>500555 - SCE POULET AIGRE DOUCE AUCHAN L créé: </text:p>
      <text:p text:style-name="P5"><text:soft-page-break/>INSERT fta_nomenclature SET <text:s/>last_id_fta_nomenclature='0' , OLD_id_fta_composition='' , id_annexe_agrologic_article_codification='3' , id_access_recette_recette='0' , id_fta='849' , ascendant_fta_nomenclature='' , site_production_fta_nomenclature='1' , poids_fta_nomenclature='' , id_annexe_unite='L' , quantite_piece_par_carton='' , poids_total_carton_vrac_fta_nomenclature='' , code_produit_agrologic_fta_nomenclature='0555' , etat_fta_nomenclature='1' , nom_fta_nomenclature='SCE POULET AIGRE DOUCE AUCHAN L' , suffixe_agrologic_fta_nomenclature='' </text:p>
      <text:p text:style-name="P1"><text:line-break/>110088 - PORC CARAMEL AUCHAN 180G CUIT créé: </text:p>
      <text:p text:style-name="P5">INSERT fta_nomenclature SET <text:s/>last_id_fta_nomenclature='0' , OLD_id_fta_composition='' , id_annexe_agrologic_article_codification='5' , id_access_recette_recette='0' , id_fta='849' , ascendant_fta_nomenclature='' , site_production_fta_nomenclature='1' , poids_fta_nomenclature='0.18' , id_annexe_unite='kg' , quantite_piece_par_carton='' , poids_total_carton_vrac_fta_nomenclature='' , code_produit_agrologic_fta_nomenclature='0088' , etat_fta_nomenclature='1' , nom_fta_nomenclature='PORC CARAMEL AUCHAN 180G CUIT' , suffixe_agrologic_fta_nomenclature='' </text:p>
      <text:p text:style-name="P1"><text:line-break/>210088 - PORC CARAMEL AUCHAN 180G AUC CRU créé: </text:p>
      <text:p text:style-name="P5">INSERT fta_nomenclature SET <text:s/>last_id_fta_nomenclature='0' , OLD_id_fta_composition='' , id_annexe_agrologic_article_codification='4' , id_access_recette_recette='0' , id_fta='849' , ascendant_fta_nomenclature='' , site_production_fta_nomenclature='1' , poids_fta_nomenclature='0.18' , id_annexe_unite='kg' , quantite_piece_par_carton='' , poids_total_carton_vrac_fta_nomenclature='' , code_produit_agrologic_fta_nomenclature='0088' , etat_fta_nomenclature='1' , nom_fta_nomenclature='PORC CARAMEL AUCHAN 180G AUC CRU' , suffixe_agrologic_fta_nomenclature='' </text:p>
      <text:p text:style-name="P1"><text:line-break/>500539 - SAUCE PORC CARAMEL AUCHAN L créé: </text:p>
      <text:p text:style-name="P5">INSERT fta_nomenclature SET <text:s/>last_id_fta_nomenclature='0' , OLD_id_fta_composition='' , id_annexe_agrologic_article_codification='3' , id_access_recette_recette='0' , id_fta='849' , ascendant_fta_nomenclature='' , site_production_fta_nomenclature='1' , poids_fta_nomenclature='' , id_annexe_unite='L' , quantite_piece_par_carton='' , poids_total_carton_vrac_fta_nomenclature='' , code_produit_agrologic_fta_nomenclature='0539' , etat_fta_nomenclature='1' , nom_fta_nomenclature='SAUCE PORC CARAMEL AUCHAN L' , suffixe_agrologic_fta_nomenclature='' </text:p>
      <text:p text:style-name="P1"><text:line-break/>700417 - PREP PORC LAMELLE BLCH 20% KG créé: </text:p>
      <text:p text:style-name="P5"><text:soft-page-break/>INSERT fta_nomenclature SET <text:s/>last_id_fta_nomenclature='0' , OLD_id_fta_composition='' , id_annexe_agrologic_article_codification='1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417' , etat_fta_nomenclature='1' , nom_fta_nomenclature='PREP PORC LAMELLE BLCH 20% KG' , suffixe_agrologic_fta_nomenclature='' 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849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INSERT fta_nomenclature SET <text:s/>last_id_fta_nomenclature='0' , OLD_id_fta_composition='' , id_annexe_agrologic_article_codification='5' , id_access_recette_recette='0' , id_fta='849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849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<text:soft-page-break/>INSERT fta_nomenclature SET <text:s/>last_id_fta_nomenclature='0' , OLD_id_fta_composition='' , id_annexe_agrologic_article_codification='1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849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849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<text:soft-page-break/>INSERT fta_nomenclature SET <text:s/>last_id_fta_nomenclature='0' , OLD_id_fta_composition='' , id_annexe_agrologic_article_codification='4' , id_access_recette_recette='0' , id_fta='849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121628 - RIZ CANTONAIS AUCHAN 240G CUIT créé: </text:p>
      <text:p text:style-name="P5">INSERT fta_nomenclature SET <text:s/>last_id_fta_nomenclature='0' , OLD_id_fta_composition='' , id_annexe_agrologic_article_codification='5' , id_access_recette_recette='0' , id_fta='849' , ascendant_fta_nomenclature='' , site_production_fta_nomenclature='1' , poids_fta_nomenclature='0.24' , id_annexe_unite='kg' , quantite_piece_par_carton='' , poids_total_carton_vrac_fta_nomenclature='' , code_produit_agrologic_fta_nomenclature='1628' , etat_fta_nomenclature='1' , nom_fta_nomenclature='RIZ CANTONAIS AUCHAN 240G CUIT' , suffixe_agrologic_fta_nomenclature='' </text:p>
      <text:p text:style-name="P1"><text:line-break/>221628 - RIZ CANTONAIS AUCHAN 240G CRU créé: </text:p>
      <text:p text:style-name="P5">INSERT fta_nomenclature SET <text:s/>last_id_fta_nomenclature='0' , OLD_id_fta_composition='' , id_annexe_agrologic_article_codification='4' , id_access_recette_recette='0' , id_fta='849' , ascendant_fta_nomenclature='' , site_production_fta_nomenclature='1' , poids_fta_nomenclature='' , id_annexe_unite='kg' , quantite_piece_par_carton='0.24' , poids_total_carton_vrac_fta_nomenclature='' , code_produit_agrologic_fta_nomenclature='1628' , etat_fta_nomenclature='2' , nom_fta_nomenclature='RIZ CANTONAIS AUCHAN 240G CRU' , suffixe_agrologic_fta_nomenclature='' </text:p>
      <text:p text:style-name="P1"><text:line-break/>700162 - PREPA RIZ CANTONAIS AUCHAN KG créé: </text:p>
      <text:p text:style-name="P5"><text:soft-page-break/>INSERT fta_nomenclature SET <text:s/>last_id_fta_nomenclature='0' , OLD_id_fta_composition='' , id_annexe_agrologic_article_codification='1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162' , etat_fta_nomenclature='1' , nom_fta_nomenclature='PREPA RIZ CANTONAIS AUCHAN KG' , suffixe_agrologic_fta_nomenclature='' </text:p>
      <text:p text:style-name="P1"><text:line-break/>110088 - PORC CARAMEL AUCHAN 180G CUIT créé: </text:p>
      <text:p text:style-name="P5">INSERT fta_nomenclature SET <text:s/>last_id_fta_nomenclature='0' , OLD_id_fta_composition='' , id_annexe_agrologic_article_codification='5' , id_access_recette_recette='0' , id_fta='849' , ascendant_fta_nomenclature='' , site_production_fta_nomenclature='1' , poids_fta_nomenclature='0.18' , id_annexe_unite='kg' , quantite_piece_par_carton='' , poids_total_carton_vrac_fta_nomenclature='' , code_produit_agrologic_fta_nomenclature='0088' , etat_fta_nomenclature='1' , nom_fta_nomenclature='PORC CARAMEL AUCHAN 180G CUIT' , suffixe_agrologic_fta_nomenclature='' </text:p>
      <text:p text:style-name="P1"><text:line-break/>210088 - PORC CARAMEL AUCHAN 180G AUC CRU créé: </text:p>
      <text:p text:style-name="P5">INSERT fta_nomenclature SET <text:s/>last_id_fta_nomenclature='0' , OLD_id_fta_composition='' , id_annexe_agrologic_article_codification='4' , id_access_recette_recette='0' , id_fta='849' , ascendant_fta_nomenclature='' , site_production_fta_nomenclature='1' , poids_fta_nomenclature='0.18' , id_annexe_unite='kg' , quantite_piece_par_carton='' , poids_total_carton_vrac_fta_nomenclature='' , code_produit_agrologic_fta_nomenclature='0088' , etat_fta_nomenclature='1' , nom_fta_nomenclature='PORC CARAMEL AUCHAN 180G AUC CRU' , suffixe_agrologic_fta_nomenclature='' </text:p>
      <text:p text:style-name="P1"><text:line-break/>500539 - SAUCE PORC CARAMEL AUCHAN L créé: </text:p>
      <text:p text:style-name="P5">INSERT fta_nomenclature SET <text:s/>last_id_fta_nomenclature='0' , OLD_id_fta_composition='' , id_annexe_agrologic_article_codification='3' , id_access_recette_recette='0' , id_fta='849' , ascendant_fta_nomenclature='' , site_production_fta_nomenclature='1' , poids_fta_nomenclature='' , id_annexe_unite='L' , quantite_piece_par_carton='' , poids_total_carton_vrac_fta_nomenclature='' , code_produit_agrologic_fta_nomenclature='0539' , etat_fta_nomenclature='1' , nom_fta_nomenclature='SAUCE PORC CARAMEL AUCHAN L' , suffixe_agrologic_fta_nomenclature='' </text:p>
      <text:p text:style-name="P1"><text:line-break/>700417 - PREP PORC LAMELLE BLCH 20% KG créé: </text:p>
      <text:p text:style-name="P5"><text:soft-page-break/>INSERT fta_nomenclature SET <text:s/>last_id_fta_nomenclature='0' , OLD_id_fta_composition='' , id_annexe_agrologic_article_codification='1' , id_access_recette_recette='0' , id_fta='849' , ascendant_fta_nomenclature='' , site_production_fta_nomenclature='1' , poids_fta_nomenclature='' , id_annexe_unite='kg' , quantite_piece_par_carton='' , poids_total_carton_vrac_fta_nomenclature='' , code_produit_agrologic_fta_nomenclature='0417' , etat_fta_nomenclature='1' , nom_fta_nomenclature='PREP PORC LAMELLE BLCH 20% KG' , suffixe_agrologic_fta_nomenclature='' </text:p>
      <text:p text:style-name="P1"><text:line-break/></text:p>
      <text:p text:style-name="P4">Traitement de l'Article: 21633</text:p>
      <text:p text:style-name="P1"><text:line-break/>121058 - NEM CREVETTE 75G PIECE créé: </text:p>
      <text:p text:style-name="P5">INSERT fta_nomenclature SET <text:s/>last_id_fta_nomenclature='0' , OLD_id_fta_composition='' , id_annexe_agrologic_article_codification='5' , id_access_recette_recette='0' , id_fta='850' , ascendant_fta_nomenclature='' , site_production_fta_nomenclature='1' , poids_fta_nomenclature='0.075' , id_annexe_unite='kg' , quantite_piece_par_carton='' , poids_total_carton_vrac_fta_nomenclature='' , code_produit_agrologic_fta_nomenclature='1058' , etat_fta_nomenclature='1' , nom_fta_nomenclature='NEM CREVETTE 75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5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2 - FCE NEM CREVETTE (ASIATIQUE) créé: </text:p>
      <text:p text:style-name="P5"><text:soft-page-break/>INSERT fta_nomenclature SET <text:s/>last_id_fta_nomenclature='0' , OLD_id_fta_composition='' , id_annexe_agrologic_article_codification='2' , id_access_recette_recette='0' , id_fta='850' , ascendant_fta_nomenclature='' , site_production_fta_nomenclature='1' , poids_fta_nomenclature='' , id_annexe_unite='kg' , quantite_piece_par_carton='' , poids_total_carton_vrac_fta_nomenclature='' , code_produit_agrologic_fta_nomenclature='0002' , etat_fta_nomenclature='1' , nom_fta_nomenclature='FCE NEM CREVETTE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5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5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634</text:p>
      <text:p text:style-name="P1"><text:line-break/>121043 - NEM PORC 75G PIECE créé: </text:p>
      <text:p text:style-name="P5"><text:soft-page-break/>INSERT fta_nomenclature SET <text:s/>last_id_fta_nomenclature='0' , OLD_id_fta_composition='' , id_annexe_agrologic_article_codification='5' , id_access_recette_recette='0' , id_fta='851' , ascendant_fta_nomenclature='' , site_production_fta_nomenclature='1' , poids_fta_nomenclature='0.075' , id_annexe_unite='kg' , quantite_piece_par_carton='' , poids_total_carton_vrac_fta_nomenclature='' , code_produit_agrologic_fta_nomenclature='1043' , etat_fta_nomenclature='1' , nom_fta_nomenclature='NEM PORC 75G PIE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51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5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5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51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635</text:p>
      <text:p text:style-name="P1"><text:line-break/>121059 - NEM POULET 75G PIECE créé: </text:p>
      <text:p text:style-name="P5">INSERT fta_nomenclature SET <text:s/>last_id_fta_nomenclature='0' , OLD_id_fta_composition='' , id_annexe_agrologic_article_codification='5' , id_access_recette_recette='0' , id_fta='852' , ascendant_fta_nomenclature='' , site_production_fta_nomenclature='1' , poids_fta_nomenclature='0.075' , id_annexe_unite='kg' , quantite_piece_par_carton='' , poids_total_carton_vrac_fta_nomenclature='' , code_produit_agrologic_fta_nomenclature='1059' , etat_fta_nomenclature='1' , nom_fta_nomenclature='NEM POULET 75G PIE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5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03 - FARCE NEM POULET (ASIATIQUE) créé: </text:p>
      <text:p text:style-name="P5"><text:soft-page-break/>INSERT fta_nomenclature SET <text:s/>last_id_fta_nomenclature='0' , OLD_id_fta_composition='' , id_annexe_agrologic_article_codification='2' , id_access_recette_recette='0' , id_fta='852' , ascendant_fta_nomenclature='' , site_production_fta_nomenclature='1' , poids_fta_nomenclature='' , id_annexe_unite='kg' , quantite_piece_par_carton='' , poids_total_carton_vrac_fta_nomenclature='' , code_produit_agrologic_fta_nomenclature='0003' , etat_fta_nomenclature='1' , nom_fta_nomenclature='FARCE NEM POULET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5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5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700</text:p>
      <text:p text:style-name="P1"><text:line-break/>121700 - NEM CREVETTE 30G PCE CARREFOUR COUPE créé: </text:p>
      <text:p text:style-name="P5"><text:soft-page-break/>INSERT fta_nomenclature SET <text:s/>last_id_fta_nomenclature='0' , OLD_id_fta_composition='' , id_annexe_agrologic_article_codification='5' , id_access_recette_recette='0' , id_fta='173' , ascendant_fta_nomenclature='' , site_production_fta_nomenclature='1' , poids_fta_nomenclature='0.03' , id_annexe_unite='kg' , quantite_piece_par_carton='' , poids_total_carton_vrac_fta_nomenclature='' , code_produit_agrologic_fta_nomenclature='1700' , etat_fta_nomenclature='1' , nom_fta_nomenclature='NEM CREVETTE 30G PCE CARREFOUR COUPE' , suffixe_agrologic_fta_nomenclature='' </text:p>
      <text:p text:style-name="P1"><text:line-break/>600072 - FARCE NEM CREVETTE CARREFOUR créé: </text:p>
      <text:p text:style-name="P5">INSERT fta_nomenclature SET <text:s/>last_id_fta_nomenclature='0' , OLD_id_fta_composition='' , id_annexe_agrologic_article_codification='2' , id_access_recette_recette='0' , id_fta='173' , ascendant_fta_nomenclature='' , site_production_fta_nomenclature='1' , poids_fta_nomenclature='' , id_annexe_unite='kg' , quantite_piece_par_carton='' , poids_total_carton_vrac_fta_nomenclature='' , code_produit_agrologic_fta_nomenclature='0072' , etat_fta_nomenclature='1' , nom_fta_nomenclature='FARCE NEM CREVETTE CARREFOUR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173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21701</text:p>
      <text:p text:style-name="P1"><text:line-break/>121701 - NEM PORC 30G PCE CARREFOUR COUPE créé: </text:p>
      <text:p text:style-name="P5"><text:soft-page-break/>INSERT fta_nomenclature SET <text:s/>last_id_fta_nomenclature='0' , OLD_id_fta_composition='' , id_annexe_agrologic_article_codification='5' , id_access_recette_recette='0' , id_fta='186' , ascendant_fta_nomenclature='' , site_production_fta_nomenclature='1' , poids_fta_nomenclature='0.03' , id_annexe_unite='kg' , quantite_piece_par_carton='' , poids_total_carton_vrac_fta_nomenclature='' , code_produit_agrologic_fta_nomenclature='1701' , etat_fta_nomenclature='1' , nom_fta_nomenclature='NEM PORC 30G PCE CARREFOUR COUPE' , suffixe_agrologic_fta_nomenclature='' </text:p>
      <text:p text:style-name="P1"><text:line-break/>600071 - FARCE NEM PORC CARREFOUR créé: </text:p>
      <text:p text:style-name="P5">INSERT fta_nomenclature SET <text:s/>last_id_fta_nomenclature='0' , OLD_id_fta_composition='' , id_annexe_agrologic_article_codification='2' , id_access_recette_recette='0' , id_fta='186' , ascendant_fta_nomenclature='' , site_production_fta_nomenclature='1' , poids_fta_nomenclature='' , id_annexe_unite='kg' , quantite_piece_par_carton='' , poids_total_carton_vrac_fta_nomenclature='' , code_produit_agrologic_fta_nomenclature='0071' , etat_fta_nomenclature='1' , nom_fta_nomenclature='FARCE NEM PORC CARREFOUR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186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21702</text:p>
      <text:p text:style-name="P1"><text:line-break/>121702 - NEM POULET 30G PCE CARREFOUR COUPE créé: </text:p>
      <text:p text:style-name="P5"><text:soft-page-break/>INSERT fta_nomenclature SET <text:s/>last_id_fta_nomenclature='0' , OLD_id_fta_composition='' , id_annexe_agrologic_article_codification='5' , id_access_recette_recette='0' , id_fta='185' , ascendant_fta_nomenclature='' , site_production_fta_nomenclature='1' , poids_fta_nomenclature='0.03' , id_annexe_unite='kg' , quantite_piece_par_carton='' , poids_total_carton_vrac_fta_nomenclature='' , code_produit_agrologic_fta_nomenclature='1702' , etat_fta_nomenclature='1' , nom_fta_nomenclature='NEM POULET 30G PCE CARREFOUR COUPE' , suffixe_agrologic_fta_nomenclature='' </text:p>
      <text:p text:style-name="P1"><text:line-break/>600070 - FARCE NEM POULET CARREFOUR créé: </text:p>
      <text:p text:style-name="P5">INSERT fta_nomenclature SET <text:s/>last_id_fta_nomenclature='0' , OLD_id_fta_composition='' , id_annexe_agrologic_article_codification='2' , id_access_recette_recette='0' , id_fta='185' , ascendant_fta_nomenclature='' , site_production_fta_nomenclature='1' , poids_fta_nomenclature='' , id_annexe_unite='kg' , quantite_piece_par_carton='' , poids_total_carton_vrac_fta_nomenclature='' , code_produit_agrologic_fta_nomenclature='0070' , etat_fta_nomenclature='1' , nom_fta_nomenclature='FARCE NEM POULET CARREFOUR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8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8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51 - GALETTE MACHINE + CARAMEL créé: </text:p>
      <text:p text:style-name="P5"><text:soft-page-break/>INSERT fta_nomenclature SET <text:s/>last_id_fta_nomenclature='0' , OLD_id_fta_composition='' , id_annexe_agrologic_article_codification='2' , id_access_recette_recette='0' , id_fta='185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21703</text:p>
      <text:p text:style-name="P1"><text:line-break/>111701 - NEM PORC 75G CARR PIECE créé: </text:p>
      <text:p text:style-name="P5">INSERT fta_nomenclature SET <text:s/>last_id_fta_nomenclature='0' , OLD_id_fta_composition='' , id_annexe_agrologic_article_codification='5' , id_access_recette_recette='0' , id_fta='184' , ascendant_fta_nomenclature='' , site_production_fta_nomenclature='1' , poids_fta_nomenclature='0.075' , id_annexe_unite='kg' , quantite_piece_par_carton='' , poids_total_carton_vrac_fta_nomenclature='' , code_produit_agrologic_fta_nomenclature='1701' , etat_fta_nomenclature='1' , nom_fta_nomenclature='NEM PORC 75G CARR PIECE' , suffixe_agrologic_fta_nomenclature='' </text:p>
      <text:p text:style-name="P1"><text:line-break/>600071 - FARCE NEM PORC CARREFOUR créé: </text:p>
      <text:p text:style-name="P5">INSERT fta_nomenclature SET <text:s/>last_id_fta_nomenclature='0' , OLD_id_fta_composition='' , id_annexe_agrologic_article_codification='2' , id_access_recette_recette='0' , id_fta='184' , ascendant_fta_nomenclature='' , site_production_fta_nomenclature='1' , poids_fta_nomenclature='' , id_annexe_unite='kg' , quantite_piece_par_carton='' , poids_total_carton_vrac_fta_nomenclature='' , code_produit_agrologic_fta_nomenclature='0071' , etat_fta_nomenclature='1' , nom_fta_nomenclature='FARCE NEM PORC CARREFOUR' , suffixe_agrologic_fta_nomenclature='' </text:p>
      <text:p text:style-name="P1"><text:line-break/>600151 - GALETTE MACHINE + CARAMEL créé: </text:p>
      <text:p text:style-name="P5"><text:soft-page-break/>INSERT fta_nomenclature SET <text:s/>last_id_fta_nomenclature='0' , OLD_id_fta_composition='' , id_annexe_agrologic_article_codification='2' , id_access_recette_recette='0' , id_fta='184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21704</text:p>
      <text:p text:style-name="P1"><text:line-break/>111704 - SAMOSSA BOEUF 70G CARR PIECE CPE créé: </text:p>
      <text:p text:style-name="P5">INSERT fta_nomenclature SET <text:s/>last_id_fta_nomenclature='0' , OLD_id_fta_composition='' , id_annexe_agrologic_article_codification='5' , id_access_recette_recette='0' , id_fta='177' , ascendant_fta_nomenclature='' , site_production_fta_nomenclature='1' , poids_fta_nomenclature='0.07' , id_annexe_unite='kg' , quantite_piece_par_carton='' , poids_total_carton_vrac_fta_nomenclature='' , code_produit_agrologic_fta_nomenclature='1704' , etat_fta_nomenclature='1' , nom_fta_nomenclature='SAMOSSA BOEUF 70G CARR PIECE CPE' , suffixe_agrologic_fta_nomenclature='' </text:p>
      <text:p text:style-name="P1"><text:line-break/>600066 - FCE SAMOSSA BOEUF TR CAR BOF créé: </text:p>
      <text:p text:style-name="P5">INSERT fta_nomenclature SET <text:s/>last_id_fta_nomenclature='0' , OLD_id_fta_composition='' , id_annexe_agrologic_article_codification='2' , id_access_recette_recette='0' , id_fta='177' , ascendant_fta_nomenclature='' , site_production_fta_nomenclature='1' , poids_fta_nomenclature='' , id_annexe_unite='kg' , quantite_piece_par_carton='' , poids_total_carton_vrac_fta_nomenclature='' , code_produit_agrologic_fta_nomenclature='0066' , etat_fta_nomenclature='1' , nom_fta_nomenclature='FCE SAMOSSA BOEUF TR CAR BOF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7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66 - FCE SAMOSSA BOEUF TR CAR BOF créé: </text:p>
      <text:p text:style-name="P5">INSERT fta_nomenclature SET <text:s/>last_id_fta_nomenclature='0' , OLD_id_fta_composition='' , id_annexe_agrologic_article_codification='2' , id_access_recette_recette='0' , id_fta='177' , ascendant_fta_nomenclature='' , site_production_fta_nomenclature='1' , poids_fta_nomenclature='' , id_annexe_unite='kg' , quantite_piece_par_carton='' , poids_total_carton_vrac_fta_nomenclature='' , code_produit_agrologic_fta_nomenclature='0066' , etat_fta_nomenclature='1' , nom_fta_nomenclature='FCE SAMOSSA BOEUF TR CAR BOF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7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705</text:p>
      <text:p text:style-name="P1"><text:line-break/>111705 - SAMOSSA VOLAILLE 70G CARR PIECE CPE créé: </text:p>
      <text:p text:style-name="P5"><text:soft-page-break/>INSERT fta_nomenclature SET <text:s/>last_id_fta_nomenclature='0' , OLD_id_fta_composition='' , id_annexe_agrologic_article_codification='5' , id_access_recette_recette='0' , id_fta='178' , ascendant_fta_nomenclature='' , site_production_fta_nomenclature='1' , poids_fta_nomenclature='0.07' , id_annexe_unite='kg' , quantite_piece_par_carton='' , poids_total_carton_vrac_fta_nomenclature='' , code_produit_agrologic_fta_nomenclature='1705' , etat_fta_nomenclature='1' , nom_fta_nomenclature='SAMOSSA VOLAILLE 70G CARR PIECE CPE' , suffixe_agrologic_fta_nomenclature='' </text:p>
      <text:p text:style-name="P1"><text:line-break/>600069 - FARCE SAMOSSA VOLAILLE CARREFOUR créé: </text:p>
      <text:p text:style-name="P5">INSERT fta_nomenclature SET <text:s/>last_id_fta_nomenclature='0' , OLD_id_fta_composition='' , id_annexe_agrologic_article_codification='2' , id_access_recette_recette='0' , id_fta='178' , ascendant_fta_nomenclature='' , site_production_fta_nomenclature='1' , poids_fta_nomenclature='' , id_annexe_unite='kg' , quantite_piece_par_carton='' , poids_total_carton_vrac_fta_nomenclature='' , code_produit_agrologic_fta_nomenclature='0069' , etat_fta_nomenclature='1' , nom_fta_nomenclature='FARCE SAMOSSA VOLAILLE CARREFOUR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7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69 - FARCE SAMOSSA VOLAILLE CARREFOUR créé: </text:p>
      <text:p text:style-name="P5">INSERT fta_nomenclature SET <text:s/>last_id_fta_nomenclature='0' , OLD_id_fta_composition='' , id_annexe_agrologic_article_codification='2' , id_access_recette_recette='0' , id_fta='178' , ascendant_fta_nomenclature='' , site_production_fta_nomenclature='1' , poids_fta_nomenclature='' , id_annexe_unite='kg' , quantite_piece_par_carton='' , poids_total_carton_vrac_fta_nomenclature='' , code_produit_agrologic_fta_nomenclature='0069' , etat_fta_nomenclature='1' , nom_fta_nomenclature='FARCE SAMOSSA VOLAILLE CARREFOUR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7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706</text:p>
      <text:p text:style-name="P1"><text:line-break/>111706 - CRABE FARCI 100G TTDA TCAR PIECE créé: </text:p>
      <text:p text:style-name="P5">INSERT fta_nomenclature SET <text:s/>last_id_fta_nomenclature='0' , OLD_id_fta_composition='' , id_annexe_agrologic_article_codification='5' , id_access_recette_recette='0' , id_fta='214' , ascendant_fta_nomenclature='' , site_production_fta_nomenclature='1' , poids_fta_nomenclature='0.1' , id_annexe_unite='kg' , quantite_piece_par_carton='' , poids_total_carton_vrac_fta_nomenclature='' , code_produit_agrologic_fta_nomenclature='1706' , etat_fta_nomenclature='1' , nom_fta_nomenclature='CRABE FARCI 100G TTDA TCAR PIECE' , suffixe_agrologic_fta_nomenclature='' </text:p>
      <text:p text:style-name="P1"><text:line-break/>600067 - FCE CRABE FARCI TTDA TCAR créé: </text:p>
      <text:p text:style-name="P5">INSERT fta_nomenclature SET <text:s/>last_id_fta_nomenclature='0' , OLD_id_fta_composition='' , id_annexe_agrologic_article_codification='2' , id_access_recette_recette='0' , id_fta='214' , ascendant_fta_nomenclature='' , site_production_fta_nomenclature='1' , poids_fta_nomenclature='' , id_annexe_unite='kg' , quantite_piece_par_carton='' , poids_total_carton_vrac_fta_nomenclature='' , code_produit_agrologic_fta_nomenclature='0067' , etat_fta_nomenclature='1' , nom_fta_nomenclature='FCE CRABE FARCI TTDA TCAR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21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1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707</text:p>
      <text:p text:style-name="P1"><text:line-break/>111701 - NEM PORC 75G CARR PIECE créé: </text:p>
      <text:p text:style-name="P5">INSERT fta_nomenclature SET <text:s/>last_id_fta_nomenclature='0' , OLD_id_fta_composition='' , id_annexe_agrologic_article_codification='5' , id_access_recette_recette='0' , id_fta='183' , ascendant_fta_nomenclature='' , site_production_fta_nomenclature='1' , poids_fta_nomenclature='0.075' , id_annexe_unite='kg' , quantite_piece_par_carton='' , poids_total_carton_vrac_fta_nomenclature='' , code_produit_agrologic_fta_nomenclature='1701' , etat_fta_nomenclature='1' , nom_fta_nomenclature='NEM PORC 75G CARR PIECE' , suffixe_agrologic_fta_nomenclature='' </text:p>
      <text:p text:style-name="P1"><text:line-break/>600071 - FARCE NEM PORC CARREFOUR créé: </text:p>
      <text:p text:style-name="P5"><text:soft-page-break/>INSERT fta_nomenclature SET <text:s/>last_id_fta_nomenclature='0' , OLD_id_fta_composition='' , id_annexe_agrologic_article_codification='2' , id_access_recette_recette='0' , id_fta='183' , ascendant_fta_nomenclature='' , site_production_fta_nomenclature='1' , poids_fta_nomenclature='' , id_annexe_unite='kg' , quantite_piece_par_carton='' , poids_total_carton_vrac_fta_nomenclature='' , code_produit_agrologic_fta_nomenclature='0071' , etat_fta_nomenclature='1' , nom_fta_nomenclature='FARCE NEM PORC CARREFOUR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183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21708</text:p>
      <text:p text:style-name="P1"><text:line-break/>121701 - NEM PORC 30G PCE CARREFOUR COUPE créé: </text:p>
      <text:p text:style-name="P5">INSERT fta_nomenclature SET <text:s/>last_id_fta_nomenclature='0' , OLD_id_fta_composition='' , id_annexe_agrologic_article_codification='5' , id_access_recette_recette='0' , id_fta='215' , ascendant_fta_nomenclature='' , site_production_fta_nomenclature='1' , poids_fta_nomenclature='0.03' , id_annexe_unite='kg' , quantite_piece_par_carton='' , poids_total_carton_vrac_fta_nomenclature='' , code_produit_agrologic_fta_nomenclature='1701' , etat_fta_nomenclature='1' , nom_fta_nomenclature='NEM PORC 30G PCE CARREFOUR COUPE' , suffixe_agrologic_fta_nomenclature='' </text:p>
      <text:p text:style-name="P1"><text:line-break/>600071 - FARCE NEM PORC CARREFOUR créé: </text:p>
      <text:p text:style-name="P5"><text:soft-page-break/>INSERT fta_nomenclature SET <text:s/>last_id_fta_nomenclature='0' , OLD_id_fta_composition='' , id_annexe_agrologic_article_codification='2' , id_access_recette_recette='0' , id_fta='215' , ascendant_fta_nomenclature='' , site_production_fta_nomenclature='1' , poids_fta_nomenclature='' , id_annexe_unite='kg' , quantite_piece_par_carton='' , poids_total_carton_vrac_fta_nomenclature='' , code_produit_agrologic_fta_nomenclature='0071' , etat_fta_nomenclature='1' , nom_fta_nomenclature='FARCE NEM PORC CARREFOUR' , suffixe_agrologic_fta_nomenclature='' </text:p>
      <text:p text:style-name="P1"><text:line-break/>600151 - GALETTE MACHINE + CARAMEL créé: </text:p>
      <text:p text:style-name="P5">INSERT fta_nomenclature SET <text:s/>last_id_fta_nomenclature='0' , OLD_id_fta_composition='' , id_annexe_agrologic_article_codification='2' , id_access_recette_recette='0' , id_fta='215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</text:p>
      <text:p text:style-name="P4">Traitement de l'Article: 21710</text:p>
      <text:p text:style-name="P1"><text:line-break/>121710 - BEIGN CREVETTE 30G CARR PIECE CPE créé: </text:p>
      <text:p text:style-name="P5">INSERT fta_nomenclature SET <text:s/>last_id_fta_nomenclature='0' , OLD_id_fta_composition='' , id_annexe_agrologic_article_codification='5' , id_access_recette_recette='0' , id_fta='249' , ascendant_fta_nomenclature='' , site_production_fta_nomenclature='1' , poids_fta_nomenclature='0.03' , id_annexe_unite='kg' , quantite_piece_par_carton='' , poids_total_carton_vrac_fta_nomenclature='' , code_produit_agrologic_fta_nomenclature='1710' , etat_fta_nomenclature='1' , nom_fta_nomenclature='BEIGN CREVETTE 30G CARR PIECE CPE' , suffixe_agrologic_fta_nomenclature='' </text:p>
      <text:p text:style-name="P1"><text:line-break/>700176 - CREVETTE MARINEE CARREFOUR COUPE KG créé: </text:p>
      <text:p text:style-name="P5"><text:soft-page-break/>INSERT fta_nomenclature SET <text:s/>last_id_fta_nomenclature='0' , OLD_id_fta_composition='' , id_annexe_agrologic_article_codification='1' , id_access_recette_recette='0' , id_fta='249' , ascendant_fta_nomenclature='' , site_production_fta_nomenclature='1' , poids_fta_nomenclature='' , id_annexe_unite='kg' , quantite_piece_par_carton='' , poids_total_carton_vrac_fta_nomenclature='' , code_produit_agrologic_fta_nomenclature='0176' , etat_fta_nomenclature='1' , nom_fta_nomenclature='CREVETTE MARINEE CARREFOUR COUPE KG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249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21711</text:p>
      <text:p text:style-name="P1"><text:line-break/>111460 - RAVIOLI CREVETTE 25G AUCHAN COUPE PIECE créé: </text:p>
      <text:p text:style-name="P5">INSERT fta_nomenclature SET <text:s/>last_id_fta_nomenclature='0' , OLD_id_fta_composition='' , id_annexe_agrologic_article_codification='5' , id_access_recette_recette='0' , id_fta='853' , ascendant_fta_nomenclature='' , site_production_fta_nomenclature='1' , poids_fta_nomenclature='0.025' , id_annexe_unite='kg' , quantite_piece_par_carton='' , poids_total_carton_vrac_fta_nomenclature='' , code_produit_agrologic_fta_nomenclature='1460' , etat_fta_nomenclature='1' , nom_fta_nomenclature='RAVIOLI CREVETTE 25G AUCHAN COUPE PIECE' , suffixe_agrologic_fta_nomenclature='' </text:p>
      <text:p text:style-name="P1"><text:line-break/>600107 - FCE RAVIOLI CREVETTE AUCHAN COUPE créé: </text:p>
      <text:p text:style-name="P5"><text:soft-page-break/>INSERT fta_nomenclature SET <text:s/>last_id_fta_nomenclature='0' , OLD_id_fta_composition='' , id_annexe_agrologic_article_codification='2' , id_access_recette_recette='0' , id_fta='853' , ascendant_fta_nomenclature='' , site_production_fta_nomenclature='1' , poids_fta_nomenclature='' , id_annexe_unite='kg' , quantite_piece_par_carton='' , poids_total_carton_vrac_fta_nomenclature='' , code_produit_agrologic_fta_nomenclature='0107' , etat_fta_nomenclature='1' , nom_fta_nomenclature='FCE RAVIOLI CREVETTE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5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73 - PREPA OIGNONS REHYDRATES KG créé: </text:p>
      <text:p text:style-name="P5">INSERT fta_nomenclature SET <text:s/>last_id_fta_nomenclature='0' , OLD_id_fta_composition='' , id_annexe_agrologic_article_codification='1' , id_access_recette_recette='0' , id_fta='853' , ascendant_fta_nomenclature='' , site_production_fta_nomenclature='1' , poids_fta_nomenclature='' , id_annexe_unite='kg' , quantite_piece_par_carton='' , poids_total_carton_vrac_fta_nomenclature='' , code_produit_agrologic_fta_nomenclature='0173' , etat_fta_nomenclature='1' , nom_fta_nomenclature='PREPA OIGNON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5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5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712</text:p>
      <text:p text:style-name="P1"><text:line-break/>221712 - RIZ CANTONAIS CARR RC 300G CRU créé: </text:p>
      <text:p text:style-name="P5">INSERT fta_nomenclature SET <text:s/>last_id_fta_nomenclature='0' , OLD_id_fta_composition='' , id_annexe_agrologic_article_codification='4' , id_access_recette_recette='0' , id_fta='325' , ascendant_fta_nomenclature='' , site_production_fta_nomenclature='1' , poids_fta_nomenclature='' , id_annexe_unite='kg' , quantite_piece_par_carton='0.3' , poids_total_carton_vrac_fta_nomenclature='' , code_produit_agrologic_fta_nomenclature='1712' , etat_fta_nomenclature='2' , nom_fta_nomenclature='RIZ CANTONAIS CARR RC 300G CRU' , suffixe_agrologic_fta_nomenclature='' </text:p>
      <text:p text:style-name="P1"><text:line-break/>700193 - PREPA RIZ CANTONAIS CARR RC KG créé: </text:p>
      <text:p text:style-name="P5">INSERT fta_nomenclature SET <text:s/>last_id_fta_nomenclature='0' , OLD_id_fta_composition='' , id_annexe_agrologic_article_codification='1' , id_access_recette_recette='0' , id_fta='325' , ascendant_fta_nomenclature='' , site_production_fta_nomenclature='1' , poids_fta_nomenclature='' , id_annexe_unite='kg' , quantite_piece_par_carton='' , poids_total_carton_vrac_fta_nomenclature='' , code_produit_agrologic_fta_nomenclature='0193' , etat_fta_nomenclature='1' , nom_fta_nomenclature='PREPA RIZ CANTONAIS CARR RC KG' , suffixe_agrologic_fta_nomenclature='' </text:p>
      <text:p text:style-name="P1"><text:line-break/></text:p>
      <text:p text:style-name="P4">Traitement de l'Article: 21713</text:p>
      <text:p text:style-name="P1"><text:line-break/>111717 - RAVIOLI CHINOIS 25G PCE CARREFOUR COUPE créé: </text:p>
      <text:p text:style-name="P5"><text:soft-page-break/>INSERT fta_nomenclature SET <text:s/>last_id_fta_nomenclature='0' , OLD_id_fta_composition='' , id_annexe_agrologic_article_codification='5' , id_access_recette_recette='0' , id_fta='196' , ascendant_fta_nomenclature='' , site_production_fta_nomenclature='1' , poids_fta_nomenclature='0.025' , id_annexe_unite='kg' , quantite_piece_par_carton='' , poids_total_carton_vrac_fta_nomenclature='' , code_produit_agrologic_fta_nomenclature='1717' , etat_fta_nomenclature='1' , nom_fta_nomenclature='RAVIOLI CHINOIS 25G PCE CARREFOUR COUPE' , suffixe_agrologic_fta_nomenclature='' </text:p>
      <text:p text:style-name="P1"><text:line-break/>600092 - FCE RAV CREVETTE CARR CPEKG créé: </text:p>
      <text:p text:style-name="P5">INSERT fta_nomenclature SET <text:s/>last_id_fta_nomenclature='0' , OLD_id_fta_composition='' , id_annexe_agrologic_article_codification='2' , id_access_recette_recette='0' , id_fta='196' , ascendant_fta_nomenclature='' , site_production_fta_nomenclature='1' , poids_fta_nomenclature='' , id_annexe_unite='kg' , quantite_piece_par_carton='' , poids_total_carton_vrac_fta_nomenclature='' , code_produit_agrologic_fta_nomenclature='0092' , etat_fta_nomenclature='1' , nom_fta_nomenclature='FCE RAV CREVETTE CARR CPE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9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9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9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714</text:p>
      <text:p text:style-name="P1"><text:line-break/></text:p>
      <text:p text:style-name="P4">Traitement de l'Article: 21715</text:p>
      <text:p text:style-name="P1"><text:line-break/></text:p>
      <text:p text:style-name="P4">Traitement de l'Article: 21751</text:p>
      <text:p text:style-name="P1"><text:line-break/>121750 - N PORC 30G PCE MDCAR créé: </text:p>
      <text:p text:style-name="P5">INSERT fta_nomenclature SET <text:s/>last_id_fta_nomenclature='0' , OLD_id_fta_composition='' , id_annexe_agrologic_article_codification='5' , id_access_recette_recette='0' , id_fta='855' , ascendant_fta_nomenclature='' , site_production_fta_nomenclature='1' , poids_fta_nomenclature='0.03' , id_annexe_unite='kg' , quantite_piece_par_carton='' , poids_total_carton_vrac_fta_nomenclature='' , code_produit_agrologic_fta_nomenclature='1750' , etat_fta_nomenclature='1' , nom_fta_nomenclature='N PORC 30G PCE MDCAR' , suffixe_agrologic_fta_nomenclature='' </text:p>
      <text:p text:style-name="P1"><text:line-break/>600125 - FCE NEM PORC MDCAR KG créé: </text:p>
      <text:p text:style-name="P5">INSERT fta_nomenclature SET <text:s/>last_id_fta_nomenclature='0' , OLD_id_fta_composition='' , id_annexe_agrologic_article_codification='2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25' , etat_fta_nomenclature='1' , nom_fta_nomenclature='FCE NEM PORC MDCAR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250 - PREP VIANDE PORC 60/40 créé: </text:p>
      <text:p text:style-name="P5">INSERT fta_nomenclature SET <text:s/>last_id_fta_nomenclature='0' , OLD_id_fta_composition='' , id_annexe_agrologic_article_codification='1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21751 - RAV CREV 20G PCE MDCAR/CHA créé: </text:p>
      <text:p text:style-name="P5"><text:soft-page-break/>INSERT fta_nomenclature SET <text:s/>last_id_fta_nomenclature='0' , OLD_id_fta_composition='' , id_annexe_agrologic_article_codification='5' , id_access_recette_recette='0' , id_fta='855' , ascendant_fta_nomenclature='' , site_production_fta_nomenclature='1' , poids_fta_nomenclature='0.02' , id_annexe_unite='kg' , quantite_piece_par_carton='' , poids_total_carton_vrac_fta_nomenclature='' , code_produit_agrologic_fta_nomenclature='1751' , etat_fta_nomenclature='1' , nom_fta_nomenclature='RAV CREV 20G PCE MDCAR/CHA' , suffixe_agrologic_fta_nomenclature='' </text:p>
      <text:p text:style-name="P1"><text:line-break/>600126 - FCE RAV CREV MDCAR KG créé: </text:p>
      <text:p text:style-name="P5">INSERT fta_nomenclature SET <text:s/>last_id_fta_nomenclature='0' , OLD_id_fta_composition='' , id_annexe_agrologic_article_codification='2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26' , etat_fta_nomenclature='1' , nom_fta_nomenclature='FCE RAV CREV MDCAR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752 - LONG PAO POULET 30G PCE CARR MDD créé: </text:p>
      <text:p text:style-name="P5">INSERT fta_nomenclature SET <text:s/>last_id_fta_nomenclature='0' , OLD_id_fta_composition='' , id_annexe_agrologic_article_codification='5' , id_access_recette_recette='0' , id_fta='855' , ascendant_fta_nomenclature='' , site_production_fta_nomenclature='1' , poids_fta_nomenclature='0.03' , id_annexe_unite='kg' , quantite_piece_par_carton='' , poids_total_carton_vrac_fta_nomenclature='' , code_produit_agrologic_fta_nomenclature='1752' , etat_fta_nomenclature='1' , nom_fta_nomenclature='LONG PAO POULET 30G PCE CARR MDD' , suffixe_agrologic_fta_nomenclature='' </text:p>
      <text:p text:style-name="P1"><text:line-break/>600127 - FCE LONG PAO POULET CARR MDD KG créé: </text:p>
      <text:p text:style-name="P5">INSERT fta_nomenclature SET <text:s/>last_id_fta_nomenclature='0' , OLD_id_fta_composition='' , id_annexe_agrologic_article_codification='2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27' , etat_fta_nomenclature='1' , nom_fta_nomenclature='FCE LONG PAO POULET CARR MDD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753 - SAM BOEUF 20G PCE MDBOF créé: </text:p>
      <text:p text:style-name="P5">INSERT fta_nomenclature SET <text:s/>last_id_fta_nomenclature='0' , OLD_id_fta_composition='' , id_annexe_agrologic_article_codification='5' , id_access_recette_recette='0' , id_fta='855' , ascendant_fta_nomenclature='' , site_production_fta_nomenclature='1' , poids_fta_nomenclature='0.02' , id_annexe_unite='kg' , quantite_piece_par_carton='' , poids_total_carton_vrac_fta_nomenclature='' , code_produit_agrologic_fta_nomenclature='1753' , etat_fta_nomenclature='1' , nom_fta_nomenclature='SAM BOEUF 20G PCE MDBOF' , suffixe_agrologic_fta_nomenclature='' </text:p>
      <text:p text:style-name="P1"><text:line-break/>600066 - FCE SAMOSSA BOEUF TR CAR BOF créé: </text:p>
      <text:p text:style-name="P5">INSERT fta_nomenclature SET <text:s/>last_id_fta_nomenclature='0' , OLD_id_fta_composition='' , id_annexe_agrologic_article_codification='2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066' , etat_fta_nomenclature='1' , nom_fta_nomenclature='FCE SAMOSSA BOEUF TR CAR BOF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5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801</text:p>
      <text:p text:style-name="P1"><text:line-break/>121801 - ACRA 15G MDITM PIECE créé: </text:p>
      <text:p text:style-name="P5">INSERT fta_nomenclature SET <text:s/>last_id_fta_nomenclature='0' , OLD_id_fta_composition='' , id_annexe_agrologic_article_codification='5' , id_access_recette_recette='0' , id_fta='856' , ascendant_fta_nomenclature='' , site_production_fta_nomenclature='1' , poids_fta_nomenclature='0.015' , id_annexe_unite='kg' , quantite_piece_par_carton='' , poids_total_carton_vrac_fta_nomenclature='' , code_produit_agrologic_fta_nomenclature='1801' , etat_fta_nomenclature='1' , nom_fta_nomenclature='ACRA 15G MDITM PIECE' , suffixe_agrologic_fta_nomenclature='' </text:p>
      <text:p text:style-name="P1"><text:line-break/>600103 - FCE ACRA AUC/ITM COUPE créé: </text:p>
      <text:p text:style-name="P5">INSERT fta_nomenclature SET <text:s/>last_id_fta_nomenclature='0' , OLD_id_fta_composition='' , id_annexe_agrologic_article_codification='2' , id_access_recette_recette='0' , id_fta='856' , ascendant_fta_nomenclature='' , site_production_fta_nomenclature='1' , poids_fta_nomenclature='' , id_annexe_unite='kg' , quantite_piece_par_carton='' , poids_total_carton_vrac_fta_nomenclature='' , code_produit_agrologic_fta_nomenclature='0103' , etat_fta_nomenclature='1' , nom_fta_nomenclature='FCE ACRA AUC/ITM COUPE' , suffixe_agrologic_fta_nomenclature='' </text:p>
      <text:p text:style-name="P1"><text:line-break/></text:p>
      <text:p text:style-name="P4">Traitement de l'Article: 21802</text:p>
      <text:p text:style-name="P1"><text:line-break/>121802 - SAM PORC 20G MDITM PIECE créé: </text:p>
      <text:p text:style-name="P5"><text:soft-page-break/>INSERT fta_nomenclature SET <text:s/>last_id_fta_nomenclature='0' , OLD_id_fta_composition='' , id_annexe_agrologic_article_codification='5' , id_access_recette_recette='0' , id_fta='857' , ascendant_fta_nomenclature='' , site_production_fta_nomenclature='1' , poids_fta_nomenclature='0.02' , id_annexe_unite='kg' , quantite_piece_par_carton='' , poids_total_carton_vrac_fta_nomenclature='' , code_produit_agrologic_fta_nomenclature='1802' , etat_fta_nomenclature='1' , nom_fta_nomenclature='SAM PORC 20G MDITM PIE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335 - FCE SAMOSSA PORC MDITM KG créé: </text:p>
      <text:p text:style-name="P5">INSERT fta_nomenclature SET <text:s/>last_id_fta_nomenclature='0' , OLD_id_fta_composition='' , id_annexe_agrologic_article_codification='2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335' , etat_fta_nomenclature='1' , nom_fta_nomenclature='FCE SAMOSSA PORC MDITM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250 - PREP VIANDE PORC 60/40 créé: </text:p>
      <text:p text:style-name="P5">INSERT fta_nomenclature SET <text:s/>last_id_fta_nomenclature='0' , OLD_id_fta_composition='' , id_annexe_agrologic_article_codification='1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121805 - N PORC 35G MDTIM PIECE créé: </text:p>
      <text:p text:style-name="P5">INSERT fta_nomenclature SET <text:s/>last_id_fta_nomenclature='0' , OLD_id_fta_composition='' , id_annexe_agrologic_article_codification='5' , id_access_recette_recette='0' , id_fta='857' , ascendant_fta_nomenclature='' , site_production_fta_nomenclature='1' , poids_fta_nomenclature='0.035' , id_annexe_unite='kg' , quantite_piece_par_carton='' , poids_total_carton_vrac_fta_nomenclature='' , code_produit_agrologic_fta_nomenclature='1805' , etat_fta_nomenclature='1' , nom_fta_nomenclature='N PORC 35G MDTIM PIECE' , suffixe_agrologic_fta_nomenclature='' </text:p>
      <text:p text:style-name="P1"><text:line-break/>600336 - FCE NEM PORC MDITM KG créé: </text:p>
      <text:p text:style-name="P5">INSERT fta_nomenclature SET <text:s/>last_id_fta_nomenclature='0' , OLD_id_fta_composition='' , id_annexe_agrologic_article_codification='2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336' , etat_fta_nomenclature='1' , nom_fta_nomenclature='FCE NEM PORC MDITM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250 - PREP VIANDE PORC 60/40 créé: </text:p>
      <text:p text:style-name="P5">INSERT fta_nomenclature SET <text:s/>last_id_fta_nomenclature='0' , OLD_id_fta_composition='' , id_annexe_agrologic_article_codification='1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21806 - RAV CREV 20G MDITM PIECE créé: </text:p>
      <text:p text:style-name="P5"><text:soft-page-break/>INSERT fta_nomenclature SET <text:s/>last_id_fta_nomenclature='0' , OLD_id_fta_composition='' , id_annexe_agrologic_article_codification='5' , id_access_recette_recette='0' , id_fta='857' , ascendant_fta_nomenclature='' , site_production_fta_nomenclature='1' , poids_fta_nomenclature='0.02' , id_annexe_unite='kg' , quantite_piece_par_carton='' , poids_total_carton_vrac_fta_nomenclature='' , code_produit_agrologic_fta_nomenclature='1806' , etat_fta_nomenclature='1' , nom_fta_nomenclature='RAV CREV 20G MDITM PIECE' , suffixe_agrologic_fta_nomenclature='' </text:p>
      <text:p text:style-name="P1"><text:line-break/>600337 - FCE RAV CREVETTE MDITM KG créé: </text:p>
      <text:p text:style-name="P5">INSERT fta_nomenclature SET <text:s/>last_id_fta_nomenclature='0' , OLD_id_fta_composition='' , id_annexe_agrologic_article_codification='2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337' , etat_fta_nomenclature='1' , nom_fta_nomenclature='FCE RAV CREVETTE MDITM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458 - BEIGN CREVETTE 20G AUCHAN COUPE PIECE créé: </text:p>
      <text:p text:style-name="P5">INSERT fta_nomenclature SET <text:s/>last_id_fta_nomenclature='0' , OLD_id_fta_composition='' , id_annexe_agrologic_article_codification='5' , id_access_recette_recette='0' , id_fta='857' , ascendant_fta_nomenclature='' , site_production_fta_nomenclature='1' , poids_fta_nomenclature='0.02' , id_annexe_unite='kg' , quantite_piece_par_carton='' , poids_total_carton_vrac_fta_nomenclature='' , code_produit_agrologic_fta_nomenclature='1458' , etat_fta_nomenclature='1' , nom_fta_nomenclature='BEIGN CREVETTE 20G AUCHAN COUPE PIE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857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21803</text:p>
      <text:p text:style-name="P1"><text:line-break/>121803 - SAM PORC 50G MDITM PIECE créé: </text:p>
      <text:p text:style-name="P5"><text:soft-page-break/>INSERT fta_nomenclature SET <text:s/>last_id_fta_nomenclature='0' , OLD_id_fta_composition='' , id_annexe_agrologic_article_codification='5' , id_access_recette_recette='0' , id_fta='858' , ascendant_fta_nomenclature='' , site_production_fta_nomenclature='1' , poids_fta_nomenclature='0.05' , id_annexe_unite='kg' , quantite_piece_par_carton='' , poids_total_carton_vrac_fta_nomenclature='' , code_produit_agrologic_fta_nomenclature='1803' , etat_fta_nomenclature='1' , nom_fta_nomenclature='SAM PORC 50G MDITM PIECE' , suffixe_agrologic_fta_nomenclature='' </text:p>
      <text:p text:style-name="P1"><text:line-break/>600335 - FCE SAMOSSA PORC MDITM KG créé: </text:p>
      <text:p text:style-name="P5">INSERT fta_nomenclature SET <text:s/>last_id_fta_nomenclature='0' , OLD_id_fta_composition='' , id_annexe_agrologic_article_codification='2' , id_access_recette_recette='0' , id_fta='858' , ascendant_fta_nomenclature='' , site_production_fta_nomenclature='1' , poids_fta_nomenclature='' , id_annexe_unite='kg' , quantite_piece_par_carton='' , poids_total_carton_vrac_fta_nomenclature='' , code_produit_agrologic_fta_nomenclature='0335' , etat_fta_nomenclature='1' , nom_fta_nomenclature='FCE SAMOSSA PORC MDITM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5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5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250 - PREP VIANDE PORC 60/40 créé: </text:p>
      <text:p text:style-name="P5"><text:soft-page-break/>INSERT fta_nomenclature SET <text:s/>last_id_fta_nomenclature='0' , OLD_id_fta_composition='' , id_annexe_agrologic_article_codification='1' , id_access_recette_recette='0' , id_fta='858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5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804</text:p>
      <text:p text:style-name="P1"><text:line-break/>111458 - BEIGN CREVETTE 20G AUCHAN COUPE PIECE créé: </text:p>
      <text:p text:style-name="P5">INSERT fta_nomenclature SET <text:s/>last_id_fta_nomenclature='0' , OLD_id_fta_composition='' , id_annexe_agrologic_article_codification='5' , id_access_recette_recette='0' , id_fta='859' , ascendant_fta_nomenclature='' , site_production_fta_nomenclature='1' , poids_fta_nomenclature='0.02' , id_annexe_unite='kg' , quantite_piece_par_carton='' , poids_total_carton_vrac_fta_nomenclature='' , code_produit_agrologic_fta_nomenclature='1458' , etat_fta_nomenclature='1' , nom_fta_nomenclature='BEIGN CREVETTE 20G AUCHAN COUPE PIECE' , suffixe_agrologic_fta_nomenclature='' </text:p>
      <text:p text:style-name="P1"><text:line-break/>600333 - PATE A BEIGNET CREVETTE TDA KG créé: </text:p>
      <text:p text:style-name="P5"><text:soft-page-break/>INSERT fta_nomenclature SET <text:s/>last_id_fta_nomenclature='0' , OLD_id_fta_composition='' , id_annexe_agrologic_article_codification='2' , id_access_recette_recette='0' , id_fta='859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21850</text:p>
      <text:p text:style-name="P1"><text:line-break/>121850 - PATE IMP PORC 30G UFBOF PCE créé: </text:p>
      <text:p text:style-name="P5">INSERT fta_nomenclature SET <text:s/>last_id_fta_nomenclature='0' , OLD_id_fta_composition='' , id_annexe_agrologic_article_codification='5' , id_access_recette_recette='0' , id_fta='860' , ascendant_fta_nomenclature='' , site_production_fta_nomenclature='1' , poids_fta_nomenclature='0.03' , id_annexe_unite='kg' , quantite_piece_par_carton='' , poids_total_carton_vrac_fta_nomenclature='' , code_produit_agrologic_fta_nomenclature='1850' , etat_fta_nomenclature='1' , nom_fta_nomenclature='PATE IMP PORC 30G UFBOF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60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86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6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6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851</text:p>
      <text:p text:style-name="P1"><text:line-break/>121851 - WANTAN 17G UFBOF PIECE créé: </text:p>
      <text:p text:style-name="P5"><text:soft-page-break/>INSERT fta_nomenclature SET <text:s/>last_id_fta_nomenclature='0' , OLD_id_fta_composition='' , id_annexe_agrologic_article_codification='5' , id_access_recette_recette='0' , id_fta='861' , ascendant_fta_nomenclature='' , site_production_fta_nomenclature='1' , poids_fta_nomenclature='0.017' , id_annexe_unite='kg' , quantite_piece_par_carton='' , poids_total_carton_vrac_fta_nomenclature='' , code_produit_agrologic_fta_nomenclature='1851' , etat_fta_nomenclature='1' , nom_fta_nomenclature='WANTAN 17G UFBOF PIECE' , suffixe_agrologic_fta_nomenclature='' </text:p>
      <text:p text:style-name="P1"><text:line-break/>600137 - FCE WANTAN UFBOF KG créé: </text:p>
      <text:p text:style-name="P5">INSERT fta_nomenclature SET <text:s/>last_id_fta_nomenclature='0' , OLD_id_fta_composition='' , id_annexe_agrologic_article_codification='2' , id_access_recette_recette='0' , id_fta='861' , ascendant_fta_nomenclature='' , site_production_fta_nomenclature='1' , poids_fta_nomenclature='' , id_annexe_unite='kg' , quantite_piece_par_carton='' , poids_total_carton_vrac_fta_nomenclature='' , code_produit_agrologic_fta_nomenclature='0137' , etat_fta_nomenclature='1' , nom_fta_nomenclature='FCE WANTAN UFBOF KG' , suffixe_agrologic_fta_nomenclature='' </text:p>
      <text:p text:style-name="P1"><text:line-break/>700250 - PREP VIANDE PORC 60/40 créé: </text:p>
      <text:p text:style-name="P5">INSERT fta_nomenclature SET <text:s/>last_id_fta_nomenclature='0' , OLD_id_fta_composition='' , id_annexe_agrologic_article_codification='1' , id_access_recette_recette='0' , id_fta='861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6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21852</text:p>
      <text:p text:style-name="P1"><text:line-break/>111720 - N CREV 20G PIECE SURG créé: </text:p>
      <text:p text:style-name="P5">INSERT fta_nomenclature SET <text:s/>last_id_fta_nomenclature='0' , OLD_id_fta_composition='' , id_annexe_agrologic_article_codification='5' , id_access_recette_recette='0' , id_fta='862' , ascendant_fta_nomenclature='' , site_production_fta_nomenclature='1' , poids_fta_nomenclature='0.02' , id_annexe_unite='kg' , quantite_piece_par_carton='' , poids_total_carton_vrac_fta_nomenclature='' , code_produit_agrologic_fta_nomenclature='1720' , etat_fta_nomenclature='1' , nom_fta_nomenclature='N CREV 20G PIECE SURG' , suffixe_agrologic_fta_nomenclature='' </text:p>
      <text:p text:style-name="P1"><text:line-break/>600072 - FARCE NEM CREVETTE CARREFOUR créé: </text:p>
      <text:p text:style-name="P5">INSERT fta_nomenclature SET <text:s/>last_id_fta_nomenclature='0' , OLD_id_fta_composition='' , id_annexe_agrologic_article_codification='2' , id_access_recette_recette='0' , id_fta='862' , ascendant_fta_nomenclature='' , site_production_fta_nomenclature='1' , poids_fta_nomenclature='' , id_annexe_unite='kg' , quantite_piece_par_carton='' , poids_total_carton_vrac_fta_nomenclature='' , code_produit_agrologic_fta_nomenclature='0072' , etat_fta_nomenclature='1' , nom_fta_nomenclature='FARCE NEM CREVETTE CARREFOUR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6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21380 - CREV PANE MDCASMONOAUC 20G PCE créé: </text:p>
      <text:p text:style-name="P5"><text:soft-page-break/>INSERT fta_nomenclature SET <text:s/>last_id_fta_nomenclature='0' , OLD_id_fta_composition='' , id_annexe_agrologic_article_codification='5' , id_access_recette_recette='0' , id_fta='862' , ascendant_fta_nomenclature='' , site_production_fta_nomenclature='1' , poids_fta_nomenclature='0.02' , id_annexe_unite='kg' , quantite_piece_par_carton='' , poids_total_carton_vrac_fta_nomenclature='' , code_produit_agrologic_fta_nomenclature='1380' , etat_fta_nomenclature='1' , nom_fta_nomenclature='CREV PANE MDCASMONOAUC 20G P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862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121753 - SAM BOEUF 20G PCE MDBOF créé: </text:p>
      <text:p text:style-name="P5">INSERT fta_nomenclature SET <text:s/>last_id_fta_nomenclature='0' , OLD_id_fta_composition='' , id_annexe_agrologic_article_codification='5' , id_access_recette_recette='0' , id_fta='862' , ascendant_fta_nomenclature='' , site_production_fta_nomenclature='1' , poids_fta_nomenclature='0.02' , id_annexe_unite='kg' , quantite_piece_par_carton='' , poids_total_carton_vrac_fta_nomenclature='' , code_produit_agrologic_fta_nomenclature='1753' , etat_fta_nomenclature='1' , nom_fta_nomenclature='SAM BOEUF 20G PCE MDBOF' , suffixe_agrologic_fta_nomenclature='' </text:p>
      <text:p text:style-name="P1"><text:line-break/>600066 - FCE SAMOSSA BOEUF TR CAR BOF créé: </text:p>
      <text:p text:style-name="P5">INSERT fta_nomenclature SET <text:s/>last_id_fta_nomenclature='0' , OLD_id_fta_composition='' , id_annexe_agrologic_article_codification='2' , id_access_recette_recette='0' , id_fta='862' , ascendant_fta_nomenclature='' , site_production_fta_nomenclature='1' , poids_fta_nomenclature='' , id_annexe_unite='kg' , quantite_piece_par_carton='' , poids_total_carton_vrac_fta_nomenclature='' , code_produit_agrologic_fta_nomenclature='0066' , etat_fta_nomenclature='1' , nom_fta_nomenclature='FCE SAMOSSA BOEUF TR CAR BOF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62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306 - ACRA MORUE 15G MDCORA/MATCH/TDA PIECE créé: </text:p>
      <text:p text:style-name="P5">INSERT fta_nomenclature SET <text:s/>last_id_fta_nomenclature='0' , OLD_id_fta_composition='' , id_annexe_agrologic_article_codification='5' , id_access_recette_recette='0' , id_fta='862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INSERT fta_nomenclature SET <text:s/>last_id_fta_nomenclature='0' , OLD_id_fta_composition='' , id_annexe_agrologic_article_codification='2' , id_access_recette_recette='0' , id_fta='862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</text:p>
      <text:p text:style-name="P4">Traitement de l'Article: 21853</text:p>
      <text:p text:style-name="P1"><text:line-break/>121850 - PATE IMP PORC 30G UFBOF PCE créé: </text:p>
      <text:p text:style-name="P5"><text:soft-page-break/>INSERT fta_nomenclature SET <text:s/>last_id_fta_nomenclature='0' , OLD_id_fta_composition='' , id_annexe_agrologic_article_codification='5' , id_access_recette_recette='0' , id_fta='863' , ascendant_fta_nomenclature='' , site_production_fta_nomenclature='1' , poids_fta_nomenclature='0.03' , id_annexe_unite='kg' , quantite_piece_par_carton='' , poids_total_carton_vrac_fta_nomenclature='' , code_produit_agrologic_fta_nomenclature='1850' , etat_fta_nomenclature='1' , nom_fta_nomenclature='PATE IMP PORC 30G UFBOF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63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6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6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6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854</text:p>
      <text:p text:style-name="P1"><text:line-break/>111720 - N CREV 20G PIECE SURG créé: </text:p>
      <text:p text:style-name="P5">INSERT fta_nomenclature SET <text:s/>last_id_fta_nomenclature='0' , OLD_id_fta_composition='' , id_annexe_agrologic_article_codification='5' , id_access_recette_recette='0' , id_fta='864' , ascendant_fta_nomenclature='' , site_production_fta_nomenclature='1' , poids_fta_nomenclature='0.02' , id_annexe_unite='kg' , quantite_piece_par_carton='' , poids_total_carton_vrac_fta_nomenclature='' , code_produit_agrologic_fta_nomenclature='1720' , etat_fta_nomenclature='1' , nom_fta_nomenclature='N CREV 20G PIECE SURG' , suffixe_agrologic_fta_nomenclature='' </text:p>
      <text:p text:style-name="P1"><text:line-break/>600072 - FARCE NEM CREVETTE CARREFOUR créé: </text:p>
      <text:p text:style-name="P5">INSERT fta_nomenclature SET <text:s/>last_id_fta_nomenclature='0' , OLD_id_fta_composition='' , id_annexe_agrologic_article_codification='2' , id_access_recette_recette='0' , id_fta='864' , ascendant_fta_nomenclature='' , site_production_fta_nomenclature='1' , poids_fta_nomenclature='' , id_annexe_unite='kg' , quantite_piece_par_carton='' , poids_total_carton_vrac_fta_nomenclature='' , code_produit_agrologic_fta_nomenclature='0072' , etat_fta_nomenclature='1' , nom_fta_nomenclature='FARCE NEM CREVETTE CARREFOUR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6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21380 - CREV PANE MDCASMONOAUC 20G PCE créé: </text:p>
      <text:p text:style-name="P5">INSERT fta_nomenclature SET <text:s/>last_id_fta_nomenclature='0' , OLD_id_fta_composition='' , id_annexe_agrologic_article_codification='5' , id_access_recette_recette='0' , id_fta='864' , ascendant_fta_nomenclature='' , site_production_fta_nomenclature='1' , poids_fta_nomenclature='0.02' , id_annexe_unite='kg' , quantite_piece_par_carton='' , poids_total_carton_vrac_fta_nomenclature='' , code_produit_agrologic_fta_nomenclature='1380' , etat_fta_nomenclature='1' , nom_fta_nomenclature='CREV PANE MDCASMONOAUC 20G P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864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121753 - SAM BOEUF 20G PCE MDBOF créé: </text:p>
      <text:p text:style-name="P5">INSERT fta_nomenclature SET <text:s/>last_id_fta_nomenclature='0' , OLD_id_fta_composition='' , id_annexe_agrologic_article_codification='5' , id_access_recette_recette='0' , id_fta='864' , ascendant_fta_nomenclature='' , site_production_fta_nomenclature='1' , poids_fta_nomenclature='0.02' , id_annexe_unite='kg' , quantite_piece_par_carton='' , poids_total_carton_vrac_fta_nomenclature='' , code_produit_agrologic_fta_nomenclature='1753' , etat_fta_nomenclature='1' , nom_fta_nomenclature='SAM BOEUF 20G PCE MDBOF' , suffixe_agrologic_fta_nomenclature='' </text:p>
      <text:p text:style-name="P1"><text:line-break/>600066 - FCE SAMOSSA BOEUF TR CAR BOF créé: </text:p>
      <text:p text:style-name="P5"><text:soft-page-break/>INSERT fta_nomenclature SET <text:s/>last_id_fta_nomenclature='0' , OLD_id_fta_composition='' , id_annexe_agrologic_article_codification='2' , id_access_recette_recette='0' , id_fta='864' , ascendant_fta_nomenclature='' , site_production_fta_nomenclature='1' , poids_fta_nomenclature='' , id_annexe_unite='kg' , quantite_piece_par_carton='' , poids_total_carton_vrac_fta_nomenclature='' , code_produit_agrologic_fta_nomenclature='0066' , etat_fta_nomenclature='1' , nom_fta_nomenclature='FCE SAMOSSA BOEUF TR CAR BOF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6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306 - ACRA MORUE 15G MDCORA/MATCH/TDA PIECE créé: </text:p>
      <text:p text:style-name="P5">INSERT fta_nomenclature SET <text:s/>last_id_fta_nomenclature='0' , OLD_id_fta_composition='' , id_annexe_agrologic_article_codification='5' , id_access_recette_recette='0' , id_fta='864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INSERT fta_nomenclature SET <text:s/>last_id_fta_nomenclature='0' , OLD_id_fta_composition='' , id_annexe_agrologic_article_codification='2' , id_access_recette_recette='0' , id_fta='864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</text:p>
      <text:p text:style-name="P4"><text:soft-page-break/>Traitement de l'Article: 21900</text:p>
      <text:p text:style-name="P1"><text:line-break/>121900 - NEM PORC 75G LIDL/NORMA PIECE créé: </text:p>
      <text:p text:style-name="P5">INSERT fta_nomenclature SET <text:s/>last_id_fta_nomenclature='0' , OLD_id_fta_composition='' , id_annexe_agrologic_article_codification='5' , id_access_recette_recette='0' , id_fta='208' , ascendant_fta_nomenclature='' , site_production_fta_nomenclature='1' , poids_fta_nomenclature='0.075' , id_annexe_unite='kg' , quantite_piece_par_carton='' , poids_total_carton_vrac_fta_nomenclature='' , code_produit_agrologic_fta_nomenclature='1900' , etat_fta_nomenclature='1' , nom_fta_nomenclature='NEM PORC 75G LIDL/NORMA PIECE' , suffixe_agrologic_fta_nomenclature='' </text:p>
      <text:p text:style-name="P1"><text:line-break/>600110 - FCE NEM PORC LIDL/NORMA KG créé: </text:p>
      <text:p text:style-name="P5">INSERT fta_nomenclature SET <text:s/>last_id_fta_nomenclature='0' , OLD_id_fta_composition='' , id_annexe_agrologic_article_codification='2' , id_access_recette_recette='0' , id_fta='208' , ascendant_fta_nomenclature='' , site_production_fta_nomenclature='1' , poids_fta_nomenclature='' , id_annexe_unite='kg' , quantite_piece_par_carton='' , poids_total_carton_vrac_fta_nomenclature='' , code_produit_agrologic_fta_nomenclature='0110' , etat_fta_nomenclature='1' , nom_fta_nomenclature='FCE NEM PORC LIDL/NORMA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0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73 - PREPA OIGNONS REHYDRATES KG créé: </text:p>
      <text:p text:style-name="P5"><text:soft-page-break/>INSERT fta_nomenclature SET <text:s/>last_id_fta_nomenclature='0' , OLD_id_fta_composition='' , id_annexe_agrologic_article_codification='1' , id_access_recette_recette='0' , id_fta='208' , ascendant_fta_nomenclature='' , site_production_fta_nomenclature='1' , poids_fta_nomenclature='' , id_annexe_unite='kg' , quantite_piece_par_carton='' , poids_total_carton_vrac_fta_nomenclature='' , code_produit_agrologic_fta_nomenclature='0173' , etat_fta_nomenclature='1' , nom_fta_nomenclature='PREPA OIGNON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0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0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910</text:p>
      <text:p text:style-name="P1"><text:line-break/></text:p>
      <text:p text:style-name="P4">Traitement de l'Article: 21921</text:p>
      <text:p text:style-name="P1"><text:line-break/>121921 - N PLT MENTHE 25G PCE MDPIC créé: </text:p>
      <text:p text:style-name="P5"><text:soft-page-break/>INSERT fta_nomenclature SET <text:s/>last_id_fta_nomenclature='0' , OLD_id_fta_composition='' , id_annexe_agrologic_article_codification='5' , id_access_recette_recette='0' , id_fta='866' , ascendant_fta_nomenclature='' , site_production_fta_nomenclature='1' , poids_fta_nomenclature='0.025' , id_annexe_unite='kg' , quantite_piece_par_carton='' , poids_total_carton_vrac_fta_nomenclature='' , code_produit_agrologic_fta_nomenclature='1921' , etat_fta_nomenclature='1' , nom_fta_nomenclature='N PLT MENTHE 25G PCE MDPIC' , suffixe_agrologic_fta_nomenclature='' </text:p>
      <text:p text:style-name="P1"><text:line-break/>600161 - FCE NEM PLT MDPIC créé: </text:p>
      <text:p text:style-name="P5">INSERT fta_nomenclature SET <text:s/>last_id_fta_nomenclature='0' , OLD_id_fta_composition='' , id_annexe_agrologic_article_codification='2' , id_access_recette_recette='0' , id_fta='86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FCE NEM PLT MDPIC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6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6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6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930</text:p>
      <text:p text:style-name="P1"><text:line-break/>111457 - ACRA 20G AUCHAN COUPE PIECE créé: </text:p>
      <text:p text:style-name="P5">INSERT fta_nomenclature SET <text:s/>last_id_fta_nomenclature='0' , OLD_id_fta_composition='' , id_annexe_agrologic_article_codification='5' , id_access_recette_recette='0' , id_fta='867' , ascendant_fta_nomenclature='' , site_production_fta_nomenclature='1' , poids_fta_nomenclature='0.02' , id_annexe_unite='kg' , quantite_piece_par_carton='' , poids_total_carton_vrac_fta_nomenclature='' , code_produit_agrologic_fta_nomenclature='1457' , etat_fta_nomenclature='1' , nom_fta_nomenclature='ACRA 20G AUCHAN COUPE PIECE' , suffixe_agrologic_fta_nomenclature='' </text:p>
      <text:p text:style-name="P1"><text:line-break/>600103 - FCE ACRA AUC/ITM COUPE créé: </text:p>
      <text:p text:style-name="P5">INSERT fta_nomenclature SET <text:s/>last_id_fta_nomenclature='0' , OLD_id_fta_composition='' , id_annexe_agrologic_article_codification='2' , id_access_recette_recette='0' , id_fta='867' , ascendant_fta_nomenclature='' , site_production_fta_nomenclature='1' , poids_fta_nomenclature='' , id_annexe_unite='kg' , quantite_piece_par_carton='' , poids_total_carton_vrac_fta_nomenclature='' , code_produit_agrologic_fta_nomenclature='0103' , etat_fta_nomenclature='1' , nom_fta_nomenclature='FCE ACRA AUC/ITM COUPE' , suffixe_agrologic_fta_nomenclature='' </text:p>
      <text:p text:style-name="P1"><text:line-break/>111004 - SAMOSSA BOEUF 25G TDA PIECE créé: </text:p>
      <text:p text:style-name="P5"><text:soft-page-break/>INSERT fta_nomenclature SET <text:s/>last_id_fta_nomenclature='0' , OLD_id_fta_composition='' , id_annexe_agrologic_article_codification='5' , id_access_recette_recette='0' , id_fta='867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867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6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867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867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6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6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6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<text:soft-page-break/>INSERT fta_nomenclature SET <text:s/>last_id_fta_nomenclature='0' , OLD_id_fta_composition='' , id_annexe_agrologic_article_codification='5' , id_access_recette_recette='0' , id_fta='867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867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867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867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<text:soft-page-break/>INSERT fta_nomenclature SET <text:s/>last_id_fta_nomenclature='0' , OLD_id_fta_composition='' , id_annexe_agrologic_article_codification='1' , id_access_recette_recette='0' , id_fta='867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867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867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867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</text:p>
      <text:p text:style-name="P4"><text:soft-page-break/>Traitement de l'Article: 21931</text:p>
      <text:p text:style-name="P1"><text:line-break/>121931 - N PORC 75G MDNET PIECE créé: </text:p>
      <text:p text:style-name="P5">INSERT fta_nomenclature SET <text:s/>last_id_fta_nomenclature='0' , OLD_id_fta_composition='' , id_annexe_agrologic_article_codification='5' , id_access_recette_recette='0' , id_fta='273' , ascendant_fta_nomenclature='' , site_production_fta_nomenclature='1' , poids_fta_nomenclature='0.075' , id_annexe_unite='kg' , quantite_piece_par_carton='' , poids_total_carton_vrac_fta_nomenclature='' , code_produit_agrologic_fta_nomenclature='1931' , etat_fta_nomenclature='1' , nom_fta_nomenclature='N PORC 75G MDNET PIECE' , suffixe_agrologic_fta_nomenclature='' </text:p>
      <text:p text:style-name="P1"><text:line-break/>600338 - FCE NEM PORC MDNETTO KG créé: </text:p>
      <text:p text:style-name="P5">INSERT fta_nomenclature SET <text:s/>last_id_fta_nomenclature='0' , OLD_id_fta_composition='' , id_annexe_agrologic_article_codification='2' , id_access_recette_recette='0' , id_fta='273' , ascendant_fta_nomenclature='' , site_production_fta_nomenclature='1' , poids_fta_nomenclature='' , id_annexe_unite='kg' , quantite_piece_par_carton='' , poids_total_carton_vrac_fta_nomenclature='' , code_produit_agrologic_fta_nomenclature='0338' , etat_fta_nomenclature='1' , nom_fta_nomenclature='FCE NEM PORC MDNETTO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7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27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251 - PREP VIANDE PORC 50/50 créé: </text:p>
      <text:p text:style-name="P5">INSERT fta_nomenclature SET <text:s/>last_id_fta_nomenclature='0' , OLD_id_fta_composition='' , id_annexe_agrologic_article_codification='1' , id_access_recette_recette='0' , id_fta='273' , ascendant_fta_nomenclature='' , site_production_fta_nomenclature='1' , poids_fta_nomenclature='' , id_annexe_unite='kg' , quantite_piece_par_carton='' , poids_total_carton_vrac_fta_nomenclature='' , code_produit_agrologic_fta_nomenclature='0251' , etat_fta_nomenclature='1' , nom_fta_nomenclature='PREP VIANDE PORC 50/50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7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932</text:p>
      <text:p text:style-name="P1"><text:line-break/>111726 - N PLT 25G PIECE SURGELE créé: </text:p>
      <text:p text:style-name="P5"><text:soft-page-break/>INSERT fta_nomenclature SET <text:s/>last_id_fta_nomenclature='0' , OLD_id_fta_composition='' , id_annexe_agrologic_article_codification='5' , id_access_recette_recette='0' , id_fta='246' , ascendant_fta_nomenclature='' , site_production_fta_nomenclature='1' , poids_fta_nomenclature='0.025' , id_annexe_unite='kg' , quantite_piece_par_carton='' , poids_total_carton_vrac_fta_nomenclature='' , code_produit_agrologic_fta_nomenclature='1726' , etat_fta_nomenclature='1' , nom_fta_nomenclature='N PLT 25G PIECE SURGEL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4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1 - FCE NEM POULET LSTDA KG créé: </text:p>
      <text:p text:style-name="P5">INSERT fta_nomenclature SET <text:s/>last_id_fta_nomenclature='0' , OLD_id_fta_composition='' , id_annexe_agrologic_article_codification='2' , id_access_recette_recette='0' , id_fta='246' , ascendant_fta_nomenclature='' , site_production_fta_nomenclature='1' , poids_fta_nomenclature='' , id_annexe_unite='kg' , quantite_piece_par_carton='' , poids_total_carton_vrac_fta_nomenclature='' , code_produit_agrologic_fta_nomenclature='0141' , etat_fta_nomenclature='1' , nom_fta_nomenclature='FCE NEM POULET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4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24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933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218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INSERT fta_nomenclature SET <text:s/>last_id_fta_nomenclature='0' , OLD_id_fta_composition='' , id_annexe_agrologic_article_codification='5' , id_access_recette_recette='0' , id_fta='218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<text:soft-page-break/>INSERT fta_nomenclature SET <text:s/>last_id_fta_nomenclature='0' , OLD_id_fta_composition='' , id_annexe_agrologic_article_codification='4' , id_access_recette_recette='0' , id_fta='218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218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<text:soft-page-break/>INSERT fta_nomenclature SET <text:s/>last_id_fta_nomenclature='0' , OLD_id_fta_composition='' , id_annexe_agrologic_article_codification='5' , id_access_recette_recette='0' , id_fta='218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218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218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<text:soft-page-break/>INSERT fta_nomenclature SET <text:s/>last_id_fta_nomenclature='0' , OLD_id_fta_composition='' , id_annexe_agrologic_article_codification='2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306 - ACRA MORUE 15G MDCORA/MATCH/TDA PIECE créé: </text:p>
      <text:p text:style-name="P5">INSERT fta_nomenclature SET <text:s/>last_id_fta_nomenclature='0' , OLD_id_fta_composition='' , id_annexe_agrologic_article_codification='5' , id_access_recette_recette='0' , id_fta='218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INSERT fta_nomenclature SET <text:s/>last_id_fta_nomenclature='0' , OLD_id_fta_composition='' , id_annexe_agrologic_article_codification='2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111510 - RAV CREV 25G TDA-TAUC PCE créé: </text:p>
      <text:p text:style-name="P5"><text:soft-page-break/>INSERT fta_nomenclature SET <text:s/>last_id_fta_nomenclature='0' , OLD_id_fta_composition='' , id_annexe_agrologic_article_codification='5' , id_access_recette_recette='0' , id_fta='218' , ascendant_fta_nomenclature='' , site_production_fta_nomenclature='1' , poids_fta_nomenclature='0.025' , id_annexe_unite='kg' , quantite_piece_par_carton='' , poids_total_carton_vrac_fta_nomenclature='' , code_produit_agrologic_fta_nomenclature='1510' , etat_fta_nomenclature='1' , nom_fta_nomenclature='RAV CREV 25G TDA-TAUC PCE' , suffixe_agrologic_fta_nomenclature='' </text:p>
      <text:p text:style-name="P1"><text:line-break/>600146 - FCE RAV CHINOIS LSTDA MDTHI KG créé: </text:p>
      <text:p text:style-name="P5">INSERT fta_nomenclature SET <text:s/>last_id_fta_nomenclature='0' , OLD_id_fta_composition='' , id_annexe_agrologic_article_codification='2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146' , etat_fta_nomenclature='1' , nom_fta_nomenclature='FCE RAV CHINOIS LSTDA MDTHI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21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934</text:p>
      <text:p text:style-name="P1"><text:line-break/>111509 - GAMBAS ROYALE 70G LANEXANG PIECE créé: </text:p>
      <text:p text:style-name="P5">INSERT fta_nomenclature SET <text:s/>last_id_fta_nomenclature='0' , OLD_id_fta_composition='' , id_annexe_agrologic_article_codification='5' , id_access_recette_recette='0' , id_fta='868' , ascendant_fta_nomenclature='' , site_production_fta_nomenclature='1' , poids_fta_nomenclature='0.07' , id_annexe_unite='kg' , quantite_piece_par_carton='' , poids_total_carton_vrac_fta_nomenclature='' , code_produit_agrologic_fta_nomenclature='1509' , etat_fta_nomenclature='1' , nom_fta_nomenclature='GAMBAS ROYALE 70G LANEXANG PIECE' , suffixe_agrologic_fta_nomenclature='' </text:p>
      <text:p text:style-name="P1"><text:line-break/>600079 - GALETTE DE RIZ CREPIERE LANEXANG KG créé: </text:p>
      <text:p text:style-name="P5">INSERT fta_nomenclature SET <text:s/>last_id_fta_nomenclature='0' , OLD_id_fta_composition='' , id_annexe_agrologic_article_codification='2' , id_access_recette_recette='0' , id_fta='868' , ascendant_fta_nomenclature='' , site_production_fta_nomenclature='1' , poids_fta_nomenclature='' , id_annexe_unite='kg' , quantite_piece_par_carton='' , poids_total_carton_vrac_fta_nomenclature='' , code_produit_agrologic_fta_nomenclature='0079' , etat_fta_nomenclature='1' , nom_fta_nomenclature='GALETTE DE RIZ CREPIERE LANEXANG KG' , suffixe_agrologic_fta_nomenclature='' </text:p>
      <text:p text:style-name="P1"><text:line-break/>600086 - FCE NEM PORC CPE LX KG créé: </text:p>
      <text:p text:style-name="P5"><text:soft-page-break/>INSERT fta_nomenclature SET <text:s/>last_id_fta_nomenclature='0' , OLD_id_fta_composition='' , id_annexe_agrologic_article_codification='2' , id_access_recette_recette='0' , id_fta='868' , ascendant_fta_nomenclature='' , site_production_fta_nomenclature='1' , poids_fta_nomenclature='' , id_annexe_unite='kg' , quantite_piece_par_carton='' , poids_total_carton_vrac_fta_nomenclature='' , code_produit_agrologic_fta_nomenclature='0086' , etat_fta_nomenclature='1' , nom_fta_nomenclature='FCE NEM PORC CPE LX KG' , suffixe_agrologic_fta_nomenclature='' </text:p>
      <text:p text:style-name="P1"><text:line-break/></text:p>
      <text:p text:style-name="P4">Traitement de l'Article: 21950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869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INSERT fta_nomenclature SET <text:s/>last_id_fta_nomenclature='0' , OLD_id_fta_composition='' , id_annexe_agrologic_article_codification='5' , id_access_recette_recette='0' , id_fta='869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<text:soft-page-break/>INSERT fta_nomenclature SET <text:s/>last_id_fta_nomenclature='0' , OLD_id_fta_composition='' , id_annexe_agrologic_article_codification='4' , id_access_recette_recette='0' , id_fta='869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869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<text:soft-page-break/>INSERT fta_nomenclature SET <text:s/>last_id_fta_nomenclature='0' , OLD_id_fta_composition='' , id_annexe_agrologic_article_codification='5' , id_access_recette_recette='0' , id_fta='869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869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869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<text:soft-page-break/>INSERT fta_nomenclature SET <text:s/>last_id_fta_nomenclature='0' , OLD_id_fta_composition='' , id_annexe_agrologic_article_codification='2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510 - RAV CREV 25G TDA-TAUC PCE créé: </text:p>
      <text:p text:style-name="P5">INSERT fta_nomenclature SET <text:s/>last_id_fta_nomenclature='0' , OLD_id_fta_composition='' , id_annexe_agrologic_article_codification='5' , id_access_recette_recette='0' , id_fta='869' , ascendant_fta_nomenclature='' , site_production_fta_nomenclature='1' , poids_fta_nomenclature='0.025' , id_annexe_unite='kg' , quantite_piece_par_carton='' , poids_total_carton_vrac_fta_nomenclature='' , code_produit_agrologic_fta_nomenclature='1510' , etat_fta_nomenclature='1' , nom_fta_nomenclature='RAV CREV 25G TDA-TAUC PCE' , suffixe_agrologic_fta_nomenclature='' </text:p>
      <text:p text:style-name="P1"><text:line-break/>600146 - FCE RAV CHINOIS LSTDA MDTHI KG créé: </text:p>
      <text:p text:style-name="P5">INSERT fta_nomenclature SET <text:s/>last_id_fta_nomenclature='0' , OLD_id_fta_composition='' , id_annexe_agrologic_article_codification='2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146' , etat_fta_nomenclature='1' , nom_fta_nomenclature='FCE RAV CHINOIS LSTDA MDTHI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306 - ACRA MORUE 15G MDCORA/MATCH/TDA PIECE créé: </text:p>
      <text:p text:style-name="P5">INSERT fta_nomenclature SET <text:s/>last_id_fta_nomenclature='0' , OLD_id_fta_composition='' , id_annexe_agrologic_article_codification='5' , id_access_recette_recette='0' , id_fta='869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<text:soft-page-break/>INSERT fta_nomenclature SET <text:s/>last_id_fta_nomenclature='0' , OLD_id_fta_composition='' , id_annexe_agrologic_article_codification='2' , id_access_recette_recette='0' , id_fta='869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</text:p>
      <text:p text:style-name="P4">Traitement de l'Article: 22005</text:p>
      <text:p text:style-name="P1"><text:line-break/></text:p>
      <text:p text:style-name="P4">Traitement de l'Article: 22007</text:p>
      <text:p text:style-name="P1"><text:line-break/></text:p>
      <text:p text:style-name="P4">Traitement de l'Article: 23000</text:p>
      <text:p text:style-name="P1"><text:line-break/>123000 - FILET DE SANDRE LOISEAU 100G CUIT créé: </text:p>
      <text:p text:style-name="P5">INSERT fta_nomenclature SET <text:s/>last_id_fta_nomenclature='0' , OLD_id_fta_composition='' , id_annexe_agrologic_article_codification='5' , id_access_recette_recette='0' , id_fta='23' , ascendant_fta_nomenclature='' , site_production_fta_nomenclature='1' , poids_fta_nomenclature='0.1' , id_annexe_unite='kg' , quantite_piece_par_carton='' , poids_total_carton_vrac_fta_nomenclature='' , code_produit_agrologic_fta_nomenclature='3000' , etat_fta_nomenclature='1' , nom_fta_nomenclature='FILET DE SANDRE LOISEAU 100G CUIT' , suffixe_agrologic_fta_nomenclature='' </text:p>
      <text:p text:style-name="P1"><text:line-break/>223000 - FILET DE SANDRE LOISEAU 100G CRU créé: </text:p>
      <text:p text:style-name="P5">INSERT fta_nomenclature SET <text:s/>last_id_fta_nomenclature='0' , OLD_id_fta_composition='' , id_annexe_agrologic_article_codification='4' , id_access_recette_recette='0' , id_fta='23' , ascendant_fta_nomenclature='' , site_production_fta_nomenclature='1' , poids_fta_nomenclature='0.1' , id_annexe_unite='kg' , quantite_piece_par_carton='' , poids_total_carton_vrac_fta_nomenclature='' , code_produit_agrologic_fta_nomenclature='3000' , etat_fta_nomenclature='1' , nom_fta_nomenclature='FILET DE SANDRE LOISEAU 100G CRU' , suffixe_agrologic_fta_nomenclature='' </text:p>
      <text:p text:style-name="P1"><text:line-break/>123001 - FARFALLES LOISEAU 120G CUIT créé: </text:p>
      <text:p text:style-name="P5"><text:soft-page-break/>INSERT fta_nomenclature SET <text:s/>last_id_fta_nomenclature='0' , OLD_id_fta_composition='' , id_annexe_agrologic_article_codification='5' , id_access_recette_recette='0' , id_fta='23' , ascendant_fta_nomenclature='' , site_production_fta_nomenclature='1' , poids_fta_nomenclature='0.12' , id_annexe_unite='kg' , quantite_piece_par_carton='' , poids_total_carton_vrac_fta_nomenclature='' , code_produit_agrologic_fta_nomenclature='3001' , etat_fta_nomenclature='1' , nom_fta_nomenclature='FARFALLES LOISEAU 120G CUIT' , suffixe_agrologic_fta_nomenclature='' </text:p>
      <text:p text:style-name="P1"><text:line-break/>223001 - FARFALLES LOISEAU 120G CRU créé: </text:p>
      <text:p text:style-name="P5">INSERT fta_nomenclature SET <text:s/>last_id_fta_nomenclature='0' , OLD_id_fta_composition='' , id_annexe_agrologic_article_codification='4' , id_access_recette_recette='0' , id_fta='23' , ascendant_fta_nomenclature='' , site_production_fta_nomenclature='1' , poids_fta_nomenclature='0.12' , id_annexe_unite='kg' , quantite_piece_par_carton='' , poids_total_carton_vrac_fta_nomenclature='' , code_produit_agrologic_fta_nomenclature='3001' , etat_fta_nomenclature='1' , nom_fta_nomenclature='FARFALLES LOISEAU 120G CRU' , suffixe_agrologic_fta_nomenclature='' </text:p>
      <text:p text:style-name="P1"><text:line-break/>600040 - PRE CUISSON ECHALOTTE créé: </text:p>
      <text:p text:style-name="P5">INSERT fta_nomenclature SET <text:s/>last_id_fta_nomenclature='0' , OLD_id_fta_composition='' , id_annexe_agrologic_article_codification='2' , id_access_recette_recette='0' , id_fta='23' , ascendant_fta_nomenclature='' , site_production_fta_nomenclature='1' , poids_fta_nomenclature='' , id_annexe_unite='kg' , quantite_piece_par_carton='' , poids_total_carton_vrac_fta_nomenclature='' , code_produit_agrologic_fta_nomenclature='0040' , etat_fta_nomenclature='1' , nom_fta_nomenclature='PRE CUISSON ECHALOTTE' , suffixe_agrologic_fta_nomenclature='' </text:p>
      <text:p text:style-name="P1"><text:line-break/>123002 - SAUCE VIN ROUGE LOISEAU 50G CUIT créé: </text:p>
      <text:p text:style-name="P5">INSERT fta_nomenclature SET <text:s/>last_id_fta_nomenclature='0' , OLD_id_fta_composition='' , id_annexe_agrologic_article_codification='5' , id_access_recette_recette='0' , id_fta='23' , ascendant_fta_nomenclature='' , site_production_fta_nomenclature='1' , poids_fta_nomenclature='0.05' , id_annexe_unite='kg' , quantite_piece_par_carton='' , poids_total_carton_vrac_fta_nomenclature='' , code_produit_agrologic_fta_nomenclature='3002' , etat_fta_nomenclature='1' , nom_fta_nomenclature='SAUCE VIN ROUGE LOISEAU 50G CUIT' , suffixe_agrologic_fta_nomenclature='' </text:p>
      <text:p text:style-name="P1"><text:line-break/>223002 - SAUCE VIN ROUGE LOISEAU 50G CRU créé: </text:p>
      <text:p text:style-name="P5"><text:soft-page-break/>INSERT fta_nomenclature SET <text:s/>last_id_fta_nomenclature='0' , OLD_id_fta_composition='' , id_annexe_agrologic_article_codification='4' , id_access_recette_recette='0' , id_fta='23' , ascendant_fta_nomenclature='' , site_production_fta_nomenclature='1' , poids_fta_nomenclature='0.05' , id_annexe_unite='kg' , quantite_piece_par_carton='' , poids_total_carton_vrac_fta_nomenclature='' , code_produit_agrologic_fta_nomenclature='3002' , etat_fta_nomenclature='1' , nom_fta_nomenclature='SAUCE VIN ROUGE LOISEAU 50G CRU' , suffixe_agrologic_fta_nomenclature='' </text:p>
      <text:p text:style-name="P1"><text:line-break/>500163 - SAUCE VIN ROUGE (LOISEAU) créé: </text:p>
      <text:p text:style-name="P5">INSERT fta_nomenclature SET <text:s/>last_id_fta_nomenclature='0' , OLD_id_fta_composition='' , id_annexe_agrologic_article_codification='3' , id_access_recette_recette='0' , id_fta='23' , ascendant_fta_nomenclature='' , site_production_fta_nomenclature='1' , poids_fta_nomenclature='' , id_annexe_unite='L' , quantite_piece_par_carton='' , poids_total_carton_vrac_fta_nomenclature='' , code_produit_agrologic_fta_nomenclature='0163' , etat_fta_nomenclature='1' , nom_fta_nomenclature='SAUCE VIN ROUGE (LOISEAU)' , suffixe_agrologic_fta_nomenclature='' </text:p>
      <text:p text:style-name="P1"><text:line-break/></text:p>
      <text:p text:style-name="P4">Traitement de l'Article: 23003</text:p>
      <text:p text:style-name="P1"><text:line-break/>123003 - PAVE DE THON BLANC LOISEAU 130G CUIT créé: </text:p>
      <text:p text:style-name="P5">INSERT fta_nomenclature SET <text:s/>last_id_fta_nomenclature='0' , OLD_id_fta_composition='' , id_annexe_agrologic_article_codification='5' , id_access_recette_recette='0' , id_fta='22' , ascendant_fta_nomenclature='' , site_production_fta_nomenclature='1' , poids_fta_nomenclature='0.13' , id_annexe_unite='kg' , quantite_piece_par_carton='' , poids_total_carton_vrac_fta_nomenclature='' , code_produit_agrologic_fta_nomenclature='3003' , etat_fta_nomenclature='1' , nom_fta_nomenclature='PAVE DE THON BLANC LOISEAU 130G CUIT' , suffixe_agrologic_fta_nomenclature='' </text:p>
      <text:p text:style-name="P1"><text:line-break/>223003 - PAVE DE THON BLANC LOISEAU 130G CRU créé: </text:p>
      <text:p text:style-name="P5"><text:soft-page-break/>INSERT fta_nomenclature SET <text:s/>last_id_fta_nomenclature='0' , OLD_id_fta_composition='' , id_annexe_agrologic_article_codification='4' , id_access_recette_recette='0' , id_fta='22' , ascendant_fta_nomenclature='' , site_production_fta_nomenclature='1' , poids_fta_nomenclature='0.13' , id_annexe_unite='kg' , quantite_piece_par_carton='' , poids_total_carton_vrac_fta_nomenclature='' , code_produit_agrologic_fta_nomenclature='3003' , etat_fta_nomenclature='1' , nom_fta_nomenclature='PAVE DE THON BLANC LOISEAU 130G CRU' , suffixe_agrologic_fta_nomenclature='' </text:p>
      <text:p text:style-name="P1"><text:line-break/>500164 - SAUCE THON (LOISEAU) créé: </text:p>
      <text:p text:style-name="P5">INSERT fta_nomenclature SET <text:s/>last_id_fta_nomenclature='0' , OLD_id_fta_composition='' , id_annexe_agrologic_article_codification='3' , id_access_recette_recette='0' , id_fta='22' , ascendant_fta_nomenclature='' , site_production_fta_nomenclature='1' , poids_fta_nomenclature='' , id_annexe_unite='L' , quantite_piece_par_carton='' , poids_total_carton_vrac_fta_nomenclature='' , code_produit_agrologic_fta_nomenclature='0164' , etat_fta_nomenclature='1' , nom_fta_nomenclature='SAUCE THON (LOISEAU)' , suffixe_agrologic_fta_nomenclature='' </text:p>
      <text:p text:style-name="P1"><text:line-break/>123068 - CONFIT LEGUMES COUPELLE 140G LOISEAU créé: </text:p>
      <text:p text:style-name="P5">INSERT fta_nomenclature SET <text:s/>last_id_fta_nomenclature='0' , OLD_id_fta_composition='' , id_annexe_agrologic_article_codification='5' , id_access_recette_recette='0' , id_fta='22' , ascendant_fta_nomenclature='' , site_production_fta_nomenclature='1' , poids_fta_nomenclature='0.14' , id_annexe_unite='kg' , quantite_piece_par_carton='' , poids_total_carton_vrac_fta_nomenclature='' , code_produit_agrologic_fta_nomenclature='3068' , etat_fta_nomenclature='1' , nom_fta_nomenclature='CONFIT LEGUMES COUPELLE 140G LOISEAU' , suffixe_agrologic_fta_nomenclature='' </text:p>
      <text:p text:style-name="P1"><text:line-break/>223068 - CONFIT LEGUMES COUPELLE 140G LOISEAU créé: </text:p>
      <text:p text:style-name="P5">INSERT fta_nomenclature SET <text:s/>last_id_fta_nomenclature='0' , OLD_id_fta_composition='' , id_annexe_agrologic_article_codification='4' , id_access_recette_recette='0' , id_fta='22' , ascendant_fta_nomenclature='' , site_production_fta_nomenclature='1' , poids_fta_nomenclature='0.14' , id_annexe_unite='kg' , quantite_piece_par_carton='' , poids_total_carton_vrac_fta_nomenclature='' , code_produit_agrologic_fta_nomenclature='3068' , etat_fta_nomenclature='1' , nom_fta_nomenclature='CONFIT LEGUMES COUPELLE 140G LOISEAU' , suffixe_agrologic_fta_nomenclature='' </text:p>
      <text:p text:style-name="P1"><text:line-break/>700067 - PREP CONFIT LEGUMES BL KG créé: </text:p>
      <text:p text:style-name="P5"><text:soft-page-break/>INSERT fta_nomenclature SET <text:s/>last_id_fta_nomenclature='0' , OLD_id_fta_composition='' , id_annexe_agrologic_article_codification='1' , id_access_recette_recette='0' , id_fta='22' , ascendant_fta_nomenclature='' , site_production_fta_nomenclature='1' , poids_fta_nomenclature='' , id_annexe_unite='kg' , quantite_piece_par_carton='' , poids_total_carton_vrac_fta_nomenclature='' , code_produit_agrologic_fta_nomenclature='0067' , etat_fta_nomenclature='1' , nom_fta_nomenclature='PREP CONFIT LEGUMES BL KG' , suffixe_agrologic_fta_nomenclature='' </text:p>
      <text:p text:style-name="P1"><text:line-break/></text:p>
      <text:p text:style-name="P4">Traitement de l'Article: 23010</text:p>
      <text:p text:style-name="P1"><text:line-break/>123011 - EMBEURREE CHOU LOISEAU 130G CUIT créé: </text:p>
      <text:p text:style-name="P5">INSERT fta_nomenclature SET <text:s/>last_id_fta_nomenclature='0' , OLD_id_fta_composition='' , id_annexe_agrologic_article_codification='5' , id_access_recette_recette='0' , id_fta='21' , ascendant_fta_nomenclature='' , site_production_fta_nomenclature='1' , poids_fta_nomenclature='0.13' , id_annexe_unite='kg' , quantite_piece_par_carton='' , poids_total_carton_vrac_fta_nomenclature='' , code_produit_agrologic_fta_nomenclature='3011' , etat_fta_nomenclature='1' , nom_fta_nomenclature='EMBEURREE CHOU LOISEAU 130G CUIT' , suffixe_agrologic_fta_nomenclature='' </text:p>
      <text:p text:style-name="P1"><text:line-break/>223011 - EMBEURREE CHOU LOISEAU 130G CRU créé: </text:p>
      <text:p text:style-name="P5">INSERT fta_nomenclature SET <text:s/>last_id_fta_nomenclature='0' , OLD_id_fta_composition='' , id_annexe_agrologic_article_codification='4' , id_access_recette_recette='0' , id_fta='21' , ascendant_fta_nomenclature='' , site_production_fta_nomenclature='1' , poids_fta_nomenclature='0.13' , id_annexe_unite='kg' , quantite_piece_par_carton='' , poids_total_carton_vrac_fta_nomenclature='' , code_produit_agrologic_fta_nomenclature='3011' , etat_fta_nomenclature='1' , nom_fta_nomenclature='EMBEURREE CHOU LOISEAU 130G CRU' , suffixe_agrologic_fta_nomenclature='' </text:p>
      <text:p text:style-name="P1"><text:line-break/>600037 - EMBEURREE DE CHOUX LOISEAU KG créé: </text:p>
      <text:p text:style-name="P5"><text:soft-page-break/>INSERT fta_nomenclature SET <text:s/>last_id_fta_nomenclature='0' , OLD_id_fta_composition='' , id_annexe_agrologic_article_codification='2' , id_access_recette_recette='0' , id_fta='21' , ascendant_fta_nomenclature='' , site_production_fta_nomenclature='1' , poids_fta_nomenclature='' , id_annexe_unite='kg' , quantite_piece_par_carton='' , poids_total_carton_vrac_fta_nomenclature='' , code_produit_agrologic_fta_nomenclature='0037' , etat_fta_nomenclature='1' , nom_fta_nomenclature='EMBEURREE DE CHOUX LOISEAU KG' , suffixe_agrologic_fta_nomenclature='' </text:p>
      <text:p text:style-name="P1"><text:line-break/>123010 - CUISSE DE PINTADE LOISEAU 170G CUIT créé: </text:p>
      <text:p text:style-name="P5">INSERT fta_nomenclature SET <text:s/>last_id_fta_nomenclature='0' , OLD_id_fta_composition='' , id_annexe_agrologic_article_codification='5' , id_access_recette_recette='0' , id_fta='21' , ascendant_fta_nomenclature='' , site_production_fta_nomenclature='1' , poids_fta_nomenclature='0.17' , id_annexe_unite='kg' , quantite_piece_par_carton='' , poids_total_carton_vrac_fta_nomenclature='' , code_produit_agrologic_fta_nomenclature='3010' , etat_fta_nomenclature='1' , nom_fta_nomenclature='CUISSE DE PINTADE LOISEAU 170G CUIT' , suffixe_agrologic_fta_nomenclature='' </text:p>
      <text:p text:style-name="P1"><text:line-break/>223010 - CUISSE DE PINTADE LOISEAU 170G CRU créé: </text:p>
      <text:p text:style-name="P5">INSERT fta_nomenclature SET <text:s/>last_id_fta_nomenclature='0' , OLD_id_fta_composition='' , id_annexe_agrologic_article_codification='4' , id_access_recette_recette='0' , id_fta='21' , ascendant_fta_nomenclature='' , site_production_fta_nomenclature='1' , poids_fta_nomenclature='0.17' , id_annexe_unite='kg' , quantite_piece_par_carton='' , poids_total_carton_vrac_fta_nomenclature='' , code_produit_agrologic_fta_nomenclature='3010' , etat_fta_nomenclature='1' , nom_fta_nomenclature='CUISSE DE PINTADE LOISEAU 170G CRU' , suffixe_agrologic_fta_nomenclature='' </text:p>
      <text:p text:style-name="P1"><text:line-break/>500168 - SAUCE CUISSE PINTADE LOISEAU (L) créé: </text:p>
      <text:p text:style-name="P5">INSERT fta_nomenclature SET <text:s/>last_id_fta_nomenclature='0' , OLD_id_fta_composition='' , id_annexe_agrologic_article_codification='3' , id_access_recette_recette='0' , id_fta='21' , ascendant_fta_nomenclature='' , site_production_fta_nomenclature='1' , poids_fta_nomenclature='' , id_annexe_unite='L' , quantite_piece_par_carton='' , poids_total_carton_vrac_fta_nomenclature='' , code_produit_agrologic_fta_nomenclature='0168' , etat_fta_nomenclature='1' , nom_fta_nomenclature='SAUCE CUISSE PINTADE LOISEAU (L)' , suffixe_agrologic_fta_nomenclature='' </text:p>
      <text:p text:style-name="P1"><text:line-break/></text:p>
      <text:p text:style-name="P4"><text:soft-page-break/>Traitement de l'Article: 23016</text:p>
      <text:p text:style-name="P1"><text:line-break/>123016 - CANARD LENTILLES LOISEAU 320G CUIT créé: </text:p>
      <text:p text:style-name="P5">INSERT fta_nomenclature SET <text:s/>last_id_fta_nomenclature='0' , OLD_id_fta_composition='' , id_annexe_agrologic_article_codification='5' , id_access_recette_recette='0' , id_fta='18' , ascendant_fta_nomenclature='' , site_production_fta_nomenclature='1' , poids_fta_nomenclature='0.32' , id_annexe_unite='kg' , quantite_piece_par_carton='' , poids_total_carton_vrac_fta_nomenclature='' , code_produit_agrologic_fta_nomenclature='3016' , etat_fta_nomenclature='1' , nom_fta_nomenclature='CANARD LENTILLES LOISEAU 320G CUIT' , suffixe_agrologic_fta_nomenclature='' </text:p>
      <text:p text:style-name="P1"><text:line-break/>223016 - CANARD LENTILLES LOISEAU 320G CRU créé: </text:p>
      <text:p text:style-name="P5">INSERT fta_nomenclature SET <text:s/>last_id_fta_nomenclature='0' , OLD_id_fta_composition='' , id_annexe_agrologic_article_codification='4' , id_access_recette_recette='0' , id_fta='18' , ascendant_fta_nomenclature='' , site_production_fta_nomenclature='1' , poids_fta_nomenclature='0.32' , id_annexe_unite='kg' , quantite_piece_par_carton='' , poids_total_carton_vrac_fta_nomenclature='' , code_produit_agrologic_fta_nomenclature='3016' , etat_fta_nomenclature='1' , nom_fta_nomenclature='CANARD LENTILLES LOISEAU 320G CRU' , suffixe_agrologic_fta_nomenclature='' </text:p>
      <text:p text:style-name="P1"><text:line-break/>500172 - SAUCE CUISSE CANARD LOISEAU créé: </text:p>
      <text:p text:style-name="P5">INSERT fta_nomenclature SET <text:s/>last_id_fta_nomenclature='0' , OLD_id_fta_composition='' , id_annexe_agrologic_article_codification='3' , id_access_recette_recette='0' , id_fta='18' , ascendant_fta_nomenclature='' , site_production_fta_nomenclature='1' , poids_fta_nomenclature='' , id_annexe_unite='L' , quantite_piece_par_carton='' , poids_total_carton_vrac_fta_nomenclature='' , code_produit_agrologic_fta_nomenclature='0172' , etat_fta_nomenclature='1' , nom_fta_nomenclature='SAUCE CUISSE CANARD LOISEAU' , suffixe_agrologic_fta_nomenclature='' </text:p>
      <text:p text:style-name="P1"><text:line-break/>123054 - LENTILLES LOISEAU 175G CUIT créé: </text:p>
      <text:p text:style-name="P5"><text:soft-page-break/>INSERT fta_nomenclature SET <text:s/>last_id_fta_nomenclature='0' , OLD_id_fta_composition='' , id_annexe_agrologic_article_codification='5' , id_access_recette_recette='0' , id_fta='18' , ascendant_fta_nomenclature='' , site_production_fta_nomenclature='1' , poids_fta_nomenclature='0.175' , id_annexe_unite='kg' , quantite_piece_par_carton='' , poids_total_carton_vrac_fta_nomenclature='' , code_produit_agrologic_fta_nomenclature='3054' , etat_fta_nomenclature='1' , nom_fta_nomenclature='LENTILLES LOISEAU 175G CUIT' , suffixe_agrologic_fta_nomenclature='' </text:p>
      <text:p text:style-name="P1"><text:line-break/>223054 - LENTILLES LOISEAU 175G CRU créé: </text:p>
      <text:p text:style-name="P5">INSERT fta_nomenclature SET <text:s/>last_id_fta_nomenclature='0' , OLD_id_fta_composition='' , id_annexe_agrologic_article_codification='4' , id_access_recette_recette='0' , id_fta='18' , ascendant_fta_nomenclature='' , site_production_fta_nomenclature='1' , poids_fta_nomenclature='0.175' , id_annexe_unite='kg' , quantite_piece_par_carton='' , poids_total_carton_vrac_fta_nomenclature='' , code_produit_agrologic_fta_nomenclature='3054' , etat_fta_nomenclature='1' , nom_fta_nomenclature='LENTILLES LOISEAU 175G CRU' , suffixe_agrologic_fta_nomenclature='' </text:p>
      <text:p text:style-name="P1"><text:line-break/>700140 - PREC LENTILLES VERTES KG créé: </text:p>
      <text:p text:style-name="P5">INSERT fta_nomenclature SET <text:s/>last_id_fta_nomenclature='0' , OLD_id_fta_composition='' , id_annexe_agrologic_article_codification='1' , id_access_recette_recette='0' , id_fta='18' , ascendant_fta_nomenclature='' , site_production_fta_nomenclature='1' , poids_fta_nomenclature='' , id_annexe_unite='kg' , quantite_piece_par_carton='' , poids_total_carton_vrac_fta_nomenclature='' , code_produit_agrologic_fta_nomenclature='0140' , etat_fta_nomenclature='1' , nom_fta_nomenclature='PREC LENTILLES VERTES KG' , suffixe_agrologic_fta_nomenclature='' </text:p>
      <text:p text:style-name="P1"><text:line-break/>500449 - SCE PREC LEGUMES SECS L créé: </text:p>
      <text:p text:style-name="P5">INSERT fta_nomenclature SET <text:s/>last_id_fta_nomenclature='0' , OLD_id_fta_composition='' , id_annexe_agrologic_article_codification='3' , id_access_recette_recette='0' , id_fta='18' , ascendant_fta_nomenclature='' , site_production_fta_nomenclature='1' , poids_fta_nomenclature='' , id_annexe_unite='L' , quantite_piece_par_carton='' , poids_total_carton_vrac_fta_nomenclature='' , code_produit_agrologic_fta_nomenclature='0449' , etat_fta_nomenclature='1' , nom_fta_nomenclature='SCE PREC LEGUMES SECS L' , suffixe_agrologic_fta_nomenclature='' </text:p>
      <text:p text:style-name="P1"><text:line-break/>500288 - SAUCE LENTILLE LOISEAU créé: </text:p>
      <text:p text:style-name="P5"><text:soft-page-break/>INSERT fta_nomenclature SET <text:s/>last_id_fta_nomenclature='0' , OLD_id_fta_composition='' , id_annexe_agrologic_article_codification='3' , id_access_recette_recette='0' , id_fta='18' , ascendant_fta_nomenclature='' , site_production_fta_nomenclature='1' , poids_fta_nomenclature='' , id_annexe_unite='L' , quantite_piece_par_carton='' , poids_total_carton_vrac_fta_nomenclature='' , code_produit_agrologic_fta_nomenclature='0288' , etat_fta_nomenclature='1' , nom_fta_nomenclature='SAUCE LENTILLE LOISEAU' , suffixe_agrologic_fta_nomenclature='' </text:p>
      <text:p text:style-name="P1"><text:line-break/></text:p>
      <text:p text:style-name="P4">Traitement de l'Article: 23017</text:p>
      <text:p text:style-name="P1"><text:line-break/>223103 - COQ GEVREY LOISEAU 200G (2004) CRU créé: </text:p>
      <text:p text:style-name="P5">INSERT fta_nomenclature SET <text:s/>last_id_fta_nomenclature='0' , OLD_id_fta_composition='' , id_annexe_agrologic_article_codification='4' , id_access_recette_recette='0' , id_fta='12' , ascendant_fta_nomenclature='' , site_production_fta_nomenclature='1' , poids_fta_nomenclature='0.2' , id_annexe_unite='kg' , quantite_piece_par_carton='' , poids_total_carton_vrac_fta_nomenclature='' , code_produit_agrologic_fta_nomenclature='3103' , etat_fta_nomenclature='1' , nom_fta_nomenclature='COQ GEVREY LOISEAU 200G (2004) CRU' , suffixe_agrologic_fta_nomenclature='' </text:p>
      <text:p text:style-name="P1"><text:line-break/>700324 - PREP LARDONS FUMES BLANCHIS 20% créé: </text:p>
      <text:p text:style-name="P5">INSERT fta_nomenclature SET <text:s/>last_id_fta_nomenclature='0' , OLD_id_fta_composition='' , id_annexe_agrologic_article_codification='1' , id_access_recette_recette='0' , id_fta='12' , ascendant_fta_nomenclature='' , site_production_fta_nomenclature='1' , poids_fta_nomenclature='' , id_annexe_unite='kg' , quantite_piece_par_carton='' , poids_total_carton_vrac_fta_nomenclature='' , code_produit_agrologic_fta_nomenclature='0324' , etat_fta_nomenclature='1' , nom_fta_nomenclature='PREP LARDONS FUMES BLANCHIS 20%' , suffixe_agrologic_fta_nomenclature='' </text:p>
      <text:p text:style-name="P1"><text:line-break/>700312 - PREP DECOUPE CUISSE COQ BLANCHIE 10% créé: </text:p>
      <text:p text:style-name="P5"><text:soft-page-break/>INSERT fta_nomenclature SET <text:s/>last_id_fta_nomenclature='0' , OLD_id_fta_composition='' , id_annexe_agrologic_article_codification='1' , id_access_recette_recette='0' , id_fta='12' , ascendant_fta_nomenclature='' , site_production_fta_nomenclature='1' , poids_fta_nomenclature='' , id_annexe_unite='kg' , quantite_piece_par_carton='' , poids_total_carton_vrac_fta_nomenclature='' , code_produit_agrologic_fta_nomenclature='0312' , etat_fta_nomenclature='1' , nom_fta_nomenclature='PREP DECOUPE CUISSE COQ BLANCHIE 10%' , suffixe_agrologic_fta_nomenclature='' </text:p>
      <text:p text:style-name="P1"><text:line-break/>500561 - SCE COQ GEVREY LOISEAU L créé: </text:p>
      <text:p text:style-name="P5">INSERT fta_nomenclature SET <text:s/>last_id_fta_nomenclature='0' , OLD_id_fta_composition='' , id_annexe_agrologic_article_codification='3' , id_access_recette_recette='0' , id_fta='12' , ascendant_fta_nomenclature='' , site_production_fta_nomenclature='1' , poids_fta_nomenclature='' , id_annexe_unite='L' , quantite_piece_par_carton='' , poids_total_carton_vrac_fta_nomenclature='' , code_produit_agrologic_fta_nomenclature='0561' , etat_fta_nomenclature='1' , nom_fta_nomenclature='SCE COQ GEVREY LOISEAU L' , suffixe_agrologic_fta_nomenclature='' </text:p>
      <text:p text:style-name="P1"><text:line-break/>223104 - TAG LOISEAU 120G CRU créé: </text:p>
      <text:p text:style-name="P5">INSERT fta_nomenclature SET <text:s/>last_id_fta_nomenclature='0' , OLD_id_fta_composition='' , id_annexe_agrologic_article_codification='4' , id_access_recette_recette='0' , id_fta='12' , ascendant_fta_nomenclature='' , site_production_fta_nomenclature='1' , poids_fta_nomenclature='0.12' , id_annexe_unite='kg' , quantite_piece_par_carton='' , poids_total_carton_vrac_fta_nomenclature='' , code_produit_agrologic_fta_nomenclature='3104' , etat_fta_nomenclature='1' , nom_fta_nomenclature='TAG LOISEAU 120G CRU' , suffixe_agrologic_fta_nomenclature='' </text:p>
      <text:p text:style-name="P1"><text:line-break/>700170 - PREP TAGLIATELLES BL KG créé: </text:p>
      <text:p text:style-name="P5">INSERT fta_nomenclature SET <text:s/>last_id_fta_nomenclature='0' , OLD_id_fta_composition='' , id_annexe_agrologic_article_codification='1' , id_access_recette_recette='0' , id_fta='12' , ascendant_fta_nomenclature='' , site_production_fta_nomenclature='1' , poids_fta_nomenclature='' , id_annexe_unite='kg' , quantite_piece_par_carton='' , poids_total_carton_vrac_fta_nomenclature='' , code_produit_agrologic_fta_nomenclature='0170' , etat_fta_nomenclature='1' , nom_fta_nomenclature='PREP TAGLIATELLES BL KG' , suffixe_agrologic_fta_nomenclature='' </text:p>
      <text:p text:style-name="P1"><text:line-break/></text:p>
      <text:p text:style-name="P4"><text:soft-page-break/>Traitement de l'Article: 23019</text:p>
      <text:p text:style-name="P1"><text:line-break/>123019 - BOEUF BRAISE CAROTTES LOISEAU 280G CUIT créé: </text:p>
      <text:p text:style-name="P5">INSERT fta_nomenclature SET <text:s/>last_id_fta_nomenclature='0' , OLD_id_fta_composition='' , id_annexe_agrologic_article_codification='5' , id_access_recette_recette='0' , id_fta='8' , ascendant_fta_nomenclature='' , site_production_fta_nomenclature='1' , poids_fta_nomenclature='0.28' , id_annexe_unite='kg' , quantite_piece_par_carton='' , poids_total_carton_vrac_fta_nomenclature='' , code_produit_agrologic_fta_nomenclature='3019' , etat_fta_nomenclature='1' , nom_fta_nomenclature='BOEUF BRAISE CAROTTES LOISEAU 280G CUIT' , suffixe_agrologic_fta_nomenclature='' </text:p>
      <text:p text:style-name="P1"><text:line-break/>223019 - BOEUF BRAISE CAROTTES LOISEAU 280G CRU créé: </text:p>
      <text:p text:style-name="P5">INSERT fta_nomenclature SET <text:s/>last_id_fta_nomenclature='0' , OLD_id_fta_composition='' , id_annexe_agrologic_article_codification='4' , id_access_recette_recette='0' , id_fta='8' , ascendant_fta_nomenclature='' , site_production_fta_nomenclature='1' , poids_fta_nomenclature='0.28' , id_annexe_unite='kg' , quantite_piece_par_carton='' , poids_total_carton_vrac_fta_nomenclature='' , code_produit_agrologic_fta_nomenclature='3019' , etat_fta_nomenclature='1' , nom_fta_nomenclature='BOEUF BRAISE CAROTTES LOISEAU 280G CRU' , suffixe_agrologic_fta_nomenclature='' </text:p>
      <text:p text:style-name="P1"><text:line-break/>500174 - SAUCE BOEUF BRAISE CAROTTE LOISEAU créé: </text:p>
      <text:p text:style-name="P5">INSERT fta_nomenclature SET <text:s/>last_id_fta_nomenclature='0' , OLD_id_fta_composition='' , id_annexe_agrologic_article_codification='3' , id_access_recette_recette='0' , id_fta='8' , ascendant_fta_nomenclature='' , site_production_fta_nomenclature='1' , poids_fta_nomenclature='' , id_annexe_unite='L' , quantite_piece_par_carton='' , poids_total_carton_vrac_fta_nomenclature='' , code_produit_agrologic_fta_nomenclature='0174' , etat_fta_nomenclature='1' , nom_fta_nomenclature='SAUCE BOEUF BRAISE CAROTTE LOISEAU' , suffixe_agrologic_fta_nomenclature='' </text:p>
      <text:p text:style-name="P1"><text:line-break/></text:p>
      <text:p text:style-name="P4">Traitement de l'Article: 23020</text:p>
      <text:p text:style-name="P1"><text:line-break/>123020 - AGNEAU 7 HEURES LOISEAU 200G CUIT créé: </text:p>
      <text:p text:style-name="P5"><text:soft-page-break/>INSERT fta_nomenclature SET <text:s/>last_id_fta_nomenclature='0' , OLD_id_fta_composition='' , id_annexe_agrologic_article_codification='5' , id_access_recette_recette='0' , id_fta='5' , ascendant_fta_nomenclature='' , site_production_fta_nomenclature='1' , poids_fta_nomenclature='0.2' , id_annexe_unite='kg' , quantite_piece_par_carton='' , poids_total_carton_vrac_fta_nomenclature='' , code_produit_agrologic_fta_nomenclature='3020' , etat_fta_nomenclature='1' , nom_fta_nomenclature='AGNEAU 7 HEURES LOISEAU 200G CUIT' , suffixe_agrologic_fta_nomenclature='' </text:p>
      <text:p text:style-name="P1"><text:line-break/>223020 - AGNEAU 7 HEURES LOISEAU 200G CRU créé: </text:p>
      <text:p text:style-name="P5">INSERT fta_nomenclature SET <text:s/>last_id_fta_nomenclature='0' , OLD_id_fta_composition='' , id_annexe_agrologic_article_codification='4' , id_access_recette_recette='0' , id_fta='5' , ascendant_fta_nomenclature='' , site_production_fta_nomenclature='1' , poids_fta_nomenclature='0.2' , id_annexe_unite='kg' , quantite_piece_par_carton='' , poids_total_carton_vrac_fta_nomenclature='' , code_produit_agrologic_fta_nomenclature='3020' , etat_fta_nomenclature='1' , nom_fta_nomenclature='AGNEAU 7 HEURES LOISEAU 200G CRU' , suffixe_agrologic_fta_nomenclature='' </text:p>
      <text:p text:style-name="P1"><text:line-break/>500175 - SAUCE AGNEAU 7 HEURES LOISEAU créé: </text:p>
      <text:p text:style-name="P5">INSERT fta_nomenclature SET <text:s/>last_id_fta_nomenclature='0' , OLD_id_fta_composition='' , id_annexe_agrologic_article_codification='3' , id_access_recette_recette='0' , id_fta='5' , ascendant_fta_nomenclature='' , site_production_fta_nomenclature='1' , poids_fta_nomenclature='' , id_annexe_unite='L' , quantite_piece_par_carton='' , poids_total_carton_vrac_fta_nomenclature='' , code_produit_agrologic_fta_nomenclature='0175' , etat_fta_nomenclature='1' , nom_fta_nomenclature='SAUCE AGNEAU 7 HEURES LOISEAU' , suffixe_agrologic_fta_nomenclature='' </text:p>
      <text:p text:style-name="P1"><text:line-break/>123021 - HARICOTS LINGOTS LOISEAU 150G CUIT créé: </text:p>
      <text:p text:style-name="P5">INSERT fta_nomenclature SET <text:s/>last_id_fta_nomenclature='0' , OLD_id_fta_composition='' , id_annexe_agrologic_article_codification='5' , id_access_recette_recette='0' , id_fta='5' , ascendant_fta_nomenclature='' , site_production_fta_nomenclature='1' , poids_fta_nomenclature='0.15' , id_annexe_unite='kg' , quantite_piece_par_carton='' , poids_total_carton_vrac_fta_nomenclature='' , code_produit_agrologic_fta_nomenclature='3021' , etat_fta_nomenclature='1' , nom_fta_nomenclature='HARICOTS LINGOTS LOISEAU 150G CUIT' , suffixe_agrologic_fta_nomenclature='' </text:p>
      <text:p text:style-name="P1"><text:line-break/>223021 - HARICOTS LINGOTS LOISEAU 150G CRU créé: </text:p>
      <text:p text:style-name="P5"><text:soft-page-break/>INSERT fta_nomenclature SET <text:s/>last_id_fta_nomenclature='0' , OLD_id_fta_composition='' , id_annexe_agrologic_article_codification='4' , id_access_recette_recette='0' , id_fta='5' , ascendant_fta_nomenclature='' , site_production_fta_nomenclature='1' , poids_fta_nomenclature='0.15' , id_annexe_unite='kg' , quantite_piece_par_carton='' , poids_total_carton_vrac_fta_nomenclature='' , code_produit_agrologic_fta_nomenclature='3021' , etat_fta_nomenclature='1' , nom_fta_nomenclature='HARICOTS LINGOTS LOISEAU 150G CRU' , suffixe_agrologic_fta_nomenclature='' </text:p>
      <text:p text:style-name="P1"><text:line-break/>700055 - PREPA HARICOTS LINGOTS KG créé: </text:p>
      <text:p text:style-name="P5">INSERT fta_nomenclature SET <text:s/>last_id_fta_nomenclature='0' , OLD_id_fta_composition='' , id_annexe_agrologic_article_codification='1' , id_access_recette_recette='0' , id_fta='5' , ascendant_fta_nomenclature='' , site_production_fta_nomenclature='1' , poids_fta_nomenclature='' , id_annexe_unite='kg' , quantite_piece_par_carton='' , poids_total_carton_vrac_fta_nomenclature='' , code_produit_agrologic_fta_nomenclature='0055' , etat_fta_nomenclature='1' , nom_fta_nomenclature='PREPA HARICOTS LINGOTS KG' , suffixe_agrologic_fta_nomenclature='' </text:p>
      <text:p text:style-name="P1"><text:line-break/>700141 - PREC HARICOTS LINGOTS KG créé: </text:p>
      <text:p text:style-name="P5">INSERT fta_nomenclature SET <text:s/>last_id_fta_nomenclature='0' , OLD_id_fta_composition='' , id_annexe_agrologic_article_codification='1' , id_access_recette_recette='0' , id_fta='5' , ascendant_fta_nomenclature='' , site_production_fta_nomenclature='1' , poids_fta_nomenclature='' , id_annexe_unite='kg' , quantite_piece_par_carton='' , poids_total_carton_vrac_fta_nomenclature='' , code_produit_agrologic_fta_nomenclature='0141' , etat_fta_nomenclature='1' , nom_fta_nomenclature='PREC HARICOTS LINGOTS KG' , suffixe_agrologic_fta_nomenclature='' </text:p>
      <text:p text:style-name="P1"><text:line-break/>500449 - SCE PREC LEGUMES SECS L créé: </text:p>
      <text:p text:style-name="P5">INSERT fta_nomenclature SET <text:s/>last_id_fta_nomenclature='0' , OLD_id_fta_composition='' , id_annexe_agrologic_article_codification='3' , id_access_recette_recette='0' , id_fta='5' , ascendant_fta_nomenclature='' , site_production_fta_nomenclature='1' , poids_fta_nomenclature='' , id_annexe_unite='L' , quantite_piece_par_carton='' , poids_total_carton_vrac_fta_nomenclature='' , code_produit_agrologic_fta_nomenclature='0449' , etat_fta_nomenclature='1' , nom_fta_nomenclature='SCE PREC LEGUMES SECS L' , suffixe_agrologic_fta_nomenclature='' </text:p>
      <text:p text:style-name="P1"><text:line-break/>500176 - SAUCE HARICOTS LINGOTS LOISEAU créé: </text:p>
      <text:p text:style-name="P5"><text:soft-page-break/>INSERT fta_nomenclature SET <text:s/>last_id_fta_nomenclature='0' , OLD_id_fta_composition='' , id_annexe_agrologic_article_codification='3' , id_access_recette_recette='0' , id_fta='5' , ascendant_fta_nomenclature='' , site_production_fta_nomenclature='1' , poids_fta_nomenclature='' , id_annexe_unite='L' , quantite_piece_par_carton='' , poids_total_carton_vrac_fta_nomenclature='' , code_produit_agrologic_fta_nomenclature='0176' , etat_fta_nomenclature='1' , nom_fta_nomenclature='SAUCE HARICOTS LINGOTS LOISEAU' , suffixe_agrologic_fta_nomenclature='' </text:p>
      <text:p text:style-name="P1"><text:line-break/></text:p>
      <text:p text:style-name="P4">Traitement de l'Article: 23022</text:p>
      <text:p text:style-name="P1"><text:line-break/>223022 - GRATIN SAVOYARD LARD LOISEAU 350G CRU créé: </text:p>
      <text:p text:style-name="P5">INSERT fta_nomenclature SET <text:s/>last_id_fta_nomenclature='0' , OLD_id_fta_composition='' , id_annexe_agrologic_article_codification='4' , id_access_recette_recette='0' , id_fta='25' , ascendant_fta_nomenclature='' , site_production_fta_nomenclature='1' , poids_fta_nomenclature='0.35' , id_annexe_unite='kg' , quantite_piece_par_carton='' , poids_total_carton_vrac_fta_nomenclature='' , code_produit_agrologic_fta_nomenclature='3022' , etat_fta_nomenclature='1' , nom_fta_nomenclature='GRATIN SAVOYARD LARD LOISEAU 350G CRU' , suffixe_agrologic_fta_nomenclature='' </text:p>
      <text:p text:style-name="P1"><text:line-break/>500177 - SAUCE GRATIN SAVOYARD LOISEAU créé: </text:p>
      <text:p text:style-name="P5">INSERT fta_nomenclature SET <text:s/>last_id_fta_nomenclature='0' , OLD_id_fta_composition='' , id_annexe_agrologic_article_codification='3' , id_access_recette_recette='0' , id_fta='25' , ascendant_fta_nomenclature='' , site_production_fta_nomenclature='1' , poids_fta_nomenclature='' , id_annexe_unite='L' , quantite_piece_par_carton='' , poids_total_carton_vrac_fta_nomenclature='' , code_produit_agrologic_fta_nomenclature='0177' , etat_fta_nomenclature='1' , nom_fta_nomenclature='SAUCE GRATIN SAVOYARD LOISEAU' , suffixe_agrologic_fta_nomenclature='' </text:p>
      <text:p text:style-name="P1"><text:line-break/>500177 - SAUCE GRATIN SAVOYARD LOISEAU créé: </text:p>
      <text:p text:style-name="P5"><text:soft-page-break/>INSERT fta_nomenclature SET <text:s/>last_id_fta_nomenclature='0' , OLD_id_fta_composition='' , id_annexe_agrologic_article_codification='3' , id_access_recette_recette='0' , id_fta='25' , ascendant_fta_nomenclature='' , site_production_fta_nomenclature='1' , poids_fta_nomenclature='' , id_annexe_unite='L' , quantite_piece_par_carton='' , poids_total_carton_vrac_fta_nomenclature='' , code_produit_agrologic_fta_nomenclature='0177' , etat_fta_nomenclature='1' , nom_fta_nomenclature='SAUCE GRATIN SAVOYARD LOISEAU' , suffixe_agrologic_fta_nomenclature='' </text:p>
      <text:p text:style-name="P1"><text:line-break/></text:p>
      <text:p text:style-name="P4">Traitement de l'Article: 23023</text:p>
      <text:p text:style-name="P1"><text:line-break/>123023 - CHEVREUIL AUX NOIX LOISEAU 150G CUIT créé: </text:p>
      <text:p text:style-name="P5">INSERT fta_nomenclature SET <text:s/>last_id_fta_nomenclature='0' , OLD_id_fta_composition='' , id_annexe_agrologic_article_codification='5' , id_access_recette_recette='0' , id_fta='11' , ascendant_fta_nomenclature='' , site_production_fta_nomenclature='1' , poids_fta_nomenclature='0.15' , id_annexe_unite='kg' , quantite_piece_par_carton='' , poids_total_carton_vrac_fta_nomenclature='' , code_produit_agrologic_fta_nomenclature='3023' , etat_fta_nomenclature='1' , nom_fta_nomenclature='CHEVREUIL AUX NOIX LOISEAU 150G CUIT' , suffixe_agrologic_fta_nomenclature='' </text:p>
      <text:p text:style-name="P1"><text:line-break/>223023 - CHEVREUIL AUX NOIX LOISEAU 150G CRU créé: </text:p>
      <text:p text:style-name="P5">INSERT fta_nomenclature SET <text:s/>last_id_fta_nomenclature='0' , OLD_id_fta_composition='' , id_annexe_agrologic_article_codification='4' , id_access_recette_recette='0' , id_fta='11' , ascendant_fta_nomenclature='' , site_production_fta_nomenclature='1' , poids_fta_nomenclature='0.15' , id_annexe_unite='kg' , quantite_piece_par_carton='' , poids_total_carton_vrac_fta_nomenclature='' , code_produit_agrologic_fta_nomenclature='3023' , etat_fta_nomenclature='1' , nom_fta_nomenclature='CHEVREUIL AUX NOIX LOISEAU 150G CRU' , suffixe_agrologic_fta_nomenclature='' </text:p>
      <text:p text:style-name="P1"><text:line-break/>123024 - FRIC FIGUES CHATAIGNES LOISEAU 120G CUIT créé: </text:p>
      <text:p text:style-name="P5"><text:soft-page-break/>INSERT fta_nomenclature SET <text:s/>last_id_fta_nomenclature='0' , OLD_id_fta_composition='' , id_annexe_agrologic_article_codification='5' , id_access_recette_recette='0' , id_fta='11' , ascendant_fta_nomenclature='' , site_production_fta_nomenclature='1' , poids_fta_nomenclature='0.12' , id_annexe_unite='kg' , quantite_piece_par_carton='' , poids_total_carton_vrac_fta_nomenclature='' , code_produit_agrologic_fta_nomenclature='3024' , etat_fta_nomenclature='1' , nom_fta_nomenclature='FRIC FIGUES CHATAIGNES LOISEAU 120G CUIT' , suffixe_agrologic_fta_nomenclature='' </text:p>
      <text:p text:style-name="P1"><text:line-break/>223024 - FRIC FIGUES CHATAIGNES LOISEAU 120G CRU créé: </text:p>
      <text:p text:style-name="P5">INSERT fta_nomenclature SET <text:s/>last_id_fta_nomenclature='0' , OLD_id_fta_composition='' , id_annexe_agrologic_article_codification='4' , id_access_recette_recette='0' , id_fta='11' , ascendant_fta_nomenclature='' , site_production_fta_nomenclature='1' , poids_fta_nomenclature='0.12' , id_annexe_unite='kg' , quantite_piece_par_carton='' , poids_total_carton_vrac_fta_nomenclature='' , code_produit_agrologic_fta_nomenclature='3024' , etat_fta_nomenclature='1' , nom_fta_nomenclature='FRIC FIGUES CHATAIGNES LOISEAU 120G CRU' , suffixe_agrologic_fta_nomenclature='' </text:p>
      <text:p text:style-name="P1"><text:line-break/>500185 - SAUCE FRICASSEE FIGUES CHATAIGNESLOISEAU créé: </text:p>
      <text:p text:style-name="P5">INSERT fta_nomenclature SET <text:s/>last_id_fta_nomenclature='0' , OLD_id_fta_composition='' , id_annexe_agrologic_article_codification='3' , id_access_recette_recette='0' , id_fta='11' , ascendant_fta_nomenclature='' , site_production_fta_nomenclature='1' , poids_fta_nomenclature='' , id_annexe_unite='L' , quantite_piece_par_carton='' , poids_total_carton_vrac_fta_nomenclature='' , code_produit_agrologic_fta_nomenclature='0185' , etat_fta_nomenclature='1' , nom_fta_nomenclature='SAUCE FRICASSEE FIGUES CHATAIGNESLOISEAU' , suffixe_agrologic_fta_nomenclature='' </text:p>
      <text:p text:style-name="P1"><text:line-break/></text:p>
      <text:p text:style-name="P4">Traitement de l'Article: 23042</text:p>
      <text:p text:style-name="P1"><text:line-break/></text:p>
      <text:p text:style-name="P4">Traitement de l'Article: 23050</text:p>
      <text:p text:style-name="P1"><text:line-break/></text:p>
      <text:p text:style-name="P4">Traitement de l'Article: 23054</text:p>
      <text:p text:style-name="P1"><text:line-break/></text:p>
      <text:p text:style-name="P4"><text:soft-page-break/>Traitement de l'Article: 23055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24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><text:s/>- <text:s/>créé: </text:p>
      <text:p text:style-name="P5">INSERT fta_nomenclature SET <text:s/>last_id_fta_nomenclature='0' , OLD_id_fta_composition='' , id_annexe_agrologic_article_codification='6' , id_access_recette_recette='0' , id_fta='24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>223056 - EMBEURREE P.TERRE LOISEAU 140G CRU créé: </text:p>
      <text:p text:style-name="P5">INSERT fta_nomenclature SET <text:s/>last_id_fta_nomenclature='0' , OLD_id_fta_composition='' , id_annexe_agrologic_article_codification='4' , id_access_recette_recette='0' , id_fta='24' , ascendant_fta_nomenclature='' , site_production_fta_nomenclature='1' , poids_fta_nomenclature='0.14' , id_annexe_unite='kg' , quantite_piece_par_carton='' , poids_total_carton_vrac_fta_nomenclature='' , code_produit_agrologic_fta_nomenclature='3056' , etat_fta_nomenclature='1' , nom_fta_nomenclature='EMBEURREE P.TERRE LOISEAU 140G CRU' , suffixe_agrologic_fta_nomenclature='' </text:p>
      <text:p text:style-name="P1"><text:line-break/>600064 - EMBEURREE POMME DE TERRE LOISEAU KG créé: </text:p>
      <text:p text:style-name="P5"><text:soft-page-break/>INSERT fta_nomenclature SET <text:s/>last_id_fta_nomenclature='0' , OLD_id_fta_composition='' , id_annexe_agrologic_article_codification='2' , id_access_recette_recette='0' , id_fta='24' , ascendant_fta_nomenclature='' , site_production_fta_nomenclature='1' , poids_fta_nomenclature='' , id_annexe_unite='kg' , quantite_piece_par_carton='' , poids_total_carton_vrac_fta_nomenclature='' , code_produit_agrologic_fta_nomenclature='0064' , etat_fta_nomenclature='1' , nom_fta_nomenclature='EMBEURREE POMME DE TERRE LOISEAU KG' , suffixe_agrologic_fta_nomenclature='' </text:p>
      <text:p text:style-name="P1"><text:line-break/></text:p>
      <text:p text:style-name="P4">Traitement de l'Article: 23058</text:p>
      <text:p text:style-name="P1"><text:line-break/></text:p>
      <text:p text:style-name="P4">Traitement de l'Article: 23063</text:p>
      <text:p text:style-name="P1"><text:line-break/>123063 - CHAPON SCE MORILLES 150G CUIT créé: </text:p>
      <text:p text:style-name="P5">INSERT fta_nomenclature SET <text:s/>last_id_fta_nomenclature='0' , OLD_id_fta_composition='' , id_annexe_agrologic_article_codification='5' , id_access_recette_recette='0' , id_fta='10' , ascendant_fta_nomenclature='' , site_production_fta_nomenclature='1' , poids_fta_nomenclature='0.15' , id_annexe_unite='kg' , quantite_piece_par_carton='' , poids_total_carton_vrac_fta_nomenclature='' , code_produit_agrologic_fta_nomenclature='3063' , etat_fta_nomenclature='1' , nom_fta_nomenclature='CHAPON SCE MORILLES 150G CUIT' , suffixe_agrologic_fta_nomenclature='' </text:p>
      <text:p text:style-name="P1"><text:line-break/>223063 - CHAPON SCE MORILLES BL 150G CRU créé: </text:p>
      <text:p text:style-name="P5">INSERT fta_nomenclature SET <text:s/>last_id_fta_nomenclature='0' , OLD_id_fta_composition='' , id_annexe_agrologic_article_codification='4' , id_access_recette_recette='0' , id_fta='10' , ascendant_fta_nomenclature='' , site_production_fta_nomenclature='1' , poids_fta_nomenclature='0.15' , id_annexe_unite='kg' , quantite_piece_par_carton='' , poids_total_carton_vrac_fta_nomenclature='' , code_produit_agrologic_fta_nomenclature='3063' , etat_fta_nomenclature='1' , nom_fta_nomenclature='CHAPON SCE MORILLES BL 150G CRU' , suffixe_agrologic_fta_nomenclature='' </text:p>
      <text:p text:style-name="P1"><text:line-break/>500349 - SCE CHAPON MORILLES BL L créé: </text:p>
      <text:p text:style-name="P5"><text:soft-page-break/>INSERT fta_nomenclature SET <text:s/>last_id_fta_nomenclature='0' , OLD_id_fta_composition='' , id_annexe_agrologic_article_codification='3' , id_access_recette_recette='0' , id_fta='10' , ascendant_fta_nomenclature='' , site_production_fta_nomenclature='1' , poids_fta_nomenclature='' , id_annexe_unite='L' , quantite_piece_par_carton='' , poids_total_carton_vrac_fta_nomenclature='' , code_produit_agrologic_fta_nomenclature='0349' , etat_fta_nomenclature='1' , nom_fta_nomenclature='SCE CHAPON MORILLES BL L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10' , ascendant_fta_nomenclature='' , site_production_fta_nomenclature='1' , poids_fta_nomenclature='0.15' , id_annexe_unite='kg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23064</text:p>
      <text:p text:style-name="P1"><text:line-break/>123064 - NOIX ST JACQUES LOISEAU 150G CUIT créé: </text:p>
      <text:p text:style-name="P5">INSERT fta_nomenclature SET <text:s/>last_id_fta_nomenclature='0' , OLD_id_fta_composition='' , id_annexe_agrologic_article_codification='5' , id_access_recette_recette='0' , id_fta='27' , ascendant_fta_nomenclature='' , site_production_fta_nomenclature='1' , poids_fta_nomenclature='0.15' , id_annexe_unite='kg' , quantite_piece_par_carton='' , poids_total_carton_vrac_fta_nomenclature='' , code_produit_agrologic_fta_nomenclature='3064' , etat_fta_nomenclature='1' , nom_fta_nomenclature='NOIX ST JACQUES LOISEAU 150G CUIT' , suffixe_agrologic_fta_nomenclature='' </text:p>
      <text:p text:style-name="P1"><text:line-break/>223064 - NOIX ST JACQUES LOISEAU 150G CRU créé: </text:p>
      <text:p text:style-name="P5"><text:soft-page-break/>INSERT fta_nomenclature SET <text:s/>last_id_fta_nomenclature='0' , OLD_id_fta_composition='' , id_annexe_agrologic_article_codification='4' , id_access_recette_recette='0' , id_fta='27' , ascendant_fta_nomenclature='' , site_production_fta_nomenclature='1' , poids_fta_nomenclature='0.15' , id_annexe_unite='kg' , quantite_piece_par_carton='' , poids_total_carton_vrac_fta_nomenclature='' , code_produit_agrologic_fta_nomenclature='3064' , etat_fta_nomenclature='1' , nom_fta_nomenclature='NOIX ST JACQUES LOISEAU 150G CRU' , suffixe_agrologic_fta_nomenclature='' </text:p>
      <text:p text:style-name="P1"><text:line-break/>500350 - SAUCE CHAMPAGNE ST JACQUES LOISEAU L créé: </text:p>
      <text:p text:style-name="P5">INSERT fta_nomenclature SET <text:s/>last_id_fta_nomenclature='0' , OLD_id_fta_composition='' , id_annexe_agrologic_article_codification='3' , id_access_recette_recette='0' , id_fta='27' , ascendant_fta_nomenclature='' , site_production_fta_nomenclature='1' , poids_fta_nomenclature='' , id_annexe_unite='L' , quantite_piece_par_carton='' , poids_total_carton_vrac_fta_nomenclature='' , code_produit_agrologic_fta_nomenclature='0350' , etat_fta_nomenclature='1' , nom_fta_nomenclature='SAUCE CHAMPAGNE ST JACQUES LOISEAU L' , suffixe_agrologic_fta_nomenclature='' </text:p>
      <text:p text:style-name="P1"><text:line-break/>123065 - RAVIOLI MORILLES LOISEAU 120G CUIT créé: </text:p>
      <text:p text:style-name="P5">INSERT fta_nomenclature SET <text:s/>last_id_fta_nomenclature='0' , OLD_id_fta_composition='' , id_annexe_agrologic_article_codification='5' , id_access_recette_recette='0' , id_fta='27' , ascendant_fta_nomenclature='' , site_production_fta_nomenclature='1' , poids_fta_nomenclature='0.12' , id_annexe_unite='kg' , quantite_piece_par_carton='' , poids_total_carton_vrac_fta_nomenclature='' , code_produit_agrologic_fta_nomenclature='3065' , etat_fta_nomenclature='1' , nom_fta_nomenclature='RAVIOLI MORILLES LOISEAU 120G CUIT' , suffixe_agrologic_fta_nomenclature='' </text:p>
      <text:p text:style-name="P1"><text:line-break/>223065 - RAVIOLI MORILLES LOISEAU 120G CRU créé: </text:p>
      <text:p text:style-name="P5">INSERT fta_nomenclature SET <text:s/>last_id_fta_nomenclature='0' , OLD_id_fta_composition='' , id_annexe_agrologic_article_codification='4' , id_access_recette_recette='0' , id_fta='27' , ascendant_fta_nomenclature='' , site_production_fta_nomenclature='1' , poids_fta_nomenclature='0.12' , id_annexe_unite='kg' , quantite_piece_par_carton='' , poids_total_carton_vrac_fta_nomenclature='' , code_produit_agrologic_fta_nomenclature='3065' , etat_fta_nomenclature='1' , nom_fta_nomenclature='RAVIOLI MORILLES LOISEAU 120G CRU' , suffixe_agrologic_fta_nomenclature='' </text:p>
      <text:p text:style-name="P1"><text:line-break/> - <text:s/>créé: </text:p>
      <text:p text:style-name="P5"><text:soft-page-break/>INSERT fta_nomenclature SET <text:s/>last_id_fta_nomenclature='0' , OLD_id_fta_composition='' , id_annexe_agrologic_article_codification='6' , id_access_recette_recette='0' , id_fta='27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23066</text:p>
      <text:p text:style-name="P1"><text:line-break/>123066 - CROUST CONFIT CANARD LOISEAU 150G CUIT créé: </text:p>
      <text:p text:style-name="P5">INSERT fta_nomenclature SET <text:s/>last_id_fta_nomenclature='0' , OLD_id_fta_composition='' , id_annexe_agrologic_article_codification='5' , id_access_recette_recette='0' , id_fta='111' , ascendant_fta_nomenclature='' , site_production_fta_nomenclature='1' , poids_fta_nomenclature='0.15' , id_annexe_unite='kg' , quantite_piece_par_carton='' , poids_total_carton_vrac_fta_nomenclature='' , code_produit_agrologic_fta_nomenclature='3066' , etat_fta_nomenclature='1' , nom_fta_nomenclature='CROUST CONFIT CANARD LOISEAU 150G CUIT' , suffixe_agrologic_fta_nomenclature='' </text:p>
      <text:p text:style-name="P1"><text:line-break/>223066 - CROUST CONFIT CANARD LOISEAU 150G CRU créé: </text:p>
      <text:p text:style-name="P5">INSERT fta_nomenclature SET <text:s/>last_id_fta_nomenclature='0' , OLD_id_fta_composition='' , id_annexe_agrologic_article_codification='4' , id_access_recette_recette='0' , id_fta='111' , ascendant_fta_nomenclature='' , site_production_fta_nomenclature='1' , poids_fta_nomenclature='0.15' , id_annexe_unite='kg' , quantite_piece_par_carton='' , poids_total_carton_vrac_fta_nomenclature='' , code_produit_agrologic_fta_nomenclature='3066' , etat_fta_nomenclature='1' , nom_fta_nomenclature='CROUST CONFIT CANARD LOISEAU 150G CRU' , suffixe_agrologic_fta_nomenclature='' </text:p>
      <text:p text:style-name="P1"><text:line-break/>700084 - PRE CUISSON CONFIT DE CANARD KG créé: </text:p>
      <text:p text:style-name="P5"><text:soft-page-break/>INSERT fta_nomenclature SET <text:s/>last_id_fta_nomenclature='0' , OLD_id_fta_composition='' , id_annexe_agrologic_article_codification='1' , id_access_recette_recette='0' , id_fta='111' , ascendant_fta_nomenclature='' , site_production_fta_nomenclature='1' , poids_fta_nomenclature='' , id_annexe_unite='kg' , quantite_piece_par_carton='' , poids_total_carton_vrac_fta_nomenclature='' , code_produit_agrologic_fta_nomenclature='0084' , etat_fta_nomenclature='1' , nom_fta_nomenclature='PRE CUISSON CONFIT DE CANARD KG' , suffixe_agrologic_fta_nomenclature='' </text:p>
      <text:p text:style-name="P1"><text:line-break/>500351 - SAUCE CROUSTADE CONFIT LOISEAU créé: </text:p>
      <text:p text:style-name="P5">INSERT fta_nomenclature SET <text:s/>last_id_fta_nomenclature='0' , OLD_id_fta_composition='' , id_annexe_agrologic_article_codification='3' , id_access_recette_recette='0' , id_fta='111' , ascendant_fta_nomenclature='' , site_production_fta_nomenclature='1' , poids_fta_nomenclature='' , id_annexe_unite='L' , quantite_piece_par_carton='' , poids_total_carton_vrac_fta_nomenclature='' , code_produit_agrologic_fta_nomenclature='0351' , etat_fta_nomenclature='1' , nom_fta_nomenclature='SAUCE CROUSTADE CONFIT LOISEAU' , suffixe_agrologic_fta_nomenclature='' </text:p>
      <text:p text:style-name="P1"><text:line-break/></text:p>
      <text:p text:style-name="P4">Traitement de l'Article: 23067</text:p>
      <text:p text:style-name="P1"><text:line-break/>123067 - CROUST ECREVISSE CHAMP LOISEAU 150G CUIT créé: </text:p>
      <text:p text:style-name="P5">INSERT fta_nomenclature SET <text:s/>last_id_fta_nomenclature='0' , OLD_id_fta_composition='' , id_annexe_agrologic_article_codification='5' , id_access_recette_recette='0' , id_fta='15' , ascendant_fta_nomenclature='' , site_production_fta_nomenclature='1' , poids_fta_nomenclature='0.15' , id_annexe_unite='kg' , quantite_piece_par_carton='' , poids_total_carton_vrac_fta_nomenclature='' , code_produit_agrologic_fta_nomenclature='3067' , etat_fta_nomenclature='1' , nom_fta_nomenclature='CROUST ECREVISSE CHAMP LOISEAU 150G CUIT' , suffixe_agrologic_fta_nomenclature='' </text:p>
      <text:p text:style-name="P1"><text:line-break/>223067 - CROUST ECREVISSE CHAMP LOISEAU 150G CRU créé: </text:p>
      <text:p text:style-name="P5"><text:soft-page-break/>INSERT fta_nomenclature SET <text:s/>last_id_fta_nomenclature='0' , OLD_id_fta_composition='' , id_annexe_agrologic_article_codification='4' , id_access_recette_recette='0' , id_fta='15' , ascendant_fta_nomenclature='' , site_production_fta_nomenclature='1' , poids_fta_nomenclature='0.15' , id_annexe_unite='kg' , quantite_piece_par_carton='' , poids_total_carton_vrac_fta_nomenclature='' , code_produit_agrologic_fta_nomenclature='3067' , etat_fta_nomenclature='1' , nom_fta_nomenclature='CROUST ECREVISSE CHAMP LOISEAU 150G CRU' , suffixe_agrologic_fta_nomenclature='' </text:p>
      <text:p text:style-name="P1"><text:line-break/>500352 - SAUCE CROUSTADE ECREVISSE LOISEAU créé: </text:p>
      <text:p text:style-name="P5">INSERT fta_nomenclature SET <text:s/>last_id_fta_nomenclature='0' , OLD_id_fta_composition='' , id_annexe_agrologic_article_codification='3' , id_access_recette_recette='0' , id_fta='15' , ascendant_fta_nomenclature='' , site_production_fta_nomenclature='1' , poids_fta_nomenclature='' , id_annexe_unite='L' , quantite_piece_par_carton='' , poids_total_carton_vrac_fta_nomenclature='' , code_produit_agrologic_fta_nomenclature='0352' , etat_fta_nomenclature='1' , nom_fta_nomenclature='SAUCE CROUSTADE ECREVISSE LOISEAU' , suffixe_agrologic_fta_nomenclature='' </text:p>
      <text:p text:style-name="P1"><text:line-break/></text:p>
      <text:p text:style-name="P4">Traitement de l'Article: 23077</text:p>
      <text:p text:style-name="P1"><text:line-break/>123077 - CANARD AUX CEPES LOISEAU 170G CUIT créé: </text:p>
      <text:p text:style-name="P5">INSERT fta_nomenclature SET <text:s/>last_id_fta_nomenclature='0' , OLD_id_fta_composition='' , id_annexe_agrologic_article_codification='5' , id_access_recette_recette='0' , id_fta='93' , ascendant_fta_nomenclature='' , site_production_fta_nomenclature='1' , poids_fta_nomenclature='0.17' , id_annexe_unite='kg' , quantite_piece_par_carton='' , poids_total_carton_vrac_fta_nomenclature='' , code_produit_agrologic_fta_nomenclature='3077' , etat_fta_nomenclature='1' , nom_fta_nomenclature='CANARD AUX CEPES LOISEAU 170G CUIT' , suffixe_agrologic_fta_nomenclature='' </text:p>
      <text:p text:style-name="P1"><text:line-break/>223077 - CANARD AUX CEPES LOISEAU 170G CRU créé: </text:p>
      <text:p text:style-name="P5"><text:soft-page-break/>INSERT fta_nomenclature SET <text:s/>last_id_fta_nomenclature='0' , OLD_id_fta_composition='' , id_annexe_agrologic_article_codification='4' , id_access_recette_recette='0' , id_fta='93' , ascendant_fta_nomenclature='' , site_production_fta_nomenclature='1' , poids_fta_nomenclature='0.17' , id_annexe_unite='kg' , quantite_piece_par_carton='' , poids_total_carton_vrac_fta_nomenclature='' , code_produit_agrologic_fta_nomenclature='3077' , etat_fta_nomenclature='1' , nom_fta_nomenclature='CANARD AUX CEPES LOISEAU 170G CRU' , suffixe_agrologic_fta_nomenclature='' </text:p>
      <text:p text:style-name="P1"><text:line-break/>500466 - SAUCE CANARD CEPES LOISEAU L créé: </text:p>
      <text:p text:style-name="P5">INSERT fta_nomenclature SET <text:s/>last_id_fta_nomenclature='0' , OLD_id_fta_composition='' , id_annexe_agrologic_article_codification='3' , id_access_recette_recette='0' , id_fta='93' , ascendant_fta_nomenclature='' , site_production_fta_nomenclature='1' , poids_fta_nomenclature='' , id_annexe_unite='L' , quantite_piece_par_carton='' , poids_total_carton_vrac_fta_nomenclature='' , code_produit_agrologic_fta_nomenclature='0466' , etat_fta_nomenclature='1' , nom_fta_nomenclature='SAUCE CANARD CEPES LOISEAU L' , suffixe_agrologic_fta_nomenclature='' </text:p>
      <text:p text:style-name="P1"><text:line-break/>123078 - RIZ 3 COULEURS FRUITS SECS BL 100G CUIT créé: </text:p>
      <text:p text:style-name="P5">INSERT fta_nomenclature SET <text:s/>last_id_fta_nomenclature='0' , OLD_id_fta_composition='' , id_annexe_agrologic_article_codification='5' , id_access_recette_recette='0' , id_fta='93' , ascendant_fta_nomenclature='' , site_production_fta_nomenclature='1' , poids_fta_nomenclature='0.1' , id_annexe_unite='kg' , quantite_piece_par_carton='' , poids_total_carton_vrac_fta_nomenclature='' , code_produit_agrologic_fta_nomenclature='3078' , etat_fta_nomenclature='1' , nom_fta_nomenclature='RIZ 3 COULEURS FRUITS SECS BL 100G CUIT' , suffixe_agrologic_fta_nomenclature='' </text:p>
      <text:p text:style-name="P1"><text:line-break/>223078 - RIZ 3 COULEURS FRUITS SECS BL 100G CRU créé: </text:p>
      <text:p text:style-name="P5">INSERT fta_nomenclature SET <text:s/>last_id_fta_nomenclature='0' , OLD_id_fta_composition='' , id_annexe_agrologic_article_codification='4' , id_access_recette_recette='0' , id_fta='93' , ascendant_fta_nomenclature='' , site_production_fta_nomenclature='1' , poids_fta_nomenclature='0.1' , id_annexe_unite='kg' , quantite_piece_par_carton='' , poids_total_carton_vrac_fta_nomenclature='' , code_produit_agrologic_fta_nomenclature='3078' , etat_fta_nomenclature='1' , nom_fta_nomenclature='RIZ 3 COULEURS FRUITS SECS BL 100G CRU' , suffixe_agrologic_fta_nomenclature='' </text:p>
      <text:p text:style-name="P1"><text:line-break/>700151 - PREPA RIZ 3 COULEURS FRUITS SECS BL KG créé: </text:p>
      <text:p text:style-name="P5"><text:soft-page-break/>INSERT fta_nomenclature SET <text:s/>last_id_fta_nomenclature='0' , OLD_id_fta_composition='' , id_annexe_agrologic_article_codification='1' , id_access_recette_recette='0' , id_fta='93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PREPA RIZ 3 COULEURS FRUITS SECS BL KG' , suffixe_agrologic_fta_nomenclature='' </text:p>
      <text:p text:style-name="P1"><text:line-break/></text:p>
      <text:p text:style-name="P4">Traitement de l'Article: 23081</text:p>
      <text:p text:style-name="P1"><text:line-break/>223081 - EFFEUILLE MORUE PARMENTIERE 260G BL CRU créé: </text:p>
      <text:p text:style-name="P5">INSERT fta_nomenclature SET <text:s/>last_id_fta_nomenclature='0' , OLD_id_fta_composition='' , id_annexe_agrologic_article_codification='4' , id_access_recette_recette='0' , id_fta='120' , ascendant_fta_nomenclature='' , site_production_fta_nomenclature='1' , poids_fta_nomenclature='0.26' , id_annexe_unite='kg' , quantite_piece_par_carton='' , poids_total_carton_vrac_fta_nomenclature='' , code_produit_agrologic_fta_nomenclature='3081' , etat_fta_nomenclature='1' , nom_fta_nomenclature='EFFEUILLE MORUE PARMENTIERE 260G BL CRU' , suffixe_agrologic_fta_nomenclature='' </text:p>
      <text:p text:style-name="P1"><text:line-break/>600095 - PREP EFFEUILLEE DE MORUE BL KG créé: </text:p>
      <text:p text:style-name="P5">INSERT fta_nomenclature SET <text:s/>last_id_fta_nomenclature='0' , OLD_id_fta_composition='' , id_annexe_agrologic_article_codification='2' , id_access_recette_recette='0' , id_fta='120' , ascendant_fta_nomenclature='' , site_production_fta_nomenclature='1' , poids_fta_nomenclature='' , id_annexe_unite='kg' , quantite_piece_par_carton='' , poids_total_carton_vrac_fta_nomenclature='' , code_produit_agrologic_fta_nomenclature='0095' , etat_fta_nomenclature='1' , nom_fta_nomenclature='PREP EFFEUILLEE DE MORUE BL KG' , suffixe_agrologic_fta_nomenclature='' </text:p>
      <text:p text:style-name="P1"><text:line-break/>700080 - PRE CUISSON FILET DE MORUE créé: </text:p>
      <text:p text:style-name="P5"><text:soft-page-break/>INSERT fta_nomenclature SET <text:s/>last_id_fta_nomenclature='0' , OLD_id_fta_composition='' , id_annexe_agrologic_article_codification='1' , id_access_recette_recette='0' , id_fta='120' , ascendant_fta_nomenclature='' , site_production_fta_nomenclature='1' , poids_fta_nomenclature='' , id_annexe_unite='kg' , quantite_piece_par_carton='' , poids_total_carton_vrac_fta_nomenclature='' , code_produit_agrologic_fta_nomenclature='0080' , etat_fta_nomenclature='1' , nom_fta_nomenclature='PRE CUISSON FILET DE MORUE' , suffixe_agrologic_fta_nomenclature='' </text:p>
      <text:p text:style-name="P1"><text:line-break/>700168 - PREP PUREE MORUE/PARMENTIER KG créé: </text:p>
      <text:p text:style-name="P5">INSERT fta_nomenclature SET <text:s/>last_id_fta_nomenclature='0' , OLD_id_fta_composition='' , id_annexe_agrologic_article_codification='1' , id_access_recette_recette='0' , id_fta='120' , ascendant_fta_nomenclature='' , site_production_fta_nomenclature='1' , poids_fta_nomenclature='' , id_annexe_unite='kg' , quantite_piece_par_carton='' , poids_total_carton_vrac_fta_nomenclature='' , code_produit_agrologic_fta_nomenclature='0168' , etat_fta_nomenclature='1' , nom_fta_nomenclature='PREP PUREE MORUE/PARMENTIER KG' , suffixe_agrologic_fta_nomenclature='' </text:p>
      <text:p text:style-name="P1"><text:line-break/>223082 - SAUCE CONCASSE TOMATE CITRON 50G BL CRU créé: </text:p>
      <text:p text:style-name="P5">INSERT fta_nomenclature SET <text:s/>last_id_fta_nomenclature='0' , OLD_id_fta_composition='' , id_annexe_agrologic_article_codification='4' , id_access_recette_recette='0' , id_fta='120' , ascendant_fta_nomenclature='' , site_production_fta_nomenclature='1' , poids_fta_nomenclature='0.05' , id_annexe_unite='kg' , quantite_piece_par_carton='' , poids_total_carton_vrac_fta_nomenclature='' , code_produit_agrologic_fta_nomenclature='3082' , etat_fta_nomenclature='1' , nom_fta_nomenclature='SAUCE CONCASSE TOMATE CITRON 50G BL CRU' , suffixe_agrologic_fta_nomenclature='' </text:p>
      <text:p text:style-name="P1"><text:line-break/>500492 - SAUCE CONCASSE TOMATE CITRON LOISEAU L créé: </text:p>
      <text:p text:style-name="P5">INSERT fta_nomenclature SET <text:s/>last_id_fta_nomenclature='0' , OLD_id_fta_composition='' , id_annexe_agrologic_article_codification='3' , id_access_recette_recette='0' , id_fta='120' , ascendant_fta_nomenclature='' , site_production_fta_nomenclature='1' , poids_fta_nomenclature='' , id_annexe_unite='L' , quantite_piece_par_carton='' , poids_total_carton_vrac_fta_nomenclature='' , code_produit_agrologic_fta_nomenclature='0492' , etat_fta_nomenclature='1' , nom_fta_nomenclature='SAUCE CONCASSE TOMATE CITRON LOISEAU L' , suffixe_agrologic_fta_nomenclature='' </text:p>
      <text:p text:style-name="P1"><text:line-break/></text:p>
      <text:p text:style-name="P4"><text:soft-page-break/>Traitement de l'Article: 23083</text:p>
      <text:p text:style-name="P1"><text:line-break/>123083 - QUENELLE BROCHET SCE ECREVI 215G BL CUIT créé: </text:p>
      <text:p text:style-name="P5">INSERT fta_nomenclature SET <text:s/>last_id_fta_nomenclature='0' , OLD_id_fta_composition='' , id_annexe_agrologic_article_codification='5' , id_access_recette_recette='0' , id_fta='124' , ascendant_fta_nomenclature='' , site_production_fta_nomenclature='1' , poids_fta_nomenclature='0.215' , id_annexe_unite='kg' , quantite_piece_par_carton='' , poids_total_carton_vrac_fta_nomenclature='' , code_produit_agrologic_fta_nomenclature='3083' , etat_fta_nomenclature='1' , nom_fta_nomenclature='QUENELLE BROCHET SCE ECREVI 215G BL CUIT' , suffixe_agrologic_fta_nomenclature='' </text:p>
      <text:p text:style-name="P1"><text:line-break/>223083 - QUENELLE BROCHET SCE ECREVI 215G BL CRU créé: </text:p>
      <text:p text:style-name="P5">INSERT fta_nomenclature SET <text:s/>last_id_fta_nomenclature='0' , OLD_id_fta_composition='' , id_annexe_agrologic_article_codification='4' , id_access_recette_recette='0' , id_fta='124' , ascendant_fta_nomenclature='' , site_production_fta_nomenclature='1' , poids_fta_nomenclature='0.215' , id_annexe_unite='kg' , quantite_piece_par_carton='' , poids_total_carton_vrac_fta_nomenclature='' , code_produit_agrologic_fta_nomenclature='3083' , etat_fta_nomenclature='1' , nom_fta_nomenclature='QUENELLE BROCHET SCE ECREVI 215G BL CRU' , suffixe_agrologic_fta_nomenclature='' </text:p>
      <text:p text:style-name="P1"><text:line-break/>500493 - SAUCE QUENELLE BROCHET LOISEAU L créé: </text:p>
      <text:p text:style-name="P5">INSERT fta_nomenclature SET <text:s/>last_id_fta_nomenclature='0' , OLD_id_fta_composition='' , id_annexe_agrologic_article_codification='3' , id_access_recette_recette='0' , id_fta='124' , ascendant_fta_nomenclature='' , site_production_fta_nomenclature='1' , poids_fta_nomenclature='' , id_annexe_unite='L' , quantite_piece_par_carton='' , poids_total_carton_vrac_fta_nomenclature='' , code_produit_agrologic_fta_nomenclature='0493' , etat_fta_nomenclature='1' , nom_fta_nomenclature='SAUCE QUENELLE BROCHET LOISEAU L' , suffixe_agrologic_fta_nomenclature='' </text:p>
      <text:p text:style-name="P1"><text:line-break/>123084 - EPINARDS 100G BL CUIT créé: </text:p>
      <text:p text:style-name="P5"><text:soft-page-break/>INSERT fta_nomenclature SET <text:s/>last_id_fta_nomenclature='0' , OLD_id_fta_composition='' , id_annexe_agrologic_article_codification='5' , id_access_recette_recette='0' , id_fta='124' , ascendant_fta_nomenclature='' , site_production_fta_nomenclature='1' , poids_fta_nomenclature='0.1' , id_annexe_unite='kg' , quantite_piece_par_carton='' , poids_total_carton_vrac_fta_nomenclature='' , code_produit_agrologic_fta_nomenclature='3084' , etat_fta_nomenclature='1' , nom_fta_nomenclature='EPINARDS 100G BL CUIT' , suffixe_agrologic_fta_nomenclature='' </text:p>
      <text:p text:style-name="P1"><text:line-break/>223084 - EPINARDS 100G BL CRU créé: </text:p>
      <text:p text:style-name="P5">INSERT fta_nomenclature SET <text:s/>last_id_fta_nomenclature='0' , OLD_id_fta_composition='' , id_annexe_agrologic_article_codification='4' , id_access_recette_recette='0' , id_fta='124' , ascendant_fta_nomenclature='' , site_production_fta_nomenclature='1' , poids_fta_nomenclature='0.1' , id_annexe_unite='kg' , quantite_piece_par_carton='' , poids_total_carton_vrac_fta_nomenclature='' , code_produit_agrologic_fta_nomenclature='3084' , etat_fta_nomenclature='1' , nom_fta_nomenclature='EPINARDS 100G BL CRU' , suffixe_agrologic_fta_nomenclature='' </text:p>
      <text:p text:style-name="P1"><text:line-break/></text:p>
      <text:p text:style-name="P4">Traitement de l'Article: 23085</text:p>
      <text:p text:style-name="P1"><text:line-break/>223085 - CUISSE DE CANARD 140G BL CRU créé: </text:p>
      <text:p text:style-name="P5">INSERT fta_nomenclature SET <text:s/>last_id_fta_nomenclature='0' , OLD_id_fta_composition='' , id_annexe_agrologic_article_codification='4' , id_access_recette_recette='0' , id_fta='121' , ascendant_fta_nomenclature='' , site_production_fta_nomenclature='1' , poids_fta_nomenclature='0.14' , id_annexe_unite='kg' , quantite_piece_par_carton='' , poids_total_carton_vrac_fta_nomenclature='' , code_produit_agrologic_fta_nomenclature='3085' , etat_fta_nomenclature='1' , nom_fta_nomenclature='CUISSE DE CANARD 140G BL CRU' , suffixe_agrologic_fta_nomenclature='' </text:p>
      <text:p text:style-name="P1"><text:line-break/>223086 - POMME DE TERRE FONDANTE 140G BL CRU créé: </text:p>
      <text:p text:style-name="P5"><text:soft-page-break/>INSERT fta_nomenclature SET <text:s/>last_id_fta_nomenclature='0' , OLD_id_fta_composition='' , id_annexe_agrologic_article_codification='4' , id_access_recette_recette='0' , id_fta='121' , ascendant_fta_nomenclature='' , site_production_fta_nomenclature='1' , poids_fta_nomenclature='0.14' , id_annexe_unite='kg' , quantite_piece_par_carton='' , poids_total_carton_vrac_fta_nomenclature='' , code_produit_agrologic_fta_nomenclature='3086' , etat_fta_nomenclature='1' , nom_fta_nomenclature='POMME DE TERRE FONDANTE 140G BL CRU' , suffixe_agrologic_fta_nomenclature='' </text:p>
      <text:p text:style-name="P1"><text:line-break/>700167 - PREPA POMME DE TERRE FONDANTE KG BL créé: </text:p>
      <text:p text:style-name="P5">INSERT fta_nomenclature SET <text:s/>last_id_fta_nomenclature='0' , OLD_id_fta_composition='' , id_annexe_agrologic_article_codification='1' , id_access_recette_recette='0' , id_fta='121' , ascendant_fta_nomenclature='' , site_production_fta_nomenclature='1' , poids_fta_nomenclature='' , id_annexe_unite='kg' , quantite_piece_par_carton='' , poids_total_carton_vrac_fta_nomenclature='' , code_produit_agrologic_fta_nomenclature='0167' , etat_fta_nomenclature='1' , nom_fta_nomenclature='PREPA POMME DE TERRE FONDANTE KG BL' , suffixe_agrologic_fta_nomenclature='' </text:p>
      <text:p text:style-name="P1"><text:line-break/></text:p>
      <text:p text:style-name="P4">Traitement de l'Article: 23087</text:p>
      <text:p text:style-name="P1"><text:line-break/>123087 - SUPRE POULET AUX MOUSSERONS 150G BL CUIT créé: </text:p>
      <text:p text:style-name="P5">INSERT fta_nomenclature SET <text:s/>last_id_fta_nomenclature='0' , OLD_id_fta_composition='' , id_annexe_agrologic_article_codification='5' , id_access_recette_recette='0' , id_fta='123' , ascendant_fta_nomenclature='' , site_production_fta_nomenclature='1' , poids_fta_nomenclature='0.15' , id_annexe_unite='kg' , quantite_piece_par_carton='' , poids_total_carton_vrac_fta_nomenclature='' , code_produit_agrologic_fta_nomenclature='3087' , etat_fta_nomenclature='1' , nom_fta_nomenclature='SUPRE POULET AUX MOUSSERONS 150G BL CUIT' , suffixe_agrologic_fta_nomenclature='' </text:p>
      <text:p text:style-name="P1"><text:line-break/>223087 - SUPRE POULET AUX MOUSSERONS 150G BL CRU créé: </text:p>
      <text:p text:style-name="P5"><text:soft-page-break/>INSERT fta_nomenclature SET <text:s/>last_id_fta_nomenclature='0' , OLD_id_fta_composition='' , id_annexe_agrologic_article_codification='4' , id_access_recette_recette='0' , id_fta='123' , ascendant_fta_nomenclature='' , site_production_fta_nomenclature='1' , poids_fta_nomenclature='0.15' , id_annexe_unite='kg' , quantite_piece_par_carton='' , poids_total_carton_vrac_fta_nomenclature='' , code_produit_agrologic_fta_nomenclature='3087' , etat_fta_nomenclature='1' , nom_fta_nomenclature='SUPRE POULET AUX MOUSSERONS 150G BL CRU' , suffixe_agrologic_fta_nomenclature='' </text:p>
      <text:p text:style-name="P1"><text:line-break/>500494 - SAUCE SUPREME MOUSSERONS LOISEAU L créé: </text:p>
      <text:p text:style-name="P5">INSERT fta_nomenclature SET <text:s/>last_id_fta_nomenclature='0' , OLD_id_fta_composition='' , id_annexe_agrologic_article_codification='3' , id_access_recette_recette='0' , id_fta='123' , ascendant_fta_nomenclature='' , site_production_fta_nomenclature='1' , poids_fta_nomenclature='' , id_annexe_unite='L' , quantite_piece_par_carton='' , poids_total_carton_vrac_fta_nomenclature='' , code_produit_agrologic_fta_nomenclature='0494' , etat_fta_nomenclature='1' , nom_fta_nomenclature='SAUCE SUPREME MOUSSERONS LOISEAU L' , suffixe_agrologic_fta_nomenclature='' </text:p>
      <text:p text:style-name="P1"><text:line-break/>123088 - TAGLIATELLES 130G BL CUIT créé: </text:p>
      <text:p text:style-name="P5">INSERT fta_nomenclature SET <text:s/>last_id_fta_nomenclature='0' , OLD_id_fta_composition='' , id_annexe_agrologic_article_codification='5' , id_access_recette_recette='0' , id_fta='123' , ascendant_fta_nomenclature='' , site_production_fta_nomenclature='1' , poids_fta_nomenclature='0.13' , id_annexe_unite='kg' , quantite_piece_par_carton='' , poids_total_carton_vrac_fta_nomenclature='' , code_produit_agrologic_fta_nomenclature='3088' , etat_fta_nomenclature='1' , nom_fta_nomenclature='TAGLIATELLES 130G BL CUIT' , suffixe_agrologic_fta_nomenclature='' </text:p>
      <text:p text:style-name="P1"><text:line-break/>223088 - TAGLIATELLES 130G BL CRU créé: </text:p>
      <text:p text:style-name="P5">INSERT fta_nomenclature SET <text:s/>last_id_fta_nomenclature='0' , OLD_id_fta_composition='' , id_annexe_agrologic_article_codification='4' , id_access_recette_recette='0' , id_fta='123' , ascendant_fta_nomenclature='' , site_production_fta_nomenclature='1' , poids_fta_nomenclature='0.13' , id_annexe_unite='kg' , quantite_piece_par_carton='' , poids_total_carton_vrac_fta_nomenclature='' , code_produit_agrologic_fta_nomenclature='3088' , etat_fta_nomenclature='1' , nom_fta_nomenclature='TAGLIATELLES 130G BL CRU' , suffixe_agrologic_fta_nomenclature='' </text:p>
      <text:p text:style-name="P1"><text:line-break/>700170 - PREP TAGLIATELLES BL KG créé: </text:p>
      <text:p text:style-name="P5"><text:soft-page-break/>INSERT fta_nomenclature SET <text:s/>last_id_fta_nomenclature='0' , OLD_id_fta_composition='' , id_annexe_agrologic_article_codification='1' , id_access_recette_recette='0' , id_fta='123' , ascendant_fta_nomenclature='' , site_production_fta_nomenclature='1' , poids_fta_nomenclature='' , id_annexe_unite='kg' , quantite_piece_par_carton='' , poids_total_carton_vrac_fta_nomenclature='' , code_produit_agrologic_fta_nomenclature='0170' , etat_fta_nomenclature='1' , nom_fta_nomenclature='PREP TAGLIATELLES BL KG' , suffixe_agrologic_fta_nomenclature='' </text:p>
      <text:p text:style-name="P1"><text:line-break/></text:p>
      <text:p text:style-name="P4">Traitement de l'Article: 23089</text:p>
      <text:p text:style-name="P1"><text:line-break/>223089 - PALERON BOEUF ECHALOTE 160G BL CRU créé: </text:p>
      <text:p text:style-name="P5">INSERT fta_nomenclature SET <text:s/>last_id_fta_nomenclature='0' , OLD_id_fta_composition='' , id_annexe_agrologic_article_codification='4' , id_access_recette_recette='0' , id_fta='122' , ascendant_fta_nomenclature='' , site_production_fta_nomenclature='1' , poids_fta_nomenclature='0.16' , id_annexe_unite='kg' , quantite_piece_par_carton='' , poids_total_carton_vrac_fta_nomenclature='' , code_produit_agrologic_fta_nomenclature='3089' , etat_fta_nomenclature='1' , nom_fta_nomenclature='PALERON BOEUF ECHALOTE 160G BL CRU' , suffixe_agrologic_fta_nomenclature='' </text:p>
      <text:p text:style-name="P1"><text:line-break/>600040 - PRE CUISSON ECHALOTTE créé: </text:p>
      <text:p text:style-name="P5">INSERT fta_nomenclature SET <text:s/>last_id_fta_nomenclature='0' , OLD_id_fta_composition='' , id_annexe_agrologic_article_codification='2' , id_access_recette_recette='0' , id_fta='122' , ascendant_fta_nomenclature='' , site_production_fta_nomenclature='1' , poids_fta_nomenclature='' , id_annexe_unite='kg' , quantite_piece_par_carton='' , poids_total_carton_vrac_fta_nomenclature='' , code_produit_agrologic_fta_nomenclature='0040' , etat_fta_nomenclature='1' , nom_fta_nomenclature='PRE CUISSON ECHALOTTE' , suffixe_agrologic_fta_nomenclature='' </text:p>
      <text:p text:style-name="P1"><text:line-break/>500495 - SAUCE PALERON ECHALOTE LOISEAU L créé: </text:p>
      <text:p text:style-name="P5"><text:soft-page-break/>INSERT fta_nomenclature SET <text:s/>last_id_fta_nomenclature='0' , OLD_id_fta_composition='' , id_annexe_agrologic_article_codification='3' , id_access_recette_recette='0' , id_fta='122' , ascendant_fta_nomenclature='' , site_production_fta_nomenclature='1' , poids_fta_nomenclature='' , id_annexe_unite='L' , quantite_piece_par_carton='' , poids_total_carton_vrac_fta_nomenclature='' , code_produit_agrologic_fta_nomenclature='0495' , etat_fta_nomenclature='1' , nom_fta_nomenclature='SAUCE PALERON ECHALOTE LOISEAU L' , suffixe_agrologic_fta_nomenclature='' </text:p>
      <text:p text:style-name="P1"><text:line-break/>223090 - GRATIN DAUPHINOIS 120G BL CRU créé: </text:p>
      <text:p text:style-name="P5">INSERT fta_nomenclature SET <text:s/>last_id_fta_nomenclature='0' , OLD_id_fta_composition='' , id_annexe_agrologic_article_codification='4' , id_access_recette_recette='0' , id_fta='122' , ascendant_fta_nomenclature='' , site_production_fta_nomenclature='1' , poids_fta_nomenclature='0.12' , id_annexe_unite='kg' , quantite_piece_par_carton='' , poids_total_carton_vrac_fta_nomenclature='' , code_produit_agrologic_fta_nomenclature='3090' , etat_fta_nomenclature='1' , nom_fta_nomenclature='GRATIN DAUPHINOIS 120G BL CRU' , suffixe_agrologic_fta_nomenclature='' </text:p>
      <text:p text:style-name="P1"><text:line-break/>500496 - SAUCE GRATIN DAUPHINOIS LOISEAU L créé: </text:p>
      <text:p text:style-name="P5">INSERT fta_nomenclature SET <text:s/>last_id_fta_nomenclature='0' , OLD_id_fta_composition='' , id_annexe_agrologic_article_codification='3' , id_access_recette_recette='0' , id_fta='122' , ascendant_fta_nomenclature='' , site_production_fta_nomenclature='1' , poids_fta_nomenclature='' , id_annexe_unite='L' , quantite_piece_par_carton='' , poids_total_carton_vrac_fta_nomenclature='' , code_produit_agrologic_fta_nomenclature='0496' , etat_fta_nomenclature='1' , nom_fta_nomenclature='SAUCE GRATIN DAUPHINOIS LOISEAU L' , suffixe_agrologic_fta_nomenclature='' </text:p>
      <text:p text:style-name="P1"><text:line-break/></text:p>
      <text:p text:style-name="P4">Traitement de l'Article: 23091</text:p>
      <text:p text:style-name="P1"><text:line-break/>123091 - GATEAU LANGOUSTE LOISEAU 250G CUIT créé: </text:p>
      <text:p text:style-name="P5"><text:soft-page-break/>INSERT fta_nomenclature SET <text:s/>last_id_fta_nomenclature='0' , OLD_id_fta_composition='' , id_annexe_agrologic_article_codification='5' , id_access_recette_recette='0' , id_fta='127' , ascendant_fta_nomenclature='' , site_production_fta_nomenclature='1' , poids_fta_nomenclature='0.25' , id_annexe_unite='kg' , quantite_piece_par_carton='' , poids_total_carton_vrac_fta_nomenclature='' , code_produit_agrologic_fta_nomenclature='3091' , etat_fta_nomenclature='1' , nom_fta_nomenclature='GATEAU LANGOUSTE LOISEAU 250G CUIT' , suffixe_agrologic_fta_nomenclature='' </text:p>
      <text:p text:style-name="P1"><text:line-break/>223091 - GATEAU LANGOUSTE LOISEAU 250G CRU créé: </text:p>
      <text:p text:style-name="P5">INSERT fta_nomenclature SET <text:s/>last_id_fta_nomenclature='0' , OLD_id_fta_composition='' , id_annexe_agrologic_article_codification='4' , id_access_recette_recette='0' , id_fta='127' , ascendant_fta_nomenclature='' , site_production_fta_nomenclature='1' , poids_fta_nomenclature='0.25' , id_annexe_unite='kg' , quantite_piece_par_carton='' , poids_total_carton_vrac_fta_nomenclature='' , code_produit_agrologic_fta_nomenclature='3091' , etat_fta_nomenclature='1' , nom_fta_nomenclature='GATEAU LANGOUSTE LOISEAU 250G CRU' , suffixe_agrologic_fta_nomenclature='' </text:p>
      <text:p text:style-name="P1"><text:line-break/>600117 - PUREE PDT KG GATEAU LANGOUSTE BL créé: </text:p>
      <text:p text:style-name="P5">INSERT fta_nomenclature SET <text:s/>last_id_fta_nomenclature='0' , OLD_id_fta_composition='' , id_annexe_agrologic_article_codification='2' , id_access_recette_recette='0' , id_fta='127' , ascendant_fta_nomenclature='' , site_production_fta_nomenclature='1' , poids_fta_nomenclature='' , id_annexe_unite='kg' , quantite_piece_par_carton='' , poids_total_carton_vrac_fta_nomenclature='' , code_produit_agrologic_fta_nomenclature='0117' , etat_fta_nomenclature='1' , nom_fta_nomenclature='PUREE PDT KG GATEAU LANGOUSTE BL' , suffixe_agrologic_fta_nomenclature='' </text:p>
      <text:p text:style-name="P1"><text:line-break/>600118 - FCE LANGOUSTE KG GATEAU BL créé: </text:p>
      <text:p text:style-name="P5">INSERT fta_nomenclature SET <text:s/>last_id_fta_nomenclature='0' , OLD_id_fta_composition='' , id_annexe_agrologic_article_codification='2' , id_access_recette_recette='0' , id_fta='127' , ascendant_fta_nomenclature='' , site_production_fta_nomenclature='1' , poids_fta_nomenclature='' , id_annexe_unite='kg' , quantite_piece_par_carton='' , poids_total_carton_vrac_fta_nomenclature='' , code_produit_agrologic_fta_nomenclature='0118' , etat_fta_nomenclature='1' , nom_fta_nomenclature='FCE LANGOUSTE KG GATEAU BL' , suffixe_agrologic_fta_nomenclature='' </text:p>
      <text:p text:style-name="P1"><text:line-break/>123092 - SAUCE JUS CRUSTACE LOISEAU 30G CUIT créé: </text:p>
      <text:p text:style-name="P5"><text:soft-page-break/>INSERT fta_nomenclature SET <text:s/>last_id_fta_nomenclature='0' , OLD_id_fta_composition='' , id_annexe_agrologic_article_codification='5' , id_access_recette_recette='0' , id_fta='127' , ascendant_fta_nomenclature='' , site_production_fta_nomenclature='1' , poids_fta_nomenclature='0.03' , id_annexe_unite='kg' , quantite_piece_par_carton='' , poids_total_carton_vrac_fta_nomenclature='' , code_produit_agrologic_fta_nomenclature='3092' , etat_fta_nomenclature='1' , nom_fta_nomenclature='SAUCE JUS CRUSTACE LOISEAU 30G CUIT' , suffixe_agrologic_fta_nomenclature='' </text:p>
      <text:p text:style-name="P1"><text:line-break/>223092 - SAUCE JUS CRUSTACE LOISEAU 30G CRU créé: </text:p>
      <text:p text:style-name="P5">INSERT fta_nomenclature SET <text:s/>last_id_fta_nomenclature='0' , OLD_id_fta_composition='' , id_annexe_agrologic_article_codification='4' , id_access_recette_recette='0' , id_fta='127' , ascendant_fta_nomenclature='' , site_production_fta_nomenclature='1' , poids_fta_nomenclature='0.03' , id_annexe_unite='kg' , quantite_piece_par_carton='' , poids_total_carton_vrac_fta_nomenclature='' , code_produit_agrologic_fta_nomenclature='3092' , etat_fta_nomenclature='1' , nom_fta_nomenclature='SAUCE JUS CRUSTACE LOISEAU 30G CRU' , suffixe_agrologic_fta_nomenclature='' </text:p>
      <text:p text:style-name="P1"><text:line-break/>500529 - SAUCE JUS CRUSTACE LOISEAU L créé: </text:p>
      <text:p text:style-name="P5">INSERT fta_nomenclature SET <text:s/>last_id_fta_nomenclature='0' , OLD_id_fta_composition='' , id_annexe_agrologic_article_codification='3' , id_access_recette_recette='0' , id_fta='127' , ascendant_fta_nomenclature='' , site_production_fta_nomenclature='1' , poids_fta_nomenclature='' , id_annexe_unite='L' , quantite_piece_par_carton='' , poids_total_carton_vrac_fta_nomenclature='' , code_produit_agrologic_fta_nomenclature='0529' , etat_fta_nomenclature='1' , nom_fta_nomenclature='SAUCE JUS CRUSTACE LOISEAU L' , suffixe_agrologic_fta_nomenclature='' </text:p>
      <text:p text:style-name="P1"><text:line-break/></text:p>
      <text:p text:style-name="P4">Traitement de l'Article: 23093</text:p>
      <text:p text:style-name="P1"><text:line-break/>123093 - LOTTE AMERICAINE LOISEAU 150G CUIT créé: </text:p>
      <text:p text:style-name="P5"><text:soft-page-break/>INSERT fta_nomenclature SET <text:s/>last_id_fta_nomenclature='0' , OLD_id_fta_composition='' , id_annexe_agrologic_article_codification='5' , id_access_recette_recette='0' , id_fta='128' , ascendant_fta_nomenclature='' , site_production_fta_nomenclature='1' , poids_fta_nomenclature='0.15' , id_annexe_unite='kg' , quantite_piece_par_carton='' , poids_total_carton_vrac_fta_nomenclature='' , code_produit_agrologic_fta_nomenclature='3093' , etat_fta_nomenclature='1' , nom_fta_nomenclature='LOTTE AMERICAINE LOISEAU 150G CUIT' , suffixe_agrologic_fta_nomenclature='' </text:p>
      <text:p text:style-name="P1"><text:line-break/>223093 - LOTTE AMERICAINE LOISEAU 150G CRU créé: </text:p>
      <text:p text:style-name="P5">INSERT fta_nomenclature SET <text:s/>last_id_fta_nomenclature='0' , OLD_id_fta_composition='' , id_annexe_agrologic_article_codification='4' , id_access_recette_recette='0' , id_fta='128' , ascendant_fta_nomenclature='' , site_production_fta_nomenclature='1' , poids_fta_nomenclature='0.15' , id_annexe_unite='kg' , quantite_piece_par_carton='' , poids_total_carton_vrac_fta_nomenclature='' , code_produit_agrologic_fta_nomenclature='3093' , etat_fta_nomenclature='1' , nom_fta_nomenclature='LOTTE AMERICAINE LOISEAU 150G CRU' , suffixe_agrologic_fta_nomenclature='' </text:p>
      <text:p text:style-name="P1"><text:line-break/>500530 - SCE LOTTE AMERICAINE LOISEAU L créé: </text:p>
      <text:p text:style-name="P5">INSERT fta_nomenclature SET <text:s/>last_id_fta_nomenclature='0' , OLD_id_fta_composition='' , id_annexe_agrologic_article_codification='3' , id_access_recette_recette='0' , id_fta='128' , ascendant_fta_nomenclature='' , site_production_fta_nomenclature='1' , poids_fta_nomenclature='' , id_annexe_unite='L' , quantite_piece_par_carton='' , poids_total_carton_vrac_fta_nomenclature='' , code_produit_agrologic_fta_nomenclature='0530' , etat_fta_nomenclature='1' , nom_fta_nomenclature='SCE LOTTE AMERICAINE LOISEAU L' , suffixe_agrologic_fta_nomenclature='' </text:p>
      <text:p text:style-name="P1"><text:line-break/>123094 - RIZ BASMATI LOISEAU 130G CUIT créé: </text:p>
      <text:p text:style-name="P5">INSERT fta_nomenclature SET <text:s/>last_id_fta_nomenclature='0' , OLD_id_fta_composition='' , id_annexe_agrologic_article_codification='5' , id_access_recette_recette='0' , id_fta='128' , ascendant_fta_nomenclature='' , site_production_fta_nomenclature='1' , poids_fta_nomenclature='0.13' , id_annexe_unite='kg' , quantite_piece_par_carton='' , poids_total_carton_vrac_fta_nomenclature='' , code_produit_agrologic_fta_nomenclature='3094' , etat_fta_nomenclature='1' , nom_fta_nomenclature='RIZ BASMATI LOISEAU 130G CUIT' , suffixe_agrologic_fta_nomenclature='' </text:p>
      <text:p text:style-name="P1"><text:line-break/>223094 - RIZ BASMATI LOISEAU 130G CRU créé: </text:p>
      <text:p text:style-name="P5"><text:soft-page-break/>INSERT fta_nomenclature SET <text:s/>last_id_fta_nomenclature='0' , OLD_id_fta_composition='' , id_annexe_agrologic_article_codification='4' , id_access_recette_recette='0' , id_fta='128' , ascendant_fta_nomenclature='' , site_production_fta_nomenclature='1' , poids_fta_nomenclature='0.13' , id_annexe_unite='kg' , quantite_piece_par_carton='' , poids_total_carton_vrac_fta_nomenclature='' , code_produit_agrologic_fta_nomenclature='3094' , etat_fta_nomenclature='1' , nom_fta_nomenclature='RIZ BASMATI LOISEAU 130G CRU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128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23095</text:p>
      <text:p text:style-name="P1"><text:line-break/>123095 - MEDAILLON VEAU MORILLE LOISEAU 120G CUIT créé: </text:p>
      <text:p text:style-name="P5">INSERT fta_nomenclature SET <text:s/>last_id_fta_nomenclature='0' , OLD_id_fta_composition='' , id_annexe_agrologic_article_codification='5' , id_access_recette_recette='0' , id_fta='129' , ascendant_fta_nomenclature='' , site_production_fta_nomenclature='1' , poids_fta_nomenclature='0.12' , id_annexe_unite='kg' , quantite_piece_par_carton='' , poids_total_carton_vrac_fta_nomenclature='' , code_produit_agrologic_fta_nomenclature='3095' , etat_fta_nomenclature='1' , nom_fta_nomenclature='MEDAILLON VEAU MORILLE LOISEAU 120G CUIT' , suffixe_agrologic_fta_nomenclature='' </text:p>
      <text:p text:style-name="P1"><text:line-break/>223095 - MEDAILLON VEAU MORILLE LOISEAU 120G CRU créé: </text:p>
      <text:p text:style-name="P5"><text:soft-page-break/>INSERT fta_nomenclature SET <text:s/>last_id_fta_nomenclature='0' , OLD_id_fta_composition='' , id_annexe_agrologic_article_codification='4' , id_access_recette_recette='0' , id_fta='129' , ascendant_fta_nomenclature='' , site_production_fta_nomenclature='1' , poids_fta_nomenclature='0.12' , id_annexe_unite='kg' , quantite_piece_par_carton='' , poids_total_carton_vrac_fta_nomenclature='' , code_produit_agrologic_fta_nomenclature='3095' , etat_fta_nomenclature='1' , nom_fta_nomenclature='MEDAILLON VEAU MORILLE LOISEAU 120G CRU' , suffixe_agrologic_fta_nomenclature='' </text:p>
      <text:p text:style-name="P1"><text:line-break/>500531 - SAUCE MEDAILLON VEAU LOISEAU L créé: </text:p>
      <text:p text:style-name="P5">INSERT fta_nomenclature SET <text:s/>last_id_fta_nomenclature='0' , OLD_id_fta_composition='' , id_annexe_agrologic_article_codification='3' , id_access_recette_recette='0' , id_fta='129' , ascendant_fta_nomenclature='' , site_production_fta_nomenclature='1' , poids_fta_nomenclature='' , id_annexe_unite='L' , quantite_piece_par_carton='' , poids_total_carton_vrac_fta_nomenclature='' , code_produit_agrologic_fta_nomenclature='0531' , etat_fta_nomenclature='1' , nom_fta_nomenclature='SAUCE MEDAILLON VEAU LOISEAU L' , suffixe_agrologic_fta_nomenclature='' </text:p>
      <text:p text:style-name="P1"><text:line-break/>700177 - PRE CUISSON MEDAILLON VEAU LOISEAU KG créé: </text:p>
      <text:p text:style-name="P5">INSERT fta_nomenclature SET <text:s/>last_id_fta_nomenclature='0' , OLD_id_fta_composition='' , id_annexe_agrologic_article_codification='1' , id_access_recette_recette='0' , id_fta='129' , ascendant_fta_nomenclature='' , site_production_fta_nomenclature='1' , poids_fta_nomenclature='' , id_annexe_unite='kg' , quantite_piece_par_carton='' , poids_total_carton_vrac_fta_nomenclature='' , code_produit_agrologic_fta_nomenclature='0177' , etat_fta_nomenclature='1' , nom_fta_nomenclature='PRE CUISSON MEDAILLON VEAU LOISEAU KG' , suffixe_agrologic_fta_nomenclature='' </text:p>
      <text:p text:style-name="P1"><text:line-break/>123096 - MOUSSELINE ASPERGES LOISEAU 130G CUIT créé: </text:p>
      <text:p text:style-name="P5">INSERT fta_nomenclature SET <text:s/>last_id_fta_nomenclature='0' , OLD_id_fta_composition='' , id_annexe_agrologic_article_codification='5' , id_access_recette_recette='0' , id_fta='129' , ascendant_fta_nomenclature='' , site_production_fta_nomenclature='1' , poids_fta_nomenclature='0.13' , id_annexe_unite='kg' , quantite_piece_par_carton='' , poids_total_carton_vrac_fta_nomenclature='' , code_produit_agrologic_fta_nomenclature='3096' , etat_fta_nomenclature='1' , nom_fta_nomenclature='MOUSSELINE ASPERGES LOISEAU 130G CUIT' , suffixe_agrologic_fta_nomenclature='' </text:p>
      <text:p text:style-name="P1"><text:line-break/>223096 - MOUSSELINE ASPERGES LOISEAU 130G CRU créé: </text:p>
      <text:p text:style-name="P5"><text:soft-page-break/>INSERT fta_nomenclature SET <text:s/>last_id_fta_nomenclature='0' , OLD_id_fta_composition='' , id_annexe_agrologic_article_codification='4' , id_access_recette_recette='0' , id_fta='129' , ascendant_fta_nomenclature='' , site_production_fta_nomenclature='1' , poids_fta_nomenclature='0.13' , id_annexe_unite='kg' , quantite_piece_par_carton='' , poids_total_carton_vrac_fta_nomenclature='' , code_produit_agrologic_fta_nomenclature='3096' , etat_fta_nomenclature='1' , nom_fta_nomenclature='MOUSSELINE ASPERGES LOISEAU 130G CRU' , suffixe_agrologic_fta_nomenclature='' </text:p>
      <text:p text:style-name="P1"><text:line-break/>700190 - PREPA MOUSSELINE ASPERGE LOISEAU KG créé: </text:p>
      <text:p text:style-name="P5">INSERT fta_nomenclature SET <text:s/>last_id_fta_nomenclature='0' , OLD_id_fta_composition='' , id_annexe_agrologic_article_codification='1' , id_access_recette_recette='0' , id_fta='129' , ascendant_fta_nomenclature='' , site_production_fta_nomenclature='1' , poids_fta_nomenclature='' , id_annexe_unite='kg' , quantite_piece_par_carton='' , poids_total_carton_vrac_fta_nomenclature='' , code_produit_agrologic_fta_nomenclature='0190' , etat_fta_nomenclature='1' , nom_fta_nomenclature='PREPA MOUSSELINE ASPERGE LOISEAU KG' , suffixe_agrologic_fta_nomenclature='' </text:p>
      <text:p text:style-name="P1"><text:line-break/></text:p>
      <text:p text:style-name="P4">Traitement de l'Article: 23097</text:p>
      <text:p text:style-name="P1"><text:line-break/>223097 - FRIC POULET MORILLES LOISEAU 210G CRU créé: </text:p>
      <text:p text:style-name="P5">INSERT fta_nomenclature SET <text:s/>last_id_fta_nomenclature='0' , OLD_id_fta_composition='' , id_annexe_agrologic_article_codification='4' , id_access_recette_recette='0' , id_fta='126' , ascendant_fta_nomenclature='' , site_production_fta_nomenclature='1' , poids_fta_nomenclature='0.21' , id_annexe_unite='kg' , quantite_piece_par_carton='' , poids_total_carton_vrac_fta_nomenclature='' , code_produit_agrologic_fta_nomenclature='3097' , etat_fta_nomenclature='1' , nom_fta_nomenclature='FRIC POULET MORILLES LOISEAU 210G CRU' , suffixe_agrologic_fta_nomenclature='' </text:p>
      <text:p text:style-name="P1"><text:line-break/>700278 - PREP MORILLES REHYDRATEES KG créé: </text:p>
      <text:p text:style-name="P5"><text:soft-page-break/>INSERT fta_nomenclature SET <text:s/>last_id_fta_nomenclature='0' , OLD_id_fta_composition='' , id_annexe_agrologic_article_codification='1' , id_access_recette_recette='0' , id_fta='126' , ascendant_fta_nomenclature='' , site_production_fta_nomenclature='1' , poids_fta_nomenclature='' , id_annexe_unite='kg' , quantite_piece_par_carton='' , poids_total_carton_vrac_fta_nomenclature='' , code_produit_agrologic_fta_nomenclature='0278' , etat_fta_nomenclature='1' , nom_fta_nomenclature='PREP MORILLES REHYDRATEES KG' , suffixe_agrologic_fta_nomenclature='' </text:p>
      <text:p text:style-name="P1"><text:line-break/>500556 - SCE FRICASSEE POULET MORILLES LOISEAU L créé: </text:p>
      <text:p text:style-name="P5">INSERT fta_nomenclature SET <text:s/>last_id_fta_nomenclature='0' , OLD_id_fta_composition='' , id_annexe_agrologic_article_codification='3' , id_access_recette_recette='0' , id_fta='126' , ascendant_fta_nomenclature='' , site_production_fta_nomenclature='1' , poids_fta_nomenclature='' , id_annexe_unite='L' , quantite_piece_par_carton='' , poids_total_carton_vrac_fta_nomenclature='' , code_produit_agrologic_fta_nomenclature='0556' , etat_fta_nomenclature='1' , nom_fta_nomenclature='SCE FRICASSEE POULET MORILLES LOISEAU L' , suffixe_agrologic_fta_nomenclature='' </text:p>
      <text:p text:style-name="P1"><text:line-break/>223098 - RIZ CUISINES LARDONS LOISEAU 100G CRU créé: </text:p>
      <text:p text:style-name="P5">INSERT fta_nomenclature SET <text:s/>last_id_fta_nomenclature='0' , OLD_id_fta_composition='' , id_annexe_agrologic_article_codification='4' , id_access_recette_recette='0' , id_fta='126' , ascendant_fta_nomenclature='' , site_production_fta_nomenclature='1' , poids_fta_nomenclature='0.1' , id_annexe_unite='kg' , quantite_piece_par_carton='' , poids_total_carton_vrac_fta_nomenclature='' , code_produit_agrologic_fta_nomenclature='3098' , etat_fta_nomenclature='1' , nom_fta_nomenclature='RIZ CUISINES LARDONS LOISEAU 100G CRU' , suffixe_agrologic_fta_nomenclature='' </text:p>
      <text:p text:style-name="P1"><text:line-break/>700210 - PREPA RIZ CUISINE LARDONS LOISEAU KG créé: </text:p>
      <text:p text:style-name="P5">INSERT fta_nomenclature SET <text:s/>last_id_fta_nomenclature='0' , OLD_id_fta_composition='' , id_annexe_agrologic_article_codification='1' , id_access_recette_recette='0' , id_fta='126' , ascendant_fta_nomenclature='' , site_production_fta_nomenclature='1' , poids_fta_nomenclature='' , id_annexe_unite='kg' , quantite_piece_par_carton='' , poids_total_carton_vrac_fta_nomenclature='' , code_produit_agrologic_fta_nomenclature='0210' , etat_fta_nomenclature='1' , nom_fta_nomenclature='PREPA RIZ CUISINE LARDONS LOISEAU KG' , suffixe_agrologic_fta_nomenclature='' </text:p>
      <text:p text:style-name="P1"><text:line-break/></text:p>
      <text:p text:style-name="P4"><text:soft-page-break/>Traitement de l'Article: 23100</text:p>
      <text:p text:style-name="P1"><text:line-break/>223102 - COMPOTEE LEGUMES LOISEAU 110G CRU créé: </text:p>
      <text:p text:style-name="P5">INSERT fta_nomenclature SET <text:s/>last_id_fta_nomenclature='0' , OLD_id_fta_composition='' , id_annexe_agrologic_article_codification='4' , id_access_recette_recette='0' , id_fta='125' , ascendant_fta_nomenclature='' , site_production_fta_nomenclature='1' , poids_fta_nomenclature='0.11' , id_annexe_unite='kg' , quantite_piece_par_carton='' , poids_total_carton_vrac_fta_nomenclature='' , code_produit_agrologic_fta_nomenclature='3102' , etat_fta_nomenclature='1' , nom_fta_nomenclature='COMPOTEE LEGUMES LOISEAU 110G CRU' , suffixe_agrologic_fta_nomenclature='' </text:p>
      <text:p text:style-name="P1"><text:line-break/>700209 - PREPA COMPOTEE LEGUMES LOISEAU KG créé: </text:p>
      <text:p text:style-name="P5">INSERT fta_nomenclature SET <text:s/>last_id_fta_nomenclature='0' , OLD_id_fta_composition='' , id_annexe_agrologic_article_codification='1' , id_access_recette_recette='0' , id_fta='125' , ascendant_fta_nomenclature='' , site_production_fta_nomenclature='1' , poids_fta_nomenclature='' , id_annexe_unite='kg' , quantite_piece_par_carton='' , poids_total_carton_vrac_fta_nomenclature='' , code_produit_agrologic_fta_nomenclature='0209' , etat_fta_nomenclature='1' , nom_fta_nomenclature='PREPA COMPOTEE LEGUMES LOISEAU KG' , suffixe_agrologic_fta_nomenclature='' </text:p>
      <text:p text:style-name="P1"><text:line-break/>223100 - MOUSSELINE ST JACQUES LOISEAU 120G CRU créé: </text:p>
      <text:p text:style-name="P5">INSERT fta_nomenclature SET <text:s/>last_id_fta_nomenclature='0' , OLD_id_fta_composition='' , id_annexe_agrologic_article_codification='4' , id_access_recette_recette='0' , id_fta='125' , ascendant_fta_nomenclature='' , site_production_fta_nomenclature='1' , poids_fta_nomenclature='0.12' , id_annexe_unite='kg' , quantite_piece_par_carton='' , poids_total_carton_vrac_fta_nomenclature='' , code_produit_agrologic_fta_nomenclature='3100' , etat_fta_nomenclature='1' , nom_fta_nomenclature='MOUSSELINE ST JACQUES LOISEAU 120G CRU' , suffixe_agrologic_fta_nomenclature='' </text:p>
      <text:p text:style-name="P1"><text:line-break/>323100 - MOUSSELINE ST JACQUES BL 120G SURGELE créé: </text:p>
      <text:p text:style-name="P5"><text:soft-page-break/>INSERT fta_nomenclature SET <text:s/>last_id_fta_nomenclature='0' , OLD_id_fta_composition='' , id_annexe_agrologic_article_codification='8' , id_access_recette_recette='0' , id_fta='125' , ascendant_fta_nomenclature='' , site_production_fta_nomenclature='1' , poids_fta_nomenclature='' , id_annexe_unite='' , quantite_piece_par_carton='' , poids_total_carton_vrac_fta_nomenclature='' , code_produit_agrologic_fta_nomenclature='3100' , etat_fta_nomenclature='1' , nom_fta_nomenclature='MOUSSELINE ST JACQUES BL 120G SURGELE' , suffixe_agrologic_fta_nomenclature='' </text:p>
      <text:p text:style-name="P1"><text:line-break/>700208 - PREPA MOUSSELINE ST JACQUES LOISEAU KG créé: </text:p>
      <text:p text:style-name="P5">INSERT fta_nomenclature SET <text:s/>last_id_fta_nomenclature='0' , OLD_id_fta_composition='' , id_annexe_agrologic_article_codification='1' , id_access_recette_recette='0' , id_fta='125' , ascendant_fta_nomenclature='' , site_production_fta_nomenclature='1' , poids_fta_nomenclature='' , id_annexe_unite='kg' , quantite_piece_par_carton='' , poids_total_carton_vrac_fta_nomenclature='' , code_produit_agrologic_fta_nomenclature='0208' , etat_fta_nomenclature='1' , nom_fta_nomenclature='PREPA MOUSSELINE ST JACQUES LOISEAU KG' , suffixe_agrologic_fta_nomenclature='' </text:p>
      <text:p text:style-name="P1"><text:line-break/>223101 - JUS LANGOUSTINE LOISEAU 50G CRU créé: </text:p>
      <text:p text:style-name="P5">INSERT fta_nomenclature SET <text:s/>last_id_fta_nomenclature='0' , OLD_id_fta_composition='' , id_annexe_agrologic_article_codification='4' , id_access_recette_recette='0' , id_fta='125' , ascendant_fta_nomenclature='' , site_production_fta_nomenclature='1' , poids_fta_nomenclature='0.05' , id_annexe_unite='kg' , quantite_piece_par_carton='' , poids_total_carton_vrac_fta_nomenclature='' , code_produit_agrologic_fta_nomenclature='3101' , etat_fta_nomenclature='1' , nom_fta_nomenclature='JUS LANGOUSTINE LOISEAU 50G CRU' , suffixe_agrologic_fta_nomenclature='' </text:p>
      <text:p text:style-name="P1"><text:line-break/>500557 - SAUCE JUS DE LANGOUSTINE LOISEAU L créé: </text:p>
      <text:p text:style-name="P5">INSERT fta_nomenclature SET <text:s/>last_id_fta_nomenclature='0' , OLD_id_fta_composition='' , id_annexe_agrologic_article_codification='3' , id_access_recette_recette='0' , id_fta='125' , ascendant_fta_nomenclature='' , site_production_fta_nomenclature='1' , poids_fta_nomenclature='' , id_annexe_unite='L' , quantite_piece_par_carton='' , poids_total_carton_vrac_fta_nomenclature='' , code_produit_agrologic_fta_nomenclature='0557' , etat_fta_nomenclature='1' , nom_fta_nomenclature='SAUCE JUS DE LANGOUSTINE LOISEAU L' , suffixe_agrologic_fta_nomenclature='' </text:p>
      <text:p text:style-name="P1"><text:line-break/></text:p>
      <text:p text:style-name="P4"><text:soft-page-break/>Traitement de l'Article: 23108</text:p>
      <text:p text:style-name="P1"><text:line-break/></text:p>
      <text:p text:style-name="P4">Traitement de l'Article: 23110</text:p>
      <text:p text:style-name="P1"><text:line-break/></text:p>
      <text:p text:style-name="P4">Traitement de l'Article: 23602</text:p>
      <text:p text:style-name="P1"><text:line-break/>123602 - SAUCE MORILLE LOISEAU 150G CUIT créé: </text:p>
      <text:p text:style-name="P5">INSERT fta_nomenclature SET <text:s/>last_id_fta_nomenclature='0' , OLD_id_fta_composition='' , id_annexe_agrologic_article_codification='5' , id_access_recette_recette='0' , id_fta='28' , ascendant_fta_nomenclature='' , site_production_fta_nomenclature='1' , poids_fta_nomenclature='0.15' , id_annexe_unite='kg' , quantite_piece_par_carton='' , poids_total_carton_vrac_fta_nomenclature='' , code_produit_agrologic_fta_nomenclature='3602' , etat_fta_nomenclature='1' , nom_fta_nomenclature='SAUCE MORILLE LOISEAU 150G CUIT' , suffixe_agrologic_fta_nomenclature='' </text:p>
      <text:p text:style-name="P1"><text:line-break/>223602 - SAUCE MORILLE LOISEAU 150G CRU créé: </text:p>
      <text:p text:style-name="P5">INSERT fta_nomenclature SET <text:s/>last_id_fta_nomenclature='0' , OLD_id_fta_composition='' , id_annexe_agrologic_article_codification='4' , id_access_recette_recette='0' , id_fta='28' , ascendant_fta_nomenclature='' , site_production_fta_nomenclature='1' , poids_fta_nomenclature='0.15' , id_annexe_unite='kg' , quantite_piece_par_carton='' , poids_total_carton_vrac_fta_nomenclature='' , code_produit_agrologic_fta_nomenclature='3602' , etat_fta_nomenclature='1' , nom_fta_nomenclature='SAUCE MORILLE LOISEAU 150G CRU' , suffixe_agrologic_fta_nomenclature='' </text:p>
      <text:p text:style-name="P1"><text:line-break/>500357 - SAUCE MORILLE LOISEAU L créé: </text:p>
      <text:p text:style-name="P5">INSERT fta_nomenclature SET <text:s/>last_id_fta_nomenclature='0' , OLD_id_fta_composition='' , id_annexe_agrologic_article_codification='3' , id_access_recette_recette='0' , id_fta='28' , ascendant_fta_nomenclature='' , site_production_fta_nomenclature='1' , poids_fta_nomenclature='' , id_annexe_unite='L' , quantite_piece_par_carton='' , poids_total_carton_vrac_fta_nomenclature='' , code_produit_agrologic_fta_nomenclature='0357' , etat_fta_nomenclature='1' , nom_fta_nomenclature='SAUCE MORILLE LOISEAU L' , suffixe_agrologic_fta_nomenclature='' </text:p>
      <text:p text:style-name="P1"><text:line-break/></text:p>
      <text:p text:style-name="P4"><text:soft-page-break/>Traitement de l'Article: 23604</text:p>
      <text:p text:style-name="P1"><text:line-break/>123604 - SAUCE GD VENEUR GRIOTTES BL 150G CUIT créé: </text:p>
      <text:p text:style-name="P5">INSERT fta_nomenclature SET <text:s/>last_id_fta_nomenclature='0' , OLD_id_fta_composition='' , id_annexe_agrologic_article_codification='5' , id_access_recette_recette='0' , id_fta='91' , ascendant_fta_nomenclature='' , site_production_fta_nomenclature='1' , poids_fta_nomenclature='0.15' , id_annexe_unite='kg' , quantite_piece_par_carton='' , poids_total_carton_vrac_fta_nomenclature='' , code_produit_agrologic_fta_nomenclature='3604' , etat_fta_nomenclature='1' , nom_fta_nomenclature='SAUCE GD VENEUR GRIOTTES BL 150G CUIT' , suffixe_agrologic_fta_nomenclature='' </text:p>
      <text:p text:style-name="P1"><text:line-break/>223604 - SAUCE GD VENEUR GRIOTTES BL 150G CRU créé: </text:p>
      <text:p text:style-name="P5">INSERT fta_nomenclature SET <text:s/>last_id_fta_nomenclature='0' , OLD_id_fta_composition='' , id_annexe_agrologic_article_codification='4' , id_access_recette_recette='0' , id_fta='91' , ascendant_fta_nomenclature='' , site_production_fta_nomenclature='1' , poids_fta_nomenclature='0.15' , id_annexe_unite='kg' , quantite_piece_par_carton='' , poids_total_carton_vrac_fta_nomenclature='' , code_produit_agrologic_fta_nomenclature='3604' , etat_fta_nomenclature='1' , nom_fta_nomenclature='SAUCE GD VENEUR GRIOTTES BL 150G CRU' , suffixe_agrologic_fta_nomenclature='' </text:p>
      <text:p text:style-name="P1"><text:line-break/>500465 - SAUCE GD VENEUR GRIOTTES BL L créé: </text:p>
      <text:p text:style-name="P5">INSERT fta_nomenclature SET <text:s/>last_id_fta_nomenclature='0' , OLD_id_fta_composition='' , id_annexe_agrologic_article_codification='3' , id_access_recette_recette='0' , id_fta='91' , ascendant_fta_nomenclature='' , site_production_fta_nomenclature='1' , poids_fta_nomenclature='' , id_annexe_unite='L' , quantite_piece_par_carton='' , poids_total_carton_vrac_fta_nomenclature='' , code_produit_agrologic_fta_nomenclature='0465' , etat_fta_nomenclature='1' , nom_fta_nomenclature='SAUCE GD VENEUR GRIOTTES BL L' , suffixe_agrologic_fta_nomenclature='' </text:p>
      <text:p text:style-name="P1"><text:line-break/></text:p>
      <text:p text:style-name="P4">Traitement de l'Article: 23605</text:p>
      <text:p text:style-name="P1"><text:line-break/>123605 - SAUCE FOIE GRAS LOISEAU 150G CUIT créé: </text:p>
      <text:p text:style-name="P5"><text:soft-page-break/>INSERT fta_nomenclature SET <text:s/>last_id_fta_nomenclature='0' , OLD_id_fta_composition='' , id_annexe_agrologic_article_codification='5' , id_access_recette_recette='0' , id_fta='95' , ascendant_fta_nomenclature='' , site_production_fta_nomenclature='1' , poids_fta_nomenclature='0.15' , id_annexe_unite='kg' , quantite_piece_par_carton='' , poids_total_carton_vrac_fta_nomenclature='' , code_produit_agrologic_fta_nomenclature='3605' , etat_fta_nomenclature='1' , nom_fta_nomenclature='SAUCE FOIE GRAS LOISEAU 150G CUIT' , suffixe_agrologic_fta_nomenclature='' </text:p>
      <text:p text:style-name="P1"><text:line-break/>223605 - SAUCE FOIE GRAS LOISEAU 150G CRU créé: </text:p>
      <text:p text:style-name="P5">INSERT fta_nomenclature SET <text:s/>last_id_fta_nomenclature='0' , OLD_id_fta_composition='' , id_annexe_agrologic_article_codification='4' , id_access_recette_recette='0' , id_fta='95' , ascendant_fta_nomenclature='' , site_production_fta_nomenclature='1' , poids_fta_nomenclature='0.15' , id_annexe_unite='kg' , quantite_piece_par_carton='' , poids_total_carton_vrac_fta_nomenclature='' , code_produit_agrologic_fta_nomenclature='3605' , etat_fta_nomenclature='1' , nom_fta_nomenclature='SAUCE FOIE GRAS LOISEAU 150G CRU' , suffixe_agrologic_fta_nomenclature='' </text:p>
      <text:p text:style-name="P1"><text:line-break/>500482 - SAUCE FOIE GRAS LOISEAU L créé: </text:p>
      <text:p text:style-name="P5">INSERT fta_nomenclature SET <text:s/>last_id_fta_nomenclature='0' , OLD_id_fta_composition='' , id_annexe_agrologic_article_codification='3' , id_access_recette_recette='0' , id_fta='95' , ascendant_fta_nomenclature='' , site_production_fta_nomenclature='1' , poids_fta_nomenclature='' , id_annexe_unite='L' , quantite_piece_par_carton='' , poids_total_carton_vrac_fta_nomenclature='' , code_produit_agrologic_fta_nomenclature='0482' , etat_fta_nomenclature='1' , nom_fta_nomenclature='SAUCE FOIE GRAS LOISEAU L' , suffixe_agrologic_fta_nomenclature='' </text:p>
      <text:p text:style-name="P1"><text:line-break/></text:p>
      <text:p text:style-name="P4">Traitement de l'Article: 23606</text:p>
      <text:p text:style-name="P1"><text:line-break/>123606 - SAUCE AMERICAINE LOISEAU 150G CUIT créé: </text:p>
      <text:p text:style-name="P5"><text:soft-page-break/>INSERT fta_nomenclature SET <text:s/>last_id_fta_nomenclature='0' , OLD_id_fta_composition='' , id_annexe_agrologic_article_codification='5' , id_access_recette_recette='0' , id_fta='130' , ascendant_fta_nomenclature='' , site_production_fta_nomenclature='1' , poids_fta_nomenclature='0.15' , id_annexe_unite='kg' , quantite_piece_par_carton='' , poids_total_carton_vrac_fta_nomenclature='' , code_produit_agrologic_fta_nomenclature='3606' , etat_fta_nomenclature='1' , nom_fta_nomenclature='SAUCE AMERICAINE LOISEAU 150G CUIT' , suffixe_agrologic_fta_nomenclature='' </text:p>
      <text:p text:style-name="P1"><text:line-break/>223606 - SAUCE AMERICAINE LOISEAU 150G CRU créé: </text:p>
      <text:p text:style-name="P5">INSERT fta_nomenclature SET <text:s/>last_id_fta_nomenclature='0' , OLD_id_fta_composition='' , id_annexe_agrologic_article_codification='4' , id_access_recette_recette='0' , id_fta='130' , ascendant_fta_nomenclature='' , site_production_fta_nomenclature='1' , poids_fta_nomenclature='0.15' , id_annexe_unite='kg' , quantite_piece_par_carton='' , poids_total_carton_vrac_fta_nomenclature='' , code_produit_agrologic_fta_nomenclature='3606' , etat_fta_nomenclature='1' , nom_fta_nomenclature='SAUCE AMERICAINE LOISEAU 150G CRU' , suffixe_agrologic_fta_nomenclature='' </text:p>
      <text:p text:style-name="P1"><text:line-break/>500528 - SAUCE AMERICAINE LOISEAU L créé: </text:p>
      <text:p text:style-name="P5">INSERT fta_nomenclature SET <text:s/>last_id_fta_nomenclature='0' , OLD_id_fta_composition='' , id_annexe_agrologic_article_codification='3' , id_access_recette_recette='0' , id_fta='130' , ascendant_fta_nomenclature='' , site_production_fta_nomenclature='1' , poids_fta_nomenclature='' , id_annexe_unite='L' , quantite_piece_par_carton='' , poids_total_carton_vrac_fta_nomenclature='' , code_produit_agrologic_fta_nomenclature='0528' , etat_fta_nomenclature='1' , nom_fta_nomenclature='SAUCE AMERICAINE LOISEAU L' , suffixe_agrologic_fta_nomenclature='' </text:p>
      <text:p text:style-name="P1"><text:line-break/></text:p>
      <text:p text:style-name="P4">Traitement de l'Article: 27002</text:p>
      <text:p text:style-name="P1"><text:line-break/></text:p>
      <text:p text:style-name="P4">Traitement de l'Article: 27003</text:p>
      <text:p text:style-name="P1"><text:line-break/>227003 - BROCH VOLAILLE RIZ 250G LSTDA CRU créé: </text:p>
      <text:p text:style-name="P5"><text:soft-page-break/>INSERT fta_nomenclature SET <text:s/>last_id_fta_nomenclature='0' , OLD_id_fta_composition='' , id_annexe_agrologic_article_codification='4' , id_access_recette_recette='0' , id_fta='297' , ascendant_fta_nomenclature='' , site_production_fta_nomenclature='1' , poids_fta_nomenclature='0.025' , id_annexe_unite='kg' , quantite_piece_par_carton='' , poids_total_carton_vrac_fta_nomenclature='' , code_produit_agrologic_fta_nomenclature='7003' , etat_fta_nomenclature='1' , nom_fta_nomenclature='BROCH VOLAILLE RIZ 250G LSTDA CRU' , suffixe_agrologic_fta_nomenclature='' </text:p>
      <text:p text:style-name="P1"><text:line-break/>700394 - PREP RIZ BROCHETTE VOLAILLE TDA KG créé: </text:p>
      <text:p text:style-name="P5">INSERT fta_nomenclature SET <text:s/>last_id_fta_nomenclature='0' , OLD_id_fta_composition='' , id_annexe_agrologic_article_codification='1' , id_access_recette_recette='0' , id_fta='297' , ascendant_fta_nomenclature='' , site_production_fta_nomenclature='1' , poids_fta_nomenclature='' , id_annexe_unite='kg' , quantite_piece_par_carton='' , poids_total_carton_vrac_fta_nomenclature='' , code_produit_agrologic_fta_nomenclature='0394' , etat_fta_nomenclature='1' , nom_fta_nomenclature='PREP RIZ BROCHETTE VOLAILLE TDA KG' , suffixe_agrologic_fta_nomenclature='' </text:p>
      <text:p text:style-name="P1"><text:line-break/></text:p>
      <text:p text:style-name="P4">Traitement de l'Article: 27100</text:p>
      <text:p text:style-name="P1"><text:line-break/>227100 - SALADE SURIMI 280G LSTDA CRU créé: </text:p>
      <text:p text:style-name="P5">INSERT fta_nomenclature SET <text:s/>last_id_fta_nomenclature='0' , OLD_id_fta_composition='' , id_annexe_agrologic_article_codification='4' , id_access_recette_recette='0' , id_fta='350' , ascendant_fta_nomenclature='' , site_production_fta_nomenclature='1' , poids_fta_nomenclature='0.28' , id_annexe_unite='kg' , quantite_piece_par_carton='' , poids_total_carton_vrac_fta_nomenclature='' , code_produit_agrologic_fta_nomenclature='7100' , etat_fta_nomenclature='1' , nom_fta_nomenclature='SALADE SURIMI 280G LSTDA CRU' , suffixe_agrologic_fta_nomenclature='' </text:p>
      <text:p text:style-name="P1"><text:line-break/>500567 - SCE SALADE SURIMI LSTDA L créé: </text:p>
      <text:p text:style-name="P5"><text:soft-page-break/>INSERT fta_nomenclature SET <text:s/>last_id_fta_nomenclature='0' , OLD_id_fta_composition='' , id_annexe_agrologic_article_codification='3' , id_access_recette_recette='0' , id_fta='350' , ascendant_fta_nomenclature='' , site_production_fta_nomenclature='1' , poids_fta_nomenclature='' , id_annexe_unite='L' , quantite_piece_par_carton='' , poids_total_carton_vrac_fta_nomenclature='' , code_produit_agrologic_fta_nomenclature='0567' , etat_fta_nomenclature='1' , nom_fta_nomenclature='SCE SALADE SURIMI LSTDA L' , suffixe_agrologic_fta_nomenclature='' </text:p>
      <text:p text:style-name="P1"><text:line-break/>700455 - PREP LEG SALADE SURIMI LSTDA KG créé: </text:p>
      <text:p text:style-name="P5">INSERT fta_nomenclature SET <text:s/>last_id_fta_nomenclature='0' , OLD_id_fta_composition='' , id_annexe_agrologic_article_codification='1' , id_access_recette_recette='0' , id_fta='350' , ascendant_fta_nomenclature='' , site_production_fta_nomenclature='1' , poids_fta_nomenclature='' , id_annexe_unite='kg' , quantite_piece_par_carton='' , poids_total_carton_vrac_fta_nomenclature='' , code_produit_agrologic_fta_nomenclature='0455' , etat_fta_nomenclature='1' , nom_fta_nomenclature='PREP LEG SALADE SURIMI LSTDA KG' , suffixe_agrologic_fta_nomenclature='' </text:p>
      <text:p text:style-name="P1"><text:line-break/></text:p>
      <text:p text:style-name="P4">Traitement de l'Article: 27101</text:p>
      <text:p text:style-name="P1"><text:line-break/>227101 - SALADE LEGUMES 280G LSTDA CRU créé: </text:p>
      <text:p text:style-name="P5">INSERT fta_nomenclature SET <text:s/>last_id_fta_nomenclature='0' , OLD_id_fta_composition='' , id_annexe_agrologic_article_codification='4' , id_access_recette_recette='0' , id_fta='349' , ascendant_fta_nomenclature='' , site_production_fta_nomenclature='1' , poids_fta_nomenclature='0.28' , id_annexe_unite='kg' , quantite_piece_par_carton='' , poids_total_carton_vrac_fta_nomenclature='' , code_produit_agrologic_fta_nomenclature='7101' , etat_fta_nomenclature='1' , nom_fta_nomenclature='SALADE LEGUMES 280G LSTDA CRU' , suffixe_agrologic_fta_nomenclature='' </text:p>
      <text:p text:style-name="P1"><text:line-break/>700666 - PREP GARN SALADE LEG CROQUANTS LSTDA KG créé: </text:p>
      <text:p text:style-name="P5"><text:soft-page-break/>INSERT fta_nomenclature SET <text:s/>last_id_fta_nomenclature='0' , OLD_id_fta_composition='' , id_annexe_agrologic_article_codification='1' , id_access_recette_recette='0' , id_fta='349' , ascendant_fta_nomenclature='' , site_production_fta_nomenclature='1' , poids_fta_nomenclature='' , id_annexe_unite='kg' , quantite_piece_par_carton='' , poids_total_carton_vrac_fta_nomenclature='' , code_produit_agrologic_fta_nomenclature='0666' , etat_fta_nomenclature='1' , nom_fta_nomenclature='PREP GARN SALADE LEG CROQUANTS LSTDA KG' , suffixe_agrologic_fta_nomenclature='' </text:p>
      <text:p text:style-name="P1"><text:line-break/>700454 - PREP LEG SALADE LEG CROQUANT LSTDA KG créé: </text:p>
      <text:p text:style-name="P5">INSERT fta_nomenclature SET <text:s/>last_id_fta_nomenclature='0' , OLD_id_fta_composition='' , id_annexe_agrologic_article_codification='1' , id_access_recette_recette='0' , id_fta='349' , ascendant_fta_nomenclature='' , site_production_fta_nomenclature='1' , poids_fta_nomenclature='' , id_annexe_unite='kg' , quantite_piece_par_carton='' , poids_total_carton_vrac_fta_nomenclature='' , code_produit_agrologic_fta_nomenclature='0454' , etat_fta_nomenclature='1' , nom_fta_nomenclature='PREP LEG SALADE LEG CROQUANT LSTDA KG' , suffixe_agrologic_fta_nomenclature='' </text:p>
      <text:p text:style-name="P1"><text:line-break/>500568 - SCE SALADE LEGUMES LSTDA L créé: </text:p>
      <text:p text:style-name="P5">INSERT fta_nomenclature SET <text:s/>last_id_fta_nomenclature='0' , OLD_id_fta_composition='' , id_annexe_agrologic_article_codification='3' , id_access_recette_recette='0' , id_fta='349' , ascendant_fta_nomenclature='' , site_production_fta_nomenclature='1' , poids_fta_nomenclature='' , id_annexe_unite='L' , quantite_piece_par_carton='' , poids_total_carton_vrac_fta_nomenclature='' , code_produit_agrologic_fta_nomenclature='0568' , etat_fta_nomenclature='1' , nom_fta_nomenclature='SCE SALADE LEGUMES LSTDA L' , suffixe_agrologic_fta_nomenclature='' </text:p>
      <text:p text:style-name="P1"><text:line-break/></text:p>
      <text:p text:style-name="P4">Traitement de l'Article: 46036</text:p>
      <text:p text:style-name="P1"><text:line-break/>111001 - NEM PORC 60G PIECE THIRIET créé: </text:p>
      <text:p text:style-name="P5"><text:soft-page-break/>INSERT fta_nomenclature SET <text:s/>last_id_fta_nomenclature='0' , OLD_id_fta_composition='' , id_annexe_agrologic_article_codification='5' , id_access_recette_recette='0' , id_fta='1535' , ascendant_fta_nomenclature='' , site_production_fta_nomenclature='1' , poids_fta_nomenclature='0.06' , id_annexe_unite='kg' , quantite_piece_par_carton='' , poids_total_carton_vrac_fta_nomenclature='' , code_produit_agrologic_fta_nomenclature='1001' , etat_fta_nomenclature='1' , nom_fta_nomenclature='NEM PORC 60G PIECE THIRIET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53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7 - FCE NEM PORC MDTHI KG créé: </text:p>
      <text:p text:style-name="P5">INSERT fta_nomenclature SET <text:s/>last_id_fta_nomenclature='0' , OLD_id_fta_composition='' , id_annexe_agrologic_article_codification='2' , id_access_recette_recette='0' , id_fta='1535' , ascendant_fta_nomenclature='' , site_production_fta_nomenclature='1' , poids_fta_nomenclature='' , id_annexe_unite='kg' , quantite_piece_par_carton='' , poids_total_carton_vrac_fta_nomenclature='' , code_produit_agrologic_fta_nomenclature='0147' , etat_fta_nomenclature='1' , nom_fta_nomenclature='FCE NEM PORC MDTHI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53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153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7506</text:p>
      <text:p text:style-name="P1"><text:line-break/></text:p>
      <text:p text:style-name="P4">Traitement de l'Article: 28000</text:p>
      <text:p text:style-name="P1"><text:line-break/>228002 - PAELLA 380G NORMA CRU créé: </text:p>
      <text:p text:style-name="P5">INSERT fta_nomenclature SET <text:s/>last_id_fta_nomenclature='0' , OLD_id_fta_composition='' , id_annexe_agrologic_article_codification='4' , id_access_recette_recette='0' , id_fta='879' , ascendant_fta_nomenclature='' , site_production_fta_nomenclature='1' , poids_fta_nomenclature='0.38' , id_annexe_unite='kg' , quantite_piece_par_carton='' , poids_total_carton_vrac_fta_nomenclature='' , code_produit_agrologic_fta_nomenclature='8002' , etat_fta_nomenclature='1' , nom_fta_nomenclature='PAELLA 380G NORMA CRU' , suffixe_agrologic_fta_nomenclature='' </text:p>
      <text:p text:style-name="P1"><text:line-break/>700247 - PREP RIZ PAELLA NORMA créé: </text:p>
      <text:p text:style-name="P5">INSERT fta_nomenclature SET <text:s/>last_id_fta_nomenclature='0' , OLD_id_fta_composition='' , id_annexe_agrologic_article_codification='1' , id_access_recette_recette='0' , id_fta='879' , ascendant_fta_nomenclature='' , site_production_fta_nomenclature='1' , poids_fta_nomenclature='' , id_annexe_unite='kg' , quantite_piece_par_carton='' , poids_total_carton_vrac_fta_nomenclature='' , code_produit_agrologic_fta_nomenclature='0247' , etat_fta_nomenclature='1' , nom_fta_nomenclature='PREP RIZ PAELLA NORMA' , suffixe_agrologic_fta_nomenclature='' </text:p>
      <text:p text:style-name="P1"><text:line-break/>500578 - SCE PAELLA NORMA L créé: </text:p>
      <text:p text:style-name="P5"><text:soft-page-break/>INSERT fta_nomenclature SET <text:s/>last_id_fta_nomenclature='0' , OLD_id_fta_composition='' , id_annexe_agrologic_article_codification='3' , id_access_recette_recette='0' , id_fta='879' , ascendant_fta_nomenclature='' , site_production_fta_nomenclature='1' , poids_fta_nomenclature='' , id_annexe_unite='L' , quantite_piece_par_carton='' , poids_total_carton_vrac_fta_nomenclature='' , code_produit_agrologic_fta_nomenclature='0578' , etat_fta_nomenclature='1' , nom_fta_nomenclature='SCE PAELLA NORMA L' , suffixe_agrologic_fta_nomenclature='' </text:p>
      <text:p text:style-name="P1"><text:line-break/>700306 - PREP HDC POULET 70/90 MARQUE 10% créé: </text:p>
      <text:p text:style-name="P5">INSERT fta_nomenclature SET <text:s/>last_id_fta_nomenclature='0' , OLD_id_fta_composition='' , id_annexe_agrologic_article_codification='1' , id_access_recette_recette='0' , id_fta='879' , ascendant_fta_nomenclature='' , site_production_fta_nomenclature='1' , poids_fta_nomenclature='' , id_annexe_unite='kg' , quantite_piece_par_carton='' , poids_total_carton_vrac_fta_nomenclature='' , code_produit_agrologic_fta_nomenclature='0306' , etat_fta_nomenclature='1' , nom_fta_nomenclature='PREP HDC POULET 70/90 MARQUE 10%' , suffixe_agrologic_fta_nomenclature='' </text:p>
      <text:p text:style-name="P1"><text:line-break/>228000 - COUSCOUS 290G NORMA CRU créé: </text:p>
      <text:p text:style-name="P5">INSERT fta_nomenclature SET <text:s/>last_id_fta_nomenclature='0' , OLD_id_fta_composition='' , id_annexe_agrologic_article_codification='4' , id_access_recette_recette='0' , id_fta='879' , ascendant_fta_nomenclature='' , site_production_fta_nomenclature='1' , poids_fta_nomenclature='0.29' , id_annexe_unite='kg' , quantite_piece_par_carton='' , poids_total_carton_vrac_fta_nomenclature='' , code_produit_agrologic_fta_nomenclature='8000' , etat_fta_nomenclature='1' , nom_fta_nomenclature='COUSCOUS 290G NORMA CRU' , suffixe_agrologic_fta_nomenclature='' </text:p>
      <text:p text:style-name="P1"><text:line-break/>700306 - PREP HDC POULET 70/90 MARQUE 10% créé: </text:p>
      <text:p text:style-name="P5">INSERT fta_nomenclature SET <text:s/>last_id_fta_nomenclature='0' , OLD_id_fta_composition='' , id_annexe_agrologic_article_codification='1' , id_access_recette_recette='0' , id_fta='879' , ascendant_fta_nomenclature='' , site_production_fta_nomenclature='1' , poids_fta_nomenclature='' , id_annexe_unite='kg' , quantite_piece_par_carton='' , poids_total_carton_vrac_fta_nomenclature='' , code_produit_agrologic_fta_nomenclature='0306' , etat_fta_nomenclature='1' , nom_fta_nomenclature='PREP HDC POULET 70/90 MARQUE 10%' , suffixe_agrologic_fta_nomenclature='' </text:p>
      <text:p text:style-name="P1"><text:line-break/>500441 - SCE COUCOUS MDCORAMATCH NORMA L créé: </text:p>
      <text:p text:style-name="P5"><text:soft-page-break/>INSERT fta_nomenclature SET <text:s/>last_id_fta_nomenclature='0' , OLD_id_fta_composition='' , id_annexe_agrologic_article_codification='3' , id_access_recette_recette='0' , id_fta='879' , ascendant_fta_nomenclature='' , site_production_fta_nomenclature='1' , poids_fta_nomenclature='' , id_annexe_unite='L' , quantite_piece_par_carton='' , poids_total_carton_vrac_fta_nomenclature='' , code_produit_agrologic_fta_nomenclature='0441' , etat_fta_nomenclature='1' , nom_fta_nomenclature='SCE COUCOUS MDCORAMATCH NORMA L' , suffixe_agrologic_fta_nomenclature='' </text:p>
      <text:p text:style-name="P1"><text:line-break/>228001 - SEMOULE 160G NORMA CRU créé: </text:p>
      <text:p text:style-name="P5">INSERT fta_nomenclature SET <text:s/>last_id_fta_nomenclature='0' , OLD_id_fta_composition='' , id_annexe_agrologic_article_codification='4' , id_access_recette_recette='0' , id_fta='879' , ascendant_fta_nomenclature='' , site_production_fta_nomenclature='1' , poids_fta_nomenclature='0.16' , id_annexe_unite='kg' , quantite_piece_par_carton='' , poids_total_carton_vrac_fta_nomenclature='' , code_produit_agrologic_fta_nomenclature='8001' , etat_fta_nomenclature='1' , nom_fta_nomenclature='SEMOULE 160G NORMA CRU' , suffixe_agrologic_fta_nomenclature='' </text:p>
      <text:p text:style-name="P1"><text:line-break/>700246 - PREP SEMOULE NATURE NORMA KG créé: </text:p>
      <text:p text:style-name="P5">INSERT fta_nomenclature SET <text:s/>last_id_fta_nomenclature='0' , OLD_id_fta_composition='' , id_annexe_agrologic_article_codification='1' , id_access_recette_recette='0' , id_fta='879' , ascendant_fta_nomenclature='' , site_production_fta_nomenclature='1' , poids_fta_nomenclature='' , id_annexe_unite='kg' , quantite_piece_par_carton='' , poids_total_carton_vrac_fta_nomenclature='' , code_produit_agrologic_fta_nomenclature='0246' , etat_fta_nomenclature='1' , nom_fta_nomenclature='PREP SEMOULE NATURE NORMA KG' , suffixe_agrologic_fta_nomenclature='' </text:p>
      <text:p text:style-name="P1"><text:line-break/></text:p>
      <text:p text:style-name="P4">Traitement de l'Article: 30000</text:p>
      <text:p text:style-name="P1"><text:line-break/>130002 - BURRITOS 25G PCE créé: </text:p>
      <text:p text:style-name="P5"><text:soft-page-break/>INSERT fta_nomenclature SET <text:s/>last_id_fta_nomenclature='0' , OLD_id_fta_composition='' , id_annexe_agrologic_article_codification='5' , id_access_recette_recette='0' , id_fta='880' , ascendant_fta_nomenclature='' , site_production_fta_nomenclature='1' , poids_fta_nomenclature='0.025' , id_annexe_unite='kg' , quantite_piece_par_carton='' , poids_total_carton_vrac_fta_nomenclature='' , code_produit_agrologic_fta_nomenclature='0002' , etat_fta_nomenclature='1' , nom_fta_nomenclature='BURRITOS 25G PCE' , suffixe_agrologic_fta_nomenclature='' </text:p>
      <text:p text:style-name="P1"><text:line-break/>600018 - FARCE BURRITOS KG créé: </text:p>
      <text:p text:style-name="P5">INSERT fta_nomenclature SET <text:s/>last_id_fta_nomenclature='0' , OLD_id_fta_composition='' , id_annexe_agrologic_article_codification='2' , id_access_recette_recette='0' , id_fta='880' , ascendant_fta_nomenclature='' , site_production_fta_nomenclature='1' , poids_fta_nomenclature='' , id_annexe_unite='kg' , quantite_piece_par_carton='' , poids_total_carton_vrac_fta_nomenclature='' , code_produit_agrologic_fta_nomenclature='0018' , etat_fta_nomenclature='1' , nom_fta_nomenclature='FARCE BURRITOS KG' , suffixe_agrologic_fta_nomenclature='' </text:p>
      <text:p text:style-name="P1"><text:line-break/>600051 - GALETTE BURRITOS CREPIERE KG créé: </text:p>
      <text:p text:style-name="P5">INSERT fta_nomenclature SET <text:s/>last_id_fta_nomenclature='0' , OLD_id_fta_composition='' , id_annexe_agrologic_article_codification='2' , id_access_recette_recette='0' , id_fta='880' , ascendant_fta_nomenclature='' , site_production_fta_nomenclature='1' , poids_fta_nomenclature='' , id_annexe_unite='kg' , quantite_piece_par_carton='' , poids_total_carton_vrac_fta_nomenclature='' , code_produit_agrologic_fta_nomenclature='0051' , etat_fta_nomenclature='1' , nom_fta_nomenclature='GALETTE BURRITOS CREPIERE KG' , suffixe_agrologic_fta_nomenclature='' </text:p>
      <text:p text:style-name="P1"><text:line-break/>130003 - CHIMICHANGAS 20G PCE créé: </text:p>
      <text:p text:style-name="P5">INSERT fta_nomenclature SET <text:s/>last_id_fta_nomenclature='0' , OLD_id_fta_composition='' , id_annexe_agrologic_article_codification='5' , id_access_recette_recette='0' , id_fta='880' , ascendant_fta_nomenclature='' , site_production_fta_nomenclature='1' , poids_fta_nomenclature='0.02' , id_annexe_unite='kg' , quantite_piece_par_carton='' , poids_total_carton_vrac_fta_nomenclature='' , code_produit_agrologic_fta_nomenclature='0003' , etat_fta_nomenclature='1' , nom_fta_nomenclature='CHIMICHANGAS 20G PCE' , suffixe_agrologic_fta_nomenclature='' </text:p>
      <text:p text:style-name="P1"><text:line-break/>600019 - GALETTE CHIMICHANGAS créé: </text:p>
      <text:p text:style-name="P5"><text:soft-page-break/>INSERT fta_nomenclature SET <text:s/>last_id_fta_nomenclature='0' , OLD_id_fta_composition='' , id_annexe_agrologic_article_codification='2' , id_access_recette_recette='0' , id_fta='880' , ascendant_fta_nomenclature='' , site_production_fta_nomenclature='1' , poids_fta_nomenclature='' , id_annexe_unite='kg' , quantite_piece_par_carton='' , poids_total_carton_vrac_fta_nomenclature='' , code_produit_agrologic_fta_nomenclature='0019' , etat_fta_nomenclature='1' , nom_fta_nomenclature='GALETTE CHIMICHANGAS' , suffixe_agrologic_fta_nomenclature='' </text:p>
      <text:p text:style-name="P1"><text:line-break/>600017 - FCE CHIMICHANGAS KG créé: </text:p>
      <text:p text:style-name="P5">INSERT fta_nomenclature SET <text:s/>last_id_fta_nomenclature='0' , OLD_id_fta_composition='' , id_annexe_agrologic_article_codification='2' , id_access_recette_recette='0' , id_fta='880' , ascendant_fta_nomenclature='' , site_production_fta_nomenclature='1' , poids_fta_nomenclature='' , id_annexe_unite='kg' , quantite_piece_par_carton='' , poids_total_carton_vrac_fta_nomenclature='' , code_produit_agrologic_fta_nomenclature='0017' , etat_fta_nomenclature='1' , nom_fta_nomenclature='FCE CHIMICHANGAS KG' , suffixe_agrologic_fta_nomenclature='' </text:p>
      <text:p text:style-name="P1"><text:line-break/>130001 - QUESA 25G PIECE créé: </text:p>
      <text:p text:style-name="P5">INSERT fta_nomenclature SET <text:s/>last_id_fta_nomenclature='0' , OLD_id_fta_composition='' , id_annexe_agrologic_article_codification='5' , id_access_recette_recette='0' , id_fta='880' , ascendant_fta_nomenclature='' , site_production_fta_nomenclature='1' , poids_fta_nomenclature='0.025' , id_annexe_unite='kg' , quantite_piece_par_carton='' , poids_total_carton_vrac_fta_nomenclature='' , code_produit_agrologic_fta_nomenclature='0001' , etat_fta_nomenclature='1' , nom_fta_nomenclature='QUESA 25G PIECE' , suffixe_agrologic_fta_nomenclature='' </text:p>
      <text:p text:style-name="P1"><text:line-break/>600016 - FARCE QUESADILLAS KG créé: </text:p>
      <text:p text:style-name="P5">INSERT fta_nomenclature SET <text:s/>last_id_fta_nomenclature='0' , OLD_id_fta_composition='' , id_annexe_agrologic_article_codification='2' , id_access_recette_recette='0' , id_fta='880' , ascendant_fta_nomenclature='' , site_production_fta_nomenclature='1' , poids_fta_nomenclature='' , id_annexe_unite='kg' , quantite_piece_par_carton='' , poids_total_carton_vrac_fta_nomenclature='' , code_produit_agrologic_fta_nomenclature='0016' , etat_fta_nomenclature='1' , nom_fta_nomenclature='FARCE QUESADILLA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80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30004</text:p>
      <text:p text:style-name="P1"><text:line-break/>130006 - PAKORAS 25G créé: </text:p>
      <text:p text:style-name="P5">INSERT fta_nomenclature SET <text:s/>last_id_fta_nomenclature='0' , OLD_id_fta_composition='' , id_annexe_agrologic_article_codification='5' , id_access_recette_recette='0' , id_fta='881' , ascendant_fta_nomenclature='' , site_production_fta_nomenclature='1' , poids_fta_nomenclature='0.025' , id_annexe_unite='kg' , quantite_piece_par_carton='' , poids_total_carton_vrac_fta_nomenclature='' , code_produit_agrologic_fta_nomenclature='0006' , etat_fta_nomenclature='1' , nom_fta_nomenclature='PAKORAS 25G' , suffixe_agrologic_fta_nomenclature='' </text:p>
      <text:p text:style-name="P1"><text:line-break/>600022 - FCE PAKORAS KG (ETHNIC FOOD) créé: </text:p>
      <text:p text:style-name="P5">INSERT fta_nomenclature SET <text:s/>last_id_fta_nomenclature='0' , OLD_id_fta_composition='' , id_annexe_agrologic_article_codification='2' , id_access_recette_recette='0' , id_fta='881' , ascendant_fta_nomenclature='' , site_production_fta_nomenclature='1' , poids_fta_nomenclature='' , id_annexe_unite='kg' , quantite_piece_par_carton='' , poids_total_carton_vrac_fta_nomenclature='' , code_produit_agrologic_fta_nomenclature='0022' , etat_fta_nomenclature='1' , nom_fta_nomenclature='FCE PAKORAS KG (ETHNIC FOOD)' , suffixe_agrologic_fta_nomenclature='' </text:p>
      <text:p text:style-name="P1"><text:line-break/>111004 - SAMOSSA BOEUF 25G TDA PIECE créé: </text:p>
      <text:p text:style-name="P5"><text:soft-page-break/>INSERT fta_nomenclature SET <text:s/>last_id_fta_nomenclature='0' , OLD_id_fta_composition='' , id_annexe_agrologic_article_codification='5' , id_access_recette_recette='0' , id_fta='881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881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8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095 - GALETTE POMME DE TERRE 20G PIECE créé: </text:p>
      <text:p text:style-name="P5">INSERT fta_nomenclature SET <text:s/>last_id_fta_nomenclature='0' , OLD_id_fta_composition='' , id_annexe_agrologic_article_codification='5' , id_access_recette_recette='0' , id_fta='881' , ascendant_fta_nomenclature='' , site_production_fta_nomenclature='1' , poids_fta_nomenclature='0.02' , id_annexe_unite='kg' , quantite_piece_par_carton='' , poids_total_carton_vrac_fta_nomenclature='' , code_produit_agrologic_fta_nomenclature='1095' , etat_fta_nomenclature='1' , nom_fta_nomenclature='GALETTE POMME DE TERRE 20G PIECE' , suffixe_agrologic_fta_nomenclature='' </text:p>
      <text:p text:style-name="P1"><text:line-break/>600053 - FCE GALETTE DE POMME DE TERRE KG créé: </text:p>
      <text:p text:style-name="P5"><text:soft-page-break/>INSERT fta_nomenclature SET <text:s/>last_id_fta_nomenclature='0' , OLD_id_fta_composition='' , id_annexe_agrologic_article_codification='2' , id_access_recette_recette='0' , id_fta='881' , ascendant_fta_nomenclature='' , site_production_fta_nomenclature='1' , poids_fta_nomenclature='' , id_annexe_unite='kg' , quantite_piece_par_carton='' , poids_total_carton_vrac_fta_nomenclature='' , code_produit_agrologic_fta_nomenclature='0053' , etat_fta_nomenclature='1' , nom_fta_nomenclature='FCE GALETTE DE POMME DE TERRE KG' , suffixe_agrologic_fta_nomenclature='' </text:p>
      <text:p text:style-name="P1"><text:line-break/></text:p>
      <text:p text:style-name="P4">Traitement de l'Article: 30007</text:p>
      <text:p text:style-name="P1"><text:line-break/>111000 - NEM PORC 30G MDTHI PCE créé: </text:p>
      <text:p text:style-name="P5">INSERT fta_nomenclature SET <text:s/>last_id_fta_nomenclature='0' , OLD_id_fta_composition='' , id_annexe_agrologic_article_codification='5' , id_access_recette_recette='0' , id_fta='882' , ascendant_fta_nomenclature='' , site_production_fta_nomenclature='1' , poids_fta_nomenclature='0.03' , id_annexe_unite='kg' , quantite_piece_par_carton='' , poids_total_carton_vrac_fta_nomenclature='' , code_produit_agrologic_fta_nomenclature='1000' , etat_fta_nomenclature='1' , nom_fta_nomenclature='NEM PORC 30G MDTHI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82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88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8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8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0009 - CREVETTE PANEE créé: </text:p>
      <text:p text:style-name="P5">INSERT fta_nomenclature SET <text:s/>last_id_fta_nomenclature='0' , OLD_id_fta_composition='' , id_annexe_agrologic_article_codification='5' , id_access_recette_recette='0' , id_fta='882' , ascendant_fta_nomenclature='' , site_production_fta_nomenclature='1' , poids_fta_nomenclature='0.025' , id_annexe_unite='kg' , quantite_piece_par_carton='' , poids_total_carton_vrac_fta_nomenclature='' , code_produit_agrologic_fta_nomenclature='0009' , etat_fta_nomenclature='1' , nom_fta_nomenclature='CREVETTE PANEE' , suffixe_agrologic_fta_nomenclature='' </text:p>
      <text:p text:style-name="P1"><text:line-break/>130008 - LONG PAO 25g créé: </text:p>
      <text:p text:style-name="P5"><text:soft-page-break/>INSERT fta_nomenclature SET <text:s/>last_id_fta_nomenclature='0' , OLD_id_fta_composition='' , id_annexe_agrologic_article_codification='5' , id_access_recette_recette='0' , id_fta='882' , ascendant_fta_nomenclature='' , site_production_fta_nomenclature='1' , poids_fta_nomenclature='0.025' , id_annexe_unite='kg' , quantite_piece_par_carton='' , poids_total_carton_vrac_fta_nomenclature='' , code_produit_agrologic_fta_nomenclature='0008' , etat_fta_nomenclature='1' , nom_fta_nomenclature='LONG PAO 25g' , suffixe_agrologic_fta_nomenclature='' </text:p>
      <text:p text:style-name="P1"><text:line-break/>600023 - FCE LONG PAO - RAV MDTHI KG créé: </text:p>
      <text:p text:style-name="P5">INSERT fta_nomenclature SET <text:s/>last_id_fta_nomenclature='0' , OLD_id_fta_composition='' , id_annexe_agrologic_article_codification='2' , id_access_recette_recette='0' , id_fta='882' , ascendant_fta_nomenclature='' , site_production_fta_nomenclature='1' , poids_fta_nomenclature='' , id_annexe_unite='kg' , quantite_piece_par_carton='' , poids_total_carton_vrac_fta_nomenclature='' , code_produit_agrologic_fta_nomenclature='0023' , etat_fta_nomenclature='1' , nom_fta_nomenclature='FCE LONG PAO - RAV MDTHI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82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30010</text:p>
      <text:p text:style-name="P1"><text:line-break/>130011 - BONBON PIMENT 20G PCE MDAUC créé: </text:p>
      <text:p text:style-name="P5"><text:soft-page-break/>INSERT fta_nomenclature SET <text:s/>last_id_fta_nomenclature='0' , OLD_id_fta_composition='' , id_annexe_agrologic_article_codification='5' , id_access_recette_recette='0' , id_fta='883' , ascendant_fta_nomenclature='' , site_production_fta_nomenclature='1' , poids_fta_nomenclature='0.02' , id_annexe_unite='kg' , quantite_piece_par_carton='' , poids_total_carton_vrac_fta_nomenclature='' , code_produit_agrologic_fta_nomenclature='0011' , etat_fta_nomenclature='1' , nom_fta_nomenclature='BONBON PIMENT 20G PCE MDAUC' , suffixe_agrologic_fta_nomenclature='' </text:p>
      <text:p text:style-name="P1"><text:line-break/>600020 - FARCE BONBON PIMENT CREOLE KG créé: </text:p>
      <text:p text:style-name="P5">INSERT fta_nomenclature SET <text:s/>last_id_fta_nomenclature='0' , OLD_id_fta_composition='' , id_annexe_agrologic_article_codification='2' , id_access_recette_recette='0' , id_fta='883' , ascendant_fta_nomenclature='' , site_production_fta_nomenclature='1' , poids_fta_nomenclature='' , id_annexe_unite='kg' , quantite_piece_par_carton='' , poids_total_carton_vrac_fta_nomenclature='' , code_produit_agrologic_fta_nomenclature='0020' , etat_fta_nomenclature='1' , nom_fta_nomenclature='FARCE BONBON PIMENT CREOLE KG' , suffixe_agrologic_fta_nomenclature='' 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883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883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8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006 - ACRA 25G PIECE créé: </text:p>
      <text:p text:style-name="P5">INSERT fta_nomenclature SET <text:s/>last_id_fta_nomenclature='0' , OLD_id_fta_composition='' , id_annexe_agrologic_article_codification='5' , id_access_recette_recette='0' , id_fta='883' , ascendant_fta_nomenclature='' , site_production_fta_nomenclature='1' , poids_fta_nomenclature='0.015' , id_annexe_unite='kg' , quantite_piece_par_carton='' , poids_total_carton_vrac_fta_nomenclature='' , code_produit_agrologic_fta_nomenclature='1006' , etat_fta_nomenclature='1' , nom_fta_nomenclature='ACRA 25G PIECE' , suffixe_agrologic_fta_nomenclature='' </text:p>
      <text:p text:style-name="P1"><text:line-break/>600058 - FARCE ACRA A LA MORUE créé: </text:p>
      <text:p text:style-name="P5">INSERT fta_nomenclature SET <text:s/>last_id_fta_nomenclature='0' , OLD_id_fta_composition='' , id_annexe_agrologic_article_codification='2' , id_access_recette_recette='0' , id_fta='883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</text:p>
      <text:p text:style-name="P4">Traitement de l'Article: 30013</text:p>
      <text:p text:style-name="P1"><text:line-break/>130015 - KREATOPITTA 25G PCE GREC créé: </text:p>
      <text:p text:style-name="P5"><text:soft-page-break/>INSERT fta_nomenclature SET <text:s/>last_id_fta_nomenclature='0' , OLD_id_fta_composition='' , id_annexe_agrologic_article_codification='5' , id_access_recette_recette='0' , id_fta='884' , ascendant_fta_nomenclature='' , site_production_fta_nomenclature='1' , poids_fta_nomenclature='0.025' , id_annexe_unite='kg' , quantite_piece_par_carton='' , poids_total_carton_vrac_fta_nomenclature='' , code_produit_agrologic_fta_nomenclature='0015' , etat_fta_nomenclature='1' , nom_fta_nomenclature='KREATOPITTA 25G PCE GREC' , suffixe_agrologic_fta_nomenclature='' </text:p>
      <text:p text:style-name="P1"><text:line-break/>600032 - FARCE KREATOPITTA GREC KG créé: </text:p>
      <text:p text:style-name="P5">INSERT fta_nomenclature SET <text:s/>last_id_fta_nomenclature='0' , OLD_id_fta_composition='' , id_annexe_agrologic_article_codification='2' , id_access_recette_recette='0' , id_fta='884' , ascendant_fta_nomenclature='' , site_production_fta_nomenclature='1' , poids_fta_nomenclature='' , id_annexe_unite='kg' , quantite_piece_par_carton='' , poids_total_carton_vrac_fta_nomenclature='' , code_produit_agrologic_fta_nomenclature='0032' , etat_fta_nomenclature='1' , nom_fta_nomenclature='FARCE KREATOPITTA GREC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8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14 - TYROPITTA 25G PCE GREC créé: </text:p>
      <text:p text:style-name="P5">INSERT fta_nomenclature SET <text:s/>last_id_fta_nomenclature='0' , OLD_id_fta_composition='' , id_annexe_agrologic_article_codification='5' , id_access_recette_recette='0' , id_fta='884' , ascendant_fta_nomenclature='' , site_production_fta_nomenclature='1' , poids_fta_nomenclature='0.025' , id_annexe_unite='kg' , quantite_piece_par_carton='' , poids_total_carton_vrac_fta_nomenclature='' , code_produit_agrologic_fta_nomenclature='0014' , etat_fta_nomenclature='1' , nom_fta_nomenclature='TYROPITTA 25G PCE GREC' , suffixe_agrologic_fta_nomenclature='' </text:p>
      <text:p text:style-name="P1"><text:line-break/>600031 - FARCE TYROPITTA GREC KG créé: </text:p>
      <text:p text:style-name="P5"><text:soft-page-break/>INSERT fta_nomenclature SET <text:s/>last_id_fta_nomenclature='0' , OLD_id_fta_composition='' , id_annexe_agrologic_article_codification='2' , id_access_recette_recette='0' , id_fta='884' , ascendant_fta_nomenclature='' , site_production_fta_nomenclature='1' , poids_fta_nomenclature='' , id_annexe_unite='kg' , quantite_piece_par_carton='' , poids_total_carton_vrac_fta_nomenclature='' , code_produit_agrologic_fta_nomenclature='0031' , etat_fta_nomenclature='1' , nom_fta_nomenclature='FARCE TYROPITTA GREC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8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16 - BEIGNET DE CALAMAR 20G créé: </text:p>
      <text:p text:style-name="P5">INSERT fta_nomenclature SET <text:s/>last_id_fta_nomenclature='0' , OLD_id_fta_composition='' , id_annexe_agrologic_article_codification='5' , id_access_recette_recette='0' , id_fta='884' , ascendant_fta_nomenclature='' , site_production_fta_nomenclature='1' , poids_fta_nomenclature='0.02' , id_annexe_unite='kg' , quantite_piece_par_carton='' , poids_total_carton_vrac_fta_nomenclature='' , code_produit_agrologic_fta_nomenclature='0016' , etat_fta_nomenclature='1' , nom_fta_nomenclature='BEIGNET DE CALAMAR 20G' , suffixe_agrologic_fta_nomenclature='' </text:p>
      <text:p text:style-name="P1"><text:line-break/></text:p>
      <text:p text:style-name="P4">Traitement de l'Article: 30017</text:p>
      <text:p text:style-name="P1"><text:line-break/>130020 - FALAFEL 25G PCE créé: </text:p>
      <text:p text:style-name="P5"><text:soft-page-break/>INSERT fta_nomenclature SET <text:s/>last_id_fta_nomenclature='0' , OLD_id_fta_composition='' , id_annexe_agrologic_article_codification='5' , id_access_recette_recette='0' , id_fta='885' , ascendant_fta_nomenclature='' , site_production_fta_nomenclature='1' , poids_fta_nomenclature='0.025' , id_annexe_unite='kg' , quantite_piece_par_carton='' , poids_total_carton_vrac_fta_nomenclature='' , code_produit_agrologic_fta_nomenclature='0020' , etat_fta_nomenclature='1' , nom_fta_nomenclature='FALAFEL 25G PCE' , suffixe_agrologic_fta_nomenclature='' </text:p>
      <text:p text:style-name="P1"><text:line-break/>600035 - FARCE FALAFEL KG créé: </text:p>
      <text:p text:style-name="P5">INSERT fta_nomenclature SET <text:s/>last_id_fta_nomenclature='0' , OLD_id_fta_composition='' , id_annexe_agrologic_article_codification='2' , id_access_recette_recette='0' , id_fta='885' , ascendant_fta_nomenclature='' , site_production_fta_nomenclature='1' , poids_fta_nomenclature='' , id_annexe_unite='kg' , quantite_piece_par_carton='' , poids_total_carton_vrac_fta_nomenclature='' , code_produit_agrologic_fta_nomenclature='0035' , etat_fta_nomenclature='1' , nom_fta_nomenclature='FARCE FALAFEL KG' , suffixe_agrologic_fta_nomenclature='' </text:p>
      <text:p text:style-name="P1"><text:line-break/>700173 - PREPA OIGNONS REHYDRATES KG créé: </text:p>
      <text:p text:style-name="P5">INSERT fta_nomenclature SET <text:s/>last_id_fta_nomenclature='0' , OLD_id_fta_composition='' , id_annexe_agrologic_article_codification='1' , id_access_recette_recette='0' , id_fta='885' , ascendant_fta_nomenclature='' , site_production_fta_nomenclature='1' , poids_fta_nomenclature='' , id_annexe_unite='kg' , quantite_piece_par_carton='' , poids_total_carton_vrac_fta_nomenclature='' , code_produit_agrologic_fta_nomenclature='0173' , etat_fta_nomenclature='1' , nom_fta_nomenclature='PREPA OIGNONS REHYDRATES KG' , suffixe_agrologic_fta_nomenclature='' </text:p>
      <text:p text:style-name="P1"><text:line-break/>130019 - PANSOTI 20G créé: </text:p>
      <text:p text:style-name="P5">INSERT fta_nomenclature SET <text:s/>last_id_fta_nomenclature='0' , OLD_id_fta_composition='' , id_annexe_agrologic_article_codification='5' , id_access_recette_recette='0' , id_fta='885' , ascendant_fta_nomenclature='' , site_production_fta_nomenclature='1' , poids_fta_nomenclature='0.02' , id_annexe_unite='kg' , quantite_piece_par_carton='' , poids_total_carton_vrac_fta_nomenclature='' , code_produit_agrologic_fta_nomenclature='0019' , etat_fta_nomenclature='1' , nom_fta_nomenclature='PANSOTI 20G' , suffixe_agrologic_fta_nomenclature='' </text:p>
      <text:p text:style-name="P1"><text:line-break/>600034 - FCE PANSOTI (ETH FOOD) créé: </text:p>
      <text:p text:style-name="P5"><text:soft-page-break/>INSERT fta_nomenclature SET <text:s/>last_id_fta_nomenclature='0' , OLD_id_fta_composition='' , id_annexe_agrologic_article_codification='2' , id_access_recette_recette='0' , id_fta='885' , ascendant_fta_nomenclature='' , site_production_fta_nomenclature='1' , poids_fta_nomenclature='' , id_annexe_unite='kg' , quantite_piece_par_carton='' , poids_total_carton_vrac_fta_nomenclature='' , code_produit_agrologic_fta_nomenclature='0034' , etat_fta_nomenclature='1' , nom_fta_nomenclature='FCE PANSOTI (ETH FOOD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8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18 - EMPANADILLAS CHORIZO 25G créé: </text:p>
      <text:p text:style-name="P5">INSERT fta_nomenclature SET <text:s/>last_id_fta_nomenclature='0' , OLD_id_fta_composition='' , id_annexe_agrologic_article_codification='5' , id_access_recette_recette='0' , id_fta='885' , ascendant_fta_nomenclature='' , site_production_fta_nomenclature='1' , poids_fta_nomenclature='0.025' , id_annexe_unite='kg' , quantite_piece_par_carton='' , poids_total_carton_vrac_fta_nomenclature='' , code_produit_agrologic_fta_nomenclature='0018' , etat_fta_nomenclature='1' , nom_fta_nomenclature='EMPANADILLAS CHORIZO 25G' , suffixe_agrologic_fta_nomenclature='' </text:p>
      <text:p text:style-name="P1"><text:line-break/>600033 - FARCE EMPANADILLAS CHORIZO (ETH FOOD) créé: </text:p>
      <text:p text:style-name="P5">INSERT fta_nomenclature SET <text:s/>last_id_fta_nomenclature='0' , OLD_id_fta_composition='' , id_annexe_agrologic_article_codification='2' , id_access_recette_recette='0' , id_fta='885' , ascendant_fta_nomenclature='' , site_production_fta_nomenclature='1' , poids_fta_nomenclature='' , id_annexe_unite='kg' , quantite_piece_par_carton='' , poids_total_carton_vrac_fta_nomenclature='' , code_produit_agrologic_fta_nomenclature='0033' , etat_fta_nomenclature='1' , nom_fta_nomenclature='FARCE EMPANADILLAS CHORIZO (ETH FOOD)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8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30021</text:p>
      <text:p text:style-name="P1"><text:line-break/>111006 - ACRA 25G PIECE créé: </text:p>
      <text:p text:style-name="P5">INSERT fta_nomenclature SET <text:s/>last_id_fta_nomenclature='0' , OLD_id_fta_composition='' , id_annexe_agrologic_article_codification='5' , id_access_recette_recette='0' , id_fta='886' , ascendant_fta_nomenclature='' , site_production_fta_nomenclature='1' , poids_fta_nomenclature='0.015' , id_annexe_unite='kg' , quantite_piece_par_carton='' , poids_total_carton_vrac_fta_nomenclature='' , code_produit_agrologic_fta_nomenclature='1006' , etat_fta_nomenclature='1' , nom_fta_nomenclature='ACRA 25G PIECE' , suffixe_agrologic_fta_nomenclature='' </text:p>
      <text:p text:style-name="P1"><text:line-break/>600058 - FARCE ACRA A LA MORUE créé: </text:p>
      <text:p text:style-name="P5">INSERT fta_nomenclature SET <text:s/>last_id_fta_nomenclature='0' , OLD_id_fta_composition='' , id_annexe_agrologic_article_codification='2' , id_access_recette_recette='0' , id_fta='886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 - <text:s/>créé: </text:p>
      <text:p text:style-name="P5"><text:soft-page-break/>INSERT fta_nomenclature SET <text:s/>last_id_fta_nomenclature='0' , OLD_id_fta_composition='' , id_annexe_agrologic_article_codification='6' , id_access_recette_recette='0' , id_fta='886' , ascendant_fta_nomenclature='' , site_production_fta_nomenclature='1' , poids_fta_nomenclature='0.015' , id_annexe_unite='kg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>130011 - BONBON PIMENT 20G PCE MDAUC créé: </text:p>
      <text:p text:style-name="P5">INSERT fta_nomenclature SET <text:s/>last_id_fta_nomenclature='0' , OLD_id_fta_composition='' , id_annexe_agrologic_article_codification='5' , id_access_recette_recette='0' , id_fta='886' , ascendant_fta_nomenclature='' , site_production_fta_nomenclature='1' , poids_fta_nomenclature='0.02' , id_annexe_unite='kg' , quantite_piece_par_carton='' , poids_total_carton_vrac_fta_nomenclature='' , code_produit_agrologic_fta_nomenclature='0011' , etat_fta_nomenclature='1' , nom_fta_nomenclature='BONBON PIMENT 20G PCE MDAUC' , suffixe_agrologic_fta_nomenclature='' </text:p>
      <text:p text:style-name="P1"><text:line-break/>600020 - FARCE BONBON PIMENT CREOLE KG créé: </text:p>
      <text:p text:style-name="P5">INSERT fta_nomenclature SET <text:s/>last_id_fta_nomenclature='0' , OLD_id_fta_composition='' , id_annexe_agrologic_article_codification='2' , id_access_recette_recette='0' , id_fta='886' , ascendant_fta_nomenclature='' , site_production_fta_nomenclature='1' , poids_fta_nomenclature='' , id_annexe_unite='kg' , quantite_piece_par_carton='' , poids_total_carton_vrac_fta_nomenclature='' , code_produit_agrologic_fta_nomenclature='0020' , etat_fta_nomenclature='1' , nom_fta_nomenclature='FARCE BONBON PIMENT CREOLE KG' , suffixe_agrologic_fta_nomenclature='' </text:p>
      <text:p text:style-name="P1"><text:line-break/></text:p>
      <text:p text:style-name="P4">Traitement de l'Article: 30022</text:p>
      <text:p text:style-name="P1"><text:line-break/>130014 - TYROPITTA 25G PCE GREC créé: </text:p>
      <text:p text:style-name="P5"><text:soft-page-break/>INSERT fta_nomenclature SET <text:s/>last_id_fta_nomenclature='0' , OLD_id_fta_composition='' , id_annexe_agrologic_article_codification='5' , id_access_recette_recette='0' , id_fta='887' , ascendant_fta_nomenclature='' , site_production_fta_nomenclature='1' , poids_fta_nomenclature='0.025' , id_annexe_unite='kg' , quantite_piece_par_carton='' , poids_total_carton_vrac_fta_nomenclature='' , code_produit_agrologic_fta_nomenclature='0014' , etat_fta_nomenclature='1' , nom_fta_nomenclature='TYROPITTA 25G PCE GREC' , suffixe_agrologic_fta_nomenclature='' </text:p>
      <text:p text:style-name="P1"><text:line-break/>600031 - FARCE TYROPITTA GREC KG créé: </text:p>
      <text:p text:style-name="P5">INSERT fta_nomenclature SET <text:s/>last_id_fta_nomenclature='0' , OLD_id_fta_composition='' , id_annexe_agrologic_article_codification='2' , id_access_recette_recette='0' , id_fta='887' , ascendant_fta_nomenclature='' , site_production_fta_nomenclature='1' , poids_fta_nomenclature='' , id_annexe_unite='kg' , quantite_piece_par_carton='' , poids_total_carton_vrac_fta_nomenclature='' , code_produit_agrologic_fta_nomenclature='0031' , etat_fta_nomenclature='1' , nom_fta_nomenclature='FARCE TYROPITTA GREC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8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15 - KREATOPITTA 25G PCE GREC créé: </text:p>
      <text:p text:style-name="P5">INSERT fta_nomenclature SET <text:s/>last_id_fta_nomenclature='0' , OLD_id_fta_composition='' , id_annexe_agrologic_article_codification='5' , id_access_recette_recette='0' , id_fta='887' , ascendant_fta_nomenclature='' , site_production_fta_nomenclature='1' , poids_fta_nomenclature='0.025' , id_annexe_unite='kg' , quantite_piece_par_carton='' , poids_total_carton_vrac_fta_nomenclature='' , code_produit_agrologic_fta_nomenclature='0015' , etat_fta_nomenclature='1' , nom_fta_nomenclature='KREATOPITTA 25G PCE GREC' , suffixe_agrologic_fta_nomenclature='' </text:p>
      <text:p text:style-name="P1"><text:line-break/>600032 - FARCE KREATOPITTA GREC KG créé: </text:p>
      <text:p text:style-name="P5"><text:soft-page-break/>INSERT fta_nomenclature SET <text:s/>last_id_fta_nomenclature='0' , OLD_id_fta_composition='' , id_annexe_agrologic_article_codification='2' , id_access_recette_recette='0' , id_fta='887' , ascendant_fta_nomenclature='' , site_production_fta_nomenclature='1' , poids_fta_nomenclature='' , id_annexe_unite='kg' , quantite_piece_par_carton='' , poids_total_carton_vrac_fta_nomenclature='' , code_produit_agrologic_fta_nomenclature='0032' , etat_fta_nomenclature='1' , nom_fta_nomenclature='FARCE KREATOPITTA GREC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8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887' , ascendant_fta_nomenclature='' , site_production_fta_nomenclature='1' , poids_fta_nomenclature='0.025' , id_annexe_unite='kg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30023</text:p>
      <text:p text:style-name="P1"><text:line-break/>130006 - PAKORAS 25G créé: </text:p>
      <text:p text:style-name="P5"><text:soft-page-break/>INSERT fta_nomenclature SET <text:s/>last_id_fta_nomenclature='0' , OLD_id_fta_composition='' , id_annexe_agrologic_article_codification='5' , id_access_recette_recette='0' , id_fta='888' , ascendant_fta_nomenclature='' , site_production_fta_nomenclature='1' , poids_fta_nomenclature='0.025' , id_annexe_unite='kg' , quantite_piece_par_carton='' , poids_total_carton_vrac_fta_nomenclature='' , code_produit_agrologic_fta_nomenclature='0006' , etat_fta_nomenclature='1' , nom_fta_nomenclature='PAKORAS 25G' , suffixe_agrologic_fta_nomenclature='' </text:p>
      <text:p text:style-name="P1"><text:line-break/>600022 - FCE PAKORAS KG (ETHNIC FOOD) créé: </text:p>
      <text:p text:style-name="P5">INSERT fta_nomenclature SET <text:s/>last_id_fta_nomenclature='0' , OLD_id_fta_composition='' , id_annexe_agrologic_article_codification='2' , id_access_recette_recette='0' , id_fta='888' , ascendant_fta_nomenclature='' , site_production_fta_nomenclature='1' , poids_fta_nomenclature='' , id_annexe_unite='kg' , quantite_piece_par_carton='' , poids_total_carton_vrac_fta_nomenclature='' , code_produit_agrologic_fta_nomenclature='0022' , etat_fta_nomenclature='1' , nom_fta_nomenclature='FCE PAKORAS KG (ETHNIC FOOD)' , suffixe_agrologic_fta_nomenclature='' </text:p>
      <text:p text:style-name="P1"><text:line-break/>130004 - SAMOSSA VOLAILLE 25G MDCAS/THI PCE créé: </text:p>
      <text:p text:style-name="P5">INSERT fta_nomenclature SET <text:s/>last_id_fta_nomenclature='0' , OLD_id_fta_composition='' , id_annexe_agrologic_article_codification='5' , id_access_recette_recette='0' , id_fta='888' , ascendant_fta_nomenclature='' , site_production_fta_nomenclature='1' , poids_fta_nomenclature='0.025' , id_annexe_unite='kg' , quantite_piece_par_carton='' , poids_total_carton_vrac_fta_nomenclature='' , code_produit_agrologic_fta_nomenclature='0004' , etat_fta_nomenclature='1' , nom_fta_nomenclature='SAMOSSA VOLAILLE 25G MDCAS/THI P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8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69 - FARCE SAMOSSA VOLAILLE CARREFOUR créé: </text:p>
      <text:p text:style-name="P5"><text:soft-page-break/>INSERT fta_nomenclature SET <text:s/>last_id_fta_nomenclature='0' , OLD_id_fta_composition='' , id_annexe_agrologic_article_codification='2' , id_access_recette_recette='0' , id_fta='888' , ascendant_fta_nomenclature='' , site_production_fta_nomenclature='1' , poids_fta_nomenclature='' , id_annexe_unite='kg' , quantite_piece_par_carton='' , poids_total_carton_vrac_fta_nomenclature='' , code_produit_agrologic_fta_nomenclature='0069' , etat_fta_nomenclature='1' , nom_fta_nomenclature='FARCE SAMOSSA VOLAILLE CARREFOUR' , suffixe_agrologic_fta_nomenclature='' </text:p>
      <text:p text:style-name="P1"><text:line-break/>121095 - GALETTE POMME DE TERRE 20G PIECE créé: </text:p>
      <text:p text:style-name="P5">INSERT fta_nomenclature SET <text:s/>last_id_fta_nomenclature='0' , OLD_id_fta_composition='' , id_annexe_agrologic_article_codification='5' , id_access_recette_recette='0' , id_fta='888' , ascendant_fta_nomenclature='' , site_production_fta_nomenclature='1' , poids_fta_nomenclature='0.02' , id_annexe_unite='kg' , quantite_piece_par_carton='' , poids_total_carton_vrac_fta_nomenclature='' , code_produit_agrologic_fta_nomenclature='1095' , etat_fta_nomenclature='1' , nom_fta_nomenclature='GALETTE POMME DE TERRE 20G PIECE' , suffixe_agrologic_fta_nomenclature='' </text:p>
      <text:p text:style-name="P1"><text:line-break/>600053 - FCE GALETTE DE POMME DE TERRE KG créé: </text:p>
      <text:p text:style-name="P5">INSERT fta_nomenclature SET <text:s/>last_id_fta_nomenclature='0' , OLD_id_fta_composition='' , id_annexe_agrologic_article_codification='2' , id_access_recette_recette='0' , id_fta='888' , ascendant_fta_nomenclature='' , site_production_fta_nomenclature='1' , poids_fta_nomenclature='' , id_annexe_unite='kg' , quantite_piece_par_carton='' , poids_total_carton_vrac_fta_nomenclature='' , code_produit_agrologic_fta_nomenclature='0053' , etat_fta_nomenclature='1' , nom_fta_nomenclature='FCE GALETTE DE POMME DE TERRE KG' , suffixe_agrologic_fta_nomenclature='' </text:p>
      <text:p text:style-name="P1"><text:line-break/></text:p>
      <text:p text:style-name="P4">Traitement de l'Article: 30024</text:p>
      <text:p text:style-name="P1"><text:line-break/>130003 - CHIMICHANGAS 20G PCE créé: </text:p>
      <text:p text:style-name="P5"><text:soft-page-break/>INSERT fta_nomenclature SET <text:s/>last_id_fta_nomenclature='0' , OLD_id_fta_composition='' , id_annexe_agrologic_article_codification='5' , id_access_recette_recette='0' , id_fta='889' , ascendant_fta_nomenclature='' , site_production_fta_nomenclature='1' , poids_fta_nomenclature='0.02' , id_annexe_unite='kg' , quantite_piece_par_carton='' , poids_total_carton_vrac_fta_nomenclature='' , code_produit_agrologic_fta_nomenclature='0003' , etat_fta_nomenclature='1' , nom_fta_nomenclature='CHIMICHANGAS 20G PCE' , suffixe_agrologic_fta_nomenclature='' </text:p>
      <text:p text:style-name="P1"><text:line-break/>600019 - GALETTE CHIMICHANGAS créé: </text:p>
      <text:p text:style-name="P5">INSERT fta_nomenclature SET <text:s/>last_id_fta_nomenclature='0' , OLD_id_fta_composition='' , id_annexe_agrologic_article_codification='2' , id_access_recette_recette='0' , id_fta='889' , ascendant_fta_nomenclature='' , site_production_fta_nomenclature='1' , poids_fta_nomenclature='' , id_annexe_unite='kg' , quantite_piece_par_carton='' , poids_total_carton_vrac_fta_nomenclature='' , code_produit_agrologic_fta_nomenclature='0019' , etat_fta_nomenclature='1' , nom_fta_nomenclature='GALETTE CHIMICHANGAS' , suffixe_agrologic_fta_nomenclature='' </text:p>
      <text:p text:style-name="P1"><text:line-break/>600017 - FCE CHIMICHANGAS KG créé: </text:p>
      <text:p text:style-name="P5">INSERT fta_nomenclature SET <text:s/>last_id_fta_nomenclature='0' , OLD_id_fta_composition='' , id_annexe_agrologic_article_codification='2' , id_access_recette_recette='0' , id_fta='889' , ascendant_fta_nomenclature='' , site_production_fta_nomenclature='1' , poids_fta_nomenclature='' , id_annexe_unite='kg' , quantite_piece_par_carton='' , poids_total_carton_vrac_fta_nomenclature='' , code_produit_agrologic_fta_nomenclature='0017' , etat_fta_nomenclature='1' , nom_fta_nomenclature='FCE CHIMICHANGAS KG' , suffixe_agrologic_fta_nomenclature='' </text:p>
      <text:p text:style-name="P1"><text:line-break/>130001 - QUESA 25G PIECE créé: </text:p>
      <text:p text:style-name="P5">INSERT fta_nomenclature SET <text:s/>last_id_fta_nomenclature='0' , OLD_id_fta_composition='' , id_annexe_agrologic_article_codification='5' , id_access_recette_recette='0' , id_fta='889' , ascendant_fta_nomenclature='' , site_production_fta_nomenclature='1' , poids_fta_nomenclature='0.025' , id_annexe_unite='kg' , quantite_piece_par_carton='' , poids_total_carton_vrac_fta_nomenclature='' , code_produit_agrologic_fta_nomenclature='0001' , etat_fta_nomenclature='1' , nom_fta_nomenclature='QUESA 25G PIECE' , suffixe_agrologic_fta_nomenclature='' </text:p>
      <text:p text:style-name="P1"><text:line-break/>600016 - FARCE QUESADILLAS KG créé: </text:p>
      <text:p text:style-name="P5"><text:soft-page-break/>INSERT fta_nomenclature SET <text:s/>last_id_fta_nomenclature='0' , OLD_id_fta_composition='' , id_annexe_agrologic_article_codification='2' , id_access_recette_recette='0' , id_fta='889' , ascendant_fta_nomenclature='' , site_production_fta_nomenclature='1' , poids_fta_nomenclature='' , id_annexe_unite='kg' , quantite_piece_par_carton='' , poids_total_carton_vrac_fta_nomenclature='' , code_produit_agrologic_fta_nomenclature='0016' , etat_fta_nomenclature='1' , nom_fta_nomenclature='FARCE QUESADILLA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89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02 - BURRITOS 25G PCE créé: </text:p>
      <text:p text:style-name="P5">INSERT fta_nomenclature SET <text:s/>last_id_fta_nomenclature='0' , OLD_id_fta_composition='' , id_annexe_agrologic_article_codification='5' , id_access_recette_recette='0' , id_fta='889' , ascendant_fta_nomenclature='' , site_production_fta_nomenclature='1' , poids_fta_nomenclature='0.025' , id_annexe_unite='kg' , quantite_piece_par_carton='' , poids_total_carton_vrac_fta_nomenclature='' , code_produit_agrologic_fta_nomenclature='0002' , etat_fta_nomenclature='1' , nom_fta_nomenclature='BURRITOS 25G PCE' , suffixe_agrologic_fta_nomenclature='' </text:p>
      <text:p text:style-name="P1"><text:line-break/>600018 - FARCE BURRITOS KG créé: </text:p>
      <text:p text:style-name="P5">INSERT fta_nomenclature SET <text:s/>last_id_fta_nomenclature='0' , OLD_id_fta_composition='' , id_annexe_agrologic_article_codification='2' , id_access_recette_recette='0' , id_fta='889' , ascendant_fta_nomenclature='' , site_production_fta_nomenclature='1' , poids_fta_nomenclature='' , id_annexe_unite='kg' , quantite_piece_par_carton='' , poids_total_carton_vrac_fta_nomenclature='' , code_produit_agrologic_fta_nomenclature='0018' , etat_fta_nomenclature='1' , nom_fta_nomenclature='FARCE BURRITOS KG' , suffixe_agrologic_fta_nomenclature='' </text:p>
      <text:p text:style-name="P1"><text:line-break/>600051 - GALETTE BURRITOS CREPIERE KG créé: </text:p>
      <text:p text:style-name="P5"><text:soft-page-break/>INSERT fta_nomenclature SET <text:s/>last_id_fta_nomenclature='0' , OLD_id_fta_composition='' , id_annexe_agrologic_article_codification='2' , id_access_recette_recette='0' , id_fta='889' , ascendant_fta_nomenclature='' , site_production_fta_nomenclature='1' , poids_fta_nomenclature='' , id_annexe_unite='kg' , quantite_piece_par_carton='' , poids_total_carton_vrac_fta_nomenclature='' , code_produit_agrologic_fta_nomenclature='0051' , etat_fta_nomenclature='1' , nom_fta_nomenclature='GALETTE BURRITOS CREPIERE KG' , suffixe_agrologic_fta_nomenclature='' </text:p>
      <text:p text:style-name="P1"><text:line-break/></text:p>
      <text:p text:style-name="P4">Traitement de l'Article: 30025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890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90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89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9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89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INSERT fta_nomenclature SET <text:s/>last_id_fta_nomenclature='0' , OLD_id_fta_composition='' , id_annexe_agrologic_article_codification='5' , id_access_recette_recette='0' , id_fta='890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<text:soft-page-break/>INSERT fta_nomenclature SET <text:s/>last_id_fta_nomenclature='0' , OLD_id_fta_composition='' , id_annexe_agrologic_article_codification='4' , id_access_recette_recette='0' , id_fta='890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890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890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890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<text:soft-page-break/>INSERT fta_nomenclature SET <text:s/>last_id_fta_nomenclature='0' , OLD_id_fta_composition='' , id_annexe_agrologic_article_codification='5' , id_access_recette_recette='0' , id_fta='890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890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890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111008 - RAV CHINOIS PORC 25G PCE AUC MDD créé: </text:p>
      <text:p text:style-name="P5">INSERT fta_nomenclature SET <text:s/>last_id_fta_nomenclature='0' , OLD_id_fta_composition='' , id_annexe_agrologic_article_codification='5' , id_access_recette_recette='0' , id_fta='890' , ascendant_fta_nomenclature='' , site_production_fta_nomenclature='1' , poids_fta_nomenclature='0.025' , id_annexe_unite='kg' , quantite_piece_par_carton='' , poids_total_carton_vrac_fta_nomenclature='' , code_produit_agrologic_fta_nomenclature='1008' , etat_fta_nomenclature='1' , nom_fta_nomenclature='RAV CHINOIS PORC 25G PCE AUC MDD' , suffixe_agrologic_fta_nomenclature='' </text:p>
      <text:p text:style-name="P1"><text:line-break/>600005 - FARCE RAVIOLI (ASIATIQUE) créé: </text:p>
      <text:p text:style-name="P5"><text:soft-page-break/>INSERT fta_nomenclature SET <text:s/>last_id_fta_nomenclature='0' , OLD_id_fta_composition='' , id_annexe_agrologic_article_codification='2' , id_access_recette_recette='0' , id_fta='890' , ascendant_fta_nomenclature='' , site_production_fta_nomenclature='1' , poids_fta_nomenclature='' , id_annexe_unite='kg' , quantite_piece_par_carton='' , poids_total_carton_vrac_fta_nomenclature='' , code_produit_agrologic_fta_nomenclature='0005' , etat_fta_nomenclature='1' , nom_fta_nomenclature='FARCE RAVIOLI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90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08 - LONG PAO 25g créé: </text:p>
      <text:p text:style-name="P5">INSERT fta_nomenclature SET <text:s/>last_id_fta_nomenclature='0' , OLD_id_fta_composition='' , id_annexe_agrologic_article_codification='5' , id_access_recette_recette='0' , id_fta='890' , ascendant_fta_nomenclature='' , site_production_fta_nomenclature='1' , poids_fta_nomenclature='0.025' , id_annexe_unite='kg' , quantite_piece_par_carton='' , poids_total_carton_vrac_fta_nomenclature='' , code_produit_agrologic_fta_nomenclature='0008' , etat_fta_nomenclature='1' , nom_fta_nomenclature='LONG PAO 25g' , suffixe_agrologic_fta_nomenclature='' </text:p>
      <text:p text:style-name="P1"><text:line-break/>600023 - FCE LONG PAO - RAV MDTHI KG créé: </text:p>
      <text:p text:style-name="P5">INSERT fta_nomenclature SET <text:s/>last_id_fta_nomenclature='0' , OLD_id_fta_composition='' , id_annexe_agrologic_article_codification='2' , id_access_recette_recette='0' , id_fta='890' , ascendant_fta_nomenclature='' , site_production_fta_nomenclature='1' , poids_fta_nomenclature='' , id_annexe_unite='kg' , quantite_piece_par_carton='' , poids_total_carton_vrac_fta_nomenclature='' , code_produit_agrologic_fta_nomenclature='0023' , etat_fta_nomenclature='1' , nom_fta_nomenclature='FCE LONG PAO - RAV MDTHI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890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30150</text:p>
      <text:p text:style-name="P1"><text:line-break/>130003 - CHIMICHANGAS 20G PCE créé: </text:p>
      <text:p text:style-name="P5">INSERT fta_nomenclature SET <text:s/>last_id_fta_nomenclature='0' , OLD_id_fta_composition='' , id_annexe_agrologic_article_codification='5' , id_access_recette_recette='0' , id_fta='891' , ascendant_fta_nomenclature='' , site_production_fta_nomenclature='1' , poids_fta_nomenclature='0.02' , id_annexe_unite='kg' , quantite_piece_par_carton='' , poids_total_carton_vrac_fta_nomenclature='' , code_produit_agrologic_fta_nomenclature='0003' , etat_fta_nomenclature='1' , nom_fta_nomenclature='CHIMICHANGAS 20G PCE' , suffixe_agrologic_fta_nomenclature='' </text:p>
      <text:p text:style-name="P1"><text:line-break/>600019 - GALETTE CHIMICHANGAS créé: </text:p>
      <text:p text:style-name="P5">INSERT fta_nomenclature SET <text:s/>last_id_fta_nomenclature='0' , OLD_id_fta_composition='' , id_annexe_agrologic_article_codification='2' , id_access_recette_recette='0' , id_fta='891' , ascendant_fta_nomenclature='' , site_production_fta_nomenclature='1' , poids_fta_nomenclature='' , id_annexe_unite='kg' , quantite_piece_par_carton='' , poids_total_carton_vrac_fta_nomenclature='' , code_produit_agrologic_fta_nomenclature='0019' , etat_fta_nomenclature='1' , nom_fta_nomenclature='GALETTE CHIMICHANGAS' , suffixe_agrologic_fta_nomenclature='' </text:p>
      <text:p text:style-name="P1"><text:line-break/>600017 - FCE CHIMICHANGAS KG créé: </text:p>
      <text:p text:style-name="P5"><text:soft-page-break/>INSERT fta_nomenclature SET <text:s/>last_id_fta_nomenclature='0' , OLD_id_fta_composition='' , id_annexe_agrologic_article_codification='2' , id_access_recette_recette='0' , id_fta='891' , ascendant_fta_nomenclature='' , site_production_fta_nomenclature='1' , poids_fta_nomenclature='' , id_annexe_unite='kg' , quantite_piece_par_carton='' , poids_total_carton_vrac_fta_nomenclature='' , code_produit_agrologic_fta_nomenclature='0017' , etat_fta_nomenclature='1' , nom_fta_nomenclature='FCE CHIMICHANGAS KG' , suffixe_agrologic_fta_nomenclature='' </text:p>
      <text:p text:style-name="P1"><text:line-break/>130001 - QUESA 25G PIECE créé: </text:p>
      <text:p text:style-name="P5">INSERT fta_nomenclature SET <text:s/>last_id_fta_nomenclature='0' , OLD_id_fta_composition='' , id_annexe_agrologic_article_codification='5' , id_access_recette_recette='0' , id_fta='891' , ascendant_fta_nomenclature='' , site_production_fta_nomenclature='1' , poids_fta_nomenclature='0.025' , id_annexe_unite='kg' , quantite_piece_par_carton='' , poids_total_carton_vrac_fta_nomenclature='' , code_produit_agrologic_fta_nomenclature='0001' , etat_fta_nomenclature='1' , nom_fta_nomenclature='QUESA 25G PIECE' , suffixe_agrologic_fta_nomenclature='' </text:p>
      <text:p text:style-name="P1"><text:line-break/>600016 - FARCE QUESADILLAS KG créé: </text:p>
      <text:p text:style-name="P5">INSERT fta_nomenclature SET <text:s/>last_id_fta_nomenclature='0' , OLD_id_fta_composition='' , id_annexe_agrologic_article_codification='2' , id_access_recette_recette='0' , id_fta='891' , ascendant_fta_nomenclature='' , site_production_fta_nomenclature='1' , poids_fta_nomenclature='' , id_annexe_unite='kg' , quantite_piece_par_carton='' , poids_total_carton_vrac_fta_nomenclature='' , code_produit_agrologic_fta_nomenclature='0016' , etat_fta_nomenclature='1' , nom_fta_nomenclature='FARCE QUESADILLA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9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02 - BURRITOS 25G PCE créé: </text:p>
      <text:p text:style-name="P5"><text:soft-page-break/>INSERT fta_nomenclature SET <text:s/>last_id_fta_nomenclature='0' , OLD_id_fta_composition='' , id_annexe_agrologic_article_codification='5' , id_access_recette_recette='0' , id_fta='891' , ascendant_fta_nomenclature='' , site_production_fta_nomenclature='1' , poids_fta_nomenclature='0.025' , id_annexe_unite='kg' , quantite_piece_par_carton='' , poids_total_carton_vrac_fta_nomenclature='' , code_produit_agrologic_fta_nomenclature='0002' , etat_fta_nomenclature='1' , nom_fta_nomenclature='BURRITOS 25G PCE' , suffixe_agrologic_fta_nomenclature='' </text:p>
      <text:p text:style-name="P1"><text:line-break/>600018 - FARCE BURRITOS KG créé: </text:p>
      <text:p text:style-name="P5">INSERT fta_nomenclature SET <text:s/>last_id_fta_nomenclature='0' , OLD_id_fta_composition='' , id_annexe_agrologic_article_codification='2' , id_access_recette_recette='0' , id_fta='891' , ascendant_fta_nomenclature='' , site_production_fta_nomenclature='1' , poids_fta_nomenclature='' , id_annexe_unite='kg' , quantite_piece_par_carton='' , poids_total_carton_vrac_fta_nomenclature='' , code_produit_agrologic_fta_nomenclature='0018' , etat_fta_nomenclature='1' , nom_fta_nomenclature='FARCE BURRITOS KG' , suffixe_agrologic_fta_nomenclature='' </text:p>
      <text:p text:style-name="P1"><text:line-break/>600051 - GALETTE BURRITOS CREPIERE KG créé: </text:p>
      <text:p text:style-name="P5">INSERT fta_nomenclature SET <text:s/>last_id_fta_nomenclature='0' , OLD_id_fta_composition='' , id_annexe_agrologic_article_codification='2' , id_access_recette_recette='0' , id_fta='891' , ascendant_fta_nomenclature='' , site_production_fta_nomenclature='1' , poids_fta_nomenclature='' , id_annexe_unite='kg' , quantite_piece_par_carton='' , poids_total_carton_vrac_fta_nomenclature='' , code_produit_agrologic_fta_nomenclature='0051' , etat_fta_nomenclature='1' , nom_fta_nomenclature='GALETTE BURRITOS CREPIERE KG' , suffixe_agrologic_fta_nomenclature='' </text:p>
      <text:p text:style-name="P1"><text:line-break/></text:p>
      <text:p text:style-name="P4">Traitement de l'Article: 30151</text:p>
      <text:p text:style-name="P1"><text:line-break/>111004 - SAMOSSA BOEUF 25G TDA PIECE créé: </text:p>
      <text:p text:style-name="P5"><text:soft-page-break/>INSERT fta_nomenclature SET <text:s/>last_id_fta_nomenclature='0' , OLD_id_fta_composition='' , id_annexe_agrologic_article_codification='5' , id_access_recette_recette='0' , id_fta='892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892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92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06 - PAKORAS 25G créé: </text:p>
      <text:p text:style-name="P5">INSERT fta_nomenclature SET <text:s/>last_id_fta_nomenclature='0' , OLD_id_fta_composition='' , id_annexe_agrologic_article_codification='5' , id_access_recette_recette='0' , id_fta='892' , ascendant_fta_nomenclature='' , site_production_fta_nomenclature='1' , poids_fta_nomenclature='0.025' , id_annexe_unite='kg' , quantite_piece_par_carton='' , poids_total_carton_vrac_fta_nomenclature='' , code_produit_agrologic_fta_nomenclature='0006' , etat_fta_nomenclature='1' , nom_fta_nomenclature='PAKORAS 25G' , suffixe_agrologic_fta_nomenclature='' </text:p>
      <text:p text:style-name="P1"><text:line-break/>600022 - FCE PAKORAS KG (ETHNIC FOOD) créé: </text:p>
      <text:p text:style-name="P5"><text:soft-page-break/>INSERT fta_nomenclature SET <text:s/>last_id_fta_nomenclature='0' , OLD_id_fta_composition='' , id_annexe_agrologic_article_codification='2' , id_access_recette_recette='0' , id_fta='892' , ascendant_fta_nomenclature='' , site_production_fta_nomenclature='1' , poids_fta_nomenclature='' , id_annexe_unite='kg' , quantite_piece_par_carton='' , poids_total_carton_vrac_fta_nomenclature='' , code_produit_agrologic_fta_nomenclature='0022' , etat_fta_nomenclature='1' , nom_fta_nomenclature='FCE PAKORAS KG (ETHNIC FOOD)' , suffixe_agrologic_fta_nomenclature='' </text:p>
      <text:p text:style-name="P1"><text:line-break/>121095 - GALETTE POMME DE TERRE 20G PIECE créé: </text:p>
      <text:p text:style-name="P5">INSERT fta_nomenclature SET <text:s/>last_id_fta_nomenclature='0' , OLD_id_fta_composition='' , id_annexe_agrologic_article_codification='5' , id_access_recette_recette='0' , id_fta='892' , ascendant_fta_nomenclature='' , site_production_fta_nomenclature='1' , poids_fta_nomenclature='0.02' , id_annexe_unite='kg' , quantite_piece_par_carton='' , poids_total_carton_vrac_fta_nomenclature='' , code_produit_agrologic_fta_nomenclature='1095' , etat_fta_nomenclature='1' , nom_fta_nomenclature='GALETTE POMME DE TERRE 20G PIECE' , suffixe_agrologic_fta_nomenclature='' </text:p>
      <text:p text:style-name="P1"><text:line-break/>600053 - FCE GALETTE DE POMME DE TERRE KG créé: </text:p>
      <text:p text:style-name="P5">INSERT fta_nomenclature SET <text:s/>last_id_fta_nomenclature='0' , OLD_id_fta_composition='' , id_annexe_agrologic_article_codification='2' , id_access_recette_recette='0' , id_fta='892' , ascendant_fta_nomenclature='' , site_production_fta_nomenclature='1' , poids_fta_nomenclature='' , id_annexe_unite='kg' , quantite_piece_par_carton='' , poids_total_carton_vrac_fta_nomenclature='' , code_produit_agrologic_fta_nomenclature='0053' , etat_fta_nomenclature='1' , nom_fta_nomenclature='FCE GALETTE DE POMME DE TERRE KG' , suffixe_agrologic_fta_nomenclature='' </text:p>
      <text:p text:style-name="P1"><text:line-break/></text:p>
      <text:p text:style-name="P4">Traitement de l'Article: 30152</text:p>
      <text:p text:style-name="P1"><text:line-break/>136001 - NEM PORC 20G MDAUC PCE créé: </text:p>
      <text:p text:style-name="P5"><text:soft-page-break/>INSERT fta_nomenclature SET <text:s/>last_id_fta_nomenclature='0' , OLD_id_fta_composition='' , id_annexe_agrologic_article_codification='5' , id_access_recette_recette='0' , id_fta='893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893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89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89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89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INSERT fta_nomenclature SET <text:s/>last_id_fta_nomenclature='0' , OLD_id_fta_composition='' , id_annexe_agrologic_article_codification='5' , id_access_recette_recette='0' , id_fta='893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893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893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<text:soft-page-break/>INSERT fta_nomenclature SET <text:s/>last_id_fta_nomenclature='0' , OLD_id_fta_composition='' , id_annexe_agrologic_article_codification='3' , id_access_recette_recette='0' , id_fta='893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893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893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893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<text:soft-page-break/>INSERT fta_nomenclature SET <text:s/>last_id_fta_nomenclature='0' , OLD_id_fta_composition='' , id_annexe_agrologic_article_codification='1' , id_access_recette_recette='0' , id_fta='893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111008 - RAV CHINOIS PORC 25G PCE AUC MDD créé: </text:p>
      <text:p text:style-name="P5">INSERT fta_nomenclature SET <text:s/>last_id_fta_nomenclature='0' , OLD_id_fta_composition='' , id_annexe_agrologic_article_codification='5' , id_access_recette_recette='0' , id_fta='893' , ascendant_fta_nomenclature='' , site_production_fta_nomenclature='1' , poids_fta_nomenclature='0.025' , id_annexe_unite='kg' , quantite_piece_par_carton='' , poids_total_carton_vrac_fta_nomenclature='' , code_produit_agrologic_fta_nomenclature='1008' , etat_fta_nomenclature='1' , nom_fta_nomenclature='RAV CHINOIS PORC 25G PCE AUC MDD' , suffixe_agrologic_fta_nomenclature='' </text:p>
      <text:p text:style-name="P1"><text:line-break/>600005 - FARCE RAVIOLI (ASIATIQUE) créé: </text:p>
      <text:p text:style-name="P5">INSERT fta_nomenclature SET <text:s/>last_id_fta_nomenclature='0' , OLD_id_fta_composition='' , id_annexe_agrologic_article_codification='2' , id_access_recette_recette='0' , id_fta='893' , ascendant_fta_nomenclature='' , site_production_fta_nomenclature='1' , poids_fta_nomenclature='' , id_annexe_unite='kg' , quantite_piece_par_carton='' , poids_total_carton_vrac_fta_nomenclature='' , code_produit_agrologic_fta_nomenclature='0005' , etat_fta_nomenclature='1' , nom_fta_nomenclature='FARCE RAVIOLI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9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08 - LONG PAO 25g créé: </text:p>
      <text:p text:style-name="P5"><text:soft-page-break/>INSERT fta_nomenclature SET <text:s/>last_id_fta_nomenclature='0' , OLD_id_fta_composition='' , id_annexe_agrologic_article_codification='5' , id_access_recette_recette='0' , id_fta='893' , ascendant_fta_nomenclature='' , site_production_fta_nomenclature='1' , poids_fta_nomenclature='0.025' , id_annexe_unite='kg' , quantite_piece_par_carton='' , poids_total_carton_vrac_fta_nomenclature='' , code_produit_agrologic_fta_nomenclature='0008' , etat_fta_nomenclature='1' , nom_fta_nomenclature='LONG PAO 25g' , suffixe_agrologic_fta_nomenclature='' </text:p>
      <text:p text:style-name="P1"><text:line-break/>600023 - FCE LONG PAO - RAV MDTHI KG créé: </text:p>
      <text:p text:style-name="P5">INSERT fta_nomenclature SET <text:s/>last_id_fta_nomenclature='0' , OLD_id_fta_composition='' , id_annexe_agrologic_article_codification='2' , id_access_recette_recette='0' , id_fta='893' , ascendant_fta_nomenclature='' , site_production_fta_nomenclature='1' , poids_fta_nomenclature='' , id_annexe_unite='kg' , quantite_piece_par_carton='' , poids_total_carton_vrac_fta_nomenclature='' , code_produit_agrologic_fta_nomenclature='0023' , etat_fta_nomenclature='1' , nom_fta_nomenclature='FCE LONG PAO - RAV MDTHI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89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30153</text:p>
      <text:p text:style-name="P1"><text:line-break/></text:p>
      <text:p text:style-name="P4">Traitement de l'Article: 30154</text:p>
      <text:p text:style-name="P1"><text:line-break/></text:p>
      <text:p text:style-name="P4">Traitement de l'Article: 32038</text:p>
      <text:p text:style-name="P1"><text:line-break/></text:p>
      <text:p text:style-name="P4"><text:soft-page-break/>Traitement de l'Article: 32131</text:p>
      <text:p text:style-name="P1"><text:line-break/></text:p>
      <text:p text:style-name="P4">Traitement de l'Article: 32658</text:p>
      <text:p text:style-name="P1"><text:line-break/>232658 - TARTIFLETTE 320G AUCHAN CRU créé: </text:p>
      <text:p text:style-name="P5">INSERT fta_nomenclature SET <text:s/>last_id_fta_nomenclature='0' , OLD_id_fta_composition='' , id_annexe_agrologic_article_codification='4' , id_access_recette_recette='0' , id_fta='898' , ascendant_fta_nomenclature='' , site_production_fta_nomenclature='1' , poids_fta_nomenclature='0.32' , id_annexe_unite='kg' , quantite_piece_par_carton='' , poids_total_carton_vrac_fta_nomenclature='' , code_produit_agrologic_fta_nomenclature='2658' , etat_fta_nomenclature='1' , nom_fta_nomenclature='TARTIFLETTE 320G AUCHAN CRU' , suffixe_agrologic_fta_nomenclature='' </text:p>
      <text:p text:style-name="P1"><text:line-break/>500218 - SAUCE TARTIFLETTE AUCHAN L créé: </text:p>
      <text:p text:style-name="P5">INSERT fta_nomenclature SET <text:s/>last_id_fta_nomenclature='0' , OLD_id_fta_composition='' , id_annexe_agrologic_article_codification='3' , id_access_recette_recette='0' , id_fta='898' , ascendant_fta_nomenclature='' , site_production_fta_nomenclature='1' , poids_fta_nomenclature='' , id_annexe_unite='L' , quantite_piece_par_carton='' , poids_total_carton_vrac_fta_nomenclature='' , code_produit_agrologic_fta_nomenclature='0218' , etat_fta_nomenclature='1' , nom_fta_nomenclature='SAUCE TARTIFLETTE AUCHAN L' , suffixe_agrologic_fta_nomenclature='' </text:p>
      <text:p text:style-name="P1"><text:line-break/>700561 - PREP TARTIFLETTE MDAUC KG créé: </text:p>
      <text:p text:style-name="P5">INSERT fta_nomenclature SET <text:s/>last_id_fta_nomenclature='0' , OLD_id_fta_composition='' , id_annexe_agrologic_article_codification='1' , id_access_recette_recette='0' , id_fta='898' , ascendant_fta_nomenclature='' , site_production_fta_nomenclature='1' , poids_fta_nomenclature='' , id_annexe_unite='kg' , quantite_piece_par_carton='' , poids_total_carton_vrac_fta_nomenclature='' , code_produit_agrologic_fta_nomenclature='0561' , etat_fta_nomenclature='1' , nom_fta_nomenclature='PREP TARTIFLETTE MDAUC KG' , suffixe_agrologic_fta_nomenclature='' </text:p>
      <text:p text:style-name="P1"><text:line-break/></text:p>
      <text:p text:style-name="P4">Traitement de l'Article: 32659</text:p>
      <text:p text:style-name="P1"><text:line-break/>232659 - HACHIS PARMENTIER 350G AUCHAN CRU créé: </text:p>
      <text:p text:style-name="P5"><text:soft-page-break/>INSERT fta_nomenclature SET <text:s/>last_id_fta_nomenclature='0' , OLD_id_fta_composition='' , id_annexe_agrologic_article_codification='4' , id_access_recette_recette='0' , id_fta='899' , ascendant_fta_nomenclature='' , site_production_fta_nomenclature='1' , poids_fta_nomenclature='0.35' , id_annexe_unite='kg' , quantite_piece_par_carton='' , poids_total_carton_vrac_fta_nomenclature='' , code_produit_agrologic_fta_nomenclature='2659' , etat_fta_nomenclature='1' , nom_fta_nomenclature='HACHIS PARMENTIER 350G AUCHAN CRU' , suffixe_agrologic_fta_nomenclature='' </text:p>
      <text:p text:style-name="P1"><text:line-break/>600047 - PREP FCE HACHIS MDAUC/TR/SU KG créé: </text:p>
      <text:p text:style-name="P5">INSERT fta_nomenclature SET <text:s/>last_id_fta_nomenclature='0' , OLD_id_fta_composition='' , id_annexe_agrologic_article_codification='2' , id_access_recette_recette='0' , id_fta='899' , ascendant_fta_nomenclature='' , site_production_fta_nomenclature='1' , poids_fta_nomenclature='' , id_annexe_unite='kg' , quantite_piece_par_carton='' , poids_total_carton_vrac_fta_nomenclature='' , code_produit_agrologic_fta_nomenclature='0047' , etat_fta_nomenclature='1' , nom_fta_nomenclature='PREP FCE HACHIS MDAUC/TR/SU KG' , suffixe_agrologic_fta_nomenclature='' </text:p>
      <text:p text:style-name="P1"><text:line-break/>700299 - PRECUISSON FCE MDAUC/TR/SU KG créé: </text:p>
      <text:p text:style-name="P5">INSERT fta_nomenclature SET <text:s/>last_id_fta_nomenclature='0' , OLD_id_fta_composition='' , id_annexe_agrologic_article_codification='1' , id_access_recette_recette='0' , id_fta='899' , ascendant_fta_nomenclature='' , site_production_fta_nomenclature='1' , poids_fta_nomenclature='' , id_annexe_unite='kg' , quantite_piece_par_carton='' , poids_total_carton_vrac_fta_nomenclature='' , code_produit_agrologic_fta_nomenclature='0299' , etat_fta_nomenclature='1' , nom_fta_nomenclature='PRECUISSON FCE MDAUC/TR/SU KG' , suffixe_agrologic_fta_nomenclature='' </text:p>
      <text:p text:style-name="P1"><text:line-break/>600150 - PREP PUREE MDAUC/SU/TR KG créé: </text:p>
      <text:p text:style-name="P5">INSERT fta_nomenclature SET <text:s/>last_id_fta_nomenclature='0' , OLD_id_fta_composition='' , id_annexe_agrologic_article_codification='2' , id_access_recette_recette='0' , id_fta='899' , ascendant_fta_nomenclature='' , site_production_fta_nomenclature='1' , poids_fta_nomenclature='' , id_annexe_unite='kg' , quantite_piece_par_carton='' , poids_total_carton_vrac_fta_nomenclature='' , code_produit_agrologic_fta_nomenclature='0150' , etat_fta_nomenclature='1' , nom_fta_nomenclature='PREP PUREE MDAUC/SU/TR KG' , suffixe_agrologic_fta_nomenclature='' </text:p>
      <text:p text:style-name="P1"><text:line-break/></text:p>
      <text:p text:style-name="P4"><text:soft-page-break/>Traitement de l'Article: 32660</text:p>
      <text:p text:style-name="P1"><text:line-break/></text:p>
      <text:p text:style-name="P4">Traitement de l'Article: 32678</text:p>
      <text:p text:style-name="P1"><text:line-break/>232678 - BRANDADE DE MORUE AUCHAN 350G CRU créé: </text:p>
      <text:p text:style-name="P5">INSERT fta_nomenclature SET <text:s/>last_id_fta_nomenclature='0' , OLD_id_fta_composition='' , id_annexe_agrologic_article_codification='4' , id_access_recette_recette='0' , id_fta='901' , ascendant_fta_nomenclature='' , site_production_fta_nomenclature='1' , poids_fta_nomenclature='0.35' , id_annexe_unite='kg' , quantite_piece_par_carton='' , poids_total_carton_vrac_fta_nomenclature='' , code_produit_agrologic_fta_nomenclature='2678' , etat_fta_nomenclature='1' , nom_fta_nomenclature='BRANDADE DE MORUE AUCHAN 350G CRU' , suffixe_agrologic_fta_nomenclature='' </text:p>
      <text:p text:style-name="P1"><text:line-break/>700171 - PREP BRANDADE AUCHAN KG créé: </text:p>
      <text:p text:style-name="P5">INSERT fta_nomenclature SET <text:s/>last_id_fta_nomenclature='0' , OLD_id_fta_composition='' , id_annexe_agrologic_article_codification='1' , id_access_recette_recette='0' , id_fta='901' , ascendant_fta_nomenclature='' , site_production_fta_nomenclature='1' , poids_fta_nomenclature='' , id_annexe_unite='kg' , quantite_piece_par_carton='' , poids_total_carton_vrac_fta_nomenclature='' , code_produit_agrologic_fta_nomenclature='0171' , etat_fta_nomenclature='1' , nom_fta_nomenclature='PREP BRANDADE AUCHAN KG' , suffixe_agrologic_fta_nomenclature='' </text:p>
      <text:p text:style-name="P1"><text:line-break/></text:p>
      <text:p text:style-name="P4">Traitement de l'Article: 32683</text:p>
      <text:p text:style-name="P1"><text:line-break/></text:p>
      <text:p text:style-name="P4">Traitement de l'Article: 32684</text:p>
      <text:p text:style-name="P1"><text:line-break/></text:p>
      <text:p text:style-name="P4">Traitement de l'Article: 32685</text:p>
      <text:p text:style-name="P1"><text:line-break/></text:p>
      <text:p text:style-name="P4">Traitement de l'Article: 32690</text:p>
      <text:p text:style-name="P1"><text:line-break/>232690 - HACHIS PARMENTIER MDAUC 1KG CRU créé: </text:p>
      <text:p text:style-name="P5"><text:soft-page-break/>INSERT fta_nomenclature SET <text:s/>last_id_fta_nomenclature='0' , OLD_id_fta_composition='' , id_annexe_agrologic_article_codification='4' , id_access_recette_recette='0' , id_fta='905' , ascendant_fta_nomenclature='' , site_production_fta_nomenclature='1' , poids_fta_nomenclature='1' , id_annexe_unite='kg' , quantite_piece_par_carton='' , poids_total_carton_vrac_fta_nomenclature='' , code_produit_agrologic_fta_nomenclature='2690' , etat_fta_nomenclature='1' , nom_fta_nomenclature='HACHIS PARMENTIER MDAUC 1KG CRU' , suffixe_agrologic_fta_nomenclature='' </text:p>
      <text:p text:style-name="P1"><text:line-break/>600047 - PREP FCE HACHIS MDAUC/TR/SU KG créé: </text:p>
      <text:p text:style-name="P5">INSERT fta_nomenclature SET <text:s/>last_id_fta_nomenclature='0' , OLD_id_fta_composition='' , id_annexe_agrologic_article_codification='2' , id_access_recette_recette='0' , id_fta='905' , ascendant_fta_nomenclature='' , site_production_fta_nomenclature='1' , poids_fta_nomenclature='' , id_annexe_unite='kg' , quantite_piece_par_carton='' , poids_total_carton_vrac_fta_nomenclature='' , code_produit_agrologic_fta_nomenclature='0047' , etat_fta_nomenclature='1' , nom_fta_nomenclature='PREP FCE HACHIS MDAUC/TR/SU KG' , suffixe_agrologic_fta_nomenclature='' </text:p>
      <text:p text:style-name="P1"><text:line-break/>700299 - PRECUISSON FCE MDAUC/TR/SU KG créé: </text:p>
      <text:p text:style-name="P5">INSERT fta_nomenclature SET <text:s/>last_id_fta_nomenclature='0' , OLD_id_fta_composition='' , id_annexe_agrologic_article_codification='1' , id_access_recette_recette='0' , id_fta='905' , ascendant_fta_nomenclature='' , site_production_fta_nomenclature='1' , poids_fta_nomenclature='' , id_annexe_unite='kg' , quantite_piece_par_carton='' , poids_total_carton_vrac_fta_nomenclature='' , code_produit_agrologic_fta_nomenclature='0299' , etat_fta_nomenclature='1' , nom_fta_nomenclature='PRECUISSON FCE MDAUC/TR/SU KG' , suffixe_agrologic_fta_nomenclature='' </text:p>
      <text:p text:style-name="P1"><text:line-break/>600150 - PREP PUREE MDAUC/SU/TR KG créé: </text:p>
      <text:p text:style-name="P5">INSERT fta_nomenclature SET <text:s/>last_id_fta_nomenclature='0' , OLD_id_fta_composition='' , id_annexe_agrologic_article_codification='2' , id_access_recette_recette='0' , id_fta='905' , ascendant_fta_nomenclature='' , site_production_fta_nomenclature='1' , poids_fta_nomenclature='' , id_annexe_unite='kg' , quantite_piece_par_carton='' , poids_total_carton_vrac_fta_nomenclature='' , code_produit_agrologic_fta_nomenclature='0150' , etat_fta_nomenclature='1' , nom_fta_nomenclature='PREP PUREE MDAUC/SU/TR KG' , suffixe_agrologic_fta_nomenclature='' </text:p>
      <text:p text:style-name="P1"><text:line-break/></text:p>
      <text:p text:style-name="P4"><text:soft-page-break/>Traitement de l'Article: 32691</text:p>
      <text:p text:style-name="P1"><text:line-break/>232691 - TARTIFLETTE MDAUC 1KG CRU créé: </text:p>
      <text:p text:style-name="P5">INSERT fta_nomenclature SET <text:s/>last_id_fta_nomenclature='0' , OLD_id_fta_composition='' , id_annexe_agrologic_article_codification='4' , id_access_recette_recette='0' , id_fta='906' , ascendant_fta_nomenclature='' , site_production_fta_nomenclature='1' , poids_fta_nomenclature='1' , id_annexe_unite='kg' , quantite_piece_par_carton='' , poids_total_carton_vrac_fta_nomenclature='' , code_produit_agrologic_fta_nomenclature='2691' , etat_fta_nomenclature='1' , nom_fta_nomenclature='TARTIFLETTE MDAUC 1KG CRU' , suffixe_agrologic_fta_nomenclature='' </text:p>
      <text:p text:style-name="P1"><text:line-break/>500218 - SAUCE TARTIFLETTE AUCHAN L créé: </text:p>
      <text:p text:style-name="P5">INSERT fta_nomenclature SET <text:s/>last_id_fta_nomenclature='0' , OLD_id_fta_composition='' , id_annexe_agrologic_article_codification='3' , id_access_recette_recette='0' , id_fta='906' , ascendant_fta_nomenclature='' , site_production_fta_nomenclature='1' , poids_fta_nomenclature='' , id_annexe_unite='L' , quantite_piece_par_carton='' , poids_total_carton_vrac_fta_nomenclature='' , code_produit_agrologic_fta_nomenclature='0218' , etat_fta_nomenclature='1' , nom_fta_nomenclature='SAUCE TARTIFLETTE AUCHAN L' , suffixe_agrologic_fta_nomenclature='' </text:p>
      <text:p text:style-name="P1"><text:line-break/>700561 - PREP TARTIFLETTE MDAUC KG créé: </text:p>
      <text:p text:style-name="P5">INSERT fta_nomenclature SET <text:s/>last_id_fta_nomenclature='0' , OLD_id_fta_composition='' , id_annexe_agrologic_article_codification='1' , id_access_recette_recette='0' , id_fta='906' , ascendant_fta_nomenclature='' , site_production_fta_nomenclature='1' , poids_fta_nomenclature='' , id_annexe_unite='kg' , quantite_piece_par_carton='' , poids_total_carton_vrac_fta_nomenclature='' , code_produit_agrologic_fta_nomenclature='0561' , etat_fta_nomenclature='1' , nom_fta_nomenclature='PREP TARTIFLETTE MDAUC KG' , suffixe_agrologic_fta_nomenclature='' </text:p>
      <text:p text:style-name="P1"><text:line-break/></text:p>
      <text:p text:style-name="P4">Traitement de l'Article: 35002</text:p>
      <text:p text:style-name="P1"><text:line-break/>235138 - SEM/MERGUEZ MDCAR 140G CRU créé: </text:p>
      <text:p text:style-name="P5"><text:soft-page-break/>INSERT fta_nomenclature SET <text:s/>last_id_fta_nomenclature='0' , OLD_id_fta_composition='' , id_annexe_agrologic_article_codification='4' , id_access_recette_recette='0' , id_fta='907' , ascendant_fta_nomenclature='' , site_production_fta_nomenclature='1' , poids_fta_nomenclature='0.14' , id_annexe_unite='kg' , quantite_piece_par_carton='' , poids_total_carton_vrac_fta_nomenclature='' , code_produit_agrologic_fta_nomenclature='5138' , etat_fta_nomenclature='1' , nom_fta_nomenclature='SEM/MERGUEZ MDCAR 140G CRU' , suffixe_agrologic_fta_nomenclature='' </text:p>
      <text:p text:style-name="P1"><text:line-break/>700099 - PREP SEMOULE CANELLE CARREFOUR créé: </text:p>
      <text:p text:style-name="P5">INSERT fta_nomenclature SET <text:s/>last_id_fta_nomenclature='0' , OLD_id_fta_composition='' , id_annexe_agrologic_article_codification='1' , id_access_recette_recette='0' , id_fta='907' , ascendant_fta_nomenclature='' , site_production_fta_nomenclature='1' , poids_fta_nomenclature='' , id_annexe_unite='kg' , quantite_piece_par_carton='' , poids_total_carton_vrac_fta_nomenclature='' , code_produit_agrologic_fta_nomenclature='0099' , etat_fta_nomenclature='1' , nom_fta_nomenclature='PREP SEMOULE CANELLE CARREFOUR' , suffixe_agrologic_fta_nomenclature='' </text:p>
      <text:p text:style-name="P1"><text:line-break/>235137 - COUSCOUS MDCAR 300G CRU créé: </text:p>
      <text:p text:style-name="P5">INSERT fta_nomenclature SET <text:s/>last_id_fta_nomenclature='0' , OLD_id_fta_composition='' , id_annexe_agrologic_article_codification='4' , id_access_recette_recette='0' , id_fta='907' , ascendant_fta_nomenclature='' , site_production_fta_nomenclature='1' , poids_fta_nomenclature='0.3' , id_annexe_unite='kg' , quantite_piece_par_carton='' , poids_total_carton_vrac_fta_nomenclature='' , code_produit_agrologic_fta_nomenclature='5137' , etat_fta_nomenclature='1' , nom_fta_nomenclature='COUSCOUS MDCAR 300G CRU' , suffixe_agrologic_fta_nomenclature='' </text:p>
      <text:p text:style-name="P1"><text:line-break/>700316 - PREP SAUTE AGNEAU 40/60 BLANCHI 20% créé: </text:p>
      <text:p text:style-name="P5">INSERT fta_nomenclature SET <text:s/>last_id_fta_nomenclature='0' , OLD_id_fta_composition='' , id_annexe_agrologic_article_codification='1' , id_access_recette_recette='0' , id_fta='907' , ascendant_fta_nomenclature='' , site_production_fta_nomenclature='1' , poids_fta_nomenclature='' , id_annexe_unite='kg' , quantite_piece_par_carton='' , poids_total_carton_vrac_fta_nomenclature='' , code_produit_agrologic_fta_nomenclature='0316' , etat_fta_nomenclature='1' , nom_fta_nomenclature='PREP SAUTE AGNEAU 40/60 BLANCHI 20%' , suffixe_agrologic_fta_nomenclature='' </text:p>
      <text:p text:style-name="P1"><text:line-break/>700307 - PREP PLT FCE HDC 100/120 ROTI 10% TR KG créé: </text:p>
      <text:p text:style-name="P5"><text:soft-page-break/>INSERT fta_nomenclature SET <text:s/>last_id_fta_nomenclature='0' , OLD_id_fta_composition='' , id_annexe_agrologic_article_codification='1' , id_access_recette_recette='0' , id_fta='907' , ascendant_fta_nomenclature='' , site_production_fta_nomenclature='1' , poids_fta_nomenclature='' , id_annexe_unite='kg' , quantite_piece_par_carton='' , poids_total_carton_vrac_fta_nomenclature='' , code_produit_agrologic_fta_nomenclature='0307' , etat_fta_nomenclature='1' , nom_fta_nomenclature='PREP PLT FCE HDC 100/120 ROTI 10% TR KG' , suffixe_agrologic_fta_nomenclature='' </text:p>
      <text:p text:style-name="P1"><text:line-break/>500676 - SCE COUSCOUS (MDCAR) 2005 L créé: </text:p>
      <text:p text:style-name="P5">INSERT fta_nomenclature SET <text:s/>last_id_fta_nomenclature='0' , OLD_id_fta_composition='' , id_annexe_agrologic_article_codification='3' , id_access_recette_recette='0' , id_fta='907' , ascendant_fta_nomenclature='' , site_production_fta_nomenclature='1' , poids_fta_nomenclature='' , id_annexe_unite='L' , quantite_piece_par_carton='' , poids_total_carton_vrac_fta_nomenclature='' , code_produit_agrologic_fta_nomenclature='0676' , etat_fta_nomenclature='1' , nom_fta_nomenclature='SCE COUSCOUS (MDCAR) 2005 L' , suffixe_agrologic_fta_nomenclature='' </text:p>
      <text:p text:style-name="P1"><text:line-break/></text:p>
      <text:p text:style-name="P4">Traitement de l'Article: 35009</text:p>
      <text:p text:style-name="P1"><text:line-break/>235086 - NOIX ST JACQUES MDCAR 90G CRU créé: </text:p>
      <text:p text:style-name="P5">INSERT fta_nomenclature SET <text:s/>last_id_fta_nomenclature='0' , OLD_id_fta_composition='' , id_annexe_agrologic_article_codification='4' , id_access_recette_recette='0' , id_fta='908' , ascendant_fta_nomenclature='' , site_production_fta_nomenclature='1' , poids_fta_nomenclature='0.09' , id_annexe_unite='kg' , quantite_piece_par_carton='' , poids_total_carton_vrac_fta_nomenclature='' , code_produit_agrologic_fta_nomenclature='5086' , etat_fta_nomenclature='1' , nom_fta_nomenclature='NOIX ST JACQUES MDCAR 90G CRU' , suffixe_agrologic_fta_nomenclature='' </text:p>
      <text:p text:style-name="P1"><text:line-break/>235053 - SCE CREME HOMARD MDCAR 40G CRU créé: </text:p>
      <text:p text:style-name="P5"><text:soft-page-break/>INSERT fta_nomenclature SET <text:s/>last_id_fta_nomenclature='0' , OLD_id_fta_composition='' , id_annexe_agrologic_article_codification='4' , id_access_recette_recette='0' , id_fta='908' , ascendant_fta_nomenclature='' , site_production_fta_nomenclature='1' , poids_fta_nomenclature='0.04' , id_annexe_unite='kg' , quantite_piece_par_carton='' , poids_total_carton_vrac_fta_nomenclature='' , code_produit_agrologic_fta_nomenclature='5053' , etat_fta_nomenclature='1' , nom_fta_nomenclature='SCE CREME HOMARD MDCAR 40G CRU' , suffixe_agrologic_fta_nomenclature='' </text:p>
      <text:p text:style-name="P1"><text:line-break/>500591 - SCE CREME HOMARD MDCAR L créé: </text:p>
      <text:p text:style-name="P5">INSERT fta_nomenclature SET <text:s/>last_id_fta_nomenclature='0' , OLD_id_fta_composition='' , id_annexe_agrologic_article_codification='3' , id_access_recette_recette='0' , id_fta='908' , ascendant_fta_nomenclature='' , site_production_fta_nomenclature='1' , poids_fta_nomenclature='' , id_annexe_unite='L' , quantite_piece_par_carton='' , poids_total_carton_vrac_fta_nomenclature='' , code_produit_agrologic_fta_nomenclature='0591' , etat_fta_nomenclature='1' , nom_fta_nomenclature='SCE CREME HOMARD MDCAR L' , suffixe_agrologic_fta_nomenclature='' </text:p>
      <text:p text:style-name="P1"><text:line-break/>215400 - GATEAU EPINARD POIRE MDCAR 120G CRU créé: </text:p>
      <text:p text:style-name="P5">INSERT fta_nomenclature SET <text:s/>last_id_fta_nomenclature='0' , OLD_id_fta_composition='' , id_annexe_agrologic_article_codification='4' , id_access_recette_recette='0' , id_fta='908' , ascendant_fta_nomenclature='' , site_production_fta_nomenclature='1' , poids_fta_nomenclature='0.12' , id_annexe_unite='kg' , quantite_piece_par_carton='' , poids_total_carton_vrac_fta_nomenclature='' , code_produit_agrologic_fta_nomenclature='5400' , etat_fta_nomenclature='1' , nom_fta_nomenclature='GATEAU EPINARD POIRE MDCAR 120G CRU' , suffixe_agrologic_fta_nomenclature='' </text:p>
      <text:p text:style-name="P1"><text:line-break/>315400 - GATEAU EPINARD POIRE MDCAR 120G SURGELE créé: </text:p>
      <text:p text:style-name="P5">INSERT fta_nomenclature SET <text:s/>last_id_fta_nomenclature='0' , OLD_id_fta_composition='' , id_annexe_agrologic_article_codification='8' , id_access_recette_recette='0' , id_fta='908' , ascendant_fta_nomenclature='' , site_production_fta_nomenclature='1' , poids_fta_nomenclature='' , id_annexe_unite='' , quantite_piece_par_carton='' , poids_total_carton_vrac_fta_nomenclature='' , code_produit_agrologic_fta_nomenclature='5400' , etat_fta_nomenclature='1' , nom_fta_nomenclature='GATEAU EPINARD POIRE MDCAR 120G SURGELE' , suffixe_agrologic_fta_nomenclature='' </text:p>
      <text:p text:style-name="P1"><text:line-break/>700252 - PREP GATEAU EPINARD POIRE MDCAR KG créé: </text:p>
      <text:p text:style-name="P5"><text:soft-page-break/>INSERT fta_nomenclature SET <text:s/>last_id_fta_nomenclature='0' , OLD_id_fta_composition='' , id_annexe_agrologic_article_codification='1' , id_access_recette_recette='0' , id_fta='908' , ascendant_fta_nomenclature='' , site_production_fta_nomenclature='1' , poids_fta_nomenclature='' , id_annexe_unite='kg' , quantite_piece_par_carton='' , poids_total_carton_vrac_fta_nomenclature='' , code_produit_agrologic_fta_nomenclature='0252' , etat_fta_nomenclature='1' , nom_fta_nomenclature='PREP GATEAU EPINARD POIRE MDCAR KG' , suffixe_agrologic_fta_nomenclature='' </text:p>
      <text:p text:style-name="P1"><text:line-break/>500592 - SCE GATEAU EPINARD POIRE MDCAR L créé: </text:p>
      <text:p text:style-name="P5">INSERT fta_nomenclature SET <text:s/>last_id_fta_nomenclature='0' , OLD_id_fta_composition='' , id_annexe_agrologic_article_codification='3' , id_access_recette_recette='0' , id_fta='908' , ascendant_fta_nomenclature='' , site_production_fta_nomenclature='1' , poids_fta_nomenclature='' , id_annexe_unite='L' , quantite_piece_par_carton='' , poids_total_carton_vrac_fta_nomenclature='' , code_produit_agrologic_fta_nomenclature='0592' , etat_fta_nomenclature='1' , nom_fta_nomenclature='SCE GATEAU EPINARD POIRE MDCAR L' , suffixe_agrologic_fta_nomenclature='' </text:p>
      <text:p text:style-name="P1"><text:line-break/></text:p>
      <text:p text:style-name="P4">Traitement de l'Article: 35010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909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<text:soft-page-break/>INSERT fta_nomenclature SET <text:s/>last_id_fta_nomenclature='0' , OLD_id_fta_composition='' , id_annexe_agrologic_article_codification='1' , id_access_recette_recette='0' , id_fta='909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909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909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235120 - PUREE NATURE CARR 155G CRU créé: </text:p>
      <text:p text:style-name="P5">INSERT fta_nomenclature SET <text:s/>last_id_fta_nomenclature='0' , OLD_id_fta_composition='' , id_annexe_agrologic_article_codification='4' , id_access_recette_recette='0' , id_fta='909' , ascendant_fta_nomenclature='' , site_production_fta_nomenclature='1' , poids_fta_nomenclature='0.155' , id_annexe_unite='kg' , quantite_piece_par_carton='' , poids_total_carton_vrac_fta_nomenclature='' , code_produit_agrologic_fta_nomenclature='5120' , etat_fta_nomenclature='1' , nom_fta_nomenclature='PUREE NATURE CARR 155G CRU' , suffixe_agrologic_fta_nomenclature='' </text:p>
      <text:p text:style-name="P1"><text:line-break/>700116 - PREP PUREE NATURE CARR KG créé: </text:p>
      <text:p text:style-name="P5"><text:soft-page-break/>INSERT fta_nomenclature SET <text:s/>last_id_fta_nomenclature='0' , OLD_id_fta_composition='' , id_annexe_agrologic_article_codification='1' , id_access_recette_recette='0' , id_fta='909' , ascendant_fta_nomenclature='' , site_production_fta_nomenclature='1' , poids_fta_nomenclature='' , id_annexe_unite='kg' , quantite_piece_par_carton='' , poids_total_carton_vrac_fta_nomenclature='' , code_produit_agrologic_fta_nomenclature='0116' , etat_fta_nomenclature='1' , nom_fta_nomenclature='PREP PUREE NATURE CARR KG' , suffixe_agrologic_fta_nomenclature='' </text:p>
      <text:p text:style-name="P1"><text:line-break/></text:p>
      <text:p text:style-name="P4">Traitement de l'Article: 35020</text:p>
      <text:p text:style-name="P1"><text:line-break/>235141 - GRAT DAUPHINOIS MDCAR 400G CRU créé: </text:p>
      <text:p text:style-name="P5">INSERT fta_nomenclature SET <text:s/>last_id_fta_nomenclature='0' , OLD_id_fta_composition='' , id_annexe_agrologic_article_codification='4' , id_access_recette_recette='0' , id_fta='910' , ascendant_fta_nomenclature='' , site_production_fta_nomenclature='1' , poids_fta_nomenclature='0.4' , id_annexe_unite='kg' , quantite_piece_par_carton='' , poids_total_carton_vrac_fta_nomenclature='' , code_produit_agrologic_fta_nomenclature='5141' , etat_fta_nomenclature='1' , nom_fta_nomenclature='GRAT DAUPHINOIS MDCAR 400G CRU' , suffixe_agrologic_fta_nomenclature='' </text:p>
      <text:p text:style-name="P1"><text:line-break/>700243 - PREP FROMAGE COLOREE MDCAR KG créé: </text:p>
      <text:p text:style-name="P5">INSERT fta_nomenclature SET <text:s/>last_id_fta_nomenclature='0' , OLD_id_fta_composition='' , id_annexe_agrologic_article_codification='1' , id_access_recette_recette='0' , id_fta='910' , ascendant_fta_nomenclature='' , site_production_fta_nomenclature='1' , poids_fta_nomenclature='' , id_annexe_unite='kg' , quantite_piece_par_carton='' , poids_total_carton_vrac_fta_nomenclature='' , code_produit_agrologic_fta_nomenclature='0243' , etat_fta_nomenclature='1' , nom_fta_nomenclature='PREP FROMAGE COLOREE MDCAR KG' , suffixe_agrologic_fta_nomenclature='' </text:p>
      <text:p text:style-name="P1"><text:line-break/>500050 - SCE GRATIN DAUPHINOIS MDCAR créé: </text:p>
      <text:p text:style-name="P5"><text:soft-page-break/>INSERT fta_nomenclature SET <text:s/>last_id_fta_nomenclature='0' , OLD_id_fta_composition='' , id_annexe_agrologic_article_codification='3' , id_access_recette_recette='0' , id_fta='910' , ascendant_fta_nomenclature='' , site_production_fta_nomenclature='1' , poids_fta_nomenclature='' , id_annexe_unite='L' , quantite_piece_par_carton='' , poids_total_carton_vrac_fta_nomenclature='' , code_produit_agrologic_fta_nomenclature='0050' , etat_fta_nomenclature='1' , nom_fta_nomenclature='SCE GRATIN DAUPHINOIS MDCAR' , suffixe_agrologic_fta_nomenclature='' </text:p>
      <text:p text:style-name="P1"><text:line-break/></text:p>
      <text:p text:style-name="P4">Traitement de l'Article: 35042</text:p>
      <text:p text:style-name="P1"><text:line-break/>235140 - TANDOORI VOLAILLE MDCAR 165G CRU créé: </text:p>
      <text:p text:style-name="P5">INSERT fta_nomenclature SET <text:s/>last_id_fta_nomenclature='0' , OLD_id_fta_composition='' , id_annexe_agrologic_article_codification='4' , id_access_recette_recette='0' , id_fta='911' , ascendant_fta_nomenclature='' , site_production_fta_nomenclature='1' , poids_fta_nomenclature='0.165' , id_annexe_unite='kg' , quantite_piece_par_carton='' , poids_total_carton_vrac_fta_nomenclature='' , code_produit_agrologic_fta_nomenclature='5140' , etat_fta_nomenclature='1' , nom_fta_nomenclature='TANDOORI VOLAILLE MDCAR 165G CRU' , suffixe_agrologic_fta_nomenclature='' </text:p>
      <text:p text:style-name="P1"><text:line-break/>500551 - SCE TANDOORI VOLAILLE CARREFOUR 2004 L créé: </text:p>
      <text:p text:style-name="P5">INSERT fta_nomenclature SET <text:s/>last_id_fta_nomenclature='0' , OLD_id_fta_composition='' , id_annexe_agrologic_article_codification='3' , id_access_recette_recette='0' , id_fta='911' , ascendant_fta_nomenclature='' , site_production_fta_nomenclature='1' , poids_fta_nomenclature='' , id_annexe_unite='L' , quantite_piece_par_carton='' , poids_total_carton_vrac_fta_nomenclature='' , code_produit_agrologic_fta_nomenclature='0551' , etat_fta_nomenclature='1' , nom_fta_nomenclature='SCE TANDOORI VOLAILLE CARREFOUR 2004 L' , suffixe_agrologic_fta_nomenclature='' </text:p>
      <text:p text:style-name="P1"><text:line-break/>700448 - PREP TOMATE CUBE 16X16MM EGOUT 75% KG créé: </text:p>
      <text:p text:style-name="P5"><text:soft-page-break/>INSERT fta_nomenclature SET <text:s/>last_id_fta_nomenclature='0' , OLD_id_fta_composition='' , id_annexe_agrologic_article_codification='1' , id_access_recette_recette='0' , id_fta='911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235013 - RIZ BASMATI MDCAR 125G CRU créé: </text:p>
      <text:p text:style-name="P5">INSERT fta_nomenclature SET <text:s/>last_id_fta_nomenclature='0' , OLD_id_fta_composition='' , id_annexe_agrologic_article_codification='4' , id_access_recette_recette='0' , id_fta='911' , ascendant_fta_nomenclature='' , site_production_fta_nomenclature='1' , poids_fta_nomenclature='0.125' , id_annexe_unite='kg' , quantite_piece_par_carton='' , poids_total_carton_vrac_fta_nomenclature='' , code_produit_agrologic_fta_nomenclature='5013' , etat_fta_nomenclature='1' , nom_fta_nomenclature='RIZ BASMATI MDCAR 125G CRU' , suffixe_agrologic_fta_nomenclature='' </text:p>
      <text:p text:style-name="P1"><text:line-break/>700198 - PREP RIZ BASMATI NATURE CRF KG créé: </text:p>
      <text:p text:style-name="P5">INSERT fta_nomenclature SET <text:s/>last_id_fta_nomenclature='0' , OLD_id_fta_composition='' , id_annexe_agrologic_article_codification='1' , id_access_recette_recette='0' , id_fta='911' , ascendant_fta_nomenclature='' , site_production_fta_nomenclature='1' , poids_fta_nomenclature='' , id_annexe_unite='kg' , quantite_piece_par_carton='' , poids_total_carton_vrac_fta_nomenclature='' , code_produit_agrologic_fta_nomenclature='0198' , etat_fta_nomenclature='1' , nom_fta_nomenclature='PREP RIZ BASMATI NATURE CRF KG' , suffixe_agrologic_fta_nomenclature='' </text:p>
      <text:p text:style-name="P1"><text:line-break/></text:p>
      <text:p text:style-name="P4">Traitement de l'Article: 35049</text:p>
      <text:p text:style-name="P1"><text:line-break/>235000 - PAELLA MDCAR 350G CRU créé: </text:p>
      <text:p text:style-name="P5"><text:soft-page-break/>INSERT fta_nomenclature SET <text:s/>last_id_fta_nomenclature='0' , OLD_id_fta_composition='' , id_annexe_agrologic_article_codification='4' , id_access_recette_recette='0' , id_fta='912' , ascendant_fta_nomenclature='' , site_production_fta_nomenclature='1' , poids_fta_nomenclature='0.35' , id_annexe_unite='kg' , quantite_piece_par_carton='' , poids_total_carton_vrac_fta_nomenclature='' , code_produit_agrologic_fta_nomenclature='5000' , etat_fta_nomenclature='1' , nom_fta_nomenclature='PAELLA MDCAR 350G CRU' , suffixe_agrologic_fta_nomenclature='' </text:p>
      <text:p text:style-name="P1"><text:line-break/>700037 - PREPA PAELLA CARREFOUR créé: </text:p>
      <text:p text:style-name="P5">INSERT fta_nomenclature SET <text:s/>last_id_fta_nomenclature='0' , OLD_id_fta_composition='' , id_annexe_agrologic_article_codification='1' , id_access_recette_recette='0' , id_fta='912' , ascendant_fta_nomenclature='' , site_production_fta_nomenclature='1' , poids_fta_nomenclature='' , id_annexe_unite='kg' , quantite_piece_par_carton='' , poids_total_carton_vrac_fta_nomenclature='' , code_produit_agrologic_fta_nomenclature='0037' , etat_fta_nomenclature='1' , nom_fta_nomenclature='PREPA PAELLA CARREFOUR' , suffixe_agrologic_fta_nomenclature='' </text:p>
      <text:p text:style-name="P1"><text:line-break/>500066 - SAUCE PAELLA MONO créé: </text:p>
      <text:p text:style-name="P5">INSERT fta_nomenclature SET <text:s/>last_id_fta_nomenclature='0' , OLD_id_fta_composition='' , id_annexe_agrologic_article_codification='3' , id_access_recette_recette='0' , id_fta='912' , ascendant_fta_nomenclature='' , site_production_fta_nomenclature='1' , poids_fta_nomenclature='' , id_annexe_unite='L' , quantite_piece_par_carton='' , poids_total_carton_vrac_fta_nomenclature='' , code_produit_agrologic_fta_nomenclature='0066' , etat_fta_nomenclature='1' , nom_fta_nomenclature='SAUCE PAELLA MONO' , suffixe_agrologic_fta_nomenclature='' </text:p>
      <text:p text:style-name="P1"><text:line-break/>700206 - PREP HDC ASSAISONNNEMENT PAELLA CAR KG créé: </text:p>
      <text:p text:style-name="P5">INSERT fta_nomenclature SET <text:s/>last_id_fta_nomenclature='0' , OLD_id_fta_composition='' , id_annexe_agrologic_article_codification='1' , id_access_recette_recette='0' , id_fta='912' , ascendant_fta_nomenclature='' , site_production_fta_nomenclature='1' , poids_fta_nomenclature='' , id_annexe_unite='kg' , quantite_piece_par_carton='' , poids_total_carton_vrac_fta_nomenclature='' , code_produit_agrologic_fta_nomenclature='0206' , etat_fta_nomenclature='1' , nom_fta_nomenclature='PREP HDC ASSAISONNNEMENT PAELLA CAR KG' , suffixe_agrologic_fta_nomenclature='' </text:p>
      <text:p text:style-name="P1"><text:line-break/></text:p>
      <text:p text:style-name="P4"><text:soft-page-break/>Traitement de l'Article: 35057</text:p>
      <text:p text:style-name="P1"><text:line-break/>235057 - CHAPON FOIE GRAS 120G CARREFOUR CRU créé: </text:p>
      <text:p text:style-name="P5">INSERT fta_nomenclature SET <text:s/>last_id_fta_nomenclature='0' , OLD_id_fta_composition='' , id_annexe_agrologic_article_codification='4' , id_access_recette_recette='0' , id_fta='913' , ascendant_fta_nomenclature='' , site_production_fta_nomenclature='1' , poids_fta_nomenclature='0.12' , id_annexe_unite='kg' , quantite_piece_par_carton='' , poids_total_carton_vrac_fta_nomenclature='' , code_produit_agrologic_fta_nomenclature='5057' , etat_fta_nomenclature='1' , nom_fta_nomenclature='CHAPON FOIE GRAS 120G CARREFOUR CRU' , suffixe_agrologic_fta_nomenclature='' </text:p>
      <text:p text:style-name="P1"><text:line-break/>700414 - PREP DEC CSSE CHAPON 160/180 ROTI 15% KG créé: </text:p>
      <text:p text:style-name="P5">INSERT fta_nomenclature SET <text:s/>last_id_fta_nomenclature='0' , OLD_id_fta_composition='' , id_annexe_agrologic_article_codification='1' , id_access_recette_recette='0' , id_fta='913' , ascendant_fta_nomenclature='' , site_production_fta_nomenclature='1' , poids_fta_nomenclature='' , id_annexe_unite='kg' , quantite_piece_par_carton='' , poids_total_carton_vrac_fta_nomenclature='' , code_produit_agrologic_fta_nomenclature='0414' , etat_fta_nomenclature='1' , nom_fta_nomenclature='PREP DEC CSSE CHAPON 160/180 ROTI 15% KG' , suffixe_agrologic_fta_nomenclature='' </text:p>
      <text:p text:style-name="P1"><text:line-break/>235065 - SAUCE FOIE GRAS 40G CARREFOUR CRU créé: </text:p>
      <text:p text:style-name="P5">INSERT fta_nomenclature SET <text:s/>last_id_fta_nomenclature='0' , OLD_id_fta_composition='' , id_annexe_agrologic_article_codification='4' , id_access_recette_recette='0' , id_fta='913' , ascendant_fta_nomenclature='' , site_production_fta_nomenclature='1' , poids_fta_nomenclature='0.04' , id_annexe_unite='kg' , quantite_piece_par_carton='' , poids_total_carton_vrac_fta_nomenclature='' , code_produit_agrologic_fta_nomenclature='5065' , etat_fta_nomenclature='1' , nom_fta_nomenclature='SAUCE FOIE GRAS 40G CARREFOUR CRU' , suffixe_agrologic_fta_nomenclature='' </text:p>
      <text:p text:style-name="P1"><text:line-break/>500367 - SAUCE FOIE GRAS CARREFOUR L créé: </text:p>
      <text:p text:style-name="P5"><text:soft-page-break/>INSERT fta_nomenclature SET <text:s/>last_id_fta_nomenclature='0' , OLD_id_fta_composition='' , id_annexe_agrologic_article_codification='3' , id_access_recette_recette='0' , id_fta='913' , ascendant_fta_nomenclature='' , site_production_fta_nomenclature='1' , poids_fta_nomenclature='' , id_annexe_unite='L' , quantite_piece_par_carton='' , poids_total_carton_vrac_fta_nomenclature='' , code_produit_agrologic_fta_nomenclature='0367' , etat_fta_nomenclature='1' , nom_fta_nomenclature='SAUCE FOIE GRAS CARREFOUR L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913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913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</text:p>
      <text:p text:style-name="P4">Traitement de l'Article: 35106</text:p>
      <text:p text:style-name="P1"><text:line-break/>235106 - GARNITURE RISOTTO VOLAILLE CARREFOUR CRU créé: </text:p>
      <text:p text:style-name="P5"><text:soft-page-break/>INSERT fta_nomenclature SET <text:s/>last_id_fta_nomenclature='0' , OLD_id_fta_composition='' , id_annexe_agrologic_article_codification='4' , id_access_recette_recette='0' , id_fta='914' , ascendant_fta_nomenclature='' , site_production_fta_nomenclature='1' , poids_fta_nomenclature='0.14' , id_annexe_unite='kg' , quantite_piece_par_carton='' , poids_total_carton_vrac_fta_nomenclature='' , code_produit_agrologic_fta_nomenclature='5106' , etat_fta_nomenclature='1' , nom_fta_nomenclature='GARNITURE RISOTTO VOLAILLE CARREFOUR CRU' , suffixe_agrologic_fta_nomenclature='' </text:p>
      <text:p text:style-name="P1"><text:line-break/>500342 - SAUCE RISOTTO VOLAILLE CARREFOUR L créé: </text:p>
      <text:p text:style-name="P5">INSERT fta_nomenclature SET <text:s/>last_id_fta_nomenclature='0' , OLD_id_fta_composition='' , id_annexe_agrologic_article_codification='3' , id_access_recette_recette='0' , id_fta='914' , ascendant_fta_nomenclature='' , site_production_fta_nomenclature='1' , poids_fta_nomenclature='' , id_annexe_unite='L' , quantite_piece_par_carton='' , poids_total_carton_vrac_fta_nomenclature='' , code_produit_agrologic_fta_nomenclature='0342' , etat_fta_nomenclature='1' , nom_fta_nomenclature='SAUCE RISOTTO VOLAILLE CARREFOUR L' , suffixe_agrologic_fta_nomenclature='' </text:p>
      <text:p text:style-name="P1"><text:line-break/>235107 - RIZ RISOTTO CARREFOUR 140G CRU créé: </text:p>
      <text:p text:style-name="P5">INSERT fta_nomenclature SET <text:s/>last_id_fta_nomenclature='0' , OLD_id_fta_composition='' , id_annexe_agrologic_article_codification='4' , id_access_recette_recette='0' , id_fta='914' , ascendant_fta_nomenclature='' , site_production_fta_nomenclature='1' , poids_fta_nomenclature='0.14' , id_annexe_unite='kg' , quantite_piece_par_carton='' , poids_total_carton_vrac_fta_nomenclature='' , code_produit_agrologic_fta_nomenclature='5107' , etat_fta_nomenclature='1' , nom_fta_nomenclature='RIZ RISOTTO CARREFOUR 140G CRU' , suffixe_agrologic_fta_nomenclature='' </text:p>
      <text:p text:style-name="P1"><text:line-break/>700282 - PREP RIZ LOTTO MDCAR KG créé: </text:p>
      <text:p text:style-name="P5">INSERT fta_nomenclature SET <text:s/>last_id_fta_nomenclature='0' , OLD_id_fta_composition='' , id_annexe_agrologic_article_codification='1' , id_access_recette_recette='0' , id_fta='914' , ascendant_fta_nomenclature='' , site_production_fta_nomenclature='1' , poids_fta_nomenclature='' , id_annexe_unite='kg' , quantite_piece_par_carton='' , poids_total_carton_vrac_fta_nomenclature='' , code_produit_agrologic_fta_nomenclature='0282' , etat_fta_nomenclature='1' , nom_fta_nomenclature='PREP RIZ LOTTO MDCAR KG' , suffixe_agrologic_fta_nomenclature='' </text:p>
      <text:p text:style-name="P1"><text:line-break/></text:p>
      <text:p text:style-name="P4"><text:soft-page-break/>Traitement de l'Article: 35108</text:p>
      <text:p text:style-name="P1"><text:line-break/>235107 - RIZ RISOTTO CARREFOUR 140G CRU créé: </text:p>
      <text:p text:style-name="P5">INSERT fta_nomenclature SET <text:s/>last_id_fta_nomenclature='0' , OLD_id_fta_composition='' , id_annexe_agrologic_article_codification='4' , id_access_recette_recette='0' , id_fta='915' , ascendant_fta_nomenclature='' , site_production_fta_nomenclature='1' , poids_fta_nomenclature='0.14' , id_annexe_unite='kg' , quantite_piece_par_carton='' , poids_total_carton_vrac_fta_nomenclature='' , code_produit_agrologic_fta_nomenclature='5107' , etat_fta_nomenclature='1' , nom_fta_nomenclature='RIZ RISOTTO CARREFOUR 140G CRU' , suffixe_agrologic_fta_nomenclature='' </text:p>
      <text:p text:style-name="P1"><text:line-break/>700282 - PREP RIZ LOTTO MDCAR KG créé: </text:p>
      <text:p text:style-name="P5">INSERT fta_nomenclature SET <text:s/>last_id_fta_nomenclature='0' , OLD_id_fta_composition='' , id_annexe_agrologic_article_codification='1' , id_access_recette_recette='0' , id_fta='915' , ascendant_fta_nomenclature='' , site_production_fta_nomenclature='1' , poids_fta_nomenclature='' , id_annexe_unite='kg' , quantite_piece_par_carton='' , poids_total_carton_vrac_fta_nomenclature='' , code_produit_agrologic_fta_nomenclature='0282' , etat_fta_nomenclature='1' , nom_fta_nomenclature='PREP RIZ LOTTO MDCAR KG' , suffixe_agrologic_fta_nomenclature='' </text:p>
      <text:p text:style-name="P1"><text:line-break/>235108 - RISOTTO ECREVISSE/ASP CARR 140G CRU créé: </text:p>
      <text:p text:style-name="P5">INSERT fta_nomenclature SET <text:s/>last_id_fta_nomenclature='0' , OLD_id_fta_composition='' , id_annexe_agrologic_article_codification='4' , id_access_recette_recette='0' , id_fta='915' , ascendant_fta_nomenclature='' , site_production_fta_nomenclature='1' , poids_fta_nomenclature='0.14' , id_annexe_unite='kg' , quantite_piece_par_carton='' , poids_total_carton_vrac_fta_nomenclature='' , code_produit_agrologic_fta_nomenclature='5108' , etat_fta_nomenclature='1' , nom_fta_nomenclature='RISOTTO ECREVISSE/ASP CARR 140G CRU' , suffixe_agrologic_fta_nomenclature='' </text:p>
      <text:p text:style-name="P1"><text:line-break/>500541 - SAUCE RISOTTO ECREVISSE/ASP CARREFOUR L créé: </text:p>
      <text:p text:style-name="P5"><text:soft-page-break/>INSERT fta_nomenclature SET <text:s/>last_id_fta_nomenclature='0' , OLD_id_fta_composition='' , id_annexe_agrologic_article_codification='3' , id_access_recette_recette='0' , id_fta='915' , ascendant_fta_nomenclature='' , site_production_fta_nomenclature='1' , poids_fta_nomenclature='' , id_annexe_unite='L' , quantite_piece_par_carton='' , poids_total_carton_vrac_fta_nomenclature='' , code_produit_agrologic_fta_nomenclature='0541' , etat_fta_nomenclature='1' , nom_fta_nomenclature='SAUCE RISOTTO ECREVISSE/ASP CARREFOUR L' , suffixe_agrologic_fta_nomenclature='' </text:p>
      <text:p text:style-name="P1"><text:line-break/></text:p>
      <text:p text:style-name="P4">Traitement de l'Article: 35142</text:p>
      <text:p text:style-name="P1"><text:line-break/>235142 - HOUMOS MDCAR 100G CRU créé: </text:p>
      <text:p text:style-name="P5">INSERT fta_nomenclature SET <text:s/>last_id_fta_nomenclature='0' , OLD_id_fta_composition='' , id_annexe_agrologic_article_codification='4' , id_access_recette_recette='0' , id_fta='917' , ascendant_fta_nomenclature='' , site_production_fta_nomenclature='1' , poids_fta_nomenclature='0.1' , id_annexe_unite='kg' , quantite_piece_par_carton='' , poids_total_carton_vrac_fta_nomenclature='' , code_produit_agrologic_fta_nomenclature='5142' , etat_fta_nomenclature='1' , nom_fta_nomenclature='HOUMOS MDCAR 100G CRU' , suffixe_agrologic_fta_nomenclature='' </text:p>
      <text:p text:style-name="P1"><text:line-break/>700298 - PREP HOUMOS MDCAR KG créé: </text:p>
      <text:p text:style-name="P5">INSERT fta_nomenclature SET <text:s/>last_id_fta_nomenclature='0' , OLD_id_fta_composition='' , id_annexe_agrologic_article_codification='1' , id_access_recette_recette='0' , id_fta='917' , ascendant_fta_nomenclature='' , site_production_fta_nomenclature='1' , poids_fta_nomenclature='' , id_annexe_unite='kg' , quantite_piece_par_carton='' , poids_total_carton_vrac_fta_nomenclature='' , code_produit_agrologic_fta_nomenclature='0298' , etat_fta_nomenclature='1' , nom_fta_nomenclature='PREP HOUMOS MDCAR KG' , suffixe_agrologic_fta_nomenclature='' </text:p>
      <text:p text:style-name="P1"><text:line-break/>235143 - SEICHE TOMATE MDCAR 180G CRU créé: </text:p>
      <text:p text:style-name="P5"><text:soft-page-break/>INSERT fta_nomenclature SET <text:s/>last_id_fta_nomenclature='0' , OLD_id_fta_composition='' , id_annexe_agrologic_article_codification='4' , id_access_recette_recette='0' , id_fta='917' , ascendant_fta_nomenclature='' , site_production_fta_nomenclature='1' , poids_fta_nomenclature='0.18' , id_annexe_unite='kg' , quantite_piece_par_carton='' , poids_total_carton_vrac_fta_nomenclature='' , code_produit_agrologic_fta_nomenclature='5143' , etat_fta_nomenclature='1' , nom_fta_nomenclature='SEICHE TOMATE MDCAR 180G CRU' , suffixe_agrologic_fta_nomenclature='' </text:p>
      <text:p text:style-name="P1"><text:line-break/>700336 - PREP SEICHES BLANCHIES 40% créé: </text:p>
      <text:p text:style-name="P5">INSERT fta_nomenclature SET <text:s/>last_id_fta_nomenclature='0' , OLD_id_fta_composition='' , id_annexe_agrologic_article_codification='1' , id_access_recette_recette='0' , id_fta='917' , ascendant_fta_nomenclature='' , site_production_fta_nomenclature='1' , poids_fta_nomenclature='' , id_annexe_unite='kg' , quantite_piece_par_carton='' , poids_total_carton_vrac_fta_nomenclature='' , code_produit_agrologic_fta_nomenclature='0336' , etat_fta_nomenclature='1' , nom_fta_nomenclature='PREP SEICHES BLANCHIES 40%' , suffixe_agrologic_fta_nomenclature='' </text:p>
      <text:p text:style-name="P1"><text:line-break/>500665 - SCE SEICHES TOMATE MDCAR L créé: </text:p>
      <text:p text:style-name="P5">INSERT fta_nomenclature SET <text:s/>last_id_fta_nomenclature='0' , OLD_id_fta_composition='' , id_annexe_agrologic_article_codification='3' , id_access_recette_recette='0' , id_fta='917' , ascendant_fta_nomenclature='' , site_production_fta_nomenclature='1' , poids_fta_nomenclature='' , id_annexe_unite='L' , quantite_piece_par_carton='' , poids_total_carton_vrac_fta_nomenclature='' , code_produit_agrologic_fta_nomenclature='0665' , etat_fta_nomenclature='1' , nom_fta_nomenclature='SCE SEICHES TOMATE MDCAR L' , suffixe_agrologic_fta_nomenclature='' </text:p>
      <text:p text:style-name="P1"><text:line-break/></text:p>
      <text:p text:style-name="P4">Traitement de l'Article: 35144</text:p>
      <text:p text:style-name="P1"><text:line-break/>235144 - GRATIN MAC THON MDCAR 300G CRU créé: </text:p>
      <text:p text:style-name="P5"><text:soft-page-break/>INSERT fta_nomenclature SET <text:s/>last_id_fta_nomenclature='0' , OLD_id_fta_composition='' , id_annexe_agrologic_article_codification='4' , id_access_recette_recette='0' , id_fta='918' , ascendant_fta_nomenclature='' , site_production_fta_nomenclature='1' , poids_fta_nomenclature='0.3' , id_annexe_unite='kg' , quantite_piece_par_carton='' , poids_total_carton_vrac_fta_nomenclature='' , code_produit_agrologic_fta_nomenclature='5144' , etat_fta_nomenclature='1' , nom_fta_nomenclature='GRATIN MAC THON MDCAR 300G CRU' , suffixe_agrologic_fta_nomenclature='' </text:p>
      <text:p text:style-name="P1"><text:line-break/>700347 - PREP MACARONI MDCAR KG créé: </text:p>
      <text:p text:style-name="P5">INSERT fta_nomenclature SET <text:s/>last_id_fta_nomenclature='0' , OLD_id_fta_composition='' , id_annexe_agrologic_article_codification='1' , id_access_recette_recette='0' , id_fta='918' , ascendant_fta_nomenclature='' , site_production_fta_nomenclature='1' , poids_fta_nomenclature='' , id_annexe_unite='kg' , quantite_piece_par_carton='' , poids_total_carton_vrac_fta_nomenclature='' , code_produit_agrologic_fta_nomenclature='0347' , etat_fta_nomenclature='1' , nom_fta_nomenclature='PREP MACARONI MDCAR KG' , suffixe_agrologic_fta_nomenclature='' </text:p>
      <text:p text:style-name="P1"><text:line-break/>700348 - PREP THON SCE GRATIN MDCAR KG créé: </text:p>
      <text:p text:style-name="P5">INSERT fta_nomenclature SET <text:s/>last_id_fta_nomenclature='0' , OLD_id_fta_composition='' , id_annexe_agrologic_article_codification='1' , id_access_recette_recette='0' , id_fta='918' , ascendant_fta_nomenclature='' , site_production_fta_nomenclature='1' , poids_fta_nomenclature='' , id_annexe_unite='kg' , quantite_piece_par_carton='' , poids_total_carton_vrac_fta_nomenclature='' , code_produit_agrologic_fta_nomenclature='0348' , etat_fta_nomenclature='1' , nom_fta_nomenclature='PREP THON SCE GRATIN MDCAR KG' , suffixe_agrologic_fta_nomenclature='' </text:p>
      <text:p text:style-name="P1"><text:line-break/>500674 - SCE GRATIN MAC THON MDCAR L créé: </text:p>
      <text:p text:style-name="P5">INSERT fta_nomenclature SET <text:s/>last_id_fta_nomenclature='0' , OLD_id_fta_composition='' , id_annexe_agrologic_article_codification='3' , id_access_recette_recette='0' , id_fta='918' , ascendant_fta_nomenclature='' , site_production_fta_nomenclature='1' , poids_fta_nomenclature='' , id_annexe_unite='L' , quantite_piece_par_carton='' , poids_total_carton_vrac_fta_nomenclature='' , code_produit_agrologic_fta_nomenclature='0674' , etat_fta_nomenclature='1' , nom_fta_nomenclature='SCE GRATIN MAC THON MDCAR L' , suffixe_agrologic_fta_nomenclature='' </text:p>
      <text:p text:style-name="P1"><text:line-break/></text:p>
      <text:p text:style-name="P4"><text:soft-page-break/>Traitement de l'Article: 35146</text:p>
      <text:p text:style-name="P1"><text:line-break/>235146 - MOUCLADE CURRY RIZ 3 MDCAR 270G CRU créé: </text:p>
      <text:p text:style-name="P5">INSERT fta_nomenclature SET <text:s/>last_id_fta_nomenclature='0' , OLD_id_fta_composition='' , id_annexe_agrologic_article_codification='4' , id_access_recette_recette='0' , id_fta='919' , ascendant_fta_nomenclature='' , site_production_fta_nomenclature='1' , poids_fta_nomenclature='0.27' , id_annexe_unite='kg' , quantite_piece_par_carton='' , poids_total_carton_vrac_fta_nomenclature='' , code_produit_agrologic_fta_nomenclature='5146' , etat_fta_nomenclature='1' , nom_fta_nomenclature='MOUCLADE CURRY RIZ 3 MDCAR 270G CRU' , suffixe_agrologic_fta_nomenclature='' </text:p>
      <text:p text:style-name="P1"><text:line-break/>500675 - SCE MOUCLADE CURRY MDCAR L créé: </text:p>
      <text:p text:style-name="P5">INSERT fta_nomenclature SET <text:s/>last_id_fta_nomenclature='0' , OLD_id_fta_composition='' , id_annexe_agrologic_article_codification='3' , id_access_recette_recette='0' , id_fta='919' , ascendant_fta_nomenclature='' , site_production_fta_nomenclature='1' , poids_fta_nomenclature='' , id_annexe_unite='L' , quantite_piece_par_carton='' , poids_total_carton_vrac_fta_nomenclature='' , code_produit_agrologic_fta_nomenclature='0675' , etat_fta_nomenclature='1' , nom_fta_nomenclature='SCE MOUCLADE CURRY MDCAR L' , suffixe_agrologic_fta_nomenclature='' </text:p>
      <text:p text:style-name="P1"><text:line-break/>700349 - PREP RIZ 3 C MENU AUC MONO ITM/SCA KG créé: </text:p>
      <text:p text:style-name="P5">INSERT fta_nomenclature SET <text:s/>last_id_fta_nomenclature='0' , OLD_id_fta_composition='' , id_annexe_agrologic_article_codification='1' , id_access_recette_recette='0' , id_fta='919' , ascendant_fta_nomenclature='' , site_production_fta_nomenclature='1' , poids_fta_nomenclature='' , id_annexe_unite='kg' , quantite_piece_par_carton='' , poids_total_carton_vrac_fta_nomenclature='' , code_produit_agrologic_fta_nomenclature='0349' , etat_fta_nomenclature='1' , nom_fta_nomenclature='PREP RIZ 3 C MENU AUC MONO ITM/SCA KG' , suffixe_agrologic_fta_nomenclature='' </text:p>
      <text:p text:style-name="P1"><text:line-break/></text:p>
      <text:p text:style-name="P4">Traitement de l'Article: 35147</text:p>
      <text:p text:style-name="P1"><text:line-break/>235147 - RIZ CANTO MDCAR 400G CRU créé: </text:p>
      <text:p text:style-name="P5"><text:soft-page-break/>INSERT fta_nomenclature SET <text:s/>last_id_fta_nomenclature='0' , OLD_id_fta_composition='' , id_annexe_agrologic_article_codification='4' , id_access_recette_recette='0' , id_fta='920' , ascendant_fta_nomenclature='' , site_production_fta_nomenclature='1' , poids_fta_nomenclature='0.4' , id_annexe_unite='kg' , quantite_piece_par_carton='' , poids_total_carton_vrac_fta_nomenclature='' , code_produit_agrologic_fta_nomenclature='5147' , etat_fta_nomenclature='1' , nom_fta_nomenclature='RIZ CANTO MDCAR 400G CRU' , suffixe_agrologic_fta_nomenclature='' </text:p>
      <text:p text:style-name="P1"><text:line-break/>700398 - PREP RIZ CANTO MDCAR KG créé: </text:p>
      <text:p text:style-name="P5">INSERT fta_nomenclature SET <text:s/>last_id_fta_nomenclature='0' , OLD_id_fta_composition='' , id_annexe_agrologic_article_codification='1' , id_access_recette_recette='0' , id_fta='920' , ascendant_fta_nomenclature='' , site_production_fta_nomenclature='1' , poids_fta_nomenclature='' , id_annexe_unite='kg' , quantite_piece_par_carton='' , poids_total_carton_vrac_fta_nomenclature='' , code_produit_agrologic_fta_nomenclature='0398' , etat_fta_nomenclature='1' , nom_fta_nomenclature='PREP RIZ CANTO MDCAR KG' , suffixe_agrologic_fta_nomenclature='' </text:p>
      <text:p text:style-name="P1"><text:line-break/>700419 - PREP LARDONS SALES RISSOLLE 20% créé: </text:p>
      <text:p text:style-name="P5">INSERT fta_nomenclature SET <text:s/>last_id_fta_nomenclature='0' , OLD_id_fta_composition='' , id_annexe_agrologic_article_codification='1' , id_access_recette_recette='0' , id_fta='920' , ascendant_fta_nomenclature='' , site_production_fta_nomenclature='1' , poids_fta_nomenclature='' , id_annexe_unite='kg' , quantite_piece_par_carton='' , poids_total_carton_vrac_fta_nomenclature='' , code_produit_agrologic_fta_nomenclature='0419' , etat_fta_nomenclature='1' , nom_fta_nomenclature='PREP LARDONS SALES RISSOLLE 20%' , suffixe_agrologic_fta_nomenclature='' </text:p>
      <text:p text:style-name="P1"><text:line-break/></text:p>
      <text:p text:style-name="P4">Traitement de l'Article: 35148</text:p>
      <text:p text:style-name="P1"><text:line-break/>235148 - TAJINE AGNEAU MDCAR 145G CRU créé: </text:p>
      <text:p text:style-name="P5"><text:soft-page-break/>INSERT fta_nomenclature SET <text:s/>last_id_fta_nomenclature='0' , OLD_id_fta_composition='' , id_annexe_agrologic_article_codification='4' , id_access_recette_recette='0' , id_fta='921' , ascendant_fta_nomenclature='' , site_production_fta_nomenclature='1' , poids_fta_nomenclature='0.145' , id_annexe_unite='kg' , quantite_piece_par_carton='' , poids_total_carton_vrac_fta_nomenclature='' , code_produit_agrologic_fta_nomenclature='5148' , etat_fta_nomenclature='1' , nom_fta_nomenclature='TAJINE AGNEAU MDCAR 145G CRU' , suffixe_agrologic_fta_nomenclature='' </text:p>
      <text:p text:style-name="P1"><text:line-break/>500716 - SCE TAJINE AGNEAU MDCAR L créé: </text:p>
      <text:p text:style-name="P5">INSERT fta_nomenclature SET <text:s/>last_id_fta_nomenclature='0' , OLD_id_fta_composition='' , id_annexe_agrologic_article_codification='3' , id_access_recette_recette='0' , id_fta='921' , ascendant_fta_nomenclature='' , site_production_fta_nomenclature='1' , poids_fta_nomenclature='' , id_annexe_unite='L' , quantite_piece_par_carton='' , poids_total_carton_vrac_fta_nomenclature='' , code_produit_agrologic_fta_nomenclature='0716' , etat_fta_nomenclature='1' , nom_fta_nomenclature='SCE TAJINE AGNEAU MDCAR L' , suffixe_agrologic_fta_nomenclature='' </text:p>
      <text:p text:style-name="P1"><text:line-break/>700399 - PREP AGNEAU EPAULE SAUTE 40/60 BLC10% créé: </text:p>
      <text:p text:style-name="P5">INSERT fta_nomenclature SET <text:s/>last_id_fta_nomenclature='0' , OLD_id_fta_composition='' , id_annexe_agrologic_article_codification='1' , id_access_recette_recette='0' , id_fta='921' , ascendant_fta_nomenclature='' , site_production_fta_nomenclature='1' , poids_fta_nomenclature='' , id_annexe_unite='kg' , quantite_piece_par_carton='' , poids_total_carton_vrac_fta_nomenclature='' , code_produit_agrologic_fta_nomenclature='0399' , etat_fta_nomenclature='1' , nom_fta_nomenclature='PREP AGNEAU EPAULE SAUTE 40/60 BLC10%' , suffixe_agrologic_fta_nomenclature='' </text:p>
      <text:p text:style-name="P1"><text:line-break/>700436 - PREP TAJINE AGNEAU MDCAR KG créé: </text:p>
      <text:p text:style-name="P5">INSERT fta_nomenclature SET <text:s/>last_id_fta_nomenclature='0' , OLD_id_fta_composition='' , id_annexe_agrologic_article_codification='1' , id_access_recette_recette='0' , id_fta='921' , ascendant_fta_nomenclature='' , site_production_fta_nomenclature='1' , poids_fta_nomenclature='' , id_annexe_unite='kg' , quantite_piece_par_carton='' , poids_total_carton_vrac_fta_nomenclature='' , code_produit_agrologic_fta_nomenclature='0436' , etat_fta_nomenclature='1' , nom_fta_nomenclature='PREP TAJINE AGNEAU MDCAR KG' , suffixe_agrologic_fta_nomenclature='' </text:p>
      <text:p text:style-name="P1"><text:line-break/>235149 - GARN TAJINE AGNEAU MDCAR 150G CRU créé: </text:p>
      <text:p text:style-name="P5"><text:soft-page-break/>INSERT fta_nomenclature SET <text:s/>last_id_fta_nomenclature='0' , OLD_id_fta_composition='' , id_annexe_agrologic_article_codification='4' , id_access_recette_recette='0' , id_fta='921' , ascendant_fta_nomenclature='' , site_production_fta_nomenclature='1' , poids_fta_nomenclature='0.15' , id_annexe_unite='kg' , quantite_piece_par_carton='' , poids_total_carton_vrac_fta_nomenclature='' , code_produit_agrologic_fta_nomenclature='5149' , etat_fta_nomenclature='1' , nom_fta_nomenclature='GARN TAJINE AGNEAU MDCAR 150G CRU' , suffixe_agrologic_fta_nomenclature='' </text:p>
      <text:p text:style-name="P1"><text:line-break/>700400 - PREP GARN TAJINE AGNEAU MDCAR KG créé: </text:p>
      <text:p text:style-name="P5">INSERT fta_nomenclature SET <text:s/>last_id_fta_nomenclature='0' , OLD_id_fta_composition='' , id_annexe_agrologic_article_codification='1' , id_access_recette_recette='0' , id_fta='921' , ascendant_fta_nomenclature='' , site_production_fta_nomenclature='1' , poids_fta_nomenclature='' , id_annexe_unite='kg' , quantite_piece_par_carton='' , poids_total_carton_vrac_fta_nomenclature='' , code_produit_agrologic_fta_nomenclature='0400' , etat_fta_nomenclature='1' , nom_fta_nomenclature='PREP GARN TAJINE AGNEAU MDCAR KG' , suffixe_agrologic_fta_nomenclature='' </text:p>
      <text:p text:style-name="P1"><text:line-break/>700435 - PREP TOMATE ENTIERE PELEE CUTER 70% KG créé: </text:p>
      <text:p text:style-name="P5">INSERT fta_nomenclature SET <text:s/>last_id_fta_nomenclature='0' , OLD_id_fta_composition='' , id_annexe_agrologic_article_codification='1' , id_access_recette_recette='0' , id_fta='921' , ascendant_fta_nomenclature='' , site_production_fta_nomenclature='1' , poids_fta_nomenclature='' , id_annexe_unite='kg' , quantite_piece_par_carton='' , poids_total_carton_vrac_fta_nomenclature='' , code_produit_agrologic_fta_nomenclature='0435' , etat_fta_nomenclature='1' , nom_fta_nomenclature='PREP TOMATE ENTIERE PELEE CUTER 70% KG' , suffixe_agrologic_fta_nomenclature='' </text:p>
      <text:p text:style-name="P1"><text:line-break/>700497 - PREP CAROTTE TRONCON BLC10 KG créé: </text:p>
      <text:p text:style-name="P5">INSERT fta_nomenclature SET <text:s/>last_id_fta_nomenclature='0' , OLD_id_fta_composition='' , id_annexe_agrologic_article_codification='1' , id_access_recette_recette='0' , id_fta='921' , ascendant_fta_nomenclature='' , site_production_fta_nomenclature='1' , poids_fta_nomenclature='' , id_annexe_unite='kg' , quantite_piece_par_carton='' , poids_total_carton_vrac_fta_nomenclature='' , code_produit_agrologic_fta_nomenclature='0497' , etat_fta_nomenclature='1' , nom_fta_nomenclature='PREP CAROTTE TRONCON BLC10 KG' , suffixe_agrologic_fta_nomenclature='' </text:p>
      <text:p text:style-name="P1"><text:line-break/>700491 - PREP ARTICHAUD TAJINE MDCAR BLCH KG créé: </text:p>
      <text:p text:style-name="P5"><text:soft-page-break/>INSERT fta_nomenclature SET <text:s/>last_id_fta_nomenclature='0' , OLD_id_fta_composition='' , id_annexe_agrologic_article_codification='1' , id_access_recette_recette='0' , id_fta='921' , ascendant_fta_nomenclature='' , site_production_fta_nomenclature='1' , poids_fta_nomenclature='' , id_annexe_unite='kg' , quantite_piece_par_carton='' , poids_total_carton_vrac_fta_nomenclature='' , code_produit_agrologic_fta_nomenclature='0491' , etat_fta_nomenclature='1' , nom_fta_nomenclature='PREP ARTICHAUD TAJINE MDCAR BLCH KG' , suffixe_agrologic_fta_nomenclature='' </text:p>
      <text:p text:style-name="P1"><text:line-break/></text:p>
      <text:p text:style-name="P4">Traitement de l'Article: 35150</text:p>
      <text:p text:style-name="P1"><text:line-break/>235139 - CALAMAR US MDCAR 190G CRU créé: </text:p>
      <text:p text:style-name="P5">INSERT fta_nomenclature SET <text:s/>last_id_fta_nomenclature='0' , OLD_id_fta_composition='' , id_annexe_agrologic_article_codification='4' , id_access_recette_recette='0' , id_fta='922' , ascendant_fta_nomenclature='' , site_production_fta_nomenclature='1' , poids_fta_nomenclature='0.19' , id_annexe_unite='kg' , quantite_piece_par_carton='' , poids_total_carton_vrac_fta_nomenclature='' , code_produit_agrologic_fta_nomenclature='5139' , etat_fta_nomenclature='1' , nom_fta_nomenclature='CALAMAR US MDCAR 190G CRU' , suffixe_agrologic_fta_nomenclature='' </text:p>
      <text:p text:style-name="P1"><text:line-break/>700327 - PREP ANNEAU CALAMAR ILLEX BLCH20% KG créé: </text:p>
      <text:p text:style-name="P5">INSERT fta_nomenclature SET <text:s/>last_id_fta_nomenclature='0' , OLD_id_fta_composition='' , id_annexe_agrologic_article_codification='1' , id_access_recette_recette='0' , id_fta='922' , ascendant_fta_nomenclature='' , site_production_fta_nomenclature='1' , poids_fta_nomenclature='' , id_annexe_unite='kg' , quantite_piece_par_carton='' , poids_total_carton_vrac_fta_nomenclature='' , code_produit_agrologic_fta_nomenclature='0327' , etat_fta_nomenclature='1' , nom_fta_nomenclature='PREP ANNEAU CALAMAR ILLEX BLCH20% KG' , suffixe_agrologic_fta_nomenclature='' </text:p>
      <text:p text:style-name="P1"><text:line-break/>500060 - SCE CALAMAR US MDCAR L créé: </text:p>
      <text:p text:style-name="P5"><text:soft-page-break/>INSERT fta_nomenclature SET <text:s/>last_id_fta_nomenclature='0' , OLD_id_fta_composition='' , id_annexe_agrologic_article_codification='3' , id_access_recette_recette='0' , id_fta='922' , ascendant_fta_nomenclature='' , site_production_fta_nomenclature='1' , poids_fta_nomenclature='' , id_annexe_unite='L' , quantite_piece_par_carton='' , poids_total_carton_vrac_fta_nomenclature='' , code_produit_agrologic_fta_nomenclature='0060' , etat_fta_nomenclature='1' , nom_fta_nomenclature='SCE CALAMAR US MDCAR L' , suffixe_agrologic_fta_nomenclature='' </text:p>
      <text:p text:style-name="P1"><text:line-break/>235009 - RIZ US MDCAR 150G CRU créé: </text:p>
      <text:p text:style-name="P5">INSERT fta_nomenclature SET <text:s/>last_id_fta_nomenclature='0' , OLD_id_fta_composition='' , id_annexe_agrologic_article_codification='4' , id_access_recette_recette='0' , id_fta='922' , ascendant_fta_nomenclature='' , site_production_fta_nomenclature='1' , poids_fta_nomenclature='0.15' , id_annexe_unite='kg' , quantite_piece_par_carton='' , poids_total_carton_vrac_fta_nomenclature='' , code_produit_agrologic_fta_nomenclature='5009' , etat_fta_nomenclature='1' , nom_fta_nomenclature='RIZ US MDCAR 150G CRU' , suffixe_agrologic_fta_nomenclature='' </text:p>
      <text:p text:style-name="P1"><text:line-break/>700061 - PREPA RIZ AMERICAIN MDCAR KG créé: </text:p>
      <text:p text:style-name="P5">INSERT fta_nomenclature SET <text:s/>last_id_fta_nomenclature='0' , OLD_id_fta_composition='' , id_annexe_agrologic_article_codification='1' , id_access_recette_recette='0' , id_fta='922' , ascendant_fta_nomenclature='' , site_production_fta_nomenclature='1' , poids_fta_nomenclature='' , id_annexe_unite='kg' , quantite_piece_par_carton='' , poids_total_carton_vrac_fta_nomenclature='' , code_produit_agrologic_fta_nomenclature='0061' , etat_fta_nomenclature='1' , nom_fta_nomenclature='PREPA RIZ AMERICAIN MDCAR KG' , suffixe_agrologic_fta_nomenclature='' </text:p>
      <text:p text:style-name="P1"><text:line-break/></text:p>
      <text:p text:style-name="P4">Traitement de l'Article: 35151</text:p>
      <text:p text:style-name="P1"><text:line-break/>235151 - BOEUF AMANDE ETHN MDCAR 140G CRU créé: </text:p>
      <text:p text:style-name="P5"><text:soft-page-break/>INSERT fta_nomenclature SET <text:s/>last_id_fta_nomenclature='0' , OLD_id_fta_composition='' , id_annexe_agrologic_article_codification='4' , id_access_recette_recette='0' , id_fta='923' , ascendant_fta_nomenclature='' , site_production_fta_nomenclature='1' , poids_fta_nomenclature='0.14' , id_annexe_unite='kg' , quantite_piece_par_carton='' , poids_total_carton_vrac_fta_nomenclature='' , code_produit_agrologic_fta_nomenclature='5151' , etat_fta_nomenclature='1' , nom_fta_nomenclature='BOEUF AMANDE ETHN MDCAR 140G CRU' , suffixe_agrologic_fta_nomenclature='' </text:p>
      <text:p text:style-name="P1"><text:line-break/>700319 - PREP JOUE BOEUF 30/50 BLANCHIE 25/30% créé: </text:p>
      <text:p text:style-name="P5">INSERT fta_nomenclature SET <text:s/>last_id_fta_nomenclature='0' , OLD_id_fta_composition='' , id_annexe_agrologic_article_codification='1' , id_access_recette_recette='0' , id_fta='923' , ascendant_fta_nomenclature='' , site_production_fta_nomenclature='1' , poids_fta_nomenclature='' , id_annexe_unite='kg' , quantite_piece_par_carton='' , poids_total_carton_vrac_fta_nomenclature='' , code_produit_agrologic_fta_nomenclature='0319' , etat_fta_nomenclature='1' , nom_fta_nomenclature='PREP JOUE BOEUF 30/50 BLANCHIE 25/30%' , suffixe_agrologic_fta_nomenclature='' </text:p>
      <text:p text:style-name="P1"><text:line-break/>500740 - SCE BOEUF AMANDE ETHN MDCAR L créé: </text:p>
      <text:p text:style-name="P5">INSERT fta_nomenclature SET <text:s/>last_id_fta_nomenclature='0' , OLD_id_fta_composition='' , id_annexe_agrologic_article_codification='3' , id_access_recette_recette='0' , id_fta='923' , ascendant_fta_nomenclature='' , site_production_fta_nomenclature='1' , poids_fta_nomenclature='' , id_annexe_unite='L' , quantite_piece_par_carton='' , poids_total_carton_vrac_fta_nomenclature='' , code_produit_agrologic_fta_nomenclature='0740' , etat_fta_nomenclature='1' , nom_fta_nomenclature='SCE BOEUF AMANDE ETHN MDCAR L' , suffixe_agrologic_fta_nomenclature='' </text:p>
      <text:p text:style-name="P1"><text:line-break/>235153 - RIZ BASMATI NATURE ETHN MDCAR 100G CRU créé: </text:p>
      <text:p text:style-name="P5">INSERT fta_nomenclature SET <text:s/>last_id_fta_nomenclature='0' , OLD_id_fta_composition='' , id_annexe_agrologic_article_codification='4' , id_access_recette_recette='0' , id_fta='923' , ascendant_fta_nomenclature='' , site_production_fta_nomenclature='1' , poids_fta_nomenclature='0.1' , id_annexe_unite='kg' , quantite_piece_par_carton='' , poids_total_carton_vrac_fta_nomenclature='' , code_produit_agrologic_fta_nomenclature='5153' , etat_fta_nomenclature='1' , nom_fta_nomenclature='RIZ BASMATI NATURE ETHN MDCAR 100G CRU' , suffixe_agrologic_fta_nomenclature='' </text:p>
      <text:p text:style-name="P1"><text:line-break/>700198 - PREP RIZ BASMATI NATURE CRF KG créé: </text:p>
      <text:p text:style-name="P5"><text:soft-page-break/>INSERT fta_nomenclature SET <text:s/>last_id_fta_nomenclature='0' , OLD_id_fta_composition='' , id_annexe_agrologic_article_codification='1' , id_access_recette_recette='0' , id_fta='923' , ascendant_fta_nomenclature='' , site_production_fta_nomenclature='1' , poids_fta_nomenclature='' , id_annexe_unite='kg' , quantite_piece_par_carton='' , poids_total_carton_vrac_fta_nomenclature='' , code_produit_agrologic_fta_nomenclature='0198' , etat_fta_nomenclature='1' , nom_fta_nomenclature='PREP RIZ BASMATI NATURE CRF KG' , suffixe_agrologic_fta_nomenclature='' </text:p>
      <text:p text:style-name="P1"><text:line-break/>235152 - CHUTNEY BOEUF AMANDE ETHN MDCAR 30G CRU créé: </text:p>
      <text:p text:style-name="P5">INSERT fta_nomenclature SET <text:s/>last_id_fta_nomenclature='0' , OLD_id_fta_composition='' , id_annexe_agrologic_article_codification='4' , id_access_recette_recette='0' , id_fta='923' , ascendant_fta_nomenclature='' , site_production_fta_nomenclature='1' , poids_fta_nomenclature='0.03' , id_annexe_unite='kg' , quantite_piece_par_carton='' , poids_total_carton_vrac_fta_nomenclature='' , code_produit_agrologic_fta_nomenclature='5152' , etat_fta_nomenclature='1' , nom_fta_nomenclature='CHUTNEY BOEUF AMANDE ETHN MDCAR 30G CRU' , suffixe_agrologic_fta_nomenclature='' </text:p>
      <text:p text:style-name="P1"><text:line-break/>700602 - PREP CHUTNEY BOEUF AMANDES ETHN MDCAR KG créé: </text:p>
      <text:p text:style-name="P5">INSERT fta_nomenclature SET <text:s/>last_id_fta_nomenclature='0' , OLD_id_fta_composition='' , id_annexe_agrologic_article_codification='1' , id_access_recette_recette='0' , id_fta='923' , ascendant_fta_nomenclature='' , site_production_fta_nomenclature='1' , poids_fta_nomenclature='' , id_annexe_unite='kg' , quantite_piece_par_carton='' , poids_total_carton_vrac_fta_nomenclature='' , code_produit_agrologic_fta_nomenclature='0602' , etat_fta_nomenclature='1' , nom_fta_nomenclature='PREP CHUTNEY BOEUF AMANDES ETHN MDCAR KG' , suffixe_agrologic_fta_nomenclature='' </text:p>
      <text:p text:style-name="P1"><text:line-break/></text:p>
      <text:p text:style-name="P4">Traitement de l'Article: 35155</text:p>
      <text:p text:style-name="P1"><text:line-break/>235154 - CREV THAI ETHN MDCAR 150G CRU créé: </text:p>
      <text:p text:style-name="P5"><text:soft-page-break/>INSERT fta_nomenclature SET <text:s/>last_id_fta_nomenclature='0' , OLD_id_fta_composition='' , id_annexe_agrologic_article_codification='4' , id_access_recette_recette='0' , id_fta='924' , ascendant_fta_nomenclature='' , site_production_fta_nomenclature='1' , poids_fta_nomenclature='0.15' , id_annexe_unite='kg' , quantite_piece_par_carton='' , poids_total_carton_vrac_fta_nomenclature='' , code_produit_agrologic_fta_nomenclature='5154' , etat_fta_nomenclature='1' , nom_fta_nomenclature='CREV THAI ETHN MDCAR 150G CRU' , suffixe_agrologic_fta_nomenclature='' </text:p>
      <text:p text:style-name="P1"><text:line-break/>500741 - SCE CREVETTE THAI ETHN MDCAR L créé: </text:p>
      <text:p text:style-name="P5">INSERT fta_nomenclature SET <text:s/>last_id_fta_nomenclature='0' , OLD_id_fta_composition='' , id_annexe_agrologic_article_codification='3' , id_access_recette_recette='0' , id_fta='924' , ascendant_fta_nomenclature='' , site_production_fta_nomenclature='1' , poids_fta_nomenclature='' , id_annexe_unite='L' , quantite_piece_par_carton='' , poids_total_carton_vrac_fta_nomenclature='' , code_produit_agrologic_fta_nomenclature='0741' , etat_fta_nomenclature='1' , nom_fta_nomenclature='SCE CREVETTE THAI ETHN MDCAR L' , suffixe_agrologic_fta_nomenclature='' </text:p>
      <text:p text:style-name="P1"><text:line-break/>700607 - PREP CREV PTO31/40 BLC30 MDCAR KG créé: </text:p>
      <text:p text:style-name="P5">INSERT fta_nomenclature SET <text:s/>last_id_fta_nomenclature='0' , OLD_id_fta_composition='' , id_annexe_agrologic_article_codification='1' , id_access_recette_recette='0' , id_fta='924' , ascendant_fta_nomenclature='' , site_production_fta_nomenclature='1' , poids_fta_nomenclature='' , id_annexe_unite='kg' , quantite_piece_par_carton='' , poids_total_carton_vrac_fta_nomenclature='' , code_produit_agrologic_fta_nomenclature='0607' , etat_fta_nomenclature='1' , nom_fta_nomenclature='PREP CREV PTO31/40 BLC30 MDCAR KG' , suffixe_agrologic_fta_nomenclature='' </text:p>
      <text:p text:style-name="P1"><text:line-break/>235155 - CHUTNEY CREVETTE ETHN MDCAR 30G CRU créé: </text:p>
      <text:p text:style-name="P5">INSERT fta_nomenclature SET <text:s/>last_id_fta_nomenclature='0' , OLD_id_fta_composition='' , id_annexe_agrologic_article_codification='4' , id_access_recette_recette='0' , id_fta='924' , ascendant_fta_nomenclature='' , site_production_fta_nomenclature='1' , poids_fta_nomenclature='0.03' , id_annexe_unite='kg' , quantite_piece_par_carton='' , poids_total_carton_vrac_fta_nomenclature='' , code_produit_agrologic_fta_nomenclature='5155' , etat_fta_nomenclature='1' , nom_fta_nomenclature='CHUTNEY CREVETTE ETHN MDCAR 30G CRU' , suffixe_agrologic_fta_nomenclature='' </text:p>
      <text:p text:style-name="P1"><text:line-break/>700605 - PREP CHUTNEY CREVETTE ETHN MDCAR KG créé: </text:p>
      <text:p text:style-name="P5"><text:soft-page-break/>INSERT fta_nomenclature SET <text:s/>last_id_fta_nomenclature='0' , OLD_id_fta_composition='' , id_annexe_agrologic_article_codification='1' , id_access_recette_recette='0' , id_fta='924' , ascendant_fta_nomenclature='' , site_production_fta_nomenclature='1' , poids_fta_nomenclature='' , id_annexe_unite='kg' , quantite_piece_par_carton='' , poids_total_carton_vrac_fta_nomenclature='' , code_produit_agrologic_fta_nomenclature='0605' , etat_fta_nomenclature='1' , nom_fta_nomenclature='PREP CHUTNEY CREVETTE ETHN MDCAR KG' , suffixe_agrologic_fta_nomenclature='' </text:p>
      <text:p text:style-name="P1"><text:line-break/>235153 - RIZ BASMATI NATURE ETHN MDCAR 100G CRU créé: </text:p>
      <text:p text:style-name="P5">INSERT fta_nomenclature SET <text:s/>last_id_fta_nomenclature='0' , OLD_id_fta_composition='' , id_annexe_agrologic_article_codification='4' , id_access_recette_recette='0' , id_fta='924' , ascendant_fta_nomenclature='' , site_production_fta_nomenclature='1' , poids_fta_nomenclature='0.1' , id_annexe_unite='kg' , quantite_piece_par_carton='' , poids_total_carton_vrac_fta_nomenclature='' , code_produit_agrologic_fta_nomenclature='5153' , etat_fta_nomenclature='1' , nom_fta_nomenclature='RIZ BASMATI NATURE ETHN MDCAR 100G CRU' , suffixe_agrologic_fta_nomenclature='' </text:p>
      <text:p text:style-name="P1"><text:line-break/>700198 - PREP RIZ BASMATI NATURE CRF KG créé: </text:p>
      <text:p text:style-name="P5">INSERT fta_nomenclature SET <text:s/>last_id_fta_nomenclature='0' , OLD_id_fta_composition='' , id_annexe_agrologic_article_codification='1' , id_access_recette_recette='0' , id_fta='924' , ascendant_fta_nomenclature='' , site_production_fta_nomenclature='1' , poids_fta_nomenclature='' , id_annexe_unite='kg' , quantite_piece_par_carton='' , poids_total_carton_vrac_fta_nomenclature='' , code_produit_agrologic_fta_nomenclature='0198' , etat_fta_nomenclature='1' , nom_fta_nomenclature='PREP RIZ BASMATI NATURE CRF KG' , suffixe_agrologic_fta_nomenclature='' </text:p>
      <text:p text:style-name="P1"><text:line-break/></text:p>
      <text:p text:style-name="P4">Traitement de l'Article: 35158</text:p>
      <text:p text:style-name="P1"><text:line-break/>235158 - PORC AIGRE DOUCE ETHN MDCAR 200G CRU créé: </text:p>
      <text:p text:style-name="P5"><text:soft-page-break/>INSERT fta_nomenclature SET <text:s/>last_id_fta_nomenclature='0' , OLD_id_fta_composition='' , id_annexe_agrologic_article_codification='4' , id_access_recette_recette='0' , id_fta='926' , ascendant_fta_nomenclature='' , site_production_fta_nomenclature='1' , poids_fta_nomenclature='0.2' , id_annexe_unite='kg' , quantite_piece_par_carton='' , poids_total_carton_vrac_fta_nomenclature='' , code_produit_agrologic_fta_nomenclature='5158' , etat_fta_nomenclature='1' , nom_fta_nomenclature='PORC AIGRE DOUCE ETHN MDCAR 200G CRU' , suffixe_agrologic_fta_nomenclature='' </text:p>
      <text:p text:style-name="P1"><text:line-break/>700466 - PREP GARN PORC AIGRE DOUCE MDCAR KG créé: </text:p>
      <text:p text:style-name="P5">INSERT fta_nomenclature SET <text:s/>last_id_fta_nomenclature='0' , OLD_id_fta_composition='' , id_annexe_agrologic_article_codification='1' , id_access_recette_recette='0' , id_fta='926' , ascendant_fta_nomenclature='' , site_production_fta_nomenclature='1' , poids_fta_nomenclature='' , id_annexe_unite='kg' , quantite_piece_par_carton='' , poids_total_carton_vrac_fta_nomenclature='' , code_produit_agrologic_fta_nomenclature='0466' , etat_fta_nomenclature='1' , nom_fta_nomenclature='PREP GARN PORC AIGRE DOUCE MDCAR KG' , suffixe_agrologic_fta_nomenclature='' </text:p>
      <text:p text:style-name="P1"><text:line-break/>500743 - SCE PORC AIGRE DOUCE ETHN MDCAR L créé: </text:p>
      <text:p text:style-name="P5">INSERT fta_nomenclature SET <text:s/>last_id_fta_nomenclature='0' , OLD_id_fta_composition='' , id_annexe_agrologic_article_codification='3' , id_access_recette_recette='0' , id_fta='926' , ascendant_fta_nomenclature='' , site_production_fta_nomenclature='1' , poids_fta_nomenclature='' , id_annexe_unite='L' , quantite_piece_par_carton='' , poids_total_carton_vrac_fta_nomenclature='' , code_produit_agrologic_fta_nomenclature='0743' , etat_fta_nomenclature='1' , nom_fta_nomenclature='SCE PORC AIGRE DOUCE ETHN MDCAR L' , suffixe_agrologic_fta_nomenclature='' </text:p>
      <text:p text:style-name="P1"><text:line-break/>700610 - PREP SAUTE PORC ROTI 20% KG créé: </text:p>
      <text:p text:style-name="P5">INSERT fta_nomenclature SET <text:s/>last_id_fta_nomenclature='0' , OLD_id_fta_composition='' , id_annexe_agrologic_article_codification='1' , id_access_recette_recette='0' , id_fta='926' , ascendant_fta_nomenclature='' , site_production_fta_nomenclature='1' , poids_fta_nomenclature='' , id_annexe_unite='kg' , quantite_piece_par_carton='' , poids_total_carton_vrac_fta_nomenclature='' , code_produit_agrologic_fta_nomenclature='0610' , etat_fta_nomenclature='1' , nom_fta_nomenclature='PREP SAUTE PORC ROTI 20% KG' , suffixe_agrologic_fta_nomenclature='' </text:p>
      <text:p text:style-name="P1"><text:line-break/>235159 - VERMICELLE LEGUME ETHN MDCAR 120G CRU créé: </text:p>
      <text:p text:style-name="P5"><text:soft-page-break/>INSERT fta_nomenclature SET <text:s/>last_id_fta_nomenclature='0' , OLD_id_fta_composition='' , id_annexe_agrologic_article_codification='4' , id_access_recette_recette='0' , id_fta='926' , ascendant_fta_nomenclature='' , site_production_fta_nomenclature='1' , poids_fta_nomenclature='0.12' , id_annexe_unite='kg' , quantite_piece_par_carton='' , poids_total_carton_vrac_fta_nomenclature='' , code_produit_agrologic_fta_nomenclature='5159' , etat_fta_nomenclature='1' , nom_fta_nomenclature='VERMICELLE LEGUME ETHN MDCAR 120G CRU' , suffixe_agrologic_fta_nomenclature='' </text:p>
      <text:p text:style-name="P1"><text:line-break/>700611 - PREP VERMICELLE LEGUME ETHN MDCAR KG créé: </text:p>
      <text:p text:style-name="P5">INSERT fta_nomenclature SET <text:s/>last_id_fta_nomenclature='0' , OLD_id_fta_composition='' , id_annexe_agrologic_article_codification='1' , id_access_recette_recette='0' , id_fta='926' , ascendant_fta_nomenclature='' , site_production_fta_nomenclature='1' , poids_fta_nomenclature='' , id_annexe_unite='kg' , quantite_piece_par_carton='' , poids_total_carton_vrac_fta_nomenclature='' , code_produit_agrologic_fta_nomenclature='0611' , etat_fta_nomenclature='1' , nom_fta_nomenclature='PREP VERMICELLE LEGUME ETHN MDCAR KG' , suffixe_agrologic_fta_nomenclature='' </text:p>
      <text:p text:style-name="P1"><text:line-break/></text:p>
      <text:p text:style-name="P4">Traitement de l'Article: 35160</text:p>
      <text:p text:style-name="P1"><text:line-break/>235160 - RISTA ETHN MDCAR 170G CRU créé: </text:p>
      <text:p text:style-name="P5">INSERT fta_nomenclature SET <text:s/>last_id_fta_nomenclature='0' , OLD_id_fta_composition='' , id_annexe_agrologic_article_codification='4' , id_access_recette_recette='0' , id_fta='927' , ascendant_fta_nomenclature='' , site_production_fta_nomenclature='1' , poids_fta_nomenclature='0.17' , id_annexe_unite='kg' , quantite_piece_par_carton='' , poids_total_carton_vrac_fta_nomenclature='' , code_produit_agrologic_fta_nomenclature='5160' , etat_fta_nomenclature='1' , nom_fta_nomenclature='RISTA ETHN MDCAR 170G CRU' , suffixe_agrologic_fta_nomenclature='' </text:p>
      <text:p text:style-name="P1"><text:line-break/>500744 - SCE RISTA ETHN MDCAR L créé: </text:p>
      <text:p text:style-name="P5"><text:soft-page-break/>INSERT fta_nomenclature SET <text:s/>last_id_fta_nomenclature='0' , OLD_id_fta_composition='' , id_annexe_agrologic_article_codification='3' , id_access_recette_recette='0' , id_fta='927' , ascendant_fta_nomenclature='' , site_production_fta_nomenclature='1' , poids_fta_nomenclature='' , id_annexe_unite='L' , quantite_piece_par_carton='' , poids_total_carton_vrac_fta_nomenclature='' , code_produit_agrologic_fta_nomenclature='0744' , etat_fta_nomenclature='1' , nom_fta_nomenclature='SCE RISTA ETHN MDCAR L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927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111037 - BOULETTE RISTA AGNEAU 30G créé: </text:p>
      <text:p text:style-name="P5">INSERT fta_nomenclature SET <text:s/>last_id_fta_nomenclature='0' , OLD_id_fta_composition='' , id_annexe_agrologic_article_codification='5' , id_access_recette_recette='0' , id_fta='927' , ascendant_fta_nomenclature='' , site_production_fta_nomenclature='1' , poids_fta_nomenclature='0.03' , id_annexe_unite='kg' , quantite_piece_par_carton='' , poids_total_carton_vrac_fta_nomenclature='' , code_produit_agrologic_fta_nomenclature='1037' , etat_fta_nomenclature='1' , nom_fta_nomenclature='BOULETTE RISTA AGNEAU 30G' , suffixe_agrologic_fta_nomenclature='' </text:p>
      <text:p text:style-name="P1"><text:line-break/>600168 - FCE BOULETTE RISTA MDCAR KG créé: </text:p>
      <text:p text:style-name="P5">INSERT fta_nomenclature SET <text:s/>last_id_fta_nomenclature='0' , OLD_id_fta_composition='' , id_annexe_agrologic_article_codification='2' , id_access_recette_recette='0' , id_fta='927' , ascendant_fta_nomenclature='' , site_production_fta_nomenclature='1' , poids_fta_nomenclature='' , id_annexe_unite='kg' , quantite_piece_par_carton='' , poids_total_carton_vrac_fta_nomenclature='' , code_produit_agrologic_fta_nomenclature='0168' , etat_fta_nomenclature='1' , nom_fta_nomenclature='FCE BOULETTE RISTA MDCAR KG' , suffixe_agrologic_fta_nomenclature='' </text:p>
      <text:p text:style-name="P1"><text:line-break/>235153 - RIZ BASMATI NATURE ETHN MDCAR 100G CRU créé: </text:p>
      <text:p text:style-name="P5"><text:soft-page-break/>INSERT fta_nomenclature SET <text:s/>last_id_fta_nomenclature='0' , OLD_id_fta_composition='' , id_annexe_agrologic_article_codification='4' , id_access_recette_recette='0' , id_fta='927' , ascendant_fta_nomenclature='' , site_production_fta_nomenclature='1' , poids_fta_nomenclature='0.1' , id_annexe_unite='kg' , quantite_piece_par_carton='' , poids_total_carton_vrac_fta_nomenclature='' , code_produit_agrologic_fta_nomenclature='5153' , etat_fta_nomenclature='1' , nom_fta_nomenclature='RIZ BASMATI NATURE ETHN MDCAR 100G CRU' , suffixe_agrologic_fta_nomenclature='' </text:p>
      <text:p text:style-name="P1"><text:line-break/>700198 - PREP RIZ BASMATI NATURE CRF KG créé: </text:p>
      <text:p text:style-name="P5">INSERT fta_nomenclature SET <text:s/>last_id_fta_nomenclature='0' , OLD_id_fta_composition='' , id_annexe_agrologic_article_codification='1' , id_access_recette_recette='0' , id_fta='927' , ascendant_fta_nomenclature='' , site_production_fta_nomenclature='1' , poids_fta_nomenclature='' , id_annexe_unite='kg' , quantite_piece_par_carton='' , poids_total_carton_vrac_fta_nomenclature='' , code_produit_agrologic_fta_nomenclature='0198' , etat_fta_nomenclature='1' , nom_fta_nomenclature='PREP RIZ BASMATI NATURE CRF KG' , suffixe_agrologic_fta_nomenclature='' </text:p>
      <text:p text:style-name="P1"><text:line-break/>235161 - CHUTNEY RISTA ETHN MDCAR 30G CRU créé: </text:p>
      <text:p text:style-name="P5">INSERT fta_nomenclature SET <text:s/>last_id_fta_nomenclature='0' , OLD_id_fta_composition='' , id_annexe_agrologic_article_codification='4' , id_access_recette_recette='0' , id_fta='927' , ascendant_fta_nomenclature='' , site_production_fta_nomenclature='1' , poids_fta_nomenclature='0.03' , id_annexe_unite='kg' , quantite_piece_par_carton='' , poids_total_carton_vrac_fta_nomenclature='' , code_produit_agrologic_fta_nomenclature='5161' , etat_fta_nomenclature='1' , nom_fta_nomenclature='CHUTNEY RISTA ETHN MDCAR 30G CRU' , suffixe_agrologic_fta_nomenclature='' </text:p>
      <text:p text:style-name="P1"><text:line-break/>700612 - PREP CHUTNEY RISTA ETHN MDCAR KG créé: </text:p>
      <text:p text:style-name="P5">INSERT fta_nomenclature SET <text:s/>last_id_fta_nomenclature='0' , OLD_id_fta_composition='' , id_annexe_agrologic_article_codification='1' , id_access_recette_recette='0' , id_fta='927' , ascendant_fta_nomenclature='' , site_production_fta_nomenclature='1' , poids_fta_nomenclature='' , id_annexe_unite='kg' , quantite_piece_par_carton='' , poids_total_carton_vrac_fta_nomenclature='' , code_produit_agrologic_fta_nomenclature='0612' , etat_fta_nomenclature='1' , nom_fta_nomenclature='PREP CHUTNEY RISTA ETHN MDCAR KG' , suffixe_agrologic_fta_nomenclature='' </text:p>
      <text:p text:style-name="P1"><text:line-break/></text:p>
      <text:p text:style-name="P4"><text:soft-page-break/>Traitement de l'Article: 35400</text:p>
      <text:p text:style-name="P1"><text:line-break/>235400 - TAG JAMBON LEGUMES MDCAR 300G CRU créé: </text:p>
      <text:p text:style-name="P5">INSERT fta_nomenclature SET <text:s/>last_id_fta_nomenclature='0' , OLD_id_fta_composition='' , id_annexe_agrologic_article_codification='4' , id_access_recette_recette='0' , id_fta='929' , ascendant_fta_nomenclature='' , site_production_fta_nomenclature='1' , poids_fta_nomenclature='0.3' , id_annexe_unite='kg' , quantite_piece_par_carton='' , poids_total_carton_vrac_fta_nomenclature='' , code_produit_agrologic_fta_nomenclature='5400' , etat_fta_nomenclature='1' , nom_fta_nomenclature='TAG JAMBON LEGUMES MDCAR 300G CRU' , suffixe_agrologic_fta_nomenclature='' </text:p>
      <text:p text:style-name="P1"><text:line-break/>700254 - PREP LEGUMES MDCAR KG créé: </text:p>
      <text:p text:style-name="P5">INSERT fta_nomenclature SET <text:s/>last_id_fta_nomenclature='0' , OLD_id_fta_composition='' , id_annexe_agrologic_article_codification='1' , id_access_recette_recette='0' , id_fta='929' , ascendant_fta_nomenclature='' , site_production_fta_nomenclature='1' , poids_fta_nomenclature='' , id_annexe_unite='kg' , quantite_piece_par_carton='' , poids_total_carton_vrac_fta_nomenclature='' , code_produit_agrologic_fta_nomenclature='0254' , etat_fta_nomenclature='1' , nom_fta_nomenclature='PREP LEGUMES MDCAR KG' , suffixe_agrologic_fta_nomenclature='' </text:p>
      <text:p text:style-name="P1"><text:line-break/>500593 - SCE JAMBON LEGUMES MDCAR L créé: </text:p>
      <text:p text:style-name="P5">INSERT fta_nomenclature SET <text:s/>last_id_fta_nomenclature='0' , OLD_id_fta_composition='' , id_annexe_agrologic_article_codification='3' , id_access_recette_recette='0' , id_fta='929' , ascendant_fta_nomenclature='' , site_production_fta_nomenclature='1' , poids_fta_nomenclature='' , id_annexe_unite='L' , quantite_piece_par_carton='' , poids_total_carton_vrac_fta_nomenclature='' , code_produit_agrologic_fta_nomenclature='0593' , etat_fta_nomenclature='1' , nom_fta_nomenclature='SCE JAMBON LEGUMES MDCAR L' , suffixe_agrologic_fta_nomenclature='' </text:p>
      <text:p text:style-name="P1"><text:line-break/>700253 - PREP TAGLIATELLE S SEL MDCAR/CORA/MAT KG créé: </text:p>
      <text:p text:style-name="P5"><text:soft-page-break/>INSERT fta_nomenclature SET <text:s/>last_id_fta_nomenclature='0' , OLD_id_fta_composition='' , id_annexe_agrologic_article_codification='1' , id_access_recette_recette='0' , id_fta='929' , ascendant_fta_nomenclature='' , site_production_fta_nomenclature='1' , poids_fta_nomenclature='' , id_annexe_unite='kg' , quantite_piece_par_carton='' , poids_total_carton_vrac_fta_nomenclature='' , code_produit_agrologic_fta_nomenclature='0253' , etat_fta_nomenclature='1' , nom_fta_nomenclature='PREP TAGLIATELLE S SEL MDCAR/CORA/MAT KG' , suffixe_agrologic_fta_nomenclature='' </text:p>
      <text:p text:style-name="P1"><text:line-break/></text:p>
      <text:p text:style-name="P4">Traitement de l'Article: 35401</text:p>
      <text:p text:style-name="P1"><text:line-break/>235401 - MEXICAINE HARICOT MDCAR 300G CRU créé: </text:p>
      <text:p text:style-name="P5">INSERT fta_nomenclature SET <text:s/>last_id_fta_nomenclature='0' , OLD_id_fta_composition='' , id_annexe_agrologic_article_codification='4' , id_access_recette_recette='0' , id_fta='930' , ascendant_fta_nomenclature='' , site_production_fta_nomenclature='1' , poids_fta_nomenclature='0.3' , id_annexe_unite='kg' , quantite_piece_par_carton='' , poids_total_carton_vrac_fta_nomenclature='' , code_produit_agrologic_fta_nomenclature='5401' , etat_fta_nomenclature='1' , nom_fta_nomenclature='MEXICAINE HARICOT MDCAR 300G CRU' , suffixe_agrologic_fta_nomenclature='' </text:p>
      <text:p text:style-name="P1"><text:line-break/>700255 - PREP HARICOT MEXICAINE MDCAR KG créé: </text:p>
      <text:p text:style-name="P5">INSERT fta_nomenclature SET <text:s/>last_id_fta_nomenclature='0' , OLD_id_fta_composition='' , id_annexe_agrologic_article_codification='1' , id_access_recette_recette='0' , id_fta='930' , ascendant_fta_nomenclature='' , site_production_fta_nomenclature='1' , poids_fta_nomenclature='' , id_annexe_unite='kg' , quantite_piece_par_carton='' , poids_total_carton_vrac_fta_nomenclature='' , code_produit_agrologic_fta_nomenclature='0255' , etat_fta_nomenclature='1' , nom_fta_nomenclature='PREP HARICOT MEXICAINE MDCAR KG' , suffixe_agrologic_fta_nomenclature='' </text:p>
      <text:p text:style-name="P1"><text:line-break/>700264 - PREC HARICOTS ROUGES KG créé: </text:p>
      <text:p text:style-name="P5"><text:soft-page-break/>INSERT fta_nomenclature SET <text:s/>last_id_fta_nomenclature='0' , OLD_id_fta_composition='' , id_annexe_agrologic_article_codification='1' , id_access_recette_recette='0' , id_fta='930' , ascendant_fta_nomenclature='' , site_production_fta_nomenclature='1' , poids_fta_nomenclature='' , id_annexe_unite='kg' , quantite_piece_par_carton='' , poids_total_carton_vrac_fta_nomenclature='' , code_produit_agrologic_fta_nomenclature='0264' , etat_fta_nomenclature='1' , nom_fta_nomenclature='PREC HARICOTS ROUGES KG' , suffixe_agrologic_fta_nomenclature='' </text:p>
      <text:p text:style-name="P1"><text:line-break/>500449 - SCE PREC LEGUMES SECS L créé: </text:p>
      <text:p text:style-name="P5">INSERT fta_nomenclature SET <text:s/>last_id_fta_nomenclature='0' , OLD_id_fta_composition='' , id_annexe_agrologic_article_codification='3' , id_access_recette_recette='0' , id_fta='930' , ascendant_fta_nomenclature='' , site_production_fta_nomenclature='1' , poids_fta_nomenclature='' , id_annexe_unite='L' , quantite_piece_par_carton='' , poids_total_carton_vrac_fta_nomenclature='' , code_produit_agrologic_fta_nomenclature='0449' , etat_fta_nomenclature='1' , nom_fta_nomenclature='SCE PREC LEGUMES SECS L' , suffixe_agrologic_fta_nomenclature='' </text:p>
      <text:p text:style-name="P1"><text:line-break/>700280 - PREP RIZ AMERICAIN PLATS MALINS MDCAR KG créé: </text:p>
      <text:p text:style-name="P5">INSERT fta_nomenclature SET <text:s/>last_id_fta_nomenclature='0' , OLD_id_fta_composition='' , id_annexe_agrologic_article_codification='1' , id_access_recette_recette='0' , id_fta='930' , ascendant_fta_nomenclature='' , site_production_fta_nomenclature='1' , poids_fta_nomenclature='' , id_annexe_unite='kg' , quantite_piece_par_carton='' , poids_total_carton_vrac_fta_nomenclature='' , code_produit_agrologic_fta_nomenclature='0280' , etat_fta_nomenclature='1' , nom_fta_nomenclature='PREP RIZ AMERICAIN PLATS MALINS MDCAR KG' , suffixe_agrologic_fta_nomenclature='' </text:p>
      <text:p text:style-name="P1"><text:line-break/>500594 - SCE HARICOT MEXICAINE MDCAR L créé: </text:p>
      <text:p text:style-name="P5">INSERT fta_nomenclature SET <text:s/>last_id_fta_nomenclature='0' , OLD_id_fta_composition='' , id_annexe_agrologic_article_codification='3' , id_access_recette_recette='0' , id_fta='930' , ascendant_fta_nomenclature='' , site_production_fta_nomenclature='1' , poids_fta_nomenclature='' , id_annexe_unite='L' , quantite_piece_par_carton='' , poids_total_carton_vrac_fta_nomenclature='' , code_produit_agrologic_fta_nomenclature='0594' , etat_fta_nomenclature='1' , nom_fta_nomenclature='SCE HARICOT MEXICAINE MDCAR L' , suffixe_agrologic_fta_nomenclature='' </text:p>
      <text:p text:style-name="P1"><text:line-break/></text:p>
      <text:p text:style-name="P4"><text:soft-page-break/>Traitement de l'Article: 35402</text:p>
      <text:p text:style-name="P1"><text:line-break/>235402 - BLE CONCASSE THON PROV MDCAR 300G CRU créé: </text:p>
      <text:p text:style-name="P5">INSERT fta_nomenclature SET <text:s/>last_id_fta_nomenclature='0' , OLD_id_fta_composition='' , id_annexe_agrologic_article_codification='4' , id_access_recette_recette='0' , id_fta='931' , ascendant_fta_nomenclature='' , site_production_fta_nomenclature='1' , poids_fta_nomenclature='0.3' , id_annexe_unite='kg' , quantite_piece_par_carton='' , poids_total_carton_vrac_fta_nomenclature='' , code_produit_agrologic_fta_nomenclature='5402' , etat_fta_nomenclature='1' , nom_fta_nomenclature='BLE CONCASSE THON PROV MDCAR 300G CRU' , suffixe_agrologic_fta_nomenclature='' </text:p>
      <text:p text:style-name="P1"><text:line-break/>700119 - PREPA BOULGHOUR MDCAR KG créé: </text:p>
      <text:p text:style-name="P5">INSERT fta_nomenclature SET <text:s/>last_id_fta_nomenclature='0' , OLD_id_fta_composition='' , id_annexe_agrologic_article_codification='1' , id_access_recette_recette='0' , id_fta='931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PREPA BOULGHOUR MDCAR KG' , suffixe_agrologic_fta_nomenclature='' </text:p>
      <text:p text:style-name="P1"><text:line-break/>700256 - PREP THON CONCASSE BLE MDCAR KG créé: </text:p>
      <text:p text:style-name="P5">INSERT fta_nomenclature SET <text:s/>last_id_fta_nomenclature='0' , OLD_id_fta_composition='' , id_annexe_agrologic_article_codification='1' , id_access_recette_recette='0' , id_fta='931' , ascendant_fta_nomenclature='' , site_production_fta_nomenclature='1' , poids_fta_nomenclature='' , id_annexe_unite='kg' , quantite_piece_par_carton='' , poids_total_carton_vrac_fta_nomenclature='' , code_produit_agrologic_fta_nomenclature='0256' , etat_fta_nomenclature='1' , nom_fta_nomenclature='PREP THON CONCASSE BLE MDCAR KG' , suffixe_agrologic_fta_nomenclature='' </text:p>
      <text:p text:style-name="P1"><text:line-break/>700257 - PREP LEGUME BLE THON MDCAR KG créé: </text:p>
      <text:p text:style-name="P5"><text:soft-page-break/>INSERT fta_nomenclature SET <text:s/>last_id_fta_nomenclature='0' , OLD_id_fta_composition='' , id_annexe_agrologic_article_codification='1' , id_access_recette_recette='0' , id_fta='931' , ascendant_fta_nomenclature='' , site_production_fta_nomenclature='1' , poids_fta_nomenclature='' , id_annexe_unite='kg' , quantite_piece_par_carton='' , poids_total_carton_vrac_fta_nomenclature='' , code_produit_agrologic_fta_nomenclature='0257' , etat_fta_nomenclature='1' , nom_fta_nomenclature='PREP LEGUME BLE THON MDCAR KG' , suffixe_agrologic_fta_nomenclature='' </text:p>
      <text:p text:style-name="P1"><text:line-break/></text:p>
      <text:p text:style-name="P4">Traitement de l'Article: 35403</text:p>
      <text:p text:style-name="P1"><text:line-break/>235403 - PARMENTIER VOLAILLE MDCAR 300G CRU créé: </text:p>
      <text:p text:style-name="P5">INSERT fta_nomenclature SET <text:s/>last_id_fta_nomenclature='0' , OLD_id_fta_composition='' , id_annexe_agrologic_article_codification='4' , id_access_recette_recette='0' , id_fta='932' , ascendant_fta_nomenclature='' , site_production_fta_nomenclature='1' , poids_fta_nomenclature='0.3' , id_annexe_unite='kg' , quantite_piece_par_carton='' , poids_total_carton_vrac_fta_nomenclature='' , code_produit_agrologic_fta_nomenclature='5403' , etat_fta_nomenclature='1' , nom_fta_nomenclature='PARMENTIER VOLAILLE MDCAR 300G CRU' , suffixe_agrologic_fta_nomenclature='' </text:p>
      <text:p text:style-name="P1"><text:line-break/>500595 - SCE VOLAILLE PROV MDCAR L créé: </text:p>
      <text:p text:style-name="P5">INSERT fta_nomenclature SET <text:s/>last_id_fta_nomenclature='0' , OLD_id_fta_composition='' , id_annexe_agrologic_article_codification='3' , id_access_recette_recette='0' , id_fta='932' , ascendant_fta_nomenclature='' , site_production_fta_nomenclature='1' , poids_fta_nomenclature='' , id_annexe_unite='L' , quantite_piece_par_carton='' , poids_total_carton_vrac_fta_nomenclature='' , code_produit_agrologic_fta_nomenclature='0595' , etat_fta_nomenclature='1' , nom_fta_nomenclature='SCE VOLAILLE PROV MDCAR L' , suffixe_agrologic_fta_nomenclature='' </text:p>
      <text:p text:style-name="P1"><text:line-break/>700258 - PREP VOLAILLE PROV MDCAR KG créé: </text:p>
      <text:p text:style-name="P5"><text:soft-page-break/>INSERT fta_nomenclature SET <text:s/>last_id_fta_nomenclature='0' , OLD_id_fta_composition='' , id_annexe_agrologic_article_codification='1' , id_access_recette_recette='0' , id_fta='932' , ascendant_fta_nomenclature='' , site_production_fta_nomenclature='1' , poids_fta_nomenclature='' , id_annexe_unite='kg' , quantite_piece_par_carton='' , poids_total_carton_vrac_fta_nomenclature='' , code_produit_agrologic_fta_nomenclature='0258' , etat_fta_nomenclature='1' , nom_fta_nomenclature='PREP VOLAILLE PROV MDCAR KG' , suffixe_agrologic_fta_nomenclature='' </text:p>
      <text:p text:style-name="P1"><text:line-break/>700259 - PREP ECRASEE PDT MDCAR KG créé: </text:p>
      <text:p text:style-name="P5">INSERT fta_nomenclature SET <text:s/>last_id_fta_nomenclature='0' , OLD_id_fta_composition='' , id_annexe_agrologic_article_codification='1' , id_access_recette_recette='0' , id_fta='932' , ascendant_fta_nomenclature='' , site_production_fta_nomenclature='1' , poids_fta_nomenclature='' , id_annexe_unite='kg' , quantite_piece_par_carton='' , poids_total_carton_vrac_fta_nomenclature='' , code_produit_agrologic_fta_nomenclature='0259' , etat_fta_nomenclature='1' , nom_fta_nomenclature='PREP ECRASEE PDT MDCAR KG' , suffixe_agrologic_fta_nomenclature='' </text:p>
      <text:p text:style-name="P1"><text:line-break/></text:p>
      <text:p text:style-name="P4">Traitement de l'Article: 35450</text:p>
      <text:p text:style-name="P1"><text:line-break/>235400 - TAG JAMBON LEGUMES MDCAR 300G CRU créé: </text:p>
      <text:p text:style-name="P5">INSERT fta_nomenclature SET <text:s/>last_id_fta_nomenclature='0' , OLD_id_fta_composition='' , id_annexe_agrologic_article_codification='4' , id_access_recette_recette='0' , id_fta='933' , ascendant_fta_nomenclature='' , site_production_fta_nomenclature='1' , poids_fta_nomenclature='0.3' , id_annexe_unite='kg' , quantite_piece_par_carton='' , poids_total_carton_vrac_fta_nomenclature='' , code_produit_agrologic_fta_nomenclature='5400' , etat_fta_nomenclature='1' , nom_fta_nomenclature='TAG JAMBON LEGUMES MDCAR 300G CRU' , suffixe_agrologic_fta_nomenclature='' </text:p>
      <text:p text:style-name="P1"><text:line-break/>700254 - PREP LEGUMES MDCAR KG créé: </text:p>
      <text:p text:style-name="P5"><text:soft-page-break/>INSERT fta_nomenclature SET <text:s/>last_id_fta_nomenclature='0' , OLD_id_fta_composition='' , id_annexe_agrologic_article_codification='1' , id_access_recette_recette='0' , id_fta='933' , ascendant_fta_nomenclature='' , site_production_fta_nomenclature='1' , poids_fta_nomenclature='' , id_annexe_unite='kg' , quantite_piece_par_carton='' , poids_total_carton_vrac_fta_nomenclature='' , code_produit_agrologic_fta_nomenclature='0254' , etat_fta_nomenclature='1' , nom_fta_nomenclature='PREP LEGUMES MDCAR KG' , suffixe_agrologic_fta_nomenclature='' </text:p>
      <text:p text:style-name="P1"><text:line-break/>500593 - SCE JAMBON LEGUMES MDCAR L créé: </text:p>
      <text:p text:style-name="P5">INSERT fta_nomenclature SET <text:s/>last_id_fta_nomenclature='0' , OLD_id_fta_composition='' , id_annexe_agrologic_article_codification='3' , id_access_recette_recette='0' , id_fta='933' , ascendant_fta_nomenclature='' , site_production_fta_nomenclature='1' , poids_fta_nomenclature='' , id_annexe_unite='L' , quantite_piece_par_carton='' , poids_total_carton_vrac_fta_nomenclature='' , code_produit_agrologic_fta_nomenclature='0593' , etat_fta_nomenclature='1' , nom_fta_nomenclature='SCE JAMBON LEGUMES MDCAR L' , suffixe_agrologic_fta_nomenclature='' </text:p>
      <text:p text:style-name="P1"><text:line-break/>700253 - PREP TAGLIATELLE S SEL MDCAR/CORA/MAT KG créé: </text:p>
      <text:p text:style-name="P5">INSERT fta_nomenclature SET <text:s/>last_id_fta_nomenclature='0' , OLD_id_fta_composition='' , id_annexe_agrologic_article_codification='1' , id_access_recette_recette='0' , id_fta='933' , ascendant_fta_nomenclature='' , site_production_fta_nomenclature='1' , poids_fta_nomenclature='' , id_annexe_unite='kg' , quantite_piece_par_carton='' , poids_total_carton_vrac_fta_nomenclature='' , code_produit_agrologic_fta_nomenclature='0253' , etat_fta_nomenclature='1' , nom_fta_nomenclature='PREP TAGLIATELLE S SEL MDCAR/CORA/MAT KG' , suffixe_agrologic_fta_nomenclature='' </text:p>
      <text:p text:style-name="P1"><text:line-break/></text:p>
      <text:p text:style-name="P4">Traitement de l'Article: 35451</text:p>
      <text:p text:style-name="P1"><text:line-break/>235401 - MEXICAINE HARICOT MDCAR 300G CRU créé: </text:p>
      <text:p text:style-name="P5"><text:soft-page-break/>INSERT fta_nomenclature SET <text:s/>last_id_fta_nomenclature='0' , OLD_id_fta_composition='' , id_annexe_agrologic_article_codification='4' , id_access_recette_recette='0' , id_fta='934' , ascendant_fta_nomenclature='' , site_production_fta_nomenclature='1' , poids_fta_nomenclature='0.3' , id_annexe_unite='kg' , quantite_piece_par_carton='' , poids_total_carton_vrac_fta_nomenclature='' , code_produit_agrologic_fta_nomenclature='5401' , etat_fta_nomenclature='1' , nom_fta_nomenclature='MEXICAINE HARICOT MDCAR 300G CRU' , suffixe_agrologic_fta_nomenclature='' </text:p>
      <text:p text:style-name="P1"><text:line-break/>700255 - PREP HARICOT MEXICAINE MDCAR KG créé: </text:p>
      <text:p text:style-name="P5">INSERT fta_nomenclature SET <text:s/>last_id_fta_nomenclature='0' , OLD_id_fta_composition='' , id_annexe_agrologic_article_codification='1' , id_access_recette_recette='0' , id_fta='934' , ascendant_fta_nomenclature='' , site_production_fta_nomenclature='1' , poids_fta_nomenclature='' , id_annexe_unite='kg' , quantite_piece_par_carton='' , poids_total_carton_vrac_fta_nomenclature='' , code_produit_agrologic_fta_nomenclature='0255' , etat_fta_nomenclature='1' , nom_fta_nomenclature='PREP HARICOT MEXICAINE MDCAR KG' , suffixe_agrologic_fta_nomenclature='' </text:p>
      <text:p text:style-name="P1"><text:line-break/>700264 - PREC HARICOTS ROUGES KG créé: </text:p>
      <text:p text:style-name="P5">INSERT fta_nomenclature SET <text:s/>last_id_fta_nomenclature='0' , OLD_id_fta_composition='' , id_annexe_agrologic_article_codification='1' , id_access_recette_recette='0' , id_fta='934' , ascendant_fta_nomenclature='' , site_production_fta_nomenclature='1' , poids_fta_nomenclature='' , id_annexe_unite='kg' , quantite_piece_par_carton='' , poids_total_carton_vrac_fta_nomenclature='' , code_produit_agrologic_fta_nomenclature='0264' , etat_fta_nomenclature='1' , nom_fta_nomenclature='PREC HARICOTS ROUGES KG' , suffixe_agrologic_fta_nomenclature='' </text:p>
      <text:p text:style-name="P1"><text:line-break/>500449 - SCE PREC LEGUMES SECS L créé: </text:p>
      <text:p text:style-name="P5">INSERT fta_nomenclature SET <text:s/>last_id_fta_nomenclature='0' , OLD_id_fta_composition='' , id_annexe_agrologic_article_codification='3' , id_access_recette_recette='0' , id_fta='934' , ascendant_fta_nomenclature='' , site_production_fta_nomenclature='1' , poids_fta_nomenclature='' , id_annexe_unite='L' , quantite_piece_par_carton='' , poids_total_carton_vrac_fta_nomenclature='' , code_produit_agrologic_fta_nomenclature='0449' , etat_fta_nomenclature='1' , nom_fta_nomenclature='SCE PREC LEGUMES SECS L' , suffixe_agrologic_fta_nomenclature='' </text:p>
      <text:p text:style-name="P1"><text:line-break/>700280 - PREP RIZ AMERICAIN PLATS MALINS MDCAR KG créé: </text:p>
      <text:p text:style-name="P5"><text:soft-page-break/>INSERT fta_nomenclature SET <text:s/>last_id_fta_nomenclature='0' , OLD_id_fta_composition='' , id_annexe_agrologic_article_codification='1' , id_access_recette_recette='0' , id_fta='934' , ascendant_fta_nomenclature='' , site_production_fta_nomenclature='1' , poids_fta_nomenclature='' , id_annexe_unite='kg' , quantite_piece_par_carton='' , poids_total_carton_vrac_fta_nomenclature='' , code_produit_agrologic_fta_nomenclature='0280' , etat_fta_nomenclature='1' , nom_fta_nomenclature='PREP RIZ AMERICAIN PLATS MALINS MDCAR KG' , suffixe_agrologic_fta_nomenclature='' </text:p>
      <text:p text:style-name="P1"><text:line-break/>500594 - SCE HARICOT MEXICAINE MDCAR L créé: </text:p>
      <text:p text:style-name="P5">INSERT fta_nomenclature SET <text:s/>last_id_fta_nomenclature='0' , OLD_id_fta_composition='' , id_annexe_agrologic_article_codification='3' , id_access_recette_recette='0' , id_fta='934' , ascendant_fta_nomenclature='' , site_production_fta_nomenclature='1' , poids_fta_nomenclature='' , id_annexe_unite='L' , quantite_piece_par_carton='' , poids_total_carton_vrac_fta_nomenclature='' , code_produit_agrologic_fta_nomenclature='0594' , etat_fta_nomenclature='1' , nom_fta_nomenclature='SCE HARICOT MEXICAINE MDCAR L' , suffixe_agrologic_fta_nomenclature='' </text:p>
      <text:p text:style-name="P1"><text:line-break/></text:p>
      <text:p text:style-name="P4">Traitement de l'Article: 35452</text:p>
      <text:p text:style-name="P1"><text:line-break/>235402 - BLE CONCASSE THON PROV MDCAR 300G CRU créé: </text:p>
      <text:p text:style-name="P5">INSERT fta_nomenclature SET <text:s/>last_id_fta_nomenclature='0' , OLD_id_fta_composition='' , id_annexe_agrologic_article_codification='4' , id_access_recette_recette='0' , id_fta='935' , ascendant_fta_nomenclature='' , site_production_fta_nomenclature='1' , poids_fta_nomenclature='0.3' , id_annexe_unite='kg' , quantite_piece_par_carton='' , poids_total_carton_vrac_fta_nomenclature='' , code_produit_agrologic_fta_nomenclature='5402' , etat_fta_nomenclature='1' , nom_fta_nomenclature='BLE CONCASSE THON PROV MDCAR 300G CRU' , suffixe_agrologic_fta_nomenclature='' </text:p>
      <text:p text:style-name="P1"><text:line-break/>700119 - PREPA BOULGHOUR MDCAR KG créé: </text:p>
      <text:p text:style-name="P5"><text:soft-page-break/>INSERT fta_nomenclature SET <text:s/>last_id_fta_nomenclature='0' , OLD_id_fta_composition='' , id_annexe_agrologic_article_codification='1' , id_access_recette_recette='0' , id_fta='935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PREPA BOULGHOUR MDCAR KG' , suffixe_agrologic_fta_nomenclature='' </text:p>
      <text:p text:style-name="P1"><text:line-break/>700256 - PREP THON CONCASSE BLE MDCAR KG créé: </text:p>
      <text:p text:style-name="P5">INSERT fta_nomenclature SET <text:s/>last_id_fta_nomenclature='0' , OLD_id_fta_composition='' , id_annexe_agrologic_article_codification='1' , id_access_recette_recette='0' , id_fta='935' , ascendant_fta_nomenclature='' , site_production_fta_nomenclature='1' , poids_fta_nomenclature='' , id_annexe_unite='kg' , quantite_piece_par_carton='' , poids_total_carton_vrac_fta_nomenclature='' , code_produit_agrologic_fta_nomenclature='0256' , etat_fta_nomenclature='1' , nom_fta_nomenclature='PREP THON CONCASSE BLE MDCAR KG' , suffixe_agrologic_fta_nomenclature='' </text:p>
      <text:p text:style-name="P1"><text:line-break/>700257 - PREP LEGUME BLE THON MDCAR KG créé: </text:p>
      <text:p text:style-name="P5">INSERT fta_nomenclature SET <text:s/>last_id_fta_nomenclature='0' , OLD_id_fta_composition='' , id_annexe_agrologic_article_codification='1' , id_access_recette_recette='0' , id_fta='935' , ascendant_fta_nomenclature='' , site_production_fta_nomenclature='1' , poids_fta_nomenclature='' , id_annexe_unite='kg' , quantite_piece_par_carton='' , poids_total_carton_vrac_fta_nomenclature='' , code_produit_agrologic_fta_nomenclature='0257' , etat_fta_nomenclature='1' , nom_fta_nomenclature='PREP LEGUME BLE THON MDCAR KG' , suffixe_agrologic_fta_nomenclature='' </text:p>
      <text:p text:style-name="P1"><text:line-break/></text:p>
      <text:p text:style-name="P4">Traitement de l'Article: 35453</text:p>
      <text:p text:style-name="P1"><text:line-break/>235403 - PARMENTIER VOLAILLE MDCAR 300G CRU créé: </text:p>
      <text:p text:style-name="P5"><text:soft-page-break/>INSERT fta_nomenclature SET <text:s/>last_id_fta_nomenclature='0' , OLD_id_fta_composition='' , id_annexe_agrologic_article_codification='4' , id_access_recette_recette='0' , id_fta='936' , ascendant_fta_nomenclature='' , site_production_fta_nomenclature='1' , poids_fta_nomenclature='0.3' , id_annexe_unite='kg' , quantite_piece_par_carton='' , poids_total_carton_vrac_fta_nomenclature='' , code_produit_agrologic_fta_nomenclature='5403' , etat_fta_nomenclature='1' , nom_fta_nomenclature='PARMENTIER VOLAILLE MDCAR 300G CRU' , suffixe_agrologic_fta_nomenclature='' </text:p>
      <text:p text:style-name="P1"><text:line-break/>500595 - SCE VOLAILLE PROV MDCAR L créé: </text:p>
      <text:p text:style-name="P5">INSERT fta_nomenclature SET <text:s/>last_id_fta_nomenclature='0' , OLD_id_fta_composition='' , id_annexe_agrologic_article_codification='3' , id_access_recette_recette='0' , id_fta='936' , ascendant_fta_nomenclature='' , site_production_fta_nomenclature='1' , poids_fta_nomenclature='' , id_annexe_unite='L' , quantite_piece_par_carton='' , poids_total_carton_vrac_fta_nomenclature='' , code_produit_agrologic_fta_nomenclature='0595' , etat_fta_nomenclature='1' , nom_fta_nomenclature='SCE VOLAILLE PROV MDCAR L' , suffixe_agrologic_fta_nomenclature='' </text:p>
      <text:p text:style-name="P1"><text:line-break/>700258 - PREP VOLAILLE PROV MDCAR KG créé: </text:p>
      <text:p text:style-name="P5">INSERT fta_nomenclature SET <text:s/>last_id_fta_nomenclature='0' , OLD_id_fta_composition='' , id_annexe_agrologic_article_codification='1' , id_access_recette_recette='0' , id_fta='936' , ascendant_fta_nomenclature='' , site_production_fta_nomenclature='1' , poids_fta_nomenclature='' , id_annexe_unite='kg' , quantite_piece_par_carton='' , poids_total_carton_vrac_fta_nomenclature='' , code_produit_agrologic_fta_nomenclature='0258' , etat_fta_nomenclature='1' , nom_fta_nomenclature='PREP VOLAILLE PROV MDCAR KG' , suffixe_agrologic_fta_nomenclature='' </text:p>
      <text:p text:style-name="P1"><text:line-break/>700259 - PREP ECRASEE PDT MDCAR KG créé: </text:p>
      <text:p text:style-name="P5">INSERT fta_nomenclature SET <text:s/>last_id_fta_nomenclature='0' , OLD_id_fta_composition='' , id_annexe_agrologic_article_codification='1' , id_access_recette_recette='0' , id_fta='936' , ascendant_fta_nomenclature='' , site_production_fta_nomenclature='1' , poids_fta_nomenclature='' , id_annexe_unite='kg' , quantite_piece_par_carton='' , poids_total_carton_vrac_fta_nomenclature='' , code_produit_agrologic_fta_nomenclature='0259' , etat_fta_nomenclature='1' , nom_fta_nomenclature='PREP ECRASEE PDT MDCAR KG' , suffixe_agrologic_fta_nomenclature='' </text:p>
      <text:p text:style-name="P1"><text:line-break/></text:p>
      <text:p text:style-name="P4"><text:soft-page-break/>Traitement de l'Article: 35470</text:p>
      <text:p text:style-name="P1"><text:line-break/>235400 - TAG JAMBON LEGUMES MDCAR 300G CRU créé: </text:p>
      <text:p text:style-name="P5">INSERT fta_nomenclature SET <text:s/>last_id_fta_nomenclature='0' , OLD_id_fta_composition='' , id_annexe_agrologic_article_codification='4' , id_access_recette_recette='0' , id_fta='937' , ascendant_fta_nomenclature='' , site_production_fta_nomenclature='1' , poids_fta_nomenclature='0.3' , id_annexe_unite='kg' , quantite_piece_par_carton='' , poids_total_carton_vrac_fta_nomenclature='' , code_produit_agrologic_fta_nomenclature='5400' , etat_fta_nomenclature='1' , nom_fta_nomenclature='TAG JAMBON LEGUMES MDCAR 300G CRU' , suffixe_agrologic_fta_nomenclature='' </text:p>
      <text:p text:style-name="P1"><text:line-break/>700254 - PREP LEGUMES MDCAR KG créé: </text:p>
      <text:p text:style-name="P5">INSERT fta_nomenclature SET <text:s/>last_id_fta_nomenclature='0' , OLD_id_fta_composition='' , id_annexe_agrologic_article_codification='1' , id_access_recette_recette='0' , id_fta='937' , ascendant_fta_nomenclature='' , site_production_fta_nomenclature='1' , poids_fta_nomenclature='' , id_annexe_unite='kg' , quantite_piece_par_carton='' , poids_total_carton_vrac_fta_nomenclature='' , code_produit_agrologic_fta_nomenclature='0254' , etat_fta_nomenclature='1' , nom_fta_nomenclature='PREP LEGUMES MDCAR KG' , suffixe_agrologic_fta_nomenclature='' </text:p>
      <text:p text:style-name="P1"><text:line-break/>500593 - SCE JAMBON LEGUMES MDCAR L créé: </text:p>
      <text:p text:style-name="P5">INSERT fta_nomenclature SET <text:s/>last_id_fta_nomenclature='0' , OLD_id_fta_composition='' , id_annexe_agrologic_article_codification='3' , id_access_recette_recette='0' , id_fta='937' , ascendant_fta_nomenclature='' , site_production_fta_nomenclature='1' , poids_fta_nomenclature='' , id_annexe_unite='L' , quantite_piece_par_carton='' , poids_total_carton_vrac_fta_nomenclature='' , code_produit_agrologic_fta_nomenclature='0593' , etat_fta_nomenclature='1' , nom_fta_nomenclature='SCE JAMBON LEGUMES MDCAR L' , suffixe_agrologic_fta_nomenclature='' </text:p>
      <text:p text:style-name="P1"><text:line-break/>700253 - PREP TAGLIATELLE S SEL MDCAR/CORA/MAT KG créé: </text:p>
      <text:p text:style-name="P5"><text:soft-page-break/>INSERT fta_nomenclature SET <text:s/>last_id_fta_nomenclature='0' , OLD_id_fta_composition='' , id_annexe_agrologic_article_codification='1' , id_access_recette_recette='0' , id_fta='937' , ascendant_fta_nomenclature='' , site_production_fta_nomenclature='1' , poids_fta_nomenclature='' , id_annexe_unite='kg' , quantite_piece_par_carton='' , poids_total_carton_vrac_fta_nomenclature='' , code_produit_agrologic_fta_nomenclature='0253' , etat_fta_nomenclature='1' , nom_fta_nomenclature='PREP TAGLIATELLE S SEL MDCAR/CORA/MAT KG' , suffixe_agrologic_fta_nomenclature='' </text:p>
      <text:p text:style-name="P1"><text:line-break/></text:p>
      <text:p text:style-name="P4">Traitement de l'Article: 35471</text:p>
      <text:p text:style-name="P1"><text:line-break/>235401 - MEXICAINE HARICOT MDCAR 300G CRU créé: </text:p>
      <text:p text:style-name="P5">INSERT fta_nomenclature SET <text:s/>last_id_fta_nomenclature='0' , OLD_id_fta_composition='' , id_annexe_agrologic_article_codification='4' , id_access_recette_recette='0' , id_fta='938' , ascendant_fta_nomenclature='' , site_production_fta_nomenclature='1' , poids_fta_nomenclature='0.3' , id_annexe_unite='kg' , quantite_piece_par_carton='' , poids_total_carton_vrac_fta_nomenclature='' , code_produit_agrologic_fta_nomenclature='5401' , etat_fta_nomenclature='1' , nom_fta_nomenclature='MEXICAINE HARICOT MDCAR 300G CRU' , suffixe_agrologic_fta_nomenclature='' </text:p>
      <text:p text:style-name="P1"><text:line-break/>700255 - PREP HARICOT MEXICAINE MDCAR KG créé: </text:p>
      <text:p text:style-name="P5">INSERT fta_nomenclature SET <text:s/>last_id_fta_nomenclature='0' , OLD_id_fta_composition='' , id_annexe_agrologic_article_codification='1' , id_access_recette_recette='0' , id_fta='938' , ascendant_fta_nomenclature='' , site_production_fta_nomenclature='1' , poids_fta_nomenclature='' , id_annexe_unite='kg' , quantite_piece_par_carton='' , poids_total_carton_vrac_fta_nomenclature='' , code_produit_agrologic_fta_nomenclature='0255' , etat_fta_nomenclature='1' , nom_fta_nomenclature='PREP HARICOT MEXICAINE MDCAR KG' , suffixe_agrologic_fta_nomenclature='' </text:p>
      <text:p text:style-name="P1"><text:line-break/>700264 - PREC HARICOTS ROUGES KG créé: </text:p>
      <text:p text:style-name="P5"><text:soft-page-break/>INSERT fta_nomenclature SET <text:s/>last_id_fta_nomenclature='0' , OLD_id_fta_composition='' , id_annexe_agrologic_article_codification='1' , id_access_recette_recette='0' , id_fta='938' , ascendant_fta_nomenclature='' , site_production_fta_nomenclature='1' , poids_fta_nomenclature='' , id_annexe_unite='kg' , quantite_piece_par_carton='' , poids_total_carton_vrac_fta_nomenclature='' , code_produit_agrologic_fta_nomenclature='0264' , etat_fta_nomenclature='1' , nom_fta_nomenclature='PREC HARICOTS ROUGES KG' , suffixe_agrologic_fta_nomenclature='' </text:p>
      <text:p text:style-name="P1"><text:line-break/>500449 - SCE PREC LEGUMES SECS L créé: </text:p>
      <text:p text:style-name="P5">INSERT fta_nomenclature SET <text:s/>last_id_fta_nomenclature='0' , OLD_id_fta_composition='' , id_annexe_agrologic_article_codification='3' , id_access_recette_recette='0' , id_fta='938' , ascendant_fta_nomenclature='' , site_production_fta_nomenclature='1' , poids_fta_nomenclature='' , id_annexe_unite='L' , quantite_piece_par_carton='' , poids_total_carton_vrac_fta_nomenclature='' , code_produit_agrologic_fta_nomenclature='0449' , etat_fta_nomenclature='1' , nom_fta_nomenclature='SCE PREC LEGUMES SECS L' , suffixe_agrologic_fta_nomenclature='' </text:p>
      <text:p text:style-name="P1"><text:line-break/>700280 - PREP RIZ AMERICAIN PLATS MALINS MDCAR KG créé: </text:p>
      <text:p text:style-name="P5">INSERT fta_nomenclature SET <text:s/>last_id_fta_nomenclature='0' , OLD_id_fta_composition='' , id_annexe_agrologic_article_codification='1' , id_access_recette_recette='0' , id_fta='938' , ascendant_fta_nomenclature='' , site_production_fta_nomenclature='1' , poids_fta_nomenclature='' , id_annexe_unite='kg' , quantite_piece_par_carton='' , poids_total_carton_vrac_fta_nomenclature='' , code_produit_agrologic_fta_nomenclature='0280' , etat_fta_nomenclature='1' , nom_fta_nomenclature='PREP RIZ AMERICAIN PLATS MALINS MDCAR KG' , suffixe_agrologic_fta_nomenclature='' </text:p>
      <text:p text:style-name="P1"><text:line-break/>500594 - SCE HARICOT MEXICAINE MDCAR L créé: </text:p>
      <text:p text:style-name="P5">INSERT fta_nomenclature SET <text:s/>last_id_fta_nomenclature='0' , OLD_id_fta_composition='' , id_annexe_agrologic_article_codification='3' , id_access_recette_recette='0' , id_fta='938' , ascendant_fta_nomenclature='' , site_production_fta_nomenclature='1' , poids_fta_nomenclature='' , id_annexe_unite='L' , quantite_piece_par_carton='' , poids_total_carton_vrac_fta_nomenclature='' , code_produit_agrologic_fta_nomenclature='0594' , etat_fta_nomenclature='1' , nom_fta_nomenclature='SCE HARICOT MEXICAINE MDCAR L' , suffixe_agrologic_fta_nomenclature='' </text:p>
      <text:p text:style-name="P1"><text:line-break/></text:p>
      <text:p text:style-name="P4"><text:soft-page-break/>Traitement de l'Article: 35472</text:p>
      <text:p text:style-name="P1"><text:line-break/>235402 - BLE CONCASSE THON PROV MDCAR 300G CRU créé: </text:p>
      <text:p text:style-name="P5">INSERT fta_nomenclature SET <text:s/>last_id_fta_nomenclature='0' , OLD_id_fta_composition='' , id_annexe_agrologic_article_codification='4' , id_access_recette_recette='0' , id_fta='939' , ascendant_fta_nomenclature='' , site_production_fta_nomenclature='1' , poids_fta_nomenclature='0.3' , id_annexe_unite='kg' , quantite_piece_par_carton='' , poids_total_carton_vrac_fta_nomenclature='' , code_produit_agrologic_fta_nomenclature='5402' , etat_fta_nomenclature='1' , nom_fta_nomenclature='BLE CONCASSE THON PROV MDCAR 300G CRU' , suffixe_agrologic_fta_nomenclature='' </text:p>
      <text:p text:style-name="P1"><text:line-break/>700119 - PREPA BOULGHOUR MDCAR KG créé: </text:p>
      <text:p text:style-name="P5">INSERT fta_nomenclature SET <text:s/>last_id_fta_nomenclature='0' , OLD_id_fta_composition='' , id_annexe_agrologic_article_codification='1' , id_access_recette_recette='0' , id_fta='939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PREPA BOULGHOUR MDCAR KG' , suffixe_agrologic_fta_nomenclature='' </text:p>
      <text:p text:style-name="P1"><text:line-break/>700256 - PREP THON CONCASSE BLE MDCAR KG créé: </text:p>
      <text:p text:style-name="P5">INSERT fta_nomenclature SET <text:s/>last_id_fta_nomenclature='0' , OLD_id_fta_composition='' , id_annexe_agrologic_article_codification='1' , id_access_recette_recette='0' , id_fta='939' , ascendant_fta_nomenclature='' , site_production_fta_nomenclature='1' , poids_fta_nomenclature='' , id_annexe_unite='kg' , quantite_piece_par_carton='' , poids_total_carton_vrac_fta_nomenclature='' , code_produit_agrologic_fta_nomenclature='0256' , etat_fta_nomenclature='1' , nom_fta_nomenclature='PREP THON CONCASSE BLE MDCAR KG' , suffixe_agrologic_fta_nomenclature='' </text:p>
      <text:p text:style-name="P1"><text:line-break/>700257 - PREP LEGUME BLE THON MDCAR KG créé: </text:p>
      <text:p text:style-name="P5"><text:soft-page-break/>INSERT fta_nomenclature SET <text:s/>last_id_fta_nomenclature='0' , OLD_id_fta_composition='' , id_annexe_agrologic_article_codification='1' , id_access_recette_recette='0' , id_fta='939' , ascendant_fta_nomenclature='' , site_production_fta_nomenclature='1' , poids_fta_nomenclature='' , id_annexe_unite='kg' , quantite_piece_par_carton='' , poids_total_carton_vrac_fta_nomenclature='' , code_produit_agrologic_fta_nomenclature='0257' , etat_fta_nomenclature='1' , nom_fta_nomenclature='PREP LEGUME BLE THON MDCAR KG' , suffixe_agrologic_fta_nomenclature='' </text:p>
      <text:p text:style-name="P1"><text:line-break/></text:p>
      <text:p text:style-name="P4">Traitement de l'Article: 35473</text:p>
      <text:p text:style-name="P1"><text:line-break/>235403 - PARMENTIER VOLAILLE MDCAR 300G CRU créé: </text:p>
      <text:p text:style-name="P5">INSERT fta_nomenclature SET <text:s/>last_id_fta_nomenclature='0' , OLD_id_fta_composition='' , id_annexe_agrologic_article_codification='4' , id_access_recette_recette='0' , id_fta='940' , ascendant_fta_nomenclature='' , site_production_fta_nomenclature='1' , poids_fta_nomenclature='0.3' , id_annexe_unite='kg' , quantite_piece_par_carton='' , poids_total_carton_vrac_fta_nomenclature='' , code_produit_agrologic_fta_nomenclature='5403' , etat_fta_nomenclature='1' , nom_fta_nomenclature='PARMENTIER VOLAILLE MDCAR 300G CRU' , suffixe_agrologic_fta_nomenclature='' </text:p>
      <text:p text:style-name="P1"><text:line-break/>500595 - SCE VOLAILLE PROV MDCAR L créé: </text:p>
      <text:p text:style-name="P5">INSERT fta_nomenclature SET <text:s/>last_id_fta_nomenclature='0' , OLD_id_fta_composition='' , id_annexe_agrologic_article_codification='3' , id_access_recette_recette='0' , id_fta='940' , ascendant_fta_nomenclature='' , site_production_fta_nomenclature='1' , poids_fta_nomenclature='' , id_annexe_unite='L' , quantite_piece_par_carton='' , poids_total_carton_vrac_fta_nomenclature='' , code_produit_agrologic_fta_nomenclature='0595' , etat_fta_nomenclature='1' , nom_fta_nomenclature='SCE VOLAILLE PROV MDCAR L' , suffixe_agrologic_fta_nomenclature='' </text:p>
      <text:p text:style-name="P1"><text:line-break/>700258 - PREP VOLAILLE PROV MDCAR KG créé: </text:p>
      <text:p text:style-name="P5"><text:soft-page-break/>INSERT fta_nomenclature SET <text:s/>last_id_fta_nomenclature='0' , OLD_id_fta_composition='' , id_annexe_agrologic_article_codification='1' , id_access_recette_recette='0' , id_fta='940' , ascendant_fta_nomenclature='' , site_production_fta_nomenclature='1' , poids_fta_nomenclature='' , id_annexe_unite='kg' , quantite_piece_par_carton='' , poids_total_carton_vrac_fta_nomenclature='' , code_produit_agrologic_fta_nomenclature='0258' , etat_fta_nomenclature='1' , nom_fta_nomenclature='PREP VOLAILLE PROV MDCAR KG' , suffixe_agrologic_fta_nomenclature='' </text:p>
      <text:p text:style-name="P1"><text:line-break/>700259 - PREP ECRASEE PDT MDCAR KG créé: </text:p>
      <text:p text:style-name="P5">INSERT fta_nomenclature SET <text:s/>last_id_fta_nomenclature='0' , OLD_id_fta_composition='' , id_annexe_agrologic_article_codification='1' , id_access_recette_recette='0' , id_fta='940' , ascendant_fta_nomenclature='' , site_production_fta_nomenclature='1' , poids_fta_nomenclature='' , id_annexe_unite='kg' , quantite_piece_par_carton='' , poids_total_carton_vrac_fta_nomenclature='' , code_produit_agrologic_fta_nomenclature='0259' , etat_fta_nomenclature='1' , nom_fta_nomenclature='PREP ECRASEE PDT MDCAR KG' , suffixe_agrologic_fta_nomenclature='' </text:p>
      <text:p text:style-name="P1"><text:line-break/></text:p>
      <text:p text:style-name="P4">Traitement de l'Article: 35507</text:p>
      <text:p text:style-name="P1"><text:line-break/>235507 - SAUCE MORILLES CAR 100G CRU créé: </text:p>
      <text:p text:style-name="P5">INSERT fta_nomenclature SET <text:s/>last_id_fta_nomenclature='0' , OLD_id_fta_composition='' , id_annexe_agrologic_article_codification='4' , id_access_recette_recette='0' , id_fta='941' , ascendant_fta_nomenclature='' , site_production_fta_nomenclature='1' , poids_fta_nomenclature='0.1' , id_annexe_unite='kg' , quantite_piece_par_carton='' , poids_total_carton_vrac_fta_nomenclature='' , code_produit_agrologic_fta_nomenclature='5507' , etat_fta_nomenclature='1' , nom_fta_nomenclature='SAUCE MORILLES CAR 100G CRU' , suffixe_agrologic_fta_nomenclature='' </text:p>
      <text:p text:style-name="P1"><text:line-break/>500061 - SAUCE MORILLES CARREFOUR créé: </text:p>
      <text:p text:style-name="P5"><text:soft-page-break/>INSERT fta_nomenclature SET <text:s/>last_id_fta_nomenclature='0' , OLD_id_fta_composition='' , id_annexe_agrologic_article_codification='3' , id_access_recette_recette='0' , id_fta='941' , ascendant_fta_nomenclature='' , site_production_fta_nomenclature='1' , poids_fta_nomenclature='' , id_annexe_unite='L' , quantite_piece_par_carton='' , poids_total_carton_vrac_fta_nomenclature='' , code_produit_agrologic_fta_nomenclature='0061' , etat_fta_nomenclature='1' , nom_fta_nomenclature='SAUCE MORILLES CARREFOUR' , suffixe_agrologic_fta_nomenclature='' </text:p>
      <text:p text:style-name="P1"><text:line-break/>700278 - PREP MORILLES REHYDRATEES KG créé: </text:p>
      <text:p text:style-name="P5">INSERT fta_nomenclature SET <text:s/>last_id_fta_nomenclature='0' , OLD_id_fta_composition='' , id_annexe_agrologic_article_codification='1' , id_access_recette_recette='0' , id_fta='941' , ascendant_fta_nomenclature='' , site_production_fta_nomenclature='1' , poids_fta_nomenclature='' , id_annexe_unite='kg' , quantite_piece_par_carton='' , poids_total_carton_vrac_fta_nomenclature='' , code_produit_agrologic_fta_nomenclature='0278' , etat_fta_nomenclature='1' , nom_fta_nomenclature='PREP MORILLES REHYDRATEES KG' , suffixe_agrologic_fta_nomenclature='' </text:p>
      <text:p text:style-name="P1"><text:line-break/></text:p>
      <text:p text:style-name="P4">Traitement de l'Article: 35510</text:p>
      <text:p text:style-name="P1"><text:line-break/>235510 - SAUCE FOIE GRAS CAR 100G CRU créé: </text:p>
      <text:p text:style-name="P5">INSERT fta_nomenclature SET <text:s/>last_id_fta_nomenclature='0' , OLD_id_fta_composition='' , id_annexe_agrologic_article_codification='4' , id_access_recette_recette='0' , id_fta='942' , ascendant_fta_nomenclature='' , site_production_fta_nomenclature='1' , poids_fta_nomenclature='0.1' , id_annexe_unite='kg' , quantite_piece_par_carton='' , poids_total_carton_vrac_fta_nomenclature='' , code_produit_agrologic_fta_nomenclature='5510' , etat_fta_nomenclature='1' , nom_fta_nomenclature='SAUCE FOIE GRAS CAR 100G CRU' , suffixe_agrologic_fta_nomenclature='' </text:p>
      <text:p text:style-name="P1"><text:line-break/>500367 - SAUCE FOIE GRAS CARREFOUR L créé: </text:p>
      <text:p text:style-name="P5"><text:soft-page-break/>INSERT fta_nomenclature SET <text:s/>last_id_fta_nomenclature='0' , OLD_id_fta_composition='' , id_annexe_agrologic_article_codification='3' , id_access_recette_recette='0' , id_fta='942' , ascendant_fta_nomenclature='' , site_production_fta_nomenclature='1' , poids_fta_nomenclature='' , id_annexe_unite='L' , quantite_piece_par_carton='' , poids_total_carton_vrac_fta_nomenclature='' , code_produit_agrologic_fta_nomenclature='0367' , etat_fta_nomenclature='1' , nom_fta_nomenclature='SAUCE FOIE GRAS CARREFOUR L' , suffixe_agrologic_fta_nomenclature='' </text:p>
      <text:p text:style-name="P1"><text:line-break/></text:p>
      <text:p text:style-name="P4">Traitement de l'Article: 35512</text:p>
      <text:p text:style-name="P1"><text:line-break/>235512 - SCE CRUSTACE 2005 MDCAR 100G CRU créé: </text:p>
      <text:p text:style-name="P5">INSERT fta_nomenclature SET <text:s/>last_id_fta_nomenclature='0' , OLD_id_fta_composition='' , id_annexe_agrologic_article_codification='4' , id_access_recette_recette='0' , id_fta='943' , ascendant_fta_nomenclature='' , site_production_fta_nomenclature='1' , poids_fta_nomenclature='0.1' , id_annexe_unite='kg' , quantite_piece_par_carton='' , poids_total_carton_vrac_fta_nomenclature='' , code_produit_agrologic_fta_nomenclature='5512' , etat_fta_nomenclature='1' , nom_fta_nomenclature='SCE CRUSTACE 2005 MDCAR 100G CRU' , suffixe_agrologic_fta_nomenclature='' </text:p>
      <text:p text:style-name="P1"><text:line-break/>500711 - SCE CRUSTACE 2005 MDCAR L créé: </text:p>
      <text:p text:style-name="P5">INSERT fta_nomenclature SET <text:s/>last_id_fta_nomenclature='0' , OLD_id_fta_composition='' , id_annexe_agrologic_article_codification='3' , id_access_recette_recette='0' , id_fta='943' , ascendant_fta_nomenclature='' , site_production_fta_nomenclature='1' , poids_fta_nomenclature='' , id_annexe_unite='L' , quantite_piece_par_carton='' , poids_total_carton_vrac_fta_nomenclature='' , code_produit_agrologic_fta_nomenclature='0711' , etat_fta_nomenclature='1' , nom_fta_nomenclature='SCE CRUSTACE 2005 MDCAR L' , suffixe_agrologic_fta_nomenclature='' </text:p>
      <text:p text:style-name="P1"><text:line-break/></text:p>
      <text:p text:style-name="P4">Traitement de l'Article: 35513</text:p>
      <text:p text:style-name="P1"><text:line-break/>235513 - SCE GRAND VENEUR 2005 MDCAR 100G CRU créé: </text:p>
      <text:p text:style-name="P5"><text:soft-page-break/>INSERT fta_nomenclature SET <text:s/>last_id_fta_nomenclature='0' , OLD_id_fta_composition='' , id_annexe_agrologic_article_codification='4' , id_access_recette_recette='0' , id_fta='944' , ascendant_fta_nomenclature='' , site_production_fta_nomenclature='1' , poids_fta_nomenclature='0.1' , id_annexe_unite='kg' , quantite_piece_par_carton='' , poids_total_carton_vrac_fta_nomenclature='' , code_produit_agrologic_fta_nomenclature='5513' , etat_fta_nomenclature='1' , nom_fta_nomenclature='SCE GRAND VENEUR 2005 MDCAR 100G CRU' , suffixe_agrologic_fta_nomenclature='' </text:p>
      <text:p text:style-name="P1"><text:line-break/>500712 - SCE GRAND VENEUR 2005 MDCAR L créé: </text:p>
      <text:p text:style-name="P5">INSERT fta_nomenclature SET <text:s/>last_id_fta_nomenclature='0' , OLD_id_fta_composition='' , id_annexe_agrologic_article_codification='3' , id_access_recette_recette='0' , id_fta='944' , ascendant_fta_nomenclature='' , site_production_fta_nomenclature='1' , poids_fta_nomenclature='' , id_annexe_unite='L' , quantite_piece_par_carton='' , poids_total_carton_vrac_fta_nomenclature='' , code_produit_agrologic_fta_nomenclature='0712' , etat_fta_nomenclature='1' , nom_fta_nomenclature='SCE GRAND VENEUR 2005 MDCAR L' , suffixe_agrologic_fta_nomenclature='' </text:p>
      <text:p text:style-name="P1"><text:line-break/></text:p>
      <text:p text:style-name="P4">Traitement de l'Article: 35550</text:p>
      <text:p text:style-name="P1"><text:line-break/>235139 - CALAMAR US MDCAR 190G CRU créé: </text:p>
      <text:p text:style-name="P5">INSERT fta_nomenclature SET <text:s/>last_id_fta_nomenclature='0' , OLD_id_fta_composition='' , id_annexe_agrologic_article_codification='4' , id_access_recette_recette='0' , id_fta='945' , ascendant_fta_nomenclature='' , site_production_fta_nomenclature='1' , poids_fta_nomenclature='0.19' , id_annexe_unite='kg' , quantite_piece_par_carton='' , poids_total_carton_vrac_fta_nomenclature='' , code_produit_agrologic_fta_nomenclature='5139' , etat_fta_nomenclature='1' , nom_fta_nomenclature='CALAMAR US MDCAR 190G CRU' , suffixe_agrologic_fta_nomenclature='' </text:p>
      <text:p text:style-name="P1"><text:line-break/>700327 - PREP ANNEAU CALAMAR ILLEX BLCH20% KG créé: </text:p>
      <text:p text:style-name="P5"><text:soft-page-break/>INSERT fta_nomenclature SET <text:s/>last_id_fta_nomenclature='0' , OLD_id_fta_composition='' , id_annexe_agrologic_article_codification='1' , id_access_recette_recette='0' , id_fta='945' , ascendant_fta_nomenclature='' , site_production_fta_nomenclature='1' , poids_fta_nomenclature='' , id_annexe_unite='kg' , quantite_piece_par_carton='' , poids_total_carton_vrac_fta_nomenclature='' , code_produit_agrologic_fta_nomenclature='0327' , etat_fta_nomenclature='1' , nom_fta_nomenclature='PREP ANNEAU CALAMAR ILLEX BLCH20% KG' , suffixe_agrologic_fta_nomenclature='' </text:p>
      <text:p text:style-name="P1"><text:line-break/>500060 - SCE CALAMAR US MDCAR L créé: </text:p>
      <text:p text:style-name="P5">INSERT fta_nomenclature SET <text:s/>last_id_fta_nomenclature='0' , OLD_id_fta_composition='' , id_annexe_agrologic_article_codification='3' , id_access_recette_recette='0' , id_fta='945' , ascendant_fta_nomenclature='' , site_production_fta_nomenclature='1' , poids_fta_nomenclature='' , id_annexe_unite='L' , quantite_piece_par_carton='' , poids_total_carton_vrac_fta_nomenclature='' , code_produit_agrologic_fta_nomenclature='0060' , etat_fta_nomenclature='1' , nom_fta_nomenclature='SCE CALAMAR US MDCAR L' , suffixe_agrologic_fta_nomenclature='' </text:p>
      <text:p text:style-name="P1"><text:line-break/>235009 - RIZ US MDCAR 150G CRU créé: </text:p>
      <text:p text:style-name="P5">INSERT fta_nomenclature SET <text:s/>last_id_fta_nomenclature='0' , OLD_id_fta_composition='' , id_annexe_agrologic_article_codification='4' , id_access_recette_recette='0' , id_fta='945' , ascendant_fta_nomenclature='' , site_production_fta_nomenclature='1' , poids_fta_nomenclature='0.15' , id_annexe_unite='kg' , quantite_piece_par_carton='' , poids_total_carton_vrac_fta_nomenclature='' , code_produit_agrologic_fta_nomenclature='5009' , etat_fta_nomenclature='1' , nom_fta_nomenclature='RIZ US MDCAR 150G CRU' , suffixe_agrologic_fta_nomenclature='' </text:p>
      <text:p text:style-name="P1"><text:line-break/>700061 - PREPA RIZ AMERICAIN MDCAR KG créé: </text:p>
      <text:p text:style-name="P5">INSERT fta_nomenclature SET <text:s/>last_id_fta_nomenclature='0' , OLD_id_fta_composition='' , id_annexe_agrologic_article_codification='1' , id_access_recette_recette='0' , id_fta='945' , ascendant_fta_nomenclature='' , site_production_fta_nomenclature='1' , poids_fta_nomenclature='' , id_annexe_unite='kg' , quantite_piece_par_carton='' , poids_total_carton_vrac_fta_nomenclature='' , code_produit_agrologic_fta_nomenclature='0061' , etat_fta_nomenclature='1' , nom_fta_nomenclature='PREPA RIZ AMERICAIN MDCAR KG' , suffixe_agrologic_fta_nomenclature='' </text:p>
      <text:p text:style-name="P1"><text:line-break/></text:p>
      <text:p text:style-name="P4"><text:soft-page-break/>Traitement de l'Article: 35551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946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946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946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<text:soft-page-break/>INSERT fta_nomenclature SET <text:s/>last_id_fta_nomenclature='0' , OLD_id_fta_composition='' , id_annexe_agrologic_article_codification='1' , id_access_recette_recette='0' , id_fta='946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235120 - PUREE NATURE CARR 155G CRU créé: </text:p>
      <text:p text:style-name="P5">INSERT fta_nomenclature SET <text:s/>last_id_fta_nomenclature='0' , OLD_id_fta_composition='' , id_annexe_agrologic_article_codification='4' , id_access_recette_recette='0' , id_fta='946' , ascendant_fta_nomenclature='' , site_production_fta_nomenclature='1' , poids_fta_nomenclature='0.155' , id_annexe_unite='kg' , quantite_piece_par_carton='' , poids_total_carton_vrac_fta_nomenclature='' , code_produit_agrologic_fta_nomenclature='5120' , etat_fta_nomenclature='1' , nom_fta_nomenclature='PUREE NATURE CARR 155G CRU' , suffixe_agrologic_fta_nomenclature='' </text:p>
      <text:p text:style-name="P1"><text:line-break/>700116 - PREP PUREE NATURE CARR KG créé: </text:p>
      <text:p text:style-name="P5">INSERT fta_nomenclature SET <text:s/>last_id_fta_nomenclature='0' , OLD_id_fta_composition='' , id_annexe_agrologic_article_codification='1' , id_access_recette_recette='0' , id_fta='946' , ascendant_fta_nomenclature='' , site_production_fta_nomenclature='1' , poids_fta_nomenclature='' , id_annexe_unite='kg' , quantite_piece_par_carton='' , poids_total_carton_vrac_fta_nomenclature='' , code_produit_agrologic_fta_nomenclature='0116' , etat_fta_nomenclature='1' , nom_fta_nomenclature='PREP PUREE NATURE CARR KG' , suffixe_agrologic_fta_nomenclature='' </text:p>
      <text:p text:style-name="P1"><text:line-break/></text:p>
      <text:p text:style-name="P4">Traitement de l'Article: 35552</text:p>
      <text:p text:style-name="P1"><text:line-break/>235140 - TANDOORI VOLAILLE MDCAR 165G CRU créé: </text:p>
      <text:p text:style-name="P5"><text:soft-page-break/>INSERT fta_nomenclature SET <text:s/>last_id_fta_nomenclature='0' , OLD_id_fta_composition='' , id_annexe_agrologic_article_codification='4' , id_access_recette_recette='0' , id_fta='947' , ascendant_fta_nomenclature='' , site_production_fta_nomenclature='1' , poids_fta_nomenclature='0.165' , id_annexe_unite='kg' , quantite_piece_par_carton='' , poids_total_carton_vrac_fta_nomenclature='' , code_produit_agrologic_fta_nomenclature='5140' , etat_fta_nomenclature='1' , nom_fta_nomenclature='TANDOORI VOLAILLE MDCAR 165G CRU' , suffixe_agrologic_fta_nomenclature='' </text:p>
      <text:p text:style-name="P1"><text:line-break/>500551 - SCE TANDOORI VOLAILLE CARREFOUR 2004 L créé: </text:p>
      <text:p text:style-name="P5">INSERT fta_nomenclature SET <text:s/>last_id_fta_nomenclature='0' , OLD_id_fta_composition='' , id_annexe_agrologic_article_codification='3' , id_access_recette_recette='0' , id_fta='947' , ascendant_fta_nomenclature='' , site_production_fta_nomenclature='1' , poids_fta_nomenclature='' , id_annexe_unite='L' , quantite_piece_par_carton='' , poids_total_carton_vrac_fta_nomenclature='' , code_produit_agrologic_fta_nomenclature='0551' , etat_fta_nomenclature='1' , nom_fta_nomenclature='SCE TANDOORI VOLAILLE CARREFOUR 2004 L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947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235013 - RIZ BASMATI MDCAR 125G CRU créé: </text:p>
      <text:p text:style-name="P5">INSERT fta_nomenclature SET <text:s/>last_id_fta_nomenclature='0' , OLD_id_fta_composition='' , id_annexe_agrologic_article_codification='4' , id_access_recette_recette='0' , id_fta='947' , ascendant_fta_nomenclature='' , site_production_fta_nomenclature='1' , poids_fta_nomenclature='0.125' , id_annexe_unite='kg' , quantite_piece_par_carton='' , poids_total_carton_vrac_fta_nomenclature='' , code_produit_agrologic_fta_nomenclature='5013' , etat_fta_nomenclature='1' , nom_fta_nomenclature='RIZ BASMATI MDCAR 125G CRU' , suffixe_agrologic_fta_nomenclature='' </text:p>
      <text:p text:style-name="P1"><text:line-break/>700198 - PREP RIZ BASMATI NATURE CRF KG créé: </text:p>
      <text:p text:style-name="P5"><text:soft-page-break/>INSERT fta_nomenclature SET <text:s/>last_id_fta_nomenclature='0' , OLD_id_fta_composition='' , id_annexe_agrologic_article_codification='1' , id_access_recette_recette='0' , id_fta='947' , ascendant_fta_nomenclature='' , site_production_fta_nomenclature='1' , poids_fta_nomenclature='' , id_annexe_unite='kg' , quantite_piece_par_carton='' , poids_total_carton_vrac_fta_nomenclature='' , code_produit_agrologic_fta_nomenclature='0198' , etat_fta_nomenclature='1' , nom_fta_nomenclature='PREP RIZ BASMATI NATURE CRF KG' , suffixe_agrologic_fta_nomenclature='' </text:p>
      <text:p text:style-name="P1"><text:line-break/></text:p>
      <text:p text:style-name="P4">Traitement de l'Article: 35704</text:p>
      <text:p text:style-name="P1"><text:line-break/></text:p>
      <text:p text:style-name="P4">Traitement de l'Article: 35718</text:p>
      <text:p text:style-name="P1"><text:line-break/>235739 - FILET SAUMON 80G CORA MATCH CRU créé: </text:p>
      <text:p text:style-name="P5">INSERT fta_nomenclature SET <text:s/>last_id_fta_nomenclature='0' , OLD_id_fta_composition='' , id_annexe_agrologic_article_codification='4' , id_access_recette_recette='0' , id_fta='948' , ascendant_fta_nomenclature='' , site_production_fta_nomenclature='1' , poids_fta_nomenclature='0.08' , id_annexe_unite='kg' , quantite_piece_par_carton='' , poids_total_carton_vrac_fta_nomenclature='' , code_produit_agrologic_fta_nomenclature='5739' , etat_fta_nomenclature='1' , nom_fta_nomenclature='FILET SAUMON 80G CORA MATCH CRU' , suffixe_agrologic_fta_nomenclature='' </text:p>
      <text:p text:style-name="P1"><text:line-break/>235740 - SAUCE OSEILLE 90G CORA MATCH CRU créé: </text:p>
      <text:p text:style-name="P5">INSERT fta_nomenclature SET <text:s/>last_id_fta_nomenclature='0' , OLD_id_fta_composition='' , id_annexe_agrologic_article_codification='4' , id_access_recette_recette='0' , id_fta='948' , ascendant_fta_nomenclature='' , site_production_fta_nomenclature='1' , poids_fta_nomenclature='0.09' , id_annexe_unite='kg' , quantite_piece_par_carton='' , poids_total_carton_vrac_fta_nomenclature='' , code_produit_agrologic_fta_nomenclature='5740' , etat_fta_nomenclature='1' , nom_fta_nomenclature='SAUCE OSEILLE 90G CORA MATCH CRU' , suffixe_agrologic_fta_nomenclature='' </text:p>
      <text:p text:style-name="P1"><text:line-break/>500447 - SAUCE OSEILLE CORA MATCH L créé: </text:p>
      <text:p text:style-name="P5"><text:soft-page-break/>INSERT fta_nomenclature SET <text:s/>last_id_fta_nomenclature='0' , OLD_id_fta_composition='' , id_annexe_agrologic_article_codification='3' , id_access_recette_recette='0' , id_fta='948' , ascendant_fta_nomenclature='' , site_production_fta_nomenclature='1' , poids_fta_nomenclature='' , id_annexe_unite='L' , quantite_piece_par_carton='' , poids_total_carton_vrac_fta_nomenclature='' , code_produit_agrologic_fta_nomenclature='0447' , etat_fta_nomenclature='1' , nom_fta_nomenclature='SAUCE OSEILLE CORA MATCH L' , suffixe_agrologic_fta_nomenclature='' </text:p>
      <text:p text:style-name="P1"><text:line-break/>235741 - POMMES DE TERRE BEURRE 120G CORA CRU créé: </text:p>
      <text:p text:style-name="P5">INSERT fta_nomenclature SET <text:s/>last_id_fta_nomenclature='0' , OLD_id_fta_composition='' , id_annexe_agrologic_article_codification='4' , id_access_recette_recette='0' , id_fta='948' , ascendant_fta_nomenclature='' , site_production_fta_nomenclature='1' , poids_fta_nomenclature='0.12' , id_annexe_unite='kg' , quantite_piece_par_carton='' , poids_total_carton_vrac_fta_nomenclature='' , code_produit_agrologic_fta_nomenclature='5741' , etat_fta_nomenclature='1' , nom_fta_nomenclature='POMMES DE TERRE BEURRE 120G CORA CRU' , suffixe_agrologic_fta_nomenclature='' </text:p>
      <text:p text:style-name="P1"><text:line-break/>700137 - PREP POMMES TERRE BEURRE CORA KG créé: </text:p>
      <text:p text:style-name="P5">INSERT fta_nomenclature SET <text:s/>last_id_fta_nomenclature='0' , OLD_id_fta_composition='' , id_annexe_agrologic_article_codification='1' , id_access_recette_recette='0' , id_fta='948' , ascendant_fta_nomenclature='' , site_production_fta_nomenclature='1' , poids_fta_nomenclature='' , id_annexe_unite='kg' , quantite_piece_par_carton='' , poids_total_carton_vrac_fta_nomenclature='' , code_produit_agrologic_fta_nomenclature='0137' , etat_fta_nomenclature='1' , nom_fta_nomenclature='PREP POMMES TERRE BEURRE CORA KG' , suffixe_agrologic_fta_nomenclature='' </text:p>
      <text:p text:style-name="P1"><text:line-break/></text:p>
      <text:p text:style-name="P4">Traitement de l'Article: 35721</text:p>
      <text:p text:style-name="P1"><text:line-break/>235729 - BLANQUETTE DE VEAU 200 G CORA MATCH CRU créé: </text:p>
      <text:p text:style-name="P5"><text:soft-page-break/>INSERT fta_nomenclature SET <text:s/>last_id_fta_nomenclature='0' , OLD_id_fta_composition='' , id_annexe_agrologic_article_codification='4' , id_access_recette_recette='0' , id_fta='951' , ascendant_fta_nomenclature='' , site_production_fta_nomenclature='1' , poids_fta_nomenclature='0.2' , id_annexe_unite='kg' , quantite_piece_par_carton='' , poids_total_carton_vrac_fta_nomenclature='' , code_produit_agrologic_fta_nomenclature='5729' , etat_fta_nomenclature='1' , nom_fta_nomenclature='BLANQUETTE DE VEAU 200 G CORA MATCH CRU' , suffixe_agrologic_fta_nomenclature='' </text:p>
      <text:p text:style-name="P1"><text:line-break/>500442 - SAUCE BLANQUETTE DE VEAU CORA MATCH L créé: </text:p>
      <text:p text:style-name="P5">INSERT fta_nomenclature SET <text:s/>last_id_fta_nomenclature='0' , OLD_id_fta_composition='' , id_annexe_agrologic_article_codification='3' , id_access_recette_recette='0' , id_fta='951' , ascendant_fta_nomenclature='' , site_production_fta_nomenclature='1' , poids_fta_nomenclature='' , id_annexe_unite='L' , quantite_piece_par_carton='' , poids_total_carton_vrac_fta_nomenclature='' , code_produit_agrologic_fta_nomenclature='0442' , etat_fta_nomenclature='1' , nom_fta_nomenclature='SAUCE BLANQUETTE DE VEAU CORA MATCH L' , suffixe_agrologic_fta_nomenclature='' </text:p>
      <text:p text:style-name="P1"><text:line-break/>700322 - PREP SAUTE VEAU 40/60 BLANCHI 30% créé: </text:p>
      <text:p text:style-name="P5">INSERT fta_nomenclature SET <text:s/>last_id_fta_nomenclature='0' , OLD_id_fta_composition='' , id_annexe_agrologic_article_codification='1' , id_access_recette_recette='0' , id_fta='951' , ascendant_fta_nomenclature='' , site_production_fta_nomenclature='1' , poids_fta_nomenclature='' , id_annexe_unite='kg' , quantite_piece_par_carton='' , poids_total_carton_vrac_fta_nomenclature='' , code_produit_agrologic_fta_nomenclature='0322' , etat_fta_nomenclature='1' , nom_fta_nomenclature='PREP SAUTE VEAU 40/60 BLANCHI 30%' , suffixe_agrologic_fta_nomenclature='' </text:p>
      <text:p text:style-name="P1"><text:line-break/>235730 - RIZ AMERICAIN MDCORA 100G CRU créé: </text:p>
      <text:p text:style-name="P5">INSERT fta_nomenclature SET <text:s/>last_id_fta_nomenclature='0' , OLD_id_fta_composition='' , id_annexe_agrologic_article_codification='4' , id_access_recette_recette='0' , id_fta='951' , ascendant_fta_nomenclature='' , site_production_fta_nomenclature='1' , poids_fta_nomenclature='0.1' , id_annexe_unite='kg' , quantite_piece_par_carton='' , poids_total_carton_vrac_fta_nomenclature='' , code_produit_agrologic_fta_nomenclature='5730' , etat_fta_nomenclature='1' , nom_fta_nomenclature='RIZ AMERICAIN MDCORA 100G CRU' , suffixe_agrologic_fta_nomenclature='' </text:p>
      <text:p text:style-name="P1"><text:line-break/>700133 - PREP RIZ AMERICAIN CORA (TAG) KG créé: </text:p>
      <text:p text:style-name="P5"><text:soft-page-break/>INSERT fta_nomenclature SET <text:s/>last_id_fta_nomenclature='0' , OLD_id_fta_composition='' , id_annexe_agrologic_article_codification='1' , id_access_recette_recette='0' , id_fta='951' , ascendant_fta_nomenclature='' , site_production_fta_nomenclature='1' , poids_fta_nomenclature='' , id_annexe_unite='kg' , quantite_piece_par_carton='' , poids_total_carton_vrac_fta_nomenclature='' , code_produit_agrologic_fta_nomenclature='0133' , etat_fta_nomenclature='1' , nom_fta_nomenclature='PREP RIZ AMERICAIN CORA (TAG) KG' , suffixe_agrologic_fta_nomenclature='' </text:p>
      <text:p text:style-name="P1"><text:line-break/></text:p>
      <text:p text:style-name="P4">Traitement de l'Article: 35726</text:p>
      <text:p text:style-name="P1"><text:line-break/>235773 - TAG CARBO MDCORA/MATCH 350G CRU créé: </text:p>
      <text:p text:style-name="P5">INSERT fta_nomenclature SET <text:s/>last_id_fta_nomenclature='0' , OLD_id_fta_composition='' , id_annexe_agrologic_article_codification='4' , id_access_recette_recette='0' , id_fta='955' , ascendant_fta_nomenclature='' , site_production_fta_nomenclature='1' , poids_fta_nomenclature='0.35' , id_annexe_unite='kg' , quantite_piece_par_carton='' , poids_total_carton_vrac_fta_nomenclature='' , code_produit_agrologic_fta_nomenclature='5773' , etat_fta_nomenclature='1' , nom_fta_nomenclature='TAG CARBO MDCORA/MATCH 350G CRU' , suffixe_agrologic_fta_nomenclature='' </text:p>
      <text:p text:style-name="P1"><text:line-break/>700727 - PREP LARDON FUME COOPERL BLC20 KG créé: </text:p>
      <text:p text:style-name="P5">INSERT fta_nomenclature SET <text:s/>last_id_fta_nomenclature='0' , OLD_id_fta_composition='' , id_annexe_agrologic_article_codification='1' , id_access_recette_recette='0' , id_fta='955' , ascendant_fta_nomenclature='' , site_production_fta_nomenclature='1' , poids_fta_nomenclature='' , id_annexe_unite='kg' , quantite_piece_par_carton='' , poids_total_carton_vrac_fta_nomenclature='' , code_produit_agrologic_fta_nomenclature='0727' , etat_fta_nomenclature='1' , nom_fta_nomenclature='PREP LARDON FUME COOPERL BLC20 KG' , suffixe_agrologic_fta_nomenclature='' </text:p>
      <text:p text:style-name="P1"><text:line-break/>500433 - SCE TAGLIATELLE CARBONARA CORA MATCH L créé: </text:p>
      <text:p text:style-name="P5"><text:soft-page-break/>INSERT fta_nomenclature SET <text:s/>last_id_fta_nomenclature='0' , OLD_id_fta_composition='' , id_annexe_agrologic_article_codification='3' , id_access_recette_recette='0' , id_fta='955' , ascendant_fta_nomenclature='' , site_production_fta_nomenclature='1' , poids_fta_nomenclature='' , id_annexe_unite='L' , quantite_piece_par_carton='' , poids_total_carton_vrac_fta_nomenclature='' , code_produit_agrologic_fta_nomenclature='0433' , etat_fta_nomenclature='1' , nom_fta_nomenclature='SCE TAGLIATELLE CARBONARA CORA MATCH L' , suffixe_agrologic_fta_nomenclature='' </text:p>
      <text:p text:style-name="P1"><text:line-break/>700253 - PREP TAGLIATELLE S SEL MDCAR/CORA/MAT KG créé: </text:p>
      <text:p text:style-name="P5">INSERT fta_nomenclature SET <text:s/>last_id_fta_nomenclature='0' , OLD_id_fta_composition='' , id_annexe_agrologic_article_codification='1' , id_access_recette_recette='0' , id_fta='955' , ascendant_fta_nomenclature='' , site_production_fta_nomenclature='1' , poids_fta_nomenclature='' , id_annexe_unite='kg' , quantite_piece_par_carton='' , poids_total_carton_vrac_fta_nomenclature='' , code_produit_agrologic_fta_nomenclature='0253' , etat_fta_nomenclature='1' , nom_fta_nomenclature='PREP TAGLIATELLE S SEL MDCAR/CORA/MAT KG' , suffixe_agrologic_fta_nomenclature='' </text:p>
      <text:p text:style-name="P1"><text:line-break/></text:p>
      <text:p text:style-name="P4">Traitement de l'Article: 35728</text:p>
      <text:p text:style-name="P1"><text:line-break/>235749 - LANGUE SCE PIQ MDCORA MATCH 180G CRU créé: </text:p>
      <text:p text:style-name="P5">INSERT fta_nomenclature SET <text:s/>last_id_fta_nomenclature='0' , OLD_id_fta_composition='' , id_annexe_agrologic_article_codification='4' , id_access_recette_recette='0' , id_fta='956' , ascendant_fta_nomenclature='' , site_production_fta_nomenclature='1' , poids_fta_nomenclature='0.18' , id_annexe_unite='kg' , quantite_piece_par_carton='' , poids_total_carton_vrac_fta_nomenclature='' , code_produit_agrologic_fta_nomenclature='5749' , etat_fta_nomenclature='1' , nom_fta_nomenclature='LANGUE SCE PIQ MDCORA MATCH 180G CRU' , suffixe_agrologic_fta_nomenclature='' </text:p>
      <text:p text:style-name="P1"><text:line-break/>500576 - SCE LANGUE PIQ MDCORA MATCH L créé: </text:p>
      <text:p text:style-name="P5"><text:soft-page-break/>INSERT fta_nomenclature SET <text:s/>last_id_fta_nomenclature='0' , OLD_id_fta_composition='' , id_annexe_agrologic_article_codification='3' , id_access_recette_recette='0' , id_fta='956' , ascendant_fta_nomenclature='' , site_production_fta_nomenclature='1' , poids_fta_nomenclature='' , id_annexe_unite='L' , quantite_piece_par_carton='' , poids_total_carton_vrac_fta_nomenclature='' , code_produit_agrologic_fta_nomenclature='0576' , etat_fta_nomenclature='1' , nom_fta_nomenclature='SCE LANGUE PIQ MDCORA MATCH L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956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235750 - PUREE MDCORA MATCH 120G CRU créé: </text:p>
      <text:p text:style-name="P5">INSERT fta_nomenclature SET <text:s/>last_id_fta_nomenclature='0' , OLD_id_fta_composition='' , id_annexe_agrologic_article_codification='4' , id_access_recette_recette='0' , id_fta='956' , ascendant_fta_nomenclature='' , site_production_fta_nomenclature='1' , poids_fta_nomenclature='0.12' , id_annexe_unite='kg' , quantite_piece_par_carton='' , poids_total_carton_vrac_fta_nomenclature='' , code_produit_agrologic_fta_nomenclature='5750' , etat_fta_nomenclature='1' , nom_fta_nomenclature='PUREE MDCORA MATCH 120G CRU' , suffixe_agrologic_fta_nomenclature='' </text:p>
      <text:p text:style-name="P1"><text:line-break/>700241 - PREP PUREE MDCORA MATCH KG créé: </text:p>
      <text:p text:style-name="P5">INSERT fta_nomenclature SET <text:s/>last_id_fta_nomenclature='0' , OLD_id_fta_composition='' , id_annexe_agrologic_article_codification='1' , id_access_recette_recette='0' , id_fta='956' , ascendant_fta_nomenclature='' , site_production_fta_nomenclature='1' , poids_fta_nomenclature='' , id_annexe_unite='kg' , quantite_piece_par_carton='' , poids_total_carton_vrac_fta_nomenclature='' , code_produit_agrologic_fta_nomenclature='0241' , etat_fta_nomenclature='1' , nom_fta_nomenclature='PREP PUREE MDCORA MATCH KG' , suffixe_agrologic_fta_nomenclature='' </text:p>
      <text:p text:style-name="P1"><text:line-break/></text:p>
      <text:p text:style-name="P4"><text:soft-page-break/>Traitement de l'Article: 35729</text:p>
      <text:p text:style-name="P1"><text:line-break/>235751 - HACHIS PARM MDCORA MATCH 300G CRU créé: </text:p>
      <text:p text:style-name="P5">INSERT fta_nomenclature SET <text:s/>last_id_fta_nomenclature='0' , OLD_id_fta_composition='' , id_annexe_agrologic_article_codification='4' , id_access_recette_recette='0' , id_fta='957' , ascendant_fta_nomenclature='' , site_production_fta_nomenclature='1' , poids_fta_nomenclature='0.3' , id_annexe_unite='kg' , quantite_piece_par_carton='' , poids_total_carton_vrac_fta_nomenclature='' , code_produit_agrologic_fta_nomenclature='5751' , etat_fta_nomenclature='1' , nom_fta_nomenclature='HACHIS PARM MDCORA MATCH 300G CRU' , suffixe_agrologic_fta_nomenclature='' </text:p>
      <text:p text:style-name="P1"><text:line-break/>600046 - PUREE HACHIS PARM MDCORA/MATCH/AUC créé: </text:p>
      <text:p text:style-name="P5">INSERT fta_nomenclature SET <text:s/>last_id_fta_nomenclature='0' , OLD_id_fta_composition='' , id_annexe_agrologic_article_codification='2' , id_access_recette_recette='0' , id_fta='957' , ascendant_fta_nomenclature='' , site_production_fta_nomenclature='1' , poids_fta_nomenclature='' , id_annexe_unite='kg' , quantite_piece_par_carton='' , poids_total_carton_vrac_fta_nomenclature='' , code_produit_agrologic_fta_nomenclature='0046' , etat_fta_nomenclature='1' , nom_fta_nomenclature='PUREE HACHIS PARM MDCORA/MATCH/AUC' , suffixe_agrologic_fta_nomenclature='' </text:p>
      <text:p text:style-name="P1"><text:line-break/>600136 - FCE HACHIS PARM MDCORA MATCH KG créé: </text:p>
      <text:p text:style-name="P5">INSERT fta_nomenclature SET <text:s/>last_id_fta_nomenclature='0' , OLD_id_fta_composition='' , id_annexe_agrologic_article_codification='2' , id_access_recette_recette='0' , id_fta='957' , ascendant_fta_nomenclature='' , site_production_fta_nomenclature='1' , poids_fta_nomenclature='' , id_annexe_unite='kg' , quantite_piece_par_carton='' , poids_total_carton_vrac_fta_nomenclature='' , code_produit_agrologic_fta_nomenclature='0136' , etat_fta_nomenclature='1' , nom_fta_nomenclature='FCE HACHIS PARM MDCORA MATCH KG' , suffixe_agrologic_fta_nomenclature='' </text:p>
      <text:p text:style-name="P1"><text:line-break/>700301 - PRECUISSON FCE HACHIS MDCORA KG créé: </text:p>
      <text:p text:style-name="P5"><text:soft-page-break/>INSERT fta_nomenclature SET <text:s/>last_id_fta_nomenclature='0' , OLD_id_fta_composition='' , id_annexe_agrologic_article_codification='1' , id_access_recette_recette='0' , id_fta='957' , ascendant_fta_nomenclature='' , site_production_fta_nomenclature='1' , poids_fta_nomenclature='' , id_annexe_unite='kg' , quantite_piece_par_carton='' , poids_total_carton_vrac_fta_nomenclature='' , code_produit_agrologic_fta_nomenclature='0301' , etat_fta_nomenclature='1' , nom_fta_nomenclature='PRECUISSON FCE HACHIS MDCORA KG' , suffixe_agrologic_fta_nomenclature='' </text:p>
      <text:p text:style-name="P1"><text:line-break/>700551 - PREP FROMAGE HACHIS MDCORA KG créé: </text:p>
      <text:p text:style-name="P5">INSERT fta_nomenclature SET <text:s/>last_id_fta_nomenclature='0' , OLD_id_fta_composition='' , id_annexe_agrologic_article_codification='1' , id_access_recette_recette='0' , id_fta='957' , ascendant_fta_nomenclature='' , site_production_fta_nomenclature='1' , poids_fta_nomenclature='' , id_annexe_unite='kg' , quantite_piece_par_carton='' , poids_total_carton_vrac_fta_nomenclature='' , code_produit_agrologic_fta_nomenclature='0551' , etat_fta_nomenclature='1' , nom_fta_nomenclature='PREP FROMAGE HACHIS MDCORA KG' , suffixe_agrologic_fta_nomenclature='' </text:p>
      <text:p text:style-name="P1"><text:line-break/></text:p>
      <text:p text:style-name="P4">Traitement de l'Article: 35730</text:p>
      <text:p text:style-name="P1"><text:line-break/>235752 - TARTIFLETTE MDCORA MATCH 300G CRU créé: </text:p>
      <text:p text:style-name="P5">INSERT fta_nomenclature SET <text:s/>last_id_fta_nomenclature='0' , OLD_id_fta_composition='' , id_annexe_agrologic_article_codification='4' , id_access_recette_recette='0' , id_fta='958' , ascendant_fta_nomenclature='' , site_production_fta_nomenclature='1' , poids_fta_nomenclature='0.3' , id_annexe_unite='kg' , quantite_piece_par_carton='' , poids_total_carton_vrac_fta_nomenclature='' , code_produit_agrologic_fta_nomenclature='5752' , etat_fta_nomenclature='1' , nom_fta_nomenclature='TARTIFLETTE MDCORA MATCH 300G CRU' , suffixe_agrologic_fta_nomenclature='' </text:p>
      <text:p text:style-name="P1"><text:line-break/>700242 - PREP TARTIFLETTE MDCORA MATCH KG créé: </text:p>
      <text:p text:style-name="P5"><text:soft-page-break/>INSERT fta_nomenclature SET <text:s/>last_id_fta_nomenclature='0' , OLD_id_fta_composition='' , id_annexe_agrologic_article_codification='1' , id_access_recette_recette='0' , id_fta='958' , ascendant_fta_nomenclature='' , site_production_fta_nomenclature='1' , poids_fta_nomenclature='' , id_annexe_unite='kg' , quantite_piece_par_carton='' , poids_total_carton_vrac_fta_nomenclature='' , code_produit_agrologic_fta_nomenclature='0242' , etat_fta_nomenclature='1' , nom_fta_nomenclature='PREP TARTIFLETTE MDCORA MATCH KG' , suffixe_agrologic_fta_nomenclature='' </text:p>
      <text:p text:style-name="P1"><text:line-break/>500577 - SCE TARTIFLETTE MDCORA MATCH L créé: </text:p>
      <text:p text:style-name="P5">INSERT fta_nomenclature SET <text:s/>last_id_fta_nomenclature='0' , OLD_id_fta_composition='' , id_annexe_agrologic_article_codification='3' , id_access_recette_recette='0' , id_fta='958' , ascendant_fta_nomenclature='' , site_production_fta_nomenclature='1' , poids_fta_nomenclature='' , id_annexe_unite='L' , quantite_piece_par_carton='' , poids_total_carton_vrac_fta_nomenclature='' , code_produit_agrologic_fta_nomenclature='0577' , etat_fta_nomenclature='1' , nom_fta_nomenclature='SCE TARTIFLETTE MDCORA MATCH L' , suffixe_agrologic_fta_nomenclature='' </text:p>
      <text:p text:style-name="P1"><text:line-break/></text:p>
      <text:p text:style-name="P4">Traitement de l'Article: 35732</text:p>
      <text:p text:style-name="P1"><text:line-break/>235772 - SPAG BOLO MDCORA/MATCH 350G CRU créé: </text:p>
      <text:p text:style-name="P5">INSERT fta_nomenclature SET <text:s/>last_id_fta_nomenclature='0' , OLD_id_fta_composition='' , id_annexe_agrologic_article_codification='4' , id_access_recette_recette='0' , id_fta='959' , ascendant_fta_nomenclature='' , site_production_fta_nomenclature='1' , poids_fta_nomenclature='0.35' , id_annexe_unite='kg' , quantite_piece_par_carton='' , poids_total_carton_vrac_fta_nomenclature='' , code_produit_agrologic_fta_nomenclature='5772' , etat_fta_nomenclature='1' , nom_fta_nomenclature='SPAG BOLO MDCORA/MATCH 350G CRU' , suffixe_agrologic_fta_nomenclature='' </text:p>
      <text:p text:style-name="P1"><text:line-break/>700126 - PREP SPAGHETTIS CUITS CORA KG créé: </text:p>
      <text:p text:style-name="P5"><text:soft-page-break/>INSERT fta_nomenclature SET <text:s/>last_id_fta_nomenclature='0' , OLD_id_fta_composition='' , id_annexe_agrologic_article_codification='1' , id_access_recette_recette='0' , id_fta='959' , ascendant_fta_nomenclature='' , site_production_fta_nomenclature='1' , poids_fta_nomenclature='' , id_annexe_unite='kg' , quantite_piece_par_carton='' , poids_total_carton_vrac_fta_nomenclature='' , code_produit_agrologic_fta_nomenclature='0126' , etat_fta_nomenclature='1' , nom_fta_nomenclature='PREP SPAGHETTIS CUITS CORA KG' , suffixe_agrologic_fta_nomenclature='' </text:p>
      <text:p text:style-name="P1"><text:line-break/>700363 - PREP GARN SPAGHETTI BOLO MDCORA/MATCH KG créé: </text:p>
      <text:p text:style-name="P5">INSERT fta_nomenclature SET <text:s/>last_id_fta_nomenclature='0' , OLD_id_fta_composition='' , id_annexe_agrologic_article_codification='1' , id_access_recette_recette='0' , id_fta='959' , ascendant_fta_nomenclature='' , site_production_fta_nomenclature='1' , poids_fta_nomenclature='' , id_annexe_unite='kg' , quantite_piece_par_carton='' , poids_total_carton_vrac_fta_nomenclature='' , code_produit_agrologic_fta_nomenclature='0363' , etat_fta_nomenclature='1' , nom_fta_nomenclature='PREP GARN SPAGHETTI BOLO MDCORA/MATCH KG' , suffixe_agrologic_fta_nomenclature='' </text:p>
      <text:p text:style-name="P1"><text:line-break/>500437 - SCE BOLO 2 VIANDES SPAGHETTIS L créé: </text:p>
      <text:p text:style-name="P5">INSERT fta_nomenclature SET <text:s/>last_id_fta_nomenclature='0' , OLD_id_fta_composition='' , id_annexe_agrologic_article_codification='3' , id_access_recette_recette='0' , id_fta='959' , ascendant_fta_nomenclature='' , site_production_fta_nomenclature='1' , poids_fta_nomenclature='' , id_annexe_unite='L' , quantite_piece_par_carton='' , poids_total_carton_vrac_fta_nomenclature='' , code_produit_agrologic_fta_nomenclature='0437' , etat_fta_nomenclature='1' , nom_fta_nomenclature='SCE BOLO 2 VIANDES SPAGHETTIS L' , suffixe_agrologic_fta_nomenclature='' </text:p>
      <text:p text:style-name="P1"><text:line-break/></text:p>
      <text:p text:style-name="P4">Traitement de l'Article: 35767</text:p>
      <text:p text:style-name="P1"><text:line-break/>235747 - LAPIN BIERE MDCORA 210G CRU créé: </text:p>
      <text:p text:style-name="P5"><text:soft-page-break/>INSERT fta_nomenclature SET <text:s/>last_id_fta_nomenclature='0' , OLD_id_fta_composition='' , id_annexe_agrologic_article_codification='4' , id_access_recette_recette='0' , id_fta='960' , ascendant_fta_nomenclature='' , site_production_fta_nomenclature='1' , poids_fta_nomenclature='0.21' , id_annexe_unite='kg' , quantite_piece_par_carton='' , poids_total_carton_vrac_fta_nomenclature='' , code_produit_agrologic_fta_nomenclature='5747' , etat_fta_nomenclature='1' , nom_fta_nomenclature='LAPIN BIERE MDCORA 210G CRU' , suffixe_agrologic_fta_nomenclature='' </text:p>
      <text:p text:style-name="P1"><text:line-break/>500579 - SCE LAPIN BIERE MDCORA L créé: </text:p>
      <text:p text:style-name="P5">INSERT fta_nomenclature SET <text:s/>last_id_fta_nomenclature='0' , OLD_id_fta_composition='' , id_annexe_agrologic_article_codification='3' , id_access_recette_recette='0' , id_fta='960' , ascendant_fta_nomenclature='' , site_production_fta_nomenclature='1' , poids_fta_nomenclature='' , id_annexe_unite='L' , quantite_piece_par_carton='' , poids_total_carton_vrac_fta_nomenclature='' , code_produit_agrologic_fta_nomenclature='0579' , etat_fta_nomenclature='1' , nom_fta_nomenclature='SCE LAPIN BIERE MDCORA L' , suffixe_agrologic_fta_nomenclature='' </text:p>
      <text:p text:style-name="P1"><text:line-break/>700313 - PREP RABLE LAPIN 160/180 MARQUE 15% créé: </text:p>
      <text:p text:style-name="P5">INSERT fta_nomenclature SET <text:s/>last_id_fta_nomenclature='0' , OLD_id_fta_composition='' , id_annexe_agrologic_article_codification='1' , id_access_recette_recette='0' , id_fta='960' , ascendant_fta_nomenclature='' , site_production_fta_nomenclature='1' , poids_fta_nomenclature='' , id_annexe_unite='kg' , quantite_piece_par_carton='' , poids_total_carton_vrac_fta_nomenclature='' , code_produit_agrologic_fta_nomenclature='0313' , etat_fta_nomenclature='1' , nom_fta_nomenclature='PREP RABLE LAPIN 160/180 MARQUE 15%' , suffixe_agrologic_fta_nomenclature='' </text:p>
      <text:p text:style-name="P1"><text:line-break/>235748 - TAG LARDONS MDCORA 140G CRU créé: </text:p>
      <text:p text:style-name="P5">INSERT fta_nomenclature SET <text:s/>last_id_fta_nomenclature='0' , OLD_id_fta_composition='' , id_annexe_agrologic_article_codification='4' , id_access_recette_recette='0' , id_fta='960' , ascendant_fta_nomenclature='' , site_production_fta_nomenclature='1' , poids_fta_nomenclature='0.14' , id_annexe_unite='kg' , quantite_piece_par_carton='' , poids_total_carton_vrac_fta_nomenclature='' , code_produit_agrologic_fta_nomenclature='5748' , etat_fta_nomenclature='1' , nom_fta_nomenclature='TAG LARDONS MDCORA 140G CRU' , suffixe_agrologic_fta_nomenclature='' </text:p>
      <text:p text:style-name="P1"><text:line-break/>700134 - PREP TAGLIATELLES MDCORA KG créé: </text:p>
      <text:p text:style-name="P5"><text:soft-page-break/>INSERT fta_nomenclature SET <text:s/>last_id_fta_nomenclature='0' , OLD_id_fta_composition='' , id_annexe_agrologic_article_codification='1' , id_access_recette_recette='0' , id_fta='960' , ascendant_fta_nomenclature='' , site_production_fta_nomenclature='1' , poids_fta_nomenclature='' , id_annexe_unite='kg' , quantite_piece_par_carton='' , poids_total_carton_vrac_fta_nomenclature='' , code_produit_agrologic_fta_nomenclature='0134' , etat_fta_nomenclature='1' , nom_fta_nomenclature='PREP TAGLIATELLES MDCORA KG' , suffixe_agrologic_fta_nomenclature='' </text:p>
      <text:p text:style-name="P1"><text:line-break/></text:p>
      <text:p text:style-name="P4">Traitement de l'Article: 35768</text:p>
      <text:p text:style-name="P1"><text:line-break/>235768 - GRATIN PDT LARDON MDPROV 300G créé: </text:p>
      <text:p text:style-name="P5">INSERT fta_nomenclature SET <text:s/>last_id_fta_nomenclature='0' , OLD_id_fta_composition='' , id_annexe_agrologic_article_codification='4' , id_access_recette_recette='0' , id_fta='961' , ascendant_fta_nomenclature='' , site_production_fta_nomenclature='1' , poids_fta_nomenclature='0.3' , id_annexe_unite='kg' , quantite_piece_par_carton='' , poids_total_carton_vrac_fta_nomenclature='' , code_produit_agrologic_fta_nomenclature='5768' , etat_fta_nomenclature='1' , nom_fta_nomenclature='GRATIN PDT LARDON MDPROV 300G' , suffixe_agrologic_fta_nomenclature='' </text:p>
      <text:p text:style-name="P1"><text:line-break/>500753 - SCE GRATIN PDT LARDON MDPROV L créé: </text:p>
      <text:p text:style-name="P5">INSERT fta_nomenclature SET <text:s/>last_id_fta_nomenclature='0' , OLD_id_fta_composition='' , id_annexe_agrologic_article_codification='3' , id_access_recette_recette='0' , id_fta='961' , ascendant_fta_nomenclature='' , site_production_fta_nomenclature='1' , poids_fta_nomenclature='' , id_annexe_unite='L' , quantite_piece_par_carton='' , poids_total_carton_vrac_fta_nomenclature='' , code_produit_agrologic_fta_nomenclature='0753' , etat_fta_nomenclature='1' , nom_fta_nomenclature='SCE GRATIN PDT LARDON MDPROV L' , suffixe_agrologic_fta_nomenclature='' </text:p>
      <text:p text:style-name="P1"><text:line-break/></text:p>
      <text:p text:style-name="P4">Traitement de l'Article: 35769</text:p>
      <text:p text:style-name="P1"><text:line-break/>235749 - LANGUE SCE PIQ MDCORA MATCH 180G CRU créé: </text:p>
      <text:p text:style-name="P5"><text:soft-page-break/>INSERT fta_nomenclature SET <text:s/>last_id_fta_nomenclature='0' , OLD_id_fta_composition='' , id_annexe_agrologic_article_codification='4' , id_access_recette_recette='0' , id_fta='962' , ascendant_fta_nomenclature='' , site_production_fta_nomenclature='1' , poids_fta_nomenclature='0.18' , id_annexe_unite='kg' , quantite_piece_par_carton='' , poids_total_carton_vrac_fta_nomenclature='' , code_produit_agrologic_fta_nomenclature='5749' , etat_fta_nomenclature='1' , nom_fta_nomenclature='LANGUE SCE PIQ MDCORA MATCH 180G CRU' , suffixe_agrologic_fta_nomenclature='' </text:p>
      <text:p text:style-name="P1"><text:line-break/>500576 - SCE LANGUE PIQ MDCORA MATCH L créé: </text:p>
      <text:p text:style-name="P5">INSERT fta_nomenclature SET <text:s/>last_id_fta_nomenclature='0' , OLD_id_fta_composition='' , id_annexe_agrologic_article_codification='3' , id_access_recette_recette='0' , id_fta='962' , ascendant_fta_nomenclature='' , site_production_fta_nomenclature='1' , poids_fta_nomenclature='' , id_annexe_unite='L' , quantite_piece_par_carton='' , poids_total_carton_vrac_fta_nomenclature='' , code_produit_agrologic_fta_nomenclature='0576' , etat_fta_nomenclature='1' , nom_fta_nomenclature='SCE LANGUE PIQ MDCORA MATCH L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962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235750 - PUREE MDCORA MATCH 120G CRU créé: </text:p>
      <text:p text:style-name="P5">INSERT fta_nomenclature SET <text:s/>last_id_fta_nomenclature='0' , OLD_id_fta_composition='' , id_annexe_agrologic_article_codification='4' , id_access_recette_recette='0' , id_fta='962' , ascendant_fta_nomenclature='' , site_production_fta_nomenclature='1' , poids_fta_nomenclature='0.12' , id_annexe_unite='kg' , quantite_piece_par_carton='' , poids_total_carton_vrac_fta_nomenclature='' , code_produit_agrologic_fta_nomenclature='5750' , etat_fta_nomenclature='1' , nom_fta_nomenclature='PUREE MDCORA MATCH 120G CRU' , suffixe_agrologic_fta_nomenclature='' </text:p>
      <text:p text:style-name="P1"><text:line-break/>700241 - PREP PUREE MDCORA MATCH KG créé: </text:p>
      <text:p text:style-name="P5"><text:soft-page-break/>INSERT fta_nomenclature SET <text:s/>last_id_fta_nomenclature='0' , OLD_id_fta_composition='' , id_annexe_agrologic_article_codification='1' , id_access_recette_recette='0' , id_fta='962' , ascendant_fta_nomenclature='' , site_production_fta_nomenclature='1' , poids_fta_nomenclature='' , id_annexe_unite='kg' , quantite_piece_par_carton='' , poids_total_carton_vrac_fta_nomenclature='' , code_produit_agrologic_fta_nomenclature='0241' , etat_fta_nomenclature='1' , nom_fta_nomenclature='PREP PUREE MDCORA MATCH KG' , suffixe_agrologic_fta_nomenclature='' </text:p>
      <text:p text:style-name="P1"><text:line-break/></text:p>
      <text:p text:style-name="P4">Traitement de l'Article: 35770</text:p>
      <text:p text:style-name="P1"><text:line-break/>235751 - HACHIS PARM MDCORA MATCH 300G CRU créé: </text:p>
      <text:p text:style-name="P5">INSERT fta_nomenclature SET <text:s/>last_id_fta_nomenclature='0' , OLD_id_fta_composition='' , id_annexe_agrologic_article_codification='4' , id_access_recette_recette='0' , id_fta='963' , ascendant_fta_nomenclature='' , site_production_fta_nomenclature='1' , poids_fta_nomenclature='0.3' , id_annexe_unite='kg' , quantite_piece_par_carton='' , poids_total_carton_vrac_fta_nomenclature='' , code_produit_agrologic_fta_nomenclature='5751' , etat_fta_nomenclature='1' , nom_fta_nomenclature='HACHIS PARM MDCORA MATCH 300G CRU' , suffixe_agrologic_fta_nomenclature='' </text:p>
      <text:p text:style-name="P1"><text:line-break/>600046 - PUREE HACHIS PARM MDCORA/MATCH/AUC créé: </text:p>
      <text:p text:style-name="P5">INSERT fta_nomenclature SET <text:s/>last_id_fta_nomenclature='0' , OLD_id_fta_composition='' , id_annexe_agrologic_article_codification='2' , id_access_recette_recette='0' , id_fta='963' , ascendant_fta_nomenclature='' , site_production_fta_nomenclature='1' , poids_fta_nomenclature='' , id_annexe_unite='kg' , quantite_piece_par_carton='' , poids_total_carton_vrac_fta_nomenclature='' , code_produit_agrologic_fta_nomenclature='0046' , etat_fta_nomenclature='1' , nom_fta_nomenclature='PUREE HACHIS PARM MDCORA/MATCH/AUC' , suffixe_agrologic_fta_nomenclature='' </text:p>
      <text:p text:style-name="P1"><text:line-break/>600136 - FCE HACHIS PARM MDCORA MATCH KG créé: </text:p>
      <text:p text:style-name="P5"><text:soft-page-break/>INSERT fta_nomenclature SET <text:s/>last_id_fta_nomenclature='0' , OLD_id_fta_composition='' , id_annexe_agrologic_article_codification='2' , id_access_recette_recette='0' , id_fta='963' , ascendant_fta_nomenclature='' , site_production_fta_nomenclature='1' , poids_fta_nomenclature='' , id_annexe_unite='kg' , quantite_piece_par_carton='' , poids_total_carton_vrac_fta_nomenclature='' , code_produit_agrologic_fta_nomenclature='0136' , etat_fta_nomenclature='1' , nom_fta_nomenclature='FCE HACHIS PARM MDCORA MATCH KG' , suffixe_agrologic_fta_nomenclature='' </text:p>
      <text:p text:style-name="P1"><text:line-break/>700301 - PRECUISSON FCE HACHIS MDCORA KG créé: </text:p>
      <text:p text:style-name="P5">INSERT fta_nomenclature SET <text:s/>last_id_fta_nomenclature='0' , OLD_id_fta_composition='' , id_annexe_agrologic_article_codification='1' , id_access_recette_recette='0' , id_fta='963' , ascendant_fta_nomenclature='' , site_production_fta_nomenclature='1' , poids_fta_nomenclature='' , id_annexe_unite='kg' , quantite_piece_par_carton='' , poids_total_carton_vrac_fta_nomenclature='' , code_produit_agrologic_fta_nomenclature='0301' , etat_fta_nomenclature='1' , nom_fta_nomenclature='PRECUISSON FCE HACHIS MDCORA KG' , suffixe_agrologic_fta_nomenclature='' </text:p>
      <text:p text:style-name="P1"><text:line-break/>700551 - PREP FROMAGE HACHIS MDCORA KG créé: </text:p>
      <text:p text:style-name="P5">INSERT fta_nomenclature SET <text:s/>last_id_fta_nomenclature='0' , OLD_id_fta_composition='' , id_annexe_agrologic_article_codification='1' , id_access_recette_recette='0' , id_fta='963' , ascendant_fta_nomenclature='' , site_production_fta_nomenclature='1' , poids_fta_nomenclature='' , id_annexe_unite='kg' , quantite_piece_par_carton='' , poids_total_carton_vrac_fta_nomenclature='' , code_produit_agrologic_fta_nomenclature='0551' , etat_fta_nomenclature='1' , nom_fta_nomenclature='PREP FROMAGE HACHIS MDCORA KG' , suffixe_agrologic_fta_nomenclature='' </text:p>
      <text:p text:style-name="P1"><text:line-break/></text:p>
      <text:p text:style-name="P4">Traitement de l'Article: 35771</text:p>
      <text:p text:style-name="P1"><text:line-break/>235752 - TARTIFLETTE MDCORA MATCH 300G CRU créé: </text:p>
      <text:p text:style-name="P5"><text:soft-page-break/>INSERT fta_nomenclature SET <text:s/>last_id_fta_nomenclature='0' , OLD_id_fta_composition='' , id_annexe_agrologic_article_codification='4' , id_access_recette_recette='0' , id_fta='964' , ascendant_fta_nomenclature='' , site_production_fta_nomenclature='1' , poids_fta_nomenclature='0.3' , id_annexe_unite='kg' , quantite_piece_par_carton='' , poids_total_carton_vrac_fta_nomenclature='' , code_produit_agrologic_fta_nomenclature='5752' , etat_fta_nomenclature='1' , nom_fta_nomenclature='TARTIFLETTE MDCORA MATCH 300G CRU' , suffixe_agrologic_fta_nomenclature='' </text:p>
      <text:p text:style-name="P1"><text:line-break/>700242 - PREP TARTIFLETTE MDCORA MATCH KG créé: </text:p>
      <text:p text:style-name="P5">INSERT fta_nomenclature SET <text:s/>last_id_fta_nomenclature='0' , OLD_id_fta_composition='' , id_annexe_agrologic_article_codification='1' , id_access_recette_recette='0' , id_fta='964' , ascendant_fta_nomenclature='' , site_production_fta_nomenclature='1' , poids_fta_nomenclature='' , id_annexe_unite='kg' , quantite_piece_par_carton='' , poids_total_carton_vrac_fta_nomenclature='' , code_produit_agrologic_fta_nomenclature='0242' , etat_fta_nomenclature='1' , nom_fta_nomenclature='PREP TARTIFLETTE MDCORA MATCH KG' , suffixe_agrologic_fta_nomenclature='' </text:p>
      <text:p text:style-name="P1"><text:line-break/>500577 - SCE TARTIFLETTE MDCORA MATCH L créé: </text:p>
      <text:p text:style-name="P5">INSERT fta_nomenclature SET <text:s/>last_id_fta_nomenclature='0' , OLD_id_fta_composition='' , id_annexe_agrologic_article_codification='3' , id_access_recette_recette='0' , id_fta='964' , ascendant_fta_nomenclature='' , site_production_fta_nomenclature='1' , poids_fta_nomenclature='' , id_annexe_unite='L' , quantite_piece_par_carton='' , poids_total_carton_vrac_fta_nomenclature='' , code_produit_agrologic_fta_nomenclature='0577' , etat_fta_nomenclature='1' , nom_fta_nomenclature='SCE TARTIFLETTE MDCORA MATCH L' , suffixe_agrologic_fta_nomenclature='' </text:p>
      <text:p text:style-name="P1"><text:line-break/></text:p>
      <text:p text:style-name="P4">Traitement de l'Article: 35772</text:p>
      <text:p text:style-name="P1"><text:line-break/>235772 - SPAG BOLO MDCORA/MATCH 350G CRU créé: </text:p>
      <text:p text:style-name="P5"><text:soft-page-break/>INSERT fta_nomenclature SET <text:s/>last_id_fta_nomenclature='0' , OLD_id_fta_composition='' , id_annexe_agrologic_article_codification='4' , id_access_recette_recette='0' , id_fta='965' , ascendant_fta_nomenclature='' , site_production_fta_nomenclature='1' , poids_fta_nomenclature='0.35' , id_annexe_unite='kg' , quantite_piece_par_carton='' , poids_total_carton_vrac_fta_nomenclature='' , code_produit_agrologic_fta_nomenclature='5772' , etat_fta_nomenclature='1' , nom_fta_nomenclature='SPAG BOLO MDCORA/MATCH 350G CRU' , suffixe_agrologic_fta_nomenclature='' </text:p>
      <text:p text:style-name="P1"><text:line-break/>700126 - PREP SPAGHETTIS CUITS CORA KG créé: </text:p>
      <text:p text:style-name="P5">INSERT fta_nomenclature SET <text:s/>last_id_fta_nomenclature='0' , OLD_id_fta_composition='' , id_annexe_agrologic_article_codification='1' , id_access_recette_recette='0' , id_fta='965' , ascendant_fta_nomenclature='' , site_production_fta_nomenclature='1' , poids_fta_nomenclature='' , id_annexe_unite='kg' , quantite_piece_par_carton='' , poids_total_carton_vrac_fta_nomenclature='' , code_produit_agrologic_fta_nomenclature='0126' , etat_fta_nomenclature='1' , nom_fta_nomenclature='PREP SPAGHETTIS CUITS CORA KG' , suffixe_agrologic_fta_nomenclature='' </text:p>
      <text:p text:style-name="P1"><text:line-break/>700363 - PREP GARN SPAGHETTI BOLO MDCORA/MATCH KG créé: </text:p>
      <text:p text:style-name="P5">INSERT fta_nomenclature SET <text:s/>last_id_fta_nomenclature='0' , OLD_id_fta_composition='' , id_annexe_agrologic_article_codification='1' , id_access_recette_recette='0' , id_fta='965' , ascendant_fta_nomenclature='' , site_production_fta_nomenclature='1' , poids_fta_nomenclature='' , id_annexe_unite='kg' , quantite_piece_par_carton='' , poids_total_carton_vrac_fta_nomenclature='' , code_produit_agrologic_fta_nomenclature='0363' , etat_fta_nomenclature='1' , nom_fta_nomenclature='PREP GARN SPAGHETTI BOLO MDCORA/MATCH KG' , suffixe_agrologic_fta_nomenclature='' </text:p>
      <text:p text:style-name="P1"><text:line-break/>500437 - SCE BOLO 2 VIANDES SPAGHETTIS L créé: </text:p>
      <text:p text:style-name="P5">INSERT fta_nomenclature SET <text:s/>last_id_fta_nomenclature='0' , OLD_id_fta_composition='' , id_annexe_agrologic_article_codification='3' , id_access_recette_recette='0' , id_fta='965' , ascendant_fta_nomenclature='' , site_production_fta_nomenclature='1' , poids_fta_nomenclature='' , id_annexe_unite='L' , quantite_piece_par_carton='' , poids_total_carton_vrac_fta_nomenclature='' , code_produit_agrologic_fta_nomenclature='0437' , etat_fta_nomenclature='1' , nom_fta_nomenclature='SCE BOLO 2 VIANDES SPAGHETTIS L' , suffixe_agrologic_fta_nomenclature='' </text:p>
      <text:p text:style-name="P1"><text:line-break/></text:p>
      <text:p text:style-name="P4"><text:soft-page-break/>Traitement de l'Article: 35801</text:p>
      <text:p text:style-name="P1"><text:line-break/>235729 - BLANQUETTE DE VEAU 200 G CORA MATCH CRU créé: </text:p>
      <text:p text:style-name="P5">INSERT fta_nomenclature SET <text:s/>last_id_fta_nomenclature='0' , OLD_id_fta_composition='' , id_annexe_agrologic_article_codification='4' , id_access_recette_recette='0' , id_fta='968' , ascendant_fta_nomenclature='' , site_production_fta_nomenclature='1' , poids_fta_nomenclature='0.2' , id_annexe_unite='kg' , quantite_piece_par_carton='' , poids_total_carton_vrac_fta_nomenclature='' , code_produit_agrologic_fta_nomenclature='5729' , etat_fta_nomenclature='1' , nom_fta_nomenclature='BLANQUETTE DE VEAU 200 G CORA MATCH CRU' , suffixe_agrologic_fta_nomenclature='' </text:p>
      <text:p text:style-name="P1"><text:line-break/>500442 - SAUCE BLANQUETTE DE VEAU CORA MATCH L créé: </text:p>
      <text:p text:style-name="P5">INSERT fta_nomenclature SET <text:s/>last_id_fta_nomenclature='0' , OLD_id_fta_composition='' , id_annexe_agrologic_article_codification='3' , id_access_recette_recette='0' , id_fta='968' , ascendant_fta_nomenclature='' , site_production_fta_nomenclature='1' , poids_fta_nomenclature='' , id_annexe_unite='L' , quantite_piece_par_carton='' , poids_total_carton_vrac_fta_nomenclature='' , code_produit_agrologic_fta_nomenclature='0442' , etat_fta_nomenclature='1' , nom_fta_nomenclature='SAUCE BLANQUETTE DE VEAU CORA MATCH L' , suffixe_agrologic_fta_nomenclature='' </text:p>
      <text:p text:style-name="P1"><text:line-break/>700322 - PREP SAUTE VEAU 40/60 BLANCHI 30% créé: </text:p>
      <text:p text:style-name="P5">INSERT fta_nomenclature SET <text:s/>last_id_fta_nomenclature='0' , OLD_id_fta_composition='' , id_annexe_agrologic_article_codification='1' , id_access_recette_recette='0' , id_fta='968' , ascendant_fta_nomenclature='' , site_production_fta_nomenclature='1' , poids_fta_nomenclature='' , id_annexe_unite='kg' , quantite_piece_par_carton='' , poids_total_carton_vrac_fta_nomenclature='' , code_produit_agrologic_fta_nomenclature='0322' , etat_fta_nomenclature='1' , nom_fta_nomenclature='PREP SAUTE VEAU 40/60 BLANCHI 30%' , suffixe_agrologic_fta_nomenclature='' </text:p>
      <text:p text:style-name="P1"><text:line-break/>235730 - RIZ AMERICAIN MDCORA 100G CRU créé: </text:p>
      <text:p text:style-name="P5"><text:soft-page-break/>INSERT fta_nomenclature SET <text:s/>last_id_fta_nomenclature='0' , OLD_id_fta_composition='' , id_annexe_agrologic_article_codification='4' , id_access_recette_recette='0' , id_fta='968' , ascendant_fta_nomenclature='' , site_production_fta_nomenclature='1' , poids_fta_nomenclature='0.1' , id_annexe_unite='kg' , quantite_piece_par_carton='' , poids_total_carton_vrac_fta_nomenclature='' , code_produit_agrologic_fta_nomenclature='5730' , etat_fta_nomenclature='1' , nom_fta_nomenclature='RIZ AMERICAIN MDCORA 100G CRU' , suffixe_agrologic_fta_nomenclature='' </text:p>
      <text:p text:style-name="P1"><text:line-break/>700133 - PREP RIZ AMERICAIN CORA (TAG) KG créé: </text:p>
      <text:p text:style-name="P5">INSERT fta_nomenclature SET <text:s/>last_id_fta_nomenclature='0' , OLD_id_fta_composition='' , id_annexe_agrologic_article_codification='1' , id_access_recette_recette='0' , id_fta='968' , ascendant_fta_nomenclature='' , site_production_fta_nomenclature='1' , poids_fta_nomenclature='' , id_annexe_unite='kg' , quantite_piece_par_carton='' , poids_total_carton_vrac_fta_nomenclature='' , code_produit_agrologic_fta_nomenclature='0133' , etat_fta_nomenclature='1' , nom_fta_nomenclature='PREP RIZ AMERICAIN CORA (TAG) KG' , suffixe_agrologic_fta_nomenclature='' </text:p>
      <text:p text:style-name="P1"><text:line-break/></text:p>
      <text:p text:style-name="P4">Traitement de l'Article: 35808</text:p>
      <text:p text:style-name="P1"><text:line-break/>235739 - FILET SAUMON 80G CORA MATCH CRU créé: </text:p>
      <text:p text:style-name="P5">INSERT fta_nomenclature SET <text:s/>last_id_fta_nomenclature='0' , OLD_id_fta_composition='' , id_annexe_agrologic_article_codification='4' , id_access_recette_recette='0' , id_fta='972' , ascendant_fta_nomenclature='' , site_production_fta_nomenclature='1' , poids_fta_nomenclature='0.08' , id_annexe_unite='kg' , quantite_piece_par_carton='' , poids_total_carton_vrac_fta_nomenclature='' , code_produit_agrologic_fta_nomenclature='5739' , etat_fta_nomenclature='1' , nom_fta_nomenclature='FILET SAUMON 80G CORA MATCH CRU' , suffixe_agrologic_fta_nomenclature='' </text:p>
      <text:p text:style-name="P1"><text:line-break/>235740 - SAUCE OSEILLE 90G CORA MATCH CRU créé: </text:p>
      <text:p text:style-name="P5"><text:soft-page-break/>INSERT fta_nomenclature SET <text:s/>last_id_fta_nomenclature='0' , OLD_id_fta_composition='' , id_annexe_agrologic_article_codification='4' , id_access_recette_recette='0' , id_fta='972' , ascendant_fta_nomenclature='' , site_production_fta_nomenclature='1' , poids_fta_nomenclature='0.09' , id_annexe_unite='kg' , quantite_piece_par_carton='' , poids_total_carton_vrac_fta_nomenclature='' , code_produit_agrologic_fta_nomenclature='5740' , etat_fta_nomenclature='1' , nom_fta_nomenclature='SAUCE OSEILLE 90G CORA MATCH CRU' , suffixe_agrologic_fta_nomenclature='' </text:p>
      <text:p text:style-name="P1"><text:line-break/>500447 - SAUCE OSEILLE CORA MATCH L créé: </text:p>
      <text:p text:style-name="P5">INSERT fta_nomenclature SET <text:s/>last_id_fta_nomenclature='0' , OLD_id_fta_composition='' , id_annexe_agrologic_article_codification='3' , id_access_recette_recette='0' , id_fta='972' , ascendant_fta_nomenclature='' , site_production_fta_nomenclature='1' , poids_fta_nomenclature='' , id_annexe_unite='L' , quantite_piece_par_carton='' , poids_total_carton_vrac_fta_nomenclature='' , code_produit_agrologic_fta_nomenclature='0447' , etat_fta_nomenclature='1' , nom_fta_nomenclature='SAUCE OSEILLE CORA MATCH L' , suffixe_agrologic_fta_nomenclature='' </text:p>
      <text:p text:style-name="P1"><text:line-break/>235741 - POMMES DE TERRE BEURRE 120G CORA CRU créé: </text:p>
      <text:p text:style-name="P5">INSERT fta_nomenclature SET <text:s/>last_id_fta_nomenclature='0' , OLD_id_fta_composition='' , id_annexe_agrologic_article_codification='4' , id_access_recette_recette='0' , id_fta='972' , ascendant_fta_nomenclature='' , site_production_fta_nomenclature='1' , poids_fta_nomenclature='0.12' , id_annexe_unite='kg' , quantite_piece_par_carton='' , poids_total_carton_vrac_fta_nomenclature='' , code_produit_agrologic_fta_nomenclature='5741' , etat_fta_nomenclature='1' , nom_fta_nomenclature='POMMES DE TERRE BEURRE 120G CORA CRU' , suffixe_agrologic_fta_nomenclature='' </text:p>
      <text:p text:style-name="P1"><text:line-break/>700137 - PREP POMMES TERRE BEURRE CORA KG créé: </text:p>
      <text:p text:style-name="P5">INSERT fta_nomenclature SET <text:s/>last_id_fta_nomenclature='0' , OLD_id_fta_composition='' , id_annexe_agrologic_article_codification='1' , id_access_recette_recette='0' , id_fta='972' , ascendant_fta_nomenclature='' , site_production_fta_nomenclature='1' , poids_fta_nomenclature='' , id_annexe_unite='kg' , quantite_piece_par_carton='' , poids_total_carton_vrac_fta_nomenclature='' , code_produit_agrologic_fta_nomenclature='0137' , etat_fta_nomenclature='1' , nom_fta_nomenclature='PREP POMMES TERRE BEURRE CORA KG' , suffixe_agrologic_fta_nomenclature='' </text:p>
      <text:p text:style-name="P1"><text:line-break/></text:p>
      <text:p text:style-name="P4"><text:soft-page-break/>Traitement de l'Article: 35811</text:p>
      <text:p text:style-name="P1"><text:line-break/>235773 - TAG CARBO MDCORA/MATCH 350G CRU créé: </text:p>
      <text:p text:style-name="P5">INSERT fta_nomenclature SET <text:s/>last_id_fta_nomenclature='0' , OLD_id_fta_composition='' , id_annexe_agrologic_article_codification='4' , id_access_recette_recette='0' , id_fta='974' , ascendant_fta_nomenclature='' , site_production_fta_nomenclature='1' , poids_fta_nomenclature='0.35' , id_annexe_unite='kg' , quantite_piece_par_carton='' , poids_total_carton_vrac_fta_nomenclature='' , code_produit_agrologic_fta_nomenclature='5773' , etat_fta_nomenclature='1' , nom_fta_nomenclature='TAG CARBO MDCORA/MATCH 350G CRU' , suffixe_agrologic_fta_nomenclature='' </text:p>
      <text:p text:style-name="P1"><text:line-break/>700727 - PREP LARDON FUME COOPERL BLC20 KG créé: </text:p>
      <text:p text:style-name="P5">INSERT fta_nomenclature SET <text:s/>last_id_fta_nomenclature='0' , OLD_id_fta_composition='' , id_annexe_agrologic_article_codification='1' , id_access_recette_recette='0' , id_fta='974' , ascendant_fta_nomenclature='' , site_production_fta_nomenclature='1' , poids_fta_nomenclature='' , id_annexe_unite='kg' , quantite_piece_par_carton='' , poids_total_carton_vrac_fta_nomenclature='' , code_produit_agrologic_fta_nomenclature='0727' , etat_fta_nomenclature='1' , nom_fta_nomenclature='PREP LARDON FUME COOPERL BLC20 KG' , suffixe_agrologic_fta_nomenclature='' </text:p>
      <text:p text:style-name="P1"><text:line-break/>500433 - SCE TAGLIATELLE CARBONARA CORA MATCH L créé: </text:p>
      <text:p text:style-name="P5">INSERT fta_nomenclature SET <text:s/>last_id_fta_nomenclature='0' , OLD_id_fta_composition='' , id_annexe_agrologic_article_codification='3' , id_access_recette_recette='0' , id_fta='974' , ascendant_fta_nomenclature='' , site_production_fta_nomenclature='1' , poids_fta_nomenclature='' , id_annexe_unite='L' , quantite_piece_par_carton='' , poids_total_carton_vrac_fta_nomenclature='' , code_produit_agrologic_fta_nomenclature='0433' , etat_fta_nomenclature='1' , nom_fta_nomenclature='SCE TAGLIATELLE CARBONARA CORA MATCH L' , suffixe_agrologic_fta_nomenclature='' </text:p>
      <text:p text:style-name="P1"><text:line-break/>700253 - PREP TAGLIATELLE S SEL MDCAR/CORA/MAT KG créé: </text:p>
      <text:p text:style-name="P5"><text:soft-page-break/>INSERT fta_nomenclature SET <text:s/>last_id_fta_nomenclature='0' , OLD_id_fta_composition='' , id_annexe_agrologic_article_codification='1' , id_access_recette_recette='0' , id_fta='974' , ascendant_fta_nomenclature='' , site_production_fta_nomenclature='1' , poids_fta_nomenclature='' , id_annexe_unite='kg' , quantite_piece_par_carton='' , poids_total_carton_vrac_fta_nomenclature='' , code_produit_agrologic_fta_nomenclature='0253' , etat_fta_nomenclature='1' , nom_fta_nomenclature='PREP TAGLIATELLE S SEL MDCAR/CORA/MAT KG' , suffixe_agrologic_fta_nomenclature='' </text:p>
      <text:p text:style-name="P1"><text:line-break/></text:p>
      <text:p text:style-name="P4">Traitement de l'Article: 35812</text:p>
      <text:p text:style-name="P1"><text:line-break/>235774 - TAG SAUMON ANETH MDCORA 350G CRU créé: </text:p>
      <text:p text:style-name="P5">INSERT fta_nomenclature SET <text:s/>last_id_fta_nomenclature='0' , OLD_id_fta_composition='' , id_annexe_agrologic_article_codification='4' , id_access_recette_recette='0' , id_fta='975' , ascendant_fta_nomenclature='' , site_production_fta_nomenclature='1' , poids_fta_nomenclature='0.35' , id_annexe_unite='kg' , quantite_piece_par_carton='' , poids_total_carton_vrac_fta_nomenclature='' , code_produit_agrologic_fta_nomenclature='5774' , etat_fta_nomenclature='1' , nom_fta_nomenclature='TAG SAUMON ANETH MDCORA 350G CRU' , suffixe_agrologic_fta_nomenclature='' </text:p>
      <text:p text:style-name="P1"><text:line-break/>500434 - SAUCE TAGLIATELLES SAUMON CORA L créé: </text:p>
      <text:p text:style-name="P5">INSERT fta_nomenclature SET <text:s/>last_id_fta_nomenclature='0' , OLD_id_fta_composition='' , id_annexe_agrologic_article_codification='3' , id_access_recette_recette='0' , id_fta='975' , ascendant_fta_nomenclature='' , site_production_fta_nomenclature='1' , poids_fta_nomenclature='' , id_annexe_unite='L' , quantite_piece_par_carton='' , poids_total_carton_vrac_fta_nomenclature='' , code_produit_agrologic_fta_nomenclature='0434' , etat_fta_nomenclature='1' , nom_fta_nomenclature='SAUCE TAGLIATELLES SAUMON CORA L' , suffixe_agrologic_fta_nomenclature='' </text:p>
      <text:p text:style-name="P1"><text:line-break/>700253 - PREP TAGLIATELLE S SEL MDCAR/CORA/MAT KG créé: </text:p>
      <text:p text:style-name="P5"><text:soft-page-break/>INSERT fta_nomenclature SET <text:s/>last_id_fta_nomenclature='0' , OLD_id_fta_composition='' , id_annexe_agrologic_article_codification='1' , id_access_recette_recette='0' , id_fta='975' , ascendant_fta_nomenclature='' , site_production_fta_nomenclature='1' , poids_fta_nomenclature='' , id_annexe_unite='kg' , quantite_piece_par_carton='' , poids_total_carton_vrac_fta_nomenclature='' , code_produit_agrologic_fta_nomenclature='0253' , etat_fta_nomenclature='1' , nom_fta_nomenclature='PREP TAGLIATELLE S SEL MDCAR/CORA/MAT KG' , suffixe_agrologic_fta_nomenclature='' </text:p>
      <text:p text:style-name="P1"><text:line-break/>700365 - PREP SAUMON TAG ANETH MDCORA KG créé: </text:p>
      <text:p text:style-name="P5">INSERT fta_nomenclature SET <text:s/>last_id_fta_nomenclature='0' , OLD_id_fta_composition='' , id_annexe_agrologic_article_codification='1' , id_access_recette_recette='0' , id_fta='975' , ascendant_fta_nomenclature='' , site_production_fta_nomenclature='1' , poids_fta_nomenclature='' , id_annexe_unite='kg' , quantite_piece_par_carton='' , poids_total_carton_vrac_fta_nomenclature='' , code_produit_agrologic_fta_nomenclature='0365' , etat_fta_nomenclature='1' , nom_fta_nomenclature='PREP SAUMON TAG ANETH MDCORA KG' , suffixe_agrologic_fta_nomenclature='' </text:p>
      <text:p text:style-name="P1"><text:line-break/></text:p>
      <text:p text:style-name="P4">Traitement de l'Article: 35815</text:p>
      <text:p text:style-name="P1"><text:line-break/></text:p>
      <text:p text:style-name="P4">Traitement de l'Article: 35816</text:p>
      <text:p text:style-name="P1"><text:line-break/>235816 - HACHIS PARM 1KG MDCORA CRU créé: </text:p>
      <text:p text:style-name="P5">INSERT fta_nomenclature SET <text:s/>last_id_fta_nomenclature='0' , OLD_id_fta_composition='' , id_annexe_agrologic_article_codification='4' , id_access_recette_recette='0' , id_fta='978' , ascendant_fta_nomenclature='' , site_production_fta_nomenclature='1' , poids_fta_nomenclature='1' , id_annexe_unite='kg' , quantite_piece_par_carton='' , poids_total_carton_vrac_fta_nomenclature='' , code_produit_agrologic_fta_nomenclature='5816' , etat_fta_nomenclature='1' , nom_fta_nomenclature='HACHIS PARM 1KG MDCORA CRU' , suffixe_agrologic_fta_nomenclature='' </text:p>
      <text:p text:style-name="P1"><text:line-break/>700551 - PREP FROMAGE HACHIS MDCORA KG créé: </text:p>
      <text:p text:style-name="P5"><text:soft-page-break/>INSERT fta_nomenclature SET <text:s/>last_id_fta_nomenclature='0' , OLD_id_fta_composition='' , id_annexe_agrologic_article_codification='1' , id_access_recette_recette='0' , id_fta='978' , ascendant_fta_nomenclature='' , site_production_fta_nomenclature='1' , poids_fta_nomenclature='' , id_annexe_unite='kg' , quantite_piece_par_carton='' , poids_total_carton_vrac_fta_nomenclature='' , code_produit_agrologic_fta_nomenclature='0551' , etat_fta_nomenclature='1' , nom_fta_nomenclature='PREP FROMAGE HACHIS MDCORA KG' , suffixe_agrologic_fta_nomenclature='' </text:p>
      <text:p text:style-name="P1"><text:line-break/>600046 - PUREE HACHIS PARM MDCORA/MATCH/AUC créé: </text:p>
      <text:p text:style-name="P5">INSERT fta_nomenclature SET <text:s/>last_id_fta_nomenclature='0' , OLD_id_fta_composition='' , id_annexe_agrologic_article_codification='2' , id_access_recette_recette='0' , id_fta='978' , ascendant_fta_nomenclature='' , site_production_fta_nomenclature='1' , poids_fta_nomenclature='' , id_annexe_unite='kg' , quantite_piece_par_carton='' , poids_total_carton_vrac_fta_nomenclature='' , code_produit_agrologic_fta_nomenclature='0046' , etat_fta_nomenclature='1' , nom_fta_nomenclature='PUREE HACHIS PARM MDCORA/MATCH/AUC' , suffixe_agrologic_fta_nomenclature='' </text:p>
      <text:p text:style-name="P1"><text:line-break/>600136 - FCE HACHIS PARM MDCORA MATCH KG créé: </text:p>
      <text:p text:style-name="P5">INSERT fta_nomenclature SET <text:s/>last_id_fta_nomenclature='0' , OLD_id_fta_composition='' , id_annexe_agrologic_article_codification='2' , id_access_recette_recette='0' , id_fta='978' , ascendant_fta_nomenclature='' , site_production_fta_nomenclature='1' , poids_fta_nomenclature='' , id_annexe_unite='kg' , quantite_piece_par_carton='' , poids_total_carton_vrac_fta_nomenclature='' , code_produit_agrologic_fta_nomenclature='0136' , etat_fta_nomenclature='1' , nom_fta_nomenclature='FCE HACHIS PARM MDCORA MATCH KG' , suffixe_agrologic_fta_nomenclature='' </text:p>
      <text:p text:style-name="P1"><text:line-break/>700301 - PRECUISSON FCE HACHIS MDCORA KG créé: </text:p>
      <text:p text:style-name="P5">INSERT fta_nomenclature SET <text:s/>last_id_fta_nomenclature='0' , OLD_id_fta_composition='' , id_annexe_agrologic_article_codification='1' , id_access_recette_recette='0' , id_fta='978' , ascendant_fta_nomenclature='' , site_production_fta_nomenclature='1' , poids_fta_nomenclature='' , id_annexe_unite='kg' , quantite_piece_par_carton='' , poids_total_carton_vrac_fta_nomenclature='' , code_produit_agrologic_fta_nomenclature='0301' , etat_fta_nomenclature='1' , nom_fta_nomenclature='PRECUISSON FCE HACHIS MDCORA KG' , suffixe_agrologic_fta_nomenclature='' </text:p>
      <text:p text:style-name="P1"><text:line-break/></text:p>
      <text:p text:style-name="P4"><text:soft-page-break/>Traitement de l'Article: 35818</text:p>
      <text:p text:style-name="P1"><text:line-break/>235818 - SPAG BOLO MDCORA 1KG CRU créé: </text:p>
      <text:p text:style-name="P5">INSERT fta_nomenclature SET <text:s/>last_id_fta_nomenclature='0' , OLD_id_fta_composition='' , id_annexe_agrologic_article_codification='4' , id_access_recette_recette='0' , id_fta='980' , ascendant_fta_nomenclature='' , site_production_fta_nomenclature='1' , poids_fta_nomenclature='1' , id_annexe_unite='kg' , quantite_piece_par_carton='' , poids_total_carton_vrac_fta_nomenclature='' , code_produit_agrologic_fta_nomenclature='5818' , etat_fta_nomenclature='1' , nom_fta_nomenclature='SPAG BOLO MDCORA 1KG CRU' , suffixe_agrologic_fta_nomenclature='' </text:p>
      <text:p text:style-name="P1"><text:line-break/>700126 - PREP SPAGHETTIS CUITS CORA KG créé: </text:p>
      <text:p text:style-name="P5">INSERT fta_nomenclature SET <text:s/>last_id_fta_nomenclature='0' , OLD_id_fta_composition='' , id_annexe_agrologic_article_codification='1' , id_access_recette_recette='0' , id_fta='980' , ascendant_fta_nomenclature='' , site_production_fta_nomenclature='1' , poids_fta_nomenclature='' , id_annexe_unite='kg' , quantite_piece_par_carton='' , poids_total_carton_vrac_fta_nomenclature='' , code_produit_agrologic_fta_nomenclature='0126' , etat_fta_nomenclature='1' , nom_fta_nomenclature='PREP SPAGHETTIS CUITS CORA KG' , suffixe_agrologic_fta_nomenclature='' </text:p>
      <text:p text:style-name="P1"><text:line-break/>700363 - PREP GARN SPAGHETTI BOLO MDCORA/MATCH KG créé: </text:p>
      <text:p text:style-name="P5">INSERT fta_nomenclature SET <text:s/>last_id_fta_nomenclature='0' , OLD_id_fta_composition='' , id_annexe_agrologic_article_codification='1' , id_access_recette_recette='0' , id_fta='980' , ascendant_fta_nomenclature='' , site_production_fta_nomenclature='1' , poids_fta_nomenclature='' , id_annexe_unite='kg' , quantite_piece_par_carton='' , poids_total_carton_vrac_fta_nomenclature='' , code_produit_agrologic_fta_nomenclature='0363' , etat_fta_nomenclature='1' , nom_fta_nomenclature='PREP GARN SPAGHETTI BOLO MDCORA/MATCH KG' , suffixe_agrologic_fta_nomenclature='' </text:p>
      <text:p text:style-name="P1"><text:line-break/>500437 - SCE BOLO 2 VIANDES SPAGHETTIS L créé: </text:p>
      <text:p text:style-name="P5"><text:soft-page-break/>INSERT fta_nomenclature SET <text:s/>last_id_fta_nomenclature='0' , OLD_id_fta_composition='' , id_annexe_agrologic_article_codification='3' , id_access_recette_recette='0' , id_fta='980' , ascendant_fta_nomenclature='' , site_production_fta_nomenclature='1' , poids_fta_nomenclature='' , id_annexe_unite='L' , quantite_piece_par_carton='' , poids_total_carton_vrac_fta_nomenclature='' , code_produit_agrologic_fta_nomenclature='0437' , etat_fta_nomenclature='1' , nom_fta_nomenclature='SCE BOLO 2 VIANDES SPAGHETTIS L' , suffixe_agrologic_fta_nomenclature='' </text:p>
      <text:p text:style-name="P1"><text:line-break/></text:p>
      <text:p text:style-name="P4">Traitement de l'Article: 35819</text:p>
      <text:p text:style-name="P1"><text:line-break/>235819 - TAG CARBONARA MDCORA 1KG CRU créé: </text:p>
      <text:p text:style-name="P5">INSERT fta_nomenclature SET <text:s/>last_id_fta_nomenclature='0' , OLD_id_fta_composition='' , id_annexe_agrologic_article_codification='4' , id_access_recette_recette='0' , id_fta='981' , ascendant_fta_nomenclature='' , site_production_fta_nomenclature='1' , poids_fta_nomenclature='1' , id_annexe_unite='kg' , quantite_piece_par_carton='' , poids_total_carton_vrac_fta_nomenclature='' , code_produit_agrologic_fta_nomenclature='5819' , etat_fta_nomenclature='1' , nom_fta_nomenclature='TAG CARBONARA MDCORA 1KG CRU' , suffixe_agrologic_fta_nomenclature='' </text:p>
      <text:p text:style-name="P1"><text:line-break/>500433 - SCE TAGLIATELLE CARBONARA CORA MATCH L créé: </text:p>
      <text:p text:style-name="P5">INSERT fta_nomenclature SET <text:s/>last_id_fta_nomenclature='0' , OLD_id_fta_composition='' , id_annexe_agrologic_article_codification='3' , id_access_recette_recette='0' , id_fta='981' , ascendant_fta_nomenclature='' , site_production_fta_nomenclature='1' , poids_fta_nomenclature='' , id_annexe_unite='L' , quantite_piece_par_carton='' , poids_total_carton_vrac_fta_nomenclature='' , code_produit_agrologic_fta_nomenclature='0433' , etat_fta_nomenclature='1' , nom_fta_nomenclature='SCE TAGLIATELLE CARBONARA CORA MATCH L' , suffixe_agrologic_fta_nomenclature='' </text:p>
      <text:p text:style-name="P1"><text:line-break/>700253 - PREP TAGLIATELLE S SEL MDCAR/CORA/MAT KG créé: </text:p>
      <text:p text:style-name="P5"><text:soft-page-break/>INSERT fta_nomenclature SET <text:s/>last_id_fta_nomenclature='0' , OLD_id_fta_composition='' , id_annexe_agrologic_article_codification='1' , id_access_recette_recette='0' , id_fta='981' , ascendant_fta_nomenclature='' , site_production_fta_nomenclature='1' , poids_fta_nomenclature='' , id_annexe_unite='kg' , quantite_piece_par_carton='' , poids_total_carton_vrac_fta_nomenclature='' , code_produit_agrologic_fta_nomenclature='0253' , etat_fta_nomenclature='1' , nom_fta_nomenclature='PREP TAGLIATELLE S SEL MDCAR/CORA/MAT KG' , suffixe_agrologic_fta_nomenclature='' </text:p>
      <text:p text:style-name="P1"><text:line-break/>700727 - PREP LARDON FUME COOPERL BLC20 KG créé: </text:p>
      <text:p text:style-name="P5">INSERT fta_nomenclature SET <text:s/>last_id_fta_nomenclature='0' , OLD_id_fta_composition='' , id_annexe_agrologic_article_codification='1' , id_access_recette_recette='0' , id_fta='981' , ascendant_fta_nomenclature='' , site_production_fta_nomenclature='1' , poids_fta_nomenclature='' , id_annexe_unite='kg' , quantite_piece_par_carton='' , poids_total_carton_vrac_fta_nomenclature='' , code_produit_agrologic_fta_nomenclature='0727' , etat_fta_nomenclature='1' , nom_fta_nomenclature='PREP LARDON FUME COOPERL BLC20 KG' , suffixe_agrologic_fta_nomenclature='' </text:p>
      <text:p text:style-name="P1"><text:line-break/></text:p>
      <text:p text:style-name="P4">Traitement de l'Article: 35850</text:p>
      <text:p text:style-name="P1"><text:line-break/></text:p>
      <text:p text:style-name="P4">Traitement de l'Article: 35851</text:p>
      <text:p text:style-name="P1"><text:line-break/></text:p>
      <text:p text:style-name="P4">Traitement de l'Article: 35852</text:p>
      <text:p text:style-name="P1"><text:line-break/></text:p>
      <text:p text:style-name="P4">Traitement de l'Article: 35853</text:p>
      <text:p text:style-name="P1"><text:line-break/></text:p>
      <text:p text:style-name="P4">Traitement de l'Article: 45012</text:p>
      <text:p text:style-name="P1"><text:line-break/>245012 - TAJINE LEGUME THIRIET 250G CRU créé: </text:p>
      <text:p text:style-name="P5"><text:soft-page-break/>INSERT fta_nomenclature SET <text:s/>last_id_fta_nomenclature='0' , OLD_id_fta_composition='' , id_annexe_agrologic_article_codification='4' , id_access_recette_recette='0' , id_fta='983' , ascendant_fta_nomenclature='' , site_production_fta_nomenclature='1' , poids_fta_nomenclature='0.25' , id_annexe_unite='kg' , quantite_piece_par_carton='' , poids_total_carton_vrac_fta_nomenclature='' , code_produit_agrologic_fta_nomenclature='5012' , etat_fta_nomenclature='1' , nom_fta_nomenclature='TAJINE LEGUME THIRIET 250G CRU' , suffixe_agrologic_fta_nomenclature='' </text:p>
      <text:p text:style-name="P1"><text:line-break/>700562 - PREP LEGUME TAJINE-LEGUME THIRIET KG créé: </text:p>
      <text:p text:style-name="P5">INSERT fta_nomenclature SET <text:s/>last_id_fta_nomenclature='0' , OLD_id_fta_composition='' , id_annexe_agrologic_article_codification='1' , id_access_recette_recette='0' , id_fta='983' , ascendant_fta_nomenclature='' , site_production_fta_nomenclature='1' , poids_fta_nomenclature='' , id_annexe_unite='kg' , quantite_piece_par_carton='' , poids_total_carton_vrac_fta_nomenclature='' , code_produit_agrologic_fta_nomenclature='0562' , etat_fta_nomenclature='1' , nom_fta_nomenclature='PREP LEGUME TAJINE-LEGUME THIRIET KG' , suffixe_agrologic_fta_nomenclature='' </text:p>
      <text:p text:style-name="P1"><text:line-break/>700432 - PREP COURGETTE TRONCON PAST EGOUT32% KG créé: </text:p>
      <text:p text:style-name="P5">INSERT fta_nomenclature SET <text:s/>last_id_fta_nomenclature='0' , OLD_id_fta_composition='' , id_annexe_agrologic_article_codification='1' , id_access_recette_recette='0' , id_fta='983' , ascendant_fta_nomenclature='' , site_production_fta_nomenclature='1' , poids_fta_nomenclature='' , id_annexe_unite='kg' , quantite_piece_par_carton='' , poids_total_carton_vrac_fta_nomenclature='' , code_produit_agrologic_fta_nomenclature='0432' , etat_fta_nomenclature='1' , nom_fta_nomenclature='PREP COURGETTE TRONCON PAST EGOUT32% KG' , suffixe_agrologic_fta_nomenclature='' </text:p>
      <text:p text:style-name="P1"><text:line-break/>700431 - PREP CAROTTE TRONCON PAST EGOUT13% KG créé: </text:p>
      <text:p text:style-name="P5">INSERT fta_nomenclature SET <text:s/>last_id_fta_nomenclature='0' , OLD_id_fta_composition='' , id_annexe_agrologic_article_codification='1' , id_access_recette_recette='0' , id_fta='983' , ascendant_fta_nomenclature='' , site_production_fta_nomenclature='1' , poids_fta_nomenclature='' , id_annexe_unite='kg' , quantite_piece_par_carton='' , poids_total_carton_vrac_fta_nomenclature='' , code_produit_agrologic_fta_nomenclature='0431' , etat_fta_nomenclature='1' , nom_fta_nomenclature='PREP CAROTTE TRONCON PAST EGOUT13% KG' , suffixe_agrologic_fta_nomenclature='' </text:p>
      <text:p text:style-name="P1"><text:line-break/>500678 - SCE TAJINE THIRIET / TR L créé: </text:p>
      <text:p text:style-name="P5"><text:soft-page-break/>INSERT fta_nomenclature SET <text:s/>last_id_fta_nomenclature='0' , OLD_id_fta_composition='' , id_annexe_agrologic_article_codification='3' , id_access_recette_recette='0' , id_fta='983' , ascendant_fta_nomenclature='' , site_production_fta_nomenclature='1' , poids_fta_nomenclature='' , id_annexe_unite='L' , quantite_piece_par_carton='' , poids_total_carton_vrac_fta_nomenclature='' , code_produit_agrologic_fta_nomenclature='0678' , etat_fta_nomenclature='1' , nom_fta_nomenclature='SCE TAJINE THIRIET / TR L' , suffixe_agrologic_fta_nomenclature='' </text:p>
      <text:p text:style-name="P1"><text:line-break/>245013 - SEMOULE RAISIN THIRIET 100G CRU créé: </text:p>
      <text:p text:style-name="P5">INSERT fta_nomenclature SET <text:s/>last_id_fta_nomenclature='0' , OLD_id_fta_composition='' , id_annexe_agrologic_article_codification='4' , id_access_recette_recette='0' , id_fta='983' , ascendant_fta_nomenclature='' , site_production_fta_nomenclature='1' , poids_fta_nomenclature='0.1' , id_annexe_unite='kg' , quantite_piece_par_carton='' , poids_total_carton_vrac_fta_nomenclature='' , code_produit_agrologic_fta_nomenclature='5013' , etat_fta_nomenclature='1' , nom_fta_nomenclature='SEMOULE RAISIN THIRIET 100G CRU' , suffixe_agrologic_fta_nomenclature='' </text:p>
      <text:p text:style-name="P1"><text:line-break/>700563 - PREP SEMOULE RAISIN THIRIET KG créé: </text:p>
      <text:p text:style-name="P5">INSERT fta_nomenclature SET <text:s/>last_id_fta_nomenclature='0' , OLD_id_fta_composition='' , id_annexe_agrologic_article_codification='1' , id_access_recette_recette='0' , id_fta='983' , ascendant_fta_nomenclature='' , site_production_fta_nomenclature='1' , poids_fta_nomenclature='' , id_annexe_unite='kg' , quantite_piece_par_carton='' , poids_total_carton_vrac_fta_nomenclature='' , code_produit_agrologic_fta_nomenclature='0563' , etat_fta_nomenclature='1' , nom_fta_nomenclature='PREP SEMOULE RAISIN THIRIET KG' , suffixe_agrologic_fta_nomenclature='' </text:p>
      <text:p text:style-name="P1"><text:line-break/></text:p>
      <text:p text:style-name="P4">Traitement de l'Article: 45014</text:p>
      <text:p text:style-name="P1"><text:line-break/>245014 - TAJINE VOLAILLE CITRON THIRIET 250G CRU créé: </text:p>
      <text:p text:style-name="P5"><text:soft-page-break/>INSERT fta_nomenclature SET <text:s/>last_id_fta_nomenclature='0' , OLD_id_fta_composition='' , id_annexe_agrologic_article_codification='4' , id_access_recette_recette='0' , id_fta='984' , ascendant_fta_nomenclature='' , site_production_fta_nomenclature='1' , poids_fta_nomenclature='0.25' , id_annexe_unite='kg' , quantite_piece_par_carton='' , poids_total_carton_vrac_fta_nomenclature='' , code_produit_agrologic_fta_nomenclature='5014' , etat_fta_nomenclature='1' , nom_fta_nomenclature='TAJINE VOLAILLE CITRON THIRIET 250G CRU' , suffixe_agrologic_fta_nomenclature='' </text:p>
      <text:p text:style-name="P1"><text:line-break/>700564 - PREP LEGUME TAJINE-VOLAILLE THIRIET KG créé: </text:p>
      <text:p text:style-name="P5">INSERT fta_nomenclature SET <text:s/>last_id_fta_nomenclature='0' , OLD_id_fta_composition='' , id_annexe_agrologic_article_codification='1' , id_access_recette_recette='0' , id_fta='984' , ascendant_fta_nomenclature='' , site_production_fta_nomenclature='1' , poids_fta_nomenclature='' , id_annexe_unite='kg' , quantite_piece_par_carton='' , poids_total_carton_vrac_fta_nomenclature='' , code_produit_agrologic_fta_nomenclature='0564' , etat_fta_nomenclature='1' , nom_fta_nomenclature='PREP LEGUME TAJINE-VOLAILLE THIRIET KG' , suffixe_agrologic_fta_nomenclature='' </text:p>
      <text:p text:style-name="P1"><text:line-break/>700307 - PREP PLT FCE HDC 100/120 ROTI 10% TR KG créé: </text:p>
      <text:p text:style-name="P5">INSERT fta_nomenclature SET <text:s/>last_id_fta_nomenclature='0' , OLD_id_fta_composition='' , id_annexe_agrologic_article_codification='1' , id_access_recette_recette='0' , id_fta='984' , ascendant_fta_nomenclature='' , site_production_fta_nomenclature='1' , poids_fta_nomenclature='' , id_annexe_unite='kg' , quantite_piece_par_carton='' , poids_total_carton_vrac_fta_nomenclature='' , code_produit_agrologic_fta_nomenclature='0307' , etat_fta_nomenclature='1' , nom_fta_nomenclature='PREP PLT FCE HDC 100/120 ROTI 10% TR KG' , suffixe_agrologic_fta_nomenclature='' </text:p>
      <text:p text:style-name="P1"><text:line-break/>700432 - PREP COURGETTE TRONCON PAST EGOUT32% KG créé: </text:p>
      <text:p text:style-name="P5">INSERT fta_nomenclature SET <text:s/>last_id_fta_nomenclature='0' , OLD_id_fta_composition='' , id_annexe_agrologic_article_codification='1' , id_access_recette_recette='0' , id_fta='984' , ascendant_fta_nomenclature='' , site_production_fta_nomenclature='1' , poids_fta_nomenclature='' , id_annexe_unite='kg' , quantite_piece_par_carton='' , poids_total_carton_vrac_fta_nomenclature='' , code_produit_agrologic_fta_nomenclature='0432' , etat_fta_nomenclature='1' , nom_fta_nomenclature='PREP COURGETTE TRONCON PAST EGOUT32% KG' , suffixe_agrologic_fta_nomenclature='' </text:p>
      <text:p text:style-name="P1"><text:line-break/>700431 - PREP CAROTTE TRONCON PAST EGOUT13% KG créé: </text:p>
      <text:p text:style-name="P5"><text:soft-page-break/>INSERT fta_nomenclature SET <text:s/>last_id_fta_nomenclature='0' , OLD_id_fta_composition='' , id_annexe_agrologic_article_codification='1' , id_access_recette_recette='0' , id_fta='984' , ascendant_fta_nomenclature='' , site_production_fta_nomenclature='1' , poids_fta_nomenclature='' , id_annexe_unite='kg' , quantite_piece_par_carton='' , poids_total_carton_vrac_fta_nomenclature='' , code_produit_agrologic_fta_nomenclature='0431' , etat_fta_nomenclature='1' , nom_fta_nomenclature='PREP CAROTTE TRONCON PAST EGOUT13% KG' , suffixe_agrologic_fta_nomenclature='' </text:p>
      <text:p text:style-name="P1"><text:line-break/>500678 - SCE TAJINE THIRIET / TR L créé: </text:p>
      <text:p text:style-name="P5">INSERT fta_nomenclature SET <text:s/>last_id_fta_nomenclature='0' , OLD_id_fta_composition='' , id_annexe_agrologic_article_codification='3' , id_access_recette_recette='0' , id_fta='984' , ascendant_fta_nomenclature='' , site_production_fta_nomenclature='1' , poids_fta_nomenclature='' , id_annexe_unite='L' , quantite_piece_par_carton='' , poids_total_carton_vrac_fta_nomenclature='' , code_produit_agrologic_fta_nomenclature='0678' , etat_fta_nomenclature='1' , nom_fta_nomenclature='SCE TAJINE THIRIET / TR L' , suffixe_agrologic_fta_nomenclature='' </text:p>
      <text:p text:style-name="P1"><text:line-break/>245013 - SEMOULE RAISIN THIRIET 100G CRU créé: </text:p>
      <text:p text:style-name="P5">INSERT fta_nomenclature SET <text:s/>last_id_fta_nomenclature='0' , OLD_id_fta_composition='' , id_annexe_agrologic_article_codification='4' , id_access_recette_recette='0' , id_fta='984' , ascendant_fta_nomenclature='' , site_production_fta_nomenclature='1' , poids_fta_nomenclature='0.1' , id_annexe_unite='kg' , quantite_piece_par_carton='' , poids_total_carton_vrac_fta_nomenclature='' , code_produit_agrologic_fta_nomenclature='5013' , etat_fta_nomenclature='1' , nom_fta_nomenclature='SEMOULE RAISIN THIRIET 100G CRU' , suffixe_agrologic_fta_nomenclature='' </text:p>
      <text:p text:style-name="P1"><text:line-break/>700563 - PREP SEMOULE RAISIN THIRIET KG créé: </text:p>
      <text:p text:style-name="P5">INSERT fta_nomenclature SET <text:s/>last_id_fta_nomenclature='0' , OLD_id_fta_composition='' , id_annexe_agrologic_article_codification='1' , id_access_recette_recette='0' , id_fta='984' , ascendant_fta_nomenclature='' , site_production_fta_nomenclature='1' , poids_fta_nomenclature='' , id_annexe_unite='kg' , quantite_piece_par_carton='' , poids_total_carton_vrac_fta_nomenclature='' , code_produit_agrologic_fta_nomenclature='0563' , etat_fta_nomenclature='1' , nom_fta_nomenclature='PREP SEMOULE RAISIN THIRIET KG' , suffixe_agrologic_fta_nomenclature='' </text:p>
      <text:p text:style-name="P1"><text:line-break/></text:p>
      <text:p text:style-name="P4"><text:soft-page-break/>Traitement de l'Article: 45015</text:p>
      <text:p text:style-name="P1"><text:line-break/>245015 - PORC VINDALOO MDTHI 190G CRU créé: </text:p>
      <text:p text:style-name="P5">INSERT fta_nomenclature SET <text:s/>last_id_fta_nomenclature='0' , OLD_id_fta_composition='' , id_annexe_agrologic_article_codification='4' , id_access_recette_recette='0' , id_fta='985' , ascendant_fta_nomenclature='' , site_production_fta_nomenclature='1' , poids_fta_nomenclature='0.19' , id_annexe_unite='kg' , quantite_piece_par_carton='' , poids_total_carton_vrac_fta_nomenclature='' , code_produit_agrologic_fta_nomenclature='5015' , etat_fta_nomenclature='1' , nom_fta_nomenclature='PORC VINDALOO MDTHI 190G CRU' , suffixe_agrologic_fta_nomenclature='' </text:p>
      <text:p text:style-name="P1"><text:line-break/>700323 - PREP EMINCE EPAULE PORC BLANCHI 30% créé: </text:p>
      <text:p text:style-name="P5">INSERT fta_nomenclature SET <text:s/>last_id_fta_nomenclature='0' , OLD_id_fta_composition='' , id_annexe_agrologic_article_codification='1' , id_access_recette_recette='0' , id_fta='985' , ascendant_fta_nomenclature='' , site_production_fta_nomenclature='1' , poids_fta_nomenclature='' , id_annexe_unite='kg' , quantite_piece_par_carton='' , poids_total_carton_vrac_fta_nomenclature='' , code_produit_agrologic_fta_nomenclature='0323' , etat_fta_nomenclature='1' , nom_fta_nomenclature='PREP EMINCE EPAULE PORC BLANCHI 30%' , suffixe_agrologic_fta_nomenclature='' </text:p>
      <text:p text:style-name="P1"><text:line-break/>500726 - SCE PORC VINDALOO THIRIET créé: </text:p>
      <text:p text:style-name="P5">INSERT fta_nomenclature SET <text:s/>last_id_fta_nomenclature='0' , OLD_id_fta_composition='' , id_annexe_agrologic_article_codification='3' , id_access_recette_recette='0' , id_fta='985' , ascendant_fta_nomenclature='' , site_production_fta_nomenclature='1' , poids_fta_nomenclature='' , id_annexe_unite='L' , quantite_piece_par_carton='' , poids_total_carton_vrac_fta_nomenclature='' , code_produit_agrologic_fta_nomenclature='0726' , etat_fta_nomenclature='1' , nom_fta_nomenclature='SCE PORC VINDALOO THIRIET' , suffixe_agrologic_fta_nomenclature='' </text:p>
      <text:p text:style-name="P1"><text:line-break/>245016 - RIZ LEGUMES MDTHI 160G CRU créé: </text:p>
      <text:p text:style-name="P5"><text:soft-page-break/>INSERT fta_nomenclature SET <text:s/>last_id_fta_nomenclature='0' , OLD_id_fta_composition='' , id_annexe_agrologic_article_codification='4' , id_access_recette_recette='0' , id_fta='985' , ascendant_fta_nomenclature='' , site_production_fta_nomenclature='1' , poids_fta_nomenclature='0.16' , id_annexe_unite='kg' , quantite_piece_par_carton='' , poids_total_carton_vrac_fta_nomenclature='' , code_produit_agrologic_fta_nomenclature='5016' , etat_fta_nomenclature='1' , nom_fta_nomenclature='RIZ LEGUMES MDTHI 160G CRU' , suffixe_agrologic_fta_nomenclature='' </text:p>
      <text:p text:style-name="P1"><text:line-break/>700422 - PREP RIZ PETITS LEGUMES MDTHI créé: </text:p>
      <text:p text:style-name="P5">INSERT fta_nomenclature SET <text:s/>last_id_fta_nomenclature='0' , OLD_id_fta_composition='' , id_annexe_agrologic_article_codification='1' , id_access_recette_recette='0' , id_fta='985' , ascendant_fta_nomenclature='' , site_production_fta_nomenclature='1' , poids_fta_nomenclature='' , id_annexe_unite='kg' , quantite_piece_par_carton='' , poids_total_carton_vrac_fta_nomenclature='' , code_produit_agrologic_fta_nomenclature='0422' , etat_fta_nomenclature='1' , nom_fta_nomenclature='PREP RIZ PETITS LEGUMES MDTHI' , suffixe_agrologic_fta_nomenclature='' </text:p>
      <text:p text:style-name="P1"><text:line-break/></text:p>
      <text:p text:style-name="P4">Traitement de l'Article: 45017</text:p>
      <text:p text:style-name="P1"><text:line-break/>245017 - PLT TANDOORI MDTHI 190G CRU créé: </text:p>
      <text:p text:style-name="P5">INSERT fta_nomenclature SET <text:s/>last_id_fta_nomenclature='0' , OLD_id_fta_composition='' , id_annexe_agrologic_article_codification='4' , id_access_recette_recette='0' , id_fta='986' , ascendant_fta_nomenclature='' , site_production_fta_nomenclature='1' , poids_fta_nomenclature='0.16' , id_annexe_unite='kg' , quantite_piece_par_carton='' , poids_total_carton_vrac_fta_nomenclature='' , code_produit_agrologic_fta_nomenclature='5017' , etat_fta_nomenclature='1' , nom_fta_nomenclature='PLT TANDOORI MDTHI 190G CRU' , suffixe_agrologic_fta_nomenclature='' </text:p>
      <text:p text:style-name="P1"><text:line-break/>500725 - SCE POULET TANDOORI THIRIET créé: </text:p>
      <text:p text:style-name="P5"><text:soft-page-break/>INSERT fta_nomenclature SET <text:s/>last_id_fta_nomenclature='0' , OLD_id_fta_composition='' , id_annexe_agrologic_article_codification='3' , id_access_recette_recette='0' , id_fta='986' , ascendant_fta_nomenclature='' , site_production_fta_nomenclature='1' , poids_fta_nomenclature='' , id_annexe_unite='L' , quantite_piece_par_carton='' , poids_total_carton_vrac_fta_nomenclature='' , code_produit_agrologic_fta_nomenclature='0725' , etat_fta_nomenclature='1' , nom_fta_nomenclature='SCE POULET TANDOORI THIRIET' , suffixe_agrologic_fta_nomenclature='' </text:p>
      <text:p text:style-name="P1"><text:line-break/>245018 - RIZ RAISINS MDTHI 160G CRU créé: </text:p>
      <text:p text:style-name="P5">INSERT fta_nomenclature SET <text:s/>last_id_fta_nomenclature='0' , OLD_id_fta_composition='' , id_annexe_agrologic_article_codification='4' , id_access_recette_recette='0' , id_fta='986' , ascendant_fta_nomenclature='' , site_production_fta_nomenclature='1' , poids_fta_nomenclature='0.16' , id_annexe_unite='kg' , quantite_piece_par_carton='' , poids_total_carton_vrac_fta_nomenclature='' , code_produit_agrologic_fta_nomenclature='5018' , etat_fta_nomenclature='1' , nom_fta_nomenclature='RIZ RAISINS MDTHI 160G CRU' , suffixe_agrologic_fta_nomenclature='' </text:p>
      <text:p text:style-name="P1"><text:line-break/>700423 - PREP RIZ RAISINS MDTHI créé: </text:p>
      <text:p text:style-name="P5">INSERT fta_nomenclature SET <text:s/>last_id_fta_nomenclature='0' , OLD_id_fta_composition='' , id_annexe_agrologic_article_codification='1' , id_access_recette_recette='0' , id_fta='986' , ascendant_fta_nomenclature='' , site_production_fta_nomenclature='1' , poids_fta_nomenclature='' , id_annexe_unite='kg' , quantite_piece_par_carton='' , poids_total_carton_vrac_fta_nomenclature='' , code_produit_agrologic_fta_nomenclature='0423' , etat_fta_nomenclature='1' , nom_fta_nomenclature='PREP RIZ RAISINS MDTHI' , suffixe_agrologic_fta_nomenclature='' </text:p>
      <text:p text:style-name="P1"><text:line-break/></text:p>
      <text:p text:style-name="P4">Traitement de l'Article: 45019</text:p>
      <text:p text:style-name="P1"><text:line-break/>245019 - PLT KORMA MDTHI 190G CRU créé: </text:p>
      <text:p text:style-name="P5"><text:soft-page-break/>INSERT fta_nomenclature SET <text:s/>last_id_fta_nomenclature='0' , OLD_id_fta_composition='' , id_annexe_agrologic_article_codification='4' , id_access_recette_recette='0' , id_fta='987' , ascendant_fta_nomenclature='' , site_production_fta_nomenclature='1' , poids_fta_nomenclature='0.19' , id_annexe_unite='kg' , quantite_piece_par_carton='' , poids_total_carton_vrac_fta_nomenclature='' , code_produit_agrologic_fta_nomenclature='5019' , etat_fta_nomenclature='1' , nom_fta_nomenclature='PLT KORMA MDTHI 190G CRU' , suffixe_agrologic_fta_nomenclature='' </text:p>
      <text:p text:style-name="P1"><text:line-break/>500727 - SCE PLT KORMA THIRIET créé: </text:p>
      <text:p text:style-name="P5">INSERT fta_nomenclature SET <text:s/>last_id_fta_nomenclature='0' , OLD_id_fta_composition='' , id_annexe_agrologic_article_codification='3' , id_access_recette_recette='0' , id_fta='987' , ascendant_fta_nomenclature='' , site_production_fta_nomenclature='1' , poids_fta_nomenclature='' , id_annexe_unite='L' , quantite_piece_par_carton='' , poids_total_carton_vrac_fta_nomenclature='' , code_produit_agrologic_fta_nomenclature='0727' , etat_fta_nomenclature='1' , nom_fta_nomenclature='SCE PLT KORMA THIRIET' , suffixe_agrologic_fta_nomenclature='' </text:p>
      <text:p text:style-name="P1"><text:line-break/>245020 - RIZ MANGUE MDTHI 160G CRU créé: </text:p>
      <text:p text:style-name="P5">INSERT fta_nomenclature SET <text:s/>last_id_fta_nomenclature='0' , OLD_id_fta_composition='' , id_annexe_agrologic_article_codification='4' , id_access_recette_recette='0' , id_fta='987' , ascendant_fta_nomenclature='' , site_production_fta_nomenclature='1' , poids_fta_nomenclature='0.16' , id_annexe_unite='kg' , quantite_piece_par_carton='' , poids_total_carton_vrac_fta_nomenclature='' , code_produit_agrologic_fta_nomenclature='5020' , etat_fta_nomenclature='1' , nom_fta_nomenclature='RIZ MANGUE MDTHI 160G CRU' , suffixe_agrologic_fta_nomenclature='' </text:p>
      <text:p text:style-name="P1"><text:line-break/>700424 - PREP RIZ MANGUE MDTHI créé: </text:p>
      <text:p text:style-name="P5">INSERT fta_nomenclature SET <text:s/>last_id_fta_nomenclature='0' , OLD_id_fta_composition='' , id_annexe_agrologic_article_codification='1' , id_access_recette_recette='0' , id_fta='987' , ascendant_fta_nomenclature='' , site_production_fta_nomenclature='1' , poids_fta_nomenclature='' , id_annexe_unite='kg' , quantite_piece_par_carton='' , poids_total_carton_vrac_fta_nomenclature='' , code_produit_agrologic_fta_nomenclature='0424' , etat_fta_nomenclature='1' , nom_fta_nomenclature='PREP RIZ MANGUE MDTHI' , suffixe_agrologic_fta_nomenclature='' </text:p>
      <text:p text:style-name="P1"><text:line-break/></text:p>
      <text:p text:style-name="P4"><text:soft-page-break/>Traitement de l'Article: 45304</text:p>
      <text:p text:style-name="P1"><text:line-break/>245304 - LANGUE BOEUF SCE PIQUANTE 200G ACCOR CRU créé: </text:p>
      <text:p text:style-name="P5">INSERT fta_nomenclature SET <text:s/>last_id_fta_nomenclature='0' , OLD_id_fta_composition='' , id_annexe_agrologic_article_codification='4' , id_access_recette_recette='0' , id_fta='68' , ascendant_fta_nomenclature='' , site_production_fta_nomenclature='1' , poids_fta_nomenclature='0.2' , id_annexe_unite='kg' , quantite_piece_par_carton='' , poids_total_carton_vrac_fta_nomenclature='' , code_produit_agrologic_fta_nomenclature='5304' , etat_fta_nomenclature='1' , nom_fta_nomenclature='LANGUE BOEUF SCE PIQUANTE 200G ACCOR CRU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68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677 - SCE PIQUANTE LANGUE BOEUF ACCOR L créé: </text:p>
      <text:p text:style-name="P5">INSERT fta_nomenclature SET <text:s/>last_id_fta_nomenclature='0' , OLD_id_fta_composition='' , id_annexe_agrologic_article_codification='3' , id_access_recette_recette='0' , id_fta='68' , ascendant_fta_nomenclature='' , site_production_fta_nomenclature='1' , poids_fta_nomenclature='' , id_annexe_unite='L' , quantite_piece_par_carton='' , poids_total_carton_vrac_fta_nomenclature='' , code_produit_agrologic_fta_nomenclature='0677' , etat_fta_nomenclature='1' , nom_fta_nomenclature='SCE PIQUANTE LANGUE BOEUF ACCOR L' , suffixe_agrologic_fta_nomenclature='' </text:p>
      <text:p text:style-name="P1"><text:line-break/></text:p>
      <text:p text:style-name="P4">Traitement de l'Article: 45314</text:p>
      <text:p text:style-name="P1"><text:line-break/>245314 - CALAMAR AMERICAINE 200G ACCOR CRU créé: </text:p>
      <text:p text:style-name="P5"><text:soft-page-break/>INSERT fta_nomenclature SET <text:s/>last_id_fta_nomenclature='0' , OLD_id_fta_composition='' , id_annexe_agrologic_article_codification='4' , id_access_recette_recette='0' , id_fta='69' , ascendant_fta_nomenclature='' , site_production_fta_nomenclature='1' , poids_fta_nomenclature='0.2' , id_annexe_unite='kg' , quantite_piece_par_carton='' , poids_total_carton_vrac_fta_nomenclature='' , code_produit_agrologic_fta_nomenclature='5314' , etat_fta_nomenclature='1' , nom_fta_nomenclature='CALAMAR AMERICAINE 200G ACCOR CRU' , suffixe_agrologic_fta_nomenclature='' </text:p>
      <text:p text:style-name="P1"><text:line-break/>700326 - PREP ANNEAU ENCORNET LOLIGO DECONGEL 25% créé: </text:p>
      <text:p text:style-name="P5">INSERT fta_nomenclature SET <text:s/>last_id_fta_nomenclature='0' , OLD_id_fta_composition='' , id_annexe_agrologic_article_codification='1' , id_access_recette_recette='0' , id_fta='69' , ascendant_fta_nomenclature='' , site_production_fta_nomenclature='1' , poids_fta_nomenclature='' , id_annexe_unite='kg' , quantite_piece_par_carton='' , poids_total_carton_vrac_fta_nomenclature='' , code_produit_agrologic_fta_nomenclature='0326' , etat_fta_nomenclature='1' , nom_fta_nomenclature='PREP ANNEAU ENCORNET LOLIGO DECONGEL 25%' , suffixe_agrologic_fta_nomenclature='' </text:p>
      <text:p text:style-name="P1"><text:line-break/>500127 - SCE CALAMAR AMERICAINE TAG L créé: </text:p>
      <text:p text:style-name="P5">INSERT fta_nomenclature SET <text:s/>last_id_fta_nomenclature='0' , OLD_id_fta_composition='' , id_annexe_agrologic_article_codification='3' , id_access_recette_recette='0' , id_fta='69' , ascendant_fta_nomenclature='' , site_production_fta_nomenclature='1' , poids_fta_nomenclature='' , id_annexe_unite='L' , quantite_piece_par_carton='' , poids_total_carton_vrac_fta_nomenclature='' , code_produit_agrologic_fta_nomenclature='0127' , etat_fta_nomenclature='1' , nom_fta_nomenclature='SCE CALAMAR AMERICAINE TAG L' , suffixe_agrologic_fta_nomenclature='' </text:p>
      <text:p text:style-name="P1"><text:line-break/></text:p>
      <text:p text:style-name="P4">Traitement de l'Article: 45315</text:p>
      <text:p text:style-name="P1"><text:line-break/>245315 - PAUPIETTE DE VEAU 240G ACCOR CRU créé: </text:p>
      <text:p text:style-name="P5"><text:soft-page-break/>INSERT fta_nomenclature SET <text:s/>last_id_fta_nomenclature='0' , OLD_id_fta_composition='' , id_annexe_agrologic_article_codification='4' , id_access_recette_recette='0' , id_fta='55' , ascendant_fta_nomenclature='' , site_production_fta_nomenclature='1' , poids_fta_nomenclature='0.24' , id_annexe_unite='kg' , quantite_piece_par_carton='' , poids_total_carton_vrac_fta_nomenclature='' , code_produit_agrologic_fta_nomenclature='5315' , etat_fta_nomenclature='1' , nom_fta_nomenclature='PAUPIETTE DE VEAU 240G ACCOR CRU' , suffixe_agrologic_fta_nomenclature='' </text:p>
      <text:p text:style-name="P1"><text:line-break/>500237 - SAUCE PAUPIETTE ACCOR créé: </text:p>
      <text:p text:style-name="P5">INSERT fta_nomenclature SET <text:s/>last_id_fta_nomenclature='0' , OLD_id_fta_composition='' , id_annexe_agrologic_article_codification='3' , id_access_recette_recette='0' , id_fta='55' , ascendant_fta_nomenclature='' , site_production_fta_nomenclature='1' , poids_fta_nomenclature='' , id_annexe_unite='L' , quantite_piece_par_carton='' , poids_total_carton_vrac_fta_nomenclature='' , code_produit_agrologic_fta_nomenclature='0237' , etat_fta_nomenclature='1' , nom_fta_nomenclature='SAUCE PAUPIETTE ACCOR' , suffixe_agrologic_fta_nomenclature='' </text:p>
      <text:p text:style-name="P1"><text:line-break/></text:p>
      <text:p text:style-name="P4">Traitement de l'Article: 45316</text:p>
      <text:p text:style-name="P1"><text:line-break/>145316 - JARRET AGNEAU AUX HERBES ACCOR 215G CUIT créé: </text:p>
      <text:p text:style-name="P5">INSERT fta_nomenclature SET <text:s/>last_id_fta_nomenclature='0' , OLD_id_fta_composition='' , id_annexe_agrologic_article_codification='5' , id_access_recette_recette='0' , id_fta='43' , ascendant_fta_nomenclature='' , site_production_fta_nomenclature='1' , poids_fta_nomenclature='0.215' , id_annexe_unite='kg' , quantite_piece_par_carton='' , poids_total_carton_vrac_fta_nomenclature='' , code_produit_agrologic_fta_nomenclature='5316' , etat_fta_nomenclature='1' , nom_fta_nomenclature='JARRET AGNEAU AUX HERBES ACCOR 215G CUIT' , suffixe_agrologic_fta_nomenclature='' </text:p>
      <text:p text:style-name="P1"><text:line-break/>245316 - JARRET AGNEAU AUX HERBES ACCOR 215G CRU créé: </text:p>
      <text:p text:style-name="P5"><text:soft-page-break/>INSERT fta_nomenclature SET <text:s/>last_id_fta_nomenclature='0' , OLD_id_fta_composition='' , id_annexe_agrologic_article_codification='4' , id_access_recette_recette='0' , id_fta='43' , ascendant_fta_nomenclature='' , site_production_fta_nomenclature='1' , poids_fta_nomenclature='0.215' , id_annexe_unite='kg' , quantite_piece_par_carton='' , poids_total_carton_vrac_fta_nomenclature='' , code_produit_agrologic_fta_nomenclature='5316' , etat_fta_nomenclature='1' , nom_fta_nomenclature='JARRET AGNEAU AUX HERBES ACCOR 215G CRU' , suffixe_agrologic_fta_nomenclature='' </text:p>
      <text:p text:style-name="P1"><text:line-break/>500387 - SAUCE SOURIS AGNEAU HERBES ACCOR L créé: </text:p>
      <text:p text:style-name="P5">INSERT fta_nomenclature SET <text:s/>last_id_fta_nomenclature='0' , OLD_id_fta_composition='' , id_annexe_agrologic_article_codification='3' , id_access_recette_recette='0' , id_fta='43' , ascendant_fta_nomenclature='' , site_production_fta_nomenclature='1' , poids_fta_nomenclature='' , id_annexe_unite='L' , quantite_piece_par_carton='' , poids_total_carton_vrac_fta_nomenclature='' , code_produit_agrologic_fta_nomenclature='0387' , etat_fta_nomenclature='1' , nom_fta_nomenclature='SAUCE SOURIS AGNEAU HERBES ACCOR L' , suffixe_agrologic_fta_nomenclature='' </text:p>
      <text:p text:style-name="P1"><text:line-break/></text:p>
      <text:p text:style-name="P4">Traitement de l'Article: 45317</text:p>
      <text:p text:style-name="P1"><text:line-break/>245317 - LAPIN CAPONATA ACCOR 260G CRU créé: </text:p>
      <text:p text:style-name="P5">INSERT fta_nomenclature SET <text:s/>last_id_fta_nomenclature='0' , OLD_id_fta_composition='' , id_annexe_agrologic_article_codification='4' , id_access_recette_recette='0' , id_fta='75' , ascendant_fta_nomenclature='' , site_production_fta_nomenclature='1' , poids_fta_nomenclature='0.26' , id_annexe_unite='kg' , quantite_piece_par_carton='' , poids_total_carton_vrac_fta_nomenclature='' , code_produit_agrologic_fta_nomenclature='5317' , etat_fta_nomenclature='1' , nom_fta_nomenclature='LAPIN CAPONATA ACCOR 260G CRU' , suffixe_agrologic_fta_nomenclature='' </text:p>
      <text:p text:style-name="P1"><text:line-break/>700125 - PREP CAPONATA ACCOR KG créé: </text:p>
      <text:p text:style-name="P5"><text:soft-page-break/>INSERT fta_nomenclature SET <text:s/>last_id_fta_nomenclature='0' , OLD_id_fta_composition='' , id_annexe_agrologic_article_codification='1' , id_access_recette_recette='0' , id_fta='75' , ascendant_fta_nomenclature='' , site_production_fta_nomenclature='1' , poids_fta_nomenclature='' , id_annexe_unite='kg' , quantite_piece_par_carton='' , poids_total_carton_vrac_fta_nomenclature='' , code_produit_agrologic_fta_nomenclature='0125' , etat_fta_nomenclature='1' , nom_fta_nomenclature='PREP CAPONATA ACCOR KG' , suffixe_agrologic_fta_nomenclature='' </text:p>
      <text:p text:style-name="P1"><text:line-break/>500427 - SAUCE CAPONATA ACCOR L créé: </text:p>
      <text:p text:style-name="P5">INSERT fta_nomenclature SET <text:s/>last_id_fta_nomenclature='0' , OLD_id_fta_composition='' , id_annexe_agrologic_article_codification='3' , id_access_recette_recette='0' , id_fta='75' , ascendant_fta_nomenclature='' , site_production_fta_nomenclature='1' , poids_fta_nomenclature='' , id_annexe_unite='L' , quantite_piece_par_carton='' , poids_total_carton_vrac_fta_nomenclature='' , code_produit_agrologic_fta_nomenclature='0427' , etat_fta_nomenclature='1' , nom_fta_nomenclature='SAUCE CAPONATA ACCOR L' , suffixe_agrologic_fta_nomenclature='' </text:p>
      <text:p text:style-name="P1"><text:line-break/></text:p>
      <text:p text:style-name="P4">Traitement de l'Article: 45320</text:p>
      <text:p text:style-name="P1"><text:line-break/>245320 - ASPIC JAMBONNEAU 130G ACCOR CRU créé: </text:p>
      <text:p text:style-name="P5">INSERT fta_nomenclature SET <text:s/>last_id_fta_nomenclature='0' , OLD_id_fta_composition='' , id_annexe_agrologic_article_codification='4' , id_access_recette_recette='0' , id_fta='47' , ascendant_fta_nomenclature='' , site_production_fta_nomenclature='1' , poids_fta_nomenclature='0.13' , id_annexe_unite='kg' , quantite_piece_par_carton='' , poids_total_carton_vrac_fta_nomenclature='' , code_produit_agrologic_fta_nomenclature='5320' , etat_fta_nomenclature='1' , nom_fta_nomenclature='ASPIC JAMBONNEAU 130G ACCOR CRU' , suffixe_agrologic_fta_nomenclature='' </text:p>
      <text:p text:style-name="P1"><text:line-break/>700216 - PREPA ASPIC JAMBONNEAU ACCOR KG créé: </text:p>
      <text:p text:style-name="P5"><text:soft-page-break/>INSERT fta_nomenclature SET <text:s/>last_id_fta_nomenclature='0' , OLD_id_fta_composition='' , id_annexe_agrologic_article_codification='1' , id_access_recette_recette='0' , id_fta='47' , ascendant_fta_nomenclature='' , site_production_fta_nomenclature='1' , poids_fta_nomenclature='' , id_annexe_unite='kg' , quantite_piece_par_carton='' , poids_total_carton_vrac_fta_nomenclature='' , code_produit_agrologic_fta_nomenclature='0216' , etat_fta_nomenclature='1' , nom_fta_nomenclature='PREPA ASPIC JAMBONNEAU ACCOR KG' , suffixe_agrologic_fta_nomenclature='' </text:p>
      <text:p text:style-name="P1"><text:line-break/></text:p>
      <text:p text:style-name="P4">Traitement de l'Article: 45321</text:p>
      <text:p text:style-name="P1"><text:line-break/>245321 - LEGUMES COMPOTES ACCOR 140G CRU créé: </text:p>
      <text:p text:style-name="P5">INSERT fta_nomenclature SET <text:s/>last_id_fta_nomenclature='0' , OLD_id_fta_composition='' , id_annexe_agrologic_article_codification='4' , id_access_recette_recette='0' , id_fta='48' , ascendant_fta_nomenclature='' , site_production_fta_nomenclature='1' , poids_fta_nomenclature='0.14' , id_annexe_unite='kg' , quantite_piece_par_carton='' , poids_total_carton_vrac_fta_nomenclature='' , code_produit_agrologic_fta_nomenclature='5321' , etat_fta_nomenclature='1' , nom_fta_nomenclature='LEGUMES COMPOTES ACCOR 140G CRU' , suffixe_agrologic_fta_nomenclature='' </text:p>
      <text:p text:style-name="P1"><text:line-break/>700218 - PREP LEGUMES COMPOTES ACCOR KG créé: </text:p>
      <text:p text:style-name="P5">INSERT fta_nomenclature SET <text:s/>last_id_fta_nomenclature='0' , OLD_id_fta_composition='' , id_annexe_agrologic_article_codification='1' , id_access_recette_recette='0' , id_fta='48' , ascendant_fta_nomenclature='' , site_production_fta_nomenclature='1' , poids_fta_nomenclature='' , id_annexe_unite='kg' , quantite_piece_par_carton='' , poids_total_carton_vrac_fta_nomenclature='' , code_produit_agrologic_fta_nomenclature='0218' , etat_fta_nomenclature='1' , nom_fta_nomenclature='PREP LEGUMES COMPOTES ACCOR KG' , suffixe_agrologic_fta_nomenclature='' </text:p>
      <text:p text:style-name="P1"><text:line-break/></text:p>
      <text:p text:style-name="P4">Traitement de l'Article: 45322</text:p>
      <text:p text:style-name="P1"><text:line-break/>145322 - EMIETTE THON ACCOR 140G CUIT créé: </text:p>
      <text:p text:style-name="P5"><text:soft-page-break/>INSERT fta_nomenclature SET <text:s/>last_id_fta_nomenclature='0' , OLD_id_fta_composition='' , id_annexe_agrologic_article_codification='5' , id_access_recette_recette='0' , id_fta='50' , ascendant_fta_nomenclature='' , site_production_fta_nomenclature='1' , poids_fta_nomenclature='0.14' , id_annexe_unite='kg' , quantite_piece_par_carton='' , poids_total_carton_vrac_fta_nomenclature='' , code_produit_agrologic_fta_nomenclature='5322' , etat_fta_nomenclature='1' , nom_fta_nomenclature='EMIETTE THON ACCOR 140G CUIT' , suffixe_agrologic_fta_nomenclature='' </text:p>
      <text:p text:style-name="P1"><text:line-break/>245322 - EMIETTE THON ACCOR 140G CRU créé: </text:p>
      <text:p text:style-name="P5">INSERT fta_nomenclature SET <text:s/>last_id_fta_nomenclature='0' , OLD_id_fta_composition='' , id_annexe_agrologic_article_codification='4' , id_access_recette_recette='0' , id_fta='50' , ascendant_fta_nomenclature='' , site_production_fta_nomenclature='1' , poids_fta_nomenclature='0.14' , id_annexe_unite='kg' , quantite_piece_par_carton='' , poids_total_carton_vrac_fta_nomenclature='' , code_produit_agrologic_fta_nomenclature='5322' , etat_fta_nomenclature='1' , nom_fta_nomenclature='EMIETTE THON ACCOR 140G CRU' , suffixe_agrologic_fta_nomenclature='' </text:p>
      <text:p text:style-name="P1"><text:line-break/>700217 - PREP EMIETTE THON ACCOR KG créé: </text:p>
      <text:p text:style-name="P5">INSERT fta_nomenclature SET <text:s/>last_id_fta_nomenclature='0' , OLD_id_fta_composition='' , id_annexe_agrologic_article_codification='1' , id_access_recette_recette='0' , id_fta='50' , ascendant_fta_nomenclature='' , site_production_fta_nomenclature='1' , poids_fta_nomenclature='' , id_annexe_unite='kg' , quantite_piece_par_carton='' , poids_total_carton_vrac_fta_nomenclature='' , code_produit_agrologic_fta_nomenclature='0217' , etat_fta_nomenclature='1' , nom_fta_nomenclature='PREP EMIETTE THON ACCOR KG' , suffixe_agrologic_fta_nomenclature='' </text:p>
      <text:p text:style-name="P1"><text:line-break/>500562 - SCE EMIETTE THON ACCOR L créé: </text:p>
      <text:p text:style-name="P5">INSERT fta_nomenclature SET <text:s/>last_id_fta_nomenclature='0' , OLD_id_fta_composition='' , id_annexe_agrologic_article_codification='3' , id_access_recette_recette='0' , id_fta='50' , ascendant_fta_nomenclature='' , site_production_fta_nomenclature='1' , poids_fta_nomenclature='' , id_annexe_unite='L' , quantite_piece_par_carton='' , poids_total_carton_vrac_fta_nomenclature='' , code_produit_agrologic_fta_nomenclature='0562' , etat_fta_nomenclature='1' , nom_fta_nomenclature='SCE EMIETTE THON ACCOR L' , suffixe_agrologic_fta_nomenclature='' </text:p>
      <text:p text:style-name="P1"><text:line-break/></text:p>
      <text:p text:style-name="P4"><text:soft-page-break/>Traitement de l'Article: 45359</text:p>
      <text:p text:style-name="P1"><text:line-break/>245359 - PALERON BOEUF 180G ACCOR CRU créé: </text:p>
      <text:p text:style-name="P5">INSERT fta_nomenclature SET <text:s/>last_id_fta_nomenclature='0' , OLD_id_fta_composition='' , id_annexe_agrologic_article_codification='4' , id_access_recette_recette='0' , id_fta='61' , ascendant_fta_nomenclature='' , site_production_fta_nomenclature='1' , poids_fta_nomenclature='0.18' , id_annexe_unite='kg' , quantite_piece_par_carton='' , poids_total_carton_vrac_fta_nomenclature='' , code_produit_agrologic_fta_nomenclature='5359' , etat_fta_nomenclature='1' , nom_fta_nomenclature='PALERON BOEUF 180G ACCOR CRU' , suffixe_agrologic_fta_nomenclature='' </text:p>
      <text:p text:style-name="P1"><text:line-break/>700318 - PREP PALERON BOEUF 240/260 BLANCHI 20% créé: </text:p>
      <text:p text:style-name="P5">INSERT fta_nomenclature SET <text:s/>last_id_fta_nomenclature='0' , OLD_id_fta_composition='' , id_annexe_agrologic_article_codification='1' , id_access_recette_recette='0' , id_fta='61' , ascendant_fta_nomenclature='' , site_production_fta_nomenclature='1' , poids_fta_nomenclature='' , id_annexe_unite='kg' , quantite_piece_par_carton='' , poids_total_carton_vrac_fta_nomenclature='' , code_produit_agrologic_fta_nomenclature='0318' , etat_fta_nomenclature='1' , nom_fta_nomenclature='PREP PALERON BOEUF 240/260 BLANCHI 20%' , suffixe_agrologic_fta_nomenclature='' </text:p>
      <text:p text:style-name="P1"><text:line-break/>245360 - SAUCE ECHALOTTE 60G ACCOR CRU créé: </text:p>
      <text:p text:style-name="P5">INSERT fta_nomenclature SET <text:s/>last_id_fta_nomenclature='0' , OLD_id_fta_composition='' , id_annexe_agrologic_article_codification='4' , id_access_recette_recette='0' , id_fta='61' , ascendant_fta_nomenclature='' , site_production_fta_nomenclature='1' , poids_fta_nomenclature='0.06' , id_annexe_unite='kg' , quantite_piece_par_carton='' , poids_total_carton_vrac_fta_nomenclature='' , code_produit_agrologic_fta_nomenclature='5360' , etat_fta_nomenclature='1' , nom_fta_nomenclature='SAUCE ECHALOTTE 60G ACCOR CRU' , suffixe_agrologic_fta_nomenclature='' </text:p>
      <text:p text:style-name="P1"><text:line-break/>500328 - SCE ECHALOTTE ACCOR L créé: </text:p>
      <text:p text:style-name="P5"><text:soft-page-break/>INSERT fta_nomenclature SET <text:s/>last_id_fta_nomenclature='0' , OLD_id_fta_composition='' , id_annexe_agrologic_article_codification='3' , id_access_recette_recette='0' , id_fta='61' , ascendant_fta_nomenclature='' , site_production_fta_nomenclature='1' , poids_fta_nomenclature='' , id_annexe_unite='L' , quantite_piece_par_carton='' , poids_total_carton_vrac_fta_nomenclature='' , code_produit_agrologic_fta_nomenclature='0328' , etat_fta_nomenclature='1' , nom_fta_nomenclature='SCE ECHALOTTE ACCOR L' , suffixe_agrologic_fta_nomenclature='' </text:p>
      <text:p text:style-name="P1"><text:line-break/></text:p>
      <text:p text:style-name="P4">Traitement de l'Article: 45501</text:p>
      <text:p text:style-name="P1"><text:line-break/>223080 - CALAMARS FARCIS LOISEAU (2004) 200G CRU créé: </text:p>
      <text:p text:style-name="P5">INSERT fta_nomenclature SET <text:s/>last_id_fta_nomenclature='0' , OLD_id_fta_composition='' , id_annexe_agrologic_article_codification='4' , id_access_recette_recette='0' , id_fta='989' , ascendant_fta_nomenclature='' , site_production_fta_nomenclature='1' , poids_fta_nomenclature='0.2' , id_annexe_unite='kg' , quantite_piece_par_carton='' , poids_total_carton_vrac_fta_nomenclature='' , code_produit_agrologic_fta_nomenclature='3080' , etat_fta_nomenclature='1' , nom_fta_nomenclature='CALAMARS FARCIS LOISEAU (2004) 200G CRU' , suffixe_agrologic_fta_nomenclature='' </text:p>
      <text:p text:style-name="P1"><text:line-break/>500167 - SAUCE CALAMARS FARCIS LOISEAU (L) créé: </text:p>
      <text:p text:style-name="P5">INSERT fta_nomenclature SET <text:s/>last_id_fta_nomenclature='0' , OLD_id_fta_composition='' , id_annexe_agrologic_article_codification='3' , id_access_recette_recette='0' , id_fta='989' , ascendant_fta_nomenclature='' , site_production_fta_nomenclature='1' , poids_fta_nomenclature='' , id_annexe_unite='L' , quantite_piece_par_carton='' , poids_total_carton_vrac_fta_nomenclature='' , code_produit_agrologic_fta_nomenclature='0167' , etat_fta_nomenclature='1' , nom_fta_nomenclature='SAUCE CALAMARS FARCIS LOISEAU (L)' , suffixe_agrologic_fta_nomenclature='' </text:p>
      <text:p text:style-name="P1"><text:line-break/>700329 - PREP TUBE FARCI créé: </text:p>
      <text:p text:style-name="P5"><text:soft-page-break/>INSERT fta_nomenclature SET <text:s/>last_id_fta_nomenclature='0' , OLD_id_fta_composition='' , id_annexe_agrologic_article_codification='1' , id_access_recette_recette='0' , id_fta='989' , ascendant_fta_nomenclature='' , site_production_fta_nomenclature='1' , poids_fta_nomenclature='' , id_annexe_unite='kg' , quantite_piece_par_carton='' , poids_total_carton_vrac_fta_nomenclature='' , code_produit_agrologic_fta_nomenclature='0329' , etat_fta_nomenclature='1' , nom_fta_nomenclature='PREP TUBE FARCI' , suffixe_agrologic_fta_nomenclature='' </text:p>
      <text:p text:style-name="P1"><text:line-break/>700328 - PREP TUBE ENCORNET BLANCHI 15% créé: </text:p>
      <text:p text:style-name="P5">INSERT fta_nomenclature SET <text:s/>last_id_fta_nomenclature='0' , OLD_id_fta_composition='' , id_annexe_agrologic_article_codification='1' , id_access_recette_recette='0' , id_fta='989' , ascendant_fta_nomenclature='' , site_production_fta_nomenclature='1' , poids_fta_nomenclature='' , id_annexe_unite='kg' , quantite_piece_par_carton='' , poids_total_carton_vrac_fta_nomenclature='' , code_produit_agrologic_fta_nomenclature='0328' , etat_fta_nomenclature='1' , nom_fta_nomenclature='PREP TUBE ENCORNET BLANCHI 15%' , suffixe_agrologic_fta_nomenclature='' </text:p>
      <text:p text:style-name="P1"><text:line-break/>700039 - PRE CUISSON CALAMARS FARCIS LOISEAU créé: </text:p>
      <text:p text:style-name="P5">INSERT fta_nomenclature SET <text:s/>last_id_fta_nomenclature='0' , OLD_id_fta_composition='' , id_annexe_agrologic_article_codification='1' , id_access_recette_recette='0' , id_fta='989' , ascendant_fta_nomenclature='' , site_production_fta_nomenclature='1' , poids_fta_nomenclature='' , id_annexe_unite='kg' , quantite_piece_par_carton='' , poids_total_carton_vrac_fta_nomenclature='' , code_produit_agrologic_fta_nomenclature='0039' , etat_fta_nomenclature='1' , nom_fta_nomenclature='PRE CUISSON CALAMARS FARCIS LOISEAU' , suffixe_agrologic_fta_nomenclature='' </text:p>
      <text:p text:style-name="P1"><text:line-break/></text:p>
      <text:p text:style-name="P4">Traitement de l'Article: 45802</text:p>
      <text:p text:style-name="P1"><text:line-break/></text:p>
      <text:p text:style-name="P4">Traitement de l'Article: 46012</text:p>
      <text:p text:style-name="P1"><text:line-break/>111001 - NEM PORC 60G PIECE THIRIET créé: </text:p>
      <text:p text:style-name="P5"><text:soft-page-break/>INSERT fta_nomenclature SET <text:s/>last_id_fta_nomenclature='0' , OLD_id_fta_composition='' , id_annexe_agrologic_article_codification='5' , id_access_recette_recette='0' , id_fta='991' , ascendant_fta_nomenclature='' , site_production_fta_nomenclature='1' , poids_fta_nomenclature='0.06' , id_annexe_unite='kg' , quantite_piece_par_carton='' , poids_total_carton_vrac_fta_nomenclature='' , code_produit_agrologic_fta_nomenclature='1001' , etat_fta_nomenclature='1' , nom_fta_nomenclature='NEM PORC 60G PIECE THIRIET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991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7 - FCE NEM PORC MDTHI KG créé: </text:p>
      <text:p text:style-name="P5">INSERT fta_nomenclature SET <text:s/>last_id_fta_nomenclature='0' , OLD_id_fta_composition='' , id_annexe_agrologic_article_codification='2' , id_access_recette_recette='0' , id_fta='991' , ascendant_fta_nomenclature='' , site_production_fta_nomenclature='1' , poids_fta_nomenclature='' , id_annexe_unite='kg' , quantite_piece_par_carton='' , poids_total_carton_vrac_fta_nomenclature='' , code_produit_agrologic_fta_nomenclature='0147' , etat_fta_nomenclature='1' , nom_fta_nomenclature='FCE NEM PORC MDTHI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99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99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46017</text:p>
      <text:p text:style-name="P1"><text:line-break/>146017 - N PORC 20G MDTHI PIECE créé: </text:p>
      <text:p text:style-name="P5">INSERT fta_nomenclature SET <text:s/>last_id_fta_nomenclature='0' , OLD_id_fta_composition='' , id_annexe_agrologic_article_codification='5' , id_access_recette_recette='0' , id_fta='992' , ascendant_fta_nomenclature='' , site_production_fta_nomenclature='1' , poids_fta_nomenclature='0.02' , id_annexe_unite='kg' , quantite_piece_par_carton='' , poids_total_carton_vrac_fta_nomenclature='' , code_produit_agrologic_fta_nomenclature='6017' , etat_fta_nomenclature='1' , nom_fta_nomenclature='N PORC 20G MDTHI PIECE' , suffixe_agrologic_fta_nomenclature='' </text:p>
      <text:p text:style-name="P1"><text:line-break/>600147 - FCE NEM PORC MDTHI KG créé: </text:p>
      <text:p text:style-name="P5">INSERT fta_nomenclature SET <text:s/>last_id_fta_nomenclature='0' , OLD_id_fta_composition='' , id_annexe_agrologic_article_codification='2' , id_access_recette_recette='0' , id_fta='992' , ascendant_fta_nomenclature='' , site_production_fta_nomenclature='1' , poids_fta_nomenclature='' , id_annexe_unite='kg' , quantite_piece_par_carton='' , poids_total_carton_vrac_fta_nomenclature='' , code_produit_agrologic_fta_nomenclature='0147' , etat_fta_nomenclature='1' , nom_fta_nomenclature='FCE NEM PORC MDTHI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99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99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99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46019</text:p>
      <text:p text:style-name="P1"><text:line-break/>146019 - NEM POULET 60G PIECE THIRIET créé: </text:p>
      <text:p text:style-name="P5"><text:soft-page-break/>INSERT fta_nomenclature SET <text:s/>last_id_fta_nomenclature='0' , OLD_id_fta_composition='' , id_annexe_agrologic_article_codification='5' , id_access_recette_recette='0' , id_fta='993' , ascendant_fta_nomenclature='' , site_production_fta_nomenclature='1' , poids_fta_nomenclature='0.06' , id_annexe_unite='kg' , quantite_piece_par_carton='' , poids_total_carton_vrac_fta_nomenclature='' , code_produit_agrologic_fta_nomenclature='6019' , etat_fta_nomenclature='1' , nom_fta_nomenclature='NEM POULET 60G PIECE THIRIET' , suffixe_agrologic_fta_nomenclature='' </text:p>
      <text:p text:style-name="P1"><text:line-break/>600148 - FCE NEM POULET MDTHI KG créé: </text:p>
      <text:p text:style-name="P5">INSERT fta_nomenclature SET <text:s/>last_id_fta_nomenclature='0' , OLD_id_fta_composition='' , id_annexe_agrologic_article_codification='2' , id_access_recette_recette='0' , id_fta='993' , ascendant_fta_nomenclature='' , site_production_fta_nomenclature='1' , poids_fta_nomenclature='' , id_annexe_unite='kg' , quantite_piece_par_carton='' , poids_total_carton_vrac_fta_nomenclature='' , code_produit_agrologic_fta_nomenclature='0148' , etat_fta_nomenclature='1' , nom_fta_nomenclature='FCE NEM POULET MDTHI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99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99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99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46020</text:p>
      <text:p text:style-name="P1"><text:line-break/>146020 - N POISSON/CRABE 60G PIECE THIRIET créé: </text:p>
      <text:p text:style-name="P5">INSERT fta_nomenclature SET <text:s/>last_id_fta_nomenclature='0' , OLD_id_fta_composition='' , id_annexe_agrologic_article_codification='5' , id_access_recette_recette='0' , id_fta='994' , ascendant_fta_nomenclature='' , site_production_fta_nomenclature='1' , poids_fta_nomenclature='0.06' , id_annexe_unite='kg' , quantite_piece_par_carton='' , poids_total_carton_vrac_fta_nomenclature='' , code_produit_agrologic_fta_nomenclature='6020' , etat_fta_nomenclature='1' , nom_fta_nomenclature='N POISSON/CRABE 60G PIECE THIRIET' , suffixe_agrologic_fta_nomenclature='' </text:p>
      <text:p text:style-name="P1"><text:line-break/>600124 - FCE NEM POISSON CRABE THIRIET créé: </text:p>
      <text:p text:style-name="P5">INSERT fta_nomenclature SET <text:s/>last_id_fta_nomenclature='0' , OLD_id_fta_composition='' , id_annexe_agrologic_article_codification='2' , id_access_recette_recette='0' , id_fta='994' , ascendant_fta_nomenclature='' , site_production_fta_nomenclature='1' , poids_fta_nomenclature='' , id_annexe_unite='kg' , quantite_piece_par_carton='' , poids_total_carton_vrac_fta_nomenclature='' , code_produit_agrologic_fta_nomenclature='0124' , etat_fta_nomenclature='1' , nom_fta_nomenclature='FCE NEM POISSON CRABE THIRIET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99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99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99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46024</text:p>
      <text:p text:style-name="P1"><text:line-break/>121307 - SAM PLT 30G MDCORA/MATCH/THI PIECE créé: </text:p>
      <text:p text:style-name="P5"><text:soft-page-break/>INSERT fta_nomenclature SET <text:s/>last_id_fta_nomenclature='0' , OLD_id_fta_composition='' , id_annexe_agrologic_article_codification='5' , id_access_recette_recette='0' , id_fta='995' , ascendant_fta_nomenclature='' , site_production_fta_nomenclature='1' , poids_fta_nomenclature='0.03' , id_annexe_unite='kg' , quantite_piece_par_carton='' , poids_total_carton_vrac_fta_nomenclature='' , code_produit_agrologic_fta_nomenclature='1307' , etat_fta_nomenclature='1' , nom_fta_nomenclature='SAM PLT 30G MDCORA/MATCH/THI PIECE' , suffixe_agrologic_fta_nomenclature='' </text:p>
      <text:p text:style-name="P1"><text:line-break/>600120 - FCE SAMOSSA PLT MDCORA/MATCH/THI KG créé: </text:p>
      <text:p text:style-name="P5">INSERT fta_nomenclature SET <text:s/>last_id_fta_nomenclature='0' , OLD_id_fta_composition='' , id_annexe_agrologic_article_codification='2' , id_access_recette_recette='0' , id_fta='995' , ascendant_fta_nomenclature='' , site_production_fta_nomenclature='1' , poids_fta_nomenclature='' , id_annexe_unite='kg' , quantite_piece_par_carton='' , poids_total_carton_vrac_fta_nomenclature='' , code_produit_agrologic_fta_nomenclature='0120' , etat_fta_nomenclature='1' , nom_fta_nomenclature='FCE SAMOSSA PLT MDCORA/MATCH/THI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99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73 - PREPA OIGNONS REHYDRATES KG créé: </text:p>
      <text:p text:style-name="P5">INSERT fta_nomenclature SET <text:s/>last_id_fta_nomenclature='0' , OLD_id_fta_composition='' , id_annexe_agrologic_article_codification='1' , id_access_recette_recette='0' , id_fta='995' , ascendant_fta_nomenclature='' , site_production_fta_nomenclature='1' , poids_fta_nomenclature='' , id_annexe_unite='kg' , quantite_piece_par_carton='' , poids_total_carton_vrac_fta_nomenclature='' , code_produit_agrologic_fta_nomenclature='0173' , etat_fta_nomenclature='1' , nom_fta_nomenclature='PREPA OIGNON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99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46025</text:p>
      <text:p text:style-name="P1"><text:line-break/>111510 - RAV CREV 25G TDA-TAUC PCE créé: </text:p>
      <text:p text:style-name="P5">INSERT fta_nomenclature SET <text:s/>last_id_fta_nomenclature='0' , OLD_id_fta_composition='' , id_annexe_agrologic_article_codification='5' , id_access_recette_recette='0' , id_fta='996' , ascendant_fta_nomenclature='' , site_production_fta_nomenclature='1' , poids_fta_nomenclature='0.025' , id_annexe_unite='kg' , quantite_piece_par_carton='' , poids_total_carton_vrac_fta_nomenclature='' , code_produit_agrologic_fta_nomenclature='1510' , etat_fta_nomenclature='1' , nom_fta_nomenclature='RAV CREV 25G TDA-TAUC PCE' , suffixe_agrologic_fta_nomenclature='' </text:p>
      <text:p text:style-name="P1"><text:line-break/>600146 - FCE RAV CHINOIS LSTDA MDTHI KG créé: </text:p>
      <text:p text:style-name="P5">INSERT fta_nomenclature SET <text:s/>last_id_fta_nomenclature='0' , OLD_id_fta_composition='' , id_annexe_agrologic_article_codification='2' , id_access_recette_recette='0' , id_fta='996' , ascendant_fta_nomenclature='' , site_production_fta_nomenclature='1' , poids_fta_nomenclature='' , id_annexe_unite='kg' , quantite_piece_par_carton='' , poids_total_carton_vrac_fta_nomenclature='' , code_produit_agrologic_fta_nomenclature='0146' , etat_fta_nomenclature='1' , nom_fta_nomenclature='FCE RAV CHINOIS LSTDA MDTHI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99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99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99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46026</text:p>
      <text:p text:style-name="P1"><text:line-break/>111724 - SAM FRUIT EXO 25G PCE créé: </text:p>
      <text:p text:style-name="P5"><text:soft-page-break/>INSERT fta_nomenclature SET <text:s/>last_id_fta_nomenclature='0' , OLD_id_fta_composition='' , id_annexe_agrologic_article_codification='5' , id_access_recette_recette='0' , id_fta='997' , ascendant_fta_nomenclature='' , site_production_fta_nomenclature='1' , poids_fta_nomenclature='0.025' , id_annexe_unite='kg' , quantite_piece_par_carton='' , poids_total_carton_vrac_fta_nomenclature='' , code_produit_agrologic_fta_nomenclature='1724' , etat_fta_nomenclature='1' , nom_fta_nomenclature='SAM FRUIT EXO 25G PCE' , suffixe_agrologic_fta_nomenclature='' </text:p>
      <text:p text:style-name="P1"><text:line-break/>600138 - FCE SAMOSSA FRUITS EXO KG créé: </text:p>
      <text:p text:style-name="P5">INSERT fta_nomenclature SET <text:s/>last_id_fta_nomenclature='0' , OLD_id_fta_composition='' , id_annexe_agrologic_article_codification='2' , id_access_recette_recette='0' , id_fta='997' , ascendant_fta_nomenclature='' , site_production_fta_nomenclature='1' , poids_fta_nomenclature='' , id_annexe_unite='kg' , quantite_piece_par_carton='' , poids_total_carton_vrac_fta_nomenclature='' , code_produit_agrologic_fta_nomenclature='0138' , etat_fta_nomenclature='1' , nom_fta_nomenclature='FCE SAMOSSA FRUITS EXO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99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46027</text:p>
      <text:p text:style-name="P1"><text:line-break/>146027 - BRIOUAT AGNEAU MTHI 20G PCE créé: </text:p>
      <text:p text:style-name="P5"><text:soft-page-break/>INSERT fta_nomenclature SET <text:s/>last_id_fta_nomenclature='0' , OLD_id_fta_composition='' , id_annexe_agrologic_article_codification='5' , id_access_recette_recette='0' , id_fta='998' , ascendant_fta_nomenclature='' , site_production_fta_nomenclature='1' , poids_fta_nomenclature='0.02' , id_annexe_unite='kg' , quantite_piece_par_carton='' , poids_total_carton_vrac_fta_nomenclature='' , code_produit_agrologic_fta_nomenclature='6027' , etat_fta_nomenclature='1' , nom_fta_nomenclature='BRIOUAT AGNEAU MTHI 20G PCE' , suffixe_agrologic_fta_nomenclature='' </text:p>
      <text:p text:style-name="P1"><text:line-break/>600339 - FCE BRIOUAT AGNEAU MDTHI KG créé: </text:p>
      <text:p text:style-name="P5">INSERT fta_nomenclature SET <text:s/>last_id_fta_nomenclature='0' , OLD_id_fta_composition='' , id_annexe_agrologic_article_codification='2' , id_access_recette_recette='0' , id_fta='998' , ascendant_fta_nomenclature='' , site_production_fta_nomenclature='1' , poids_fta_nomenclature='' , id_annexe_unite='kg' , quantite_piece_par_carton='' , poids_total_carton_vrac_fta_nomenclature='' , code_produit_agrologic_fta_nomenclature='0339' , etat_fta_nomenclature='1' , nom_fta_nomenclature='FCE BRIOUAT AGNEAU MDTHI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99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20 - FALAFEL 25G PCE créé: </text:p>
      <text:p text:style-name="P5">INSERT fta_nomenclature SET <text:s/>last_id_fta_nomenclature='0' , OLD_id_fta_composition='' , id_annexe_agrologic_article_codification='5' , id_access_recette_recette='0' , id_fta='998' , ascendant_fta_nomenclature='' , site_production_fta_nomenclature='1' , poids_fta_nomenclature='0.025' , id_annexe_unite='kg' , quantite_piece_par_carton='' , poids_total_carton_vrac_fta_nomenclature='' , code_produit_agrologic_fta_nomenclature='0020' , etat_fta_nomenclature='1' , nom_fta_nomenclature='FALAFEL 25G PCE' , suffixe_agrologic_fta_nomenclature='' </text:p>
      <text:p text:style-name="P1"><text:line-break/>600035 - FARCE FALAFEL KG créé: </text:p>
      <text:p text:style-name="P5"><text:soft-page-break/>INSERT fta_nomenclature SET <text:s/>last_id_fta_nomenclature='0' , OLD_id_fta_composition='' , id_annexe_agrologic_article_codification='2' , id_access_recette_recette='0' , id_fta='998' , ascendant_fta_nomenclature='' , site_production_fta_nomenclature='1' , poids_fta_nomenclature='' , id_annexe_unite='kg' , quantite_piece_par_carton='' , poids_total_carton_vrac_fta_nomenclature='' , code_produit_agrologic_fta_nomenclature='0035' , etat_fta_nomenclature='1' , nom_fta_nomenclature='FARCE FALAFEL KG' , suffixe_agrologic_fta_nomenclature='' </text:p>
      <text:p text:style-name="P1"><text:line-break/>700173 - PREPA OIGNONS REHYDRATES KG créé: </text:p>
      <text:p text:style-name="P5">INSERT fta_nomenclature SET <text:s/>last_id_fta_nomenclature='0' , OLD_id_fta_composition='' , id_annexe_agrologic_article_codification='1' , id_access_recette_recette='0' , id_fta='998' , ascendant_fta_nomenclature='' , site_production_fta_nomenclature='1' , poids_fta_nomenclature='' , id_annexe_unite='kg' , quantite_piece_par_carton='' , poids_total_carton_vrac_fta_nomenclature='' , code_produit_agrologic_fta_nomenclature='0173' , etat_fta_nomenclature='1' , nom_fta_nomenclature='PREPA OIGNONS REHYDRATES KG' , suffixe_agrologic_fta_nomenclature='' </text:p>
      <text:p text:style-name="P1"><text:line-break/>111723 - PASTILLA POULET 25G SURG PCE créé: </text:p>
      <text:p text:style-name="P5">INSERT fta_nomenclature SET <text:s/>last_id_fta_nomenclature='0' , OLD_id_fta_composition='' , id_annexe_agrologic_article_codification='5' , id_access_recette_recette='0' , id_fta='998' , ascendant_fta_nomenclature='' , site_production_fta_nomenclature='1' , poids_fta_nomenclature='0.025' , id_annexe_unite='kg' , quantite_piece_par_carton='' , poids_total_carton_vrac_fta_nomenclature='' , code_produit_agrologic_fta_nomenclature='1723' , etat_fta_nomenclature='1' , nom_fta_nomenclature='PASTILLA POULET 25G SURG PCE' , suffixe_agrologic_fta_nomenclature='' </text:p>
      <text:p text:style-name="P1"><text:line-break/>600055 - FCE PASTILLAS KG créé: </text:p>
      <text:p text:style-name="P5">INSERT fta_nomenclature SET <text:s/>last_id_fta_nomenclature='0' , OLD_id_fta_composition='' , id_annexe_agrologic_article_codification='2' , id_access_recette_recette='0' , id_fta='998' , ascendant_fta_nomenclature='' , site_production_fta_nomenclature='1' , poids_fta_nomenclature='' , id_annexe_unite='kg' , quantite_piece_par_carton='' , poids_total_carton_vrac_fta_nomenclature='' , code_produit_agrologic_fta_nomenclature='0055' , etat_fta_nomenclature='1' , nom_fta_nomenclature='FCE PASTILLA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99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46028</text:p>
      <text:p text:style-name="P1"><text:line-break/>111722 - PASTILLA MIEL AMANDE 25G SURG PCE créé: </text:p>
      <text:p text:style-name="P5">INSERT fta_nomenclature SET <text:s/>last_id_fta_nomenclature='0' , OLD_id_fta_composition='' , id_annexe_agrologic_article_codification='5' , id_access_recette_recette='0' , id_fta='999' , ascendant_fta_nomenclature='' , site_production_fta_nomenclature='1' , poids_fta_nomenclature='0.025' , id_annexe_unite='kg' , quantite_piece_par_carton='' , poids_total_carton_vrac_fta_nomenclature='' , code_produit_agrologic_fta_nomenclature='1722' , etat_fta_nomenclature='1' , nom_fta_nomenclature='PASTILLA MIEL AMANDE 25G SURG P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999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30 - FCE PASTILLA MIEL AMANDE SURG KG créé: </text:p>
      <text:p text:style-name="P5"><text:soft-page-break/>INSERT fta_nomenclature SET <text:s/>last_id_fta_nomenclature='0' , OLD_id_fta_composition='' , id_annexe_agrologic_article_codification='2' , id_access_recette_recette='0' , id_fta='999' , ascendant_fta_nomenclature='' , site_production_fta_nomenclature='1' , poids_fta_nomenclature='' , id_annexe_unite='kg' , quantite_piece_par_carton='' , poids_total_carton_vrac_fta_nomenclature='' , code_produit_agrologic_fta_nomenclature='0130' , etat_fta_nomenclature='1' , nom_fta_nomenclature='FCE PASTILLA MIEL AMANDE SURG KG' , suffixe_agrologic_fta_nomenclature='' </text:p>
      <text:p text:style-name="P1"><text:line-break/></text:p>
      <text:p text:style-name="P4">Traitement de l'Article: 46029</text:p>
      <text:p text:style-name="P1"><text:line-break/>146026 - SAM PLT INDIEN MDTHI 20G PCE créé: </text:p>
      <text:p text:style-name="P5">INSERT fta_nomenclature SET <text:s/>last_id_fta_nomenclature='0' , OLD_id_fta_composition='' , id_annexe_agrologic_article_codification='5' , id_access_recette_recette='0' , id_fta='1000' , ascendant_fta_nomenclature='' , site_production_fta_nomenclature='1' , poids_fta_nomenclature='0.02' , id_annexe_unite='kg' , quantite_piece_par_carton='' , poids_total_carton_vrac_fta_nomenclature='' , code_produit_agrologic_fta_nomenclature='6026' , etat_fta_nomenclature='1' , nom_fta_nomenclature='SAM PLT INDIEN MDTHI 20G PCE' , suffixe_agrologic_fta_nomenclature='' </text:p>
      <text:p text:style-name="P1"><text:line-break/>600341 - FCE SAMOSSA PLT INDIEN MDTHI KG créé: </text:p>
      <text:p text:style-name="P5">INSERT fta_nomenclature SET <text:s/>last_id_fta_nomenclature='0' , OLD_id_fta_composition='' , id_annexe_agrologic_article_codification='2' , id_access_recette_recette='0' , id_fta='1000' , ascendant_fta_nomenclature='' , site_production_fta_nomenclature='1' , poids_fta_nomenclature='' , id_annexe_unite='kg' , quantite_piece_par_carton='' , poids_total_carton_vrac_fta_nomenclature='' , code_produit_agrologic_fta_nomenclature='0341' , etat_fta_nomenclature='1' , nom_fta_nomenclature='FCE SAMOSSA PLT INDIEN MDTHI KG' , suffixe_agrologic_fta_nomenclature='' </text:p>
      <text:p text:style-name="P1"><text:line-break/>600056 - GALETTE SAMBO JAUNE CREOLE KG créé: </text:p>
      <text:p text:style-name="P5"><text:soft-page-break/>INSERT fta_nomenclature SET <text:s/>last_id_fta_nomenclature='0' , OLD_id_fta_composition='' , id_annexe_agrologic_article_codification='2' , id_access_recette_recette='0' , id_fta='1000' , ascendant_fta_nomenclature='' , site_production_fta_nomenclature='1' , poids_fta_nomenclature='' , id_annexe_unite='kg' , quantite_piece_par_carton='' , poids_total_carton_vrac_fta_nomenclature='' , code_produit_agrologic_fta_nomenclature='0056' , etat_fta_nomenclature='1' , nom_fta_nomenclature='GALETTE SAMBO JAUNE CREOLE KG' , suffixe_agrologic_fta_nomenclature='' </text:p>
      <text:p text:style-name="P1"><text:line-break/>146028 - SAM BOEUF INDIEN MDTHI 20G PCE créé: </text:p>
      <text:p text:style-name="P5">INSERT fta_nomenclature SET <text:s/>last_id_fta_nomenclature='0' , OLD_id_fta_composition='' , id_annexe_agrologic_article_codification='5' , id_access_recette_recette='0' , id_fta='1000' , ascendant_fta_nomenclature='' , site_production_fta_nomenclature='1' , poids_fta_nomenclature='0.02' , id_annexe_unite='kg' , quantite_piece_par_carton='' , poids_total_carton_vrac_fta_nomenclature='' , code_produit_agrologic_fta_nomenclature='6028' , etat_fta_nomenclature='1' , nom_fta_nomenclature='SAM BOEUF INDIEN MDTHI 20G PCE' , suffixe_agrologic_fta_nomenclature='' </text:p>
      <text:p text:style-name="P1"><text:line-break/>600340 - FCE SAMOSSA BOEUF INDIEN MDTHI KG créé: </text:p>
      <text:p text:style-name="P5">INSERT fta_nomenclature SET <text:s/>last_id_fta_nomenclature='0' , OLD_id_fta_composition='' , id_annexe_agrologic_article_codification='2' , id_access_recette_recette='0' , id_fta='1000' , ascendant_fta_nomenclature='' , site_production_fta_nomenclature='1' , poids_fta_nomenclature='' , id_annexe_unite='kg' , quantite_piece_par_carton='' , poids_total_carton_vrac_fta_nomenclature='' , code_produit_agrologic_fta_nomenclature='0340' , etat_fta_nomenclature='1' , nom_fta_nomenclature='FCE SAMOSSA BOEUF INDIEN MDTHI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00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000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06 - PAKORAS 25G créé: </text:p>
      <text:p text:style-name="P5">INSERT fta_nomenclature SET <text:s/>last_id_fta_nomenclature='0' , OLD_id_fta_composition='' , id_annexe_agrologic_article_codification='5' , id_access_recette_recette='0' , id_fta='1000' , ascendant_fta_nomenclature='' , site_production_fta_nomenclature='1' , poids_fta_nomenclature='0.025' , id_annexe_unite='kg' , quantite_piece_par_carton='' , poids_total_carton_vrac_fta_nomenclature='' , code_produit_agrologic_fta_nomenclature='0006' , etat_fta_nomenclature='1' , nom_fta_nomenclature='PAKORAS 25G' , suffixe_agrologic_fta_nomenclature='' </text:p>
      <text:p text:style-name="P1"><text:line-break/>600022 - FCE PAKORAS KG (ETHNIC FOOD) créé: </text:p>
      <text:p text:style-name="P5">INSERT fta_nomenclature SET <text:s/>last_id_fta_nomenclature='0' , OLD_id_fta_composition='' , id_annexe_agrologic_article_codification='2' , id_access_recette_recette='0' , id_fta='1000' , ascendant_fta_nomenclature='' , site_production_fta_nomenclature='1' , poids_fta_nomenclature='' , id_annexe_unite='kg' , quantite_piece_par_carton='' , poids_total_carton_vrac_fta_nomenclature='' , code_produit_agrologic_fta_nomenclature='0022' , etat_fta_nomenclature='1' , nom_fta_nomenclature='FCE PAKORAS KG (ETHNIC FOOD)' , suffixe_agrologic_fta_nomenclature='' </text:p>
      <text:p text:style-name="P1"><text:line-break/></text:p>
      <text:p text:style-name="P4">Traitement de l'Article: 46030</text:p>
      <text:p text:style-name="P1"><text:line-break/>146000 - NEM 30G THIRIET PIECE SURGELE créé: </text:p>
      <text:p text:style-name="P5"><text:soft-page-break/>INSERT fta_nomenclature SET <text:s/>last_id_fta_nomenclature='0' , OLD_id_fta_composition='' , id_annexe_agrologic_article_codification='5' , id_access_recette_recette='0' , id_fta='1001' , ascendant_fta_nomenclature='' , site_production_fta_nomenclature='1' , poids_fta_nomenclature='0.03' , id_annexe_unite='kg' , quantite_piece_par_carton='' , poids_total_carton_vrac_fta_nomenclature='' , code_produit_agrologic_fta_nomenclature='6000' , etat_fta_nomenclature='1' , nom_fta_nomenclature='NEM 30G THIRIET PIECE SURGELE' , suffixe_agrologic_fta_nomenclature='' </text:p>
      <text:p text:style-name="P1"><text:line-break/>600147 - FCE NEM PORC MDTHI KG créé: </text:p>
      <text:p text:style-name="P5">INSERT fta_nomenclature SET <text:s/>last_id_fta_nomenclature='0' , OLD_id_fta_composition='' , id_annexe_agrologic_article_codification='2' , id_access_recette_recette='0' , id_fta='1001' , ascendant_fta_nomenclature='' , site_production_fta_nomenclature='1' , poids_fta_nomenclature='' , id_annexe_unite='kg' , quantite_piece_par_carton='' , poids_total_carton_vrac_fta_nomenclature='' , code_produit_agrologic_fta_nomenclature='0147' , etat_fta_nomenclature='1' , nom_fta_nomenclature='FCE NEM PORC MDTHI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00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00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1001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0004 - SAMOSSA VOLAILLE 25G MDCAS/THI PCE créé: </text:p>
      <text:p text:style-name="P5">INSERT fta_nomenclature SET <text:s/>last_id_fta_nomenclature='0' , OLD_id_fta_composition='' , id_annexe_agrologic_article_codification='5' , id_access_recette_recette='0' , id_fta='1001' , ascendant_fta_nomenclature='' , site_production_fta_nomenclature='1' , poids_fta_nomenclature='0.025' , id_annexe_unite='kg' , quantite_piece_par_carton='' , poids_total_carton_vrac_fta_nomenclature='' , code_produit_agrologic_fta_nomenclature='0004' , etat_fta_nomenclature='1' , nom_fta_nomenclature='SAMOSSA VOLAILLE 25G MDCAS/THI P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0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69 - FARCE SAMOSSA VOLAILLE CARREFOUR créé: </text:p>
      <text:p text:style-name="P5">INSERT fta_nomenclature SET <text:s/>last_id_fta_nomenclature='0' , OLD_id_fta_composition='' , id_annexe_agrologic_article_codification='2' , id_access_recette_recette='0' , id_fta='1001' , ascendant_fta_nomenclature='' , site_production_fta_nomenclature='1' , poids_fta_nomenclature='' , id_annexe_unite='kg' , quantite_piece_par_carton='' , poids_total_carton_vrac_fta_nomenclature='' , code_produit_agrologic_fta_nomenclature='0069' , etat_fta_nomenclature='1' , nom_fta_nomenclature='FARCE SAMOSSA VOLAILLE CARREFOUR' , suffixe_agrologic_fta_nomenclature='' </text:p>
      <text:p text:style-name="P1"><text:line-break/>146012 - RAVIOLI CREVETTE 15G THIRIET PIECE créé: </text:p>
      <text:p text:style-name="P5"><text:soft-page-break/>INSERT fta_nomenclature SET <text:s/>last_id_fta_nomenclature='0' , OLD_id_fta_composition='' , id_annexe_agrologic_article_codification='5' , id_access_recette_recette='0' , id_fta='1001' , ascendant_fta_nomenclature='' , site_production_fta_nomenclature='1' , poids_fta_nomenclature='0.015' , id_annexe_unite='kg' , quantite_piece_par_carton='' , poids_total_carton_vrac_fta_nomenclature='' , code_produit_agrologic_fta_nomenclature='6012' , etat_fta_nomenclature='1' , nom_fta_nomenclature='RAVIOLI CREVETTE 15G THIRIET PIECE' , suffixe_agrologic_fta_nomenclature='' </text:p>
      <text:p text:style-name="P1"><text:line-break/>600023 - FCE LONG PAO - RAV MDTHI KG créé: </text:p>
      <text:p text:style-name="P5">INSERT fta_nomenclature SET <text:s/>last_id_fta_nomenclature='0' , OLD_id_fta_composition='' , id_annexe_agrologic_article_codification='2' , id_access_recette_recette='0' , id_fta='1001' , ascendant_fta_nomenclature='' , site_production_fta_nomenclature='1' , poids_fta_nomenclature='' , id_annexe_unite='kg' , quantite_piece_par_carton='' , poids_total_carton_vrac_fta_nomenclature='' , code_produit_agrologic_fta_nomenclature='0023' , etat_fta_nomenclature='1' , nom_fta_nomenclature='FCE LONG PAO - RAV MDTHI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0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46031</text:p>
      <text:p text:style-name="P1"><text:line-break/> - <text:s/>créé: </text:p>
      <text:p text:style-name="P5"><text:soft-page-break/>INSERT fta_nomenclature SET <text:s/>last_id_fta_nomenclature='0' , OLD_id_fta_composition='' , id_annexe_agrologic_article_codification='6' , id_access_recette_recette='0' , id_fta='1002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>111006 - ACRA 25G PIECE créé: </text:p>
      <text:p text:style-name="P5">INSERT fta_nomenclature SET <text:s/>last_id_fta_nomenclature='0' , OLD_id_fta_composition='' , id_annexe_agrologic_article_codification='5' , id_access_recette_recette='0' , id_fta='1002' , ascendant_fta_nomenclature='' , site_production_fta_nomenclature='1' , poids_fta_nomenclature='0.015' , id_annexe_unite='kg' , quantite_piece_par_carton='' , poids_total_carton_vrac_fta_nomenclature='' , code_produit_agrologic_fta_nomenclature='1006' , etat_fta_nomenclature='1' , nom_fta_nomenclature='ACRA 25G PIECE' , suffixe_agrologic_fta_nomenclature='' </text:p>
      <text:p text:style-name="P1"><text:line-break/>600058 - FARCE ACRA A LA MORUE créé: </text:p>
      <text:p text:style-name="P5">INSERT fta_nomenclature SET <text:s/>last_id_fta_nomenclature='0' , OLD_id_fta_composition='' , id_annexe_agrologic_article_codification='2' , id_access_recette_recette='0' , id_fta='1002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130011 - BONBON PIMENT 20G PCE MDAUC créé: </text:p>
      <text:p text:style-name="P5"><text:soft-page-break/>INSERT fta_nomenclature SET <text:s/>last_id_fta_nomenclature='0' , OLD_id_fta_composition='' , id_annexe_agrologic_article_codification='5' , id_access_recette_recette='0' , id_fta='1002' , ascendant_fta_nomenclature='' , site_production_fta_nomenclature='1' , poids_fta_nomenclature='0.02' , id_annexe_unite='kg' , quantite_piece_par_carton='' , poids_total_carton_vrac_fta_nomenclature='' , code_produit_agrologic_fta_nomenclature='0011' , etat_fta_nomenclature='1' , nom_fta_nomenclature='BONBON PIMENT 20G PCE MDAUC' , suffixe_agrologic_fta_nomenclature='' </text:p>
      <text:p text:style-name="P1"><text:line-break/>600020 - FARCE BONBON PIMENT CREOLE KG créé: </text:p>
      <text:p text:style-name="P5">INSERT fta_nomenclature SET <text:s/>last_id_fta_nomenclature='0' , OLD_id_fta_composition='' , id_annexe_agrologic_article_codification='2' , id_access_recette_recette='0' , id_fta='1002' , ascendant_fta_nomenclature='' , site_production_fta_nomenclature='1' , poids_fta_nomenclature='' , id_annexe_unite='kg' , quantite_piece_par_carton='' , poids_total_carton_vrac_fta_nomenclature='' , code_produit_agrologic_fta_nomenclature='0020' , etat_fta_nomenclature='1' , nom_fta_nomenclature='FARCE BONBON PIMENT CREOLE KG' , suffixe_agrologic_fta_nomenclature='' </text:p>
      <text:p text:style-name="P1"><text:line-break/></text:p>
      <text:p text:style-name="P4">Traitement de l'Article: 46032</text:p>
      <text:p text:style-name="P1"><text:line-break/>130014 - TYROPITTA 25G PCE GREC créé: </text:p>
      <text:p text:style-name="P5">INSERT fta_nomenclature SET <text:s/>last_id_fta_nomenclature='0' , OLD_id_fta_composition='' , id_annexe_agrologic_article_codification='5' , id_access_recette_recette='0' , id_fta='1003' , ascendant_fta_nomenclature='' , site_production_fta_nomenclature='1' , poids_fta_nomenclature='0.025' , id_annexe_unite='kg' , quantite_piece_par_carton='' , poids_total_carton_vrac_fta_nomenclature='' , code_produit_agrologic_fta_nomenclature='0014' , etat_fta_nomenclature='1' , nom_fta_nomenclature='TYROPITTA 25G PCE GREC' , suffixe_agrologic_fta_nomenclature='' </text:p>
      <text:p text:style-name="P1"><text:line-break/>600031 - FARCE TYROPITTA GREC KG créé: </text:p>
      <text:p text:style-name="P5"><text:soft-page-break/>INSERT fta_nomenclature SET <text:s/>last_id_fta_nomenclature='0' , OLD_id_fta_composition='' , id_annexe_agrologic_article_codification='2' , id_access_recette_recette='0' , id_fta='1003' , ascendant_fta_nomenclature='' , site_production_fta_nomenclature='1' , poids_fta_nomenclature='' , id_annexe_unite='kg' , quantite_piece_par_carton='' , poids_total_carton_vrac_fta_nomenclature='' , code_produit_agrologic_fta_nomenclature='0031' , etat_fta_nomenclature='1' , nom_fta_nomenclature='FARCE TYROPITTA GREC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0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15 - KREATOPITTA 25G PCE GREC créé: </text:p>
      <text:p text:style-name="P5">INSERT fta_nomenclature SET <text:s/>last_id_fta_nomenclature='0' , OLD_id_fta_composition='' , id_annexe_agrologic_article_codification='5' , id_access_recette_recette='0' , id_fta='1003' , ascendant_fta_nomenclature='' , site_production_fta_nomenclature='1' , poids_fta_nomenclature='0.025' , id_annexe_unite='kg' , quantite_piece_par_carton='' , poids_total_carton_vrac_fta_nomenclature='' , code_produit_agrologic_fta_nomenclature='0015' , etat_fta_nomenclature='1' , nom_fta_nomenclature='KREATOPITTA 25G PCE GREC' , suffixe_agrologic_fta_nomenclature='' </text:p>
      <text:p text:style-name="P1"><text:line-break/>600032 - FARCE KREATOPITTA GREC KG créé: </text:p>
      <text:p text:style-name="P5">INSERT fta_nomenclature SET <text:s/>last_id_fta_nomenclature='0' , OLD_id_fta_composition='' , id_annexe_agrologic_article_codification='2' , id_access_recette_recette='0' , id_fta='1003' , ascendant_fta_nomenclature='' , site_production_fta_nomenclature='1' , poids_fta_nomenclature='' , id_annexe_unite='kg' , quantite_piece_par_carton='' , poids_total_carton_vrac_fta_nomenclature='' , code_produit_agrologic_fta_nomenclature='0032' , etat_fta_nomenclature='1' , nom_fta_nomenclature='FARCE KREATOPITTA GREC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003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1003' , ascendant_fta_nomenclature='' , site_production_fta_nomenclature='1' , poids_fta_nomenclature='0.025' , id_annexe_unite='kg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/>
      <text:p text:style-name="P4">Traitement de l'Article: 46033</text:p>
      <text:p text:style-name="P1"><text:line-break/>130003 - CHIMICHANGAS 20G PCE créé: </text:p>
      <text:p text:style-name="P5">INSERT fta_nomenclature SET <text:s/>last_id_fta_nomenclature='0' , OLD_id_fta_composition='' , id_annexe_agrologic_article_codification='5' , id_access_recette_recette='0' , id_fta='1004' , ascendant_fta_nomenclature='' , site_production_fta_nomenclature='1' , poids_fta_nomenclature='0.02' , id_annexe_unite='kg' , quantite_piece_par_carton='' , poids_total_carton_vrac_fta_nomenclature='' , code_produit_agrologic_fta_nomenclature='0003' , etat_fta_nomenclature='1' , nom_fta_nomenclature='CHIMICHANGAS 20G PCE' , suffixe_agrologic_fta_nomenclature='' </text:p>
      <text:p text:style-name="P1"><text:line-break/>600019 - GALETTE CHIMICHANGAS créé: </text:p>
      <text:p text:style-name="P5"><text:soft-page-break/>INSERT fta_nomenclature SET <text:s/>last_id_fta_nomenclature='0' , OLD_id_fta_composition='' , id_annexe_agrologic_article_codification='2' , id_access_recette_recette='0' , id_fta='1004' , ascendant_fta_nomenclature='' , site_production_fta_nomenclature='1' , poids_fta_nomenclature='' , id_annexe_unite='kg' , quantite_piece_par_carton='' , poids_total_carton_vrac_fta_nomenclature='' , code_produit_agrologic_fta_nomenclature='0019' , etat_fta_nomenclature='1' , nom_fta_nomenclature='GALETTE CHIMICHANGAS' , suffixe_agrologic_fta_nomenclature='' </text:p>
      <text:p text:style-name="P1"><text:line-break/>600017 - FCE CHIMICHANGAS KG créé: </text:p>
      <text:p text:style-name="P5">INSERT fta_nomenclature SET <text:s/>last_id_fta_nomenclature='0' , OLD_id_fta_composition='' , id_annexe_agrologic_article_codification='2' , id_access_recette_recette='0' , id_fta='1004' , ascendant_fta_nomenclature='' , site_production_fta_nomenclature='1' , poids_fta_nomenclature='' , id_annexe_unite='kg' , quantite_piece_par_carton='' , poids_total_carton_vrac_fta_nomenclature='' , code_produit_agrologic_fta_nomenclature='0017' , etat_fta_nomenclature='1' , nom_fta_nomenclature='FCE CHIMICHANGAS KG' , suffixe_agrologic_fta_nomenclature='' </text:p>
      <text:p text:style-name="P1"><text:line-break/>130001 - QUESA 25G PIECE créé: </text:p>
      <text:p text:style-name="P5">INSERT fta_nomenclature SET <text:s/>last_id_fta_nomenclature='0' , OLD_id_fta_composition='' , id_annexe_agrologic_article_codification='5' , id_access_recette_recette='0' , id_fta='1004' , ascendant_fta_nomenclature='' , site_production_fta_nomenclature='1' , poids_fta_nomenclature='0.025' , id_annexe_unite='kg' , quantite_piece_par_carton='' , poids_total_carton_vrac_fta_nomenclature='' , code_produit_agrologic_fta_nomenclature='0001' , etat_fta_nomenclature='1' , nom_fta_nomenclature='QUESA 25G PIECE' , suffixe_agrologic_fta_nomenclature='' </text:p>
      <text:p text:style-name="P1"><text:line-break/>600016 - FARCE QUESADILLAS KG créé: </text:p>
      <text:p text:style-name="P5">INSERT fta_nomenclature SET <text:s/>last_id_fta_nomenclature='0' , OLD_id_fta_composition='' , id_annexe_agrologic_article_codification='2' , id_access_recette_recette='0' , id_fta='1004' , ascendant_fta_nomenclature='' , site_production_fta_nomenclature='1' , poids_fta_nomenclature='' , id_annexe_unite='kg' , quantite_piece_par_carton='' , poids_total_carton_vrac_fta_nomenclature='' , code_produit_agrologic_fta_nomenclature='0016' , etat_fta_nomenclature='1' , nom_fta_nomenclature='FARCE QUESADILLA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00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30002 - BURRITOS 25G PCE créé: </text:p>
      <text:p text:style-name="P5">INSERT fta_nomenclature SET <text:s/>last_id_fta_nomenclature='0' , OLD_id_fta_composition='' , id_annexe_agrologic_article_codification='5' , id_access_recette_recette='0' , id_fta='1004' , ascendant_fta_nomenclature='' , site_production_fta_nomenclature='1' , poids_fta_nomenclature='0.025' , id_annexe_unite='kg' , quantite_piece_par_carton='' , poids_total_carton_vrac_fta_nomenclature='' , code_produit_agrologic_fta_nomenclature='0002' , etat_fta_nomenclature='1' , nom_fta_nomenclature='BURRITOS 25G PCE' , suffixe_agrologic_fta_nomenclature='' </text:p>
      <text:p text:style-name="P1"><text:line-break/>600018 - FARCE BURRITOS KG créé: </text:p>
      <text:p text:style-name="P5">INSERT fta_nomenclature SET <text:s/>last_id_fta_nomenclature='0' , OLD_id_fta_composition='' , id_annexe_agrologic_article_codification='2' , id_access_recette_recette='0' , id_fta='1004' , ascendant_fta_nomenclature='' , site_production_fta_nomenclature='1' , poids_fta_nomenclature='' , id_annexe_unite='kg' , quantite_piece_par_carton='' , poids_total_carton_vrac_fta_nomenclature='' , code_produit_agrologic_fta_nomenclature='0018' , etat_fta_nomenclature='1' , nom_fta_nomenclature='FARCE BURRITOS KG' , suffixe_agrologic_fta_nomenclature='' </text:p>
      <text:p text:style-name="P1"><text:line-break/>600051 - GALETTE BURRITOS CREPIERE KG créé: </text:p>
      <text:p text:style-name="P5">INSERT fta_nomenclature SET <text:s/>last_id_fta_nomenclature='0' , OLD_id_fta_composition='' , id_annexe_agrologic_article_codification='2' , id_access_recette_recette='0' , id_fta='1004' , ascendant_fta_nomenclature='' , site_production_fta_nomenclature='1' , poids_fta_nomenclature='' , id_annexe_unite='kg' , quantite_piece_par_carton='' , poids_total_carton_vrac_fta_nomenclature='' , code_produit_agrologic_fta_nomenclature='0051' , etat_fta_nomenclature='1' , nom_fta_nomenclature='GALETTE BURRITOS CREPIERE KG' , suffixe_agrologic_fta_nomenclature='' </text:p>
      <text:p text:style-name="P1"><text:line-break/></text:p>
      <text:p text:style-name="P4"><text:soft-page-break/>Traitement de l'Article: 89001</text:p>
      <text:p text:style-name="P1"><text:line-break/></text:p>
      <text:p text:style-name="P4">Traitement de l'Article: 89009</text:p>
      <text:p text:style-name="P1"><text:line-break/></text:p>
      <text:p text:style-name="P4">Traitement de l'Article: 89010</text:p>
      <text:p text:style-name="P1"><text:line-break/></text:p>
      <text:p text:style-name="P4">Traitement de l'Article: 89013</text:p>
      <text:p text:style-name="P1"><text:line-break/></text:p>
      <text:p text:style-name="P4">Traitement de l'Article: 90013</text:p>
      <text:p text:style-name="P1"><text:line-break/></text:p>
      <text:p text:style-name="P4">Traitement de l'Article: 90015</text:p>
      <text:p text:style-name="P1"><text:line-break/></text:p>
      <text:p text:style-name="P4">Traitement de l'Article: 90017</text:p>
      <text:p text:style-name="P1"><text:line-break/></text:p>
      <text:p text:style-name="P4">Traitement de l'Article: 90018</text:p>
      <text:p text:style-name="P1"><text:line-break/></text:p>
      <text:p text:style-name="P4">Traitement de l'Article: 90019</text:p>
      <text:p text:style-name="P1"><text:line-break/></text:p>
      <text:p text:style-name="P4">Traitement de l'Article: 35553</text:p>
      <text:p text:style-name="P1"><text:line-break/></text:p>
      <text:p text:style-name="P4">Traitement de l'Article: 10305</text:p>
      <text:p text:style-name="P1"><text:line-break/>210305 - COUSCOUS KEFTA TR 2KG CRU créé: </text:p>
      <text:p text:style-name="P5"><text:soft-page-break/>INSERT fta_nomenclature SET <text:s/>last_id_fta_nomenclature='0' , OLD_id_fta_composition='' , id_annexe_agrologic_article_codification='4' , id_access_recette_recette='0' , id_fta='432' , ascendant_fta_nomenclature='' , site_production_fta_nomenclature='1' , poids_fta_nomenclature='2' , id_annexe_unite='kg' , quantite_piece_par_carton='' , poids_total_carton_vrac_fta_nomenclature='' , code_produit_agrologic_fta_nomenclature='0305' , etat_fta_nomenclature='1' , nom_fta_nomenclature='COUSCOUS KEFTA TR 2KG CRU' , suffixe_agrologic_fta_nomenclature='' </text:p>
      <text:p text:style-name="P1"><text:line-break/>500732 - SCE COUSCOUS KEFTA TR L créé: </text:p>
      <text:p text:style-name="P5">INSERT fta_nomenclature SET <text:s/>last_id_fta_nomenclature='0' , OLD_id_fta_composition='' , id_annexe_agrologic_article_codification='3' , id_access_recette_recette='0' , id_fta='432' , ascendant_fta_nomenclature='' , site_production_fta_nomenclature='1' , poids_fta_nomenclature='' , id_annexe_unite='L' , quantite_piece_par_carton='' , poids_total_carton_vrac_fta_nomenclature='' , code_produit_agrologic_fta_nomenclature='0732' , etat_fta_nomenclature='1' , nom_fta_nomenclature='SCE COUSCOUS KEFTA TR L' , suffixe_agrologic_fta_nomenclature='' </text:p>
      <text:p text:style-name="P1"><text:line-break/>111085 - KEFTA (TAG) 30G PCE SURG créé: </text:p>
      <text:p text:style-name="P5">INSERT fta_nomenclature SET <text:s/>last_id_fta_nomenclature='0' , OLD_id_fta_composition='' , id_annexe_agrologic_article_codification='5' , id_access_recette_recette='0' , id_fta='432' , ascendant_fta_nomenclature='' , site_production_fta_nomenclature='1' , poids_fta_nomenclature='0.03' , id_annexe_unite='kg' , quantite_piece_par_carton='' , poids_total_carton_vrac_fta_nomenclature='' , code_produit_agrologic_fta_nomenclature='1085' , etat_fta_nomenclature='1' , nom_fta_nomenclature='KEFTA (TAG) 30G PCE SURG' , suffixe_agrologic_fta_nomenclature='' </text:p>
      <text:p text:style-name="P1"><text:line-break/>700295 - PREP KEFTA TR KG créé: </text:p>
      <text:p text:style-name="P5">INSERT fta_nomenclature SET <text:s/>last_id_fta_nomenclature='0' , OLD_id_fta_composition='' , id_annexe_agrologic_article_codification='1' , id_access_recette_recette='0' , id_fta='432' , ascendant_fta_nomenclature='' , site_production_fta_nomenclature='1' , poids_fta_nomenclature='' , id_annexe_unite='kg' , quantite_piece_par_carton='' , poids_total_carton_vrac_fta_nomenclature='' , code_produit_agrologic_fta_nomenclature='0295' , etat_fta_nomenclature='1' , nom_fta_nomenclature='PREP KEFTA TR KG' , suffixe_agrologic_fta_nomenclature='' </text:p>
      <text:p text:style-name="P1"><text:line-break/>210205 - SEMOULE COLOR TR 1KG CRU créé: </text:p>
      <text:p text:style-name="P5"><text:soft-page-break/>INSERT fta_nomenclature SET <text:s/>last_id_fta_nomenclature='0' , OLD_id_fta_composition='' , id_annexe_agrologic_article_codification='4' , id_access_recette_recette='0' , id_fta='432' , ascendant_fta_nomenclature='' , site_production_fta_nomenclature='1' , poids_fta_nomenclature='1' , id_annexe_unite='kg' , quantite_piece_par_carton='' , poids_total_carton_vrac_fta_nomenclature='' , code_produit_agrologic_fta_nomenclature='0205' , etat_fta_nomenclature='1' , nom_fta_nomenclature='SEMOULE COLOR TR 1KG CRU' , suffixe_agrologic_fta_nomenclature='' </text:p>
      <text:p text:style-name="P1"><text:line-break/>700268 - PREP SEMOULE COLOR TR KG créé: </text:p>
      <text:p text:style-name="P5">INSERT fta_nomenclature SET <text:s/>last_id_fta_nomenclature='0' , OLD_id_fta_composition='' , id_annexe_agrologic_article_codification='1' , id_access_recette_recette='0' , id_fta='432' , ascendant_fta_nomenclature='' , site_production_fta_nomenclature='1' , poids_fta_nomenclature='' , id_annexe_unite='kg' , quantite_piece_par_carton='' , poids_total_carton_vrac_fta_nomenclature='' , code_produit_agrologic_fta_nomenclature='0268' , etat_fta_nomenclature='1' , nom_fta_nomenclature='PREP SEMOULE COLOR TR KG' , suffixe_agrologic_fta_nomenclature='' </text:p>
      <text:p text:style-name="P1"><text:line-break/></text:p>
      <text:p text:style-name="P4">Traitement de l'Article: 10312</text:p>
      <text:p text:style-name="P1"><text:line-break/>210312 - CRUMBLE NICOISE TAUC 130G CRU créé: </text:p>
      <text:p text:style-name="P5">INSERT fta_nomenclature SET <text:s/>last_id_fta_nomenclature='0' , OLD_id_fta_composition='' , id_annexe_agrologic_article_codification='4' , id_access_recette_recette='0' , id_fta='450' , ascendant_fta_nomenclature='' , site_production_fta_nomenclature='1' , poids_fta_nomenclature='0.13' , id_annexe_unite='kg' , quantite_piece_par_carton='' , poids_total_carton_vrac_fta_nomenclature='' , code_produit_agrologic_fta_nomenclature='0312' , etat_fta_nomenclature='1' , nom_fta_nomenclature='CRUMBLE NICOISE TAUC 130G CRU' , suffixe_agrologic_fta_nomenclature='' </text:p>
      <text:p text:style-name="P1"><text:line-break/>700593 - PREP CRUMBLE NICOISE TAUC KG créé: </text:p>
      <text:p text:style-name="P5"><text:soft-page-break/>INSERT fta_nomenclature SET <text:s/>last_id_fta_nomenclature='0' , OLD_id_fta_composition='' , id_annexe_agrologic_article_codification='1' , id_access_recette_recette='0' , id_fta='450' , ascendant_fta_nomenclature='' , site_production_fta_nomenclature='1' , poids_fta_nomenclature='' , id_annexe_unite='kg' , quantite_piece_par_carton='' , poids_total_carton_vrac_fta_nomenclature='' , code_produit_agrologic_fta_nomenclature='0593' , etat_fta_nomenclature='1' , nom_fta_nomenclature='PREP CRUMBLE NICOISE TAUC KG' , suffixe_agrologic_fta_nomenclature='' </text:p>
      <text:p text:style-name="P1"><text:line-break/>700596 - PREP GARN CRUMBLE NICOISE TAUC KG créé: </text:p>
      <text:p text:style-name="P5">INSERT fta_nomenclature SET <text:s/>last_id_fta_nomenclature='0' , OLD_id_fta_composition='' , id_annexe_agrologic_article_codification='1' , id_access_recette_recette='0' , id_fta='450' , ascendant_fta_nomenclature='' , site_production_fta_nomenclature='1' , poids_fta_nomenclature='' , id_annexe_unite='kg' , quantite_piece_par_carton='' , poids_total_carton_vrac_fta_nomenclature='' , code_produit_agrologic_fta_nomenclature='0596' , etat_fta_nomenclature='1' , nom_fta_nomenclature='PREP GARN CRUMBLE NICOISE TAUC KG' , suffixe_agrologic_fta_nomenclature='' </text:p>
      <text:p text:style-name="P1"><text:line-break/>700595 - PREP OLIVE NOIRE CUTTERE TAUC KG créé: </text:p>
      <text:p text:style-name="P5">INSERT fta_nomenclature SET <text:s/>last_id_fta_nomenclature='0' , OLD_id_fta_composition='' , id_annexe_agrologic_article_codification='1' , id_access_recette_recette='0' , id_fta='450' , ascendant_fta_nomenclature='' , site_production_fta_nomenclature='1' , poids_fta_nomenclature='' , id_annexe_unite='kg' , quantite_piece_par_carton='' , poids_total_carton_vrac_fta_nomenclature='' , code_produit_agrologic_fta_nomenclature='0595' , etat_fta_nomenclature='1' , nom_fta_nomenclature='PREP OLIVE NOIRE CUTTERE TAUC KG' , suffixe_agrologic_fta_nomenclature='' </text:p>
      <text:p text:style-name="P1"><text:line-break/>700594 - PREP ANCHOIS HUILE CUTTERE KG créé: </text:p>
      <text:p text:style-name="P5">INSERT fta_nomenclature SET <text:s/>last_id_fta_nomenclature='0' , OLD_id_fta_composition='' , id_annexe_agrologic_article_codification='1' , id_access_recette_recette='0' , id_fta='450' , ascendant_fta_nomenclature='' , site_production_fta_nomenclature='1' , poids_fta_nomenclature='' , id_annexe_unite='kg' , quantite_piece_par_carton='' , poids_total_carton_vrac_fta_nomenclature='' , code_produit_agrologic_fta_nomenclature='0594' , etat_fta_nomenclature='1' , nom_fta_nomenclature='PREP ANCHOIS HUILE CUTTERE KG' , suffixe_agrologic_fta_nomenclature='' </text:p>
      <text:p text:style-name="P1"><text:line-break/></text:p>
      <text:p text:style-name="P4"><text:soft-page-break/>Traitement de l'Article: 10313</text:p>
      <text:p text:style-name="P1"><text:line-break/>210313 - CRUMBLE TAJINE AGNEAU TAUC 130G CRU créé: </text:p>
      <text:p text:style-name="P5">INSERT fta_nomenclature SET <text:s/>last_id_fta_nomenclature='0' , OLD_id_fta_composition='' , id_annexe_agrologic_article_codification='4' , id_access_recette_recette='0' , id_fta='451' , ascendant_fta_nomenclature='' , site_production_fta_nomenclature='1' , poids_fta_nomenclature='0.13' , id_annexe_unite='kg' , quantite_piece_par_carton='' , poids_total_carton_vrac_fta_nomenclature='' , code_produit_agrologic_fta_nomenclature='0313' , etat_fta_nomenclature='1' , nom_fta_nomenclature='CRUMBLE TAJINE AGNEAU TAUC 130G CRU' , suffixe_agrologic_fta_nomenclature='' </text:p>
      <text:p text:style-name="P1"><text:line-break/>700597 - PREP CRUMBLE TAJINE AGNEAU TAUC KG créé: </text:p>
      <text:p text:style-name="P5">INSERT fta_nomenclature SET <text:s/>last_id_fta_nomenclature='0' , OLD_id_fta_composition='' , id_annexe_agrologic_article_codification='1' , id_access_recette_recette='0' , id_fta='451' , ascendant_fta_nomenclature='' , site_production_fta_nomenclature='1' , poids_fta_nomenclature='' , id_annexe_unite='kg' , quantite_piece_par_carton='' , poids_total_carton_vrac_fta_nomenclature='' , code_produit_agrologic_fta_nomenclature='0597' , etat_fta_nomenclature='1' , nom_fta_nomenclature='PREP CRUMBLE TAJINE AGNEAU TAUC KG' , suffixe_agrologic_fta_nomenclature='' </text:p>
      <text:p text:style-name="P1"><text:line-break/>700599 - PREP CITRON ZESTE BLCH TAUC KG créé: </text:p>
      <text:p text:style-name="P5">INSERT fta_nomenclature SET <text:s/>last_id_fta_nomenclature='0' , OLD_id_fta_composition='' , id_annexe_agrologic_article_codification='1' , id_access_recette_recette='0' , id_fta='451' , ascendant_fta_nomenclature='' , site_production_fta_nomenclature='1' , poids_fta_nomenclature='' , id_annexe_unite='kg' , quantite_piece_par_carton='' , poids_total_carton_vrac_fta_nomenclature='' , code_produit_agrologic_fta_nomenclature='0599' , etat_fta_nomenclature='1' , nom_fta_nomenclature='PREP CITRON ZESTE BLCH TAUC KG' , suffixe_agrologic_fta_nomenclature='' </text:p>
      <text:p text:style-name="P1"><text:line-break/>700598 - PREP GARN CRUMBLE TAJINE AGNEAU TAUC KG créé: </text:p>
      <text:p text:style-name="P5"><text:soft-page-break/>INSERT fta_nomenclature SET <text:s/>last_id_fta_nomenclature='0' , OLD_id_fta_composition='' , id_annexe_agrologic_article_codification='1' , id_access_recette_recette='0' , id_fta='451' , ascendant_fta_nomenclature='' , site_production_fta_nomenclature='1' , poids_fta_nomenclature='' , id_annexe_unite='kg' , quantite_piece_par_carton='' , poids_total_carton_vrac_fta_nomenclature='' , code_produit_agrologic_fta_nomenclature='0598' , etat_fta_nomenclature='1' , nom_fta_nomenclature='PREP GARN CRUMBLE TAJINE AGNEAU TAUC KG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451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500678 - SCE TAJINE THIRIET / TR L créé: </text:p>
      <text:p text:style-name="P5">INSERT fta_nomenclature SET <text:s/>last_id_fta_nomenclature='0' , OLD_id_fta_composition='' , id_annexe_agrologic_article_codification='3' , id_access_recette_recette='0' , id_fta='451' , ascendant_fta_nomenclature='' , site_production_fta_nomenclature='1' , poids_fta_nomenclature='' , id_annexe_unite='L' , quantite_piece_par_carton='' , poids_total_carton_vrac_fta_nomenclature='' , code_produit_agrologic_fta_nomenclature='0678' , etat_fta_nomenclature='1' , nom_fta_nomenclature='SCE TAJINE THIRIET / TR L' , suffixe_agrologic_fta_nomenclature='' </text:p>
      <text:p text:style-name="P1"><text:line-break/>700399 - PREP AGNEAU EPAULE SAUTE 40/60 BLC10% créé: </text:p>
      <text:p text:style-name="P5">INSERT fta_nomenclature SET <text:s/>last_id_fta_nomenclature='0' , OLD_id_fta_composition='' , id_annexe_agrologic_article_codification='1' , id_access_recette_recette='0' , id_fta='451' , ascendant_fta_nomenclature='' , site_production_fta_nomenclature='1' , poids_fta_nomenclature='' , id_annexe_unite='kg' , quantite_piece_par_carton='' , poids_total_carton_vrac_fta_nomenclature='' , code_produit_agrologic_fta_nomenclature='0399' , etat_fta_nomenclature='1' , nom_fta_nomenclature='PREP AGNEAU EPAULE SAUTE 40/60 BLC10%' , suffixe_agrologic_fta_nomenclature='' </text:p>
      <text:p text:style-name="P1"><text:line-break/></text:p>
      <text:p text:style-name="P4"><text:soft-page-break/>Traitement de l'Article: 10226</text:p>
      <text:p text:style-name="P1"><text:line-break/>210226 - RIZ CANTONAIS AUC RC 1KG CRU créé: </text:p>
      <text:p text:style-name="P5">INSERT fta_nomenclature SET <text:s/>last_id_fta_nomenclature='0' , OLD_id_fta_composition='' , id_annexe_agrologic_article_codification='4' , id_access_recette_recette='0' , id_fta='455' , ascendant_fta_nomenclature='' , site_production_fta_nomenclature='1' , poids_fta_nomenclature='1' , id_annexe_unite='kg' , quantite_piece_par_carton='' , poids_total_carton_vrac_fta_nomenclature='' , code_produit_agrologic_fta_nomenclature='0226' , etat_fta_nomenclature='1' , nom_fta_nomenclature='RIZ CANTONAIS AUC RC 1KG CRU' , suffixe_agrologic_fta_nomenclature='' </text:p>
      <text:p text:style-name="P1"><text:line-break/>700207 - PREP RIZ CANTONAIS AUCHAN CPE KG créé: </text:p>
      <text:p text:style-name="P5">INSERT fta_nomenclature SET <text:s/>last_id_fta_nomenclature='0' , OLD_id_fta_composition='' , id_annexe_agrologic_article_codification='1' , id_access_recette_recette='0' , id_fta='455' , ascendant_fta_nomenclature='' , site_production_fta_nomenclature='1' , poids_fta_nomenclature='' , id_annexe_unite='kg' , quantite_piece_par_carton='' , poids_total_carton_vrac_fta_nomenclature='' , code_produit_agrologic_fta_nomenclature='0207' , etat_fta_nomenclature='1' , nom_fta_nomenclature='PREP RIZ CANTONAIS AUCHAN CPE KG' , suffixe_agrologic_fta_nomenclature='' </text:p>
      <text:p text:style-name="P1"><text:line-break/></text:p>
      <text:p text:style-name="P4">Traitement de l'Article: 10310</text:p>
      <text:p text:style-name="P1"><text:line-break/>210310 - CRUMBLE COURGETTE PARM TAUC 130G CRU créé: </text:p>
      <text:p text:style-name="P5">INSERT fta_nomenclature SET <text:s/>last_id_fta_nomenclature='0' , OLD_id_fta_composition='' , id_annexe_agrologic_article_codification='4' , id_access_recette_recette='0' , id_fta='468' , ascendant_fta_nomenclature='' , site_production_fta_nomenclature='1' , poids_fta_nomenclature='0.13' , id_annexe_unite='kg' , quantite_piece_par_carton='' , poids_total_carton_vrac_fta_nomenclature='' , code_produit_agrologic_fta_nomenclature='0310' , etat_fta_nomenclature='1' , nom_fta_nomenclature='CRUMBLE COURGETTE PARM TAUC 130G CRU' , suffixe_agrologic_fta_nomenclature='' </text:p>
      <text:p text:style-name="P1"><text:line-break/>700589 - PREP CRUMBLE COURGETTE PARMESAN TAUC KG créé: </text:p>
      <text:p text:style-name="P5"><text:soft-page-break/>INSERT fta_nomenclature SET <text:s/>last_id_fta_nomenclature='0' , OLD_id_fta_composition='' , id_annexe_agrologic_article_codification='1' , id_access_recette_recette='0' , id_fta='468' , ascendant_fta_nomenclature='' , site_production_fta_nomenclature='1' , poids_fta_nomenclature='' , id_annexe_unite='kg' , quantite_piece_par_carton='' , poids_total_carton_vrac_fta_nomenclature='' , code_produit_agrologic_fta_nomenclature='0589' , etat_fta_nomenclature='1' , nom_fta_nomenclature='PREP CRUMBLE COURGETTE PARMESAN TAUC KG' , suffixe_agrologic_fta_nomenclature='' </text:p>
      <text:p text:style-name="P1"><text:line-break/>700590 - PREP GARN CRUMBLE COURGETTE PARM TAUC KG créé: </text:p>
      <text:p text:style-name="P5">INSERT fta_nomenclature SET <text:s/>last_id_fta_nomenclature='0' , OLD_id_fta_composition='' , id_annexe_agrologic_article_codification='1' , id_access_recette_recette='0' , id_fta='468' , ascendant_fta_nomenclature='' , site_production_fta_nomenclature='1' , poids_fta_nomenclature='' , id_annexe_unite='kg' , quantite_piece_par_carton='' , poids_total_carton_vrac_fta_nomenclature='' , code_produit_agrologic_fta_nomenclature='0590' , etat_fta_nomenclature='1' , nom_fta_nomenclature='PREP GARN CRUMBLE COURGETTE PARM TAUC KG' , suffixe_agrologic_fta_nomenclature='' </text:p>
      <text:p text:style-name="P1"><text:line-break/>700354 - PREP EPINARD BRANCHE ESSOREE 50% KG créé: </text:p>
      <text:p text:style-name="P5">INSERT fta_nomenclature SET <text:s/>last_id_fta_nomenclature='0' , OLD_id_fta_composition='' , id_annexe_agrologic_article_codification='1' , id_access_recette_recette='0' , id_fta='468' , ascendant_fta_nomenclature='' , site_production_fta_nomenclature='1' , poids_fta_nomenclature='' , id_annexe_unite='kg' , quantite_piece_par_carton='' , poids_total_carton_vrac_fta_nomenclature='' , code_produit_agrologic_fta_nomenclature='0354' , etat_fta_nomenclature='1' , nom_fta_nomenclature='PREP EPINARD BRANCHE ESSOREE 50% KG' , suffixe_agrologic_fta_nomenclature='' </text:p>
      <text:p text:style-name="P1"><text:line-break/></text:p>
      <text:p text:style-name="P4">Traitement de l'Article: 10311</text:p>
      <text:p text:style-name="P1"><text:line-break/>210311 - CRUMBLE MOUSSAKA TAUC 130G CRU créé: </text:p>
      <text:p text:style-name="P5"><text:soft-page-break/>INSERT fta_nomenclature SET <text:s/>last_id_fta_nomenclature='0' , OLD_id_fta_composition='' , id_annexe_agrologic_article_codification='4' , id_access_recette_recette='0' , id_fta='469' , ascendant_fta_nomenclature='' , site_production_fta_nomenclature='1' , poids_fta_nomenclature='0.13' , id_annexe_unite='kg' , quantite_piece_par_carton='' , poids_total_carton_vrac_fta_nomenclature='' , code_produit_agrologic_fta_nomenclature='0311' , etat_fta_nomenclature='1' , nom_fta_nomenclature='CRUMBLE MOUSSAKA TAUC 130G CRU' , suffixe_agrologic_fta_nomenclature='' </text:p>
      <text:p text:style-name="P1"><text:line-break/>700592 - PREP GARN CRUMBLE MOUSSAKA TAUC KG créé: </text:p>
      <text:p text:style-name="P5">INSERT fta_nomenclature SET <text:s/>last_id_fta_nomenclature='0' , OLD_id_fta_composition='' , id_annexe_agrologic_article_codification='1' , id_access_recette_recette='0' , id_fta='469' , ascendant_fta_nomenclature='' , site_production_fta_nomenclature='1' , poids_fta_nomenclature='' , id_annexe_unite='kg' , quantite_piece_par_carton='' , poids_total_carton_vrac_fta_nomenclature='' , code_produit_agrologic_fta_nomenclature='0592' , etat_fta_nomenclature='1' , nom_fta_nomenclature='PREP GARN CRUMBLE MOUSSAKA TAUC KG' , suffixe_agrologic_fta_nomenclature='' </text:p>
      <text:p text:style-name="P1"><text:line-break/>700591 - PREP CRUMBLE MOUSSAKA TAUC KG créé: </text:p>
      <text:p text:style-name="P5">INSERT fta_nomenclature SET <text:s/>last_id_fta_nomenclature='0' , OLD_id_fta_composition='' , id_annexe_agrologic_article_codification='1' , id_access_recette_recette='0' , id_fta='469' , ascendant_fta_nomenclature='' , site_production_fta_nomenclature='1' , poids_fta_nomenclature='' , id_annexe_unite='kg' , quantite_piece_par_carton='' , poids_total_carton_vrac_fta_nomenclature='' , code_produit_agrologic_fta_nomenclature='0591' , etat_fta_nomenclature='1' , nom_fta_nomenclature='PREP CRUMBLE MOUSSAKA TAUC KG' , suffixe_agrologic_fta_nomenclature='' </text:p>
      <text:p text:style-name="P1"><text:line-break/></text:p>
      <text:p text:style-name="P4">Traitement de l'Article: 10314</text:p>
      <text:p text:style-name="P1"><text:line-break/>210314 - CRUMBLE THON RICOTTE TAUC 130G CRU créé: </text:p>
      <text:p text:style-name="P5"><text:soft-page-break/>INSERT fta_nomenclature SET <text:s/>last_id_fta_nomenclature='0' , OLD_id_fta_composition='' , id_annexe_agrologic_article_codification='4' , id_access_recette_recette='0' , id_fta='470' , ascendant_fta_nomenclature='' , site_production_fta_nomenclature='1' , poids_fta_nomenclature='0.13' , id_annexe_unite='kg' , quantite_piece_par_carton='' , poids_total_carton_vrac_fta_nomenclature='' , code_produit_agrologic_fta_nomenclature='0314' , etat_fta_nomenclature='1' , nom_fta_nomenclature='CRUMBLE THON RICOTTE TAUC 130G CRU' , suffixe_agrologic_fta_nomenclature='' </text:p>
      <text:p text:style-name="P1"><text:line-break/>700600 - PREP CRUMBLE THON RICOTTE TAUC KG créé: </text:p>
      <text:p text:style-name="P5">INSERT fta_nomenclature SET <text:s/>last_id_fta_nomenclature='0' , OLD_id_fta_composition='' , id_annexe_agrologic_article_codification='1' , id_access_recette_recette='0' , id_fta='470' , ascendant_fta_nomenclature='' , site_production_fta_nomenclature='1' , poids_fta_nomenclature='' , id_annexe_unite='kg' , quantite_piece_par_carton='' , poids_total_carton_vrac_fta_nomenclature='' , code_produit_agrologic_fta_nomenclature='0600' , etat_fta_nomenclature='1' , nom_fta_nomenclature='PREP CRUMBLE THON RICOTTE TAUC KG' , suffixe_agrologic_fta_nomenclature='' </text:p>
      <text:p text:style-name="P1"><text:line-break/>700601 - PREP GARN CRUMBLE THON RICOTTE TAUC KG créé: </text:p>
      <text:p text:style-name="P5">INSERT fta_nomenclature SET <text:s/>last_id_fta_nomenclature='0' , OLD_id_fta_composition='' , id_annexe_agrologic_article_codification='1' , id_access_recette_recette='0' , id_fta='470' , ascendant_fta_nomenclature='' , site_production_fta_nomenclature='1' , poids_fta_nomenclature='' , id_annexe_unite='kg' , quantite_piece_par_carton='' , poids_total_carton_vrac_fta_nomenclature='' , code_produit_agrologic_fta_nomenclature='0601' , etat_fta_nomenclature='1' , nom_fta_nomenclature='PREP GARN CRUMBLE THON RICOTTE TAUC KG' , suffixe_agrologic_fta_nomenclature='' </text:p>
      <text:p text:style-name="P1"><text:line-break/></text:p>
      <text:p text:style-name="P4">Traitement de l'Article: 10316</text:p>
      <text:p text:style-name="P1"><text:line-break/>210316 - CSSE PINTADE ECREVISSES 2KG TR CRU créé: </text:p>
      <text:p text:style-name="P5"><text:soft-page-break/>INSERT fta_nomenclature SET <text:s/>last_id_fta_nomenclature='0' , OLD_id_fta_composition='' , id_annexe_agrologic_article_codification='4' , id_access_recette_recette='0' , id_fta='471' , ascendant_fta_nomenclature='' , site_production_fta_nomenclature='1' , poids_fta_nomenclature='2' , id_annexe_unite='kg' , quantite_piece_par_carton='' , poids_total_carton_vrac_fta_nomenclature='' , code_produit_agrologic_fta_nomenclature='0316' , etat_fta_nomenclature='1' , nom_fta_nomenclature='CSSE PINTADE ECREVISSES 2KG TR CRU' , suffixe_agrologic_fta_nomenclature='' </text:p>
      <text:p text:style-name="P1"><text:line-break/>700459 - PREP CSSE PINTADEAU 150/170 ROTI 20% créé: </text:p>
      <text:p text:style-name="P5">INSERT fta_nomenclature SET <text:s/>last_id_fta_nomenclature='0' , OLD_id_fta_composition='' , id_annexe_agrologic_article_codification='1' , id_access_recette_recette='0' , id_fta='471' , ascendant_fta_nomenclature='' , site_production_fta_nomenclature='1' , poids_fta_nomenclature='' , id_annexe_unite='kg' , quantite_piece_par_carton='' , poids_total_carton_vrac_fta_nomenclature='' , code_produit_agrologic_fta_nomenclature='0459' , etat_fta_nomenclature='1' , nom_fta_nomenclature='PREP CSSE PINTADEAU 150/170 ROTI 20%' , suffixe_agrologic_fta_nomenclature='' </text:p>
      <text:p text:style-name="P1"><text:line-break/>500738 - SCE PINTADE AUX ECREVISSES TR L créé: </text:p>
      <text:p text:style-name="P5">INSERT fta_nomenclature SET <text:s/>last_id_fta_nomenclature='0' , OLD_id_fta_composition='' , id_annexe_agrologic_article_codification='3' , id_access_recette_recette='0' , id_fta='471' , ascendant_fta_nomenclature='' , site_production_fta_nomenclature='1' , poids_fta_nomenclature='' , id_annexe_unite='L' , quantite_piece_par_carton='' , poids_total_carton_vrac_fta_nomenclature='' , code_produit_agrologic_fta_nomenclature='0738' , etat_fta_nomenclature='1' , nom_fta_nomenclature='SCE PINTADE AUX ECREVISSES TR L' , suffixe_agrologic_fta_nomenclature='' </text:p>
      <text:p text:style-name="P1"><text:line-break/>700566 - PREP ECREV DECO 150/200 DECONGELEES 10% créé: </text:p>
      <text:p text:style-name="P5">INSERT fta_nomenclature SET <text:s/>last_id_fta_nomenclature='0' , OLD_id_fta_composition='' , id_annexe_agrologic_article_codification='1' , id_access_recette_recette='0' , id_fta='471' , ascendant_fta_nomenclature='' , site_production_fta_nomenclature='1' , poids_fta_nomenclature='' , id_annexe_unite='kg' , quantite_piece_par_carton='' , poids_total_carton_vrac_fta_nomenclature='' , code_produit_agrologic_fta_nomenclature='0566' , etat_fta_nomenclature='1' , nom_fta_nomenclature='PREP ECREV DECO 150/200 DECONGELEES 10%' , suffixe_agrologic_fta_nomenclature='' </text:p>
      <text:p text:style-name="P1"><text:line-break/></text:p>
      <text:p text:style-name="P4"><text:soft-page-break/>Traitement de l'Article: 11450</text:p>
      <text:p text:style-name="P1"><text:line-break/>111450 - NEM CRABE 30G AUCHAN COUPE PIECE créé: </text:p>
      <text:p text:style-name="P5">INSERT fta_nomenclature SET <text:s/>last_id_fta_nomenclature='0' , OLD_id_fta_composition='' , id_annexe_agrologic_article_codification='5' , id_access_recette_recette='0' , id_fta='476' , ascendant_fta_nomenclature='' , site_production_fta_nomenclature='1' , poids_fta_nomenclature='0.03' , id_annexe_unite='kg' , quantite_piece_par_carton='' , poids_total_carton_vrac_fta_nomenclature='' , code_produit_agrologic_fta_nomenclature='1450' , etat_fta_nomenclature='1' , nom_fta_nomenclature='NEM CRABE 30G AUCHAN COUPE PIECE' , suffixe_agrologic_fta_nomenclature='' </text:p>
      <text:p text:style-name="P1"><text:line-break/>600097 - FCE NEM CRABE AUCHAN COUPE créé: </text:p>
      <text:p text:style-name="P5">INSERT fta_nomenclature SET <text:s/>last_id_fta_nomenclature='0' , OLD_id_fta_composition='' , id_annexe_agrologic_article_codification='2' , id_access_recette_recette='0' , id_fta='476' , ascendant_fta_nomenclature='' , site_production_fta_nomenclature='1' , poids_fta_nomenclature='' , id_annexe_unite='kg' , quantite_piece_par_carton='' , poids_total_carton_vrac_fta_nomenclature='' , code_produit_agrologic_fta_nomenclature='0097' , etat_fta_nomenclature='1' , nom_fta_nomenclature='FCE NEM CRABE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47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47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47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451</text:p>
      <text:p text:style-name="P1"><text:line-break/>111451 - PATE IMPERIAL 100G AUCHAN COUPE PIECE créé: </text:p>
      <text:p text:style-name="P5">INSERT fta_nomenclature SET <text:s/>last_id_fta_nomenclature='0' , OLD_id_fta_composition='' , id_annexe_agrologic_article_codification='5' , id_access_recette_recette='0' , id_fta='477' , ascendant_fta_nomenclature='' , site_production_fta_nomenclature='1' , poids_fta_nomenclature='0.1' , id_annexe_unite='kg' , quantite_piece_par_carton='' , poids_total_carton_vrac_fta_nomenclature='' , code_produit_agrologic_fta_nomenclature='1451' , etat_fta_nomenclature='1' , nom_fta_nomenclature='PATE IMPERIAL 100G AUCHAN COUPE PIECE' , suffixe_agrologic_fta_nomenclature='' </text:p>
      <text:p text:style-name="P1"><text:line-break/>600098 - FCE NEM PORC AUCHAN COUPE créé: </text:p>
      <text:p text:style-name="P5"><text:soft-page-break/>INSERT fta_nomenclature SET <text:s/>last_id_fta_nomenclature='0' , OLD_id_fta_composition='' , id_annexe_agrologic_article_codification='2' , id_access_recette_recette='0' , id_fta='477' , ascendant_fta_nomenclature='' , site_production_fta_nomenclature='1' , poids_fta_nomenclature='' , id_annexe_unite='kg' , quantite_piece_par_carton='' , poids_total_carton_vrac_fta_nomenclature='' , code_produit_agrologic_fta_nomenclature='0098' , etat_fta_nomenclature='1' , nom_fta_nomenclature='FCE NEM PORC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47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47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47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11454</text:p>
      <text:p text:style-name="P1"><text:line-break/>111454 - NEM CRABE 75G AUCHAN COUPE PIECE créé: </text:p>
      <text:p text:style-name="P5">INSERT fta_nomenclature SET <text:s/>last_id_fta_nomenclature='0' , OLD_id_fta_composition='' , id_annexe_agrologic_article_codification='5' , id_access_recette_recette='0' , id_fta='480' , ascendant_fta_nomenclature='' , site_production_fta_nomenclature='1' , poids_fta_nomenclature='0.075' , id_annexe_unite='kg' , quantite_piece_par_carton='' , poids_total_carton_vrac_fta_nomenclature='' , code_produit_agrologic_fta_nomenclature='1454' , etat_fta_nomenclature='1' , nom_fta_nomenclature='NEM CRABE 75G AUCHAN COUPE PIECE' , suffixe_agrologic_fta_nomenclature='' </text:p>
      <text:p text:style-name="P1"><text:line-break/>600097 - FCE NEM CRABE AUCHAN COUPE créé: </text:p>
      <text:p text:style-name="P5">INSERT fta_nomenclature SET <text:s/>last_id_fta_nomenclature='0' , OLD_id_fta_composition='' , id_annexe_agrologic_article_codification='2' , id_access_recette_recette='0' , id_fta='480' , ascendant_fta_nomenclature='' , site_production_fta_nomenclature='1' , poids_fta_nomenclature='' , id_annexe_unite='kg' , quantite_piece_par_carton='' , poids_total_carton_vrac_fta_nomenclature='' , code_produit_agrologic_fta_nomenclature='0097' , etat_fta_nomenclature='1' , nom_fta_nomenclature='FCE NEM CRABE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48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48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48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455</text:p>
      <text:p text:style-name="P1"><text:line-break/>111455 - NEM POULET 75G AUCHAN COUPE PIECE créé: </text:p>
      <text:p text:style-name="P5">INSERT fta_nomenclature SET <text:s/>last_id_fta_nomenclature='0' , OLD_id_fta_composition='' , id_annexe_agrologic_article_codification='5' , id_access_recette_recette='0' , id_fta='481' , ascendant_fta_nomenclature='' , site_production_fta_nomenclature='1' , poids_fta_nomenclature='0.075' , id_annexe_unite='kg' , quantite_piece_par_carton='' , poids_total_carton_vrac_fta_nomenclature='' , code_produit_agrologic_fta_nomenclature='1455' , etat_fta_nomenclature='1' , nom_fta_nomenclature='NEM POULET 75G AUCHAN COUPE PIECE' , suffixe_agrologic_fta_nomenclature='' </text:p>
      <text:p text:style-name="P1"><text:line-break/>600099 - FCE NEM POULET AUCHAN COUPE créé: </text:p>
      <text:p text:style-name="P5"><text:soft-page-break/>INSERT fta_nomenclature SET <text:s/>last_id_fta_nomenclature='0' , OLD_id_fta_composition='' , id_annexe_agrologic_article_codification='2' , id_access_recette_recette='0' , id_fta='481' , ascendant_fta_nomenclature='' , site_production_fta_nomenclature='1' , poids_fta_nomenclature='' , id_annexe_unite='kg' , quantite_piece_par_carton='' , poids_total_carton_vrac_fta_nomenclature='' , code_produit_agrologic_fta_nomenclature='0099' , etat_fta_nomenclature='1' , nom_fta_nomenclature='FCE NEM POULET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48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48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48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11457</text:p>
      <text:p text:style-name="P1"><text:line-break/>111457 - ACRA 20G AUCHAN COUPE PIECE créé: </text:p>
      <text:p text:style-name="P5">INSERT fta_nomenclature SET <text:s/>last_id_fta_nomenclature='0' , OLD_id_fta_composition='' , id_annexe_agrologic_article_codification='5' , id_access_recette_recette='0' , id_fta='482' , ascendant_fta_nomenclature='' , site_production_fta_nomenclature='1' , poids_fta_nomenclature='0.02' , id_annexe_unite='kg' , quantite_piece_par_carton='' , poids_total_carton_vrac_fta_nomenclature='' , code_produit_agrologic_fta_nomenclature='1457' , etat_fta_nomenclature='1' , nom_fta_nomenclature='ACRA 20G AUCHAN COUPE PIECE' , suffixe_agrologic_fta_nomenclature='' </text:p>
      <text:p text:style-name="P1"><text:line-break/>600103 - FCE ACRA AUC/ITM COUPE créé: </text:p>
      <text:p text:style-name="P5">INSERT fta_nomenclature SET <text:s/>last_id_fta_nomenclature='0' , OLD_id_fta_composition='' , id_annexe_agrologic_article_codification='2' , id_access_recette_recette='0' , id_fta='482' , ascendant_fta_nomenclature='' , site_production_fta_nomenclature='1' , poids_fta_nomenclature='' , id_annexe_unite='kg' , quantite_piece_par_carton='' , poids_total_carton_vrac_fta_nomenclature='' , code_produit_agrologic_fta_nomenclature='0103' , etat_fta_nomenclature='1' , nom_fta_nomenclature='FCE ACRA AUC/ITM COUPE' , suffixe_agrologic_fta_nomenclature='' </text:p>
      <text:p text:style-name="P1"><text:line-break/></text:p>
      <text:p text:style-name="P4">Traitement de l'Article: 11458</text:p>
      <text:p text:style-name="P1"><text:line-break/>111458 - BEIGN CREVETTE 20G AUCHAN COUPE PIECE créé: </text:p>
      <text:p text:style-name="P5">INSERT fta_nomenclature SET <text:s/>last_id_fta_nomenclature='0' , OLD_id_fta_composition='' , id_annexe_agrologic_article_codification='5' , id_access_recette_recette='0' , id_fta='483' , ascendant_fta_nomenclature='' , site_production_fta_nomenclature='1' , poids_fta_nomenclature='0.02' , id_annexe_unite='kg' , quantite_piece_par_carton='' , poids_total_carton_vrac_fta_nomenclature='' , code_produit_agrologic_fta_nomenclature='1458' , etat_fta_nomenclature='1' , nom_fta_nomenclature='BEIGN CREVETTE 20G AUCHAN COUPE PIECE' , suffixe_agrologic_fta_nomenclature='' </text:p>
      <text:p text:style-name="P1"><text:line-break/>600333 - PATE A BEIGNET CREVETTE TDA KG créé: </text:p>
      <text:p text:style-name="P5"><text:soft-page-break/>INSERT fta_nomenclature SET <text:s/>last_id_fta_nomenclature='0' , OLD_id_fta_composition='' , id_annexe_agrologic_article_codification='2' , id_access_recette_recette='0' , id_fta='483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11460</text:p>
      <text:p text:style-name="P1"><text:line-break/>111510 - RAV CREV 25G TDA-TAUC PCE créé: </text:p>
      <text:p text:style-name="P5">INSERT fta_nomenclature SET <text:s/>last_id_fta_nomenclature='0' , OLD_id_fta_composition='' , id_annexe_agrologic_article_codification='5' , id_access_recette_recette='0' , id_fta='485' , ascendant_fta_nomenclature='' , site_production_fta_nomenclature='1' , poids_fta_nomenclature='0.025' , id_annexe_unite='kg' , quantite_piece_par_carton='' , poids_total_carton_vrac_fta_nomenclature='' , code_produit_agrologic_fta_nomenclature='1510' , etat_fta_nomenclature='1' , nom_fta_nomenclature='RAV CREV 25G TDA-TAUC PCE' , suffixe_agrologic_fta_nomenclature='' </text:p>
      <text:p text:style-name="P1"><text:line-break/>600146 - FCE RAV CHINOIS LSTDA MDTHI KG créé: </text:p>
      <text:p text:style-name="P5">INSERT fta_nomenclature SET <text:s/>last_id_fta_nomenclature='0' , OLD_id_fta_composition='' , id_annexe_agrologic_article_codification='2' , id_access_recette_recette='0' , id_fta='485' , ascendant_fta_nomenclature='' , site_production_fta_nomenclature='1' , poids_fta_nomenclature='' , id_annexe_unite='kg' , quantite_piece_par_carton='' , poids_total_carton_vrac_fta_nomenclature='' , code_produit_agrologic_fta_nomenclature='0146' , etat_fta_nomenclature='1' , nom_fta_nomenclature='FCE RAV CHINOIS LSTDA MDTHI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48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48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48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461</text:p>
      <text:p text:style-name="P1"><text:line-break/>111461 - SAMOSSA VOLAILLE 55G AUCHAN COUPE PIECE créé: </text:p>
      <text:p text:style-name="P5"><text:soft-page-break/>INSERT fta_nomenclature SET <text:s/>last_id_fta_nomenclature='0' , OLD_id_fta_composition='' , id_annexe_agrologic_article_codification='5' , id_access_recette_recette='0' , id_fta='486' , ascendant_fta_nomenclature='' , site_production_fta_nomenclature='1' , poids_fta_nomenclature='0.055' , id_annexe_unite='kg' , quantite_piece_par_carton='' , poids_total_carton_vrac_fta_nomenclature='' , code_produit_agrologic_fta_nomenclature='1461' , etat_fta_nomenclature='1' , nom_fta_nomenclature='SAMOSSA VOLAILLE 55G AUCHAN COUPE PIECE' , suffixe_agrologic_fta_nomenclature='' </text:p>
      <text:p text:style-name="P1"><text:line-break/>600105 - FCE SAMOSSA VOLAILLE AUCHAN COUPE créé: </text:p>
      <text:p text:style-name="P5">INSERT fta_nomenclature SET <text:s/>last_id_fta_nomenclature='0' , OLD_id_fta_composition='' , id_annexe_agrologic_article_codification='2' , id_access_recette_recette='0' , id_fta='486' , ascendant_fta_nomenclature='' , site_production_fta_nomenclature='1' , poids_fta_nomenclature='' , id_annexe_unite='kg' , quantite_piece_par_carton='' , poids_total_carton_vrac_fta_nomenclature='' , code_produit_agrologic_fta_nomenclature='0105' , etat_fta_nomenclature='1' , nom_fta_nomenclature='FCE SAMOSSA VOLAILLE AUCHAN COUP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48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462</text:p>
      <text:p text:style-name="P1"><text:line-break/>111462 - SAMOSSA LEGUME 40G AUCHAN COUPE PIECE créé: </text:p>
      <text:p text:style-name="P5"><text:soft-page-break/>INSERT fta_nomenclature SET <text:s/>last_id_fta_nomenclature='0' , OLD_id_fta_composition='' , id_annexe_agrologic_article_codification='5' , id_access_recette_recette='0' , id_fta='487' , ascendant_fta_nomenclature='' , site_production_fta_nomenclature='1' , poids_fta_nomenclature='0.04' , id_annexe_unite='kg' , quantite_piece_par_carton='' , poids_total_carton_vrac_fta_nomenclature='' , code_produit_agrologic_fta_nomenclature='1462' , etat_fta_nomenclature='1' , nom_fta_nomenclature='SAMOSSA LEGUME 40G AUCHAN COUPE PIECE' , suffixe_agrologic_fta_nomenclature='' </text:p>
      <text:p text:style-name="P1"><text:line-break/>600106 - FCE SAMOSSA LEGUME AUCHAN COUPE créé: </text:p>
      <text:p text:style-name="P5">INSERT fta_nomenclature SET <text:s/>last_id_fta_nomenclature='0' , OLD_id_fta_composition='' , id_annexe_agrologic_article_codification='2' , id_access_recette_recette='0' , id_fta='487' , ascendant_fta_nomenclature='' , site_production_fta_nomenclature='1' , poids_fta_nomenclature='' , id_annexe_unite='kg' , quantite_piece_par_carton='' , poids_total_carton_vrac_fta_nomenclature='' , code_produit_agrologic_fta_nomenclature='0106' , etat_fta_nomenclature='1' , nom_fta_nomenclature='FCE SAMOSSA LEGUME AUCHAN COUP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48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463</text:p>
      <text:p text:style-name="P1"><text:line-break/>111463 - RAVIOLI BOEUF 25G AUCHAN COUPE PIECE créé: </text:p>
      <text:p text:style-name="P5"><text:soft-page-break/>INSERT fta_nomenclature SET <text:s/>last_id_fta_nomenclature='0' , OLD_id_fta_composition='' , id_annexe_agrologic_article_codification='5' , id_access_recette_recette='0' , id_fta='488' , ascendant_fta_nomenclature='' , site_production_fta_nomenclature='1' , poids_fta_nomenclature='0.025' , id_annexe_unite='kg' , quantite_piece_par_carton='' , poids_total_carton_vrac_fta_nomenclature='' , code_produit_agrologic_fta_nomenclature='1463' , etat_fta_nomenclature='1' , nom_fta_nomenclature='RAVIOLI BOEUF 25G AUCHAN COUPE PIECE' , suffixe_agrologic_fta_nomenclature='' </text:p>
      <text:p text:style-name="P1"><text:line-break/>600108 - FCE RAVIOLI BOEUF AUCHAN COUPE créé: </text:p>
      <text:p text:style-name="P5">INSERT fta_nomenclature SET <text:s/>last_id_fta_nomenclature='0' , OLD_id_fta_composition='' , id_annexe_agrologic_article_codification='2' , id_access_recette_recette='0' , id_fta='488' , ascendant_fta_nomenclature='' , site_production_fta_nomenclature='1' , poids_fta_nomenclature='' , id_annexe_unite='kg' , quantite_piece_par_carton='' , poids_total_carton_vrac_fta_nomenclature='' , code_produit_agrologic_fta_nomenclature='0108' , etat_fta_nomenclature='1' , nom_fta_nomenclature='FCE RAVIOLI BOEUF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48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48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48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466</text:p>
      <text:p text:style-name="P1"><text:line-break/>111466 - CRABE FARCI 100G AUCHAN COUPE PIECE créé: </text:p>
      <text:p text:style-name="P5">INSERT fta_nomenclature SET <text:s/>last_id_fta_nomenclature='0' , OLD_id_fta_composition='' , id_annexe_agrologic_article_codification='5' , id_access_recette_recette='0' , id_fta='490' , ascendant_fta_nomenclature='' , site_production_fta_nomenclature='1' , poids_fta_nomenclature='0.1' , id_annexe_unite='kg' , quantite_piece_par_carton='' , poids_total_carton_vrac_fta_nomenclature='' , code_produit_agrologic_fta_nomenclature='1466' , etat_fta_nomenclature='1' , nom_fta_nomenclature='CRABE FARCI 100G AUCHAN COUPE PIECE' , suffixe_agrologic_fta_nomenclature='' </text:p>
      <text:p text:style-name="P1"><text:line-break/>600109 - FCE CRABE FARCI AUCHAN COUPE créé: </text:p>
      <text:p text:style-name="P5">INSERT fta_nomenclature SET <text:s/>last_id_fta_nomenclature='0' , OLD_id_fta_composition='' , id_annexe_agrologic_article_codification='2' , id_access_recette_recette='0' , id_fta='490' , ascendant_fta_nomenclature='' , site_production_fta_nomenclature='1' , poids_fta_nomenclature='' , id_annexe_unite='kg' , quantite_piece_par_carton='' , poids_total_carton_vrac_fta_nomenclature='' , code_produit_agrologic_fta_nomenclature='0109' , etat_fta_nomenclature='1' , nom_fta_nomenclature='FCE CRABE FARCI AUCHAN COUPE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49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49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250 - PREP VIANDE PORC 60/40 créé: </text:p>
      <text:p text:style-name="P5">INSERT fta_nomenclature SET <text:s/>last_id_fta_nomenclature='0' , OLD_id_fta_composition='' , id_annexe_agrologic_article_codification='1' , id_access_recette_recette='0' , id_fta='490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</text:p>
      <text:p text:style-name="P4">Traitement de l'Article: 21118</text:p>
      <text:p text:style-name="P1"><text:line-break/>121091 - MINI SAMOSSA 15G PIECE créé: </text:p>
      <text:p text:style-name="P5"><text:soft-page-break/>INSERT fta_nomenclature SET <text:s/>last_id_fta_nomenclature='0' , OLD_id_fta_composition='' , id_annexe_agrologic_article_codification='5' , id_access_recette_recette='0' , id_fta='491' , ascendant_fta_nomenclature='' , site_production_fta_nomenclature='1' , poids_fta_nomenclature='0.015' , id_annexe_unite='kg' , quantite_piece_par_carton='' , poids_total_carton_vrac_fta_nomenclature='' , code_produit_agrologic_fta_nomenclature='1091' , etat_fta_nomenclature='1' , nom_fta_nomenclature='MINI SAMOSSA 15G PIE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121092 - MINI ACRA 15G PIECE créé: </text:p>
      <text:p text:style-name="P5">INSERT fta_nomenclature SET <text:s/>last_id_fta_nomenclature='0' , OLD_id_fta_composition='' , id_annexe_agrologic_article_codification='5' , id_access_recette_recette='0' , id_fta='491' , ascendant_fta_nomenclature='' , site_production_fta_nomenclature='1' , poids_fta_nomenclature='0.015' , id_annexe_unite='kg' , quantite_piece_par_carton='' , poids_total_carton_vrac_fta_nomenclature='' , code_produit_agrologic_fta_nomenclature='1092' , etat_fta_nomenclature='1' , nom_fta_nomenclature='MINI ACRA 15G PIECE' , suffixe_agrologic_fta_nomenclature='' </text:p>
      <text:p text:style-name="P1"><text:line-break/>600058 - FARCE ACRA A LA MORUE créé: </text:p>
      <text:p text:style-name="P5"><text:soft-page-break/>INSERT fta_nomenclature SET <text:s/>last_id_fta_nomenclature='0' , OLD_id_fta_composition='' , id_annexe_agrologic_article_codification='2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058' , etat_fta_nomenclature='1' , nom_fta_nomenclature='FARCE ACRA A LA MORUE' , suffixe_agrologic_fta_nomenclature='' </text:p>
      <text:p text:style-name="P1"><text:line-break/>121093 - MINI RAVIOLI 15G PIECE créé: </text:p>
      <text:p text:style-name="P5">INSERT fta_nomenclature SET <text:s/>last_id_fta_nomenclature='0' , OLD_id_fta_composition='' , id_annexe_agrologic_article_codification='5' , id_access_recette_recette='0' , id_fta='491' , ascendant_fta_nomenclature='' , site_production_fta_nomenclature='1' , poids_fta_nomenclature='0.015' , id_annexe_unite='kg' , quantite_piece_par_carton='' , poids_total_carton_vrac_fta_nomenclature='' , code_produit_agrologic_fta_nomenclature='1093' , etat_fta_nomenclature='1' , nom_fta_nomenclature='MINI RAVIOLI 15G PIE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05 - FARCE RAVIOLI (ASIATIQUE) créé: </text:p>
      <text:p text:style-name="P5">INSERT fta_nomenclature SET <text:s/>last_id_fta_nomenclature='0' , OLD_id_fta_composition='' , id_annexe_agrologic_article_codification='2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005' , etat_fta_nomenclature='1' , nom_fta_nomenclature='FARCE RAVIOLI (ASIATIQUE)' , suffixe_agrologic_fta_nomenclature='' </text:p>
      <text:p text:style-name="P1"><text:line-break/>136001 - NEM PORC 20G MDAUC PCE créé: </text:p>
      <text:p text:style-name="P5"><text:soft-page-break/>INSERT fta_nomenclature SET <text:s/>last_id_fta_nomenclature='0' , OLD_id_fta_composition='' , id_annexe_agrologic_article_codification='5' , id_access_recette_recette='0' , id_fta='491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INSERT fta_nomenclature SET <text:s/>last_id_fta_nomenclature='0' , OLD_id_fta_composition='' , id_annexe_agrologic_article_codification='5' , id_access_recette_recette='0' , id_fta='491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491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<text:soft-page-break/>INSERT fta_nomenclature SET <text:s/>last_id_fta_nomenclature='0' , OLD_id_fta_composition='' , id_annexe_agrologic_article_codification='3' , id_access_recette_recette='0' , id_fta='491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491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491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<text:soft-page-break/>INSERT fta_nomenclature SET <text:s/>last_id_fta_nomenclature='0' , OLD_id_fta_composition='' , id_annexe_agrologic_article_codification='1' , id_access_recette_recette='0' , id_fta='491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</text:p>
      <text:p text:style-name="P4">Traitement de l'Article: 21459</text:p>
      <text:p text:style-name="P1"><text:line-break/>111453 - NEM PORC 30G AUCHAN COUPE PIECE créé: </text:p>
      <text:p text:style-name="P5">INSERT fta_nomenclature SET <text:s/>last_id_fta_nomenclature='0' , OLD_id_fta_composition='' , id_annexe_agrologic_article_codification='5' , id_access_recette_recette='0' , id_fta='492' , ascendant_fta_nomenclature='' , site_production_fta_nomenclature='1' , poids_fta_nomenclature='0.03' , id_annexe_unite='kg' , quantite_piece_par_carton='' , poids_total_carton_vrac_fta_nomenclature='' , code_produit_agrologic_fta_nomenclature='1453' , etat_fta_nomenclature='1' , nom_fta_nomenclature='NEM PORC 30G AUCHAN COUPE PIECE' , suffixe_agrologic_fta_nomenclature='' </text:p>
      <text:p text:style-name="P1"><text:line-break/>600098 - FCE NEM PORC AUCHAN COUPE créé: </text:p>
      <text:p text:style-name="P5">INSERT fta_nomenclature SET <text:s/>last_id_fta_nomenclature='0' , OLD_id_fta_composition='' , id_annexe_agrologic_article_codification='2' , id_access_recette_recette='0' , id_fta='492' , ascendant_fta_nomenclature='' , site_production_fta_nomenclature='1' , poids_fta_nomenclature='' , id_annexe_unite='kg' , quantite_piece_par_carton='' , poids_total_carton_vrac_fta_nomenclature='' , code_produit_agrologic_fta_nomenclature='0098' , etat_fta_nomenclature='1' , nom_fta_nomenclature='FCE NEM PORC AUCHAN COUPE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49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49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49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11461 - SAMOSSA VOLAILLE 55G AUCHAN COUPE PIECE créé: </text:p>
      <text:p text:style-name="P5">INSERT fta_nomenclature SET <text:s/>last_id_fta_nomenclature='0' , OLD_id_fta_composition='' , id_annexe_agrologic_article_codification='5' , id_access_recette_recette='0' , id_fta='492' , ascendant_fta_nomenclature='' , site_production_fta_nomenclature='1' , poids_fta_nomenclature='0.055' , id_annexe_unite='kg' , quantite_piece_par_carton='' , poids_total_carton_vrac_fta_nomenclature='' , code_produit_agrologic_fta_nomenclature='1461' , etat_fta_nomenclature='1' , nom_fta_nomenclature='SAMOSSA VOLAILLE 55G AUCHAN COUPE PIECE' , suffixe_agrologic_fta_nomenclature='' </text:p>
      <text:p text:style-name="P1"><text:line-break/>600105 - FCE SAMOSSA VOLAILLE AUCHAN COUPE créé: </text:p>
      <text:p text:style-name="P5"><text:soft-page-break/>INSERT fta_nomenclature SET <text:s/>last_id_fta_nomenclature='0' , OLD_id_fta_composition='' , id_annexe_agrologic_article_codification='2' , id_access_recette_recette='0' , id_fta='492' , ascendant_fta_nomenclature='' , site_production_fta_nomenclature='1' , poids_fta_nomenclature='' , id_annexe_unite='kg' , quantite_piece_par_carton='' , poids_total_carton_vrac_fta_nomenclature='' , code_produit_agrologic_fta_nomenclature='0105' , etat_fta_nomenclature='1' , nom_fta_nomenclature='FCE SAMOSSA VOLAILLE AUCHAN COUP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492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457 - ACRA 20G AUCHAN COUPE PIECE créé: </text:p>
      <text:p text:style-name="P5">INSERT fta_nomenclature SET <text:s/>last_id_fta_nomenclature='0' , OLD_id_fta_composition='' , id_annexe_agrologic_article_codification='5' , id_access_recette_recette='0' , id_fta='492' , ascendant_fta_nomenclature='' , site_production_fta_nomenclature='1' , poids_fta_nomenclature='0.02' , id_annexe_unite='kg' , quantite_piece_par_carton='' , poids_total_carton_vrac_fta_nomenclature='' , code_produit_agrologic_fta_nomenclature='1457' , etat_fta_nomenclature='1' , nom_fta_nomenclature='ACRA 20G AUCHAN COUPE PIECE' , suffixe_agrologic_fta_nomenclature='' </text:p>
      <text:p text:style-name="P1"><text:line-break/>600103 - FCE ACRA AUC/ITM COUPE créé: </text:p>
      <text:p text:style-name="P5">INSERT fta_nomenclature SET <text:s/>last_id_fta_nomenclature='0' , OLD_id_fta_composition='' , id_annexe_agrologic_article_codification='2' , id_access_recette_recette='0' , id_fta='492' , ascendant_fta_nomenclature='' , site_production_fta_nomenclature='1' , poids_fta_nomenclature='' , id_annexe_unite='kg' , quantite_piece_par_carton='' , poids_total_carton_vrac_fta_nomenclature='' , code_produit_agrologic_fta_nomenclature='0103' , etat_fta_nomenclature='1' , nom_fta_nomenclature='FCE ACRA AUC/ITM COUPE' , suffixe_agrologic_fta_nomenclature='' </text:p>
      <text:p text:style-name="P1"><text:line-break/>111458 - BEIGN CREVETTE 20G AUCHAN COUPE PIECE créé: </text:p>
      <text:p text:style-name="P5"><text:soft-page-break/>INSERT fta_nomenclature SET <text:s/>last_id_fta_nomenclature='0' , OLD_id_fta_composition='' , id_annexe_agrologic_article_codification='5' , id_access_recette_recette='0' , id_fta='492' , ascendant_fta_nomenclature='' , site_production_fta_nomenclature='1' , poids_fta_nomenclature='0.02' , id_annexe_unite='kg' , quantite_piece_par_carton='' , poids_total_carton_vrac_fta_nomenclature='' , code_produit_agrologic_fta_nomenclature='1458' , etat_fta_nomenclature='1' , nom_fta_nomenclature='BEIGN CREVETTE 20G AUCHAN COUPE PIE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492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21455</text:p>
      <text:p text:style-name="P1"><text:line-break/>111466 - CRABE FARCI 100G AUCHAN COUPE PIECE créé: </text:p>
      <text:p text:style-name="P5">INSERT fta_nomenclature SET <text:s/>last_id_fta_nomenclature='0' , OLD_id_fta_composition='' , id_annexe_agrologic_article_codification='5' , id_access_recette_recette='0' , id_fta='493' , ascendant_fta_nomenclature='' , site_production_fta_nomenclature='1' , poids_fta_nomenclature='0.1' , id_annexe_unite='kg' , quantite_piece_par_carton='' , poids_total_carton_vrac_fta_nomenclature='' , code_produit_agrologic_fta_nomenclature='1466' , etat_fta_nomenclature='1' , nom_fta_nomenclature='CRABE FARCI 100G AUCHAN COUPE PIECE' , suffixe_agrologic_fta_nomenclature='' </text:p>
      <text:p text:style-name="P1"><text:line-break/>600109 - FCE CRABE FARCI AUCHAN COUPE créé: </text:p>
      <text:p text:style-name="P5"><text:soft-page-break/>INSERT fta_nomenclature SET <text:s/>last_id_fta_nomenclature='0' , OLD_id_fta_composition='' , id_annexe_agrologic_article_codification='2' , id_access_recette_recette='0' , id_fta='493' , ascendant_fta_nomenclature='' , site_production_fta_nomenclature='1' , poids_fta_nomenclature='' , id_annexe_unite='kg' , quantite_piece_par_carton='' , poids_total_carton_vrac_fta_nomenclature='' , code_produit_agrologic_fta_nomenclature='0109' , etat_fta_nomenclature='1' , nom_fta_nomenclature='FCE CRABE FARCI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49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49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250 - PREP VIANDE PORC 60/40 créé: </text:p>
      <text:p text:style-name="P5">INSERT fta_nomenclature SET <text:s/>last_id_fta_nomenclature='0' , OLD_id_fta_composition='' , id_annexe_agrologic_article_codification='1' , id_access_recette_recette='0' , id_fta='493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</text:p>
      <text:p text:style-name="P4"><text:soft-page-break/>Traitement de l'Article: 21453</text:p>
      <text:p text:style-name="P1"><text:line-break/>111458 - BEIGN CREVETTE 20G AUCHAN COUPE PIECE créé: </text:p>
      <text:p text:style-name="P5">INSERT fta_nomenclature SET <text:s/>last_id_fta_nomenclature='0' , OLD_id_fta_composition='' , id_annexe_agrologic_article_codification='5' , id_access_recette_recette='0' , id_fta='494' , ascendant_fta_nomenclature='' , site_production_fta_nomenclature='1' , poids_fta_nomenclature='0.02' , id_annexe_unite='kg' , quantite_piece_par_carton='' , poids_total_carton_vrac_fta_nomenclature='' , code_produit_agrologic_fta_nomenclature='1458' , etat_fta_nomenclature='1' , nom_fta_nomenclature='BEIGN CREVETTE 20G AUCHAN COUPE PIE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494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10206</text:p>
      <text:p text:style-name="P1"><text:line-break/>210206 - HACHIS PARMENTIER (TAG) 1.2KG CRU créé: </text:p>
      <text:p text:style-name="P5">INSERT fta_nomenclature SET <text:s/>last_id_fta_nomenclature='0' , OLD_id_fta_composition='' , id_annexe_agrologic_article_codification='4' , id_access_recette_recette='0' , id_fta='500' , ascendant_fta_nomenclature='' , site_production_fta_nomenclature='1' , poids_fta_nomenclature='0.0833' , id_annexe_unite='kg' , quantite_piece_par_carton='' , poids_total_carton_vrac_fta_nomenclature='' , code_produit_agrologic_fta_nomenclature='0206' , etat_fta_nomenclature='1' , nom_fta_nomenclature='HACHIS PARMENTIER (TAG) 1.2KG CRU' , suffixe_agrologic_fta_nomenclature='' </text:p>
      <text:p text:style-name="P1"><text:line-break/>600150 - PREP PUREE MDAUC/SU/TR KG créé: </text:p>
      <text:p text:style-name="P5"><text:soft-page-break/>INSERT fta_nomenclature SET <text:s/>last_id_fta_nomenclature='0' , OLD_id_fta_composition='' , id_annexe_agrologic_article_codification='2' , id_access_recette_recette='0' , id_fta='500' , ascendant_fta_nomenclature='' , site_production_fta_nomenclature='1' , poids_fta_nomenclature='' , id_annexe_unite='kg' , quantite_piece_par_carton='' , poids_total_carton_vrac_fta_nomenclature='' , code_produit_agrologic_fta_nomenclature='0150' , etat_fta_nomenclature='1' , nom_fta_nomenclature='PREP PUREE MDAUC/SU/TR KG' , suffixe_agrologic_fta_nomenclature='' </text:p>
      <text:p text:style-name="P1"><text:line-break/>600047 - PREP FCE HACHIS MDAUC/TR/SU KG créé: </text:p>
      <text:p text:style-name="P5">INSERT fta_nomenclature SET <text:s/>last_id_fta_nomenclature='0' , OLD_id_fta_composition='' , id_annexe_agrologic_article_codification='2' , id_access_recette_recette='0' , id_fta='500' , ascendant_fta_nomenclature='' , site_production_fta_nomenclature='1' , poids_fta_nomenclature='' , id_annexe_unite='kg' , quantite_piece_par_carton='' , poids_total_carton_vrac_fta_nomenclature='' , code_produit_agrologic_fta_nomenclature='0047' , etat_fta_nomenclature='1' , nom_fta_nomenclature='PREP FCE HACHIS MDAUC/TR/SU KG' , suffixe_agrologic_fta_nomenclature='' </text:p>
      <text:p text:style-name="P1"><text:line-break/>700299 - PRECUISSON FCE MDAUC/TR/SU KG créé: </text:p>
      <text:p text:style-name="P5">INSERT fta_nomenclature SET <text:s/>last_id_fta_nomenclature='0' , OLD_id_fta_composition='' , id_annexe_agrologic_article_codification='1' , id_access_recette_recette='0' , id_fta='500' , ascendant_fta_nomenclature='' , site_production_fta_nomenclature='1' , poids_fta_nomenclature='' , id_annexe_unite='kg' , quantite_piece_par_carton='' , poids_total_carton_vrac_fta_nomenclature='' , code_produit_agrologic_fta_nomenclature='0299' , etat_fta_nomenclature='1' , nom_fta_nomenclature='PRECUISSON FCE MDAUC/TR/SU KG' , suffixe_agrologic_fta_nomenclature='' </text:p>
      <text:p text:style-name="P1"><text:line-break/></text:p>
      <text:p text:style-name="P4">Traitement de l'Article: 11456</text:p>
      <text:p text:style-name="P1"><text:line-break/>111456 - NEM CREVETTE 75G AUCHAN COUPE PIECE créé: </text:p>
      <text:p text:style-name="P5"><text:soft-page-break/>INSERT fta_nomenclature SET <text:s/>last_id_fta_nomenclature='0' , OLD_id_fta_composition='' , id_annexe_agrologic_article_codification='5' , id_access_recette_recette='0' , id_fta='503' , ascendant_fta_nomenclature='' , site_production_fta_nomenclature='1' , poids_fta_nomenclature='0.075' , id_annexe_unite='kg' , quantite_piece_par_carton='' , poids_total_carton_vrac_fta_nomenclature='' , code_produit_agrologic_fta_nomenclature='1456' , etat_fta_nomenclature='1' , nom_fta_nomenclature='NEM CREVETTE 75G AUCHAN COUPE PIECE' , suffixe_agrologic_fta_nomenclature='' </text:p>
      <text:p text:style-name="P1"><text:line-break/>600102 - FCE NEM CREVETTE AUCHAN COUPE créé: </text:p>
      <text:p text:style-name="P5">INSERT fta_nomenclature SET <text:s/>last_id_fta_nomenclature='0' , OLD_id_fta_composition='' , id_annexe_agrologic_article_codification='2' , id_access_recette_recette='0' , id_fta='503' , ascendant_fta_nomenclature='' , site_production_fta_nomenclature='1' , poids_fta_nomenclature='' , id_annexe_unite='kg' , quantite_piece_par_carton='' , poids_total_carton_vrac_fta_nomenclature='' , code_produit_agrologic_fta_nomenclature='0102' , etat_fta_nomenclature='1' , nom_fta_nomenclature='FCE NEM CREVETTE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50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50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50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0194</text:p>
      <text:p text:style-name="P1"><text:line-break/>210194 - MED LIMANDE SCE VIN BLANC TAG 2KG CRU créé: </text:p>
      <text:p text:style-name="P5">INSERT fta_nomenclature SET <text:s/>last_id_fta_nomenclature='0' , OLD_id_fta_composition='' , id_annexe_agrologic_article_codification='4' , id_access_recette_recette='0' , id_fta='514' , ascendant_fta_nomenclature='' , site_production_fta_nomenclature='1' , poids_fta_nomenclature='2' , id_annexe_unite='kg' , quantite_piece_par_carton='' , poids_total_carton_vrac_fta_nomenclature='' , code_produit_agrologic_fta_nomenclature='0194' , etat_fta_nomenclature='1' , nom_fta_nomenclature='MED LIMANDE SCE VIN BLANC TAG 2KG CRU' , suffixe_agrologic_fta_nomenclature='' </text:p>
      <text:p text:style-name="P1"><text:line-break/>500499 - SCE VIN BLANC MED LIMANDE TAG L créé: </text:p>
      <text:p text:style-name="P5">INSERT fta_nomenclature SET <text:s/>last_id_fta_nomenclature='0' , OLD_id_fta_composition='' , id_annexe_agrologic_article_codification='3' , id_access_recette_recette='0' , id_fta='514' , ascendant_fta_nomenclature='' , site_production_fta_nomenclature='1' , poids_fta_nomenclature='' , id_annexe_unite='L' , quantite_piece_par_carton='' , poids_total_carton_vrac_fta_nomenclature='' , code_produit_agrologic_fta_nomenclature='0499' , etat_fta_nomenclature='1' , nom_fta_nomenclature='SCE VIN BLANC MED LIMANDE TAG L' , suffixe_agrologic_fta_nomenclature='' </text:p>
      <text:p text:style-name="P1"><text:line-break/>700443 - PREP GARN MED LIMANDE MELANGEE créé: </text:p>
      <text:p text:style-name="P5"><text:soft-page-break/>INSERT fta_nomenclature SET <text:s/>last_id_fta_nomenclature='0' , OLD_id_fta_composition='' , id_annexe_agrologic_article_codification='1' , id_access_recette_recette='0' , id_fta='514' , ascendant_fta_nomenclature='' , site_production_fta_nomenclature='1' , poids_fta_nomenclature='' , id_annexe_unite='kg' , quantite_piece_par_carton='' , poids_total_carton_vrac_fta_nomenclature='' , code_produit_agrologic_fta_nomenclature='0443' , etat_fta_nomenclature='1' , nom_fta_nomenclature='PREP GARN MED LIMANDE MELANGEE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514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</text:p>
      <text:p text:style-name="P4">Traitement de l'Article: 21470</text:p>
      <text:p text:style-name="P1"><text:line-break/>111450 - NEM CRABE 30G AUCHAN COUPE PIECE créé: </text:p>
      <text:p text:style-name="P5">INSERT fta_nomenclature SET <text:s/>last_id_fta_nomenclature='0' , OLD_id_fta_composition='' , id_annexe_agrologic_article_codification='5' , id_access_recette_recette='0' , id_fta='523' , ascendant_fta_nomenclature='' , site_production_fta_nomenclature='1' , poids_fta_nomenclature='0.03' , id_annexe_unite='kg' , quantite_piece_par_carton='' , poids_total_carton_vrac_fta_nomenclature='' , code_produit_agrologic_fta_nomenclature='1450' , etat_fta_nomenclature='1' , nom_fta_nomenclature='NEM CRABE 30G AUCHAN COUPE PIECE' , suffixe_agrologic_fta_nomenclature='' </text:p>
      <text:p text:style-name="P1"><text:line-break/>600097 - FCE NEM CRABE AUCHAN COUPE créé: </text:p>
      <text:p text:style-name="P5"><text:soft-page-break/>INSERT fta_nomenclature SET <text:s/>last_id_fta_nomenclature='0' , OLD_id_fta_composition='' , id_annexe_agrologic_article_codification='2' , id_access_recette_recette='0' , id_fta='523' , ascendant_fta_nomenclature='' , site_production_fta_nomenclature='1' , poids_fta_nomenclature='' , id_annexe_unite='kg' , quantite_piece_par_carton='' , poids_total_carton_vrac_fta_nomenclature='' , code_produit_agrologic_fta_nomenclature='0097' , etat_fta_nomenclature='1' , nom_fta_nomenclature='FCE NEM CRABE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52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52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52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461</text:p>
      <text:p text:style-name="P1"><text:line-break/>111452 - NEM PORC 75G AUCHAN COUPE PIECE créé: </text:p>
      <text:p text:style-name="P5">INSERT fta_nomenclature SET <text:s/>last_id_fta_nomenclature='0' , OLD_id_fta_composition='' , id_annexe_agrologic_article_codification='5' , id_access_recette_recette='0' , id_fta='524' , ascendant_fta_nomenclature='' , site_production_fta_nomenclature='1' , poids_fta_nomenclature='0.075' , id_annexe_unite='kg' , quantite_piece_par_carton='' , poids_total_carton_vrac_fta_nomenclature='' , code_produit_agrologic_fta_nomenclature='1452' , etat_fta_nomenclature='1' , nom_fta_nomenclature='NEM PORC 75G AUCHAN COUPE PIECE' , suffixe_agrologic_fta_nomenclature='' </text:p>
      <text:p text:style-name="P1"><text:line-break/>600098 - FCE NEM PORC AUCHAN COUPE créé: </text:p>
      <text:p text:style-name="P5">INSERT fta_nomenclature SET <text:s/>last_id_fta_nomenclature='0' , OLD_id_fta_composition='' , id_annexe_agrologic_article_codification='2' , id_access_recette_recette='0' , id_fta='524' , ascendant_fta_nomenclature='' , site_production_fta_nomenclature='1' , poids_fta_nomenclature='' , id_annexe_unite='kg' , quantite_piece_par_carton='' , poids_total_carton_vrac_fta_nomenclature='' , code_produit_agrologic_fta_nomenclature='0098' , etat_fta_nomenclature='1' , nom_fta_nomenclature='FCE NEM PORC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52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52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52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462</text:p>
      <text:p text:style-name="P1"><text:line-break/>111453 - NEM PORC 30G AUCHAN COUPE PIECE créé: </text:p>
      <text:p text:style-name="P5">INSERT fta_nomenclature SET <text:s/>last_id_fta_nomenclature='0' , OLD_id_fta_composition='' , id_annexe_agrologic_article_codification='5' , id_access_recette_recette='0' , id_fta='525' , ascendant_fta_nomenclature='' , site_production_fta_nomenclature='1' , poids_fta_nomenclature='0.03' , id_annexe_unite='kg' , quantite_piece_par_carton='' , poids_total_carton_vrac_fta_nomenclature='' , code_produit_agrologic_fta_nomenclature='1453' , etat_fta_nomenclature='1' , nom_fta_nomenclature='NEM PORC 30G AUCHAN COUPE PIECE' , suffixe_agrologic_fta_nomenclature='' </text:p>
      <text:p text:style-name="P1"><text:line-break/>600098 - FCE NEM PORC AUCHAN COUPE créé: </text:p>
      <text:p text:style-name="P5"><text:soft-page-break/>INSERT fta_nomenclature SET <text:s/>last_id_fta_nomenclature='0' , OLD_id_fta_composition='' , id_annexe_agrologic_article_codification='2' , id_access_recette_recette='0' , id_fta='525' , ascendant_fta_nomenclature='' , site_production_fta_nomenclature='1' , poids_fta_nomenclature='' , id_annexe_unite='kg' , quantite_piece_par_carton='' , poids_total_carton_vrac_fta_nomenclature='' , code_produit_agrologic_fta_nomenclature='0098' , etat_fta_nomenclature='1' , nom_fta_nomenclature='FCE NEM PORC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52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52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52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<text:soft-page-break/>Traitement de l'Article: 21464</text:p>
      <text:p text:style-name="P1"><text:line-break/>111457 - ACRA 20G AUCHAN COUPE PIECE créé: </text:p>
      <text:p text:style-name="P5">INSERT fta_nomenclature SET <text:s/>last_id_fta_nomenclature='0' , OLD_id_fta_composition='' , id_annexe_agrologic_article_codification='5' , id_access_recette_recette='0' , id_fta='526' , ascendant_fta_nomenclature='' , site_production_fta_nomenclature='1' , poids_fta_nomenclature='0.02' , id_annexe_unite='kg' , quantite_piece_par_carton='' , poids_total_carton_vrac_fta_nomenclature='' , code_produit_agrologic_fta_nomenclature='1457' , etat_fta_nomenclature='1' , nom_fta_nomenclature='ACRA 20G AUCHAN COUPE PIECE' , suffixe_agrologic_fta_nomenclature='' </text:p>
      <text:p text:style-name="P1"><text:line-break/>600103 - FCE ACRA AUC/ITM COUPE créé: </text:p>
      <text:p text:style-name="P5">INSERT fta_nomenclature SET <text:s/>last_id_fta_nomenclature='0' , OLD_id_fta_composition='' , id_annexe_agrologic_article_codification='2' , id_access_recette_recette='0' , id_fta='526' , ascendant_fta_nomenclature='' , site_production_fta_nomenclature='1' , poids_fta_nomenclature='' , id_annexe_unite='kg' , quantite_piece_par_carton='' , poids_total_carton_vrac_fta_nomenclature='' , code_produit_agrologic_fta_nomenclature='0103' , etat_fta_nomenclature='1' , nom_fta_nomenclature='FCE ACRA AUC/ITM COUPE' , suffixe_agrologic_fta_nomenclature='' </text:p>
      <text:p text:style-name="P1"><text:line-break/></text:p>
      <text:p text:style-name="P4">Traitement de l'Article: 21466</text:p>
      <text:p text:style-name="P1"><text:line-break/>111460 - RAVIOLI CREVETTE 25G AUCHAN COUPE PIECE créé: </text:p>
      <text:p text:style-name="P5">INSERT fta_nomenclature SET <text:s/>last_id_fta_nomenclature='0' , OLD_id_fta_composition='' , id_annexe_agrologic_article_codification='5' , id_access_recette_recette='0' , id_fta='527' , ascendant_fta_nomenclature='' , site_production_fta_nomenclature='1' , poids_fta_nomenclature='0.025' , id_annexe_unite='kg' , quantite_piece_par_carton='' , poids_total_carton_vrac_fta_nomenclature='' , code_produit_agrologic_fta_nomenclature='1460' , etat_fta_nomenclature='1' , nom_fta_nomenclature='RAVIOLI CREVETTE 25G AUCHAN COUPE PIECE' , suffixe_agrologic_fta_nomenclature='' </text:p>
      <text:p text:style-name="P1"><text:line-break/>600107 - FCE RAVIOLI CREVETTE AUCHAN COUPE créé: </text:p>
      <text:p text:style-name="P5"><text:soft-page-break/>INSERT fta_nomenclature SET <text:s/>last_id_fta_nomenclature='0' , OLD_id_fta_composition='' , id_annexe_agrologic_article_codification='2' , id_access_recette_recette='0' , id_fta='527' , ascendant_fta_nomenclature='' , site_production_fta_nomenclature='1' , poids_fta_nomenclature='' , id_annexe_unite='kg' , quantite_piece_par_carton='' , poids_total_carton_vrac_fta_nomenclature='' , code_produit_agrologic_fta_nomenclature='0107' , etat_fta_nomenclature='1' , nom_fta_nomenclature='FCE RAVIOLI CREVETTE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52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73 - PREPA OIGNONS REHYDRATES KG créé: </text:p>
      <text:p text:style-name="P5">INSERT fta_nomenclature SET <text:s/>last_id_fta_nomenclature='0' , OLD_id_fta_composition='' , id_annexe_agrologic_article_codification='1' , id_access_recette_recette='0' , id_fta='527' , ascendant_fta_nomenclature='' , site_production_fta_nomenclature='1' , poids_fta_nomenclature='' , id_annexe_unite='kg' , quantite_piece_par_carton='' , poids_total_carton_vrac_fta_nomenclature='' , code_produit_agrologic_fta_nomenclature='0173' , etat_fta_nomenclature='1' , nom_fta_nomenclature='PREPA OIGNON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52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52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467</text:p>
      <text:p text:style-name="P1"><text:line-break/>111459 - SAMOSSA BOEUF 65G AUCHAN COUPE PIECE créé: </text:p>
      <text:p text:style-name="P5">INSERT fta_nomenclature SET <text:s/>last_id_fta_nomenclature='0' , OLD_id_fta_composition='' , id_annexe_agrologic_article_codification='5' , id_access_recette_recette='0' , id_fta='528' , ascendant_fta_nomenclature='' , site_production_fta_nomenclature='1' , poids_fta_nomenclature='0.065' , id_annexe_unite='kg' , quantite_piece_par_carton='' , poids_total_carton_vrac_fta_nomenclature='' , code_produit_agrologic_fta_nomenclature='1459' , etat_fta_nomenclature='1' , nom_fta_nomenclature='SAMOSSA BOEUF 65G AUCHAN COUPE PIECE' , suffixe_agrologic_fta_nomenclature='' </text:p>
      <text:p text:style-name="P1"><text:line-break/>600104 - FCE SAMOSSA BOEUF AUCHAN COUPE créé: </text:p>
      <text:p text:style-name="P5">INSERT fta_nomenclature SET <text:s/>last_id_fta_nomenclature='0' , OLD_id_fta_composition='' , id_annexe_agrologic_article_codification='2' , id_access_recette_recette='0' , id_fta='528' , ascendant_fta_nomenclature='' , site_production_fta_nomenclature='1' , poids_fta_nomenclature='' , id_annexe_unite='kg' , quantite_piece_par_carton='' , poids_total_carton_vrac_fta_nomenclature='' , code_produit_agrologic_fta_nomenclature='0104' , etat_fta_nomenclature='1' , nom_fta_nomenclature='FCE SAMOSSA BOEUF AUCHAN COUPE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52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52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52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468</text:p>
      <text:p text:style-name="P1"><text:line-break/>111461 - SAMOSSA VOLAILLE 55G AUCHAN COUPE PIECE créé: </text:p>
      <text:p text:style-name="P5"><text:soft-page-break/>INSERT fta_nomenclature SET <text:s/>last_id_fta_nomenclature='0' , OLD_id_fta_composition='' , id_annexe_agrologic_article_codification='5' , id_access_recette_recette='0' , id_fta='529' , ascendant_fta_nomenclature='' , site_production_fta_nomenclature='1' , poids_fta_nomenclature='0.055' , id_annexe_unite='kg' , quantite_piece_par_carton='' , poids_total_carton_vrac_fta_nomenclature='' , code_produit_agrologic_fta_nomenclature='1461' , etat_fta_nomenclature='1' , nom_fta_nomenclature='SAMOSSA VOLAILLE 55G AUCHAN COUPE PIECE' , suffixe_agrologic_fta_nomenclature='' </text:p>
      <text:p text:style-name="P1"><text:line-break/>600105 - FCE SAMOSSA VOLAILLE AUCHAN COUPE créé: </text:p>
      <text:p text:style-name="P5">INSERT fta_nomenclature SET <text:s/>last_id_fta_nomenclature='0' , OLD_id_fta_composition='' , id_annexe_agrologic_article_codification='2' , id_access_recette_recette='0' , id_fta='529' , ascendant_fta_nomenclature='' , site_production_fta_nomenclature='1' , poids_fta_nomenclature='' , id_annexe_unite='kg' , quantite_piece_par_carton='' , poids_total_carton_vrac_fta_nomenclature='' , code_produit_agrologic_fta_nomenclature='0105' , etat_fta_nomenclature='1' , nom_fta_nomenclature='FCE SAMOSSA VOLAILLE AUCHAN COUP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529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452</text:p>
      <text:p text:style-name="P1"><text:line-break/>111452 - NEM PORC 75G AUCHAN COUPE PIECE créé: </text:p>
      <text:p text:style-name="P5"><text:soft-page-break/>INSERT fta_nomenclature SET <text:s/>last_id_fta_nomenclature='0' , OLD_id_fta_composition='' , id_annexe_agrologic_article_codification='5' , id_access_recette_recette='0' , id_fta='553' , ascendant_fta_nomenclature='' , site_production_fta_nomenclature='1' , poids_fta_nomenclature='0.075' , id_annexe_unite='kg' , quantite_piece_par_carton='' , poids_total_carton_vrac_fta_nomenclature='' , code_produit_agrologic_fta_nomenclature='1452' , etat_fta_nomenclature='1' , nom_fta_nomenclature='NEM PORC 75G AUCHAN COUPE PIECE' , suffixe_agrologic_fta_nomenclature='' </text:p>
      <text:p text:style-name="P1"><text:line-break/>600098 - FCE NEM PORC AUCHAN COUPE créé: </text:p>
      <text:p text:style-name="P5">INSERT fta_nomenclature SET <text:s/>last_id_fta_nomenclature='0' , OLD_id_fta_composition='' , id_annexe_agrologic_article_codification='2' , id_access_recette_recette='0' , id_fta='553' , ascendant_fta_nomenclature='' , site_production_fta_nomenclature='1' , poids_fta_nomenclature='' , id_annexe_unite='kg' , quantite_piece_par_carton='' , poids_total_carton_vrac_fta_nomenclature='' , code_produit_agrologic_fta_nomenclature='0098' , etat_fta_nomenclature='1' , nom_fta_nomenclature='FCE NEM PORC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55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55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55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453</text:p>
      <text:p text:style-name="P1"><text:line-break/>111453 - NEM PORC 30G AUCHAN COUPE PIECE créé: </text:p>
      <text:p text:style-name="P5">INSERT fta_nomenclature SET <text:s/>last_id_fta_nomenclature='0' , OLD_id_fta_composition='' , id_annexe_agrologic_article_codification='5' , id_access_recette_recette='0' , id_fta='554' , ascendant_fta_nomenclature='' , site_production_fta_nomenclature='1' , poids_fta_nomenclature='0.03' , id_annexe_unite='kg' , quantite_piece_par_carton='' , poids_total_carton_vrac_fta_nomenclature='' , code_produit_agrologic_fta_nomenclature='1453' , etat_fta_nomenclature='1' , nom_fta_nomenclature='NEM PORC 30G AUCHAN COUPE PIECE' , suffixe_agrologic_fta_nomenclature='' </text:p>
      <text:p text:style-name="P1"><text:line-break/>600098 - FCE NEM PORC AUCHAN COUPE créé: </text:p>
      <text:p text:style-name="P5">INSERT fta_nomenclature SET <text:s/>last_id_fta_nomenclature='0' , OLD_id_fta_composition='' , id_annexe_agrologic_article_codification='2' , id_access_recette_recette='0' , id_fta='554' , ascendant_fta_nomenclature='' , site_production_fta_nomenclature='1' , poids_fta_nomenclature='' , id_annexe_unite='kg' , quantite_piece_par_carton='' , poids_total_carton_vrac_fta_nomenclature='' , code_produit_agrologic_fta_nomenclature='0098' , etat_fta_nomenclature='1' , nom_fta_nomenclature='FCE NEM PORC AUCHAN COUPE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55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55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55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0</text:p>
      <text:p text:style-name="P1"><text:line-break/></text:p>
      <text:p text:style-name="P4">Traitement de l'Article: 5521</text:p>
      <text:p text:style-name="P1"><text:line-break/>205521 - PARMENTIER BOEUF RAYNIER 250G CRU créé: </text:p>
      <text:p text:style-name="P5"><text:soft-page-break/>INSERT fta_nomenclature SET <text:s/>last_id_fta_nomenclature='0' , OLD_id_fta_composition='' , id_annexe_agrologic_article_codification='4' , id_access_recette_recette='0' , id_fta='563' , ascendant_fta_nomenclature='' , site_production_fta_nomenclature='1' , poids_fta_nomenclature='0.25' , id_annexe_unite='kg' , quantite_piece_par_carton='' , poids_total_carton_vrac_fta_nomenclature='' , code_produit_agrologic_fta_nomenclature='5521' , etat_fta_nomenclature='1' , nom_fta_nomenclature='PARMENTIER BOEUF RAYNIER 250G CRU' , suffixe_agrologic_fta_nomenclature='' </text:p>
      <text:p text:style-name="P1"><text:line-break/>700168 - PREP PUREE MORUE/PARMENTIER KG créé: </text:p>
      <text:p text:style-name="P5">INSERT fta_nomenclature SET <text:s/>last_id_fta_nomenclature='0' , OLD_id_fta_composition='' , id_annexe_agrologic_article_codification='1' , id_access_recette_recette='0' , id_fta='563' , ascendant_fta_nomenclature='' , site_production_fta_nomenclature='1' , poids_fta_nomenclature='' , id_annexe_unite='kg' , quantite_piece_par_carton='' , poids_total_carton_vrac_fta_nomenclature='' , code_produit_agrologic_fta_nomenclature='0168' , etat_fta_nomenclature='1' , nom_fta_nomenclature='PREP PUREE MORUE/PARMENTIER KG' , suffixe_agrologic_fta_nomenclature='' </text:p>
      <text:p text:style-name="P1"><text:line-break/>600115 - FCE PARMENTIER BOEUF RAYNIER KG créé: </text:p>
      <text:p text:style-name="P5">INSERT fta_nomenclature SET <text:s/>last_id_fta_nomenclature='0' , OLD_id_fta_composition='' , id_annexe_agrologic_article_codification='2' , id_access_recette_recette='0' , id_fta='563' , ascendant_fta_nomenclature='' , site_production_fta_nomenclature='1' , poids_fta_nomenclature='' , id_annexe_unite='kg' , quantite_piece_par_carton='' , poids_total_carton_vrac_fta_nomenclature='' , code_produit_agrologic_fta_nomenclature='0115' , etat_fta_nomenclature='1' , nom_fta_nomenclature='FCE PARMENTIER BOEUF RAYNIER KG' , suffixe_agrologic_fta_nomenclature='' </text:p>
      <text:p text:style-name="P1"><text:line-break/>205522 - SAUCE JUS PARMNETIER RAYNIER 300G CRU créé: </text:p>
      <text:p text:style-name="P5">INSERT fta_nomenclature SET <text:s/>last_id_fta_nomenclature='0' , OLD_id_fta_composition='' , id_annexe_agrologic_article_codification='4' , id_access_recette_recette='0' , id_fta='563' , ascendant_fta_nomenclature='' , site_production_fta_nomenclature='1' , poids_fta_nomenclature='0.3' , id_annexe_unite='kg' , quantite_piece_par_carton='' , poids_total_carton_vrac_fta_nomenclature='' , code_produit_agrologic_fta_nomenclature='5522' , etat_fta_nomenclature='1' , nom_fta_nomenclature='SAUCE JUS PARMNETIER RAYNIER 300G CRU' , suffixe_agrologic_fta_nomenclature='' </text:p>
      <text:p text:style-name="P1"><text:line-break/>500517 - SAUCE JUS PARMENTIER RAYNIER L créé: </text:p>
      <text:p text:style-name="P5"><text:soft-page-break/>INSERT fta_nomenclature SET <text:s/>last_id_fta_nomenclature='0' , OLD_id_fta_composition='' , id_annexe_agrologic_article_codification='3' , id_access_recette_recette='0' , id_fta='563' , ascendant_fta_nomenclature='' , site_production_fta_nomenclature='1' , poids_fta_nomenclature='' , id_annexe_unite='L' , quantite_piece_par_carton='' , poids_total_carton_vrac_fta_nomenclature='' , code_produit_agrologic_fta_nomenclature='0517' , etat_fta_nomenclature='1' , nom_fta_nomenclature='SAUCE JUS PARMENTIER RAYNIER L' , suffixe_agrologic_fta_nomenclature='' </text:p>
      <text:p text:style-name="P1"><text:line-break/></text:p>
      <text:p text:style-name="P4">Traitement de l'Article: 10306</text:p>
      <text:p text:style-name="P1"><text:line-break/>210306 - BOULGHOUR TR 1KG CRU créé: </text:p>
      <text:p text:style-name="P5">INSERT fta_nomenclature SET <text:s/>last_id_fta_nomenclature='0' , OLD_id_fta_composition='' , id_annexe_agrologic_article_codification='4' , id_access_recette_recette='0' , id_fta='568' , ascendant_fta_nomenclature='' , site_production_fta_nomenclature='1' , poids_fta_nomenclature='1' , id_annexe_unite='kg' , quantite_piece_par_carton='' , poids_total_carton_vrac_fta_nomenclature='' , code_produit_agrologic_fta_nomenclature='0306' , etat_fta_nomenclature='1' , nom_fta_nomenclature='BOULGHOUR TR 1KG CRU' , suffixe_agrologic_fta_nomenclature='' </text:p>
      <text:p text:style-name="P1"><text:line-break/>700583 - PREP BOULGHOUR TR KG créé: </text:p>
      <text:p text:style-name="P5">INSERT fta_nomenclature SET <text:s/>last_id_fta_nomenclature='0' , OLD_id_fta_composition='' , id_annexe_agrologic_article_codification='1' , id_access_recette_recette='0' , id_fta='568' , ascendant_fta_nomenclature='' , site_production_fta_nomenclature='1' , poids_fta_nomenclature='' , id_annexe_unite='kg' , quantite_piece_par_carton='' , poids_total_carton_vrac_fta_nomenclature='' , code_produit_agrologic_fta_nomenclature='0583' , etat_fta_nomenclature='1' , nom_fta_nomenclature='PREP BOULGHOUR TR KG' , suffixe_agrologic_fta_nomenclature='' </text:p>
      <text:p text:style-name="P1"><text:line-break/></text:p>
      <text:p text:style-name="P4">Traitement de l'Article: 46034</text:p>
      <text:p text:style-name="P1"><text:line-break/>111001 - NEM PORC 60G PIECE THIRIET créé: </text:p>
      <text:p text:style-name="P5"><text:soft-page-break/>INSERT fta_nomenclature SET <text:s/>last_id_fta_nomenclature='0' , OLD_id_fta_composition='' , id_annexe_agrologic_article_codification='5' , id_access_recette_recette='0' , id_fta='586' , ascendant_fta_nomenclature='' , site_production_fta_nomenclature='1' , poids_fta_nomenclature='0.06' , id_annexe_unite='kg' , quantite_piece_par_carton='' , poids_total_carton_vrac_fta_nomenclature='' , code_produit_agrologic_fta_nomenclature='1001' , etat_fta_nomenclature='1' , nom_fta_nomenclature='NEM PORC 60G PIECE THIRIET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58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7 - FCE NEM PORC MDTHI KG créé: </text:p>
      <text:p text:style-name="P5">INSERT fta_nomenclature SET <text:s/>last_id_fta_nomenclature='0' , OLD_id_fta_composition='' , id_annexe_agrologic_article_codification='2' , id_access_recette_recette='0' , id_fta='586' , ascendant_fta_nomenclature='' , site_production_fta_nomenclature='1' , poids_fta_nomenclature='' , id_annexe_unite='kg' , quantite_piece_par_carton='' , poids_total_carton_vrac_fta_nomenclature='' , code_produit_agrologic_fta_nomenclature='0147' , etat_fta_nomenclature='1' , nom_fta_nomenclature='FCE NEM PORC MDTHI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58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58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46035</text:p>
      <text:p text:style-name="P1"><text:line-break/>146011 - NEM CREVETTE 60G THIRIET PIECE SURGELE créé: </text:p>
      <text:p text:style-name="P5">INSERT fta_nomenclature SET <text:s/>last_id_fta_nomenclature='0' , OLD_id_fta_composition='' , id_annexe_agrologic_article_codification='5' , id_access_recette_recette='0' , id_fta='587' , ascendant_fta_nomenclature='' , site_production_fta_nomenclature='1' , poids_fta_nomenclature='0.06' , id_annexe_unite='kg' , quantite_piece_par_carton='' , poids_total_carton_vrac_fta_nomenclature='' , code_produit_agrologic_fta_nomenclature='6011' , etat_fta_nomenclature='1' , nom_fta_nomenclature='NEM CREVETTE 60G THIRIET PIECE SURGEL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58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052 - FARCE NEM CREVETTE THIRIET KG créé: </text:p>
      <text:p text:style-name="P5"><text:soft-page-break/>INSERT fta_nomenclature SET <text:s/>last_id_fta_nomenclature='0' , OLD_id_fta_composition='' , id_annexe_agrologic_article_codification='2' , id_access_recette_recette='0' , id_fta='587' , ascendant_fta_nomenclature='' , site_production_fta_nomenclature='1' , poids_fta_nomenclature='' , id_annexe_unite='kg' , quantite_piece_par_carton='' , poids_total_carton_vrac_fta_nomenclature='' , code_produit_agrologic_fta_nomenclature='0052' , etat_fta_nomenclature='1' , nom_fta_nomenclature='FARCE NEM CREVETTE THIRIET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58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58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463</text:p>
      <text:p text:style-name="P1"><text:line-break/></text:p>
      <text:p text:style-name="P4">Traitement de l'Article: 21754</text:p>
      <text:p text:style-name="P1"><text:line-break/>121750 - N PORC 30G PCE MDCAR créé: </text:p>
      <text:p text:style-name="P5"><text:soft-page-break/>INSERT fta_nomenclature SET <text:s/>last_id_fta_nomenclature='0' , OLD_id_fta_composition='' , id_annexe_agrologic_article_codification='5' , id_access_recette_recette='0' , id_fta='1014' , ascendant_fta_nomenclature='' , site_production_fta_nomenclature='1' , poids_fta_nomenclature='0.03' , id_annexe_unite='kg' , quantite_piece_par_carton='' , poids_total_carton_vrac_fta_nomenclature='' , code_produit_agrologic_fta_nomenclature='1750' , etat_fta_nomenclature='1' , nom_fta_nomenclature='N PORC 30G PCE MDCAR' , suffixe_agrologic_fta_nomenclature='' </text:p>
      <text:p text:style-name="P1"><text:line-break/>600125 - FCE NEM PORC MDCAR KG créé: </text:p>
      <text:p text:style-name="P5">INSERT fta_nomenclature SET <text:s/>last_id_fta_nomenclature='0' , OLD_id_fta_composition='' , id_annexe_agrologic_article_codification='2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25' , etat_fta_nomenclature='1' , nom_fta_nomenclature='FCE NEM PORC MDCAR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250 - PREP VIANDE PORC 60/40 créé: </text:p>
      <text:p text:style-name="P5"><text:soft-page-break/>INSERT fta_nomenclature SET <text:s/>last_id_fta_nomenclature='0' , OLD_id_fta_composition='' , id_annexe_agrologic_article_codification='1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21751 - RAV CREV 20G PCE MDCAR/CHA créé: </text:p>
      <text:p text:style-name="P5">INSERT fta_nomenclature SET <text:s/>last_id_fta_nomenclature='0' , OLD_id_fta_composition='' , id_annexe_agrologic_article_codification='5' , id_access_recette_recette='0' , id_fta='1014' , ascendant_fta_nomenclature='' , site_production_fta_nomenclature='1' , poids_fta_nomenclature='0.02' , id_annexe_unite='kg' , quantite_piece_par_carton='' , poids_total_carton_vrac_fta_nomenclature='' , code_produit_agrologic_fta_nomenclature='1751' , etat_fta_nomenclature='1' , nom_fta_nomenclature='RAV CREV 20G PCE MDCAR/CHA' , suffixe_agrologic_fta_nomenclature='' </text:p>
      <text:p text:style-name="P1"><text:line-break/>600126 - FCE RAV CREV MDCAR KG créé: </text:p>
      <text:p text:style-name="P5">INSERT fta_nomenclature SET <text:s/>last_id_fta_nomenclature='0' , OLD_id_fta_composition='' , id_annexe_agrologic_article_codification='2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26' , etat_fta_nomenclature='1' , nom_fta_nomenclature='FCE RAV CREV MDCAR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752 - LONG PAO POULET 30G PCE CARR MDD créé: </text:p>
      <text:p text:style-name="P5">INSERT fta_nomenclature SET <text:s/>last_id_fta_nomenclature='0' , OLD_id_fta_composition='' , id_annexe_agrologic_article_codification='5' , id_access_recette_recette='0' , id_fta='1014' , ascendant_fta_nomenclature='' , site_production_fta_nomenclature='1' , poids_fta_nomenclature='0.03' , id_annexe_unite='kg' , quantite_piece_par_carton='' , poids_total_carton_vrac_fta_nomenclature='' , code_produit_agrologic_fta_nomenclature='1752' , etat_fta_nomenclature='1' , nom_fta_nomenclature='LONG PAO POULET 30G PCE CARR MDD' , suffixe_agrologic_fta_nomenclature='' </text:p>
      <text:p text:style-name="P1"><text:line-break/>600127 - FCE LONG PAO POULET CARR MDD KG créé: </text:p>
      <text:p text:style-name="P5"><text:soft-page-break/>INSERT fta_nomenclature SET <text:s/>last_id_fta_nomenclature='0' , OLD_id_fta_composition='' , id_annexe_agrologic_article_codification='2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27' , etat_fta_nomenclature='1' , nom_fta_nomenclature='FCE LONG PAO POULET CARR MDD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754 - SAMOSSA BOEUF 20G PCE MDCAR (NEW) créé: </text:p>
      <text:p text:style-name="P5"><text:soft-page-break/>INSERT fta_nomenclature SET <text:s/>last_id_fta_nomenclature='0' , OLD_id_fta_composition='' , id_annexe_agrologic_article_codification='5' , id_access_recette_recette='0' , id_fta='1014' , ascendant_fta_nomenclature='' , site_production_fta_nomenclature='1' , poids_fta_nomenclature='0.02' , id_annexe_unite='kg' , quantite_piece_par_carton='' , poids_total_carton_vrac_fta_nomenclature='' , code_produit_agrologic_fta_nomenclature='1754' , etat_fta_nomenclature='1' , nom_fta_nomenclature='SAMOSSA BOEUF 20G PCE MDCAR (NEW)' , suffixe_agrologic_fta_nomenclature='' </text:p>
      <text:p text:style-name="P1"><text:line-break/>600172 - FCE SAMOSSA BOEUF MDCAR KG créé: </text:p>
      <text:p text:style-name="P5">INSERT fta_nomenclature SET <text:s/>last_id_fta_nomenclature='0' , OLD_id_fta_composition='' , id_annexe_agrologic_article_codification='2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72' , etat_fta_nomenclature='1' , nom_fta_nomenclature='FCE SAMOSSA BOEUF MDCAR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1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21770</text:p>
      <text:p text:style-name="P1"><text:line-break/>121750 - N PORC 30G PCE MDCAR créé: </text:p>
      <text:p text:style-name="P5">INSERT fta_nomenclature SET <text:s/>last_id_fta_nomenclature='0' , OLD_id_fta_composition='' , id_annexe_agrologic_article_codification='5' , id_access_recette_recette='0' , id_fta='1015' , ascendant_fta_nomenclature='' , site_production_fta_nomenclature='1' , poids_fta_nomenclature='0.03' , id_annexe_unite='kg' , quantite_piece_par_carton='' , poids_total_carton_vrac_fta_nomenclature='' , code_produit_agrologic_fta_nomenclature='1750' , etat_fta_nomenclature='1' , nom_fta_nomenclature='N PORC 30G PCE MDCAR' , suffixe_agrologic_fta_nomenclature='' </text:p>
      <text:p text:style-name="P1"><text:line-break/>600125 - FCE NEM PORC MDCAR KG créé: </text:p>
      <text:p text:style-name="P5">INSERT fta_nomenclature SET <text:s/>last_id_fta_nomenclature='0' , OLD_id_fta_composition='' , id_annexe_agrologic_article_codification='2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25' , etat_fta_nomenclature='1' , nom_fta_nomenclature='FCE NEM PORC MDCAR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250 - PREP VIANDE PORC 60/40 créé: </text:p>
      <text:p text:style-name="P5">INSERT fta_nomenclature SET <text:s/>last_id_fta_nomenclature='0' , OLD_id_fta_composition='' , id_annexe_agrologic_article_codification='1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21751 - RAV CREV 20G PCE MDCAR/CHA créé: </text:p>
      <text:p text:style-name="P5">INSERT fta_nomenclature SET <text:s/>last_id_fta_nomenclature='0' , OLD_id_fta_composition='' , id_annexe_agrologic_article_codification='5' , id_access_recette_recette='0' , id_fta='1015' , ascendant_fta_nomenclature='' , site_production_fta_nomenclature='1' , poids_fta_nomenclature='0.02' , id_annexe_unite='kg' , quantite_piece_par_carton='' , poids_total_carton_vrac_fta_nomenclature='' , code_produit_agrologic_fta_nomenclature='1751' , etat_fta_nomenclature='1' , nom_fta_nomenclature='RAV CREV 20G PCE MDCAR/CHA' , suffixe_agrologic_fta_nomenclature='' </text:p>
      <text:p text:style-name="P1"><text:line-break/>600126 - FCE RAV CREV MDCAR KG créé: </text:p>
      <text:p text:style-name="P5"><text:soft-page-break/>INSERT fta_nomenclature SET <text:s/>last_id_fta_nomenclature='0' , OLD_id_fta_composition='' , id_annexe_agrologic_article_codification='2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26' , etat_fta_nomenclature='1' , nom_fta_nomenclature='FCE RAV CREV MDCAR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752 - LONG PAO POULET 30G PCE CARR MDD créé: </text:p>
      <text:p text:style-name="P5"><text:soft-page-break/>INSERT fta_nomenclature SET <text:s/>last_id_fta_nomenclature='0' , OLD_id_fta_composition='' , id_annexe_agrologic_article_codification='5' , id_access_recette_recette='0' , id_fta='1015' , ascendant_fta_nomenclature='' , site_production_fta_nomenclature='1' , poids_fta_nomenclature='0.03' , id_annexe_unite='kg' , quantite_piece_par_carton='' , poids_total_carton_vrac_fta_nomenclature='' , code_produit_agrologic_fta_nomenclature='1752' , etat_fta_nomenclature='1' , nom_fta_nomenclature='LONG PAO POULET 30G PCE CARR MDD' , suffixe_agrologic_fta_nomenclature='' </text:p>
      <text:p text:style-name="P1"><text:line-break/>600127 - FCE LONG PAO POULET CARR MDD KG créé: </text:p>
      <text:p text:style-name="P5">INSERT fta_nomenclature SET <text:s/>last_id_fta_nomenclature='0' , OLD_id_fta_composition='' , id_annexe_agrologic_article_codification='2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27' , etat_fta_nomenclature='1' , nom_fta_nomenclature='FCE LONG PAO POULET CARR MDD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754 - SAMOSSA BOEUF 20G PCE MDCAR (NEW) créé: </text:p>
      <text:p text:style-name="P5">INSERT fta_nomenclature SET <text:s/>last_id_fta_nomenclature='0' , OLD_id_fta_composition='' , id_annexe_agrologic_article_codification='5' , id_access_recette_recette='0' , id_fta='1015' , ascendant_fta_nomenclature='' , site_production_fta_nomenclature='1' , poids_fta_nomenclature='0.02' , id_annexe_unite='kg' , quantite_piece_par_carton='' , poids_total_carton_vrac_fta_nomenclature='' , code_produit_agrologic_fta_nomenclature='1754' , etat_fta_nomenclature='1' , nom_fta_nomenclature='SAMOSSA BOEUF 20G PCE MDCAR (NEW)' , suffixe_agrologic_fta_nomenclature='' </text:p>
      <text:p text:style-name="P1"><text:line-break/>600172 - FCE SAMOSSA BOEUF MDCAR KG créé: </text:p>
      <text:p text:style-name="P5">INSERT fta_nomenclature SET <text:s/>last_id_fta_nomenclature='0' , OLD_id_fta_composition='' , id_annexe_agrologic_article_codification='2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72' , etat_fta_nomenclature='1' , nom_fta_nomenclature='FCE SAMOSSA BOEUF MDCAR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01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790</text:p>
      <text:p text:style-name="P1"><text:line-break/>121750 - N PORC 30G PCE MDCAR créé: </text:p>
      <text:p text:style-name="P5">INSERT fta_nomenclature SET <text:s/>last_id_fta_nomenclature='0' , OLD_id_fta_composition='' , id_annexe_agrologic_article_codification='5' , id_access_recette_recette='0' , id_fta='1016' , ascendant_fta_nomenclature='' , site_production_fta_nomenclature='1' , poids_fta_nomenclature='0.03' , id_annexe_unite='kg' , quantite_piece_par_carton='' , poids_total_carton_vrac_fta_nomenclature='' , code_produit_agrologic_fta_nomenclature='1750' , etat_fta_nomenclature='1' , nom_fta_nomenclature='N PORC 30G PCE MDCAR' , suffixe_agrologic_fta_nomenclature='' </text:p>
      <text:p text:style-name="P1"><text:line-break/>600125 - FCE NEM PORC MDCAR KG créé: </text:p>
      <text:p text:style-name="P5">INSERT fta_nomenclature SET <text:s/>last_id_fta_nomenclature='0' , OLD_id_fta_composition='' , id_annexe_agrologic_article_codification='2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25' , etat_fta_nomenclature='1' , nom_fta_nomenclature='FCE NEM PORC MDCAR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250 - PREP VIANDE PORC 60/40 créé: </text:p>
      <text:p text:style-name="P5">INSERT fta_nomenclature SET <text:s/>last_id_fta_nomenclature='0' , OLD_id_fta_composition='' , id_annexe_agrologic_article_codification='1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21751 - RAV CREV 20G PCE MDCAR/CHA créé: </text:p>
      <text:p text:style-name="P5"><text:soft-page-break/>INSERT fta_nomenclature SET <text:s/>last_id_fta_nomenclature='0' , OLD_id_fta_composition='' , id_annexe_agrologic_article_codification='5' , id_access_recette_recette='0' , id_fta='1016' , ascendant_fta_nomenclature='' , site_production_fta_nomenclature='1' , poids_fta_nomenclature='0.02' , id_annexe_unite='kg' , quantite_piece_par_carton='' , poids_total_carton_vrac_fta_nomenclature='' , code_produit_agrologic_fta_nomenclature='1751' , etat_fta_nomenclature='1' , nom_fta_nomenclature='RAV CREV 20G PCE MDCAR/CHA' , suffixe_agrologic_fta_nomenclature='' </text:p>
      <text:p text:style-name="P1"><text:line-break/>600126 - FCE RAV CREV MDCAR KG créé: </text:p>
      <text:p text:style-name="P5">INSERT fta_nomenclature SET <text:s/>last_id_fta_nomenclature='0' , OLD_id_fta_composition='' , id_annexe_agrologic_article_codification='2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26' , etat_fta_nomenclature='1' , nom_fta_nomenclature='FCE RAV CREV MDCAR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752 - LONG PAO POULET 30G PCE CARR MDD créé: </text:p>
      <text:p text:style-name="P5">INSERT fta_nomenclature SET <text:s/>last_id_fta_nomenclature='0' , OLD_id_fta_composition='' , id_annexe_agrologic_article_codification='5' , id_access_recette_recette='0' , id_fta='1016' , ascendant_fta_nomenclature='' , site_production_fta_nomenclature='1' , poids_fta_nomenclature='0.03' , id_annexe_unite='kg' , quantite_piece_par_carton='' , poids_total_carton_vrac_fta_nomenclature='' , code_produit_agrologic_fta_nomenclature='1752' , etat_fta_nomenclature='1' , nom_fta_nomenclature='LONG PAO POULET 30G PCE CARR MDD' , suffixe_agrologic_fta_nomenclature='' </text:p>
      <text:p text:style-name="P1"><text:line-break/>600127 - FCE LONG PAO POULET CARR MDD KG créé: </text:p>
      <text:p text:style-name="P5">INSERT fta_nomenclature SET <text:s/>last_id_fta_nomenclature='0' , OLD_id_fta_composition='' , id_annexe_agrologic_article_codification='2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27' , etat_fta_nomenclature='1' , nom_fta_nomenclature='FCE LONG PAO POULET CARR MDD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754 - SAMOSSA BOEUF 20G PCE MDCAR (NEW) créé: </text:p>
      <text:p text:style-name="P5">INSERT fta_nomenclature SET <text:s/>last_id_fta_nomenclature='0' , OLD_id_fta_composition='' , id_annexe_agrologic_article_codification='5' , id_access_recette_recette='0' , id_fta='1016' , ascendant_fta_nomenclature='' , site_production_fta_nomenclature='1' , poids_fta_nomenclature='0.02' , id_annexe_unite='kg' , quantite_piece_par_carton='' , poids_total_carton_vrac_fta_nomenclature='' , code_produit_agrologic_fta_nomenclature='1754' , etat_fta_nomenclature='1' , nom_fta_nomenclature='SAMOSSA BOEUF 20G PCE MDCAR (NEW)' , suffixe_agrologic_fta_nomenclature='' </text:p>
      <text:p text:style-name="P1"><text:line-break/>600172 - FCE SAMOSSA BOEUF MDCAR KG créé: </text:p>
      <text:p text:style-name="P5">INSERT fta_nomenclature SET <text:s/>last_id_fta_nomenclature='0' , OLD_id_fta_composition='' , id_annexe_agrologic_article_codification='2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72' , etat_fta_nomenclature='1' , nom_fta_nomenclature='FCE SAMOSSA BOEUF MDCAR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1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1951</text:p>
      <text:p text:style-name="P1"><text:line-break/>111004 - SAMOSSA BOEUF 25G TDA PIECE créé: </text:p>
      <text:p text:style-name="P5">INSERT fta_nomenclature SET <text:s/>last_id_fta_nomenclature='0' , OLD_id_fta_composition='' , id_annexe_agrologic_article_codification='5' , id_access_recette_recette='0' , id_fta='1017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<text:soft-page-break/>INSERT fta_nomenclature SET <text:s/>last_id_fta_nomenclature='0' , OLD_id_fta_composition='' , id_annexe_agrologic_article_codification='2' , id_access_recette_recette='0' , id_fta='1017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1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729</text:p>
      <text:p text:style-name="P1"><text:line-break/>111723 - PASTILLA POULET 25G SURG PCE créé: </text:p>
      <text:p text:style-name="P5">INSERT fta_nomenclature SET <text:s/>last_id_fta_nomenclature='0' , OLD_id_fta_composition='' , id_annexe_agrologic_article_codification='5' , id_access_recette_recette='0' , id_fta='1057' , ascendant_fta_nomenclature='' , site_production_fta_nomenclature='1' , poids_fta_nomenclature='0.025' , id_annexe_unite='kg' , quantite_piece_par_carton='' , poids_total_carton_vrac_fta_nomenclature='' , code_produit_agrologic_fta_nomenclature='1723' , etat_fta_nomenclature='1' , nom_fta_nomenclature='PASTILLA POULET 25G SURG PCE' , suffixe_agrologic_fta_nomenclature='' </text:p>
      <text:p text:style-name="P1"><text:line-break/>600055 - FCE PASTILLAS KG créé: </text:p>
      <text:p text:style-name="P5"><text:soft-page-break/>INSERT fta_nomenclature SET <text:s/>last_id_fta_nomenclature='0' , OLD_id_fta_composition='' , id_annexe_agrologic_article_codification='2' , id_access_recette_recette='0' , id_fta='1057' , ascendant_fta_nomenclature='' , site_production_fta_nomenclature='1' , poids_fta_nomenclature='' , id_annexe_unite='kg' , quantite_piece_par_carton='' , poids_total_carton_vrac_fta_nomenclature='' , code_produit_agrologic_fta_nomenclature='0055' , etat_fta_nomenclature='1' , nom_fta_nomenclature='FCE PASTILLA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5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720 - N CREV 20G PIECE SURG créé: </text:p>
      <text:p text:style-name="P5">INSERT fta_nomenclature SET <text:s/>last_id_fta_nomenclature='0' , OLD_id_fta_composition='' , id_annexe_agrologic_article_codification='5' , id_access_recette_recette='0' , id_fta='1057' , ascendant_fta_nomenclature='' , site_production_fta_nomenclature='1' , poids_fta_nomenclature='0.02' , id_annexe_unite='kg' , quantite_piece_par_carton='' , poids_total_carton_vrac_fta_nomenclature='' , code_produit_agrologic_fta_nomenclature='1720' , etat_fta_nomenclature='1' , nom_fta_nomenclature='N CREV 20G PIECE SURG' , suffixe_agrologic_fta_nomenclature='' </text:p>
      <text:p text:style-name="P1"><text:line-break/>600072 - FARCE NEM CREVETTE CARREFOUR créé: </text:p>
      <text:p text:style-name="P5">INSERT fta_nomenclature SET <text:s/>last_id_fta_nomenclature='0' , OLD_id_fta_composition='' , id_annexe_agrologic_article_codification='2' , id_access_recette_recette='0' , id_fta='1057' , ascendant_fta_nomenclature='' , site_production_fta_nomenclature='1' , poids_fta_nomenclature='' , id_annexe_unite='kg' , quantite_piece_par_carton='' , poids_total_carton_vrac_fta_nomenclature='' , code_produit_agrologic_fta_nomenclature='0072' , etat_fta_nomenclature='1' , nom_fta_nomenclature='FARCE NEM CREVETTE CARREFOUR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105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0014 - TYROPITTA 25G PCE GREC créé: </text:p>
      <text:p text:style-name="P5">INSERT fta_nomenclature SET <text:s/>last_id_fta_nomenclature='0' , OLD_id_fta_composition='' , id_annexe_agrologic_article_codification='5' , id_access_recette_recette='0' , id_fta='1057' , ascendant_fta_nomenclature='' , site_production_fta_nomenclature='1' , poids_fta_nomenclature='0.025' , id_annexe_unite='kg' , quantite_piece_par_carton='' , poids_total_carton_vrac_fta_nomenclature='' , code_produit_agrologic_fta_nomenclature='0014' , etat_fta_nomenclature='1' , nom_fta_nomenclature='TYROPITTA 25G PCE GREC' , suffixe_agrologic_fta_nomenclature='' </text:p>
      <text:p text:style-name="P1"><text:line-break/>600031 - FARCE TYROPITTA GREC KG créé: </text:p>
      <text:p text:style-name="P5">INSERT fta_nomenclature SET <text:s/>last_id_fta_nomenclature='0' , OLD_id_fta_composition='' , id_annexe_agrologic_article_codification='2' , id_access_recette_recette='0' , id_fta='1057' , ascendant_fta_nomenclature='' , site_production_fta_nomenclature='1' , poids_fta_nomenclature='' , id_annexe_unite='kg' , quantite_piece_par_carton='' , poids_total_carton_vrac_fta_nomenclature='' , code_produit_agrologic_fta_nomenclature='0031' , etat_fta_nomenclature='1' , nom_fta_nomenclature='FARCE TYROPITTA GREC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5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801 - ACRA 15G MDITM PIECE créé: </text:p>
      <text:p text:style-name="P5"><text:soft-page-break/>INSERT fta_nomenclature SET <text:s/>last_id_fta_nomenclature='0' , OLD_id_fta_composition='' , id_annexe_agrologic_article_codification='5' , id_access_recette_recette='0' , id_fta='1057' , ascendant_fta_nomenclature='' , site_production_fta_nomenclature='1' , poids_fta_nomenclature='0.015' , id_annexe_unite='kg' , quantite_piece_par_carton='' , poids_total_carton_vrac_fta_nomenclature='' , code_produit_agrologic_fta_nomenclature='1801' , etat_fta_nomenclature='1' , nom_fta_nomenclature='ACRA 15G MDITM PIECE' , suffixe_agrologic_fta_nomenclature='' </text:p>
      <text:p text:style-name="P1"><text:line-break/>600103 - FCE ACRA AUC/ITM COUPE créé: </text:p>
      <text:p text:style-name="P5">INSERT fta_nomenclature SET <text:s/>last_id_fta_nomenclature='0' , OLD_id_fta_composition='' , id_annexe_agrologic_article_codification='2' , id_access_recette_recette='0' , id_fta='1057' , ascendant_fta_nomenclature='' , site_production_fta_nomenclature='1' , poids_fta_nomenclature='' , id_annexe_unite='kg' , quantite_piece_par_carton='' , poids_total_carton_vrac_fta_nomenclature='' , code_produit_agrologic_fta_nomenclature='0103' , etat_fta_nomenclature='1' , nom_fta_nomenclature='FCE ACRA AUC/ITM COUPE' , suffixe_agrologic_fta_nomenclature='' </text:p>
      <text:p text:style-name="P1"><text:line-break/>146012 - RAVIOLI CREVETTE 15G THIRIET PIECE créé: </text:p>
      <text:p text:style-name="P5">INSERT fta_nomenclature SET <text:s/>last_id_fta_nomenclature='0' , OLD_id_fta_composition='' , id_annexe_agrologic_article_codification='5' , id_access_recette_recette='0' , id_fta='1057' , ascendant_fta_nomenclature='' , site_production_fta_nomenclature='1' , poids_fta_nomenclature='0.015' , id_annexe_unite='kg' , quantite_piece_par_carton='' , poids_total_carton_vrac_fta_nomenclature='' , code_produit_agrologic_fta_nomenclature='6012' , etat_fta_nomenclature='1' , nom_fta_nomenclature='RAVIOLI CREVETTE 15G THIRIET PIECE' , suffixe_agrologic_fta_nomenclature='' </text:p>
      <text:p text:style-name="P1"><text:line-break/>600023 - FCE LONG PAO - RAV MDTHI KG créé: </text:p>
      <text:p text:style-name="P5">INSERT fta_nomenclature SET <text:s/>last_id_fta_nomenclature='0' , OLD_id_fta_composition='' , id_annexe_agrologic_article_codification='2' , id_access_recette_recette='0' , id_fta='1057' , ascendant_fta_nomenclature='' , site_production_fta_nomenclature='1' , poids_fta_nomenclature='' , id_annexe_unite='kg' , quantite_piece_par_carton='' , poids_total_carton_vrac_fta_nomenclature='' , code_produit_agrologic_fta_nomenclature='0023' , etat_fta_nomenclature='1' , nom_fta_nomenclature='FCE LONG PAO - RAV MDTHI KG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05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728</text:p>
      <text:p text:style-name="P1"><text:line-break/>121091 - MINI SAMOSSA 15G PIECE créé: </text:p>
      <text:p text:style-name="P5">INSERT fta_nomenclature SET <text:s/>last_id_fta_nomenclature='0' , OLD_id_fta_composition='' , id_annexe_agrologic_article_codification='5' , id_access_recette_recette='0' , id_fta='1056' , ascendant_fta_nomenclature='' , site_production_fta_nomenclature='1' , poids_fta_nomenclature='0.015' , id_annexe_unite='kg' , quantite_piece_par_carton='' , poids_total_carton_vrac_fta_nomenclature='' , code_produit_agrologic_fta_nomenclature='1091' , etat_fta_nomenclature='1' , nom_fta_nomenclature='MINI SAMOSSA 15G PIECE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05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04 - FARCE SAMOSSA (ASIATIQUE) créé: </text:p>
      <text:p text:style-name="P5"><text:soft-page-break/>INSERT fta_nomenclature SET <text:s/>last_id_fta_nomenclature='0' , OLD_id_fta_composition='' , id_annexe_agrologic_article_codification='2' , id_access_recette_recette='0' , id_fta='1056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1056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INSERT fta_nomenclature SET <text:s/>last_id_fta_nomenclature='0' , OLD_id_fta_composition='' , id_annexe_agrologic_article_codification='2' , id_access_recette_recette='0' , id_fta='1056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05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105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05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INSERT fta_nomenclature SET <text:s/>last_id_fta_nomenclature='0' , OLD_id_fta_composition='' , id_annexe_agrologic_article_codification='5' , id_access_recette_recette='0' , id_fta='1056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1056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<text:soft-page-break/>INSERT fta_nomenclature SET <text:s/>last_id_fta_nomenclature='0' , OLD_id_fta_composition='' , id_annexe_agrologic_article_codification='1' , id_access_recette_recette='0' , id_fta='1056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1056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INSERT fta_nomenclature SET <text:s/>last_id_fta_nomenclature='0' , OLD_id_fta_composition='' , id_annexe_agrologic_article_codification='1' , id_access_recette_recette='0' , id_fta='1056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1056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<text:soft-page-break/>INSERT fta_nomenclature SET <text:s/>last_id_fta_nomenclature='0' , OLD_id_fta_composition='' , id_annexe_agrologic_article_codification='4' , id_access_recette_recette='0' , id_fta='1056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1056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</text:p>
      <text:p text:style-name="P4">Traitement de l'Article: 10297</text:p>
      <text:p text:style-name="P1"><text:line-break/>210297 - RIZ CANTONAIS TR 1KG CRU créé: </text:p>
      <text:p text:style-name="P5">INSERT fta_nomenclature SET <text:s/>last_id_fta_nomenclature='0' , OLD_id_fta_composition='' , id_annexe_agrologic_article_codification='4' , id_access_recette_recette='0' , id_fta='1153' , ascendant_fta_nomenclature='' , site_production_fta_nomenclature='1' , poids_fta_nomenclature='1' , id_annexe_unite='kg' , quantite_piece_par_carton='' , poids_total_carton_vrac_fta_nomenclature='' , code_produit_agrologic_fta_nomenclature='0297' , etat_fta_nomenclature='1' , nom_fta_nomenclature='RIZ CANTONAIS TR 1KG CRU' , suffixe_agrologic_fta_nomenclature='' </text:p>
      <text:p text:style-name="P1"><text:line-break/>700207 - PREP RIZ CANTONAIS AUCHAN CPE KG créé: </text:p>
      <text:p text:style-name="P5"><text:soft-page-break/>INSERT fta_nomenclature SET <text:s/>last_id_fta_nomenclature='0' , OLD_id_fta_composition='' , id_annexe_agrologic_article_codification='1' , id_access_recette_recette='0' , id_fta='1153' , ascendant_fta_nomenclature='' , site_production_fta_nomenclature='1' , poids_fta_nomenclature='' , id_annexe_unite='kg' , quantite_piece_par_carton='' , poids_total_carton_vrac_fta_nomenclature='' , code_produit_agrologic_fta_nomenclature='0207' , etat_fta_nomenclature='1' , nom_fta_nomenclature='PREP RIZ CANTONAIS AUCHAN CPE KG' , suffixe_agrologic_fta_nomenclature='' </text:p>
      <text:p text:style-name="P1"><text:line-break/></text:p>
      <text:p text:style-name="P4">Traitement de l'Article: 35156</text:p>
      <text:p text:style-name="P1"><text:line-break/>235156 - GARN FIDEUA ETHN MDCAR 200G CRU créé: </text:p>
      <text:p text:style-name="P5">INSERT fta_nomenclature SET <text:s/>last_id_fta_nomenclature='0' , OLD_id_fta_composition='' , id_annexe_agrologic_article_codification='4' , id_access_recette_recette='0' , id_fta='1156' , ascendant_fta_nomenclature='' , site_production_fta_nomenclature='1' , poids_fta_nomenclature='0.2' , id_annexe_unite='kg' , quantite_piece_par_carton='' , poids_total_carton_vrac_fta_nomenclature='' , code_produit_agrologic_fta_nomenclature='5156' , etat_fta_nomenclature='1' , nom_fta_nomenclature='GARN FIDEUA ETHN MDCAR 200G CRU' , suffixe_agrologic_fta_nomenclature='' </text:p>
      <text:p text:style-name="P1"><text:line-break/>500742 - SCE FIDEUA ETHN MDCAR L créé: </text:p>
      <text:p text:style-name="P5">INSERT fta_nomenclature SET <text:s/>last_id_fta_nomenclature='0' , OLD_id_fta_composition='' , id_annexe_agrologic_article_codification='3' , id_access_recette_recette='0' , id_fta='1156' , ascendant_fta_nomenclature='' , site_production_fta_nomenclature='1' , poids_fta_nomenclature='' , id_annexe_unite='L' , quantite_piece_par_carton='' , poids_total_carton_vrac_fta_nomenclature='' , code_produit_agrologic_fta_nomenclature='0742' , etat_fta_nomenclature='1' , nom_fta_nomenclature='SCE FIDEUA ETHN MDCAR L' , suffixe_agrologic_fta_nomenclature='' </text:p>
      <text:p text:style-name="P1"><text:line-break/>235157 - VERMC LEG FIDEUA ETHN MDCAR 140G CRU créé: </text:p>
      <text:p text:style-name="P5"><text:soft-page-break/>INSERT fta_nomenclature SET <text:s/>last_id_fta_nomenclature='0' , OLD_id_fta_composition='' , id_annexe_agrologic_article_codification='4' , id_access_recette_recette='0' , id_fta='1156' , ascendant_fta_nomenclature='' , site_production_fta_nomenclature='1' , poids_fta_nomenclature='0.14' , id_annexe_unite='kg' , quantite_piece_par_carton='' , poids_total_carton_vrac_fta_nomenclature='' , code_produit_agrologic_fta_nomenclature='5157' , etat_fta_nomenclature='1' , nom_fta_nomenclature='VERMC LEG FIDEUA ETHN MDCAR 140G CRU' , suffixe_agrologic_fta_nomenclature='' </text:p>
      <text:p text:style-name="P1"><text:line-break/>700474 - PREP MINI SPAG LEG FIDEUA MDCAR KG créé: </text:p>
      <text:p text:style-name="P5">INSERT fta_nomenclature SET <text:s/>last_id_fta_nomenclature='0' , OLD_id_fta_composition='' , id_annexe_agrologic_article_codification='1' , id_access_recette_recette='0' , id_fta='1156' , ascendant_fta_nomenclature='' , site_production_fta_nomenclature='1' , poids_fta_nomenclature='' , id_annexe_unite='kg' , quantite_piece_par_carton='' , poids_total_carton_vrac_fta_nomenclature='' , code_produit_agrologic_fta_nomenclature='0474' , etat_fta_nomenclature='1' , nom_fta_nomenclature='PREP MINI SPAG LEG FIDEUA MDCAR KG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1156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700427 - PREP POIVRON ROUGE CUBE 10X10 BLCH10% KG créé: </text:p>
      <text:p text:style-name="P5">INSERT fta_nomenclature SET <text:s/>last_id_fta_nomenclature='0' , OLD_id_fta_composition='' , id_annexe_agrologic_article_codification='1' , id_access_recette_recette='0' , id_fta='1156' , ascendant_fta_nomenclature='' , site_production_fta_nomenclature='1' , poids_fta_nomenclature='' , id_annexe_unite='kg' , quantite_piece_par_carton='' , poids_total_carton_vrac_fta_nomenclature='' , code_produit_agrologic_fta_nomenclature='0427' , etat_fta_nomenclature='1' , nom_fta_nomenclature='PREP POIVRON ROUGE CUBE 10X10 BLCH10% KG' , suffixe_agrologic_fta_nomenclature='' </text:p>
      <text:p text:style-name="P1"><text:line-break/></text:p>
      <text:p text:style-name="P4"><text:soft-page-break/>Traitement de l'Article: 90024</text:p>
      <text:p text:style-name="P1"><text:line-break/></text:p>
      <text:p text:style-name="P4">Traitement de l'Article: 27504</text:p>
      <text:p text:style-name="P1"><text:line-break/></text:p>
      <text:p text:style-name="P4">Traitement de l'Article: 27505</text:p>
      <text:p text:style-name="P1"><text:line-break/></text:p>
      <text:p text:style-name="P4">Traitement de l'Article: 32752</text:p>
      <text:p text:style-name="P1"><text:line-break/></text:p>
      <text:p text:style-name="P4">Traitement de l'Article: 10177</text:p>
      <text:p text:style-name="P1"><text:line-break/>210177 - ROGNONS BOEUF SCE MOUTARDE 2KG CRU créé: </text:p>
      <text:p text:style-name="P5">INSERT fta_nomenclature SET <text:s/>last_id_fta_nomenclature='0' , OLD_id_fta_composition='' , id_annexe_agrologic_article_codification='4' , id_access_recette_recette='0' , id_fta='1201' , ascendant_fta_nomenclature='' , site_production_fta_nomenclature='1' , poids_fta_nomenclature='2' , id_annexe_unite='kg' , quantite_piece_par_carton='' , poids_total_carton_vrac_fta_nomenclature='' , code_produit_agrologic_fta_nomenclature='0177' , etat_fta_nomenclature='1' , nom_fta_nomenclature='ROGNONS BOEUF SCE MOUTARDE 2KG CRU' , suffixe_agrologic_fta_nomenclature='' </text:p>
      <text:p text:style-name="P1"><text:line-break/>500512 - SAUCE ROGNON MOUTARDE TRAITEUR créé: </text:p>
      <text:p text:style-name="P5">INSERT fta_nomenclature SET <text:s/>last_id_fta_nomenclature='0' , OLD_id_fta_composition='' , id_annexe_agrologic_article_codification='3' , id_access_recette_recette='0' , id_fta='1201' , ascendant_fta_nomenclature='' , site_production_fta_nomenclature='1' , poids_fta_nomenclature='' , id_annexe_unite='L' , quantite_piece_par_carton='' , poids_total_carton_vrac_fta_nomenclature='' , code_produit_agrologic_fta_nomenclature='0512' , etat_fta_nomenclature='1' , nom_fta_nomenclature='SAUCE ROGNON MOUTARDE TRAITEUR' , suffixe_agrologic_fta_nomenclature='' </text:p>
      <text:p text:style-name="P1"><text:line-break/></text:p>
      <text:p text:style-name="P4">Traitement de l'Article: 10023</text:p>
      <text:p text:style-name="P1"><text:line-break/>110023 - LANGOUSTE AMERICAINE 1.8KG CUIT créé: </text:p>
      <text:p text:style-name="P5"><text:soft-page-break/>INSERT fta_nomenclature SET <text:s/>last_id_fta_nomenclature='0' , OLD_id_fta_composition='' , id_annexe_agrologic_article_codification='5' , id_access_recette_recette='0' , id_fta='1206' , ascendant_fta_nomenclature='' , site_production_fta_nomenclature='1' , poids_fta_nomenclature='0.0208' , id_annexe_unite='kg' , quantite_piece_par_carton='' , poids_total_carton_vrac_fta_nomenclature='' , code_produit_agrologic_fta_nomenclature='0023' , etat_fta_nomenclature='1' , nom_fta_nomenclature='LANGOUSTE AMERICAINE 1.8KG CUIT' , suffixe_agrologic_fta_nomenclature='' </text:p>
      <text:p text:style-name="P1"><text:line-break/>210023 - LANGOUSTE AMERICAINE 1.8KG CRU créé: </text:p>
      <text:p text:style-name="P5">INSERT fta_nomenclature SET <text:s/>last_id_fta_nomenclature='0' , OLD_id_fta_composition='' , id_annexe_agrologic_article_codification='4' , id_access_recette_recette='0' , id_fta='1206' , ascendant_fta_nomenclature='' , site_production_fta_nomenclature='1' , poids_fta_nomenclature='0.0208' , id_annexe_unite='kg' , quantite_piece_par_carton='' , poids_total_carton_vrac_fta_nomenclature='' , code_produit_agrologic_fta_nomenclature='0023' , etat_fta_nomenclature='1' , nom_fta_nomenclature='LANGOUSTE AMERICAINE 1.8KG CRU' , suffixe_agrologic_fta_nomenclature='' </text:p>
      <text:p text:style-name="P1"><text:line-break/>500057 - SCE LOTTE AMERICAINE MULTI créé: </text:p>
      <text:p text:style-name="P5">INSERT fta_nomenclature SET <text:s/>last_id_fta_nomenclature='0' , OLD_id_fta_composition='' , id_annexe_agrologic_article_codification='3' , id_access_recette_recette='0' , id_fta='1206' , ascendant_fta_nomenclature='' , site_production_fta_nomenclature='1' , poids_fta_nomenclature='' , id_annexe_unite='L' , quantite_piece_par_carton='' , poids_total_carton_vrac_fta_nomenclature='' , code_produit_agrologic_fta_nomenclature='0057' , etat_fta_nomenclature='1' , nom_fta_nomenclature='SCE LOTTE AMERICAINE MULTI' , suffixe_agrologic_fta_nomenclature='' </text:p>
      <text:p text:style-name="P1"><text:line-break/></text:p>
      <text:p text:style-name="P4">Traitement de l'Article: 10540</text:p>
      <text:p text:style-name="P1"><text:line-break/>210039 - LOTTE A L'AMERICAINE 2 KG CRU créé: </text:p>
      <text:p text:style-name="P5"><text:soft-page-break/>INSERT fta_nomenclature SET <text:s/>last_id_fta_nomenclature='0' , OLD_id_fta_composition='' , id_annexe_agrologic_article_codification='4' , id_access_recette_recette='0' , id_fta='1213' , ascendant_fta_nomenclature='' , site_production_fta_nomenclature='1' , poids_fta_nomenclature='2' , id_annexe_unite='kg' , quantite_piece_par_carton='' , poids_total_carton_vrac_fta_nomenclature='' , code_produit_agrologic_fta_nomenclature='0039' , etat_fta_nomenclature='1' , nom_fta_nomenclature='LOTTE A L'AMERICAINE 2 KG CRU' , suffixe_agrologic_fta_nomenclature='' </text:p>
      <text:p text:style-name="P1"><text:line-break/>500057 - SCE LOTTE AMERICAINE MULTI créé: </text:p>
      <text:p text:style-name="P5">INSERT fta_nomenclature SET <text:s/>last_id_fta_nomenclature='0' , OLD_id_fta_composition='' , id_annexe_agrologic_article_codification='3' , id_access_recette_recette='0' , id_fta='1213' , ascendant_fta_nomenclature='' , site_production_fta_nomenclature='1' , poids_fta_nomenclature='' , id_annexe_unite='L' , quantite_piece_par_carton='' , poids_total_carton_vrac_fta_nomenclature='' , code_produit_agrologic_fta_nomenclature='0057' , etat_fta_nomenclature='1' , nom_fta_nomenclature='SCE LOTTE AMERICAINE MULTI' , suffixe_agrologic_fta_nomenclature='' </text:p>
      <text:p text:style-name="P1"><text:line-break/></text:p>
      <text:p text:style-name="P4">Traitement de l'Article: 32755</text:p>
      <text:p text:style-name="P1"><text:line-break/></text:p>
      <text:p text:style-name="P4">Traitement de l'Article: 10520</text:p>
      <text:p text:style-name="P1"><text:line-break/>210020 - Calamars farcis sachet 2 kg cru créé: </text:p>
      <text:p text:style-name="P5">INSERT fta_nomenclature SET <text:s/>last_id_fta_nomenclature='0' , OLD_id_fta_composition='' , id_annexe_agrologic_article_codification='4' , id_access_recette_recette='0' , id_fta='1215' , ascendant_fta_nomenclature='' , site_production_fta_nomenclature='1' , poids_fta_nomenclature='2' , id_annexe_unite='kg' , quantite_piece_par_carton='' , poids_total_carton_vrac_fta_nomenclature='' , code_produit_agrologic_fta_nomenclature='0020' , etat_fta_nomenclature='1' , nom_fta_nomenclature='Calamars farcis sachet 2 kg cru' , suffixe_agrologic_fta_nomenclature='' </text:p>
      <text:p text:style-name="P1"><text:line-break/>500043 - SAUCE CALAMARS FARCIS MULTI créé: </text:p>
      <text:p text:style-name="P5"><text:soft-page-break/>INSERT fta_nomenclature SET <text:s/>last_id_fta_nomenclature='0' , OLD_id_fta_composition='' , id_annexe_agrologic_article_codification='3' , id_access_recette_recette='0' , id_fta='1215' , ascendant_fta_nomenclature='' , site_production_fta_nomenclature='1' , poids_fta_nomenclature='' , id_annexe_unite='L' , quantite_piece_par_carton='' , poids_total_carton_vrac_fta_nomenclature='' , code_produit_agrologic_fta_nomenclature='0043' , etat_fta_nomenclature='1' , nom_fta_nomenclature='SAUCE CALAMARS FARCIS MULTI' , suffixe_agrologic_fta_nomenclature='' </text:p>
      <text:p text:style-name="P1"><text:line-break/>700329 - PREP TUBE FARCI créé: </text:p>
      <text:p text:style-name="P5">INSERT fta_nomenclature SET <text:s/>last_id_fta_nomenclature='0' , OLD_id_fta_composition='' , id_annexe_agrologic_article_codification='1' , id_access_recette_recette='0' , id_fta='1215' , ascendant_fta_nomenclature='' , site_production_fta_nomenclature='1' , poids_fta_nomenclature='' , id_annexe_unite='kg' , quantite_piece_par_carton='' , poids_total_carton_vrac_fta_nomenclature='' , code_produit_agrologic_fta_nomenclature='0329' , etat_fta_nomenclature='1' , nom_fta_nomenclature='PREP TUBE FARCI' , suffixe_agrologic_fta_nomenclature='' </text:p>
      <text:p text:style-name="P1"><text:line-break/>700328 - PREP TUBE ENCORNET BLANCHI 15% créé: </text:p>
      <text:p text:style-name="P5">INSERT fta_nomenclature SET <text:s/>last_id_fta_nomenclature='0' , OLD_id_fta_composition='' , id_annexe_agrologic_article_codification='1' , id_access_recette_recette='0' , id_fta='1215' , ascendant_fta_nomenclature='' , site_production_fta_nomenclature='1' , poids_fta_nomenclature='' , id_annexe_unite='kg' , quantite_piece_par_carton='' , poids_total_carton_vrac_fta_nomenclature='' , code_produit_agrologic_fta_nomenclature='0328' , etat_fta_nomenclature='1' , nom_fta_nomenclature='PREP TUBE ENCORNET BLANCHI 15%' , suffixe_agrologic_fta_nomenclature='' </text:p>
      <text:p text:style-name="P1"><text:line-break/>700039 - PRE CUISSON CALAMARS FARCIS LOISEAU créé: </text:p>
      <text:p text:style-name="P5">INSERT fta_nomenclature SET <text:s/>last_id_fta_nomenclature='0' , OLD_id_fta_composition='' , id_annexe_agrologic_article_codification='1' , id_access_recette_recette='0' , id_fta='1215' , ascendant_fta_nomenclature='' , site_production_fta_nomenclature='1' , poids_fta_nomenclature='' , id_annexe_unite='kg' , quantite_piece_par_carton='' , poids_total_carton_vrac_fta_nomenclature='' , code_produit_agrologic_fta_nomenclature='0039' , etat_fta_nomenclature='1' , nom_fta_nomenclature='PRE CUISSON CALAMARS FARCIS LOISEAU' , suffixe_agrologic_fta_nomenclature='' </text:p>
      <text:p text:style-name="P1"><text:line-break/></text:p>
      <text:p text:style-name="P4"><text:soft-page-break/>Traitement de l'Article: 32758</text:p>
      <text:p text:style-name="P1"><text:line-break/></text:p>
      <text:p text:style-name="P4">Traitement de l'Article: 10184</text:p>
      <text:p text:style-name="P1"><text:line-break/>210184 - BLANQUETTE VEAU MIJOTE 2KG CRU créé: </text:p>
      <text:p text:style-name="P5">INSERT fta_nomenclature SET <text:s/>last_id_fta_nomenclature='0' , OLD_id_fta_composition='' , id_annexe_agrologic_article_codification='4' , id_access_recette_recette='0' , id_fta='1217' , ascendant_fta_nomenclature='' , site_production_fta_nomenclature='1' , poids_fta_nomenclature='2' , id_annexe_unite='kg' , quantite_piece_par_carton='' , poids_total_carton_vrac_fta_nomenclature='' , code_produit_agrologic_fta_nomenclature='0184' , etat_fta_nomenclature='1' , nom_fta_nomenclature='BLANQUETTE VEAU MIJOTE 2KG CRU' , suffixe_agrologic_fta_nomenclature='' </text:p>
      <text:p text:style-name="P1"><text:line-break/>700338 - PREP GARN BLANQ COUPE MELANGEE créé: </text:p>
      <text:p text:style-name="P5">INSERT fta_nomenclature SET <text:s/>last_id_fta_nomenclature='0' , OLD_id_fta_composition='' , id_annexe_agrologic_article_codification='1' , id_access_recette_recette='0' , id_fta='1217' , ascendant_fta_nomenclature='' , site_production_fta_nomenclature='1' , poids_fta_nomenclature='' , id_annexe_unite='kg' , quantite_piece_par_carton='' , poids_total_carton_vrac_fta_nomenclature='' , code_produit_agrologic_fta_nomenclature='0338' , etat_fta_nomenclature='1' , nom_fta_nomenclature='PREP GARN BLANQ COUPE MELANGEE' , suffixe_agrologic_fta_nomenclature='' </text:p>
      <text:p text:style-name="P1"><text:line-break/>500545 - SAUCE BLANQUETTE VEAU MIJOTE L créé: </text:p>
      <text:p text:style-name="P5">INSERT fta_nomenclature SET <text:s/>last_id_fta_nomenclature='0' , OLD_id_fta_composition='' , id_annexe_agrologic_article_codification='3' , id_access_recette_recette='0' , id_fta='1217' , ascendant_fta_nomenclature='' , site_production_fta_nomenclature='1' , poids_fta_nomenclature='' , id_annexe_unite='L' , quantite_piece_par_carton='' , poids_total_carton_vrac_fta_nomenclature='' , code_produit_agrologic_fta_nomenclature='0545' , etat_fta_nomenclature='1' , nom_fta_nomenclature='SAUCE BLANQUETTE VEAU MIJOTE L' , suffixe_agrologic_fta_nomenclature='' </text:p>
      <text:p text:style-name="P1"><text:line-break/>700322 - PREP SAUTE VEAU 40/60 BLANCHI 30% créé: </text:p>
      <text:p text:style-name="P5"><text:soft-page-break/>INSERT fta_nomenclature SET <text:s/>last_id_fta_nomenclature='0' , OLD_id_fta_composition='' , id_annexe_agrologic_article_codification='1' , id_access_recette_recette='0' , id_fta='1217' , ascendant_fta_nomenclature='' , site_production_fta_nomenclature='1' , poids_fta_nomenclature='' , id_annexe_unite='kg' , quantite_piece_par_carton='' , poids_total_carton_vrac_fta_nomenclature='' , code_produit_agrologic_fta_nomenclature='0322' , etat_fta_nomenclature='1' , nom_fta_nomenclature='PREP SAUTE VEAU 40/60 BLANCHI 30%' , suffixe_agrologic_fta_nomenclature='' </text:p>
      <text:p text:style-name="P1"><text:line-break/></text:p>
      <text:p text:style-name="P4">Traitement de l'Article: 10516</text:p>
      <text:p text:style-name="P1"><text:line-break/>210191 - BOEUF BOURG VIANDE TAG 1.2KG CRU créé: </text:p>
      <text:p text:style-name="P5">INSERT fta_nomenclature SET <text:s/>last_id_fta_nomenclature='0' , OLD_id_fta_composition='' , id_annexe_agrologic_article_codification='4' , id_access_recette_recette='0' , id_fta='1218' , ascendant_fta_nomenclature='' , site_production_fta_nomenclature='1' , poids_fta_nomenclature='0.0833' , id_annexe_unite='kg' , quantite_piece_par_carton='' , poids_total_carton_vrac_fta_nomenclature='' , code_produit_agrologic_fta_nomenclature='0191' , etat_fta_nomenclature='1' , nom_fta_nomenclature='BOEUF BOURG VIANDE TAG 1.2KG CRU' , suffixe_agrologic_fta_nomenclature='' </text:p>
      <text:p text:style-name="P1"><text:line-break/>700320 - PREP COLLIER BOEUF BLANCHI 20% créé: </text:p>
      <text:p text:style-name="P5">INSERT fta_nomenclature SET <text:s/>last_id_fta_nomenclature='0' , OLD_id_fta_composition='' , id_annexe_agrologic_article_codification='1' , id_access_recette_recette='0' , id_fta='1218' , ascendant_fta_nomenclature='' , site_production_fta_nomenclature='1' , poids_fta_nomenclature='' , id_annexe_unite='kg' , quantite_piece_par_carton='' , poids_total_carton_vrac_fta_nomenclature='' , code_produit_agrologic_fta_nomenclature='0320' , etat_fta_nomenclature='1' , nom_fta_nomenclature='PREP COLLIER BOEUF BLANCHI 20%' , suffixe_agrologic_fta_nomenclature='' </text:p>
      <text:p text:style-name="P1"><text:line-break/>500498 - SCE BOEUF BOURGUIGNON TAG L créé: </text:p>
      <text:p text:style-name="P5"><text:soft-page-break/>INSERT fta_nomenclature SET <text:s/>last_id_fta_nomenclature='0' , OLD_id_fta_composition='' , id_annexe_agrologic_article_codification='3' , id_access_recette_recette='0' , id_fta='1218' , ascendant_fta_nomenclature='' , site_production_fta_nomenclature='1' , poids_fta_nomenclature='' , id_annexe_unite='L' , quantite_piece_par_carton='' , poids_total_carton_vrac_fta_nomenclature='' , code_produit_agrologic_fta_nomenclature='0498' , etat_fta_nomenclature='1' , nom_fta_nomenclature='SCE BOEUF BOURGUIGNON TAG L' , suffixe_agrologic_fta_nomenclature='' </text:p>
      <text:p text:style-name="P1"><text:line-break/>700440 - PREP GARN BOEUF BOURG CPE MELANGEE créé: </text:p>
      <text:p text:style-name="P5">INSERT fta_nomenclature SET <text:s/>last_id_fta_nomenclature='0' , OLD_id_fta_composition='' , id_annexe_agrologic_article_codification='1' , id_access_recette_recette='0' , id_fta='1218' , ascendant_fta_nomenclature='' , site_production_fta_nomenclature='1' , poids_fta_nomenclature='' , id_annexe_unite='kg' , quantite_piece_par_carton='' , poids_total_carton_vrac_fta_nomenclature='' , code_produit_agrologic_fta_nomenclature='0440' , etat_fta_nomenclature='1' , nom_fta_nomenclature='PREP GARN BOEUF BOURG CPE MELANGEE' , suffixe_agrologic_fta_nomenclature='' </text:p>
      <text:p text:style-name="P1"><text:line-break/>210192 - LEGUMES BOEUF BOURG TAG 0.8KG CRU créé: </text:p>
      <text:p text:style-name="P5">INSERT fta_nomenclature SET <text:s/>last_id_fta_nomenclature='0' , OLD_id_fta_composition='' , id_annexe_agrologic_article_codification='4' , id_access_recette_recette='0' , id_fta='1218' , ascendant_fta_nomenclature='' , site_production_fta_nomenclature='1' , poids_fta_nomenclature='0.8' , id_annexe_unite='kg' , quantite_piece_par_carton='' , poids_total_carton_vrac_fta_nomenclature='' , code_produit_agrologic_fta_nomenclature='0192' , etat_fta_nomenclature='1' , nom_fta_nomenclature='LEGUMES BOEUF BOURG TAG 0.8KG CRU' , suffixe_agrologic_fta_nomenclature='' </text:p>
      <text:p text:style-name="P1"><text:line-break/>700337 - PREP LEG BOEUF BOURG CPE MELANGEE créé: </text:p>
      <text:p text:style-name="P5">INSERT fta_nomenclature SET <text:s/>last_id_fta_nomenclature='0' , OLD_id_fta_composition='' , id_annexe_agrologic_article_codification='1' , id_access_recette_recette='0' , id_fta='1218' , ascendant_fta_nomenclature='' , site_production_fta_nomenclature='1' , poids_fta_nomenclature='' , id_annexe_unite='kg' , quantite_piece_par_carton='' , poids_total_carton_vrac_fta_nomenclature='' , code_produit_agrologic_fta_nomenclature='0337' , etat_fta_nomenclature='1' , nom_fta_nomenclature='PREP LEG BOEUF BOURG CPE MELANGEE' , suffixe_agrologic_fta_nomenclature='' </text:p>
      <text:p text:style-name="P1"><text:line-break/></text:p>
      <text:p text:style-name="P4"><text:soft-page-break/>Traitement de l'Article: 10005</text:p>
      <text:p text:style-name="P1"><text:line-break/>210005 - POULET CURRY 1.2KG CRU créé: </text:p>
      <text:p text:style-name="P5">INSERT fta_nomenclature SET <text:s/>last_id_fta_nomenclature='0' , OLD_id_fta_composition='' , id_annexe_agrologic_article_codification='4' , id_access_recette_recette='0' , id_fta='1219' , ascendant_fta_nomenclature='' , site_production_fta_nomenclature='1' , poids_fta_nomenclature='0.0833' , id_annexe_unite='kg' , quantite_piece_par_carton='' , poids_total_carton_vrac_fta_nomenclature='' , code_produit_agrologic_fta_nomenclature='0005' , etat_fta_nomenclature='1' , nom_fta_nomenclature='POULET CURRY 1.2KG CRU' , suffixe_agrologic_fta_nomenclature='' </text:p>
      <text:p text:style-name="P1"><text:line-break/>500027 - SAUCE POULET AU CURRY MULTI créé: </text:p>
      <text:p text:style-name="P5">INSERT fta_nomenclature SET <text:s/>last_id_fta_nomenclature='0' , OLD_id_fta_composition='' , id_annexe_agrologic_article_codification='3' , id_access_recette_recette='0' , id_fta='1219' , ascendant_fta_nomenclature='' , site_production_fta_nomenclature='1' , poids_fta_nomenclature='' , id_annexe_unite='L' , quantite_piece_par_carton='' , poids_total_carton_vrac_fta_nomenclature='' , code_produit_agrologic_fta_nomenclature='0027' , etat_fta_nomenclature='1' , nom_fta_nomenclature='SAUCE POULET AU CURRY MULTI' , suffixe_agrologic_fta_nomenclature='' </text:p>
      <text:p text:style-name="P1"><text:line-break/>210071 - GARN POULET CURRY 300G CRU créé: </text:p>
      <text:p text:style-name="P5">INSERT fta_nomenclature SET <text:s/>last_id_fta_nomenclature='0' , OLD_id_fta_composition='' , id_annexe_agrologic_article_codification='4' , id_access_recette_recette='0' , id_fta='1219' , ascendant_fta_nomenclature='' , site_production_fta_nomenclature='1' , poids_fta_nomenclature='0.3' , id_annexe_unite='kg' , quantite_piece_par_carton='' , poids_total_carton_vrac_fta_nomenclature='' , code_produit_agrologic_fta_nomenclature='0071' , etat_fta_nomenclature='1' , nom_fta_nomenclature='GARN POULET CURRY 300G CRU' , suffixe_agrologic_fta_nomenclature='' </text:p>
      <text:p text:style-name="P1"><text:line-break/>700276 - PREP GARNITURE POULET CURRY KG créé: </text:p>
      <text:p text:style-name="P5"><text:soft-page-break/>INSERT fta_nomenclature SET <text:s/>last_id_fta_nomenclature='0' , OLD_id_fta_composition='' , id_annexe_agrologic_article_codification='1' , id_access_recette_recette='0' , id_fta='1219' , ascendant_fta_nomenclature='' , site_production_fta_nomenclature='1' , poids_fta_nomenclature='' , id_annexe_unite='kg' , quantite_piece_par_carton='' , poids_total_carton_vrac_fta_nomenclature='' , code_produit_agrologic_fta_nomenclature='0276' , etat_fta_nomenclature='1' , nom_fta_nomenclature='PREP GARNITURE POULET CURRY KG' , suffixe_agrologic_fta_nomenclature='' </text:p>
      <text:p text:style-name="P1"><text:line-break/></text:p>
      <text:p text:style-name="P4">Traitement de l'Article: 32753</text:p>
      <text:p text:style-name="P1"><text:line-break/></text:p>
      <text:p text:style-name="P4">Traitement de l'Article: 32757</text:p>
      <text:p text:style-name="P1"><text:line-break/></text:p>
      <text:p text:style-name="P4">Traitement de l'Article: 32754</text:p>
      <text:p text:style-name="P1"><text:line-break/></text:p>
      <text:p text:style-name="P4">Traitement de l'Article: 32756</text:p>
      <text:p text:style-name="P1"><text:line-break/></text:p>
      <text:p text:style-name="P4">Traitement de l'Article: 32751</text:p>
      <text:p text:style-name="P1"><text:line-break/></text:p>
      <text:p text:style-name="P4">Traitement de l'Article: 27152</text:p>
      <text:p text:style-name="P1"><text:line-break/></text:p>
      <text:p text:style-name="P4">Traitement de l'Article: 10642</text:p>
      <text:p text:style-name="P1"><text:line-break/>210642 - FRICASSEE DE CEPES 2KG CRU créé: </text:p>
      <text:p text:style-name="P5"><text:soft-page-break/>INSERT fta_nomenclature SET <text:s/>last_id_fta_nomenclature='0' , OLD_id_fta_composition='' , id_annexe_agrologic_article_codification='4' , id_access_recette_recette='0' , id_fta='1302' , ascendant_fta_nomenclature='' , site_production_fta_nomenclature='1' , poids_fta_nomenclature='2' , id_annexe_unite='kg' , quantite_piece_par_carton='' , poids_total_carton_vrac_fta_nomenclature='' , code_produit_agrologic_fta_nomenclature='0642' , etat_fta_nomenclature='1' , nom_fta_nomenclature='FRICASSEE DE CEPES 2KG CRU' , suffixe_agrologic_fta_nomenclature='' </text:p>
      <text:p text:style-name="P1"><text:line-break/>700267 - PREP FRICASSEE CEPES KG créé: </text:p>
      <text:p text:style-name="P5">INSERT fta_nomenclature SET <text:s/>last_id_fta_nomenclature='0' , OLD_id_fta_composition='' , id_annexe_agrologic_article_codification='1' , id_access_recette_recette='0' , id_fta='1302' , ascendant_fta_nomenclature='' , site_production_fta_nomenclature='1' , poids_fta_nomenclature='' , id_annexe_unite='kg' , quantite_piece_par_carton='' , poids_total_carton_vrac_fta_nomenclature='' , code_produit_agrologic_fta_nomenclature='0267' , etat_fta_nomenclature='1' , nom_fta_nomenclature='PREP FRICASSEE CEPES KG' , suffixe_agrologic_fta_nomenclature='' </text:p>
      <text:p text:style-name="P1"><text:line-break/></text:p>
      <text:p text:style-name="P4">Traitement de l'Article: 10777</text:p>
      <text:p text:style-name="P1"><text:line-break/>210777 - POMMES TERRE FONDANTES GESIERS 2KG CRU créé: </text:p>
      <text:p text:style-name="P5">INSERT fta_nomenclature SET <text:s/>last_id_fta_nomenclature='0' , OLD_id_fta_composition='' , id_annexe_agrologic_article_codification='4' , id_access_recette_recette='0' , id_fta='1303' , ascendant_fta_nomenclature='' , site_production_fta_nomenclature='1' , poids_fta_nomenclature='2' , id_annexe_unite='kg' , quantite_piece_par_carton='' , poids_total_carton_vrac_fta_nomenclature='' , code_produit_agrologic_fta_nomenclature='0777' , etat_fta_nomenclature='1' , nom_fta_nomenclature='POMMES TERRE FONDANTES GESIERS 2KG CRU' , suffixe_agrologic_fta_nomenclature='' </text:p>
      <text:p text:style-name="P1"><text:line-break/>700658 - PREP POMME TERRE LANDAISE TRF KG créé: </text:p>
      <text:p text:style-name="P5"><text:soft-page-break/>INSERT fta_nomenclature SET <text:s/>last_id_fta_nomenclature='0' , OLD_id_fta_composition='' , id_annexe_agrologic_article_codification='1' , id_access_recette_recette='0' , id_fta='1303' , ascendant_fta_nomenclature='' , site_production_fta_nomenclature='1' , poids_fta_nomenclature='' , id_annexe_unite='kg' , quantite_piece_par_carton='' , poids_total_carton_vrac_fta_nomenclature='' , code_produit_agrologic_fta_nomenclature='0658' , etat_fta_nomenclature='1' , nom_fta_nomenclature='PREP POMME TERRE LANDAISE TRF KG' , suffixe_agrologic_fta_nomenclature='' </text:p>
      <text:p text:style-name="P1"><text:line-break/>500395 - SAUCE POMME DE TERRE LANDAISE MULTI L créé: </text:p>
      <text:p text:style-name="P5">INSERT fta_nomenclature SET <text:s/>last_id_fta_nomenclature='0' , OLD_id_fta_composition='' , id_annexe_agrologic_article_codification='3' , id_access_recette_recette='0' , id_fta='1303' , ascendant_fta_nomenclature='' , site_production_fta_nomenclature='1' , poids_fta_nomenclature='' , id_annexe_unite='L' , quantite_piece_par_carton='' , poids_total_carton_vrac_fta_nomenclature='' , code_produit_agrologic_fta_nomenclature='0395' , etat_fta_nomenclature='1' , nom_fta_nomenclature='SAUCE POMME DE TERRE LANDAISE MULTI L' , suffixe_agrologic_fta_nomenclature='' </text:p>
      <text:p text:style-name="P1"><text:line-break/></text:p>
      <text:p text:style-name="P4">Traitement de l'Article: 10014</text:p>
      <text:p text:style-name="P1"><text:line-break/>210014 - MARRONS CUISINES POMMES RAISINS 2KG CRU créé: </text:p>
      <text:p text:style-name="P5">INSERT fta_nomenclature SET <text:s/>last_id_fta_nomenclature='0' , OLD_id_fta_composition='' , id_annexe_agrologic_article_codification='4' , id_access_recette_recette='0' , id_fta='1304' , ascendant_fta_nomenclature='' , site_production_fta_nomenclature='1' , poids_fta_nomenclature='2' , id_annexe_unite='kg' , quantite_piece_par_carton='' , poids_total_carton_vrac_fta_nomenclature='' , code_produit_agrologic_fta_nomenclature='0014' , etat_fta_nomenclature='1' , nom_fta_nomenclature='MARRONS CUISINES POMMES RAISINS 2KG CRU' , suffixe_agrologic_fta_nomenclature='' </text:p>
      <text:p text:style-name="P1"><text:line-break/>500106 - SCE MARRONS TR créé: </text:p>
      <text:p text:style-name="P5"><text:soft-page-break/>INSERT fta_nomenclature SET <text:s/>last_id_fta_nomenclature='0' , OLD_id_fta_composition='' , id_annexe_agrologic_article_codification='3' , id_access_recette_recette='0' , id_fta='1304' , ascendant_fta_nomenclature='' , site_production_fta_nomenclature='1' , poids_fta_nomenclature='' , id_annexe_unite='L' , quantite_piece_par_carton='' , poids_total_carton_vrac_fta_nomenclature='' , code_produit_agrologic_fta_nomenclature='0106' , etat_fta_nomenclature='1' , nom_fta_nomenclature='SCE MARRONS TR' , suffixe_agrologic_fta_nomenclature='' </text:p>
      <text:p text:style-name="P1"><text:line-break/>700410 - PREP GARN MARRON RAISIN TR FESTIF KG créé: </text:p>
      <text:p text:style-name="P5">INSERT fta_nomenclature SET <text:s/>last_id_fta_nomenclature='0' , OLD_id_fta_composition='' , id_annexe_agrologic_article_codification='1' , id_access_recette_recette='0' , id_fta='1304' , ascendant_fta_nomenclature='' , site_production_fta_nomenclature='1' , poids_fta_nomenclature='' , id_annexe_unite='kg' , quantite_piece_par_carton='' , poids_total_carton_vrac_fta_nomenclature='' , code_produit_agrologic_fta_nomenclature='0410' , etat_fta_nomenclature='1' , nom_fta_nomenclature='PREP GARN MARRON RAISIN TR FESTIF KG' , suffixe_agrologic_fta_nomenclature='' </text:p>
      <text:p text:style-name="P1"><text:line-break/></text:p>
      <text:p text:style-name="P4">Traitement de l'Article: 90023</text:p>
      <text:p text:style-name="P1"><text:line-break/></text:p>
      <text:p text:style-name="P4">Traitement de l'Article: 21223</text:p>
      <text:p text:style-name="P1"><text:line-break/>121205 - N PORC 30G LSTDA PIECE créé: </text:p>
      <text:p text:style-name="P5">INSERT fta_nomenclature SET <text:s/>last_id_fta_nomenclature='0' , OLD_id_fta_composition='' , id_annexe_agrologic_article_codification='5' , id_access_recette_recette='0' , id_fta='1476' , ascendant_fta_nomenclature='' , site_production_fta_nomenclature='1' , poids_fta_nomenclature='0.03' , id_annexe_unite='kg' , quantite_piece_par_carton='' , poids_total_carton_vrac_fta_nomenclature='' , code_produit_agrologic_fta_nomenclature='1205' , etat_fta_nomenclature='1' , nom_fta_nomenclature='N PORC 30G LSTDA PIECE' , suffixe_agrologic_fta_nomenclature='' </text:p>
      <text:p text:style-name="P1"><text:line-break/>600139 - FCE NEM PORC LSTDA KG créé: </text:p>
      <text:p text:style-name="P5"><text:soft-page-break/>INSERT fta_nomenclature SET <text:s/>last_id_fta_nomenclature='0' , OLD_id_fta_composition='' , id_annexe_agrologic_article_codification='2' , id_access_recette_recette='0' , id_fta='1476' , ascendant_fta_nomenclature='' , site_production_fta_nomenclature='1' , poids_fta_nomenclature='' , id_annexe_unite='kg' , quantite_piece_par_carton='' , poids_total_carton_vrac_fta_nomenclature='' , code_produit_agrologic_fta_nomenclature='0139' , etat_fta_nomenclature='1' , nom_fta_nomenclature='FCE NEM PORC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47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47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47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11004 - SAMOSSA BOEUF 25G TDA PIECE créé: </text:p>
      <text:p text:style-name="P5"><text:soft-page-break/>INSERT fta_nomenclature SET <text:s/>last_id_fta_nomenclature='0' , OLD_id_fta_composition='' , id_annexe_agrologic_article_codification='5' , id_access_recette_recette='0' , id_fta='1476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1476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47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510 - RAV CREV 25G TDA-TAUC PCE créé: </text:p>
      <text:p text:style-name="P5">INSERT fta_nomenclature SET <text:s/>last_id_fta_nomenclature='0' , OLD_id_fta_composition='' , id_annexe_agrologic_article_codification='5' , id_access_recette_recette='0' , id_fta='1476' , ascendant_fta_nomenclature='' , site_production_fta_nomenclature='1' , poids_fta_nomenclature='0.025' , id_annexe_unite='kg' , quantite_piece_par_carton='' , poids_total_carton_vrac_fta_nomenclature='' , code_produit_agrologic_fta_nomenclature='1510' , etat_fta_nomenclature='1' , nom_fta_nomenclature='RAV CREV 25G TDA-TAUC PCE' , suffixe_agrologic_fta_nomenclature='' </text:p>
      <text:p text:style-name="P1"><text:line-break/>600146 - FCE RAV CHINOIS LSTDA MDTHI KG créé: </text:p>
      <text:p text:style-name="P5"><text:soft-page-break/>INSERT fta_nomenclature SET <text:s/>last_id_fta_nomenclature='0' , OLD_id_fta_composition='' , id_annexe_agrologic_article_codification='2' , id_access_recette_recette='0' , id_fta='1476' , ascendant_fta_nomenclature='' , site_production_fta_nomenclature='1' , poids_fta_nomenclature='' , id_annexe_unite='kg' , quantite_piece_par_carton='' , poids_total_carton_vrac_fta_nomenclature='' , code_produit_agrologic_fta_nomenclature='0146' , etat_fta_nomenclature='1' , nom_fta_nomenclature='FCE RAV CHINOIS LSTDA MDTHI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47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47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47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21205</text:p>
      <text:p text:style-name="P1"><text:line-break/>121205 - N PORC 30G LSTDA PIECE créé: </text:p>
      <text:p text:style-name="P5">INSERT fta_nomenclature SET <text:s/>last_id_fta_nomenclature='0' , OLD_id_fta_composition='' , id_annexe_agrologic_article_codification='5' , id_access_recette_recette='0' , id_fta='1477' , ascendant_fta_nomenclature='' , site_production_fta_nomenclature='1' , poids_fta_nomenclature='0.03' , id_annexe_unite='kg' , quantite_piece_par_carton='' , poids_total_carton_vrac_fta_nomenclature='' , code_produit_agrologic_fta_nomenclature='1205' , etat_fta_nomenclature='1' , nom_fta_nomenclature='N PORC 30G LSTDA PIECE' , suffixe_agrologic_fta_nomenclature='' </text:p>
      <text:p text:style-name="P1"><text:line-break/>600139 - FCE NEM PORC LSTDA KG créé: </text:p>
      <text:p text:style-name="P5">INSERT fta_nomenclature SET <text:s/>last_id_fta_nomenclature='0' , OLD_id_fta_composition='' , id_annexe_agrologic_article_codification='2' , id_access_recette_recette='0' , id_fta='1477' , ascendant_fta_nomenclature='' , site_production_fta_nomenclature='1' , poids_fta_nomenclature='' , id_annexe_unite='kg' , quantite_piece_par_carton='' , poids_total_carton_vrac_fta_nomenclature='' , code_produit_agrologic_fta_nomenclature='0139' , etat_fta_nomenclature='1' , nom_fta_nomenclature='FCE NEM PORC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47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147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47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21052 - BEIG. CREVETTE 20G TDA PIECE créé: </text:p>
      <text:p text:style-name="P5">INSERT fta_nomenclature SET <text:s/>last_id_fta_nomenclature='0' , OLD_id_fta_composition='' , id_annexe_agrologic_article_codification='5' , id_access_recette_recette='0' , id_fta='1477' , ascendant_fta_nomenclature='' , site_production_fta_nomenclature='1' , poids_fta_nomenclature='0.02' , id_annexe_unite='kg' , quantite_piece_par_carton='' , poids_total_carton_vrac_fta_nomenclature='' , code_produit_agrologic_fta_nomenclature='1052' , etat_fta_nomenclature='1' , nom_fta_nomenclature='BEIG. CREVETTE 20G TDA PIE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1477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121306 - ACRA MORUE 15G MDCORA/MATCH/TDA PIECE créé: </text:p>
      <text:p text:style-name="P5"><text:soft-page-break/>INSERT fta_nomenclature SET <text:s/>last_id_fta_nomenclature='0' , OLD_id_fta_composition='' , id_annexe_agrologic_article_codification='5' , id_access_recette_recette='0' , id_fta='1477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INSERT fta_nomenclature SET <text:s/>last_id_fta_nomenclature='0' , OLD_id_fta_composition='' , id_annexe_agrologic_article_codification='2' , id_access_recette_recette='0' , id_fta='1477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</text:p>
      <text:p text:style-name="P4">Traitement de l'Article: 10116</text:p>
      <text:p text:style-name="P1"><text:line-break/>210116 - SUP PINTADEAU SCE SAUTERNES 2KG CRU créé: </text:p>
      <text:p text:style-name="P5">INSERT fta_nomenclature SET <text:s/>last_id_fta_nomenclature='0' , OLD_id_fta_composition='' , id_annexe_agrologic_article_codification='4' , id_access_recette_recette='0' , id_fta='1288' , ascendant_fta_nomenclature='' , site_production_fta_nomenclature='1' , poids_fta_nomenclature='2' , id_annexe_unite='kg' , quantite_piece_par_carton='' , poids_total_carton_vrac_fta_nomenclature='' , code_produit_agrologic_fta_nomenclature='0116' , etat_fta_nomenclature='1' , nom_fta_nomenclature='SUP PINTADEAU SCE SAUTERNES 2KG CRU' , suffixe_agrologic_fta_nomenclature='' </text:p>
      <text:p text:style-name="P1"><text:line-break/>700559 - PREP SUP PINTADEAU 150/170 MARQUE 10 KG créé: </text:p>
      <text:p text:style-name="P5"><text:soft-page-break/>INSERT fta_nomenclature SET <text:s/>last_id_fta_nomenclature='0' , OLD_id_fta_composition='' , id_annexe_agrologic_article_codification='1' , id_access_recette_recette='0' , id_fta='1288' , ascendant_fta_nomenclature='' , site_production_fta_nomenclature='1' , poids_fta_nomenclature='' , id_annexe_unite='kg' , quantite_piece_par_carton='' , poids_total_carton_vrac_fta_nomenclature='' , code_produit_agrologic_fta_nomenclature='0559' , etat_fta_nomenclature='1' , nom_fta_nomenclature='PREP SUP PINTADEAU 150/170 MARQUE 10 KG' , suffixe_agrologic_fta_nomenclature='' </text:p>
      <text:p text:style-name="P1"><text:line-break/>500086 - SAUCE SUP PINTADEAU SAUTERNES créé: </text:p>
      <text:p text:style-name="P5">INSERT fta_nomenclature SET <text:s/>last_id_fta_nomenclature='0' , OLD_id_fta_composition='' , id_annexe_agrologic_article_codification='3' , id_access_recette_recette='0' , id_fta='1288' , ascendant_fta_nomenclature='' , site_production_fta_nomenclature='1' , poids_fta_nomenclature='' , id_annexe_unite='L' , quantite_piece_par_carton='' , poids_total_carton_vrac_fta_nomenclature='' , code_produit_agrologic_fta_nomenclature='0086' , etat_fta_nomenclature='1' , nom_fta_nomenclature='SAUCE SUP PINTADEAU SAUTERNES' , suffixe_agrologic_fta_nomenclature='' </text:p>
      <text:p text:style-name="P1"><text:line-break/></text:p>
      <text:p text:style-name="P4">Traitement de l'Article: 90020</text:p>
      <text:p text:style-name="P1"><text:line-break/></text:p>
      <text:p text:style-name="P4">Traitement de l'Article: 90022</text:p>
      <text:p text:style-name="P1"><text:line-break/></text:p>
      <text:p text:style-name="P4">Traitement de l'Article: 10006</text:p>
      <text:p text:style-name="P1"><text:line-break/>210771 - CUISSE PINTADEAU SCE RIESLING 2KG CRU créé: </text:p>
      <text:p text:style-name="P5">INSERT fta_nomenclature SET <text:s/>last_id_fta_nomenclature='0' , OLD_id_fta_composition='' , id_annexe_agrologic_article_codification='4' , id_access_recette_recette='0' , id_fta='1289' , ascendant_fta_nomenclature='' , site_production_fta_nomenclature='1' , poids_fta_nomenclature='2' , id_annexe_unite='kg' , quantite_piece_par_carton='' , poids_total_carton_vrac_fta_nomenclature='' , code_produit_agrologic_fta_nomenclature='0771' , etat_fta_nomenclature='1' , nom_fta_nomenclature='CUISSE PINTADEAU SCE RIESLING 2KG CRU' , suffixe_agrologic_fta_nomenclature='' </text:p>
      <text:p text:style-name="P1"><text:line-break/>500388 - SAUCE CUISSE PINTADEAU RIESLING MULTI créé: </text:p>
      <text:p text:style-name="P5"><text:soft-page-break/>INSERT fta_nomenclature SET <text:s/>last_id_fta_nomenclature='0' , OLD_id_fta_composition='' , id_annexe_agrologic_article_codification='3' , id_access_recette_recette='0' , id_fta='1289' , ascendant_fta_nomenclature='' , site_production_fta_nomenclature='1' , poids_fta_nomenclature='' , id_annexe_unite='L' , quantite_piece_par_carton='' , poids_total_carton_vrac_fta_nomenclature='' , code_produit_agrologic_fta_nomenclature='0388' , etat_fta_nomenclature='1' , nom_fta_nomenclature='SAUCE CUISSE PINTADEAU RIESLING MULTI' , suffixe_agrologic_fta_nomenclature='' </text:p>
      <text:p text:style-name="P1"><text:line-break/>700560 - PREP CSS PINT 150/200 ROTI 10% KG créé: </text:p>
      <text:p text:style-name="P5">INSERT fta_nomenclature SET <text:s/>last_id_fta_nomenclature='0' , OLD_id_fta_composition='' , id_annexe_agrologic_article_codification='1' , id_access_recette_recette='0' , id_fta='1289' , ascendant_fta_nomenclature='' , site_production_fta_nomenclature='1' , poids_fta_nomenclature='' , id_annexe_unite='kg' , quantite_piece_par_carton='' , poids_total_carton_vrac_fta_nomenclature='' , code_produit_agrologic_fta_nomenclature='0560' , etat_fta_nomenclature='1' , nom_fta_nomenclature='PREP CSS PINT 150/200 ROTI 10% KG' , suffixe_agrologic_fta_nomenclature='' </text:p>
      <text:p text:style-name="P1"><text:line-break/></text:p>
      <text:p text:style-name="P4">Traitement de l'Article: 10028</text:p>
      <text:p text:style-name="P1"><text:line-break/>210028 - CERF SCE POIVRE (TAG) 2KG CRU créé: </text:p>
      <text:p text:style-name="P5">INSERT fta_nomenclature SET <text:s/>last_id_fta_nomenclature='0' , OLD_id_fta_composition='' , id_annexe_agrologic_article_codification='4' , id_access_recette_recette='0' , id_fta='1294' , ascendant_fta_nomenclature='' , site_production_fta_nomenclature='1' , poids_fta_nomenclature='2' , id_annexe_unite='kg' , quantite_piece_par_carton='' , poids_total_carton_vrac_fta_nomenclature='' , code_produit_agrologic_fta_nomenclature='0028' , etat_fta_nomenclature='1' , nom_fta_nomenclature='CERF SCE POIVRE (TAG) 2KG CRU' , suffixe_agrologic_fta_nomenclature='' </text:p>
      <text:p text:style-name="P1"><text:line-break/>700622 - PREP CERF SAUTE 40/60 BLCH20% KG créé: </text:p>
      <text:p text:style-name="P5"><text:soft-page-break/>INSERT fta_nomenclature SET <text:s/>last_id_fta_nomenclature='0' , OLD_id_fta_composition='' , id_annexe_agrologic_article_codification='1' , id_access_recette_recette='0' , id_fta='1294' , ascendant_fta_nomenclature='' , site_production_fta_nomenclature='1' , poids_fta_nomenclature='' , id_annexe_unite='kg' , quantite_piece_par_carton='' , poids_total_carton_vrac_fta_nomenclature='' , code_produit_agrologic_fta_nomenclature='0622' , etat_fta_nomenclature='1' , nom_fta_nomenclature='PREP CERF SAUTE 40/60 BLCH20% KG' , suffixe_agrologic_fta_nomenclature='' </text:p>
      <text:p text:style-name="P1"><text:line-break/>500044 - SCE CERF POIVRE TAG L créé: </text:p>
      <text:p text:style-name="P5">INSERT fta_nomenclature SET <text:s/>last_id_fta_nomenclature='0' , OLD_id_fta_composition='' , id_annexe_agrologic_article_codification='3' , id_access_recette_recette='0' , id_fta='1294' , ascendant_fta_nomenclature='' , site_production_fta_nomenclature='1' , poids_fta_nomenclature='' , id_annexe_unite='L' , quantite_piece_par_carton='' , poids_total_carton_vrac_fta_nomenclature='' , code_produit_agrologic_fta_nomenclature='0044' , etat_fta_nomenclature='1' , nom_fta_nomenclature='SCE CERF POIVRE TAG L' , suffixe_agrologic_fta_nomenclature='' </text:p>
      <text:p text:style-name="P1"><text:line-break/></text:p>
      <text:p text:style-name="P4">Traitement de l'Article: 10216</text:p>
      <text:p text:style-name="P1"><text:line-break/></text:p>
      <text:p text:style-name="P4">Traitement de l'Article: 10215</text:p>
      <text:p text:style-name="P1"><text:line-break/>210215 - FRIC DINDE MARRONS (TAG) 2KG CRU créé: </text:p>
      <text:p text:style-name="P5">INSERT fta_nomenclature SET <text:s/>last_id_fta_nomenclature='0' , OLD_id_fta_composition='' , id_annexe_agrologic_article_codification='4' , id_access_recette_recette='0' , id_fta='1290' , ascendant_fta_nomenclature='' , site_production_fta_nomenclature='1' , poids_fta_nomenclature='2' , id_annexe_unite='kg' , quantite_piece_par_carton='' , poids_total_carton_vrac_fta_nomenclature='' , code_produit_agrologic_fta_nomenclature='0215' , etat_fta_nomenclature='1' , nom_fta_nomenclature='FRIC DINDE MARRONS (TAG) 2KG CRU' , suffixe_agrologic_fta_nomenclature='' </text:p>
      <text:p text:style-name="P1"><text:line-break/>700302 - PREP GARNITURE DINDE MARRONS (TAG) KG créé: </text:p>
      <text:p text:style-name="P5"><text:soft-page-break/>INSERT fta_nomenclature SET <text:s/>last_id_fta_nomenclature='0' , OLD_id_fta_composition='' , id_annexe_agrologic_article_codification='1' , id_access_recette_recette='0' , id_fta='1290' , ascendant_fta_nomenclature='' , site_production_fta_nomenclature='1' , poids_fta_nomenclature='' , id_annexe_unite='kg' , quantite_piece_par_carton='' , poids_total_carton_vrac_fta_nomenclature='' , code_produit_agrologic_fta_nomenclature='0302' , etat_fta_nomenclature='1' , nom_fta_nomenclature='PREP GARNITURE DINDE MARRONS (TAG) KG' , suffixe_agrologic_fta_nomenclature='' </text:p>
      <text:p text:style-name="P1"><text:line-break/>500666 - SCE FRICASSE DINDE MARRONS (TAG) L créé: </text:p>
      <text:p text:style-name="P5">INSERT fta_nomenclature SET <text:s/>last_id_fta_nomenclature='0' , OLD_id_fta_composition='' , id_annexe_agrologic_article_codification='3' , id_access_recette_recette='0' , id_fta='1290' , ascendant_fta_nomenclature='' , site_production_fta_nomenclature='1' , poids_fta_nomenclature='' , id_annexe_unite='L' , quantite_piece_par_carton='' , poids_total_carton_vrac_fta_nomenclature='' , code_produit_agrologic_fta_nomenclature='0666' , etat_fta_nomenclature='1' , nom_fta_nomenclature='SCE FRICASSE DINDE MARRONS (TAG) L' , suffixe_agrologic_fta_nomenclature='' </text:p>
      <text:p text:style-name="P1"><text:line-break/></text:p>
      <text:p text:style-name="P4">Traitement de l'Article: 10526</text:p>
      <text:p text:style-name="P1"><text:line-break/>210026 - CHEVREUIL GD VENEUR 1.9KG CRU créé: </text:p>
      <text:p text:style-name="P5">INSERT fta_nomenclature SET <text:s/>last_id_fta_nomenclature='0' , OLD_id_fta_composition='' , id_annexe_agrologic_article_codification='4' , id_access_recette_recette='0' , id_fta='1291' , ascendant_fta_nomenclature='' , site_production_fta_nomenclature='1' , poids_fta_nomenclature='0.0185' , id_annexe_unite='kg' , quantite_piece_par_carton='' , poids_total_carton_vrac_fta_nomenclature='' , code_produit_agrologic_fta_nomenclature='0026' , etat_fta_nomenclature='1' , nom_fta_nomenclature='CHEVREUIL GD VENEUR 1.9KG CRU' , suffixe_agrologic_fta_nomenclature='' </text:p>
      <text:p text:style-name="P1"><text:line-break/>700619 - PREP CHEVREUIL SAUTE 40/60 BLCH10% KG créé: </text:p>
      <text:p text:style-name="P5"><text:soft-page-break/>INSERT fta_nomenclature SET <text:s/>last_id_fta_nomenclature='0' , OLD_id_fta_composition='' , id_annexe_agrologic_article_codification='1' , id_access_recette_recette='0' , id_fta='1291' , ascendant_fta_nomenclature='' , site_production_fta_nomenclature='1' , poids_fta_nomenclature='' , id_annexe_unite='kg' , quantite_piece_par_carton='' , poids_total_carton_vrac_fta_nomenclature='' , code_produit_agrologic_fta_nomenclature='0619' , etat_fta_nomenclature='1' , nom_fta_nomenclature='PREP CHEVREUIL SAUTE 40/60 BLCH10% KG' , suffixe_agrologic_fta_nomenclature='' </text:p>
      <text:p text:style-name="P1"><text:line-break/>500049 - SAUCE GRAND VENEUR créé: </text:p>
      <text:p text:style-name="P5">INSERT fta_nomenclature SET <text:s/>last_id_fta_nomenclature='0' , OLD_id_fta_composition='' , id_annexe_agrologic_article_codification='3' , id_access_recette_recette='0' , id_fta='1291' , ascendant_fta_nomenclature='' , site_production_fta_nomenclature='1' , poids_fta_nomenclature='' , id_annexe_unite='L' , quantite_piece_par_carton='' , poids_total_carton_vrac_fta_nomenclature='' , code_produit_agrologic_fta_nomenclature='0049' , etat_fta_nomenclature='1' , nom_fta_nomenclature='SAUCE GRAND VENEUR' , suffixe_agrologic_fta_nomenclature='' </text:p>
      <text:p text:style-name="P1"><text:line-break/>210044 - Airelles 100 G cru créé: </text:p>
      <text:p text:style-name="P5">INSERT fta_nomenclature SET <text:s/>last_id_fta_nomenclature='0' , OLD_id_fta_composition='' , id_annexe_agrologic_article_codification='4' , id_access_recette_recette='0' , id_fta='1291' , ascendant_fta_nomenclature='' , site_production_fta_nomenclature='1' , poids_fta_nomenclature='0.1' , id_annexe_unite='kg' , quantite_piece_par_carton='' , poids_total_carton_vrac_fta_nomenclature='' , code_produit_agrologic_fta_nomenclature='0044' , etat_fta_nomenclature='1' , nom_fta_nomenclature='Airelles 100 G cru' , suffixe_agrologic_fta_nomenclature='' </text:p>
      <text:p text:style-name="P1"><text:line-break/></text:p>
      <text:p text:style-name="P4">Traitement de l'Article: 10619</text:p>
      <text:p text:style-name="P1"><text:line-break/>210619 - FILET DE CARRELET SCE CHAMP 2 KG CRU créé: </text:p>
      <text:p text:style-name="P5"><text:soft-page-break/>INSERT fta_nomenclature SET <text:s/>last_id_fta_nomenclature='0' , OLD_id_fta_composition='' , id_annexe_agrologic_article_codification='4' , id_access_recette_recette='0' , id_fta='1241' , ascendant_fta_nomenclature='' , site_production_fta_nomenclature='1' , poids_fta_nomenclature='2' , id_annexe_unite='kg' , quantite_piece_par_carton='' , poids_total_carton_vrac_fta_nomenclature='' , code_produit_agrologic_fta_nomenclature='0619' , etat_fta_nomenclature='1' , nom_fta_nomenclature='FILET DE CARRELET SCE CHAMP 2 KG CRU' , suffixe_agrologic_fta_nomenclature='' </text:p>
      <text:p text:style-name="P1"><text:line-break/>500010 - SCE CARRELET CHAMPAGNE créé: </text:p>
      <text:p text:style-name="P5">INSERT fta_nomenclature SET <text:s/>last_id_fta_nomenclature='0' , OLD_id_fta_composition='' , id_annexe_agrologic_article_codification='3' , id_access_recette_recette='0' , id_fta='1241' , ascendant_fta_nomenclature='' , site_production_fta_nomenclature='1' , poids_fta_nomenclature='' , id_annexe_unite='L' , quantite_piece_par_carton='' , poids_total_carton_vrac_fta_nomenclature='' , code_produit_agrologic_fta_nomenclature='0010' , etat_fta_nomenclature='1' , nom_fta_nomenclature='SCE CARRELET CHAMPAGNE' , suffixe_agrologic_fta_nomenclature='' </text:p>
      <text:p text:style-name="P1"><text:line-break/></text:p>
      <text:p text:style-name="P4">Traitement de l'Article: 10612</text:p>
      <text:p text:style-name="P1"><text:line-break/>210112 - NAGE ECREVISSE SAFRAN/BROCHET 2KG CRU créé: </text:p>
      <text:p text:style-name="P5">INSERT fta_nomenclature SET <text:s/>last_id_fta_nomenclature='0' , OLD_id_fta_composition='' , id_annexe_agrologic_article_codification='4' , id_access_recette_recette='0' , id_fta='1242' , ascendant_fta_nomenclature='' , site_production_fta_nomenclature='1' , poids_fta_nomenclature='2' , id_annexe_unite='kg' , quantite_piece_par_carton='' , poids_total_carton_vrac_fta_nomenclature='' , code_produit_agrologic_fta_nomenclature='0112' , etat_fta_nomenclature='1' , nom_fta_nomenclature='NAGE ECREVISSE SAFRAN/BROCHET 2KG CRU' , suffixe_agrologic_fta_nomenclature='' </text:p>
      <text:p text:style-name="P1"><text:line-break/>500132 - SAUCE SAFRANEE SYS U L créé: </text:p>
      <text:p text:style-name="P5"><text:soft-page-break/>INSERT fta_nomenclature SET <text:s/>last_id_fta_nomenclature='0' , OLD_id_fta_composition='' , id_annexe_agrologic_article_codification='3' , id_access_recette_recette='0' , id_fta='1242' , ascendant_fta_nomenclature='' , site_production_fta_nomenclature='1' , poids_fta_nomenclature='' , id_annexe_unite='L' , quantite_piece_par_carton='' , poids_total_carton_vrac_fta_nomenclature='' , code_produit_agrologic_fta_nomenclature='0132' , etat_fta_nomenclature='1' , nom_fta_nomenclature='SAUCE SAFRANEE SYS U L' , suffixe_agrologic_fta_nomenclature='' </text:p>
      <text:p text:style-name="P1"><text:line-break/>700566 - PREP ECREV DECO 150/200 DECONGELEES 10% créé: </text:p>
      <text:p text:style-name="P5">INSERT fta_nomenclature SET <text:s/>last_id_fta_nomenclature='0' , OLD_id_fta_composition='' , id_annexe_agrologic_article_codification='1' , id_access_recette_recette='0' , id_fta='1242' , ascendant_fta_nomenclature='' , site_production_fta_nomenclature='1' , poids_fta_nomenclature='' , id_annexe_unite='kg' , quantite_piece_par_carton='' , poids_total_carton_vrac_fta_nomenclature='' , code_produit_agrologic_fta_nomenclature='0566' , etat_fta_nomenclature='1' , nom_fta_nomenclature='PREP ECREV DECO 150/200 DECONGELEES 10%' , suffixe_agrologic_fta_nomenclature='' </text:p>
      <text:p text:style-name="P1"><text:line-break/></text:p>
      <text:p text:style-name="P4">Traitement de l'Article: 10022</text:p>
      <text:p text:style-name="P1"><text:line-break/>110022 - MED SOLE COULIS LANGOUSTINE 2KG CUIT créé: </text:p>
      <text:p text:style-name="P5">INSERT fta_nomenclature SET <text:s/>last_id_fta_nomenclature='0' , OLD_id_fta_composition='' , id_annexe_agrologic_article_codification='5' , id_access_recette_recette='0' , id_fta='1243' , ascendant_fta_nomenclature='' , site_production_fta_nomenclature='1' , poids_fta_nomenclature='2' , id_annexe_unite='kg' , quantite_piece_par_carton='' , poids_total_carton_vrac_fta_nomenclature='' , code_produit_agrologic_fta_nomenclature='0022' , etat_fta_nomenclature='1' , nom_fta_nomenclature='MED SOLE COULIS LANGOUSTINE 2KG CUIT' , suffixe_agrologic_fta_nomenclature='' </text:p>
      <text:p text:style-name="P1"><text:line-break/>210022 - MED SOLE COULIS LANGOUSTINE 2KG CRU créé: </text:p>
      <text:p text:style-name="P5"><text:soft-page-break/>INSERT fta_nomenclature SET <text:s/>last_id_fta_nomenclature='0' , OLD_id_fta_composition='' , id_annexe_agrologic_article_codification='4' , id_access_recette_recette='0' , id_fta='1243' , ascendant_fta_nomenclature='' , site_production_fta_nomenclature='1' , poids_fta_nomenclature='2' , id_annexe_unite='kg' , quantite_piece_par_carton='' , poids_total_carton_vrac_fta_nomenclature='' , code_produit_agrologic_fta_nomenclature='0022' , etat_fta_nomenclature='1' , nom_fta_nomenclature='MED SOLE COULIS LANGOUSTINE 2KG CRU' , suffixe_agrologic_fta_nomenclature='' </text:p>
      <text:p text:style-name="P1"><text:line-break/>500468 - SCE COULIS LANGOUSTINE L créé: </text:p>
      <text:p text:style-name="P5">INSERT fta_nomenclature SET <text:s/>last_id_fta_nomenclature='0' , OLD_id_fta_composition='' , id_annexe_agrologic_article_codification='3' , id_access_recette_recette='0' , id_fta='1243' , ascendant_fta_nomenclature='' , site_production_fta_nomenclature='1' , poids_fta_nomenclature='' , id_annexe_unite='L' , quantite_piece_par_carton='' , poids_total_carton_vrac_fta_nomenclature='' , code_produit_agrologic_fta_nomenclature='0468' , etat_fta_nomenclature='1' , nom_fta_nomenclature='SCE COULIS LANGOUSTINE L' , suffixe_agrologic_fta_nomenclature='' </text:p>
      <text:p text:style-name="P1"><text:line-break/></text:p>
      <text:p text:style-name="P4">Traitement de l'Article: 27008</text:p>
      <text:p text:style-name="P1"><text:line-break/></text:p>
      <text:p text:style-name="P4">Traitement de l'Article: 27004</text:p>
      <text:p text:style-name="P1"><text:line-break/>227004 - PORC AIGRE DOUX 300G LSTDA CRU créé: </text:p>
      <text:p text:style-name="P5">INSERT fta_nomenclature SET <text:s/>last_id_fta_nomenclature='0' , OLD_id_fta_composition='' , id_annexe_agrologic_article_codification='4' , id_access_recette_recette='0' , id_fta='1255' , ascendant_fta_nomenclature='' , site_production_fta_nomenclature='1' , poids_fta_nomenclature='0.3' , id_annexe_unite='kg' , quantite_piece_par_carton='' , poids_total_carton_vrac_fta_nomenclature='' , code_produit_agrologic_fta_nomenclature='7004' , etat_fta_nomenclature='1' , nom_fta_nomenclature='PORC AIGRE DOUX 300G LSTDA CRU' , suffixe_agrologic_fta_nomenclature='' </text:p>
      <text:p text:style-name="P1"><text:line-break/>500714 - SCE PORC AIGRE DOUX LSTDA L créé: </text:p>
      <text:p text:style-name="P5"><text:soft-page-break/>INSERT fta_nomenclature SET <text:s/>last_id_fta_nomenclature='0' , OLD_id_fta_composition='' , id_annexe_agrologic_article_codification='3' , id_access_recette_recette='0' , id_fta='1255' , ascendant_fta_nomenclature='' , site_production_fta_nomenclature='1' , poids_fta_nomenclature='' , id_annexe_unite='L' , quantite_piece_par_carton='' , poids_total_carton_vrac_fta_nomenclature='' , code_produit_agrologic_fta_nomenclature='0714' , etat_fta_nomenclature='1' , nom_fta_nomenclature='SCE PORC AIGRE DOUX LSTDA L' , suffixe_agrologic_fta_nomenclature='' </text:p>
      <text:p text:style-name="P1"><text:line-break/>700396 - PREP GARN PORC AIGRE DOUX LSTDA KG créé: </text:p>
      <text:p text:style-name="P5">INSERT fta_nomenclature SET <text:s/>last_id_fta_nomenclature='0' , OLD_id_fta_composition='' , id_annexe_agrologic_article_codification='1' , id_access_recette_recette='0' , id_fta='1255' , ascendant_fta_nomenclature='' , site_production_fta_nomenclature='1' , poids_fta_nomenclature='' , id_annexe_unite='kg' , quantite_piece_par_carton='' , poids_total_carton_vrac_fta_nomenclature='' , code_produit_agrologic_fta_nomenclature='0396' , etat_fta_nomenclature='1' , nom_fta_nomenclature='PREP GARN PORC AIGRE DOUX LSTDA KG' , suffixe_agrologic_fta_nomenclature='' </text:p>
      <text:p text:style-name="P1"><text:line-break/>700395 - PREP NOUILLE PORC AIGRE DOUX LSTDA KG créé: </text:p>
      <text:p text:style-name="P5">INSERT fta_nomenclature SET <text:s/>last_id_fta_nomenclature='0' , OLD_id_fta_composition='' , id_annexe_agrologic_article_codification='1' , id_access_recette_recette='0' , id_fta='1255' , ascendant_fta_nomenclature='' , site_production_fta_nomenclature='1' , poids_fta_nomenclature='' , id_annexe_unite='kg' , quantite_piece_par_carton='' , poids_total_carton_vrac_fta_nomenclature='' , code_produit_agrologic_fta_nomenclature='0395' , etat_fta_nomenclature='1' , nom_fta_nomenclature='PREP NOUILLE PORC AIGRE DOUX LSTDA KG' , suffixe_agrologic_fta_nomenclature='' </text:p>
      <text:p text:style-name="P1"><text:line-break/>700397 - PREP PORC AIGRE DOUX LSTDA KG créé: </text:p>
      <text:p text:style-name="P5">INSERT fta_nomenclature SET <text:s/>last_id_fta_nomenclature='0' , OLD_id_fta_composition='' , id_annexe_agrologic_article_codification='1' , id_access_recette_recette='0' , id_fta='1255' , ascendant_fta_nomenclature='' , site_production_fta_nomenclature='1' , poids_fta_nomenclature='' , id_annexe_unite='kg' , quantite_piece_par_carton='' , poids_total_carton_vrac_fta_nomenclature='' , code_produit_agrologic_fta_nomenclature='0397' , etat_fta_nomenclature='1' , nom_fta_nomenclature='PREP PORC AIGRE DOUX LSTDA KG' , suffixe_agrologic_fta_nomenclature='' </text:p>
      <text:p text:style-name="P1"><text:line-break/></text:p>
      <text:p text:style-name="P4"><text:soft-page-break/>Traitement de l'Article: 27051</text:p>
      <text:p text:style-name="P1"><text:line-break/>227051 - SPE POULET 300G LSTDA CRU créé: </text:p>
      <text:p text:style-name="P5">INSERT fta_nomenclature SET <text:s/>last_id_fta_nomenclature='0' , OLD_id_fta_composition='' , id_annexe_agrologic_article_codification='4' , id_access_recette_recette='0' , id_fta='1256' , ascendant_fta_nomenclature='' , site_production_fta_nomenclature='1' , poids_fta_nomenclature='0.3' , id_annexe_unite='kg' , quantite_piece_par_carton='' , poids_total_carton_vrac_fta_nomenclature='' , code_produit_agrologic_fta_nomenclature='7051' , etat_fta_nomenclature='1' , nom_fta_nomenclature='SPE POULET 300G LSTDA CRU' , suffixe_agrologic_fta_nomenclature='' </text:p>
      <text:p text:style-name="P1"><text:line-break/>500566 - SCE SOUPE POULET LSTDA L créé: </text:p>
      <text:p text:style-name="P5">INSERT fta_nomenclature SET <text:s/>last_id_fta_nomenclature='0' , OLD_id_fta_composition='' , id_annexe_agrologic_article_codification='3' , id_access_recette_recette='0' , id_fta='1256' , ascendant_fta_nomenclature='' , site_production_fta_nomenclature='1' , poids_fta_nomenclature='' , id_annexe_unite='L' , quantite_piece_par_carton='' , poids_total_carton_vrac_fta_nomenclature='' , code_produit_agrologic_fta_nomenclature='0566' , etat_fta_nomenclature='1' , nom_fta_nomenclature='SCE SOUPE POULET LSTDA L' , suffixe_agrologic_fta_nomenclature='' </text:p>
      <text:p text:style-name="P1"><text:line-break/>700387 - PREP GARN SPE POULET TDA KG créé: </text:p>
      <text:p text:style-name="P5">INSERT fta_nomenclature SET <text:s/>last_id_fta_nomenclature='0' , OLD_id_fta_composition='' , id_annexe_agrologic_article_codification='1' , id_access_recette_recette='0' , id_fta='1256' , ascendant_fta_nomenclature='' , site_production_fta_nomenclature='1' , poids_fta_nomenclature='' , id_annexe_unite='kg' , quantite_piece_par_carton='' , poids_total_carton_vrac_fta_nomenclature='' , code_produit_agrologic_fta_nomenclature='0387' , etat_fta_nomenclature='1' , nom_fta_nomenclature='PREP GARN SPE POULET TDA KG' , suffixe_agrologic_fta_nomenclature='' </text:p>
      <text:p text:style-name="P1"><text:line-break/></text:p>
      <text:p text:style-name="P4">Traitement de l'Article: 27050</text:p>
      <text:p text:style-name="P1"><text:line-break/>227050 - SPE CREVETTES 300G LSTDA CRU créé: </text:p>
      <text:p text:style-name="P5"><text:soft-page-break/>INSERT fta_nomenclature SET <text:s/>last_id_fta_nomenclature='0' , OLD_id_fta_composition='' , id_annexe_agrologic_article_codification='4' , id_access_recette_recette='0' , id_fta='1257' , ascendant_fta_nomenclature='' , site_production_fta_nomenclature='1' , poids_fta_nomenclature='0.3' , id_annexe_unite='kg' , quantite_piece_par_carton='' , poids_total_carton_vrac_fta_nomenclature='' , code_produit_agrologic_fta_nomenclature='7050' , etat_fta_nomenclature='1' , nom_fta_nomenclature='SPE CREVETTES 300G LSTDA CRU' , suffixe_agrologic_fta_nomenclature='' </text:p>
      <text:p text:style-name="P1"><text:line-break/>500565 - SCE SOUPE CREVETTE LSTDA L créé: </text:p>
      <text:p text:style-name="P5">INSERT fta_nomenclature SET <text:s/>last_id_fta_nomenclature='0' , OLD_id_fta_composition='' , id_annexe_agrologic_article_codification='3' , id_access_recette_recette='0' , id_fta='1257' , ascendant_fta_nomenclature='' , site_production_fta_nomenclature='1' , poids_fta_nomenclature='' , id_annexe_unite='L' , quantite_piece_par_carton='' , poids_total_carton_vrac_fta_nomenclature='' , code_produit_agrologic_fta_nomenclature='0565' , etat_fta_nomenclature='1' , nom_fta_nomenclature='SCE SOUPE CREVETTE LSTDA L' , suffixe_agrologic_fta_nomenclature='' </text:p>
      <text:p text:style-name="P1"><text:line-break/>700388 - PREP GARN SPE CREVETTE TDA KG créé: </text:p>
      <text:p text:style-name="P5">INSERT fta_nomenclature SET <text:s/>last_id_fta_nomenclature='0' , OLD_id_fta_composition='' , id_annexe_agrologic_article_codification='1' , id_access_recette_recette='0' , id_fta='1257' , ascendant_fta_nomenclature='' , site_production_fta_nomenclature='1' , poids_fta_nomenclature='' , id_annexe_unite='kg' , quantite_piece_par_carton='' , poids_total_carton_vrac_fta_nomenclature='' , code_produit_agrologic_fta_nomenclature='0388' , etat_fta_nomenclature='1' , nom_fta_nomenclature='PREP GARN SPE CREVETTE TDA KG' , suffixe_agrologic_fta_nomenclature='' </text:p>
      <text:p text:style-name="P1"><text:line-break/></text:p>
      <text:p text:style-name="P4">Traitement de l'Article: 10350</text:p>
      <text:p text:style-name="P1"><text:line-break/></text:p>
      <text:p text:style-name="P4">Traitement de l'Article: 10351</text:p>
      <text:p text:style-name="P1"><text:line-break/></text:p>
      <text:p text:style-name="P4">Traitement de l'Article: 10353</text:p>
      <text:p text:style-name="P1"><text:line-break/></text:p>
      <text:p text:style-name="P4"><text:soft-page-break/>Traitement de l'Article: 10355</text:p>
      <text:p text:style-name="P1"><text:line-break/></text:p>
      <text:p text:style-name="P4">Traitement de l'Article: 10356</text:p>
      <text:p text:style-name="P1"><text:line-break/></text:p>
      <text:p text:style-name="P4">Traitement de l'Article: 10357</text:p>
      <text:p text:style-name="P1"><text:line-break/></text:p>
      <text:p text:style-name="P4">Traitement de l'Article: 10358</text:p>
      <text:p text:style-name="P1"><text:line-break/></text:p>
      <text:p text:style-name="P4">Traitement de l'Article: 10359</text:p>
      <text:p text:style-name="P1"><text:line-break/></text:p>
      <text:p text:style-name="P4">Traitement de l'Article: 10360</text:p>
      <text:p text:style-name="P1"><text:line-break/></text:p>
      <text:p text:style-name="P4">Traitement de l'Article: 27150</text:p>
      <text:p text:style-name="P1"><text:line-break/></text:p>
      <text:p text:style-name="P4">Traitement de l'Article: 90021</text:p>
      <text:p text:style-name="P1"><text:line-break/></text:p>
      <text:p text:style-name="P4">Traitement de l'Article: 10181</text:p>
      <text:p text:style-name="P1"><text:line-break/>210181 - RIZ CANTONAIS 1.5KG CARR RC CRU créé: </text:p>
      <text:p text:style-name="P5">INSERT fta_nomenclature SET <text:s/>last_id_fta_nomenclature='0' , OLD_id_fta_composition='' , id_annexe_agrologic_article_codification='4' , id_access_recette_recette='0' , id_fta='1305' , ascendant_fta_nomenclature='' , site_production_fta_nomenclature='1' , poids_fta_nomenclature='0.0333' , id_annexe_unite='kg' , quantite_piece_par_carton='' , poids_total_carton_vrac_fta_nomenclature='' , code_produit_agrologic_fta_nomenclature='0181' , etat_fta_nomenclature='1' , nom_fta_nomenclature='RIZ CANTONAIS 1.5KG CARR RC CRU' , suffixe_agrologic_fta_nomenclature='' </text:p>
      <text:p text:style-name="P1"><text:line-break/>700193 - PREPA RIZ CANTONAIS CARR RC KG créé: </text:p>
      <text:p text:style-name="P5"><text:soft-page-break/>INSERT fta_nomenclature SET <text:s/>last_id_fta_nomenclature='0' , OLD_id_fta_composition='' , id_annexe_agrologic_article_codification='1' , id_access_recette_recette='0' , id_fta='1305' , ascendant_fta_nomenclature='' , site_production_fta_nomenclature='1' , poids_fta_nomenclature='' , id_annexe_unite='kg' , quantite_piece_par_carton='' , poids_total_carton_vrac_fta_nomenclature='' , code_produit_agrologic_fta_nomenclature='0193' , etat_fta_nomenclature='1' , nom_fta_nomenclature='PREPA RIZ CANTONAIS CARR RC KG' , suffixe_agrologic_fta_nomenclature='' </text:p>
      <text:p text:style-name="P1"><text:line-break/></text:p>
      <text:p text:style-name="P4">Traitement de l'Article: 10198</text:p>
      <text:p text:style-name="P1"><text:line-break/>210198 - MOULES MARINIERES (TAG) 2KG CRU créé: </text:p>
      <text:p text:style-name="P5">INSERT fta_nomenclature SET <text:s/>last_id_fta_nomenclature='0' , OLD_id_fta_composition='' , id_annexe_agrologic_article_codification='4' , id_access_recette_recette='0' , id_fta='1308' , ascendant_fta_nomenclature='' , site_production_fta_nomenclature='1' , poids_fta_nomenclature='2' , id_annexe_unite='kg' , quantite_piece_par_carton='' , poids_total_carton_vrac_fta_nomenclature='' , code_produit_agrologic_fta_nomenclature='0198' , etat_fta_nomenclature='1' , nom_fta_nomenclature='MOULES MARINIERES (TAG) 2KG CRU' , suffixe_agrologic_fta_nomenclature='' </text:p>
      <text:p text:style-name="P1"><text:line-break/>500653 - SCE MOULES MARINIERES TAG L créé: </text:p>
      <text:p text:style-name="P5">INSERT fta_nomenclature SET <text:s/>last_id_fta_nomenclature='0' , OLD_id_fta_composition='' , id_annexe_agrologic_article_codification='3' , id_access_recette_recette='0' , id_fta='1308' , ascendant_fta_nomenclature='' , site_production_fta_nomenclature='1' , poids_fta_nomenclature='' , id_annexe_unite='L' , quantite_piece_par_carton='' , poids_total_carton_vrac_fta_nomenclature='' , code_produit_agrologic_fta_nomenclature='0653' , etat_fta_nomenclature='1' , nom_fta_nomenclature='SCE MOULES MARINIERES TAG L' , suffixe_agrologic_fta_nomenclature='' </text:p>
      <text:p text:style-name="P1"><text:line-break/></text:p>
      <text:p text:style-name="P4">Traitement de l'Article: 10517</text:p>
      <text:p text:style-name="P1"><text:line-break/>210017 - Calamars am‚ricaine sachet 2 kg cru créé: </text:p>
      <text:p text:style-name="P5"><text:soft-page-break/>INSERT fta_nomenclature SET <text:s/>last_id_fta_nomenclature='0' , OLD_id_fta_composition='' , id_annexe_agrologic_article_codification='4' , id_access_recette_recette='0' , id_fta='1309' , ascendant_fta_nomenclature='' , site_production_fta_nomenclature='1' , poids_fta_nomenclature='2' , id_annexe_unite='kg' , quantite_piece_par_carton='' , poids_total_carton_vrac_fta_nomenclature='' , code_produit_agrologic_fta_nomenclature='0017' , etat_fta_nomenclature='1' , nom_fta_nomenclature='Calamars am‚ricaine sachet 2 kg cru' , suffixe_agrologic_fta_nomenclature='' </text:p>
      <text:p text:style-name="P1"><text:line-break/>700415 - PREP ANNEAUX LOLIGO 40/60 BLCH 20% KG créé: </text:p>
      <text:p text:style-name="P5">INSERT fta_nomenclature SET <text:s/>last_id_fta_nomenclature='0' , OLD_id_fta_composition='' , id_annexe_agrologic_article_codification='1' , id_access_recette_recette='0' , id_fta='1309' , ascendant_fta_nomenclature='' , site_production_fta_nomenclature='1' , poids_fta_nomenclature='' , id_annexe_unite='kg' , quantite_piece_par_carton='' , poids_total_carton_vrac_fta_nomenclature='' , code_produit_agrologic_fta_nomenclature='0415' , etat_fta_nomenclature='1' , nom_fta_nomenclature='PREP ANNEAUX LOLIGO 40/60 BLCH 20% KG' , suffixe_agrologic_fta_nomenclature='' </text:p>
      <text:p text:style-name="P1"><text:line-break/>500127 - SCE CALAMAR AMERICAINE TAG L créé: </text:p>
      <text:p text:style-name="P5">INSERT fta_nomenclature SET <text:s/>last_id_fta_nomenclature='0' , OLD_id_fta_composition='' , id_annexe_agrologic_article_codification='3' , id_access_recette_recette='0' , id_fta='1309' , ascendant_fta_nomenclature='' , site_production_fta_nomenclature='1' , poids_fta_nomenclature='' , id_annexe_unite='L' , quantite_piece_par_carton='' , poids_total_carton_vrac_fta_nomenclature='' , code_produit_agrologic_fta_nomenclature='0127' , etat_fta_nomenclature='1' , nom_fta_nomenclature='SCE CALAMAR AMERICAINE TAG L' , suffixe_agrologic_fta_nomenclature='' </text:p>
      <text:p text:style-name="P1"><text:line-break/></text:p>
      <text:p text:style-name="P4">Traitement de l'Article: 10519</text:p>
      <text:p text:style-name="P1"><text:line-break/>210019 - Saumon Ciboulette sachet 2 kg cru créé: </text:p>
      <text:p text:style-name="P5"><text:soft-page-break/>INSERT fta_nomenclature SET <text:s/>last_id_fta_nomenclature='0' , OLD_id_fta_composition='' , id_annexe_agrologic_article_codification='4' , id_access_recette_recette='0' , id_fta='1310' , ascendant_fta_nomenclature='' , site_production_fta_nomenclature='1' , poids_fta_nomenclature='2' , id_annexe_unite='kg' , quantite_piece_par_carton='' , poids_total_carton_vrac_fta_nomenclature='' , code_produit_agrologic_fta_nomenclature='0019' , etat_fta_nomenclature='1' , nom_fta_nomenclature='Saumon Ciboulette sachet 2 kg cru' , suffixe_agrologic_fta_nomenclature='' </text:p>
      <text:p text:style-name="P1"><text:line-break/>500012 - SAUCE SAUMON CIBOULETTE créé: </text:p>
      <text:p text:style-name="P5">INSERT fta_nomenclature SET <text:s/>last_id_fta_nomenclature='0' , OLD_id_fta_composition='' , id_annexe_agrologic_article_codification='3' , id_access_recette_recette='0' , id_fta='1310' , ascendant_fta_nomenclature='' , site_production_fta_nomenclature='1' , poids_fta_nomenclature='' , id_annexe_unite='L' , quantite_piece_par_carton='' , poids_total_carton_vrac_fta_nomenclature='' , code_produit_agrologic_fta_nomenclature='0012' , etat_fta_nomenclature='1' , nom_fta_nomenclature='SAUCE SAUMON CIBOULETTE' , suffixe_agrologic_fta_nomenclature='' </text:p>
      <text:p text:style-name="P1"><text:line-break/></text:p>
      <text:p text:style-name="P4">Traitement de l'Article: 10511</text:p>
      <text:p text:style-name="P1"><text:line-break/>210011 - POULET COQ AU VIN 2KG CRU créé: </text:p>
      <text:p text:style-name="P5">INSERT fta_nomenclature SET <text:s/>last_id_fta_nomenclature='0' , OLD_id_fta_composition='' , id_annexe_agrologic_article_codification='4' , id_access_recette_recette='0' , id_fta='1311' , ascendant_fta_nomenclature='' , site_production_fta_nomenclature='1' , poids_fta_nomenclature='2' , id_annexe_unite='kg' , quantite_piece_par_carton='' , poids_total_carton_vrac_fta_nomenclature='' , code_produit_agrologic_fta_nomenclature='0011' , etat_fta_nomenclature='1' , nom_fta_nomenclature='POULET COQ AU VIN 2KG CRU' , suffixe_agrologic_fta_nomenclature='' </text:p>
      <text:p text:style-name="P1"><text:line-break/>700385 - PREP GARN COQ VIN TR ANNUEL KG créé: </text:p>
      <text:p text:style-name="P5"><text:soft-page-break/>INSERT fta_nomenclature SET <text:s/>last_id_fta_nomenclature='0' , OLD_id_fta_composition='' , id_annexe_agrologic_article_codification='1' , id_access_recette_recette='0' , id_fta='1311' , ascendant_fta_nomenclature='' , site_production_fta_nomenclature='1' , poids_fta_nomenclature='' , id_annexe_unite='kg' , quantite_piece_par_carton='' , poids_total_carton_vrac_fta_nomenclature='' , code_produit_agrologic_fta_nomenclature='0385' , etat_fta_nomenclature='1' , nom_fta_nomenclature='PREP GARN COQ VIN TR ANNUEL KG' , suffixe_agrologic_fta_nomenclature='' </text:p>
      <text:p text:style-name="P1"><text:line-break/>700416 - PREP DEC CSSE POULE 110/130 BLCH10% créé: </text:p>
      <text:p text:style-name="P5">INSERT fta_nomenclature SET <text:s/>last_id_fta_nomenclature='0' , OLD_id_fta_composition='' , id_annexe_agrologic_article_codification='1' , id_access_recette_recette='0' , id_fta='1311' , ascendant_fta_nomenclature='' , site_production_fta_nomenclature='1' , poids_fta_nomenclature='' , id_annexe_unite='kg' , quantite_piece_par_carton='' , poids_total_carton_vrac_fta_nomenclature='' , code_produit_agrologic_fta_nomenclature='0416' , etat_fta_nomenclature='1' , nom_fta_nomenclature='PREP DEC CSSE POULE 110/130 BLCH10%' , suffixe_agrologic_fta_nomenclature='' </text:p>
      <text:p text:style-name="P1"><text:line-break/>500026 - SCE PLT COQ VIN TAG L créé: </text:p>
      <text:p text:style-name="P5">INSERT fta_nomenclature SET <text:s/>last_id_fta_nomenclature='0' , OLD_id_fta_composition='' , id_annexe_agrologic_article_codification='3' , id_access_recette_recette='0' , id_fta='1311' , ascendant_fta_nomenclature='' , site_production_fta_nomenclature='1' , poids_fta_nomenclature='' , id_annexe_unite='L' , quantite_piece_par_carton='' , poids_total_carton_vrac_fta_nomenclature='' , code_produit_agrologic_fta_nomenclature='0026' , etat_fta_nomenclature='1' , nom_fta_nomenclature='SCE PLT COQ VIN TAG L' , suffixe_agrologic_fta_nomenclature='' </text:p>
      <text:p text:style-name="P1"><text:line-break/></text:p>
      <text:p text:style-name="P4">Traitement de l'Article: 10513</text:p>
      <text:p text:style-name="P1"><text:line-break/>210013 - Poulet Basquaise sachet 2 kg cru créé: </text:p>
      <text:p text:style-name="P5"><text:soft-page-break/>INSERT fta_nomenclature SET <text:s/>last_id_fta_nomenclature='0' , OLD_id_fta_composition='' , id_annexe_agrologic_article_codification='4' , id_access_recette_recette='0' , id_fta='1312' , ascendant_fta_nomenclature='' , site_production_fta_nomenclature='1' , poids_fta_nomenclature='2' , id_annexe_unite='kg' , quantite_piece_par_carton='' , poids_total_carton_vrac_fta_nomenclature='' , code_produit_agrologic_fta_nomenclature='0013' , etat_fta_nomenclature='1' , nom_fta_nomenclature='Poulet Basquaise sachet 2 kg cru' , suffixe_agrologic_fta_nomenclature='' </text:p>
      <text:p text:style-name="P1"><text:line-break/>500024 - SAUCE BASQUAISE MULTI créé: </text:p>
      <text:p text:style-name="P5">INSERT fta_nomenclature SET <text:s/>last_id_fta_nomenclature='0' , OLD_id_fta_composition='' , id_annexe_agrologic_article_codification='3' , id_access_recette_recette='0' , id_fta='1312' , ascendant_fta_nomenclature='' , site_production_fta_nomenclature='1' , poids_fta_nomenclature='' , id_annexe_unite='L' , quantite_piece_par_carton='' , poids_total_carton_vrac_fta_nomenclature='' , code_produit_agrologic_fta_nomenclature='0024' , etat_fta_nomenclature='1' , nom_fta_nomenclature='SAUCE BASQUAISE MULTI' , suffixe_agrologic_fta_nomenclature='' </text:p>
      <text:p text:style-name="P1"><text:line-break/></text:p>
      <text:p text:style-name="P4">Traitement de l'Article: 10185</text:p>
      <text:p text:style-name="P1"><text:line-break/>210185 - FRICASSEE VOLAILLE MIJOTE 2KG CRU créé: </text:p>
      <text:p text:style-name="P5">INSERT fta_nomenclature SET <text:s/>last_id_fta_nomenclature='0' , OLD_id_fta_composition='' , id_annexe_agrologic_article_codification='4' , id_access_recette_recette='0' , id_fta='1313' , ascendant_fta_nomenclature='' , site_production_fta_nomenclature='1' , poids_fta_nomenclature='2' , id_annexe_unite='kg' , quantite_piece_par_carton='' , poids_total_carton_vrac_fta_nomenclature='' , code_produit_agrologic_fta_nomenclature='0185' , etat_fta_nomenclature='1' , nom_fta_nomenclature='FRICASSEE VOLAILLE MIJOTE 2KG CRU' , suffixe_agrologic_fta_nomenclature='' </text:p>
      <text:p text:style-name="P1"><text:line-break/>700309 - PREP HDC POULET 120/140 MARQUE 15% créé: </text:p>
      <text:p text:style-name="P5"><text:soft-page-break/>INSERT fta_nomenclature SET <text:s/>last_id_fta_nomenclature='0' , OLD_id_fta_composition='' , id_annexe_agrologic_article_codification='1' , id_access_recette_recette='0' , id_fta='1313' , ascendant_fta_nomenclature='' , site_production_fta_nomenclature='1' , poids_fta_nomenclature='' , id_annexe_unite='kg' , quantite_piece_par_carton='' , poids_total_carton_vrac_fta_nomenclature='' , code_produit_agrologic_fta_nomenclature='0309' , etat_fta_nomenclature='1' , nom_fta_nomenclature='PREP HDC POULET 120/140 MARQUE 15%' , suffixe_agrologic_fta_nomenclature='' </text:p>
      <text:p text:style-name="P1"><text:line-break/>500546 - SAUCE FRICASSEE VOLAILLE MIJOTE L créé: </text:p>
      <text:p text:style-name="P5">INSERT fta_nomenclature SET <text:s/>last_id_fta_nomenclature='0' , OLD_id_fta_composition='' , id_annexe_agrologic_article_codification='3' , id_access_recette_recette='0' , id_fta='1313' , ascendant_fta_nomenclature='' , site_production_fta_nomenclature='1' , poids_fta_nomenclature='' , id_annexe_unite='L' , quantite_piece_par_carton='' , poids_total_carton_vrac_fta_nomenclature='' , code_produit_agrologic_fta_nomenclature='0546' , etat_fta_nomenclature='1' , nom_fta_nomenclature='SAUCE FRICASSEE VOLAILLE MIJOTE L' , suffixe_agrologic_fta_nomenclature='' </text:p>
      <text:p text:style-name="P1"><text:line-break/>700339 - PREP GARN FRIC VOLAILLE CPE MELANGEE créé: </text:p>
      <text:p text:style-name="P5">INSERT fta_nomenclature SET <text:s/>last_id_fta_nomenclature='0' , OLD_id_fta_composition='' , id_annexe_agrologic_article_codification='1' , id_access_recette_recette='0' , id_fta='1313' , ascendant_fta_nomenclature='' , site_production_fta_nomenclature='1' , poids_fta_nomenclature='' , id_annexe_unite='kg' , quantite_piece_par_carton='' , poids_total_carton_vrac_fta_nomenclature='' , code_produit_agrologic_fta_nomenclature='0339' , etat_fta_nomenclature='1' , nom_fta_nomenclature='PREP GARN FRIC VOLAILLE CPE MELANGEE' , suffixe_agrologic_fta_nomenclature='' </text:p>
      <text:p text:style-name="P1"><text:line-break/></text:p>
      <text:p text:style-name="P4">Traitement de l'Article: 10510</text:p>
      <text:p text:style-name="P1"><text:line-break/>210010 - Paupiettes de veau sachet 2 kg cru créé: </text:p>
      <text:p text:style-name="P5"><text:soft-page-break/>INSERT fta_nomenclature SET <text:s/>last_id_fta_nomenclature='0' , OLD_id_fta_composition='' , id_annexe_agrologic_article_codification='4' , id_access_recette_recette='0' , id_fta='1314' , ascendant_fta_nomenclature='' , site_production_fta_nomenclature='1' , poids_fta_nomenclature='2' , id_annexe_unite='kg' , quantite_piece_par_carton='' , poids_total_carton_vrac_fta_nomenclature='' , code_produit_agrologic_fta_nomenclature='0010' , etat_fta_nomenclature='1' , nom_fta_nomenclature='Paupiettes de veau sachet 2 kg cru' , suffixe_agrologic_fta_nomenclature='' </text:p>
      <text:p text:style-name="P1"><text:line-break/>500056 - SAUCE PAUPIETTE DE VEAU créé: </text:p>
      <text:p text:style-name="P5">INSERT fta_nomenclature SET <text:s/>last_id_fta_nomenclature='0' , OLD_id_fta_composition='' , id_annexe_agrologic_article_codification='3' , id_access_recette_recette='0' , id_fta='1314' , ascendant_fta_nomenclature='' , site_production_fta_nomenclature='1' , poids_fta_nomenclature='' , id_annexe_unite='L' , quantite_piece_par_carton='' , poids_total_carton_vrac_fta_nomenclature='' , code_produit_agrologic_fta_nomenclature='0056' , etat_fta_nomenclature='1' , nom_fta_nomenclature='SAUCE PAUPIETTE DE VEAU' , suffixe_agrologic_fta_nomenclature='' </text:p>
      <text:p text:style-name="P1"><text:line-break/></text:p>
      <text:p text:style-name="P4">Traitement de l'Article: 10512</text:p>
      <text:p text:style-name="P1"><text:line-break/>210012 - LANGUE BOEUF SCE PIQUANTE (TAG) 2KG CRU créé: </text:p>
      <text:p text:style-name="P5">INSERT fta_nomenclature SET <text:s/>last_id_fta_nomenclature='0' , OLD_id_fta_composition='' , id_annexe_agrologic_article_codification='4' , id_access_recette_recette='0' , id_fta='1316' , ascendant_fta_nomenclature='' , site_production_fta_nomenclature='1' , poids_fta_nomenclature='2' , id_annexe_unite='kg' , quantite_piece_par_carton='' , poids_total_carton_vrac_fta_nomenclature='' , code_produit_agrologic_fta_nomenclature='0012' , etat_fta_nomenclature='1' , nom_fta_nomenclature='LANGUE BOEUF SCE PIQUANTE (TAG) 2KG CRU' , suffixe_agrologic_fta_nomenclature='' </text:p>
      <text:p text:style-name="P1"><text:line-break/>500153 - SCE PIQUANTE LANGUE BOEUF (TAG) L créé: </text:p>
      <text:p text:style-name="P5"><text:soft-page-break/>INSERT fta_nomenclature SET <text:s/>last_id_fta_nomenclature='0' , OLD_id_fta_composition='' , id_annexe_agrologic_article_codification='3' , id_access_recette_recette='0' , id_fta='1316' , ascendant_fta_nomenclature='' , site_production_fta_nomenclature='1' , poids_fta_nomenclature='' , id_annexe_unite='L' , quantite_piece_par_carton='' , poids_total_carton_vrac_fta_nomenclature='' , code_produit_agrologic_fta_nomenclature='0153' , etat_fta_nomenclature='1' , nom_fta_nomenclature='SCE PIQUANTE LANGUE BOEUF (TAG) L' , suffixe_agrologic_fta_nomenclature='' </text:p>
      <text:p text:style-name="P1"><text:line-break/>700473 - PREP LANGUE BOEUF MULTI TRANCHE 5% créé: </text:p>
      <text:p text:style-name="P5">INSERT fta_nomenclature SET <text:s/>last_id_fta_nomenclature='0' , OLD_id_fta_composition='' , id_annexe_agrologic_article_codification='1' , id_access_recette_recette='0' , id_fta='1316' , ascendant_fta_nomenclature='' , site_production_fta_nomenclature='1' , poids_fta_nomenclature='' , id_annexe_unite='kg' , quantite_piece_par_carton='' , poids_total_carton_vrac_fta_nomenclature='' , code_produit_agrologic_fta_nomenclature='0473' , etat_fta_nomenclature='1' , nom_fta_nomenclature='PREP LANGUE BOEUF MULTI TRANCHE 5%' , suffixe_agrologic_fta_nomenclature='' </text:p>
      <text:p text:style-name="P1"><text:line-break/></text:p>
      <text:p text:style-name="P4">Traitement de l'Article: 10580</text:p>
      <text:p text:style-name="P1"><text:line-break/>210205 - SEMOULE COLOR TR 1KG CRU créé: </text:p>
      <text:p text:style-name="P5">INSERT fta_nomenclature SET <text:s/>last_id_fta_nomenclature='0' , OLD_id_fta_composition='' , id_annexe_agrologic_article_codification='4' , id_access_recette_recette='0' , id_fta='1317' , ascendant_fta_nomenclature='' , site_production_fta_nomenclature='1' , poids_fta_nomenclature='1' , id_annexe_unite='kg' , quantite_piece_par_carton='' , poids_total_carton_vrac_fta_nomenclature='' , code_produit_agrologic_fta_nomenclature='0205' , etat_fta_nomenclature='1' , nom_fta_nomenclature='SEMOULE COLOR TR 1KG CRU' , suffixe_agrologic_fta_nomenclature='' </text:p>
      <text:p text:style-name="P1"><text:line-break/>700268 - PREP SEMOULE COLOR TR KG créé: </text:p>
      <text:p text:style-name="P5"><text:soft-page-break/>INSERT fta_nomenclature SET <text:s/>last_id_fta_nomenclature='0' , OLD_id_fta_composition='' , id_annexe_agrologic_article_codification='1' , id_access_recette_recette='0' , id_fta='1317' , ascendant_fta_nomenclature='' , site_production_fta_nomenclature='1' , poids_fta_nomenclature='' , id_annexe_unite='kg' , quantite_piece_par_carton='' , poids_total_carton_vrac_fta_nomenclature='' , code_produit_agrologic_fta_nomenclature='0268' , etat_fta_nomenclature='1' , nom_fta_nomenclature='PREP SEMOULE COLOR TR KG' , suffixe_agrologic_fta_nomenclature='' </text:p>
      <text:p text:style-name="P1"><text:line-break/>210002 - COUCOUS MERGUEZ TAG 2KG CRU créé: </text:p>
      <text:p text:style-name="P5">INSERT fta_nomenclature SET <text:s/>last_id_fta_nomenclature='0' , OLD_id_fta_composition='' , id_annexe_agrologic_article_codification='4' , id_access_recette_recette='0' , id_fta='1317' , ascendant_fta_nomenclature='' , site_production_fta_nomenclature='1' , poids_fta_nomenclature='2' , id_annexe_unite='kg' , quantite_piece_par_carton='' , poids_total_carton_vrac_fta_nomenclature='' , code_produit_agrologic_fta_nomenclature='0002' , etat_fta_nomenclature='1' , nom_fta_nomenclature='COUCOUS MERGUEZ TAG 2KG CRU' , suffixe_agrologic_fta_nomenclature='' </text:p>
      <text:p text:style-name="P1"><text:line-break/>500032 - SCE COUSCOUS MERGUEZ TAG L créé: </text:p>
      <text:p text:style-name="P5">INSERT fta_nomenclature SET <text:s/>last_id_fta_nomenclature='0' , OLD_id_fta_composition='' , id_annexe_agrologic_article_codification='3' , id_access_recette_recette='0' , id_fta='1317' , ascendant_fta_nomenclature='' , site_production_fta_nomenclature='1' , poids_fta_nomenclature='' , id_annexe_unite='L' , quantite_piece_par_carton='' , poids_total_carton_vrac_fta_nomenclature='' , code_produit_agrologic_fta_nomenclature='0032' , etat_fta_nomenclature='1' , nom_fta_nomenclature='SCE COUSCOUS MERGUEZ TAG L' , suffixe_agrologic_fta_nomenclature='' </text:p>
      <text:p text:style-name="P1"><text:line-break/></text:p>
      <text:p text:style-name="P4">Traitement de l'Article: 10593</text:p>
      <text:p text:style-name="P1"><text:line-break/>210035 - PORC CARAMEL 900G (2006) CRU créé: </text:p>
      <text:p text:style-name="P5"><text:soft-page-break/>INSERT fta_nomenclature SET <text:s/>last_id_fta_nomenclature='0' , OLD_id_fta_composition='' , id_annexe_agrologic_article_codification='4' , id_access_recette_recette='0' , id_fta='1322' , ascendant_fta_nomenclature='' , site_production_fta_nomenclature='1' , poids_fta_nomenclature='0.9' , id_annexe_unite='kg' , quantite_piece_par_carton='' , poids_total_carton_vrac_fta_nomenclature='' , code_produit_agrologic_fta_nomenclature='0035' , etat_fta_nomenclature='1' , nom_fta_nomenclature='PORC CARAMEL 900G (2006) CRU' , suffixe_agrologic_fta_nomenclature='' </text:p>
      <text:p text:style-name="P1"><text:line-break/>700323 - PREP EMINCE EPAULE PORC BLANCHI 30% créé: </text:p>
      <text:p text:style-name="P5">INSERT fta_nomenclature SET <text:s/>last_id_fta_nomenclature='0' , OLD_id_fta_composition='' , id_annexe_agrologic_article_codification='1' , id_access_recette_recette='0' , id_fta='1322' , ascendant_fta_nomenclature='' , site_production_fta_nomenclature='1' , poids_fta_nomenclature='' , id_annexe_unite='kg' , quantite_piece_par_carton='' , poids_total_carton_vrac_fta_nomenclature='' , code_produit_agrologic_fta_nomenclature='0323' , etat_fta_nomenclature='1' , nom_fta_nomenclature='PREP EMINCE EPAULE PORC BLANCHI 30%' , suffixe_agrologic_fta_nomenclature='' </text:p>
      <text:p text:style-name="P1"><text:line-break/>500391 - SAUCE PORC CARAMEL COUPE L créé: </text:p>
      <text:p text:style-name="P5">INSERT fta_nomenclature SET <text:s/>last_id_fta_nomenclature='0' , OLD_id_fta_composition='' , id_annexe_agrologic_article_codification='3' , id_access_recette_recette='0' , id_fta='1322' , ascendant_fta_nomenclature='' , site_production_fta_nomenclature='1' , poids_fta_nomenclature='' , id_annexe_unite='L' , quantite_piece_par_carton='' , poids_total_carton_vrac_fta_nomenclature='' , code_produit_agrologic_fta_nomenclature='0391' , etat_fta_nomenclature='1' , nom_fta_nomenclature='SAUCE PORC CARAMEL COUPE L' , suffixe_agrologic_fta_nomenclature='' </text:p>
      <text:p text:style-name="P1"><text:line-break/>210007 - GARN PORC CARAMEL 600G (2006) CRU créé: </text:p>
      <text:p text:style-name="P5">INSERT fta_nomenclature SET <text:s/>last_id_fta_nomenclature='0' , OLD_id_fta_composition='' , id_annexe_agrologic_article_codification='4' , id_access_recette_recette='0' , id_fta='1322' , ascendant_fta_nomenclature='' , site_production_fta_nomenclature='1' , poids_fta_nomenclature='0.6' , id_annexe_unite='kg' , quantite_piece_par_carton='' , poids_total_carton_vrac_fta_nomenclature='' , code_produit_agrologic_fta_nomenclature='0007' , etat_fta_nomenclature='1' , nom_fta_nomenclature='GARN PORC CARAMEL 600G (2006) CRU' , suffixe_agrologic_fta_nomenclature='' </text:p>
      <text:p text:style-name="P1"><text:line-break/>700275 - PREP GARNITURE PORC CARAMEL KG créé: </text:p>
      <text:p text:style-name="P5"><text:soft-page-break/>INSERT fta_nomenclature SET <text:s/>last_id_fta_nomenclature='0' , OLD_id_fta_composition='' , id_annexe_agrologic_article_codification='1' , id_access_recette_recette='0' , id_fta='1322' , ascendant_fta_nomenclature='' , site_production_fta_nomenclature='1' , poids_fta_nomenclature='' , id_annexe_unite='kg' , quantite_piece_par_carton='' , poids_total_carton_vrac_fta_nomenclature='' , code_produit_agrologic_fta_nomenclature='0275' , etat_fta_nomenclature='1' , nom_fta_nomenclature='PREP GARNITURE PORC CARAMEL KG' , suffixe_agrologic_fta_nomenclature='' </text:p>
      <text:p text:style-name="P1"><text:line-break/></text:p>
      <text:p text:style-name="P4">Traitement de l'Article: 10011</text:p>
      <text:p text:style-name="P1"><text:line-break/>210196 - PLT COQ VIN TAG 1KG CRU créé: </text:p>
      <text:p text:style-name="P5">INSERT fta_nomenclature SET <text:s/>last_id_fta_nomenclature='0' , OLD_id_fta_composition='' , id_annexe_agrologic_article_codification='4' , id_access_recette_recette='0' , id_fta='1323' , ascendant_fta_nomenclature='' , site_production_fta_nomenclature='1' , poids_fta_nomenclature='1' , id_annexe_unite='kg' , quantite_piece_par_carton='' , poids_total_carton_vrac_fta_nomenclature='' , code_produit_agrologic_fta_nomenclature='0196' , etat_fta_nomenclature='1' , nom_fta_nomenclature='PLT COQ VIN TAG 1KG CRU' , suffixe_agrologic_fta_nomenclature='' </text:p>
      <text:p text:style-name="P1"><text:line-break/>700385 - PREP GARN COQ VIN TR ANNUEL KG créé: </text:p>
      <text:p text:style-name="P5">INSERT fta_nomenclature SET <text:s/>last_id_fta_nomenclature='0' , OLD_id_fta_composition='' , id_annexe_agrologic_article_codification='1' , id_access_recette_recette='0' , id_fta='1323' , ascendant_fta_nomenclature='' , site_production_fta_nomenclature='1' , poids_fta_nomenclature='' , id_annexe_unite='kg' , quantite_piece_par_carton='' , poids_total_carton_vrac_fta_nomenclature='' , code_produit_agrologic_fta_nomenclature='0385' , etat_fta_nomenclature='1' , nom_fta_nomenclature='PREP GARN COQ VIN TR ANNUEL KG' , suffixe_agrologic_fta_nomenclature='' </text:p>
      <text:p text:style-name="P1"><text:line-break/>700416 - PREP DEC CSSE POULE 110/130 BLCH10% créé: </text:p>
      <text:p text:style-name="P5"><text:soft-page-break/>INSERT fta_nomenclature SET <text:s/>last_id_fta_nomenclature='0' , OLD_id_fta_composition='' , id_annexe_agrologic_article_codification='1' , id_access_recette_recette='0' , id_fta='1323' , ascendant_fta_nomenclature='' , site_production_fta_nomenclature='1' , poids_fta_nomenclature='' , id_annexe_unite='kg' , quantite_piece_par_carton='' , poids_total_carton_vrac_fta_nomenclature='' , code_produit_agrologic_fta_nomenclature='0416' , etat_fta_nomenclature='1' , nom_fta_nomenclature='PREP DEC CSSE POULE 110/130 BLCH10%' , suffixe_agrologic_fta_nomenclature='' </text:p>
      <text:p text:style-name="P1"><text:line-break/>500026 - SCE PLT COQ VIN TAG L créé: </text:p>
      <text:p text:style-name="P5">INSERT fta_nomenclature SET <text:s/>last_id_fta_nomenclature='0' , OLD_id_fta_composition='' , id_annexe_agrologic_article_codification='3' , id_access_recette_recette='0' , id_fta='1323' , ascendant_fta_nomenclature='' , site_production_fta_nomenclature='1' , poids_fta_nomenclature='' , id_annexe_unite='L' , quantite_piece_par_carton='' , poids_total_carton_vrac_fta_nomenclature='' , code_produit_agrologic_fta_nomenclature='0026' , etat_fta_nomenclature='1' , nom_fta_nomenclature='SCE PLT COQ VIN TAG L' , suffixe_agrologic_fta_nomenclature='' </text:p>
      <text:p text:style-name="P1"><text:line-break/></text:p>
      <text:p text:style-name="P4">Traitement de l'Article: 10195</text:p>
      <text:p text:style-name="P1"><text:line-break/>210195 - LANGUE BOEUF SCE PIQUANTE TAG 1KG CRU créé: </text:p>
      <text:p text:style-name="P5">INSERT fta_nomenclature SET <text:s/>last_id_fta_nomenclature='0' , OLD_id_fta_composition='' , id_annexe_agrologic_article_codification='4' , id_access_recette_recette='0' , id_fta='1326' , ascendant_fta_nomenclature='' , site_production_fta_nomenclature='1' , poids_fta_nomenclature='1' , id_annexe_unite='kg' , quantite_piece_par_carton='' , poids_total_carton_vrac_fta_nomenclature='' , code_produit_agrologic_fta_nomenclature='0195' , etat_fta_nomenclature='1' , nom_fta_nomenclature='LANGUE BOEUF SCE PIQUANTE TAG 1KG CRU' , suffixe_agrologic_fta_nomenclature='' </text:p>
      <text:p text:style-name="P1"><text:line-break/>700473 - PREP LANGUE BOEUF MULTI TRANCHE 5% créé: </text:p>
      <text:p text:style-name="P5"><text:soft-page-break/>INSERT fta_nomenclature SET <text:s/>last_id_fta_nomenclature='0' , OLD_id_fta_composition='' , id_annexe_agrologic_article_codification='1' , id_access_recette_recette='0' , id_fta='1326' , ascendant_fta_nomenclature='' , site_production_fta_nomenclature='1' , poids_fta_nomenclature='' , id_annexe_unite='kg' , quantite_piece_par_carton='' , poids_total_carton_vrac_fta_nomenclature='' , code_produit_agrologic_fta_nomenclature='0473' , etat_fta_nomenclature='1' , nom_fta_nomenclature='PREP LANGUE BOEUF MULTI TRANCHE 5%' , suffixe_agrologic_fta_nomenclature='' </text:p>
      <text:p text:style-name="P1"><text:line-break/>500153 - SCE PIQUANTE LANGUE BOEUF (TAG) L créé: </text:p>
      <text:p text:style-name="P5">INSERT fta_nomenclature SET <text:s/>last_id_fta_nomenclature='0' , OLD_id_fta_composition='' , id_annexe_agrologic_article_codification='3' , id_access_recette_recette='0' , id_fta='1326' , ascendant_fta_nomenclature='' , site_production_fta_nomenclature='1' , poids_fta_nomenclature='' , id_annexe_unite='L' , quantite_piece_par_carton='' , poids_total_carton_vrac_fta_nomenclature='' , code_produit_agrologic_fta_nomenclature='0153' , etat_fta_nomenclature='1' , nom_fta_nomenclature='SCE PIQUANTE LANGUE BOEUF (TAG) L' , suffixe_agrologic_fta_nomenclature='' </text:p>
      <text:p text:style-name="P1"><text:line-break/></text:p>
      <text:p text:style-name="P4">Traitement de l'Article: 10197</text:p>
      <text:p text:style-name="P1"><text:line-break/>210197 - CALAMAR AMERICAINE (TAG) 1KG CRU créé: </text:p>
      <text:p text:style-name="P5">INSERT fta_nomenclature SET <text:s/>last_id_fta_nomenclature='0' , OLD_id_fta_composition='' , id_annexe_agrologic_article_codification='4' , id_access_recette_recette='0' , id_fta='1327' , ascendant_fta_nomenclature='' , site_production_fta_nomenclature='1' , poids_fta_nomenclature='1' , id_annexe_unite='kg' , quantite_piece_par_carton='' , poids_total_carton_vrac_fta_nomenclature='' , code_produit_agrologic_fta_nomenclature='0197' , etat_fta_nomenclature='1' , nom_fta_nomenclature='CALAMAR AMERICAINE (TAG) 1KG CRU' , suffixe_agrologic_fta_nomenclature='' </text:p>
      <text:p text:style-name="P1"><text:line-break/>700415 - PREP ANNEAUX LOLIGO 40/60 BLCH 20% KG créé: </text:p>
      <text:p text:style-name="P5"><text:soft-page-break/>INSERT fta_nomenclature SET <text:s/>last_id_fta_nomenclature='0' , OLD_id_fta_composition='' , id_annexe_agrologic_article_codification='1' , id_access_recette_recette='0' , id_fta='1327' , ascendant_fta_nomenclature='' , site_production_fta_nomenclature='1' , poids_fta_nomenclature='' , id_annexe_unite='kg' , quantite_piece_par_carton='' , poids_total_carton_vrac_fta_nomenclature='' , code_produit_agrologic_fta_nomenclature='0415' , etat_fta_nomenclature='1' , nom_fta_nomenclature='PREP ANNEAUX LOLIGO 40/60 BLCH 20% KG' , suffixe_agrologic_fta_nomenclature='' </text:p>
      <text:p text:style-name="P1"><text:line-break/>500127 - SCE CALAMAR AMERICAINE TAG L créé: </text:p>
      <text:p text:style-name="P5">INSERT fta_nomenclature SET <text:s/>last_id_fta_nomenclature='0' , OLD_id_fta_composition='' , id_annexe_agrologic_article_codification='3' , id_access_recette_recette='0' , id_fta='1327' , ascendant_fta_nomenclature='' , site_production_fta_nomenclature='1' , poids_fta_nomenclature='' , id_annexe_unite='L' , quantite_piece_par_carton='' , poids_total_carton_vrac_fta_nomenclature='' , code_produit_agrologic_fta_nomenclature='0127' , etat_fta_nomenclature='1' , nom_fta_nomenclature='SCE CALAMAR AMERICAINE TAG L' , suffixe_agrologic_fta_nomenclature='' </text:p>
      <text:p text:style-name="P1"><text:line-break/></text:p>
      <text:p text:style-name="P4">Traitement de l'Article: 10209</text:p>
      <text:p text:style-name="P1"><text:line-break/>210209 - GRAT COURGETTE (TAG) 1.2KG CRU créé: </text:p>
      <text:p text:style-name="P5">INSERT fta_nomenclature SET <text:s/>last_id_fta_nomenclature='0' , OLD_id_fta_composition='' , id_annexe_agrologic_article_codification='4' , id_access_recette_recette='0' , id_fta='1328' , ascendant_fta_nomenclature='' , site_production_fta_nomenclature='1' , poids_fta_nomenclature='0.0833' , id_annexe_unite='kg' , quantite_piece_par_carton='' , poids_total_carton_vrac_fta_nomenclature='' , code_produit_agrologic_fta_nomenclature='0209' , etat_fta_nomenclature='1' , nom_fta_nomenclature='GRAT COURGETTE (TAG) 1.2KG CRU' , suffixe_agrologic_fta_nomenclature='' </text:p>
      <text:p text:style-name="P1"><text:line-break/>500660 - SCE GRATIN COURGETTE (TAG) L créé: </text:p>
      <text:p text:style-name="P5"><text:soft-page-break/>INSERT fta_nomenclature SET <text:s/>last_id_fta_nomenclature='0' , OLD_id_fta_composition='' , id_annexe_agrologic_article_codification='3' , id_access_recette_recette='0' , id_fta='1328' , ascendant_fta_nomenclature='' , site_production_fta_nomenclature='1' , poids_fta_nomenclature='' , id_annexe_unite='L' , quantite_piece_par_carton='' , poids_total_carton_vrac_fta_nomenclature='' , code_produit_agrologic_fta_nomenclature='0660' , etat_fta_nomenclature='1' , nom_fta_nomenclature='SCE GRATIN COURGETTE (TAG) L' , suffixe_agrologic_fta_nomenclature='' </text:p>
      <text:p text:style-name="P1"><text:line-break/>700284 - PREP GRATIN COURGETTE (TAG) KG créé: </text:p>
      <text:p text:style-name="P5">INSERT fta_nomenclature SET <text:s/>last_id_fta_nomenclature='0' , OLD_id_fta_composition='' , id_annexe_agrologic_article_codification='1' , id_access_recette_recette='0' , id_fta='1328' , ascendant_fta_nomenclature='' , site_production_fta_nomenclature='1' , poids_fta_nomenclature='' , id_annexe_unite='kg' , quantite_piece_par_carton='' , poids_total_carton_vrac_fta_nomenclature='' , code_produit_agrologic_fta_nomenclature='0284' , etat_fta_nomenclature='1' , nom_fta_nomenclature='PREP GRATIN COURGETTE (TAG) KG' , suffixe_agrologic_fta_nomenclature='' </text:p>
      <text:p text:style-name="P1"><text:line-break/></text:p>
      <text:p text:style-name="P4">Traitement de l'Article: 10207</text:p>
      <text:p text:style-name="P1"><text:line-break/>210207 - TARTIFLETTE (TAG) 1.2KG CRU créé: </text:p>
      <text:p text:style-name="P5">INSERT fta_nomenclature SET <text:s/>last_id_fta_nomenclature='0' , OLD_id_fta_composition='' , id_annexe_agrologic_article_codification='4' , id_access_recette_recette='0' , id_fta='1329' , ascendant_fta_nomenclature='' , site_production_fta_nomenclature='1' , poids_fta_nomenclature='0.0833' , id_annexe_unite='kg' , quantite_piece_par_carton='' , poids_total_carton_vrac_fta_nomenclature='' , code_produit_agrologic_fta_nomenclature='0207' , etat_fta_nomenclature='1' , nom_fta_nomenclature='TARTIFLETTE (TAG) 1.2KG CRU' , suffixe_agrologic_fta_nomenclature='' </text:p>
      <text:p text:style-name="P1"><text:line-break/>700283 - PREP TARTIFLETTE (TAG) KG créé: </text:p>
      <text:p text:style-name="P5"><text:soft-page-break/>INSERT fta_nomenclature SET <text:s/>last_id_fta_nomenclature='0' , OLD_id_fta_composition='' , id_annexe_agrologic_article_codification='1' , id_access_recette_recette='0' , id_fta='1329' , ascendant_fta_nomenclature='' , site_production_fta_nomenclature='1' , poids_fta_nomenclature='' , id_annexe_unite='kg' , quantite_piece_par_carton='' , poids_total_carton_vrac_fta_nomenclature='' , code_produit_agrologic_fta_nomenclature='0283' , etat_fta_nomenclature='1' , nom_fta_nomenclature='PREP TARTIFLETTE (TAG) KG' , suffixe_agrologic_fta_nomenclature='' </text:p>
      <text:p text:style-name="P1"><text:line-break/>700615 - PREP GARN TARTIFLETTE TR KG créé: </text:p>
      <text:p text:style-name="P5">INSERT fta_nomenclature SET <text:s/>last_id_fta_nomenclature='0' , OLD_id_fta_composition='' , id_annexe_agrologic_article_codification='1' , id_access_recette_recette='0' , id_fta='1329' , ascendant_fta_nomenclature='' , site_production_fta_nomenclature='1' , poids_fta_nomenclature='' , id_annexe_unite='kg' , quantite_piece_par_carton='' , poids_total_carton_vrac_fta_nomenclature='' , code_produit_agrologic_fta_nomenclature='0615' , etat_fta_nomenclature='1' , nom_fta_nomenclature='PREP GARN TARTIFLETTE TR KG' , suffixe_agrologic_fta_nomenclature='' </text:p>
      <text:p text:style-name="P1"><text:line-break/>500658 - SCE TARTIFLETTE (TAG) L créé: </text:p>
      <text:p text:style-name="P5">INSERT fta_nomenclature SET <text:s/>last_id_fta_nomenclature='0' , OLD_id_fta_composition='' , id_annexe_agrologic_article_codification='3' , id_access_recette_recette='0' , id_fta='1329' , ascendant_fta_nomenclature='' , site_production_fta_nomenclature='1' , poids_fta_nomenclature='' , id_annexe_unite='L' , quantite_piece_par_carton='' , poids_total_carton_vrac_fta_nomenclature='' , code_produit_agrologic_fta_nomenclature='0658' , etat_fta_nomenclature='1' , nom_fta_nomenclature='SCE TARTIFLETTE (TAG) L' , suffixe_agrologic_fta_nomenclature='' </text:p>
      <text:p text:style-name="P1"><text:line-break/></text:p>
      <text:p text:style-name="P4">Traitement de l'Article: 11073</text:p>
      <text:p text:style-name="P1"><text:line-break/>121202 - N POULET 65G LSTDA PIECE créé: </text:p>
      <text:p text:style-name="P5"><text:soft-page-break/>INSERT fta_nomenclature SET <text:s/>last_id_fta_nomenclature='0' , OLD_id_fta_composition='' , id_annexe_agrologic_article_codification='5' , id_access_recette_recette='0' , id_fta='1331' , ascendant_fta_nomenclature='' , site_production_fta_nomenclature='1' , poids_fta_nomenclature='0.065' , id_annexe_unite='kg' , quantite_piece_par_carton='' , poids_total_carton_vrac_fta_nomenclature='' , code_produit_agrologic_fta_nomenclature='1202' , etat_fta_nomenclature='1' , nom_fta_nomenclature='N POULET 65G LSTDA PIECE' , suffixe_agrologic_fta_nomenclature='' </text:p>
      <text:p text:style-name="P1"><text:line-break/>600141 - FCE NEM POULET LSTDA KG créé: </text:p>
      <text:p text:style-name="P5">INSERT fta_nomenclature SET <text:s/>last_id_fta_nomenclature='0' , OLD_id_fta_composition='' , id_annexe_agrologic_article_codification='2' , id_access_recette_recette='0' , id_fta='1331' , ascendant_fta_nomenclature='' , site_production_fta_nomenclature='1' , poids_fta_nomenclature='' , id_annexe_unite='kg' , quantite_piece_par_carton='' , poids_total_carton_vrac_fta_nomenclature='' , code_produit_agrologic_fta_nomenclature='0141' , etat_fta_nomenclature='1' , nom_fta_nomenclature='FCE NEM POULET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33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33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1331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090</text:p>
      <text:p text:style-name="P1"><text:line-break/>111090 - N CREV/CRABE 30G PCE TDA créé: </text:p>
      <text:p text:style-name="P5">INSERT fta_nomenclature SET <text:s/>last_id_fta_nomenclature='0' , OLD_id_fta_composition='' , id_annexe_agrologic_article_codification='5' , id_access_recette_recette='0' , id_fta='1333' , ascendant_fta_nomenclature='' , site_production_fta_nomenclature='1' , poids_fta_nomenclature='0.03' , id_annexe_unite='kg' , quantite_piece_par_carton='' , poids_total_carton_vrac_fta_nomenclature='' , code_produit_agrologic_fta_nomenclature='1090' , etat_fta_nomenclature='1' , nom_fta_nomenclature='N CREV/CRABE 30G PCE TDA' , suffixe_agrologic_fta_nomenclature='' </text:p>
      <text:p text:style-name="P1"><text:line-break/>600160 - FCE NEM CREVETTE CRABE TDA créé: </text:p>
      <text:p text:style-name="P5">INSERT fta_nomenclature SET <text:s/>last_id_fta_nomenclature='0' , OLD_id_fta_composition='' , id_annexe_agrologic_article_codification='2' , id_access_recette_recette='0' , id_fta='133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FCE NEM CREVETTE CRABE TDA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133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33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33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046</text:p>
      <text:p text:style-name="P1"><text:line-break/>111046 - N PLT 30G PIECE TTDA créé: </text:p>
      <text:p text:style-name="P5"><text:soft-page-break/>INSERT fta_nomenclature SET <text:s/>last_id_fta_nomenclature='0' , OLD_id_fta_composition='' , id_annexe_agrologic_article_codification='5' , id_access_recette_recette='0' , id_fta='1334' , ascendant_fta_nomenclature='' , site_production_fta_nomenclature='1' , poids_fta_nomenclature='0.03' , id_annexe_unite='kg' , quantite_piece_par_carton='' , poids_total_carton_vrac_fta_nomenclature='' , code_produit_agrologic_fta_nomenclature='1046' , etat_fta_nomenclature='1' , nom_fta_nomenclature='N PLT 30G PIECE TTDA' , suffixe_agrologic_fta_nomenclature='' </text:p>
      <text:p text:style-name="P1"><text:line-break/>600141 - FCE NEM POULET LSTDA KG créé: </text:p>
      <text:p text:style-name="P5">INSERT fta_nomenclature SET <text:s/>last_id_fta_nomenclature='0' , OLD_id_fta_composition='' , id_annexe_agrologic_article_codification='2' , id_access_recette_recette='0' , id_fta='1334' , ascendant_fta_nomenclature='' , site_production_fta_nomenclature='1' , poids_fta_nomenclature='' , id_annexe_unite='kg' , quantite_piece_par_carton='' , poids_total_carton_vrac_fta_nomenclature='' , code_produit_agrologic_fta_nomenclature='0141' , etat_fta_nomenclature='1' , nom_fta_nomenclature='FCE NEM POULET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33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33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133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11078</text:p>
      <text:p text:style-name="P1"><text:line-break/>121306 - ACRA MORUE 15G MDCORA/MATCH/TDA PIECE créé: </text:p>
      <text:p text:style-name="P5">INSERT fta_nomenclature SET <text:s/>last_id_fta_nomenclature='0' , OLD_id_fta_composition='' , id_annexe_agrologic_article_codification='5' , id_access_recette_recette='0' , id_fta='1336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INSERT fta_nomenclature SET <text:s/>last_id_fta_nomenclature='0' , OLD_id_fta_composition='' , id_annexe_agrologic_article_codification='2' , id_access_recette_recette='0' , id_fta='1336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</text:p>
      <text:p text:style-name="P4">Traitement de l'Article: 11079</text:p>
      <text:p text:style-name="P1"><text:line-break/>111004 - SAMOSSA BOEUF 25G TDA PIECE créé: </text:p>
      <text:p text:style-name="P5"><text:soft-page-break/>INSERT fta_nomenclature SET <text:s/>last_id_fta_nomenclature='0' , OLD_id_fta_composition='' , id_annexe_agrologic_article_codification='5' , id_access_recette_recette='0' , id_fta='1337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1337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33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069</text:p>
      <text:p text:style-name="P1"><text:line-break/></text:p>
      <text:p text:style-name="P4">Traitement de l'Article: 11033</text:p>
      <text:p text:style-name="P1"><text:line-break/>130006 - PAKORAS 25G créé: </text:p>
      <text:p text:style-name="P5"><text:soft-page-break/>INSERT fta_nomenclature SET <text:s/>last_id_fta_nomenclature='0' , OLD_id_fta_composition='' , id_annexe_agrologic_article_codification='5' , id_access_recette_recette='0' , id_fta='1346' , ascendant_fta_nomenclature='' , site_production_fta_nomenclature='1' , poids_fta_nomenclature='0.025' , id_annexe_unite='kg' , quantite_piece_par_carton='' , poids_total_carton_vrac_fta_nomenclature='' , code_produit_agrologic_fta_nomenclature='0006' , etat_fta_nomenclature='1' , nom_fta_nomenclature='PAKORAS 25G' , suffixe_agrologic_fta_nomenclature='' </text:p>
      <text:p text:style-name="P1"><text:line-break/>600022 - FCE PAKORAS KG (ETHNIC FOOD) créé: </text:p>
      <text:p text:style-name="P5">INSERT fta_nomenclature SET <text:s/>last_id_fta_nomenclature='0' , OLD_id_fta_composition='' , id_annexe_agrologic_article_codification='2' , id_access_recette_recette='0' , id_fta='1346' , ascendant_fta_nomenclature='' , site_production_fta_nomenclature='1' , poids_fta_nomenclature='' , id_annexe_unite='kg' , quantite_piece_par_carton='' , poids_total_carton_vrac_fta_nomenclature='' , code_produit_agrologic_fta_nomenclature='0022' , etat_fta_nomenclature='1' , nom_fta_nomenclature='FCE PAKORAS KG (ETHNIC FOOD)' , suffixe_agrologic_fta_nomenclature='' </text:p>
      <text:p text:style-name="P1"><text:line-break/></text:p>
      <text:p text:style-name="P4">Traitement de l'Article: 11459</text:p>
      <text:p text:style-name="P1"><text:line-break/>111459 - SAMOSSA BOEUF 65G AUCHAN COUPE PIECE créé: </text:p>
      <text:p text:style-name="P5">INSERT fta_nomenclature SET <text:s/>last_id_fta_nomenclature='0' , OLD_id_fta_composition='' , id_annexe_agrologic_article_codification='5' , id_access_recette_recette='0' , id_fta='1347' , ascendant_fta_nomenclature='' , site_production_fta_nomenclature='1' , poids_fta_nomenclature='0.065' , id_annexe_unite='kg' , quantite_piece_par_carton='' , poids_total_carton_vrac_fta_nomenclature='' , code_produit_agrologic_fta_nomenclature='1459' , etat_fta_nomenclature='1' , nom_fta_nomenclature='SAMOSSA BOEUF 65G AUCHAN COUPE PIECE' , suffixe_agrologic_fta_nomenclature='' </text:p>
      <text:p text:style-name="P1"><text:line-break/>600104 - FCE SAMOSSA BOEUF AUCHAN COUPE créé: </text:p>
      <text:p text:style-name="P5"><text:soft-page-break/>INSERT fta_nomenclature SET <text:s/>last_id_fta_nomenclature='0' , OLD_id_fta_composition='' , id_annexe_agrologic_article_codification='2' , id_access_recette_recette='0' , id_fta='1347' , ascendant_fta_nomenclature='' , site_production_fta_nomenclature='1' , poids_fta_nomenclature='' , id_annexe_unite='kg' , quantite_piece_par_carton='' , poids_total_carton_vrac_fta_nomenclature='' , code_produit_agrologic_fta_nomenclature='0104' , etat_fta_nomenclature='1' , nom_fta_nomenclature='FCE SAMOSSA BOEUF AUCHAN COUPE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34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34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347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10308</text:p>
      <text:p text:style-name="P1"><text:line-break/>210308 - TANDOORI TR 2KG CRU créé: </text:p>
      <text:p text:style-name="P5">INSERT fta_nomenclature SET <text:s/>last_id_fta_nomenclature='0' , OLD_id_fta_composition='' , id_annexe_agrologic_article_codification='4' , id_access_recette_recette='0' , id_fta='1348' , ascendant_fta_nomenclature='' , site_production_fta_nomenclature='1' , poids_fta_nomenclature='2' , id_annexe_unite='kg' , quantite_piece_par_carton='' , poids_total_carton_vrac_fta_nomenclature='' , code_produit_agrologic_fta_nomenclature='0308' , etat_fta_nomenclature='1' , nom_fta_nomenclature='TANDOORI TR 2KG CRU' , suffixe_agrologic_fta_nomenclature='' </text:p>
      <text:p text:style-name="P1"><text:line-break/>700587 - PREP GARN TANDOORI TR KG créé: </text:p>
      <text:p text:style-name="P5">INSERT fta_nomenclature SET <text:s/>last_id_fta_nomenclature='0' , OLD_id_fta_composition='' , id_annexe_agrologic_article_codification='1' , id_access_recette_recette='0' , id_fta='1348' , ascendant_fta_nomenclature='' , site_production_fta_nomenclature='1' , poids_fta_nomenclature='' , id_annexe_unite='kg' , quantite_piece_par_carton='' , poids_total_carton_vrac_fta_nomenclature='' , code_produit_agrologic_fta_nomenclature='0587' , etat_fta_nomenclature='1' , nom_fta_nomenclature='PREP GARN TANDOORI TR KG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1348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500735 - SCE TANDOORI TR L créé: </text:p>
      <text:p text:style-name="P5"><text:soft-page-break/>INSERT fta_nomenclature SET <text:s/>last_id_fta_nomenclature='0' , OLD_id_fta_composition='' , id_annexe_agrologic_article_codification='3' , id_access_recette_recette='0' , id_fta='1348' , ascendant_fta_nomenclature='' , site_production_fta_nomenclature='1' , poids_fta_nomenclature='' , id_annexe_unite='L' , quantite_piece_par_carton='' , poids_total_carton_vrac_fta_nomenclature='' , code_produit_agrologic_fta_nomenclature='0735' , etat_fta_nomenclature='1' , nom_fta_nomenclature='SCE TANDOORI TR L' , suffixe_agrologic_fta_nomenclature='' </text:p>
      <text:p text:style-name="P1"><text:line-break/></text:p>
      <text:p text:style-name="P4">Traitement de l'Article: 10202</text:p>
      <text:p text:style-name="P1"><text:line-break/>210202 - PORC VINDALOO 2KG CRU créé: </text:p>
      <text:p text:style-name="P5">INSERT fta_nomenclature SET <text:s/>last_id_fta_nomenclature='0' , OLD_id_fta_composition='' , id_annexe_agrologic_article_codification='4' , id_access_recette_recette='0' , id_fta='1350' , ascendant_fta_nomenclature='' , site_production_fta_nomenclature='1' , poids_fta_nomenclature='2' , id_annexe_unite='kg' , quantite_piece_par_carton='' , poids_total_carton_vrac_fta_nomenclature='' , code_produit_agrologic_fta_nomenclature='0202' , etat_fta_nomenclature='1' , nom_fta_nomenclature='PORC VINDALOO 2KG CRU' , suffixe_agrologic_fta_nomenclature='' </text:p>
      <text:p text:style-name="P1"><text:line-break/>500733 - SCE PORC VINDALOO TR L créé: </text:p>
      <text:p text:style-name="P5">INSERT fta_nomenclature SET <text:s/>last_id_fta_nomenclature='0' , OLD_id_fta_composition='' , id_annexe_agrologic_article_codification='3' , id_access_recette_recette='0' , id_fta='1350' , ascendant_fta_nomenclature='' , site_production_fta_nomenclature='1' , poids_fta_nomenclature='' , id_annexe_unite='L' , quantite_piece_par_carton='' , poids_total_carton_vrac_fta_nomenclature='' , code_produit_agrologic_fta_nomenclature='0733' , etat_fta_nomenclature='1' , nom_fta_nomenclature='SCE PORC VINDALOO TR L' , suffixe_agrologic_fta_nomenclature='' </text:p>
      <text:p text:style-name="P1"><text:line-break/>700406 - PREP PORC EPAULE 25/35 BLC25% TR KG créé: </text:p>
      <text:p text:style-name="P5"><text:soft-page-break/>INSERT fta_nomenclature SET <text:s/>last_id_fta_nomenclature='0' , OLD_id_fta_composition='' , id_annexe_agrologic_article_codification='1' , id_access_recette_recette='0' , id_fta='1350' , ascendant_fta_nomenclature='' , site_production_fta_nomenclature='1' , poids_fta_nomenclature='' , id_annexe_unite='kg' , quantite_piece_par_carton='' , poids_total_carton_vrac_fta_nomenclature='' , code_produit_agrologic_fta_nomenclature='0406' , etat_fta_nomenclature='1' , nom_fta_nomenclature='PREP PORC EPAULE 25/35 BLC25% TR KG' , suffixe_agrologic_fta_nomenclature='' </text:p>
      <text:p text:style-name="P1"><text:line-break/></text:p>
      <text:p text:style-name="P4">Traitement de l'Article: 11032</text:p>
      <text:p text:style-name="P1"><text:line-break/>121095 - GALETTE POMME DE TERRE 20G PIECE créé: </text:p>
      <text:p text:style-name="P5">INSERT fta_nomenclature SET <text:s/>last_id_fta_nomenclature='0' , OLD_id_fta_composition='' , id_annexe_agrologic_article_codification='5' , id_access_recette_recette='0' , id_fta='1352' , ascendant_fta_nomenclature='' , site_production_fta_nomenclature='1' , poids_fta_nomenclature='0.02' , id_annexe_unite='kg' , quantite_piece_par_carton='' , poids_total_carton_vrac_fta_nomenclature='' , code_produit_agrologic_fta_nomenclature='1095' , etat_fta_nomenclature='1' , nom_fta_nomenclature='GALETTE POMME DE TERRE 20G PIECE' , suffixe_agrologic_fta_nomenclature='' </text:p>
      <text:p text:style-name="P1"><text:line-break/>600053 - FCE GALETTE DE POMME DE TERRE KG créé: </text:p>
      <text:p text:style-name="P5">INSERT fta_nomenclature SET <text:s/>last_id_fta_nomenclature='0' , OLD_id_fta_composition='' , id_annexe_agrologic_article_codification='2' , id_access_recette_recette='0' , id_fta='1352' , ascendant_fta_nomenclature='' , site_production_fta_nomenclature='1' , poids_fta_nomenclature='' , id_annexe_unite='kg' , quantite_piece_par_carton='' , poids_total_carton_vrac_fta_nomenclature='' , code_produit_agrologic_fta_nomenclature='0053' , etat_fta_nomenclature='1' , nom_fta_nomenclature='FCE GALETTE DE POMME DE TERRE KG' , suffixe_agrologic_fta_nomenclature='' </text:p>
      <text:p text:style-name="P1"><text:line-break/></text:p>
      <text:p text:style-name="P4">Traitement de l'Article: 11047</text:p>
      <text:p text:style-name="P1"><text:line-break/>121215 - SAM ANANAS COCO 25G PCE LSTDA créé: </text:p>
      <text:p text:style-name="P5"><text:soft-page-break/>INSERT fta_nomenclature SET <text:s/>last_id_fta_nomenclature='0' , OLD_id_fta_composition='' , id_annexe_agrologic_article_codification='5' , id_access_recette_recette='0' , id_fta='1353' , ascendant_fta_nomenclature='' , site_production_fta_nomenclature='1' , poids_fta_nomenclature='0.025' , id_annexe_unite='kg' , quantite_piece_par_carton='' , poids_total_carton_vrac_fta_nomenclature='' , code_produit_agrologic_fta_nomenclature='1215' , etat_fta_nomenclature='1' , nom_fta_nomenclature='SAM ANANAS COCO 25G PCE LSTDA' , suffixe_agrologic_fta_nomenclature='' </text:p>
      <text:p text:style-name="P1"><text:line-break/>600157 - FCE SAMOSSA ANANAS COCO TDA KG créé: </text:p>
      <text:p text:style-name="P5">INSERT fta_nomenclature SET <text:s/>last_id_fta_nomenclature='0' , OLD_id_fta_composition='' , id_annexe_agrologic_article_codification='2' , id_access_recette_recette='0' , id_fta='1353' , ascendant_fta_nomenclature='' , site_production_fta_nomenclature='1' , poids_fta_nomenclature='' , id_annexe_unite='kg' , quantite_piece_par_carton='' , poids_total_carton_vrac_fta_nomenclature='' , code_produit_agrologic_fta_nomenclature='0157' , etat_fta_nomenclature='1' , nom_fta_nomenclature='FCE SAMOSSA ANANAS COCO TDA KG' , suffixe_agrologic_fta_nomenclature='' </text:p>
      <text:p text:style-name="P1"><text:line-break/>600056 - GALETTE SAMBO JAUNE CREOLE KG créé: </text:p>
      <text:p text:style-name="P5">INSERT fta_nomenclature SET <text:s/>last_id_fta_nomenclature='0' , OLD_id_fta_composition='' , id_annexe_agrologic_article_codification='2' , id_access_recette_recette='0' , id_fta='1353' , ascendant_fta_nomenclature='' , site_production_fta_nomenclature='1' , poids_fta_nomenclature='' , id_annexe_unite='kg' , quantite_piece_par_carton='' , poids_total_carton_vrac_fta_nomenclature='' , code_produit_agrologic_fta_nomenclature='0056' , etat_fta_nomenclature='1' , nom_fta_nomenclature='GALETTE SAMBO JAUNE CREOLE KG' , suffixe_agrologic_fta_nomenclature='' </text:p>
      <text:p text:style-name="P1"><text:line-break/></text:p>
      <text:p text:style-name="P4">Traitement de l'Article: 21222</text:p>
      <text:p text:style-name="P1"><text:line-break/>121202 - N POULET 65G LSTDA PIECE créé: </text:p>
      <text:p text:style-name="P5"><text:soft-page-break/>INSERT fta_nomenclature SET <text:s/>last_id_fta_nomenclature='0' , OLD_id_fta_composition='' , id_annexe_agrologic_article_codification='5' , id_access_recette_recette='0' , id_fta='1366' , ascendant_fta_nomenclature='' , site_production_fta_nomenclature='1' , poids_fta_nomenclature='0.065' , id_annexe_unite='kg' , quantite_piece_par_carton='' , poids_total_carton_vrac_fta_nomenclature='' , code_produit_agrologic_fta_nomenclature='1202' , etat_fta_nomenclature='1' , nom_fta_nomenclature='N POULET 65G LSTDA PIECE' , suffixe_agrologic_fta_nomenclature='' </text:p>
      <text:p text:style-name="P1"><text:line-break/>600141 - FCE NEM POULET LSTDA KG créé: </text:p>
      <text:p text:style-name="P5">INSERT fta_nomenclature SET <text:s/>last_id_fta_nomenclature='0' , OLD_id_fta_composition='' , id_annexe_agrologic_article_codification='2' , id_access_recette_recette='0' , id_fta='1366' , ascendant_fta_nomenclature='' , site_production_fta_nomenclature='1' , poids_fta_nomenclature='' , id_annexe_unite='kg' , quantite_piece_par_carton='' , poids_total_carton_vrac_fta_nomenclature='' , code_produit_agrologic_fta_nomenclature='0141' , etat_fta_nomenclature='1' , nom_fta_nomenclature='FCE NEM POULET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36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36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1366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213</text:p>
      <text:p text:style-name="P1"><text:line-break/>121205 - N PORC 30G LSTDA PIECE créé: </text:p>
      <text:p text:style-name="P5">INSERT fta_nomenclature SET <text:s/>last_id_fta_nomenclature='0' , OLD_id_fta_composition='' , id_annexe_agrologic_article_codification='5' , id_access_recette_recette='0' , id_fta='1367' , ascendant_fta_nomenclature='' , site_production_fta_nomenclature='1' , poids_fta_nomenclature='0.03' , id_annexe_unite='kg' , quantite_piece_par_carton='' , poids_total_carton_vrac_fta_nomenclature='' , code_produit_agrologic_fta_nomenclature='1205' , etat_fta_nomenclature='1' , nom_fta_nomenclature='N PORC 30G LSTDA PIECE' , suffixe_agrologic_fta_nomenclature='' </text:p>
      <text:p text:style-name="P1"><text:line-break/>600139 - FCE NEM PORC LSTDA KG créé: </text:p>
      <text:p text:style-name="P5">INSERT fta_nomenclature SET <text:s/>last_id_fta_nomenclature='0' , OLD_id_fta_composition='' , id_annexe_agrologic_article_codification='2' , id_access_recette_recette='0' , id_fta='1367' , ascendant_fta_nomenclature='' , site_production_fta_nomenclature='1' , poids_fta_nomenclature='' , id_annexe_unite='kg' , quantite_piece_par_carton='' , poids_total_carton_vrac_fta_nomenclature='' , code_produit_agrologic_fta_nomenclature='0139' , etat_fta_nomenclature='1' , nom_fta_nomenclature='FCE NEM PORC LSTDA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1367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367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367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212</text:p>
      <text:p text:style-name="P1"><text:line-break/>121205 - N PORC 30G LSTDA PIECE créé: </text:p>
      <text:p text:style-name="P5"><text:soft-page-break/>INSERT fta_nomenclature SET <text:s/>last_id_fta_nomenclature='0' , OLD_id_fta_composition='' , id_annexe_agrologic_article_codification='5' , id_access_recette_recette='0' , id_fta='1368' , ascendant_fta_nomenclature='' , site_production_fta_nomenclature='1' , poids_fta_nomenclature='0.03' , id_annexe_unite='kg' , quantite_piece_par_carton='' , poids_total_carton_vrac_fta_nomenclature='' , code_produit_agrologic_fta_nomenclature='1205' , etat_fta_nomenclature='1' , nom_fta_nomenclature='N PORC 30G LSTDA PIECE' , suffixe_agrologic_fta_nomenclature='' </text:p>
      <text:p text:style-name="P1"><text:line-break/>600139 - FCE NEM PORC LSTDA KG créé: </text:p>
      <text:p text:style-name="P5">INSERT fta_nomenclature SET <text:s/>last_id_fta_nomenclature='0' , OLD_id_fta_composition='' , id_annexe_agrologic_article_codification='2' , id_access_recette_recette='0' , id_fta='1368' , ascendant_fta_nomenclature='' , site_production_fta_nomenclature='1' , poids_fta_nomenclature='' , id_annexe_unite='kg' , quantite_piece_par_carton='' , poids_total_carton_vrac_fta_nomenclature='' , code_produit_agrologic_fta_nomenclature='0139' , etat_fta_nomenclature='1' , nom_fta_nomenclature='FCE NEM PORC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36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36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136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224</text:p>
      <text:p text:style-name="P1"><text:line-break/>121306 - ACRA MORUE 15G MDCORA/MATCH/TDA PIECE créé: </text:p>
      <text:p text:style-name="P5">INSERT fta_nomenclature SET <text:s/>last_id_fta_nomenclature='0' , OLD_id_fta_composition='' , id_annexe_agrologic_article_codification='5' , id_access_recette_recette='0' , id_fta='1371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INSERT fta_nomenclature SET <text:s/>last_id_fta_nomenclature='0' , OLD_id_fta_composition='' , id_annexe_agrologic_article_codification='2' , id_access_recette_recette='0' , id_fta='1371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</text:p>
      <text:p text:style-name="P4">Traitement de l'Article: 21215</text:p>
      <text:p text:style-name="P1"><text:line-break/>121214 - BOUCHEE COCO 25G PCE LSTDA créé: </text:p>
      <text:p text:style-name="P5"><text:soft-page-break/>INSERT fta_nomenclature SET <text:s/>last_id_fta_nomenclature='0' , OLD_id_fta_composition='' , id_annexe_agrologic_article_codification='5' , id_access_recette_recette='0' , id_fta='1374' , ascendant_fta_nomenclature='' , site_production_fta_nomenclature='1' , poids_fta_nomenclature='0.025' , id_annexe_unite='kg' , quantite_piece_par_carton='' , poids_total_carton_vrac_fta_nomenclature='' , code_produit_agrologic_fta_nomenclature='1214' , etat_fta_nomenclature='1' , nom_fta_nomenclature='BOUCHEE COCO 25G PCE LSTDA' , suffixe_agrologic_fta_nomenclature='' </text:p>
      <text:p text:style-name="P1"><text:line-break/>600156 - FCE BOUCHEE COCO TDA KG créé: </text:p>
      <text:p text:style-name="P5">INSERT fta_nomenclature SET <text:s/>last_id_fta_nomenclature='0' , OLD_id_fta_composition='' , id_annexe_agrologic_article_codification='2' , id_access_recette_recette='0' , id_fta='1374' , ascendant_fta_nomenclature='' , site_production_fta_nomenclature='1' , poids_fta_nomenclature='' , id_annexe_unite='kg' , quantite_piece_par_carton='' , poids_total_carton_vrac_fta_nomenclature='' , code_produit_agrologic_fta_nomenclature='0156' , etat_fta_nomenclature='1' , nom_fta_nomenclature='FCE BOUCHEE COCO TDA KG' , suffixe_agrologic_fta_nomenclature='' </text:p>
      <text:p text:style-name="P1"><text:line-break/>121215 - SAM ANANAS COCO 25G PCE LSTDA créé: </text:p>
      <text:p text:style-name="P5">INSERT fta_nomenclature SET <text:s/>last_id_fta_nomenclature='0' , OLD_id_fta_composition='' , id_annexe_agrologic_article_codification='5' , id_access_recette_recette='0' , id_fta='1374' , ascendant_fta_nomenclature='' , site_production_fta_nomenclature='1' , poids_fta_nomenclature='0.025' , id_annexe_unite='kg' , quantite_piece_par_carton='' , poids_total_carton_vrac_fta_nomenclature='' , code_produit_agrologic_fta_nomenclature='1215' , etat_fta_nomenclature='1' , nom_fta_nomenclature='SAM ANANAS COCO 25G PCE LSTDA' , suffixe_agrologic_fta_nomenclature='' </text:p>
      <text:p text:style-name="P1"><text:line-break/>600157 - FCE SAMOSSA ANANAS COCO TDA KG créé: </text:p>
      <text:p text:style-name="P5">INSERT fta_nomenclature SET <text:s/>last_id_fta_nomenclature='0' , OLD_id_fta_composition='' , id_annexe_agrologic_article_codification='2' , id_access_recette_recette='0' , id_fta='1374' , ascendant_fta_nomenclature='' , site_production_fta_nomenclature='1' , poids_fta_nomenclature='' , id_annexe_unite='kg' , quantite_piece_par_carton='' , poids_total_carton_vrac_fta_nomenclature='' , code_produit_agrologic_fta_nomenclature='0157' , etat_fta_nomenclature='1' , nom_fta_nomenclature='FCE SAMOSSA ANANAS COCO TDA KG' , suffixe_agrologic_fta_nomenclature='' </text:p>
      <text:p text:style-name="P1"><text:line-break/>600056 - GALETTE SAMBO JAUNE CREOLE KG créé: </text:p>
      <text:p text:style-name="P5"><text:soft-page-break/>INSERT fta_nomenclature SET <text:s/>last_id_fta_nomenclature='0' , OLD_id_fta_composition='' , id_annexe_agrologic_article_codification='2' , id_access_recette_recette='0' , id_fta='1374' , ascendant_fta_nomenclature='' , site_production_fta_nomenclature='1' , poids_fta_nomenclature='' , id_annexe_unite='kg' , quantite_piece_par_carton='' , poids_total_carton_vrac_fta_nomenclature='' , code_produit_agrologic_fta_nomenclature='0056' , etat_fta_nomenclature='1' , nom_fta_nomenclature='GALETTE SAMBO JAUNE CREOLE KG' , suffixe_agrologic_fta_nomenclature='' </text:p>
      <text:p text:style-name="P1"><text:line-break/>111724 - SAM FRUIT EXO 25G PCE créé: </text:p>
      <text:p text:style-name="P5">INSERT fta_nomenclature SET <text:s/>last_id_fta_nomenclature='0' , OLD_id_fta_composition='' , id_annexe_agrologic_article_codification='5' , id_access_recette_recette='0' , id_fta='1374' , ascendant_fta_nomenclature='' , site_production_fta_nomenclature='1' , poids_fta_nomenclature='0.025' , id_annexe_unite='kg' , quantite_piece_par_carton='' , poids_total_carton_vrac_fta_nomenclature='' , code_produit_agrologic_fta_nomenclature='1724' , etat_fta_nomenclature='1' , nom_fta_nomenclature='SAM FRUIT EXO 25G PCE' , suffixe_agrologic_fta_nomenclature='' </text:p>
      <text:p text:style-name="P1"><text:line-break/>600138 - FCE SAMOSSA FRUITS EXO KG créé: </text:p>
      <text:p text:style-name="P5">INSERT fta_nomenclature SET <text:s/>last_id_fta_nomenclature='0' , OLD_id_fta_composition='' , id_annexe_agrologic_article_codification='2' , id_access_recette_recette='0' , id_fta='1374' , ascendant_fta_nomenclature='' , site_production_fta_nomenclature='1' , poids_fta_nomenclature='' , id_annexe_unite='kg' , quantite_piece_par_carton='' , poids_total_carton_vrac_fta_nomenclature='' , code_produit_agrologic_fta_nomenclature='0138' , etat_fta_nomenclature='1' , nom_fta_nomenclature='FCE SAMOSSA FRUITS EXO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37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<text:soft-page-break/>Traitement de l'Article: 27153</text:p>
      <text:p text:style-name="P1"><text:line-break/></text:p>
      <text:p text:style-name="P4">Traitement de l'Article: 27151</text:p>
      <text:p text:style-name="P1"><text:line-break/></text:p>
      <text:p text:style-name="P4">Traitement de l'Article: 21651</text:p>
      <text:p text:style-name="P1"><text:line-break/>121642 - NEM PORC MDAUC 65G CUIT créé: </text:p>
      <text:p text:style-name="P5">INSERT fta_nomenclature SET <text:s/>last_id_fta_nomenclature='0' , OLD_id_fta_composition='' , id_annexe_agrologic_article_codification='5' , id_access_recette_recette='0' , id_fta='1379' , ascendant_fta_nomenclature='' , site_production_fta_nomenclature='1' , poids_fta_nomenclature='0.065' , id_annexe_unite='kg' , quantite_piece_par_carton='' , poids_total_carton_vrac_fta_nomenclature='' , code_produit_agrologic_fta_nomenclature='1642' , etat_fta_nomenclature='1' , nom_fta_nomenclature='NEM PORC MDAUC 65G CUIT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37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76 - FCE NEM PORC MDAUC KG créé: </text:p>
      <text:p text:style-name="P5">INSERT fta_nomenclature SET <text:s/>last_id_fta_nomenclature='0' , OLD_id_fta_composition='' , id_annexe_agrologic_article_codification='2' , id_access_recette_recette='0' , id_fta='1379' , ascendant_fta_nomenclature='' , site_production_fta_nomenclature='1' , poids_fta_nomenclature='' , id_annexe_unite='kg' , quantite_piece_par_carton='' , poids_total_carton_vrac_fta_nomenclature='' , code_produit_agrologic_fta_nomenclature='0176' , etat_fta_nomenclature='1' , nom_fta_nomenclature='FCE NEM PORC MDAUC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137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37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250 - PREP VIANDE PORC 60/40 créé: </text:p>
      <text:p text:style-name="P5">INSERT fta_nomenclature SET <text:s/>last_id_fta_nomenclature='0' , OLD_id_fta_composition='' , id_annexe_agrologic_article_codification='1' , id_access_recette_recette='0' , id_fta='1379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</text:p>
      <text:p text:style-name="P4">Traitement de l'Article: 21652</text:p>
      <text:p text:style-name="P1"><text:line-break/>121641 - NEM CREVETTE CRABE MDAUC 65G CUIT créé: </text:p>
      <text:p text:style-name="P5"><text:soft-page-break/>INSERT fta_nomenclature SET <text:s/>last_id_fta_nomenclature='0' , OLD_id_fta_composition='' , id_annexe_agrologic_article_codification='5' , id_access_recette_recette='0' , id_fta='1381' , ascendant_fta_nomenclature='' , site_production_fta_nomenclature='1' , poids_fta_nomenclature='0.065' , id_annexe_unite='kg' , quantite_piece_par_carton='' , poids_total_carton_vrac_fta_nomenclature='' , code_produit_agrologic_fta_nomenclature='1641' , etat_fta_nomenclature='1' , nom_fta_nomenclature='NEM CREVETTE CRABE MDAUC 65G CUIT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381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78 - FCE NEM CREVETTE CRABE MDAUC KG créé: </text:p>
      <text:p text:style-name="P5">INSERT fta_nomenclature SET <text:s/>last_id_fta_nomenclature='0' , OLD_id_fta_composition='' , id_annexe_agrologic_article_codification='2' , id_access_recette_recette='0' , id_fta='1381' , ascendant_fta_nomenclature='' , site_production_fta_nomenclature='1' , poids_fta_nomenclature='' , id_annexe_unite='kg' , quantite_piece_par_carton='' , poids_total_carton_vrac_fta_nomenclature='' , code_produit_agrologic_fta_nomenclature='0178' , etat_fta_nomenclature='1' , nom_fta_nomenclature='FCE NEM CREVETTE CRABE MDAUC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38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138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</text:p>
      <text:p text:style-name="P4">Traitement de l'Article: 21650</text:p>
      <text:p text:style-name="P1"><text:line-break/>121643 - NEM POULET MENTHE MDAUC 65G CUIT créé: </text:p>
      <text:p text:style-name="P5">INSERT fta_nomenclature SET <text:s/>last_id_fta_nomenclature='0' , OLD_id_fta_composition='' , id_annexe_agrologic_article_codification='5' , id_access_recette_recette='0' , id_fta='1383' , ascendant_fta_nomenclature='' , site_production_fta_nomenclature='1' , poids_fta_nomenclature='0.065' , id_annexe_unite='kg' , quantite_piece_par_carton='' , poids_total_carton_vrac_fta_nomenclature='' , code_produit_agrologic_fta_nomenclature='1643' , etat_fta_nomenclature='1' , nom_fta_nomenclature='NEM POULET MENTHE MDAUC 65G CUIT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383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79 - FCE NEM POULET MENTHE MDAUC KG créé: </text:p>
      <text:p text:style-name="P5"><text:soft-page-break/>INSERT fta_nomenclature SET <text:s/>last_id_fta_nomenclature='0' , OLD_id_fta_composition='' , id_annexe_agrologic_article_codification='2' , id_access_recette_recette='0' , id_fta='1383' , ascendant_fta_nomenclature='' , site_production_fta_nomenclature='1' , poids_fta_nomenclature='' , id_annexe_unite='kg' , quantite_piece_par_carton='' , poids_total_carton_vrac_fta_nomenclature='' , code_produit_agrologic_fta_nomenclature='0179' , etat_fta_nomenclature='1' , nom_fta_nomenclature='FCE NEM POULET MENTHE MDAUC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383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383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</text:p>
      <text:p text:style-name="P4">Traitement de l'Article: 21356</text:p>
      <text:p text:style-name="P1"><text:line-break/></text:p>
      <text:p text:style-name="P4">Traitement de l'Article: 21357</text:p>
      <text:p text:style-name="P1"><text:line-break/></text:p>
      <text:p text:style-name="P4">Traitement de l'Article: 35115</text:p>
      <text:p text:style-name="P1"><text:line-break/>235115 - MOUSSAKA AGNEAU MDCAR 300G CRU créé: </text:p>
      <text:p text:style-name="P5"><text:soft-page-break/>INSERT fta_nomenclature SET <text:s/>last_id_fta_nomenclature='0' , OLD_id_fta_composition='' , id_annexe_agrologic_article_codification='4' , id_access_recette_recette='0' , id_fta='1415' , ascendant_fta_nomenclature='' , site_production_fta_nomenclature='1' , poids_fta_nomenclature='0.3' , id_annexe_unite='kg' , quantite_piece_par_carton='' , poids_total_carton_vrac_fta_nomenclature='' , code_produit_agrologic_fta_nomenclature='5115' , etat_fta_nomenclature='1' , nom_fta_nomenclature='MOUSSAKA AGNEAU MDCAR 300G CRU' , suffixe_agrologic_fta_nomenclature='' </text:p>
      <text:p text:style-name="P1"><text:line-break/>700243 - PREP FROMAGE COLOREE MDCAR KG créé: </text:p>
      <text:p text:style-name="P5">INSERT fta_nomenclature SET <text:s/>last_id_fta_nomenclature='0' , OLD_id_fta_composition='' , id_annexe_agrologic_article_codification='1' , id_access_recette_recette='0' , id_fta='1415' , ascendant_fta_nomenclature='' , site_production_fta_nomenclature='1' , poids_fta_nomenclature='' , id_annexe_unite='kg' , quantite_piece_par_carton='' , poids_total_carton_vrac_fta_nomenclature='' , code_produit_agrologic_fta_nomenclature='0243' , etat_fta_nomenclature='1' , nom_fta_nomenclature='PREP FROMAGE COLOREE MDCAR KG' , suffixe_agrologic_fta_nomenclature='' </text:p>
      <text:p text:style-name="P1"><text:line-break/>600075 - FARCE MOUSSAKA CARR KG créé: </text:p>
      <text:p text:style-name="P5">INSERT fta_nomenclature SET <text:s/>last_id_fta_nomenclature='0' , OLD_id_fta_composition='' , id_annexe_agrologic_article_codification='2' , id_access_recette_recette='0' , id_fta='1415' , ascendant_fta_nomenclature='' , site_production_fta_nomenclature='1' , poids_fta_nomenclature='' , id_annexe_unite='kg' , quantite_piece_par_carton='' , poids_total_carton_vrac_fta_nomenclature='' , code_produit_agrologic_fta_nomenclature='0075' , etat_fta_nomenclature='1' , nom_fta_nomenclature='FARCE MOUSSAKA CARR KG' , suffixe_agrologic_fta_nomenclature='' </text:p>
      <text:p text:style-name="P1"><text:line-break/>700017 - PRE CUISSON AGNEAU MOUSSAKA créé: </text:p>
      <text:p text:style-name="P5">INSERT fta_nomenclature SET <text:s/>last_id_fta_nomenclature='0' , OLD_id_fta_composition='' , id_annexe_agrologic_article_codification='1' , id_access_recette_recette='0' , id_fta='1415' , ascendant_fta_nomenclature='' , site_production_fta_nomenclature='1' , poids_fta_nomenclature='' , id_annexe_unite='kg' , quantite_piece_par_carton='' , poids_total_carton_vrac_fta_nomenclature='' , code_produit_agrologic_fta_nomenclature='0017' , etat_fta_nomenclature='1' , nom_fta_nomenclature='PRE CUISSON AGNEAU MOUSSAKA' , suffixe_agrologic_fta_nomenclature='' </text:p>
      <text:p text:style-name="P1"><text:line-break/>500400 - SAUCE BLANCHE MOUSSAKA CARR créé: </text:p>
      <text:p text:style-name="P5"><text:soft-page-break/>INSERT fta_nomenclature SET <text:s/>last_id_fta_nomenclature='0' , OLD_id_fta_composition='' , id_annexe_agrologic_article_codification='3' , id_access_recette_recette='0' , id_fta='1415' , ascendant_fta_nomenclature='' , site_production_fta_nomenclature='1' , poids_fta_nomenclature='' , id_annexe_unite='L' , quantite_piece_par_carton='' , poids_total_carton_vrac_fta_nomenclature='' , code_produit_agrologic_fta_nomenclature='0400' , etat_fta_nomenclature='1' , nom_fta_nomenclature='SAUCE BLANCHE MOUSSAKA CARR' , suffixe_agrologic_fta_nomenclature='' </text:p>
      <text:p text:style-name="P1"><text:line-break/></text:p>
      <text:p text:style-name="P4">Traitement de l'Article: 10853</text:p>
      <text:p text:style-name="P1"><text:line-break/>210853 - PLT AIGRE DOUCE 900G CRU créé: </text:p>
      <text:p text:style-name="P5">INSERT fta_nomenclature SET <text:s/>last_id_fta_nomenclature='0' , OLD_id_fta_composition='' , id_annexe_agrologic_article_codification='4' , id_access_recette_recette='0' , id_fta='1416' , ascendant_fta_nomenclature='' , site_production_fta_nomenclature='1' , poids_fta_nomenclature='0.9' , id_annexe_unite='kg' , quantite_piece_par_carton='' , poids_total_carton_vrac_fta_nomenclature='' , code_produit_agrologic_fta_nomenclature='0853' , etat_fta_nomenclature='1' , nom_fta_nomenclature='PLT AIGRE DOUCE 900G CRU' , suffixe_agrologic_fta_nomenclature='' </text:p>
      <text:p text:style-name="P1"><text:line-break/>500651 - SCE PLT AIGRE DOUCE TAG L créé: </text:p>
      <text:p text:style-name="P5">INSERT fta_nomenclature SET <text:s/>last_id_fta_nomenclature='0' , OLD_id_fta_composition='' , id_annexe_agrologic_article_codification='3' , id_access_recette_recette='0' , id_fta='1416' , ascendant_fta_nomenclature='' , site_production_fta_nomenclature='1' , poids_fta_nomenclature='' , id_annexe_unite='L' , quantite_piece_par_carton='' , poids_total_carton_vrac_fta_nomenclature='' , code_produit_agrologic_fta_nomenclature='0651' , etat_fta_nomenclature='1' , nom_fta_nomenclature='SCE PLT AIGRE DOUCE TAG L' , suffixe_agrologic_fta_nomenclature='' </text:p>
      <text:p text:style-name="P1"><text:line-break/>210852 - GARNITURE PLT AIGRE DOUCE 600G CRU créé: </text:p>
      <text:p text:style-name="P5"><text:soft-page-break/>INSERT fta_nomenclature SET <text:s/>last_id_fta_nomenclature='0' , OLD_id_fta_composition='' , id_annexe_agrologic_article_codification='4' , id_access_recette_recette='0' , id_fta='1416' , ascendant_fta_nomenclature='' , site_production_fta_nomenclature='1' , poids_fta_nomenclature='0.6' , id_annexe_unite='kg' , quantite_piece_par_carton='' , poids_total_carton_vrac_fta_nomenclature='' , code_produit_agrologic_fta_nomenclature='0852' , etat_fta_nomenclature='1' , nom_fta_nomenclature='GARNITURE PLT AIGRE DOUCE 600G CRU' , suffixe_agrologic_fta_nomenclature='' </text:p>
      <text:p text:style-name="P1"><text:line-break/>700273 - PREP GARNITURE POULET AIGRE DOUCE KG créé: </text:p>
      <text:p text:style-name="P5">INSERT fta_nomenclature SET <text:s/>last_id_fta_nomenclature='0' , OLD_id_fta_composition='' , id_annexe_agrologic_article_codification='1' , id_access_recette_recette='0' , id_fta='1416' , ascendant_fta_nomenclature='' , site_production_fta_nomenclature='1' , poids_fta_nomenclature='' , id_annexe_unite='kg' , quantite_piece_par_carton='' , poids_total_carton_vrac_fta_nomenclature='' , code_produit_agrologic_fta_nomenclature='0273' , etat_fta_nomenclature='1' , nom_fta_nomenclature='PREP GARNITURE POULET AIGRE DOUCE KG' , suffixe_agrologic_fta_nomenclature='' </text:p>
      <text:p text:style-name="P1"><text:line-break/></text:p>
      <text:p text:style-name="P4">Traitement de l'Article: 35162</text:p>
      <text:p text:style-name="P1"><text:line-break/>235163 - CREME MORUE MDCAR 90G CRU créé: </text:p>
      <text:p text:style-name="P5">INSERT fta_nomenclature SET <text:s/>last_id_fta_nomenclature='0' , OLD_id_fta_composition='' , id_annexe_agrologic_article_codification='4' , id_access_recette_recette='0' , id_fta='1417' , ascendant_fta_nomenclature='' , site_production_fta_nomenclature='1' , poids_fta_nomenclature='0.09' , id_annexe_unite='kg' , quantite_piece_par_carton='' , poids_total_carton_vrac_fta_nomenclature='' , code_produit_agrologic_fta_nomenclature='5163' , etat_fta_nomenclature='1' , nom_fta_nomenclature='CREME MORUE MDCAR 90G CRU' , suffixe_agrologic_fta_nomenclature='' </text:p>
      <text:p text:style-name="P1"><text:line-break/>700471 - PREP CREME MORUE MDCAR KG créé: </text:p>
      <text:p text:style-name="P5"><text:soft-page-break/>INSERT fta_nomenclature SET <text:s/>last_id_fta_nomenclature='0' , OLD_id_fta_composition='' , id_annexe_agrologic_article_codification='1' , id_access_recette_recette='0' , id_fta='1417' , ascendant_fta_nomenclature='' , site_production_fta_nomenclature='1' , poids_fta_nomenclature='' , id_annexe_unite='kg' , quantite_piece_par_carton='' , poids_total_carton_vrac_fta_nomenclature='' , code_produit_agrologic_fta_nomenclature='0471' , etat_fta_nomenclature='1' , nom_fta_nomenclature='PREP CREME MORUE MDCAR KG' , suffixe_agrologic_fta_nomenclature='' </text:p>
      <text:p text:style-name="P1"><text:line-break/>700470 - PREC MORUE TAPAS MDCAR KG créé: </text:p>
      <text:p text:style-name="P5">INSERT fta_nomenclature SET <text:s/>last_id_fta_nomenclature='0' , OLD_id_fta_composition='' , id_annexe_agrologic_article_codification='1' , id_access_recette_recette='0' , id_fta='1417' , ascendant_fta_nomenclature='' , site_production_fta_nomenclature='1' , poids_fta_nomenclature='' , id_annexe_unite='kg' , quantite_piece_par_carton='' , poids_total_carton_vrac_fta_nomenclature='' , code_produit_agrologic_fta_nomenclature='0470' , etat_fta_nomenclature='1' , nom_fta_nomenclature='PREC MORUE TAPAS MDCAR KG' , suffixe_agrologic_fta_nomenclature='' </text:p>
      <text:p text:style-name="P1"><text:line-break/>235165 - CALAMARS TAPAS MDCAR 90G CRU créé: </text:p>
      <text:p text:style-name="P5">INSERT fta_nomenclature SET <text:s/>last_id_fta_nomenclature='0' , OLD_id_fta_composition='' , id_annexe_agrologic_article_codification='4' , id_access_recette_recette='0' , id_fta='1417' , ascendant_fta_nomenclature='' , site_production_fta_nomenclature='1' , poids_fta_nomenclature='0.09' , id_annexe_unite='kg' , quantite_piece_par_carton='' , poids_total_carton_vrac_fta_nomenclature='' , code_produit_agrologic_fta_nomenclature='5165' , etat_fta_nomenclature='1' , nom_fta_nomenclature='CALAMARS TAPAS MDCAR 90G CRU' , suffixe_agrologic_fta_nomenclature='' </text:p>
      <text:p text:style-name="P1"><text:line-break/>700505 - PREP CALAMAR TAPAS MDCAR KG créé: </text:p>
      <text:p text:style-name="P5">INSERT fta_nomenclature SET <text:s/>last_id_fta_nomenclature='0' , OLD_id_fta_composition='' , id_annexe_agrologic_article_codification='1' , id_access_recette_recette='0' , id_fta='1417' , ascendant_fta_nomenclature='' , site_production_fta_nomenclature='1' , poids_fta_nomenclature='' , id_annexe_unite='kg' , quantite_piece_par_carton='' , poids_total_carton_vrac_fta_nomenclature='' , code_produit_agrologic_fta_nomenclature='0505' , etat_fta_nomenclature='1' , nom_fta_nomenclature='PREP CALAMAR TAPAS MDCAR KG' , suffixe_agrologic_fta_nomenclature='' </text:p>
      <text:p text:style-name="P1"><text:line-break/>700415 - PREP ANNEAUX LOLIGO 40/60 BLCH 20% KG créé: </text:p>
      <text:p text:style-name="P5"><text:soft-page-break/>INSERT fta_nomenclature SET <text:s/>last_id_fta_nomenclature='0' , OLD_id_fta_composition='' , id_annexe_agrologic_article_codification='1' , id_access_recette_recette='0' , id_fta='1417' , ascendant_fta_nomenclature='' , site_production_fta_nomenclature='1' , poids_fta_nomenclature='' , id_annexe_unite='kg' , quantite_piece_par_carton='' , poids_total_carton_vrac_fta_nomenclature='' , code_produit_agrologic_fta_nomenclature='0415' , etat_fta_nomenclature='1' , nom_fta_nomenclature='PREP ANNEAUX LOLIGO 40/60 BLCH 20% KG' , suffixe_agrologic_fta_nomenclature='' </text:p>
      <text:p text:style-name="P1"><text:line-break/>500745 - SCE CALAMAR TAPAS MDCAR L créé: </text:p>
      <text:p text:style-name="P5">INSERT fta_nomenclature SET <text:s/>last_id_fta_nomenclature='0' , OLD_id_fta_composition='' , id_annexe_agrologic_article_codification='3' , id_access_recette_recette='0' , id_fta='1417' , ascendant_fta_nomenclature='' , site_production_fta_nomenclature='1' , poids_fta_nomenclature='' , id_annexe_unite='L' , quantite_piece_par_carton='' , poids_total_carton_vrac_fta_nomenclature='' , code_produit_agrologic_fta_nomenclature='0745' , etat_fta_nomenclature='1' , nom_fta_nomenclature='SCE CALAMAR TAPAS MDCAR L' , suffixe_agrologic_fta_nomenclature='' </text:p>
      <text:p text:style-name="P1"><text:line-break/>235162 - POIS CHICHES TAPAS MDCAR 90G CRU créé: </text:p>
      <text:p text:style-name="P5">INSERT fta_nomenclature SET <text:s/>last_id_fta_nomenclature='0' , OLD_id_fta_composition='' , id_annexe_agrologic_article_codification='4' , id_access_recette_recette='0' , id_fta='1417' , ascendant_fta_nomenclature='' , site_production_fta_nomenclature='1' , poids_fta_nomenclature='0.09' , id_annexe_unite='kg' , quantite_piece_par_carton='' , poids_total_carton_vrac_fta_nomenclature='' , code_produit_agrologic_fta_nomenclature='5162' , etat_fta_nomenclature='1' , nom_fta_nomenclature='POIS CHICHES TAPAS MDCAR 90G CRU' , suffixe_agrologic_fta_nomenclature='' </text:p>
      <text:p text:style-name="P1"><text:line-break/>700467 - PREP POIS CHICHE TAPAS MDCAR KG créé: </text:p>
      <text:p text:style-name="P5">INSERT fta_nomenclature SET <text:s/>last_id_fta_nomenclature='0' , OLD_id_fta_composition='' , id_annexe_agrologic_article_codification='1' , id_access_recette_recette='0' , id_fta='1417' , ascendant_fta_nomenclature='' , site_production_fta_nomenclature='1' , poids_fta_nomenclature='' , id_annexe_unite='kg' , quantite_piece_par_carton='' , poids_total_carton_vrac_fta_nomenclature='' , code_produit_agrologic_fta_nomenclature='0467' , etat_fta_nomenclature='1' , nom_fta_nomenclature='PREP POIS CHICHE TAPAS MDCAR KG' , suffixe_agrologic_fta_nomenclature='' </text:p>
      <text:p text:style-name="P1"><text:line-break/>700469 - PREC GROS POIS CHICHES KG créé: </text:p>
      <text:p text:style-name="P5"><text:soft-page-break/>INSERT fta_nomenclature SET <text:s/>last_id_fta_nomenclature='0' , OLD_id_fta_composition='' , id_annexe_agrologic_article_codification='1' , id_access_recette_recette='0' , id_fta='1417' , ascendant_fta_nomenclature='' , site_production_fta_nomenclature='1' , poids_fta_nomenclature='' , id_annexe_unite='kg' , quantite_piece_par_carton='' , poids_total_carton_vrac_fta_nomenclature='' , code_produit_agrologic_fta_nomenclature='0469' , etat_fta_nomenclature='1' , nom_fta_nomenclature='PREC GROS POIS CHICHES KG' , suffixe_agrologic_fta_nomenclature='' </text:p>
      <text:p text:style-name="P1"><text:line-break/>500449 - SCE PREC LEGUMES SECS L créé: </text:p>
      <text:p text:style-name="P5">INSERT fta_nomenclature SET <text:s/>last_id_fta_nomenclature='0' , OLD_id_fta_composition='' , id_annexe_agrologic_article_codification='3' , id_access_recette_recette='0' , id_fta='1417' , ascendant_fta_nomenclature='' , site_production_fta_nomenclature='1' , poids_fta_nomenclature='' , id_annexe_unite='L' , quantite_piece_par_carton='' , poids_total_carton_vrac_fta_nomenclature='' , code_produit_agrologic_fta_nomenclature='0449' , etat_fta_nomenclature='1' , nom_fta_nomenclature='SCE PREC LEGUMES SECS L' , suffixe_agrologic_fta_nomenclature='' </text:p>
      <text:p text:style-name="P1"><text:line-break/>235164 - LEGUMES TAPAS MDCAR 90G CRU créé: </text:p>
      <text:p text:style-name="P5">INSERT fta_nomenclature SET <text:s/>last_id_fta_nomenclature='0' , OLD_id_fta_composition='' , id_annexe_agrologic_article_codification='4' , id_access_recette_recette='0' , id_fta='1417' , ascendant_fta_nomenclature='' , site_production_fta_nomenclature='1' , poids_fta_nomenclature='0.09' , id_annexe_unite='kg' , quantite_piece_par_carton='' , poids_total_carton_vrac_fta_nomenclature='' , code_produit_agrologic_fta_nomenclature='5164' , etat_fta_nomenclature='1' , nom_fta_nomenclature='LEGUMES TAPAS MDCAR 90G CRU' , suffixe_agrologic_fta_nomenclature='' </text:p>
      <text:p text:style-name="P1"><text:line-break/>700472 - PREP LEGUMES TAPAS MDCAR KG créé: </text:p>
      <text:p text:style-name="P5">INSERT fta_nomenclature SET <text:s/>last_id_fta_nomenclature='0' , OLD_id_fta_composition='' , id_annexe_agrologic_article_codification='1' , id_access_recette_recette='0' , id_fta='1417' , ascendant_fta_nomenclature='' , site_production_fta_nomenclature='1' , poids_fta_nomenclature='' , id_annexe_unite='kg' , quantite_piece_par_carton='' , poids_total_carton_vrac_fta_nomenclature='' , code_produit_agrologic_fta_nomenclature='0472' , etat_fta_nomenclature='1' , nom_fta_nomenclature='PREP LEGUMES TAPAS MDCAR KG' , suffixe_agrologic_fta_nomenclature='' </text:p>
      <text:p text:style-name="P1"><text:line-break/></text:p>
      <text:p text:style-name="P4"><text:soft-page-break/>Traitement de l'Article: 21220</text:p>
      <text:p text:style-name="P1"><text:line-break/>121200 - N PORC 65G LSTDA PIECE créé: </text:p>
      <text:p text:style-name="P5">INSERT fta_nomenclature SET <text:s/>last_id_fta_nomenclature='0' , OLD_id_fta_composition='' , id_annexe_agrologic_article_codification='5' , id_access_recette_recette='0' , id_fta='1359' , ascendant_fta_nomenclature='' , site_production_fta_nomenclature='1' , poids_fta_nomenclature='0.065' , id_annexe_unite='kg' , quantite_piece_par_carton='' , poids_total_carton_vrac_fta_nomenclature='' , code_produit_agrologic_fta_nomenclature='1200' , etat_fta_nomenclature='1' , nom_fta_nomenclature='N PORC 65G LSTDA PIECE' , suffixe_agrologic_fta_nomenclature='' </text:p>
      <text:p text:style-name="P1"><text:line-break/>600139 - FCE NEM PORC LSTDA KG créé: </text:p>
      <text:p text:style-name="P5">INSERT fta_nomenclature SET <text:s/>last_id_fta_nomenclature='0' , OLD_id_fta_composition='' , id_annexe_agrologic_article_codification='2' , id_access_recette_recette='0' , id_fta='1359' , ascendant_fta_nomenclature='' , site_production_fta_nomenclature='1' , poids_fta_nomenclature='' , id_annexe_unite='kg' , quantite_piece_par_carton='' , poids_total_carton_vrac_fta_nomenclature='' , code_produit_agrologic_fta_nomenclature='0139' , etat_fta_nomenclature='1' , nom_fta_nomenclature='FCE NEM PORC LSTDA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35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135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35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1638</text:p>
      <text:p text:style-name="P1"><text:line-break/>121380 - CREV PANE MDCASMONOAUC 20G PCE créé: </text:p>
      <text:p text:style-name="P5">INSERT fta_nomenclature SET <text:s/>last_id_fta_nomenclature='0' , OLD_id_fta_composition='' , id_annexe_agrologic_article_codification='5' , id_access_recette_recette='0' , id_fta='1387' , ascendant_fta_nomenclature='' , site_production_fta_nomenclature='1' , poids_fta_nomenclature='0.02' , id_annexe_unite='kg' , quantite_piece_par_carton='' , poids_total_carton_vrac_fta_nomenclature='' , code_produit_agrologic_fta_nomenclature='1380' , etat_fta_nomenclature='1' , nom_fta_nomenclature='CREV PANE MDCASMONOAUC 20G PCE' , suffixe_agrologic_fta_nomenclature='' </text:p>
      <text:p text:style-name="P1"><text:line-break/>600333 - PATE A BEIGNET CREVETTE TDA KG créé: </text:p>
      <text:p text:style-name="P5"><text:soft-page-break/>INSERT fta_nomenclature SET <text:s/>last_id_fta_nomenclature='0' , OLD_id_fta_composition='' , id_annexe_agrologic_article_codification='2' , id_access_recette_recette='0' , id_fta='1387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Traitement de l'Article: 21653</text:p>
      <text:p text:style-name="P1"><text:line-break/>121644 - SAMOSSA BOEUF MDAUC 50G CUIT créé: </text:p>
      <text:p text:style-name="P5">INSERT fta_nomenclature SET <text:s/>last_id_fta_nomenclature='0' , OLD_id_fta_composition='' , id_annexe_agrologic_article_codification='5' , id_access_recette_recette='0' , id_fta='1390' , ascendant_fta_nomenclature='' , site_production_fta_nomenclature='1' , poids_fta_nomenclature='0.05' , id_annexe_unite='kg' , quantite_piece_par_carton='' , poids_total_carton_vrac_fta_nomenclature='' , code_produit_agrologic_fta_nomenclature='1644' , etat_fta_nomenclature='1' , nom_fta_nomenclature='SAMOSSA BOEUF MDAUC 50G CUIT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390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80 - FCE SAMOSSA BOEUF MDAUC KG créé: </text:p>
      <text:p text:style-name="P5"><text:soft-page-break/>INSERT fta_nomenclature SET <text:s/>last_id_fta_nomenclature='0' , OLD_id_fta_composition='' , id_annexe_agrologic_article_codification='2' , id_access_recette_recette='0' , id_fta='1390' , ascendant_fta_nomenclature='' , site_production_fta_nomenclature='1' , poids_fta_nomenclature='' , id_annexe_unite='kg' , quantite_piece_par_carton='' , poids_total_carton_vrac_fta_nomenclature='' , code_produit_agrologic_fta_nomenclature='0180' , etat_fta_nomenclature='1' , nom_fta_nomenclature='FCE SAMOSSA BOEUF MDAUC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39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</text:p>
      <text:p text:style-name="P4">Traitement de l'Article: 21649</text:p>
      <text:p text:style-name="P1"><text:line-break/>121646 - SAMOSSA VOLAILLE MDAUC 50G CUIT créé: </text:p>
      <text:p text:style-name="P5">INSERT fta_nomenclature SET <text:s/>last_id_fta_nomenclature='0' , OLD_id_fta_composition='' , id_annexe_agrologic_article_codification='5' , id_access_recette_recette='0' , id_fta='1392' , ascendant_fta_nomenclature='' , site_production_fta_nomenclature='1' , poids_fta_nomenclature='0.05' , id_annexe_unite='kg' , quantite_piece_par_carton='' , poids_total_carton_vrac_fta_nomenclature='' , code_produit_agrologic_fta_nomenclature='1646' , etat_fta_nomenclature='1' , nom_fta_nomenclature='SAMOSSA VOLAILLE MDAUC 50G CUIT' , suffixe_agrologic_fta_nomenclature='' </text:p>
      <text:p text:style-name="P1"><text:line-break/>600056 - GALETTE SAMBO JAUNE CREOLE KG créé: </text:p>
      <text:p text:style-name="P5"><text:soft-page-break/>INSERT fta_nomenclature SET <text:s/>last_id_fta_nomenclature='0' , OLD_id_fta_composition='' , id_annexe_agrologic_article_codification='2' , id_access_recette_recette='0' , id_fta='1392' , ascendant_fta_nomenclature='' , site_production_fta_nomenclature='1' , poids_fta_nomenclature='' , id_annexe_unite='kg' , quantite_piece_par_carton='' , poids_total_carton_vrac_fta_nomenclature='' , code_produit_agrologic_fta_nomenclature='0056' , etat_fta_nomenclature='1' , nom_fta_nomenclature='GALETTE SAMBO JAUNE CREOLE KG' , suffixe_agrologic_fta_nomenclature='' </text:p>
      <text:p text:style-name="P1"><text:line-break/>600175 - FCE SAM VOL AUC créé: </text:p>
      <text:p text:style-name="P5">INSERT fta_nomenclature SET <text:s/>last_id_fta_nomenclature='0' , OLD_id_fta_composition='' , id_annexe_agrologic_article_codification='2' , id_access_recette_recette='0' , id_fta='1392' , ascendant_fta_nomenclature='' , site_production_fta_nomenclature='1' , poids_fta_nomenclature='' , id_annexe_unite='kg' , quantite_piece_par_carton='' , poids_total_carton_vrac_fta_nomenclature='' , code_produit_agrologic_fta_nomenclature='0175' , etat_fta_nomenclature='1' , nom_fta_nomenclature='FCE SAM VOL AUC' , suffixe_agrologic_fta_nomenclature='' </text:p>
      <text:p text:style-name="P1"><text:line-break/></text:p>
      <text:p text:style-name="P4">Traitement de l'Article: 21656</text:p>
      <text:p text:style-name="P1"><text:line-break/>121645 - SAMOSSA LEGUME MDAUC 50G CUIT créé: </text:p>
      <text:p text:style-name="P5">INSERT fta_nomenclature SET <text:s/>last_id_fta_nomenclature='0' , OLD_id_fta_composition='' , id_annexe_agrologic_article_codification='5' , id_access_recette_recette='0' , id_fta='1394' , ascendant_fta_nomenclature='' , site_production_fta_nomenclature='1' , poids_fta_nomenclature='0.05' , id_annexe_unite='kg' , quantite_piece_par_carton='' , poids_total_carton_vrac_fta_nomenclature='' , code_produit_agrologic_fta_nomenclature='1645' , etat_fta_nomenclature='1' , nom_fta_nomenclature='SAMOSSA LEGUME MDAUC 50G CUIT' , suffixe_agrologic_fta_nomenclature='' </text:p>
      <text:p text:style-name="P1"><text:line-break/>600101 - GALETTE BLE CREPIERE KG créé: </text:p>
      <text:p text:style-name="P5"><text:soft-page-break/>INSERT fta_nomenclature SET <text:s/>last_id_fta_nomenclature='0' , OLD_id_fta_composition='' , id_annexe_agrologic_article_codification='2' , id_access_recette_recette='0' , id_fta='139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81 - FCE SAMOSSA LEGUME MDAUC KG créé: </text:p>
      <text:p text:style-name="P5">INSERT fta_nomenclature SET <text:s/>last_id_fta_nomenclature='0' , OLD_id_fta_composition='' , id_annexe_agrologic_article_codification='2' , id_access_recette_recette='0' , id_fta='1394' , ascendant_fta_nomenclature='' , site_production_fta_nomenclature='1' , poids_fta_nomenclature='' , id_annexe_unite='kg' , quantite_piece_par_carton='' , poids_total_carton_vrac_fta_nomenclature='' , code_produit_agrologic_fta_nomenclature='0181' , etat_fta_nomenclature='1' , nom_fta_nomenclature='FCE SAMOSSA LEGUME MDAUC KG' , suffixe_agrologic_fta_nomenclature='' </text:p>
      <text:p text:style-name="P1"><text:line-break/></text:p>
      <text:p text:style-name="P4">Traitement de l'Article: 21654</text:p>
      <text:p text:style-name="P1"><text:line-break/>121638 - NEM PORC MDAUC 20G CUIT créé: </text:p>
      <text:p text:style-name="P5">INSERT fta_nomenclature SET <text:s/>last_id_fta_nomenclature='0' , OLD_id_fta_composition='' , id_annexe_agrologic_article_codification='5' , id_access_recette_recette='0' , id_fta='1396' , ascendant_fta_nomenclature='' , site_production_fta_nomenclature='1' , poids_fta_nomenclature='0.02' , id_annexe_unite='kg' , quantite_piece_par_carton='' , poids_total_carton_vrac_fta_nomenclature='' , code_produit_agrologic_fta_nomenclature='1638' , etat_fta_nomenclature='1' , nom_fta_nomenclature='NEM PORC MDAUC 20G CUIT' , suffixe_agrologic_fta_nomenclature='' </text:p>
      <text:p text:style-name="P1"><text:line-break/>600151 - GALETTE MACHINE + CARAMEL créé: </text:p>
      <text:p text:style-name="P5"><text:soft-page-break/>INSERT fta_nomenclature SET <text:s/>last_id_fta_nomenclature='0' , OLD_id_fta_composition='' , id_annexe_agrologic_article_codification='2' , id_access_recette_recette='0' , id_fta='1396' , ascendant_fta_nomenclature='' , site_production_fta_nomenclature='1' , poids_fta_nomenclature='' , id_annexe_unite='kg' , quantite_piece_par_carton='' , poids_total_carton_vrac_fta_nomenclature='' , code_produit_agrologic_fta_nomenclature='0151' , etat_fta_nomenclature='1' , nom_fta_nomenclature='GALETTE MACHINE + CARAMEL' , suffixe_agrologic_fta_nomenclature='' </text:p>
      <text:p text:style-name="P1"><text:line-break/>600176 - FCE NEM PORC MDAUC KG créé: </text:p>
      <text:p text:style-name="P5">INSERT fta_nomenclature SET <text:s/>last_id_fta_nomenclature='0' , OLD_id_fta_composition='' , id_annexe_agrologic_article_codification='2' , id_access_recette_recette='0' , id_fta='1396' , ascendant_fta_nomenclature='' , site_production_fta_nomenclature='1' , poids_fta_nomenclature='' , id_annexe_unite='kg' , quantite_piece_par_carton='' , poids_total_carton_vrac_fta_nomenclature='' , code_produit_agrologic_fta_nomenclature='0176' , etat_fta_nomenclature='1' , nom_fta_nomenclature='FCE NEM PORC MDAUC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396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396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250 - PREP VIANDE PORC 60/40 créé: </text:p>
      <text:p text:style-name="P5"><text:soft-page-break/>INSERT fta_nomenclature SET <text:s/>last_id_fta_nomenclature='0' , OLD_id_fta_composition='' , id_annexe_agrologic_article_codification='1' , id_access_recette_recette='0' , id_fta='1396' , ascendant_fta_nomenclature='' , site_production_fta_nomenclature='1' , poids_fta_nomenclature='' , id_annexe_unite='kg' , quantite_piece_par_carton='' , poids_total_carton_vrac_fta_nomenclature='' , code_produit_agrologic_fta_nomenclature='0250' , etat_fta_nomenclature='1' , nom_fta_nomenclature='PREP VIANDE PORC 60/40' , suffixe_agrologic_fta_nomenclature='' </text:p>
      <text:p text:style-name="P1"><text:line-break/>121636 - ACRAS MORUE MDAUC 20G CUIT créé: </text:p>
      <text:p text:style-name="P5">INSERT fta_nomenclature SET <text:s/>last_id_fta_nomenclature='0' , OLD_id_fta_composition='' , id_annexe_agrologic_article_codification='5' , id_access_recette_recette='0' , id_fta='1396' , ascendant_fta_nomenclature='' , site_production_fta_nomenclature='1' , poids_fta_nomenclature='0.02' , id_annexe_unite='kg' , quantite_piece_par_carton='' , poids_total_carton_vrac_fta_nomenclature='' , code_produit_agrologic_fta_nomenclature='1636' , etat_fta_nomenclature='1' , nom_fta_nomenclature='ACRAS MORUE MDAUC 20G CUIT' , suffixe_agrologic_fta_nomenclature='' </text:p>
      <text:p text:style-name="P1"><text:line-break/>600174 - FCE ACRAS MORUE MDAUC/SU KG créé: </text:p>
      <text:p text:style-name="P5">INSERT fta_nomenclature SET <text:s/>last_id_fta_nomenclature='0' , OLD_id_fta_composition='' , id_annexe_agrologic_article_codification='2' , id_access_recette_recette='0' , id_fta='1396' , ascendant_fta_nomenclature='' , site_production_fta_nomenclature='1' , poids_fta_nomenclature='' , id_annexe_unite='kg' , quantite_piece_par_carton='' , poids_total_carton_vrac_fta_nomenclature='' , code_produit_agrologic_fta_nomenclature='0174' , etat_fta_nomenclature='1' , nom_fta_nomenclature='FCE ACRAS MORUE MDAUC/SU KG' , suffixe_agrologic_fta_nomenclature='' </text:p>
      <text:p text:style-name="P1"><text:line-break/>121637 - SAMOSSA VOLAILLE MDAUC 25G CUIT créé: </text:p>
      <text:p text:style-name="P5">INSERT fta_nomenclature SET <text:s/>last_id_fta_nomenclature='0' , OLD_id_fta_composition='' , id_annexe_agrologic_article_codification='5' , id_access_recette_recette='0' , id_fta='1396' , ascendant_fta_nomenclature='' , site_production_fta_nomenclature='1' , poids_fta_nomenclature='0.025' , id_annexe_unite='kg' , quantite_piece_par_carton='' , poids_total_carton_vrac_fta_nomenclature='' , code_produit_agrologic_fta_nomenclature='1637' , etat_fta_nomenclature='1' , nom_fta_nomenclature='SAMOSSA VOLAILLE MDAUC 25G CUIT' , suffixe_agrologic_fta_nomenclature='' </text:p>
      <text:p text:style-name="P1"><text:line-break/>600056 - GALETTE SAMBO JAUNE CREOLE KG créé: </text:p>
      <text:p text:style-name="P5"><text:soft-page-break/>INSERT fta_nomenclature SET <text:s/>last_id_fta_nomenclature='0' , OLD_id_fta_composition='' , id_annexe_agrologic_article_codification='2' , id_access_recette_recette='0' , id_fta='1396' , ascendant_fta_nomenclature='' , site_production_fta_nomenclature='1' , poids_fta_nomenclature='' , id_annexe_unite='kg' , quantite_piece_par_carton='' , poids_total_carton_vrac_fta_nomenclature='' , code_produit_agrologic_fta_nomenclature='0056' , etat_fta_nomenclature='1' , nom_fta_nomenclature='GALETTE SAMBO JAUNE CREOLE KG' , suffixe_agrologic_fta_nomenclature='' </text:p>
      <text:p text:style-name="P1"><text:line-break/>600175 - FCE SAM VOL AUC créé: </text:p>
      <text:p text:style-name="P5">INSERT fta_nomenclature SET <text:s/>last_id_fta_nomenclature='0' , OLD_id_fta_composition='' , id_annexe_agrologic_article_codification='2' , id_access_recette_recette='0' , id_fta='1396' , ascendant_fta_nomenclature='' , site_production_fta_nomenclature='1' , poids_fta_nomenclature='' , id_annexe_unite='kg' , quantite_piece_par_carton='' , poids_total_carton_vrac_fta_nomenclature='' , code_produit_agrologic_fta_nomenclature='0175' , etat_fta_nomenclature='1' , nom_fta_nomenclature='FCE SAM VOL AUC' , suffixe_agrologic_fta_nomenclature='' </text:p>
      <text:p text:style-name="P1"><text:line-break/></text:p>
      <text:p text:style-name="P4">Traitement de l'Article: 45500</text:p>
      <text:p text:style-name="P1"><text:line-break/>245500 - LANG BOEUF SCE PIQ BOFROST 200G CRU créé: </text:p>
      <text:p text:style-name="P5">INSERT fta_nomenclature SET <text:s/>last_id_fta_nomenclature='0' , OLD_id_fta_composition='' , id_annexe_agrologic_article_codification='4' , id_access_recette_recette='0' , id_fta='1423' , ascendant_fta_nomenclature='' , site_production_fta_nomenclature='1' , poids_fta_nomenclature='0.4' , id_annexe_unite='kg' , quantite_piece_par_carton='' , poids_total_carton_vrac_fta_nomenclature='' , code_produit_agrologic_fta_nomenclature='5500' , etat_fta_nomenclature='1' , nom_fta_nomenclature='LANG BOEUF SCE PIQ BOFROST 200G CRU' , suffixe_agrologic_fta_nomenclature='' </text:p>
      <text:p text:style-name="P1"><text:line-break/>500729 - SCE LANGUE BOEUF PIQUANTE BOFROST L créé: </text:p>
      <text:p text:style-name="P5"><text:soft-page-break/>INSERT fta_nomenclature SET <text:s/>last_id_fta_nomenclature='0' , OLD_id_fta_composition='' , id_annexe_agrologic_article_codification='3' , id_access_recette_recette='0' , id_fta='1423' , ascendant_fta_nomenclature='' , site_production_fta_nomenclature='1' , poids_fta_nomenclature='' , id_annexe_unite='L' , quantite_piece_par_carton='' , poids_total_carton_vrac_fta_nomenclature='' , code_produit_agrologic_fta_nomenclature='0729' , etat_fta_nomenclature='1' , nom_fta_nomenclature='SCE LANGUE BOEUF PIQUANTE BOFROST L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1423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</text:p>
      <text:p text:style-name="P4">Traitement de l'Article: 21358</text:p>
      <text:p text:style-name="P1"><text:line-break/></text:p>
      <text:p text:style-name="P4">Traitement de l'Article: 10012</text:p>
      <text:p text:style-name="P1"><text:line-break/>210012 - LANGUE BOEUF SCE PIQUANTE (TAG) 2KG CRU créé: </text:p>
      <text:p text:style-name="P5">INSERT fta_nomenclature SET <text:s/>last_id_fta_nomenclature='0' , OLD_id_fta_composition='' , id_annexe_agrologic_article_codification='4' , id_access_recette_recette='0' , id_fta='1432' , ascendant_fta_nomenclature='' , site_production_fta_nomenclature='1' , poids_fta_nomenclature='2' , id_annexe_unite='kg' , quantite_piece_par_carton='' , poids_total_carton_vrac_fta_nomenclature='' , code_produit_agrologic_fta_nomenclature='0012' , etat_fta_nomenclature='1' , nom_fta_nomenclature='LANGUE BOEUF SCE PIQUANTE (TAG) 2KG CRU' , suffixe_agrologic_fta_nomenclature='' </text:p>
      <text:p text:style-name="P1"><text:line-break/>500153 - SCE PIQUANTE LANGUE BOEUF (TAG) L créé: </text:p>
      <text:p text:style-name="P5"><text:soft-page-break/>INSERT fta_nomenclature SET <text:s/>last_id_fta_nomenclature='0' , OLD_id_fta_composition='' , id_annexe_agrologic_article_codification='3' , id_access_recette_recette='0' , id_fta='1432' , ascendant_fta_nomenclature='' , site_production_fta_nomenclature='1' , poids_fta_nomenclature='' , id_annexe_unite='L' , quantite_piece_par_carton='' , poids_total_carton_vrac_fta_nomenclature='' , code_produit_agrologic_fta_nomenclature='0153' , etat_fta_nomenclature='1' , nom_fta_nomenclature='SCE PIQUANTE LANGUE BOEUF (TAG) L' , suffixe_agrologic_fta_nomenclature='' </text:p>
      <text:p text:style-name="P1"><text:line-break/>700473 - PREP LANGUE BOEUF MULTI TRANCHE 5% créé: </text:p>
      <text:p text:style-name="P5">INSERT fta_nomenclature SET <text:s/>last_id_fta_nomenclature='0' , OLD_id_fta_composition='' , id_annexe_agrologic_article_codification='1' , id_access_recette_recette='0' , id_fta='1432' , ascendant_fta_nomenclature='' , site_production_fta_nomenclature='1' , poids_fta_nomenclature='' , id_annexe_unite='kg' , quantite_piece_par_carton='' , poids_total_carton_vrac_fta_nomenclature='' , code_produit_agrologic_fta_nomenclature='0473' , etat_fta_nomenclature='1' , nom_fta_nomenclature='PREP LANGUE BOEUF MULTI TRANCHE 5%' , suffixe_agrologic_fta_nomenclature='' </text:p>
      <text:p text:style-name="P1"><text:line-break/>210247 - PUREE PDT (TAG) 125G CRU créé: </text:p>
      <text:p text:style-name="P5">INSERT fta_nomenclature SET <text:s/>last_id_fta_nomenclature='0' , OLD_id_fta_composition='' , id_annexe_agrologic_article_codification='4' , id_access_recette_recette='0' , id_fta='1432' , ascendant_fta_nomenclature='' , site_production_fta_nomenclature='1' , poids_fta_nomenclature='0.125' , id_annexe_unite='kg' , quantite_piece_par_carton='' , poids_total_carton_vrac_fta_nomenclature='' , code_produit_agrologic_fta_nomenclature='0247' , etat_fta_nomenclature='1' , nom_fta_nomenclature='PUREE PDT (TAG) 125G CRU' , suffixe_agrologic_fta_nomenclature='' </text:p>
      <text:p text:style-name="P1"><text:line-break/>600150 - PREP PUREE MDAUC/SU/TR KG créé: </text:p>
      <text:p text:style-name="P5">INSERT fta_nomenclature SET <text:s/>last_id_fta_nomenclature='0' , OLD_id_fta_composition='' , id_annexe_agrologic_article_codification='2' , id_access_recette_recette='0' , id_fta='1432' , ascendant_fta_nomenclature='' , site_production_fta_nomenclature='1' , poids_fta_nomenclature='' , id_annexe_unite='kg' , quantite_piece_par_carton='' , poids_total_carton_vrac_fta_nomenclature='' , code_produit_agrologic_fta_nomenclature='0150' , etat_fta_nomenclature='1' , nom_fta_nomenclature='PREP PUREE MDAUC/SU/TR KG' , suffixe_agrologic_fta_nomenclature='' </text:p>
      <text:p text:style-name="P1"><text:line-break/></text:p>
      <text:p text:style-name="P4"><text:soft-page-break/>Traitement de l'Article: 10199</text:p>
      <text:p text:style-name="P1"><text:line-break/>210199 - FRICADELLES PORC SCE TOMATE TAG 2KG CRU créé: </text:p>
      <text:p text:style-name="P5">INSERT fta_nomenclature SET <text:s/>last_id_fta_nomenclature='0' , OLD_id_fta_composition='' , id_annexe_agrologic_article_codification='4' , id_access_recette_recette='0' , id_fta='1441' , ascendant_fta_nomenclature='' , site_production_fta_nomenclature='1' , poids_fta_nomenclature='2' , id_annexe_unite='kg' , quantite_piece_par_carton='' , poids_total_carton_vrac_fta_nomenclature='' , code_produit_agrologic_fta_nomenclature='0199' , etat_fta_nomenclature='1' , nom_fta_nomenclature='FRICADELLES PORC SCE TOMATE TAG 2KG CRU' , suffixe_agrologic_fta_nomenclature='' </text:p>
      <text:p text:style-name="P1"><text:line-break/>500654 - SCE TOMATE FRICADELLE TAG L créé: </text:p>
      <text:p text:style-name="P5">INSERT fta_nomenclature SET <text:s/>last_id_fta_nomenclature='0' , OLD_id_fta_composition='' , id_annexe_agrologic_article_codification='3' , id_access_recette_recette='0' , id_fta='1441' , ascendant_fta_nomenclature='' , site_production_fta_nomenclature='1' , poids_fta_nomenclature='' , id_annexe_unite='L' , quantite_piece_par_carton='' , poids_total_carton_vrac_fta_nomenclature='' , code_produit_agrologic_fta_nomenclature='0654' , etat_fta_nomenclature='1' , nom_fta_nomenclature='SCE TOMATE FRICADELLE TAG L' , suffixe_agrologic_fta_nomenclature='' </text:p>
      <text:p text:style-name="P1"><text:line-break/>111725 - FRICADELLE (TAG) 30G PCE créé: </text:p>
      <text:p text:style-name="P5">INSERT fta_nomenclature SET <text:s/>last_id_fta_nomenclature='0' , OLD_id_fta_composition='' , id_annexe_agrologic_article_codification='5' , id_access_recette_recette='0' , id_fta='1441' , ascendant_fta_nomenclature='' , site_production_fta_nomenclature='1' , poids_fta_nomenclature='0.03' , id_annexe_unite='kg' , quantite_piece_par_carton='' , poids_total_carton_vrac_fta_nomenclature='' , code_produit_agrologic_fta_nomenclature='1725' , etat_fta_nomenclature='1' , nom_fta_nomenclature='FRICADELLE (TAG) 30G PCE' , suffixe_agrologic_fta_nomenclature='' </text:p>
      <text:p text:style-name="P1"><text:line-break/>600503 - PREP FRICADELLE TAG KG créé: </text:p>
      <text:p text:style-name="P5"><text:soft-page-break/>INSERT fta_nomenclature SET <text:s/>last_id_fta_nomenclature='0' , OLD_id_fta_composition='' , id_annexe_agrologic_article_codification='2' , id_access_recette_recette='0' , id_fta='1441' , ascendant_fta_nomenclature='' , site_production_fta_nomenclature='1' , poids_fta_nomenclature='' , id_annexe_unite='kg' , quantite_piece_par_carton='' , poids_total_carton_vrac_fta_nomenclature='' , code_produit_agrologic_fta_nomenclature='0503' , etat_fta_nomenclature='1' , nom_fta_nomenclature='PREP FRICADELLE TAG KG' , suffixe_agrologic_fta_nomenclature='' </text:p>
      <text:p text:style-name="P1"><text:line-break/></text:p>
      <text:p text:style-name="P4">Traitement de l'Article: 11094</text:p>
      <text:p text:style-name="P1"><text:line-break/></text:p>
      <text:p text:style-name="P4">Traitement de l'Article: 11095</text:p>
      <text:p text:style-name="P1"><text:line-break/></text:p>
      <text:p text:style-name="P4">Traitement de l'Article: 21350</text:p>
      <text:p text:style-name="P1"><text:line-break/>121380 - CREV PANE MDCASMONOAUC 20G PCE créé: </text:p>
      <text:p text:style-name="P5">INSERT fta_nomenclature SET <text:s/>last_id_fta_nomenclature='0' , OLD_id_fta_composition='' , id_annexe_agrologic_article_codification='5' , id_access_recette_recette='0' , id_fta='1448' , ascendant_fta_nomenclature='' , site_production_fta_nomenclature='1' , poids_fta_nomenclature='0.02' , id_annexe_unite='kg' , quantite_piece_par_carton='' , poids_total_carton_vrac_fta_nomenclature='' , code_produit_agrologic_fta_nomenclature='1380' , etat_fta_nomenclature='1' , nom_fta_nomenclature='CREV PANE MDCASMONOAUC 20G P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1448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121305 - SAMOSSA BOEUF 25G CAS/CORA PIECE MDD créé: </text:p>
      <text:p text:style-name="P5"><text:soft-page-break/>INSERT fta_nomenclature SET <text:s/>last_id_fta_nomenclature='0' , OLD_id_fta_composition='' , id_annexe_agrologic_article_codification='5' , id_access_recette_recette='0' , id_fta='1448' , ascendant_fta_nomenclature='' , site_production_fta_nomenclature='1' , poids_fta_nomenclature='0.025' , id_annexe_unite='kg' , quantite_piece_par_carton='' , poids_total_carton_vrac_fta_nomenclature='' , code_produit_agrologic_fta_nomenclature='1305' , etat_fta_nomenclature='1' , nom_fta_nomenclature='SAMOSSA BOEUF 25G CAS/CORA PIECE MDD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44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85 - FARCE SAMOUSSA MDCORAMATCH KG créé: </text:p>
      <text:p text:style-name="P5">INSERT fta_nomenclature SET <text:s/>last_id_fta_nomenclature='0' , OLD_id_fta_composition='' , id_annexe_agrologic_article_codification='2' , id_access_recette_recette='0' , id_fta='1448' , ascendant_fta_nomenclature='' , site_production_fta_nomenclature='1' , poids_fta_nomenclature='' , id_annexe_unite='kg' , quantite_piece_par_carton='' , poids_total_carton_vrac_fta_nomenclature='' , code_produit_agrologic_fta_nomenclature='0085' , etat_fta_nomenclature='1' , nom_fta_nomenclature='FARCE SAMOUSSA MDCORAMATCH KG' , suffixe_agrologic_fta_nomenclature='' </text:p>
      <text:p text:style-name="P1"><text:line-break/>121352 - N PORC 30G MDCASMONO PCE créé: </text:p>
      <text:p text:style-name="P5">INSERT fta_nomenclature SET <text:s/>last_id_fta_nomenclature='0' , OLD_id_fta_composition='' , id_annexe_agrologic_article_codification='5' , id_access_recette_recette='0' , id_fta='1448' , ascendant_fta_nomenclature='' , site_production_fta_nomenclature='1' , poids_fta_nomenclature='0.03' , id_annexe_unite='kg' , quantite_piece_par_carton='' , poids_total_carton_vrac_fta_nomenclature='' , code_produit_agrologic_fta_nomenclature='1352' , etat_fta_nomenclature='1' , nom_fta_nomenclature='N PORC 30G MDCASMONO PCE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144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3 - FCE NEM PORC MDCASMONO KG créé: </text:p>
      <text:p text:style-name="P5">INSERT fta_nomenclature SET <text:s/>last_id_fta_nomenclature='0' , OLD_id_fta_composition='' , id_annexe_agrologic_article_codification='2' , id_access_recette_recette='0' , id_fta='1448' , ascendant_fta_nomenclature='' , site_production_fta_nomenclature='1' , poids_fta_nomenclature='' , id_annexe_unite='kg' , quantite_piece_par_carton='' , poids_total_carton_vrac_fta_nomenclature='' , code_produit_agrologic_fta_nomenclature='0143' , etat_fta_nomenclature='1' , nom_fta_nomenclature='FCE NEM PORC MDCASMONO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44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44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</text:p>
      <text:p text:style-name="P4"><text:soft-page-break/>Traitement de l'Article: 21353</text:p>
      <text:p text:style-name="P1"><text:line-break/>121353 - N PORC 70G MDCASMONO PCE créé: </text:p>
      <text:p text:style-name="P5">INSERT fta_nomenclature SET <text:s/>last_id_fta_nomenclature='0' , OLD_id_fta_composition='' , id_annexe_agrologic_article_codification='5' , id_access_recette_recette='0' , id_fta='1449' , ascendant_fta_nomenclature='' , site_production_fta_nomenclature='1' , poids_fta_nomenclature='0.07' , id_annexe_unite='kg' , quantite_piece_par_carton='' , poids_total_carton_vrac_fta_nomenclature='' , code_produit_agrologic_fta_nomenclature='1353' , etat_fta_nomenclature='1' , nom_fta_nomenclature='N PORC 70G MDCASMONO P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449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3 - FCE NEM PORC MDCASMONO KG créé: </text:p>
      <text:p text:style-name="P5">INSERT fta_nomenclature SET <text:s/>last_id_fta_nomenclature='0' , OLD_id_fta_composition='' , id_annexe_agrologic_article_codification='2' , id_access_recette_recette='0' , id_fta='1449' , ascendant_fta_nomenclature='' , site_production_fta_nomenclature='1' , poids_fta_nomenclature='' , id_annexe_unite='kg' , quantite_piece_par_carton='' , poids_total_carton_vrac_fta_nomenclature='' , code_produit_agrologic_fta_nomenclature='0143' , etat_fta_nomenclature='1' , nom_fta_nomenclature='FCE NEM PORC MDCASMONO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1449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449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</text:p>
      <text:p text:style-name="P4">Traitement de l'Article: 21351</text:p>
      <text:p text:style-name="P1"><text:line-break/>121351 - N CRABE 30G MDCASMONO PCE créé: </text:p>
      <text:p text:style-name="P5">INSERT fta_nomenclature SET <text:s/>last_id_fta_nomenclature='0' , OLD_id_fta_composition='' , id_annexe_agrologic_article_codification='5' , id_access_recette_recette='0' , id_fta='1450' , ascendant_fta_nomenclature='' , site_production_fta_nomenclature='1' , poids_fta_nomenclature='0.03' , id_annexe_unite='kg' , quantite_piece_par_carton='' , poids_total_carton_vrac_fta_nomenclature='' , code_produit_agrologic_fta_nomenclature='1351' , etat_fta_nomenclature='1' , nom_fta_nomenclature='N CRABE 30G MDCASMONO PCE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145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4 - FCE NEM CRABE MDCASMONO KG créé: </text:p>
      <text:p text:style-name="P5">INSERT fta_nomenclature SET <text:s/>last_id_fta_nomenclature='0' , OLD_id_fta_composition='' , id_annexe_agrologic_article_codification='2' , id_access_recette_recette='0' , id_fta='1450' , ascendant_fta_nomenclature='' , site_production_fta_nomenclature='1' , poids_fta_nomenclature='' , id_annexe_unite='kg' , quantite_piece_par_carton='' , poids_total_carton_vrac_fta_nomenclature='' , code_produit_agrologic_fta_nomenclature='0144' , etat_fta_nomenclature='1' , nom_fta_nomenclature='FCE NEM CRABE MDCASMONO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45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45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</text:p>
      <text:p text:style-name="P4"><text:soft-page-break/>Traitement de l'Article: 21352</text:p>
      <text:p text:style-name="P1"><text:line-break/>121352 - N PORC 30G MDCASMONO PCE créé: </text:p>
      <text:p text:style-name="P5">INSERT fta_nomenclature SET <text:s/>last_id_fta_nomenclature='0' , OLD_id_fta_composition='' , id_annexe_agrologic_article_codification='5' , id_access_recette_recette='0' , id_fta='1451' , ascendant_fta_nomenclature='' , site_production_fta_nomenclature='1' , poids_fta_nomenclature='0.03' , id_annexe_unite='kg' , quantite_piece_par_carton='' , poids_total_carton_vrac_fta_nomenclature='' , code_produit_agrologic_fta_nomenclature='1352' , etat_fta_nomenclature='1' , nom_fta_nomenclature='N PORC 30G MDCASMONO P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451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3 - FCE NEM PORC MDCASMONO KG créé: </text:p>
      <text:p text:style-name="P5">INSERT fta_nomenclature SET <text:s/>last_id_fta_nomenclature='0' , OLD_id_fta_composition='' , id_annexe_agrologic_article_codification='2' , id_access_recette_recette='0' , id_fta='1451' , ascendant_fta_nomenclature='' , site_production_fta_nomenclature='1' , poids_fta_nomenclature='' , id_annexe_unite='kg' , quantite_piece_par_carton='' , poids_total_carton_vrac_fta_nomenclature='' , code_produit_agrologic_fta_nomenclature='0143' , etat_fta_nomenclature='1' , nom_fta_nomenclature='FCE NEM PORC MDCASMONO KG' , suffixe_agrologic_fta_nomenclature='' </text:p>
      <text:p text:style-name="P1"><text:line-break/>700160 - PREPA CHAMPIGNONS NOIRS REHYDRATES KG créé: </text:p>
      <text:p text:style-name="P5"><text:soft-page-break/>INSERT fta_nomenclature SET <text:s/>last_id_fta_nomenclature='0' , OLD_id_fta_composition='' , id_annexe_agrologic_article_codification='1' , id_access_recette_recette='0' , id_fta='145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45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</text:p>
      <text:p text:style-name="P4">Traitement de l'Article: 21354</text:p>
      <text:p text:style-name="P1"><text:line-break/> - <text:s/>créé: </text:p>
      <text:p text:style-name="P5">INSERT fta_nomenclature SET <text:s/>last_id_fta_nomenclature='0' , OLD_id_fta_composition='' , id_annexe_agrologic_article_codification='6' , id_access_recette_recette='0' , id_fta='1452' , ascendant_fta_nomenclature='' , site_production_fta_nomenclature='1' , poids_fta_nomenclature='' , id_annexe_unite='' , quantite_piece_par_carton='' , poids_total_carton_vrac_fta_nomenclature='' , code_produit_agrologic_fta_nomenclature='' , etat_fta_nomenclature='1' , nom_fta_nomenclature='' , suffixe_agrologic_fta_nomenclature='' </text:p>
      <text:p text:style-name="P1"><text:line-break/></text:p>
      <text:p text:style-name="P2"><text:span text:style-name="T1">Warning</text:span><text:span text:style-name="T2">: <text:s/>mysql_fetch_array(): supplied argument is not a valid MySQL result resource in </text:span><text:span text:style-name="T1">/mnt/sda3/var/www/intranet.dev/fta/migration_post.php</text:span><text:span text:style-name="T2"> on line </text:span><text:span text:style-name="T1">113</text:span></text:p>
      <text:p text:style-name="P1">121305 - SAMOSSA BOEUF 25G CAS/CORA PIECE MDD créé: </text:p>
      <text:p text:style-name="P5"><text:soft-page-break/>INSERT fta_nomenclature SET <text:s/>last_id_fta_nomenclature='0' , OLD_id_fta_composition='' , id_annexe_agrologic_article_codification='5' , id_access_recette_recette='0' , id_fta='1452' , ascendant_fta_nomenclature='' , site_production_fta_nomenclature='1' , poids_fta_nomenclature='0.025' , id_annexe_unite='kg' , quantite_piece_par_carton='' , poids_total_carton_vrac_fta_nomenclature='' , code_produit_agrologic_fta_nomenclature='1305' , etat_fta_nomenclature='1' , nom_fta_nomenclature='SAMOSSA BOEUF 25G CAS/CORA PIECE MDD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452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85 - FARCE SAMOUSSA MDCORAMATCH KG créé: </text:p>
      <text:p text:style-name="P5">INSERT fta_nomenclature SET <text:s/>last_id_fta_nomenclature='0' , OLD_id_fta_composition='' , id_annexe_agrologic_article_codification='2' , id_access_recette_recette='0' , id_fta='1452' , ascendant_fta_nomenclature='' , site_production_fta_nomenclature='1' , poids_fta_nomenclature='' , id_annexe_unite='kg' , quantite_piece_par_carton='' , poids_total_carton_vrac_fta_nomenclature='' , code_produit_agrologic_fta_nomenclature='0085' , etat_fta_nomenclature='1' , nom_fta_nomenclature='FARCE SAMOUSSA MDCORAMATCH KG' , suffixe_agrologic_fta_nomenclature='' </text:p>
      <text:p text:style-name="P1"><text:line-break/>121352 - N PORC 30G MDCASMONO PCE créé: </text:p>
      <text:p text:style-name="P5">INSERT fta_nomenclature SET <text:s/>last_id_fta_nomenclature='0' , OLD_id_fta_composition='' , id_annexe_agrologic_article_codification='5' , id_access_recette_recette='0' , id_fta='1452' , ascendant_fta_nomenclature='' , site_production_fta_nomenclature='1' , poids_fta_nomenclature='0.03' , id_annexe_unite='kg' , quantite_piece_par_carton='' , poids_total_carton_vrac_fta_nomenclature='' , code_produit_agrologic_fta_nomenclature='1352' , etat_fta_nomenclature='1' , nom_fta_nomenclature='N PORC 30G MDCASMONO PCE' , suffixe_agrologic_fta_nomenclature='' </text:p>
      <text:p text:style-name="P1"><text:line-break/>600100 - GALETTE MACHINE créé: </text:p>
      <text:p text:style-name="P5"><text:soft-page-break/>INSERT fta_nomenclature SET <text:s/>last_id_fta_nomenclature='0' , OLD_id_fta_composition='' , id_annexe_agrologic_article_codification='2' , id_access_recette_recette='0' , id_fta='1452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3 - FCE NEM PORC MDCASMONO KG créé: </text:p>
      <text:p text:style-name="P5">INSERT fta_nomenclature SET <text:s/>last_id_fta_nomenclature='0' , OLD_id_fta_composition='' , id_annexe_agrologic_article_codification='2' , id_access_recette_recette='0' , id_fta='1452' , ascendant_fta_nomenclature='' , site_production_fta_nomenclature='1' , poids_fta_nomenclature='' , id_annexe_unite='kg' , quantite_piece_par_carton='' , poids_total_carton_vrac_fta_nomenclature='' , code_produit_agrologic_fta_nomenclature='0143' , etat_fta_nomenclature='1' , nom_fta_nomenclature='FCE NEM PORC MDCASMONO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452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452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</text:p>
      <text:p text:style-name="P4"><text:soft-page-break/>Traitement de l'Article: 35784</text:p>
      <text:p text:style-name="P1"><text:line-break/>235784 - RIZ CANTONAIS 400G MDCAS CRU créé: </text:p>
      <text:p text:style-name="P5">INSERT fta_nomenclature SET <text:s/>last_id_fta_nomenclature='0' , OLD_id_fta_composition='' , id_annexe_agrologic_article_codification='4' , id_access_recette_recette='0' , id_fta='1453' , ascendant_fta_nomenclature='' , site_production_fta_nomenclature='1' , poids_fta_nomenclature='0.4' , id_annexe_unite='kg' , quantite_piece_par_carton='' , poids_total_carton_vrac_fta_nomenclature='' , code_produit_agrologic_fta_nomenclature='5784' , etat_fta_nomenclature='1' , nom_fta_nomenclature='RIZ CANTONAIS 400G MDCAS CRU' , suffixe_agrologic_fta_nomenclature='' </text:p>
      <text:p text:style-name="P1"><text:line-break/>700196 - PREPA RIZ CANTO MDCAS KG créé: </text:p>
      <text:p text:style-name="P5">INSERT fta_nomenclature SET <text:s/>last_id_fta_nomenclature='0' , OLD_id_fta_composition='' , id_annexe_agrologic_article_codification='1' , id_access_recette_recette='0' , id_fta='1453' , ascendant_fta_nomenclature='' , site_production_fta_nomenclature='1' , poids_fta_nomenclature='' , id_annexe_unite='kg' , quantite_piece_par_carton='' , poids_total_carton_vrac_fta_nomenclature='' , code_produit_agrologic_fta_nomenclature='0196' , etat_fta_nomenclature='1' , nom_fta_nomenclature='PREPA RIZ CANTO MDCAS KG' , suffixe_agrologic_fta_nomenclature='' </text:p>
      <text:p text:style-name="P1"><text:line-break/></text:p>
      <text:p text:style-name="P4">Traitement de l'Article: 21380</text:p>
      <text:p text:style-name="P1"><text:line-break/>121380 - CREV PANE MDCASMONOAUC 20G PCE créé: </text:p>
      <text:p text:style-name="P5">INSERT fta_nomenclature SET <text:s/>last_id_fta_nomenclature='0' , OLD_id_fta_composition='' , id_annexe_agrologic_article_codification='5' , id_access_recette_recette='0' , id_fta='1454' , ascendant_fta_nomenclature='' , site_production_fta_nomenclature='1' , poids_fta_nomenclature='0.02' , id_annexe_unite='kg' , quantite_piece_par_carton='' , poids_total_carton_vrac_fta_nomenclature='' , code_produit_agrologic_fta_nomenclature='1380' , etat_fta_nomenclature='1' , nom_fta_nomenclature='CREV PANE MDCASMONOAUC 20G PCE' , suffixe_agrologic_fta_nomenclature='' </text:p>
      <text:p text:style-name="P1"><text:line-break/>600333 - PATE A BEIGNET CREVETTE TDA KG créé: </text:p>
      <text:p text:style-name="P5"><text:soft-page-break/>INSERT fta_nomenclature SET <text:s/>last_id_fta_nomenclature='0' , OLD_id_fta_composition='' , id_annexe_agrologic_article_codification='2' , id_access_recette_recette='0' , id_fta='1454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121305 - SAMOSSA BOEUF 25G CAS/CORA PIECE MDD créé: </text:p>
      <text:p text:style-name="P5">INSERT fta_nomenclature SET <text:s/>last_id_fta_nomenclature='0' , OLD_id_fta_composition='' , id_annexe_agrologic_article_codification='5' , id_access_recette_recette='0' , id_fta='1454' , ascendant_fta_nomenclature='' , site_production_fta_nomenclature='1' , poids_fta_nomenclature='0.025' , id_annexe_unite='kg' , quantite_piece_par_carton='' , poids_total_carton_vrac_fta_nomenclature='' , code_produit_agrologic_fta_nomenclature='1305' , etat_fta_nomenclature='1' , nom_fta_nomenclature='SAMOSSA BOEUF 25G CAS/CORA PIECE MDD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454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085 - FARCE SAMOUSSA MDCORAMATCH KG créé: </text:p>
      <text:p text:style-name="P5">INSERT fta_nomenclature SET <text:s/>last_id_fta_nomenclature='0' , OLD_id_fta_composition='' , id_annexe_agrologic_article_codification='2' , id_access_recette_recette='0' , id_fta='1454' , ascendant_fta_nomenclature='' , site_production_fta_nomenclature='1' , poids_fta_nomenclature='' , id_annexe_unite='kg' , quantite_piece_par_carton='' , poids_total_carton_vrac_fta_nomenclature='' , code_produit_agrologic_fta_nomenclature='0085' , etat_fta_nomenclature='1' , nom_fta_nomenclature='FARCE SAMOUSSA MDCORAMATCH KG' , suffixe_agrologic_fta_nomenclature='' </text:p>
      <text:p text:style-name="P1"><text:line-break/>121352 - N PORC 30G MDCASMONO PCE créé: </text:p>
      <text:p text:style-name="P5"><text:soft-page-break/>INSERT fta_nomenclature SET <text:s/>last_id_fta_nomenclature='0' , OLD_id_fta_composition='' , id_annexe_agrologic_article_codification='5' , id_access_recette_recette='0' , id_fta='1454' , ascendant_fta_nomenclature='' , site_production_fta_nomenclature='1' , poids_fta_nomenclature='0.03' , id_annexe_unite='kg' , quantite_piece_par_carton='' , poids_total_carton_vrac_fta_nomenclature='' , code_produit_agrologic_fta_nomenclature='1352' , etat_fta_nomenclature='1' , nom_fta_nomenclature='N PORC 30G MDCASMONO P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454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3 - FCE NEM PORC MDCASMONO KG créé: </text:p>
      <text:p text:style-name="P5">INSERT fta_nomenclature SET <text:s/>last_id_fta_nomenclature='0' , OLD_id_fta_composition='' , id_annexe_agrologic_article_codification='2' , id_access_recette_recette='0' , id_fta='1454' , ascendant_fta_nomenclature='' , site_production_fta_nomenclature='1' , poids_fta_nomenclature='' , id_annexe_unite='kg' , quantite_piece_par_carton='' , poids_total_carton_vrac_fta_nomenclature='' , code_produit_agrologic_fta_nomenclature='0143' , etat_fta_nomenclature='1' , nom_fta_nomenclature='FCE NEM PORC MDCASMONO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454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1454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</text:p>
      <text:p text:style-name="P4">Traitement de l'Article: 21381</text:p>
      <text:p text:style-name="P1"><text:line-break/>121353 - N PORC 70G MDCASMONO PCE créé: </text:p>
      <text:p text:style-name="P5">INSERT fta_nomenclature SET <text:s/>last_id_fta_nomenclature='0' , OLD_id_fta_composition='' , id_annexe_agrologic_article_codification='5' , id_access_recette_recette='0' , id_fta='1455' , ascendant_fta_nomenclature='' , site_production_fta_nomenclature='1' , poids_fta_nomenclature='0.07' , id_annexe_unite='kg' , quantite_piece_par_carton='' , poids_total_carton_vrac_fta_nomenclature='' , code_produit_agrologic_fta_nomenclature='1353' , etat_fta_nomenclature='1' , nom_fta_nomenclature='N PORC 70G MDCASMONO PCE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455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600143 - FCE NEM PORC MDCASMONO KG créé: </text:p>
      <text:p text:style-name="P5"><text:soft-page-break/>INSERT fta_nomenclature SET <text:s/>last_id_fta_nomenclature='0' , OLD_id_fta_composition='' , id_annexe_agrologic_article_codification='2' , id_access_recette_recette='0' , id_fta='1455' , ascendant_fta_nomenclature='' , site_production_fta_nomenclature='1' , poids_fta_nomenclature='' , id_annexe_unite='kg' , quantite_piece_par_carton='' , poids_total_carton_vrac_fta_nomenclature='' , code_produit_agrologic_fta_nomenclature='0143' , etat_fta_nomenclature='1' , nom_fta_nomenclature='FCE NEM PORC MDCASMONO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455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455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</text:p>
      <text:p text:style-name="P4">Traitement de l'Article: 23012</text:p>
      <text:p text:style-name="P1"><text:line-break/>223012 - PAVE DE VEAU AUX CEPES LOISEAU 145G CRU créé: </text:p>
      <text:p text:style-name="P5"><text:soft-page-break/>INSERT fta_nomenclature SET <text:s/>last_id_fta_nomenclature='0' , OLD_id_fta_composition='' , id_annexe_agrologic_article_codification='4' , id_access_recette_recette='0' , id_fta='1456' , ascendant_fta_nomenclature='' , site_production_fta_nomenclature='1' , poids_fta_nomenclature='0.145' , id_annexe_unite='kg' , quantite_piece_par_carton='' , poids_total_carton_vrac_fta_nomenclature='' , code_produit_agrologic_fta_nomenclature='3012' , etat_fta_nomenclature='1' , nom_fta_nomenclature='PAVE DE VEAU AUX CEPES LOISEAU 145G CRU' , suffixe_agrologic_fta_nomenclature='' </text:p>
      <text:p text:style-name="P1"><text:line-break/>700321 - PREP BAS CARRE VEAU 120/140 MARQUE 15% créé: </text:p>
      <text:p text:style-name="P5">INSERT fta_nomenclature SET <text:s/>last_id_fta_nomenclature='0' , OLD_id_fta_composition='' , id_annexe_agrologic_article_codification='1' , id_access_recette_recette='0' , id_fta='1456' , ascendant_fta_nomenclature='' , site_production_fta_nomenclature='1' , poids_fta_nomenclature='' , id_annexe_unite='kg' , quantite_piece_par_carton='' , poids_total_carton_vrac_fta_nomenclature='' , code_produit_agrologic_fta_nomenclature='0321' , etat_fta_nomenclature='1' , nom_fta_nomenclature='PREP BAS CARRE VEAU 120/140 MARQUE 15%' , suffixe_agrologic_fta_nomenclature='' </text:p>
      <text:p text:style-name="P1"><text:line-break/>500169 - SAUCE PAVE VEAU CEPE LOISEAU (L) créé: </text:p>
      <text:p text:style-name="P5">INSERT fta_nomenclature SET <text:s/>last_id_fta_nomenclature='0' , OLD_id_fta_composition='' , id_annexe_agrologic_article_codification='3' , id_access_recette_recette='0' , id_fta='1456' , ascendant_fta_nomenclature='' , site_production_fta_nomenclature='1' , poids_fta_nomenclature='' , id_annexe_unite='L' , quantite_piece_par_carton='' , poids_total_carton_vrac_fta_nomenclature='' , code_produit_agrologic_fta_nomenclature='0169' , etat_fta_nomenclature='1' , nom_fta_nomenclature='SAUCE PAVE VEAU CEPE LOISEAU (L)' , suffixe_agrologic_fta_nomenclature='' </text:p>
      <text:p text:style-name="P1"><text:line-break/>223013 - PUREE POMME TERRE LOISEAU/COG 160G CRU créé: </text:p>
      <text:p text:style-name="P5">INSERT fta_nomenclature SET <text:s/>last_id_fta_nomenclature='0' , OLD_id_fta_composition='' , id_annexe_agrologic_article_codification='4' , id_access_recette_recette='0' , id_fta='1456' , ascendant_fta_nomenclature='' , site_production_fta_nomenclature='1' , poids_fta_nomenclature='0.16' , id_annexe_unite='kg' , quantite_piece_par_carton='' , poids_total_carton_vrac_fta_nomenclature='' , code_produit_agrologic_fta_nomenclature='3013' , etat_fta_nomenclature='1' , nom_fta_nomenclature='PUREE POMME TERRE LOISEAU/COG 160G CRU' , suffixe_agrologic_fta_nomenclature='' </text:p>
      <text:p text:style-name="P1"><text:line-break/>600038 - PUREE POMME DE TERRE LOISEAU KG créé: </text:p>
      <text:p text:style-name="P5"><text:soft-page-break/>INSERT fta_nomenclature SET <text:s/>last_id_fta_nomenclature='0' , OLD_id_fta_composition='' , id_annexe_agrologic_article_codification='2' , id_access_recette_recette='0' , id_fta='1456' , ascendant_fta_nomenclature='' , site_production_fta_nomenclature='1' , poids_fta_nomenclature='' , id_annexe_unite='kg' , quantite_piece_par_carton='' , poids_total_carton_vrac_fta_nomenclature='' , code_produit_agrologic_fta_nomenclature='0038' , etat_fta_nomenclature='1' , nom_fta_nomenclature='PUREE POMME DE TERRE LOISEAU KG' , suffixe_agrologic_fta_nomenclature='' </text:p>
      <text:p text:style-name="P1"><text:line-break/></text:p>
      <text:p text:style-name="P4">Traitement de l'Article: 27503</text:p>
      <text:p text:style-name="P1"><text:line-break/></text:p>
      <text:p text:style-name="P4">Traitement de l'Article: 21219</text:p>
      <text:p text:style-name="P1"><text:line-break/></text:p>
      <text:p text:style-name="P4">Traitement de l'Article: 21225</text:p>
      <text:p text:style-name="P1"><text:line-break/>111458 - BEIGN CREVETTE 20G AUCHAN COUPE PIECE créé: </text:p>
      <text:p text:style-name="P5">INSERT fta_nomenclature SET <text:s/>last_id_fta_nomenclature='0' , OLD_id_fta_composition='' , id_annexe_agrologic_article_codification='5' , id_access_recette_recette='0' , id_fta='1460' , ascendant_fta_nomenclature='' , site_production_fta_nomenclature='1' , poids_fta_nomenclature='0.02' , id_annexe_unite='kg' , quantite_piece_par_carton='' , poids_total_carton_vrac_fta_nomenclature='' , code_produit_agrologic_fta_nomenclature='1458' , etat_fta_nomenclature='1' , nom_fta_nomenclature='BEIGN CREVETTE 20G AUCHAN COUPE PIECE' , suffixe_agrologic_fta_nomenclature='' </text:p>
      <text:p text:style-name="P1"><text:line-break/>600333 - PATE A BEIGNET CREVETTE TDA KG créé: </text:p>
      <text:p text:style-name="P5">INSERT fta_nomenclature SET <text:s/>last_id_fta_nomenclature='0' , OLD_id_fta_composition='' , id_annexe_agrologic_article_codification='2' , id_access_recette_recette='0' , id_fta='1460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><text:line-break/></text:p>
      <text:p text:style-name="P4"><text:soft-page-break/>Traitement de l'Article: 21227</text:p>
      <text:p text:style-name="P1"><text:line-break/>111510 - RAV CREV 25G TDA-TAUC PCE créé: </text:p>
      <text:p text:style-name="P5">INSERT fta_nomenclature SET <text:s/>last_id_fta_nomenclature='0' , OLD_id_fta_composition='' , id_annexe_agrologic_article_codification='5' , id_access_recette_recette='0' , id_fta='1461' , ascendant_fta_nomenclature='' , site_production_fta_nomenclature='1' , poids_fta_nomenclature='0.025' , id_annexe_unite='kg' , quantite_piece_par_carton='' , poids_total_carton_vrac_fta_nomenclature='' , code_produit_agrologic_fta_nomenclature='1510' , etat_fta_nomenclature='1' , nom_fta_nomenclature='RAV CREV 25G TDA-TAUC PCE' , suffixe_agrologic_fta_nomenclature='' </text:p>
      <text:p text:style-name="P1"><text:line-break/>600146 - FCE RAV CHINOIS LSTDA MDTHI KG créé: </text:p>
      <text:p text:style-name="P5">INSERT fta_nomenclature SET <text:s/>last_id_fta_nomenclature='0' , OLD_id_fta_composition='' , id_annexe_agrologic_article_codification='2' , id_access_recette_recette='0' , id_fta='1461' , ascendant_fta_nomenclature='' , site_production_fta_nomenclature='1' , poids_fta_nomenclature='' , id_annexe_unite='kg' , quantite_piece_par_carton='' , poids_total_carton_vrac_fta_nomenclature='' , code_produit_agrologic_fta_nomenclature='0146' , etat_fta_nomenclature='1' , nom_fta_nomenclature='FCE RAV CHINOIS LSTDA MDTHI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461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1461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461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27001</text:p>
      <text:p text:style-name="P1"><text:line-break/>227001 - NOUILLES POULET 300G LSTDA CRU créé: </text:p>
      <text:p text:style-name="P5">INSERT fta_nomenclature SET <text:s/>last_id_fta_nomenclature='0' , OLD_id_fta_composition='' , id_annexe_agrologic_article_codification='4' , id_access_recette_recette='0' , id_fta='1480' , ascendant_fta_nomenclature='' , site_production_fta_nomenclature='1' , poids_fta_nomenclature='0.3' , id_annexe_unite='kg' , quantite_piece_par_carton='' , poids_total_carton_vrac_fta_nomenclature='' , code_produit_agrologic_fta_nomenclature='7001' , etat_fta_nomenclature='1' , nom_fta_nomenclature='NOUILLES POULET 300G LSTDA CRU' , suffixe_agrologic_fta_nomenclature='' </text:p>
      <text:p text:style-name="P1"><text:line-break/>700220 - PREP NOUILLES POULET LSTDA KG créé: </text:p>
      <text:p text:style-name="P5"><text:soft-page-break/>INSERT fta_nomenclature SET <text:s/>last_id_fta_nomenclature='0' , OLD_id_fta_composition='' , id_annexe_agrologic_article_codification='1' , id_access_recette_recette='0' , id_fta='1480' , ascendant_fta_nomenclature='' , site_production_fta_nomenclature='1' , poids_fta_nomenclature='' , id_annexe_unite='kg' , quantite_piece_par_carton='' , poids_total_carton_vrac_fta_nomenclature='' , code_produit_agrologic_fta_nomenclature='0220' , etat_fta_nomenclature='1' , nom_fta_nomenclature='PREP NOUILLES POULET LSTDA KG' , suffixe_agrologic_fta_nomenclature='' </text:p>
      <text:p text:style-name="P1"><text:line-break/>500563 - SCE NOUILLES POULET LSTDA KG créé: </text:p>
      <text:p text:style-name="P5">INSERT fta_nomenclature SET <text:s/>last_id_fta_nomenclature='0' , OLD_id_fta_composition='' , id_annexe_agrologic_article_codification='3' , id_access_recette_recette='0' , id_fta='1480' , ascendant_fta_nomenclature='' , site_production_fta_nomenclature='1' , poids_fta_nomenclature='' , id_annexe_unite='L' , quantite_piece_par_carton='' , poids_total_carton_vrac_fta_nomenclature='' , code_produit_agrologic_fta_nomenclature='0563' , etat_fta_nomenclature='1' , nom_fta_nomenclature='SCE NOUILLES POULET LSTDA KG' , suffixe_agrologic_fta_nomenclature='' </text:p>
      <text:p text:style-name="P1"><text:line-break/>700221 - PREP POULET NOUILLES LSTDA KG créé: </text:p>
      <text:p text:style-name="P5">INSERT fta_nomenclature SET <text:s/>last_id_fta_nomenclature='0' , OLD_id_fta_composition='' , id_annexe_agrologic_article_codification='1' , id_access_recette_recette='0' , id_fta='1480' , ascendant_fta_nomenclature='' , site_production_fta_nomenclature='1' , poids_fta_nomenclature='' , id_annexe_unite='kg' , quantite_piece_par_carton='' , poids_total_carton_vrac_fta_nomenclature='' , code_produit_agrologic_fta_nomenclature='0221' , etat_fta_nomenclature='1' , nom_fta_nomenclature='PREP POULET NOUILLES LSTDA KG' , suffixe_agrologic_fta_nomenclature='' </text:p>
      <text:p text:style-name="P1"><text:line-break/>700222 - PREP LEG NOUILLES POULET LSTDA KG créé: </text:p>
      <text:p text:style-name="P5">INSERT fta_nomenclature SET <text:s/>last_id_fta_nomenclature='0' , OLD_id_fta_composition='' , id_annexe_agrologic_article_codification='1' , id_access_recette_recette='0' , id_fta='1480' , ascendant_fta_nomenclature='' , site_production_fta_nomenclature='1' , poids_fta_nomenclature='' , id_annexe_unite='kg' , quantite_piece_par_carton='' , poids_total_carton_vrac_fta_nomenclature='' , code_produit_agrologic_fta_nomenclature='0222' , etat_fta_nomenclature='1' , nom_fta_nomenclature='PREP LEG NOUILLES POULET LSTDA KG' , suffixe_agrologic_fta_nomenclature='' </text:p>
      <text:p text:style-name="P1"><text:line-break/></text:p>
      <text:p text:style-name="P4"><text:soft-page-break/>Traitement de l'Article: 23008</text:p>
      <text:p text:style-name="P1"><text:line-break/>223080 - CALAMARS FARCIS LOISEAU (2004) 200G CRU créé: </text:p>
      <text:p text:style-name="P5">INSERT fta_nomenclature SET <text:s/>last_id_fta_nomenclature='0' , OLD_id_fta_composition='' , id_annexe_agrologic_article_codification='4' , id_access_recette_recette='0' , id_fta='1481' , ascendant_fta_nomenclature='' , site_production_fta_nomenclature='1' , poids_fta_nomenclature='0.2' , id_annexe_unite='kg' , quantite_piece_par_carton='' , poids_total_carton_vrac_fta_nomenclature='' , code_produit_agrologic_fta_nomenclature='3080' , etat_fta_nomenclature='1' , nom_fta_nomenclature='CALAMARS FARCIS LOISEAU (2004) 200G CRU' , suffixe_agrologic_fta_nomenclature='' </text:p>
      <text:p text:style-name="P1"><text:line-break/>500167 - SAUCE CALAMARS FARCIS LOISEAU (L) créé: </text:p>
      <text:p text:style-name="P5">INSERT fta_nomenclature SET <text:s/>last_id_fta_nomenclature='0' , OLD_id_fta_composition='' , id_annexe_agrologic_article_codification='3' , id_access_recette_recette='0' , id_fta='1481' , ascendant_fta_nomenclature='' , site_production_fta_nomenclature='1' , poids_fta_nomenclature='' , id_annexe_unite='L' , quantite_piece_par_carton='' , poids_total_carton_vrac_fta_nomenclature='' , code_produit_agrologic_fta_nomenclature='0167' , etat_fta_nomenclature='1' , nom_fta_nomenclature='SAUCE CALAMARS FARCIS LOISEAU (L)' , suffixe_agrologic_fta_nomenclature='' </text:p>
      <text:p text:style-name="P1"><text:line-break/>700329 - PREP TUBE FARCI créé: </text:p>
      <text:p text:style-name="P5">INSERT fta_nomenclature SET <text:s/>last_id_fta_nomenclature='0' , OLD_id_fta_composition='' , id_annexe_agrologic_article_codification='1' , id_access_recette_recette='0' , id_fta='1481' , ascendant_fta_nomenclature='' , site_production_fta_nomenclature='1' , poids_fta_nomenclature='' , id_annexe_unite='kg' , quantite_piece_par_carton='' , poids_total_carton_vrac_fta_nomenclature='' , code_produit_agrologic_fta_nomenclature='0329' , etat_fta_nomenclature='1' , nom_fta_nomenclature='PREP TUBE FARCI' , suffixe_agrologic_fta_nomenclature='' </text:p>
      <text:p text:style-name="P1"><text:line-break/>700328 - PREP TUBE ENCORNET BLANCHI 15% créé: </text:p>
      <text:p text:style-name="P5"><text:soft-page-break/>INSERT fta_nomenclature SET <text:s/>last_id_fta_nomenclature='0' , OLD_id_fta_composition='' , id_annexe_agrologic_article_codification='1' , id_access_recette_recette='0' , id_fta='1481' , ascendant_fta_nomenclature='' , site_production_fta_nomenclature='1' , poids_fta_nomenclature='' , id_annexe_unite='kg' , quantite_piece_par_carton='' , poids_total_carton_vrac_fta_nomenclature='' , code_produit_agrologic_fta_nomenclature='0328' , etat_fta_nomenclature='1' , nom_fta_nomenclature='PREP TUBE ENCORNET BLANCHI 15%' , suffixe_agrologic_fta_nomenclature='' </text:p>
      <text:p text:style-name="P1"><text:line-break/>700039 - PRE CUISSON CALAMARS FARCIS LOISEAU créé: </text:p>
      <text:p text:style-name="P5">INSERT fta_nomenclature SET <text:s/>last_id_fta_nomenclature='0' , OLD_id_fta_composition='' , id_annexe_agrologic_article_codification='1' , id_access_recette_recette='0' , id_fta='1481' , ascendant_fta_nomenclature='' , site_production_fta_nomenclature='1' , poids_fta_nomenclature='' , id_annexe_unite='kg' , quantite_piece_par_carton='' , poids_total_carton_vrac_fta_nomenclature='' , code_produit_agrologic_fta_nomenclature='0039' , etat_fta_nomenclature='1' , nom_fta_nomenclature='PRE CUISSON CALAMARS FARCIS LOISEAU' , suffixe_agrologic_fta_nomenclature='' </text:p>
      <text:p text:style-name="P1"><text:line-break/>223099 - RIZ CAMARGUAIS LOISEAU (2004) 100G CRU créé: </text:p>
      <text:p text:style-name="P5">INSERT fta_nomenclature SET <text:s/>last_id_fta_nomenclature='0' , OLD_id_fta_composition='' , id_annexe_agrologic_article_codification='4' , id_access_recette_recette='0' , id_fta='1481' , ascendant_fta_nomenclature='' , site_production_fta_nomenclature='1' , poids_fta_nomenclature='0.1' , id_annexe_unite='kg' , quantite_piece_par_carton='' , poids_total_carton_vrac_fta_nomenclature='' , code_produit_agrologic_fta_nomenclature='3099' , etat_fta_nomenclature='1' , nom_fta_nomenclature='RIZ CAMARGUAIS LOISEAU (2004) 100G CRU' , suffixe_agrologic_fta_nomenclature='' </text:p>
      <text:p text:style-name="P1"><text:line-break/>700060 - PREPA RIZ CAMARGUAIS LOISEAU KG créé: </text:p>
      <text:p text:style-name="P5">INSERT fta_nomenclature SET <text:s/>last_id_fta_nomenclature='0' , OLD_id_fta_composition='' , id_annexe_agrologic_article_codification='1' , id_access_recette_recette='0' , id_fta='1481' , ascendant_fta_nomenclature='' , site_production_fta_nomenclature='1' , poids_fta_nomenclature='' , id_annexe_unite='kg' , quantite_piece_par_carton='' , poids_total_carton_vrac_fta_nomenclature='' , code_produit_agrologic_fta_nomenclature='0060' , etat_fta_nomenclature='1' , nom_fta_nomenclature='PREPA RIZ CAMARGUAIS LOISEAU KG' , suffixe_agrologic_fta_nomenclature='' </text:p>
      <text:p text:style-name="P1"><text:line-break/></text:p>
      <text:p text:style-name="P4"><text:soft-page-break/>Traitement de l'Article: 23112</text:p>
      <text:p text:style-name="P1"><text:line-break/>223112 - LANG BOEUF SCE PORTO LSBL 180G CRU créé: </text:p>
      <text:p text:style-name="P5">INSERT fta_nomenclature SET <text:s/>last_id_fta_nomenclature='0' , OLD_id_fta_composition='' , id_annexe_agrologic_article_codification='4' , id_access_recette_recette='0' , id_fta='1483' , ascendant_fta_nomenclature='' , site_production_fta_nomenclature='1' , poids_fta_nomenclature='0.18' , id_annexe_unite='kg' , quantite_piece_par_carton='' , poids_total_carton_vrac_fta_nomenclature='' , code_produit_agrologic_fta_nomenclature='3112' , etat_fta_nomenclature='1' , nom_fta_nomenclature='LANG BOEUF SCE PORTO LSBL 180G CRU' , suffixe_agrologic_fta_nomenclature='' </text:p>
      <text:p text:style-name="P1"><text:line-break/>500717 - SCE PORTO LANG LSBL L créé: </text:p>
      <text:p text:style-name="P5">INSERT fta_nomenclature SET <text:s/>last_id_fta_nomenclature='0' , OLD_id_fta_composition='' , id_annexe_agrologic_article_codification='3' , id_access_recette_recette='0' , id_fta='1483' , ascendant_fta_nomenclature='' , site_production_fta_nomenclature='1' , poids_fta_nomenclature='' , id_annexe_unite='L' , quantite_piece_par_carton='' , poids_total_carton_vrac_fta_nomenclature='' , code_produit_agrologic_fta_nomenclature='0717' , etat_fta_nomenclature='1' , nom_fta_nomenclature='SCE PORTO LANG LSBL L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1483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223113 - PUREE PDT CELERI LSBL 140G CRU créé: </text:p>
      <text:p text:style-name="P5"><text:soft-page-break/>INSERT fta_nomenclature SET <text:s/>last_id_fta_nomenclature='0' , OLD_id_fta_composition='' , id_annexe_agrologic_article_codification='4' , id_access_recette_recette='0' , id_fta='1483' , ascendant_fta_nomenclature='' , site_production_fta_nomenclature='1' , poids_fta_nomenclature='0.14' , id_annexe_unite='kg' , quantite_piece_par_carton='' , poids_total_carton_vrac_fta_nomenclature='' , code_produit_agrologic_fta_nomenclature='3113' , etat_fta_nomenclature='1' , nom_fta_nomenclature='PUREE PDT CELERI LSBL 140G CRU' , suffixe_agrologic_fta_nomenclature='' </text:p>
      <text:p text:style-name="P1"><text:line-break/>700402 - PREP PUREE PDT CELERI LSBL KG créé: </text:p>
      <text:p text:style-name="P5">INSERT fta_nomenclature SET <text:s/>last_id_fta_nomenclature='0' , OLD_id_fta_composition='' , id_annexe_agrologic_article_codification='1' , id_access_recette_recette='0' , id_fta='1483' , ascendant_fta_nomenclature='' , site_production_fta_nomenclature='1' , poids_fta_nomenclature='' , id_annexe_unite='kg' , quantite_piece_par_carton='' , poids_total_carton_vrac_fta_nomenclature='' , code_produit_agrologic_fta_nomenclature='0402' , etat_fta_nomenclature='1' , nom_fta_nomenclature='PREP PUREE PDT CELERI LSBL KG' , suffixe_agrologic_fta_nomenclature='' </text:p>
      <text:p text:style-name="P1"><text:line-break/></text:p>
      <text:p text:style-name="P4">Traitement de l'Article: 23109</text:p>
      <text:p text:style-name="P1"><text:line-break/>223109 - RISOTTO ECREVISSE LSBL 300G CRU créé: </text:p>
      <text:p text:style-name="P5">INSERT fta_nomenclature SET <text:s/>last_id_fta_nomenclature='0' , OLD_id_fta_composition='' , id_annexe_agrologic_article_codification='4' , id_access_recette_recette='0' , id_fta='1484' , ascendant_fta_nomenclature='' , site_production_fta_nomenclature='1' , poids_fta_nomenclature='0.3' , id_annexe_unite='kg' , quantite_piece_par_carton='' , poids_total_carton_vrac_fta_nomenclature='' , code_produit_agrologic_fta_nomenclature='3109' , etat_fta_nomenclature='1' , nom_fta_nomenclature='RISOTTO ECREVISSE LSBL 300G CRU' , suffixe_agrologic_fta_nomenclature='' </text:p>
      <text:p text:style-name="P1"><text:line-break/>500661 - SCE RISOTTO ECREVISSE LSBL L créé: </text:p>
      <text:p text:style-name="P5"><text:soft-page-break/>INSERT fta_nomenclature SET <text:s/>last_id_fta_nomenclature='0' , OLD_id_fta_composition='' , id_annexe_agrologic_article_codification='3' , id_access_recette_recette='0' , id_fta='1484' , ascendant_fta_nomenclature='' , site_production_fta_nomenclature='1' , poids_fta_nomenclature='' , id_annexe_unite='L' , quantite_piece_par_carton='' , poids_total_carton_vrac_fta_nomenclature='' , code_produit_agrologic_fta_nomenclature='0661' , etat_fta_nomenclature='1' , nom_fta_nomenclature='SCE RISOTTO ECREVISSE LSBL L' , suffixe_agrologic_fta_nomenclature='' </text:p>
      <text:p text:style-name="P1"><text:line-break/>700292 - PREP RIZ RISOTTO ECRE LSBL KG créé: </text:p>
      <text:p text:style-name="P5">INSERT fta_nomenclature SET <text:s/>last_id_fta_nomenclature='0' , OLD_id_fta_composition='' , id_annexe_agrologic_article_codification='1' , id_access_recette_recette='0' , id_fta='1484' , ascendant_fta_nomenclature='' , site_production_fta_nomenclature='1' , poids_fta_nomenclature='' , id_annexe_unite='kg' , quantite_piece_par_carton='' , poids_total_carton_vrac_fta_nomenclature='' , code_produit_agrologic_fta_nomenclature='0292' , etat_fta_nomenclature='1' , nom_fta_nomenclature='PREP RIZ RISOTTO ECRE LSBL KG' , suffixe_agrologic_fta_nomenclature='' </text:p>
      <text:p text:style-name="P1"><text:line-break/>700386 - PREP GARN RISOTTO ECREVISSE BL KG créé: </text:p>
      <text:p text:style-name="P5">INSERT fta_nomenclature SET <text:s/>last_id_fta_nomenclature='0' , OLD_id_fta_composition='' , id_annexe_agrologic_article_codification='1' , id_access_recette_recette='0' , id_fta='1484' , ascendant_fta_nomenclature='' , site_production_fta_nomenclature='1' , poids_fta_nomenclature='' , id_annexe_unite='kg' , quantite_piece_par_carton='' , poids_total_carton_vrac_fta_nomenclature='' , code_produit_agrologic_fta_nomenclature='0386' , etat_fta_nomenclature='1' , nom_fta_nomenclature='PREP GARN RISOTTO ECREVISSE BL KG' , suffixe_agrologic_fta_nomenclature='' </text:p>
      <text:p text:style-name="P1"><text:line-break/>700566 - PREP ECREV DECO 150/200 DECONGELEES 10% créé: </text:p>
      <text:p text:style-name="P5">INSERT fta_nomenclature SET <text:s/>last_id_fta_nomenclature='0' , OLD_id_fta_composition='' , id_annexe_agrologic_article_codification='1' , id_access_recette_recette='0' , id_fta='1484' , ascendant_fta_nomenclature='' , site_production_fta_nomenclature='1' , poids_fta_nomenclature='' , id_annexe_unite='kg' , quantite_piece_par_carton='' , poids_total_carton_vrac_fta_nomenclature='' , code_produit_agrologic_fta_nomenclature='0566' , etat_fta_nomenclature='1' , nom_fta_nomenclature='PREP ECREV DECO 150/200 DECONGELEES 10%' , suffixe_agrologic_fta_nomenclature='' </text:p>
      <text:p text:style-name="P1"><text:line-break/></text:p>
      <text:p text:style-name="P4"><text:soft-page-break/>Traitement de l'Article: 23114</text:p>
      <text:p text:style-name="P1"><text:line-break/>223114 - CREV MARINEES PIPE RIG 300G LS BL CRU créé: </text:p>
      <text:p text:style-name="P5">INSERT fta_nomenclature SET <text:s/>last_id_fta_nomenclature='0' , OLD_id_fta_composition='' , id_annexe_agrologic_article_codification='4' , id_access_recette_recette='0' , id_fta='1485' , ascendant_fta_nomenclature='' , site_production_fta_nomenclature='1' , poids_fta_nomenclature='0.3' , id_annexe_unite='kg' , quantite_piece_par_carton='' , poids_total_carton_vrac_fta_nomenclature='' , code_produit_agrologic_fta_nomenclature='3114' , etat_fta_nomenclature='1' , nom_fta_nomenclature='CREV MARINEES PIPE RIG 300G LS BL CRU' , suffixe_agrologic_fta_nomenclature='' </text:p>
      <text:p text:style-name="P1"><text:line-break/>700457 - PREP CREVETTE PIPE RIGATE LS BL KG créé: </text:p>
      <text:p text:style-name="P5">INSERT fta_nomenclature SET <text:s/>last_id_fta_nomenclature='0' , OLD_id_fta_composition='' , id_annexe_agrologic_article_codification='1' , id_access_recette_recette='0' , id_fta='1485' , ascendant_fta_nomenclature='' , site_production_fta_nomenclature='1' , poids_fta_nomenclature='' , id_annexe_unite='kg' , quantite_piece_par_carton='' , poids_total_carton_vrac_fta_nomenclature='' , code_produit_agrologic_fta_nomenclature='0457' , etat_fta_nomenclature='1' , nom_fta_nomenclature='PREP CREVETTE PIPE RIGATE LS BL KG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1485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700390 - PREP COURGETTE CUBE6x6 BLC10% KG TCAR créé: </text:p>
      <text:p text:style-name="P5"><text:soft-page-break/>INSERT fta_nomenclature SET <text:s/>last_id_fta_nomenclature='0' , OLD_id_fta_composition='' , id_annexe_agrologic_article_codification='1' , id_access_recette_recette='0' , id_fta='1485' , ascendant_fta_nomenclature='' , site_production_fta_nomenclature='1' , poids_fta_nomenclature='' , id_annexe_unite='kg' , quantite_piece_par_carton='' , poids_total_carton_vrac_fta_nomenclature='' , code_produit_agrologic_fta_nomenclature='0390' , etat_fta_nomenclature='1' , nom_fta_nomenclature='PREP COURGETTE CUBE6x6 BLC10% KG TCAR' , suffixe_agrologic_fta_nomenclature='' </text:p>
      <text:p text:style-name="P1"><text:line-break/>700458 - PREP PIPE RIGATE LS BL KG créé: </text:p>
      <text:p text:style-name="P5">INSERT fta_nomenclature SET <text:s/>last_id_fta_nomenclature='0' , OLD_id_fta_composition='' , id_annexe_agrologic_article_codification='1' , id_access_recette_recette='0' , id_fta='1485' , ascendant_fta_nomenclature='' , site_production_fta_nomenclature='1' , poids_fta_nomenclature='' , id_annexe_unite='kg' , quantite_piece_par_carton='' , poids_total_carton_vrac_fta_nomenclature='' , code_produit_agrologic_fta_nomenclature='0458' , etat_fta_nomenclature='1' , nom_fta_nomenclature='PREP PIPE RIGATE LS BL KG' , suffixe_agrologic_fta_nomenclature='' </text:p>
      <text:p text:style-name="P1"><text:line-break/></text:p>
      <text:p text:style-name="P4">Traitement de l'Article: 23111</text:p>
      <text:p text:style-name="P1"><text:line-break/>223111 - GRAT MAC VEAU LSBL 300G CRU créé: </text:p>
      <text:p text:style-name="P5">INSERT fta_nomenclature SET <text:s/>last_id_fta_nomenclature='0' , OLD_id_fta_composition='' , id_annexe_agrologic_article_codification='4' , id_access_recette_recette='0' , id_fta='1486' , ascendant_fta_nomenclature='' , site_production_fta_nomenclature='1' , poids_fta_nomenclature='0.3' , id_annexe_unite='kg' , quantite_piece_par_carton='' , poids_total_carton_vrac_fta_nomenclature='' , code_produit_agrologic_fta_nomenclature='3111' , etat_fta_nomenclature='1' , nom_fta_nomenclature='GRAT MAC VEAU LSBL 300G CRU' , suffixe_agrologic_fta_nomenclature='' </text:p>
      <text:p text:style-name="P1"><text:line-break/>700403 - PREP MACARONI GRATIN LSBL KG créé: </text:p>
      <text:p text:style-name="P5"><text:soft-page-break/>INSERT fta_nomenclature SET <text:s/>last_id_fta_nomenclature='0' , OLD_id_fta_composition='' , id_annexe_agrologic_article_codification='1' , id_access_recette_recette='0' , id_fta='1486' , ascendant_fta_nomenclature='' , site_production_fta_nomenclature='1' , poids_fta_nomenclature='' , id_annexe_unite='kg' , quantite_piece_par_carton='' , poids_total_carton_vrac_fta_nomenclature='' , code_produit_agrologic_fta_nomenclature='0403' , etat_fta_nomenclature='1' , nom_fta_nomenclature='PREP MACARONI GRATIN LSBL KG' , suffixe_agrologic_fta_nomenclature='' </text:p>
      <text:p text:style-name="P1"><text:line-break/>700404 - PREC VEAU GRATIN MAC LSBL KG créé: </text:p>
      <text:p text:style-name="P5">INSERT fta_nomenclature SET <text:s/>last_id_fta_nomenclature='0' , OLD_id_fta_composition='' , id_annexe_agrologic_article_codification='1' , id_access_recette_recette='0' , id_fta='1486' , ascendant_fta_nomenclature='' , site_production_fta_nomenclature='1' , poids_fta_nomenclature='' , id_annexe_unite='kg' , quantite_piece_par_carton='' , poids_total_carton_vrac_fta_nomenclature='' , code_produit_agrologic_fta_nomenclature='0404' , etat_fta_nomenclature='1' , nom_fta_nomenclature='PREC VEAU GRATIN MAC LSBL KG' , suffixe_agrologic_fta_nomenclature='' </text:p>
      <text:p text:style-name="P1"><text:line-break/></text:p>
      <text:p text:style-name="P4">Traitement de l'Article: 23107</text:p>
      <text:p text:style-name="P1"><text:line-break/>223107 - PARMENTIER BOEUF 300G LSBL CRU créé: </text:p>
      <text:p text:style-name="P5">INSERT fta_nomenclature SET <text:s/>last_id_fta_nomenclature='0' , OLD_id_fta_composition='' , id_annexe_agrologic_article_codification='4' , id_access_recette_recette='0' , id_fta='1487' , ascendant_fta_nomenclature='' , site_production_fta_nomenclature='1' , poids_fta_nomenclature='0.3' , id_annexe_unite='kg' , quantite_piece_par_carton='' , poids_total_carton_vrac_fta_nomenclature='' , code_produit_agrologic_fta_nomenclature='3107' , etat_fta_nomenclature='1' , nom_fta_nomenclature='PARMENTIER BOEUF 300G LSBL CRU' , suffixe_agrologic_fta_nomenclature='' </text:p>
      <text:p text:style-name="P1"><text:line-break/>700286 - PREP EFFILOCHE BOEUF LSBL KG créé: </text:p>
      <text:p text:style-name="P5"><text:soft-page-break/>INSERT fta_nomenclature SET <text:s/>last_id_fta_nomenclature='0' , OLD_id_fta_composition='' , id_annexe_agrologic_article_codification='1' , id_access_recette_recette='0' , id_fta='1487' , ascendant_fta_nomenclature='' , site_production_fta_nomenclature='1' , poids_fta_nomenclature='' , id_annexe_unite='kg' , quantite_piece_par_carton='' , poids_total_carton_vrac_fta_nomenclature='' , code_produit_agrologic_fta_nomenclature='0286' , etat_fta_nomenclature='1' , nom_fta_nomenclature='PREP EFFILOCHE BOEUF LSBL KG' , suffixe_agrologic_fta_nomenclature='' </text:p>
      <text:p text:style-name="P1"><text:line-break/>700285 - PRECUISSON EFFILOCHE BOEUF LSBL KG créé: </text:p>
      <text:p text:style-name="P5">INSERT fta_nomenclature SET <text:s/>last_id_fta_nomenclature='0' , OLD_id_fta_composition='' , id_annexe_agrologic_article_codification='1' , id_access_recette_recette='0' , id_fta='1487' , ascendant_fta_nomenclature='' , site_production_fta_nomenclature='1' , poids_fta_nomenclature='' , id_annexe_unite='kg' , quantite_piece_par_carton='' , poids_total_carton_vrac_fta_nomenclature='' , code_produit_agrologic_fta_nomenclature='0285' , etat_fta_nomenclature='1' , nom_fta_nomenclature='PRECUISSON EFFILOCHE BOEUF LSBL KG' , suffixe_agrologic_fta_nomenclature='' </text:p>
      <text:p text:style-name="P1"><text:line-break/>700287 - PREP ECRASE PDT BOEUF LSBL KG créé: </text:p>
      <text:p text:style-name="P5">INSERT fta_nomenclature SET <text:s/>last_id_fta_nomenclature='0' , OLD_id_fta_composition='' , id_annexe_agrologic_article_codification='1' , id_access_recette_recette='0' , id_fta='1487' , ascendant_fta_nomenclature='' , site_production_fta_nomenclature='1' , poids_fta_nomenclature='' , id_annexe_unite='kg' , quantite_piece_par_carton='' , poids_total_carton_vrac_fta_nomenclature='' , code_produit_agrologic_fta_nomenclature='0287' , etat_fta_nomenclature='1' , nom_fta_nomenclature='PREP ECRASE PDT BOEUF LSBL KG' , suffixe_agrologic_fta_nomenclature='' </text:p>
      <text:p text:style-name="P1"><text:line-break/>700288 - PREP AUBERGINE BOEUF LSBL KG créé: </text:p>
      <text:p text:style-name="P5">INSERT fta_nomenclature SET <text:s/>last_id_fta_nomenclature='0' , OLD_id_fta_composition='' , id_annexe_agrologic_article_codification='1' , id_access_recette_recette='0' , id_fta='1487' , ascendant_fta_nomenclature='' , site_production_fta_nomenclature='1' , poids_fta_nomenclature='' , id_annexe_unite='kg' , quantite_piece_par_carton='' , poids_total_carton_vrac_fta_nomenclature='' , code_produit_agrologic_fta_nomenclature='0288' , etat_fta_nomenclature='1' , nom_fta_nomenclature='PREP AUBERGINE BOEUF LSBL KG' , suffixe_agrologic_fta_nomenclature='' </text:p>
      <text:p text:style-name="P1"><text:line-break/></text:p>
      <text:p text:style-name="P4"><text:soft-page-break/>Traitement de l'Article: 21221</text:p>
      <text:p text:style-name="P1"><text:line-break/>111089 - N CREV/CRABE 65G PCE TDA créé: </text:p>
      <text:p text:style-name="P5">INSERT fta_nomenclature SET <text:s/>last_id_fta_nomenclature='0' , OLD_id_fta_composition='' , id_annexe_agrologic_article_codification='5' , id_access_recette_recette='0' , id_fta='1520' , ascendant_fta_nomenclature='' , site_production_fta_nomenclature='1' , poids_fta_nomenclature='0.065' , id_annexe_unite='kg' , quantite_piece_par_carton='' , poids_total_carton_vrac_fta_nomenclature='' , code_produit_agrologic_fta_nomenclature='1089' , etat_fta_nomenclature='1' , nom_fta_nomenclature='N CREV/CRABE 65G PCE TDA' , suffixe_agrologic_fta_nomenclature='' </text:p>
      <text:p text:style-name="P1"><text:line-break/>600160 - FCE NEM CREVETTE CRABE TDA créé: </text:p>
      <text:p text:style-name="P5">INSERT fta_nomenclature SET <text:s/>last_id_fta_nomenclature='0' , OLD_id_fta_composition='' , id_annexe_agrologic_article_codification='2' , id_access_recette_recette='0' , id_fta='152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FCE NEM CREVETTE CRABE TDA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520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1520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520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</text:p>
      <text:p text:style-name="P4">Traitement de l'Article: 27501</text:p>
      <text:p text:style-name="P1"><text:line-break/></text:p>
      <text:p text:style-name="P4">Traitement de l'Article: 27500</text:p>
      <text:p text:style-name="P1"><text:line-break/></text:p>
      <text:p text:style-name="P4">Traitement de l'Article: 10200</text:p>
      <text:p text:style-name="P1"><text:line-break/>210200 - RIZ TAJ MAHAL TR 2KG CRU créé: </text:p>
      <text:p text:style-name="P5">INSERT fta_nomenclature SET <text:s/>last_id_fta_nomenclature='0' , OLD_id_fta_composition='' , id_annexe_agrologic_article_codification='4' , id_access_recette_recette='0' , id_fta='1493' , ascendant_fta_nomenclature='' , site_production_fta_nomenclature='1' , poids_fta_nomenclature='2' , id_annexe_unite='kg' , quantite_piece_par_carton='' , poids_total_carton_vrac_fta_nomenclature='' , code_produit_agrologic_fta_nomenclature='0200' , etat_fta_nomenclature='1' , nom_fta_nomenclature='RIZ TAJ MAHAL TR 2KG CRU' , suffixe_agrologic_fta_nomenclature='' </text:p>
      <text:p text:style-name="P1"><text:line-break/>700586 - PREP RIZ TAJ MAHAL TR KG créé: </text:p>
      <text:p text:style-name="P5"><text:soft-page-break/>INSERT fta_nomenclature SET <text:s/>last_id_fta_nomenclature='0' , OLD_id_fta_composition='' , id_annexe_agrologic_article_codification='1' , id_access_recette_recette='0' , id_fta='1493' , ascendant_fta_nomenclature='' , site_production_fta_nomenclature='1' , poids_fta_nomenclature='' , id_annexe_unite='kg' , quantite_piece_par_carton='' , poids_total_carton_vrac_fta_nomenclature='' , code_produit_agrologic_fta_nomenclature='0586' , etat_fta_nomenclature='1' , nom_fta_nomenclature='PREP RIZ TAJ MAHAL TR KG' , suffixe_agrologic_fta_nomenclature='' </text:p>
      <text:p text:style-name="P1"><text:line-break/>700198 - PREP RIZ BASMATI NATURE CRF KG créé: </text:p>
      <text:p text:style-name="P5">INSERT fta_nomenclature SET <text:s/>last_id_fta_nomenclature='0' , OLD_id_fta_composition='' , id_annexe_agrologic_article_codification='1' , id_access_recette_recette='0' , id_fta='1493' , ascendant_fta_nomenclature='' , site_production_fta_nomenclature='1' , poids_fta_nomenclature='' , id_annexe_unite='kg' , quantite_piece_par_carton='' , poids_total_carton_vrac_fta_nomenclature='' , code_produit_agrologic_fta_nomenclature='0198' , etat_fta_nomenclature='1' , nom_fta_nomenclature='PREP RIZ BASMATI NATURE CRF KG' , suffixe_agrologic_fta_nomenclature='' </text:p>
      <text:p text:style-name="P1"><text:line-break/></text:p>
      <text:p text:style-name="P4">Traitement de l'Article: 10524</text:p>
      <text:p text:style-name="P1"><text:line-break/>210024 - Canard sauce morille sachet 2kg cru créé: </text:p>
      <text:p text:style-name="P5">INSERT fta_nomenclature SET <text:s/>last_id_fta_nomenclature='0' , OLD_id_fta_composition='' , id_annexe_agrologic_article_codification='4' , id_access_recette_recette='0' , id_fta='1504' , ascendant_fta_nomenclature='' , site_production_fta_nomenclature='1' , poids_fta_nomenclature='2' , id_annexe_unite='kg' , quantite_piece_par_carton='' , poids_total_carton_vrac_fta_nomenclature='' , code_produit_agrologic_fta_nomenclature='0024' , etat_fta_nomenclature='1' , nom_fta_nomenclature='Canard sauce morille sachet 2kg cru' , suffixe_agrologic_fta_nomenclature='' </text:p>
      <text:p text:style-name="P1"><text:line-break/>700278 - PREP MORILLES REHYDRATEES KG créé: </text:p>
      <text:p text:style-name="P5"><text:soft-page-break/>INSERT fta_nomenclature SET <text:s/>last_id_fta_nomenclature='0' , OLD_id_fta_composition='' , id_annexe_agrologic_article_codification='1' , id_access_recette_recette='0' , id_fta='1504' , ascendant_fta_nomenclature='' , site_production_fta_nomenclature='1' , poids_fta_nomenclature='' , id_annexe_unite='kg' , quantite_piece_par_carton='' , poids_total_carton_vrac_fta_nomenclature='' , code_produit_agrologic_fta_nomenclature='0278' , etat_fta_nomenclature='1' , nom_fta_nomenclature='PREP MORILLES REHYDRATEES KG' , suffixe_agrologic_fta_nomenclature='' </text:p>
      <text:p text:style-name="P1"><text:line-break/>500035 - SAUCE CUISSE CANARD MORILLE MULTI créé: </text:p>
      <text:p text:style-name="P5">INSERT fta_nomenclature SET <text:s/>last_id_fta_nomenclature='0' , OLD_id_fta_composition='' , id_annexe_agrologic_article_codification='3' , id_access_recette_recette='0' , id_fta='1504' , ascendant_fta_nomenclature='' , site_production_fta_nomenclature='1' , poids_fta_nomenclature='' , id_annexe_unite='L' , quantite_piece_par_carton='' , poids_total_carton_vrac_fta_nomenclature='' , code_produit_agrologic_fta_nomenclature='0035' , etat_fta_nomenclature='1' , nom_fta_nomenclature='SAUCE CUISSE CANARD MORILLE MULTI' , suffixe_agrologic_fta_nomenclature='' </text:p>
      <text:p text:style-name="P1"><text:line-break/>700315 - PREP CUISSE CANARD 160/180 BLANCHIE 25% créé: </text:p>
      <text:p text:style-name="P5">INSERT fta_nomenclature SET <text:s/>last_id_fta_nomenclature='0' , OLD_id_fta_composition='' , id_annexe_agrologic_article_codification='1' , id_access_recette_recette='0' , id_fta='1504' , ascendant_fta_nomenclature='' , site_production_fta_nomenclature='1' , poids_fta_nomenclature='' , id_annexe_unite='kg' , quantite_piece_par_carton='' , poids_total_carton_vrac_fta_nomenclature='' , code_produit_agrologic_fta_nomenclature='0315' , etat_fta_nomenclature='1' , nom_fta_nomenclature='PREP CUISSE CANARD 160/180 BLANCHIE 25%' , suffixe_agrologic_fta_nomenclature='' </text:p>
      <text:p text:style-name="P1"><text:line-break/></text:p>
      <text:p text:style-name="P4">Traitement de l'Article: 10167</text:p>
      <text:p text:style-name="P1"><text:line-break/></text:p>
      <text:p text:style-name="P4">Traitement de l'Article: 10168</text:p>
      <text:p text:style-name="P1"><text:line-break/>210832 - MOUSS BROCOLIS CHOU FLEUR (TAG) 90G CRU créé: </text:p>
      <text:p text:style-name="P5"><text:soft-page-break/>INSERT fta_nomenclature SET <text:s/>last_id_fta_nomenclature='0' , OLD_id_fta_composition='' , id_annexe_agrologic_article_codification='4' , id_access_recette_recette='0' , id_fta='1507' , ascendant_fta_nomenclature='' , site_production_fta_nomenclature='1' , poids_fta_nomenclature='0.09' , id_annexe_unite='kg' , quantite_piece_par_carton='' , poids_total_carton_vrac_fta_nomenclature='' , code_produit_agrologic_fta_nomenclature='0832' , etat_fta_nomenclature='1' , nom_fta_nomenclature='MOUSS BROCOLIS CHOU FLEUR (TAG) 90G CRU' , suffixe_agrologic_fta_nomenclature='' </text:p>
      <text:p text:style-name="P1"><text:line-break/>700232 - PREP MOUSS CHOU FLEUR (TAG) KG créé: </text:p>
      <text:p text:style-name="P5">INSERT fta_nomenclature SET <text:s/>last_id_fta_nomenclature='0' , OLD_id_fta_composition='' , id_annexe_agrologic_article_codification='1' , id_access_recette_recette='0' , id_fta='1507' , ascendant_fta_nomenclature='' , site_production_fta_nomenclature='1' , poids_fta_nomenclature='' , id_annexe_unite='kg' , quantite_piece_par_carton='' , poids_total_carton_vrac_fta_nomenclature='' , code_produit_agrologic_fta_nomenclature='0232' , etat_fta_nomenclature='1' , nom_fta_nomenclature='PREP MOUSS CHOU FLEUR (TAG) KG' , suffixe_agrologic_fta_nomenclature='' </text:p>
      <text:p text:style-name="P1"><text:line-break/>700231 - PREP MOUSS BROCOLIS (TAG) KG créé: </text:p>
      <text:p text:style-name="P5">INSERT fta_nomenclature SET <text:s/>last_id_fta_nomenclature='0' , OLD_id_fta_composition='' , id_annexe_agrologic_article_codification='1' , id_access_recette_recette='0' , id_fta='1507' , ascendant_fta_nomenclature='' , site_production_fta_nomenclature='1' , poids_fta_nomenclature='' , id_annexe_unite='kg' , quantite_piece_par_carton='' , poids_total_carton_vrac_fta_nomenclature='' , code_produit_agrologic_fta_nomenclature='0231' , etat_fta_nomenclature='1' , nom_fta_nomenclature='PREP MOUSS BROCOLIS (TAG) KG' , suffixe_agrologic_fta_nomenclature='' </text:p>
      <text:p text:style-name="P1"><text:line-break/></text:p>
      <text:p text:style-name="P4">Traitement de l'Article: 10169</text:p>
      <text:p text:style-name="P1"><text:line-break/></text:p>
      <text:p text:style-name="P4">Traitement de l'Article: 10208</text:p>
      <text:p text:style-name="P1"><text:line-break/>210208 - GRAT DAUPHINOIS (TAG) 1.2KG CRU créé: </text:p>
      <text:p text:style-name="P5"><text:soft-page-break/>INSERT fta_nomenclature SET <text:s/>last_id_fta_nomenclature='0' , OLD_id_fta_composition='' , id_annexe_agrologic_article_codification='4' , id_access_recette_recette='0' , id_fta='1509' , ascendant_fta_nomenclature='' , site_production_fta_nomenclature='1' , poids_fta_nomenclature='0.0833' , id_annexe_unite='kg' , quantite_piece_par_carton='' , poids_total_carton_vrac_fta_nomenclature='' , code_produit_agrologic_fta_nomenclature='0208' , etat_fta_nomenclature='1' , nom_fta_nomenclature='GRAT DAUPHINOIS (TAG) 1.2KG CRU' , suffixe_agrologic_fta_nomenclature='' </text:p>
      <text:p text:style-name="P1"><text:line-break/>500659 - SCE GRATIN DAUPHINOIS (TAG) L créé: </text:p>
      <text:p text:style-name="P5">INSERT fta_nomenclature SET <text:s/>last_id_fta_nomenclature='0' , OLD_id_fta_composition='' , id_annexe_agrologic_article_codification='3' , id_access_recette_recette='0' , id_fta='1509' , ascendant_fta_nomenclature='' , site_production_fta_nomenclature='1' , poids_fta_nomenclature='' , id_annexe_unite='L' , quantite_piece_par_carton='' , poids_total_carton_vrac_fta_nomenclature='' , code_produit_agrologic_fta_nomenclature='0659' , etat_fta_nomenclature='1' , nom_fta_nomenclature='SCE GRATIN DAUPHINOIS (TAG) L' , suffixe_agrologic_fta_nomenclature='' </text:p>
      <text:p text:style-name="P1"><text:line-break/></text:p>
      <text:p text:style-name="P4">Traitement de l'Article: 10317</text:p>
      <text:p text:style-name="P1"><text:line-break/></text:p>
      <text:p text:style-name="P4">Traitement de l'Article: 10318</text:p>
      <text:p text:style-name="P1"><text:line-break/></text:p>
      <text:p text:style-name="P4">Traitement de l'Article: 10918</text:p>
      <text:p text:style-name="P1"><text:line-break/></text:p>
      <text:p text:style-name="P4">Traitement de l'Article: 10063</text:p>
      <text:p text:style-name="P1"><text:line-break/>210084 - PAVE SAUMON SCE BB 2KG CRU créé: </text:p>
      <text:p text:style-name="P5"><text:soft-page-break/>INSERT fta_nomenclature SET <text:s/>last_id_fta_nomenclature='0' , OLD_id_fta_composition='' , id_annexe_agrologic_article_codification='4' , id_access_recette_recette='0' , id_fta='1515' , ascendant_fta_nomenclature='' , site_production_fta_nomenclature='1' , poids_fta_nomenclature='2' , id_annexe_unite='kg' , quantite_piece_par_carton='' , poids_total_carton_vrac_fta_nomenclature='' , code_produit_agrologic_fta_nomenclature='0084' , etat_fta_nomenclature='1' , nom_fta_nomenclature='PAVE SAUMON SCE BB 2KG CRU' , suffixe_agrologic_fta_nomenclature='' </text:p>
      <text:p text:style-name="P1"><text:line-break/>500326 - SCE SAUMON BEURRE BLANC L créé: </text:p>
      <text:p text:style-name="P5">INSERT fta_nomenclature SET <text:s/>last_id_fta_nomenclature='0' , OLD_id_fta_composition='' , id_annexe_agrologic_article_codification='3' , id_access_recette_recette='0' , id_fta='1515' , ascendant_fta_nomenclature='' , site_production_fta_nomenclature='1' , poids_fta_nomenclature='' , id_annexe_unite='L' , quantite_piece_par_carton='' , poids_total_carton_vrac_fta_nomenclature='' , code_produit_agrologic_fta_nomenclature='0326' , etat_fta_nomenclature='1' , nom_fta_nomenclature='SCE SAUMON BEURRE BLANC L' , suffixe_agrologic_fta_nomenclature='' </text:p>
      <text:p text:style-name="P1"><text:line-break/>700448 - PREP TOMATE CUBE 16X16MM EGOUT 75% KG créé: </text:p>
      <text:p text:style-name="P5">INSERT fta_nomenclature SET <text:s/>last_id_fta_nomenclature='0' , OLD_id_fta_composition='' , id_annexe_agrologic_article_codification='1' , id_access_recette_recette='0' , id_fta='1515' , ascendant_fta_nomenclature='' , site_production_fta_nomenclature='1' , poids_fta_nomenclature='' , id_annexe_unite='kg' , quantite_piece_par_carton='' , poids_total_carton_vrac_fta_nomenclature='' , code_produit_agrologic_fta_nomenclature='0448' , etat_fta_nomenclature='1' , nom_fta_nomenclature='PREP TOMATE CUBE 16X16MM EGOUT 75% KG' , suffixe_agrologic_fta_nomenclature='' </text:p>
      <text:p text:style-name="P1"><text:line-break/></text:p>
      <text:p text:style-name="P4">Traitement de l'Article: 10210</text:p>
      <text:p text:style-name="P1"><text:line-break/></text:p>
      <text:p text:style-name="P4">Traitement de l'Article: 10659</text:p>
      <text:p text:style-name="P1"><text:line-break/></text:p>
      <text:p text:style-name="P4">Traitement de l'Article: 10170</text:p>
      <text:p text:style-name="P1"><text:line-break/></text:p>
      <text:p text:style-name="P4"><text:soft-page-break/>Traitement de l'Article: 21460</text:p>
      <text:p text:style-name="P1"><text:line-break/>221460 - RIZ CANTONAIS AUCHAN FE 300G CRU créé: </text:p>
      <text:p text:style-name="P5">INSERT fta_nomenclature SET <text:s/>last_id_fta_nomenclature='0' , OLD_id_fta_composition='' , id_annexe_agrologic_article_codification='4' , id_access_recette_recette='0' , id_fta='1523' , ascendant_fta_nomenclature='' , site_production_fta_nomenclature='1' , poids_fta_nomenclature='' , id_annexe_unite='kg' , quantite_piece_par_carton='0.3' , poids_total_carton_vrac_fta_nomenclature='' , code_produit_agrologic_fta_nomenclature='1460' , etat_fta_nomenclature='2' , nom_fta_nomenclature='RIZ CANTONAIS AUCHAN FE 300G CRU' , suffixe_agrologic_fta_nomenclature='' </text:p>
      <text:p text:style-name="P1"><text:line-break/>700207 - PREP RIZ CANTONAIS AUCHAN CPE KG créé: </text:p>
      <text:p text:style-name="P5">INSERT fta_nomenclature SET <text:s/>last_id_fta_nomenclature='0' , OLD_id_fta_composition='' , id_annexe_agrologic_article_codification='1' , id_access_recette_recette='0' , id_fta='1523' , ascendant_fta_nomenclature='' , site_production_fta_nomenclature='1' , poids_fta_nomenclature='' , id_annexe_unite='kg' , quantite_piece_par_carton='' , poids_total_carton_vrac_fta_nomenclature='' , code_produit_agrologic_fta_nomenclature='0207' , etat_fta_nomenclature='1' , nom_fta_nomenclature='PREP RIZ CANTONAIS AUCHAN CPE KG' , suffixe_agrologic_fta_nomenclature='' </text:p>
      <text:p text:style-name="P1"><text:line-break/></text:p>
      <text:p text:style-name="P4">Traitement de l'Article: 21211</text:p>
      <text:p text:style-name="P1"><text:line-break/></text:p>
      <text:p text:style-name="P4">Traitement de l'Article: 10222</text:p>
      <text:p text:style-name="P1"><text:line-break/>210222 - EMB PDT CIBOULETTE 90G TR/ITM CRU créé: </text:p>
      <text:p text:style-name="P5">INSERT fta_nomenclature SET <text:s/>last_id_fta_nomenclature='0' , OLD_id_fta_composition='' , id_annexe_agrologic_article_codification='4' , id_access_recette_recette='0' , id_fta='1526' , ascendant_fta_nomenclature='' , site_production_fta_nomenclature='1' , poids_fta_nomenclature='0.09' , id_annexe_unite='kg' , quantite_piece_par_carton='' , poids_total_carton_vrac_fta_nomenclature='' , code_produit_agrologic_fta_nomenclature='0222' , etat_fta_nomenclature='1' , nom_fta_nomenclature='EMB PDT CIBOULETTE 90G TR/ITM CRU' , suffixe_agrologic_fta_nomenclature='' </text:p>
      <text:p text:style-name="P1"><text:line-break/>700340 - PREP EMB PDT CIBOULETTE KG (TAG) créé: </text:p>
      <text:p text:style-name="P5"><text:soft-page-break/>INSERT fta_nomenclature SET <text:s/>last_id_fta_nomenclature='0' , OLD_id_fta_composition='' , id_annexe_agrologic_article_codification='1' , id_access_recette_recette='0' , id_fta='1526' , ascendant_fta_nomenclature='' , site_production_fta_nomenclature='1' , poids_fta_nomenclature='' , id_annexe_unite='kg' , quantite_piece_par_carton='' , poids_total_carton_vrac_fta_nomenclature='' , code_produit_agrologic_fta_nomenclature='0340' , etat_fta_nomenclature='1' , nom_fta_nomenclature='PREP EMB PDT CIBOULETTE KG (TAG)' , suffixe_agrologic_fta_nomenclature='' </text:p>
      <text:p text:style-name="P1"><text:line-break/></text:p>
      <text:p text:style-name="P4">Traitement de l'Article: 27000</text:p>
      <text:p text:style-name="P1"><text:line-break/>227000 - RIZ CANTONAIS 300G LSTDA CRU créé: </text:p>
      <text:p text:style-name="P5">INSERT fta_nomenclature SET <text:s/>last_id_fta_nomenclature='0' , OLD_id_fta_composition='' , id_annexe_agrologic_article_codification='4' , id_access_recette_recette='0' , id_fta='1533' , ascendant_fta_nomenclature='' , site_production_fta_nomenclature='1' , poids_fta_nomenclature='0.3' , id_annexe_unite='kg' , quantite_piece_par_carton='' , poids_total_carton_vrac_fta_nomenclature='' , code_produit_agrologic_fta_nomenclature='7000' , etat_fta_nomenclature='1' , nom_fta_nomenclature='RIZ CANTONAIS 300G LSTDA CRU' , suffixe_agrologic_fta_nomenclature='' </text:p>
      <text:p text:style-name="P1"><text:line-break/>700219 - PREP RIZ CANTONAIS LSTDA KG créé: </text:p>
      <text:p text:style-name="P5">INSERT fta_nomenclature SET <text:s/>last_id_fta_nomenclature='0' , OLD_id_fta_composition='' , id_annexe_agrologic_article_codification='1' , id_access_recette_recette='0' , id_fta='1533' , ascendant_fta_nomenclature='' , site_production_fta_nomenclature='1' , poids_fta_nomenclature='' , id_annexe_unite='kg' , quantite_piece_par_carton='' , poids_total_carton_vrac_fta_nomenclature='' , code_produit_agrologic_fta_nomenclature='0219' , etat_fta_nomenclature='1' , nom_fta_nomenclature='PREP RIZ CANTONAIS LSTDA KG' , suffixe_agrologic_fta_nomenclature='' </text:p>
      <text:p text:style-name="P1"><text:line-break/></text:p>
      <text:p text:style-name="P4">Traitement de l'Article: 27005</text:p>
      <text:p text:style-name="P1"><text:line-break/>227005 - RIZ CANTO 300G +20% GRAT LSTDA CRU créé: </text:p>
      <text:p text:style-name="P5"><text:soft-page-break/>INSERT fta_nomenclature SET <text:s/>last_id_fta_nomenclature='0' , OLD_id_fta_composition='' , id_annexe_agrologic_article_codification='4' , id_access_recette_recette='0' , id_fta='1534' , ascendant_fta_nomenclature='' , site_production_fta_nomenclature='1' , poids_fta_nomenclature='0.36' , id_annexe_unite='kg' , quantite_piece_par_carton='' , poids_total_carton_vrac_fta_nomenclature='' , code_produit_agrologic_fta_nomenclature='7005' , etat_fta_nomenclature='1' , nom_fta_nomenclature='RIZ CANTO 300G +20% GRAT LSTDA CRU' , suffixe_agrologic_fta_nomenclature='' </text:p>
      <text:p text:style-name="P1"><text:line-break/>700219 - PREP RIZ CANTONAIS LSTDA KG créé: </text:p>
      <text:p text:style-name="P5">INSERT fta_nomenclature SET <text:s/>last_id_fta_nomenclature='0' , OLD_id_fta_composition='' , id_annexe_agrologic_article_codification='1' , id_access_recette_recette='0' , id_fta='1534' , ascendant_fta_nomenclature='' , site_production_fta_nomenclature='1' , poids_fta_nomenclature='' , id_annexe_unite='kg' , quantite_piece_par_carton='' , poids_total_carton_vrac_fta_nomenclature='' , code_produit_agrologic_fta_nomenclature='0219' , etat_fta_nomenclature='1' , nom_fta_nomenclature='PREP RIZ CANTONAIS LSTDA KG' , suffixe_agrologic_fta_nomenclature='' </text:p>
      <text:p text:style-name="P1"><text:line-break/></text:p>
      <text:p text:style-name="P4">Traitement de l'Article: 10772</text:p>
      <text:p text:style-name="P1"><text:line-break/></text:p>
      <text:p text:style-name="P4">Traitement de l'Article: 21935</text:p>
      <text:p text:style-name="P1"><text:line-break/>136001 - NEM PORC 20G MDAUC PCE créé: </text:p>
      <text:p text:style-name="P5">INSERT fta_nomenclature SET <text:s/>last_id_fta_nomenclature='0' , OLD_id_fta_composition='' , id_annexe_agrologic_article_codification='5' , id_access_recette_recette='0' , id_fta='1538' , ascendant_fta_nomenclature='' , site_production_fta_nomenclature='1' , poids_fta_nomenclature='0.02' , id_annexe_unite='kg' , quantite_piece_par_carton='' , poids_total_carton_vrac_fta_nomenclature='' , code_produit_agrologic_fta_nomenclature='6001' , etat_fta_nomenclature='1' , nom_fta_nomenclature='NEM PORC 20G MDAUC PCE' , suffixe_agrologic_fta_nomenclature='' </text:p>
      <text:p text:style-name="P1"><text:line-break/>600001 - FCE NEM AU PORC (ASIATIQUE) créé: </text:p>
      <text:p text:style-name="P5"><text:soft-page-break/>INSERT fta_nomenclature SET <text:s/>last_id_fta_nomenclature='0' , OLD_id_fta_composition='' , id_annexe_agrologic_article_codification='2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001' , etat_fta_nomenclature='1' , nom_fta_nomenclature='FCE NEM AU PORC (ASIATIQUE)' , suffixe_agrologic_fta_nomenclature='' </text:p>
      <text:p text:style-name="P1"><text:line-break/>700161 - PREPA VERMICELLES REHYDRATES KG créé: </text:p>
      <text:p text:style-name="P5">INSERT fta_nomenclature SET <text:s/>last_id_fta_nomenclature='0' , OLD_id_fta_composition='' , id_annexe_agrologic_article_codification='1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600100 - GALETTE MACHINE créé: </text:p>
      <text:p text:style-name="P5">INSERT fta_nomenclature SET <text:s/>last_id_fta_nomenclature='0' , OLD_id_fta_composition='' , id_annexe_agrologic_article_codification='2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100' , etat_fta_nomenclature='1' , nom_fta_nomenclature='GALETTE MACHINE' , suffixe_agrologic_fta_nomenclature='' </text:p>
      <text:p text:style-name="P1"><text:line-break/>135010 - Langue Boeuf Carr / Saloir Cuit créé: </text:p>
      <text:p text:style-name="P5"><text:soft-page-break/>INSERT fta_nomenclature SET <text:s/>last_id_fta_nomenclature='0' , OLD_id_fta_composition='' , id_annexe_agrologic_article_codification='5' , id_access_recette_recette='0' , id_fta='1538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Boeuf Carr / Saloir Cuit' , suffixe_agrologic_fta_nomenclature='' </text:p>
      <text:p text:style-name="P1"><text:line-break/>235010 - LANGUE DE BOEUF CARREFOUR créé: </text:p>
      <text:p text:style-name="P5">INSERT fta_nomenclature SET <text:s/>last_id_fta_nomenclature='0' , OLD_id_fta_composition='' , id_annexe_agrologic_article_codification='4' , id_access_recette_recette='0' , id_fta='1538' , ascendant_fta_nomenclature='' , site_production_fta_nomenclature='1' , poids_fta_nomenclature='0.16' , id_annexe_unite='kg' , quantite_piece_par_carton='' , poids_total_carton_vrac_fta_nomenclature='' , code_produit_agrologic_fta_nomenclature='5010' , etat_fta_nomenclature='1' , nom_fta_nomenclature='LANGUE DE BOEUF CARREFOUR' , suffixe_agrologic_fta_nomenclature='' </text:p>
      <text:p text:style-name="P1"><text:line-break/>700317 - PREP LANGUE BOEUF MONO TRANCHE 10% créé: </text:p>
      <text:p text:style-name="P5">INSERT fta_nomenclature SET <text:s/>last_id_fta_nomenclature='0' , OLD_id_fta_composition='' , id_annexe_agrologic_article_codification='1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317' , etat_fta_nomenclature='1' , nom_fta_nomenclature='PREP LANGUE BOEUF MONO TRANCHE 10%' , suffixe_agrologic_fta_nomenclature='' </text:p>
      <text:p text:style-name="P1"><text:line-break/>500023 - SCE LANGUE DE BOEUF MULTI créé: </text:p>
      <text:p text:style-name="P5">INSERT fta_nomenclature SET <text:s/>last_id_fta_nomenclature='0' , OLD_id_fta_composition='' , id_annexe_agrologic_article_codification='3' , id_access_recette_recette='0' , id_fta='1538' , ascendant_fta_nomenclature='' , site_production_fta_nomenclature='1' , poids_fta_nomenclature='' , id_annexe_unite='L' , quantite_piece_par_carton='' , poids_total_carton_vrac_fta_nomenclature='' , code_produit_agrologic_fta_nomenclature='0023' , etat_fta_nomenclature='1' , nom_fta_nomenclature='SCE LANGUE DE BOEUF MULTI' , suffixe_agrologic_fta_nomenclature='' </text:p>
      <text:p text:style-name="P1"><text:line-break/>700441 - PREP GARN LANGUE MDCAR MELANGEE créé: </text:p>
      <text:p text:style-name="P5"><text:soft-page-break/>INSERT fta_nomenclature SET <text:s/>last_id_fta_nomenclature='0' , OLD_id_fta_composition='' , id_annexe_agrologic_article_codification='1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441' , etat_fta_nomenclature='1' , nom_fta_nomenclature='PREP GARN LANGUE MDCAR MELANGEE' , suffixe_agrologic_fta_nomenclature='' </text:p>
      <text:p text:style-name="P1"><text:line-break/>135011 - MARRONS/CEPES CARREFOUR 120G CUIT créé: </text:p>
      <text:p text:style-name="P5">INSERT fta_nomenclature SET <text:s/>last_id_fta_nomenclature='0' , OLD_id_fta_composition='' , id_annexe_agrologic_article_codification='5' , id_access_recette_recette='0' , id_fta='1538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UIT' , suffixe_agrologic_fta_nomenclature='' </text:p>
      <text:p text:style-name="P1"><text:line-break/>235011 - MARRONS/CEPES CARREFOUR 120G CRU créé: </text:p>
      <text:p text:style-name="P5">INSERT fta_nomenclature SET <text:s/>last_id_fta_nomenclature='0' , OLD_id_fta_composition='' , id_annexe_agrologic_article_codification='4' , id_access_recette_recette='0' , id_fta='1538' , ascendant_fta_nomenclature='' , site_production_fta_nomenclature='1' , poids_fta_nomenclature='0.12' , id_annexe_unite='kg' , quantite_piece_par_carton='' , poids_total_carton_vrac_fta_nomenclature='' , code_produit_agrologic_fta_nomenclature='5011' , etat_fta_nomenclature='1' , nom_fta_nomenclature='MARRONS/CEPES CARREFOUR 120G CRU' , suffixe_agrologic_fta_nomenclature='' </text:p>
      <text:p text:style-name="P1"><text:line-break/>700205 - PREP MARRONS CARR MDD KG créé: </text:p>
      <text:p text:style-name="P5">INSERT fta_nomenclature SET <text:s/>last_id_fta_nomenclature='0' , OLD_id_fta_composition='' , id_annexe_agrologic_article_codification='1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205' , etat_fta_nomenclature='1' , nom_fta_nomenclature='PREP MARRONS CARR MDD KG' , suffixe_agrologic_fta_nomenclature='' </text:p>
      <text:p text:style-name="P1"><text:line-break/>111004 - SAMOSSA BOEUF 25G TDA PIECE créé: </text:p>
      <text:p text:style-name="P5"><text:soft-page-break/>INSERT fta_nomenclature SET <text:s/>last_id_fta_nomenclature='0' , OLD_id_fta_composition='' , id_annexe_agrologic_article_codification='5' , id_access_recette_recette='0' , id_fta='1538' , ascendant_fta_nomenclature='' , site_production_fta_nomenclature='1' , poids_fta_nomenclature='0.025' , id_annexe_unite='kg' , quantite_piece_par_carton='' , poids_total_carton_vrac_fta_nomenclature='' , code_produit_agrologic_fta_nomenclature='1004' , etat_fta_nomenclature='1' , nom_fta_nomenclature='SAMOSSA BOEUF 25G TDA PIECE' , suffixe_agrologic_fta_nomenclature='' </text:p>
      <text:p text:style-name="P1"><text:line-break/>600004 - FARCE SAMOSSA (ASIATIQUE) créé: </text:p>
      <text:p text:style-name="P5">INSERT fta_nomenclature SET <text:s/>last_id_fta_nomenclature='0' , OLD_id_fta_composition='' , id_annexe_agrologic_article_codification='2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004' , etat_fta_nomenclature='1' , nom_fta_nomenclature='FARCE SAMOSSA (ASIATIQUE)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21306 - ACRA MORUE 15G MDCORA/MATCH/TDA PIECE créé: </text:p>
      <text:p text:style-name="P5">INSERT fta_nomenclature SET <text:s/>last_id_fta_nomenclature='0' , OLD_id_fta_composition='' , id_annexe_agrologic_article_codification='5' , id_access_recette_recette='0' , id_fta='1538' , ascendant_fta_nomenclature='' , site_production_fta_nomenclature='1' , poids_fta_nomenclature='0.015' , id_annexe_unite='kg' , quantite_piece_par_carton='' , poids_total_carton_vrac_fta_nomenclature='' , code_produit_agrologic_fta_nomenclature='1306' , etat_fta_nomenclature='1' , nom_fta_nomenclature='ACRA MORUE 15G MDCORA/MATCH/TDA PIECE' , suffixe_agrologic_fta_nomenclature='' </text:p>
      <text:p text:style-name="P1"><text:line-break/>600119 - FCE ACRA MORUE MDCORA/MATCH/TDA KG créé: </text:p>
      <text:p text:style-name="P5"><text:soft-page-break/>INSERT fta_nomenclature SET <text:s/>last_id_fta_nomenclature='0' , OLD_id_fta_composition='' , id_annexe_agrologic_article_codification='2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119' , etat_fta_nomenclature='1' , nom_fta_nomenclature='FCE ACRA MORUE MDCORA/MATCH/TDA KG' , suffixe_agrologic_fta_nomenclature='' </text:p>
      <text:p text:style-name="P1"><text:line-break/>111510 - RAV CREV 25G TDA-TAUC PCE créé: </text:p>
      <text:p text:style-name="P5">INSERT fta_nomenclature SET <text:s/>last_id_fta_nomenclature='0' , OLD_id_fta_composition='' , id_annexe_agrologic_article_codification='5' , id_access_recette_recette='0' , id_fta='1538' , ascendant_fta_nomenclature='' , site_production_fta_nomenclature='1' , poids_fta_nomenclature='0.025' , id_annexe_unite='kg' , quantite_piece_par_carton='' , poids_total_carton_vrac_fta_nomenclature='' , code_produit_agrologic_fta_nomenclature='1510' , etat_fta_nomenclature='1' , nom_fta_nomenclature='RAV CREV 25G TDA-TAUC PCE' , suffixe_agrologic_fta_nomenclature='' </text:p>
      <text:p text:style-name="P1"><text:line-break/>600146 - FCE RAV CHINOIS LSTDA MDTHI KG créé: </text:p>
      <text:p text:style-name="P5">INSERT fta_nomenclature SET <text:s/>last_id_fta_nomenclature='0' , OLD_id_fta_composition='' , id_annexe_agrologic_article_codification='2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146' , etat_fta_nomenclature='1' , nom_fta_nomenclature='FCE RAV CHINOIS LSTDA MDTHI KG' , suffixe_agrologic_fta_nomenclature='' </text:p>
      <text:p text:style-name="P1"><text:line-break/>700160 - PREPA CHAMPIGNONS NOIRS REHYDRATES KG créé: </text:p>
      <text:p text:style-name="P5">INSERT fta_nomenclature SET <text:s/>last_id_fta_nomenclature='0' , OLD_id_fta_composition='' , id_annexe_agrologic_article_codification='1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160' , etat_fta_nomenclature='1' , nom_fta_nomenclature='PREPA CHAMPIGNONS NOIRS REHYDRATES KG' , suffixe_agrologic_fta_nomenclature='' </text:p>
      <text:p text:style-name="P1"><text:line-break/>700161 - PREPA VERMICELLES REHYDRATES KG créé: </text:p>
      <text:p text:style-name="P5"><text:soft-page-break/>INSERT fta_nomenclature SET <text:s/>last_id_fta_nomenclature='0' , OLD_id_fta_composition='' , id_annexe_agrologic_article_codification='1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161' , etat_fta_nomenclature='1' , nom_fta_nomenclature='PREPA VERMICELLES REHYDRATES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538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</text:p>
      <text:p text:style-name="P4">Traitement de l'Article: 11086</text:p>
      <text:p text:style-name="P1"><text:line-break/>111083 - CROUST CHEVRE BASILIC 15G PCE TTDA créé: </text:p>
      <text:p text:style-name="P5">INSERT fta_nomenclature SET <text:s/>last_id_fta_nomenclature='0' , OLD_id_fta_composition='' , id_annexe_agrologic_article_codification='5' , id_access_recette_recette='0' , id_fta='1545' , ascendant_fta_nomenclature='' , site_production_fta_nomenclature='1' , poids_fta_nomenclature='0.015' , id_annexe_unite='kg' , quantite_piece_par_carton='' , poids_total_carton_vrac_fta_nomenclature='' , code_produit_agrologic_fta_nomenclature='1083' , etat_fta_nomenclature='1' , nom_fta_nomenclature='CROUST CHEVRE BASILIC 15G PCE TTDA' , suffixe_agrologic_fta_nomenclature='' </text:p>
      <text:p text:style-name="P1"><text:line-break/>600154 - FCE CROUSTILLANT CHEVRE BASILIC KG TTDA créé: </text:p>
      <text:p text:style-name="P5"><text:soft-page-break/>INSERT fta_nomenclature SET <text:s/>last_id_fta_nomenclature='0' , OLD_id_fta_composition='' , id_annexe_agrologic_article_codification='2' , id_access_recette_recette='0' , id_fta='1545' , ascendant_fta_nomenclature='' , site_production_fta_nomenclature='1' , poids_fta_nomenclature='' , id_annexe_unite='kg' , quantite_piece_par_carton='' , poids_total_carton_vrac_fta_nomenclature='' , code_produit_agrologic_fta_nomenclature='0154' , etat_fta_nomenclature='1' , nom_fta_nomenclature='FCE CROUSTILLANT CHEVRE BASILIC KG TTDA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54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111081 - FONDANT CHEDDAR CUMIN 15G PCE TTDA créé: </text:p>
      <text:p text:style-name="P5">INSERT fta_nomenclature SET <text:s/>last_id_fta_nomenclature='0' , OLD_id_fta_composition='' , id_annexe_agrologic_article_codification='5' , id_access_recette_recette='0' , id_fta='1545' , ascendant_fta_nomenclature='' , site_production_fta_nomenclature='1' , poids_fta_nomenclature='0.015' , id_annexe_unite='kg' , quantite_piece_par_carton='' , poids_total_carton_vrac_fta_nomenclature='' , code_produit_agrologic_fta_nomenclature='1081' , etat_fta_nomenclature='1' , nom_fta_nomenclature='FONDANT CHEDDAR CUMIN 15G PCE TTDA' , suffixe_agrologic_fta_nomenclature='' </text:p>
      <text:p text:style-name="P1"><text:line-break/>600152 - FCE FONDANT CHEDDAR CUMIN KG TTDA créé: </text:p>
      <text:p text:style-name="P5">INSERT fta_nomenclature SET <text:s/>last_id_fta_nomenclature='0' , OLD_id_fta_composition='' , id_annexe_agrologic_article_codification='2' , id_access_recette_recette='0' , id_fta='1545' , ascendant_fta_nomenclature='' , site_production_fta_nomenclature='1' , poids_fta_nomenclature='' , id_annexe_unite='kg' , quantite_piece_par_carton='' , poids_total_carton_vrac_fta_nomenclature='' , code_produit_agrologic_fta_nomenclature='0152' , etat_fta_nomenclature='1' , nom_fta_nomenclature='FCE FONDANT CHEDDAR CUMIN KG TTDA' , suffixe_agrologic_fta_nomenclature='' </text:p>
      <text:p text:style-name="P1"><text:line-break/>600056 - GALETTE SAMBO JAUNE CREOLE KG créé: </text:p>
      <text:p text:style-name="P5"><text:soft-page-break/>INSERT fta_nomenclature SET <text:s/>last_id_fta_nomenclature='0' , OLD_id_fta_composition='' , id_annexe_agrologic_article_codification='2' , id_access_recette_recette='0' , id_fta='1545' , ascendant_fta_nomenclature='' , site_production_fta_nomenclature='1' , poids_fta_nomenclature='' , id_annexe_unite='kg' , quantite_piece_par_carton='' , poids_total_carton_vrac_fta_nomenclature='' , code_produit_agrologic_fta_nomenclature='0056' , etat_fta_nomenclature='1' , nom_fta_nomenclature='GALETTE SAMBO JAUNE CREOLE KG' , suffixe_agrologic_fta_nomenclature='' </text:p>
      <text:p text:style-name="P1"><text:line-break/>111082 - ROULEAU BLEU NOIX 15G PCE TTDA créé: </text:p>
      <text:p text:style-name="P5">INSERT fta_nomenclature SET <text:s/>last_id_fta_nomenclature='0' , OLD_id_fta_composition='' , id_annexe_agrologic_article_codification='5' , id_access_recette_recette='0' , id_fta='1545' , ascendant_fta_nomenclature='' , site_production_fta_nomenclature='1' , poids_fta_nomenclature='0.015' , id_annexe_unite='kg' , quantite_piece_par_carton='' , poids_total_carton_vrac_fta_nomenclature='' , code_produit_agrologic_fta_nomenclature='1082' , etat_fta_nomenclature='1' , nom_fta_nomenclature='ROULEAU BLEU NOIX 15G PCE TTDA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54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53 - FCE ROULEAU BLEU NOIX KG TTDA créé: </text:p>
      <text:p text:style-name="P5">INSERT fta_nomenclature SET <text:s/>last_id_fta_nomenclature='0' , OLD_id_fta_composition='' , id_annexe_agrologic_article_codification='2' , id_access_recette_recette='0' , id_fta='1545' , ascendant_fta_nomenclature='' , site_production_fta_nomenclature='1' , poids_fta_nomenclature='' , id_annexe_unite='kg' , quantite_piece_par_carton='' , poids_total_carton_vrac_fta_nomenclature='' , code_produit_agrologic_fta_nomenclature='0153' , etat_fta_nomenclature='1' , nom_fta_nomenclature='FCE ROULEAU BLEU NOIX KG TTDA' , suffixe_agrologic_fta_nomenclature='' </text:p>
      <text:p text:style-name="P1"><text:line-break/>700227 - PREP ANGLAISE KG créé: </text:p>
      <text:p text:style-name="P5"><text:soft-page-break/>INSERT fta_nomenclature SET <text:s/>last_id_fta_nomenclature='0' , OLD_id_fta_composition='' , id_annexe_agrologic_article_codification='1' , id_access_recette_recette='0' , id_fta='1545' , ascendant_fta_nomenclature='' , site_production_fta_nomenclature='1' , poids_fta_nomenclature='' , id_annexe_unite='kg' , quantite_piece_par_carton='' , poids_total_carton_vrac_fta_nomenclature='' , code_produit_agrologic_fta_nomenclature='0227' , etat_fta_nomenclature='1' , nom_fta_nomenclature='PREP ANGLAISE KG' , suffixe_agrologic_fta_nomenclature='' </text:p>
      <text:p text:style-name="P1"><text:line-break/>111084 - CROUST FETA OLIVES 15G PCE TTDA créé: </text:p>
      <text:p text:style-name="P5">INSERT fta_nomenclature SET <text:s/>last_id_fta_nomenclature='0' , OLD_id_fta_composition='' , id_annexe_agrologic_article_codification='5' , id_access_recette_recette='0' , id_fta='1545' , ascendant_fta_nomenclature='' , site_production_fta_nomenclature='1' , poids_fta_nomenclature='0.015' , id_annexe_unite='kg' , quantite_piece_par_carton='' , poids_total_carton_vrac_fta_nomenclature='' , code_produit_agrologic_fta_nomenclature='1084' , etat_fta_nomenclature='1' , nom_fta_nomenclature='CROUST FETA OLIVES 15G PCE TTDA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545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55 - FCE TRIANGLE FETA OLIVES KG TTDA créé: </text:p>
      <text:p text:style-name="P5">INSERT fta_nomenclature SET <text:s/>last_id_fta_nomenclature='0' , OLD_id_fta_composition='' , id_annexe_agrologic_article_codification='2' , id_access_recette_recette='0' , id_fta='1545' , ascendant_fta_nomenclature='' , site_production_fta_nomenclature='1' , poids_fta_nomenclature='' , id_annexe_unite='kg' , quantite_piece_par_carton='' , poids_total_carton_vrac_fta_nomenclature='' , code_produit_agrologic_fta_nomenclature='0155' , etat_fta_nomenclature='1' , nom_fta_nomenclature='FCE TRIANGLE FETA OLIVES KG TTDA' , suffixe_agrologic_fta_nomenclature='' </text:p>
      <text:p text:style-name="P1"><text:line-break/>700227 - PREP ANGLAISE KG créé: </text:p>
      <text:p text:style-name="P5"><text:soft-page-break/>INSERT fta_nomenclature SET <text:s/>last_id_fta_nomenclature='0' , OLD_id_fta_composition='' , id_annexe_agrologic_article_codification='1' , id_access_recette_recette='0' , id_fta='1545' , ascendant_fta_nomenclature='' , site_production_fta_nomenclature='1' , poids_fta_nomenclature='' , id_annexe_unite='kg' , quantite_piece_par_carton='' , poids_total_carton_vrac_fta_nomenclature='' , code_produit_agrologic_fta_nomenclature='0227' , etat_fta_nomenclature='1' , nom_fta_nomenclature='PREP ANGLAISE KG' , suffixe_agrologic_fta_nomenclature='' </text:p>
      <text:p text:style-name="P1"><text:line-break/></text:p>
      <text:p text:style-name="P4">Traitement de l'Article: 11087</text:p>
      <text:p text:style-name="P1"><text:line-break/>111728 - BOUCH SAUMON ANETH (TAG) 15G PIECE créé: </text:p>
      <text:p text:style-name="P5">INSERT fta_nomenclature SET <text:s/>last_id_fta_nomenclature='0' , OLD_id_fta_composition='' , id_annexe_agrologic_article_codification='5' , id_access_recette_recette='0' , id_fta='1546' , ascendant_fta_nomenclature='' , site_production_fta_nomenclature='1' , poids_fta_nomenclature='0.015' , id_annexe_unite='kg' , quantite_piece_par_carton='' , poids_total_carton_vrac_fta_nomenclature='' , code_produit_agrologic_fta_nomenclature='1728' , etat_fta_nomenclature='1' , nom_fta_nomenclature='BOUCH SAUMON ANETH (TAG) 15G PIECE' , suffixe_agrologic_fta_nomenclature='' </text:p>
      <text:p text:style-name="P1"><text:line-break/>600505 - FCE BOUCH SAUMON ANETH KG créé: </text:p>
      <text:p text:style-name="P5">INSERT fta_nomenclature SET <text:s/>last_id_fta_nomenclature='0' , OLD_id_fta_composition='' , id_annexe_agrologic_article_codification='2' , id_access_recette_recette='0' , id_fta='1546' , ascendant_fta_nomenclature='' , site_production_fta_nomenclature='1' , poids_fta_nomenclature='' , id_annexe_unite='kg' , quantite_piece_par_carton='' , poids_total_carton_vrac_fta_nomenclature='' , code_produit_agrologic_fta_nomenclature='0505' , etat_fta_nomenclature='1' , nom_fta_nomenclature='FCE BOUCH SAUMON ANETH KG' , suffixe_agrologic_fta_nomenclature='' </text:p>
      <text:p text:style-name="P1"><text:line-break/>111069 - CROUST CANARD 15G T PCE créé: </text:p>
      <text:p text:style-name="P5"><text:soft-page-break/>INSERT fta_nomenclature SET <text:s/>last_id_fta_nomenclature='0' , OLD_id_fta_composition='' , id_annexe_agrologic_article_codification='5' , id_access_recette_recette='0' , id_fta='1546' , ascendant_fta_nomenclature='' , site_production_fta_nomenclature='1' , poids_fta_nomenclature='0.015' , id_annexe_unite='kg' , quantite_piece_par_carton='' , poids_total_carton_vrac_fta_nomenclature='' , code_produit_agrologic_fta_nomenclature='1069' , etat_fta_nomenclature='1' , nom_fta_nomenclature='CROUST CANARD 15G T PCE' , suffixe_agrologic_fta_nomenclature='' </text:p>
      <text:p text:style-name="P1"><text:line-break/>700227 - PREP ANGLAISE KG créé: </text:p>
      <text:p text:style-name="P5">INSERT fta_nomenclature SET <text:s/>last_id_fta_nomenclature='0' , OLD_id_fta_composition='' , id_annexe_agrologic_article_codification='1' , id_access_recette_recette='0' , id_fta='1546' , ascendant_fta_nomenclature='' , site_production_fta_nomenclature='1' , poids_fta_nomenclature='' , id_annexe_unite='kg' , quantite_piece_par_carton='' , poids_total_carton_vrac_fta_nomenclature='' , code_produit_agrologic_fta_nomenclature='0227' , etat_fta_nomenclature='1' , nom_fta_nomenclature='PREP ANGLAISE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54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32 - FCE CROUSTILLANT CANARD KG créé: </text:p>
      <text:p text:style-name="P5">INSERT fta_nomenclature SET <text:s/>last_id_fta_nomenclature='0' , OLD_id_fta_composition='' , id_annexe_agrologic_article_codification='2' , id_access_recette_recette='0' , id_fta='1546' , ascendant_fta_nomenclature='' , site_production_fta_nomenclature='1' , poids_fta_nomenclature='' , id_annexe_unite='kg' , quantite_piece_par_carton='' , poids_total_carton_vrac_fta_nomenclature='' , code_produit_agrologic_fta_nomenclature='0132' , etat_fta_nomenclature='1' , nom_fta_nomenclature='FCE CROUSTILLANT CANARD KG' , suffixe_agrologic_fta_nomenclature='' </text:p>
      <text:p text:style-name="P1"><text:line-break/>700020 - PRE CUISSON CANARD MISE EN FETE KG créé: </text:p>
      <text:p text:style-name="P5"><text:soft-page-break/>INSERT fta_nomenclature SET <text:s/>last_id_fta_nomenclature='0' , OLD_id_fta_composition='' , id_annexe_agrologic_article_codification='1' , id_access_recette_recette='0' , id_fta='1546' , ascendant_fta_nomenclature='' , site_production_fta_nomenclature='1' , poids_fta_nomenclature='' , id_annexe_unite='kg' , quantite_piece_par_carton='' , poids_total_carton_vrac_fta_nomenclature='' , code_produit_agrologic_fta_nomenclature='0020' , etat_fta_nomenclature='1' , nom_fta_nomenclature='PRE CUISSON CANARD MISE EN FETE KG' , suffixe_agrologic_fta_nomenclature='' </text:p>
      <text:p text:style-name="P1"><text:line-break/>111070 - CROUST LANGOUSTE 15G T PCE créé: </text:p>
      <text:p text:style-name="P5">INSERT fta_nomenclature SET <text:s/>last_id_fta_nomenclature='0' , OLD_id_fta_composition='' , id_annexe_agrologic_article_codification='5' , id_access_recette_recette='0' , id_fta='1546' , ascendant_fta_nomenclature='' , site_production_fta_nomenclature='1' , poids_fta_nomenclature='0.015' , id_annexe_unite='kg' , quantite_piece_par_carton='' , poids_total_carton_vrac_fta_nomenclature='' , code_produit_agrologic_fta_nomenclature='1070' , etat_fta_nomenclature='1' , nom_fta_nomenclature='CROUST LANGOUSTE 15G T PCE' , suffixe_agrologic_fta_nomenclature='' </text:p>
      <text:p text:style-name="P1"><text:line-break/>700227 - PREP ANGLAISE KG créé: </text:p>
      <text:p text:style-name="P5">INSERT fta_nomenclature SET <text:s/>last_id_fta_nomenclature='0' , OLD_id_fta_composition='' , id_annexe_agrologic_article_codification='1' , id_access_recette_recette='0' , id_fta='1546' , ascendant_fta_nomenclature='' , site_production_fta_nomenclature='1' , poids_fta_nomenclature='' , id_annexe_unite='kg' , quantite_piece_par_carton='' , poids_total_carton_vrac_fta_nomenclature='' , code_produit_agrologic_fta_nomenclature='0227' , etat_fta_nomenclature='1' , nom_fta_nomenclature='PREP ANGLAISE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54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33 - FCE CROUSTILLANT LANGOUSTE KG créé: </text:p>
      <text:p text:style-name="P5"><text:soft-page-break/>INSERT fta_nomenclature SET <text:s/>last_id_fta_nomenclature='0' , OLD_id_fta_composition='' , id_annexe_agrologic_article_codification='2' , id_access_recette_recette='0' , id_fta='1546' , ascendant_fta_nomenclature='' , site_production_fta_nomenclature='1' , poids_fta_nomenclature='' , id_annexe_unite='kg' , quantite_piece_par_carton='' , poids_total_carton_vrac_fta_nomenclature='' , code_produit_agrologic_fta_nomenclature='0133' , etat_fta_nomenclature='1' , nom_fta_nomenclature='FCE CROUSTILLANT LANGOUSTE KG' , suffixe_agrologic_fta_nomenclature='' </text:p>
      <text:p text:style-name="P1"><text:line-break/>111071 - CROUST ST JACQUES 15G T PCE créé: </text:p>
      <text:p text:style-name="P5">INSERT fta_nomenclature SET <text:s/>last_id_fta_nomenclature='0' , OLD_id_fta_composition='' , id_annexe_agrologic_article_codification='5' , id_access_recette_recette='0' , id_fta='1546' , ascendant_fta_nomenclature='' , site_production_fta_nomenclature='1' , poids_fta_nomenclature='0.015' , id_annexe_unite='kg' , quantite_piece_par_carton='' , poids_total_carton_vrac_fta_nomenclature='' , code_produit_agrologic_fta_nomenclature='1071' , etat_fta_nomenclature='1' , nom_fta_nomenclature='CROUST ST JACQUES 15G T PCE' , suffixe_agrologic_fta_nomenclature='' </text:p>
      <text:p text:style-name="P1"><text:line-break/>700227 - PREP ANGLAISE KG créé: </text:p>
      <text:p text:style-name="P5">INSERT fta_nomenclature SET <text:s/>last_id_fta_nomenclature='0' , OLD_id_fta_composition='' , id_annexe_agrologic_article_codification='1' , id_access_recette_recette='0' , id_fta='1546' , ascendant_fta_nomenclature='' , site_production_fta_nomenclature='1' , poids_fta_nomenclature='' , id_annexe_unite='kg' , quantite_piece_par_carton='' , poids_total_carton_vrac_fta_nomenclature='' , code_produit_agrologic_fta_nomenclature='0227' , etat_fta_nomenclature='1' , nom_fta_nomenclature='PREP ANGLAISE KG' , suffixe_agrologic_fta_nomenclature='' </text:p>
      <text:p text:style-name="P1"><text:line-break/>600101 - GALETTE BLE CREPIERE KG créé: </text:p>
      <text:p text:style-name="P5">INSERT fta_nomenclature SET <text:s/>last_id_fta_nomenclature='0' , OLD_id_fta_composition='' , id_annexe_agrologic_article_codification='2' , id_access_recette_recette='0' , id_fta='1546' , ascendant_fta_nomenclature='' , site_production_fta_nomenclature='1' , poids_fta_nomenclature='' , id_annexe_unite='kg' , quantite_piece_par_carton='' , poids_total_carton_vrac_fta_nomenclature='' , code_produit_agrologic_fta_nomenclature='0101' , etat_fta_nomenclature='1' , nom_fta_nomenclature='GALETTE BLE CREPIERE KG' , suffixe_agrologic_fta_nomenclature='' </text:p>
      <text:p text:style-name="P1"><text:line-break/>600135 - FCE CROUSTILLANT ST JACQUES KG créé: </text:p>
      <text:p text:style-name="P5"><text:soft-page-break/>INSERT fta_nomenclature SET <text:s/>last_id_fta_nomenclature='0' , OLD_id_fta_composition='' , id_annexe_agrologic_article_codification='2' , id_access_recette_recette='0' , id_fta='1546' , ascendant_fta_nomenclature='' , site_production_fta_nomenclature='1' , poids_fta_nomenclature='' , id_annexe_unite='kg' , quantite_piece_par_carton='' , poids_total_carton_vrac_fta_nomenclature='' , code_produit_agrologic_fta_nomenclature='0135' , etat_fta_nomenclature='1' , nom_fta_nomenclature='FCE CROUSTILLANT ST JACQUES KG' , suffixe_agrologic_fta_nomenclature='' </text:p>
      <text:p text:style-name="P1"><text:line-break/></text:p>
      <text:p text:style-name="P4">Traitement de l'Article: 10633</text:p>
      <text:p text:style-name="P1"><text:line-break/>210133 - LANGUE DE BOEUF SCE MADERE 2KG CRU créé: </text:p>
      <text:p text:style-name="P5">INSERT fta_nomenclature SET <text:s/>last_id_fta_nomenclature='0' , OLD_id_fta_composition='' , id_annexe_agrologic_article_codification='4' , id_access_recette_recette='0' , id_fta='1549' , ascendant_fta_nomenclature='' , site_production_fta_nomenclature='1' , poids_fta_nomenclature='2' , id_annexe_unite='kg' , quantite_piece_par_carton='' , poids_total_carton_vrac_fta_nomenclature='' , code_produit_agrologic_fta_nomenclature='0133' , etat_fta_nomenclature='1' , nom_fta_nomenclature='LANGUE DE BOEUF SCE MADERE 2KG CRU' , suffixe_agrologic_fta_nomenclature='' </text:p>
      <text:p text:style-name="P1"><text:line-break/>700420 - PREP GARN LANGUE BOEUF MADERE TR CRF créé: </text:p>
      <text:p text:style-name="P5">INSERT fta_nomenclature SET <text:s/>last_id_fta_nomenclature='0' , OLD_id_fta_composition='' , id_annexe_agrologic_article_codification='1' , id_access_recette_recette='0' , id_fta='1549' , ascendant_fta_nomenclature='' , site_production_fta_nomenclature='1' , poids_fta_nomenclature='' , id_annexe_unite='kg' , quantite_piece_par_carton='' , poids_total_carton_vrac_fta_nomenclature='' , code_produit_agrologic_fta_nomenclature='0420' , etat_fta_nomenclature='1' , nom_fta_nomenclature='PREP GARN LANGUE BOEUF MADERE TR CRF' , suffixe_agrologic_fta_nomenclature='' </text:p>
      <text:p text:style-name="P1"><text:line-break/>500724 - SCE LANGUE BOEUF MADERE TR CRF créé: </text:p>
      <text:p text:style-name="P5"><text:soft-page-break/>INSERT fta_nomenclature SET <text:s/>last_id_fta_nomenclature='0' , OLD_id_fta_composition='' , id_annexe_agrologic_article_codification='3' , id_access_recette_recette='0' , id_fta='1549' , ascendant_fta_nomenclature='' , site_production_fta_nomenclature='1' , poids_fta_nomenclature='' , id_annexe_unite='L' , quantite_piece_par_carton='' , poids_total_carton_vrac_fta_nomenclature='' , code_produit_agrologic_fta_nomenclature='0724' , etat_fta_nomenclature='1' , nom_fta_nomenclature='SCE LANGUE BOEUF MADERE TR CRF' , suffixe_agrologic_fta_nomenclature='' </text:p>
      <text:p text:style-name="P1"><text:line-break/>700473 - PREP LANGUE BOEUF MULTI TRANCHE 5% créé: </text:p>
      <text:p text:style-name="P5">INSERT fta_nomenclature SET <text:s/>last_id_fta_nomenclature='0' , OLD_id_fta_composition='' , id_annexe_agrologic_article_codification='1' , id_access_recette_recette='0' , id_fta='1549' , ascendant_fta_nomenclature='' , site_production_fta_nomenclature='1' , poids_fta_nomenclature='' , id_annexe_unite='kg' , quantite_piece_par_carton='' , poids_total_carton_vrac_fta_nomenclature='' , code_produit_agrologic_fta_nomenclature='0473' , etat_fta_nomenclature='1' , nom_fta_nomenclature='PREP LANGUE BOEUF MULTI TRANCHE 5%' , suffixe_agrologic_fta_nomenclature='' </text:p>
      <text:p text:style-name="P1"><text:line-break/></text:p>
      <text:p text:style-name="P4">Traitement de l'Article: 27502</text:p>
      <text:p text:style-name="P1"><text:line-break/></text:p>
      <text:p text:style-name="P4">Traitement de l'Article: 11093</text:p>
      <text:p text:style-name="P1"><text:line-break/></text:p>
      <text:p text:style-name="P4">Traitement de l'Article: 10211</text:p>
      <text:p text:style-name="P1"><text:line-break/>210211 - TAJINE KEFTA PRUNEAUX (TAG) 2KG CRU créé: </text:p>
      <text:p text:style-name="P5">INSERT fta_nomenclature SET <text:s/>last_id_fta_nomenclature='0' , OLD_id_fta_composition='' , id_annexe_agrologic_article_codification='4' , id_access_recette_recette='0' , id_fta='1580' , ascendant_fta_nomenclature='' , site_production_fta_nomenclature='1' , poids_fta_nomenclature='2' , id_annexe_unite='kg' , quantite_piece_par_carton='' , poids_total_carton_vrac_fta_nomenclature='' , code_produit_agrologic_fta_nomenclature='0211' , etat_fta_nomenclature='1' , nom_fta_nomenclature='TAJINE KEFTA PRUNEAUX (TAG) 2KG CRU' , suffixe_agrologic_fta_nomenclature='' </text:p>
      <text:p text:style-name="P1"><text:line-break/>111085 - KEFTA (TAG) 30G PCE SURG créé: </text:p>
      <text:p text:style-name="P5"><text:soft-page-break/>INSERT fta_nomenclature SET <text:s/>last_id_fta_nomenclature='0' , OLD_id_fta_composition='' , id_annexe_agrologic_article_codification='5' , id_access_recette_recette='0' , id_fta='1580' , ascendant_fta_nomenclature='' , site_production_fta_nomenclature='1' , poids_fta_nomenclature='0.03' , id_annexe_unite='kg' , quantite_piece_par_carton='' , poids_total_carton_vrac_fta_nomenclature='' , code_produit_agrologic_fta_nomenclature='1085' , etat_fta_nomenclature='1' , nom_fta_nomenclature='KEFTA (TAG) 30G PCE SURG' , suffixe_agrologic_fta_nomenclature='' </text:p>
      <text:p text:style-name="P1"><text:line-break/>700295 - PREP KEFTA TR KG créé: </text:p>
      <text:p text:style-name="P5">INSERT fta_nomenclature SET <text:s/>last_id_fta_nomenclature='0' , OLD_id_fta_composition='' , id_annexe_agrologic_article_codification='1' , id_access_recette_recette='0' , id_fta='1580' , ascendant_fta_nomenclature='' , site_production_fta_nomenclature='1' , poids_fta_nomenclature='' , id_annexe_unite='kg' , quantite_piece_par_carton='' , poids_total_carton_vrac_fta_nomenclature='' , code_produit_agrologic_fta_nomenclature='0295' , etat_fta_nomenclature='1' , nom_fta_nomenclature='PREP KEFTA TR KG' , suffixe_agrologic_fta_nomenclature='' </text:p>
      <text:p text:style-name="P1"><text:line-break/>500663 - SCE TAJINE KEFTA PRUNEAU (TAG) L créé: </text:p>
      <text:p text:style-name="P5">INSERT fta_nomenclature SET <text:s/>last_id_fta_nomenclature='0' , OLD_id_fta_composition='' , id_annexe_agrologic_article_codification='3' , id_access_recette_recette='0' , id_fta='1580' , ascendant_fta_nomenclature='' , site_production_fta_nomenclature='1' , poids_fta_nomenclature='' , id_annexe_unite='L' , quantite_piece_par_carton='' , poids_total_carton_vrac_fta_nomenclature='' , code_produit_agrologic_fta_nomenclature='0663' , etat_fta_nomenclature='1' , nom_fta_nomenclature='SCE TAJINE KEFTA PRUNEAU (TAG) L' , suffixe_agrologic_fta_nomenclature='' </text:p>
      <text:p text:style-name="P1"><text:line-break/>210205 - SEMOULE COLOR TR 1KG CRU créé: </text:p>
      <text:p text:style-name="P5">INSERT fta_nomenclature SET <text:s/>last_id_fta_nomenclature='0' , OLD_id_fta_composition='' , id_annexe_agrologic_article_codification='4' , id_access_recette_recette='0' , id_fta='1580' , ascendant_fta_nomenclature='' , site_production_fta_nomenclature='1' , poids_fta_nomenclature='1' , id_annexe_unite='kg' , quantite_piece_par_carton='' , poids_total_carton_vrac_fta_nomenclature='' , code_produit_agrologic_fta_nomenclature='0205' , etat_fta_nomenclature='1' , nom_fta_nomenclature='SEMOULE COLOR TR 1KG CRU' , suffixe_agrologic_fta_nomenclature='' </text:p>
      <text:p text:style-name="P1"><text:line-break/>700268 - PREP SEMOULE COLOR TR KG créé: </text:p>
      <text:p text:style-name="P5"><text:soft-page-break/>INSERT fta_nomenclature SET <text:s/>last_id_fta_nomenclature='0' , OLD_id_fta_composition='' , id_annexe_agrologic_article_codification='1' , id_access_recette_recette='0' , id_fta='1580' , ascendant_fta_nomenclature='' , site_production_fta_nomenclature='1' , poids_fta_nomenclature='' , id_annexe_unite='kg' , quantite_piece_par_carton='' , poids_total_carton_vrac_fta_nomenclature='' , code_produit_agrologic_fta_nomenclature='0268' , etat_fta_nomenclature='1' , nom_fta_nomenclature='PREP SEMOULE COLOR TR KG' , suffixe_agrologic_fta_nomenclature='' </text:p>
      <text:p text:style-name="P1"><text:line-break/></text:p>
      <text:p text:style-name="P4">Traitement de l'Article: 11050</text:p>
      <text:p text:style-name="P1"><text:line-break/>121710 - BEIGN CREVETTE 30G CARR PIECE CPE créé: </text:p>
      <text:p text:style-name="P5">INSERT fta_nomenclature SET <text:s/>last_id_fta_nomenclature='0' , OLD_id_fta_composition='' , id_annexe_agrologic_article_codification='5' , id_access_recette_recette='0' , id_fta='1581' , ascendant_fta_nomenclature='' , site_production_fta_nomenclature='1' , poids_fta_nomenclature='0.03' , id_annexe_unite='kg' , quantite_piece_par_carton='' , poids_total_carton_vrac_fta_nomenclature='' , code_produit_agrologic_fta_nomenclature='1710' , etat_fta_nomenclature='1' , nom_fta_nomenclature='BEIGN CREVETTE 30G CARR PIECE CPE' , suffixe_agrologic_fta_nomenclature='' </text:p>
      <text:p text:style-name="P1"><text:line-break/>700176 - CREVETTE MARINEE CARREFOUR COUPE KG créé: </text:p>
      <text:p text:style-name="P5">INSERT fta_nomenclature SET <text:s/>last_id_fta_nomenclature='0' , OLD_id_fta_composition='' , id_annexe_agrologic_article_codification='1' , id_access_recette_recette='0' , id_fta='1581' , ascendant_fta_nomenclature='' , site_production_fta_nomenclature='1' , poids_fta_nomenclature='' , id_annexe_unite='kg' , quantite_piece_par_carton='' , poids_total_carton_vrac_fta_nomenclature='' , code_produit_agrologic_fta_nomenclature='0176' , etat_fta_nomenclature='1' , nom_fta_nomenclature='CREVETTE MARINEE CARREFOUR COUPE KG' , suffixe_agrologic_fta_nomenclature='' </text:p>
      <text:p text:style-name="P1"><text:line-break/>600333 - PATE A BEIGNET CREVETTE TDA KG créé: </text:p>
      <text:p text:style-name="P5"><text:soft-page-break/>INSERT fta_nomenclature SET <text:s/>last_id_fta_nomenclature='0' , OLD_id_fta_composition='' , id_annexe_agrologic_article_codification='2' , id_access_recette_recette='0' , id_fta='1581' , ascendant_fta_nomenclature='' , site_production_fta_nomenclature='1' , poids_fta_nomenclature='' , id_annexe_unite='kg' , quantite_piece_par_carton='' , poids_total_carton_vrac_fta_nomenclature='' , code_produit_agrologic_fta_nomenclature='0333' , etat_fta_nomenclature='1' , nom_fta_nomenclature='PATE A BEIGNET CREVETTE TDA KG' , suffixe_agrologic_fta_nomenclature='' 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ourier New" fo:font-size="12pt" fo:language="fr" fo:country="FR" style:letter-kerning="true" style:font-name-asian="Courier New" style:font-size-asian="12pt" style:language-asian="fr" style:country-asian="FR" style:font-name-complex="Courier New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43" meta:paragraph-count="8083" meta:word-count="141470" meta:character-count="1911430"/>
    <meta:generator>OpenOffice/4.0.1$Win32 OpenOffice.org_project/401m5$Build-9714</meta:generator>
  </office:meta>
</office:document-meta>
</file>